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2.295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5" table:number-columns-repeated="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3.408004" calcext:value-type="float">
            <text:p>3.408004</text:p>
          </table:table-cell>
          <table:table-cell office:value-type="float" office:value="135.3797" calcext:value-type="float">
            <text:p>135.3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9093" calcext:value-type="float">
            <text:p>33.490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159263" calcext:value-type="float">
            <text:p>9.159263E-09</text:p>
          </table:table-cell>
          <table:table-cell office:value-type="float" office:value="0" calcext:value-type="float">
            <text:p>0</text:p>
          </table:table-cell>
          <table:table-cell office:value-type="float" office:value="-0.00001053548" calcext:value-type="float">
            <text:p>-1.053548E-05</text:p>
          </table:table-cell>
          <table:table-cell office:value-type="float" office:value="1172.593" calcext:value-type="float">
            <text:p>1172.593</text:p>
          </table:table-cell>
          <table:table-cell office:value-type="float" office:value="1.190749" calcext:value-type="float">
            <text:p>1.190749</text:p>
          </table:table-cell>
          <table:table-cell office:value-type="float" office:value="0" calcext:value-type="float">
            <text:p>0</text:p>
          </table:table-cell>
          <table:table-cell office:value-type="float" office:value="0.1178372" calcext:value-type="float">
            <text:p>0.1178372</text:p>
          </table:table-cell>
          <table:table-cell office:value-type="float" office:value="0.2351277" calcext:value-type="float">
            <text:p>0.2351277</text:p>
          </table:table-cell>
          <table:table-cell office:value-type="float" office:value="0.1484995" calcext:value-type="float">
            <text:p>0.1484995</text:p>
          </table:table-cell>
          <table:table-cell office:value-type="float" office:value="0.04681102" calcext:value-type="float">
            <text:p>0.04681102</text:p>
          </table:table-cell>
          <table:table-cell office:value-type="float" office:value="0.03688982" calcext:value-type="float">
            <text:p>0.03688982</text:p>
          </table:table-cell>
          <table:table-cell office:value-type="float" office:value="0.02054123" calcext:value-type="float">
            <text:p>0.02054123</text:p>
          </table:table-cell>
          <table:table-cell office:value-type="float" office:value="0.02636306" calcext:value-type="float">
            <text:p>0.02636306</text:p>
          </table:table-cell>
          <table:table-cell office:value-type="float" office:value="0.07081002" calcext:value-type="float">
            <text:p>0.07081002</text:p>
          </table:table-cell>
          <table:table-cell office:value-type="float" office:value="0.1400811" calcext:value-type="float">
            <text:p>0.1400811</text:p>
          </table:table-cell>
          <table:table-cell office:value-type="float" office:value="0.1452617" calcext:value-type="float">
            <text:p>0.1452617</text:p>
          </table:table-cell>
          <table:table-cell office:value-type="float" office:value="0.1484209" calcext:value-type="float">
            <text:p>0.1484209</text:p>
          </table:table-cell>
          <table:table-cell office:value-type="float" office:value="0.153384" calcext:value-type="float">
            <text:p>0.153384</text:p>
          </table:table-cell>
          <table:table-cell office:value-type="float" office:value="0.1634341" calcext:value-type="float">
            <text:p>0.1634341</text:p>
          </table:table-cell>
          <table:table-cell office:value-type="float" office:value="0.1686038" calcext:value-type="float">
            <text:p>0.1686038</text:p>
          </table:table-cell>
          <table:table-cell office:value-type="float" office:value="0" calcext:value-type="float">
            <text:p>0</text:p>
          </table:table-cell>
          <table:table-cell office:value-type="float" office:value="33.91099" calcext:value-type="float">
            <text:p>33.91099</text:p>
          </table:table-cell>
          <table:table-cell office:value-type="float" office:value="32.6036" calcext:value-type="float">
            <text:p>32.6036</text:p>
          </table:table-cell>
          <table:table-cell office:value-type="float" office:value="22.44148" calcext:value-type="float">
            <text:p>22.44148</text:p>
          </table:table-cell>
          <table:table-cell office:value-type="float" office:value="7.103065" calcext:value-type="float">
            <text:p>7.103065</text:p>
          </table:table-cell>
          <table:table-cell office:value-type="float" office:value="5.602861" calcext:value-type="float">
            <text:p>5.602861</text:p>
          </table:table-cell>
          <table:table-cell office:value-type="float" office:value="2.219601" calcext:value-type="float">
            <text:p>2.219601</text:p>
          </table:table-cell>
          <table:table-cell office:value-type="float" office:value="2.026811" calcext:value-type="float">
            <text:p>2.026811</text:p>
          </table:table-cell>
          <table:table-cell office:value-type="float" office:value="4.45793" calcext:value-type="float">
            <text:p>4.45793</text:p>
          </table:table-cell>
          <table:table-cell office:value-type="float" office:value="7.534716" calcext:value-type="float">
            <text:p>7.534716</text:p>
          </table:table-cell>
          <table:table-cell office:value-type="float" office:value="8.025578" calcext:value-type="float">
            <text:p>8.025578</text:p>
          </table:table-cell>
          <table:table-cell office:value-type="float" office:value="8.339398" calcext:value-type="float">
            <text:p>8.339398</text:p>
          </table:table-cell>
          <table:table-cell office:value-type="float" office:value="8.7781" calcext:value-type="float">
            <text:p>8.7781</text:p>
          </table:table-cell>
          <table:table-cell office:value-type="float" office:value="9.740089" calcext:value-type="float">
            <text:p>9.740089</text:p>
          </table:table-cell>
          <table:table-cell office:value-type="float" office:value="10.25249" calcext:value-type="float">
            <text:p>10.25249</text:p>
          </table:table-cell>
          <table:table-cell office:value-type="float" office:value="0" calcext:value-type="float">
            <text:p>0</text:p>
          </table:table-cell>
          <table:table-cell office:value-type="float" office:value="0.02830822" calcext:value-type="float">
            <text:p>0.02830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3.407676" calcext:value-type="float">
            <text:p>3.407676</text:p>
          </table:table-cell>
          <table:table-cell office:value-type="float" office:value="135.3796" calcext:value-type="float">
            <text:p>135.3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0549" calcext:value-type="float">
            <text:p>33.505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9159263" calcext:value-type="float">
            <text:p>9.159263E-09</text:p>
          </table:table-cell>
          <table:table-cell office:value-type="float" office:value="0" calcext:value-type="float">
            <text:p>0</text:p>
          </table:table-cell>
          <table:table-cell office:value-type="float" office:value="-0.0001496346" calcext:value-type="float">
            <text:p>-0.0001496346</text:p>
          </table:table-cell>
          <table:table-cell office:value-type="float" office:value="1172.578" calcext:value-type="float">
            <text:p>1172.578</text:p>
          </table:table-cell>
          <table:table-cell office:value-type="float" office:value="1.195444" calcext:value-type="float">
            <text:p>1.195444</text:p>
          </table:table-cell>
          <table:table-cell office:value-type="float" office:value="0" calcext:value-type="float">
            <text:p>0</text:p>
          </table:table-cell>
          <table:table-cell office:value-type="float" office:value="0.1113658" calcext:value-type="float">
            <text:p>0.1113658</text:p>
          </table:table-cell>
          <table:table-cell office:value-type="float" office:value="0.2393102" calcext:value-type="float">
            <text:p>0.2393102</text:p>
          </table:table-cell>
          <table:table-cell office:value-type="float" office:value="0.1510787" calcext:value-type="float">
            <text:p>0.1510787</text:p>
          </table:table-cell>
          <table:table-cell office:value-type="float" office:value="0.04702825" calcext:value-type="float">
            <text:p>0.04702825</text:p>
          </table:table-cell>
          <table:table-cell office:value-type="float" office:value="0.0369917" calcext:value-type="float">
            <text:p>0.0369917</text:p>
          </table:table-cell>
          <table:table-cell office:value-type="float" office:value="0.02066144" calcext:value-type="float">
            <text:p>0.02066144</text:p>
          </table:table-cell>
          <table:table-cell office:value-type="float" office:value="0.02658035" calcext:value-type="float">
            <text:p>0.02658035</text:p>
          </table:table-cell>
          <table:table-cell office:value-type="float" office:value="0.07090244" calcext:value-type="float">
            <text:p>0.07090244</text:p>
          </table:table-cell>
          <table:table-cell office:value-type="float" office:value="0.1401307" calcext:value-type="float">
            <text:p>0.1401307</text:p>
          </table:table-cell>
          <table:table-cell office:value-type="float" office:value="0.1453144" calcext:value-type="float">
            <text:p>0.1453144</text:p>
          </table:table-cell>
          <table:table-cell office:value-type="float" office:value="0.1484788" calcext:value-type="float">
            <text:p>0.1484788</text:p>
          </table:table-cell>
          <table:table-cell office:value-type="float" office:value="0.1534401" calcext:value-type="float">
            <text:p>0.1534401</text:p>
          </table:table-cell>
          <table:table-cell office:value-type="float" office:value="0.1633997" calcext:value-type="float">
            <text:p>0.1633997</text:p>
          </table:table-cell>
          <table:table-cell office:value-type="float" office:value="0.1686751" calcext:value-type="float">
            <text:p>0.1686751</text:p>
          </table:table-cell>
          <table:table-cell office:value-type="float" office:value="0" calcext:value-type="float">
            <text:p>0</text:p>
          </table:table-cell>
          <table:table-cell office:value-type="float" office:value="33.85495" calcext:value-type="float">
            <text:p>33.85495</text:p>
          </table:table-cell>
          <table:table-cell office:value-type="float" office:value="32.57831" calcext:value-type="float">
            <text:p>32.57831</text:p>
          </table:table-cell>
          <table:table-cell office:value-type="float" office:value="22.42513" calcext:value-type="float">
            <text:p>22.42513</text:p>
          </table:table-cell>
          <table:table-cell office:value-type="float" office:value="7.098068" calcext:value-type="float">
            <text:p>7.098068</text:p>
          </table:table-cell>
          <table:table-cell office:value-type="float" office:value="5.59891" calcext:value-type="float">
            <text:p>5.59891</text:p>
          </table:table-cell>
          <table:table-cell office:value-type="float" office:value="2.219762" calcext:value-type="float">
            <text:p>2.219762</text:p>
          </table:table-cell>
          <table:table-cell office:value-type="float" office:value="2.028142" calcext:value-type="float">
            <text:p>2.028142</text:p>
          </table:table-cell>
          <table:table-cell office:value-type="float" office:value="4.461645" calcext:value-type="float">
            <text:p>4.461645</text:p>
          </table:table-cell>
          <table:table-cell office:value-type="float" office:value="7.539592" calcext:value-type="float">
            <text:p>7.539592</text:p>
          </table:table-cell>
          <table:table-cell office:value-type="float" office:value="8.031046" calcext:value-type="float">
            <text:p>8.031046</text:p>
          </table:table-cell>
          <table:table-cell office:value-type="float" office:value="8.345055" calcext:value-type="float">
            <text:p>8.345055</text:p>
          </table:table-cell>
          <table:table-cell office:value-type="float" office:value="8.783452" calcext:value-type="float">
            <text:p>8.783452</text:p>
          </table:table-cell>
          <table:table-cell office:value-type="float" office:value="9.744578" calcext:value-type="float">
            <text:p>9.744578</text:p>
          </table:table-cell>
          <table:table-cell office:value-type="float" office:value="10.25679" calcext:value-type="float">
            <text:p>10.25679</text:p>
          </table:table-cell>
          <table:table-cell office:value-type="float" office:value="0" calcext:value-type="float">
            <text:p>0</text:p>
          </table:table-cell>
          <table:table-cell office:value-type="float" office:value="0.02313054" calcext:value-type="float">
            <text:p>0.02313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3.407314" calcext:value-type="float">
            <text:p>3.407314</text:p>
          </table:table-cell>
          <table:table-cell office:value-type="float" office:value="135.3793" calcext:value-type="float">
            <text:p>135.3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2044" calcext:value-type="float">
            <text:p>33.52044</text:p>
          </table:table-cell>
          <table:table-cell office:value-type="float" office:value="0" calcext:value-type="float">
            <text:p>0</text:p>
          </table:table-cell>
          <table:table-cell office:value-type="float" office:value="0.00000001021742" calcext:value-type="float">
            <text:p>1.021742E-08</text:p>
          </table:table-cell>
          <table:table-cell office:value-type="float" office:value="0" calcext:value-type="float">
            <text:p>0</text:p>
          </table:table-cell>
          <table:table-cell office:value-type="float" office:value="-0.0002847646" calcext:value-type="float">
            <text:p>-0.0002847646</text:p>
          </table:table-cell>
          <table:table-cell office:value-type="float" office:value="1172.563" calcext:value-type="float">
            <text:p>1172.563</text:p>
          </table:table-cell>
          <table:table-cell office:value-type="float" office:value="1.195457" calcext:value-type="float">
            <text:p>1.195457</text:p>
          </table:table-cell>
          <table:table-cell office:value-type="float" office:value="0" calcext:value-type="float">
            <text:p>0</text:p>
          </table:table-cell>
          <table:table-cell office:value-type="float" office:value="0.2123555" calcext:value-type="float">
            <text:p>0.2123555</text:p>
          </table:table-cell>
          <table:table-cell office:value-type="float" office:value="0.2459919" calcext:value-type="float">
            <text:p>0.2459919</text:p>
          </table:table-cell>
          <table:table-cell office:value-type="float" office:value="0.1476591" calcext:value-type="float">
            <text:p>0.1476591</text:p>
          </table:table-cell>
          <table:table-cell office:value-type="float" office:value="0.04667238" calcext:value-type="float">
            <text:p>0.04667238</text:p>
          </table:table-cell>
          <table:table-cell office:value-type="float" office:value="0.03676102" calcext:value-type="float">
            <text:p>0.03676102</text:p>
          </table:table-cell>
          <table:table-cell office:value-type="float" office:value="0.02063799" calcext:value-type="float">
            <text:p>0.02063799</text:p>
          </table:table-cell>
          <table:table-cell office:value-type="float" office:value="0.02666168" calcext:value-type="float">
            <text:p>0.02666168</text:p>
          </table:table-cell>
          <table:table-cell office:value-type="float" office:value="0.07099178" calcext:value-type="float">
            <text:p>0.07099178</text:p>
          </table:table-cell>
          <table:table-cell office:value-type="float" office:value="0.1401899" calcext:value-type="float">
            <text:p>0.1401899</text:p>
          </table:table-cell>
          <table:table-cell office:value-type="float" office:value="0.1453686" calcext:value-type="float">
            <text:p>0.1453686</text:p>
          </table:table-cell>
          <table:table-cell office:value-type="float" office:value="0.148537" calcext:value-type="float">
            <text:p>0.148537</text:p>
          </table:table-cell>
          <table:table-cell office:value-type="float" office:value="0.1534855" calcext:value-type="float">
            <text:p>0.1534855</text:p>
          </table:table-cell>
          <table:table-cell office:value-type="float" office:value="0.1634226" calcext:value-type="float">
            <text:p>0.1634226</text:p>
          </table:table-cell>
          <table:table-cell office:value-type="float" office:value="0.1687282" calcext:value-type="float">
            <text:p>0.1687282</text:p>
          </table:table-cell>
          <table:table-cell office:value-type="float" office:value="0" calcext:value-type="float">
            <text:p>0</text:p>
          </table:table-cell>
          <table:table-cell office:value-type="float" office:value="33.82785" calcext:value-type="float">
            <text:p>33.82785</text:p>
          </table:table-cell>
          <table:table-cell office:value-type="float" office:value="32.55479" calcext:value-type="float">
            <text:p>32.55479</text:p>
          </table:table-cell>
          <table:table-cell office:value-type="float" office:value="22.40903" calcext:value-type="float">
            <text:p>22.40903</text:p>
          </table:table-cell>
          <table:table-cell office:value-type="float" office:value="7.093123" calcext:value-type="float">
            <text:p>7.093123</text:p>
          </table:table-cell>
          <table:table-cell office:value-type="float" office:value="5.59497" calcext:value-type="float">
            <text:p>5.59497</text:p>
          </table:table-cell>
          <table:table-cell office:value-type="float" office:value="2.219944" calcext:value-type="float">
            <text:p>2.219944</text:p>
          </table:table-cell>
          <table:table-cell office:value-type="float" office:value="2.029475" calcext:value-type="float">
            <text:p>2.029475</text:p>
          </table:table-cell>
          <table:table-cell office:value-type="float" office:value="4.465388" calcext:value-type="float">
            <text:p>4.465388</text:p>
          </table:table-cell>
          <table:table-cell office:value-type="float" office:value="7.544483" calcext:value-type="float">
            <text:p>7.544483</text:p>
          </table:table-cell>
          <table:table-cell office:value-type="float" office:value="8.036511" calcext:value-type="float">
            <text:p>8.036511</text:p>
          </table:table-cell>
          <table:table-cell office:value-type="float" office:value="8.350699" calcext:value-type="float">
            <text:p>8.350699</text:p>
          </table:table-cell>
          <table:table-cell office:value-type="float" office:value="8.788802" calcext:value-type="float">
            <text:p>8.788802</text:p>
          </table:table-cell>
          <table:table-cell office:value-type="float" office:value="9.748998" calcext:value-type="float">
            <text:p>9.748998</text:p>
          </table:table-cell>
          <table:table-cell office:value-type="float" office:value="10.25761" calcext:value-type="float">
            <text:p>10.25761</text:p>
          </table:table-cell>
          <table:table-cell office:value-type="float" office:value="0" calcext:value-type="float">
            <text:p>0</text:p>
          </table:table-cell>
          <table:table-cell office:value-type="float" office:value="0.149626" calcext:value-type="float">
            <text:p>0.149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3.406959" calcext:value-type="float">
            <text:p>3.406959</text:p>
          </table:table-cell>
          <table:table-cell office:value-type="float" office:value="135.379" calcext:value-type="float">
            <text:p>135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3594" calcext:value-type="float">
            <text:p>33.53594</text:p>
          </table:table-cell>
          <table:table-cell office:value-type="float" office:value="0" calcext:value-type="float">
            <text:p>0</text:p>
          </table:table-cell>
          <table:table-cell office:value-type="float" office:value="0.00000001640078" calcext:value-type="float">
            <text:p>1.640078E-08</text:p>
          </table:table-cell>
          <table:table-cell office:value-type="float" office:value="0" calcext:value-type="float">
            <text:p>0</text:p>
          </table:table-cell>
          <table:table-cell office:value-type="float" office:value="-0.000303072" calcext:value-type="float">
            <text:p>-0.000303072</text:p>
          </table:table-cell>
          <table:table-cell office:value-type="float" office:value="1172.549" calcext:value-type="float">
            <text:p>1172.549</text:p>
          </table:table-cell>
          <table:table-cell office:value-type="float" office:value="1.195189" calcext:value-type="float">
            <text:p>1.195189</text:p>
          </table:table-cell>
          <table:table-cell office:value-type="float" office:value="0" calcext:value-type="float">
            <text:p>0</text:p>
          </table:table-cell>
          <table:table-cell office:value-type="float" office:value="0.2040332" calcext:value-type="float">
            <text:p>0.2040332</text:p>
          </table:table-cell>
          <table:table-cell office:value-type="float" office:value="0.2766147" calcext:value-type="float">
            <text:p>0.2766147</text:p>
          </table:table-cell>
          <table:table-cell office:value-type="float" office:value="0.1483688" calcext:value-type="float">
            <text:p>0.1483688</text:p>
          </table:table-cell>
          <table:table-cell office:value-type="float" office:value="0.04656846" calcext:value-type="float">
            <text:p>0.04656846</text:p>
          </table:table-cell>
          <table:table-cell office:value-type="float" office:value="0.03677254" calcext:value-type="float">
            <text:p>0.03677254</text:p>
          </table:table-cell>
          <table:table-cell office:value-type="float" office:value="0.02053501" calcext:value-type="float">
            <text:p>0.02053501</text:p>
          </table:table-cell>
          <table:table-cell office:value-type="float" office:value="0.02662246" calcext:value-type="float">
            <text:p>0.02662246</text:p>
          </table:table-cell>
          <table:table-cell office:value-type="float" office:value="0.07103422" calcext:value-type="float">
            <text:p>0.07103422</text:p>
          </table:table-cell>
          <table:table-cell office:value-type="float" office:value="0.1402462" calcext:value-type="float">
            <text:p>0.1402462</text:p>
          </table:table-cell>
          <table:table-cell office:value-type="float" office:value="0.1454242" calcext:value-type="float">
            <text:p>0.1454242</text:p>
          </table:table-cell>
          <table:table-cell office:value-type="float" office:value="0.1485952" calcext:value-type="float">
            <text:p>0.1485952</text:p>
          </table:table-cell>
          <table:table-cell office:value-type="float" office:value="0.1535313" calcext:value-type="float">
            <text:p>0.1535313</text:p>
          </table:table-cell>
          <table:table-cell office:value-type="float" office:value="0.1634628" calcext:value-type="float">
            <text:p>0.1634628</text:p>
          </table:table-cell>
          <table:table-cell office:value-type="float" office:value="0.1687744" calcext:value-type="float">
            <text:p>0.1687744</text:p>
          </table:table-cell>
          <table:table-cell office:value-type="float" office:value="0" calcext:value-type="float">
            <text:p>0</text:p>
          </table:table-cell>
          <table:table-cell office:value-type="float" office:value="33.81221" calcext:value-type="float">
            <text:p>33.81221</text:p>
          </table:table-cell>
          <table:table-cell office:value-type="float" office:value="32.5429" calcext:value-type="float">
            <text:p>32.5429</text:p>
          </table:table-cell>
          <table:table-cell office:value-type="float" office:value="22.39246" calcext:value-type="float">
            <text:p>22.39246</text:p>
          </table:table-cell>
          <table:table-cell office:value-type="float" office:value="7.088176" calcext:value-type="float">
            <text:p>7.088176</text:p>
          </table:table-cell>
          <table:table-cell office:value-type="float" office:value="5.591062" calcext:value-type="float">
            <text:p>5.591062</text:p>
          </table:table-cell>
          <table:table-cell office:value-type="float" office:value="2.220102" calcext:value-type="float">
            <text:p>2.220102</text:p>
          </table:table-cell>
          <table:table-cell office:value-type="float" office:value="2.030791" calcext:value-type="float">
            <text:p>2.030791</text:p>
          </table:table-cell>
          <table:table-cell office:value-type="float" office:value="4.469145" calcext:value-type="float">
            <text:p>4.469145</text:p>
          </table:table-cell>
          <table:table-cell office:value-type="float" office:value="7.549374" calcext:value-type="float">
            <text:p>7.549374</text:p>
          </table:table-cell>
          <table:table-cell office:value-type="float" office:value="8.041979" calcext:value-type="float">
            <text:p>8.041979</text:p>
          </table:table-cell>
          <table:table-cell office:value-type="float" office:value="8.356299" calcext:value-type="float">
            <text:p>8.356299</text:p>
          </table:table-cell>
          <table:table-cell office:value-type="float" office:value="8.794151" calcext:value-type="float">
            <text:p>8.794151</text:p>
          </table:table-cell>
          <table:table-cell office:value-type="float" office:value="9.753417" calcext:value-type="float">
            <text:p>9.753417</text:p>
          </table:table-cell>
          <table:table-cell office:value-type="float" office:value="10.25546" calcext:value-type="float">
            <text:p>10.25546</text:p>
          </table:table-cell>
          <table:table-cell office:value-type="float" office:value="0" calcext:value-type="float">
            <text:p>0</text:p>
          </table:table-cell>
          <table:table-cell office:value-type="float" office:value="0.1623037" calcext:value-type="float">
            <text:p>0.1623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3.406621" calcext:value-type="float">
            <text:p>3.406621</text:p>
          </table:table-cell>
          <table:table-cell office:value-type="float" office:value="135.3787" calcext:value-type="float">
            <text:p>135.3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5181" calcext:value-type="float">
            <text:p>33.55181</text:p>
          </table:table-cell>
          <table:table-cell office:value-type="float" office:value="0" calcext:value-type="float">
            <text:p>0</text:p>
          </table:table-cell>
          <table:table-cell office:value-type="float" office:value="0.00000001874074" calcext:value-type="float">
            <text:p>1.874074E-08</text:p>
          </table:table-cell>
          <table:table-cell office:value-type="float" office:value="0" calcext:value-type="float">
            <text:p>0</text:p>
          </table:table-cell>
          <table:table-cell office:value-type="float" office:value="-0.0003030411" calcext:value-type="float">
            <text:p>-0.0003030411</text:p>
          </table:table-cell>
          <table:table-cell office:value-type="float" office:value="1172.534" calcext:value-type="float">
            <text:p>1172.534</text:p>
          </table:table-cell>
          <table:table-cell office:value-type="float" office:value="1.194859" calcext:value-type="float">
            <text:p>1.194859</text:p>
          </table:table-cell>
          <table:table-cell office:value-type="float" office:value="0" calcext:value-type="float">
            <text:p>0</text:p>
          </table:table-cell>
          <table:table-cell office:value-type="float" office:value="0.2025227" calcext:value-type="float">
            <text:p>0.2025227</text:p>
          </table:table-cell>
          <table:table-cell office:value-type="float" office:value="0.2603664" calcext:value-type="float">
            <text:p>0.2603664</text:p>
          </table:table-cell>
          <table:table-cell office:value-type="float" office:value="0.1663913" calcext:value-type="float">
            <text:p>0.1663913</text:p>
          </table:table-cell>
          <table:table-cell office:value-type="float" office:value="0.04659621" calcext:value-type="float">
            <text:p>0.04659621</text:p>
          </table:table-cell>
          <table:table-cell office:value-type="float" office:value="0.03677472" calcext:value-type="float">
            <text:p>0.03677472</text:p>
          </table:table-cell>
          <table:table-cell office:value-type="float" office:value="0.02047641" calcext:value-type="float">
            <text:p>0.02047641</text:p>
          </table:table-cell>
          <table:table-cell office:value-type="float" office:value="0.02660776" calcext:value-type="float">
            <text:p>0.02660776</text:p>
          </table:table-cell>
          <table:table-cell office:value-type="float" office:value="0.07105564" calcext:value-type="float">
            <text:p>0.07105564</text:p>
          </table:table-cell>
          <table:table-cell office:value-type="float" office:value="0.140283" calcext:value-type="float">
            <text:p>0.140283</text:p>
          </table:table-cell>
          <table:table-cell office:value-type="float" office:value="0.1454794" calcext:value-type="float">
            <text:p>0.1454794</text:p>
          </table:table-cell>
          <table:table-cell office:value-type="float" office:value="0.1486533" calcext:value-type="float">
            <text:p>0.1486533</text:p>
          </table:table-cell>
          <table:table-cell office:value-type="float" office:value="0.1535788" calcext:value-type="float">
            <text:p>0.1535788</text:p>
          </table:table-cell>
          <table:table-cell office:value-type="float" office:value="0.1635091" calcext:value-type="float">
            <text:p>0.1635091</text:p>
          </table:table-cell>
          <table:table-cell office:value-type="float" office:value="0.1688231" calcext:value-type="float">
            <text:p>0.1688231</text:p>
          </table:table-cell>
          <table:table-cell office:value-type="float" office:value="0" calcext:value-type="float">
            <text:p>0</text:p>
          </table:table-cell>
          <table:table-cell office:value-type="float" office:value="33.79696" calcext:value-type="float">
            <text:p>33.79696</text:p>
          </table:table-cell>
          <table:table-cell office:value-type="float" office:value="32.5341" calcext:value-type="float">
            <text:p>32.5341</text:p>
          </table:table-cell>
          <table:table-cell office:value-type="float" office:value="22.38072" calcext:value-type="float">
            <text:p>22.38072</text:p>
          </table:table-cell>
          <table:table-cell office:value-type="float" office:value="7.083314" calcext:value-type="float">
            <text:p>7.083314</text:p>
          </table:table-cell>
          <table:table-cell office:value-type="float" office:value="5.587211" calcext:value-type="float">
            <text:p>5.587211</text:p>
          </table:table-cell>
          <table:table-cell office:value-type="float" office:value="2.220242" calcext:value-type="float">
            <text:p>2.220242</text:p>
          </table:table-cell>
          <table:table-cell office:value-type="float" office:value="2.032083" calcext:value-type="float">
            <text:p>2.032083</text:p>
          </table:table-cell>
          <table:table-cell office:value-type="float" office:value="4.472902" calcext:value-type="float">
            <text:p>4.472902</text:p>
          </table:table-cell>
          <table:table-cell office:value-type="float" office:value="7.554265" calcext:value-type="float">
            <text:p>7.554265</text:p>
          </table:table-cell>
          <table:table-cell office:value-type="float" office:value="8.047446" calcext:value-type="float">
            <text:p>8.047446</text:p>
          </table:table-cell>
          <table:table-cell office:value-type="float" office:value="8.361898" calcext:value-type="float">
            <text:p>8.361898</text:p>
          </table:table-cell>
          <table:table-cell office:value-type="float" office:value="8.799501" calcext:value-type="float">
            <text:p>8.799501</text:p>
          </table:table-cell>
          <table:table-cell office:value-type="float" office:value="9.757835" calcext:value-type="float">
            <text:p>9.757835</text:p>
          </table:table-cell>
          <table:table-cell office:value-type="float" office:value="10.25091" calcext:value-type="float">
            <text:p>10.25091</text:p>
          </table:table-cell>
          <table:table-cell office:value-type="float" office:value="0" calcext:value-type="float">
            <text:p>0</text:p>
          </table:table-cell>
          <table:table-cell office:value-type="float" office:value="0.1493277" calcext:value-type="float">
            <text:p>0.1493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3.406505" calcext:value-type="float">
            <text:p>3.406505</text:p>
          </table:table-cell>
          <table:table-cell office:value-type="float" office:value="135.3785" calcext:value-type="float">
            <text:p>135.3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678" calcext:value-type="float">
            <text:p>33.5678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7582" calcext:value-type="float">
            <text:p>1.977582E-08</text:p>
          </table:table-cell>
          <table:table-cell office:value-type="float" office:value="0" calcext:value-type="float">
            <text:p>0</text:p>
          </table:table-cell>
          <table:table-cell office:value-type="float" office:value="-0.0003030273" calcext:value-type="float">
            <text:p>-0.0003030273</text:p>
          </table:table-cell>
          <table:table-cell office:value-type="float" office:value="1172.518" calcext:value-type="float">
            <text:p>1172.518</text:p>
          </table:table-cell>
          <table:table-cell office:value-type="float" office:value="1.194721" calcext:value-type="float">
            <text:p>1.194721</text:p>
          </table:table-cell>
          <table:table-cell office:value-type="float" office:value="0" calcext:value-type="float">
            <text:p>0</text:p>
          </table:table-cell>
          <table:table-cell office:value-type="float" office:value="0.1732059" calcext:value-type="float">
            <text:p>0.1732059</text:p>
          </table:table-cell>
          <table:table-cell office:value-type="float" office:value="0.2463948" calcext:value-type="float">
            <text:p>0.2463948</text:p>
          </table:table-cell>
          <table:table-cell office:value-type="float" office:value="0.1657623" calcext:value-type="float">
            <text:p>0.1657623</text:p>
          </table:table-cell>
          <table:table-cell office:value-type="float" office:value="0.04789896" calcext:value-type="float">
            <text:p>0.04789896</text:p>
          </table:table-cell>
          <table:table-cell office:value-type="float" office:value="0.03676512" calcext:value-type="float">
            <text:p>0.03676512</text:p>
          </table:table-cell>
          <table:table-cell office:value-type="float" office:value="0.02043615" calcext:value-type="float">
            <text:p>0.02043615</text:p>
          </table:table-cell>
          <table:table-cell office:value-type="float" office:value="0.0265963" calcext:value-type="float">
            <text:p>0.0265963</text:p>
          </table:table-cell>
          <table:table-cell office:value-type="float" office:value="0.07107945" calcext:value-type="float">
            <text:p>0.07107945</text:p>
          </table:table-cell>
          <table:table-cell office:value-type="float" office:value="0.1403134" calcext:value-type="float">
            <text:p>0.1403134</text:p>
          </table:table-cell>
          <table:table-cell office:value-type="float" office:value="0.1455331" calcext:value-type="float">
            <text:p>0.1455331</text:p>
          </table:table-cell>
          <table:table-cell office:value-type="float" office:value="0.1487113" calcext:value-type="float">
            <text:p>0.1487113</text:p>
          </table:table-cell>
          <table:table-cell office:value-type="float" office:value="0.1536288" calcext:value-type="float">
            <text:p>0.1536288</text:p>
          </table:table-cell>
          <table:table-cell office:value-type="float" office:value="0.1635571" calcext:value-type="float">
            <text:p>0.1635571</text:p>
          </table:table-cell>
          <table:table-cell office:value-type="float" office:value="0.1688709" calcext:value-type="float">
            <text:p>0.1688709</text:p>
          </table:table-cell>
          <table:table-cell office:value-type="float" office:value="0" calcext:value-type="float">
            <text:p>0</text:p>
          </table:table-cell>
          <table:table-cell office:value-type="float" office:value="33.77673" calcext:value-type="float">
            <text:p>33.77673</text:p>
          </table:table-cell>
          <table:table-cell office:value-type="float" office:value="32.52087" calcext:value-type="float">
            <text:p>32.52087</text:p>
          </table:table-cell>
          <table:table-cell office:value-type="float" office:value="22.37563" calcext:value-type="float">
            <text:p>22.37563</text:p>
          </table:table-cell>
          <table:table-cell office:value-type="float" office:value="7.078784" calcext:value-type="float">
            <text:p>7.078784</text:p>
          </table:table-cell>
          <table:table-cell office:value-type="float" office:value="5.583421" calcext:value-type="float">
            <text:p>5.583421</text:p>
          </table:table-cell>
          <table:table-cell office:value-type="float" office:value="2.220369" calcext:value-type="float">
            <text:p>2.220369</text:p>
          </table:table-cell>
          <table:table-cell office:value-type="float" office:value="2.033358" calcext:value-type="float">
            <text:p>2.033358</text:p>
          </table:table-cell>
          <table:table-cell office:value-type="float" office:value="4.476658" calcext:value-type="float">
            <text:p>4.476658</text:p>
          </table:table-cell>
          <table:table-cell office:value-type="float" office:value="7.559155" calcext:value-type="float">
            <text:p>7.559155</text:p>
          </table:table-cell>
          <table:table-cell office:value-type="float" office:value="8.052916" calcext:value-type="float">
            <text:p>8.052916</text:p>
          </table:table-cell>
          <table:table-cell office:value-type="float" office:value="8.367498" calcext:value-type="float">
            <text:p>8.367498</text:p>
          </table:table-cell>
          <table:table-cell office:value-type="float" office:value="8.804846" calcext:value-type="float">
            <text:p>8.804846</text:p>
          </table:table-cell>
          <table:table-cell office:value-type="float" office:value="9.762255" calcext:value-type="float">
            <text:p>9.762255</text:p>
          </table:table-cell>
          <table:table-cell office:value-type="float" office:value="10.24823" calcext:value-type="float">
            <text:p>10.24823</text:p>
          </table:table-cell>
          <table:table-cell office:value-type="float" office:value="0" calcext:value-type="float">
            <text:p>0</text:p>
          </table:table-cell>
          <table:table-cell office:value-type="float" office:value="0.03527554" calcext:value-type="float">
            <text:p>0.03527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3.406364" calcext:value-type="float">
            <text:p>3.406364</text:p>
          </table:table-cell>
          <table:table-cell office:value-type="float" office:value="135.3783" calcext:value-type="float">
            <text:p>135.3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8356" calcext:value-type="float">
            <text:p>33.583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7582" calcext:value-type="float">
            <text:p>1.977582E-08</text:p>
          </table:table-cell>
          <table:table-cell office:value-type="float" office:value="0" calcext:value-type="float">
            <text:p>0</text:p>
          </table:table-cell>
          <table:table-cell office:value-type="float" office:value="-0.0003030273" calcext:value-type="float">
            <text:p>-0.0003030273</text:p>
          </table:table-cell>
          <table:table-cell office:value-type="float" office:value="1172.503" calcext:value-type="float">
            <text:p>1172.503</text:p>
          </table:table-cell>
          <table:table-cell office:value-type="float" office:value="1.194596" calcext:value-type="float">
            <text:p>1.194596</text:p>
          </table:table-cell>
          <table:table-cell office:value-type="float" office:value="0" calcext:value-type="float">
            <text:p>0</text:p>
          </table:table-cell>
          <table:table-cell office:value-type="float" office:value="0.1537533" calcext:value-type="float">
            <text:p>0.1537533</text:p>
          </table:table-cell>
          <table:table-cell office:value-type="float" office:value="0.2342537" calcext:value-type="float">
            <text:p>0.2342537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05029515" calcext:value-type="float">
            <text:p>0.05029515</text:p>
          </table:table-cell>
          <table:table-cell office:value-type="float" office:value="0.03677533" calcext:value-type="float">
            <text:p>0.03677533</text:p>
          </table:table-cell>
          <table:table-cell office:value-type="float" office:value="0.02041366" calcext:value-type="float">
            <text:p>0.02041366</text:p>
          </table:table-cell>
          <table:table-cell office:value-type="float" office:value="0.02659533" calcext:value-type="float">
            <text:p>0.02659533</text:p>
          </table:table-cell>
          <table:table-cell office:value-type="float" office:value="0.07109827" calcext:value-type="float">
            <text:p>0.07109827</text:p>
          </table:table-cell>
          <table:table-cell office:value-type="float" office:value="0.1403435" calcext:value-type="float">
            <text:p>0.1403435</text:p>
          </table:table-cell>
          <table:table-cell office:value-type="float" office:value="0.1455854" calcext:value-type="float">
            <text:p>0.1455854</text:p>
          </table:table-cell>
          <table:table-cell office:value-type="float" office:value="0.148769" calcext:value-type="float">
            <text:p>0.148769</text:p>
          </table:table-cell>
          <table:table-cell office:value-type="float" office:value="0.1536797" calcext:value-type="float">
            <text:p>0.1536797</text:p>
          </table:table-cell>
          <table:table-cell office:value-type="float" office:value="0.1636048" calcext:value-type="float">
            <text:p>0.1636048</text:p>
          </table:table-cell>
          <table:table-cell office:value-type="float" office:value="0.1689191" calcext:value-type="float">
            <text:p>0.1689191</text:p>
          </table:table-cell>
          <table:table-cell office:value-type="float" office:value="0" calcext:value-type="float">
            <text:p>0</text:p>
          </table:table-cell>
          <table:table-cell office:value-type="float" office:value="33.75263" calcext:value-type="float">
            <text:p>33.75263</text:p>
          </table:table-cell>
          <table:table-cell office:value-type="float" office:value="32.50626" calcext:value-type="float">
            <text:p>32.50626</text:p>
          </table:table-cell>
          <table:table-cell office:value-type="float" office:value="22.36808" calcext:value-type="float">
            <text:p>22.36808</text:p>
          </table:table-cell>
          <table:table-cell office:value-type="float" office:value="7.075466" calcext:value-type="float">
            <text:p>7.075466</text:p>
          </table:table-cell>
          <table:table-cell office:value-type="float" office:value="5.579726" calcext:value-type="float">
            <text:p>5.579726</text:p>
          </table:table-cell>
          <table:table-cell office:value-type="float" office:value="2.220489" calcext:value-type="float">
            <text:p>2.220489</text:p>
          </table:table-cell>
          <table:table-cell office:value-type="float" office:value="2.034619" calcext:value-type="float">
            <text:p>2.034619</text:p>
          </table:table-cell>
          <table:table-cell office:value-type="float" office:value="4.480416" calcext:value-type="float">
            <text:p>4.480416</text:p>
          </table:table-cell>
          <table:table-cell office:value-type="float" office:value="7.564046" calcext:value-type="float">
            <text:p>7.564046</text:p>
          </table:table-cell>
          <table:table-cell office:value-type="float" office:value="8.058383" calcext:value-type="float">
            <text:p>8.058383</text:p>
          </table:table-cell>
          <table:table-cell office:value-type="float" office:value="8.373098" calcext:value-type="float">
            <text:p>8.373098</text:p>
          </table:table-cell>
          <table:table-cell office:value-type="float" office:value="8.810128" calcext:value-type="float">
            <text:p>8.810128</text:p>
          </table:table-cell>
          <table:table-cell office:value-type="float" office:value="9.766603" calcext:value-type="float">
            <text:p>9.766603</text:p>
          </table:table-cell>
          <table:table-cell office:value-type="float" office:value="10.24865" calcext:value-type="float">
            <text:p>10.24865</text:p>
          </table:table-cell>
          <table:table-cell office:value-type="float" office:value="0" calcext:value-type="float">
            <text:p>0</text:p>
          </table:table-cell>
          <table:table-cell office:value-type="float" office:value="0.02050411" calcext:value-type="float">
            <text:p>0.02050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3.406104" calcext:value-type="float">
            <text:p>3.406104</text:p>
          </table:table-cell>
          <table:table-cell office:value-type="float" office:value="135.3781" calcext:value-type="float">
            <text:p>135.3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991" calcext:value-type="float">
            <text:p>33.599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7742" calcext:value-type="float">
            <text:p>1.977742E-08</text:p>
          </table:table-cell>
          <table:table-cell office:value-type="float" office:value="0" calcext:value-type="float">
            <text:p>0</text:p>
          </table:table-cell>
          <table:table-cell office:value-type="float" office:value="-0.0003030273" calcext:value-type="float">
            <text:p>-0.0003030273</text:p>
          </table:table-cell>
          <table:table-cell office:value-type="float" office:value="1172.487" calcext:value-type="float">
            <text:p>1172.487</text:p>
          </table:table-cell>
          <table:table-cell office:value-type="float" office:value="1.194454" calcext:value-type="float">
            <text:p>1.194454</text:p>
          </table:table-cell>
          <table:table-cell office:value-type="float" office:value="0" calcext:value-type="float">
            <text:p>0</text:p>
          </table:table-cell>
          <table:table-cell office:value-type="float" office:value="0.1703638" calcext:value-type="float">
            <text:p>0.1703638</text:p>
          </table:table-cell>
          <table:table-cell office:value-type="float" office:value="0.2347226" calcext:value-type="float">
            <text:p>0.2347226</text:p>
          </table:table-cell>
          <table:table-cell office:value-type="float" office:value="0.144885" calcext:value-type="float">
            <text:p>0.144885</text:p>
          </table:table-cell>
          <table:table-cell office:value-type="float" office:value="0.04955912" calcext:value-type="float">
            <text:p>0.04955912</text:p>
          </table:table-cell>
          <table:table-cell office:value-type="float" office:value="0.03679656" calcext:value-type="float">
            <text:p>0.03679656</text:p>
          </table:table-cell>
          <table:table-cell office:value-type="float" office:value="0.02040616" calcext:value-type="float">
            <text:p>0.02040616</text:p>
          </table:table-cell>
          <table:table-cell office:value-type="float" office:value="0.02660056" calcext:value-type="float">
            <text:p>0.02660056</text:p>
          </table:table-cell>
          <table:table-cell office:value-type="float" office:value="0.07112154" calcext:value-type="float">
            <text:p>0.07112154</text:p>
          </table:table-cell>
          <table:table-cell office:value-type="float" office:value="0.1403744" calcext:value-type="float">
            <text:p>0.1403744</text:p>
          </table:table-cell>
          <table:table-cell office:value-type="float" office:value="0.1456365" calcext:value-type="float">
            <text:p>0.1456365</text:p>
          </table:table-cell>
          <table:table-cell office:value-type="float" office:value="0.1488266" calcext:value-type="float">
            <text:p>0.1488266</text:p>
          </table:table-cell>
          <table:table-cell office:value-type="float" office:value="0.1537308" calcext:value-type="float">
            <text:p>0.1537308</text:p>
          </table:table-cell>
          <table:table-cell office:value-type="float" office:value="0.1636529" calcext:value-type="float">
            <text:p>0.1636529</text:p>
          </table:table-cell>
          <table:table-cell office:value-type="float" office:value="0.1689672" calcext:value-type="float">
            <text:p>0.1689672</text:p>
          </table:table-cell>
          <table:table-cell office:value-type="float" office:value="0" calcext:value-type="float">
            <text:p>0</text:p>
          </table:table-cell>
          <table:table-cell office:value-type="float" office:value="33.72835" calcext:value-type="float">
            <text:p>33.72835</text:p>
          </table:table-cell>
          <table:table-cell office:value-type="float" office:value="32.48949" calcext:value-type="float">
            <text:p>32.48949</text:p>
          </table:table-cell>
          <table:table-cell office:value-type="float" office:value="22.35769" calcext:value-type="float">
            <text:p>22.35769</text:p>
          </table:table-cell>
          <table:table-cell office:value-type="float" office:value="7.072631" calcext:value-type="float">
            <text:p>7.072631</text:p>
          </table:table-cell>
          <table:table-cell office:value-type="float" office:value="5.576098" calcext:value-type="float">
            <text:p>5.576098</text:p>
          </table:table-cell>
          <table:table-cell office:value-type="float" office:value="2.220605" calcext:value-type="float">
            <text:p>2.220605</text:p>
          </table:table-cell>
          <table:table-cell office:value-type="float" office:value="2.035871" calcext:value-type="float">
            <text:p>2.035871</text:p>
          </table:table-cell>
          <table:table-cell office:value-type="float" office:value="4.484173" calcext:value-type="float">
            <text:p>4.484173</text:p>
          </table:table-cell>
          <table:table-cell office:value-type="float" office:value="7.568937" calcext:value-type="float">
            <text:p>7.568937</text:p>
          </table:table-cell>
          <table:table-cell office:value-type="float" office:value="8.063849" calcext:value-type="float">
            <text:p>8.063849</text:p>
          </table:table-cell>
          <table:table-cell office:value-type="float" office:value="8.378698" calcext:value-type="float">
            <text:p>8.378698</text:p>
          </table:table-cell>
          <table:table-cell office:value-type="float" office:value="8.815402" calcext:value-type="float">
            <text:p>8.815402</text:p>
          </table:table-cell>
          <table:table-cell office:value-type="float" office:value="9.770945" calcext:value-type="float">
            <text:p>9.770945</text:p>
          </table:table-cell>
          <table:table-cell office:value-type="float" office:value="10.25207" calcext:value-type="float">
            <text:p>10.25207</text:p>
          </table:table-cell>
          <table:table-cell office:value-type="float" office:value="0" calcext:value-type="float">
            <text:p>0</text:p>
          </table:table-cell>
          <table:table-cell office:value-type="float" office:value="0.02674641" calcext:value-type="float">
            <text:p>0.02674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3.405737" calcext:value-type="float">
            <text:p>3.405737</text:p>
          </table:table-cell>
          <table:table-cell office:value-type="float" office:value="135.3779" calcext:value-type="float">
            <text:p>135.3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148" calcext:value-type="float">
            <text:p>33.6148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7742" calcext:value-type="float">
            <text:p>1.977742E-08</text:p>
          </table:table-cell>
          <table:table-cell office:value-type="float" office:value="0" calcext:value-type="float">
            <text:p>0</text:p>
          </table:table-cell>
          <table:table-cell office:value-type="float" office:value="-0.0003568482" calcext:value-type="float">
            <text:p>-0.0003568482</text:p>
          </table:table-cell>
          <table:table-cell office:value-type="float" office:value="1172.472" calcext:value-type="float">
            <text:p>1172.472</text:p>
          </table:table-cell>
          <table:table-cell office:value-type="float" office:value="1.193969" calcext:value-type="float">
            <text:p>1.193969</text:p>
          </table:table-cell>
          <table:table-cell office:value-type="float" office:value="0" calcext:value-type="float">
            <text:p>0</text:p>
          </table:table-cell>
          <table:table-cell office:value-type="float" office:value="0.2076416" calcext:value-type="float">
            <text:p>0.2076416</text:p>
          </table:table-cell>
          <table:table-cell office:value-type="float" office:value="0.2447238" calcext:value-type="float">
            <text:p>0.2447238</text:p>
          </table:table-cell>
          <table:table-cell office:value-type="float" office:value="0.1500661" calcext:value-type="float">
            <text:p>0.1500661</text:p>
          </table:table-cell>
          <table:table-cell office:value-type="float" office:value="0.04964594" calcext:value-type="float">
            <text:p>0.04964594</text:p>
          </table:table-cell>
          <table:table-cell office:value-type="float" office:value="0.03684356" calcext:value-type="float">
            <text:p>0.03684356</text:p>
          </table:table-cell>
          <table:table-cell office:value-type="float" office:value="0.02039659" calcext:value-type="float">
            <text:p>0.02039659</text:p>
          </table:table-cell>
          <table:table-cell office:value-type="float" office:value="0.02660218" calcext:value-type="float">
            <text:p>0.02660218</text:p>
          </table:table-cell>
          <table:table-cell office:value-type="float" office:value="0.07115294" calcext:value-type="float">
            <text:p>0.07115294</text:p>
          </table:table-cell>
          <table:table-cell office:value-type="float" office:value="0.1404074" calcext:value-type="float">
            <text:p>0.1404074</text:p>
          </table:table-cell>
          <table:table-cell office:value-type="float" office:value="0.1456868" calcext:value-type="float">
            <text:p>0.1456868</text:p>
          </table:table-cell>
          <table:table-cell office:value-type="float" office:value="0.148884" calcext:value-type="float">
            <text:p>0.148884</text:p>
          </table:table-cell>
          <table:table-cell office:value-type="float" office:value="0.1537841" calcext:value-type="float">
            <text:p>0.1537841</text:p>
          </table:table-cell>
          <table:table-cell office:value-type="float" office:value="0.1637606" calcext:value-type="float">
            <text:p>0.1637606</text:p>
          </table:table-cell>
          <table:table-cell office:value-type="float" office:value="0.1689994" calcext:value-type="float">
            <text:p>0.1689994</text:p>
          </table:table-cell>
          <table:table-cell office:value-type="float" office:value="0" calcext:value-type="float">
            <text:p>0</text:p>
          </table:table-cell>
          <table:table-cell office:value-type="float" office:value="33.71077" calcext:value-type="float">
            <text:p>33.71077</text:p>
          </table:table-cell>
          <table:table-cell office:value-type="float" office:value="32.47468" calcext:value-type="float">
            <text:p>32.47468</text:p>
          </table:table-cell>
          <table:table-cell office:value-type="float" office:value="22.34759" calcext:value-type="float">
            <text:p>22.34759</text:p>
          </table:table-cell>
          <table:table-cell office:value-type="float" office:value="7.069808" calcext:value-type="float">
            <text:p>7.069808</text:p>
          </table:table-cell>
          <table:table-cell office:value-type="float" office:value="5.572495" calcext:value-type="float">
            <text:p>5.572495</text:p>
          </table:table-cell>
          <table:table-cell office:value-type="float" office:value="2.22072" calcext:value-type="float">
            <text:p>2.22072</text:p>
          </table:table-cell>
          <table:table-cell office:value-type="float" office:value="2.037109" calcext:value-type="float">
            <text:p>2.037109</text:p>
          </table:table-cell>
          <table:table-cell office:value-type="float" office:value="4.48793" calcext:value-type="float">
            <text:p>4.48793</text:p>
          </table:table-cell>
          <table:table-cell office:value-type="float" office:value="7.573827" calcext:value-type="float">
            <text:p>7.573827</text:p>
          </table:table-cell>
          <table:table-cell office:value-type="float" office:value="8.069315" calcext:value-type="float">
            <text:p>8.069315</text:p>
          </table:table-cell>
          <table:table-cell office:value-type="float" office:value="8.384298" calcext:value-type="float">
            <text:p>8.384298</text:p>
          </table:table-cell>
          <table:table-cell office:value-type="float" office:value="8.820674" calcext:value-type="float">
            <text:p>8.820674</text:p>
          </table:table-cell>
          <table:table-cell office:value-type="float" office:value="9.775315" calcext:value-type="float">
            <text:p>9.775315</text:p>
          </table:table-cell>
          <table:table-cell office:value-type="float" office:value="10.25286" calcext:value-type="float">
            <text:p>10.25286</text:p>
          </table:table-cell>
          <table:table-cell office:value-type="float" office:value="0" calcext:value-type="float">
            <text:p>0</text:p>
          </table:table-cell>
          <table:table-cell office:value-type="float" office:value="0.0632287" calcext:value-type="float">
            <text:p>0.0632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3.405432" calcext:value-type="float">
            <text:p>3.405432</text:p>
          </table:table-cell>
          <table:table-cell office:value-type="float" office:value="135.3777" calcext:value-type="float">
            <text:p>135.3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3054" calcext:value-type="float">
            <text:p>33.63054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7958" calcext:value-type="float">
            <text:p>1.977958E-08</text:p>
          </table:table-cell>
          <table:table-cell office:value-type="float" office:value="0" calcext:value-type="float">
            <text:p>0</text:p>
          </table:table-cell>
          <table:table-cell office:value-type="float" office:value="-0.0004935158" calcext:value-type="float">
            <text:p>-0.0004935158</text:p>
          </table:table-cell>
          <table:table-cell office:value-type="float" office:value="1172.456" calcext:value-type="float">
            <text:p>1172.456</text:p>
          </table:table-cell>
          <table:table-cell office:value-type="float" office:value="1.193834" calcext:value-type="float">
            <text:p>1.193834</text:p>
          </table:table-cell>
          <table:table-cell office:value-type="float" office:value="0" calcext:value-type="float">
            <text:p>0</text:p>
          </table:table-cell>
          <table:table-cell office:value-type="float" office:value="0.1812686" calcext:value-type="float">
            <text:p>0.1812686</text:p>
          </table:table-cell>
          <table:table-cell office:value-type="float" office:value="0.2300445" calcext:value-type="float">
            <text:p>0.2300445</text:p>
          </table:table-cell>
          <table:table-cell office:value-type="float" office:value="0.1446586" calcext:value-type="float">
            <text:p>0.1446586</text:p>
          </table:table-cell>
          <table:table-cell office:value-type="float" office:value="0.04925746" calcext:value-type="float">
            <text:p>0.04925746</text:p>
          </table:table-cell>
          <table:table-cell office:value-type="float" office:value="0.03775564" calcext:value-type="float">
            <text:p>0.03775564</text:p>
          </table:table-cell>
          <table:table-cell office:value-type="float" office:value="0.02038888" calcext:value-type="float">
            <text:p>0.02038888</text:p>
          </table:table-cell>
          <table:table-cell office:value-type="float" office:value="0.0266013" calcext:value-type="float">
            <text:p>0.0266013</text:p>
          </table:table-cell>
          <table:table-cell office:value-type="float" office:value="0.07118055" calcext:value-type="float">
            <text:p>0.07118055</text:p>
          </table:table-cell>
          <table:table-cell office:value-type="float" office:value="0.1404423" calcext:value-type="float">
            <text:p>0.1404423</text:p>
          </table:table-cell>
          <table:table-cell office:value-type="float" office:value="0.1457368" calcext:value-type="float">
            <text:p>0.1457368</text:p>
          </table:table-cell>
          <table:table-cell office:value-type="float" office:value="0.1489412" calcext:value-type="float">
            <text:p>0.1489412</text:p>
          </table:table-cell>
          <table:table-cell office:value-type="float" office:value="0.1538376" calcext:value-type="float">
            <text:p>0.1538376</text:p>
          </table:table-cell>
          <table:table-cell office:value-type="float" office:value="0.1637658" calcext:value-type="float">
            <text:p>0.1637658</text:p>
          </table:table-cell>
          <table:table-cell office:value-type="float" office:value="0.1690573" calcext:value-type="float">
            <text:p>0.1690573</text:p>
          </table:table-cell>
          <table:table-cell office:value-type="float" office:value="0" calcext:value-type="float">
            <text:p>0</text:p>
          </table:table-cell>
          <table:table-cell office:value-type="float" office:value="33.69327" calcext:value-type="float">
            <text:p>33.69327</text:p>
          </table:table-cell>
          <table:table-cell office:value-type="float" office:value="32.45944" calcext:value-type="float">
            <text:p>32.45944</text:p>
          </table:table-cell>
          <table:table-cell office:value-type="float" office:value="22.33823" calcext:value-type="float">
            <text:p>22.33823</text:p>
          </table:table-cell>
          <table:table-cell office:value-type="float" office:value="7.067349" calcext:value-type="float">
            <text:p>7.067349</text:p>
          </table:table-cell>
          <table:table-cell office:value-type="float" office:value="5.569153" calcext:value-type="float">
            <text:p>5.569153</text:p>
          </table:table-cell>
          <table:table-cell office:value-type="float" office:value="2.220828" calcext:value-type="float">
            <text:p>2.220828</text:p>
          </table:table-cell>
          <table:table-cell office:value-type="float" office:value="2.038342" calcext:value-type="float">
            <text:p>2.038342</text:p>
          </table:table-cell>
          <table:table-cell office:value-type="float" office:value="4.491686" calcext:value-type="float">
            <text:p>4.491686</text:p>
          </table:table-cell>
          <table:table-cell office:value-type="float" office:value="7.578718" calcext:value-type="float">
            <text:p>7.578718</text:p>
          </table:table-cell>
          <table:table-cell office:value-type="float" office:value="8.074782" calcext:value-type="float">
            <text:p>8.074782</text:p>
          </table:table-cell>
          <table:table-cell office:value-type="float" office:value="8.389897" calcext:value-type="float">
            <text:p>8.389897</text:p>
          </table:table-cell>
          <table:table-cell office:value-type="float" office:value="8.825945" calcext:value-type="float">
            <text:p>8.825945</text:p>
          </table:table-cell>
          <table:table-cell office:value-type="float" office:value="9.779729" calcext:value-type="float">
            <text:p>9.779729</text:p>
          </table:table-cell>
          <table:table-cell office:value-type="float" office:value="10.25576" calcext:value-type="float">
            <text:p>10.25576</text:p>
          </table:table-cell>
          <table:table-cell office:value-type="float" office:value="0" calcext:value-type="float">
            <text:p>0</text:p>
          </table:table-cell>
          <table:table-cell office:value-type="float" office:value="0.04046034" calcext:value-type="float">
            <text:p>0.04046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3.405201" calcext:value-type="float">
            <text:p>3.405201</text:p>
          </table:table-cell>
          <table:table-cell office:value-type="float" office:value="135.3777" calcext:value-type="float">
            <text:p>135.3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4589" calcext:value-type="float">
            <text:p>33.6458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8174" calcext:value-type="float">
            <text:p>1.978174E-08</text:p>
          </table:table-cell>
          <table:table-cell office:value-type="float" office:value="0" calcext:value-type="float">
            <text:p>0</text:p>
          </table:table-cell>
          <table:table-cell office:value-type="float" office:value="-0.0005563682" calcext:value-type="float">
            <text:p>-0.0005563682</text:p>
          </table:table-cell>
          <table:table-cell office:value-type="float" office:value="1172.44" calcext:value-type="float">
            <text:p>1172.44</text:p>
          </table:table-cell>
          <table:table-cell office:value-type="float" office:value="1.196031" calcext:value-type="float">
            <text:p>1.196031</text:p>
          </table:table-cell>
          <table:table-cell office:value-type="float" office:value="0" calcext:value-type="float">
            <text:p>0</text:p>
          </table:table-cell>
          <table:table-cell office:value-type="float" office:value="0.1061687" calcext:value-type="float">
            <text:p>0.1061687</text:p>
          </table:table-cell>
          <table:table-cell office:value-type="float" office:value="0.2216638" calcext:value-type="float">
            <text:p>0.2216638</text:p>
          </table:table-cell>
          <table:table-cell office:value-type="float" office:value="0.1415883" calcext:value-type="float">
            <text:p>0.1415883</text:p>
          </table:table-cell>
          <table:table-cell office:value-type="float" office:value="0.0471888" calcext:value-type="float">
            <text:p>0.0471888</text:p>
          </table:table-cell>
          <table:table-cell office:value-type="float" office:value="0.03762545" calcext:value-type="float">
            <text:p>0.03762545</text:p>
          </table:table-cell>
          <table:table-cell office:value-type="float" office:value="0.02039814" calcext:value-type="float">
            <text:p>0.02039814</text:p>
          </table:table-cell>
          <table:table-cell office:value-type="float" office:value="0.02660224" calcext:value-type="float">
            <text:p>0.02660224</text:p>
          </table:table-cell>
          <table:table-cell office:value-type="float" office:value="0.07120922" calcext:value-type="float">
            <text:p>0.07120922</text:p>
          </table:table-cell>
          <table:table-cell office:value-type="float" office:value="0.1404787" calcext:value-type="float">
            <text:p>0.1404787</text:p>
          </table:table-cell>
          <table:table-cell office:value-type="float" office:value="0.1457867" calcext:value-type="float">
            <text:p>0.1457867</text:p>
          </table:table-cell>
          <table:table-cell office:value-type="float" office:value="0.1489984" calcext:value-type="float">
            <text:p>0.1489984</text:p>
          </table:table-cell>
          <table:table-cell office:value-type="float" office:value="0.153888" calcext:value-type="float">
            <text:p>0.153888</text:p>
          </table:table-cell>
          <table:table-cell office:value-type="float" office:value="0.1638003" calcext:value-type="float">
            <text:p>0.1638003</text:p>
          </table:table-cell>
          <table:table-cell office:value-type="float" office:value="0.1691056" calcext:value-type="float">
            <text:p>0.1691056</text:p>
          </table:table-cell>
          <table:table-cell office:value-type="float" office:value="0" calcext:value-type="float">
            <text:p>0</text:p>
          </table:table-cell>
          <table:table-cell office:value-type="float" office:value="33.66346" calcext:value-type="float">
            <text:p>33.66346</text:p>
          </table:table-cell>
          <table:table-cell office:value-type="float" office:value="32.43967" calcext:value-type="float">
            <text:p>32.43967</text:p>
          </table:table-cell>
          <table:table-cell office:value-type="float" office:value="22.32692" calcext:value-type="float">
            <text:p>22.32692</text:p>
          </table:table-cell>
          <table:table-cell office:value-type="float" office:value="7.064455" calcext:value-type="float">
            <text:p>7.064455</text:p>
          </table:table-cell>
          <table:table-cell office:value-type="float" office:value="5.566076" calcext:value-type="float">
            <text:p>5.566076</text:p>
          </table:table-cell>
          <table:table-cell office:value-type="float" office:value="2.220933" calcext:value-type="float">
            <text:p>2.220933</text:p>
          </table:table-cell>
          <table:table-cell office:value-type="float" office:value="2.039566" calcext:value-type="float">
            <text:p>2.039566</text:p>
          </table:table-cell>
          <table:table-cell office:value-type="float" office:value="4.495443" calcext:value-type="float">
            <text:p>4.495443</text:p>
          </table:table-cell>
          <table:table-cell office:value-type="float" office:value="7.583609" calcext:value-type="float">
            <text:p>7.583609</text:p>
          </table:table-cell>
          <table:table-cell office:value-type="float" office:value="8.080254" calcext:value-type="float">
            <text:p>8.080254</text:p>
          </table:table-cell>
          <table:table-cell office:value-type="float" office:value="8.395497" calcext:value-type="float">
            <text:p>8.395497</text:p>
          </table:table-cell>
          <table:table-cell office:value-type="float" office:value="8.831217" calcext:value-type="float">
            <text:p>8.831217</text:p>
          </table:table-cell>
          <table:table-cell office:value-type="float" office:value="9.784125" calcext:value-type="float">
            <text:p>9.784125</text:p>
          </table:table-cell>
          <table:table-cell office:value-type="float" office:value="10.2642" calcext:value-type="float">
            <text:p>10.2642</text:p>
          </table:table-cell>
          <table:table-cell office:value-type="float" office:value="0" calcext:value-type="float">
            <text:p>0</text:p>
          </table:table-cell>
          <table:table-cell office:value-type="float" office:value="0.009431359" calcext:value-type="float">
            <text:p>0.009431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3.404953" calcext:value-type="float">
            <text:p>3.404953</text:p>
          </table:table-cell>
          <table:table-cell office:value-type="float" office:value="135.3776" calcext:value-type="float">
            <text:p>135.3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6093" calcext:value-type="float">
            <text:p>33.6609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8174" calcext:value-type="float">
            <text:p>1.978174E-08</text:p>
          </table:table-cell>
          <table:table-cell office:value-type="float" office:value="0" calcext:value-type="float">
            <text:p>0</text:p>
          </table:table-cell>
          <table:table-cell office:value-type="float" office:value="-0.0005563682" calcext:value-type="float">
            <text:p>-0.0005563682</text:p>
          </table:table-cell>
          <table:table-cell office:value-type="float" office:value="1172.425" calcext:value-type="float">
            <text:p>1172.425</text:p>
          </table:table-cell>
          <table:table-cell office:value-type="float" office:value="1.197787" calcext:value-type="float">
            <text:p>1.197787</text:p>
          </table:table-cell>
          <table:table-cell office:value-type="float" office:value="0" calcext:value-type="float">
            <text:p>0</text:p>
          </table:table-cell>
          <table:table-cell office:value-type="float" office:value="0.1205083" calcext:value-type="float">
            <text:p>0.1205083</text:p>
          </table:table-cell>
          <table:table-cell office:value-type="float" office:value="0.2269046" calcext:value-type="float">
            <text:p>0.2269046</text:p>
          </table:table-cell>
          <table:table-cell office:value-type="float" office:value="0.1432603" calcext:value-type="float">
            <text:p>0.1432603</text:p>
          </table:table-cell>
          <table:table-cell office:value-type="float" office:value="0.04660393" calcext:value-type="float">
            <text:p>0.04660393</text:p>
          </table:table-cell>
          <table:table-cell office:value-type="float" office:value="0.0369921" calcext:value-type="float">
            <text:p>0.0369921</text:p>
          </table:table-cell>
          <table:table-cell office:value-type="float" office:value="0.02041058" calcext:value-type="float">
            <text:p>0.02041058</text:p>
          </table:table-cell>
          <table:table-cell office:value-type="float" office:value="0.02660483" calcext:value-type="float">
            <text:p>0.02660483</text:p>
          </table:table-cell>
          <table:table-cell office:value-type="float" office:value="0.07124273" calcext:value-type="float">
            <text:p>0.07124273</text:p>
          </table:table-cell>
          <table:table-cell office:value-type="float" office:value="0.1405171" calcext:value-type="float">
            <text:p>0.1405171</text:p>
          </table:table-cell>
          <table:table-cell office:value-type="float" office:value="0.1458368" calcext:value-type="float">
            <text:p>0.1458368</text:p>
          </table:table-cell>
          <table:table-cell office:value-type="float" office:value="0.1490553" calcext:value-type="float">
            <text:p>0.1490553</text:p>
          </table:table-cell>
          <table:table-cell office:value-type="float" office:value="0.1539391" calcext:value-type="float">
            <text:p>0.1539391</text:p>
          </table:table-cell>
          <table:table-cell office:value-type="float" office:value="0.1638465" calcext:value-type="float">
            <text:p>0.1638465</text:p>
          </table:table-cell>
          <table:table-cell office:value-type="float" office:value="0.1691543" calcext:value-type="float">
            <text:p>0.1691543</text:p>
          </table:table-cell>
          <table:table-cell office:value-type="float" office:value="0" calcext:value-type="float">
            <text:p>0</text:p>
          </table:table-cell>
          <table:table-cell office:value-type="float" office:value="33.62072" calcext:value-type="float">
            <text:p>33.62072</text:p>
          </table:table-cell>
          <table:table-cell office:value-type="float" office:value="32.41852" calcext:value-type="float">
            <text:p>32.41852</text:p>
          </table:table-cell>
          <table:table-cell office:value-type="float" office:value="22.31456" calcext:value-type="float">
            <text:p>22.31456</text:p>
          </table:table-cell>
          <table:table-cell office:value-type="float" office:value="7.061077" calcext:value-type="float">
            <text:p>7.061077</text:p>
          </table:table-cell>
          <table:table-cell office:value-type="float" office:value="5.562852" calcext:value-type="float">
            <text:p>5.562852</text:p>
          </table:table-cell>
          <table:table-cell office:value-type="float" office:value="2.221039" calcext:value-type="float">
            <text:p>2.221039</text:p>
          </table:table-cell>
          <table:table-cell office:value-type="float" office:value="2.040781" calcext:value-type="float">
            <text:p>2.040781</text:p>
          </table:table-cell>
          <table:table-cell office:value-type="float" office:value="4.499202" calcext:value-type="float">
            <text:p>4.499202</text:p>
          </table:table-cell>
          <table:table-cell office:value-type="float" office:value="7.5885" calcext:value-type="float">
            <text:p>7.5885</text:p>
          </table:table-cell>
          <table:table-cell office:value-type="float" office:value="8.08569" calcext:value-type="float">
            <text:p>8.08569</text:p>
          </table:table-cell>
          <table:table-cell office:value-type="float" office:value="8.401097" calcext:value-type="float">
            <text:p>8.401097</text:p>
          </table:table-cell>
          <table:table-cell office:value-type="float" office:value="8.836492" calcext:value-type="float">
            <text:p>8.836492</text:p>
          </table:table-cell>
          <table:table-cell office:value-type="float" office:value="9.788465" calcext:value-type="float">
            <text:p>9.788465</text:p>
          </table:table-cell>
          <table:table-cell office:value-type="float" office:value="10.27199" calcext:value-type="float">
            <text:p>10.27199</text:p>
          </table:table-cell>
          <table:table-cell office:value-type="float" office:value="0" calcext:value-type="float">
            <text:p>0</text:p>
          </table:table-cell>
          <table:table-cell office:value-type="float" office:value="0.008343085" calcext:value-type="float">
            <text:p>0.008343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3.404722" calcext:value-type="float">
            <text:p>3.404722</text:p>
          </table:table-cell>
          <table:table-cell office:value-type="float" office:value="135.3774" calcext:value-type="float">
            <text:p>135.3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7597" calcext:value-type="float">
            <text:p>33.67597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8174" calcext:value-type="float">
            <text:p>1.978174E-08</text:p>
          </table:table-cell>
          <table:table-cell office:value-type="float" office:value="0" calcext:value-type="float">
            <text:p>0</text:p>
          </table:table-cell>
          <table:table-cell office:value-type="float" office:value="-0.0005563682" calcext:value-type="float">
            <text:p>-0.0005563682</text:p>
          </table:table-cell>
          <table:table-cell office:value-type="float" office:value="1172.409" calcext:value-type="float">
            <text:p>1172.409</text:p>
          </table:table-cell>
          <table:table-cell office:value-type="float" office:value="1.198743" calcext:value-type="float">
            <text:p>1.198743</text:p>
          </table:table-cell>
          <table:table-cell office:value-type="float" office:value="0" calcext:value-type="float">
            <text:p>0</text:p>
          </table:table-cell>
          <table:table-cell office:value-type="float" office:value="0.1377662" calcext:value-type="float">
            <text:p>0.1377662</text:p>
          </table:table-cell>
          <table:table-cell office:value-type="float" office:value="0.2321339" calcext:value-type="float">
            <text:p>0.2321339</text:p>
          </table:table-cell>
          <table:table-cell office:value-type="float" office:value="0.1450918" calcext:value-type="float">
            <text:p>0.1450918</text:p>
          </table:table-cell>
          <table:table-cell office:value-type="float" office:value="0.04660328" calcext:value-type="float">
            <text:p>0.04660328</text:p>
          </table:table-cell>
          <table:table-cell office:value-type="float" office:value="0.0365637" calcext:value-type="float">
            <text:p>0.0365637</text:p>
          </table:table-cell>
          <table:table-cell office:value-type="float" office:value="0.02041834" calcext:value-type="float">
            <text:p>0.02041834</text:p>
          </table:table-cell>
          <table:table-cell office:value-type="float" office:value="0.02660982" calcext:value-type="float">
            <text:p>0.02660982</text:p>
          </table:table-cell>
          <table:table-cell office:value-type="float" office:value="0.07127962" calcext:value-type="float">
            <text:p>0.07127962</text:p>
          </table:table-cell>
          <table:table-cell office:value-type="float" office:value="0.140549" calcext:value-type="float">
            <text:p>0.140549</text:p>
          </table:table-cell>
          <table:table-cell office:value-type="float" office:value="0.1458865" calcext:value-type="float">
            <text:p>0.1458865</text:p>
          </table:table-cell>
          <table:table-cell office:value-type="float" office:value="0.1491122" calcext:value-type="float">
            <text:p>0.1491122</text:p>
          </table:table-cell>
          <table:table-cell office:value-type="float" office:value="0.1539888" calcext:value-type="float">
            <text:p>0.1539888</text:p>
          </table:table-cell>
          <table:table-cell office:value-type="float" office:value="0.163893" calcext:value-type="float">
            <text:p>0.163893</text:p>
          </table:table-cell>
          <table:table-cell office:value-type="float" office:value="0.1692021" calcext:value-type="float">
            <text:p>0.1692021</text:p>
          </table:table-cell>
          <table:table-cell office:value-type="float" office:value="0" calcext:value-type="float">
            <text:p>0</text:p>
          </table:table-cell>
          <table:table-cell office:value-type="float" office:value="33.58251" calcext:value-type="float">
            <text:p>33.58251</text:p>
          </table:table-cell>
          <table:table-cell office:value-type="float" office:value="32.39805" calcext:value-type="float">
            <text:p>32.39805</text:p>
          </table:table-cell>
          <table:table-cell office:value-type="float" office:value="22.30206" calcext:value-type="float">
            <text:p>22.30206</text:p>
          </table:table-cell>
          <table:table-cell office:value-type="float" office:value="7.057487" calcext:value-type="float">
            <text:p>7.057487</text:p>
          </table:table-cell>
          <table:table-cell office:value-type="float" office:value="5.559407" calcext:value-type="float">
            <text:p>5.559407</text:p>
          </table:table-cell>
          <table:table-cell office:value-type="float" office:value="2.221149" calcext:value-type="float">
            <text:p>2.221149</text:p>
          </table:table-cell>
          <table:table-cell office:value-type="float" office:value="2.041991" calcext:value-type="float">
            <text:p>2.041991</text:p>
          </table:table-cell>
          <table:table-cell office:value-type="float" office:value="4.502958" calcext:value-type="float">
            <text:p>4.502958</text:p>
          </table:table-cell>
          <table:table-cell office:value-type="float" office:value="7.593391" calcext:value-type="float">
            <text:p>7.593391</text:p>
          </table:table-cell>
          <table:table-cell office:value-type="float" office:value="8.091082" calcext:value-type="float">
            <text:p>8.091082</text:p>
          </table:table-cell>
          <table:table-cell office:value-type="float" office:value="8.406692" calcext:value-type="float">
            <text:p>8.406692</text:p>
          </table:table-cell>
          <table:table-cell office:value-type="float" office:value="8.841759" calcext:value-type="float">
            <text:p>8.841759</text:p>
          </table:table-cell>
          <table:table-cell office:value-type="float" office:value="9.792807" calcext:value-type="float">
            <text:p>9.792807</text:p>
          </table:table-cell>
          <table:table-cell office:value-type="float" office:value="10.27855" calcext:value-type="float">
            <text:p>10.27855</text:p>
          </table:table-cell>
          <table:table-cell office:value-type="float" office:value="0" calcext:value-type="float">
            <text:p>0</text:p>
          </table:table-cell>
          <table:table-cell office:value-type="float" office:value="0.0152786" calcext:value-type="float">
            <text:p>0.0152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3.404465" calcext:value-type="float">
            <text:p>3.404465</text:p>
          </table:table-cell>
          <table:table-cell office:value-type="float" office:value="135.3773" calcext:value-type="float">
            <text:p>135.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9094" calcext:value-type="float">
            <text:p>33.69094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8174" calcext:value-type="float">
            <text:p>1.978174E-08</text:p>
          </table:table-cell>
          <table:table-cell office:value-type="float" office:value="0" calcext:value-type="float">
            <text:p>0</text:p>
          </table:table-cell>
          <table:table-cell office:value-type="float" office:value="-0.0005563682" calcext:value-type="float">
            <text:p>-0.0005563682</text:p>
          </table:table-cell>
          <table:table-cell office:value-type="float" office:value="1172.393" calcext:value-type="float">
            <text:p>1172.393</text:p>
          </table:table-cell>
          <table:table-cell office:value-type="float" office:value="1.200152" calcext:value-type="float">
            <text:p>1.200152</text:p>
          </table:table-cell>
          <table:table-cell office:value-type="float" office:value="0" calcext:value-type="float">
            <text:p>0</text:p>
          </table:table-cell>
          <table:table-cell office:value-type="float" office:value="0.1573463" calcext:value-type="float">
            <text:p>0.1573463</text:p>
          </table:table-cell>
          <table:table-cell office:value-type="float" office:value="0.2328069" calcext:value-type="float">
            <text:p>0.2328069</text:p>
          </table:table-cell>
          <table:table-cell office:value-type="float" office:value="0.1457867" calcext:value-type="float">
            <text:p>0.1457867</text:p>
          </table:table-cell>
          <table:table-cell office:value-type="float" office:value="0.04661094" calcext:value-type="float">
            <text:p>0.04661094</text:p>
          </table:table-cell>
          <table:table-cell office:value-type="float" office:value="0.03631695" calcext:value-type="float">
            <text:p>0.03631695</text:p>
          </table:table-cell>
          <table:table-cell office:value-type="float" office:value="0.0204204" calcext:value-type="float">
            <text:p>0.0204204</text:p>
          </table:table-cell>
          <table:table-cell office:value-type="float" office:value="0.02661685" calcext:value-type="float">
            <text:p>0.02661685</text:p>
          </table:table-cell>
          <table:table-cell office:value-type="float" office:value="0.07131398" calcext:value-type="float">
            <text:p>0.07131398</text:p>
          </table:table-cell>
          <table:table-cell office:value-type="float" office:value="0.1405876" calcext:value-type="float">
            <text:p>0.1405876</text:p>
          </table:table-cell>
          <table:table-cell office:value-type="float" office:value="0.1459367" calcext:value-type="float">
            <text:p>0.1459367</text:p>
          </table:table-cell>
          <table:table-cell office:value-type="float" office:value="0.1491688" calcext:value-type="float">
            <text:p>0.1491688</text:p>
          </table:table-cell>
          <table:table-cell office:value-type="float" office:value="0.1540385" calcext:value-type="float">
            <text:p>0.1540385</text:p>
          </table:table-cell>
          <table:table-cell office:value-type="float" office:value="0.1639401" calcext:value-type="float">
            <text:p>0.1639401</text:p>
          </table:table-cell>
          <table:table-cell office:value-type="float" office:value="0.169249" calcext:value-type="float">
            <text:p>0.169249</text:p>
          </table:table-cell>
          <table:table-cell office:value-type="float" office:value="0" calcext:value-type="float">
            <text:p>0</text:p>
          </table:table-cell>
          <table:table-cell office:value-type="float" office:value="33.54588" calcext:value-type="float">
            <text:p>33.54588</text:p>
          </table:table-cell>
          <table:table-cell office:value-type="float" office:value="32.37701" calcext:value-type="float">
            <text:p>32.37701</text:p>
          </table:table-cell>
          <table:table-cell office:value-type="float" office:value="22.28939" calcext:value-type="float">
            <text:p>22.28939</text:p>
          </table:table-cell>
          <table:table-cell office:value-type="float" office:value="7.053763" calcext:value-type="float">
            <text:p>7.053763</text:p>
          </table:table-cell>
          <table:table-cell office:value-type="float" office:value="5.555807" calcext:value-type="float">
            <text:p>5.555807</text:p>
          </table:table-cell>
          <table:table-cell office:value-type="float" office:value="2.221265" calcext:value-type="float">
            <text:p>2.221265</text:p>
          </table:table-cell>
          <table:table-cell office:value-type="float" office:value="2.043194" calcext:value-type="float">
            <text:p>2.043194</text:p>
          </table:table-cell>
          <table:table-cell office:value-type="float" office:value="4.506711" calcext:value-type="float">
            <text:p>4.506711</text:p>
          </table:table-cell>
          <table:table-cell office:value-type="float" office:value="7.598282" calcext:value-type="float">
            <text:p>7.598282</text:p>
          </table:table-cell>
          <table:table-cell office:value-type="float" office:value="8.096473" calcext:value-type="float">
            <text:p>8.096473</text:p>
          </table:table-cell>
          <table:table-cell office:value-type="float" office:value="8.412235" calcext:value-type="float">
            <text:p>8.412235</text:p>
          </table:table-cell>
          <table:table-cell office:value-type="float" office:value="8.847031" calcext:value-type="float">
            <text:p>8.847031</text:p>
          </table:table-cell>
          <table:table-cell office:value-type="float" office:value="9.797148" calcext:value-type="float">
            <text:p>9.797148</text:p>
          </table:table-cell>
          <table:table-cell office:value-type="float" office:value="10.28538" calcext:value-type="float">
            <text:p>10.28538</text:p>
          </table:table-cell>
          <table:table-cell office:value-type="float" office:value="0" calcext:value-type="float">
            <text:p>0</text:p>
          </table:table-cell>
          <table:table-cell office:value-type="float" office:value="0.02926005" calcext:value-type="float">
            <text:p>0.02926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3.404241" calcext:value-type="float">
            <text:p>3.404241</text:p>
          </table:table-cell>
          <table:table-cell office:value-type="float" office:value="135.3772" calcext:value-type="float">
            <text:p>135.3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0603" calcext:value-type="float">
            <text:p>33.7060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8174" calcext:value-type="float">
            <text:p>1.978174E-08</text:p>
          </table:table-cell>
          <table:table-cell office:value-type="float" office:value="0" calcext:value-type="float">
            <text:p>0</text:p>
          </table:table-cell>
          <table:table-cell office:value-type="float" office:value="-0.0005563682" calcext:value-type="float">
            <text:p>-0.0005563682</text:p>
          </table:table-cell>
          <table:table-cell office:value-type="float" office:value="1172.378" calcext:value-type="float">
            <text:p>1172.378</text:p>
          </table:table-cell>
          <table:table-cell office:value-type="float" office:value="1.20134" calcext:value-type="float">
            <text:p>1.20134</text:p>
          </table:table-cell>
          <table:table-cell office:value-type="float" office:value="0" calcext:value-type="float">
            <text:p>0</text:p>
          </table:table-cell>
          <table:table-cell office:value-type="float" office:value="0.1294124" calcext:value-type="float">
            <text:p>0.1294124</text:p>
          </table:table-cell>
          <table:table-cell office:value-type="float" office:value="0.2295136" calcext:value-type="float">
            <text:p>0.2295136</text:p>
          </table:table-cell>
          <table:table-cell office:value-type="float" office:value="0.146195" calcext:value-type="float">
            <text:p>0.146195</text:p>
          </table:table-cell>
          <table:table-cell office:value-type="float" office:value="0.04656564" calcext:value-type="float">
            <text:p>0.04656564</text:p>
          </table:table-cell>
          <table:table-cell office:value-type="float" office:value="0.03646293" calcext:value-type="float">
            <text:p>0.03646293</text:p>
          </table:table-cell>
          <table:table-cell office:value-type="float" office:value="0.02042219" calcext:value-type="float">
            <text:p>0.02042219</text:p>
          </table:table-cell>
          <table:table-cell office:value-type="float" office:value="0.02662504" calcext:value-type="float">
            <text:p>0.02662504</text:p>
          </table:table-cell>
          <table:table-cell office:value-type="float" office:value="0.07134648" calcext:value-type="float">
            <text:p>0.07134648</text:p>
          </table:table-cell>
          <table:table-cell office:value-type="float" office:value="0.1406311" calcext:value-type="float">
            <text:p>0.1406311</text:p>
          </table:table-cell>
          <table:table-cell office:value-type="float" office:value="0.1459874" calcext:value-type="float">
            <text:p>0.1459874</text:p>
          </table:table-cell>
          <table:table-cell office:value-type="float" office:value="0.1492254" calcext:value-type="float">
            <text:p>0.1492254</text:p>
          </table:table-cell>
          <table:table-cell office:value-type="float" office:value="0.1540883" calcext:value-type="float">
            <text:p>0.1540883</text:p>
          </table:table-cell>
          <table:table-cell office:value-type="float" office:value="0.1639874" calcext:value-type="float">
            <text:p>0.1639874</text:p>
          </table:table-cell>
          <table:table-cell office:value-type="float" office:value="0.1692957" calcext:value-type="float">
            <text:p>0.1692957</text:p>
          </table:table-cell>
          <table:table-cell office:value-type="float" office:value="0" calcext:value-type="float">
            <text:p>0</text:p>
          </table:table-cell>
          <table:table-cell office:value-type="float" office:value="33.51406" calcext:value-type="float">
            <text:p>33.51406</text:p>
          </table:table-cell>
          <table:table-cell office:value-type="float" office:value="32.3581" calcext:value-type="float">
            <text:p>32.3581</text:p>
          </table:table-cell>
          <table:table-cell office:value-type="float" office:value="22.277" calcext:value-type="float">
            <text:p>22.277</text:p>
          </table:table-cell>
          <table:table-cell office:value-type="float" office:value="7.049948" calcext:value-type="float">
            <text:p>7.049948</text:p>
          </table:table-cell>
          <table:table-cell office:value-type="float" office:value="5.55214" calcext:value-type="float">
            <text:p>5.55214</text:p>
          </table:table-cell>
          <table:table-cell office:value-type="float" office:value="2.221376" calcext:value-type="float">
            <text:p>2.221376</text:p>
          </table:table-cell>
          <table:table-cell office:value-type="float" office:value="2.044391" calcext:value-type="float">
            <text:p>2.044391</text:p>
          </table:table-cell>
          <table:table-cell office:value-type="float" office:value="4.510437" calcext:value-type="float">
            <text:p>4.510437</text:p>
          </table:table-cell>
          <table:table-cell office:value-type="float" office:value="7.603172" calcext:value-type="float">
            <text:p>7.603172</text:p>
          </table:table-cell>
          <table:table-cell office:value-type="float" office:value="8.101864" calcext:value-type="float">
            <text:p>8.101864</text:p>
          </table:table-cell>
          <table:table-cell office:value-type="float" office:value="8.417778" calcext:value-type="float">
            <text:p>8.417778</text:p>
          </table:table-cell>
          <table:table-cell office:value-type="float" office:value="8.852303" calcext:value-type="float">
            <text:p>8.852303</text:p>
          </table:table-cell>
          <table:table-cell office:value-type="float" office:value="9.80149" calcext:value-type="float">
            <text:p>9.80149</text:p>
          </table:table-cell>
          <table:table-cell office:value-type="float" office:value="10.29157" calcext:value-type="float">
            <text:p>10.29157</text:p>
          </table:table-cell>
          <table:table-cell office:value-type="float" office:value="0" calcext:value-type="float">
            <text:p>0</text:p>
          </table:table-cell>
          <table:table-cell office:value-type="float" office:value="0.01294657" calcext:value-type="float">
            <text:p>0.012946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3.404184" calcext:value-type="float">
            <text:p>3.404184</text:p>
          </table:table-cell>
          <table:table-cell office:value-type="float" office:value="135.377" calcext:value-type="float">
            <text:p>135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2103" calcext:value-type="float">
            <text:p>33.7210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162" calcext:value-type="float">
            <text:p>1.980162E-08</text:p>
          </table:table-cell>
          <table:table-cell office:value-type="float" office:value="0" calcext:value-type="float">
            <text:p>0</text:p>
          </table:table-cell>
          <table:table-cell office:value-type="float" office:value="-0.0005563682" calcext:value-type="float">
            <text:p>-0.0005563682</text:p>
          </table:table-cell>
          <table:table-cell office:value-type="float" office:value="1172.363" calcext:value-type="float">
            <text:p>1172.363</text:p>
          </table:table-cell>
          <table:table-cell office:value-type="float" office:value="1.201852" calcext:value-type="float">
            <text:p>1.201852</text:p>
          </table:table-cell>
          <table:table-cell office:value-type="float" office:value="0" calcext:value-type="float">
            <text:p>0</text:p>
          </table:table-cell>
          <table:table-cell office:value-type="float" office:value="0.10315" calcext:value-type="float">
            <text:p>0.10315</text:p>
          </table:table-cell>
          <table:table-cell office:value-type="float" office:value="0.2343653" calcext:value-type="float">
            <text:p>0.2343653</text:p>
          </table:table-cell>
          <table:table-cell office:value-type="float" office:value="0.1463275" calcext:value-type="float">
            <text:p>0.1463275</text:p>
          </table:table-cell>
          <table:table-cell office:value-type="float" office:value="0.04623495" calcext:value-type="float">
            <text:p>0.04623495</text:p>
          </table:table-cell>
          <table:table-cell office:value-type="float" office:value="0.03691844" calcext:value-type="float">
            <text:p>0.03691844</text:p>
          </table:table-cell>
          <table:table-cell office:value-type="float" office:value="0.0204404" calcext:value-type="float">
            <text:p>0.0204404</text:p>
          </table:table-cell>
          <table:table-cell office:value-type="float" office:value="0.02663957" calcext:value-type="float">
            <text:p>0.02663957</text:p>
          </table:table-cell>
          <table:table-cell office:value-type="float" office:value="0.0713797" calcext:value-type="float">
            <text:p>0.0713797</text:p>
          </table:table-cell>
          <table:table-cell office:value-type="float" office:value="0.140677" calcext:value-type="float">
            <text:p>0.140677</text:p>
          </table:table-cell>
          <table:table-cell office:value-type="float" office:value="0.1460385" calcext:value-type="float">
            <text:p>0.1460385</text:p>
          </table:table-cell>
          <table:table-cell office:value-type="float" office:value="0.149282" calcext:value-type="float">
            <text:p>0.149282</text:p>
          </table:table-cell>
          <table:table-cell office:value-type="float" office:value="0.1541401" calcext:value-type="float">
            <text:p>0.1541401</text:p>
          </table:table-cell>
          <table:table-cell office:value-type="float" office:value="0.1640331" calcext:value-type="float">
            <text:p>0.1640331</text:p>
          </table:table-cell>
          <table:table-cell office:value-type="float" office:value="0.1693432" calcext:value-type="float">
            <text:p>0.1693432</text:p>
          </table:table-cell>
          <table:table-cell office:value-type="float" office:value="0" calcext:value-type="float">
            <text:p>0</text:p>
          </table:table-cell>
          <table:table-cell office:value-type="float" office:value="33.47435" calcext:value-type="float">
            <text:p>33.47435</text:p>
          </table:table-cell>
          <table:table-cell office:value-type="float" office:value="32.33891" calcext:value-type="float">
            <text:p>32.33891</text:p>
          </table:table-cell>
          <table:table-cell office:value-type="float" office:value="22.26437" calcext:value-type="float">
            <text:p>22.26437</text:p>
          </table:table-cell>
          <table:table-cell office:value-type="float" office:value="7.045912" calcext:value-type="float">
            <text:p>7.045912</text:p>
          </table:table-cell>
          <table:table-cell office:value-type="float" office:value="5.548689" calcext:value-type="float">
            <text:p>5.548689</text:p>
          </table:table-cell>
          <table:table-cell office:value-type="float" office:value="2.221492" calcext:value-type="float">
            <text:p>2.221492</text:p>
          </table:table-cell>
          <table:table-cell office:value-type="float" office:value="2.045588" calcext:value-type="float">
            <text:p>2.045588</text:p>
          </table:table-cell>
          <table:table-cell office:value-type="float" office:value="4.514163" calcext:value-type="float">
            <text:p>4.514163</text:p>
          </table:table-cell>
          <table:table-cell office:value-type="float" office:value="7.608081" calcext:value-type="float">
            <text:p>7.608081</text:p>
          </table:table-cell>
          <table:table-cell office:value-type="float" office:value="8.107256" calcext:value-type="float">
            <text:p>8.107256</text:p>
          </table:table-cell>
          <table:table-cell office:value-type="float" office:value="8.423322" calcext:value-type="float">
            <text:p>8.423322</text:p>
          </table:table-cell>
          <table:table-cell office:value-type="float" office:value="8.857574" calcext:value-type="float">
            <text:p>8.857574</text:p>
          </table:table-cell>
          <table:table-cell office:value-type="float" office:value="9.805831" calcext:value-type="float">
            <text:p>9.805831</text:p>
          </table:table-cell>
          <table:table-cell office:value-type="float" office:value="10.29645" calcext:value-type="float">
            <text:p>10.29645</text:p>
          </table:table-cell>
          <table:table-cell office:value-type="float" office:value="0" calcext:value-type="float">
            <text:p>0</text:p>
          </table:table-cell>
          <table:table-cell office:value-type="float" office:value="0.02889666" calcext:value-type="float">
            <text:p>0.02889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3.403848" calcext:value-type="float">
            <text:p>3.403848</text:p>
          </table:table-cell>
          <table:table-cell office:value-type="float" office:value="135.3768" calcext:value-type="float">
            <text:p>135.3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3605" calcext:value-type="float">
            <text:p>33.736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5563682" calcext:value-type="float">
            <text:p>-0.0005563682</text:p>
          </table:table-cell>
          <table:table-cell office:value-type="float" office:value="1172.349" calcext:value-type="float">
            <text:p>1172.349</text:p>
          </table:table-cell>
          <table:table-cell office:value-type="float" office:value="1.201801" calcext:value-type="float">
            <text:p>1.201801</text:p>
          </table:table-cell>
          <table:table-cell office:value-type="float" office:value="0" calcext:value-type="float">
            <text:p>0</text:p>
          </table:table-cell>
          <table:table-cell office:value-type="float" office:value="0.190974" calcext:value-type="float">
            <text:p>0.190974</text:p>
          </table:table-cell>
          <table:table-cell office:value-type="float" office:value="0.2421781" calcext:value-type="float">
            <text:p>0.2421781</text:p>
          </table:table-cell>
          <table:table-cell office:value-type="float" office:value="0.1467198" calcext:value-type="float">
            <text:p>0.1467198</text:p>
          </table:table-cell>
          <table:table-cell office:value-type="float" office:value="0.04612903" calcext:value-type="float">
            <text:p>0.04612903</text:p>
          </table:table-cell>
          <table:table-cell office:value-type="float" office:value="0.03704291" calcext:value-type="float">
            <text:p>0.03704291</text:p>
          </table:table-cell>
          <table:table-cell office:value-type="float" office:value="0.020454" calcext:value-type="float">
            <text:p>0.020454</text:p>
          </table:table-cell>
          <table:table-cell office:value-type="float" office:value="0.02665209" calcext:value-type="float">
            <text:p>0.02665209</text:p>
          </table:table-cell>
          <table:table-cell office:value-type="float" office:value="0.07141386" calcext:value-type="float">
            <text:p>0.07141386</text:p>
          </table:table-cell>
          <table:table-cell office:value-type="float" office:value="0.1407251" calcext:value-type="float">
            <text:p>0.1407251</text:p>
          </table:table-cell>
          <table:table-cell office:value-type="float" office:value="0.1460904" calcext:value-type="float">
            <text:p>0.1460904</text:p>
          </table:table-cell>
          <table:table-cell office:value-type="float" office:value="0.1493387" calcext:value-type="float">
            <text:p>0.1493387</text:p>
          </table:table-cell>
          <table:table-cell office:value-type="float" office:value="0.1541905" calcext:value-type="float">
            <text:p>0.1541905</text:p>
          </table:table-cell>
          <table:table-cell office:value-type="float" office:value="0.1640793" calcext:value-type="float">
            <text:p>0.1640793</text:p>
          </table:table-cell>
          <table:table-cell office:value-type="float" office:value="0.16939" calcext:value-type="float">
            <text:p>0.16939</text:p>
          </table:table-cell>
          <table:table-cell office:value-type="float" office:value="0" calcext:value-type="float">
            <text:p>0</text:p>
          </table:table-cell>
          <table:table-cell office:value-type="float" office:value="33.43695" calcext:value-type="float">
            <text:p>33.43695</text:p>
          </table:table-cell>
          <table:table-cell office:value-type="float" office:value="32.31985" calcext:value-type="float">
            <text:p>32.31985</text:p>
          </table:table-cell>
          <table:table-cell office:value-type="float" office:value="22.25149" calcext:value-type="float">
            <text:p>22.25149</text:p>
          </table:table-cell>
          <table:table-cell office:value-type="float" office:value="7.041679" calcext:value-type="float">
            <text:p>7.041679</text:p>
          </table:table-cell>
          <table:table-cell office:value-type="float" office:value="5.545383" calcext:value-type="float">
            <text:p>5.545383</text:p>
          </table:table-cell>
          <table:table-cell office:value-type="float" office:value="2.221607" calcext:value-type="float">
            <text:p>2.221607</text:p>
          </table:table-cell>
          <table:table-cell office:value-type="float" office:value="2.046785" calcext:value-type="float">
            <text:p>2.046785</text:p>
          </table:table-cell>
          <table:table-cell office:value-type="float" office:value="4.517889" calcext:value-type="float">
            <text:p>4.517889</text:p>
          </table:table-cell>
          <table:table-cell office:value-type="float" office:value="7.613018" calcext:value-type="float">
            <text:p>7.613018</text:p>
          </table:table-cell>
          <table:table-cell office:value-type="float" office:value="8.112649" calcext:value-type="float">
            <text:p>8.112649</text:p>
          </table:table-cell>
          <table:table-cell office:value-type="float" office:value="8.428864" calcext:value-type="float">
            <text:p>8.428864</text:p>
          </table:table-cell>
          <table:table-cell office:value-type="float" office:value="8.862846" calcext:value-type="float">
            <text:p>8.862846</text:p>
          </table:table-cell>
          <table:table-cell office:value-type="float" office:value="9.810173" calcext:value-type="float">
            <text:p>9.810173</text:p>
          </table:table-cell>
          <table:table-cell office:value-type="float" office:value="10.29939" calcext:value-type="float">
            <text:p>10.29939</text:p>
          </table:table-cell>
          <table:table-cell office:value-type="float" office:value="0" calcext:value-type="float">
            <text:p>0</text:p>
          </table:table-cell>
          <table:table-cell office:value-type="float" office:value="0.05650667" calcext:value-type="float">
            <text:p>0.05650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3.403429" calcext:value-type="float">
            <text:p>3.403429</text:p>
          </table:table-cell>
          <table:table-cell office:value-type="float" office:value="135.3766" calcext:value-type="float">
            <text:p>135.3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5149" calcext:value-type="float">
            <text:p>33.7514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5563682" calcext:value-type="float">
            <text:p>-0.0005563682</text:p>
          </table:table-cell>
          <table:table-cell office:value-type="float" office:value="1172.335" calcext:value-type="float">
            <text:p>1172.335</text:p>
          </table:table-cell>
          <table:table-cell office:value-type="float" office:value="1.20143" calcext:value-type="float">
            <text:p>1.20143</text:p>
          </table:table-cell>
          <table:table-cell office:value-type="float" office:value="0" calcext:value-type="float">
            <text:p>0</text:p>
          </table:table-cell>
          <table:table-cell office:value-type="float" office:value="0.2089546" calcext:value-type="float">
            <text:p>0.2089546</text:p>
          </table:table-cell>
          <table:table-cell office:value-type="float" office:value="0.2566448" calcext:value-type="float">
            <text:p>0.2566448</text:p>
          </table:table-cell>
          <table:table-cell office:value-type="float" office:value="0.151935" calcext:value-type="float">
            <text:p>0.151935</text:p>
          </table:table-cell>
          <table:table-cell office:value-type="float" office:value="0.04644064" calcext:value-type="float">
            <text:p>0.04644064</text:p>
          </table:table-cell>
          <table:table-cell office:value-type="float" office:value="0.0370791" calcext:value-type="float">
            <text:p>0.0370791</text:p>
          </table:table-cell>
          <table:table-cell office:value-type="float" office:value="0.02046245" calcext:value-type="float">
            <text:p>0.02046245</text:p>
          </table:table-cell>
          <table:table-cell office:value-type="float" office:value="0.02666166" calcext:value-type="float">
            <text:p>0.02666166</text:p>
          </table:table-cell>
          <table:table-cell office:value-type="float" office:value="0.07144724" calcext:value-type="float">
            <text:p>0.07144724</text:p>
          </table:table-cell>
          <table:table-cell office:value-type="float" office:value="0.1407745" calcext:value-type="float">
            <text:p>0.1407745</text:p>
          </table:table-cell>
          <table:table-cell office:value-type="float" office:value="0.1461425" calcext:value-type="float">
            <text:p>0.1461425</text:p>
          </table:table-cell>
          <table:table-cell office:value-type="float" office:value="0.1493956" calcext:value-type="float">
            <text:p>0.1493956</text:p>
          </table:table-cell>
          <table:table-cell office:value-type="float" office:value="0.1542375" calcext:value-type="float">
            <text:p>0.1542375</text:p>
          </table:table-cell>
          <table:table-cell office:value-type="float" office:value="0.164127" calcext:value-type="float">
            <text:p>0.164127</text:p>
          </table:table-cell>
          <table:table-cell office:value-type="float" office:value="0.1694356" calcext:value-type="float">
            <text:p>0.1694356</text:p>
          </table:table-cell>
          <table:table-cell office:value-type="float" office:value="0" calcext:value-type="float">
            <text:p>0</text:p>
          </table:table-cell>
          <table:table-cell office:value-type="float" office:value="33.41907" calcext:value-type="float">
            <text:p>33.41907</text:p>
          </table:table-cell>
          <table:table-cell office:value-type="float" office:value="32.30558" calcext:value-type="float">
            <text:p>32.30558</text:p>
          </table:table-cell>
          <table:table-cell office:value-type="float" office:value="22.23967" calcext:value-type="float">
            <text:p>22.23967</text:p>
          </table:table-cell>
          <table:table-cell office:value-type="float" office:value="7.037398" calcext:value-type="float">
            <text:p>7.037398</text:p>
          </table:table-cell>
          <table:table-cell office:value-type="float" office:value="5.54213" calcext:value-type="float">
            <text:p>5.54213</text:p>
          </table:table-cell>
          <table:table-cell office:value-type="float" office:value="2.221723" calcext:value-type="float">
            <text:p>2.221723</text:p>
          </table:table-cell>
          <table:table-cell office:value-type="float" office:value="2.047982" calcext:value-type="float">
            <text:p>2.047982</text:p>
          </table:table-cell>
          <table:table-cell office:value-type="float" office:value="4.521615" calcext:value-type="float">
            <text:p>4.521615</text:p>
          </table:table-cell>
          <table:table-cell office:value-type="float" office:value="7.617954" calcext:value-type="float">
            <text:p>7.617954</text:p>
          </table:table-cell>
          <table:table-cell office:value-type="float" office:value="8.118038" calcext:value-type="float">
            <text:p>8.118038</text:p>
          </table:table-cell>
          <table:table-cell office:value-type="float" office:value="8.434408" calcext:value-type="float">
            <text:p>8.434408</text:p>
          </table:table-cell>
          <table:table-cell office:value-type="float" office:value="8.868065" calcext:value-type="float">
            <text:p>8.868065</text:p>
          </table:table-cell>
          <table:table-cell office:value-type="float" office:value="9.814514" calcext:value-type="float">
            <text:p>9.814514</text:p>
          </table:table-cell>
          <table:table-cell office:value-type="float" office:value="10.29986" calcext:value-type="float">
            <text:p>10.29986</text:p>
          </table:table-cell>
          <table:table-cell office:value-type="float" office:value="0" calcext:value-type="float">
            <text:p>0</text:p>
          </table:table-cell>
          <table:table-cell office:value-type="float" office:value="0.1311474" calcext:value-type="float">
            <text:p>0.1311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3.403054" calcext:value-type="float">
            <text:p>3.403054</text:p>
          </table:table-cell>
          <table:table-cell office:value-type="float" office:value="135.3764" calcext:value-type="float">
            <text:p>135.3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6719" calcext:value-type="float">
            <text:p>33.7671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5563682" calcext:value-type="float">
            <text:p>-0.0005563682</text:p>
          </table:table-cell>
          <table:table-cell office:value-type="float" office:value="1172.32" calcext:value-type="float">
            <text:p>1172.32</text:p>
          </table:table-cell>
          <table:table-cell office:value-type="float" office:value="1.200978" calcext:value-type="float">
            <text:p>1.200978</text:p>
          </table:table-cell>
          <table:table-cell office:value-type="float" office:value="0" calcext:value-type="float">
            <text:p>0</text:p>
          </table:table-cell>
          <table:table-cell office:value-type="float" office:value="0.1990908" calcext:value-type="float">
            <text:p>0.1990908</text:p>
          </table:table-cell>
          <table:table-cell office:value-type="float" office:value="0.2430388" calcext:value-type="float">
            <text:p>0.2430388</text:p>
          </table:table-cell>
          <table:table-cell office:value-type="float" office:value="0.1553539" calcext:value-type="float">
            <text:p>0.1553539</text:p>
          </table:table-cell>
          <table:table-cell office:value-type="float" office:value="0.04796296" calcext:value-type="float">
            <text:p>0.04796296</text:p>
          </table:table-cell>
          <table:table-cell office:value-type="float" office:value="0.03707318" calcext:value-type="float">
            <text:p>0.03707318</text:p>
          </table:table-cell>
          <table:table-cell office:value-type="float" office:value="0.02046165" calcext:value-type="float">
            <text:p>0.02046165</text:p>
          </table:table-cell>
          <table:table-cell office:value-type="float" office:value="0.0266675" calcext:value-type="float">
            <text:p>0.0266675</text:p>
          </table:table-cell>
          <table:table-cell office:value-type="float" office:value="0.07147928" calcext:value-type="float">
            <text:p>0.07147928</text:p>
          </table:table-cell>
          <table:table-cell office:value-type="float" office:value="0.1408242" calcext:value-type="float">
            <text:p>0.1408242</text:p>
          </table:table-cell>
          <table:table-cell office:value-type="float" office:value="0.1461954" calcext:value-type="float">
            <text:p>0.1461954</text:p>
          </table:table-cell>
          <table:table-cell office:value-type="float" office:value="0.1494528" calcext:value-type="float">
            <text:p>0.1494528</text:p>
          </table:table-cell>
          <table:table-cell office:value-type="float" office:value="0.1542868" calcext:value-type="float">
            <text:p>0.1542868</text:p>
          </table:table-cell>
          <table:table-cell office:value-type="float" office:value="0.1641737" calcext:value-type="float">
            <text:p>0.1641737</text:p>
          </table:table-cell>
          <table:table-cell office:value-type="float" office:value="0.1694822" calcext:value-type="float">
            <text:p>0.1694822</text:p>
          </table:table-cell>
          <table:table-cell office:value-type="float" office:value="0" calcext:value-type="float">
            <text:p>0</text:p>
          </table:table-cell>
          <table:table-cell office:value-type="float" office:value="33.40252" calcext:value-type="float">
            <text:p>33.40252</text:p>
          </table:table-cell>
          <table:table-cell office:value-type="float" office:value="32.29339" calcext:value-type="float">
            <text:p>32.29339</text:p>
          </table:table-cell>
          <table:table-cell office:value-type="float" office:value="22.2311" calcext:value-type="float">
            <text:p>22.2311</text:p>
          </table:table-cell>
          <table:table-cell office:value-type="float" office:value="7.033511" calcext:value-type="float">
            <text:p>7.033511</text:p>
          </table:table-cell>
          <table:table-cell office:value-type="float" office:value="5.538896" calcext:value-type="float">
            <text:p>5.538896</text:p>
          </table:table-cell>
          <table:table-cell office:value-type="float" office:value="2.221839" calcext:value-type="float">
            <text:p>2.221839</text:p>
          </table:table-cell>
          <table:table-cell office:value-type="float" office:value="2.049171" calcext:value-type="float">
            <text:p>2.049171</text:p>
          </table:table-cell>
          <table:table-cell office:value-type="float" office:value="4.525337" calcext:value-type="float">
            <text:p>4.525337</text:p>
          </table:table-cell>
          <table:table-cell office:value-type="float" office:value="7.62289" calcext:value-type="float">
            <text:p>7.62289</text:p>
          </table:table-cell>
          <table:table-cell office:value-type="float" office:value="8.123429" calcext:value-type="float">
            <text:p>8.123429</text:p>
          </table:table-cell>
          <table:table-cell office:value-type="float" office:value="8.439951" calcext:value-type="float">
            <text:p>8.439951</text:p>
          </table:table-cell>
          <table:table-cell office:value-type="float" office:value="8.873264" calcext:value-type="float">
            <text:p>8.873264</text:p>
          </table:table-cell>
          <table:table-cell office:value-type="float" office:value="9.818856" calcext:value-type="float">
            <text:p>9.818856</text:p>
          </table:table-cell>
          <table:table-cell office:value-type="float" office:value="10.29938" calcext:value-type="float">
            <text:p>10.29938</text:p>
          </table:table-cell>
          <table:table-cell office:value-type="float" office:value="0" calcext:value-type="float">
            <text:p>0</text:p>
          </table:table-cell>
          <table:table-cell office:value-type="float" office:value="0.148721" calcext:value-type="float">
            <text:p>0.148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3.402681" calcext:value-type="float">
            <text:p>3.402681</text:p>
          </table:table-cell>
          <table:table-cell office:value-type="float" office:value="135.3762" calcext:value-type="float">
            <text:p>135.3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8282" calcext:value-type="float">
            <text:p>33.7828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6182009" calcext:value-type="float">
            <text:p>-0.0006182009</text:p>
          </table:table-cell>
          <table:table-cell office:value-type="float" office:value="1172.306" calcext:value-type="float">
            <text:p>1172.306</text:p>
          </table:table-cell>
          <table:table-cell office:value-type="float" office:value="1.200442" calcext:value-type="float">
            <text:p>1.200442</text:p>
          </table:table-cell>
          <table:table-cell office:value-type="float" office:value="0" calcext:value-type="float">
            <text:p>0</text:p>
          </table:table-cell>
          <table:table-cell office:value-type="float" office:value="0.2025541" calcext:value-type="float">
            <text:p>0.2025541</text:p>
          </table:table-cell>
          <table:table-cell office:value-type="float" office:value="0.2358564" calcext:value-type="float">
            <text:p>0.2358564</text:p>
          </table:table-cell>
          <table:table-cell office:value-type="float" office:value="0.1495508" calcext:value-type="float">
            <text:p>0.1495508</text:p>
          </table:table-cell>
          <table:table-cell office:value-type="float" office:value="0.04940571" calcext:value-type="float">
            <text:p>0.04940571</text:p>
          </table:table-cell>
          <table:table-cell office:value-type="float" office:value="0.03704991" calcext:value-type="float">
            <text:p>0.03704991</text:p>
          </table:table-cell>
          <table:table-cell office:value-type="float" office:value="0.02045477" calcext:value-type="float">
            <text:p>0.02045477</text:p>
          </table:table-cell>
          <table:table-cell office:value-type="float" office:value="0.02667377" calcext:value-type="float">
            <text:p>0.02667377</text:p>
          </table:table-cell>
          <table:table-cell office:value-type="float" office:value="0.0715087" calcext:value-type="float">
            <text:p>0.0715087</text:p>
          </table:table-cell>
          <table:table-cell office:value-type="float" office:value="0.1408666" calcext:value-type="float">
            <text:p>0.1408666</text:p>
          </table:table-cell>
          <table:table-cell office:value-type="float" office:value="0.146248" calcext:value-type="float">
            <text:p>0.146248</text:p>
          </table:table-cell>
          <table:table-cell office:value-type="float" office:value="0.1495101" calcext:value-type="float">
            <text:p>0.1495101</text:p>
          </table:table-cell>
          <table:table-cell office:value-type="float" office:value="0.1543422" calcext:value-type="float">
            <text:p>0.1543422</text:p>
          </table:table-cell>
          <table:table-cell office:value-type="float" office:value="0.1643113" calcext:value-type="float">
            <text:p>0.1643113</text:p>
          </table:table-cell>
          <table:table-cell office:value-type="float" office:value="0.1695022" calcext:value-type="float">
            <text:p>0.1695022</text:p>
          </table:table-cell>
          <table:table-cell office:value-type="float" office:value="0" calcext:value-type="float">
            <text:p>0</text:p>
          </table:table-cell>
          <table:table-cell office:value-type="float" office:value="33.38632" calcext:value-type="float">
            <text:p>33.38632</text:p>
          </table:table-cell>
          <table:table-cell office:value-type="float" office:value="32.27915" calcext:value-type="float">
            <text:p>32.27915</text:p>
          </table:table-cell>
          <table:table-cell office:value-type="float" office:value="22.2223" calcext:value-type="float">
            <text:p>22.2223</text:p>
          </table:table-cell>
          <table:table-cell office:value-type="float" office:value="7.030347" calcext:value-type="float">
            <text:p>7.030347</text:p>
          </table:table-cell>
          <table:table-cell office:value-type="float" office:value="5.535694" calcext:value-type="float">
            <text:p>5.535694</text:p>
          </table:table-cell>
          <table:table-cell office:value-type="float" office:value="2.221955" calcext:value-type="float">
            <text:p>2.221955</text:p>
          </table:table-cell>
          <table:table-cell office:value-type="float" office:value="2.050354" calcext:value-type="float">
            <text:p>2.050354</text:p>
          </table:table-cell>
          <table:table-cell office:value-type="float" office:value="4.529032" calcext:value-type="float">
            <text:p>4.529032</text:p>
          </table:table-cell>
          <table:table-cell office:value-type="float" office:value="7.627827" calcext:value-type="float">
            <text:p>7.627827</text:p>
          </table:table-cell>
          <table:table-cell office:value-type="float" office:value="8.128823" calcext:value-type="float">
            <text:p>8.128823</text:p>
          </table:table-cell>
          <table:table-cell office:value-type="float" office:value="8.445495" calcext:value-type="float">
            <text:p>8.445495</text:p>
          </table:table-cell>
          <table:table-cell office:value-type="float" office:value="8.878456" calcext:value-type="float">
            <text:p>8.878456</text:p>
          </table:table-cell>
          <table:table-cell office:value-type="float" office:value="9.823227" calcext:value-type="float">
            <text:p>9.823227</text:p>
          </table:table-cell>
          <table:table-cell office:value-type="float" office:value="10.30071" calcext:value-type="float">
            <text:p>10.30071</text:p>
          </table:table-cell>
          <table:table-cell office:value-type="float" office:value="0" calcext:value-type="float">
            <text:p>0</text:p>
          </table:table-cell>
          <table:table-cell office:value-type="float" office:value="0.1453754" calcext:value-type="float">
            <text:p>0.1453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3.402488" calcext:value-type="float">
            <text:p>3.402488</text:p>
          </table:table-cell>
          <table:table-cell office:value-type="float" office:value="135.3762" calcext:value-type="float">
            <text:p>135.3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9809" calcext:value-type="float">
            <text:p>33.7980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7583732" calcext:value-type="float">
            <text:p>-0.0007583732</text:p>
          </table:table-cell>
          <table:table-cell office:value-type="float" office:value="1172.292" calcext:value-type="float">
            <text:p>1172.292</text:p>
          </table:table-cell>
          <table:table-cell office:value-type="float" office:value="1.203408" calcext:value-type="float">
            <text:p>1.203408</text:p>
          </table:table-cell>
          <table:table-cell office:value-type="float" office:value="0" calcext:value-type="float">
            <text:p>0</text:p>
          </table:table-cell>
          <table:table-cell office:value-type="float" office:value="0.1162646" calcext:value-type="float">
            <text:p>0.1162646</text:p>
          </table:table-cell>
          <table:table-cell office:value-type="float" office:value="0.2215945" calcext:value-type="float">
            <text:p>0.2215945</text:p>
          </table:table-cell>
          <table:table-cell office:value-type="float" office:value="0.1417952" calcext:value-type="float">
            <text:p>0.1417952</text:p>
          </table:table-cell>
          <table:table-cell office:value-type="float" office:value="0.0485746" calcext:value-type="float">
            <text:p>0.0485746</text:p>
          </table:table-cell>
          <table:table-cell office:value-type="float" office:value="0.03707892" calcext:value-type="float">
            <text:p>0.03707892</text:p>
          </table:table-cell>
          <table:table-cell office:value-type="float" office:value="0.02044795" calcext:value-type="float">
            <text:p>0.02044795</text:p>
          </table:table-cell>
          <table:table-cell office:value-type="float" office:value="0.02668074" calcext:value-type="float">
            <text:p>0.02668074</text:p>
          </table:table-cell>
          <table:table-cell office:value-type="float" office:value="0.0715345" calcext:value-type="float">
            <text:p>0.0715345</text:p>
          </table:table-cell>
          <table:table-cell office:value-type="float" office:value="0.1409101" calcext:value-type="float">
            <text:p>0.1409101</text:p>
          </table:table-cell>
          <table:table-cell office:value-type="float" office:value="0.146301" calcext:value-type="float">
            <text:p>0.146301</text:p>
          </table:table-cell>
          <table:table-cell office:value-type="float" office:value="0.1495676" calcext:value-type="float">
            <text:p>0.1495676</text:p>
          </table:table-cell>
          <table:table-cell office:value-type="float" office:value="0.1543968" calcext:value-type="float">
            <text:p>0.1543968</text:p>
          </table:table-cell>
          <table:table-cell office:value-type="float" office:value="0.1642954" calcext:value-type="float">
            <text:p>0.1642954</text:p>
          </table:table-cell>
          <table:table-cell office:value-type="float" office:value="0.1695619" calcext:value-type="float">
            <text:p>0.1695619</text:p>
          </table:table-cell>
          <table:table-cell office:value-type="float" office:value="0" calcext:value-type="float">
            <text:p>0</text:p>
          </table:table-cell>
          <table:table-cell office:value-type="float" office:value="33.35898" calcext:value-type="float">
            <text:p>33.35898</text:p>
          </table:table-cell>
          <table:table-cell office:value-type="float" office:value="32.26057" calcext:value-type="float">
            <text:p>32.26057</text:p>
          </table:table-cell>
          <table:table-cell office:value-type="float" office:value="22.21185" calcext:value-type="float">
            <text:p>22.21185</text:p>
          </table:table-cell>
          <table:table-cell office:value-type="float" office:value="7.027601" calcext:value-type="float">
            <text:p>7.027601</text:p>
          </table:table-cell>
          <table:table-cell office:value-type="float" office:value="5.532523" calcext:value-type="float">
            <text:p>5.532523</text:p>
          </table:table-cell>
          <table:table-cell office:value-type="float" office:value="2.22207" calcext:value-type="float">
            <text:p>2.22207</text:p>
          </table:table-cell>
          <table:table-cell office:value-type="float" office:value="2.051538" calcext:value-type="float">
            <text:p>2.051538</text:p>
          </table:table-cell>
          <table:table-cell office:value-type="float" office:value="4.532727" calcext:value-type="float">
            <text:p>4.532727</text:p>
          </table:table-cell>
          <table:table-cell office:value-type="float" office:value="7.632763" calcext:value-type="float">
            <text:p>7.632763</text:p>
          </table:table-cell>
          <table:table-cell office:value-type="float" office:value="8.134212" calcext:value-type="float">
            <text:p>8.134212</text:p>
          </table:table-cell>
          <table:table-cell office:value-type="float" office:value="8.451037" calcext:value-type="float">
            <text:p>8.451037</text:p>
          </table:table-cell>
          <table:table-cell office:value-type="float" office:value="8.88365" calcext:value-type="float">
            <text:p>8.88365</text:p>
          </table:table-cell>
          <table:table-cell office:value-type="float" office:value="9.82761" calcext:value-type="float">
            <text:p>9.82761</text:p>
          </table:table-cell>
          <table:table-cell office:value-type="float" office:value="10.30721" calcext:value-type="float">
            <text:p>10.30721</text:p>
          </table:table-cell>
          <table:table-cell office:value-type="float" office:value="0" calcext:value-type="float">
            <text:p>0</text:p>
          </table:table-cell>
          <table:table-cell office:value-type="float" office:value="0.01047187" calcext:value-type="float">
            <text:p>0.01047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3.402271" calcext:value-type="float">
            <text:p>3.402271</text:p>
          </table:table-cell>
          <table:table-cell office:value-type="float" office:value="135.376" calcext:value-type="float">
            <text:p>135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1338" calcext:value-type="float">
            <text:p>33.81338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870492" calcext:value-type="float">
            <text:p>-0.0008870492</text:p>
          </table:table-cell>
          <table:table-cell office:value-type="float" office:value="1172.277" calcext:value-type="float">
            <text:p>1172.277</text:p>
          </table:table-cell>
          <table:table-cell office:value-type="float" office:value="1.203347" calcext:value-type="float">
            <text:p>1.203347</text:p>
          </table:table-cell>
          <table:table-cell office:value-type="float" office:value="0" calcext:value-type="float">
            <text:p>0</text:p>
          </table:table-cell>
          <table:table-cell office:value-type="float" office:value="0.1519448" calcext:value-type="float">
            <text:p>0.1519448</text:p>
          </table:table-cell>
          <table:table-cell office:value-type="float" office:value="0.2400899" calcext:value-type="float">
            <text:p>0.2400899</text:p>
          </table:table-cell>
          <table:table-cell office:value-type="float" office:value="0.1467481" calcext:value-type="float">
            <text:p>0.1467481</text:p>
          </table:table-cell>
          <table:table-cell office:value-type="float" office:value="0.04780353" calcext:value-type="float">
            <text:p>0.04780353</text:p>
          </table:table-cell>
          <table:table-cell office:value-type="float" office:value="0.03712193" calcext:value-type="float">
            <text:p>0.03712193</text:p>
          </table:table-cell>
          <table:table-cell office:value-type="float" office:value="0.02044615" calcext:value-type="float">
            <text:p>0.02044615</text:p>
          </table:table-cell>
          <table:table-cell office:value-type="float" office:value="0.02669096" calcext:value-type="float">
            <text:p>0.02669096</text:p>
          </table:table-cell>
          <table:table-cell office:value-type="float" office:value="0.07155992" calcext:value-type="float">
            <text:p>0.07155992</text:p>
          </table:table-cell>
          <table:table-cell office:value-type="float" office:value="0.1409568" calcext:value-type="float">
            <text:p>0.1409568</text:p>
          </table:table-cell>
          <table:table-cell office:value-type="float" office:value="0.1463542" calcext:value-type="float">
            <text:p>0.1463542</text:p>
          </table:table-cell>
          <table:table-cell office:value-type="float" office:value="0.1496254" calcext:value-type="float">
            <text:p>0.1496254</text:p>
          </table:table-cell>
          <table:table-cell office:value-type="float" office:value="0.1544456" calcext:value-type="float">
            <text:p>0.1544456</text:p>
          </table:table-cell>
          <table:table-cell office:value-type="float" office:value="0.1643228" calcext:value-type="float">
            <text:p>0.1643228</text:p>
          </table:table-cell>
          <table:table-cell office:value-type="float" office:value="0.1696146" calcext:value-type="float">
            <text:p>0.1696146</text:p>
          </table:table-cell>
          <table:table-cell office:value-type="float" office:value="0" calcext:value-type="float">
            <text:p>0</text:p>
          </table:table-cell>
          <table:table-cell office:value-type="float" office:value="33.32825" calcext:value-type="float">
            <text:p>33.32825</text:p>
          </table:table-cell>
          <table:table-cell office:value-type="float" office:value="32.24422" calcext:value-type="float">
            <text:p>32.24422</text:p>
          </table:table-cell>
          <table:table-cell office:value-type="float" office:value="22.20065" calcext:value-type="float">
            <text:p>22.20065</text:p>
          </table:table-cell>
          <table:table-cell office:value-type="float" office:value="7.024549" calcext:value-type="float">
            <text:p>7.024549</text:p>
          </table:table-cell>
          <table:table-cell office:value-type="float" office:value="5.529383" calcext:value-type="float">
            <text:p>5.529383</text:p>
          </table:table-cell>
          <table:table-cell office:value-type="float" office:value="2.222186" calcext:value-type="float">
            <text:p>2.222186</text:p>
          </table:table-cell>
          <table:table-cell office:value-type="float" office:value="2.052721" calcext:value-type="float">
            <text:p>2.052721</text:p>
          </table:table-cell>
          <table:table-cell office:value-type="float" office:value="4.536424" calcext:value-type="float">
            <text:p>4.536424</text:p>
          </table:table-cell>
          <table:table-cell office:value-type="float" office:value="7.6377" calcext:value-type="float">
            <text:p>7.6377</text:p>
          </table:table-cell>
          <table:table-cell office:value-type="float" office:value="8.139606" calcext:value-type="float">
            <text:p>8.139606</text:p>
          </table:table-cell>
          <table:table-cell office:value-type="float" office:value="8.456581" calcext:value-type="float">
            <text:p>8.456581</text:p>
          </table:table-cell>
          <table:table-cell office:value-type="float" office:value="8.888844" calcext:value-type="float">
            <text:p>8.888844</text:p>
          </table:table-cell>
          <table:table-cell office:value-type="float" office:value="9.831946" calcext:value-type="float">
            <text:p>9.831946</text:p>
          </table:table-cell>
          <table:table-cell office:value-type="float" office:value="10.30945" calcext:value-type="float">
            <text:p>10.30945</text:p>
          </table:table-cell>
          <table:table-cell office:value-type="float" office:value="0" calcext:value-type="float">
            <text:p>0</text:p>
          </table:table-cell>
          <table:table-cell office:value-type="float" office:value="0.02682181" calcext:value-type="float">
            <text:p>0.02682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3.401974" calcext:value-type="float">
            <text:p>3.401974</text:p>
          </table:table-cell>
          <table:table-cell office:value-type="float" office:value="135.3761" calcext:value-type="float">
            <text:p>135.3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2847" calcext:value-type="float">
            <text:p>33.82847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870492" calcext:value-type="float">
            <text:p>-0.0008870492</text:p>
          </table:table-cell>
          <table:table-cell office:value-type="float" office:value="1172.262" calcext:value-type="float">
            <text:p>1172.262</text:p>
          </table:table-cell>
          <table:table-cell office:value-type="float" office:value="1.206855" calcext:value-type="float">
            <text:p>1.206855</text:p>
          </table:table-cell>
          <table:table-cell office:value-type="float" office:value="0" calcext:value-type="float">
            <text:p>0</text:p>
          </table:table-cell>
          <table:table-cell office:value-type="float" office:value="0.1067327" calcext:value-type="float">
            <text:p>0.1067327</text:p>
          </table:table-cell>
          <table:table-cell office:value-type="float" office:value="0.2199565" calcext:value-type="float">
            <text:p>0.2199565</text:p>
          </table:table-cell>
          <table:table-cell office:value-type="float" office:value="0.1428481" calcext:value-type="float">
            <text:p>0.1428481</text:p>
          </table:table-cell>
          <table:table-cell office:value-type="float" office:value="0.04719685" calcext:value-type="float">
            <text:p>0.04719685</text:p>
          </table:table-cell>
          <table:table-cell office:value-type="float" office:value="0.0370968" calcext:value-type="float">
            <text:p>0.0370968</text:p>
          </table:table-cell>
          <table:table-cell office:value-type="float" office:value="0.02044933" calcext:value-type="float">
            <text:p>0.02044933</text:p>
          </table:table-cell>
          <table:table-cell office:value-type="float" office:value="0.0267027" calcext:value-type="float">
            <text:p>0.0267027</text:p>
          </table:table-cell>
          <table:table-cell office:value-type="float" office:value="0.07158639" calcext:value-type="float">
            <text:p>0.07158639</text:p>
          </table:table-cell>
          <table:table-cell office:value-type="float" office:value="0.1410047" calcext:value-type="float">
            <text:p>0.1410047</text:p>
          </table:table-cell>
          <table:table-cell office:value-type="float" office:value="0.1464074" calcext:value-type="float">
            <text:p>0.1464074</text:p>
          </table:table-cell>
          <table:table-cell office:value-type="float" office:value="0.1496827" calcext:value-type="float">
            <text:p>0.1496827</text:p>
          </table:table-cell>
          <table:table-cell office:value-type="float" office:value="0.1544954" calcext:value-type="float">
            <text:p>0.1544954</text:p>
          </table:table-cell>
          <table:table-cell office:value-type="float" office:value="0.164367" calcext:value-type="float">
            <text:p>0.164367</text:p>
          </table:table-cell>
          <table:table-cell office:value-type="float" office:value="0.169663" calcext:value-type="float">
            <text:p>0.169663</text:p>
          </table:table-cell>
          <table:table-cell office:value-type="float" office:value="0" calcext:value-type="float">
            <text:p>0</text:p>
          </table:table-cell>
          <table:table-cell office:value-type="float" office:value="33.29223" calcext:value-type="float">
            <text:p>33.29223</text:p>
          </table:table-cell>
          <table:table-cell office:value-type="float" office:value="32.22486" calcext:value-type="float">
            <text:p>32.22486</text:p>
          </table:table-cell>
          <table:table-cell office:value-type="float" office:value="22.18953" calcext:value-type="float">
            <text:p>22.18953</text:p>
          </table:table-cell>
          <table:table-cell office:value-type="float" office:value="7.021404" calcext:value-type="float">
            <text:p>7.021404</text:p>
          </table:table-cell>
          <table:table-cell office:value-type="float" office:value="5.526293" calcext:value-type="float">
            <text:p>5.526293</text:p>
          </table:table-cell>
          <table:table-cell office:value-type="float" office:value="2.222302" calcext:value-type="float">
            <text:p>2.222302</text:p>
          </table:table-cell>
          <table:table-cell office:value-type="float" office:value="2.053899" calcext:value-type="float">
            <text:p>2.053899</text:p>
          </table:table-cell>
          <table:table-cell office:value-type="float" office:value="4.540105" calcext:value-type="float">
            <text:p>4.540105</text:p>
          </table:table-cell>
          <table:table-cell office:value-type="float" office:value="7.642636" calcext:value-type="float">
            <text:p>7.642636</text:p>
          </table:table-cell>
          <table:table-cell office:value-type="float" office:value="8.144998" calcext:value-type="float">
            <text:p>8.144998</text:p>
          </table:table-cell>
          <table:table-cell office:value-type="float" office:value="8.462084" calcext:value-type="float">
            <text:p>8.462084</text:p>
          </table:table-cell>
          <table:table-cell office:value-type="float" office:value="8.894042" calcext:value-type="float">
            <text:p>8.894042</text:p>
          </table:table-cell>
          <table:table-cell office:value-type="float" office:value="9.836291" calcext:value-type="float">
            <text:p>9.836291</text:p>
          </table:table-cell>
          <table:table-cell office:value-type="float" office:value="10.31809" calcext:value-type="float">
            <text:p>10.31809</text:p>
          </table:table-cell>
          <table:table-cell office:value-type="float" office:value="0" calcext:value-type="float">
            <text:p>0</text:p>
          </table:table-cell>
          <table:table-cell office:value-type="float" office:value="0.004758564" calcext:value-type="float">
            <text:p>0.004758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3.401745" calcext:value-type="float">
            <text:p>3.401745</text:p>
          </table:table-cell>
          <table:table-cell office:value-type="float" office:value="135.3759" calcext:value-type="float">
            <text:p>135.3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4361" calcext:value-type="float">
            <text:p>33.843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870492" calcext:value-type="float">
            <text:p>-0.0008870492</text:p>
          </table:table-cell>
          <table:table-cell office:value-type="float" office:value="1172.247" calcext:value-type="float">
            <text:p>1172.247</text:p>
          </table:table-cell>
          <table:table-cell office:value-type="float" office:value="1.206666" calcext:value-type="float">
            <text:p>1.206666</text:p>
          </table:table-cell>
          <table:table-cell office:value-type="float" office:value="0" calcext:value-type="float">
            <text:p>0</text:p>
          </table:table-cell>
          <table:table-cell office:value-type="float" office:value="0.1534114" calcext:value-type="float">
            <text:p>0.1534114</text:p>
          </table:table-cell>
          <table:table-cell office:value-type="float" office:value="0.2423952" calcext:value-type="float">
            <text:p>0.2423952</text:p>
          </table:table-cell>
          <table:table-cell office:value-type="float" office:value="0.1467914" calcext:value-type="float">
            <text:p>0.1467914</text:p>
          </table:table-cell>
          <table:table-cell office:value-type="float" office:value="0.04702044" calcext:value-type="float">
            <text:p>0.04702044</text:p>
          </table:table-cell>
          <table:table-cell office:value-type="float" office:value="0.03691976" calcext:value-type="float">
            <text:p>0.03691976</text:p>
          </table:table-cell>
          <table:table-cell office:value-type="float" office:value="0.02045374" calcext:value-type="float">
            <text:p>0.02045374</text:p>
          </table:table-cell>
          <table:table-cell office:value-type="float" office:value="0.0267151" calcext:value-type="float">
            <text:p>0.0267151</text:p>
          </table:table-cell>
          <table:table-cell office:value-type="float" office:value="0.07161392" calcext:value-type="float">
            <text:p>0.07161392</text:p>
          </table:table-cell>
          <table:table-cell office:value-type="float" office:value="0.1410539" calcext:value-type="float">
            <text:p>0.1410539</text:p>
          </table:table-cell>
          <table:table-cell office:value-type="float" office:value="0.1464606" calcext:value-type="float">
            <text:p>0.1464606</text:p>
          </table:table-cell>
          <table:table-cell office:value-type="float" office:value="0.1497397" calcext:value-type="float">
            <text:p>0.1497397</text:p>
          </table:table-cell>
          <table:table-cell office:value-type="float" office:value="0.1545447" calcext:value-type="float">
            <text:p>0.1545447</text:p>
          </table:table-cell>
          <table:table-cell office:value-type="float" office:value="0.1644119" calcext:value-type="float">
            <text:p>0.1644119</text:p>
          </table:table-cell>
          <table:table-cell office:value-type="float" office:value="0.1697117" calcext:value-type="float">
            <text:p>0.1697117</text:p>
          </table:table-cell>
          <table:table-cell office:value-type="float" office:value="0" calcext:value-type="float">
            <text:p>0</text:p>
          </table:table-cell>
          <table:table-cell office:value-type="float" office:value="33.26009" calcext:value-type="float">
            <text:p>33.26009</text:p>
          </table:table-cell>
          <table:table-cell office:value-type="float" office:value="32.2073" calcext:value-type="float">
            <text:p>32.2073</text:p>
          </table:table-cell>
          <table:table-cell office:value-type="float" office:value="22.17776" calcext:value-type="float">
            <text:p>22.17776</text:p>
          </table:table-cell>
          <table:table-cell office:value-type="float" office:value="7.018038" calcext:value-type="float">
            <text:p>7.018038</text:p>
          </table:table-cell>
          <table:table-cell office:value-type="float" office:value="5.523153" calcext:value-type="float">
            <text:p>5.523153</text:p>
          </table:table-cell>
          <table:table-cell office:value-type="float" office:value="2.222418" calcext:value-type="float">
            <text:p>2.222418</text:p>
          </table:table-cell>
          <table:table-cell office:value-type="float" office:value="2.055069" calcext:value-type="float">
            <text:p>2.055069</text:p>
          </table:table-cell>
          <table:table-cell office:value-type="float" office:value="4.54377" calcext:value-type="float">
            <text:p>4.54377</text:p>
          </table:table-cell>
          <table:table-cell office:value-type="float" office:value="7.647573" calcext:value-type="float">
            <text:p>7.647573</text:p>
          </table:table-cell>
          <table:table-cell office:value-type="float" office:value="8.150362" calcext:value-type="float">
            <text:p>8.150362</text:p>
          </table:table-cell>
          <table:table-cell office:value-type="float" office:value="8.46757" calcext:value-type="float">
            <text:p>8.46757</text:p>
          </table:table-cell>
          <table:table-cell office:value-type="float" office:value="8.899231" calcext:value-type="float">
            <text:p>8.899231</text:p>
          </table:table-cell>
          <table:table-cell office:value-type="float" office:value="9.840632" calcext:value-type="float">
            <text:p>9.840632</text:p>
          </table:table-cell>
          <table:table-cell office:value-type="float" office:value="10.32076" calcext:value-type="float">
            <text:p>10.32076</text:p>
          </table:table-cell>
          <table:table-cell office:value-type="float" office:value="0" calcext:value-type="float">
            <text:p>0</text:p>
          </table:table-cell>
          <table:table-cell office:value-type="float" office:value="0.02871182" calcext:value-type="float">
            <text:p>0.02871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3.401455" calcext:value-type="float">
            <text:p>3.401455</text:p>
          </table:table-cell>
          <table:table-cell office:value-type="float" office:value="135.3757" calcext:value-type="float">
            <text:p>135.3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5908" calcext:value-type="float">
            <text:p>33.85908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870492" calcext:value-type="float">
            <text:p>-0.0008870492</text:p>
          </table:table-cell>
          <table:table-cell office:value-type="float" office:value="1172.232" calcext:value-type="float">
            <text:p>1172.232</text:p>
          </table:table-cell>
          <table:table-cell office:value-type="float" office:value="1.206192" calcext:value-type="float">
            <text:p>1.206192</text:p>
          </table:table-cell>
          <table:table-cell office:value-type="float" office:value="0" calcext:value-type="float">
            <text:p>0</text:p>
          </table:table-cell>
          <table:table-cell office:value-type="float" office:value="0.1777243" calcext:value-type="float">
            <text:p>0.1777243</text:p>
          </table:table-cell>
          <table:table-cell office:value-type="float" office:value="0.2447278" calcext:value-type="float">
            <text:p>0.2447278</text:p>
          </table:table-cell>
          <table:table-cell office:value-type="float" office:value="0.1518525" calcext:value-type="float">
            <text:p>0.1518525</text:p>
          </table:table-cell>
          <table:table-cell office:value-type="float" office:value="0.0478402" calcext:value-type="float">
            <text:p>0.0478402</text:p>
          </table:table-cell>
          <table:table-cell office:value-type="float" office:value="0.03706933" calcext:value-type="float">
            <text:p>0.03706933</text:p>
          </table:table-cell>
          <table:table-cell office:value-type="float" office:value="0.02045709" calcext:value-type="float">
            <text:p>0.02045709</text:p>
          </table:table-cell>
          <table:table-cell office:value-type="float" office:value="0.02672864" calcext:value-type="float">
            <text:p>0.02672864</text:p>
          </table:table-cell>
          <table:table-cell office:value-type="float" office:value="0.07164232" calcext:value-type="float">
            <text:p>0.07164232</text:p>
          </table:table-cell>
          <table:table-cell office:value-type="float" office:value="0.1411038" calcext:value-type="float">
            <text:p>0.1411038</text:p>
          </table:table-cell>
          <table:table-cell office:value-type="float" office:value="0.1465135" calcext:value-type="float">
            <text:p>0.1465135</text:p>
          </table:table-cell>
          <table:table-cell office:value-type="float" office:value="0.1497968" calcext:value-type="float">
            <text:p>0.1497968</text:p>
          </table:table-cell>
          <table:table-cell office:value-type="float" office:value="0.1545937" calcext:value-type="float">
            <text:p>0.1545937</text:p>
          </table:table-cell>
          <table:table-cell office:value-type="float" office:value="0.1644576" calcext:value-type="float">
            <text:p>0.1644576</text:p>
          </table:table-cell>
          <table:table-cell office:value-type="float" office:value="0.1697592" calcext:value-type="float">
            <text:p>0.1697592</text:p>
          </table:table-cell>
          <table:table-cell office:value-type="float" office:value="0" calcext:value-type="float">
            <text:p>0</text:p>
          </table:table-cell>
          <table:table-cell office:value-type="float" office:value="33.23817" calcext:value-type="float">
            <text:p>33.23817</text:p>
          </table:table-cell>
          <table:table-cell office:value-type="float" office:value="32.19389" calcext:value-type="float">
            <text:p>32.19389</text:p>
          </table:table-cell>
          <table:table-cell office:value-type="float" office:value="22.16769" calcext:value-type="float">
            <text:p>22.16769</text:p>
          </table:table-cell>
          <table:table-cell office:value-type="float" office:value="7.014755" calcext:value-type="float">
            <text:p>7.014755</text:p>
          </table:table-cell>
          <table:table-cell office:value-type="float" office:value="5.52002" calcext:value-type="float">
            <text:p>5.52002</text:p>
          </table:table-cell>
          <table:table-cell office:value-type="float" office:value="2.222534" calcext:value-type="float">
            <text:p>2.222534</text:p>
          </table:table-cell>
          <table:table-cell office:value-type="float" office:value="2.056239" calcext:value-type="float">
            <text:p>2.056239</text:p>
          </table:table-cell>
          <table:table-cell office:value-type="float" office:value="4.547435" calcext:value-type="float">
            <text:p>4.547435</text:p>
          </table:table-cell>
          <table:table-cell office:value-type="float" office:value="7.652542" calcext:value-type="float">
            <text:p>7.652542</text:p>
          </table:table-cell>
          <table:table-cell office:value-type="float" office:value="8.155675" calcext:value-type="float">
            <text:p>8.155675</text:p>
          </table:table-cell>
          <table:table-cell office:value-type="float" office:value="8.473057" calcext:value-type="float">
            <text:p>8.473057</text:p>
          </table:table-cell>
          <table:table-cell office:value-type="float" office:value="8.904428" calcext:value-type="float">
            <text:p>8.904428</text:p>
          </table:table-cell>
          <table:table-cell office:value-type="float" office:value="9.844965" calcext:value-type="float">
            <text:p>9.844965</text:p>
          </table:table-cell>
          <table:table-cell office:value-type="float" office:value="10.32169" calcext:value-type="float">
            <text:p>10.32169</text:p>
          </table:table-cell>
          <table:table-cell office:value-type="float" office:value="0" calcext:value-type="float">
            <text:p>0</text:p>
          </table:table-cell>
          <table:table-cell office:value-type="float" office:value="0.04886719" calcext:value-type="float">
            <text:p>0.04886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3.401195" calcext:value-type="float">
            <text:p>3.401195</text:p>
          </table:table-cell>
          <table:table-cell office:value-type="float" office:value="135.3755" calcext:value-type="float">
            <text:p>135.3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7466" calcext:value-type="float">
            <text:p>33.8746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870492" calcext:value-type="float">
            <text:p>-0.0008870492</text:p>
          </table:table-cell>
          <table:table-cell office:value-type="float" office:value="1172.218" calcext:value-type="float">
            <text:p>1172.218</text:p>
          </table:table-cell>
          <table:table-cell office:value-type="float" office:value="1.205743" calcext:value-type="float">
            <text:p>1.205743</text:p>
          </table:table-cell>
          <table:table-cell office:value-type="float" office:value="0" calcext:value-type="float">
            <text:p>0</text:p>
          </table:table-cell>
          <table:table-cell office:value-type="float" office:value="0.1889893" calcext:value-type="float">
            <text:p>0.1889893</text:p>
          </table:table-cell>
          <table:table-cell office:value-type="float" office:value="0.2463592" calcext:value-type="float">
            <text:p>0.2463592</text:p>
          </table:table-cell>
          <table:table-cell office:value-type="float" office:value="0.1531631" calcext:value-type="float">
            <text:p>0.1531631</text:p>
          </table:table-cell>
          <table:table-cell office:value-type="float" office:value="0.04911493" calcext:value-type="float">
            <text:p>0.04911493</text:p>
          </table:table-cell>
          <table:table-cell office:value-type="float" office:value="0.03771187" calcext:value-type="float">
            <text:p>0.03771187</text:p>
          </table:table-cell>
          <table:table-cell office:value-type="float" office:value="0.02045662" calcext:value-type="float">
            <text:p>0.02045662</text:p>
          </table:table-cell>
          <table:table-cell office:value-type="float" office:value="0.02674048" calcext:value-type="float">
            <text:p>0.02674048</text:p>
          </table:table-cell>
          <table:table-cell office:value-type="float" office:value="0.07167009" calcext:value-type="float">
            <text:p>0.07167009</text:p>
          </table:table-cell>
          <table:table-cell office:value-type="float" office:value="0.141154" calcext:value-type="float">
            <text:p>0.141154</text:p>
          </table:table-cell>
          <table:table-cell office:value-type="float" office:value="0.1465663" calcext:value-type="float">
            <text:p>0.1465663</text:p>
          </table:table-cell>
          <table:table-cell office:value-type="float" office:value="0.149854" calcext:value-type="float">
            <text:p>0.149854</text:p>
          </table:table-cell>
          <table:table-cell office:value-type="float" office:value="0.1546435" calcext:value-type="float">
            <text:p>0.1546435</text:p>
          </table:table-cell>
          <table:table-cell office:value-type="float" office:value="0.1645039" calcext:value-type="float">
            <text:p>0.1645039</text:p>
          </table:table-cell>
          <table:table-cell office:value-type="float" office:value="0.1698054" calcext:value-type="float">
            <text:p>0.1698054</text:p>
          </table:table-cell>
          <table:table-cell office:value-type="float" office:value="0" calcext:value-type="float">
            <text:p>0</text:p>
          </table:table-cell>
          <table:table-cell office:value-type="float" office:value="33.22051" calcext:value-type="float">
            <text:p>33.22051</text:p>
          </table:table-cell>
          <table:table-cell office:value-type="float" office:value="32.18057" calcext:value-type="float">
            <text:p>32.18057</text:p>
          </table:table-cell>
          <table:table-cell office:value-type="float" office:value="22.15883" calcext:value-type="float">
            <text:p>22.15883</text:p>
          </table:table-cell>
          <table:table-cell office:value-type="float" office:value="7.011904" calcext:value-type="float">
            <text:p>7.011904</text:p>
          </table:table-cell>
          <table:table-cell office:value-type="float" office:value="5.517045" calcext:value-type="float">
            <text:p>5.517045</text:p>
          </table:table-cell>
          <table:table-cell office:value-type="float" office:value="2.222648" calcext:value-type="float">
            <text:p>2.222648</text:p>
          </table:table-cell>
          <table:table-cell office:value-type="float" office:value="2.057409" calcext:value-type="float">
            <text:p>2.057409</text:p>
          </table:table-cell>
          <table:table-cell office:value-type="float" office:value="4.551098" calcext:value-type="float">
            <text:p>4.551098</text:p>
          </table:table-cell>
          <table:table-cell office:value-type="float" office:value="7.657524" calcext:value-type="float">
            <text:p>7.657524</text:p>
          </table:table-cell>
          <table:table-cell office:value-type="float" office:value="8.160993" calcext:value-type="float">
            <text:p>8.160993</text:p>
          </table:table-cell>
          <table:table-cell office:value-type="float" office:value="8.478544" calcext:value-type="float">
            <text:p>8.478544</text:p>
          </table:table-cell>
          <table:table-cell office:value-type="float" office:value="8.909622" calcext:value-type="float">
            <text:p>8.909622</text:p>
          </table:table-cell>
          <table:table-cell office:value-type="float" office:value="9.849229" calcext:value-type="float">
            <text:p>9.849229</text:p>
          </table:table-cell>
          <table:table-cell office:value-type="float" office:value="10.32136" calcext:value-type="float">
            <text:p>10.32136</text:p>
          </table:table-cell>
          <table:table-cell office:value-type="float" office:value="0" calcext:value-type="float">
            <text:p>0</text:p>
          </table:table-cell>
          <table:table-cell office:value-type="float" office:value="0.05210065" calcext:value-type="float">
            <text:p>0.05210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3.400951" calcext:value-type="float">
            <text:p>3.400951</text:p>
          </table:table-cell>
          <table:table-cell office:value-type="float" office:value="135.3753" calcext:value-type="float">
            <text:p>135.3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9037" calcext:value-type="float">
            <text:p>33.890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870492" calcext:value-type="float">
            <text:p>-0.0008870492</text:p>
          </table:table-cell>
          <table:table-cell office:value-type="float" office:value="1172.203" calcext:value-type="float">
            <text:p>1172.203</text:p>
          </table:table-cell>
          <table:table-cell office:value-type="float" office:value="1.205315" calcext:value-type="float">
            <text:p>1.205315</text:p>
          </table:table-cell>
          <table:table-cell office:value-type="float" office:value="0" calcext:value-type="float">
            <text:p>0</text:p>
          </table:table-cell>
          <table:table-cell office:value-type="float" office:value="0.1950378" calcext:value-type="float">
            <text:p>0.1950378</text:p>
          </table:table-cell>
          <table:table-cell office:value-type="float" office:value="0.2414072" calcext:value-type="float">
            <text:p>0.2414072</text:p>
          </table:table-cell>
          <table:table-cell office:value-type="float" office:value="0.1507075" calcext:value-type="float">
            <text:p>0.1507075</text:p>
          </table:table-cell>
          <table:table-cell office:value-type="float" office:value="0.04988985" calcext:value-type="float">
            <text:p>0.04988985</text:p>
          </table:table-cell>
          <table:table-cell office:value-type="float" office:value="0.04009179" calcext:value-type="float">
            <text:p>0.04009179</text:p>
          </table:table-cell>
          <table:table-cell office:value-type="float" office:value="0.02044663" calcext:value-type="float">
            <text:p>0.02044663</text:p>
          </table:table-cell>
          <table:table-cell office:value-type="float" office:value="0.02674686" calcext:value-type="float">
            <text:p>0.02674686</text:p>
          </table:table-cell>
          <table:table-cell office:value-type="float" office:value="0.07169691" calcext:value-type="float">
            <text:p>0.07169691</text:p>
          </table:table-cell>
          <table:table-cell office:value-type="float" office:value="0.1411982" calcext:value-type="float">
            <text:p>0.1411982</text:p>
          </table:table-cell>
          <table:table-cell office:value-type="float" office:value="0.1466188" calcext:value-type="float">
            <text:p>0.1466188</text:p>
          </table:table-cell>
          <table:table-cell office:value-type="float" office:value="0.1499113" calcext:value-type="float">
            <text:p>0.1499113</text:p>
          </table:table-cell>
          <table:table-cell office:value-type="float" office:value="0.1546934" calcext:value-type="float">
            <text:p>0.1546934</text:p>
          </table:table-cell>
          <table:table-cell office:value-type="float" office:value="0.1645509" calcext:value-type="float">
            <text:p>0.1645509</text:p>
          </table:table-cell>
          <table:table-cell office:value-type="float" office:value="0.1698513" calcext:value-type="float">
            <text:p>0.1698513</text:p>
          </table:table-cell>
          <table:table-cell office:value-type="float" office:value="0" calcext:value-type="float">
            <text:p>0</text:p>
          </table:table-cell>
          <table:table-cell office:value-type="float" office:value="33.20607" calcext:value-type="float">
            <text:p>33.20607</text:p>
          </table:table-cell>
          <table:table-cell office:value-type="float" office:value="32.16764" calcext:value-type="float">
            <text:p>32.16764</text:p>
          </table:table-cell>
          <table:table-cell office:value-type="float" office:value="22.15072" calcext:value-type="float">
            <text:p>22.15072</text:p>
          </table:table-cell>
          <table:table-cell office:value-type="float" office:value="7.009678" calcext:value-type="float">
            <text:p>7.009678</text:p>
          </table:table-cell>
          <table:table-cell office:value-type="float" office:value="5.51469" calcext:value-type="float">
            <text:p>5.51469</text:p>
          </table:table-cell>
          <table:table-cell office:value-type="float" office:value="2.222754" calcext:value-type="float">
            <text:p>2.222754</text:p>
          </table:table-cell>
          <table:table-cell office:value-type="float" office:value="2.058579" calcext:value-type="float">
            <text:p>2.058579</text:p>
          </table:table-cell>
          <table:table-cell office:value-type="float" office:value="4.554748" calcext:value-type="float">
            <text:p>4.554748</text:p>
          </table:table-cell>
          <table:table-cell office:value-type="float" office:value="7.662506" calcext:value-type="float">
            <text:p>7.662506</text:p>
          </table:table-cell>
          <table:table-cell office:value-type="float" office:value="8.166306" calcext:value-type="float">
            <text:p>8.166306</text:p>
          </table:table-cell>
          <table:table-cell office:value-type="float" office:value="8.484031" calcext:value-type="float">
            <text:p>8.484031</text:p>
          </table:table-cell>
          <table:table-cell office:value-type="float" office:value="8.914816" calcext:value-type="float">
            <text:p>8.914816</text:p>
          </table:table-cell>
          <table:table-cell office:value-type="float" office:value="9.853493" calcext:value-type="float">
            <text:p>9.853493</text:p>
          </table:table-cell>
          <table:table-cell office:value-type="float" office:value="10.3194" calcext:value-type="float">
            <text:p>10.3194</text:p>
          </table:table-cell>
          <table:table-cell office:value-type="float" office:value="0" calcext:value-type="float">
            <text:p>0</text:p>
          </table:table-cell>
          <table:table-cell office:value-type="float" office:value="0.05310911" calcext:value-type="float">
            <text:p>0.05310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3.400768" calcext:value-type="float">
            <text:p>3.400768</text:p>
          </table:table-cell>
          <table:table-cell office:value-type="float" office:value="135.3752" calcext:value-type="float">
            <text:p>135.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0605" calcext:value-type="float">
            <text:p>33.906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870492" calcext:value-type="float">
            <text:p>-0.0008870492</text:p>
          </table:table-cell>
          <table:table-cell office:value-type="float" office:value="1172.188" calcext:value-type="float">
            <text:p>1172.188</text:p>
          </table:table-cell>
          <table:table-cell office:value-type="float" office:value="1.204952" calcext:value-type="float">
            <text:p>1.204952</text:p>
          </table:table-cell>
          <table:table-cell office:value-type="float" office:value="0" calcext:value-type="float">
            <text:p>0</text:p>
          </table:table-cell>
          <table:table-cell office:value-type="float" office:value="0.1881314" calcext:value-type="float">
            <text:p>0.1881314</text:p>
          </table:table-cell>
          <table:table-cell office:value-type="float" office:value="0.2380454" calcext:value-type="float">
            <text:p>0.2380454</text:p>
          </table:table-cell>
          <table:table-cell office:value-type="float" office:value="0.1478533" calcext:value-type="float">
            <text:p>0.1478533</text:p>
          </table:table-cell>
          <table:table-cell office:value-type="float" office:value="0.04876815" calcext:value-type="float">
            <text:p>0.04876815</text:p>
          </table:table-cell>
          <table:table-cell office:value-type="float" office:value="0.04167284" calcext:value-type="float">
            <text:p>0.04167284</text:p>
          </table:table-cell>
          <table:table-cell office:value-type="float" office:value="0.02065602" calcext:value-type="float">
            <text:p>0.02065602</text:p>
          </table:table-cell>
          <table:table-cell office:value-type="float" office:value="0.02674232" calcext:value-type="float">
            <text:p>0.02674232</text:p>
          </table:table-cell>
          <table:table-cell office:value-type="float" office:value="0.07171866" calcext:value-type="float">
            <text:p>0.07171866</text:p>
          </table:table-cell>
          <table:table-cell office:value-type="float" office:value="0.1412438" calcext:value-type="float">
            <text:p>0.1412438</text:p>
          </table:table-cell>
          <table:table-cell office:value-type="float" office:value="0.1466717" calcext:value-type="float">
            <text:p>0.1466717</text:p>
          </table:table-cell>
          <table:table-cell office:value-type="float" office:value="0.1499684" calcext:value-type="float">
            <text:p>0.1499684</text:p>
          </table:table-cell>
          <table:table-cell office:value-type="float" office:value="0.1547442" calcext:value-type="float">
            <text:p>0.1547442</text:p>
          </table:table-cell>
          <table:table-cell office:value-type="float" office:value="0.1645975" calcext:value-type="float">
            <text:p>0.1645975</text:p>
          </table:table-cell>
          <table:table-cell office:value-type="float" office:value="0.1698978" calcext:value-type="float">
            <text:p>0.1698978</text:p>
          </table:table-cell>
          <table:table-cell office:value-type="float" office:value="0" calcext:value-type="float">
            <text:p>0</text:p>
          </table:table-cell>
          <table:table-cell office:value-type="float" office:value="33.19156" calcext:value-type="float">
            <text:p>33.19156</text:p>
          </table:table-cell>
          <table:table-cell office:value-type="float" office:value="32.15403" calcext:value-type="float">
            <text:p>32.15403</text:p>
          </table:table-cell>
          <table:table-cell office:value-type="float" office:value="22.14215" calcext:value-type="float">
            <text:p>22.14215</text:p>
          </table:table-cell>
          <table:table-cell office:value-type="float" office:value="7.00754" calcext:value-type="float">
            <text:p>7.00754</text:p>
          </table:table-cell>
          <table:table-cell office:value-type="float" office:value="5.513336" calcext:value-type="float">
            <text:p>5.513336</text:p>
          </table:table-cell>
          <table:table-cell office:value-type="float" office:value="2.222873" calcext:value-type="float">
            <text:p>2.222873</text:p>
          </table:table-cell>
          <table:table-cell office:value-type="float" office:value="2.05974" calcext:value-type="float">
            <text:p>2.05974</text:p>
          </table:table-cell>
          <table:table-cell office:value-type="float" office:value="4.558382" calcext:value-type="float">
            <text:p>4.558382</text:p>
          </table:table-cell>
          <table:table-cell office:value-type="float" office:value="7.667488" calcext:value-type="float">
            <text:p>7.667488</text:p>
          </table:table-cell>
          <table:table-cell office:value-type="float" office:value="8.171624" calcext:value-type="float">
            <text:p>8.171624</text:p>
          </table:table-cell>
          <table:table-cell office:value-type="float" office:value="8.489517" calcext:value-type="float">
            <text:p>8.489517</text:p>
          </table:table-cell>
          <table:table-cell office:value-type="float" office:value="8.920011" calcext:value-type="float">
            <text:p>8.920011</text:p>
          </table:table-cell>
          <table:table-cell office:value-type="float" office:value="9.857757" calcext:value-type="float">
            <text:p>9.857757</text:p>
          </table:table-cell>
          <table:table-cell office:value-type="float" office:value="10.31822" calcext:value-type="float">
            <text:p>10.31822</text:p>
          </table:table-cell>
          <table:table-cell office:value-type="float" office:value="0" calcext:value-type="float">
            <text:p>0</text:p>
          </table:table-cell>
          <table:table-cell office:value-type="float" office:value="0.03303977" calcext:value-type="float">
            <text:p>0.03303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3.400572" calcext:value-type="float">
            <text:p>3.400572</text:p>
          </table:table-cell>
          <table:table-cell office:value-type="float" office:value="135.375" calcext:value-type="float">
            <text:p>135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2173" calcext:value-type="float">
            <text:p>33.9217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870492" calcext:value-type="float">
            <text:p>-0.0008870492</text:p>
          </table:table-cell>
          <table:table-cell office:value-type="float" office:value="1172.173" calcext:value-type="float">
            <text:p>1172.173</text:p>
          </table:table-cell>
          <table:table-cell office:value-type="float" office:value="1.204567" calcext:value-type="float">
            <text:p>1.204567</text:p>
          </table:table-cell>
          <table:table-cell office:value-type="float" office:value="0" calcext:value-type="float">
            <text:p>0</text:p>
          </table:table-cell>
          <table:table-cell office:value-type="float" office:value="0.1935018" calcext:value-type="float">
            <text:p>0.1935018</text:p>
          </table:table-cell>
          <table:table-cell office:value-type="float" office:value="0.2364198" calcext:value-type="float">
            <text:p>0.2364198</text:p>
          </table:table-cell>
          <table:table-cell office:value-type="float" office:value="0.1463373" calcext:value-type="float">
            <text:p>0.1463373</text:p>
          </table:table-cell>
          <table:table-cell office:value-type="float" office:value="0.04776958" calcext:value-type="float">
            <text:p>0.04776958</text:p>
          </table:table-cell>
          <table:table-cell office:value-type="float" office:value="0.03994383" calcext:value-type="float">
            <text:p>0.03994383</text:p>
          </table:table-cell>
          <table:table-cell office:value-type="float" office:value="0.02116223" calcext:value-type="float">
            <text:p>0.02116223</text:p>
          </table:table-cell>
          <table:table-cell office:value-type="float" office:value="0.02675481" calcext:value-type="float">
            <text:p>0.02675481</text:p>
          </table:table-cell>
          <table:table-cell office:value-type="float" office:value="0.07173911" calcext:value-type="float">
            <text:p>0.07173911</text:p>
          </table:table-cell>
          <table:table-cell office:value-type="float" office:value="0.1412909" calcext:value-type="float">
            <text:p>0.1412909</text:p>
          </table:table-cell>
          <table:table-cell office:value-type="float" office:value="0.1467244" calcext:value-type="float">
            <text:p>0.1467244</text:p>
          </table:table-cell>
          <table:table-cell office:value-type="float" office:value="0.1500257" calcext:value-type="float">
            <text:p>0.1500257</text:p>
          </table:table-cell>
          <table:table-cell office:value-type="float" office:value="0.154795" calcext:value-type="float">
            <text:p>0.154795</text:p>
          </table:table-cell>
          <table:table-cell office:value-type="float" office:value="0.1646437" calcext:value-type="float">
            <text:p>0.1646437</text:p>
          </table:table-cell>
          <table:table-cell office:value-type="float" office:value="0.1699446" calcext:value-type="float">
            <text:p>0.1699446</text:p>
          </table:table-cell>
          <table:table-cell office:value-type="float" office:value="0" calcext:value-type="float">
            <text:p>0</text:p>
          </table:table-cell>
          <table:table-cell office:value-type="float" office:value="33.17751" calcext:value-type="float">
            <text:p>33.17751</text:p>
          </table:table-cell>
          <table:table-cell office:value-type="float" office:value="32.14033" calcext:value-type="float">
            <text:p>32.14033</text:p>
          </table:table-cell>
          <table:table-cell office:value-type="float" office:value="22.1334" calcext:value-type="float">
            <text:p>22.1334</text:p>
          </table:table-cell>
          <table:table-cell office:value-type="float" office:value="7.005276" calcext:value-type="float">
            <text:p>7.005276</text:p>
          </table:table-cell>
          <table:table-cell office:value-type="float" office:value="5.512049" calcext:value-type="float">
            <text:p>5.512049</text:p>
          </table:table-cell>
          <table:table-cell office:value-type="float" office:value="2.223063" calcext:value-type="float">
            <text:p>2.223063</text:p>
          </table:table-cell>
          <table:table-cell office:value-type="float" office:value="2.060896" calcext:value-type="float">
            <text:p>2.060896</text:p>
          </table:table-cell>
          <table:table-cell office:value-type="float" office:value="4.562016" calcext:value-type="float">
            <text:p>4.562016</text:p>
          </table:table-cell>
          <table:table-cell office:value-type="float" office:value="7.67247" calcext:value-type="float">
            <text:p>7.67247</text:p>
          </table:table-cell>
          <table:table-cell office:value-type="float" office:value="8.176938" calcext:value-type="float">
            <text:p>8.176938</text:p>
          </table:table-cell>
          <table:table-cell office:value-type="float" office:value="8.495004" calcext:value-type="float">
            <text:p>8.495004</text:p>
          </table:table-cell>
          <table:table-cell office:value-type="float" office:value="8.925205" calcext:value-type="float">
            <text:p>8.925205</text:p>
          </table:table-cell>
          <table:table-cell office:value-type="float" office:value="9.862026" calcext:value-type="float">
            <text:p>9.862026</text:p>
          </table:table-cell>
          <table:table-cell office:value-type="float" office:value="10.31718" calcext:value-type="float">
            <text:p>10.31718</text:p>
          </table:table-cell>
          <table:table-cell office:value-type="float" office:value="0" calcext:value-type="float">
            <text:p>0</text:p>
          </table:table-cell>
          <table:table-cell office:value-type="float" office:value="0.03213471" calcext:value-type="float">
            <text:p>0.03213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3.400381" calcext:value-type="float">
            <text:p>3.400381</text:p>
          </table:table-cell>
          <table:table-cell office:value-type="float" office:value="135.3749" calcext:value-type="float">
            <text:p>135.3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3731" calcext:value-type="float">
            <text:p>33.9373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870492" calcext:value-type="float">
            <text:p>-0.0008870492</text:p>
          </table:table-cell>
          <table:table-cell office:value-type="float" office:value="1172.158" calcext:value-type="float">
            <text:p>1172.158</text:p>
          </table:table-cell>
          <table:table-cell office:value-type="float" office:value="1.204191" calcext:value-type="float">
            <text:p>1.204191</text:p>
          </table:table-cell>
          <table:table-cell office:value-type="float" office:value="0" calcext:value-type="float">
            <text:p>0</text:p>
          </table:table-cell>
          <table:table-cell office:value-type="float" office:value="0.1960044" calcext:value-type="float">
            <text:p>0.1960044</text:p>
          </table:table-cell>
          <table:table-cell office:value-type="float" office:value="0.2331793" calcext:value-type="float">
            <text:p>0.2331793</text:p>
          </table:table-cell>
          <table:table-cell office:value-type="float" office:value="0.14412" calcext:value-type="float">
            <text:p>0.14412</text:p>
          </table:table-cell>
          <table:table-cell office:value-type="float" office:value="0.04686901" calcext:value-type="float">
            <text:p>0.04686901</text:p>
          </table:table-cell>
          <table:table-cell office:value-type="float" office:value="0.03877708" calcext:value-type="float">
            <text:p>0.03877708</text:p>
          </table:table-cell>
          <table:table-cell office:value-type="float" office:value="0.02156011" calcext:value-type="float">
            <text:p>0.02156011</text:p>
          </table:table-cell>
          <table:table-cell office:value-type="float" office:value="0.02677183" calcext:value-type="float">
            <text:p>0.02677183</text:p>
          </table:table-cell>
          <table:table-cell office:value-type="float" office:value="0.07176031" calcext:value-type="float">
            <text:p>0.07176031</text:p>
          </table:table-cell>
          <table:table-cell office:value-type="float" office:value="0.1413385" calcext:value-type="float">
            <text:p>0.1413385</text:p>
          </table:table-cell>
          <table:table-cell office:value-type="float" office:value="0.1467768" calcext:value-type="float">
            <text:p>0.1467768</text:p>
          </table:table-cell>
          <table:table-cell office:value-type="float" office:value="0.1500829" calcext:value-type="float">
            <text:p>0.1500829</text:p>
          </table:table-cell>
          <table:table-cell office:value-type="float" office:value="0.1548458" calcext:value-type="float">
            <text:p>0.1548458</text:p>
          </table:table-cell>
          <table:table-cell office:value-type="float" office:value="0.1646901" calcext:value-type="float">
            <text:p>0.1646901</text:p>
          </table:table-cell>
          <table:table-cell office:value-type="float" office:value="0.1699913" calcext:value-type="float">
            <text:p>0.1699913</text:p>
          </table:table-cell>
          <table:table-cell office:value-type="float" office:value="0" calcext:value-type="float">
            <text:p>0</text:p>
          </table:table-cell>
          <table:table-cell office:value-type="float" office:value="33.16405" calcext:value-type="float">
            <text:p>33.16405</text:p>
          </table:table-cell>
          <table:table-cell office:value-type="float" office:value="32.12639" calcext:value-type="float">
            <text:p>32.12639</text:p>
          </table:table-cell>
          <table:table-cell office:value-type="float" office:value="22.12443" calcext:value-type="float">
            <text:p>22.12443</text:p>
          </table:table-cell>
          <table:table-cell office:value-type="float" office:value="7.002868" calcext:value-type="float">
            <text:p>7.002868</text:p>
          </table:table-cell>
          <table:table-cell office:value-type="float" office:value="5.510493" calcext:value-type="float">
            <text:p>5.510493</text:p>
          </table:table-cell>
          <table:table-cell office:value-type="float" office:value="2.223323" calcext:value-type="float">
            <text:p>2.223323</text:p>
          </table:table-cell>
          <table:table-cell office:value-type="float" office:value="2.062053" calcext:value-type="float">
            <text:p>2.062053</text:p>
          </table:table-cell>
          <table:table-cell office:value-type="float" office:value="4.56564" calcext:value-type="float">
            <text:p>4.56564</text:p>
          </table:table-cell>
          <table:table-cell office:value-type="float" office:value="7.677452" calcext:value-type="float">
            <text:p>7.677452</text:p>
          </table:table-cell>
          <table:table-cell office:value-type="float" office:value="8.182255" calcext:value-type="float">
            <text:p>8.182255</text:p>
          </table:table-cell>
          <table:table-cell office:value-type="float" office:value="8.50049" calcext:value-type="float">
            <text:p>8.50049</text:p>
          </table:table-cell>
          <table:table-cell office:value-type="float" office:value="8.930333" calcext:value-type="float">
            <text:p>8.930333</text:p>
          </table:table-cell>
          <table:table-cell office:value-type="float" office:value="9.866284" calcext:value-type="float">
            <text:p>9.866284</text:p>
          </table:table-cell>
          <table:table-cell office:value-type="float" office:value="10.31683" calcext:value-type="float">
            <text:p>10.31683</text:p>
          </table:table-cell>
          <table:table-cell office:value-type="float" office:value="0" calcext:value-type="float">
            <text:p>0</text:p>
          </table:table-cell>
          <table:table-cell office:value-type="float" office:value="0.03082077" calcext:value-type="float">
            <text:p>0.03082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3.400248" calcext:value-type="float">
            <text:p>3.400248</text:p>
          </table:table-cell>
          <table:table-cell office:value-type="float" office:value="135.3747" calcext:value-type="float">
            <text:p>135.3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5277" calcext:value-type="float">
            <text:p>33.95277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1000333" calcext:value-type="float">
            <text:p>-0.001000333</text:p>
          </table:table-cell>
          <table:table-cell office:value-type="float" office:value="1172.143" calcext:value-type="float">
            <text:p>1172.143</text:p>
          </table:table-cell>
          <table:table-cell office:value-type="float" office:value="1.203918" calcext:value-type="float">
            <text:p>1.203918</text:p>
          </table:table-cell>
          <table:table-cell office:value-type="float" office:value="0" calcext:value-type="float">
            <text:p>0</text:p>
          </table:table-cell>
          <table:table-cell office:value-type="float" office:value="0.1742579" calcext:value-type="float">
            <text:p>0.1742579</text:p>
          </table:table-cell>
          <table:table-cell office:value-type="float" office:value="0.2298996" calcext:value-type="float">
            <text:p>0.2298996</text:p>
          </table:table-cell>
          <table:table-cell office:value-type="float" office:value="0.1419375" calcext:value-type="float">
            <text:p>0.1419375</text:p>
          </table:table-cell>
          <table:table-cell office:value-type="float" office:value="0.046195" calcext:value-type="float">
            <text:p>0.046195</text:p>
          </table:table-cell>
          <table:table-cell office:value-type="float" office:value="0.03812104" calcext:value-type="float">
            <text:p>0.03812104</text:p>
          </table:table-cell>
          <table:table-cell office:value-type="float" office:value="0.02159279" calcext:value-type="float">
            <text:p>0.02159279</text:p>
          </table:table-cell>
          <table:table-cell office:value-type="float" office:value="0.02677658" calcext:value-type="float">
            <text:p>0.02677658</text:p>
          </table:table-cell>
          <table:table-cell office:value-type="float" office:value="0.0717805" calcext:value-type="float">
            <text:p>0.0717805</text:p>
          </table:table-cell>
          <table:table-cell office:value-type="float" office:value="0.141386" calcext:value-type="float">
            <text:p>0.141386</text:p>
          </table:table-cell>
          <table:table-cell office:value-type="float" office:value="0.1468292" calcext:value-type="float">
            <text:p>0.1468292</text:p>
          </table:table-cell>
          <table:table-cell office:value-type="float" office:value="0.1501402" calcext:value-type="float">
            <text:p>0.1501402</text:p>
          </table:table-cell>
          <table:table-cell office:value-type="float" office:value="0.1548985" calcext:value-type="float">
            <text:p>0.1548985</text:p>
          </table:table-cell>
          <table:table-cell office:value-type="float" office:value="0.1647465" calcext:value-type="float">
            <text:p>0.1647465</text:p>
          </table:table-cell>
          <table:table-cell office:value-type="float" office:value="0.1700388" calcext:value-type="float">
            <text:p>0.1700388</text:p>
          </table:table-cell>
          <table:table-cell office:value-type="float" office:value="0" calcext:value-type="float">
            <text:p>0</text:p>
          </table:table-cell>
          <table:table-cell office:value-type="float" office:value="33.14765" calcext:value-type="float">
            <text:p>33.14765</text:p>
          </table:table-cell>
          <table:table-cell office:value-type="float" office:value="32.11158" calcext:value-type="float">
            <text:p>32.11158</text:p>
          </table:table-cell>
          <table:table-cell office:value-type="float" office:value="22.11496" calcext:value-type="float">
            <text:p>22.11496</text:p>
          </table:table-cell>
          <table:table-cell office:value-type="float" office:value="7.000297" calcext:value-type="float">
            <text:p>7.000297</text:p>
          </table:table-cell>
          <table:table-cell office:value-type="float" office:value="5.508758" calcext:value-type="float">
            <text:p>5.508758</text:p>
          </table:table-cell>
          <table:table-cell office:value-type="float" office:value="2.223598" calcext:value-type="float">
            <text:p>2.223598</text:p>
          </table:table-cell>
          <table:table-cell office:value-type="float" office:value="2.063209" calcext:value-type="float">
            <text:p>2.063209</text:p>
          </table:table-cell>
          <table:table-cell office:value-type="float" office:value="4.569244" calcext:value-type="float">
            <text:p>4.569244</text:p>
          </table:table-cell>
          <table:table-cell office:value-type="float" office:value="7.682435" calcext:value-type="float">
            <text:p>7.682435</text:p>
          </table:table-cell>
          <table:table-cell office:value-type="float" office:value="8.187568" calcext:value-type="float">
            <text:p>8.187568</text:p>
          </table:table-cell>
          <table:table-cell office:value-type="float" office:value="8.505978" calcext:value-type="float">
            <text:p>8.505978</text:p>
          </table:table-cell>
          <table:table-cell office:value-type="float" office:value="8.93545" calcext:value-type="float">
            <text:p>8.93545</text:p>
          </table:table-cell>
          <table:table-cell office:value-type="float" office:value="9.870549" calcext:value-type="float">
            <text:p>9.870549</text:p>
          </table:table-cell>
          <table:table-cell office:value-type="float" office:value="10.31874" calcext:value-type="float">
            <text:p>10.31874</text:p>
          </table:table-cell>
          <table:table-cell office:value-type="float" office:value="0" calcext:value-type="float">
            <text:p>0</text:p>
          </table:table-cell>
          <table:table-cell office:value-type="float" office:value="0.01585172" calcext:value-type="float">
            <text:p>0.01585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3.400037" calcext:value-type="float">
            <text:p>3.400037</text:p>
          </table:table-cell>
          <table:table-cell office:value-type="float" office:value="135.3746" calcext:value-type="float">
            <text:p>135.3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682" calcext:value-type="float">
            <text:p>33.968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1000333" calcext:value-type="float">
            <text:p>-0.001000333</text:p>
          </table:table-cell>
          <table:table-cell office:value-type="float" office:value="1172.128" calcext:value-type="float">
            <text:p>1172.128</text:p>
          </table:table-cell>
          <table:table-cell office:value-type="float" office:value="1.203501" calcext:value-type="float">
            <text:p>1.203501</text:p>
          </table:table-cell>
          <table:table-cell office:value-type="float" office:value="0" calcext:value-type="float">
            <text:p>0</text:p>
          </table:table-cell>
          <table:table-cell office:value-type="float" office:value="0.1871113" calcext:value-type="float">
            <text:p>0.1871113</text:p>
          </table:table-cell>
          <table:table-cell office:value-type="float" office:value="0.2322833" calcext:value-type="float">
            <text:p>0.2322833</text:p>
          </table:table-cell>
          <table:table-cell office:value-type="float" office:value="0.1434024" calcext:value-type="float">
            <text:p>0.1434024</text:p>
          </table:table-cell>
          <table:table-cell office:value-type="float" office:value="0.04653294" calcext:value-type="float">
            <text:p>0.04653294</text:p>
          </table:table-cell>
          <table:table-cell office:value-type="float" office:value="0.03817459" calcext:value-type="float">
            <text:p>0.03817459</text:p>
          </table:table-cell>
          <table:table-cell office:value-type="float" office:value="0.02127608" calcext:value-type="float">
            <text:p>0.02127608</text:p>
          </table:table-cell>
          <table:table-cell office:value-type="float" office:value="0.02691261" calcext:value-type="float">
            <text:p>0.02691261</text:p>
          </table:table-cell>
          <table:table-cell office:value-type="float" office:value="0.07179907" calcext:value-type="float">
            <text:p>0.07179907</text:p>
          </table:table-cell>
          <table:table-cell office:value-type="float" office:value="0.1414328" calcext:value-type="float">
            <text:p>0.1414328</text:p>
          </table:table-cell>
          <table:table-cell office:value-type="float" office:value="0.1468814" calcext:value-type="float">
            <text:p>0.1468814</text:p>
          </table:table-cell>
          <table:table-cell office:value-type="float" office:value="0.1501972" calcext:value-type="float">
            <text:p>0.1501972</text:p>
          </table:table-cell>
          <table:table-cell office:value-type="float" office:value="0.1549493" calcext:value-type="float">
            <text:p>0.1549493</text:p>
          </table:table-cell>
          <table:table-cell office:value-type="float" office:value="0.1647859" calcext:value-type="float">
            <text:p>0.1647859</text:p>
          </table:table-cell>
          <table:table-cell office:value-type="float" office:value="0.1700825" calcext:value-type="float">
            <text:p>0.1700825</text:p>
          </table:table-cell>
          <table:table-cell office:value-type="float" office:value="0" calcext:value-type="float">
            <text:p>0</text:p>
          </table:table-cell>
          <table:table-cell office:value-type="float" office:value="33.13121" calcext:value-type="float">
            <text:p>33.13121</text:p>
          </table:table-cell>
          <table:table-cell office:value-type="float" office:value="32.09676" calcext:value-type="float">
            <text:p>32.09676</text:p>
          </table:table-cell>
          <table:table-cell office:value-type="float" office:value="22.10531" calcext:value-type="float">
            <text:p>22.10531</text:p>
          </table:table-cell>
          <table:table-cell office:value-type="float" office:value="6.997632" calcext:value-type="float">
            <text:p>6.997632</text:p>
          </table:table-cell>
          <table:table-cell office:value-type="float" office:value="5.506921" calcext:value-type="float">
            <text:p>5.506921</text:p>
          </table:table-cell>
          <table:table-cell office:value-type="float" office:value="2.223828" calcext:value-type="float">
            <text:p>2.223828</text:p>
          </table:table-cell>
          <table:table-cell office:value-type="float" office:value="2.06436" calcext:value-type="float">
            <text:p>2.06436</text:p>
          </table:table-cell>
          <table:table-cell office:value-type="float" office:value="4.572845" calcext:value-type="float">
            <text:p>4.572845</text:p>
          </table:table-cell>
          <table:table-cell office:value-type="float" office:value="7.687417" calcext:value-type="float">
            <text:p>7.687417</text:p>
          </table:table-cell>
          <table:table-cell office:value-type="float" office:value="8.192883" calcext:value-type="float">
            <text:p>8.192883</text:p>
          </table:table-cell>
          <table:table-cell office:value-type="float" office:value="8.511436" calcext:value-type="float">
            <text:p>8.511436</text:p>
          </table:table-cell>
          <table:table-cell office:value-type="float" office:value="8.940566" calcext:value-type="float">
            <text:p>8.940566</text:p>
          </table:table-cell>
          <table:table-cell office:value-type="float" office:value="9.874818" calcext:value-type="float">
            <text:p>9.874818</text:p>
          </table:table-cell>
          <table:table-cell office:value-type="float" office:value="10.32114" calcext:value-type="float">
            <text:p>10.32114</text:p>
          </table:table-cell>
          <table:table-cell office:value-type="float" office:value="0" calcext:value-type="float">
            <text:p>0</text:p>
          </table:table-cell>
          <table:table-cell office:value-type="float" office:value="0.02560829" calcext:value-type="float">
            <text:p>0.02560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3.399674" calcext:value-type="float">
            <text:p>3.399674</text:p>
          </table:table-cell>
          <table:table-cell office:value-type="float" office:value="135.3745" calcext:value-type="float">
            <text:p>135.3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8357" calcext:value-type="float">
            <text:p>33.98357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1000333" calcext:value-type="float">
            <text:p>-0.001000333</text:p>
          </table:table-cell>
          <table:table-cell office:value-type="float" office:value="1172.114" calcext:value-type="float">
            <text:p>1172.114</text:p>
          </table:table-cell>
          <table:table-cell office:value-type="float" office:value="1.202873" calcext:value-type="float">
            <text:p>1.202873</text:p>
          </table:table-cell>
          <table:table-cell office:value-type="float" office:value="0" calcext:value-type="float">
            <text:p>0</text:p>
          </table:table-cell>
          <table:table-cell office:value-type="float" office:value="0.1814767" calcext:value-type="float">
            <text:p>0.1814767</text:p>
          </table:table-cell>
          <table:table-cell office:value-type="float" office:value="0.2332534" calcext:value-type="float">
            <text:p>0.2332534</text:p>
          </table:table-cell>
          <table:table-cell office:value-type="float" office:value="0.1429971" calcext:value-type="float">
            <text:p>0.1429971</text:p>
          </table:table-cell>
          <table:table-cell office:value-type="float" office:value="0.04631134" calcext:value-type="float">
            <text:p>0.04631134</text:p>
          </table:table-cell>
          <table:table-cell office:value-type="float" office:value="0.03797051" calcext:value-type="float">
            <text:p>0.03797051</text:p>
          </table:table-cell>
          <table:table-cell office:value-type="float" office:value="0.02093547" calcext:value-type="float">
            <text:p>0.02093547</text:p>
          </table:table-cell>
          <table:table-cell office:value-type="float" office:value="0.02723509" calcext:value-type="float">
            <text:p>0.02723509</text:p>
          </table:table-cell>
          <table:table-cell office:value-type="float" office:value="0.07181907" calcext:value-type="float">
            <text:p>0.07181907</text:p>
          </table:table-cell>
          <table:table-cell office:value-type="float" office:value="0.1414797" calcext:value-type="float">
            <text:p>0.1414797</text:p>
          </table:table-cell>
          <table:table-cell office:value-type="float" office:value="0.1469334" calcext:value-type="float">
            <text:p>0.1469334</text:p>
          </table:table-cell>
          <table:table-cell office:value-type="float" office:value="0.1502545" calcext:value-type="float">
            <text:p>0.1502545</text:p>
          </table:table-cell>
          <table:table-cell office:value-type="float" office:value="0.154999" calcext:value-type="float">
            <text:p>0.154999</text:p>
          </table:table-cell>
          <table:table-cell office:value-type="float" office:value="0.1648299" calcext:value-type="float">
            <text:p>0.1648299</text:p>
          </table:table-cell>
          <table:table-cell office:value-type="float" office:value="0.1701278" calcext:value-type="float">
            <text:p>0.1701278</text:p>
          </table:table-cell>
          <table:table-cell office:value-type="float" office:value="0" calcext:value-type="float">
            <text:p>0</text:p>
          </table:table-cell>
          <table:table-cell office:value-type="float" office:value="33.11441" calcext:value-type="float">
            <text:p>33.11441</text:p>
          </table:table-cell>
          <table:table-cell office:value-type="float" office:value="32.08132" calcext:value-type="float">
            <text:p>32.08132</text:p>
          </table:table-cell>
          <table:table-cell office:value-type="float" office:value="22.09557" calcext:value-type="float">
            <text:p>22.09557</text:p>
          </table:table-cell>
          <table:table-cell office:value-type="float" office:value="6.994984" calcext:value-type="float">
            <text:p>6.994984</text:p>
          </table:table-cell>
          <table:table-cell office:value-type="float" office:value="5.505093" calcext:value-type="float">
            <text:p>5.505093</text:p>
          </table:table-cell>
          <table:table-cell office:value-type="float" office:value="2.224001" calcext:value-type="float">
            <text:p>2.224001</text:p>
          </table:table-cell>
          <table:table-cell office:value-type="float" office:value="2.06554" calcext:value-type="float">
            <text:p>2.06554</text:p>
          </table:table-cell>
          <table:table-cell office:value-type="float" office:value="4.576442" calcext:value-type="float">
            <text:p>4.576442</text:p>
          </table:table-cell>
          <table:table-cell office:value-type="float" office:value="7.6924" calcext:value-type="float">
            <text:p>7.6924</text:p>
          </table:table-cell>
          <table:table-cell office:value-type="float" office:value="8.198198" calcext:value-type="float">
            <text:p>8.198198</text:p>
          </table:table-cell>
          <table:table-cell office:value-type="float" office:value="8.516866" calcext:value-type="float">
            <text:p>8.516866</text:p>
          </table:table-cell>
          <table:table-cell office:value-type="float" office:value="8.945684" calcext:value-type="float">
            <text:p>8.945684</text:p>
          </table:table-cell>
          <table:table-cell office:value-type="float" office:value="9.879082" calcext:value-type="float">
            <text:p>9.879082</text:p>
          </table:table-cell>
          <table:table-cell office:value-type="float" office:value="10.32457" calcext:value-type="float">
            <text:p>10.32457</text:p>
          </table:table-cell>
          <table:table-cell office:value-type="float" office:value="0" calcext:value-type="float">
            <text:p>0</text:p>
          </table:table-cell>
          <table:table-cell office:value-type="float" office:value="0.1686934" calcext:value-type="float">
            <text:p>0.1686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3.399293" calcext:value-type="float">
            <text:p>3.399293</text:p>
          </table:table-cell>
          <table:table-cell office:value-type="float" office:value="135.3744" calcext:value-type="float">
            <text:p>135.3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9905" calcext:value-type="float">
            <text:p>33.999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1000333" calcext:value-type="float">
            <text:p>-0.001000333</text:p>
          </table:table-cell>
          <table:table-cell office:value-type="float" office:value="1172.099" calcext:value-type="float">
            <text:p>1172.099</text:p>
          </table:table-cell>
          <table:table-cell office:value-type="float" office:value="1.202173" calcext:value-type="float">
            <text:p>1.202173</text:p>
          </table:table-cell>
          <table:table-cell office:value-type="float" office:value="0" calcext:value-type="float">
            <text:p>0</text:p>
          </table:table-cell>
          <table:table-cell office:value-type="float" office:value="0.2039368" calcext:value-type="float">
            <text:p>0.2039368</text:p>
          </table:table-cell>
          <table:table-cell office:value-type="float" office:value="0.2326405" calcext:value-type="float">
            <text:p>0.2326405</text:p>
          </table:table-cell>
          <table:table-cell office:value-type="float" office:value="0.1445424" calcext:value-type="float">
            <text:p>0.1445424</text:p>
          </table:table-cell>
          <table:table-cell office:value-type="float" office:value="0.04679587" calcext:value-type="float">
            <text:p>0.04679587</text:p>
          </table:table-cell>
          <table:table-cell office:value-type="float" office:value="0.03820458" calcext:value-type="float">
            <text:p>0.03820458</text:p>
          </table:table-cell>
          <table:table-cell office:value-type="float" office:value="0.02077621" calcext:value-type="float">
            <text:p>0.02077621</text:p>
          </table:table-cell>
          <table:table-cell office:value-type="float" office:value="0.02749897" calcext:value-type="float">
            <text:p>0.02749897</text:p>
          </table:table-cell>
          <table:table-cell office:value-type="float" office:value="0.07184231" calcext:value-type="float">
            <text:p>0.07184231</text:p>
          </table:table-cell>
          <table:table-cell office:value-type="float" office:value="0.1415253" calcext:value-type="float">
            <text:p>0.1415253</text:p>
          </table:table-cell>
          <table:table-cell office:value-type="float" office:value="0.1469851" calcext:value-type="float">
            <text:p>0.1469851</text:p>
          </table:table-cell>
          <table:table-cell office:value-type="float" office:value="0.1503109" calcext:value-type="float">
            <text:p>0.1503109</text:p>
          </table:table-cell>
          <table:table-cell office:value-type="float" office:value="0.1550486" calcext:value-type="float">
            <text:p>0.1550486</text:p>
          </table:table-cell>
          <table:table-cell office:value-type="float" office:value="0.1648754" calcext:value-type="float">
            <text:p>0.1648754</text:p>
          </table:table-cell>
          <table:table-cell office:value-type="float" office:value="0.1701739" calcext:value-type="float">
            <text:p>0.1701739</text:p>
          </table:table-cell>
          <table:table-cell office:value-type="float" office:value="0" calcext:value-type="float">
            <text:p>0</text:p>
          </table:table-cell>
          <table:table-cell office:value-type="float" office:value="33.10153" calcext:value-type="float">
            <text:p>33.10153</text:p>
          </table:table-cell>
          <table:table-cell office:value-type="float" office:value="32.06704" calcext:value-type="float">
            <text:p>32.06704</text:p>
          </table:table-cell>
          <table:table-cell office:value-type="float" office:value="22.08626" calcext:value-type="float">
            <text:p>22.08626</text:p>
          </table:table-cell>
          <table:table-cell office:value-type="float" office:value="6.992396" calcext:value-type="float">
            <text:p>6.992396</text:p>
          </table:table-cell>
          <table:table-cell office:value-type="float" office:value="5.503279" calcext:value-type="float">
            <text:p>5.503279</text:p>
          </table:table-cell>
          <table:table-cell office:value-type="float" office:value="2.224131" calcext:value-type="float">
            <text:p>2.224131</text:p>
          </table:table-cell>
          <table:table-cell office:value-type="float" office:value="2.066737" calcext:value-type="float">
            <text:p>2.066737</text:p>
          </table:table-cell>
          <table:table-cell office:value-type="float" office:value="4.580013" calcext:value-type="float">
            <text:p>4.580013</text:p>
          </table:table-cell>
          <table:table-cell office:value-type="float" office:value="7.697393" calcext:value-type="float">
            <text:p>7.697393</text:p>
          </table:table-cell>
          <table:table-cell office:value-type="float" office:value="8.203514" calcext:value-type="float">
            <text:p>8.203514</text:p>
          </table:table-cell>
          <table:table-cell office:value-type="float" office:value="8.522296" calcext:value-type="float">
            <text:p>8.522296</text:p>
          </table:table-cell>
          <table:table-cell office:value-type="float" office:value="8.950801" calcext:value-type="float">
            <text:p>8.950801</text:p>
          </table:table-cell>
          <table:table-cell office:value-type="float" office:value="9.883341" calcext:value-type="float">
            <text:p>9.883341</text:p>
          </table:table-cell>
          <table:table-cell office:value-type="float" office:value="10.3265" calcext:value-type="float">
            <text:p>10.3265</text:p>
          </table:table-cell>
          <table:table-cell office:value-type="float" office:value="0" calcext:value-type="float">
            <text:p>0</text:p>
          </table:table-cell>
          <table:table-cell office:value-type="float" office:value="0.2170029" calcext:value-type="float">
            <text:p>0.2170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3.398967" calcext:value-type="float">
            <text:p>3.398967</text:p>
          </table:table-cell>
          <table:table-cell office:value-type="float" office:value="135.3743" calcext:value-type="float">
            <text:p>135.3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1456" calcext:value-type="float">
            <text:p>34.014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1091129" calcext:value-type="float">
            <text:p>-0.001091129</text:p>
          </table:table-cell>
          <table:table-cell office:value-type="float" office:value="1172.084" calcext:value-type="float">
            <text:p>1172.084</text:p>
          </table:table-cell>
          <table:table-cell office:value-type="float" office:value="1.201566" calcext:value-type="float">
            <text:p>1.201566</text:p>
          </table:table-cell>
          <table:table-cell office:value-type="float" office:value="0" calcext:value-type="float">
            <text:p>0</text:p>
          </table:table-cell>
          <table:table-cell office:value-type="float" office:value="0.2070272" calcext:value-type="float">
            <text:p>0.2070272</text:p>
          </table:table-cell>
          <table:table-cell office:value-type="float" office:value="0.2277465" calcext:value-type="float">
            <text:p>0.2277465</text:p>
          </table:table-cell>
          <table:table-cell office:value-type="float" office:value="0.1429159" calcext:value-type="float">
            <text:p>0.1429159</text:p>
          </table:table-cell>
          <table:table-cell office:value-type="float" office:value="0.04656831" calcext:value-type="float">
            <text:p>0.04656831</text:p>
          </table:table-cell>
          <table:table-cell office:value-type="float" office:value="0.03806412" calcext:value-type="float">
            <text:p>0.03806412</text:p>
          </table:table-cell>
          <table:table-cell office:value-type="float" office:value="0.02069916" calcext:value-type="float">
            <text:p>0.02069916</text:p>
          </table:table-cell>
          <table:table-cell office:value-type="float" office:value="0.02771966" calcext:value-type="float">
            <text:p>0.02771966</text:p>
          </table:table-cell>
          <table:table-cell office:value-type="float" office:value="0.07186686" calcext:value-type="float">
            <text:p>0.07186686</text:p>
          </table:table-cell>
          <table:table-cell office:value-type="float" office:value="0.1415746" calcext:value-type="float">
            <text:p>0.1415746</text:p>
          </table:table-cell>
          <table:table-cell office:value-type="float" office:value="0.1470371" calcext:value-type="float">
            <text:p>0.1470371</text:p>
          </table:table-cell>
          <table:table-cell office:value-type="float" office:value="0.1503677" calcext:value-type="float">
            <text:p>0.1503677</text:p>
          </table:table-cell>
          <table:table-cell office:value-type="float" office:value="0.1551079" calcext:value-type="float">
            <text:p>0.1551079</text:p>
          </table:table-cell>
          <table:table-cell office:value-type="float" office:value="0.1650268" calcext:value-type="float">
            <text:p>0.1650268</text:p>
          </table:table-cell>
          <table:table-cell office:value-type="float" office:value="0.1701838" calcext:value-type="float">
            <text:p>0.1701838</text:p>
          </table:table-cell>
          <table:table-cell office:value-type="float" office:value="0" calcext:value-type="float">
            <text:p>0</text:p>
          </table:table-cell>
          <table:table-cell office:value-type="float" office:value="33.09027" calcext:value-type="float">
            <text:p>33.09027</text:p>
          </table:table-cell>
          <table:table-cell office:value-type="float" office:value="32.05231" calcext:value-type="float">
            <text:p>32.05231</text:p>
          </table:table-cell>
          <table:table-cell office:value-type="float" office:value="22.07689" calcext:value-type="float">
            <text:p>22.07689</text:p>
          </table:table-cell>
          <table:table-cell office:value-type="float" office:value="6.989826" calcext:value-type="float">
            <text:p>6.989826</text:p>
          </table:table-cell>
          <table:table-cell office:value-type="float" office:value="5.501481" calcext:value-type="float">
            <text:p>5.501481</text:p>
          </table:table-cell>
          <table:table-cell office:value-type="float" office:value="2.224246" calcext:value-type="float">
            <text:p>2.224246</text:p>
          </table:table-cell>
          <table:table-cell office:value-type="float" office:value="2.067935" calcext:value-type="float">
            <text:p>2.067935</text:p>
          </table:table-cell>
          <table:table-cell office:value-type="float" office:value="4.583586" calcext:value-type="float">
            <text:p>4.583586</text:p>
          </table:table-cell>
          <table:table-cell office:value-type="float" office:value="7.702421" calcext:value-type="float">
            <text:p>7.702421</text:p>
          </table:table-cell>
          <table:table-cell office:value-type="float" office:value="8.208829" calcext:value-type="float">
            <text:p>8.208829</text:p>
          </table:table-cell>
          <table:table-cell office:value-type="float" office:value="8.527726" calcext:value-type="float">
            <text:p>8.527726</text:p>
          </table:table-cell>
          <table:table-cell office:value-type="float" office:value="8.955917" calcext:value-type="float">
            <text:p>8.955917</text:p>
          </table:table-cell>
          <table:table-cell office:value-type="float" office:value="9.887669" calcext:value-type="float">
            <text:p>9.887669</text:p>
          </table:table-cell>
          <table:table-cell office:value-type="float" office:value="10.32957" calcext:value-type="float">
            <text:p>10.32957</text:p>
          </table:table-cell>
          <table:table-cell office:value-type="float" office:value="0" calcext:value-type="float">
            <text:p>0</text:p>
          </table:table-cell>
          <table:table-cell office:value-type="float" office:value="0.1939405" calcext:value-type="float">
            <text:p>0.1939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3.398632" calcext:value-type="float">
            <text:p>3.398632</text:p>
          </table:table-cell>
          <table:table-cell office:value-type="float" office:value="135.3741" calcext:value-type="float">
            <text:p>135.3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2996" calcext:value-type="float">
            <text:p>34.0299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123424" calcext:value-type="float">
            <text:p>-0.00123424</text:p>
          </table:table-cell>
          <table:table-cell office:value-type="float" office:value="1172.069" calcext:value-type="float">
            <text:p>1172.069</text:p>
          </table:table-cell>
          <table:table-cell office:value-type="float" office:value="1.200994" calcext:value-type="float">
            <text:p>1.200994</text:p>
          </table:table-cell>
          <table:table-cell office:value-type="float" office:value="0" calcext:value-type="float">
            <text:p>0</text:p>
          </table:table-cell>
          <table:table-cell office:value-type="float" office:value="0.2069609" calcext:value-type="float">
            <text:p>0.2069609</text:p>
          </table:table-cell>
          <table:table-cell office:value-type="float" office:value="0.23073" calcext:value-type="float">
            <text:p>0.23073</text:p>
          </table:table-cell>
          <table:table-cell office:value-type="float" office:value="0.143494" calcext:value-type="float">
            <text:p>0.143494</text:p>
          </table:table-cell>
          <table:table-cell office:value-type="float" office:value="0.04652207" calcext:value-type="float">
            <text:p>0.04652207</text:p>
          </table:table-cell>
          <table:table-cell office:value-type="float" office:value="0.03794096" calcext:value-type="float">
            <text:p>0.03794096</text:p>
          </table:table-cell>
          <table:table-cell office:value-type="float" office:value="0.02057945" calcext:value-type="float">
            <text:p>0.02057945</text:p>
          </table:table-cell>
          <table:table-cell office:value-type="float" office:value="0.02781502" calcext:value-type="float">
            <text:p>0.02781502</text:p>
          </table:table-cell>
          <table:table-cell office:value-type="float" office:value="0.07189287" calcext:value-type="float">
            <text:p>0.07189287</text:p>
          </table:table-cell>
          <table:table-cell office:value-type="float" office:value="0.1416262" calcext:value-type="float">
            <text:p>0.1416262</text:p>
          </table:table-cell>
          <table:table-cell office:value-type="float" office:value="0.1470894" calcext:value-type="float">
            <text:p>0.1470894</text:p>
          </table:table-cell>
          <table:table-cell office:value-type="float" office:value="0.1504247" calcext:value-type="float">
            <text:p>0.1504247</text:p>
          </table:table-cell>
          <table:table-cell office:value-type="float" office:value="0.155161" calcext:value-type="float">
            <text:p>0.155161</text:p>
          </table:table-cell>
          <table:table-cell office:value-type="float" office:value="0.1649996" calcext:value-type="float">
            <text:p>0.1649996</text:p>
          </table:table-cell>
          <table:table-cell office:value-type="float" office:value="0.1702434" calcext:value-type="float">
            <text:p>0.1702434</text:p>
          </table:table-cell>
          <table:table-cell office:value-type="float" office:value="0" calcext:value-type="float">
            <text:p>0</text:p>
          </table:table-cell>
          <table:table-cell office:value-type="float" office:value="33.07872" calcext:value-type="float">
            <text:p>33.07872</text:p>
          </table:table-cell>
          <table:table-cell office:value-type="float" office:value="32.037" calcext:value-type="float">
            <text:p>32.037</text:p>
          </table:table-cell>
          <table:table-cell office:value-type="float" office:value="22.06717" calcext:value-type="float">
            <text:p>22.06717</text:p>
          </table:table-cell>
          <table:table-cell office:value-type="float" office:value="6.987159" calcext:value-type="float">
            <text:p>6.987159</text:p>
          </table:table-cell>
          <table:table-cell office:value-type="float" office:value="5.499619" calcext:value-type="float">
            <text:p>5.499619</text:p>
          </table:table-cell>
          <table:table-cell office:value-type="float" office:value="2.224346" calcext:value-type="float">
            <text:p>2.224346</text:p>
          </table:table-cell>
          <table:table-cell office:value-type="float" office:value="2.069122" calcext:value-type="float">
            <text:p>2.069122</text:p>
          </table:table-cell>
          <table:table-cell office:value-type="float" office:value="4.587135" calcext:value-type="float">
            <text:p>4.587135</text:p>
          </table:table-cell>
          <table:table-cell office:value-type="float" office:value="7.707448" calcext:value-type="float">
            <text:p>7.707448</text:p>
          </table:table-cell>
          <table:table-cell office:value-type="float" office:value="8.214097" calcext:value-type="float">
            <text:p>8.214097</text:p>
          </table:table-cell>
          <table:table-cell office:value-type="float" office:value="8.533156" calcext:value-type="float">
            <text:p>8.533156</text:p>
          </table:table-cell>
          <table:table-cell office:value-type="float" office:value="8.961035" calcext:value-type="float">
            <text:p>8.961035</text:p>
          </table:table-cell>
          <table:table-cell office:value-type="float" office:value="9.892015" calcext:value-type="float">
            <text:p>9.892015</text:p>
          </table:table-cell>
          <table:table-cell office:value-type="float" office:value="10.33327" calcext:value-type="float">
            <text:p>10.33327</text:p>
          </table:table-cell>
          <table:table-cell office:value-type="float" office:value="0" calcext:value-type="float">
            <text:p>0</text:p>
          </table:table-cell>
          <table:table-cell office:value-type="float" office:value="0.1731402" calcext:value-type="float">
            <text:p>0.1731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3.39822" calcext:value-type="float">
            <text:p>3.39822</text:p>
          </table:table-cell>
          <table:table-cell office:value-type="float" office:value="135.3741" calcext:value-type="float">
            <text:p>135.3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4535" calcext:value-type="float">
            <text:p>34.04535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71084" calcext:value-type="float">
            <text:p>-0.001371084</text:p>
          </table:table-cell>
          <table:table-cell office:value-type="float" office:value="1172.054" calcext:value-type="float">
            <text:p>1172.054</text:p>
          </table:table-cell>
          <table:table-cell office:value-type="float" office:value="1.200332" calcext:value-type="float">
            <text:p>1.200332</text:p>
          </table:table-cell>
          <table:table-cell office:value-type="float" office:value="0" calcext:value-type="float">
            <text:p>0</text:p>
          </table:table-cell>
          <table:table-cell office:value-type="float" office:value="0.2075771" calcext:value-type="float">
            <text:p>0.2075771</text:p>
          </table:table-cell>
          <table:table-cell office:value-type="float" office:value="0.2343801" calcext:value-type="float">
            <text:p>0.2343801</text:p>
          </table:table-cell>
          <table:table-cell office:value-type="float" office:value="0.1445545" calcext:value-type="float">
            <text:p>0.1445545</text:p>
          </table:table-cell>
          <table:table-cell office:value-type="float" office:value="0.04666748" calcext:value-type="float">
            <text:p>0.04666748</text:p>
          </table:table-cell>
          <table:table-cell office:value-type="float" office:value="0.03800667" calcext:value-type="float">
            <text:p>0.03800667</text:p>
          </table:table-cell>
          <table:table-cell office:value-type="float" office:value="0.02055454" calcext:value-type="float">
            <text:p>0.02055454</text:p>
          </table:table-cell>
          <table:table-cell office:value-type="float" office:value="0.02780049" calcext:value-type="float">
            <text:p>0.02780049</text:p>
          </table:table-cell>
          <table:table-cell office:value-type="float" office:value="0.07192013" calcext:value-type="float">
            <text:p>0.07192013</text:p>
          </table:table-cell>
          <table:table-cell office:value-type="float" office:value="0.1416788" calcext:value-type="float">
            <text:p>0.1416788</text:p>
          </table:table-cell>
          <table:table-cell office:value-type="float" office:value="0.1471415" calcext:value-type="float">
            <text:p>0.1471415</text:p>
          </table:table-cell>
          <table:table-cell office:value-type="float" office:value="0.1504817" calcext:value-type="float">
            <text:p>0.1504817</text:p>
          </table:table-cell>
          <table:table-cell office:value-type="float" office:value="0.1552085" calcext:value-type="float">
            <text:p>0.1552085</text:p>
          </table:table-cell>
          <table:table-cell office:value-type="float" office:value="0.1650229" calcext:value-type="float">
            <text:p>0.1650229</text:p>
          </table:table-cell>
          <table:table-cell office:value-type="float" office:value="0.1702958" calcext:value-type="float">
            <text:p>0.1702958</text:p>
          </table:table-cell>
          <table:table-cell office:value-type="float" office:value="0" calcext:value-type="float">
            <text:p>0</text:p>
          </table:table-cell>
          <table:table-cell office:value-type="float" office:value="33.06705" calcext:value-type="float">
            <text:p>33.06705</text:p>
          </table:table-cell>
          <table:table-cell office:value-type="float" office:value="32.02194" calcext:value-type="float">
            <text:p>32.02194</text:p>
          </table:table-cell>
          <table:table-cell office:value-type="float" office:value="22.05756" calcext:value-type="float">
            <text:p>22.05756</text:p>
          </table:table-cell>
          <table:table-cell office:value-type="float" office:value="6.984514" calcext:value-type="float">
            <text:p>6.984514</text:p>
          </table:table-cell>
          <table:table-cell office:value-type="float" office:value="5.497756" calcext:value-type="float">
            <text:p>5.497756</text:p>
          </table:table-cell>
          <table:table-cell office:value-type="float" office:value="2.224436" calcext:value-type="float">
            <text:p>2.224436</text:p>
          </table:table-cell>
          <table:table-cell office:value-type="float" office:value="2.070275" calcext:value-type="float">
            <text:p>2.070275</text:p>
          </table:table-cell>
          <table:table-cell office:value-type="float" office:value="4.590676" calcext:value-type="float">
            <text:p>4.590676</text:p>
          </table:table-cell>
          <table:table-cell office:value-type="float" office:value="7.712476" calcext:value-type="float">
            <text:p>7.712476</text:p>
          </table:table-cell>
          <table:table-cell office:value-type="float" office:value="8.219339" calcext:value-type="float">
            <text:p>8.219339</text:p>
          </table:table-cell>
          <table:table-cell office:value-type="float" office:value="8.538587" calcext:value-type="float">
            <text:p>8.538587</text:p>
          </table:table-cell>
          <table:table-cell office:value-type="float" office:value="8.966151" calcext:value-type="float">
            <text:p>8.966151</text:p>
          </table:table-cell>
          <table:table-cell office:value-type="float" office:value="9.896283" calcext:value-type="float">
            <text:p>9.896283</text:p>
          </table:table-cell>
          <table:table-cell office:value-type="float" office:value="10.33649" calcext:value-type="float">
            <text:p>10.33649</text:p>
          </table:table-cell>
          <table:table-cell office:value-type="float" office:value="0" calcext:value-type="float">
            <text:p>0</text:p>
          </table:table-cell>
          <table:table-cell office:value-type="float" office:value="0.2266324" calcext:value-type="float">
            <text:p>0.2266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3.397831" calcext:value-type="float">
            <text:p>3.397831</text:p>
          </table:table-cell>
          <table:table-cell office:value-type="float" office:value="135.3739" calcext:value-type="float">
            <text:p>135.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608" calcext:value-type="float">
            <text:p>34.0608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311" calcext:value-type="float">
            <text:p>1.98031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2.04" calcext:value-type="float">
            <text:p>1172.04</text:p>
          </table:table-cell>
          <table:table-cell office:value-type="float" office:value="1.199648" calcext:value-type="float">
            <text:p>1.199648</text:p>
          </table:table-cell>
          <table:table-cell office:value-type="float" office:value="0" calcext:value-type="float">
            <text:p>0</text:p>
          </table:table-cell>
          <table:table-cell office:value-type="float" office:value="0.2077595" calcext:value-type="float">
            <text:p>0.2077595</text:p>
          </table:table-cell>
          <table:table-cell office:value-type="float" office:value="0.2364932" calcext:value-type="float">
            <text:p>0.2364932</text:p>
          </table:table-cell>
          <table:table-cell office:value-type="float" office:value="0.1456641" calcext:value-type="float">
            <text:p>0.1456641</text:p>
          </table:table-cell>
          <table:table-cell office:value-type="float" office:value="0.04694601" calcext:value-type="float">
            <text:p>0.04694601</text:p>
          </table:table-cell>
          <table:table-cell office:value-type="float" office:value="0.03819832" calcext:value-type="float">
            <text:p>0.03819832</text:p>
          </table:table-cell>
          <table:table-cell office:value-type="float" office:value="0.02063112" calcext:value-type="float">
            <text:p>0.02063112</text:p>
          </table:table-cell>
          <table:table-cell office:value-type="float" office:value="0.02778954" calcext:value-type="float">
            <text:p>0.02778954</text:p>
          </table:table-cell>
          <table:table-cell office:value-type="float" office:value="0.07194781" calcext:value-type="float">
            <text:p>0.07194781</text:p>
          </table:table-cell>
          <table:table-cell office:value-type="float" office:value="0.1417317" calcext:value-type="float">
            <text:p>0.1417317</text:p>
          </table:table-cell>
          <table:table-cell office:value-type="float" office:value="0.1471937" calcext:value-type="float">
            <text:p>0.1471937</text:p>
          </table:table-cell>
          <table:table-cell office:value-type="float" office:value="0.1505385" calcext:value-type="float">
            <text:p>0.1505385</text:p>
          </table:table-cell>
          <table:table-cell office:value-type="float" office:value="0.1552557" calcext:value-type="float">
            <text:p>0.1552557</text:p>
          </table:table-cell>
          <table:table-cell office:value-type="float" office:value="0.1650638" calcext:value-type="float">
            <text:p>0.1650638</text:p>
          </table:table-cell>
          <table:table-cell office:value-type="float" office:value="0.1703474" calcext:value-type="float">
            <text:p>0.1703474</text:p>
          </table:table-cell>
          <table:table-cell office:value-type="float" office:value="0" calcext:value-type="float">
            <text:p>0</text:p>
          </table:table-cell>
          <table:table-cell office:value-type="float" office:value="33.0558" calcext:value-type="float">
            <text:p>33.0558</text:p>
          </table:table-cell>
          <table:table-cell office:value-type="float" office:value="32.0077" calcext:value-type="float">
            <text:p>32.0077</text:p>
          </table:table-cell>
          <table:table-cell office:value-type="float" office:value="22.04837" calcext:value-type="float">
            <text:p>22.04837</text:p>
          </table:table-cell>
          <table:table-cell office:value-type="float" office:value="6.98196" calcext:value-type="float">
            <text:p>6.98196</text:p>
          </table:table-cell>
          <table:table-cell office:value-type="float" office:value="5.49595" calcext:value-type="float">
            <text:p>5.49595</text:p>
          </table:table-cell>
          <table:table-cell office:value-type="float" office:value="2.224531" calcext:value-type="float">
            <text:p>2.224531</text:p>
          </table:table-cell>
          <table:table-cell office:value-type="float" office:value="2.071389" calcext:value-type="float">
            <text:p>2.071389</text:p>
          </table:table-cell>
          <table:table-cell office:value-type="float" office:value="4.594219" calcext:value-type="float">
            <text:p>4.594219</text:p>
          </table:table-cell>
          <table:table-cell office:value-type="float" office:value="7.717504" calcext:value-type="float">
            <text:p>7.717504</text:p>
          </table:table-cell>
          <table:table-cell office:value-type="float" office:value="8.224578" calcext:value-type="float">
            <text:p>8.224578</text:p>
          </table:table-cell>
          <table:table-cell office:value-type="float" office:value="8.544017" calcext:value-type="float">
            <text:p>8.544017</text:p>
          </table:table-cell>
          <table:table-cell office:value-type="float" office:value="8.971268" calcext:value-type="float">
            <text:p>8.971268</text:p>
          </table:table-cell>
          <table:table-cell office:value-type="float" office:value="9.900547" calcext:value-type="float">
            <text:p>9.900547</text:p>
          </table:table-cell>
          <table:table-cell office:value-type="float" office:value="10.33838" calcext:value-type="float">
            <text:p>10.33838</text:p>
          </table:table-cell>
          <table:table-cell office:value-type="float" office:value="0" calcext:value-type="float">
            <text:p>0</text:p>
          </table:table-cell>
          <table:table-cell office:value-type="float" office:value="0.2561372" calcext:value-type="float">
            <text:p>0.2561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3.39739" calcext:value-type="float">
            <text:p>3.39739</text:p>
          </table:table-cell>
          <table:table-cell office:value-type="float" office:value="135.3739" calcext:value-type="float">
            <text:p>135.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7624" calcext:value-type="float">
            <text:p>34.07624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519" calcext:value-type="float">
            <text:p>1.980519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2.025" calcext:value-type="float">
            <text:p>1172.025</text:p>
          </table:table-cell>
          <table:table-cell office:value-type="float" office:value="1.198852" calcext:value-type="float">
            <text:p>1.198852</text:p>
          </table:table-cell>
          <table:table-cell office:value-type="float" office:value="0" calcext:value-type="float">
            <text:p>0</text:p>
          </table:table-cell>
          <table:table-cell office:value-type="float" office:value="0.2080028" calcext:value-type="float">
            <text:p>0.2080028</text:p>
          </table:table-cell>
          <table:table-cell office:value-type="float" office:value="0.2268342" calcext:value-type="float">
            <text:p>0.2268342</text:p>
          </table:table-cell>
          <table:table-cell office:value-type="float" office:value="0.1419907" calcext:value-type="float">
            <text:p>0.1419907</text:p>
          </table:table-cell>
          <table:table-cell office:value-type="float" office:value="0.04643646" calcext:value-type="float">
            <text:p>0.04643646</text:p>
          </table:table-cell>
          <table:table-cell office:value-type="float" office:value="0.03801525" calcext:value-type="float">
            <text:p>0.03801525</text:p>
          </table:table-cell>
          <table:table-cell office:value-type="float" office:value="0.02072179" calcext:value-type="float">
            <text:p>0.02072179</text:p>
          </table:table-cell>
          <table:table-cell office:value-type="float" office:value="0.027873" calcext:value-type="float">
            <text:p>0.027873</text:p>
          </table:table-cell>
          <table:table-cell office:value-type="float" office:value="0.07197497" calcext:value-type="float">
            <text:p>0.07197497</text:p>
          </table:table-cell>
          <table:table-cell office:value-type="float" office:value="0.1417845" calcext:value-type="float">
            <text:p>0.1417845</text:p>
          </table:table-cell>
          <table:table-cell office:value-type="float" office:value="0.1472461" calcext:value-type="float">
            <text:p>0.1472461</text:p>
          </table:table-cell>
          <table:table-cell office:value-type="float" office:value="0.1505955" calcext:value-type="float">
            <text:p>0.1505955</text:p>
          </table:table-cell>
          <table:table-cell office:value-type="float" office:value="0.1553047" calcext:value-type="float">
            <text:p>0.1553047</text:p>
          </table:table-cell>
          <table:table-cell office:value-type="float" office:value="0.1651097" calcext:value-type="float">
            <text:p>0.1651097</text:p>
          </table:table-cell>
          <table:table-cell office:value-type="float" office:value="0.1703977" calcext:value-type="float">
            <text:p>0.1703977</text:p>
          </table:table-cell>
          <table:table-cell office:value-type="float" office:value="0" calcext:value-type="float">
            <text:p>0</text:p>
          </table:table-cell>
          <table:table-cell office:value-type="float" office:value="33.04474" calcext:value-type="float">
            <text:p>33.04474</text:p>
          </table:table-cell>
          <table:table-cell office:value-type="float" office:value="31.99322" calcext:value-type="float">
            <text:p>31.99322</text:p>
          </table:table-cell>
          <table:table-cell office:value-type="float" office:value="22.03928" calcext:value-type="float">
            <text:p>22.03928</text:p>
          </table:table-cell>
          <table:table-cell office:value-type="float" office:value="6.979477" calcext:value-type="float">
            <text:p>6.979477</text:p>
          </table:table-cell>
          <table:table-cell office:value-type="float" office:value="5.494202" calcext:value-type="float">
            <text:p>5.494202</text:p>
          </table:table-cell>
          <table:table-cell office:value-type="float" office:value="2.224642" calcext:value-type="float">
            <text:p>2.224642</text:p>
          </table:table-cell>
          <table:table-cell office:value-type="float" office:value="2.072471" calcext:value-type="float">
            <text:p>2.072471</text:p>
          </table:table-cell>
          <table:table-cell office:value-type="float" office:value="4.59773" calcext:value-type="float">
            <text:p>4.59773</text:p>
          </table:table-cell>
          <table:table-cell office:value-type="float" office:value="7.722532" calcext:value-type="float">
            <text:p>7.722532</text:p>
          </table:table-cell>
          <table:table-cell office:value-type="float" office:value="8.229815" calcext:value-type="float">
            <text:p>8.229815</text:p>
          </table:table-cell>
          <table:table-cell office:value-type="float" office:value="8.549447" calcext:value-type="float">
            <text:p>8.549447</text:p>
          </table:table-cell>
          <table:table-cell office:value-type="float" office:value="8.976385" calcext:value-type="float">
            <text:p>8.976385</text:p>
          </table:table-cell>
          <table:table-cell office:value-type="float" office:value="9.904811" calcext:value-type="float">
            <text:p>9.904811</text:p>
          </table:table-cell>
          <table:table-cell office:value-type="float" office:value="10.34133" calcext:value-type="float">
            <text:p>10.34133</text:p>
          </table:table-cell>
          <table:table-cell office:value-type="float" office:value="0" calcext:value-type="float">
            <text:p>0</text:p>
          </table:table-cell>
          <table:table-cell office:value-type="float" office:value="0.3027278" calcext:value-type="float">
            <text:p>0.3027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3.397073" calcext:value-type="float">
            <text:p>3.397073</text:p>
          </table:table-cell>
          <table:table-cell office:value-type="float" office:value="135.3738" calcext:value-type="float">
            <text:p>135.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9153" calcext:value-type="float">
            <text:p>34.091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1664" calcext:value-type="float">
            <text:p>1.981664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2.01" calcext:value-type="float">
            <text:p>1172.01</text:p>
          </table:table-cell>
          <table:table-cell office:value-type="float" office:value="1.199048" calcext:value-type="float">
            <text:p>1.199048</text:p>
          </table:table-cell>
          <table:table-cell office:value-type="float" office:value="0" calcext:value-type="float">
            <text:p>0</text:p>
          </table:table-cell>
          <table:table-cell office:value-type="float" office:value="0.1989802" calcext:value-type="float">
            <text:p>0.1989802</text:p>
          </table:table-cell>
          <table:table-cell office:value-type="float" office:value="0.2308487" calcext:value-type="float">
            <text:p>0.2308487</text:p>
          </table:table-cell>
          <table:table-cell office:value-type="float" office:value="0.1412942" calcext:value-type="float">
            <text:p>0.1412942</text:p>
          </table:table-cell>
          <table:table-cell office:value-type="float" office:value="0.04598226" calcext:value-type="float">
            <text:p>0.04598226</text:p>
          </table:table-cell>
          <table:table-cell office:value-type="float" office:value="0.03763496" calcext:value-type="float">
            <text:p>0.03763496</text:p>
          </table:table-cell>
          <table:table-cell office:value-type="float" office:value="0.02055958" calcext:value-type="float">
            <text:p>0.02055958</text:p>
          </table:table-cell>
          <table:table-cell office:value-type="float" office:value="0.02783802" calcext:value-type="float">
            <text:p>0.02783802</text:p>
          </table:table-cell>
          <table:table-cell office:value-type="float" office:value="0.07200137" calcext:value-type="float">
            <text:p>0.07200137</text:p>
          </table:table-cell>
          <table:table-cell office:value-type="float" office:value="0.1418368" calcext:value-type="float">
            <text:p>0.1418368</text:p>
          </table:table-cell>
          <table:table-cell office:value-type="float" office:value="0.1472985" calcext:value-type="float">
            <text:p>0.1472985</text:p>
          </table:table-cell>
          <table:table-cell office:value-type="float" office:value="0.1506523" calcext:value-type="float">
            <text:p>0.1506523</text:p>
          </table:table-cell>
          <table:table-cell office:value-type="float" office:value="0.155356" calcext:value-type="float">
            <text:p>0.155356</text:p>
          </table:table-cell>
          <table:table-cell office:value-type="float" office:value="0.1651565" calcext:value-type="float">
            <text:p>0.1651565</text:p>
          </table:table-cell>
          <table:table-cell office:value-type="float" office:value="0.1704448" calcext:value-type="float">
            <text:p>0.1704448</text:p>
          </table:table-cell>
          <table:table-cell office:value-type="float" office:value="0" calcext:value-type="float">
            <text:p>0</text:p>
          </table:table-cell>
          <table:table-cell office:value-type="float" office:value="33.03151" calcext:value-type="float">
            <text:p>33.03151</text:p>
          </table:table-cell>
          <table:table-cell office:value-type="float" office:value="31.97699" calcext:value-type="float">
            <text:p>31.97699</text:p>
          </table:table-cell>
          <table:table-cell office:value-type="float" office:value="22.02929" calcext:value-type="float">
            <text:p>22.02929</text:p>
          </table:table-cell>
          <table:table-cell office:value-type="float" office:value="6.97679" calcext:value-type="float">
            <text:p>6.97679</text:p>
          </table:table-cell>
          <table:table-cell office:value-type="float" office:value="5.492341" calcext:value-type="float">
            <text:p>5.492341</text:p>
          </table:table-cell>
          <table:table-cell office:value-type="float" office:value="2.224742" calcext:value-type="float">
            <text:p>2.224742</text:p>
          </table:table-cell>
          <table:table-cell office:value-type="float" office:value="2.073519" calcext:value-type="float">
            <text:p>2.073519</text:p>
          </table:table-cell>
          <table:table-cell office:value-type="float" office:value="4.60124" calcext:value-type="float">
            <text:p>4.60124</text:p>
          </table:table-cell>
          <table:table-cell office:value-type="float" office:value="7.72756" calcext:value-type="float">
            <text:p>7.72756</text:p>
          </table:table-cell>
          <table:table-cell office:value-type="float" office:value="8.235059" calcext:value-type="float">
            <text:p>8.235059</text:p>
          </table:table-cell>
          <table:table-cell office:value-type="float" office:value="8.554876" calcext:value-type="float">
            <text:p>8.554876</text:p>
          </table:table-cell>
          <table:table-cell office:value-type="float" office:value="8.981502" calcext:value-type="float">
            <text:p>8.981502</text:p>
          </table:table-cell>
          <table:table-cell office:value-type="float" office:value="9.909081" calcext:value-type="float">
            <text:p>9.909081</text:p>
          </table:table-cell>
          <table:table-cell office:value-type="float" office:value="10.34652" calcext:value-type="float">
            <text:p>10.34652</text:p>
          </table:table-cell>
          <table:table-cell office:value-type="float" office:value="0" calcext:value-type="float">
            <text:p>0</text:p>
          </table:table-cell>
          <table:table-cell office:value-type="float" office:value="0.145406" calcext:value-type="float">
            <text:p>0.145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3.396657" calcext:value-type="float">
            <text:p>3.396657</text:p>
          </table:table-cell>
          <table:table-cell office:value-type="float" office:value="135.3737" calcext:value-type="float">
            <text:p>135.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0682" calcext:value-type="float">
            <text:p>34.1068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001" calcext:value-type="float">
            <text:p>1.982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995" calcext:value-type="float">
            <text:p>1171.995</text:p>
          </table:table-cell>
          <table:table-cell office:value-type="float" office:value="1.19897" calcext:value-type="float">
            <text:p>1.19897</text:p>
          </table:table-cell>
          <table:table-cell office:value-type="float" office:value="0" calcext:value-type="float">
            <text:p>0</text:p>
          </table:table-cell>
          <table:table-cell office:value-type="float" office:value="0.2024925" calcext:value-type="float">
            <text:p>0.2024925</text:p>
          </table:table-cell>
          <table:table-cell office:value-type="float" office:value="0.2299526" calcext:value-type="float">
            <text:p>0.2299526</text:p>
          </table:table-cell>
          <table:table-cell office:value-type="float" office:value="0.1419611" calcext:value-type="float">
            <text:p>0.1419611</text:p>
          </table:table-cell>
          <table:table-cell office:value-type="float" office:value="0.04620541" calcext:value-type="float">
            <text:p>0.04620541</text:p>
          </table:table-cell>
          <table:table-cell office:value-type="float" office:value="0.03775406" calcext:value-type="float">
            <text:p>0.03775406</text:p>
          </table:table-cell>
          <table:table-cell office:value-type="float" office:value="0.02049916" calcext:value-type="float">
            <text:p>0.02049916</text:p>
          </table:table-cell>
          <table:table-cell office:value-type="float" office:value="0.027661" calcext:value-type="float">
            <text:p>0.027661</text:p>
          </table:table-cell>
          <table:table-cell office:value-type="float" office:value="0.07202695" calcext:value-type="float">
            <text:p>0.07202695</text:p>
          </table:table-cell>
          <table:table-cell office:value-type="float" office:value="0.141889" calcext:value-type="float">
            <text:p>0.141889</text:p>
          </table:table-cell>
          <table:table-cell office:value-type="float" office:value="0.147351" calcext:value-type="float">
            <text:p>0.147351</text:p>
          </table:table-cell>
          <table:table-cell office:value-type="float" office:value="0.1507092" calcext:value-type="float">
            <text:p>0.1507092</text:p>
          </table:table-cell>
          <table:table-cell office:value-type="float" office:value="0.155406" calcext:value-type="float">
            <text:p>0.155406</text:p>
          </table:table-cell>
          <table:table-cell office:value-type="float" office:value="0.1652034" calcext:value-type="float">
            <text:p>0.1652034</text:p>
          </table:table-cell>
          <table:table-cell office:value-type="float" office:value="0.1704908" calcext:value-type="float">
            <text:p>0.1704908</text:p>
          </table:table-cell>
          <table:table-cell office:value-type="float" office:value="0" calcext:value-type="float">
            <text:p>0</text:p>
          </table:table-cell>
          <table:table-cell office:value-type="float" office:value="33.01809" calcext:value-type="float">
            <text:p>33.01809</text:p>
          </table:table-cell>
          <table:table-cell office:value-type="float" office:value="31.96111" calcext:value-type="float">
            <text:p>31.96111</text:p>
          </table:table-cell>
          <table:table-cell office:value-type="float" office:value="22.01935" calcext:value-type="float">
            <text:p>22.01935</text:p>
          </table:table-cell>
          <table:table-cell office:value-type="float" office:value="6.974069" calcext:value-type="float">
            <text:p>6.974069</text:p>
          </table:table-cell>
          <table:table-cell office:value-type="float" office:value="5.490441" calcext:value-type="float">
            <text:p>5.490441</text:p>
          </table:table-cell>
          <table:table-cell office:value-type="float" office:value="2.224823" calcext:value-type="float">
            <text:p>2.224823</text:p>
          </table:table-cell>
          <table:table-cell office:value-type="float" office:value="2.074517" calcext:value-type="float">
            <text:p>2.074517</text:p>
          </table:table-cell>
          <table:table-cell office:value-type="float" office:value="4.604751" calcext:value-type="float">
            <text:p>4.604751</text:p>
          </table:table-cell>
          <table:table-cell office:value-type="float" office:value="7.732588" calcext:value-type="float">
            <text:p>7.732588</text:p>
          </table:table-cell>
          <table:table-cell office:value-type="float" office:value="8.240295" calcext:value-type="float">
            <text:p>8.240295</text:p>
          </table:table-cell>
          <table:table-cell office:value-type="float" office:value="8.560287" calcext:value-type="float">
            <text:p>8.560287</text:p>
          </table:table-cell>
          <table:table-cell office:value-type="float" office:value="8.986619" calcext:value-type="float">
            <text:p>8.986619</text:p>
          </table:table-cell>
          <table:table-cell office:value-type="float" office:value="9.913339" calcext:value-type="float">
            <text:p>9.913339</text:p>
          </table:table-cell>
          <table:table-cell office:value-type="float" office:value="10.35145" calcext:value-type="float">
            <text:p>10.35145</text:p>
          </table:table-cell>
          <table:table-cell office:value-type="float" office:value="0" calcext:value-type="float">
            <text:p>0</text:p>
          </table:table-cell>
          <table:table-cell office:value-type="float" office:value="0.1799272" calcext:value-type="float">
            <text:p>0.1799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3.395868" calcext:value-type="float">
            <text:p>3.395868</text:p>
          </table:table-cell>
          <table:table-cell office:value-type="float" office:value="135.3737" calcext:value-type="float">
            <text:p>135.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2199" calcext:value-type="float">
            <text:p>34.1219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001" calcext:value-type="float">
            <text:p>1.982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981" calcext:value-type="float">
            <text:p>1171.981</text:p>
          </table:table-cell>
          <table:table-cell office:value-type="float" office:value="1.197784" calcext:value-type="float">
            <text:p>1.197784</text:p>
          </table:table-cell>
          <table:table-cell office:value-type="float" office:value="0" calcext:value-type="float">
            <text:p>0</text:p>
          </table:table-cell>
          <table:table-cell office:value-type="float" office:value="0.2101337" calcext:value-type="float">
            <text:p>0.2101337</text:p>
          </table:table-cell>
          <table:table-cell office:value-type="float" office:value="0.2359661" calcext:value-type="float">
            <text:p>0.2359661</text:p>
          </table:table-cell>
          <table:table-cell office:value-type="float" office:value="0.1435872" calcext:value-type="float">
            <text:p>0.1435872</text:p>
          </table:table-cell>
          <table:table-cell office:value-type="float" office:value="0.04634729" calcext:value-type="float">
            <text:p>0.04634729</text:p>
          </table:table-cell>
          <table:table-cell office:value-type="float" office:value="0.03776901" calcext:value-type="float">
            <text:p>0.03776901</text:p>
          </table:table-cell>
          <table:table-cell office:value-type="float" office:value="0.02044981" calcext:value-type="float">
            <text:p>0.02044981</text:p>
          </table:table-cell>
          <table:table-cell office:value-type="float" office:value="0.02746762" calcext:value-type="float">
            <text:p>0.02746762</text:p>
          </table:table-cell>
          <table:table-cell office:value-type="float" office:value="0.07205267" calcext:value-type="float">
            <text:p>0.07205267</text:p>
          </table:table-cell>
          <table:table-cell office:value-type="float" office:value="0.1419416" calcext:value-type="float">
            <text:p>0.1419416</text:p>
          </table:table-cell>
          <table:table-cell office:value-type="float" office:value="0.1474031" calcext:value-type="float">
            <text:p>0.1474031</text:p>
          </table:table-cell>
          <table:table-cell office:value-type="float" office:value="0.1507658" calcext:value-type="float">
            <text:p>0.1507658</text:p>
          </table:table-cell>
          <table:table-cell office:value-type="float" office:value="0.1554567" calcext:value-type="float">
            <text:p>0.1554567</text:p>
          </table:table-cell>
          <table:table-cell office:value-type="float" office:value="0.1652495" calcext:value-type="float">
            <text:p>0.1652495</text:p>
          </table:table-cell>
          <table:table-cell office:value-type="float" office:value="0.1705368" calcext:value-type="float">
            <text:p>0.1705368</text:p>
          </table:table-cell>
          <table:table-cell office:value-type="float" office:value="0" calcext:value-type="float">
            <text:p>0</text:p>
          </table:table-cell>
          <table:table-cell office:value-type="float" office:value="33.00607" calcext:value-type="float">
            <text:p>33.00607</text:p>
          </table:table-cell>
          <table:table-cell office:value-type="float" office:value="31.94439" calcext:value-type="float">
            <text:p>31.94439</text:p>
          </table:table-cell>
          <table:table-cell office:value-type="float" office:value="22.00903" calcext:value-type="float">
            <text:p>22.00903</text:p>
          </table:table-cell>
          <table:table-cell office:value-type="float" office:value="6.971278" calcext:value-type="float">
            <text:p>6.971278</text:p>
          </table:table-cell>
          <table:table-cell office:value-type="float" office:value="5.488504" calcext:value-type="float">
            <text:p>5.488504</text:p>
          </table:table-cell>
          <table:table-cell office:value-type="float" office:value="2.224902" calcext:value-type="float">
            <text:p>2.224902</text:p>
          </table:table-cell>
          <table:table-cell office:value-type="float" office:value="2.075472" calcext:value-type="float">
            <text:p>2.075472</text:p>
          </table:table-cell>
          <table:table-cell office:value-type="float" office:value="4.608249" calcext:value-type="float">
            <text:p>4.608249</text:p>
          </table:table-cell>
          <table:table-cell office:value-type="float" office:value="7.737616" calcext:value-type="float">
            <text:p>7.737616</text:p>
          </table:table-cell>
          <table:table-cell office:value-type="float" office:value="8.245535" calcext:value-type="float">
            <text:p>8.245535</text:p>
          </table:table-cell>
          <table:table-cell office:value-type="float" office:value="8.56566" calcext:value-type="float">
            <text:p>8.56566</text:p>
          </table:table-cell>
          <table:table-cell office:value-type="float" office:value="8.991726" calcext:value-type="float">
            <text:p>8.991726</text:p>
          </table:table-cell>
          <table:table-cell office:value-type="float" office:value="9.917545" calcext:value-type="float">
            <text:p>9.917545</text:p>
          </table:table-cell>
          <table:table-cell office:value-type="float" office:value="10.35714" calcext:value-type="float">
            <text:p>10.35714</text:p>
          </table:table-cell>
          <table:table-cell office:value-type="float" office:value="0" calcext:value-type="float">
            <text:p>0</text:p>
          </table:table-cell>
          <table:table-cell office:value-type="float" office:value="0.4613505" calcext:value-type="float">
            <text:p>0.4613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3.395247" calcext:value-type="float">
            <text:p>3.395247</text:p>
          </table:table-cell>
          <table:table-cell office:value-type="float" office:value="135.3737" calcext:value-type="float">
            <text:p>135.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3726" calcext:value-type="float">
            <text:p>34.1372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001" calcext:value-type="float">
            <text:p>1.982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966" calcext:value-type="float">
            <text:p>1171.966</text:p>
          </table:table-cell>
          <table:table-cell office:value-type="float" office:value="1.196708" calcext:value-type="float">
            <text:p>1.196708</text:p>
          </table:table-cell>
          <table:table-cell office:value-type="float" office:value="0" calcext:value-type="float">
            <text:p>0</text:p>
          </table:table-cell>
          <table:table-cell office:value-type="float" office:value="0.2125991" calcext:value-type="float">
            <text:p>0.2125991</text:p>
          </table:table-cell>
          <table:table-cell office:value-type="float" office:value="0.239898" calcext:value-type="float">
            <text:p>0.239898</text:p>
          </table:table-cell>
          <table:table-cell office:value-type="float" office:value="0.1462405" calcext:value-type="float">
            <text:p>0.1462405</text:p>
          </table:table-cell>
          <table:table-cell office:value-type="float" office:value="0.04701553" calcext:value-type="float">
            <text:p>0.04701553</text:p>
          </table:table-cell>
          <table:table-cell office:value-type="float" office:value="0.03816654" calcext:value-type="float">
            <text:p>0.03816654</text:p>
          </table:table-cell>
          <table:table-cell office:value-type="float" office:value="0.02052072" calcext:value-type="float">
            <text:p>0.02052072</text:p>
          </table:table-cell>
          <table:table-cell office:value-type="float" office:value="0.02732529" calcext:value-type="float">
            <text:p>0.02732529</text:p>
          </table:table-cell>
          <table:table-cell office:value-type="float" office:value="0.0720794" calcext:value-type="float">
            <text:p>0.0720794</text:p>
          </table:table-cell>
          <table:table-cell office:value-type="float" office:value="0.1419941" calcext:value-type="float">
            <text:p>0.1419941</text:p>
          </table:table-cell>
          <table:table-cell office:value-type="float" office:value="0.1474555" calcext:value-type="float">
            <text:p>0.1474555</text:p>
          </table:table-cell>
          <table:table-cell office:value-type="float" office:value="0.1508222" calcext:value-type="float">
            <text:p>0.1508222</text:p>
          </table:table-cell>
          <table:table-cell office:value-type="float" office:value="0.1555066" calcext:value-type="float">
            <text:p>0.1555066</text:p>
          </table:table-cell>
          <table:table-cell office:value-type="float" office:value="0.1652951" calcext:value-type="float">
            <text:p>0.1652951</text:p>
          </table:table-cell>
          <table:table-cell office:value-type="float" office:value="0.1705821" calcext:value-type="float">
            <text:p>0.1705821</text:p>
          </table:table-cell>
          <table:table-cell office:value-type="float" office:value="0" calcext:value-type="float">
            <text:p>0</text:p>
          </table:table-cell>
          <table:table-cell office:value-type="float" office:value="32.99556" calcext:value-type="float">
            <text:p>32.99556</text:p>
          </table:table-cell>
          <table:table-cell office:value-type="float" office:value="31.9299" calcext:value-type="float">
            <text:p>31.9299</text:p>
          </table:table-cell>
          <table:table-cell office:value-type="float" office:value="21.99955" calcext:value-type="float">
            <text:p>21.99955</text:p>
          </table:table-cell>
          <table:table-cell office:value-type="float" office:value="6.968605" calcext:value-type="float">
            <text:p>6.968605</text:p>
          </table:table-cell>
          <table:table-cell office:value-type="float" office:value="5.486612" calcext:value-type="float">
            <text:p>5.486612</text:p>
          </table:table-cell>
          <table:table-cell office:value-type="float" office:value="2.224979" calcext:value-type="float">
            <text:p>2.224979</text:p>
          </table:table-cell>
          <table:table-cell office:value-type="float" office:value="2.076393" calcext:value-type="float">
            <text:p>2.076393</text:p>
          </table:table-cell>
          <table:table-cell office:value-type="float" office:value="4.611729" calcext:value-type="float">
            <text:p>4.611729</text:p>
          </table:table-cell>
          <table:table-cell office:value-type="float" office:value="7.742644" calcext:value-type="float">
            <text:p>7.742644</text:p>
          </table:table-cell>
          <table:table-cell office:value-type="float" office:value="8.250776" calcext:value-type="float">
            <text:p>8.250776</text:p>
          </table:table-cell>
          <table:table-cell office:value-type="float" office:value="8.571033" calcext:value-type="float">
            <text:p>8.571033</text:p>
          </table:table-cell>
          <table:table-cell office:value-type="float" office:value="8.996765" calcext:value-type="float">
            <text:p>8.996765</text:p>
          </table:table-cell>
          <table:table-cell office:value-type="float" office:value="9.921738" calcext:value-type="float">
            <text:p>9.921738</text:p>
          </table:table-cell>
          <table:table-cell office:value-type="float" office:value="10.35995" calcext:value-type="float">
            <text:p>10.35995</text:p>
          </table:table-cell>
          <table:table-cell office:value-type="float" office:value="0" calcext:value-type="float">
            <text:p>0</text:p>
          </table:table-cell>
          <table:table-cell office:value-type="float" office:value="0.5202416" calcext:value-type="float">
            <text:p>0.5202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3.394129" calcext:value-type="float">
            <text:p>3.394129</text:p>
          </table:table-cell>
          <table:table-cell office:value-type="float" office:value="135.3737" calcext:value-type="float">
            <text:p>135.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5253" calcext:value-type="float">
            <text:p>34.152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001" calcext:value-type="float">
            <text:p>1.982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952" calcext:value-type="float">
            <text:p>1171.952</text:p>
          </table:table-cell>
          <table:table-cell office:value-type="float" office:value="1.19474" calcext:value-type="float">
            <text:p>1.19474</text:p>
          </table:table-cell>
          <table:table-cell office:value-type="float" office:value="0" calcext:value-type="float">
            <text:p>0</text:p>
          </table:table-cell>
          <table:table-cell office:value-type="float" office:value="0.217794" calcext:value-type="float">
            <text:p>0.217794</text:p>
          </table:table-cell>
          <table:table-cell office:value-type="float" office:value="0.2307078" calcext:value-type="float">
            <text:p>0.2307078</text:p>
          </table:table-cell>
          <table:table-cell office:value-type="float" office:value="0.1428843" calcext:value-type="float">
            <text:p>0.1428843</text:p>
          </table:table-cell>
          <table:table-cell office:value-type="float" office:value="0.04666651" calcext:value-type="float">
            <text:p>0.04666651</text:p>
          </table:table-cell>
          <table:table-cell office:value-type="float" office:value="0.03813764" calcext:value-type="float">
            <text:p>0.03813764</text:p>
          </table:table-cell>
          <table:table-cell office:value-type="float" office:value="0.02061904" calcext:value-type="float">
            <text:p>0.02061904</text:p>
          </table:table-cell>
          <table:table-cell office:value-type="float" office:value="0.02733451" calcext:value-type="float">
            <text:p>0.02733451</text:p>
          </table:table-cell>
          <table:table-cell office:value-type="float" office:value="0.07210831" calcext:value-type="float">
            <text:p>0.07210831</text:p>
          </table:table-cell>
          <table:table-cell office:value-type="float" office:value="0.1420453" calcext:value-type="float">
            <text:p>0.1420453</text:p>
          </table:table-cell>
          <table:table-cell office:value-type="float" office:value="0.1475083" calcext:value-type="float">
            <text:p>0.1475083</text:p>
          </table:table-cell>
          <table:table-cell office:value-type="float" office:value="0.1508786" calcext:value-type="float">
            <text:p>0.1508786</text:p>
          </table:table-cell>
          <table:table-cell office:value-type="float" office:value="0.1555572" calcext:value-type="float">
            <text:p>0.1555572</text:p>
          </table:table-cell>
          <table:table-cell office:value-type="float" office:value="0.1653412" calcext:value-type="float">
            <text:p>0.1653412</text:p>
          </table:table-cell>
          <table:table-cell office:value-type="float" office:value="0.1706278" calcext:value-type="float">
            <text:p>0.1706278</text:p>
          </table:table-cell>
          <table:table-cell office:value-type="float" office:value="0" calcext:value-type="float">
            <text:p>0</text:p>
          </table:table-cell>
          <table:table-cell office:value-type="float" office:value="32.98591" calcext:value-type="float">
            <text:p>32.98591</text:p>
          </table:table-cell>
          <table:table-cell office:value-type="float" office:value="31.91453" calcext:value-type="float">
            <text:p>31.91453</text:p>
          </table:table-cell>
          <table:table-cell office:value-type="float" office:value="21.9902" calcext:value-type="float">
            <text:p>21.9902</text:p>
          </table:table-cell>
          <table:table-cell office:value-type="float" office:value="6.966055" calcext:value-type="float">
            <text:p>6.966055</text:p>
          </table:table-cell>
          <table:table-cell office:value-type="float" office:value="5.484811" calcext:value-type="float">
            <text:p>5.484811</text:p>
          </table:table-cell>
          <table:table-cell office:value-type="float" office:value="2.225072" calcext:value-type="float">
            <text:p>2.225072</text:p>
          </table:table-cell>
          <table:table-cell office:value-type="float" office:value="2.077305" calcext:value-type="float">
            <text:p>2.077305</text:p>
          </table:table-cell>
          <table:table-cell office:value-type="float" office:value="4.615208" calcext:value-type="float">
            <text:p>4.615208</text:p>
          </table:table-cell>
          <table:table-cell office:value-type="float" office:value="7.747672" calcext:value-type="float">
            <text:p>7.747672</text:p>
          </table:table-cell>
          <table:table-cell office:value-type="float" office:value="8.256017" calcext:value-type="float">
            <text:p>8.256017</text:p>
          </table:table-cell>
          <table:table-cell office:value-type="float" office:value="8.576406" calcext:value-type="float">
            <text:p>8.576406</text:p>
          </table:table-cell>
          <table:table-cell office:value-type="float" office:value="9.001804" calcext:value-type="float">
            <text:p>9.001804</text:p>
          </table:table-cell>
          <table:table-cell office:value-type="float" office:value="9.925919" calcext:value-type="float">
            <text:p>9.925919</text:p>
          </table:table-cell>
          <table:table-cell office:value-type="float" office:value="10.36463" calcext:value-type="float">
            <text:p>10.36463</text:p>
          </table:table-cell>
          <table:table-cell office:value-type="float" office:value="0" calcext:value-type="float">
            <text:p>0</text:p>
          </table:table-cell>
          <table:table-cell office:value-type="float" office:value="0.8915051" calcext:value-type="float">
            <text:p>0.8915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3.393243" calcext:value-type="float">
            <text:p>3.393243</text:p>
          </table:table-cell>
          <table:table-cell office:value-type="float" office:value="135.3737" calcext:value-type="float">
            <text:p>135.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6775" calcext:value-type="float">
            <text:p>34.16775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001" calcext:value-type="float">
            <text:p>1.982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938" calcext:value-type="float">
            <text:p>1171.938</text:p>
          </table:table-cell>
          <table:table-cell office:value-type="float" office:value="1.193188" calcext:value-type="float">
            <text:p>1.193188</text:p>
          </table:table-cell>
          <table:table-cell office:value-type="float" office:value="0" calcext:value-type="float">
            <text:p>0</text:p>
          </table:table-cell>
          <table:table-cell office:value-type="float" office:value="0.2179165" calcext:value-type="float">
            <text:p>0.2179165</text:p>
          </table:table-cell>
          <table:table-cell office:value-type="float" office:value="0.2367274" calcext:value-type="float">
            <text:p>0.2367274</text:p>
          </table:table-cell>
          <table:table-cell office:value-type="float" office:value="0.1442368" calcext:value-type="float">
            <text:p>0.1442368</text:p>
          </table:table-cell>
          <table:table-cell office:value-type="float" office:value="0.04663071" calcext:value-type="float">
            <text:p>0.04663071</text:p>
          </table:table-cell>
          <table:table-cell office:value-type="float" office:value="0.03801059" calcext:value-type="float">
            <text:p>0.03801059</text:p>
          </table:table-cell>
          <table:table-cell office:value-type="float" office:value="0.02058128" calcext:value-type="float">
            <text:p>0.02058128</text:p>
          </table:table-cell>
          <table:table-cell office:value-type="float" office:value="0.02735162" calcext:value-type="float">
            <text:p>0.02735162</text:p>
          </table:table-cell>
          <table:table-cell office:value-type="float" office:value="0.07213929" calcext:value-type="float">
            <text:p>0.07213929</text:p>
          </table:table-cell>
          <table:table-cell office:value-type="float" office:value="0.1420949" calcext:value-type="float">
            <text:p>0.1420949</text:p>
          </table:table-cell>
          <table:table-cell office:value-type="float" office:value="0.1475611" calcext:value-type="float">
            <text:p>0.1475611</text:p>
          </table:table-cell>
          <table:table-cell office:value-type="float" office:value="0.1509352" calcext:value-type="float">
            <text:p>0.1509352</text:p>
          </table:table-cell>
          <table:table-cell office:value-type="float" office:value="0.1556076" calcext:value-type="float">
            <text:p>0.1556076</text:p>
          </table:table-cell>
          <table:table-cell office:value-type="float" office:value="0.1653869" calcext:value-type="float">
            <text:p>0.1653869</text:p>
          </table:table-cell>
          <table:table-cell office:value-type="float" office:value="0.1706733" calcext:value-type="float">
            <text:p>0.1706733</text:p>
          </table:table-cell>
          <table:table-cell office:value-type="float" office:value="0" calcext:value-type="float">
            <text:p>0</text:p>
          </table:table-cell>
          <table:table-cell office:value-type="float" office:value="32.97666" calcext:value-type="float">
            <text:p>32.97666</text:p>
          </table:table-cell>
          <table:table-cell office:value-type="float" office:value="31.89889" calcext:value-type="float">
            <text:p>31.89889</text:p>
          </table:table-cell>
          <table:table-cell office:value-type="float" office:value="21.9804" calcext:value-type="float">
            <text:p>21.9804</text:p>
          </table:table-cell>
          <table:table-cell office:value-type="float" office:value="6.963394" calcext:value-type="float">
            <text:p>6.963394</text:p>
          </table:table-cell>
          <table:table-cell office:value-type="float" office:value="5.482958" calcext:value-type="float">
            <text:p>5.482958</text:p>
          </table:table-cell>
          <table:table-cell office:value-type="float" office:value="2.225162" calcext:value-type="float">
            <text:p>2.225162</text:p>
          </table:table-cell>
          <table:table-cell office:value-type="float" office:value="2.078211" calcext:value-type="float">
            <text:p>2.078211</text:p>
          </table:table-cell>
          <table:table-cell office:value-type="float" office:value="4.618689" calcext:value-type="float">
            <text:p>4.618689</text:p>
          </table:table-cell>
          <table:table-cell office:value-type="float" office:value="7.752699" calcext:value-type="float">
            <text:p>7.752699</text:p>
          </table:table-cell>
          <table:table-cell office:value-type="float" office:value="8.261255" calcext:value-type="float">
            <text:p>8.261255</text:p>
          </table:table-cell>
          <table:table-cell office:value-type="float" office:value="8.58178" calcext:value-type="float">
            <text:p>8.58178</text:p>
          </table:table-cell>
          <table:table-cell office:value-type="float" office:value="9.006844" calcext:value-type="float">
            <text:p>9.006844</text:p>
          </table:table-cell>
          <table:table-cell office:value-type="float" office:value="9.93011" calcext:value-type="float">
            <text:p>9.93011</text:p>
          </table:table-cell>
          <table:table-cell office:value-type="float" office:value="10.36861" calcext:value-type="float">
            <text:p>10.36861</text:p>
          </table:table-cell>
          <table:table-cell office:value-type="float" office:value="0" calcext:value-type="float">
            <text:p>0</text:p>
          </table:table-cell>
          <table:table-cell office:value-type="float" office:value="0.9229419" calcext:value-type="float">
            <text:p>0.9229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3.392673" calcext:value-type="float">
            <text:p>3.392673</text:p>
          </table:table-cell>
          <table:table-cell office:value-type="float" office:value="135.3737" calcext:value-type="float">
            <text:p>135.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8305" calcext:value-type="float">
            <text:p>34.183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001" calcext:value-type="float">
            <text:p>1.982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923" calcext:value-type="float">
            <text:p>1171.923</text:p>
          </table:table-cell>
          <table:table-cell office:value-type="float" office:value="1.192154" calcext:value-type="float">
            <text:p>1.192154</text:p>
          </table:table-cell>
          <table:table-cell office:value-type="float" office:value="0" calcext:value-type="float">
            <text:p>0</text:p>
          </table:table-cell>
          <table:table-cell office:value-type="float" office:value="0.2152202" calcext:value-type="float">
            <text:p>0.2152202</text:p>
          </table:table-cell>
          <table:table-cell office:value-type="float" office:value="0.235526" calcext:value-type="float">
            <text:p>0.235526</text:p>
          </table:table-cell>
          <table:table-cell office:value-type="float" office:value="0.1451256" calcext:value-type="float">
            <text:p>0.1451256</text:p>
          </table:table-cell>
          <table:table-cell office:value-type="float" office:value="0.04699407" calcext:value-type="float">
            <text:p>0.04699407</text:p>
          </table:table-cell>
          <table:table-cell office:value-type="float" office:value="0.03824862" calcext:value-type="float">
            <text:p>0.03824862</text:p>
          </table:table-cell>
          <table:table-cell office:value-type="float" office:value="0.02064211" calcext:value-type="float">
            <text:p>0.02064211</text:p>
          </table:table-cell>
          <table:table-cell office:value-type="float" office:value="0.02738764" calcext:value-type="float">
            <text:p>0.02738764</text:p>
          </table:table-cell>
          <table:table-cell office:value-type="float" office:value="0.0721707" calcext:value-type="float">
            <text:p>0.0721707</text:p>
          </table:table-cell>
          <table:table-cell office:value-type="float" office:value="0.1421443" calcext:value-type="float">
            <text:p>0.1421443</text:p>
          </table:table-cell>
          <table:table-cell office:value-type="float" office:value="0.1476142" calcext:value-type="float">
            <text:p>0.1476142</text:p>
          </table:table-cell>
          <table:table-cell office:value-type="float" office:value="0.1509917" calcext:value-type="float">
            <text:p>0.1509917</text:p>
          </table:table-cell>
          <table:table-cell office:value-type="float" office:value="0.1556579" calcext:value-type="float">
            <text:p>0.1556579</text:p>
          </table:table-cell>
          <table:table-cell office:value-type="float" office:value="0.1654321" calcext:value-type="float">
            <text:p>0.1654321</text:p>
          </table:table-cell>
          <table:table-cell office:value-type="float" office:value="0.1707189" calcext:value-type="float">
            <text:p>0.1707189</text:p>
          </table:table-cell>
          <table:table-cell office:value-type="float" office:value="0" calcext:value-type="float">
            <text:p>0</text:p>
          </table:table-cell>
          <table:table-cell office:value-type="float" office:value="32.96732" calcext:value-type="float">
            <text:p>32.96732</text:p>
          </table:table-cell>
          <table:table-cell office:value-type="float" office:value="31.88476" calcext:value-type="float">
            <text:p>31.88476</text:p>
          </table:table-cell>
          <table:table-cell office:value-type="float" office:value="21.97126" calcext:value-type="float">
            <text:p>21.97126</text:p>
          </table:table-cell>
          <table:table-cell office:value-type="float" office:value="6.960845" calcext:value-type="float">
            <text:p>6.960845</text:p>
          </table:table-cell>
          <table:table-cell office:value-type="float" office:value="5.481148" calcext:value-type="float">
            <text:p>5.481148</text:p>
          </table:table-cell>
          <table:table-cell office:value-type="float" office:value="2.225259" calcext:value-type="float">
            <text:p>2.225259</text:p>
          </table:table-cell>
          <table:table-cell office:value-type="float" office:value="2.079108" calcext:value-type="float">
            <text:p>2.079108</text:p>
          </table:table-cell>
          <table:table-cell office:value-type="float" office:value="4.622169" calcext:value-type="float">
            <text:p>4.622169</text:p>
          </table:table-cell>
          <table:table-cell office:value-type="float" office:value="7.757751" calcext:value-type="float">
            <text:p>7.757751</text:p>
          </table:table-cell>
          <table:table-cell office:value-type="float" office:value="8.266496" calcext:value-type="float">
            <text:p>8.266496</text:p>
          </table:table-cell>
          <table:table-cell office:value-type="float" office:value="8.587153" calcext:value-type="float">
            <text:p>8.587153</text:p>
          </table:table-cell>
          <table:table-cell office:value-type="float" office:value="9.011883" calcext:value-type="float">
            <text:p>9.011883</text:p>
          </table:table-cell>
          <table:table-cell office:value-type="float" office:value="9.934292" calcext:value-type="float">
            <text:p>9.934292</text:p>
          </table:table-cell>
          <table:table-cell office:value-type="float" office:value="10.37098" calcext:value-type="float">
            <text:p>10.37098</text:p>
          </table:table-cell>
          <table:table-cell office:value-type="float" office:value="0" calcext:value-type="float">
            <text:p>0</text:p>
          </table:table-cell>
          <table:table-cell office:value-type="float" office:value="0.7423919" calcext:value-type="float">
            <text:p>0.7423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3.391907" calcext:value-type="float">
            <text:p>3.391907</text:p>
          </table:table-cell>
          <table:table-cell office:value-type="float" office:value="135.3736" calcext:value-type="float">
            <text:p>135.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983" calcext:value-type="float">
            <text:p>34.198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001" calcext:value-type="float">
            <text:p>1.982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909" calcext:value-type="float">
            <text:p>1171.909</text:p>
          </table:table-cell>
          <table:table-cell office:value-type="float" office:value="1.190775" calcext:value-type="float">
            <text:p>1.190775</text:p>
          </table:table-cell>
          <table:table-cell office:value-type="float" office:value="0" calcext:value-type="float">
            <text:p>0</text:p>
          </table:table-cell>
          <table:table-cell office:value-type="float" office:value="0.2161759" calcext:value-type="float">
            <text:p>0.2161759</text:p>
          </table:table-cell>
          <table:table-cell office:value-type="float" office:value="0.231135" calcext:value-type="float">
            <text:p>0.231135</text:p>
          </table:table-cell>
          <table:table-cell office:value-type="float" office:value="0.1425367" calcext:value-type="float">
            <text:p>0.1425367</text:p>
          </table:table-cell>
          <table:table-cell office:value-type="float" office:value="0.04647469" calcext:value-type="float">
            <text:p>0.04647469</text:p>
          </table:table-cell>
          <table:table-cell office:value-type="float" office:value="0.03800629" calcext:value-type="float">
            <text:p>0.03800629</text:p>
          </table:table-cell>
          <table:table-cell office:value-type="float" office:value="0.02066381" calcext:value-type="float">
            <text:p>0.02066381</text:p>
          </table:table-cell>
          <table:table-cell office:value-type="float" office:value="0.02743768" calcext:value-type="float">
            <text:p>0.02743768</text:p>
          </table:table-cell>
          <table:table-cell office:value-type="float" office:value="0.0722025" calcext:value-type="float">
            <text:p>0.0722025</text:p>
          </table:table-cell>
          <table:table-cell office:value-type="float" office:value="0.142194" calcext:value-type="float">
            <text:p>0.142194</text:p>
          </table:table-cell>
          <table:table-cell office:value-type="float" office:value="0.1476674" calcext:value-type="float">
            <text:p>0.1476674</text:p>
          </table:table-cell>
          <table:table-cell office:value-type="float" office:value="0.1510483" calcext:value-type="float">
            <text:p>0.1510483</text:p>
          </table:table-cell>
          <table:table-cell office:value-type="float" office:value="0.1557086" calcext:value-type="float">
            <text:p>0.1557086</text:p>
          </table:table-cell>
          <table:table-cell office:value-type="float" office:value="0.1654778" calcext:value-type="float">
            <text:p>0.1654778</text:p>
          </table:table-cell>
          <table:table-cell office:value-type="float" office:value="0.1707642" calcext:value-type="float">
            <text:p>0.1707642</text:p>
          </table:table-cell>
          <table:table-cell office:value-type="float" office:value="0" calcext:value-type="float">
            <text:p>0</text:p>
          </table:table-cell>
          <table:table-cell office:value-type="float" office:value="32.95787" calcext:value-type="float">
            <text:p>32.95787</text:p>
          </table:table-cell>
          <table:table-cell office:value-type="float" office:value="31.86952" calcext:value-type="float">
            <text:p>31.86952</text:p>
          </table:table-cell>
          <table:table-cell office:value-type="float" office:value="21.96185" calcext:value-type="float">
            <text:p>21.96185</text:p>
          </table:table-cell>
          <table:table-cell office:value-type="float" office:value="6.958304" calcext:value-type="float">
            <text:p>6.958304</text:p>
          </table:table-cell>
          <table:table-cell office:value-type="float" office:value="5.479366" calcext:value-type="float">
            <text:p>5.479366</text:p>
          </table:table-cell>
          <table:table-cell office:value-type="float" office:value="2.225365" calcext:value-type="float">
            <text:p>2.225365</text:p>
          </table:table-cell>
          <table:table-cell office:value-type="float" office:value="2.080006" calcext:value-type="float">
            <text:p>2.080006</text:p>
          </table:table-cell>
          <table:table-cell office:value-type="float" office:value="4.625641" calcext:value-type="float">
            <text:p>4.625641</text:p>
          </table:table-cell>
          <table:table-cell office:value-type="float" office:value="7.762825" calcext:value-type="float">
            <text:p>7.762825</text:p>
          </table:table-cell>
          <table:table-cell office:value-type="float" office:value="8.271734" calcext:value-type="float">
            <text:p>8.271734</text:p>
          </table:table-cell>
          <table:table-cell office:value-type="float" office:value="8.592527" calcext:value-type="float">
            <text:p>8.592527</text:p>
          </table:table-cell>
          <table:table-cell office:value-type="float" office:value="9.016922" calcext:value-type="float">
            <text:p>9.016922</text:p>
          </table:table-cell>
          <table:table-cell office:value-type="float" office:value="9.938483" calcext:value-type="float">
            <text:p>9.938483</text:p>
          </table:table-cell>
          <table:table-cell office:value-type="float" office:value="10.3752" calcext:value-type="float">
            <text:p>10.3752</text:p>
          </table:table-cell>
          <table:table-cell office:value-type="float" office:value="0" calcext:value-type="float">
            <text:p>0</text:p>
          </table:table-cell>
          <table:table-cell office:value-type="float" office:value="0.769513" calcext:value-type="float">
            <text:p>0.769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3.390874" calcext:value-type="float">
            <text:p>3.390874</text:p>
          </table:table-cell>
          <table:table-cell office:value-type="float" office:value="135.3737" calcext:value-type="float">
            <text:p>135.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1346" calcext:value-type="float">
            <text:p>34.2134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001" calcext:value-type="float">
            <text:p>1.982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895" calcext:value-type="float">
            <text:p>1171.895</text:p>
          </table:table-cell>
          <table:table-cell office:value-type="float" office:value="1.188947" calcext:value-type="float">
            <text:p>1.188947</text:p>
          </table:table-cell>
          <table:table-cell office:value-type="float" office:value="0" calcext:value-type="float">
            <text:p>0</text:p>
          </table:table-cell>
          <table:table-cell office:value-type="float" office:value="0.2201758" calcext:value-type="float">
            <text:p>0.2201758</text:p>
          </table:table-cell>
          <table:table-cell office:value-type="float" office:value="0.2256227" calcext:value-type="float">
            <text:p>0.2256227</text:p>
          </table:table-cell>
          <table:table-cell office:value-type="float" office:value="0.1411464" calcext:value-type="float">
            <text:p>0.1411464</text:p>
          </table:table-cell>
          <table:table-cell office:value-type="float" office:value="0.04613803" calcext:value-type="float">
            <text:p>0.04613803</text:p>
          </table:table-cell>
          <table:table-cell office:value-type="float" office:value="0.03777469" calcext:value-type="float">
            <text:p>0.03777469</text:p>
          </table:table-cell>
          <table:table-cell office:value-type="float" office:value="0.020593" calcext:value-type="float">
            <text:p>0.020593</text:p>
          </table:table-cell>
          <table:table-cell office:value-type="float" office:value="0.02745344" calcext:value-type="float">
            <text:p>0.02745344</text:p>
          </table:table-cell>
          <table:table-cell office:value-type="float" office:value="0.07223272" calcext:value-type="float">
            <text:p>0.07223272</text:p>
          </table:table-cell>
          <table:table-cell office:value-type="float" office:value="0.1422438" calcext:value-type="float">
            <text:p>0.1422438</text:p>
          </table:table-cell>
          <table:table-cell office:value-type="float" office:value="0.1477207" calcext:value-type="float">
            <text:p>0.1477207</text:p>
          </table:table-cell>
          <table:table-cell office:value-type="float" office:value="0.151105" calcext:value-type="float">
            <text:p>0.151105</text:p>
          </table:table-cell>
          <table:table-cell office:value-type="float" office:value="0.1557598" calcext:value-type="float">
            <text:p>0.1557598</text:p>
          </table:table-cell>
          <table:table-cell office:value-type="float" office:value="0.1655238" calcext:value-type="float">
            <text:p>0.1655238</text:p>
          </table:table-cell>
          <table:table-cell office:value-type="float" office:value="0.1708093" calcext:value-type="float">
            <text:p>0.1708093</text:p>
          </table:table-cell>
          <table:table-cell office:value-type="float" office:value="0" calcext:value-type="float">
            <text:p>0</text:p>
          </table:table-cell>
          <table:table-cell office:value-type="float" office:value="32.94868" calcext:value-type="float">
            <text:p>32.94868</text:p>
          </table:table-cell>
          <table:table-cell office:value-type="float" office:value="31.85402" calcext:value-type="float">
            <text:p>31.85402</text:p>
          </table:table-cell>
          <table:table-cell office:value-type="float" office:value="21.95201" calcext:value-type="float">
            <text:p>21.95201</text:p>
          </table:table-cell>
          <table:table-cell office:value-type="float" office:value="6.955664" calcext:value-type="float">
            <text:p>6.955664</text:p>
          </table:table-cell>
          <table:table-cell office:value-type="float" office:value="5.477531" calcext:value-type="float">
            <text:p>5.477531</text:p>
          </table:table-cell>
          <table:table-cell office:value-type="float" office:value="2.225464" calcext:value-type="float">
            <text:p>2.225464</text:p>
          </table:table-cell>
          <table:table-cell office:value-type="float" office:value="2.080901" calcext:value-type="float">
            <text:p>2.080901</text:p>
          </table:table-cell>
          <table:table-cell office:value-type="float" office:value="4.629091" calcext:value-type="float">
            <text:p>4.629091</text:p>
          </table:table-cell>
          <table:table-cell office:value-type="float" office:value="7.767898" calcext:value-type="float">
            <text:p>7.767898</text:p>
          </table:table-cell>
          <table:table-cell office:value-type="float" office:value="8.276917" calcext:value-type="float">
            <text:p>8.276917</text:p>
          </table:table-cell>
          <table:table-cell office:value-type="float" office:value="8.597901" calcext:value-type="float">
            <text:p>8.597901</text:p>
          </table:table-cell>
          <table:table-cell office:value-type="float" office:value="9.021961" calcext:value-type="float">
            <text:p>9.021961</text:p>
          </table:table-cell>
          <table:table-cell office:value-type="float" office:value="9.942664" calcext:value-type="float">
            <text:p>9.942664</text:p>
          </table:table-cell>
          <table:table-cell office:value-type="float" office:value="10.38034" calcext:value-type="float">
            <text:p>10.38034</text:p>
          </table:table-cell>
          <table:table-cell office:value-type="float" office:value="0" calcext:value-type="float">
            <text:p>0</text:p>
          </table:table-cell>
          <table:table-cell office:value-type="float" office:value="0.9641229" calcext:value-type="float">
            <text:p>0.9641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3.389275" calcext:value-type="float">
            <text:p>3.389275</text:p>
          </table:table-cell>
          <table:table-cell office:value-type="float" office:value="135.3738" calcext:value-type="float">
            <text:p>135.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285" calcext:value-type="float">
            <text:p>34.2285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001" calcext:value-type="float">
            <text:p>1.982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881" calcext:value-type="float">
            <text:p>1171.881</text:p>
          </table:table-cell>
          <table:table-cell office:value-type="float" office:value="1.186374" calcext:value-type="float">
            <text:p>1.186374</text:p>
          </table:table-cell>
          <table:table-cell office:value-type="float" office:value="0" calcext:value-type="float">
            <text:p>0</text:p>
          </table:table-cell>
          <table:table-cell office:value-type="float" office:value="0.2339275" calcext:value-type="float">
            <text:p>0.2339275</text:p>
          </table:table-cell>
          <table:table-cell office:value-type="float" office:value="0.2308006" calcext:value-type="float">
            <text:p>0.2308006</text:p>
          </table:table-cell>
          <table:table-cell office:value-type="float" office:value="0.1387143" calcext:value-type="float">
            <text:p>0.1387143</text:p>
          </table:table-cell>
          <table:table-cell office:value-type="float" office:value="0.04560028" calcext:value-type="float">
            <text:p>0.04560028</text:p>
          </table:table-cell>
          <table:table-cell office:value-type="float" office:value="0.03732827" calcext:value-type="float">
            <text:p>0.03732827</text:p>
          </table:table-cell>
          <table:table-cell office:value-type="float" office:value="0.02040974" calcext:value-type="float">
            <text:p>0.02040974</text:p>
          </table:table-cell>
          <table:table-cell office:value-type="float" office:value="0.02734177" calcext:value-type="float">
            <text:p>0.02734177</text:p>
          </table:table-cell>
          <table:table-cell office:value-type="float" office:value="0.07226265" calcext:value-type="float">
            <text:p>0.07226265</text:p>
          </table:table-cell>
          <table:table-cell office:value-type="float" office:value="0.1422937" calcext:value-type="float">
            <text:p>0.1422937</text:p>
          </table:table-cell>
          <table:table-cell office:value-type="float" office:value="0.1477734" calcext:value-type="float">
            <text:p>0.1477734</text:p>
          </table:table-cell>
          <table:table-cell office:value-type="float" office:value="0.1511617" calcext:value-type="float">
            <text:p>0.1511617</text:p>
          </table:table-cell>
          <table:table-cell office:value-type="float" office:value="0.1558121" calcext:value-type="float">
            <text:p>0.1558121</text:p>
          </table:table-cell>
          <table:table-cell office:value-type="float" office:value="0.1655704" calcext:value-type="float">
            <text:p>0.1655704</text:p>
          </table:table-cell>
          <table:table-cell office:value-type="float" office:value="0.1708544" calcext:value-type="float">
            <text:p>0.1708544</text:p>
          </table:table-cell>
          <table:table-cell office:value-type="float" office:value="0" calcext:value-type="float">
            <text:p>0</text:p>
          </table:table-cell>
          <table:table-cell office:value-type="float" office:value="32.94161" calcext:value-type="float">
            <text:p>32.94161</text:p>
          </table:table-cell>
          <table:table-cell office:value-type="float" office:value="31.8384" calcext:value-type="float">
            <text:p>31.8384</text:p>
          </table:table-cell>
          <table:table-cell office:value-type="float" office:value="21.94012" calcext:value-type="float">
            <text:p>21.94012</text:p>
          </table:table-cell>
          <table:table-cell office:value-type="float" office:value="6.952748" calcext:value-type="float">
            <text:p>6.952748</text:p>
          </table:table-cell>
          <table:table-cell office:value-type="float" office:value="5.475553" calcext:value-type="float">
            <text:p>5.475553</text:p>
          </table:table-cell>
          <table:table-cell office:value-type="float" office:value="2.225543" calcext:value-type="float">
            <text:p>2.225543</text:p>
          </table:table-cell>
          <table:table-cell office:value-type="float" office:value="2.081781" calcext:value-type="float">
            <text:p>2.081781</text:p>
          </table:table-cell>
          <table:table-cell office:value-type="float" office:value="4.632539" calcext:value-type="float">
            <text:p>4.632539</text:p>
          </table:table-cell>
          <table:table-cell office:value-type="float" office:value="7.772972" calcext:value-type="float">
            <text:p>7.772972</text:p>
          </table:table-cell>
          <table:table-cell office:value-type="float" office:value="8.282083" calcext:value-type="float">
            <text:p>8.282083</text:p>
          </table:table-cell>
          <table:table-cell office:value-type="float" office:value="8.603274" calcext:value-type="float">
            <text:p>8.603274</text:p>
          </table:table-cell>
          <table:table-cell office:value-type="float" office:value="9.027" calcext:value-type="float">
            <text:p>9.027</text:p>
          </table:table-cell>
          <table:table-cell office:value-type="float" office:value="9.946855" calcext:value-type="float">
            <text:p>9.946855</text:p>
          </table:table-cell>
          <table:table-cell office:value-type="float" office:value="10.38924" calcext:value-type="float">
            <text:p>10.38924</text:p>
          </table:table-cell>
          <table:table-cell office:value-type="float" office:value="0" calcext:value-type="float">
            <text:p>0</text:p>
          </table:table-cell>
          <table:table-cell office:value-type="float" office:value="1.36155" calcext:value-type="float">
            <text:p>1.36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3.387654" calcext:value-type="float">
            <text:p>3.387654</text:p>
          </table:table-cell>
          <table:table-cell office:value-type="float" office:value="135.3739" calcext:value-type="float">
            <text:p>135.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4353" calcext:value-type="float">
            <text:p>34.243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255" calcext:value-type="float">
            <text:p>1.982255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867" calcext:value-type="float">
            <text:p>1171.867</text:p>
          </table:table-cell>
          <table:table-cell office:value-type="float" office:value="1.183853" calcext:value-type="float">
            <text:p>1.183853</text:p>
          </table:table-cell>
          <table:table-cell office:value-type="float" office:value="0" calcext:value-type="float">
            <text:p>0</text:p>
          </table:table-cell>
          <table:table-cell office:value-type="float" office:value="0.2398889" calcext:value-type="float">
            <text:p>0.2398889</text:p>
          </table:table-cell>
          <table:table-cell office:value-type="float" office:value="0.2355433" calcext:value-type="float">
            <text:p>0.2355433</text:p>
          </table:table-cell>
          <table:table-cell office:value-type="float" office:value="0.1386575" calcext:value-type="float">
            <text:p>0.1386575</text:p>
          </table:table-cell>
          <table:table-cell office:value-type="float" office:value="0.04594293" calcext:value-type="float">
            <text:p>0.04594293</text:p>
          </table:table-cell>
          <table:table-cell office:value-type="float" office:value="0.03742544" calcext:value-type="float">
            <text:p>0.03742544</text:p>
          </table:table-cell>
          <table:table-cell office:value-type="float" office:value="0.02033123" calcext:value-type="float">
            <text:p>0.02033123</text:p>
          </table:table-cell>
          <table:table-cell office:value-type="float" office:value="0.02715159" calcext:value-type="float">
            <text:p>0.02715159</text:p>
          </table:table-cell>
          <table:table-cell office:value-type="float" office:value="0.07229433" calcext:value-type="float">
            <text:p>0.07229433</text:p>
          </table:table-cell>
          <table:table-cell office:value-type="float" office:value="0.1423439" calcext:value-type="float">
            <text:p>0.1423439</text:p>
          </table:table-cell>
          <table:table-cell office:value-type="float" office:value="0.1478261" calcext:value-type="float">
            <text:p>0.1478261</text:p>
          </table:table-cell>
          <table:table-cell office:value-type="float" office:value="0.1512183" calcext:value-type="float">
            <text:p>0.1512183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656162" calcext:value-type="float">
            <text:p>0.1656162</text:p>
          </table:table-cell>
          <table:table-cell office:value-type="float" office:value="0.1708995" calcext:value-type="float">
            <text:p>0.1708995</text:p>
          </table:table-cell>
          <table:table-cell office:value-type="float" office:value="0" calcext:value-type="float">
            <text:p>0</text:p>
          </table:table-cell>
          <table:table-cell office:value-type="float" office:value="32.93535" calcext:value-type="float">
            <text:p>32.93535</text:p>
          </table:table-cell>
          <table:table-cell office:value-type="float" office:value="31.82397" calcext:value-type="float">
            <text:p>31.82397</text:p>
          </table:table-cell>
          <table:table-cell office:value-type="float" office:value="21.92748" calcext:value-type="float">
            <text:p>21.92748</text:p>
          </table:table-cell>
          <table:table-cell office:value-type="float" office:value="6.94967" calcext:value-type="float">
            <text:p>6.94967</text:p>
          </table:table-cell>
          <table:table-cell office:value-type="float" office:value="5.473462" calcext:value-type="float">
            <text:p>5.473462</text:p>
          </table:table-cell>
          <table:table-cell office:value-type="float" office:value="2.225602" calcext:value-type="float">
            <text:p>2.225602</text:p>
          </table:table-cell>
          <table:table-cell office:value-type="float" office:value="2.082643" calcext:value-type="float">
            <text:p>2.082643</text:p>
          </table:table-cell>
          <table:table-cell office:value-type="float" office:value="4.635989" calcext:value-type="float">
            <text:p>4.635989</text:p>
          </table:table-cell>
          <table:table-cell office:value-type="float" office:value="7.778046" calcext:value-type="float">
            <text:p>7.778046</text:p>
          </table:table-cell>
          <table:table-cell office:value-type="float" office:value="8.287245" calcext:value-type="float">
            <text:p>8.287245</text:p>
          </table:table-cell>
          <table:table-cell office:value-type="float" office:value="8.608615" calcext:value-type="float">
            <text:p>8.608615</text:p>
          </table:table-cell>
          <table:table-cell office:value-type="float" office:value="9.03204" calcext:value-type="float">
            <text:p>9.03204</text:p>
          </table:table-cell>
          <table:table-cell office:value-type="float" office:value="9.951037" calcext:value-type="float">
            <text:p>9.951037</text:p>
          </table:table-cell>
          <table:table-cell office:value-type="float" office:value="10.39771" calcext:value-type="float">
            <text:p>10.39771</text:p>
          </table:table-cell>
          <table:table-cell office:value-type="float" office:value="0" calcext:value-type="float">
            <text:p>0</text:p>
          </table:table-cell>
          <table:table-cell office:value-type="float" office:value="1.582723" calcext:value-type="float">
            <text:p>1.582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3.386067" calcext:value-type="float">
            <text:p>3.386067</text:p>
          </table:table-cell>
          <table:table-cell office:value-type="float" office:value="135.374" calcext:value-type="float">
            <text:p>135.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5856" calcext:value-type="float">
            <text:p>34.258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412" calcext:value-type="float">
            <text:p>1.982412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853" calcext:value-type="float">
            <text:p>1171.853</text:p>
          </table:table-cell>
          <table:table-cell office:value-type="float" office:value="1.18176" calcext:value-type="float">
            <text:p>1.18176</text:p>
          </table:table-cell>
          <table:table-cell office:value-type="float" office:value="0" calcext:value-type="float">
            <text:p>0</text:p>
          </table:table-cell>
          <table:table-cell office:value-type="float" office:value="0.2479987" calcext:value-type="float">
            <text:p>0.2479987</text:p>
          </table:table-cell>
          <table:table-cell office:value-type="float" office:value="0.2374842" calcext:value-type="float">
            <text:p>0.2374842</text:p>
          </table:table-cell>
          <table:table-cell office:value-type="float" office:value="0.1380515" calcext:value-type="float">
            <text:p>0.1380515</text:p>
          </table:table-cell>
          <table:table-cell office:value-type="float" office:value="0.04625634" calcext:value-type="float">
            <text:p>0.04625634</text:p>
          </table:table-cell>
          <table:table-cell office:value-type="float" office:value="0.03750083" calcext:value-type="float">
            <text:p>0.03750083</text:p>
          </table:table-cell>
          <table:table-cell office:value-type="float" office:value="0.02032597" calcext:value-type="float">
            <text:p>0.02032597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07232779" calcext:value-type="float">
            <text:p>0.07232779</text:p>
          </table:table-cell>
          <table:table-cell office:value-type="float" office:value="0.1423949" calcext:value-type="float">
            <text:p>0.1423949</text:p>
          </table:table-cell>
          <table:table-cell office:value-type="float" office:value="0.1478789" calcext:value-type="float">
            <text:p>0.1478789</text:p>
          </table:table-cell>
          <table:table-cell office:value-type="float" office:value="0.1512747" calcext:value-type="float">
            <text:p>0.1512747</text:p>
          </table:table-cell>
          <table:table-cell office:value-type="float" office:value="0.1559153" calcext:value-type="float">
            <text:p>0.1559153</text:p>
          </table:table-cell>
          <table:table-cell office:value-type="float" office:value="0.1656622" calcext:value-type="float">
            <text:p>0.1656622</text:p>
          </table:table-cell>
          <table:table-cell office:value-type="float" office:value="0.1709444" calcext:value-type="float">
            <text:p>0.1709444</text:p>
          </table:table-cell>
          <table:table-cell office:value-type="float" office:value="0" calcext:value-type="float">
            <text:p>0</text:p>
          </table:table-cell>
          <table:table-cell office:value-type="float" office:value="32.93319" calcext:value-type="float">
            <text:p>32.93319</text:p>
          </table:table-cell>
          <table:table-cell office:value-type="float" office:value="31.81014" calcext:value-type="float">
            <text:p>31.81014</text:p>
          </table:table-cell>
          <table:table-cell office:value-type="float" office:value="21.91374" calcext:value-type="float">
            <text:p>21.91374</text:p>
          </table:table-cell>
          <table:table-cell office:value-type="float" office:value="6.946519" calcext:value-type="float">
            <text:p>6.946519</text:p>
          </table:table-cell>
          <table:table-cell office:value-type="float" office:value="5.471317" calcext:value-type="float">
            <text:p>5.471317</text:p>
          </table:table-cell>
          <table:table-cell office:value-type="float" office:value="2.225657" calcext:value-type="float">
            <text:p>2.225657</text:p>
          </table:table-cell>
          <table:table-cell office:value-type="float" office:value="2.083494" calcext:value-type="float">
            <text:p>2.083494</text:p>
          </table:table-cell>
          <table:table-cell office:value-type="float" office:value="4.639438" calcext:value-type="float">
            <text:p>4.639438</text:p>
          </table:table-cell>
          <table:table-cell office:value-type="float" office:value="7.783119" calcext:value-type="float">
            <text:p>7.783119</text:p>
          </table:table-cell>
          <table:table-cell office:value-type="float" office:value="8.29241" calcext:value-type="float">
            <text:p>8.29241</text:p>
          </table:table-cell>
          <table:table-cell office:value-type="float" office:value="8.613933" calcext:value-type="float">
            <text:p>8.613933</text:p>
          </table:table-cell>
          <table:table-cell office:value-type="float" office:value="9.037079" calcext:value-type="float">
            <text:p>9.037079</text:p>
          </table:table-cell>
          <table:table-cell office:value-type="float" office:value="9.955227" calcext:value-type="float">
            <text:p>9.955227</text:p>
          </table:table-cell>
          <table:table-cell office:value-type="float" office:value="10.40668" calcext:value-type="float">
            <text:p>10.40668</text:p>
          </table:table-cell>
          <table:table-cell office:value-type="float" office:value="0" calcext:value-type="float">
            <text:p>0</text:p>
          </table:table-cell>
          <table:table-cell office:value-type="float" office:value="1.600213" calcext:value-type="float">
            <text:p>1.600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3.384606" calcext:value-type="float">
            <text:p>3.384606</text:p>
          </table:table-cell>
          <table:table-cell office:value-type="float" office:value="135.374" calcext:value-type="float">
            <text:p>135.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7356" calcext:value-type="float">
            <text:p>34.273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569" calcext:value-type="float">
            <text:p>1.9825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84" calcext:value-type="float">
            <text:p>1171.84</text:p>
          </table:table-cell>
          <table:table-cell office:value-type="float" office:value="1.179497" calcext:value-type="float">
            <text:p>1.179497</text:p>
          </table:table-cell>
          <table:table-cell office:value-type="float" office:value="0" calcext:value-type="float">
            <text:p>0</text:p>
          </table:table-cell>
          <table:table-cell office:value-type="float" office:value="0.2403606" calcext:value-type="float">
            <text:p>0.2403606</text:p>
          </table:table-cell>
          <table:table-cell office:value-type="float" office:value="0.2368252" calcext:value-type="float">
            <text:p>0.2368252</text:p>
          </table:table-cell>
          <table:table-cell office:value-type="float" office:value="0.1390205" calcext:value-type="float">
            <text:p>0.1390205</text:p>
          </table:table-cell>
          <table:table-cell office:value-type="float" office:value="0.04655856" calcext:value-type="float">
            <text:p>0.04655856</text:p>
          </table:table-cell>
          <table:table-cell office:value-type="float" office:value="0.03758535" calcext:value-type="float">
            <text:p>0.03758535</text:p>
          </table:table-cell>
          <table:table-cell office:value-type="float" office:value="0.02034906" calcext:value-type="float">
            <text:p>0.02034906</text:p>
          </table:table-cell>
          <table:table-cell office:value-type="float" office:value="0.02696344" calcext:value-type="float">
            <text:p>0.02696344</text:p>
          </table:table-cell>
          <table:table-cell office:value-type="float" office:value="0.07236624" calcext:value-type="float">
            <text:p>0.07236624</text:p>
          </table:table-cell>
          <table:table-cell office:value-type="float" office:value="0.1424479" calcext:value-type="float">
            <text:p>0.1424479</text:p>
          </table:table-cell>
          <table:table-cell office:value-type="float" office:value="0.1479315" calcext:value-type="float">
            <text:p>0.1479315</text:p>
          </table:table-cell>
          <table:table-cell office:value-type="float" office:value="0.1513311" calcext:value-type="float">
            <text:p>0.1513311</text:p>
          </table:table-cell>
          <table:table-cell office:value-type="float" office:value="0.1559666" calcext:value-type="float">
            <text:p>0.1559666</text:p>
          </table:table-cell>
          <table:table-cell office:value-type="float" office:value="0.1657073" calcext:value-type="float">
            <text:p>0.1657073</text:p>
          </table:table-cell>
          <table:table-cell office:value-type="float" office:value="0.1709897" calcext:value-type="float">
            <text:p>0.1709897</text:p>
          </table:table-cell>
          <table:table-cell office:value-type="float" office:value="0" calcext:value-type="float">
            <text:p>0</text:p>
          </table:table-cell>
          <table:table-cell office:value-type="float" office:value="32.92742" calcext:value-type="float">
            <text:p>32.92742</text:p>
          </table:table-cell>
          <table:table-cell office:value-type="float" office:value="31.79644" calcext:value-type="float">
            <text:p>31.79644</text:p>
          </table:table-cell>
          <table:table-cell office:value-type="float" office:value="21.9" calcext:value-type="float">
            <text:p>21.9</text:p>
          </table:table-cell>
          <table:table-cell office:value-type="float" office:value="6.943351" calcext:value-type="float">
            <text:p>6.943351</text:p>
          </table:table-cell>
          <table:table-cell office:value-type="float" office:value="5.46914" calcext:value-type="float">
            <text:p>5.46914</text:p>
          </table:table-cell>
          <table:table-cell office:value-type="float" office:value="2.225713" calcext:value-type="float">
            <text:p>2.225713</text:p>
          </table:table-cell>
          <table:table-cell office:value-type="float" office:value="2.084351" calcext:value-type="float">
            <text:p>2.084351</text:p>
          </table:table-cell>
          <table:table-cell office:value-type="float" office:value="4.642887" calcext:value-type="float">
            <text:p>4.642887</text:p>
          </table:table-cell>
          <table:table-cell office:value-type="float" office:value="7.788193" calcext:value-type="float">
            <text:p>7.788193</text:p>
          </table:table-cell>
          <table:table-cell office:value-type="float" office:value="8.297573" calcext:value-type="float">
            <text:p>8.297573</text:p>
          </table:table-cell>
          <table:table-cell office:value-type="float" office:value="8.619249" calcext:value-type="float">
            <text:p>8.619249</text:p>
          </table:table-cell>
          <table:table-cell office:value-type="float" office:value="9.042118" calcext:value-type="float">
            <text:p>9.042118</text:p>
          </table:table-cell>
          <table:table-cell office:value-type="float" office:value="9.959411" calcext:value-type="float">
            <text:p>9.959411</text:p>
          </table:table-cell>
          <table:table-cell office:value-type="float" office:value="10.41423" calcext:value-type="float">
            <text:p>10.41423</text:p>
          </table:table-cell>
          <table:table-cell office:value-type="float" office:value="0" calcext:value-type="float">
            <text:p>0</text:p>
          </table:table-cell>
          <table:table-cell office:value-type="float" office:value="1.610221" calcext:value-type="float">
            <text:p>1.61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3.383084" calcext:value-type="float">
            <text:p>3.383084</text:p>
          </table:table-cell>
          <table:table-cell office:value-type="float" office:value="135.3741" calcext:value-type="float">
            <text:p>135.3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885" calcext:value-type="float">
            <text:p>34.2885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721" calcext:value-type="float">
            <text:p>1.982721E-08</text:p>
          </table:table-cell>
          <table:table-cell office:value-type="float" office:value="0" calcext:value-type="float">
            <text:p>0</text:p>
          </table:table-cell>
          <table:table-cell office:value-type="float" office:value="-0.001387266" calcext:value-type="float">
            <text:p>-0.001387266</text:p>
          </table:table-cell>
          <table:table-cell office:value-type="float" office:value="1171.826" calcext:value-type="float">
            <text:p>1171.826</text:p>
          </table:table-cell>
          <table:table-cell office:value-type="float" office:value="1.177522" calcext:value-type="float">
            <text:p>1.177522</text:p>
          </table:table-cell>
          <table:table-cell office:value-type="float" office:value="0" calcext:value-type="float">
            <text:p>0</text:p>
          </table:table-cell>
          <table:table-cell office:value-type="float" office:value="0.2485414" calcext:value-type="float">
            <text:p>0.2485414</text:p>
          </table:table-cell>
          <table:table-cell office:value-type="float" office:value="0.2380253" calcext:value-type="float">
            <text:p>0.2380253</text:p>
          </table:table-cell>
          <table:table-cell office:value-type="float" office:value="0.1369993" calcext:value-type="float">
            <text:p>0.1369993</text:p>
          </table:table-cell>
          <table:table-cell office:value-type="float" office:value="0.04665462" calcext:value-type="float">
            <text:p>0.04665462</text:p>
          </table:table-cell>
          <table:table-cell office:value-type="float" office:value="0.03755285" calcext:value-type="float">
            <text:p>0.03755285</text:p>
          </table:table-cell>
          <table:table-cell office:value-type="float" office:value="0.02036591" calcext:value-type="float">
            <text:p>0.02036591</text:p>
          </table:table-cell>
          <table:table-cell office:value-type="float" office:value="0.02693716" calcext:value-type="float">
            <text:p>0.02693716</text:p>
          </table:table-cell>
          <table:table-cell office:value-type="float" office:value="0.07240397" calcext:value-type="float">
            <text:p>0.07240397</text:p>
          </table:table-cell>
          <table:table-cell office:value-type="float" office:value="0.1425012" calcext:value-type="float">
            <text:p>0.1425012</text:p>
          </table:table-cell>
          <table:table-cell office:value-type="float" office:value="0.1479847" calcext:value-type="float">
            <text:p>0.1479847</text:p>
          </table:table-cell>
          <table:table-cell office:value-type="float" office:value="0.1513876" calcext:value-type="float">
            <text:p>0.1513876</text:p>
          </table:table-cell>
          <table:table-cell office:value-type="float" office:value="0.1560184" calcext:value-type="float">
            <text:p>0.1560184</text:p>
          </table:table-cell>
          <table:table-cell office:value-type="float" office:value="0.1657533" calcext:value-type="float">
            <text:p>0.1657533</text:p>
          </table:table-cell>
          <table:table-cell office:value-type="float" office:value="0.1710346" calcext:value-type="float">
            <text:p>0.1710346</text:p>
          </table:table-cell>
          <table:table-cell office:value-type="float" office:value="0" calcext:value-type="float">
            <text:p>0</text:p>
          </table:table-cell>
          <table:table-cell office:value-type="float" office:value="32.92514" calcext:value-type="float">
            <text:p>32.92514</text:p>
          </table:table-cell>
          <table:table-cell office:value-type="float" office:value="31.7829" calcext:value-type="float">
            <text:p>31.7829</text:p>
          </table:table-cell>
          <table:table-cell office:value-type="float" office:value="21.88477" calcext:value-type="float">
            <text:p>21.88477</text:p>
          </table:table-cell>
          <table:table-cell office:value-type="float" office:value="6.940112" calcext:value-type="float">
            <text:p>6.940112</text:p>
          </table:table-cell>
          <table:table-cell office:value-type="float" office:value="5.466908" calcext:value-type="float">
            <text:p>5.466908</text:p>
          </table:table-cell>
          <table:table-cell office:value-type="float" office:value="2.225778" calcext:value-type="float">
            <text:p>2.225778</text:p>
          </table:table-cell>
          <table:table-cell office:value-type="float" office:value="2.085218" calcext:value-type="float">
            <text:p>2.085218</text:p>
          </table:table-cell>
          <table:table-cell office:value-type="float" office:value="4.646335" calcext:value-type="float">
            <text:p>4.646335</text:p>
          </table:table-cell>
          <table:table-cell office:value-type="float" office:value="7.793266" calcext:value-type="float">
            <text:p>7.793266</text:p>
          </table:table-cell>
          <table:table-cell office:value-type="float" office:value="8.302735" calcext:value-type="float">
            <text:p>8.302735</text:p>
          </table:table-cell>
          <table:table-cell office:value-type="float" office:value="8.624567" calcext:value-type="float">
            <text:p>8.624567</text:p>
          </table:table-cell>
          <table:table-cell office:value-type="float" office:value="9.04714" calcext:value-type="float">
            <text:p>9.04714</text:p>
          </table:table-cell>
          <table:table-cell office:value-type="float" office:value="9.963603" calcext:value-type="float">
            <text:p>9.963603</text:p>
          </table:table-cell>
          <table:table-cell office:value-type="float" office:value="10.42321" calcext:value-type="float">
            <text:p>10.42321</text:p>
          </table:table-cell>
          <table:table-cell office:value-type="float" office:value="0" calcext:value-type="float">
            <text:p>0</text:p>
          </table:table-cell>
          <table:table-cell office:value-type="float" office:value="1.573931" calcext:value-type="float">
            <text:p>1.573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3.382549" calcext:value-type="float">
            <text:p>3.382549</text:p>
          </table:table-cell>
          <table:table-cell office:value-type="float" office:value="135.374" calcext:value-type="float">
            <text:p>135.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0341" calcext:value-type="float">
            <text:p>34.3034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721" calcext:value-type="float">
            <text:p>1.982721E-08</text:p>
          </table:table-cell>
          <table:table-cell office:value-type="float" office:value="0" calcext:value-type="float">
            <text:p>0</text:p>
          </table:table-cell>
          <table:table-cell office:value-type="float" office:value="-0.001499092" calcext:value-type="float">
            <text:p>-0.001499092</text:p>
          </table:table-cell>
          <table:table-cell office:value-type="float" office:value="1171.812" calcext:value-type="float">
            <text:p>1171.812</text:p>
          </table:table-cell>
          <table:table-cell office:value-type="float" office:value="1.17697" calcext:value-type="float">
            <text:p>1.17697</text:p>
          </table:table-cell>
          <table:table-cell office:value-type="float" office:value="0" calcext:value-type="float">
            <text:p>0</text:p>
          </table:table-cell>
          <table:table-cell office:value-type="float" office:value="0.2286504" calcext:value-type="float">
            <text:p>0.2286504</text:p>
          </table:table-cell>
          <table:table-cell office:value-type="float" office:value="0.2346689" calcext:value-type="float">
            <text:p>0.2346689</text:p>
          </table:table-cell>
          <table:table-cell office:value-type="float" office:value="0.1437143" calcext:value-type="float">
            <text:p>0.1437143</text:p>
          </table:table-cell>
          <table:table-cell office:value-type="float" office:value="0.04711827" calcext:value-type="float">
            <text:p>0.04711827</text:p>
          </table:table-cell>
          <table:table-cell office:value-type="float" office:value="0.03761781" calcext:value-type="float">
            <text:p>0.03761781</text:p>
          </table:table-cell>
          <table:table-cell office:value-type="float" office:value="0.02038839" calcext:value-type="float">
            <text:p>0.02038839</text:p>
          </table:table-cell>
          <table:table-cell office:value-type="float" office:value="0.02693687" calcext:value-type="float">
            <text:p>0.02693687</text:p>
          </table:table-cell>
          <table:table-cell office:value-type="float" office:value="0.07244027" calcext:value-type="float">
            <text:p>0.07244027</text:p>
          </table:table-cell>
          <table:table-cell office:value-type="float" office:value="0.1425547" calcext:value-type="float">
            <text:p>0.1425547</text:p>
          </table:table-cell>
          <table:table-cell office:value-type="float" office:value="0.1480383" calcext:value-type="float">
            <text:p>0.1480383</text:p>
          </table:table-cell>
          <table:table-cell office:value-type="float" office:value="0.1514441" calcext:value-type="float">
            <text:p>0.1514441</text:p>
          </table:table-cell>
          <table:table-cell office:value-type="float" office:value="0.1560803" calcext:value-type="float">
            <text:p>0.1560803</text:p>
          </table:table-cell>
          <table:table-cell office:value-type="float" office:value="0.1659098" calcext:value-type="float">
            <text:p>0.1659098</text:p>
          </table:table-cell>
          <table:table-cell office:value-type="float" office:value="0.1710367" calcext:value-type="float">
            <text:p>0.1710367</text:p>
          </table:table-cell>
          <table:table-cell office:value-type="float" office:value="0" calcext:value-type="float">
            <text:p>0</text:p>
          </table:table-cell>
          <table:table-cell office:value-type="float" office:value="32.91891" calcext:value-type="float">
            <text:p>32.91891</text:p>
          </table:table-cell>
          <table:table-cell office:value-type="float" office:value="31.76908" calcext:value-type="float">
            <text:p>31.76908</text:p>
          </table:table-cell>
          <table:table-cell office:value-type="float" office:value="21.87044" calcext:value-type="float">
            <text:p>21.87044</text:p>
          </table:table-cell>
          <table:table-cell office:value-type="float" office:value="6.936884" calcext:value-type="float">
            <text:p>6.936884</text:p>
          </table:table-cell>
          <table:table-cell office:value-type="float" office:value="5.464632" calcext:value-type="float">
            <text:p>5.464632</text:p>
          </table:table-cell>
          <table:table-cell office:value-type="float" office:value="2.225843" calcext:value-type="float">
            <text:p>2.225843</text:p>
          </table:table-cell>
          <table:table-cell office:value-type="float" office:value="2.086102" calcext:value-type="float">
            <text:p>2.086102</text:p>
          </table:table-cell>
          <table:table-cell office:value-type="float" office:value="4.649784" calcext:value-type="float">
            <text:p>4.649784</text:p>
          </table:table-cell>
          <table:table-cell office:value-type="float" office:value="7.79834" calcext:value-type="float">
            <text:p>7.79834</text:p>
          </table:table-cell>
          <table:table-cell office:value-type="float" office:value="8.307901" calcext:value-type="float">
            <text:p>8.307901</text:p>
          </table:table-cell>
          <table:table-cell office:value-type="float" office:value="8.629884" calcext:value-type="float">
            <text:p>8.629884</text:p>
          </table:table-cell>
          <table:table-cell office:value-type="float" office:value="9.05211" calcext:value-type="float">
            <text:p>9.05211</text:p>
          </table:table-cell>
          <table:table-cell office:value-type="float" office:value="9.967875" calcext:value-type="float">
            <text:p>9.967875</text:p>
          </table:table-cell>
          <table:table-cell office:value-type="float" office:value="10.42819" calcext:value-type="float">
            <text:p>10.42819</text:p>
          </table:table-cell>
          <table:table-cell office:value-type="float" office:value="0" calcext:value-type="float">
            <text:p>0</text:p>
          </table:table-cell>
          <table:table-cell office:value-type="float" office:value="0.9592612" calcext:value-type="float">
            <text:p>0.9592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3.382134" calcext:value-type="float">
            <text:p>3.382134</text:p>
          </table:table-cell>
          <table:table-cell office:value-type="float" office:value="135.3738" calcext:value-type="float">
            <text:p>135.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1841" calcext:value-type="float">
            <text:p>34.3184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721" calcext:value-type="float">
            <text:p>1.982721E-08</text:p>
          </table:table-cell>
          <table:table-cell office:value-type="float" office:value="0" calcext:value-type="float">
            <text:p>0</text:p>
          </table:table-cell>
          <table:table-cell office:value-type="float" office:value="-0.001645168" calcext:value-type="float">
            <text:p>-0.001645168</text:p>
          </table:table-cell>
          <table:table-cell office:value-type="float" office:value="1171.798" calcext:value-type="float">
            <text:p>1171.798</text:p>
          </table:table-cell>
          <table:table-cell office:value-type="float" office:value="1.176518" calcext:value-type="float">
            <text:p>1.176518</text:p>
          </table:table-cell>
          <table:table-cell office:value-type="float" office:value="0" calcext:value-type="float">
            <text:p>0</text:p>
          </table:table-cell>
          <table:table-cell office:value-type="float" office:value="0.2176501" calcext:value-type="float">
            <text:p>0.2176501</text:p>
          </table:table-cell>
          <table:table-cell office:value-type="float" office:value="0.233792" calcext:value-type="float">
            <text:p>0.233792</text:p>
          </table:table-cell>
          <table:table-cell office:value-type="float" office:value="0.1486999" calcext:value-type="float">
            <text:p>0.1486999</text:p>
          </table:table-cell>
          <table:table-cell office:value-type="float" office:value="0.04718995" calcext:value-type="float">
            <text:p>0.04718995</text:p>
          </table:table-cell>
          <table:table-cell office:value-type="float" office:value="0.0376935" calcext:value-type="float">
            <text:p>0.0376935</text:p>
          </table:table-cell>
          <table:table-cell office:value-type="float" office:value="0.02041467" calcext:value-type="float">
            <text:p>0.02041467</text:p>
          </table:table-cell>
          <table:table-cell office:value-type="float" office:value="0.02694971" calcext:value-type="float">
            <text:p>0.02694971</text:p>
          </table:table-cell>
          <table:table-cell office:value-type="float" office:value="0.07247591" calcext:value-type="float">
            <text:p>0.07247591</text:p>
          </table:table-cell>
          <table:table-cell office:value-type="float" office:value="0.1426081" calcext:value-type="float">
            <text:p>0.1426081</text:p>
          </table:table-cell>
          <table:table-cell office:value-type="float" office:value="0.1480924" calcext:value-type="float">
            <text:p>0.1480924</text:p>
          </table:table-cell>
          <table:table-cell office:value-type="float" office:value="0.151501" calcext:value-type="float">
            <text:p>0.151501</text:p>
          </table:table-cell>
          <table:table-cell office:value-type="float" office:value="0.1561334" calcext:value-type="float">
            <text:p>0.1561334</text:p>
          </table:table-cell>
          <table:table-cell office:value-type="float" office:value="0.165875" calcext:value-type="float">
            <text:p>0.165875</text:p>
          </table:table-cell>
          <table:table-cell office:value-type="float" office:value="0.1710971" calcext:value-type="float">
            <text:p>0.1710971</text:p>
          </table:table-cell>
          <table:table-cell office:value-type="float" office:value="0" calcext:value-type="float">
            <text:p>0</text:p>
          </table:table-cell>
          <table:table-cell office:value-type="float" office:value="32.90984" calcext:value-type="float">
            <text:p>32.90984</text:p>
          </table:table-cell>
          <table:table-cell office:value-type="float" office:value="31.75496" calcext:value-type="float">
            <text:p>31.75496</text:p>
          </table:table-cell>
          <table:table-cell office:value-type="float" office:value="21.85829" calcext:value-type="float">
            <text:p>21.85829</text:p>
          </table:table-cell>
          <table:table-cell office:value-type="float" office:value="6.933709" calcext:value-type="float">
            <text:p>6.933709</text:p>
          </table:table-cell>
          <table:table-cell office:value-type="float" office:value="5.462345" calcext:value-type="float">
            <text:p>5.462345</text:p>
          </table:table-cell>
          <table:table-cell office:value-type="float" office:value="2.225914" calcext:value-type="float">
            <text:p>2.225914</text:p>
          </table:table-cell>
          <table:table-cell office:value-type="float" office:value="2.087007" calcext:value-type="float">
            <text:p>2.087007</text:p>
          </table:table-cell>
          <table:table-cell office:value-type="float" office:value="4.653234" calcext:value-type="float">
            <text:p>4.653234</text:p>
          </table:table-cell>
          <table:table-cell office:value-type="float" office:value="7.803413" calcext:value-type="float">
            <text:p>7.803413</text:p>
          </table:table-cell>
          <table:table-cell office:value-type="float" office:value="8.313065" calcext:value-type="float">
            <text:p>8.313065</text:p>
          </table:table-cell>
          <table:table-cell office:value-type="float" office:value="8.635201" calcext:value-type="float">
            <text:p>8.635201</text:p>
          </table:table-cell>
          <table:table-cell office:value-type="float" office:value="9.057132" calcext:value-type="float">
            <text:p>9.057132</text:p>
          </table:table-cell>
          <table:table-cell office:value-type="float" office:value="9.972138" calcext:value-type="float">
            <text:p>9.972138</text:p>
          </table:table-cell>
          <table:table-cell office:value-type="float" office:value="10.43159" calcext:value-type="float">
            <text:p>10.43159</text:p>
          </table:table-cell>
          <table:table-cell office:value-type="float" office:value="0" calcext:value-type="float">
            <text:p>0</text:p>
          </table:table-cell>
          <table:table-cell office:value-type="float" office:value="0.5412934" calcext:value-type="float">
            <text:p>0.5412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3.381625" calcext:value-type="float">
            <text:p>3.381625</text:p>
          </table:table-cell>
          <table:table-cell office:value-type="float" office:value="135.3737" calcext:value-type="float">
            <text:p>135.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3337" calcext:value-type="float">
            <text:p>34.333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721" calcext:value-type="float">
            <text:p>1.982721E-08</text:p>
          </table:table-cell>
          <table:table-cell office:value-type="float" office:value="0" calcext:value-type="float">
            <text:p>0</text:p>
          </table:table-cell>
          <table:table-cell office:value-type="float" office:value="-0.001783891" calcext:value-type="float">
            <text:p>-0.001783891</text:p>
          </table:table-cell>
          <table:table-cell office:value-type="float" office:value="1171.784" calcext:value-type="float">
            <text:p>1171.784</text:p>
          </table:table-cell>
          <table:table-cell office:value-type="float" office:value="1.176073" calcext:value-type="float">
            <text:p>1.176073</text:p>
          </table:table-cell>
          <table:table-cell office:value-type="float" office:value="0" calcext:value-type="float">
            <text:p>0</text:p>
          </table:table-cell>
          <table:table-cell office:value-type="float" office:value="0.2145626" calcext:value-type="float">
            <text:p>0.2145626</text:p>
          </table:table-cell>
          <table:table-cell office:value-type="float" office:value="0.233247" calcext:value-type="float">
            <text:p>0.233247</text:p>
          </table:table-cell>
          <table:table-cell office:value-type="float" office:value="0.145312" calcext:value-type="float">
            <text:p>0.145312</text:p>
          </table:table-cell>
          <table:table-cell office:value-type="float" office:value="0.04686319" calcext:value-type="float">
            <text:p>0.04686319</text:p>
          </table:table-cell>
          <table:table-cell office:value-type="float" office:value="0.03768971" calcext:value-type="float">
            <text:p>0.03768971</text:p>
          </table:table-cell>
          <table:table-cell office:value-type="float" office:value="0.02043773" calcext:value-type="float">
            <text:p>0.02043773</text:p>
          </table:table-cell>
          <table:table-cell office:value-type="float" office:value="0.02697108" calcext:value-type="float">
            <text:p>0.02697108</text:p>
          </table:table-cell>
          <table:table-cell office:value-type="float" office:value="0.07251099" calcext:value-type="float">
            <text:p>0.07251099</text:p>
          </table:table-cell>
          <table:table-cell office:value-type="float" office:value="0.1426622" calcext:value-type="float">
            <text:p>0.1426622</text:p>
          </table:table-cell>
          <table:table-cell office:value-type="float" office:value="0.1481465" calcext:value-type="float">
            <text:p>0.1481465</text:p>
          </table:table-cell>
          <table:table-cell office:value-type="float" office:value="0.151558" calcext:value-type="float">
            <text:p>0.151558</text:p>
          </table:table-cell>
          <table:table-cell office:value-type="float" office:value="0.1561799" calcext:value-type="float">
            <text:p>0.1561799</text:p>
          </table:table-cell>
          <table:table-cell office:value-type="float" office:value="0.1658951" calcext:value-type="float">
            <text:p>0.1658951</text:p>
          </table:table-cell>
          <table:table-cell office:value-type="float" office:value="0.1711499" calcext:value-type="float">
            <text:p>0.1711499</text:p>
          </table:table-cell>
          <table:table-cell office:value-type="float" office:value="0" calcext:value-type="float">
            <text:p>0</text:p>
          </table:table-cell>
          <table:table-cell office:value-type="float" office:value="32.89919" calcext:value-type="float">
            <text:p>32.89919</text:p>
          </table:table-cell>
          <table:table-cell office:value-type="float" office:value="31.74073" calcext:value-type="float">
            <text:p>31.74073</text:p>
          </table:table-cell>
          <table:table-cell office:value-type="float" office:value="21.8469" calcext:value-type="float">
            <text:p>21.8469</text:p>
          </table:table-cell>
          <table:table-cell office:value-type="float" office:value="6.930516" calcext:value-type="float">
            <text:p>6.930516</text:p>
          </table:table-cell>
          <table:table-cell office:value-type="float" office:value="5.460057" calcext:value-type="float">
            <text:p>5.460057</text:p>
          </table:table-cell>
          <table:table-cell office:value-type="float" office:value="2.22599" calcext:value-type="float">
            <text:p>2.22599</text:p>
          </table:table-cell>
          <table:table-cell office:value-type="float" office:value="2.087933" calcext:value-type="float">
            <text:p>2.087933</text:p>
          </table:table-cell>
          <table:table-cell office:value-type="float" office:value="4.656658" calcext:value-type="float">
            <text:p>4.656658</text:p>
          </table:table-cell>
          <table:table-cell office:value-type="float" office:value="7.808487" calcext:value-type="float">
            <text:p>7.808487</text:p>
          </table:table-cell>
          <table:table-cell office:value-type="float" office:value="8.318228" calcext:value-type="float">
            <text:p>8.318228</text:p>
          </table:table-cell>
          <table:table-cell office:value-type="float" office:value="8.640517" calcext:value-type="float">
            <text:p>8.640517</text:p>
          </table:table-cell>
          <table:table-cell office:value-type="float" office:value="9.062093" calcext:value-type="float">
            <text:p>9.062093</text:p>
          </table:table-cell>
          <table:table-cell office:value-type="float" office:value="9.976332" calcext:value-type="float">
            <text:p>9.976332</text:p>
          </table:table-cell>
          <table:table-cell office:value-type="float" office:value="10.43646" calcext:value-type="float">
            <text:p>10.43646</text:p>
          </table:table-cell>
          <table:table-cell office:value-type="float" office:value="0" calcext:value-type="float">
            <text:p>0</text:p>
          </table:table-cell>
          <table:table-cell office:value-type="float" office:value="0.4037151" calcext:value-type="float">
            <text:p>0.4037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3.380167" calcext:value-type="float">
            <text:p>3.380167</text:p>
          </table:table-cell>
          <table:table-cell office:value-type="float" office:value="135.3737" calcext:value-type="float">
            <text:p>135.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483" calcext:value-type="float">
            <text:p>34.348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721" calcext:value-type="float">
            <text:p>1.982721E-08</text:p>
          </table:table-cell>
          <table:table-cell office:value-type="float" office:value="0" calcext:value-type="float">
            <text:p>0</text:p>
          </table:table-cell>
          <table:table-cell office:value-type="float" office:value="-0.001814779" calcext:value-type="float">
            <text:p>-0.001814779</text:p>
          </table:table-cell>
          <table:table-cell office:value-type="float" office:value="1171.77" calcext:value-type="float">
            <text:p>1171.77</text:p>
          </table:table-cell>
          <table:table-cell office:value-type="float" office:value="1.173859" calcext:value-type="float">
            <text:p>1.173859</text:p>
          </table:table-cell>
          <table:table-cell office:value-type="float" office:value="0" calcext:value-type="float">
            <text:p>0</text:p>
          </table:table-cell>
          <table:table-cell office:value-type="float" office:value="0.2269221" calcext:value-type="float">
            <text:p>0.2269221</text:p>
          </table:table-cell>
          <table:table-cell office:value-type="float" office:value="0.2353681" calcext:value-type="float">
            <text:p>0.2353681</text:p>
          </table:table-cell>
          <table:table-cell office:value-type="float" office:value="0.1378832" calcext:value-type="float">
            <text:p>0.1378832</text:p>
          </table:table-cell>
          <table:table-cell office:value-type="float" office:value="0.04650035" calcext:value-type="float">
            <text:p>0.04650035</text:p>
          </table:table-cell>
          <table:table-cell office:value-type="float" office:value="0.03755422" calcext:value-type="float">
            <text:p>0.03755422</text:p>
          </table:table-cell>
          <table:table-cell office:value-type="float" office:value="0.02044826" calcext:value-type="float">
            <text:p>0.02044826</text:p>
          </table:table-cell>
          <table:table-cell office:value-type="float" office:value="0.02699286" calcext:value-type="float">
            <text:p>0.02699286</text:p>
          </table:table-cell>
          <table:table-cell office:value-type="float" office:value="0.07254554" calcext:value-type="float">
            <text:p>0.07254554</text:p>
          </table:table-cell>
          <table:table-cell office:value-type="float" office:value="0.1427163" calcext:value-type="float">
            <text:p>0.1427163</text:p>
          </table:table-cell>
          <table:table-cell office:value-type="float" office:value="0.148201" calcext:value-type="float">
            <text:p>0.148201</text:p>
          </table:table-cell>
          <table:table-cell office:value-type="float" office:value="0.1516146" calcext:value-type="float">
            <text:p>0.1516146</text:p>
          </table:table-cell>
          <table:table-cell office:value-type="float" office:value="0.1562273" calcext:value-type="float">
            <text:p>0.1562273</text:p>
          </table:table-cell>
          <table:table-cell office:value-type="float" office:value="0.165937" calcext:value-type="float">
            <text:p>0.165937</text:p>
          </table:table-cell>
          <table:table-cell office:value-type="float" office:value="0.1712025" calcext:value-type="float">
            <text:p>0.1712025</text:p>
          </table:table-cell>
          <table:table-cell office:value-type="float" office:value="0" calcext:value-type="float">
            <text:p>0</text:p>
          </table:table-cell>
          <table:table-cell office:value-type="float" office:value="32.89006" calcext:value-type="float">
            <text:p>32.89006</text:p>
          </table:table-cell>
          <table:table-cell office:value-type="float" office:value="31.72684" calcext:value-type="float">
            <text:p>31.72684</text:p>
          </table:table-cell>
          <table:table-cell office:value-type="float" office:value="21.83389" calcext:value-type="float">
            <text:p>21.83389</text:p>
          </table:table-cell>
          <table:table-cell office:value-type="float" office:value="6.927242" calcext:value-type="float">
            <text:p>6.927242</text:p>
          </table:table-cell>
          <table:table-cell office:value-type="float" office:value="5.457747" calcext:value-type="float">
            <text:p>5.457747</text:p>
          </table:table-cell>
          <table:table-cell office:value-type="float" office:value="2.226065" calcext:value-type="float">
            <text:p>2.226065</text:p>
          </table:table-cell>
          <table:table-cell office:value-type="float" office:value="2.08888" calcext:value-type="float">
            <text:p>2.08888</text:p>
          </table:table-cell>
          <table:table-cell office:value-type="float" office:value="4.660077" calcext:value-type="float">
            <text:p>4.660077</text:p>
          </table:table-cell>
          <table:table-cell office:value-type="float" office:value="7.813561" calcext:value-type="float">
            <text:p>7.813561</text:p>
          </table:table-cell>
          <table:table-cell office:value-type="float" office:value="8.323392" calcext:value-type="float">
            <text:p>8.323392</text:p>
          </table:table-cell>
          <table:table-cell office:value-type="float" office:value="8.645835" calcext:value-type="float">
            <text:p>8.645835</text:p>
          </table:table-cell>
          <table:table-cell office:value-type="float" office:value="9.067055" calcext:value-type="float">
            <text:p>9.067055</text:p>
          </table:table-cell>
          <table:table-cell office:value-type="float" office:value="9.980515" calcext:value-type="float">
            <text:p>9.980515</text:p>
          </table:table-cell>
          <table:table-cell office:value-type="float" office:value="10.4441" calcext:value-type="float">
            <text:p>10.4441</text:p>
          </table:table-cell>
          <table:table-cell office:value-type="float" office:value="0" calcext:value-type="float">
            <text:p>0</text:p>
          </table:table-cell>
          <table:table-cell office:value-type="float" office:value="0.9719107" calcext:value-type="float">
            <text:p>0.9719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3.378277" calcext:value-type="float">
            <text:p>3.378277</text:p>
          </table:table-cell>
          <table:table-cell office:value-type="float" office:value="135.3738" calcext:value-type="float">
            <text:p>135.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6311" calcext:value-type="float">
            <text:p>34.363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721" calcext:value-type="float">
            <text:p>1.982721E-08</text:p>
          </table:table-cell>
          <table:table-cell office:value-type="float" office:value="0" calcext:value-type="float">
            <text:p>0</text:p>
          </table:table-cell>
          <table:table-cell office:value-type="float" office:value="-0.001814779" calcext:value-type="float">
            <text:p>-0.001814779</text:p>
          </table:table-cell>
          <table:table-cell office:value-type="float" office:value="1171.755" calcext:value-type="float">
            <text:p>1171.755</text:p>
          </table:table-cell>
          <table:table-cell office:value-type="float" office:value="1.170997" calcext:value-type="float">
            <text:p>1.170997</text:p>
          </table:table-cell>
          <table:table-cell office:value-type="float" office:value="0" calcext:value-type="float">
            <text:p>0</text:p>
          </table:table-cell>
          <table:table-cell office:value-type="float" office:value="0.2409899" calcext:value-type="float">
            <text:p>0.2409899</text:p>
          </table:table-cell>
          <table:table-cell office:value-type="float" office:value="0.2376691" calcext:value-type="float">
            <text:p>0.2376691</text:p>
          </table:table-cell>
          <table:table-cell office:value-type="float" office:value="0.1334581" calcext:value-type="float">
            <text:p>0.1334581</text:p>
          </table:table-cell>
          <table:table-cell office:value-type="float" office:value="0.04642615" calcext:value-type="float">
            <text:p>0.04642615</text:p>
          </table:table-cell>
          <table:table-cell office:value-type="float" office:value="0.03736651" calcext:value-type="float">
            <text:p>0.03736651</text:p>
          </table:table-cell>
          <table:table-cell office:value-type="float" office:value="0.02044042" calcext:value-type="float">
            <text:p>0.02044042</text:p>
          </table:table-cell>
          <table:table-cell office:value-type="float" office:value="0.02700533" calcext:value-type="float">
            <text:p>0.02700533</text:p>
          </table:table-cell>
          <table:table-cell office:value-type="float" office:value="0.0725796" calcext:value-type="float">
            <text:p>0.0725796</text:p>
          </table:table-cell>
          <table:table-cell office:value-type="float" office:value="0.14277" calcext:value-type="float">
            <text:p>0.14277</text:p>
          </table:table-cell>
          <table:table-cell office:value-type="float" office:value="0.1482556" calcext:value-type="float">
            <text:p>0.1482556</text:p>
          </table:table-cell>
          <table:table-cell office:value-type="float" office:value="0.1516716" calcext:value-type="float">
            <text:p>0.1516716</text:p>
          </table:table-cell>
          <table:table-cell office:value-type="float" office:value="0.1562771" calcext:value-type="float">
            <text:p>0.1562771</text:p>
          </table:table-cell>
          <table:table-cell office:value-type="float" office:value="0.165983" calcext:value-type="float">
            <text:p>0.165983</text:p>
          </table:table-cell>
          <table:table-cell office:value-type="float" office:value="0.1712529" calcext:value-type="float">
            <text:p>0.1712529</text:p>
          </table:table-cell>
          <table:table-cell office:value-type="float" office:value="0" calcext:value-type="float">
            <text:p>0</text:p>
          </table:table-cell>
          <table:table-cell office:value-type="float" office:value="32.88374" calcext:value-type="float">
            <text:p>32.88374</text:p>
          </table:table-cell>
          <table:table-cell office:value-type="float" office:value="31.7134" calcext:value-type="float">
            <text:p>31.7134</text:p>
          </table:table-cell>
          <table:table-cell office:value-type="float" office:value="21.81798" calcext:value-type="float">
            <text:p>21.81798</text:p>
          </table:table-cell>
          <table:table-cell office:value-type="float" office:value="6.923816" calcext:value-type="float">
            <text:p>6.923816</text:p>
          </table:table-cell>
          <table:table-cell office:value-type="float" office:value="5.455359" calcext:value-type="float">
            <text:p>5.455359</text:p>
          </table:table-cell>
          <table:table-cell office:value-type="float" office:value="2.226145" calcext:value-type="float">
            <text:p>2.226145</text:p>
          </table:table-cell>
          <table:table-cell office:value-type="float" office:value="2.089849" calcext:value-type="float">
            <text:p>2.089849</text:p>
          </table:table-cell>
          <table:table-cell office:value-type="float" office:value="4.663494" calcext:value-type="float">
            <text:p>4.663494</text:p>
          </table:table-cell>
          <table:table-cell office:value-type="float" office:value="7.818635" calcext:value-type="float">
            <text:p>7.818635</text:p>
          </table:table-cell>
          <table:table-cell office:value-type="float" office:value="8.328555" calcext:value-type="float">
            <text:p>8.328555</text:p>
          </table:table-cell>
          <table:table-cell office:value-type="float" office:value="8.651152" calcext:value-type="float">
            <text:p>8.651152</text:p>
          </table:table-cell>
          <table:table-cell office:value-type="float" office:value="9.072017" calcext:value-type="float">
            <text:p>9.072017</text:p>
          </table:table-cell>
          <table:table-cell office:value-type="float" office:value="9.984702" calcext:value-type="float">
            <text:p>9.984702</text:p>
          </table:table-cell>
          <table:table-cell office:value-type="float" office:value="10.45371" calcext:value-type="float">
            <text:p>10.45371</text:p>
          </table:table-cell>
          <table:table-cell office:value-type="float" office:value="0" calcext:value-type="float">
            <text:p>0</text:p>
          </table:table-cell>
          <table:table-cell office:value-type="float" office:value="1.539395" calcext:value-type="float">
            <text:p>1.539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3.377021" calcext:value-type="float">
            <text:p>3.377021</text:p>
          </table:table-cell>
          <table:table-cell office:value-type="float" office:value="135.3738" calcext:value-type="float">
            <text:p>135.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7783" calcext:value-type="float">
            <text:p>34.3778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721" calcext:value-type="float">
            <text:p>1.982721E-08</text:p>
          </table:table-cell>
          <table:table-cell office:value-type="float" office:value="0" calcext:value-type="float">
            <text:p>0</text:p>
          </table:table-cell>
          <table:table-cell office:value-type="float" office:value="-0.001814779" calcext:value-type="float">
            <text:p>-0.001814779</text:p>
          </table:table-cell>
          <table:table-cell office:value-type="float" office:value="1171.742" calcext:value-type="float">
            <text:p>1171.742</text:p>
          </table:table-cell>
          <table:table-cell office:value-type="float" office:value="1.169411" calcext:value-type="float">
            <text:p>1.169411</text:p>
          </table:table-cell>
          <table:table-cell office:value-type="float" office:value="0" calcext:value-type="float">
            <text:p>0</text:p>
          </table:table-cell>
          <table:table-cell office:value-type="float" office:value="0.2444113" calcext:value-type="float">
            <text:p>0.2444113</text:p>
          </table:table-cell>
          <table:table-cell office:value-type="float" office:value="0.2384556" calcext:value-type="float">
            <text:p>0.2384556</text:p>
          </table:table-cell>
          <table:table-cell office:value-type="float" office:value="0.1373303" calcext:value-type="float">
            <text:p>0.1373303</text:p>
          </table:table-cell>
          <table:table-cell office:value-type="float" office:value="0.04592511" calcext:value-type="float">
            <text:p>0.04592511</text:p>
          </table:table-cell>
          <table:table-cell office:value-type="float" office:value="0.03707873" calcext:value-type="float">
            <text:p>0.03707873</text:p>
          </table:table-cell>
          <table:table-cell office:value-type="float" office:value="0.02042131" calcext:value-type="float">
            <text:p>0.02042131</text:p>
          </table:table-cell>
          <table:table-cell office:value-type="float" office:value="0.02699543" calcext:value-type="float">
            <text:p>0.02699543</text:p>
          </table:table-cell>
          <table:table-cell office:value-type="float" office:value="0.07260961" calcext:value-type="float">
            <text:p>0.07260961</text:p>
          </table:table-cell>
          <table:table-cell office:value-type="float" office:value="0.1428242" calcext:value-type="float">
            <text:p>0.1428242</text:p>
          </table:table-cell>
          <table:table-cell office:value-type="float" office:value="0.1483102" calcext:value-type="float">
            <text:p>0.1483102</text:p>
          </table:table-cell>
          <table:table-cell office:value-type="float" office:value="0.1517281" calcext:value-type="float">
            <text:p>0.1517281</text:p>
          </table:table-cell>
          <table:table-cell office:value-type="float" office:value="0.1563278" calcext:value-type="float">
            <text:p>0.1563278</text:p>
          </table:table-cell>
          <table:table-cell office:value-type="float" office:value="0.166028" calcext:value-type="float">
            <text:p>0.166028</text:p>
          </table:table-cell>
          <table:table-cell office:value-type="float" office:value="0.1712997" calcext:value-type="float">
            <text:p>0.1712997</text:p>
          </table:table-cell>
          <table:table-cell office:value-type="float" office:value="0" calcext:value-type="float">
            <text:p>0</text:p>
          </table:table-cell>
          <table:table-cell office:value-type="float" office:value="32.87927" calcext:value-type="float">
            <text:p>32.87927</text:p>
          </table:table-cell>
          <table:table-cell office:value-type="float" office:value="31.70013" calcext:value-type="float">
            <text:p>31.70013</text:p>
          </table:table-cell>
          <table:table-cell office:value-type="float" office:value="21.80044" calcext:value-type="float">
            <text:p>21.80044</text:p>
          </table:table-cell>
          <table:table-cell office:value-type="float" office:value="6.920228" calcext:value-type="float">
            <text:p>6.920228</text:p>
          </table:table-cell>
          <table:table-cell office:value-type="float" office:value="5.452868" calcext:value-type="float">
            <text:p>5.452868</text:p>
          </table:table-cell>
          <table:table-cell office:value-type="float" office:value="2.226219" calcext:value-type="float">
            <text:p>2.226219</text:p>
          </table:table-cell>
          <table:table-cell office:value-type="float" office:value="2.090836" calcext:value-type="float">
            <text:p>2.090836</text:p>
          </table:table-cell>
          <table:table-cell office:value-type="float" office:value="4.666914" calcext:value-type="float">
            <text:p>4.666914</text:p>
          </table:table-cell>
          <table:table-cell office:value-type="float" office:value="7.823708" calcext:value-type="float">
            <text:p>7.823708</text:p>
          </table:table-cell>
          <table:table-cell office:value-type="float" office:value="8.333716" calcext:value-type="float">
            <text:p>8.333716</text:p>
          </table:table-cell>
          <table:table-cell office:value-type="float" office:value="8.656455" calcext:value-type="float">
            <text:p>8.656455</text:p>
          </table:table-cell>
          <table:table-cell office:value-type="float" office:value="9.076979" calcext:value-type="float">
            <text:p>9.076979</text:p>
          </table:table-cell>
          <table:table-cell office:value-type="float" office:value="9.988894" calcext:value-type="float">
            <text:p>9.988894</text:p>
          </table:table-cell>
          <table:table-cell office:value-type="float" office:value="10.46271" calcext:value-type="float">
            <text:p>10.46271</text:p>
          </table:table-cell>
          <table:table-cell office:value-type="float" office:value="0" calcext:value-type="float">
            <text:p>0</text:p>
          </table:table-cell>
          <table:table-cell office:value-type="float" office:value="1.380969" calcext:value-type="float">
            <text:p>1.380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3.377078" calcext:value-type="float">
            <text:p>3.377078</text:p>
          </table:table-cell>
          <table:table-cell office:value-type="float" office:value="135.3738" calcext:value-type="float">
            <text:p>135.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9205" calcext:value-type="float">
            <text:p>34.392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324726" calcext:value-type="float">
            <text:p>2.324726E-08</text:p>
          </table:table-cell>
          <table:table-cell office:value-type="float" office:value="0" calcext:value-type="float">
            <text:p>0</text:p>
          </table:table-cell>
          <table:table-cell office:value-type="float" office:value="-0.001814734" calcext:value-type="float">
            <text:p>-0.001814734</text:p>
          </table:table-cell>
          <table:table-cell office:value-type="float" office:value="1171.727" calcext:value-type="float">
            <text:p>1171.727</text:p>
          </table:table-cell>
          <table:table-cell office:value-type="float" office:value="1.172267" calcext:value-type="float">
            <text:p>1.172267</text:p>
          </table:table-cell>
          <table:table-cell office:value-type="float" office:value="0" calcext:value-type="float">
            <text:p>0</text:p>
          </table:table-cell>
          <table:table-cell office:value-type="float" office:value="0.1288792" calcext:value-type="float">
            <text:p>0.1288792</text:p>
          </table:table-cell>
          <table:table-cell office:value-type="float" office:value="0.2166878" calcext:value-type="float">
            <text:p>0.2166878</text:p>
          </table:table-cell>
          <table:table-cell office:value-type="float" office:value="0.1427194" calcext:value-type="float">
            <text:p>0.1427194</text:p>
          </table:table-cell>
          <table:table-cell office:value-type="float" office:value="0.04497839" calcext:value-type="float">
            <text:p>0.04497839</text:p>
          </table:table-cell>
          <table:table-cell office:value-type="float" office:value="0.03691328" calcext:value-type="float">
            <text:p>0.03691328</text:p>
          </table:table-cell>
          <table:table-cell office:value-type="float" office:value="0.02040109" calcext:value-type="float">
            <text:p>0.02040109</text:p>
          </table:table-cell>
          <table:table-cell office:value-type="float" office:value="0.02670828" calcext:value-type="float">
            <text:p>0.02670828</text:p>
          </table:table-cell>
          <table:table-cell office:value-type="float" office:value="0.07264279" calcext:value-type="float">
            <text:p>0.07264279</text:p>
          </table:table-cell>
          <table:table-cell office:value-type="float" office:value="0.1428787" calcext:value-type="float">
            <text:p>0.1428787</text:p>
          </table:table-cell>
          <table:table-cell office:value-type="float" office:value="0.148365" calcext:value-type="float">
            <text:p>0.148365</text:p>
          </table:table-cell>
          <table:table-cell office:value-type="float" office:value="0.1517848" calcext:value-type="float">
            <text:p>0.1517848</text:p>
          </table:table-cell>
          <table:table-cell office:value-type="float" office:value="0.1563893" calcext:value-type="float">
            <text:p>0.1563893</text:p>
          </table:table-cell>
          <table:table-cell office:value-type="float" office:value="0.1660728" calcext:value-type="float">
            <text:p>0.1660728</text:p>
          </table:table-cell>
          <table:table-cell office:value-type="float" office:value="0.171345" calcext:value-type="float">
            <text:p>0.171345</text:p>
          </table:table-cell>
          <table:table-cell office:value-type="float" office:value="0" calcext:value-type="float">
            <text:p>0</text:p>
          </table:table-cell>
          <table:table-cell office:value-type="float" office:value="32.84318" calcext:value-type="float">
            <text:p>32.84318</text:p>
          </table:table-cell>
          <table:table-cell office:value-type="float" office:value="31.68192" calcext:value-type="float">
            <text:p>31.68192</text:p>
          </table:table-cell>
          <table:table-cell office:value-type="float" office:value="21.78439" calcext:value-type="float">
            <text:p>21.78439</text:p>
          </table:table-cell>
          <table:table-cell office:value-type="float" office:value="6.916227" calcext:value-type="float">
            <text:p>6.916227</text:p>
          </table:table-cell>
          <table:table-cell office:value-type="float" office:value="5.450219" calcext:value-type="float">
            <text:p>5.450219</text:p>
          </table:table-cell>
          <table:table-cell office:value-type="float" office:value="2.226295" calcext:value-type="float">
            <text:p>2.226295</text:p>
          </table:table-cell>
          <table:table-cell office:value-type="float" office:value="2.091826" calcext:value-type="float">
            <text:p>2.091826</text:p>
          </table:table-cell>
          <table:table-cell office:value-type="float" office:value="4.670331" calcext:value-type="float">
            <text:p>4.670331</text:p>
          </table:table-cell>
          <table:table-cell office:value-type="float" office:value="7.828782" calcext:value-type="float">
            <text:p>7.828782</text:p>
          </table:table-cell>
          <table:table-cell office:value-type="float" office:value="8.338881" calcext:value-type="float">
            <text:p>8.338881</text:p>
          </table:table-cell>
          <table:table-cell office:value-type="float" office:value="8.661716" calcext:value-type="float">
            <text:p>8.661716</text:p>
          </table:table-cell>
          <table:table-cell office:value-type="float" office:value="9.081941" calcext:value-type="float">
            <text:p>9.081941</text:p>
          </table:table-cell>
          <table:table-cell office:value-type="float" office:value="9.993078" calcext:value-type="float">
            <text:p>9.993078</text:p>
          </table:table-cell>
          <table:table-cell office:value-type="float" office:value="10.47031" calcext:value-type="float">
            <text:p>10.47031</text:p>
          </table:table-cell>
          <table:table-cell office:value-type="float" office:value="0" calcext:value-type="float">
            <text:p>0</text:p>
          </table:table-cell>
          <table:table-cell office:value-type="float" office:value="0.2484093" calcext:value-type="float">
            <text:p>0.2484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3.377505" calcext:value-type="float">
            <text:p>3.377505</text:p>
          </table:table-cell>
          <table:table-cell office:value-type="float" office:value="135.3739" calcext:value-type="float">
            <text:p>135.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0461" calcext:value-type="float">
            <text:p>34.40461</text:p>
          </table:table-cell>
          <table:table-cell office:value-type="float" office:value="0" calcext:value-type="float">
            <text:p>0</text:p>
          </table:table-cell>
          <table:table-cell office:value-type="float" office:value="0.00000003960347" calcext:value-type="float">
            <text:p>3.960347E-08</text:p>
          </table:table-cell>
          <table:table-cell office:value-type="float" office:value="0" calcext:value-type="float">
            <text:p>0</text:p>
          </table:table-cell>
          <table:table-cell office:value-type="float" office:value="-0.001814514" calcext:value-type="float">
            <text:p>-0.001814514</text:p>
          </table:table-cell>
          <table:table-cell office:value-type="float" office:value="1171.714" calcext:value-type="float">
            <text:p>1171.714</text:p>
          </table:table-cell>
          <table:table-cell office:value-type="float" office:value="1.176828" calcext:value-type="float">
            <text:p>1.176828</text:p>
          </table:table-cell>
          <table:table-cell office:value-type="float" office:value="0" calcext:value-type="float">
            <text:p>0</text:p>
          </table:table-cell>
          <table:table-cell office:value-type="float" office:value="0.1247062" calcext:value-type="float">
            <text:p>0.1247062</text:p>
          </table:table-cell>
          <table:table-cell office:value-type="float" office:value="0.2053998" calcext:value-type="float">
            <text:p>0.2053998</text:p>
          </table:table-cell>
          <table:table-cell office:value-type="float" office:value="0.1461966" calcext:value-type="float">
            <text:p>0.1461966</text:p>
          </table:table-cell>
          <table:table-cell office:value-type="float" office:value="0.04530399" calcext:value-type="float">
            <text:p>0.04530399</text:p>
          </table:table-cell>
          <table:table-cell office:value-type="float" office:value="0.03693333" calcext:value-type="float">
            <text:p>0.03693333</text:p>
          </table:table-cell>
          <table:table-cell office:value-type="float" office:value="0.02038753" calcext:value-type="float">
            <text:p>0.02038753</text:p>
          </table:table-cell>
          <table:table-cell office:value-type="float" office:value="0.02400507" calcext:value-type="float">
            <text:p>0.02400507</text:p>
          </table:table-cell>
          <table:table-cell office:value-type="float" office:value="0.07267009" calcext:value-type="float">
            <text:p>0.07267009</text:p>
          </table:table-cell>
          <table:table-cell office:value-type="float" office:value="0.142933" calcext:value-type="float">
            <text:p>0.142933</text:p>
          </table:table-cell>
          <table:table-cell office:value-type="float" office:value="0.1484195" calcext:value-type="float">
            <text:p>0.1484195</text:p>
          </table:table-cell>
          <table:table-cell office:value-type="float" office:value="0.1518411" calcext:value-type="float">
            <text:p>0.1518411</text:p>
          </table:table-cell>
          <table:table-cell office:value-type="float" office:value="0.1564397" calcext:value-type="float">
            <text:p>0.1564397</text:p>
          </table:table-cell>
          <table:table-cell office:value-type="float" office:value="0.1661175" calcext:value-type="float">
            <text:p>0.1661175</text:p>
          </table:table-cell>
          <table:table-cell office:value-type="float" office:value="0.1713898" calcext:value-type="float">
            <text:p>0.1713898</text:p>
          </table:table-cell>
          <table:table-cell office:value-type="float" office:value="0" calcext:value-type="float">
            <text:p>0</text:p>
          </table:table-cell>
          <table:table-cell office:value-type="float" office:value="32.7506" calcext:value-type="float">
            <text:p>32.7506</text:p>
          </table:table-cell>
          <table:table-cell office:value-type="float" office:value="31.63744" calcext:value-type="float">
            <text:p>31.63744</text:p>
          </table:table-cell>
          <table:table-cell office:value-type="float" office:value="21.76924" calcext:value-type="float">
            <text:p>21.76924</text:p>
          </table:table-cell>
          <table:table-cell office:value-type="float" office:value="6.911639" calcext:value-type="float">
            <text:p>6.911639</text:p>
          </table:table-cell>
          <table:table-cell office:value-type="float" office:value="5.447389" calcext:value-type="float">
            <text:p>5.447389</text:p>
          </table:table-cell>
          <table:table-cell office:value-type="float" office:value="2.226371" calcext:value-type="float">
            <text:p>2.226371</text:p>
          </table:table-cell>
          <table:table-cell office:value-type="float" office:value="2.092759" calcext:value-type="float">
            <text:p>2.092759</text:p>
          </table:table-cell>
          <table:table-cell office:value-type="float" office:value="4.673749" calcext:value-type="float">
            <text:p>4.673749</text:p>
          </table:table-cell>
          <table:table-cell office:value-type="float" office:value="7.833855" calcext:value-type="float">
            <text:p>7.833855</text:p>
          </table:table-cell>
          <table:table-cell office:value-type="float" office:value="8.344011" calcext:value-type="float">
            <text:p>8.344011</text:p>
          </table:table-cell>
          <table:table-cell office:value-type="float" office:value="8.666976" calcext:value-type="float">
            <text:p>8.666976</text:p>
          </table:table-cell>
          <table:table-cell office:value-type="float" office:value="9.0869" calcext:value-type="float">
            <text:p>9.0869</text:p>
          </table:table-cell>
          <table:table-cell office:value-type="float" office:value="9.997226" calcext:value-type="float">
            <text:p>9.997226</text:p>
          </table:table-cell>
          <table:table-cell office:value-type="float" office:value="10.4775" calcext:value-type="float">
            <text:p>10.4775</text:p>
          </table:table-cell>
          <table:table-cell office:value-type="float" office:value="0" calcext:value-type="float">
            <text:p>0</text:p>
          </table:table-cell>
          <table:table-cell office:value-type="float" office:value="0.2723595" calcext:value-type="float">
            <text:p>0.2723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3.377555" calcext:value-type="float">
            <text:p>3.377555</text:p>
          </table:table-cell>
          <table:table-cell office:value-type="float" office:value="135.3738" calcext:value-type="float">
            <text:p>135.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1807" calcext:value-type="float">
            <text:p>34.41807</text:p>
          </table:table-cell>
          <table:table-cell office:value-type="float" office:value="0" calcext:value-type="float">
            <text:p>0</text:p>
          </table:table-cell>
          <table:table-cell office:value-type="float" office:value="0.00000005565871" calcext:value-type="float">
            <text:p>5.565871E-08</text:p>
          </table:table-cell>
          <table:table-cell office:value-type="float" office:value="0" calcext:value-type="float">
            <text:p>0</text:p>
          </table:table-cell>
          <table:table-cell office:value-type="float" office:value="-0.001814305" calcext:value-type="float">
            <text:p>-0.001814305</text:p>
          </table:table-cell>
          <table:table-cell office:value-type="float" office:value="1171.7" calcext:value-type="float">
            <text:p>1171.7</text:p>
          </table:table-cell>
          <table:table-cell office:value-type="float" office:value="1.178393" calcext:value-type="float">
            <text:p>1.178393</text:p>
          </table:table-cell>
          <table:table-cell office:value-type="float" office:value="0" calcext:value-type="float">
            <text:p>0</text:p>
          </table:table-cell>
          <table:table-cell office:value-type="float" office:value="0.1591441" calcext:value-type="float">
            <text:p>0.1591441</text:p>
          </table:table-cell>
          <table:table-cell office:value-type="float" office:value="0.2234797" calcext:value-type="float">
            <text:p>0.2234797</text:p>
          </table:table-cell>
          <table:table-cell office:value-type="float" office:value="0.1437667" calcext:value-type="float">
            <text:p>0.1437667</text:p>
          </table:table-cell>
          <table:table-cell office:value-type="float" office:value="0.04798656" calcext:value-type="float">
            <text:p>0.04798656</text:p>
          </table:table-cell>
          <table:table-cell office:value-type="float" office:value="0.03714723" calcext:value-type="float">
            <text:p>0.03714723</text:p>
          </table:table-cell>
          <table:table-cell office:value-type="float" office:value="0.02038937" calcext:value-type="float">
            <text:p>0.02038937</text:p>
          </table:table-cell>
          <table:table-cell office:value-type="float" office:value="0.02556614" calcext:value-type="float">
            <text:p>0.02556614</text:p>
          </table:table-cell>
          <table:table-cell office:value-type="float" office:value="0.07250788" calcext:value-type="float">
            <text:p>0.07250788</text:p>
          </table:table-cell>
          <table:table-cell office:value-type="float" office:value="0.1429875" calcext:value-type="float">
            <text:p>0.1429875</text:p>
          </table:table-cell>
          <table:table-cell office:value-type="float" office:value="0.1484735" calcext:value-type="float">
            <text:p>0.1484735</text:p>
          </table:table-cell>
          <table:table-cell office:value-type="float" office:value="0.1518975" calcext:value-type="float">
            <text:p>0.1518975</text:p>
          </table:table-cell>
          <table:table-cell office:value-type="float" office:value="0.1564903" calcext:value-type="float">
            <text:p>0.1564903</text:p>
          </table:table-cell>
          <table:table-cell office:value-type="float" office:value="0.1661619" calcext:value-type="float">
            <text:p>0.1661619</text:p>
          </table:table-cell>
          <table:table-cell office:value-type="float" office:value="0.1714341" calcext:value-type="float">
            <text:p>0.1714341</text:p>
          </table:table-cell>
          <table:table-cell office:value-type="float" office:value="0" calcext:value-type="float">
            <text:p>0</text:p>
          </table:table-cell>
          <table:table-cell office:value-type="float" office:value="32.70522" calcext:value-type="float">
            <text:p>32.70522</text:p>
          </table:table-cell>
          <table:table-cell office:value-type="float" office:value="31.60558" calcext:value-type="float">
            <text:p>31.60558</text:p>
          </table:table-cell>
          <table:table-cell office:value-type="float" office:value="21.75327" calcext:value-type="float">
            <text:p>21.75327</text:p>
          </table:table-cell>
          <table:table-cell office:value-type="float" office:value="6.907645" calcext:value-type="float">
            <text:p>6.907645</text:p>
          </table:table-cell>
          <table:table-cell office:value-type="float" office:value="5.444463" calcext:value-type="float">
            <text:p>5.444463</text:p>
          </table:table-cell>
          <table:table-cell office:value-type="float" office:value="2.226446" calcext:value-type="float">
            <text:p>2.226446</text:p>
          </table:table-cell>
          <table:table-cell office:value-type="float" office:value="2.093496" calcext:value-type="float">
            <text:p>2.093496</text:p>
          </table:table-cell>
          <table:table-cell office:value-type="float" office:value="4.677146" calcext:value-type="float">
            <text:p>4.677146</text:p>
          </table:table-cell>
          <table:table-cell office:value-type="float" office:value="7.838929" calcext:value-type="float">
            <text:p>7.838929</text:p>
          </table:table-cell>
          <table:table-cell office:value-type="float" office:value="8.349099" calcext:value-type="float">
            <text:p>8.349099</text:p>
          </table:table-cell>
          <table:table-cell office:value-type="float" office:value="8.672236" calcext:value-type="float">
            <text:p>8.672236</text:p>
          </table:table-cell>
          <table:table-cell office:value-type="float" office:value="9.091866" calcext:value-type="float">
            <text:p>9.091866</text:p>
          </table:table-cell>
          <table:table-cell office:value-type="float" office:value="10.00133" calcext:value-type="float">
            <text:p>10.00133</text:p>
          </table:table-cell>
          <table:table-cell office:value-type="float" office:value="10.4821" calcext:value-type="float">
            <text:p>10.4821</text:p>
          </table:table-cell>
          <table:table-cell office:value-type="float" office:value="0" calcext:value-type="float">
            <text:p>0</text:p>
          </table:table-cell>
          <table:table-cell office:value-type="float" office:value="0.159235" calcext:value-type="float">
            <text:p>0.159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3.377394" calcext:value-type="float">
            <text:p>3.377394</text:p>
          </table:table-cell>
          <table:table-cell office:value-type="float" office:value="135.3737" calcext:value-type="float">
            <text:p>135.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3188" calcext:value-type="float">
            <text:p>34.43188</text:p>
          </table:table-cell>
          <table:table-cell office:value-type="float" office:value="0" calcext:value-type="float">
            <text:p>0</text:p>
          </table:table-cell>
          <table:table-cell office:value-type="float" office:value="0.00000006785906" calcext:value-type="float">
            <text:p>6.785906E-08</text:p>
          </table:table-cell>
          <table:table-cell office:value-type="float" office:value="0" calcext:value-type="float">
            <text:p>0</text:p>
          </table:table-cell>
          <table:table-cell office:value-type="float" office:value="-0.001814145" calcext:value-type="float">
            <text:p>-0.001814145</text:p>
          </table:table-cell>
          <table:table-cell office:value-type="float" office:value="1171.686" calcext:value-type="float">
            <text:p>1171.686</text:p>
          </table:table-cell>
          <table:table-cell office:value-type="float" office:value="1.179291" calcext:value-type="float">
            <text:p>1.179291</text:p>
          </table:table-cell>
          <table:table-cell office:value-type="float" office:value="0" calcext:value-type="float">
            <text:p>0</text:p>
          </table:table-cell>
          <table:table-cell office:value-type="float" office:value="0.1736302" calcext:value-type="float">
            <text:p>0.1736302</text:p>
          </table:table-cell>
          <table:table-cell office:value-type="float" office:value="0.2295291" calcext:value-type="float">
            <text:p>0.2295291</text:p>
          </table:table-cell>
          <table:table-cell office:value-type="float" office:value="0.1425185" calcext:value-type="float">
            <text:p>0.1425185</text:p>
          </table:table-cell>
          <table:table-cell office:value-type="float" office:value="0.04722549" calcext:value-type="float">
            <text:p>0.04722549</text:p>
          </table:table-cell>
          <table:table-cell office:value-type="float" office:value="0.03695601" calcext:value-type="float">
            <text:p>0.03695601</text:p>
          </table:table-cell>
          <table:table-cell office:value-type="float" office:value="0.0204178" calcext:value-type="float">
            <text:p>0.0204178</text:p>
          </table:table-cell>
          <table:table-cell office:value-type="float" office:value="0.02566512" calcext:value-type="float">
            <text:p>0.02566512</text:p>
          </table:table-cell>
          <table:table-cell office:value-type="float" office:value="0.07246042" calcext:value-type="float">
            <text:p>0.07246042</text:p>
          </table:table-cell>
          <table:table-cell office:value-type="float" office:value="0.1430435" calcext:value-type="float">
            <text:p>0.1430435</text:p>
          </table:table-cell>
          <table:table-cell office:value-type="float" office:value="0.1485276" calcext:value-type="float">
            <text:p>0.1485276</text:p>
          </table:table-cell>
          <table:table-cell office:value-type="float" office:value="0.1519535" calcext:value-type="float">
            <text:p>0.1519535</text:p>
          </table:table-cell>
          <table:table-cell office:value-type="float" office:value="0.1565415" calcext:value-type="float">
            <text:p>0.1565415</text:p>
          </table:table-cell>
          <table:table-cell office:value-type="float" office:value="0.1662061" calcext:value-type="float">
            <text:p>0.1662061</text:p>
          </table:table-cell>
          <table:table-cell office:value-type="float" office:value="0.1714783" calcext:value-type="float">
            <text:p>0.1714783</text:p>
          </table:table-cell>
          <table:table-cell office:value-type="float" office:value="0" calcext:value-type="float">
            <text:p>0</text:p>
          </table:table-cell>
          <table:table-cell office:value-type="float" office:value="32.67079" calcext:value-type="float">
            <text:p>32.67079</text:p>
          </table:table-cell>
          <table:table-cell office:value-type="float" office:value="31.57934" calcext:value-type="float">
            <text:p>31.57934</text:p>
          </table:table-cell>
          <table:table-cell office:value-type="float" office:value="21.73708" calcext:value-type="float">
            <text:p>21.73708</text:p>
          </table:table-cell>
          <table:table-cell office:value-type="float" office:value="6.903828" calcext:value-type="float">
            <text:p>6.903828</text:p>
          </table:table-cell>
          <table:table-cell office:value-type="float" office:value="5.441429" calcext:value-type="float">
            <text:p>5.441429</text:p>
          </table:table-cell>
          <table:table-cell office:value-type="float" office:value="2.226526" calcext:value-type="float">
            <text:p>2.226526</text:p>
          </table:table-cell>
          <table:table-cell office:value-type="float" office:value="2.094508" calcext:value-type="float">
            <text:p>2.094508</text:p>
          </table:table-cell>
          <table:table-cell office:value-type="float" office:value="4.680533" calcext:value-type="float">
            <text:p>4.680533</text:p>
          </table:table-cell>
          <table:table-cell office:value-type="float" office:value="7.844002" calcext:value-type="float">
            <text:p>7.844002</text:p>
          </table:table-cell>
          <table:table-cell office:value-type="float" office:value="8.354186" calcext:value-type="float">
            <text:p>8.354186</text:p>
          </table:table-cell>
          <table:table-cell office:value-type="float" office:value="8.677497" calcext:value-type="float">
            <text:p>8.677497</text:p>
          </table:table-cell>
          <table:table-cell office:value-type="float" office:value="9.096825" calcext:value-type="float">
            <text:p>9.096825</text:p>
          </table:table-cell>
          <table:table-cell office:value-type="float" office:value="10.00544" calcext:value-type="float">
            <text:p>10.00544</text:p>
          </table:table-cell>
          <table:table-cell office:value-type="float" office:value="10.48591" calcext:value-type="float">
            <text:p>10.48591</text:p>
          </table:table-cell>
          <table:table-cell office:value-type="float" office:value="0" calcext:value-type="float">
            <text:p>0</text:p>
          </table:table-cell>
          <table:table-cell office:value-type="float" office:value="0.1678301" calcext:value-type="float">
            <text:p>0.1678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3.377195" calcext:value-type="float">
            <text:p>3.377195</text:p>
          </table:table-cell>
          <table:table-cell office:value-type="float" office:value="135.3736" calcext:value-type="float">
            <text:p>135.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4569" calcext:value-type="float">
            <text:p>34.44569</text:p>
          </table:table-cell>
          <table:table-cell office:value-type="float" office:value="0" calcext:value-type="float">
            <text:p>0</text:p>
          </table:table-cell>
          <table:table-cell office:value-type="float" office:value="0.0000005012957" calcext:value-type="float">
            <text:p>5.012957E-07</text:p>
          </table:table-cell>
          <table:table-cell office:value-type="float" office:value="0" calcext:value-type="float">
            <text:p>0</text:p>
          </table:table-cell>
          <table:table-cell office:value-type="float" office:value="-0.001806993" calcext:value-type="float">
            <text:p>-0.001806993</text:p>
          </table:table-cell>
          <table:table-cell office:value-type="float" office:value="1171.672" calcext:value-type="float">
            <text:p>1171.672</text:p>
          </table:table-cell>
          <table:table-cell office:value-type="float" office:value="1.179979" calcext:value-type="float">
            <text:p>1.179979</text:p>
          </table:table-cell>
          <table:table-cell office:value-type="float" office:value="0" calcext:value-type="float">
            <text:p>0</text:p>
          </table:table-cell>
          <table:table-cell office:value-type="float" office:value="0.1015708" calcext:value-type="float">
            <text:p>0.1015708</text:p>
          </table:table-cell>
          <table:table-cell office:value-type="float" office:value="0.2203746" calcext:value-type="float">
            <text:p>0.2203746</text:p>
          </table:table-cell>
          <table:table-cell office:value-type="float" office:value="0.1418191" calcext:value-type="float">
            <text:p>0.1418191</text:p>
          </table:table-cell>
          <table:table-cell office:value-type="float" office:value="0.04177232" calcext:value-type="float">
            <text:p>0.04177232</text:p>
          </table:table-cell>
          <table:table-cell office:value-type="float" office:value="0.03678964" calcext:value-type="float">
            <text:p>0.03678964</text:p>
          </table:table-cell>
          <table:table-cell office:value-type="float" office:value="0.01866012" calcext:value-type="float">
            <text:p>0.01866012</text:p>
          </table:table-cell>
          <table:table-cell office:value-type="float" office:value="0.02186056" calcext:value-type="float">
            <text:p>0.02186056</text:p>
          </table:table-cell>
          <table:table-cell office:value-type="float" office:value="0.07236034" calcext:value-type="float">
            <text:p>0.07236034</text:p>
          </table:table-cell>
          <table:table-cell office:value-type="float" office:value="0.1430996" calcext:value-type="float">
            <text:p>0.1430996</text:p>
          </table:table-cell>
          <table:table-cell office:value-type="float" office:value="0.1485815" calcext:value-type="float">
            <text:p>0.1485815</text:p>
          </table:table-cell>
          <table:table-cell office:value-type="float" office:value="0.1520096" calcext:value-type="float">
            <text:p>0.1520096</text:p>
          </table:table-cell>
          <table:table-cell office:value-type="float" office:value="0.1565955" calcext:value-type="float">
            <text:p>0.1565955</text:p>
          </table:table-cell>
          <table:table-cell office:value-type="float" office:value="0.1662505" calcext:value-type="float">
            <text:p>0.1662505</text:p>
          </table:table-cell>
          <table:table-cell office:value-type="float" office:value="0.1715224" calcext:value-type="float">
            <text:p>0.1715224</text:p>
          </table:table-cell>
          <table:table-cell office:value-type="float" office:value="0" calcext:value-type="float">
            <text:p>0</text:p>
          </table:table-cell>
          <table:table-cell office:value-type="float" office:value="32.63185" calcext:value-type="float">
            <text:p>32.63185</text:p>
          </table:table-cell>
          <table:table-cell office:value-type="float" office:value="31.55522" calcext:value-type="float">
            <text:p>31.55522</text:p>
          </table:table-cell>
          <table:table-cell office:value-type="float" office:value="21.72121" calcext:value-type="float">
            <text:p>21.72121</text:p>
          </table:table-cell>
          <table:table-cell office:value-type="float" office:value="6.899366" calcext:value-type="float">
            <text:p>6.899366</text:p>
          </table:table-cell>
          <table:table-cell office:value-type="float" office:value="5.438274" calcext:value-type="float">
            <text:p>5.438274</text:p>
          </table:table-cell>
          <table:table-cell office:value-type="float" office:value="2.226588" calcext:value-type="float">
            <text:p>2.226588</text:p>
          </table:table-cell>
          <table:table-cell office:value-type="float" office:value="2.095285" calcext:value-type="float">
            <text:p>2.095285</text:p>
          </table:table-cell>
          <table:table-cell office:value-type="float" office:value="4.683947" calcext:value-type="float">
            <text:p>4.683947</text:p>
          </table:table-cell>
          <table:table-cell office:value-type="float" office:value="7.849076" calcext:value-type="float">
            <text:p>7.849076</text:p>
          </table:table-cell>
          <table:table-cell office:value-type="float" office:value="8.359274" calcext:value-type="float">
            <text:p>8.359274</text:p>
          </table:table-cell>
          <table:table-cell office:value-type="float" office:value="8.682757" calcext:value-type="float">
            <text:p>8.682757</text:p>
          </table:table-cell>
          <table:table-cell office:value-type="float" office:value="9.101787" calcext:value-type="float">
            <text:p>9.101787</text:p>
          </table:table-cell>
          <table:table-cell office:value-type="float" office:value="10.00955" calcext:value-type="float">
            <text:p>10.00955</text:p>
          </table:table-cell>
          <table:table-cell office:value-type="float" office:value="10.48933" calcext:value-type="float">
            <text:p>10.48933</text:p>
          </table:table-cell>
          <table:table-cell office:value-type="float" office:value="0" calcext:value-type="float">
            <text:p>0</text:p>
          </table:table-cell>
          <table:table-cell office:value-type="float" office:value="1.547756" calcext:value-type="float">
            <text:p>1.547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3.377217" calcext:value-type="float">
            <text:p>3.377217</text:p>
          </table:table-cell>
          <table:table-cell office:value-type="float" office:value="135.3735" calcext:value-type="float">
            <text:p>135.3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589" calcext:value-type="float">
            <text:p>34.4589</text:p>
          </table:table-cell>
          <table:table-cell office:value-type="float" office:value="0" calcext:value-type="float">
            <text:p>0</text:p>
          </table:table-cell>
          <table:table-cell office:value-type="float" office:value="0.000001479203" calcext:value-type="float">
            <text:p>1.479203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5262" calcext:value-type="float">
            <text:p>-0.001795262</text:p>
          </table:table-cell>
          <table:table-cell office:value-type="float" office:value="1171.659" calcext:value-type="float">
            <text:p>1171.659</text:p>
          </table:table-cell>
          <table:table-cell office:value-type="float" office:value="1.181593" calcext:value-type="float">
            <text:p>1.181593</text:p>
          </table:table-cell>
          <table:table-cell office:value-type="float" office:value="0" calcext:value-type="float">
            <text:p>0</text:p>
          </table:table-cell>
          <table:table-cell office:value-type="float" office:value="0.1796202" calcext:value-type="float">
            <text:p>0.1796202</text:p>
          </table:table-cell>
          <table:table-cell office:value-type="float" office:value="0.2230508" calcext:value-type="float">
            <text:p>0.2230508</text:p>
          </table:table-cell>
          <table:table-cell office:value-type="float" office:value="0.137313" calcext:value-type="float">
            <text:p>0.137313</text:p>
          </table:table-cell>
          <table:table-cell office:value-type="float" office:value="0.04354065" calcext:value-type="float">
            <text:p>0.04354065</text:p>
          </table:table-cell>
          <table:table-cell office:value-type="float" office:value="0.03376516" calcext:value-type="float">
            <text:p>0.03376516</text:p>
          </table:table-cell>
          <table:table-cell office:value-type="float" office:value="0.01977801" calcext:value-type="float">
            <text:p>0.01977801</text:p>
          </table:table-cell>
          <table:table-cell office:value-type="float" office:value="0.02489776" calcext:value-type="float">
            <text:p>0.02489776</text:p>
          </table:table-cell>
          <table:table-cell office:value-type="float" office:value="0.07207863" calcext:value-type="float">
            <text:p>0.07207863</text:p>
          </table:table-cell>
          <table:table-cell office:value-type="float" office:value="0.1431521" calcext:value-type="float">
            <text:p>0.1431521</text:p>
          </table:table-cell>
          <table:table-cell office:value-type="float" office:value="0.1486355" calcext:value-type="float">
            <text:p>0.1486355</text:p>
          </table:table-cell>
          <table:table-cell office:value-type="float" office:value="0.1520657" calcext:value-type="float">
            <text:p>0.1520657</text:p>
          </table:table-cell>
          <table:table-cell office:value-type="float" office:value="0.1566414" calcext:value-type="float">
            <text:p>0.1566414</text:p>
          </table:table-cell>
          <table:table-cell office:value-type="float" office:value="0.1662962" calcext:value-type="float">
            <text:p>0.1662962</text:p>
          </table:table-cell>
          <table:table-cell office:value-type="float" office:value="0.1715663" calcext:value-type="float">
            <text:p>0.1715663</text:p>
          </table:table-cell>
          <table:table-cell office:value-type="float" office:value="0" calcext:value-type="float">
            <text:p>0</text:p>
          </table:table-cell>
          <table:table-cell office:value-type="float" office:value="32.57797" calcext:value-type="float">
            <text:p>32.57797</text:p>
          </table:table-cell>
          <table:table-cell office:value-type="float" office:value="31.52752" calcext:value-type="float">
            <text:p>31.52752</text:p>
          </table:table-cell>
          <table:table-cell office:value-type="float" office:value="21.70354" calcext:value-type="float">
            <text:p>21.70354</text:p>
          </table:table-cell>
          <table:table-cell office:value-type="float" office:value="6.892656" calcext:value-type="float">
            <text:p>6.892656</text:p>
          </table:table-cell>
          <table:table-cell office:value-type="float" office:value="5.433853" calcext:value-type="float">
            <text:p>5.433853</text:p>
          </table:table-cell>
          <table:table-cell office:value-type="float" office:value="2.226195" calcext:value-type="float">
            <text:p>2.226195</text:p>
          </table:table-cell>
          <table:table-cell office:value-type="float" office:value="2.096048" calcext:value-type="float">
            <text:p>2.096048</text:p>
          </table:table-cell>
          <table:table-cell office:value-type="float" office:value="4.687335" calcext:value-type="float">
            <text:p>4.687335</text:p>
          </table:table-cell>
          <table:table-cell office:value-type="float" office:value="7.854149" calcext:value-type="float">
            <text:p>7.854149</text:p>
          </table:table-cell>
          <table:table-cell office:value-type="float" office:value="8.364359" calcext:value-type="float">
            <text:p>8.364359</text:p>
          </table:table-cell>
          <table:table-cell office:value-type="float" office:value="8.688018" calcext:value-type="float">
            <text:p>8.688018</text:p>
          </table:table-cell>
          <table:table-cell office:value-type="float" office:value="9.106752" calcext:value-type="float">
            <text:p>9.106752</text:p>
          </table:table-cell>
          <table:table-cell office:value-type="float" office:value="10.01366" calcext:value-type="float">
            <text:p>10.01366</text:p>
          </table:table-cell>
          <table:table-cell office:value-type="float" office:value="10.49457" calcext:value-type="float">
            <text:p>10.49457</text:p>
          </table:table-cell>
          <table:table-cell office:value-type="float" office:value="0" calcext:value-type="float">
            <text:p>0</text:p>
          </table:table-cell>
          <table:table-cell office:value-type="float" office:value="1.065218" calcext:value-type="float">
            <text:p>1.065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3.377536" calcext:value-type="float">
            <text:p>3.377536</text:p>
          </table:table-cell>
          <table:table-cell office:value-type="float" office:value="135.3739" calcext:value-type="float">
            <text:p>135.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722" calcext:value-type="float">
            <text:p>34.4722</text:p>
          </table:table-cell>
          <table:table-cell office:value-type="float" office:value="0" calcext:value-type="float">
            <text:p>0</text:p>
          </table:table-cell>
          <table:table-cell office:value-type="float" office:value="0.000001486861" calcext:value-type="float">
            <text:p>1.486861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5163" calcext:value-type="float">
            <text:p>-0.001795163</text:p>
          </table:table-cell>
          <table:table-cell office:value-type="float" office:value="1171.645" calcext:value-type="float">
            <text:p>1171.645</text:p>
          </table:table-cell>
          <table:table-cell office:value-type="float" office:value="1.195518" calcext:value-type="float">
            <text:p>1.195518</text:p>
          </table:table-cell>
          <table:table-cell office:value-type="float" office:value="0" calcext:value-type="float">
            <text:p>0</text:p>
          </table:table-cell>
          <table:table-cell office:value-type="float" office:value="0.09094695" calcext:value-type="float">
            <text:p>0.09094695</text:p>
          </table:table-cell>
          <table:table-cell office:value-type="float" office:value="0.2202078" calcext:value-type="float">
            <text:p>0.2202078</text:p>
          </table:table-cell>
          <table:table-cell office:value-type="float" office:value="0.133942" calcext:value-type="float">
            <text:p>0.133942</text:p>
          </table:table-cell>
          <table:table-cell office:value-type="float" office:value="0.04311191" calcext:value-type="float">
            <text:p>0.04311191</text:p>
          </table:table-cell>
          <table:table-cell office:value-type="float" office:value="0.03398611" calcext:value-type="float">
            <text:p>0.03398611</text:p>
          </table:table-cell>
          <table:table-cell office:value-type="float" office:value="0.02027391" calcext:value-type="float">
            <text:p>0.02027391</text:p>
          </table:table-cell>
          <table:table-cell office:value-type="float" office:value="0.02624611" calcext:value-type="float">
            <text:p>0.02624611</text:p>
          </table:table-cell>
          <table:table-cell office:value-type="float" office:value="0.07218869" calcext:value-type="float">
            <text:p>0.07218869</text:p>
          </table:table-cell>
          <table:table-cell office:value-type="float" office:value="0.1431908" calcext:value-type="float">
            <text:p>0.1431908</text:p>
          </table:table-cell>
          <table:table-cell office:value-type="float" office:value="0.1486895" calcext:value-type="float">
            <text:p>0.1486895</text:p>
          </table:table-cell>
          <table:table-cell office:value-type="float" office:value="0.1521214" calcext:value-type="float">
            <text:p>0.1521214</text:p>
          </table:table-cell>
          <table:table-cell office:value-type="float" office:value="0.1566942" calcext:value-type="float">
            <text:p>0.1566942</text:p>
          </table:table-cell>
          <table:table-cell office:value-type="float" office:value="0.1663446" calcext:value-type="float">
            <text:p>0.1663446</text:p>
          </table:table-cell>
          <table:table-cell office:value-type="float" office:value="0.1716094" calcext:value-type="float">
            <text:p>0.1716094</text:p>
          </table:table-cell>
          <table:table-cell office:value-type="float" office:value="0" calcext:value-type="float">
            <text:p>0</text:p>
          </table:table-cell>
          <table:table-cell office:value-type="float" office:value="32.53286" calcext:value-type="float">
            <text:p>32.53286</text:p>
          </table:table-cell>
          <table:table-cell office:value-type="float" office:value="31.49986" calcext:value-type="float">
            <text:p>31.49986</text:p>
          </table:table-cell>
          <table:table-cell office:value-type="float" office:value="21.68355" calcext:value-type="float">
            <text:p>21.68355</text:p>
          </table:table-cell>
          <table:table-cell office:value-type="float" office:value="6.886421" calcext:value-type="float">
            <text:p>6.886421</text:p>
          </table:table-cell>
          <table:table-cell office:value-type="float" office:value="5.428494" calcext:value-type="float">
            <text:p>5.428494</text:p>
          </table:table-cell>
          <table:table-cell office:value-type="float" office:value="2.22625" calcext:value-type="float">
            <text:p>2.22625</text:p>
          </table:table-cell>
          <table:table-cell office:value-type="float" office:value="2.097272" calcext:value-type="float">
            <text:p>2.097272</text:p>
          </table:table-cell>
          <table:table-cell office:value-type="float" office:value="4.690774" calcext:value-type="float">
            <text:p>4.690774</text:p>
          </table:table-cell>
          <table:table-cell office:value-type="float" office:value="7.859223" calcext:value-type="float">
            <text:p>7.859223</text:p>
          </table:table-cell>
          <table:table-cell office:value-type="float" office:value="8.36945" calcext:value-type="float">
            <text:p>8.36945</text:p>
          </table:table-cell>
          <table:table-cell office:value-type="float" office:value="8.693278" calcext:value-type="float">
            <text:p>8.693278</text:p>
          </table:table-cell>
          <table:table-cell office:value-type="float" office:value="9.11171" calcext:value-type="float">
            <text:p>9.11171</text:p>
          </table:table-cell>
          <table:table-cell office:value-type="float" office:value="10.01777" calcext:value-type="float">
            <text:p>10.01777</text:p>
          </table:table-cell>
          <table:table-cell office:value-type="float" office:value="10.5053" calcext:value-type="float">
            <text:p>10.5053</text:p>
          </table:table-cell>
          <table:table-cell office:value-type="float" office:value="0" calcext:value-type="float">
            <text:p>0</text:p>
          </table:table-cell>
          <table:table-cell office:value-type="float" office:value="0.01066969" calcext:value-type="float">
            <text:p>0.01066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3.376892" calcext:value-type="float">
            <text:p>3.376892</text:p>
          </table:table-cell>
          <table:table-cell office:value-type="float" office:value="135.3747" calcext:value-type="float">
            <text:p>135.3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8525" calcext:value-type="float">
            <text:p>34.48525</text:p>
          </table:table-cell>
          <table:table-cell office:value-type="float" office:value="0" calcext:value-type="float">
            <text:p>0</text:p>
          </table:table-cell>
          <table:table-cell office:value-type="float" office:value="0.000001486878" calcext:value-type="float">
            <text:p>1.486878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5163" calcext:value-type="float">
            <text:p>-0.001795163</text:p>
          </table:table-cell>
          <table:table-cell office:value-type="float" office:value="1171.63" calcext:value-type="float">
            <text:p>1171.63</text:p>
          </table:table-cell>
          <table:table-cell office:value-type="float" office:value="1.215639" calcext:value-type="float">
            <text:p>1.215639</text:p>
          </table:table-cell>
          <table:table-cell office:value-type="float" office:value="0" calcext:value-type="float">
            <text:p>0</text:p>
          </table:table-cell>
          <table:table-cell office:value-type="float" office:value="0.1155287" calcext:value-type="float">
            <text:p>0.1155287</text:p>
          </table:table-cell>
          <table:table-cell office:value-type="float" office:value="0.2228646" calcext:value-type="float">
            <text:p>0.2228646</text:p>
          </table:table-cell>
          <table:table-cell office:value-type="float" office:value="0.133778" calcext:value-type="float">
            <text:p>0.133778</text:p>
          </table:table-cell>
          <table:table-cell office:value-type="float" office:value="0.04231464" calcext:value-type="float">
            <text:p>0.04231464</text:p>
          </table:table-cell>
          <table:table-cell office:value-type="float" office:value="0.03467185" calcext:value-type="float">
            <text:p>0.03467185</text:p>
          </table:table-cell>
          <table:table-cell office:value-type="float" office:value="0.02030656" calcext:value-type="float">
            <text:p>0.02030656</text:p>
          </table:table-cell>
          <table:table-cell office:value-type="float" office:value="0.02663485" calcext:value-type="float">
            <text:p>0.02663485</text:p>
          </table:table-cell>
          <table:table-cell office:value-type="float" office:value="0.07223304" calcext:value-type="float">
            <text:p>0.07223304</text:p>
          </table:table-cell>
          <table:table-cell office:value-type="float" office:value="0.1432244" calcext:value-type="float">
            <text:p>0.1432244</text:p>
          </table:table-cell>
          <table:table-cell office:value-type="float" office:value="0.1487435" calcext:value-type="float">
            <text:p>0.1487435</text:p>
          </table:table-cell>
          <table:table-cell office:value-type="float" office:value="0.1521772" calcext:value-type="float">
            <text:p>0.1521772</text:p>
          </table:table-cell>
          <table:table-cell office:value-type="float" office:value="0.1567477" calcext:value-type="float">
            <text:p>0.1567477</text:p>
          </table:table-cell>
          <table:table-cell office:value-type="float" office:value="0.1663903" calcext:value-type="float">
            <text:p>0.1663903</text:p>
          </table:table-cell>
          <table:table-cell office:value-type="float" office:value="0.1716536" calcext:value-type="float">
            <text:p>0.1716536</text:p>
          </table:table-cell>
          <table:table-cell office:value-type="float" office:value="0" calcext:value-type="float">
            <text:p>0</text:p>
          </table:table-cell>
          <table:table-cell office:value-type="float" office:value="32.47362" calcext:value-type="float">
            <text:p>32.47362</text:p>
          </table:table-cell>
          <table:table-cell office:value-type="float" office:value="31.47116" calcext:value-type="float">
            <text:p>31.47116</text:p>
          </table:table-cell>
          <table:table-cell office:value-type="float" office:value="21.66183" calcext:value-type="float">
            <text:p>21.66183</text:p>
          </table:table-cell>
          <table:table-cell office:value-type="float" office:value="6.879731" calcext:value-type="float">
            <text:p>6.879731</text:p>
          </table:table-cell>
          <table:table-cell office:value-type="float" office:value="5.4234" calcext:value-type="float">
            <text:p>5.4234</text:p>
          </table:table-cell>
          <table:table-cell office:value-type="float" office:value="2.226336" calcext:value-type="float">
            <text:p>2.226336</text:p>
          </table:table-cell>
          <table:table-cell office:value-type="float" office:value="2.098636" calcext:value-type="float">
            <text:p>2.098636</text:p>
          </table:table-cell>
          <table:table-cell office:value-type="float" office:value="4.694269" calcext:value-type="float">
            <text:p>4.694269</text:p>
          </table:table-cell>
          <table:table-cell office:value-type="float" office:value="7.864296" calcext:value-type="float">
            <text:p>7.864296</text:p>
          </table:table-cell>
          <table:table-cell office:value-type="float" office:value="8.374537" calcext:value-type="float">
            <text:p>8.374537</text:p>
          </table:table-cell>
          <table:table-cell office:value-type="float" office:value="8.698539" calcext:value-type="float">
            <text:p>8.698539</text:p>
          </table:table-cell>
          <table:table-cell office:value-type="float" office:value="9.116676" calcext:value-type="float">
            <text:p>9.116676</text:p>
          </table:table-cell>
          <table:table-cell office:value-type="float" office:value="10.02188" calcext:value-type="float">
            <text:p>10.02188</text:p>
          </table:table-cell>
          <table:table-cell office:value-type="float" office:value="10.51641" calcext:value-type="float">
            <text:p>10.51641</text:p>
          </table:table-cell>
          <table:table-cell office:value-type="float" office:value="0" calcext:value-type="float">
            <text:p>0</text:p>
          </table:table-cell>
          <table:table-cell office:value-type="float" office:value="0.02964075" calcext:value-type="float">
            <text:p>0.02964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3.376027" calcext:value-type="float">
            <text:p>3.376027</text:p>
          </table:table-cell>
          <table:table-cell office:value-type="float" office:value="135.3757" calcext:value-type="float">
            <text:p>135.3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9839" calcext:value-type="float">
            <text:p>34.49839</text:p>
          </table:table-cell>
          <table:table-cell office:value-type="float" office:value="0" calcext:value-type="float">
            <text:p>0</text:p>
          </table:table-cell>
          <table:table-cell office:value-type="float" office:value="0.00000148689" calcext:value-type="float">
            <text:p>1.48689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5163" calcext:value-type="float">
            <text:p>-0.001795163</text:p>
          </table:table-cell>
          <table:table-cell office:value-type="float" office:value="1171.616" calcext:value-type="float">
            <text:p>1171.616</text:p>
          </table:table-cell>
          <table:table-cell office:value-type="float" office:value="1.237026" calcext:value-type="float">
            <text:p>1.237026</text:p>
          </table:table-cell>
          <table:table-cell office:value-type="float" office:value="0" calcext:value-type="float">
            <text:p>0</text:p>
          </table:table-cell>
          <table:table-cell office:value-type="float" office:value="0.09794092" calcext:value-type="float">
            <text:p>0.09794092</text:p>
          </table:table-cell>
          <table:table-cell office:value-type="float" office:value="0.2242216" calcext:value-type="float">
            <text:p>0.2242216</text:p>
          </table:table-cell>
          <table:table-cell office:value-type="float" office:value="0.1376176" calcext:value-type="float">
            <text:p>0.1376176</text:p>
          </table:table-cell>
          <table:table-cell office:value-type="float" office:value="0.04474371" calcext:value-type="float">
            <text:p>0.04474371</text:p>
          </table:table-cell>
          <table:table-cell office:value-type="float" office:value="0.03307277" calcext:value-type="float">
            <text:p>0.03307277</text:p>
          </table:table-cell>
          <table:table-cell office:value-type="float" office:value="0.02015319" calcext:value-type="float">
            <text:p>0.02015319</text:p>
          </table:table-cell>
          <table:table-cell office:value-type="float" office:value="0.02671129" calcext:value-type="float">
            <text:p>0.02671129</text:p>
          </table:table-cell>
          <table:table-cell office:value-type="float" office:value="0.07225294" calcext:value-type="float">
            <text:p>0.07225294</text:p>
          </table:table-cell>
          <table:table-cell office:value-type="float" office:value="0.1432571" calcext:value-type="float">
            <text:p>0.1432571</text:p>
          </table:table-cell>
          <table:table-cell office:value-type="float" office:value="0.1487976" calcext:value-type="float">
            <text:p>0.1487976</text:p>
          </table:table-cell>
          <table:table-cell office:value-type="float" office:value="0.1522331" calcext:value-type="float">
            <text:p>0.1522331</text:p>
          </table:table-cell>
          <table:table-cell office:value-type="float" office:value="0.1567999" calcext:value-type="float">
            <text:p>0.1567999</text:p>
          </table:table-cell>
          <table:table-cell office:value-type="float" office:value="0.1664345" calcext:value-type="float">
            <text:p>0.1664345</text:p>
          </table:table-cell>
          <table:table-cell office:value-type="float" office:value="0.1716979" calcext:value-type="float">
            <text:p>0.1716979</text:p>
          </table:table-cell>
          <table:table-cell office:value-type="float" office:value="0" calcext:value-type="float">
            <text:p>0</text:p>
          </table:table-cell>
          <table:table-cell office:value-type="float" office:value="32.41943" calcext:value-type="float">
            <text:p>32.41943</text:p>
          </table:table-cell>
          <table:table-cell office:value-type="float" office:value="31.44266" calcext:value-type="float">
            <text:p>31.44266</text:p>
          </table:table-cell>
          <table:table-cell office:value-type="float" office:value="21.64052" calcext:value-type="float">
            <text:p>21.64052</text:p>
          </table:table-cell>
          <table:table-cell office:value-type="float" office:value="6.873528" calcext:value-type="float">
            <text:p>6.873528</text:p>
          </table:table-cell>
          <table:table-cell office:value-type="float" office:value="5.418303" calcext:value-type="float">
            <text:p>5.418303</text:p>
          </table:table-cell>
          <table:table-cell office:value-type="float" office:value="2.226418" calcext:value-type="float">
            <text:p>2.226418</text:p>
          </table:table-cell>
          <table:table-cell office:value-type="float" office:value="2.099999" calcext:value-type="float">
            <text:p>2.099999</text:p>
          </table:table-cell>
          <table:table-cell office:value-type="float" office:value="4.697802" calcext:value-type="float">
            <text:p>4.697802</text:p>
          </table:table-cell>
          <table:table-cell office:value-type="float" office:value="7.86937" calcext:value-type="float">
            <text:p>7.86937</text:p>
          </table:table-cell>
          <table:table-cell office:value-type="float" office:value="8.379624" calcext:value-type="float">
            <text:p>8.379624</text:p>
          </table:table-cell>
          <table:table-cell office:value-type="float" office:value="8.703799" calcext:value-type="float">
            <text:p>8.703799</text:p>
          </table:table-cell>
          <table:table-cell office:value-type="float" office:value="9.121588" calcext:value-type="float">
            <text:p>9.121588</text:p>
          </table:table-cell>
          <table:table-cell office:value-type="float" office:value="10.02599" calcext:value-type="float">
            <text:p>10.02599</text:p>
          </table:table-cell>
          <table:table-cell office:value-type="float" office:value="10.52504" calcext:value-type="float">
            <text:p>10.52504</text:p>
          </table:table-cell>
          <table:table-cell office:value-type="float" office:value="0" calcext:value-type="float">
            <text:p>0</text:p>
          </table:table-cell>
          <table:table-cell office:value-type="float" office:value="0.0131006" calcext:value-type="float">
            <text:p>0.0131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3.374858" calcext:value-type="float">
            <text:p>3.374858</text:p>
          </table:table-cell>
          <table:table-cell office:value-type="float" office:value="135.3768" calcext:value-type="float">
            <text:p>135.3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1163" calcext:value-type="float">
            <text:p>34.51163</text:p>
          </table:table-cell>
          <table:table-cell office:value-type="float" office:value="0" calcext:value-type="float">
            <text:p>0</text:p>
          </table:table-cell>
          <table:table-cell office:value-type="float" office:value="0.000001486895" calcext:value-type="float">
            <text:p>1.486895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5163" calcext:value-type="float">
            <text:p>-0.001795163</text:p>
          </table:table-cell>
          <table:table-cell office:value-type="float" office:value="1171.602" calcext:value-type="float">
            <text:p>1171.602</text:p>
          </table:table-cell>
          <table:table-cell office:value-type="float" office:value="1.256588" calcext:value-type="float">
            <text:p>1.256588</text:p>
          </table:table-cell>
          <table:table-cell office:value-type="float" office:value="0" calcext:value-type="float">
            <text:p>0</text:p>
          </table:table-cell>
          <table:table-cell office:value-type="float" office:value="0.1031307" calcext:value-type="float">
            <text:p>0.1031307</text:p>
          </table:table-cell>
          <table:table-cell office:value-type="float" office:value="0.2272222" calcext:value-type="float">
            <text:p>0.2272222</text:p>
          </table:table-cell>
          <table:table-cell office:value-type="float" office:value="0.1409915" calcext:value-type="float">
            <text:p>0.1409915</text:p>
          </table:table-cell>
          <table:table-cell office:value-type="float" office:value="0.04537709" calcext:value-type="float">
            <text:p>0.04537709</text:p>
          </table:table-cell>
          <table:table-cell office:value-type="float" office:value="0.03460942" calcext:value-type="float">
            <text:p>0.03460942</text:p>
          </table:table-cell>
          <table:table-cell office:value-type="float" office:value="0.01958474" calcext:value-type="float">
            <text:p>0.01958474</text:p>
          </table:table-cell>
          <table:table-cell office:value-type="float" office:value="0.02669599" calcext:value-type="float">
            <text:p>0.02669599</text:p>
          </table:table-cell>
          <table:table-cell office:value-type="float" office:value="0.07225875" calcext:value-type="float">
            <text:p>0.07225875</text:p>
          </table:table-cell>
          <table:table-cell office:value-type="float" office:value="0.1432903" calcext:value-type="float">
            <text:p>0.1432903</text:p>
          </table:table-cell>
          <table:table-cell office:value-type="float" office:value="0.1488517" calcext:value-type="float">
            <text:p>0.1488517</text:p>
          </table:table-cell>
          <table:table-cell office:value-type="float" office:value="0.1522892" calcext:value-type="float">
            <text:p>0.1522892</text:p>
          </table:table-cell>
          <table:table-cell office:value-type="float" office:value="0.1568508" calcext:value-type="float">
            <text:p>0.1568508</text:p>
          </table:table-cell>
          <table:table-cell office:value-type="float" office:value="0.1664788" calcext:value-type="float">
            <text:p>0.1664788</text:p>
          </table:table-cell>
          <table:table-cell office:value-type="float" office:value="0.1717425" calcext:value-type="float">
            <text:p>0.1717425</text:p>
          </table:table-cell>
          <table:table-cell office:value-type="float" office:value="0" calcext:value-type="float">
            <text:p>0</text:p>
          </table:table-cell>
          <table:table-cell office:value-type="float" office:value="32.36257" calcext:value-type="float">
            <text:p>32.36257</text:p>
          </table:table-cell>
          <table:table-cell office:value-type="float" office:value="31.41504" calcext:value-type="float">
            <text:p>31.41504</text:p>
          </table:table-cell>
          <table:table-cell office:value-type="float" office:value="21.62079" calcext:value-type="float">
            <text:p>21.62079</text:p>
          </table:table-cell>
          <table:table-cell office:value-type="float" office:value="6.867943" calcext:value-type="float">
            <text:p>6.867943</text:p>
          </table:table-cell>
          <table:table-cell office:value-type="float" office:value="5.413264" calcext:value-type="float">
            <text:p>5.413264</text:p>
          </table:table-cell>
          <table:table-cell office:value-type="float" office:value="2.226415" calcext:value-type="float">
            <text:p>2.226415</text:p>
          </table:table-cell>
          <table:table-cell office:value-type="float" office:value="2.101334" calcext:value-type="float">
            <text:p>2.101334</text:p>
          </table:table-cell>
          <table:table-cell office:value-type="float" office:value="4.70138" calcext:value-type="float">
            <text:p>4.70138</text:p>
          </table:table-cell>
          <table:table-cell office:value-type="float" office:value="7.874444" calcext:value-type="float">
            <text:p>7.874444</text:p>
          </table:table-cell>
          <table:table-cell office:value-type="float" office:value="8.384712" calcext:value-type="float">
            <text:p>8.384712</text:p>
          </table:table-cell>
          <table:table-cell office:value-type="float" office:value="8.709037" calcext:value-type="float">
            <text:p>8.709037</text:p>
          </table:table-cell>
          <table:table-cell office:value-type="float" office:value="9.12647" calcext:value-type="float">
            <text:p>9.12647</text:p>
          </table:table-cell>
          <table:table-cell office:value-type="float" office:value="10.0301" calcext:value-type="float">
            <text:p>10.0301</text:p>
          </table:table-cell>
          <table:table-cell office:value-type="float" office:value="10.53437" calcext:value-type="float">
            <text:p>10.53437</text:p>
          </table:table-cell>
          <table:table-cell office:value-type="float" office:value="0" calcext:value-type="float">
            <text:p>0</text:p>
          </table:table-cell>
          <table:table-cell office:value-type="float" office:value="0.02345077" calcext:value-type="float">
            <text:p>0.02345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3.374055" calcext:value-type="float">
            <text:p>3.374055</text:p>
          </table:table-cell>
          <table:table-cell office:value-type="float" office:value="135.3776" calcext:value-type="float">
            <text:p>135.3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2497" calcext:value-type="float">
            <text:p>34.52497</text:p>
          </table:table-cell>
          <table:table-cell office:value-type="float" office:value="0" calcext:value-type="float">
            <text:p>0</text:p>
          </table:table-cell>
          <table:table-cell office:value-type="float" office:value="0.000001486898" calcext:value-type="float">
            <text:p>1.486898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5163" calcext:value-type="float">
            <text:p>-0.001795163</text:p>
          </table:table-cell>
          <table:table-cell office:value-type="float" office:value="1171.588" calcext:value-type="float">
            <text:p>1171.588</text:p>
          </table:table-cell>
          <table:table-cell office:value-type="float" office:value="1.268106" calcext:value-type="float">
            <text:p>1.268106</text:p>
          </table:table-cell>
          <table:table-cell office:value-type="float" office:value="0" calcext:value-type="float">
            <text:p>0</text:p>
          </table:table-cell>
          <table:table-cell office:value-type="float" office:value="0.1044774" calcext:value-type="float">
            <text:p>0.1044774</text:p>
          </table:table-cell>
          <table:table-cell office:value-type="float" office:value="0.2263843" calcext:value-type="float">
            <text:p>0.2263843</text:p>
          </table:table-cell>
          <table:table-cell office:value-type="float" office:value="0.1403317" calcext:value-type="float">
            <text:p>0.1403317</text:p>
          </table:table-cell>
          <table:table-cell office:value-type="float" office:value="0.04538807" calcext:value-type="float">
            <text:p>0.04538807</text:p>
          </table:table-cell>
          <table:table-cell office:value-type="float" office:value="0.03509795" calcext:value-type="float">
            <text:p>0.03509795</text:p>
          </table:table-cell>
          <table:table-cell office:value-type="float" office:value="0.02024064" calcext:value-type="float">
            <text:p>0.02024064</text:p>
          </table:table-cell>
          <table:table-cell office:value-type="float" office:value="0.02626966" calcext:value-type="float">
            <text:p>0.02626966</text:p>
          </table:table-cell>
          <table:table-cell office:value-type="float" office:value="0.07225379" calcext:value-type="float">
            <text:p>0.07225379</text:p>
          </table:table-cell>
          <table:table-cell office:value-type="float" office:value="0.1433225" calcext:value-type="float">
            <text:p>0.1433225</text:p>
          </table:table-cell>
          <table:table-cell office:value-type="float" office:value="0.1489058" calcext:value-type="float">
            <text:p>0.1489058</text:p>
          </table:table-cell>
          <table:table-cell office:value-type="float" office:value="0.1523446" calcext:value-type="float">
            <text:p>0.1523446</text:p>
          </table:table-cell>
          <table:table-cell office:value-type="float" office:value="0.1569023" calcext:value-type="float">
            <text:p>0.1569023</text:p>
          </table:table-cell>
          <table:table-cell office:value-type="float" office:value="0.166522" calcext:value-type="float">
            <text:p>0.166522</text:p>
          </table:table-cell>
          <table:table-cell office:value-type="float" office:value="0.1717874" calcext:value-type="float">
            <text:p>0.1717874</text:p>
          </table:table-cell>
          <table:table-cell office:value-type="float" office:value="0" calcext:value-type="float">
            <text:p>0</text:p>
          </table:table-cell>
          <table:table-cell office:value-type="float" office:value="32.3051" calcext:value-type="float">
            <text:p>32.3051</text:p>
          </table:table-cell>
          <table:table-cell office:value-type="float" office:value="31.38854" calcext:value-type="float">
            <text:p>31.38854</text:p>
          </table:table-cell>
          <table:table-cell office:value-type="float" office:value="21.60204" calcext:value-type="float">
            <text:p>21.60204</text:p>
          </table:table-cell>
          <table:table-cell office:value-type="float" office:value="6.862554" calcext:value-type="float">
            <text:p>6.862554</text:p>
          </table:table-cell>
          <table:table-cell office:value-type="float" office:value="5.408594" calcext:value-type="float">
            <text:p>5.408594</text:p>
          </table:table-cell>
          <table:table-cell office:value-type="float" office:value="2.226426" calcext:value-type="float">
            <text:p>2.226426</text:p>
          </table:table-cell>
          <table:table-cell office:value-type="float" office:value="2.102608" calcext:value-type="float">
            <text:p>2.102608</text:p>
          </table:table-cell>
          <table:table-cell office:value-type="float" office:value="4.704995" calcext:value-type="float">
            <text:p>4.704995</text:p>
          </table:table-cell>
          <table:table-cell office:value-type="float" office:value="7.879518" calcext:value-type="float">
            <text:p>7.879518</text:p>
          </table:table-cell>
          <table:table-cell office:value-type="float" office:value="8.3898" calcext:value-type="float">
            <text:p>8.3898</text:p>
          </table:table-cell>
          <table:table-cell office:value-type="float" office:value="8.714241" calcext:value-type="float">
            <text:p>8.714241</text:p>
          </table:table-cell>
          <table:table-cell office:value-type="float" office:value="9.131353" calcext:value-type="float">
            <text:p>9.131353</text:p>
          </table:table-cell>
          <table:table-cell office:value-type="float" office:value="10.03421" calcext:value-type="float">
            <text:p>10.03421</text:p>
          </table:table-cell>
          <table:table-cell office:value-type="float" office:value="10.54145" calcext:value-type="float">
            <text:p>10.54145</text:p>
          </table:table-cell>
          <table:table-cell office:value-type="float" office:value="0" calcext:value-type="float">
            <text:p>0</text:p>
          </table:table-cell>
          <table:table-cell office:value-type="float" office:value="0.02837193" calcext:value-type="float">
            <text:p>0.02837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3.37278" calcext:value-type="float">
            <text:p>3.37278</text:p>
          </table:table-cell>
          <table:table-cell office:value-type="float" office:value="135.3788" calcext:value-type="float">
            <text:p>135.3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3836" calcext:value-type="float">
            <text:p>34.53836</text:p>
          </table:table-cell>
          <table:table-cell office:value-type="float" office:value="0" calcext:value-type="float">
            <text:p>0</text:p>
          </table:table-cell>
          <table:table-cell office:value-type="float" office:value="0.000001486898" calcext:value-type="float">
            <text:p>1.486898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5163" calcext:value-type="float">
            <text:p>-0.001795163</text:p>
          </table:table-cell>
          <table:table-cell office:value-type="float" office:value="1171.574" calcext:value-type="float">
            <text:p>1171.574</text:p>
          </table:table-cell>
          <table:table-cell office:value-type="float" office:value="1.285795" calcext:value-type="float">
            <text:p>1.285795</text:p>
          </table:table-cell>
          <table:table-cell office:value-type="float" office:value="0" calcext:value-type="float">
            <text:p>0</text:p>
          </table:table-cell>
          <table:table-cell office:value-type="float" office:value="0.1119656" calcext:value-type="float">
            <text:p>0.1119656</text:p>
          </table:table-cell>
          <table:table-cell office:value-type="float" office:value="0.2265749" calcext:value-type="float">
            <text:p>0.2265749</text:p>
          </table:table-cell>
          <table:table-cell office:value-type="float" office:value="0.1423799" calcext:value-type="float">
            <text:p>0.1423799</text:p>
          </table:table-cell>
          <table:table-cell office:value-type="float" office:value="0.04556162" calcext:value-type="float">
            <text:p>0.04556162</text:p>
          </table:table-cell>
          <table:table-cell office:value-type="float" office:value="0.03546104" calcext:value-type="float">
            <text:p>0.03546104</text:p>
          </table:table-cell>
          <table:table-cell office:value-type="float" office:value="0.02045519" calcext:value-type="float">
            <text:p>0.02045519</text:p>
          </table:table-cell>
          <table:table-cell office:value-type="float" office:value="0.02707002" calcext:value-type="float">
            <text:p>0.02707002</text:p>
          </table:table-cell>
          <table:table-cell office:value-type="float" office:value="0.07245066" calcext:value-type="float">
            <text:p>0.07245066</text:p>
          </table:table-cell>
          <table:table-cell office:value-type="float" office:value="0.1433287" calcext:value-type="float">
            <text:p>0.1433287</text:p>
          </table:table-cell>
          <table:table-cell office:value-type="float" office:value="0.1489596" calcext:value-type="float">
            <text:p>0.1489596</text:p>
          </table:table-cell>
          <table:table-cell office:value-type="float" office:value="0.1523999" calcext:value-type="float">
            <text:p>0.1523999</text:p>
          </table:table-cell>
          <table:table-cell office:value-type="float" office:value="0.1569516" calcext:value-type="float">
            <text:p>0.1569516</text:p>
          </table:table-cell>
          <table:table-cell office:value-type="float" office:value="0.1665648" calcext:value-type="float">
            <text:p>0.1665648</text:p>
          </table:table-cell>
          <table:table-cell office:value-type="float" office:value="0.171832" calcext:value-type="float">
            <text:p>0.171832</text:p>
          </table:table-cell>
          <table:table-cell office:value-type="float" office:value="0" calcext:value-type="float">
            <text:p>0</text:p>
          </table:table-cell>
          <table:table-cell office:value-type="float" office:value="32.24776" calcext:value-type="float">
            <text:p>32.24776</text:p>
          </table:table-cell>
          <table:table-cell office:value-type="float" office:value="31.36219" calcext:value-type="float">
            <text:p>31.36219</text:p>
          </table:table-cell>
          <table:table-cell office:value-type="float" office:value="21.58379" calcext:value-type="float">
            <text:p>21.58379</text:p>
          </table:table-cell>
          <table:table-cell office:value-type="float" office:value="6.857301" calcext:value-type="float">
            <text:p>6.857301</text:p>
          </table:table-cell>
          <table:table-cell office:value-type="float" office:value="5.404195" calcext:value-type="float">
            <text:p>5.404195</text:p>
          </table:table-cell>
          <table:table-cell office:value-type="float" office:value="2.226524" calcext:value-type="float">
            <text:p>2.226524</text:p>
          </table:table-cell>
          <table:table-cell office:value-type="float" office:value="2.103911" calcext:value-type="float">
            <text:p>2.103911</text:p>
          </table:table-cell>
          <table:table-cell office:value-type="float" office:value="4.708662" calcext:value-type="float">
            <text:p>4.708662</text:p>
          </table:table-cell>
          <table:table-cell office:value-type="float" office:value="7.884597" calcext:value-type="float">
            <text:p>7.884597</text:p>
          </table:table-cell>
          <table:table-cell office:value-type="float" office:value="8.394888" calcext:value-type="float">
            <text:p>8.394888</text:p>
          </table:table-cell>
          <table:table-cell office:value-type="float" office:value="8.719444" calcext:value-type="float">
            <text:p>8.719444</text:p>
          </table:table-cell>
          <table:table-cell office:value-type="float" office:value="9.136241" calcext:value-type="float">
            <text:p>9.136241</text:p>
          </table:table-cell>
          <table:table-cell office:value-type="float" office:value="10.03831" calcext:value-type="float">
            <text:p>10.03831</text:p>
          </table:table-cell>
          <table:table-cell office:value-type="float" office:value="10.54564" calcext:value-type="float">
            <text:p>10.54564</text:p>
          </table:table-cell>
          <table:table-cell office:value-type="float" office:value="0" calcext:value-type="float">
            <text:p>0</text:p>
          </table:table-cell>
          <table:table-cell office:value-type="float" office:value="0.03931455" calcext:value-type="float">
            <text:p>0.0393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3.371224" calcext:value-type="float">
            <text:p>3.371224</text:p>
          </table:table-cell>
          <table:table-cell office:value-type="float" office:value="135.3801" calcext:value-type="float">
            <text:p>135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5202" calcext:value-type="float">
            <text:p>34.55202</text:p>
          </table:table-cell>
          <table:table-cell office:value-type="float" office:value="0" calcext:value-type="float">
            <text:p>0</text:p>
          </table:table-cell>
          <table:table-cell office:value-type="float" office:value="0.000001486898" calcext:value-type="float">
            <text:p>1.486898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5163" calcext:value-type="float">
            <text:p>-0.001795163</text:p>
          </table:table-cell>
          <table:table-cell office:value-type="float" office:value="1171.56" calcext:value-type="float">
            <text:p>1171.56</text:p>
          </table:table-cell>
          <table:table-cell office:value-type="float" office:value="1.3019" calcext:value-type="float">
            <text:p>1.3019</text:p>
          </table:table-cell>
          <table:table-cell office:value-type="float" office:value="0" calcext:value-type="float">
            <text:p>0</text:p>
          </table:table-cell>
          <table:table-cell office:value-type="float" office:value="0.09143759" calcext:value-type="float">
            <text:p>0.09143759</text:p>
          </table:table-cell>
          <table:table-cell office:value-type="float" office:value="0.2294519" calcext:value-type="float">
            <text:p>0.2294519</text:p>
          </table:table-cell>
          <table:table-cell office:value-type="float" office:value="0.1443789" calcext:value-type="float">
            <text:p>0.1443789</text:p>
          </table:table-cell>
          <table:table-cell office:value-type="float" office:value="0.04575517" calcext:value-type="float">
            <text:p>0.04575517</text:p>
          </table:table-cell>
          <table:table-cell office:value-type="float" office:value="0.03570591" calcext:value-type="float">
            <text:p>0.03570591</text:p>
          </table:table-cell>
          <table:table-cell office:value-type="float" office:value="0.02059364" calcext:value-type="float">
            <text:p>0.02059364</text:p>
          </table:table-cell>
          <table:table-cell office:value-type="float" office:value="0.02726984" calcext:value-type="float">
            <text:p>0.02726984</text:p>
          </table:table-cell>
          <table:table-cell office:value-type="float" office:value="0.07272854" calcext:value-type="float">
            <text:p>0.07272854</text:p>
          </table:table-cell>
          <table:table-cell office:value-type="float" office:value="0.1433669" calcext:value-type="float">
            <text:p>0.1433669</text:p>
          </table:table-cell>
          <table:table-cell office:value-type="float" office:value="0.1490144" calcext:value-type="float">
            <text:p>0.1490144</text:p>
          </table:table-cell>
          <table:table-cell office:value-type="float" office:value="0.1524555" calcext:value-type="float">
            <text:p>0.1524555</text:p>
          </table:table-cell>
          <table:table-cell office:value-type="float" office:value="0.1570022" calcext:value-type="float">
            <text:p>0.1570022</text:p>
          </table:table-cell>
          <table:table-cell office:value-type="float" office:value="0.1666093" calcext:value-type="float">
            <text:p>0.1666093</text:p>
          </table:table-cell>
          <table:table-cell office:value-type="float" office:value="0.1718754" calcext:value-type="float">
            <text:p>0.1718754</text:p>
          </table:table-cell>
          <table:table-cell office:value-type="float" office:value="0" calcext:value-type="float">
            <text:p>0</text:p>
          </table:table-cell>
          <table:table-cell office:value-type="float" office:value="32.19979" calcext:value-type="float">
            <text:p>32.19979</text:p>
          </table:table-cell>
          <table:table-cell office:value-type="float" office:value="31.33714" calcext:value-type="float">
            <text:p>31.33714</text:p>
          </table:table-cell>
          <table:table-cell office:value-type="float" office:value="21.56652" calcext:value-type="float">
            <text:p>21.56652</text:p>
          </table:table-cell>
          <table:table-cell office:value-type="float" office:value="6.852212" calcext:value-type="float">
            <text:p>6.852212</text:p>
          </table:table-cell>
          <table:table-cell office:value-type="float" office:value="5.399996" calcext:value-type="float">
            <text:p>5.399996</text:p>
          </table:table-cell>
          <table:table-cell office:value-type="float" office:value="2.226663" calcext:value-type="float">
            <text:p>2.226663</text:p>
          </table:table-cell>
          <table:table-cell office:value-type="float" office:value="2.105268" calcext:value-type="float">
            <text:p>2.105268</text:p>
          </table:table-cell>
          <table:table-cell office:value-type="float" office:value="4.712404" calcext:value-type="float">
            <text:p>4.712404</text:p>
          </table:table-cell>
          <table:table-cell office:value-type="float" office:value="7.889717" calcext:value-type="float">
            <text:p>7.889717</text:p>
          </table:table-cell>
          <table:table-cell office:value-type="float" office:value="8.399973" calcext:value-type="float">
            <text:p>8.399973</text:p>
          </table:table-cell>
          <table:table-cell office:value-type="float" office:value="8.724648" calcext:value-type="float">
            <text:p>8.724648</text:p>
          </table:table-cell>
          <table:table-cell office:value-type="float" office:value="9.141125" calcext:value-type="float">
            <text:p>9.141125</text:p>
          </table:table-cell>
          <table:table-cell office:value-type="float" office:value="10.04242" calcext:value-type="float">
            <text:p>10.04242</text:p>
          </table:table-cell>
          <table:table-cell office:value-type="float" office:value="10.54962" calcext:value-type="float">
            <text:p>10.54962</text:p>
          </table:table-cell>
          <table:table-cell office:value-type="float" office:value="0" calcext:value-type="float">
            <text:p>0</text:p>
          </table:table-cell>
          <table:table-cell office:value-type="float" office:value="0.03522843" calcext:value-type="float">
            <text:p>0.0352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3.369354" calcext:value-type="float">
            <text:p>3.369354</text:p>
          </table:table-cell>
          <table:table-cell office:value-type="float" office:value="135.3815" calcext:value-type="float">
            <text:p>135.3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576" calcext:value-type="float">
            <text:p>34.56576</text:p>
          </table:table-cell>
          <table:table-cell office:value-type="float" office:value="0" calcext:value-type="float">
            <text:p>0</text:p>
          </table:table-cell>
          <table:table-cell office:value-type="float" office:value="0.000001486898" calcext:value-type="float">
            <text:p>1.486898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5163" calcext:value-type="float">
            <text:p>-0.001795163</text:p>
          </table:table-cell>
          <table:table-cell office:value-type="float" office:value="1171.546" calcext:value-type="float">
            <text:p>1171.546</text:p>
          </table:table-cell>
          <table:table-cell office:value-type="float" office:value="1.316702" calcext:value-type="float">
            <text:p>1.316702</text:p>
          </table:table-cell>
          <table:table-cell office:value-type="float" office:value="0" calcext:value-type="float">
            <text:p>0</text:p>
          </table:table-cell>
          <table:table-cell office:value-type="float" office:value="0.09636468" calcext:value-type="float">
            <text:p>0.09636468</text:p>
          </table:table-cell>
          <table:table-cell office:value-type="float" office:value="0.2334413" calcext:value-type="float">
            <text:p>0.2334413</text:p>
          </table:table-cell>
          <table:table-cell office:value-type="float" office:value="0.1466147" calcext:value-type="float">
            <text:p>0.1466147</text:p>
          </table:table-cell>
          <table:table-cell office:value-type="float" office:value="0.04588986" calcext:value-type="float">
            <text:p>0.04588986</text:p>
          </table:table-cell>
          <table:table-cell office:value-type="float" office:value="0.03575909" calcext:value-type="float">
            <text:p>0.03575909</text:p>
          </table:table-cell>
          <table:table-cell office:value-type="float" office:value="0.02077648" calcext:value-type="float">
            <text:p>0.02077648</text:p>
          </table:table-cell>
          <table:table-cell office:value-type="float" office:value="0.02741598" calcext:value-type="float">
            <text:p>0.02741598</text:p>
          </table:table-cell>
          <table:table-cell office:value-type="float" office:value="0.07293705" calcext:value-type="float">
            <text:p>0.07293705</text:p>
          </table:table-cell>
          <table:table-cell office:value-type="float" office:value="0.1434345" calcext:value-type="float">
            <text:p>0.1434345</text:p>
          </table:table-cell>
          <table:table-cell office:value-type="float" office:value="0.1490713" calcext:value-type="float">
            <text:p>0.1490713</text:p>
          </table:table-cell>
          <table:table-cell office:value-type="float" office:value="0.1525111" calcext:value-type="float">
            <text:p>0.1525111</text:p>
          </table:table-cell>
          <table:table-cell office:value-type="float" office:value="0.1570545" calcext:value-type="float">
            <text:p>0.1570545</text:p>
          </table:table-cell>
          <table:table-cell office:value-type="float" office:value="0.1666533" calcext:value-type="float">
            <text:p>0.1666533</text:p>
          </table:table-cell>
          <table:table-cell office:value-type="float" office:value="0.1719191" calcext:value-type="float">
            <text:p>0.1719191</text:p>
          </table:table-cell>
          <table:table-cell office:value-type="float" office:value="0" calcext:value-type="float">
            <text:p>0</text:p>
          </table:table-cell>
          <table:table-cell office:value-type="float" office:value="32.14546" calcext:value-type="float">
            <text:p>32.14546</text:p>
          </table:table-cell>
          <table:table-cell office:value-type="float" office:value="31.31398" calcext:value-type="float">
            <text:p>31.31398</text:p>
          </table:table-cell>
          <table:table-cell office:value-type="float" office:value="21.55073" calcext:value-type="float">
            <text:p>21.55073</text:p>
          </table:table-cell>
          <table:table-cell office:value-type="float" office:value="6.847316" calcext:value-type="float">
            <text:p>6.847316</text:p>
          </table:table-cell>
          <table:table-cell office:value-type="float" office:value="5.395974" calcext:value-type="float">
            <text:p>5.395974</text:p>
          </table:table-cell>
          <table:table-cell office:value-type="float" office:value="2.226842" calcext:value-type="float">
            <text:p>2.226842</text:p>
          </table:table-cell>
          <table:table-cell office:value-type="float" office:value="2.106631" calcext:value-type="float">
            <text:p>2.106631</text:p>
          </table:table-cell>
          <table:table-cell office:value-type="float" office:value="4.716202" calcext:value-type="float">
            <text:p>4.716202</text:p>
          </table:table-cell>
          <table:table-cell office:value-type="float" office:value="7.894836" calcext:value-type="float">
            <text:p>7.894836</text:p>
          </table:table-cell>
          <table:table-cell office:value-type="float" office:value="8.405064" calcext:value-type="float">
            <text:p>8.405064</text:p>
          </table:table-cell>
          <table:table-cell office:value-type="float" office:value="8.729853" calcext:value-type="float">
            <text:p>8.729853</text:p>
          </table:table-cell>
          <table:table-cell office:value-type="float" office:value="9.146009" calcext:value-type="float">
            <text:p>9.146009</text:p>
          </table:table-cell>
          <table:table-cell office:value-type="float" office:value="10.04647" calcext:value-type="float">
            <text:p>10.04647</text:p>
          </table:table-cell>
          <table:table-cell office:value-type="float" office:value="10.55358" calcext:value-type="float">
            <text:p>10.55358</text:p>
          </table:table-cell>
          <table:table-cell office:value-type="float" office:value="0" calcext:value-type="float">
            <text:p>0</text:p>
          </table:table-cell>
          <table:table-cell office:value-type="float" office:value="0.02913196" calcext:value-type="float">
            <text:p>0.02913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3.36725" calcext:value-type="float">
            <text:p>3.36725</text:p>
          </table:table-cell>
          <table:table-cell office:value-type="float" office:value="135.3829" calcext:value-type="float">
            <text:p>135.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7968" calcext:value-type="float">
            <text:p>34.57968</text:p>
          </table:table-cell>
          <table:table-cell office:value-type="float" office:value="0" calcext:value-type="float">
            <text:p>0</text:p>
          </table:table-cell>
          <table:table-cell office:value-type="float" office:value="0.000001486898" calcext:value-type="float">
            <text:p>1.486898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5163" calcext:value-type="float">
            <text:p>-0.001795163</text:p>
          </table:table-cell>
          <table:table-cell office:value-type="float" office:value="1171.532" calcext:value-type="float">
            <text:p>1171.532</text:p>
          </table:table-cell>
          <table:table-cell office:value-type="float" office:value="1.33168" calcext:value-type="float">
            <text:p>1.33168</text:p>
          </table:table-cell>
          <table:table-cell office:value-type="float" office:value="0" calcext:value-type="float">
            <text:p>0</text:p>
          </table:table-cell>
          <table:table-cell office:value-type="float" office:value="0.09739292" calcext:value-type="float">
            <text:p>0.09739292</text:p>
          </table:table-cell>
          <table:table-cell office:value-type="float" office:value="0.2328853" calcext:value-type="float">
            <text:p>0.2328853</text:p>
          </table:table-cell>
          <table:table-cell office:value-type="float" office:value="0.1489284" calcext:value-type="float">
            <text:p>0.1489284</text:p>
          </table:table-cell>
          <table:table-cell office:value-type="float" office:value="0.04609578" calcext:value-type="float">
            <text:p>0.04609578</text:p>
          </table:table-cell>
          <table:table-cell office:value-type="float" office:value="0.0358808" calcext:value-type="float">
            <text:p>0.0358808</text:p>
          </table:table-cell>
          <table:table-cell office:value-type="float" office:value="0.02091399" calcext:value-type="float">
            <text:p>0.02091399</text:p>
          </table:table-cell>
          <table:table-cell office:value-type="float" office:value="0.02752722" calcext:value-type="float">
            <text:p>0.02752722</text:p>
          </table:table-cell>
          <table:table-cell office:value-type="float" office:value="0.07308967" calcext:value-type="float">
            <text:p>0.07308967</text:p>
          </table:table-cell>
          <table:table-cell office:value-type="float" office:value="0.1435071" calcext:value-type="float">
            <text:p>0.1435071</text:p>
          </table:table-cell>
          <table:table-cell office:value-type="float" office:value="0.1491302" calcext:value-type="float">
            <text:p>0.1491302</text:p>
          </table:table-cell>
          <table:table-cell office:value-type="float" office:value="0.1525672" calcext:value-type="float">
            <text:p>0.1525672</text:p>
          </table:table-cell>
          <table:table-cell office:value-type="float" office:value="0.1571021" calcext:value-type="float">
            <text:p>0.1571021</text:p>
          </table:table-cell>
          <table:table-cell office:value-type="float" office:value="0.1666973" calcext:value-type="float">
            <text:p>0.1666973</text:p>
          </table:table-cell>
          <table:table-cell office:value-type="float" office:value="0.1719624" calcext:value-type="float">
            <text:p>0.1719624</text:p>
          </table:table-cell>
          <table:table-cell office:value-type="float" office:value="0" calcext:value-type="float">
            <text:p>0</text:p>
          </table:table-cell>
          <table:table-cell office:value-type="float" office:value="32.09732" calcext:value-type="float">
            <text:p>32.09732</text:p>
          </table:table-cell>
          <table:table-cell office:value-type="float" office:value="31.29195" calcext:value-type="float">
            <text:p>31.29195</text:p>
          </table:table-cell>
          <table:table-cell office:value-type="float" office:value="21.53587" calcext:value-type="float">
            <text:p>21.53587</text:p>
          </table:table-cell>
          <table:table-cell office:value-type="float" office:value="6.842549" calcext:value-type="float">
            <text:p>6.842549</text:p>
          </table:table-cell>
          <table:table-cell office:value-type="float" office:value="5.392055" calcext:value-type="float">
            <text:p>5.392055</text:p>
          </table:table-cell>
          <table:table-cell office:value-type="float" office:value="2.22705" calcext:value-type="float">
            <text:p>2.22705</text:p>
          </table:table-cell>
          <table:table-cell office:value-type="float" office:value="2.108005" calcext:value-type="float">
            <text:p>2.108005</text:p>
          </table:table-cell>
          <table:table-cell office:value-type="float" office:value="4.72003" calcext:value-type="float">
            <text:p>4.72003</text:p>
          </table:table-cell>
          <table:table-cell office:value-type="float" office:value="7.899967" calcext:value-type="float">
            <text:p>7.899967</text:p>
          </table:table-cell>
          <table:table-cell office:value-type="float" office:value="8.410149" calcext:value-type="float">
            <text:p>8.410149</text:p>
          </table:table-cell>
          <table:table-cell office:value-type="float" office:value="8.735057" calcext:value-type="float">
            <text:p>8.735057</text:p>
          </table:table-cell>
          <table:table-cell office:value-type="float" office:value="9.150888" calcext:value-type="float">
            <text:p>9.150888</text:p>
          </table:table-cell>
          <table:table-cell office:value-type="float" office:value="10.0505" calcext:value-type="float">
            <text:p>10.0505</text:p>
          </table:table-cell>
          <table:table-cell office:value-type="float" office:value="10.55756" calcext:value-type="float">
            <text:p>10.55756</text:p>
          </table:table-cell>
          <table:table-cell office:value-type="float" office:value="0" calcext:value-type="float">
            <text:p>0</text:p>
          </table:table-cell>
          <table:table-cell office:value-type="float" office:value="0.03336214" calcext:value-type="float">
            <text:p>0.03336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3.367432" calcext:value-type="float">
            <text:p>3.367432</text:p>
          </table:table-cell>
          <table:table-cell office:value-type="float" office:value="135.3834" calcext:value-type="float">
            <text:p>135.3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926" calcext:value-type="float">
            <text:p>34.5926</text:p>
          </table:table-cell>
          <table:table-cell office:value-type="float" office:value="0" calcext:value-type="float">
            <text:p>0</text:p>
          </table:table-cell>
          <table:table-cell office:value-type="float" office:value="0.000001504358" calcext:value-type="float">
            <text:p>1.504358E-06</text:p>
          </table:table-cell>
          <table:table-cell office:value-type="float" office:value="0" calcext:value-type="float">
            <text:p>0</text:p>
          </table:table-cell>
          <table:table-cell office:value-type="float" office:value="-0.001794928" calcext:value-type="float">
            <text:p>-0.001794928</text:p>
          </table:table-cell>
          <table:table-cell office:value-type="float" office:value="1171.518" calcext:value-type="float">
            <text:p>1171.518</text:p>
          </table:table-cell>
          <table:table-cell office:value-type="float" office:value="1.336618" calcext:value-type="float">
            <text:p>1.336618</text:p>
          </table:table-cell>
          <table:table-cell office:value-type="float" office:value="0" calcext:value-type="float">
            <text:p>0</text:p>
          </table:table-cell>
          <table:table-cell office:value-type="float" office:value="0.1073005" calcext:value-type="float">
            <text:p>0.1073005</text:p>
          </table:table-cell>
          <table:table-cell office:value-type="float" office:value="0.1894736" calcext:value-type="float">
            <text:p>0.1894736</text:p>
          </table:table-cell>
          <table:table-cell office:value-type="float" office:value="0.1470899" calcext:value-type="float">
            <text:p>0.1470899</text:p>
          </table:table-cell>
          <table:table-cell office:value-type="float" office:value="0.04862534" calcext:value-type="float">
            <text:p>0.04862534</text:p>
          </table:table-cell>
          <table:table-cell office:value-type="float" office:value="0.03572278" calcext:value-type="float">
            <text:p>0.03572278</text:p>
          </table:table-cell>
          <table:table-cell office:value-type="float" office:value="0.0209225" calcext:value-type="float">
            <text:p>0.0209225</text:p>
          </table:table-cell>
          <table:table-cell office:value-type="float" office:value="0.0249221" calcext:value-type="float">
            <text:p>0.0249221</text:p>
          </table:table-cell>
          <table:table-cell office:value-type="float" office:value="0.07311936" calcext:value-type="float">
            <text:p>0.07311936</text:p>
          </table:table-cell>
          <table:table-cell office:value-type="float" office:value="0.1435782" calcext:value-type="float">
            <text:p>0.1435782</text:p>
          </table:table-cell>
          <table:table-cell office:value-type="float" office:value="0.1491911" calcext:value-type="float">
            <text:p>0.1491911</text:p>
          </table:table-cell>
          <table:table-cell office:value-type="float" office:value="0.152624" calcext:value-type="float">
            <text:p>0.152624</text:p>
          </table:table-cell>
          <table:table-cell office:value-type="float" office:value="0.1571559" calcext:value-type="float">
            <text:p>0.1571559</text:p>
          </table:table-cell>
          <table:table-cell office:value-type="float" office:value="0.1667413" calcext:value-type="float">
            <text:p>0.1667413</text:p>
          </table:table-cell>
          <table:table-cell office:value-type="float" office:value="0.1720056" calcext:value-type="float">
            <text:p>0.1720056</text:p>
          </table:table-cell>
          <table:table-cell office:value-type="float" office:value="0" calcext:value-type="float">
            <text:p>0</text:p>
          </table:table-cell>
          <table:table-cell office:value-type="float" office:value="32.00896" calcext:value-type="float">
            <text:p>32.00896</text:p>
          </table:table-cell>
          <table:table-cell office:value-type="float" office:value="31.25466" calcext:value-type="float">
            <text:p>31.25466</text:p>
          </table:table-cell>
          <table:table-cell office:value-type="float" office:value="21.52085" calcext:value-type="float">
            <text:p>21.52085</text:p>
          </table:table-cell>
          <table:table-cell office:value-type="float" office:value="6.837922" calcext:value-type="float">
            <text:p>6.837922</text:p>
          </table:table-cell>
          <table:table-cell office:value-type="float" office:value="5.388164" calcext:value-type="float">
            <text:p>5.388164</text:p>
          </table:table-cell>
          <table:table-cell office:value-type="float" office:value="2.227283" calcext:value-type="float">
            <text:p>2.227283</text:p>
          </table:table-cell>
          <table:table-cell office:value-type="float" office:value="2.109314" calcext:value-type="float">
            <text:p>2.109314</text:p>
          </table:table-cell>
          <table:table-cell office:value-type="float" office:value="4.723879" calcext:value-type="float">
            <text:p>4.723879</text:p>
          </table:table-cell>
          <table:table-cell office:value-type="float" office:value="7.905132" calcext:value-type="float">
            <text:p>7.905132</text:p>
          </table:table-cell>
          <table:table-cell office:value-type="float" office:value="8.415238" calcext:value-type="float">
            <text:p>8.415238</text:p>
          </table:table-cell>
          <table:table-cell office:value-type="float" office:value="8.74026" calcext:value-type="float">
            <text:p>8.74026</text:p>
          </table:table-cell>
          <table:table-cell office:value-type="float" office:value="9.155773" calcext:value-type="float">
            <text:p>9.155773</text:p>
          </table:table-cell>
          <table:table-cell office:value-type="float" office:value="10.05453" calcext:value-type="float">
            <text:p>10.05453</text:p>
          </table:table-cell>
          <table:table-cell office:value-type="float" office:value="10.56152" calcext:value-type="float">
            <text:p>10.56152</text:p>
          </table:table-cell>
          <table:table-cell office:value-type="float" office:value="0" calcext:value-type="float">
            <text:p>0</text:p>
          </table:table-cell>
          <table:table-cell office:value-type="float" office:value="0.203625" calcext:value-type="float">
            <text:p>0.203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3.367032" calcext:value-type="float">
            <text:p>3.367032</text:p>
          </table:table-cell>
          <table:table-cell office:value-type="float" office:value="135.3837" calcext:value-type="float">
            <text:p>135.3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0594" calcext:value-type="float">
            <text:p>34.60594</text:p>
          </table:table-cell>
          <table:table-cell office:value-type="float" office:value="0" calcext:value-type="float">
            <text:p>0</text:p>
          </table:table-cell>
          <table:table-cell office:value-type="float" office:value="0.000001525745" calcext:value-type="float">
            <text:p>1.525745E-06</text:p>
          </table:table-cell>
          <table:table-cell office:value-type="float" office:value="0" calcext:value-type="float">
            <text:p>0</text:p>
          </table:table-cell>
          <table:table-cell office:value-type="float" office:value="-0.001854246" calcext:value-type="float">
            <text:p>-0.001854246</text:p>
          </table:table-cell>
          <table:table-cell office:value-type="float" office:value="1171.505" calcext:value-type="float">
            <text:p>1171.505</text:p>
          </table:table-cell>
          <table:table-cell office:value-type="float" office:value="1.34042" calcext:value-type="float">
            <text:p>1.34042</text:p>
          </table:table-cell>
          <table:table-cell office:value-type="float" office:value="0" calcext:value-type="float">
            <text:p>0</text:p>
          </table:table-cell>
          <table:table-cell office:value-type="float" office:value="0.09458246" calcext:value-type="float">
            <text:p>0.09458246</text:p>
          </table:table-cell>
          <table:table-cell office:value-type="float" office:value="0.2159433" calcext:value-type="float">
            <text:p>0.2159433</text:p>
          </table:table-cell>
          <table:table-cell office:value-type="float" office:value="0.1431105" calcext:value-type="float">
            <text:p>0.1431105</text:p>
          </table:table-cell>
          <table:table-cell office:value-type="float" office:value="0.0464866" calcext:value-type="float">
            <text:p>0.0464866</text:p>
          </table:table-cell>
          <table:table-cell office:value-type="float" office:value="0.035585" calcext:value-type="float">
            <text:p>0.035585</text:p>
          </table:table-cell>
          <table:table-cell office:value-type="float" office:value="0.02084927" calcext:value-type="float">
            <text:p>0.02084927</text:p>
          </table:table-cell>
          <table:table-cell office:value-type="float" office:value="0.02623201" calcext:value-type="float">
            <text:p>0.02623201</text:p>
          </table:table-cell>
          <table:table-cell office:value-type="float" office:value="0.07285452" calcext:value-type="float">
            <text:p>0.07285452</text:p>
          </table:table-cell>
          <table:table-cell office:value-type="float" office:value="0.1436339" calcext:value-type="float">
            <text:p>0.1436339</text:p>
          </table:table-cell>
          <table:table-cell office:value-type="float" office:value="0.1492535" calcext:value-type="float">
            <text:p>0.1492535</text:p>
          </table:table-cell>
          <table:table-cell office:value-type="float" office:value="0.1526807" calcext:value-type="float">
            <text:p>0.1526807</text:p>
          </table:table-cell>
          <table:table-cell office:value-type="float" office:value="0.1572146" calcext:value-type="float">
            <text:p>0.1572146</text:p>
          </table:table-cell>
          <table:table-cell office:value-type="float" office:value="0.1668784" calcext:value-type="float">
            <text:p>0.1668784</text:p>
          </table:table-cell>
          <table:table-cell office:value-type="float" office:value="0.1720205" calcext:value-type="float">
            <text:p>0.1720205</text:p>
          </table:table-cell>
          <table:table-cell office:value-type="float" office:value="0" calcext:value-type="float">
            <text:p>0</text:p>
          </table:table-cell>
          <table:table-cell office:value-type="float" office:value="31.95779" calcext:value-type="float">
            <text:p>31.95779</text:p>
          </table:table-cell>
          <table:table-cell office:value-type="float" office:value="31.22068" calcext:value-type="float">
            <text:p>31.22068</text:p>
          </table:table-cell>
          <table:table-cell office:value-type="float" office:value="21.50403" calcext:value-type="float">
            <text:p>21.50403</text:p>
          </table:table-cell>
          <table:table-cell office:value-type="float" office:value="6.83389" calcext:value-type="float">
            <text:p>6.83389</text:p>
          </table:table-cell>
          <table:table-cell office:value-type="float" office:value="5.384175" calcext:value-type="float">
            <text:p>5.384175</text:p>
          </table:table-cell>
          <table:table-cell office:value-type="float" office:value="2.227512" calcext:value-type="float">
            <text:p>2.227512</text:p>
          </table:table-cell>
          <table:table-cell office:value-type="float" office:value="2.1103" calcext:value-type="float">
            <text:p>2.1103</text:p>
          </table:table-cell>
          <table:table-cell office:value-type="float" office:value="4.72769" calcext:value-type="float">
            <text:p>4.72769</text:p>
          </table:table-cell>
          <table:table-cell office:value-type="float" office:value="7.910297" calcext:value-type="float">
            <text:p>7.910297</text:p>
          </table:table-cell>
          <table:table-cell office:value-type="float" office:value="8.420323" calcext:value-type="float">
            <text:p>8.420323</text:p>
          </table:table-cell>
          <table:table-cell office:value-type="float" office:value="8.745464" calcext:value-type="float">
            <text:p>8.745464</text:p>
          </table:table-cell>
          <table:table-cell office:value-type="float" office:value="9.160662" calcext:value-type="float">
            <text:p>9.160662</text:p>
          </table:table-cell>
          <table:table-cell office:value-type="float" office:value="10.05861" calcext:value-type="float">
            <text:p>10.05861</text:p>
          </table:table-cell>
          <table:table-cell office:value-type="float" office:value="10.56546" calcext:value-type="float">
            <text:p>10.56546</text:p>
          </table:table-cell>
          <table:table-cell office:value-type="float" office:value="0" calcext:value-type="float">
            <text:p>0</text:p>
          </table:table-cell>
          <table:table-cell office:value-type="float" office:value="0.04520155" calcext:value-type="float">
            <text:p>0.04520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3.365286" calcext:value-type="float">
            <text:p>3.365286</text:p>
          </table:table-cell>
          <table:table-cell office:value-type="float" office:value="135.3854" calcext:value-type="float">
            <text:p>135.3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1933" calcext:value-type="float">
            <text:p>34.61933</text:p>
          </table:table-cell>
          <table:table-cell office:value-type="float" office:value="0" calcext:value-type="float">
            <text:p>0</text:p>
          </table:table-cell>
          <table:table-cell office:value-type="float" office:value="0.000001541413" calcext:value-type="float">
            <text:p>1.541413E-06</text:p>
          </table:table-cell>
          <table:table-cell office:value-type="float" office:value="0" calcext:value-type="float">
            <text:p>0</text:p>
          </table:table-cell>
          <table:table-cell office:value-type="float" office:value="-0.001996076" calcext:value-type="float">
            <text:p>-0.001996076</text:p>
          </table:table-cell>
          <table:table-cell office:value-type="float" office:value="1171.49" calcext:value-type="float">
            <text:p>1171.49</text:p>
          </table:table-cell>
          <table:table-cell office:value-type="float" office:value="1.362793" calcext:value-type="float">
            <text:p>1.362793</text:p>
          </table:table-cell>
          <table:table-cell office:value-type="float" office:value="0" calcext:value-type="float">
            <text:p>0</text:p>
          </table:table-cell>
          <table:table-cell office:value-type="float" office:value="0.07196519" calcext:value-type="float">
            <text:p>0.07196519</text:p>
          </table:table-cell>
          <table:table-cell office:value-type="float" office:value="0.2215867" calcext:value-type="float">
            <text:p>0.2215867</text:p>
          </table:table-cell>
          <table:table-cell office:value-type="float" office:value="0.1439665" calcext:value-type="float">
            <text:p>0.1439665</text:p>
          </table:table-cell>
          <table:table-cell office:value-type="float" office:value="0.04575312" calcext:value-type="float">
            <text:p>0.04575312</text:p>
          </table:table-cell>
          <table:table-cell office:value-type="float" office:value="0.03546444" calcext:value-type="float">
            <text:p>0.03546444</text:p>
          </table:table-cell>
          <table:table-cell office:value-type="float" office:value="0.02081836" calcext:value-type="float">
            <text:p>0.02081836</text:p>
          </table:table-cell>
          <table:table-cell office:value-type="float" office:value="0.0264329" calcext:value-type="float">
            <text:p>0.0264329</text:p>
          </table:table-cell>
          <table:table-cell office:value-type="float" office:value="0.07290132" calcext:value-type="float">
            <text:p>0.07290132</text:p>
          </table:table-cell>
          <table:table-cell office:value-type="float" office:value="0.1436772" calcext:value-type="float">
            <text:p>0.1436772</text:p>
          </table:table-cell>
          <table:table-cell office:value-type="float" office:value="0.1493153" calcext:value-type="float">
            <text:p>0.1493153</text:p>
          </table:table-cell>
          <table:table-cell office:value-type="float" office:value="0.1527382" calcext:value-type="float">
            <text:p>0.1527382</text:p>
          </table:table-cell>
          <table:table-cell office:value-type="float" office:value="0.157267" calcext:value-type="float">
            <text:p>0.157267</text:p>
          </table:table-cell>
          <table:table-cell office:value-type="float" office:value="0.1668577" calcext:value-type="float">
            <text:p>0.1668577</text:p>
          </table:table-cell>
          <table:table-cell office:value-type="float" office:value="0.1720778" calcext:value-type="float">
            <text:p>0.1720778</text:p>
          </table:table-cell>
          <table:table-cell office:value-type="float" office:value="0" calcext:value-type="float">
            <text:p>0</text:p>
          </table:table-cell>
          <table:table-cell office:value-type="float" office:value="31.89462" calcext:value-type="float">
            <text:p>31.89462</text:p>
          </table:table-cell>
          <table:table-cell office:value-type="float" office:value="31.19192" calcext:value-type="float">
            <text:p>31.19192</text:p>
          </table:table-cell>
          <table:table-cell office:value-type="float" office:value="21.48689" calcext:value-type="float">
            <text:p>21.48689</text:p>
          </table:table-cell>
          <table:table-cell office:value-type="float" office:value="6.828996" calcext:value-type="float">
            <text:p>6.828996</text:p>
          </table:table-cell>
          <table:table-cell office:value-type="float" office:value="5.380025" calcext:value-type="float">
            <text:p>5.380025</text:p>
          </table:table-cell>
          <table:table-cell office:value-type="float" office:value="2.227722" calcext:value-type="float">
            <text:p>2.227722</text:p>
          </table:table-cell>
          <table:table-cell office:value-type="float" office:value="2.111431" calcext:value-type="float">
            <text:p>2.111431</text:p>
          </table:table-cell>
          <table:table-cell office:value-type="float" office:value="4.731511" calcext:value-type="float">
            <text:p>4.731511</text:p>
          </table:table-cell>
          <table:table-cell office:value-type="float" office:value="7.915498" calcext:value-type="float">
            <text:p>7.915498</text:p>
          </table:table-cell>
          <table:table-cell office:value-type="float" office:value="8.425414" calcext:value-type="float">
            <text:p>8.425414</text:p>
          </table:table-cell>
          <table:table-cell office:value-type="float" office:value="8.750669" calcext:value-type="float">
            <text:p>8.750669</text:p>
          </table:table-cell>
          <table:table-cell office:value-type="float" office:value="9.165542" calcext:value-type="float">
            <text:p>9.165542</text:p>
          </table:table-cell>
          <table:table-cell office:value-type="float" office:value="10.06272" calcext:value-type="float">
            <text:p>10.06272</text:p>
          </table:table-cell>
          <table:table-cell office:value-type="float" office:value="10.56937" calcext:value-type="float">
            <text:p>10.56937</text:p>
          </table:table-cell>
          <table:table-cell office:value-type="float" office:value="0" calcext:value-type="float">
            <text:p>0</text:p>
          </table:table-cell>
          <table:table-cell office:value-type="float" office:value="0.01007731" calcext:value-type="float">
            <text:p>0.01007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3.362089" calcext:value-type="float">
            <text:p>3.362089</text:p>
          </table:table-cell>
          <table:table-cell office:value-type="float" office:value="135.3881" calcext:value-type="float">
            <text:p>135.3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299" calcext:value-type="float">
            <text:p>34.63299</text:p>
          </table:table-cell>
          <table:table-cell office:value-type="float" office:value="0" calcext:value-type="float">
            <text:p>0</text:p>
          </table:table-cell>
          <table:table-cell office:value-type="float" office:value="0.000001541413" calcext:value-type="float">
            <text:p>1.541413E-06</text:p>
          </table:table-cell>
          <table:table-cell office:value-type="float" office:value="0" calcext:value-type="float">
            <text:p>0</text:p>
          </table:table-cell>
          <table:table-cell office:value-type="float" office:value="-0.002118031" calcext:value-type="float">
            <text:p>-0.002118031</text:p>
          </table:table-cell>
          <table:table-cell office:value-type="float" office:value="1171.476" calcext:value-type="float">
            <text:p>1171.476</text:p>
          </table:table-cell>
          <table:table-cell office:value-type="float" office:value="1.397648" calcext:value-type="float">
            <text:p>1.397648</text:p>
          </table:table-cell>
          <table:table-cell office:value-type="float" office:value="0" calcext:value-type="float">
            <text:p>0</text:p>
          </table:table-cell>
          <table:table-cell office:value-type="float" office:value="0.0951932" calcext:value-type="float">
            <text:p>0.0951932</text:p>
          </table:table-cell>
          <table:table-cell office:value-type="float" office:value="0.2324226" calcext:value-type="float">
            <text:p>0.2324226</text:p>
          </table:table-cell>
          <table:table-cell office:value-type="float" office:value="0.1480777" calcext:value-type="float">
            <text:p>0.1480777</text:p>
          </table:table-cell>
          <table:table-cell office:value-type="float" office:value="0.04603712" calcext:value-type="float">
            <text:p>0.04603712</text:p>
          </table:table-cell>
          <table:table-cell office:value-type="float" office:value="0.03572284" calcext:value-type="float">
            <text:p>0.03572284</text:p>
          </table:table-cell>
          <table:table-cell office:value-type="float" office:value="0.02092957" calcext:value-type="float">
            <text:p>0.02092957</text:p>
          </table:table-cell>
          <table:table-cell office:value-type="float" office:value="0.02727732" calcext:value-type="float">
            <text:p>0.02727732</text:p>
          </table:table-cell>
          <table:table-cell office:value-type="float" office:value="0.07319044" calcext:value-type="float">
            <text:p>0.07319044</text:p>
          </table:table-cell>
          <table:table-cell office:value-type="float" office:value="0.143693" calcext:value-type="float">
            <text:p>0.143693</text:p>
          </table:table-cell>
          <table:table-cell office:value-type="float" office:value="0.1493755" calcext:value-type="float">
            <text:p>0.1493755</text:p>
          </table:table-cell>
          <table:table-cell office:value-type="float" office:value="0.1527959" calcext:value-type="float">
            <text:p>0.1527959</text:p>
          </table:table-cell>
          <table:table-cell office:value-type="float" office:value="0.157322" calcext:value-type="float">
            <text:p>0.157322</text:p>
          </table:table-cell>
          <table:table-cell office:value-type="float" office:value="0.1668819" calcext:value-type="float">
            <text:p>0.1668819</text:p>
          </table:table-cell>
          <table:table-cell office:value-type="float" office:value="0.1721269" calcext:value-type="float">
            <text:p>0.1721269</text:p>
          </table:table-cell>
          <table:table-cell office:value-type="float" office:value="0" calcext:value-type="float">
            <text:p>0</text:p>
          </table:table-cell>
          <table:table-cell office:value-type="float" office:value="31.83237" calcext:value-type="float">
            <text:p>31.83237</text:p>
          </table:table-cell>
          <table:table-cell office:value-type="float" office:value="31.16654" calcext:value-type="float">
            <text:p>31.16654</text:p>
          </table:table-cell>
          <table:table-cell office:value-type="float" office:value="21.47077" calcext:value-type="float">
            <text:p>21.47077</text:p>
          </table:table-cell>
          <table:table-cell office:value-type="float" office:value="6.824046" calcext:value-type="float">
            <text:p>6.824046</text:p>
          </table:table-cell>
          <table:table-cell office:value-type="float" office:value="5.375897" calcext:value-type="float">
            <text:p>5.375897</text:p>
          </table:table-cell>
          <table:table-cell office:value-type="float" office:value="2.227943" calcext:value-type="float">
            <text:p>2.227943</text:p>
          </table:table-cell>
          <table:table-cell office:value-type="float" office:value="2.112769" calcext:value-type="float">
            <text:p>2.112769</text:p>
          </table:table-cell>
          <table:table-cell office:value-type="float" office:value="4.735379" calcext:value-type="float">
            <text:p>4.735379</text:p>
          </table:table-cell>
          <table:table-cell office:value-type="float" office:value="7.920709" calcext:value-type="float">
            <text:p>7.920709</text:p>
          </table:table-cell>
          <table:table-cell office:value-type="float" office:value="8.430502" calcext:value-type="float">
            <text:p>8.430502</text:p>
          </table:table-cell>
          <table:table-cell office:value-type="float" office:value="8.755872" calcext:value-type="float">
            <text:p>8.755872</text:p>
          </table:table-cell>
          <table:table-cell office:value-type="float" office:value="9.17043" calcext:value-type="float">
            <text:p>9.17043</text:p>
          </table:table-cell>
          <table:table-cell office:value-type="float" office:value="10.06683" calcext:value-type="float">
            <text:p>10.06683</text:p>
          </table:table-cell>
          <table:table-cell office:value-type="float" office:value="10.57332" calcext:value-type="float">
            <text:p>10.57332</text:p>
          </table:table-cell>
          <table:table-cell office:value-type="float" office:value="0" calcext:value-type="float">
            <text:p>0</text:p>
          </table:table-cell>
          <table:table-cell office:value-type="float" office:value="0.01402496" calcext:value-type="float">
            <text:p>0.01402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3.357602" calcext:value-type="float">
            <text:p>3.357602</text:p>
          </table:table-cell>
          <table:table-cell office:value-type="float" office:value="135.3917" calcext:value-type="float">
            <text:p>135.3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4692" calcext:value-type="float">
            <text:p>34.64692</text:p>
          </table:table-cell>
          <table:table-cell office:value-type="float" office:value="0" calcext:value-type="float">
            <text:p>0</text:p>
          </table:table-cell>
          <table:table-cell office:value-type="float" office:value="0.000001541413" calcext:value-type="float">
            <text:p>1.541413E-06</text:p>
          </table:table-cell>
          <table:table-cell office:value-type="float" office:value="0" calcext:value-type="float">
            <text:p>0</text:p>
          </table:table-cell>
          <table:table-cell office:value-type="float" office:value="-0.002118031" calcext:value-type="float">
            <text:p>-0.002118031</text:p>
          </table:table-cell>
          <table:table-cell office:value-type="float" office:value="1171.462" calcext:value-type="float">
            <text:p>1171.462</text:p>
          </table:table-cell>
          <table:table-cell office:value-type="float" office:value="1.430436" calcext:value-type="float">
            <text:p>1.430436</text:p>
          </table:table-cell>
          <table:table-cell office:value-type="float" office:value="0" calcext:value-type="float">
            <text:p>0</text:p>
          </table:table-cell>
          <table:table-cell office:value-type="float" office:value="0.09719431" calcext:value-type="float">
            <text:p>0.09719431</text:p>
          </table:table-cell>
          <table:table-cell office:value-type="float" office:value="0.2373135" calcext:value-type="float">
            <text:p>0.2373135</text:p>
          </table:table-cell>
          <table:table-cell office:value-type="float" office:value="0.1516303" calcext:value-type="float">
            <text:p>0.1516303</text:p>
          </table:table-cell>
          <table:table-cell office:value-type="float" office:value="0.04656687" calcext:value-type="float">
            <text:p>0.04656687</text:p>
          </table:table-cell>
          <table:table-cell office:value-type="float" office:value="0.03601099" calcext:value-type="float">
            <text:p>0.03601099</text:p>
          </table:table-cell>
          <table:table-cell office:value-type="float" office:value="0.02109324" calcext:value-type="float">
            <text:p>0.02109324</text:p>
          </table:table-cell>
          <table:table-cell office:value-type="float" office:value="0.02753221" calcext:value-type="float">
            <text:p>0.02753221</text:p>
          </table:table-cell>
          <table:table-cell office:value-type="float" office:value="0.0733914" calcext:value-type="float">
            <text:p>0.0733914</text:p>
          </table:table-cell>
          <table:table-cell office:value-type="float" office:value="0.1437644" calcext:value-type="float">
            <text:p>0.1437644</text:p>
          </table:table-cell>
          <table:table-cell office:value-type="float" office:value="0.1494353" calcext:value-type="float">
            <text:p>0.1494353</text:p>
          </table:table-cell>
          <table:table-cell office:value-type="float" office:value="0.1528532" calcext:value-type="float">
            <text:p>0.1528532</text:p>
          </table:table-cell>
          <table:table-cell office:value-type="float" office:value="0.1573706" calcext:value-type="float">
            <text:p>0.1573706</text:p>
          </table:table-cell>
          <table:table-cell office:value-type="float" office:value="0.1669208" calcext:value-type="float">
            <text:p>0.1669208</text:p>
          </table:table-cell>
          <table:table-cell office:value-type="float" office:value="0.1721738" calcext:value-type="float">
            <text:p>0.1721738</text:p>
          </table:table-cell>
          <table:table-cell office:value-type="float" office:value="0" calcext:value-type="float">
            <text:p>0</text:p>
          </table:table-cell>
          <table:table-cell office:value-type="float" office:value="31.78123" calcext:value-type="float">
            <text:p>31.78123</text:p>
          </table:table-cell>
          <table:table-cell office:value-type="float" office:value="31.14398" calcext:value-type="float">
            <text:p>31.14398</text:p>
          </table:table-cell>
          <table:table-cell office:value-type="float" office:value="21.45604" calcext:value-type="float">
            <text:p>21.45604</text:p>
          </table:table-cell>
          <table:table-cell office:value-type="float" office:value="6.819287" calcext:value-type="float">
            <text:p>6.819287</text:p>
          </table:table-cell>
          <table:table-cell office:value-type="float" office:value="5.371892" calcext:value-type="float">
            <text:p>5.371892</text:p>
          </table:table-cell>
          <table:table-cell office:value-type="float" office:value="2.228196" calcext:value-type="float">
            <text:p>2.228196</text:p>
          </table:table-cell>
          <table:table-cell office:value-type="float" office:value="2.114189" calcext:value-type="float">
            <text:p>2.114189</text:p>
          </table:table-cell>
          <table:table-cell office:value-type="float" office:value="4.739286" calcext:value-type="float">
            <text:p>4.739286</text:p>
          </table:table-cell>
          <table:table-cell office:value-type="float" office:value="7.925928" calcext:value-type="float">
            <text:p>7.925928</text:p>
          </table:table-cell>
          <table:table-cell office:value-type="float" office:value="8.435539" calcext:value-type="float">
            <text:p>8.435539</text:p>
          </table:table-cell>
          <table:table-cell office:value-type="float" office:value="8.761076" calcext:value-type="float">
            <text:p>8.761076</text:p>
          </table:table-cell>
          <table:table-cell office:value-type="float" office:value="9.17531" calcext:value-type="float">
            <text:p>9.17531</text:p>
          </table:table-cell>
          <table:table-cell office:value-type="float" office:value="10.07087" calcext:value-type="float">
            <text:p>10.07087</text:p>
          </table:table-cell>
          <table:table-cell office:value-type="float" office:value="10.57728" calcext:value-type="float">
            <text:p>10.57728</text:p>
          </table:table-cell>
          <table:table-cell office:value-type="float" office:value="0" calcext:value-type="float">
            <text:p>0</text:p>
          </table:table-cell>
          <table:table-cell office:value-type="float" office:value="0.1041396" calcext:value-type="float">
            <text:p>0.1041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3.348457" calcext:value-type="float">
            <text:p>3.348457</text:p>
          </table:table-cell>
          <table:table-cell office:value-type="float" office:value="135.3947" calcext:value-type="float">
            <text:p>135.3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6129" calcext:value-type="float">
            <text:p>34.66129</text:p>
          </table:table-cell>
          <table:table-cell office:value-type="float" office:value="0" calcext:value-type="float">
            <text:p>0</text:p>
          </table:table-cell>
          <table:table-cell office:value-type="float" office:value="0.000001541413" calcext:value-type="float">
            <text:p>1.541413E-06</text:p>
          </table:table-cell>
          <table:table-cell office:value-type="float" office:value="0" calcext:value-type="float">
            <text:p>0</text:p>
          </table:table-cell>
          <table:table-cell office:value-type="float" office:value="-0.002118031" calcext:value-type="float">
            <text:p>-0.002118031</text:p>
          </table:table-cell>
          <table:table-cell office:value-type="float" office:value="1171.449" calcext:value-type="float">
            <text:p>1171.449</text:p>
          </table:table-cell>
          <table:table-cell office:value-type="float" office:value="1.434557" calcext:value-type="float">
            <text:p>1.434557</text:p>
          </table:table-cell>
          <table:table-cell office:value-type="float" office:value="0" calcext:value-type="float">
            <text:p>0</text:p>
          </table:table-cell>
          <table:table-cell office:value-type="float" office:value="0.2088048" calcext:value-type="float">
            <text:p>0.2088048</text:p>
          </table:table-cell>
          <table:table-cell office:value-type="float" office:value="0.2405843" calcext:value-type="float">
            <text:p>0.2405843</text:p>
          </table:table-cell>
          <table:table-cell office:value-type="float" office:value="0.1560995" calcext:value-type="float">
            <text:p>0.1560995</text:p>
          </table:table-cell>
          <table:table-cell office:value-type="float" office:value="0.04694363" calcext:value-type="float">
            <text:p>0.04694363</text:p>
          </table:table-cell>
          <table:table-cell office:value-type="float" office:value="0.03607372" calcext:value-type="float">
            <text:p>0.03607372</text:p>
          </table:table-cell>
          <table:table-cell office:value-type="float" office:value="0.02142224" calcext:value-type="float">
            <text:p>0.02142224</text:p>
          </table:table-cell>
          <table:table-cell office:value-type="float" office:value="0.02773846" calcext:value-type="float">
            <text:p>0.02773846</text:p>
          </table:table-cell>
          <table:table-cell office:value-type="float" office:value="0.07356121" calcext:value-type="float">
            <text:p>0.07356121</text:p>
          </table:table-cell>
          <table:table-cell office:value-type="float" office:value="0.1438469" calcext:value-type="float">
            <text:p>0.1438469</text:p>
          </table:table-cell>
          <table:table-cell office:value-type="float" office:value="0.1494956" calcext:value-type="float">
            <text:p>0.1494956</text:p>
          </table:table-cell>
          <table:table-cell office:value-type="float" office:value="0.1529101" calcext:value-type="float">
            <text:p>0.1529101</text:p>
          </table:table-cell>
          <table:table-cell office:value-type="float" office:value="0.1574202" calcext:value-type="float">
            <text:p>0.1574202</text:p>
          </table:table-cell>
          <table:table-cell office:value-type="float" office:value="0.1669635" calcext:value-type="float">
            <text:p>0.1669635</text:p>
          </table:table-cell>
          <table:table-cell office:value-type="float" office:value="0.1722197" calcext:value-type="float">
            <text:p>0.1722197</text:p>
          </table:table-cell>
          <table:table-cell office:value-type="float" office:value="0" calcext:value-type="float">
            <text:p>0</text:p>
          </table:table-cell>
          <table:table-cell office:value-type="float" office:value="31.74763" calcext:value-type="float">
            <text:p>31.74763</text:p>
          </table:table-cell>
          <table:table-cell office:value-type="float" office:value="31.12464" calcext:value-type="float">
            <text:p>31.12464</text:p>
          </table:table-cell>
          <table:table-cell office:value-type="float" office:value="21.44354" calcext:value-type="float">
            <text:p>21.44354</text:p>
          </table:table-cell>
          <table:table-cell office:value-type="float" office:value="6.814857" calcext:value-type="float">
            <text:p>6.814857</text:p>
          </table:table-cell>
          <table:table-cell office:value-type="float" office:value="5.36803" calcext:value-type="float">
            <text:p>5.36803</text:p>
          </table:table-cell>
          <table:table-cell office:value-type="float" office:value="2.228512" calcext:value-type="float">
            <text:p>2.228512</text:p>
          </table:table-cell>
          <table:table-cell office:value-type="float" office:value="2.11564" calcext:value-type="float">
            <text:p>2.11564</text:p>
          </table:table-cell>
          <table:table-cell office:value-type="float" office:value="4.743217" calcext:value-type="float">
            <text:p>4.743217</text:p>
          </table:table-cell>
          <table:table-cell office:value-type="float" office:value="7.931184" calcext:value-type="float">
            <text:p>7.931184</text:p>
          </table:table-cell>
          <table:table-cell office:value-type="float" office:value="8.440551" calcext:value-type="float">
            <text:p>8.440551</text:p>
          </table:table-cell>
          <table:table-cell office:value-type="float" office:value="8.766227" calcext:value-type="float">
            <text:p>8.766227</text:p>
          </table:table-cell>
          <table:table-cell office:value-type="float" office:value="9.180199" calcext:value-type="float">
            <text:p>9.180199</text:p>
          </table:table-cell>
          <table:table-cell office:value-type="float" office:value="10.0749" calcext:value-type="float">
            <text:p>10.0749</text:p>
          </table:table-cell>
          <table:table-cell office:value-type="float" office:value="10.58125" calcext:value-type="float">
            <text:p>10.58125</text:p>
          </table:table-cell>
          <table:table-cell office:value-type="float" office:value="0" calcext:value-type="float">
            <text:p>0</text:p>
          </table:table-cell>
          <table:table-cell office:value-type="float" office:value="4.732347" calcext:value-type="float">
            <text:p>4.732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3.338081" calcext:value-type="float">
            <text:p>3.338081</text:p>
          </table:table-cell>
          <table:table-cell office:value-type="float" office:value="135.3963" calcext:value-type="float">
            <text:p>135.3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7603" calcext:value-type="float">
            <text:p>34.67603</text:p>
          </table:table-cell>
          <table:table-cell office:value-type="float" office:value="0" calcext:value-type="float">
            <text:p>0</text:p>
          </table:table-cell>
          <table:table-cell office:value-type="float" office:value="0.000001541413" calcext:value-type="float">
            <text:p>1.541413E-06</text:p>
          </table:table-cell>
          <table:table-cell office:value-type="float" office:value="0" calcext:value-type="float">
            <text:p>0</text:p>
          </table:table-cell>
          <table:table-cell office:value-type="float" office:value="-0.002118031" calcext:value-type="float">
            <text:p>-0.002118031</text:p>
          </table:table-cell>
          <table:table-cell office:value-type="float" office:value="1171.438" calcext:value-type="float">
            <text:p>1171.438</text:p>
          </table:table-cell>
          <table:table-cell office:value-type="float" office:value="1.421001" calcext:value-type="float">
            <text:p>1.421001</text:p>
          </table:table-cell>
          <table:table-cell office:value-type="float" office:value="0" calcext:value-type="float">
            <text:p>0</text:p>
          </table:table-cell>
          <table:table-cell office:value-type="float" office:value="0.2997982" calcext:value-type="float">
            <text:p>0.2997982</text:p>
          </table:table-cell>
          <table:table-cell office:value-type="float" office:value="0.236413" calcext:value-type="float">
            <text:p>0.236413</text:p>
          </table:table-cell>
          <table:table-cell office:value-type="float" office:value="0.1529031" calcext:value-type="float">
            <text:p>0.1529031</text:p>
          </table:table-cell>
          <table:table-cell office:value-type="float" office:value="0.04675461" calcext:value-type="float">
            <text:p>0.04675461</text:p>
          </table:table-cell>
          <table:table-cell office:value-type="float" office:value="0.03607187" calcext:value-type="float">
            <text:p>0.03607187</text:p>
          </table:table-cell>
          <table:table-cell office:value-type="float" office:value="0.02145135" calcext:value-type="float">
            <text:p>0.02145135</text:p>
          </table:table-cell>
          <table:table-cell office:value-type="float" office:value="0.02781638" calcext:value-type="float">
            <text:p>0.02781638</text:p>
          </table:table-cell>
          <table:table-cell office:value-type="float" office:value="0.07370949" calcext:value-type="float">
            <text:p>0.07370949</text:p>
          </table:table-cell>
          <table:table-cell office:value-type="float" office:value="0.1439399" calcext:value-type="float">
            <text:p>0.1439399</text:p>
          </table:table-cell>
          <table:table-cell office:value-type="float" office:value="0.149558" calcext:value-type="float">
            <text:p>0.149558</text:p>
          </table:table-cell>
          <table:table-cell office:value-type="float" office:value="0.1529672" calcext:value-type="float">
            <text:p>0.1529672</text:p>
          </table:table-cell>
          <table:table-cell office:value-type="float" office:value="0.1574735" calcext:value-type="float">
            <text:p>0.1574735</text:p>
          </table:table-cell>
          <table:table-cell office:value-type="float" office:value="0.1670071" calcext:value-type="float">
            <text:p>0.1670071</text:p>
          </table:table-cell>
          <table:table-cell office:value-type="float" office:value="0.172264" calcext:value-type="float">
            <text:p>0.172264</text:p>
          </table:table-cell>
          <table:table-cell office:value-type="float" office:value="0" calcext:value-type="float">
            <text:p>0</text:p>
          </table:table-cell>
          <table:table-cell office:value-type="float" office:value="31.74817" calcext:value-type="float">
            <text:p>31.74817</text:p>
          </table:table-cell>
          <table:table-cell office:value-type="float" office:value="31.10503" calcext:value-type="float">
            <text:p>31.10503</text:p>
          </table:table-cell>
          <table:table-cell office:value-type="float" office:value="21.43128" calcext:value-type="float">
            <text:p>21.43128</text:p>
          </table:table-cell>
          <table:table-cell office:value-type="float" office:value="6.810463" calcext:value-type="float">
            <text:p>6.810463</text:p>
          </table:table-cell>
          <table:table-cell office:value-type="float" office:value="5.364198" calcext:value-type="float">
            <text:p>5.364198</text:p>
          </table:table-cell>
          <table:table-cell office:value-type="float" office:value="2.228871" calcext:value-type="float">
            <text:p>2.228871</text:p>
          </table:table-cell>
          <table:table-cell office:value-type="float" office:value="2.117109" calcext:value-type="float">
            <text:p>2.117109</text:p>
          </table:table-cell>
          <table:table-cell office:value-type="float" office:value="4.74716" calcext:value-type="float">
            <text:p>4.74716</text:p>
          </table:table-cell>
          <table:table-cell office:value-type="float" office:value="7.936455" calcext:value-type="float">
            <text:p>7.936455</text:p>
          </table:table-cell>
          <table:table-cell office:value-type="float" office:value="8.44556" calcext:value-type="float">
            <text:p>8.44556</text:p>
          </table:table-cell>
          <table:table-cell office:value-type="float" office:value="8.771374" calcext:value-type="float">
            <text:p>8.771374</text:p>
          </table:table-cell>
          <table:table-cell office:value-type="float" office:value="9.185083" calcext:value-type="float">
            <text:p>9.185083</text:p>
          </table:table-cell>
          <table:table-cell office:value-type="float" office:value="10.07893" calcext:value-type="float">
            <text:p>10.07893</text:p>
          </table:table-cell>
          <table:table-cell office:value-type="float" office:value="10.58522" calcext:value-type="float">
            <text:p>10.58522</text:p>
          </table:table-cell>
          <table:table-cell office:value-type="float" office:value="0" calcext:value-type="float">
            <text:p>0</text:p>
          </table:table-cell>
          <table:table-cell office:value-type="float" office:value="9.32656" calcext:value-type="float">
            <text:p>9.32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3.317376" calcext:value-type="float">
            <text:p>3.317376</text:p>
          </table:table-cell>
          <table:table-cell office:value-type="float" office:value="135.4002" calcext:value-type="float">
            <text:p>135.4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9087" calcext:value-type="float">
            <text:p>34.69087</text:p>
          </table:table-cell>
          <table:table-cell office:value-type="float" office:value="0" calcext:value-type="float">
            <text:p>0</text:p>
          </table:table-cell>
          <table:table-cell office:value-type="float" office:value="0.000001541413" calcext:value-type="float">
            <text:p>1.541413E-06</text:p>
          </table:table-cell>
          <table:table-cell office:value-type="float" office:value="0" calcext:value-type="float">
            <text:p>0</text:p>
          </table:table-cell>
          <table:table-cell office:value-type="float" office:value="-0.002118031" calcext:value-type="float">
            <text:p>-0.002118031</text:p>
          </table:table-cell>
          <table:table-cell office:value-type="float" office:value="1171.432" calcext:value-type="float">
            <text:p>1171.432</text:p>
          </table:table-cell>
          <table:table-cell office:value-type="float" office:value="1.389635" calcext:value-type="float">
            <text:p>1.389635</text:p>
          </table:table-cell>
          <table:table-cell office:value-type="float" office:value="0" calcext:value-type="float">
            <text:p>0</text:p>
          </table:table-cell>
          <table:table-cell office:value-type="float" office:value="0.3882006" calcext:value-type="float">
            <text:p>0.3882006</text:p>
          </table:table-cell>
          <table:table-cell office:value-type="float" office:value="0.2410429" calcext:value-type="float">
            <text:p>0.2410429</text:p>
          </table:table-cell>
          <table:table-cell office:value-type="float" office:value="0.1540315" calcext:value-type="float">
            <text:p>0.1540315</text:p>
          </table:table-cell>
          <table:table-cell office:value-type="float" office:value="0.04701724" calcext:value-type="float">
            <text:p>0.04701724</text:p>
          </table:table-cell>
          <table:table-cell office:value-type="float" office:value="0.03639381" calcext:value-type="float">
            <text:p>0.03639381</text:p>
          </table:table-cell>
          <table:table-cell office:value-type="float" office:value="0.02145122" calcext:value-type="float">
            <text:p>0.02145122</text:p>
          </table:table-cell>
          <table:table-cell office:value-type="float" office:value="0.02783009" calcext:value-type="float">
            <text:p>0.02783009</text:p>
          </table:table-cell>
          <table:table-cell office:value-type="float" office:value="0.07378861" calcext:value-type="float">
            <text:p>0.07378861</text:p>
          </table:table-cell>
          <table:table-cell office:value-type="float" office:value="0.1440564" calcext:value-type="float">
            <text:p>0.1440564</text:p>
          </table:table-cell>
          <table:table-cell office:value-type="float" office:value="0.1496225" calcext:value-type="float">
            <text:p>0.1496225</text:p>
          </table:table-cell>
          <table:table-cell office:value-type="float" office:value="0.1530247" calcext:value-type="float">
            <text:p>0.1530247</text:p>
          </table:table-cell>
          <table:table-cell office:value-type="float" office:value="0.1575288" calcext:value-type="float">
            <text:p>0.1575288</text:p>
          </table:table-cell>
          <table:table-cell office:value-type="float" office:value="0.167051" calcext:value-type="float">
            <text:p>0.167051</text:p>
          </table:table-cell>
          <table:table-cell office:value-type="float" office:value="0.1723073" calcext:value-type="float">
            <text:p>0.1723073</text:p>
          </table:table-cell>
          <table:table-cell office:value-type="float" office:value="0" calcext:value-type="float">
            <text:p>0</text:p>
          </table:table-cell>
          <table:table-cell office:value-type="float" office:value="31.7633" calcext:value-type="float">
            <text:p>31.7633</text:p>
          </table:table-cell>
          <table:table-cell office:value-type="float" office:value="31.0849" calcext:value-type="float">
            <text:p>31.0849</text:p>
          </table:table-cell>
          <table:table-cell office:value-type="float" office:value="21.41852" calcext:value-type="float">
            <text:p>21.41852</text:p>
          </table:table-cell>
          <table:table-cell office:value-type="float" office:value="6.806142" calcext:value-type="float">
            <text:p>6.806142</text:p>
          </table:table-cell>
          <table:table-cell office:value-type="float" office:value="5.360492" calcext:value-type="float">
            <text:p>5.360492</text:p>
          </table:table-cell>
          <table:table-cell office:value-type="float" office:value="2.229221" calcext:value-type="float">
            <text:p>2.229221</text:p>
          </table:table-cell>
          <table:table-cell office:value-type="float" office:value="2.11857" calcext:value-type="float">
            <text:p>2.11857</text:p>
          </table:table-cell>
          <table:table-cell office:value-type="float" office:value="4.751101" calcext:value-type="float">
            <text:p>4.751101</text:p>
          </table:table-cell>
          <table:table-cell office:value-type="float" office:value="7.941757" calcext:value-type="float">
            <text:p>7.941757</text:p>
          </table:table-cell>
          <table:table-cell office:value-type="float" office:value="8.450572" calcext:value-type="float">
            <text:p>8.450572</text:p>
          </table:table-cell>
          <table:table-cell office:value-type="float" office:value="8.776522" calcext:value-type="float">
            <text:p>8.776522</text:p>
          </table:table-cell>
          <table:table-cell office:value-type="float" office:value="9.189947" calcext:value-type="float">
            <text:p>9.189947</text:p>
          </table:table-cell>
          <table:table-cell office:value-type="float" office:value="10.08296" calcext:value-type="float">
            <text:p>10.08296</text:p>
          </table:table-cell>
          <table:table-cell office:value-type="float" office:value="10.58919" calcext:value-type="float">
            <text:p>10.58919</text:p>
          </table:table-cell>
          <table:table-cell office:value-type="float" office:value="0" calcext:value-type="float">
            <text:p>0</text:p>
          </table:table-cell>
          <table:table-cell office:value-type="float" office:value="18.83834" calcext:value-type="float">
            <text:p>18.83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3.305084" calcext:value-type="float">
            <text:p>3.305084</text:p>
          </table:table-cell>
          <table:table-cell office:value-type="float" office:value="135.4022" calcext:value-type="float">
            <text:p>135.4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0592" calcext:value-type="float">
            <text:p>34.70592</text:p>
          </table:table-cell>
          <table:table-cell office:value-type="float" office:value="0" calcext:value-type="float">
            <text:p>0</text:p>
          </table:table-cell>
          <table:table-cell office:value-type="float" office:value="0.000001541413" calcext:value-type="float">
            <text:p>1.541413E-06</text:p>
          </table:table-cell>
          <table:table-cell office:value-type="float" office:value="0" calcext:value-type="float">
            <text:p>0</text:p>
          </table:table-cell>
          <table:table-cell office:value-type="float" office:value="-0.002118031" calcext:value-type="float">
            <text:p>-0.002118031</text:p>
          </table:table-cell>
          <table:table-cell office:value-type="float" office:value="1171.427" calcext:value-type="float">
            <text:p>1171.427</text:p>
          </table:table-cell>
          <table:table-cell office:value-type="float" office:value="1.374336" calcext:value-type="float">
            <text:p>1.374336</text:p>
          </table:table-cell>
          <table:table-cell office:value-type="float" office:value="0" calcext:value-type="float">
            <text:p>0</text:p>
          </table:table-cell>
          <table:table-cell office:value-type="float" office:value="0.4270391" calcext:value-type="float">
            <text:p>0.4270391</text:p>
          </table:table-cell>
          <table:table-cell office:value-type="float" office:value="0.2440957" calcext:value-type="float">
            <text:p>0.2440957</text:p>
          </table:table-cell>
          <table:table-cell office:value-type="float" office:value="0.1553181" calcext:value-type="float">
            <text:p>0.1553181</text:p>
          </table:table-cell>
          <table:table-cell office:value-type="float" office:value="0.04726045" calcext:value-type="float">
            <text:p>0.04726045</text:p>
          </table:table-cell>
          <table:table-cell office:value-type="float" office:value="0.03659365" calcext:value-type="float">
            <text:p>0.03659365</text:p>
          </table:table-cell>
          <table:table-cell office:value-type="float" office:value="0.02153885" calcext:value-type="float">
            <text:p>0.02153885</text:p>
          </table:table-cell>
          <table:table-cell office:value-type="float" office:value="0.02788681" calcext:value-type="float">
            <text:p>0.02788681</text:p>
          </table:table-cell>
          <table:table-cell office:value-type="float" office:value="0.07386082" calcext:value-type="float">
            <text:p>0.07386082</text:p>
          </table:table-cell>
          <table:table-cell office:value-type="float" office:value="0.1441724" calcext:value-type="float">
            <text:p>0.1441724</text:p>
          </table:table-cell>
          <table:table-cell office:value-type="float" office:value="0.1496875" calcext:value-type="float">
            <text:p>0.1496875</text:p>
          </table:table-cell>
          <table:table-cell office:value-type="float" office:value="0.1530824" calcext:value-type="float">
            <text:p>0.1530824</text:p>
          </table:table-cell>
          <table:table-cell office:value-type="float" office:value="0.157583" calcext:value-type="float">
            <text:p>0.157583</text:p>
          </table:table-cell>
          <table:table-cell office:value-type="float" office:value="0.1670949" calcext:value-type="float">
            <text:p>0.1670949</text:p>
          </table:table-cell>
          <table:table-cell office:value-type="float" office:value="0.1723505" calcext:value-type="float">
            <text:p>0.1723505</text:p>
          </table:table-cell>
          <table:table-cell office:value-type="float" office:value="0" calcext:value-type="float">
            <text:p>0</text:p>
          </table:table-cell>
          <table:table-cell office:value-type="float" office:value="31.79199" calcext:value-type="float">
            <text:p>31.79199</text:p>
          </table:table-cell>
          <table:table-cell office:value-type="float" office:value="31.06569" calcext:value-type="float">
            <text:p>31.06569</text:p>
          </table:table-cell>
          <table:table-cell office:value-type="float" office:value="21.40643" calcext:value-type="float">
            <text:p>21.40643</text:p>
          </table:table-cell>
          <table:table-cell office:value-type="float" office:value="6.801964" calcext:value-type="float">
            <text:p>6.801964</text:p>
          </table:table-cell>
          <table:table-cell office:value-type="float" office:value="5.356904" calcext:value-type="float">
            <text:p>5.356904</text:p>
          </table:table-cell>
          <table:table-cell office:value-type="float" office:value="2.229582" calcext:value-type="float">
            <text:p>2.229582</text:p>
          </table:table-cell>
          <table:table-cell office:value-type="float" office:value="2.120026" calcext:value-type="float">
            <text:p>2.120026</text:p>
          </table:table-cell>
          <table:table-cell office:value-type="float" office:value="4.755043" calcext:value-type="float">
            <text:p>4.755043</text:p>
          </table:table-cell>
          <table:table-cell office:value-type="float" office:value="7.947086" calcext:value-type="float">
            <text:p>7.947086</text:p>
          </table:table-cell>
          <table:table-cell office:value-type="float" office:value="8.455586" calcext:value-type="float">
            <text:p>8.455586</text:p>
          </table:table-cell>
          <table:table-cell office:value-type="float" office:value="8.781669" calcext:value-type="float">
            <text:p>8.781669</text:p>
          </table:table-cell>
          <table:table-cell office:value-type="float" office:value="9.19475" calcext:value-type="float">
            <text:p>9.19475</text:p>
          </table:table-cell>
          <table:table-cell office:value-type="float" office:value="10.087" calcext:value-type="float">
            <text:p>10.087</text:p>
          </table:table-cell>
          <table:table-cell office:value-type="float" office:value="10.59316" calcext:value-type="float">
            <text:p>10.59316</text:p>
          </table:table-cell>
          <table:table-cell office:value-type="float" office:value="0" calcext:value-type="float">
            <text:p>0</text:p>
          </table:table-cell>
          <table:table-cell office:value-type="float" office:value="17.8236" calcext:value-type="float">
            <text:p>17.8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3.277025" calcext:value-type="float">
            <text:p>3.277025</text:p>
          </table:table-cell>
          <table:table-cell office:value-type="float" office:value="135.4075" calcext:value-type="float">
            <text:p>135.4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2132" calcext:value-type="float">
            <text:p>34.72132</text:p>
          </table:table-cell>
          <table:table-cell office:value-type="float" office:value="0" calcext:value-type="float">
            <text:p>0</text:p>
          </table:table-cell>
          <table:table-cell office:value-type="float" office:value="0.000001541413" calcext:value-type="float">
            <text:p>1.541413E-06</text:p>
          </table:table-cell>
          <table:table-cell office:value-type="float" office:value="0" calcext:value-type="float">
            <text:p>0</text:p>
          </table:table-cell>
          <table:table-cell office:value-type="float" office:value="-0.002118031" calcext:value-type="float">
            <text:p>-0.002118031</text:p>
          </table:table-cell>
          <table:table-cell office:value-type="float" office:value="1171.425" calcext:value-type="float">
            <text:p>1171.425</text:p>
          </table:table-cell>
          <table:table-cell office:value-type="float" office:value="1.335925" calcext:value-type="float">
            <text:p>1.335925</text:p>
          </table:table-cell>
          <table:table-cell office:value-type="float" office:value="0" calcext:value-type="float">
            <text:p>0</text:p>
          </table:table-cell>
          <table:table-cell office:value-type="float" office:value="0.5478927" calcext:value-type="float">
            <text:p>0.5478927</text:p>
          </table:table-cell>
          <table:table-cell office:value-type="float" office:value="0.2590606" calcext:value-type="float">
            <text:p>0.2590606</text:p>
          </table:table-cell>
          <table:table-cell office:value-type="float" office:value="0.1628507" calcext:value-type="float">
            <text:p>0.1628507</text:p>
          </table:table-cell>
          <table:table-cell office:value-type="float" office:value="0.04823466" calcext:value-type="float">
            <text:p>0.04823466</text:p>
          </table:table-cell>
          <table:table-cell office:value-type="float" office:value="0.03711278" calcext:value-type="float">
            <text:p>0.03711278</text:p>
          </table:table-cell>
          <table:table-cell office:value-type="float" office:value="0.02182542" calcext:value-type="float">
            <text:p>0.02182542</text:p>
          </table:table-cell>
          <table:table-cell office:value-type="float" office:value="0.0280175" calcext:value-type="float">
            <text:p>0.0280175</text:p>
          </table:table-cell>
          <table:table-cell office:value-type="float" office:value="0.07395214" calcext:value-type="float">
            <text:p>0.07395214</text:p>
          </table:table-cell>
          <table:table-cell office:value-type="float" office:value="0.1442621" calcext:value-type="float">
            <text:p>0.1442621</text:p>
          </table:table-cell>
          <table:table-cell office:value-type="float" office:value="0.1497525" calcext:value-type="float">
            <text:p>0.1497525</text:p>
          </table:table-cell>
          <table:table-cell office:value-type="float" office:value="0.1531402" calcext:value-type="float">
            <text:p>0.1531402</text:p>
          </table:table-cell>
          <table:table-cell office:value-type="float" office:value="0.1576401" calcext:value-type="float">
            <text:p>0.1576401</text:p>
          </table:table-cell>
          <table:table-cell office:value-type="float" office:value="0.1671389" calcext:value-type="float">
            <text:p>0.1671389</text:p>
          </table:table-cell>
          <table:table-cell office:value-type="float" office:value="0.1723937" calcext:value-type="float">
            <text:p>0.1723937</text:p>
          </table:table-cell>
          <table:table-cell office:value-type="float" office:value="0" calcext:value-type="float">
            <text:p>0</text:p>
          </table:table-cell>
          <table:table-cell office:value-type="float" office:value="31.83482" calcext:value-type="float">
            <text:p>31.83482</text:p>
          </table:table-cell>
          <table:table-cell office:value-type="float" office:value="31.0489" calcext:value-type="float">
            <text:p>31.0489</text:p>
          </table:table-cell>
          <table:table-cell office:value-type="float" office:value="21.39588" calcext:value-type="float">
            <text:p>21.39588</text:p>
          </table:table-cell>
          <table:table-cell office:value-type="float" office:value="6.798071" calcext:value-type="float">
            <text:p>6.798071</text:p>
          </table:table-cell>
          <table:table-cell office:value-type="float" office:value="5.353477" calcext:value-type="float">
            <text:p>5.353477</text:p>
          </table:table-cell>
          <table:table-cell office:value-type="float" office:value="2.229978" calcext:value-type="float">
            <text:p>2.229978</text:p>
          </table:table-cell>
          <table:table-cell office:value-type="float" office:value="2.121485" calcext:value-type="float">
            <text:p>2.121485</text:p>
          </table:table-cell>
          <table:table-cell office:value-type="float" office:value="4.758985" calcext:value-type="float">
            <text:p>4.758985</text:p>
          </table:table-cell>
          <table:table-cell office:value-type="float" office:value="7.952434" calcext:value-type="float">
            <text:p>7.952434</text:p>
          </table:table-cell>
          <table:table-cell office:value-type="float" office:value="8.460598" calcext:value-type="float">
            <text:p>8.460598</text:p>
          </table:table-cell>
          <table:table-cell office:value-type="float" office:value="8.786816" calcext:value-type="float">
            <text:p>8.786816</text:p>
          </table:table-cell>
          <table:table-cell office:value-type="float" office:value="9.199556" calcext:value-type="float">
            <text:p>9.199556</text:p>
          </table:table-cell>
          <table:table-cell office:value-type="float" office:value="10.09103" calcext:value-type="float">
            <text:p>10.09103</text:p>
          </table:table-cell>
          <table:table-cell office:value-type="float" office:value="10.59713" calcext:value-type="float">
            <text:p>10.59713</text:p>
          </table:table-cell>
          <table:table-cell office:value-type="float" office:value="0" calcext:value-type="float">
            <text:p>0</text:p>
          </table:table-cell>
          <table:table-cell office:value-type="float" office:value="27.45302" calcext:value-type="float">
            <text:p>27.45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3.270797" calcext:value-type="float">
            <text:p>3.270797</text:p>
          </table:table-cell>
          <table:table-cell office:value-type="float" office:value="135.4081" calcext:value-type="float">
            <text:p>135.4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371" calcext:value-type="float">
            <text:p>34.7371</text:p>
          </table:table-cell>
          <table:table-cell office:value-type="float" office:value="0" calcext:value-type="float">
            <text:p>0</text:p>
          </table:table-cell>
          <table:table-cell office:value-type="float" office:value="0.000001541413" calcext:value-type="float">
            <text:p>1.541413E-06</text:p>
          </table:table-cell>
          <table:table-cell office:value-type="float" office:value="0" calcext:value-type="float">
            <text:p>0</text:p>
          </table:table-cell>
          <table:table-cell office:value-type="float" office:value="-0.002118031" calcext:value-type="float">
            <text:p>-0.002118031</text:p>
          </table:table-cell>
          <table:table-cell office:value-type="float" office:value="1171.422" calcext:value-type="float">
            <text:p>1171.422</text:p>
          </table:table-cell>
          <table:table-cell office:value-type="float" office:value="1.340795" calcext:value-type="float">
            <text:p>1.340795</text:p>
          </table:table-cell>
          <table:table-cell office:value-type="float" office:value="0" calcext:value-type="float">
            <text:p>0</text:p>
          </table:table-cell>
          <table:table-cell office:value-type="float" office:value="0.5218775" calcext:value-type="float">
            <text:p>0.5218775</text:p>
          </table:table-cell>
          <table:table-cell office:value-type="float" office:value="0.2581916" calcext:value-type="float">
            <text:p>0.2581916</text:p>
          </table:table-cell>
          <table:table-cell office:value-type="float" office:value="0.1642922" calcext:value-type="float">
            <text:p>0.1642922</text:p>
          </table:table-cell>
          <table:table-cell office:value-type="float" office:value="0.04859772" calcext:value-type="float">
            <text:p>0.04859772</text:p>
          </table:table-cell>
          <table:table-cell office:value-type="float" office:value="0.03728576" calcext:value-type="float">
            <text:p>0.03728576</text:p>
          </table:table-cell>
          <table:table-cell office:value-type="float" office:value="0.02209523" calcext:value-type="float">
            <text:p>0.02209523</text:p>
          </table:table-cell>
          <table:table-cell office:value-type="float" office:value="0.0281894" calcext:value-type="float">
            <text:p>0.0281894</text:p>
          </table:table-cell>
          <table:table-cell office:value-type="float" office:value="0.07409509" calcext:value-type="float">
            <text:p>0.07409509</text:p>
          </table:table-cell>
          <table:table-cell office:value-type="float" office:value="0.1443813" calcext:value-type="float">
            <text:p>0.1443813</text:p>
          </table:table-cell>
          <table:table-cell office:value-type="float" office:value="0.1498182" calcext:value-type="float">
            <text:p>0.1498182</text:p>
          </table:table-cell>
          <table:table-cell office:value-type="float" office:value="0.1531983" calcext:value-type="float">
            <text:p>0.1531983</text:p>
          </table:table-cell>
          <table:table-cell office:value-type="float" office:value="0.1576921" calcext:value-type="float">
            <text:p>0.1576921</text:p>
          </table:table-cell>
          <table:table-cell office:value-type="float" office:value="0.1671829" calcext:value-type="float">
            <text:p>0.1671829</text:p>
          </table:table-cell>
          <table:table-cell office:value-type="float" office:value="0.172437" calcext:value-type="float">
            <text:p>0.172437</text:p>
          </table:table-cell>
          <table:table-cell office:value-type="float" office:value="0" calcext:value-type="float">
            <text:p>0</text:p>
          </table:table-cell>
          <table:table-cell office:value-type="float" office:value="31.8907" calcext:value-type="float">
            <text:p>31.8907</text:p>
          </table:table-cell>
          <table:table-cell office:value-type="float" office:value="31.03452" calcext:value-type="float">
            <text:p>31.03452</text:p>
          </table:table-cell>
          <table:table-cell office:value-type="float" office:value="21.38739" calcext:value-type="float">
            <text:p>21.38739</text:p>
          </table:table-cell>
          <table:table-cell office:value-type="float" office:value="6.794486" calcext:value-type="float">
            <text:p>6.794486</text:p>
          </table:table-cell>
          <table:table-cell office:value-type="float" office:value="5.350174" calcext:value-type="float">
            <text:p>5.350174</text:p>
          </table:table-cell>
          <table:table-cell office:value-type="float" office:value="2.230452" calcext:value-type="float">
            <text:p>2.230452</text:p>
          </table:table-cell>
          <table:table-cell office:value-type="float" office:value="2.122971" calcext:value-type="float">
            <text:p>2.122971</text:p>
          </table:table-cell>
          <table:table-cell office:value-type="float" office:value="4.762927" calcext:value-type="float">
            <text:p>4.762927</text:p>
          </table:table-cell>
          <table:table-cell office:value-type="float" office:value="7.957799" calcext:value-type="float">
            <text:p>7.957799</text:p>
          </table:table-cell>
          <table:table-cell office:value-type="float" office:value="8.465609" calcext:value-type="float">
            <text:p>8.465609</text:p>
          </table:table-cell>
          <table:table-cell office:value-type="float" office:value="8.791964" calcext:value-type="float">
            <text:p>8.791964</text:p>
          </table:table-cell>
          <table:table-cell office:value-type="float" office:value="9.204365" calcext:value-type="float">
            <text:p>9.204365</text:p>
          </table:table-cell>
          <table:table-cell office:value-type="float" office:value="10.09506" calcext:value-type="float">
            <text:p>10.09506</text:p>
          </table:table-cell>
          <table:table-cell office:value-type="float" office:value="10.60112" calcext:value-type="float">
            <text:p>10.60112</text:p>
          </table:table-cell>
          <table:table-cell office:value-type="float" office:value="0" calcext:value-type="float">
            <text:p>0</text:p>
          </table:table-cell>
          <table:table-cell office:value-type="float" office:value="17.084" calcext:value-type="float">
            <text:p>17.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3.258861" calcext:value-type="float">
            <text:p>3.258861</text:p>
          </table:table-cell>
          <table:table-cell office:value-type="float" office:value="135.4097" calcext:value-type="float">
            <text:p>135.4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5291" calcext:value-type="float">
            <text:p>34.75291</text:p>
          </table:table-cell>
          <table:table-cell office:value-type="float" office:value="0" calcext:value-type="float">
            <text:p>0</text:p>
          </table:table-cell>
          <table:table-cell office:value-type="float" office:value="0.000001541413" calcext:value-type="float">
            <text:p>1.541413E-06</text:p>
          </table:table-cell>
          <table:table-cell office:value-type="float" office:value="0" calcext:value-type="float">
            <text:p>0</text:p>
          </table:table-cell>
          <table:table-cell office:value-type="float" office:value="-0.002118031" calcext:value-type="float">
            <text:p>-0.002118031</text:p>
          </table:table-cell>
          <table:table-cell office:value-type="float" office:value="1171.416" calcext:value-type="float">
            <text:p>1171.416</text:p>
          </table:table-cell>
          <table:table-cell office:value-type="float" office:value="1.333929" calcext:value-type="float">
            <text:p>1.333929</text:p>
          </table:table-cell>
          <table:table-cell office:value-type="float" office:value="0" calcext:value-type="float">
            <text:p>0</text:p>
          </table:table-cell>
          <table:table-cell office:value-type="float" office:value="0.4952262" calcext:value-type="float">
            <text:p>0.4952262</text:p>
          </table:table-cell>
          <table:table-cell office:value-type="float" office:value="0.262154" calcext:value-type="float">
            <text:p>0.262154</text:p>
          </table:table-cell>
          <table:table-cell office:value-type="float" office:value="0.1678216" calcext:value-type="float">
            <text:p>0.1678216</text:p>
          </table:table-cell>
          <table:table-cell office:value-type="float" office:value="0.04941652" calcext:value-type="float">
            <text:p>0.04941652</text:p>
          </table:table-cell>
          <table:table-cell office:value-type="float" office:value="0.03788274" calcext:value-type="float">
            <text:p>0.03788274</text:p>
          </table:table-cell>
          <table:table-cell office:value-type="float" office:value="0.02228883" calcext:value-type="float">
            <text:p>0.02228883</text:p>
          </table:table-cell>
          <table:table-cell office:value-type="float" office:value="0.02830326" calcext:value-type="float">
            <text:p>0.02830326</text:p>
          </table:table-cell>
          <table:table-cell office:value-type="float" office:value="0.07422922" calcext:value-type="float">
            <text:p>0.07422922</text:p>
          </table:table-cell>
          <table:table-cell office:value-type="float" office:value="0.1445174" calcext:value-type="float">
            <text:p>0.1445174</text:p>
          </table:table-cell>
          <table:table-cell office:value-type="float" office:value="0.1498855" calcext:value-type="float">
            <text:p>0.1498855</text:p>
          </table:table-cell>
          <table:table-cell office:value-type="float" office:value="0.1532567" calcext:value-type="float">
            <text:p>0.1532567</text:p>
          </table:table-cell>
          <table:table-cell office:value-type="float" office:value="0.1577449" calcext:value-type="float">
            <text:p>0.1577449</text:p>
          </table:table-cell>
          <table:table-cell office:value-type="float" office:value="0.1672269" calcext:value-type="float">
            <text:p>0.1672269</text:p>
          </table:table-cell>
          <table:table-cell office:value-type="float" office:value="0.1724802" calcext:value-type="float">
            <text:p>0.1724802</text:p>
          </table:table-cell>
          <table:table-cell office:value-type="float" office:value="0" calcext:value-type="float">
            <text:p>0</text:p>
          </table:table-cell>
          <table:table-cell office:value-type="float" office:value="31.93684" calcext:value-type="float">
            <text:p>31.93684</text:p>
          </table:table-cell>
          <table:table-cell office:value-type="float" office:value="31.02081" calcext:value-type="float">
            <text:p>31.02081</text:p>
          </table:table-cell>
          <table:table-cell office:value-type="float" office:value="21.37958" calcext:value-type="float">
            <text:p>21.37958</text:p>
          </table:table-cell>
          <table:table-cell office:value-type="float" office:value="6.79111" calcext:value-type="float">
            <text:p>6.79111</text:p>
          </table:table-cell>
          <table:table-cell office:value-type="float" office:value="5.347057" calcext:value-type="float">
            <text:p>5.347057</text:p>
          </table:table-cell>
          <table:table-cell office:value-type="float" office:value="2.23097" calcext:value-type="float">
            <text:p>2.23097</text:p>
          </table:table-cell>
          <table:table-cell office:value-type="float" office:value="2.124474" calcext:value-type="float">
            <text:p>2.124474</text:p>
          </table:table-cell>
          <table:table-cell office:value-type="float" office:value="4.766895" calcext:value-type="float">
            <text:p>4.766895</text:p>
          </table:table-cell>
          <table:table-cell office:value-type="float" office:value="7.963193" calcext:value-type="float">
            <text:p>7.963193</text:p>
          </table:table-cell>
          <table:table-cell office:value-type="float" office:value="8.470675" calcext:value-type="float">
            <text:p>8.470675</text:p>
          </table:table-cell>
          <table:table-cell office:value-type="float" office:value="8.797111" calcext:value-type="float">
            <text:p>8.797111</text:p>
          </table:table-cell>
          <table:table-cell office:value-type="float" office:value="9.209169" calcext:value-type="float">
            <text:p>9.209169</text:p>
          </table:table-cell>
          <table:table-cell office:value-type="float" office:value="10.09909" calcext:value-type="float">
            <text:p>10.09909</text:p>
          </table:table-cell>
          <table:table-cell office:value-type="float" office:value="10.60509" calcext:value-type="float">
            <text:p>10.60509</text:p>
          </table:table-cell>
          <table:table-cell office:value-type="float" office:value="0" calcext:value-type="float">
            <text:p>0</text:p>
          </table:table-cell>
          <table:table-cell office:value-type="float" office:value="16.24102" calcext:value-type="float">
            <text:p>16.24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3.256863" calcext:value-type="float">
            <text:p>3.256863</text:p>
          </table:table-cell>
          <table:table-cell office:value-type="float" office:value="135.4129" calcext:value-type="float">
            <text:p>135.4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7195" calcext:value-type="float">
            <text:p>34.77195</text:p>
          </table:table-cell>
          <table:table-cell office:value-type="float" office:value="0" calcext:value-type="float">
            <text:p>0</text:p>
          </table:table-cell>
          <table:table-cell office:value-type="float" office:value="0.000005415569" calcext:value-type="float">
            <text:p>5.415569E-06</text:p>
          </table:table-cell>
          <table:table-cell office:value-type="float" office:value="0" calcext:value-type="float">
            <text:p>0</text:p>
          </table:table-cell>
          <table:table-cell office:value-type="float" office:value="-0.002103383" calcext:value-type="float">
            <text:p>-0.002103383</text:p>
          </table:table-cell>
          <table:table-cell office:value-type="float" office:value="1171.405" calcext:value-type="float">
            <text:p>1171.405</text:p>
          </table:table-cell>
          <table:table-cell office:value-type="float" office:value="1.375214" calcext:value-type="float">
            <text:p>1.375214</text:p>
          </table:table-cell>
          <table:table-cell office:value-type="float" office:value="0" calcext:value-type="float">
            <text:p>0</text:p>
          </table:table-cell>
          <table:table-cell office:value-type="float" office:value="0.03783651" calcext:value-type="float">
            <text:p>0.03783651</text:p>
          </table:table-cell>
          <table:table-cell office:value-type="float" office:value="0.2427205" calcext:value-type="float">
            <text:p>0.2427205</text:p>
          </table:table-cell>
          <table:table-cell office:value-type="float" office:value="0.213579" calcext:value-type="float">
            <text:p>0.213579</text:p>
          </table:table-cell>
          <table:table-cell office:value-type="float" office:value="0.1062394" calcext:value-type="float">
            <text:p>0.1062394</text:p>
          </table:table-cell>
          <table:table-cell office:value-type="float" office:value="0.05441687" calcext:value-type="float">
            <text:p>0.05441687</text:p>
          </table:table-cell>
          <table:table-cell office:value-type="float" office:value="0.02316916" calcext:value-type="float">
            <text:p>0.02316916</text:p>
          </table:table-cell>
          <table:table-cell office:value-type="float" office:value="0.02713509" calcext:value-type="float">
            <text:p>0.02713509</text:p>
          </table:table-cell>
          <table:table-cell office:value-type="float" office:value="0.07401579" calcext:value-type="float">
            <text:p>0.07401579</text:p>
          </table:table-cell>
          <table:table-cell office:value-type="float" office:value="0.1446253" calcext:value-type="float">
            <text:p>0.1446253</text:p>
          </table:table-cell>
          <table:table-cell office:value-type="float" office:value="0.1499547" calcext:value-type="float">
            <text:p>0.1499547</text:p>
          </table:table-cell>
          <table:table-cell office:value-type="float" office:value="0.1533155" calcext:value-type="float">
            <text:p>0.1533155</text:p>
          </table:table-cell>
          <table:table-cell office:value-type="float" office:value="0.1577895" calcext:value-type="float">
            <text:p>0.1577895</text:p>
          </table:table-cell>
          <table:table-cell office:value-type="float" office:value="0.167271" calcext:value-type="float">
            <text:p>0.167271</text:p>
          </table:table-cell>
          <table:table-cell office:value-type="float" office:value="0.1725232" calcext:value-type="float">
            <text:p>0.1725232</text:p>
          </table:table-cell>
          <table:table-cell office:value-type="float" office:value="0" calcext:value-type="float">
            <text:p>0</text:p>
          </table:table-cell>
          <table:table-cell office:value-type="float" office:value="31.98792" calcext:value-type="float">
            <text:p>31.98792</text:p>
          </table:table-cell>
          <table:table-cell office:value-type="float" office:value="31.04908" calcext:value-type="float">
            <text:p>31.04908</text:p>
          </table:table-cell>
          <table:table-cell office:value-type="float" office:value="21.39211" calcext:value-type="float">
            <text:p>21.39211</text:p>
          </table:table-cell>
          <table:table-cell office:value-type="float" office:value="6.796579" calcext:value-type="float">
            <text:p>6.796579</text:p>
          </table:table-cell>
          <table:table-cell office:value-type="float" office:value="5.345526" calcext:value-type="float">
            <text:p>5.345526</text:p>
          </table:table-cell>
          <table:table-cell office:value-type="float" office:value="2.231566" calcext:value-type="float">
            <text:p>2.231566</text:p>
          </table:table-cell>
          <table:table-cell office:value-type="float" office:value="2.125821" calcext:value-type="float">
            <text:p>2.125821</text:p>
          </table:table-cell>
          <table:table-cell office:value-type="float" office:value="4.770853" calcext:value-type="float">
            <text:p>4.770853</text:p>
          </table:table-cell>
          <table:table-cell office:value-type="float" office:value="7.968586" calcext:value-type="float">
            <text:p>7.968586</text:p>
          </table:table-cell>
          <table:table-cell office:value-type="float" office:value="8.475761" calcext:value-type="float">
            <text:p>8.475761</text:p>
          </table:table-cell>
          <table:table-cell office:value-type="float" office:value="8.802258" calcext:value-type="float">
            <text:p>8.802258</text:p>
          </table:table-cell>
          <table:table-cell office:value-type="float" office:value="9.213978" calcext:value-type="float">
            <text:p>9.213978</text:p>
          </table:table-cell>
          <table:table-cell office:value-type="float" office:value="10.10312" calcext:value-type="float">
            <text:p>10.10312</text:p>
          </table:table-cell>
          <table:table-cell office:value-type="float" office:value="10.60896" calcext:value-type="float">
            <text:p>10.60896</text:p>
          </table:table-cell>
          <table:table-cell office:value-type="float" office:value="0" calcext:value-type="float">
            <text:p>0</text:p>
          </table:table-cell>
          <table:table-cell office:value-type="float" office:value="0.02886784" calcext:value-type="float">
            <text:p>0.02886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3.252576" calcext:value-type="float">
            <text:p>3.252576</text:p>
          </table:table-cell>
          <table:table-cell office:value-type="float" office:value="135.4164" calcext:value-type="float">
            <text:p>135.4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8683" calcext:value-type="float">
            <text:p>34.78683</text:p>
          </table:table-cell>
          <table:table-cell office:value-type="float" office:value="0" calcext:value-type="float">
            <text:p>0</text:p>
          </table:table-cell>
          <table:table-cell office:value-type="float" office:value="0.000005415591" calcext:value-type="float">
            <text:p>5.415591E-06</text:p>
          </table:table-cell>
          <table:table-cell office:value-type="float" office:value="0" calcext:value-type="float">
            <text:p>0</text:p>
          </table:table-cell>
          <table:table-cell office:value-type="float" office:value="-0.002103383" calcext:value-type="float">
            <text:p>-0.002103383</text:p>
          </table:table-cell>
          <table:table-cell office:value-type="float" office:value="1171.392" calcext:value-type="float">
            <text:p>1171.392</text:p>
          </table:table-cell>
          <table:table-cell office:value-type="float" office:value="1.422704" calcext:value-type="float">
            <text:p>1.422704</text:p>
          </table:table-cell>
          <table:table-cell office:value-type="float" office:value="0" calcext:value-type="float">
            <text:p>0</text:p>
          </table:table-cell>
          <table:table-cell office:value-type="float" office:value="0.02118522" calcext:value-type="float">
            <text:p>0.02118522</text:p>
          </table:table-cell>
          <table:table-cell office:value-type="float" office:value="0.2143956" calcext:value-type="float">
            <text:p>0.2143956</text:p>
          </table:table-cell>
          <table:table-cell office:value-type="float" office:value="0.1688971" calcext:value-type="float">
            <text:p>0.1688971</text:p>
          </table:table-cell>
          <table:table-cell office:value-type="float" office:value="0.06554505" calcext:value-type="float">
            <text:p>0.06554505</text:p>
          </table:table-cell>
          <table:table-cell office:value-type="float" office:value="0.04487147" calcext:value-type="float">
            <text:p>0.04487147</text:p>
          </table:table-cell>
          <table:table-cell office:value-type="float" office:value="0.024242" calcext:value-type="float">
            <text:p>0.024242</text:p>
          </table:table-cell>
          <table:table-cell office:value-type="float" office:value="0.02810885" calcext:value-type="float">
            <text:p>0.02810885</text:p>
          </table:table-cell>
          <table:table-cell office:value-type="float" office:value="0.07413367" calcext:value-type="float">
            <text:p>0.07413367</text:p>
          </table:table-cell>
          <table:table-cell office:value-type="float" office:value="0.1447063" calcext:value-type="float">
            <text:p>0.1447063</text:p>
          </table:table-cell>
          <table:table-cell office:value-type="float" office:value="0.1500254" calcext:value-type="float">
            <text:p>0.1500254</text:p>
          </table:table-cell>
          <table:table-cell office:value-type="float" office:value="0.1533744" calcext:value-type="float">
            <text:p>0.1533744</text:p>
          </table:table-cell>
          <table:table-cell office:value-type="float" office:value="0.1578374" calcext:value-type="float">
            <text:p>0.1578374</text:p>
          </table:table-cell>
          <table:table-cell office:value-type="float" office:value="0.1673149" calcext:value-type="float">
            <text:p>0.1673149</text:p>
          </table:table-cell>
          <table:table-cell office:value-type="float" office:value="0.172566" calcext:value-type="float">
            <text:p>0.172566</text:p>
          </table:table-cell>
          <table:table-cell office:value-type="float" office:value="0" calcext:value-type="float">
            <text:p>0</text:p>
          </table:table-cell>
          <table:table-cell office:value-type="float" office:value="31.87949" calcext:value-type="float">
            <text:p>31.87949</text:p>
          </table:table-cell>
          <table:table-cell office:value-type="float" office:value="31.02026" calcext:value-type="float">
            <text:p>31.02026</text:p>
          </table:table-cell>
          <table:table-cell office:value-type="float" office:value="21.39087" calcext:value-type="float">
            <text:p>21.39087</text:p>
          </table:table-cell>
          <table:table-cell office:value-type="float" office:value="6.807425" calcext:value-type="float">
            <text:p>6.807425</text:p>
          </table:table-cell>
          <table:table-cell office:value-type="float" office:value="5.346942" calcext:value-type="float">
            <text:p>5.346942</text:p>
          </table:table-cell>
          <table:table-cell office:value-type="float" office:value="2.232599" calcext:value-type="float">
            <text:p>2.232599</text:p>
          </table:table-cell>
          <table:table-cell office:value-type="float" office:value="2.127319" calcext:value-type="float">
            <text:p>2.127319</text:p>
          </table:table-cell>
          <table:table-cell office:value-type="float" office:value="4.774815" calcext:value-type="float">
            <text:p>4.774815</text:p>
          </table:table-cell>
          <table:table-cell office:value-type="float" office:value="7.97402" calcext:value-type="float">
            <text:p>7.97402</text:p>
          </table:table-cell>
          <table:table-cell office:value-type="float" office:value="8.48085" calcext:value-type="float">
            <text:p>8.48085</text:p>
          </table:table-cell>
          <table:table-cell office:value-type="float" office:value="8.807405" calcext:value-type="float">
            <text:p>8.807405</text:p>
          </table:table-cell>
          <table:table-cell office:value-type="float" office:value="9.218783" calcext:value-type="float">
            <text:p>9.218783</text:p>
          </table:table-cell>
          <table:table-cell office:value-type="float" office:value="10.10713" calcext:value-type="float">
            <text:p>10.10713</text:p>
          </table:table-cell>
          <table:table-cell office:value-type="float" office:value="10.61284" calcext:value-type="float">
            <text:p>10.61284</text:p>
          </table:table-cell>
          <table:table-cell office:value-type="float" office:value="0" calcext:value-type="float">
            <text:p>0</text:p>
          </table:table-cell>
          <table:table-cell office:value-type="float" office:value="0.01083033" calcext:value-type="float">
            <text:p>0.01083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3.247914" calcext:value-type="float">
            <text:p>3.247914</text:p>
          </table:table-cell>
          <table:table-cell office:value-type="float" office:value="135.4195" calcext:value-type="float">
            <text:p>135.4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0078" calcext:value-type="float">
            <text:p>34.80078</text:p>
          </table:table-cell>
          <table:table-cell office:value-type="float" office:value="0" calcext:value-type="float">
            <text:p>0</text:p>
          </table:table-cell>
          <table:table-cell office:value-type="float" office:value="0.000005415591" calcext:value-type="float">
            <text:p>5.415591E-06</text:p>
          </table:table-cell>
          <table:table-cell office:value-type="float" office:value="0" calcext:value-type="float">
            <text:p>0</text:p>
          </table:table-cell>
          <table:table-cell office:value-type="float" office:value="-0.002198831" calcext:value-type="float">
            <text:p>-0.002198831</text:p>
          </table:table-cell>
          <table:table-cell office:value-type="float" office:value="1171.379" calcext:value-type="float">
            <text:p>1171.379</text:p>
          </table:table-cell>
          <table:table-cell office:value-type="float" office:value="1.462542" calcext:value-type="float">
            <text:p>1.462542</text:p>
          </table:table-cell>
          <table:table-cell office:value-type="float" office:value="0" calcext:value-type="float">
            <text:p>0</text:p>
          </table:table-cell>
          <table:table-cell office:value-type="float" office:value="0.081276" calcext:value-type="float">
            <text:p>0.081276</text:p>
          </table:table-cell>
          <table:table-cell office:value-type="float" office:value="0.2368332" calcext:value-type="float">
            <text:p>0.2368332</text:p>
          </table:table-cell>
          <table:table-cell office:value-type="float" office:value="0.1596709" calcext:value-type="float">
            <text:p>0.1596709</text:p>
          </table:table-cell>
          <table:table-cell office:value-type="float" office:value="0.05308238" calcext:value-type="float">
            <text:p>0.05308238</text:p>
          </table:table-cell>
          <table:table-cell office:value-type="float" office:value="0.04003735" calcext:value-type="float">
            <text:p>0.04003735</text:p>
          </table:table-cell>
          <table:table-cell office:value-type="float" office:value="0.02299356" calcext:value-type="float">
            <text:p>0.02299356</text:p>
          </table:table-cell>
          <table:table-cell office:value-type="float" office:value="0.02852979" calcext:value-type="float">
            <text:p>0.02852979</text:p>
          </table:table-cell>
          <table:table-cell office:value-type="float" office:value="0.07404626" calcext:value-type="float">
            <text:p>0.07404626</text:p>
          </table:table-cell>
          <table:table-cell office:value-type="float" office:value="0.1447402" calcext:value-type="float">
            <text:p>0.1447402</text:p>
          </table:table-cell>
          <table:table-cell office:value-type="float" office:value="0.1500965" calcext:value-type="float">
            <text:p>0.1500965</text:p>
          </table:table-cell>
          <table:table-cell office:value-type="float" office:value="0.153434" calcext:value-type="float">
            <text:p>0.153434</text:p>
          </table:table-cell>
          <table:table-cell office:value-type="float" office:value="0.1579213" calcext:value-type="float">
            <text:p>0.1579213</text:p>
          </table:table-cell>
          <table:table-cell office:value-type="float" office:value="0.1674879" calcext:value-type="float">
            <text:p>0.1674879</text:p>
          </table:table-cell>
          <table:table-cell office:value-type="float" office:value="0.1725607" calcext:value-type="float">
            <text:p>0.1725607</text:p>
          </table:table-cell>
          <table:table-cell office:value-type="float" office:value="0" calcext:value-type="float">
            <text:p>0</text:p>
          </table:table-cell>
          <table:table-cell office:value-type="float" office:value="31.78884" calcext:value-type="float">
            <text:p>31.78884</text:p>
          </table:table-cell>
          <table:table-cell office:value-type="float" office:value="30.99175" calcext:value-type="float">
            <text:p>30.99175</text:p>
          </table:table-cell>
          <table:table-cell office:value-type="float" office:value="21.37959" calcext:value-type="float">
            <text:p>21.37959</text:p>
          </table:table-cell>
          <table:table-cell office:value-type="float" office:value="6.807615" calcext:value-type="float">
            <text:p>6.807615</text:p>
          </table:table-cell>
          <table:table-cell office:value-type="float" office:value="5.345211" calcext:value-type="float">
            <text:p>5.345211</text:p>
          </table:table-cell>
          <table:table-cell office:value-type="float" office:value="2.23361" calcext:value-type="float">
            <text:p>2.23361</text:p>
          </table:table-cell>
          <table:table-cell office:value-type="float" office:value="2.128933" calcext:value-type="float">
            <text:p>2.128933</text:p>
          </table:table-cell>
          <table:table-cell office:value-type="float" office:value="4.778788" calcext:value-type="float">
            <text:p>4.778788</text:p>
          </table:table-cell>
          <table:table-cell office:value-type="float" office:value="7.97946" calcext:value-type="float">
            <text:p>7.97946</text:p>
          </table:table-cell>
          <table:table-cell office:value-type="float" office:value="8.485935" calcext:value-type="float">
            <text:p>8.485935</text:p>
          </table:table-cell>
          <table:table-cell office:value-type="float" office:value="8.812552" calcext:value-type="float">
            <text:p>8.812552</text:p>
          </table:table-cell>
          <table:table-cell office:value-type="float" office:value="9.223595" calcext:value-type="float">
            <text:p>9.223595</text:p>
          </table:table-cell>
          <table:table-cell office:value-type="float" office:value="10.11121" calcext:value-type="float">
            <text:p>10.11121</text:p>
          </table:table-cell>
          <table:table-cell office:value-type="float" office:value="10.61668" calcext:value-type="float">
            <text:p>10.61668</text:p>
          </table:table-cell>
          <table:table-cell office:value-type="float" office:value="0" calcext:value-type="float">
            <text:p>0</text:p>
          </table:table-cell>
          <table:table-cell office:value-type="float" office:value="0.01156464" calcext:value-type="float">
            <text:p>0.01156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3.244203" calcext:value-type="float">
            <text:p>3.244203</text:p>
          </table:table-cell>
          <table:table-cell office:value-type="float" office:value="135.4219" calcext:value-type="float">
            <text:p>135.4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1465" calcext:value-type="float">
            <text:p>34.81465</text:p>
          </table:table-cell>
          <table:table-cell office:value-type="float" office:value="0" calcext:value-type="float">
            <text:p>0</text:p>
          </table:table-cell>
          <table:table-cell office:value-type="float" office:value="0.000005422209" calcext:value-type="float">
            <text:p>5.422209E-06</text:p>
          </table:table-cell>
          <table:table-cell office:value-type="float" office:value="0" calcext:value-type="float">
            <text:p>0</text:p>
          </table:table-cell>
          <table:table-cell office:value-type="float" office:value="-0.002347279" calcext:value-type="float">
            <text:p>-0.002347279</text:p>
          </table:table-cell>
          <table:table-cell office:value-type="float" office:value="1171.366" calcext:value-type="float">
            <text:p>1171.366</text:p>
          </table:table-cell>
          <table:table-cell office:value-type="float" office:value="1.490523" calcext:value-type="float">
            <text:p>1.490523</text:p>
          </table:table-cell>
          <table:table-cell office:value-type="float" office:value="0" calcext:value-type="float">
            <text:p>0</text:p>
          </table:table-cell>
          <table:table-cell office:value-type="float" office:value="0.0916101" calcext:value-type="float">
            <text:p>0.0916101</text:p>
          </table:table-cell>
          <table:table-cell office:value-type="float" office:value="0.2371949" calcext:value-type="float">
            <text:p>0.2371949</text:p>
          </table:table-cell>
          <table:table-cell office:value-type="float" office:value="0.1544394" calcext:value-type="float">
            <text:p>0.1544394</text:p>
          </table:table-cell>
          <table:table-cell office:value-type="float" office:value="0.04963515" calcext:value-type="float">
            <text:p>0.04963515</text:p>
          </table:table-cell>
          <table:table-cell office:value-type="float" office:value="0.03839521" calcext:value-type="float">
            <text:p>0.03839521</text:p>
          </table:table-cell>
          <table:table-cell office:value-type="float" office:value="0.02217029" calcext:value-type="float">
            <text:p>0.02217029</text:p>
          </table:table-cell>
          <table:table-cell office:value-type="float" office:value="0.02860296" calcext:value-type="float">
            <text:p>0.02860296</text:p>
          </table:table-cell>
          <table:table-cell office:value-type="float" office:value="0.0740322" calcext:value-type="float">
            <text:p>0.0740322</text:p>
          </table:table-cell>
          <table:table-cell office:value-type="float" office:value="0.1447602" calcext:value-type="float">
            <text:p>0.1447602</text:p>
          </table:table-cell>
          <table:table-cell office:value-type="float" office:value="0.1501668" calcext:value-type="float">
            <text:p>0.1501668</text:p>
          </table:table-cell>
          <table:table-cell office:value-type="float" office:value="0.1534939" calcext:value-type="float">
            <text:p>0.1534939</text:p>
          </table:table-cell>
          <table:table-cell office:value-type="float" office:value="0.1579808" calcext:value-type="float">
            <text:p>0.1579808</text:p>
          </table:table-cell>
          <table:table-cell office:value-type="float" office:value="0.1674415" calcext:value-type="float">
            <text:p>0.1674415</text:p>
          </table:table-cell>
          <table:table-cell office:value-type="float" office:value="0.1726215" calcext:value-type="float">
            <text:p>0.1726215</text:p>
          </table:table-cell>
          <table:table-cell office:value-type="float" office:value="0" calcext:value-type="float">
            <text:p>0</text:p>
          </table:table-cell>
          <table:table-cell office:value-type="float" office:value="31.71656" calcext:value-type="float">
            <text:p>31.71656</text:p>
          </table:table-cell>
          <table:table-cell office:value-type="float" office:value="30.96578" calcext:value-type="float">
            <text:p>30.96578</text:p>
          </table:table-cell>
          <table:table-cell office:value-type="float" office:value="21.36615" calcext:value-type="float">
            <text:p>21.36615</text:p>
          </table:table-cell>
          <table:table-cell office:value-type="float" office:value="6.80426" calcext:value-type="float">
            <text:p>6.80426</text:p>
          </table:table-cell>
          <table:table-cell office:value-type="float" office:value="5.342066" calcext:value-type="float">
            <text:p>5.342066</text:p>
          </table:table-cell>
          <table:table-cell office:value-type="float" office:value="2.234298" calcext:value-type="float">
            <text:p>2.234298</text:p>
          </table:table-cell>
          <table:table-cell office:value-type="float" office:value="2.130552" calcext:value-type="float">
            <text:p>2.130552</text:p>
          </table:table-cell>
          <table:table-cell office:value-type="float" office:value="4.782773" calcext:value-type="float">
            <text:p>4.782773</text:p>
          </table:table-cell>
          <table:table-cell office:value-type="float" office:value="7.984899" calcext:value-type="float">
            <text:p>7.984899</text:p>
          </table:table-cell>
          <table:table-cell office:value-type="float" office:value="8.491026" calcext:value-type="float">
            <text:p>8.491026</text:p>
          </table:table-cell>
          <table:table-cell office:value-type="float" office:value="8.817699" calcext:value-type="float">
            <text:p>8.817699</text:p>
          </table:table-cell>
          <table:table-cell office:value-type="float" office:value="9.228401" calcext:value-type="float">
            <text:p>9.228401</text:p>
          </table:table-cell>
          <table:table-cell office:value-type="float" office:value="10.11531" calcext:value-type="float">
            <text:p>10.11531</text:p>
          </table:table-cell>
          <table:table-cell office:value-type="float" office:value="10.62049" calcext:value-type="float">
            <text:p>10.62049</text:p>
          </table:table-cell>
          <table:table-cell office:value-type="float" office:value="0" calcext:value-type="float">
            <text:p>0</text:p>
          </table:table-cell>
          <table:table-cell office:value-type="float" office:value="0.01653992" calcext:value-type="float">
            <text:p>0.01653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3.239532" calcext:value-type="float">
            <text:p>3.239532</text:p>
          </table:table-cell>
          <table:table-cell office:value-type="float" office:value="135.4255" calcext:value-type="float">
            <text:p>135.4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2859" calcext:value-type="float">
            <text:p>34.82859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02" calcext:value-type="float">
            <text:p>5.434702E-06</text:p>
          </table:table-cell>
          <table:table-cell office:value-type="float" office:value="0" calcext:value-type="float">
            <text:p>0</text:p>
          </table:table-cell>
          <table:table-cell office:value-type="float" office:value="-0.002487923" calcext:value-type="float">
            <text:p>-0.002487923</text:p>
          </table:table-cell>
          <table:table-cell office:value-type="float" office:value="1171.352" calcext:value-type="float">
            <text:p>1171.352</text:p>
          </table:table-cell>
          <table:table-cell office:value-type="float" office:value="1.52632" calcext:value-type="float">
            <text:p>1.52632</text:p>
          </table:table-cell>
          <table:table-cell office:value-type="float" office:value="0" calcext:value-type="float">
            <text:p>0</text:p>
          </table:table-cell>
          <table:table-cell office:value-type="float" office:value="0.0966907" calcext:value-type="float">
            <text:p>0.0966907</text:p>
          </table:table-cell>
          <table:table-cell office:value-type="float" office:value="0.2388398" calcext:value-type="float">
            <text:p>0.2388398</text:p>
          </table:table-cell>
          <table:table-cell office:value-type="float" office:value="0.1529177" calcext:value-type="float">
            <text:p>0.1529177</text:p>
          </table:table-cell>
          <table:table-cell office:value-type="float" office:value="0.0494521" calcext:value-type="float">
            <text:p>0.0494521</text:p>
          </table:table-cell>
          <table:table-cell office:value-type="float" office:value="0.03796566" calcext:value-type="float">
            <text:p>0.03796566</text:p>
          </table:table-cell>
          <table:table-cell office:value-type="float" office:value="0.02197687" calcext:value-type="float">
            <text:p>0.02197687</text:p>
          </table:table-cell>
          <table:table-cell office:value-type="float" office:value="0.02834952" calcext:value-type="float">
            <text:p>0.02834952</text:p>
          </table:table-cell>
          <table:table-cell office:value-type="float" office:value="0.07405614" calcext:value-type="float">
            <text:p>0.07405614</text:p>
          </table:table-cell>
          <table:table-cell office:value-type="float" office:value="0.1447927" calcext:value-type="float">
            <text:p>0.1447927</text:p>
          </table:table-cell>
          <table:table-cell office:value-type="float" office:value="0.1502346" calcext:value-type="float">
            <text:p>0.1502346</text:p>
          </table:table-cell>
          <table:table-cell office:value-type="float" office:value="0.1535538" calcext:value-type="float">
            <text:p>0.1535538</text:p>
          </table:table-cell>
          <table:table-cell office:value-type="float" office:value="0.1580318" calcext:value-type="float">
            <text:p>0.1580318</text:p>
          </table:table-cell>
          <table:table-cell office:value-type="float" office:value="0.1674569" calcext:value-type="float">
            <text:p>0.1674569</text:p>
          </table:table-cell>
          <table:table-cell office:value-type="float" office:value="0.1726723" calcext:value-type="float">
            <text:p>0.1726723</text:p>
          </table:table-cell>
          <table:table-cell office:value-type="float" office:value="0" calcext:value-type="float">
            <text:p>0</text:p>
          </table:table-cell>
          <table:table-cell office:value-type="float" office:value="31.65563" calcext:value-type="float">
            <text:p>31.65563</text:p>
          </table:table-cell>
          <table:table-cell office:value-type="float" office:value="30.94114" calcext:value-type="float">
            <text:p>30.94114</text:p>
          </table:table-cell>
          <table:table-cell office:value-type="float" office:value="21.3517" calcext:value-type="float">
            <text:p>21.3517</text:p>
          </table:table-cell>
          <table:table-cell office:value-type="float" office:value="6.800362" calcext:value-type="float">
            <text:p>6.800362</text:p>
          </table:table-cell>
          <table:table-cell office:value-type="float" office:value="5.338598" calcext:value-type="float">
            <text:p>5.338598</text:p>
          </table:table-cell>
          <table:table-cell office:value-type="float" office:value="2.234844" calcext:value-type="float">
            <text:p>2.234844</text:p>
          </table:table-cell>
          <table:table-cell office:value-type="float" office:value="2.132072" calcext:value-type="float">
            <text:p>2.132072</text:p>
          </table:table-cell>
          <table:table-cell office:value-type="float" office:value="4.78678" calcext:value-type="float">
            <text:p>4.78678</text:p>
          </table:table-cell>
          <table:table-cell office:value-type="float" office:value="7.990357" calcext:value-type="float">
            <text:p>7.990357</text:p>
          </table:table-cell>
          <table:table-cell office:value-type="float" office:value="8.496111" calcext:value-type="float">
            <text:p>8.496111</text:p>
          </table:table-cell>
          <table:table-cell office:value-type="float" office:value="8.822847" calcext:value-type="float">
            <text:p>8.822847</text:p>
          </table:table-cell>
          <table:table-cell office:value-type="float" office:value="9.233208" calcext:value-type="float">
            <text:p>9.233208</text:p>
          </table:table-cell>
          <table:table-cell office:value-type="float" office:value="10.11936" calcext:value-type="float">
            <text:p>10.11936</text:p>
          </table:table-cell>
          <table:table-cell office:value-type="float" office:value="10.62436" calcext:value-type="float">
            <text:p>10.62436</text:p>
          </table:table-cell>
          <table:table-cell office:value-type="float" office:value="0" calcext:value-type="float">
            <text:p>0</text:p>
          </table:table-cell>
          <table:table-cell office:value-type="float" office:value="0.01393031" calcext:value-type="float">
            <text:p>0.0139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3.233078" calcext:value-type="float">
            <text:p>3.233078</text:p>
          </table:table-cell>
          <table:table-cell office:value-type="float" office:value="135.4304" calcext:value-type="float">
            <text:p>135.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4276" calcext:value-type="float">
            <text:p>34.84276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02" calcext:value-type="float">
            <text:p>5.43470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38" calcext:value-type="float">
            <text:p>1171.338</text:p>
          </table:table-cell>
          <table:table-cell office:value-type="float" office:value="1.566245" calcext:value-type="float">
            <text:p>1.566245</text:p>
          </table:table-cell>
          <table:table-cell office:value-type="float" office:value="0" calcext:value-type="float">
            <text:p>0</text:p>
          </table:table-cell>
          <table:table-cell office:value-type="float" office:value="0.1026817" calcext:value-type="float">
            <text:p>0.1026817</text:p>
          </table:table-cell>
          <table:table-cell office:value-type="float" office:value="0.2456284" calcext:value-type="float">
            <text:p>0.2456284</text:p>
          </table:table-cell>
          <table:table-cell office:value-type="float" office:value="0.1568172" calcext:value-type="float">
            <text:p>0.1568172</text:p>
          </table:table-cell>
          <table:table-cell office:value-type="float" office:value="0.05009793" calcext:value-type="float">
            <text:p>0.05009793</text:p>
          </table:table-cell>
          <table:table-cell office:value-type="float" office:value="0.03844697" calcext:value-type="float">
            <text:p>0.03844697</text:p>
          </table:table-cell>
          <table:table-cell office:value-type="float" office:value="0.02205592" calcext:value-type="float">
            <text:p>0.02205592</text:p>
          </table:table-cell>
          <table:table-cell office:value-type="float" office:value="0.02875227" calcext:value-type="float">
            <text:p>0.02875227</text:p>
          </table:table-cell>
          <table:table-cell office:value-type="float" office:value="0.07432575" calcext:value-type="float">
            <text:p>0.07432575</text:p>
          </table:table-cell>
          <table:table-cell office:value-type="float" office:value="0.1448192" calcext:value-type="float">
            <text:p>0.1448192</text:p>
          </table:table-cell>
          <table:table-cell office:value-type="float" office:value="0.1502995" calcext:value-type="float">
            <text:p>0.1502995</text:p>
          </table:table-cell>
          <table:table-cell office:value-type="float" office:value="0.1536132" calcext:value-type="float">
            <text:p>0.1536132</text:p>
          </table:table-cell>
          <table:table-cell office:value-type="float" office:value="0.1580829" calcext:value-type="float">
            <text:p>0.1580829</text:p>
          </table:table-cell>
          <table:table-cell office:value-type="float" office:value="0.1674936" calcext:value-type="float">
            <text:p>0.1674936</text:p>
          </table:table-cell>
          <table:table-cell office:value-type="float" office:value="0.1727232" calcext:value-type="float">
            <text:p>0.1727232</text:p>
          </table:table-cell>
          <table:table-cell office:value-type="float" office:value="0" calcext:value-type="float">
            <text:p>0</text:p>
          </table:table-cell>
          <table:table-cell office:value-type="float" office:value="31.59879" calcext:value-type="float">
            <text:p>31.59879</text:p>
          </table:table-cell>
          <table:table-cell office:value-type="float" office:value="30.91902" calcext:value-type="float">
            <text:p>30.91902</text:p>
          </table:table-cell>
          <table:table-cell office:value-type="float" office:value="21.33809" calcext:value-type="float">
            <text:p>21.33809</text:p>
          </table:table-cell>
          <table:table-cell office:value-type="float" office:value="6.796704" calcext:value-type="float">
            <text:p>6.796704</text:p>
          </table:table-cell>
          <table:table-cell office:value-type="float" office:value="5.335275" calcext:value-type="float">
            <text:p>5.335275</text:p>
          </table:table-cell>
          <table:table-cell office:value-type="float" office:value="2.235365" calcext:value-type="float">
            <text:p>2.235365</text:p>
          </table:table-cell>
          <table:table-cell office:value-type="float" office:value="2.133688" calcext:value-type="float">
            <text:p>2.133688</text:p>
          </table:table-cell>
          <table:table-cell office:value-type="float" office:value="4.790835" calcext:value-type="float">
            <text:p>4.790835</text:p>
          </table:table-cell>
          <table:table-cell office:value-type="float" office:value="7.995842" calcext:value-type="float">
            <text:p>7.995842</text:p>
          </table:table-cell>
          <table:table-cell office:value-type="float" office:value="8.501198" calcext:value-type="float">
            <text:p>8.501198</text:p>
          </table:table-cell>
          <table:table-cell office:value-type="float" office:value="8.827995" calcext:value-type="float">
            <text:p>8.827995</text:p>
          </table:table-cell>
          <table:table-cell office:value-type="float" office:value="9.238015" calcext:value-type="float">
            <text:p>9.238015</text:p>
          </table:table-cell>
          <table:table-cell office:value-type="float" office:value="10.12339" calcext:value-type="float">
            <text:p>10.12339</text:p>
          </table:table-cell>
          <table:table-cell office:value-type="float" office:value="10.62824" calcext:value-type="float">
            <text:p>10.62824</text:p>
          </table:table-cell>
          <table:table-cell office:value-type="float" office:value="0" calcext:value-type="float">
            <text:p>0</text:p>
          </table:table-cell>
          <table:table-cell office:value-type="float" office:value="0.01708725" calcext:value-type="float">
            <text:p>0.01708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3.226396" calcext:value-type="float">
            <text:p>3.226396</text:p>
          </table:table-cell>
          <table:table-cell office:value-type="float" office:value="135.4348" calcext:value-type="float">
            <text:p>135.4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5734" calcext:value-type="float">
            <text:p>34.85734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02" calcext:value-type="float">
            <text:p>5.43470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24" calcext:value-type="float">
            <text:p>1171.324</text:p>
          </table:table-cell>
          <table:table-cell office:value-type="float" office:value="1.594372" calcext:value-type="float">
            <text:p>1.594372</text:p>
          </table:table-cell>
          <table:table-cell office:value-type="float" office:value="0" calcext:value-type="float">
            <text:p>0</text:p>
          </table:table-cell>
          <table:table-cell office:value-type="float" office:value="0.1101229" calcext:value-type="float">
            <text:p>0.1101229</text:p>
          </table:table-cell>
          <table:table-cell office:value-type="float" office:value="0.2473547" calcext:value-type="float">
            <text:p>0.2473547</text:p>
          </table:table-cell>
          <table:table-cell office:value-type="float" office:value="0.1611551" calcext:value-type="float">
            <text:p>0.1611551</text:p>
          </table:table-cell>
          <table:table-cell office:value-type="float" office:value="0.05095156" calcext:value-type="float">
            <text:p>0.05095156</text:p>
          </table:table-cell>
          <table:table-cell office:value-type="float" office:value="0.03912559" calcext:value-type="float">
            <text:p>0.03912559</text:p>
          </table:table-cell>
          <table:table-cell office:value-type="float" office:value="0.0222579" calcext:value-type="float">
            <text:p>0.0222579</text:p>
          </table:table-cell>
          <table:table-cell office:value-type="float" office:value="0.02889942" calcext:value-type="float">
            <text:p>0.02889942</text:p>
          </table:table-cell>
          <table:table-cell office:value-type="float" office:value="0.07452922" calcext:value-type="float">
            <text:p>0.07452922</text:p>
          </table:table-cell>
          <table:table-cell office:value-type="float" office:value="0.1448759" calcext:value-type="float">
            <text:p>0.1448759</text:p>
          </table:table-cell>
          <table:table-cell office:value-type="float" office:value="0.1503622" calcext:value-type="float">
            <text:p>0.1503622</text:p>
          </table:table-cell>
          <table:table-cell office:value-type="float" office:value="0.1536722" calcext:value-type="float">
            <text:p>0.1536722</text:p>
          </table:table-cell>
          <table:table-cell office:value-type="float" office:value="0.1581308" calcext:value-type="float">
            <text:p>0.1581308</text:p>
          </table:table-cell>
          <table:table-cell office:value-type="float" office:value="0.1675362" calcext:value-type="float">
            <text:p>0.1675362</text:p>
          </table:table-cell>
          <table:table-cell office:value-type="float" office:value="0.1727727" calcext:value-type="float">
            <text:p>0.1727727</text:p>
          </table:table-cell>
          <table:table-cell office:value-type="float" office:value="0" calcext:value-type="float">
            <text:p>0</text:p>
          </table:table-cell>
          <table:table-cell office:value-type="float" office:value="31.55306" calcext:value-type="float">
            <text:p>31.55306</text:p>
          </table:table-cell>
          <table:table-cell office:value-type="float" office:value="30.90009" calcext:value-type="float">
            <text:p>30.90009</text:p>
          </table:table-cell>
          <table:table-cell office:value-type="float" office:value="21.32653" calcext:value-type="float">
            <text:p>21.32653</text:p>
          </table:table-cell>
          <table:table-cell office:value-type="float" office:value="6.793473" calcext:value-type="float">
            <text:p>6.793473</text:p>
          </table:table-cell>
          <table:table-cell office:value-type="float" office:value="5.332269" calcext:value-type="float">
            <text:p>5.332269</text:p>
          </table:table-cell>
          <table:table-cell office:value-type="float" office:value="2.235907" calcext:value-type="float">
            <text:p>2.235907</text:p>
          </table:table-cell>
          <table:table-cell office:value-type="float" office:value="2.13533" calcext:value-type="float">
            <text:p>2.13533</text:p>
          </table:table-cell>
          <table:table-cell office:value-type="float" office:value="4.794928" calcext:value-type="float">
            <text:p>4.794928</text:p>
          </table:table-cell>
          <table:table-cell office:value-type="float" office:value="8.001328" calcext:value-type="float">
            <text:p>8.001328</text:p>
          </table:table-cell>
          <table:table-cell office:value-type="float" office:value="8.506289" calcext:value-type="float">
            <text:p>8.506289</text:p>
          </table:table-cell>
          <table:table-cell office:value-type="float" office:value="8.833142" calcext:value-type="float">
            <text:p>8.833142</text:p>
          </table:table-cell>
          <table:table-cell office:value-type="float" office:value="9.242818" calcext:value-type="float">
            <text:p>9.242818</text:p>
          </table:table-cell>
          <table:table-cell office:value-type="float" office:value="10.12742" calcext:value-type="float">
            <text:p>10.12742</text:p>
          </table:table-cell>
          <table:table-cell office:value-type="float" office:value="10.63212" calcext:value-type="float">
            <text:p>10.63212</text:p>
          </table:table-cell>
          <table:table-cell office:value-type="float" office:value="0" calcext:value-type="float">
            <text:p>0</text:p>
          </table:table-cell>
          <table:table-cell office:value-type="float" office:value="0.08379694" calcext:value-type="float">
            <text:p>0.08379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3.192229" calcext:value-type="float">
            <text:p>3.192229</text:p>
          </table:table-cell>
          <table:table-cell office:value-type="float" office:value="135.4414" calcext:value-type="float">
            <text:p>135.4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7252" calcext:value-type="float">
            <text:p>34.87252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02" calcext:value-type="float">
            <text:p>5.43470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16" calcext:value-type="float">
            <text:p>1171.316</text:p>
          </table:table-cell>
          <table:table-cell office:value-type="float" office:value="1.546392" calcext:value-type="float">
            <text:p>1.546392</text:p>
          </table:table-cell>
          <table:table-cell office:value-type="float" office:value="0" calcext:value-type="float">
            <text:p>0</text:p>
          </table:table-cell>
          <table:table-cell office:value-type="float" office:value="0.4021474" calcext:value-type="float">
            <text:p>0.4021474</text:p>
          </table:table-cell>
          <table:table-cell office:value-type="float" office:value="0.2556593" calcext:value-type="float">
            <text:p>0.2556593</text:p>
          </table:table-cell>
          <table:table-cell office:value-type="float" office:value="0.1649462" calcext:value-type="float">
            <text:p>0.1649462</text:p>
          </table:table-cell>
          <table:table-cell office:value-type="float" office:value="0.05161372" calcext:value-type="float">
            <text:p>0.05161372</text:p>
          </table:table-cell>
          <table:table-cell office:value-type="float" office:value="0.03980722" calcext:value-type="float">
            <text:p>0.03980722</text:p>
          </table:table-cell>
          <table:table-cell office:value-type="float" office:value="0.02246763" calcext:value-type="float">
            <text:p>0.02246763</text:p>
          </table:table-cell>
          <table:table-cell office:value-type="float" office:value="0.02898968" calcext:value-type="float">
            <text:p>0.02898968</text:p>
          </table:table-cell>
          <table:table-cell office:value-type="float" office:value="0.07469083" calcext:value-type="float">
            <text:p>0.07469083</text:p>
          </table:table-cell>
          <table:table-cell office:value-type="float" office:value="0.1449979" calcext:value-type="float">
            <text:p>0.1449979</text:p>
          </table:table-cell>
          <table:table-cell office:value-type="float" office:value="0.1504245" calcext:value-type="float">
            <text:p>0.1504245</text:p>
          </table:table-cell>
          <table:table-cell office:value-type="float" office:value="0.1537309" calcext:value-type="float">
            <text:p>0.1537309</text:p>
          </table:table-cell>
          <table:table-cell office:value-type="float" office:value="0.1581889" calcext:value-type="float">
            <text:p>0.1581889</text:p>
          </table:table-cell>
          <table:table-cell office:value-type="float" office:value="0.1675798" calcext:value-type="float">
            <text:p>0.1675798</text:p>
          </table:table-cell>
          <table:table-cell office:value-type="float" office:value="0.1728176" calcext:value-type="float">
            <text:p>0.1728176</text:p>
          </table:table-cell>
          <table:table-cell office:value-type="float" office:value="0" calcext:value-type="float">
            <text:p>0</text:p>
          </table:table-cell>
          <table:table-cell office:value-type="float" office:value="31.54689" calcext:value-type="float">
            <text:p>31.54689</text:p>
          </table:table-cell>
          <table:table-cell office:value-type="float" office:value="30.88331" calcext:value-type="float">
            <text:p>30.88331</text:p>
          </table:table-cell>
          <table:table-cell office:value-type="float" office:value="21.31672" calcext:value-type="float">
            <text:p>21.31672</text:p>
          </table:table-cell>
          <table:table-cell office:value-type="float" office:value="6.790593" calcext:value-type="float">
            <text:p>6.790593</text:p>
          </table:table-cell>
          <table:table-cell office:value-type="float" office:value="5.329618" calcext:value-type="float">
            <text:p>5.329618</text:p>
          </table:table-cell>
          <table:table-cell office:value-type="float" office:value="2.236496" calcext:value-type="float">
            <text:p>2.236496</text:p>
          </table:table-cell>
          <table:table-cell office:value-type="float" office:value="2.136971" calcext:value-type="float">
            <text:p>2.136971</text:p>
          </table:table-cell>
          <table:table-cell office:value-type="float" office:value="4.799025" calcext:value-type="float">
            <text:p>4.799025</text:p>
          </table:table-cell>
          <table:table-cell office:value-type="float" office:value="8.006812" calcext:value-type="float">
            <text:p>8.006812</text:p>
          </table:table-cell>
          <table:table-cell office:value-type="float" office:value="8.511376" calcext:value-type="float">
            <text:p>8.511376</text:p>
          </table:table-cell>
          <table:table-cell office:value-type="float" office:value="8.838289" calcext:value-type="float">
            <text:p>8.838289</text:p>
          </table:table-cell>
          <table:table-cell office:value-type="float" office:value="9.247629" calcext:value-type="float">
            <text:p>9.247629</text:p>
          </table:table-cell>
          <table:table-cell office:value-type="float" office:value="10.13145" calcext:value-type="float">
            <text:p>10.13145</text:p>
          </table:table-cell>
          <table:table-cell office:value-type="float" office:value="10.63599" calcext:value-type="float">
            <text:p>10.63599</text:p>
          </table:table-cell>
          <table:table-cell office:value-type="float" office:value="0" calcext:value-type="float">
            <text:p>0</text:p>
          </table:table-cell>
          <table:table-cell office:value-type="float" office:value="24.77843" calcext:value-type="float">
            <text:p>24.77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3.163022" calcext:value-type="float">
            <text:p>3.163022</text:p>
          </table:table-cell>
          <table:table-cell office:value-type="float" office:value="135.4462" calcext:value-type="float">
            <text:p>135.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8839" calcext:value-type="float">
            <text:p>34.88839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02" calcext:value-type="float">
            <text:p>5.43470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16" calcext:value-type="float">
            <text:p>1171.316</text:p>
          </table:table-cell>
          <table:table-cell office:value-type="float" office:value="1.503526" calcext:value-type="float">
            <text:p>1.503526</text:p>
          </table:table-cell>
          <table:table-cell office:value-type="float" office:value="0" calcext:value-type="float">
            <text:p>0</text:p>
          </table:table-cell>
          <table:table-cell office:value-type="float" office:value="0.6062508" calcext:value-type="float">
            <text:p>0.6062508</text:p>
          </table:table-cell>
          <table:table-cell office:value-type="float" office:value="0.2618131" calcext:value-type="float">
            <text:p>0.2618131</text:p>
          </table:table-cell>
          <table:table-cell office:value-type="float" office:value="0.1665448" calcext:value-type="float">
            <text:p>0.1665448</text:p>
          </table:table-cell>
          <table:table-cell office:value-type="float" office:value="0.05200743" calcext:value-type="float">
            <text:p>0.05200743</text:p>
          </table:table-cell>
          <table:table-cell office:value-type="float" office:value="0.04035103" calcext:value-type="float">
            <text:p>0.04035103</text:p>
          </table:table-cell>
          <table:table-cell office:value-type="float" office:value="0.02258856" calcext:value-type="float">
            <text:p>0.02258856</text:p>
          </table:table-cell>
          <table:table-cell office:value-type="float" office:value="0.02905716" calcext:value-type="float">
            <text:p>0.02905716</text:p>
          </table:table-cell>
          <table:table-cell office:value-type="float" office:value="0.07480688" calcext:value-type="float">
            <text:p>0.07480688</text:p>
          </table:table-cell>
          <table:table-cell office:value-type="float" office:value="0.1451275" calcext:value-type="float">
            <text:p>0.1451275</text:p>
          </table:table-cell>
          <table:table-cell office:value-type="float" office:value="0.1504876" calcext:value-type="float">
            <text:p>0.1504876</text:p>
          </table:table-cell>
          <table:table-cell office:value-type="float" office:value="0.1537893" calcext:value-type="float">
            <text:p>0.1537893</text:p>
          </table:table-cell>
          <table:table-cell office:value-type="float" office:value="0.158247" calcext:value-type="float">
            <text:p>0.158247</text:p>
          </table:table-cell>
          <table:table-cell office:value-type="float" office:value="0.1676234" calcext:value-type="float">
            <text:p>0.1676234</text:p>
          </table:table-cell>
          <table:table-cell office:value-type="float" office:value="0.1728608" calcext:value-type="float">
            <text:p>0.1728608</text:p>
          </table:table-cell>
          <table:table-cell office:value-type="float" office:value="0" calcext:value-type="float">
            <text:p>0</text:p>
          </table:table-cell>
          <table:table-cell office:value-type="float" office:value="31.59725" calcext:value-type="float">
            <text:p>31.59725</text:p>
          </table:table-cell>
          <table:table-cell office:value-type="float" office:value="30.86795" calcext:value-type="float">
            <text:p>30.86795</text:p>
          </table:table-cell>
          <table:table-cell office:value-type="float" office:value="21.3079" calcext:value-type="float">
            <text:p>21.3079</text:p>
          </table:table-cell>
          <table:table-cell office:value-type="float" office:value="6.787916" calcext:value-type="float">
            <text:p>6.787916</text:p>
          </table:table-cell>
          <table:table-cell office:value-type="float" office:value="5.327245" calcext:value-type="float">
            <text:p>5.327245</text:p>
          </table:table-cell>
          <table:table-cell office:value-type="float" office:value="2.237123" calcext:value-type="float">
            <text:p>2.237123</text:p>
          </table:table-cell>
          <table:table-cell office:value-type="float" office:value="2.13861" calcext:value-type="float">
            <text:p>2.13861</text:p>
          </table:table-cell>
          <table:table-cell office:value-type="float" office:value="4.803152" calcext:value-type="float">
            <text:p>4.803152</text:p>
          </table:table-cell>
          <table:table-cell office:value-type="float" office:value="8.012306" calcext:value-type="float">
            <text:p>8.012306</text:p>
          </table:table-cell>
          <table:table-cell office:value-type="float" office:value="8.516461" calcext:value-type="float">
            <text:p>8.516461</text:p>
          </table:table-cell>
          <table:table-cell office:value-type="float" office:value="8.843437" calcext:value-type="float">
            <text:p>8.843437</text:p>
          </table:table-cell>
          <table:table-cell office:value-type="float" office:value="9.252431" calcext:value-type="float">
            <text:p>9.252431</text:p>
          </table:table-cell>
          <table:table-cell office:value-type="float" office:value="10.13542" calcext:value-type="float">
            <text:p>10.13542</text:p>
          </table:table-cell>
          <table:table-cell office:value-type="float" office:value="10.63989" calcext:value-type="float">
            <text:p>10.63989</text:p>
          </table:table-cell>
          <table:table-cell office:value-type="float" office:value="0" calcext:value-type="float">
            <text:p>0</text:p>
          </table:table-cell>
          <table:table-cell office:value-type="float" office:value="33.32396" calcext:value-type="float">
            <text:p>33.32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3.133075" calcext:value-type="float">
            <text:p>3.133075</text:p>
          </table:table-cell>
          <table:table-cell office:value-type="float" office:value="135.451" calcext:value-type="float">
            <text:p>135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047" calcext:value-type="float">
            <text:p>34.9047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02" calcext:value-type="float">
            <text:p>5.43470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2" calcext:value-type="float">
            <text:p>1171.32</text:p>
          </table:table-cell>
          <table:table-cell office:value-type="float" office:value="1.459759" calcext:value-type="float">
            <text:p>1.459759</text:p>
          </table:table-cell>
          <table:table-cell office:value-type="float" office:value="0" calcext:value-type="float">
            <text:p>0</text:p>
          </table:table-cell>
          <table:table-cell office:value-type="float" office:value="0.7382225" calcext:value-type="float">
            <text:p>0.7382225</text:p>
          </table:table-cell>
          <table:table-cell office:value-type="float" office:value="0.2684129" calcext:value-type="float">
            <text:p>0.2684129</text:p>
          </table:table-cell>
          <table:table-cell office:value-type="float" office:value="0.1692696" calcext:value-type="float">
            <text:p>0.1692696</text:p>
          </table:table-cell>
          <table:table-cell office:value-type="float" office:value="0.0527353" calcext:value-type="float">
            <text:p>0.0527353</text:p>
          </table:table-cell>
          <table:table-cell office:value-type="float" office:value="0.04107455" calcext:value-type="float">
            <text:p>0.04107455</text:p>
          </table:table-cell>
          <table:table-cell office:value-type="float" office:value="0.02275142" calcext:value-type="float">
            <text:p>0.02275142</text:p>
          </table:table-cell>
          <table:table-cell office:value-type="float" office:value="0.02913652" calcext:value-type="float">
            <text:p>0.02913652</text:p>
          </table:table-cell>
          <table:table-cell office:value-type="float" office:value="0.07490313" calcext:value-type="float">
            <text:p>0.07490313</text:p>
          </table:table-cell>
          <table:table-cell office:value-type="float" office:value="0.1452468" calcext:value-type="float">
            <text:p>0.1452468</text:p>
          </table:table-cell>
          <table:table-cell office:value-type="float" office:value="0.1505515" calcext:value-type="float">
            <text:p>0.1505515</text:p>
          </table:table-cell>
          <table:table-cell office:value-type="float" office:value="0.1538481" calcext:value-type="float">
            <text:p>0.1538481</text:p>
          </table:table-cell>
          <table:table-cell office:value-type="float" office:value="0.158305" calcext:value-type="float">
            <text:p>0.158305</text:p>
          </table:table-cell>
          <table:table-cell office:value-type="float" office:value="0.1676669" calcext:value-type="float">
            <text:p>0.1676669</text:p>
          </table:table-cell>
          <table:table-cell office:value-type="float" office:value="0.1729036" calcext:value-type="float">
            <text:p>0.1729036</text:p>
          </table:table-cell>
          <table:table-cell office:value-type="float" office:value="0" calcext:value-type="float">
            <text:p>0</text:p>
          </table:table-cell>
          <table:table-cell office:value-type="float" office:value="31.67472" calcext:value-type="float">
            <text:p>31.67472</text:p>
          </table:table-cell>
          <table:table-cell office:value-type="float" office:value="30.85423" calcext:value-type="float">
            <text:p>30.85423</text:p>
          </table:table-cell>
          <table:table-cell office:value-type="float" office:value="21.30004" calcext:value-type="float">
            <text:p>21.30004</text:p>
          </table:table-cell>
          <table:table-cell office:value-type="float" office:value="6.785529" calcext:value-type="float">
            <text:p>6.785529</text:p>
          </table:table-cell>
          <table:table-cell office:value-type="float" office:value="5.325122" calcext:value-type="float">
            <text:p>5.325122</text:p>
          </table:table-cell>
          <table:table-cell office:value-type="float" office:value="2.237777" calcext:value-type="float">
            <text:p>2.237777</text:p>
          </table:table-cell>
          <table:table-cell office:value-type="float" office:value="2.140246" calcext:value-type="float">
            <text:p>2.140246</text:p>
          </table:table-cell>
          <table:table-cell office:value-type="float" office:value="4.807279" calcext:value-type="float">
            <text:p>4.807279</text:p>
          </table:table-cell>
          <table:table-cell office:value-type="float" office:value="8.017882" calcext:value-type="float">
            <text:p>8.017882</text:p>
          </table:table-cell>
          <table:table-cell office:value-type="float" office:value="8.521551" calcext:value-type="float">
            <text:p>8.521551</text:p>
          </table:table-cell>
          <table:table-cell office:value-type="float" office:value="8.848584" calcext:value-type="float">
            <text:p>8.848584</text:p>
          </table:table-cell>
          <table:table-cell office:value-type="float" office:value="9.257239" calcext:value-type="float">
            <text:p>9.257239</text:p>
          </table:table-cell>
          <table:table-cell office:value-type="float" office:value="10.13938" calcext:value-type="float">
            <text:p>10.13938</text:p>
          </table:table-cell>
          <table:table-cell office:value-type="float" office:value="10.64378" calcext:value-type="float">
            <text:p>10.64378</text:p>
          </table:table-cell>
          <table:table-cell office:value-type="float" office:value="0" calcext:value-type="float">
            <text:p>0</text:p>
          </table:table-cell>
          <table:table-cell office:value-type="float" office:value="37.28199" calcext:value-type="float">
            <text:p>37.28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3.106843" calcext:value-type="float">
            <text:p>3.106843</text:p>
          </table:table-cell>
          <table:table-cell office:value-type="float" office:value="135.4548" calcext:value-type="float">
            <text:p>135.4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2141" calcext:value-type="float">
            <text:p>34.92141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02" calcext:value-type="float">
            <text:p>5.43470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25" calcext:value-type="float">
            <text:p>1171.325</text:p>
          </table:table-cell>
          <table:table-cell office:value-type="float" office:value="1.423388" calcext:value-type="float">
            <text:p>1.423388</text:p>
          </table:table-cell>
          <table:table-cell office:value-type="float" office:value="0" calcext:value-type="float">
            <text:p>0</text:p>
          </table:table-cell>
          <table:table-cell office:value-type="float" office:value="0.8667722" calcext:value-type="float">
            <text:p>0.8667722</text:p>
          </table:table-cell>
          <table:table-cell office:value-type="float" office:value="0.2768324" calcext:value-type="float">
            <text:p>0.2768324</text:p>
          </table:table-cell>
          <table:table-cell office:value-type="float" office:value="0.1740773" calcext:value-type="float">
            <text:p>0.1740773</text:p>
          </table:table-cell>
          <table:table-cell office:value-type="float" office:value="0.05397811" calcext:value-type="float">
            <text:p>0.05397811</text:p>
          </table:table-cell>
          <table:table-cell office:value-type="float" office:value="0.04208437" calcext:value-type="float">
            <text:p>0.04208437</text:p>
          </table:table-cell>
          <table:table-cell office:value-type="float" office:value="0.02300523" calcext:value-type="float">
            <text:p>0.02300523</text:p>
          </table:table-cell>
          <table:table-cell office:value-type="float" office:value="0.02925008" calcext:value-type="float">
            <text:p>0.02925008</text:p>
          </table:table-cell>
          <table:table-cell office:value-type="float" office:value="0.07500169" calcext:value-type="float">
            <text:p>0.07500169</text:p>
          </table:table-cell>
          <table:table-cell office:value-type="float" office:value="0.14535" calcext:value-type="float">
            <text:p>0.14535</text:p>
          </table:table-cell>
          <table:table-cell office:value-type="float" office:value="0.1506161" calcext:value-type="float">
            <text:p>0.1506161</text:p>
          </table:table-cell>
          <table:table-cell office:value-type="float" office:value="0.1539075" calcext:value-type="float">
            <text:p>0.1539075</text:p>
          </table:table-cell>
          <table:table-cell office:value-type="float" office:value="0.1583616" calcext:value-type="float">
            <text:p>0.1583616</text:p>
          </table:table-cell>
          <table:table-cell office:value-type="float" office:value="0.16771" calcext:value-type="float">
            <text:p>0.16771</text:p>
          </table:table-cell>
          <table:table-cell office:value-type="float" office:value="0.1729463" calcext:value-type="float">
            <text:p>0.1729463</text:p>
          </table:table-cell>
          <table:table-cell office:value-type="float" office:value="0" calcext:value-type="float">
            <text:p>0</text:p>
          </table:table-cell>
          <table:table-cell office:value-type="float" office:value="31.77164" calcext:value-type="float">
            <text:p>31.77164</text:p>
          </table:table-cell>
          <table:table-cell office:value-type="float" office:value="30.84275" calcext:value-type="float">
            <text:p>30.84275</text:p>
          </table:table-cell>
          <table:table-cell office:value-type="float" office:value="21.29364" calcext:value-type="float">
            <text:p>21.29364</text:p>
          </table:table-cell>
          <table:table-cell office:value-type="float" office:value="6.783525" calcext:value-type="float">
            <text:p>6.783525</text:p>
          </table:table-cell>
          <table:table-cell office:value-type="float" office:value="5.323366" calcext:value-type="float">
            <text:p>5.323366</text:p>
          </table:table-cell>
          <table:table-cell office:value-type="float" office:value="2.238478" calcext:value-type="float">
            <text:p>2.238478</text:p>
          </table:table-cell>
          <table:table-cell office:value-type="float" office:value="2.141892" calcext:value-type="float">
            <text:p>2.141892</text:p>
          </table:table-cell>
          <table:table-cell office:value-type="float" office:value="4.811405" calcext:value-type="float">
            <text:p>4.811405</text:p>
          </table:table-cell>
          <table:table-cell office:value-type="float" office:value="8.023459" calcext:value-type="float">
            <text:p>8.023459</text:p>
          </table:table-cell>
          <table:table-cell office:value-type="float" office:value="8.526637" calcext:value-type="float">
            <text:p>8.526637</text:p>
          </table:table-cell>
          <table:table-cell office:value-type="float" office:value="8.853731" calcext:value-type="float">
            <text:p>8.853731</text:p>
          </table:table-cell>
          <table:table-cell office:value-type="float" office:value="9.26205" calcext:value-type="float">
            <text:p>9.26205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64768" calcext:value-type="float">
            <text:p>10.64768</text:p>
          </table:table-cell>
          <table:table-cell office:value-type="float" office:value="0" calcext:value-type="float">
            <text:p>0</text:p>
          </table:table-cell>
          <table:table-cell office:value-type="float" office:value="36.08447" calcext:value-type="float">
            <text:p>36.08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3.08568" calcext:value-type="float">
            <text:p>3.08568</text:p>
          </table:table-cell>
          <table:table-cell office:value-type="float" office:value="135.4571" calcext:value-type="float">
            <text:p>135.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3848" calcext:value-type="float">
            <text:p>34.93848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02" calcext:value-type="float">
            <text:p>5.43470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29" calcext:value-type="float">
            <text:p>1171.329</text:p>
          </table:table-cell>
          <table:table-cell office:value-type="float" office:value="1.394734" calcext:value-type="float">
            <text:p>1.394734</text:p>
          </table:table-cell>
          <table:table-cell office:value-type="float" office:value="0" calcext:value-type="float">
            <text:p>0</text:p>
          </table:table-cell>
          <table:table-cell office:value-type="float" office:value="1.01585" calcext:value-type="float">
            <text:p>1.01585</text:p>
          </table:table-cell>
          <table:table-cell office:value-type="float" office:value="0.2826469" calcext:value-type="float">
            <text:p>0.2826469</text:p>
          </table:table-cell>
          <table:table-cell office:value-type="float" office:value="0.1782638" calcext:value-type="float">
            <text:p>0.1782638</text:p>
          </table:table-cell>
          <table:table-cell office:value-type="float" office:value="0.05522775" calcext:value-type="float">
            <text:p>0.05522775</text:p>
          </table:table-cell>
          <table:table-cell office:value-type="float" office:value="0.04313911" calcext:value-type="float">
            <text:p>0.04313911</text:p>
          </table:table-cell>
          <table:table-cell office:value-type="float" office:value="0.02330469" calcext:value-type="float">
            <text:p>0.02330469</text:p>
          </table:table-cell>
          <table:table-cell office:value-type="float" office:value="0.02938543" calcext:value-type="float">
            <text:p>0.02938543</text:p>
          </table:table-cell>
          <table:table-cell office:value-type="float" office:value="0.07511693" calcext:value-type="float">
            <text:p>0.07511693</text:p>
          </table:table-cell>
          <table:table-cell office:value-type="float" office:value="0.1454786" calcext:value-type="float">
            <text:p>0.1454786</text:p>
          </table:table-cell>
          <table:table-cell office:value-type="float" office:value="0.1506817" calcext:value-type="float">
            <text:p>0.1506817</text:p>
          </table:table-cell>
          <table:table-cell office:value-type="float" office:value="0.1539664" calcext:value-type="float">
            <text:p>0.1539664</text:p>
          </table:table-cell>
          <table:table-cell office:value-type="float" office:value="0.1584177" calcext:value-type="float">
            <text:p>0.1584177</text:p>
          </table:table-cell>
          <table:table-cell office:value-type="float" office:value="0.1677533" calcext:value-type="float">
            <text:p>0.1677533</text:p>
          </table:table-cell>
          <table:table-cell office:value-type="float" office:value="0.1729888" calcext:value-type="float">
            <text:p>0.1729888</text:p>
          </table:table-cell>
          <table:table-cell office:value-type="float" office:value="0" calcext:value-type="float">
            <text:p>0</text:p>
          </table:table-cell>
          <table:table-cell office:value-type="float" office:value="31.88077" calcext:value-type="float">
            <text:p>31.88077</text:p>
          </table:table-cell>
          <table:table-cell office:value-type="float" office:value="30.83368" calcext:value-type="float">
            <text:p>30.83368</text:p>
          </table:table-cell>
          <table:table-cell office:value-type="float" office:value="21.289" calcext:value-type="float">
            <text:p>21.289</text:p>
          </table:table-cell>
          <table:table-cell office:value-type="float" office:value="6.782001" calcext:value-type="float">
            <text:p>6.782001</text:p>
          </table:table-cell>
          <table:table-cell office:value-type="float" office:value="5.322038" calcext:value-type="float">
            <text:p>5.322038</text:p>
          </table:table-cell>
          <table:table-cell office:value-type="float" office:value="2.239247" calcext:value-type="float">
            <text:p>2.239247</text:p>
          </table:table-cell>
          <table:table-cell office:value-type="float" office:value="2.143553" calcext:value-type="float">
            <text:p>2.143553</text:p>
          </table:table-cell>
          <table:table-cell office:value-type="float" office:value="4.815532" calcext:value-type="float">
            <text:p>4.815532</text:p>
          </table:table-cell>
          <table:table-cell office:value-type="float" office:value="8.029036" calcext:value-type="float">
            <text:p>8.029036</text:p>
          </table:table-cell>
          <table:table-cell office:value-type="float" office:value="8.531728" calcext:value-type="float">
            <text:p>8.531728</text:p>
          </table:table-cell>
          <table:table-cell office:value-type="float" office:value="8.858879" calcext:value-type="float">
            <text:p>8.858879</text:p>
          </table:table-cell>
          <table:table-cell office:value-type="float" office:value="9.266851" calcext:value-type="float">
            <text:p>9.266851</text:p>
          </table:table-cell>
          <table:table-cell office:value-type="float" office:value="10.14728" calcext:value-type="float">
            <text:p>10.14728</text:p>
          </table:table-cell>
          <table:table-cell office:value-type="float" office:value="10.65159" calcext:value-type="float">
            <text:p>10.65159</text:p>
          </table:table-cell>
          <table:table-cell office:value-type="float" office:value="0" calcext:value-type="float">
            <text:p>0</text:p>
          </table:table-cell>
          <table:table-cell office:value-type="float" office:value="31.22212" calcext:value-type="float">
            <text:p>31.22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3.073845" calcext:value-type="float">
            <text:p>3.073845</text:p>
          </table:table-cell>
          <table:table-cell office:value-type="float" office:value="135.4573" calcext:value-type="float">
            <text:p>135.4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5588" calcext:value-type="float">
            <text:p>34.95588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02" calcext:value-type="float">
            <text:p>5.43470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29" calcext:value-type="float">
            <text:p>1171.329</text:p>
          </table:table-cell>
          <table:table-cell office:value-type="float" office:value="1.380944" calcext:value-type="float">
            <text:p>1.380944</text:p>
          </table:table-cell>
          <table:table-cell office:value-type="float" office:value="0" calcext:value-type="float">
            <text:p>0</text:p>
          </table:table-cell>
          <table:table-cell office:value-type="float" office:value="1.127131" calcext:value-type="float">
            <text:p>1.127131</text:p>
          </table:table-cell>
          <table:table-cell office:value-type="float" office:value="0.2829128" calcext:value-type="float">
            <text:p>0.2829128</text:p>
          </table:table-cell>
          <table:table-cell office:value-type="float" office:value="0.178478" calcext:value-type="float">
            <text:p>0.178478</text:p>
          </table:table-cell>
          <table:table-cell office:value-type="float" office:value="0.05575128" calcext:value-type="float">
            <text:p>0.05575128</text:p>
          </table:table-cell>
          <table:table-cell office:value-type="float" office:value="0.04379649" calcext:value-type="float">
            <text:p>0.04379649</text:p>
          </table:table-cell>
          <table:table-cell office:value-type="float" office:value="0.02347484" calcext:value-type="float">
            <text:p>0.02347484</text:p>
          </table:table-cell>
          <table:table-cell office:value-type="float" office:value="0.02948522" calcext:value-type="float">
            <text:p>0.02948522</text:p>
          </table:table-cell>
          <table:table-cell office:value-type="float" office:value="0.07523295" calcext:value-type="float">
            <text:p>0.07523295</text:p>
          </table:table-cell>
          <table:table-cell office:value-type="float" office:value="0.1456059" calcext:value-type="float">
            <text:p>0.1456059</text:p>
          </table:table-cell>
          <table:table-cell office:value-type="float" office:value="0.1507484" calcext:value-type="float">
            <text:p>0.1507484</text:p>
          </table:table-cell>
          <table:table-cell office:value-type="float" office:value="0.1540254" calcext:value-type="float">
            <text:p>0.1540254</text:p>
          </table:table-cell>
          <table:table-cell office:value-type="float" office:value="0.1584739" calcext:value-type="float">
            <text:p>0.1584739</text:p>
          </table:table-cell>
          <table:table-cell office:value-type="float" office:value="0.1677963" calcext:value-type="float">
            <text:p>0.1677963</text:p>
          </table:table-cell>
          <table:table-cell office:value-type="float" office:value="0.1730312" calcext:value-type="float">
            <text:p>0.1730312</text:p>
          </table:table-cell>
          <table:table-cell office:value-type="float" office:value="0" calcext:value-type="float">
            <text:p>0</text:p>
          </table:table-cell>
          <table:table-cell office:value-type="float" office:value="32.01197" calcext:value-type="float">
            <text:p>32.01197</text:p>
          </table:table-cell>
          <table:table-cell office:value-type="float" office:value="30.82546" calcext:value-type="float">
            <text:p>30.82546</text:p>
          </table:table-cell>
          <table:table-cell office:value-type="float" office:value="21.28516" calcext:value-type="float">
            <text:p>21.28516</text:p>
          </table:table-cell>
          <table:table-cell office:value-type="float" office:value="6.780828" calcext:value-type="float">
            <text:p>6.780828</text:p>
          </table:table-cell>
          <table:table-cell office:value-type="float" office:value="5.321064" calcext:value-type="float">
            <text:p>5.321064</text:p>
          </table:table-cell>
          <table:table-cell office:value-type="float" office:value="2.240067" calcext:value-type="float">
            <text:p>2.240067</text:p>
          </table:table-cell>
          <table:table-cell office:value-type="float" office:value="2.145227" calcext:value-type="float">
            <text:p>2.145227</text:p>
          </table:table-cell>
          <table:table-cell office:value-type="float" office:value="4.819657" calcext:value-type="float">
            <text:p>4.819657</text:p>
          </table:table-cell>
          <table:table-cell office:value-type="float" office:value="8.034612" calcext:value-type="float">
            <text:p>8.034612</text:p>
          </table:table-cell>
          <table:table-cell office:value-type="float" office:value="8.536815" calcext:value-type="float">
            <text:p>8.536815</text:p>
          </table:table-cell>
          <table:table-cell office:value-type="float" office:value="8.864026" calcext:value-type="float">
            <text:p>8.864026</text:p>
          </table:table-cell>
          <table:table-cell office:value-type="float" office:value="9.271663" calcext:value-type="float">
            <text:p>9.271663</text:p>
          </table:table-cell>
          <table:table-cell office:value-type="float" office:value="10.15124" calcext:value-type="float">
            <text:p>10.15124</text:p>
          </table:table-cell>
          <table:table-cell office:value-type="float" office:value="10.6555" calcext:value-type="float">
            <text:p>10.6555</text:p>
          </table:table-cell>
          <table:table-cell office:value-type="float" office:value="0" calcext:value-type="float">
            <text:p>0</text:p>
          </table:table-cell>
          <table:table-cell office:value-type="float" office:value="21.48367" calcext:value-type="float">
            <text:p>21.48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3.070112" calcext:value-type="float">
            <text:p>3.070112</text:p>
          </table:table-cell>
          <table:table-cell office:value-type="float" office:value="135.4567" calcext:value-type="float">
            <text:p>135.4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7319" calcext:value-type="float">
            <text:p>34.97319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32" calcext:value-type="float">
            <text:p>5.4347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23" calcext:value-type="float">
            <text:p>1171.323</text:p>
          </table:table-cell>
          <table:table-cell office:value-type="float" office:value="1.387666" calcext:value-type="float">
            <text:p>1.387666</text:p>
          </table:table-cell>
          <table:table-cell office:value-type="float" office:value="0" calcext:value-type="float">
            <text:p>0</text:p>
          </table:table-cell>
          <table:table-cell office:value-type="float" office:value="0.7676055" calcext:value-type="float">
            <text:p>0.7676055</text:p>
          </table:table-cell>
          <table:table-cell office:value-type="float" office:value="0.2691451" calcext:value-type="float">
            <text:p>0.2691451</text:p>
          </table:table-cell>
          <table:table-cell office:value-type="float" office:value="0.170343" calcext:value-type="float">
            <text:p>0.170343</text:p>
          </table:table-cell>
          <table:table-cell office:value-type="float" office:value="0.05448377" calcext:value-type="float">
            <text:p>0.05448377</text:p>
          </table:table-cell>
          <table:table-cell office:value-type="float" office:value="0.04332836" calcext:value-type="float">
            <text:p>0.04332836</text:p>
          </table:table-cell>
          <table:table-cell office:value-type="float" office:value="0.02336335" calcext:value-type="float">
            <text:p>0.02336335</text:p>
          </table:table-cell>
          <table:table-cell office:value-type="float" office:value="0.02949532" calcext:value-type="float">
            <text:p>0.02949532</text:p>
          </table:table-cell>
          <table:table-cell office:value-type="float" office:value="0.07532133" calcext:value-type="float">
            <text:p>0.07532133</text:p>
          </table:table-cell>
          <table:table-cell office:value-type="float" office:value="0.1457269" calcext:value-type="float">
            <text:p>0.1457269</text:p>
          </table:table-cell>
          <table:table-cell office:value-type="float" office:value="0.1508167" calcext:value-type="float">
            <text:p>0.1508167</text:p>
          </table:table-cell>
          <table:table-cell office:value-type="float" office:value="0.1540845" calcext:value-type="float">
            <text:p>0.1540845</text:p>
          </table:table-cell>
          <table:table-cell office:value-type="float" office:value="0.1585289" calcext:value-type="float">
            <text:p>0.1585289</text:p>
          </table:table-cell>
          <table:table-cell office:value-type="float" office:value="0.1678395" calcext:value-type="float">
            <text:p>0.1678395</text:p>
          </table:table-cell>
          <table:table-cell office:value-type="float" office:value="0.1730736" calcext:value-type="float">
            <text:p>0.1730736</text:p>
          </table:table-cell>
          <table:table-cell office:value-type="float" office:value="0" calcext:value-type="float">
            <text:p>0</text:p>
          </table:table-cell>
          <table:table-cell office:value-type="float" office:value="32.14558" calcext:value-type="float">
            <text:p>32.14558</text:p>
          </table:table-cell>
          <table:table-cell office:value-type="float" office:value="30.81546" calcext:value-type="float">
            <text:p>30.81546</text:p>
          </table:table-cell>
          <table:table-cell office:value-type="float" office:value="21.28039" calcext:value-type="float">
            <text:p>21.28039</text:p>
          </table:table-cell>
          <table:table-cell office:value-type="float" office:value="6.779638" calcext:value-type="float">
            <text:p>6.779638</text:p>
          </table:table-cell>
          <table:table-cell office:value-type="float" office:value="5.320237" calcext:value-type="float">
            <text:p>5.320237</text:p>
          </table:table-cell>
          <table:table-cell office:value-type="float" office:value="2.240907" calcext:value-type="float">
            <text:p>2.240907</text:p>
          </table:table-cell>
          <table:table-cell office:value-type="float" office:value="2.14691" calcext:value-type="float">
            <text:p>2.14691</text:p>
          </table:table-cell>
          <table:table-cell office:value-type="float" office:value="4.823785" calcext:value-type="float">
            <text:p>4.823785</text:p>
          </table:table-cell>
          <table:table-cell office:value-type="float" office:value="8.040188" calcext:value-type="float">
            <text:p>8.040188</text:p>
          </table:table-cell>
          <table:table-cell office:value-type="float" office:value="8.5419" calcext:value-type="float">
            <text:p>8.5419</text:p>
          </table:table-cell>
          <table:table-cell office:value-type="float" office:value="8.869173" calcext:value-type="float">
            <text:p>8.869173</text:p>
          </table:table-cell>
          <table:table-cell office:value-type="float" office:value="9.276464" calcext:value-type="float">
            <text:p>9.276464</text:p>
          </table:table-cell>
          <table:table-cell office:value-type="float" office:value="10.15519" calcext:value-type="float">
            <text:p>10.15519</text:p>
          </table:table-cell>
          <table:table-cell office:value-type="float" office:value="10.65943" calcext:value-type="float">
            <text:p>10.65943</text:p>
          </table:table-cell>
          <table:table-cell office:value-type="float" office:value="0" calcext:value-type="float">
            <text:p>0</text:p>
          </table:table-cell>
          <table:table-cell office:value-type="float" office:value="11.1213" calcext:value-type="float">
            <text:p>11.1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3.062188" calcext:value-type="float">
            <text:p>3.062188</text:p>
          </table:table-cell>
          <table:table-cell office:value-type="float" office:value="135.4566" calcext:value-type="float">
            <text:p>135.4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895" calcext:value-type="float">
            <text:p>34.9895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32" calcext:value-type="float">
            <text:p>5.4347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15" calcext:value-type="float">
            <text:p>1171.315</text:p>
          </table:table-cell>
          <table:table-cell office:value-type="float" office:value="1.380788" calcext:value-type="float">
            <text:p>1.380788</text:p>
          </table:table-cell>
          <table:table-cell office:value-type="float" office:value="0" calcext:value-type="float">
            <text:p>0</text:p>
          </table:table-cell>
          <table:table-cell office:value-type="float" office:value="0.45963" calcext:value-type="float">
            <text:p>0.45963</text:p>
          </table:table-cell>
          <table:table-cell office:value-type="float" office:value="0.2600969" calcext:value-type="float">
            <text:p>0.2600969</text:p>
          </table:table-cell>
          <table:table-cell office:value-type="float" office:value="0.1706251" calcext:value-type="float">
            <text:p>0.1706251</text:p>
          </table:table-cell>
          <table:table-cell office:value-type="float" office:value="0.05473629" calcext:value-type="float">
            <text:p>0.05473629</text:p>
          </table:table-cell>
          <table:table-cell office:value-type="float" office:value="0.04359071" calcext:value-type="float">
            <text:p>0.04359071</text:p>
          </table:table-cell>
          <table:table-cell office:value-type="float" office:value="0.02321912" calcext:value-type="float">
            <text:p>0.02321912</text:p>
          </table:table-cell>
          <table:table-cell office:value-type="float" office:value="0.02942858" calcext:value-type="float">
            <text:p>0.02942858</text:p>
          </table:table-cell>
          <table:table-cell office:value-type="float" office:value="0.07533437" calcext:value-type="float">
            <text:p>0.07533437</text:p>
          </table:table-cell>
          <table:table-cell office:value-type="float" office:value="0.1458311" calcext:value-type="float">
            <text:p>0.1458311</text:p>
          </table:table-cell>
          <table:table-cell office:value-type="float" office:value="0.1508852" calcext:value-type="float">
            <text:p>0.1508852</text:p>
          </table:table-cell>
          <table:table-cell office:value-type="float" office:value="0.154144" calcext:value-type="float">
            <text:p>0.154144</text:p>
          </table:table-cell>
          <table:table-cell office:value-type="float" office:value="0.1585751" calcext:value-type="float">
            <text:p>0.1585751</text:p>
          </table:table-cell>
          <table:table-cell office:value-type="float" office:value="0.1678828" calcext:value-type="float">
            <text:p>0.1678828</text:p>
          </table:table-cell>
          <table:table-cell office:value-type="float" office:value="0.173116" calcext:value-type="float">
            <text:p>0.173116</text:p>
          </table:table-cell>
          <table:table-cell office:value-type="float" office:value="0" calcext:value-type="float">
            <text:p>0</text:p>
          </table:table-cell>
          <table:table-cell office:value-type="float" office:value="32.20443" calcext:value-type="float">
            <text:p>32.20443</text:p>
          </table:table-cell>
          <table:table-cell office:value-type="float" office:value="30.80248" calcext:value-type="float">
            <text:p>30.80248</text:p>
          </table:table-cell>
          <table:table-cell office:value-type="float" office:value="21.27365" calcext:value-type="float">
            <text:p>21.27365</text:p>
          </table:table-cell>
          <table:table-cell office:value-type="float" office:value="6.778148" calcext:value-type="float">
            <text:p>6.778148</text:p>
          </table:table-cell>
          <table:table-cell office:value-type="float" office:value="5.319247" calcext:value-type="float">
            <text:p>5.319247</text:p>
          </table:table-cell>
          <table:table-cell office:value-type="float" office:value="2.241683" calcext:value-type="float">
            <text:p>2.241683</text:p>
          </table:table-cell>
          <table:table-cell office:value-type="float" office:value="2.148568" calcext:value-type="float">
            <text:p>2.148568</text:p>
          </table:table-cell>
          <table:table-cell office:value-type="float" office:value="4.827912" calcext:value-type="float">
            <text:p>4.827912</text:p>
          </table:table-cell>
          <table:table-cell office:value-type="float" office:value="8.045765" calcext:value-type="float">
            <text:p>8.045765</text:p>
          </table:table-cell>
          <table:table-cell office:value-type="float" office:value="8.54699" calcext:value-type="float">
            <text:p>8.54699</text:p>
          </table:table-cell>
          <table:table-cell office:value-type="float" office:value="8.874321" calcext:value-type="float">
            <text:p>8.874321</text:p>
          </table:table-cell>
          <table:table-cell office:value-type="float" office:value="9.281271" calcext:value-type="float">
            <text:p>9.281271</text:p>
          </table:table-cell>
          <table:table-cell office:value-type="float" office:value="10.15915" calcext:value-type="float">
            <text:p>10.15915</text:p>
          </table:table-cell>
          <table:table-cell office:value-type="float" office:value="10.66334" calcext:value-type="float">
            <text:p>10.66334</text:p>
          </table:table-cell>
          <table:table-cell office:value-type="float" office:value="0" calcext:value-type="float">
            <text:p>0</text:p>
          </table:table-cell>
          <table:table-cell office:value-type="float" office:value="10.45984" calcext:value-type="float">
            <text:p>10.45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3.05808" calcext:value-type="float">
            <text:p>3.05808</text:p>
          </table:table-cell>
          <table:table-cell office:value-type="float" office:value="135.4559" calcext:value-type="float">
            <text:p>135.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0531" calcext:value-type="float">
            <text:p>35.00531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32" calcext:value-type="float">
            <text:p>5.4347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306" calcext:value-type="float">
            <text:p>1171.306</text:p>
          </table:table-cell>
          <table:table-cell office:value-type="float" office:value="1.378643" calcext:value-type="float">
            <text:p>1.378643</text:p>
          </table:table-cell>
          <table:table-cell office:value-type="float" office:value="0" calcext:value-type="float">
            <text:p>0</text:p>
          </table:table-cell>
          <table:table-cell office:value-type="float" office:value="0.3807008" calcext:value-type="float">
            <text:p>0.3807008</text:p>
          </table:table-cell>
          <table:table-cell office:value-type="float" office:value="0.2487253" calcext:value-type="float">
            <text:p>0.2487253</text:p>
          </table:table-cell>
          <table:table-cell office:value-type="float" office:value="0.1650216" calcext:value-type="float">
            <text:p>0.1650216</text:p>
          </table:table-cell>
          <table:table-cell office:value-type="float" office:value="0.05366161" calcext:value-type="float">
            <text:p>0.05366161</text:p>
          </table:table-cell>
          <table:table-cell office:value-type="float" office:value="0.04298902" calcext:value-type="float">
            <text:p>0.04298902</text:p>
          </table:table-cell>
          <table:table-cell office:value-type="float" office:value="0.02301334" calcext:value-type="float">
            <text:p>0.02301334</text:p>
          </table:table-cell>
          <table:table-cell office:value-type="float" office:value="0.02936552" calcext:value-type="float">
            <text:p>0.02936552</text:p>
          </table:table-cell>
          <table:table-cell office:value-type="float" office:value="0.07534137" calcext:value-type="float">
            <text:p>0.07534137</text:p>
          </table:table-cell>
          <table:table-cell office:value-type="float" office:value="0.1459178" calcext:value-type="float">
            <text:p>0.1459178</text:p>
          </table:table-cell>
          <table:table-cell office:value-type="float" office:value="0.1509522" calcext:value-type="float">
            <text:p>0.1509522</text:p>
          </table:table-cell>
          <table:table-cell office:value-type="float" office:value="0.1542036" calcext:value-type="float">
            <text:p>0.1542036</text:p>
          </table:table-cell>
          <table:table-cell office:value-type="float" office:value="0.1586281" calcext:value-type="float">
            <text:p>0.1586281</text:p>
          </table:table-cell>
          <table:table-cell office:value-type="float" office:value="0.167926" calcext:value-type="float">
            <text:p>0.167926</text:p>
          </table:table-cell>
          <table:table-cell office:value-type="float" office:value="0.1731583" calcext:value-type="float">
            <text:p>0.1731583</text:p>
          </table:table-cell>
          <table:table-cell office:value-type="float" office:value="0" calcext:value-type="float">
            <text:p>0</text:p>
          </table:table-cell>
          <table:table-cell office:value-type="float" office:value="32.2316" calcext:value-type="float">
            <text:p>32.2316</text:p>
          </table:table-cell>
          <table:table-cell office:value-type="float" office:value="30.78741" calcext:value-type="float">
            <text:p>30.78741</text:p>
          </table:table-cell>
          <table:table-cell office:value-type="float" office:value="21.26604" calcext:value-type="float">
            <text:p>21.26604</text:p>
          </table:table-cell>
          <table:table-cell office:value-type="float" office:value="6.776546" calcext:value-type="float">
            <text:p>6.776546</text:p>
          </table:table-cell>
          <table:table-cell office:value-type="float" office:value="5.318212" calcext:value-type="float">
            <text:p>5.318212</text:p>
          </table:table-cell>
          <table:table-cell office:value-type="float" office:value="2.242427" calcext:value-type="float">
            <text:p>2.242427</text:p>
          </table:table-cell>
          <table:table-cell office:value-type="float" office:value="2.150208" calcext:value-type="float">
            <text:p>2.150208</text:p>
          </table:table-cell>
          <table:table-cell office:value-type="float" office:value="4.832022" calcext:value-type="float">
            <text:p>4.832022</text:p>
          </table:table-cell>
          <table:table-cell office:value-type="float" office:value="8.051341" calcext:value-type="float">
            <text:p>8.051341</text:p>
          </table:table-cell>
          <table:table-cell office:value-type="float" office:value="8.552077" calcext:value-type="float">
            <text:p>8.552077</text:p>
          </table:table-cell>
          <table:table-cell office:value-type="float" office:value="8.879468" calcext:value-type="float">
            <text:p>8.879468</text:p>
          </table:table-cell>
          <table:table-cell office:value-type="float" office:value="9.286028" calcext:value-type="float">
            <text:p>9.286028</text:p>
          </table:table-cell>
          <table:table-cell office:value-type="float" office:value="10.1631" calcext:value-type="float">
            <text:p>10.1631</text:p>
          </table:table-cell>
          <table:table-cell office:value-type="float" office:value="10.66724" calcext:value-type="float">
            <text:p>10.66724</text:p>
          </table:table-cell>
          <table:table-cell office:value-type="float" office:value="0" calcext:value-type="float">
            <text:p>0</text:p>
          </table:table-cell>
          <table:table-cell office:value-type="float" office:value="7.560914" calcext:value-type="float">
            <text:p>7.560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3.054266" calcext:value-type="float">
            <text:p>3.054266</text:p>
          </table:table-cell>
          <table:table-cell office:value-type="float" office:value="135.4551" calcext:value-type="float">
            <text:p>135.4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2083" calcext:value-type="float">
            <text:p>35.02083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32" calcext:value-type="float">
            <text:p>5.4347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296" calcext:value-type="float">
            <text:p>1171.296</text:p>
          </table:table-cell>
          <table:table-cell office:value-type="float" office:value="1.376661" calcext:value-type="float">
            <text:p>1.376661</text:p>
          </table:table-cell>
          <table:table-cell office:value-type="float" office:value="0" calcext:value-type="float">
            <text:p>0</text:p>
          </table:table-cell>
          <table:table-cell office:value-type="float" office:value="0.3648865" calcext:value-type="float">
            <text:p>0.3648865</text:p>
          </table:table-cell>
          <table:table-cell office:value-type="float" office:value="0.245279" calcext:value-type="float">
            <text:p>0.245279</text:p>
          </table:table-cell>
          <table:table-cell office:value-type="float" office:value="0.1632371" calcext:value-type="float">
            <text:p>0.1632371</text:p>
          </table:table-cell>
          <table:table-cell office:value-type="float" office:value="0.05329167" calcext:value-type="float">
            <text:p>0.05329167</text:p>
          </table:table-cell>
          <table:table-cell office:value-type="float" office:value="0.04278304" calcext:value-type="float">
            <text:p>0.04278304</text:p>
          </table:table-cell>
          <table:table-cell office:value-type="float" office:value="0.02286309" calcext:value-type="float">
            <text:p>0.02286309</text:p>
          </table:table-cell>
          <table:table-cell office:value-type="float" office:value="0.02929625" calcext:value-type="float">
            <text:p>0.02929625</text:p>
          </table:table-cell>
          <table:table-cell office:value-type="float" office:value="0.07532337" calcext:value-type="float">
            <text:p>0.07532337</text:p>
          </table:table-cell>
          <table:table-cell office:value-type="float" office:value="0.14599" calcext:value-type="float">
            <text:p>0.14599</text:p>
          </table:table-cell>
          <table:table-cell office:value-type="float" office:value="0.1510166" calcext:value-type="float">
            <text:p>0.1510166</text:p>
          </table:table-cell>
          <table:table-cell office:value-type="float" office:value="0.1542627" calcext:value-type="float">
            <text:p>0.1542627</text:p>
          </table:table-cell>
          <table:table-cell office:value-type="float" office:value="0.1586829" calcext:value-type="float">
            <text:p>0.1586829</text:p>
          </table:table-cell>
          <table:table-cell office:value-type="float" office:value="0.1679692" calcext:value-type="float">
            <text:p>0.1679692</text:p>
          </table:table-cell>
          <table:table-cell office:value-type="float" office:value="0.1732001" calcext:value-type="float">
            <text:p>0.1732001</text:p>
          </table:table-cell>
          <table:table-cell office:value-type="float" office:value="0" calcext:value-type="float">
            <text:p>0</text:p>
          </table:table-cell>
          <table:table-cell office:value-type="float" office:value="32.25105" calcext:value-type="float">
            <text:p>32.25105</text:p>
          </table:table-cell>
          <table:table-cell office:value-type="float" office:value="30.77079" calcext:value-type="float">
            <text:p>30.77079</text:p>
          </table:table-cell>
          <table:table-cell office:value-type="float" office:value="21.25727" calcext:value-type="float">
            <text:p>21.25727</text:p>
          </table:table-cell>
          <table:table-cell office:value-type="float" office:value="6.774708" calcext:value-type="float">
            <text:p>6.774708</text:p>
          </table:table-cell>
          <table:table-cell office:value-type="float" office:value="5.317067" calcext:value-type="float">
            <text:p>5.317067</text:p>
          </table:table-cell>
          <table:table-cell office:value-type="float" office:value="2.243118" calcext:value-type="float">
            <text:p>2.243118</text:p>
          </table:table-cell>
          <table:table-cell office:value-type="float" office:value="2.151823" calcext:value-type="float">
            <text:p>2.151823</text:p>
          </table:table-cell>
          <table:table-cell office:value-type="float" office:value="4.836118" calcext:value-type="float">
            <text:p>4.836118</text:p>
          </table:table-cell>
          <table:table-cell office:value-type="float" office:value="8.056917" calcext:value-type="float">
            <text:p>8.056917</text:p>
          </table:table-cell>
          <table:table-cell office:value-type="float" office:value="8.557163" calcext:value-type="float">
            <text:p>8.557163</text:p>
          </table:table-cell>
          <table:table-cell office:value-type="float" office:value="8.884615" calcext:value-type="float">
            <text:p>8.884615</text:p>
          </table:table-cell>
          <table:table-cell office:value-type="float" office:value="9.290755" calcext:value-type="float">
            <text:p>9.290755</text:p>
          </table:table-cell>
          <table:table-cell office:value-type="float" office:value="10.16705" calcext:value-type="float">
            <text:p>10.16705</text:p>
          </table:table-cell>
          <table:table-cell office:value-type="float" office:value="10.67107" calcext:value-type="float">
            <text:p>10.67107</text:p>
          </table:table-cell>
          <table:table-cell office:value-type="float" office:value="0" calcext:value-type="float">
            <text:p>0</text:p>
          </table:table-cell>
          <table:table-cell office:value-type="float" office:value="5.903714" calcext:value-type="float">
            <text:p>5.903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3.046136" calcext:value-type="float">
            <text:p>3.046136</text:p>
          </table:table-cell>
          <table:table-cell office:value-type="float" office:value="135.455" calcext:value-type="float">
            <text:p>135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3643" calcext:value-type="float">
            <text:p>35.03643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32" calcext:value-type="float">
            <text:p>5.4347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286" calcext:value-type="float">
            <text:p>1171.286</text:p>
          </table:table-cell>
          <table:table-cell office:value-type="float" office:value="1.36768" calcext:value-type="float">
            <text:p>1.36768</text:p>
          </table:table-cell>
          <table:table-cell office:value-type="float" office:value="0" calcext:value-type="float">
            <text:p>0</text:p>
          </table:table-cell>
          <table:table-cell office:value-type="float" office:value="0.4570341" calcext:value-type="float">
            <text:p>0.4570341</text:p>
          </table:table-cell>
          <table:table-cell office:value-type="float" office:value="0.2562098" calcext:value-type="float">
            <text:p>0.2562098</text:p>
          </table:table-cell>
          <table:table-cell office:value-type="float" office:value="0.1686362" calcext:value-type="float">
            <text:p>0.1686362</text:p>
          </table:table-cell>
          <table:table-cell office:value-type="float" office:value="0.05458109" calcext:value-type="float">
            <text:p>0.05458109</text:p>
          </table:table-cell>
          <table:table-cell office:value-type="float" office:value="0.04363077" calcext:value-type="float">
            <text:p>0.04363077</text:p>
          </table:table-cell>
          <table:table-cell office:value-type="float" office:value="0.02293039" calcext:value-type="float">
            <text:p>0.02293039</text:p>
          </table:table-cell>
          <table:table-cell office:value-type="float" office:value="0.02928554" calcext:value-type="float">
            <text:p>0.02928554</text:p>
          </table:table-cell>
          <table:table-cell office:value-type="float" office:value="0.07531233" calcext:value-type="float">
            <text:p>0.07531233</text:p>
          </table:table-cell>
          <table:table-cell office:value-type="float" office:value="0.1460517" calcext:value-type="float">
            <text:p>0.1460517</text:p>
          </table:table-cell>
          <table:table-cell office:value-type="float" office:value="0.1510783" calcext:value-type="float">
            <text:p>0.1510783</text:p>
          </table:table-cell>
          <table:table-cell office:value-type="float" office:value="0.1543212" calcext:value-type="float">
            <text:p>0.1543212</text:p>
          </table:table-cell>
          <table:table-cell office:value-type="float" office:value="0.1587404" calcext:value-type="float">
            <text:p>0.1587404</text:p>
          </table:table-cell>
          <table:table-cell office:value-type="float" office:value="0.1680125" calcext:value-type="float">
            <text:p>0.1680125</text:p>
          </table:table-cell>
          <table:table-cell office:value-type="float" office:value="0.1732419" calcext:value-type="float">
            <text:p>0.1732419</text:p>
          </table:table-cell>
          <table:table-cell office:value-type="float" office:value="0" calcext:value-type="float">
            <text:p>0</text:p>
          </table:table-cell>
          <table:table-cell office:value-type="float" office:value="32.27602" calcext:value-type="float">
            <text:p>32.27602</text:p>
          </table:table-cell>
          <table:table-cell office:value-type="float" office:value="30.75507" calcext:value-type="float">
            <text:p>30.75507</text:p>
          </table:table-cell>
          <table:table-cell office:value-type="float" office:value="21.24874" calcext:value-type="float">
            <text:p>21.24874</text:p>
          </table:table-cell>
          <table:table-cell office:value-type="float" office:value="6.772922" calcext:value-type="float">
            <text:p>6.772922</text:p>
          </table:table-cell>
          <table:table-cell office:value-type="float" office:value="5.315961" calcext:value-type="float">
            <text:p>5.315961</text:p>
          </table:table-cell>
          <table:table-cell office:value-type="float" office:value="2.243785" calcext:value-type="float">
            <text:p>2.243785</text:p>
          </table:table-cell>
          <table:table-cell office:value-type="float" office:value="2.153419" calcext:value-type="float">
            <text:p>2.153419</text:p>
          </table:table-cell>
          <table:table-cell office:value-type="float" office:value="4.840184" calcext:value-type="float">
            <text:p>4.840184</text:p>
          </table:table-cell>
          <table:table-cell office:value-type="float" office:value="8.062493" calcext:value-type="float">
            <text:p>8.062493</text:p>
          </table:table-cell>
          <table:table-cell office:value-type="float" office:value="8.56225" calcext:value-type="float">
            <text:p>8.56225</text:p>
          </table:table-cell>
          <table:table-cell office:value-type="float" office:value="8.889735" calcext:value-type="float">
            <text:p>8.889735</text:p>
          </table:table-cell>
          <table:table-cell office:value-type="float" office:value="9.295485" calcext:value-type="float">
            <text:p>9.295485</text:p>
          </table:table-cell>
          <table:table-cell office:value-type="float" office:value="10.17101" calcext:value-type="float">
            <text:p>10.17101</text:p>
          </table:table-cell>
          <table:table-cell office:value-type="float" office:value="10.67491" calcext:value-type="float">
            <text:p>10.67491</text:p>
          </table:table-cell>
          <table:table-cell office:value-type="float" office:value="0" calcext:value-type="float">
            <text:p>0</text:p>
          </table:table-cell>
          <table:table-cell office:value-type="float" office:value="7.985868" calcext:value-type="float">
            <text:p>7.985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3.034266" calcext:value-type="float">
            <text:p>3.034266</text:p>
          </table:table-cell>
          <table:table-cell office:value-type="float" office:value="135.4553" calcext:value-type="float">
            <text:p>135.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5257" calcext:value-type="float">
            <text:p>35.05257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32" calcext:value-type="float">
            <text:p>5.4347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278" calcext:value-type="float">
            <text:p>1171.278</text:p>
          </table:table-cell>
          <table:table-cell office:value-type="float" office:value="1.353571" calcext:value-type="float">
            <text:p>1.353571</text:p>
          </table:table-cell>
          <table:table-cell office:value-type="float" office:value="0" calcext:value-type="float">
            <text:p>0</text:p>
          </table:table-cell>
          <table:table-cell office:value-type="float" office:value="0.6166988" calcext:value-type="float">
            <text:p>0.6166988</text:p>
          </table:table-cell>
          <table:table-cell office:value-type="float" office:value="0.272383" calcext:value-type="float">
            <text:p>0.272383</text:p>
          </table:table-cell>
          <table:table-cell office:value-type="float" office:value="0.1775022" calcext:value-type="float">
            <text:p>0.1775022</text:p>
          </table:table-cell>
          <table:table-cell office:value-type="float" office:value="0.05695556" calcext:value-type="float">
            <text:p>0.05695556</text:p>
          </table:table-cell>
          <table:table-cell office:value-type="float" office:value="0.04533331" calcext:value-type="float">
            <text:p>0.04533331</text:p>
          </table:table-cell>
          <table:table-cell office:value-type="float" office:value="0.02331814" calcext:value-type="float">
            <text:p>0.02331814</text:p>
          </table:table-cell>
          <table:table-cell office:value-type="float" office:value="0.02940974" calcext:value-type="float">
            <text:p>0.02940974</text:p>
          </table:table-cell>
          <table:table-cell office:value-type="float" office:value="0.07536605" calcext:value-type="float">
            <text:p>0.07536605</text:p>
          </table:table-cell>
          <table:table-cell office:value-type="float" office:value="0.1461152" calcext:value-type="float">
            <text:p>0.1461152</text:p>
          </table:table-cell>
          <table:table-cell office:value-type="float" office:value="0.1511375" calcext:value-type="float">
            <text:p>0.1511375</text:p>
          </table:table-cell>
          <table:table-cell office:value-type="float" office:value="0.154379" calcext:value-type="float">
            <text:p>0.154379</text:p>
          </table:table-cell>
          <table:table-cell office:value-type="float" office:value="0.158799" calcext:value-type="float">
            <text:p>0.158799</text:p>
          </table:table-cell>
          <table:table-cell office:value-type="float" office:value="0.1680557" calcext:value-type="float">
            <text:p>0.1680557</text:p>
          </table:table-cell>
          <table:table-cell office:value-type="float" office:value="0.1732837" calcext:value-type="float">
            <text:p>0.1732837</text:p>
          </table:table-cell>
          <table:table-cell office:value-type="float" office:value="0" calcext:value-type="float">
            <text:p>0</text:p>
          </table:table-cell>
          <table:table-cell office:value-type="float" office:value="32.32043" calcext:value-type="float">
            <text:p>32.32043</text:p>
          </table:table-cell>
          <table:table-cell office:value-type="float" office:value="30.74336" calcext:value-type="float">
            <text:p>30.74336</text:p>
          </table:table-cell>
          <table:table-cell office:value-type="float" office:value="21.24284" calcext:value-type="float">
            <text:p>21.24284</text:p>
          </table:table-cell>
          <table:table-cell office:value-type="float" office:value="6.771848" calcext:value-type="float">
            <text:p>6.771848</text:p>
          </table:table-cell>
          <table:table-cell office:value-type="float" office:value="5.315331" calcext:value-type="float">
            <text:p>5.315331</text:p>
          </table:table-cell>
          <table:table-cell office:value-type="float" office:value="2.244503" calcext:value-type="float">
            <text:p>2.244503</text:p>
          </table:table-cell>
          <table:table-cell office:value-type="float" office:value="2.155022" calcext:value-type="float">
            <text:p>2.155022</text:p>
          </table:table-cell>
          <table:table-cell office:value-type="float" office:value="4.844249" calcext:value-type="float">
            <text:p>4.844249</text:p>
          </table:table-cell>
          <table:table-cell office:value-type="float" office:value="8.06807" calcext:value-type="float">
            <text:p>8.06807</text:p>
          </table:table-cell>
          <table:table-cell office:value-type="float" office:value="8.567341" calcext:value-type="float">
            <text:p>8.567341</text:p>
          </table:table-cell>
          <table:table-cell office:value-type="float" office:value="8.894826" calcext:value-type="float">
            <text:p>8.894826</text:p>
          </table:table-cell>
          <table:table-cell office:value-type="float" office:value="9.300214" calcext:value-type="float">
            <text:p>9.300214</text:p>
          </table:table-cell>
          <table:table-cell office:value-type="float" office:value="10.17496" calcext:value-type="float">
            <text:p>10.17496</text:p>
          </table:table-cell>
          <table:table-cell office:value-type="float" office:value="10.67874" calcext:value-type="float">
            <text:p>10.67874</text:p>
          </table:table-cell>
          <table:table-cell office:value-type="float" office:value="0" calcext:value-type="float">
            <text:p>0</text:p>
          </table:table-cell>
          <table:table-cell office:value-type="float" office:value="11.14082" calcext:value-type="float">
            <text:p>11.14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3.025988" calcext:value-type="float">
            <text:p>3.025988</text:p>
          </table:table-cell>
          <table:table-cell office:value-type="float" office:value="135.4545" calcext:value-type="float">
            <text:p>135.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694" calcext:value-type="float">
            <text:p>35.0694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32" calcext:value-type="float">
            <text:p>5.4347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27" calcext:value-type="float">
            <text:p>1171.27</text:p>
          </table:table-cell>
          <table:table-cell office:value-type="float" office:value="1.346276" calcext:value-type="float">
            <text:p>1.346276</text:p>
          </table:table-cell>
          <table:table-cell office:value-type="float" office:value="0" calcext:value-type="float">
            <text:p>0</text:p>
          </table:table-cell>
          <table:table-cell office:value-type="float" office:value="0.8247246" calcext:value-type="float">
            <text:p>0.8247246</text:p>
          </table:table-cell>
          <table:table-cell office:value-type="float" office:value="0.2857206" calcext:value-type="float">
            <text:p>0.2857206</text:p>
          </table:table-cell>
          <table:table-cell office:value-type="float" office:value="0.1859178" calcext:value-type="float">
            <text:p>0.1859178</text:p>
          </table:table-cell>
          <table:table-cell office:value-type="float" office:value="0.05967477" calcext:value-type="float">
            <text:p>0.05967477</text:p>
          </table:table-cell>
          <table:table-cell office:value-type="float" office:value="0.04736079" calcext:value-type="float">
            <text:p>0.04736079</text:p>
          </table:table-cell>
          <table:table-cell office:value-type="float" office:value="0.02388512" calcext:value-type="float">
            <text:p>0.02388512</text:p>
          </table:table-cell>
          <table:table-cell office:value-type="float" office:value="0.02962375" calcext:value-type="float">
            <text:p>0.02962375</text:p>
          </table:table-cell>
          <table:table-cell office:value-type="float" office:value="0.07549457" calcext:value-type="float">
            <text:p>0.07549457</text:p>
          </table:table-cell>
          <table:table-cell office:value-type="float" office:value="0.1461951" calcext:value-type="float">
            <text:p>0.1461951</text:p>
          </table:table-cell>
          <table:table-cell office:value-type="float" office:value="0.1511967" calcext:value-type="float">
            <text:p>0.1511967</text:p>
          </table:table-cell>
          <table:table-cell office:value-type="float" office:value="0.1544362" calcext:value-type="float">
            <text:p>0.1544362</text:p>
          </table:table-cell>
          <table:table-cell office:value-type="float" office:value="0.1588563" calcext:value-type="float">
            <text:p>0.1588563</text:p>
          </table:table-cell>
          <table:table-cell office:value-type="float" office:value="0.1680991" calcext:value-type="float">
            <text:p>0.1680991</text:p>
          </table:table-cell>
          <table:table-cell office:value-type="float" office:value="0.1733254" calcext:value-type="float">
            <text:p>0.1733254</text:p>
          </table:table-cell>
          <table:table-cell office:value-type="float" office:value="0" calcext:value-type="float">
            <text:p>0</text:p>
          </table:table-cell>
          <table:table-cell office:value-type="float" office:value="32.38576" calcext:value-type="float">
            <text:p>32.38576</text:p>
          </table:table-cell>
          <table:table-cell office:value-type="float" office:value="30.73663" calcext:value-type="float">
            <text:p>30.73663</text:p>
          </table:table-cell>
          <table:table-cell office:value-type="float" office:value="21.24047" calcext:value-type="float">
            <text:p>21.24047</text:p>
          </table:table-cell>
          <table:table-cell office:value-type="float" office:value="6.771771" calcext:value-type="float">
            <text:p>6.771771</text:p>
          </table:table-cell>
          <table:table-cell office:value-type="float" office:value="5.315492" calcext:value-type="float">
            <text:p>5.315492</text:p>
          </table:table-cell>
          <table:table-cell office:value-type="float" office:value="2.245345" calcext:value-type="float">
            <text:p>2.245345</text:p>
          </table:table-cell>
          <table:table-cell office:value-type="float" office:value="2.156656" calcext:value-type="float">
            <text:p>2.156656</text:p>
          </table:table-cell>
          <table:table-cell office:value-type="float" office:value="4.848314" calcext:value-type="float">
            <text:p>4.848314</text:p>
          </table:table-cell>
          <table:table-cell office:value-type="float" office:value="8.073647" calcext:value-type="float">
            <text:p>8.073647</text:p>
          </table:table-cell>
          <table:table-cell office:value-type="float" office:value="8.572426" calcext:value-type="float">
            <text:p>8.572426</text:p>
          </table:table-cell>
          <table:table-cell office:value-type="float" office:value="8.899917" calcext:value-type="float">
            <text:p>8.899917</text:p>
          </table:table-cell>
          <table:table-cell office:value-type="float" office:value="9.304948" calcext:value-type="float">
            <text:p>9.304948</text:p>
          </table:table-cell>
          <table:table-cell office:value-type="float" office:value="10.17891" calcext:value-type="float">
            <text:p>10.17891</text:p>
          </table:table-cell>
          <table:table-cell office:value-type="float" office:value="10.68259" calcext:value-type="float">
            <text:p>10.68259</text:p>
          </table:table-cell>
          <table:table-cell office:value-type="float" office:value="0" calcext:value-type="float">
            <text:p>0</text:p>
          </table:table-cell>
          <table:table-cell office:value-type="float" office:value="9.198653" calcext:value-type="float">
            <text:p>9.198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3.016116" calcext:value-type="float">
            <text:p>3.016116</text:p>
          </table:table-cell>
          <table:table-cell office:value-type="float" office:value="135.4537" calcext:value-type="float">
            <text:p>135.4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8698" calcext:value-type="float">
            <text:p>35.08698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32" calcext:value-type="float">
            <text:p>5.4347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262" calcext:value-type="float">
            <text:p>1171.262</text:p>
          </table:table-cell>
          <table:table-cell office:value-type="float" office:value="1.337233" calcext:value-type="float">
            <text:p>1.337233</text:p>
          </table:table-cell>
          <table:table-cell office:value-type="float" office:value="0" calcext:value-type="float">
            <text:p>0</text:p>
          </table:table-cell>
          <table:table-cell office:value-type="float" office:value="1.106995" calcext:value-type="float">
            <text:p>1.106995</text:p>
          </table:table-cell>
          <table:table-cell office:value-type="float" office:value="0.30485" calcext:value-type="float">
            <text:p>0.30485</text:p>
          </table:table-cell>
          <table:table-cell office:value-type="float" office:value="0.1958943" calcext:value-type="float">
            <text:p>0.1958943</text:p>
          </table:table-cell>
          <table:table-cell office:value-type="float" office:value="0.06300327" calcext:value-type="float">
            <text:p>0.06300327</text:p>
          </table:table-cell>
          <table:table-cell office:value-type="float" office:value="0.04980797" calcext:value-type="float">
            <text:p>0.04980797</text:p>
          </table:table-cell>
          <table:table-cell office:value-type="float" office:value="0.02446635" calcext:value-type="float">
            <text:p>0.02446635</text:p>
          </table:table-cell>
          <table:table-cell office:value-type="float" office:value="0.02984686" calcext:value-type="float">
            <text:p>0.02984686</text:p>
          </table:table-cell>
          <table:table-cell office:value-type="float" office:value="0.07566111" calcext:value-type="float">
            <text:p>0.07566111</text:p>
          </table:table-cell>
          <table:table-cell office:value-type="float" office:value="0.1462977" calcext:value-type="float">
            <text:p>0.1462977</text:p>
          </table:table-cell>
          <table:table-cell office:value-type="float" office:value="0.1512581" calcext:value-type="float">
            <text:p>0.1512581</text:p>
          </table:table-cell>
          <table:table-cell office:value-type="float" office:value="0.1544932" calcext:value-type="float">
            <text:p>0.1544932</text:p>
          </table:table-cell>
          <table:table-cell office:value-type="float" office:value="0.1589157" calcext:value-type="float">
            <text:p>0.1589157</text:p>
          </table:table-cell>
          <table:table-cell office:value-type="float" office:value="0.1681422" calcext:value-type="float">
            <text:p>0.1681422</text:p>
          </table:table-cell>
          <table:table-cell office:value-type="float" office:value="0.173367" calcext:value-type="float">
            <text:p>0.173367</text:p>
          </table:table-cell>
          <table:table-cell office:value-type="float" office:value="0" calcext:value-type="float">
            <text:p>0</text:p>
          </table:table-cell>
          <table:table-cell office:value-type="float" office:value="32.4867" calcext:value-type="float">
            <text:p>32.4867</text:p>
          </table:table-cell>
          <table:table-cell office:value-type="float" office:value="30.73421" calcext:value-type="float">
            <text:p>30.73421</text:p>
          </table:table-cell>
          <table:table-cell office:value-type="float" office:value="21.24113" calcext:value-type="float">
            <text:p>21.24113</text:p>
          </table:table-cell>
          <table:table-cell office:value-type="float" office:value="6.772711" calcext:value-type="float">
            <text:p>6.772711</text:p>
          </table:table-cell>
          <table:table-cell office:value-type="float" office:value="5.316435" calcext:value-type="float">
            <text:p>5.316435</text:p>
          </table:table-cell>
          <table:table-cell office:value-type="float" office:value="2.246315" calcext:value-type="float">
            <text:p>2.246315</text:p>
          </table:table-cell>
          <table:table-cell office:value-type="float" office:value="2.15833" calcext:value-type="float">
            <text:p>2.15833</text:p>
          </table:table-cell>
          <table:table-cell office:value-type="float" office:value="4.852407" calcext:value-type="float">
            <text:p>4.852407</text:p>
          </table:table-cell>
          <table:table-cell office:value-type="float" office:value="8.079223" calcext:value-type="float">
            <text:p>8.079223</text:p>
          </table:table-cell>
          <table:table-cell office:value-type="float" office:value="8.577514" calcext:value-type="float">
            <text:p>8.577514</text:p>
          </table:table-cell>
          <table:table-cell office:value-type="float" office:value="8.905007" calcext:value-type="float">
            <text:p>8.905007</text:p>
          </table:table-cell>
          <table:table-cell office:value-type="float" office:value="9.309672" calcext:value-type="float">
            <text:p>9.309672</text:p>
          </table:table-cell>
          <table:table-cell office:value-type="float" office:value="10.18279" calcext:value-type="float">
            <text:p>10.18279</text:p>
          </table:table-cell>
          <table:table-cell office:value-type="float" office:value="10.68645" calcext:value-type="float">
            <text:p>10.68645</text:p>
          </table:table-cell>
          <table:table-cell office:value-type="float" office:value="0" calcext:value-type="float">
            <text:p>0</text:p>
          </table:table-cell>
          <table:table-cell office:value-type="float" office:value="8.523265" calcext:value-type="float">
            <text:p>8.523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3.0085" calcext:value-type="float">
            <text:p>3.0085</text:p>
          </table:table-cell>
          <table:table-cell office:value-type="float" office:value="135.4521" calcext:value-type="float">
            <text:p>135.4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0519" calcext:value-type="float">
            <text:p>35.10519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32" calcext:value-type="float">
            <text:p>5.434732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253" calcext:value-type="float">
            <text:p>1171.253</text:p>
          </table:table-cell>
          <table:table-cell office:value-type="float" office:value="1.332983" calcext:value-type="float">
            <text:p>1.332983</text:p>
          </table:table-cell>
          <table:table-cell office:value-type="float" office:value="0" calcext:value-type="float">
            <text:p>0</text:p>
          </table:table-cell>
          <table:table-cell office:value-type="float" office:value="1.141146" calcext:value-type="float">
            <text:p>1.141146</text:p>
          </table:table-cell>
          <table:table-cell office:value-type="float" office:value="0.3173742" calcext:value-type="float">
            <text:p>0.3173742</text:p>
          </table:table-cell>
          <table:table-cell office:value-type="float" office:value="0.2048735" calcext:value-type="float">
            <text:p>0.2048735</text:p>
          </table:table-cell>
          <table:table-cell office:value-type="float" office:value="0.06638359" calcext:value-type="float">
            <text:p>0.06638359</text:p>
          </table:table-cell>
          <table:table-cell office:value-type="float" office:value="0.05252562" calcext:value-type="float">
            <text:p>0.05252562</text:p>
          </table:table-cell>
          <table:table-cell office:value-type="float" office:value="0.0251063" calcext:value-type="float">
            <text:p>0.0251063</text:p>
          </table:table-cell>
          <table:table-cell office:value-type="float" office:value="0.03010059" calcext:value-type="float">
            <text:p>0.03010059</text:p>
          </table:table-cell>
          <table:table-cell office:value-type="float" office:value="0.07585493" calcext:value-type="float">
            <text:p>0.07585493</text:p>
          </table:table-cell>
          <table:table-cell office:value-type="float" office:value="0.1464142" calcext:value-type="float">
            <text:p>0.1464142</text:p>
          </table:table-cell>
          <table:table-cell office:value-type="float" office:value="0.1513231" calcext:value-type="float">
            <text:p>0.1513231</text:p>
          </table:table-cell>
          <table:table-cell office:value-type="float" office:value="0.1545506" calcext:value-type="float">
            <text:p>0.1545506</text:p>
          </table:table-cell>
          <table:table-cell office:value-type="float" office:value="0.158971" calcext:value-type="float">
            <text:p>0.158971</text:p>
          </table:table-cell>
          <table:table-cell office:value-type="float" office:value="0.1681845" calcext:value-type="float">
            <text:p>0.1681845</text:p>
          </table:table-cell>
          <table:table-cell office:value-type="float" office:value="0.1734086" calcext:value-type="float">
            <text:p>0.1734086</text:p>
          </table:table-cell>
          <table:table-cell office:value-type="float" office:value="0" calcext:value-type="float">
            <text:p>0</text:p>
          </table:table-cell>
          <table:table-cell office:value-type="float" office:value="32.60097" calcext:value-type="float">
            <text:p>32.60097</text:p>
          </table:table-cell>
          <table:table-cell office:value-type="float" office:value="30.7367" calcext:value-type="float">
            <text:p>30.7367</text:p>
          </table:table-cell>
          <table:table-cell office:value-type="float" office:value="21.24525" calcext:value-type="float">
            <text:p>21.24525</text:p>
          </table:table-cell>
          <table:table-cell office:value-type="float" office:value="6.774899" calcext:value-type="float">
            <text:p>6.774899</text:p>
          </table:table-cell>
          <table:table-cell office:value-type="float" office:value="5.318355" calcext:value-type="float">
            <text:p>5.318355</text:p>
          </table:table-cell>
          <table:table-cell office:value-type="float" office:value="2.247435" calcext:value-type="float">
            <text:p>2.247435</text:p>
          </table:table-cell>
          <table:table-cell office:value-type="float" office:value="2.160051" calcext:value-type="float">
            <text:p>2.160051</text:p>
          </table:table-cell>
          <table:table-cell office:value-type="float" office:value="4.856527" calcext:value-type="float">
            <text:p>4.856527</text:p>
          </table:table-cell>
          <table:table-cell office:value-type="float" office:value="8.084799" calcext:value-type="float">
            <text:p>8.084799</text:p>
          </table:table-cell>
          <table:table-cell office:value-type="float" office:value="8.582601" calcext:value-type="float">
            <text:p>8.582601</text:p>
          </table:table-cell>
          <table:table-cell office:value-type="float" office:value="8.910098" calcext:value-type="float">
            <text:p>8.910098</text:p>
          </table:table-cell>
          <table:table-cell office:value-type="float" office:value="9.314406" calcext:value-type="float">
            <text:p>9.314406</text:p>
          </table:table-cell>
          <table:table-cell office:value-type="float" office:value="10.18667" calcext:value-type="float">
            <text:p>10.18667</text:p>
          </table:table-cell>
          <table:table-cell office:value-type="float" office:value="10.69031" calcext:value-type="float">
            <text:p>10.69031</text:p>
          </table:table-cell>
          <table:table-cell office:value-type="float" office:value="0" calcext:value-type="float">
            <text:p>0</text:p>
          </table:table-cell>
          <table:table-cell office:value-type="float" office:value="6.026631" calcext:value-type="float">
            <text:p>6.026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3.002179" calcext:value-type="float">
            <text:p>3.002179</text:p>
          </table:table-cell>
          <table:table-cell office:value-type="float" office:value="135.4504" calcext:value-type="float">
            <text:p>135.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2388" calcext:value-type="float">
            <text:p>35.12388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77" calcext:value-type="float">
            <text:p>5.434777E-06</text:p>
          </table:table-cell>
          <table:table-cell office:value-type="float" office:value="0" calcext:value-type="float">
            <text:p>0</text:p>
          </table:table-cell>
          <table:table-cell office:value-type="float" office:value="-0.002533691" calcext:value-type="float">
            <text:p>-0.002533691</text:p>
          </table:table-cell>
          <table:table-cell office:value-type="float" office:value="1171.242" calcext:value-type="float">
            <text:p>1171.242</text:p>
          </table:table-cell>
          <table:table-cell office:value-type="float" office:value="1.333801" calcext:value-type="float">
            <text:p>1.333801</text:p>
          </table:table-cell>
          <table:table-cell office:value-type="float" office:value="0" calcext:value-type="float">
            <text:p>0</text:p>
          </table:table-cell>
          <table:table-cell office:value-type="float" office:value="0.6472839" calcext:value-type="float">
            <text:p>0.6472839</text:p>
          </table:table-cell>
          <table:table-cell office:value-type="float" office:value="0.3378952" calcext:value-type="float">
            <text:p>0.3378952</text:p>
          </table:table-cell>
          <table:table-cell office:value-type="float" office:value="0.2085052" calcext:value-type="float">
            <text:p>0.2085052</text:p>
          </table:table-cell>
          <table:table-cell office:value-type="float" office:value="0.06890958" calcext:value-type="float">
            <text:p>0.06890958</text:p>
          </table:table-cell>
          <table:table-cell office:value-type="float" office:value="0.05498538" calcext:value-type="float">
            <text:p>0.05498538</text:p>
          </table:table-cell>
          <table:table-cell office:value-type="float" office:value="0.02575411" calcext:value-type="float">
            <text:p>0.02575411</text:p>
          </table:table-cell>
          <table:table-cell office:value-type="float" office:value="0.0303743" calcext:value-type="float">
            <text:p>0.0303743</text:p>
          </table:table-cell>
          <table:table-cell office:value-type="float" office:value="0.07607067" calcext:value-type="float">
            <text:p>0.07607067</text:p>
          </table:table-cell>
          <table:table-cell office:value-type="float" office:value="0.1465437" calcext:value-type="float">
            <text:p>0.1465437</text:p>
          </table:table-cell>
          <table:table-cell office:value-type="float" office:value="0.1513924" calcext:value-type="float">
            <text:p>0.1513924</text:p>
          </table:table-cell>
          <table:table-cell office:value-type="float" office:value="0.1546087" calcext:value-type="float">
            <text:p>0.1546087</text:p>
          </table:table-cell>
          <table:table-cell office:value-type="float" office:value="0.1590485" calcext:value-type="float">
            <text:p>0.1590485</text:p>
          </table:table-cell>
          <table:table-cell office:value-type="float" office:value="0.168227" calcext:value-type="float">
            <text:p>0.168227</text:p>
          </table:table-cell>
          <table:table-cell office:value-type="float" office:value="0.1734502" calcext:value-type="float">
            <text:p>0.1734502</text:p>
          </table:table-cell>
          <table:table-cell office:value-type="float" office:value="0" calcext:value-type="float">
            <text:p>0</text:p>
          </table:table-cell>
          <table:table-cell office:value-type="float" office:value="32.71606" calcext:value-type="float">
            <text:p>32.71606</text:p>
          </table:table-cell>
          <table:table-cell office:value-type="float" office:value="30.74308" calcext:value-type="float">
            <text:p>30.74308</text:p>
          </table:table-cell>
          <table:table-cell office:value-type="float" office:value="21.25274" calcext:value-type="float">
            <text:p>21.25274</text:p>
          </table:table-cell>
          <table:table-cell office:value-type="float" office:value="6.778482" calcext:value-type="float">
            <text:p>6.778482</text:p>
          </table:table-cell>
          <table:table-cell office:value-type="float" office:value="5.321411" calcext:value-type="float">
            <text:p>5.321411</text:p>
          </table:table-cell>
          <table:table-cell office:value-type="float" office:value="2.248717" calcext:value-type="float">
            <text:p>2.248717</text:p>
          </table:table-cell>
          <table:table-cell office:value-type="float" office:value="2.161825" calcext:value-type="float">
            <text:p>2.161825</text:p>
          </table:table-cell>
          <table:table-cell office:value-type="float" office:value="4.860683" calcext:value-type="float">
            <text:p>4.860683</text:p>
          </table:table-cell>
          <table:table-cell office:value-type="float" office:value="8.090376" calcext:value-type="float">
            <text:p>8.090376</text:p>
          </table:table-cell>
          <table:table-cell office:value-type="float" office:value="8.587691" calcext:value-type="float">
            <text:p>8.587691</text:p>
          </table:table-cell>
          <table:table-cell office:value-type="float" office:value="8.915189" calcext:value-type="float">
            <text:p>8.915189</text:p>
          </table:table-cell>
          <table:table-cell office:value-type="float" office:value="9.319131" calcext:value-type="float">
            <text:p>9.319131</text:p>
          </table:table-cell>
          <table:table-cell office:value-type="float" office:value="10.19054" calcext:value-type="float">
            <text:p>10.19054</text:p>
          </table:table-cell>
          <table:table-cell office:value-type="float" office:value="10.69418" calcext:value-type="float">
            <text:p>10.69418</text:p>
          </table:table-cell>
          <table:table-cell office:value-type="float" office:value="0" calcext:value-type="float">
            <text:p>0</text:p>
          </table:table-cell>
          <table:table-cell office:value-type="float" office:value="4.593919" calcext:value-type="float">
            <text:p>4.593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2.999828" calcext:value-type="float">
            <text:p>2.999828</text:p>
          </table:table-cell>
          <table:table-cell office:value-type="float" office:value="135.4501" calcext:value-type="float">
            <text:p>135.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4179" calcext:value-type="float">
            <text:p>35.14179</text:p>
          </table:table-cell>
          <table:table-cell office:value-type="float" office:value="0" calcext:value-type="float">
            <text:p>0</text:p>
          </table:table-cell>
          <table:table-cell office:value-type="float" office:value="0.000005434777" calcext:value-type="float">
            <text:p>5.434777E-06</text:p>
          </table:table-cell>
          <table:table-cell office:value-type="float" office:value="0" calcext:value-type="float">
            <text:p>0</text:p>
          </table:table-cell>
          <table:table-cell office:value-type="float" office:value="-0.002655312" calcext:value-type="float">
            <text:p>-0.002655312</text:p>
          </table:table-cell>
          <table:table-cell office:value-type="float" office:value="1171.227" calcext:value-type="float">
            <text:p>1171.227</text:p>
          </table:table-cell>
          <table:table-cell office:value-type="float" office:value="1.354222" calcext:value-type="float">
            <text:p>1.354222</text:p>
          </table:table-cell>
          <table:table-cell office:value-type="float" office:value="0" calcext:value-type="float">
            <text:p>0</text:p>
          </table:table-cell>
          <table:table-cell office:value-type="float" office:value="0.3122234" calcext:value-type="float">
            <text:p>0.3122234</text:p>
          </table:table-cell>
          <table:table-cell office:value-type="float" office:value="0.2988085" calcext:value-type="float">
            <text:p>0.2988085</text:p>
          </table:table-cell>
          <table:table-cell office:value-type="float" office:value="0.1944936" calcext:value-type="float">
            <text:p>0.1944936</text:p>
          </table:table-cell>
          <table:table-cell office:value-type="float" office:value="0.06572474" calcext:value-type="float">
            <text:p>0.06572474</text:p>
          </table:table-cell>
          <table:table-cell office:value-type="float" office:value="0.05333795" calcext:value-type="float">
            <text:p>0.05333795</text:p>
          </table:table-cell>
          <table:table-cell office:value-type="float" office:value="0.02555422" calcext:value-type="float">
            <text:p>0.02555422</text:p>
          </table:table-cell>
          <table:table-cell office:value-type="float" office:value="0.03039698" calcext:value-type="float">
            <text:p>0.03039698</text:p>
          </table:table-cell>
          <table:table-cell office:value-type="float" office:value="0.07623148" calcext:value-type="float">
            <text:p>0.07623148</text:p>
          </table:table-cell>
          <table:table-cell office:value-type="float" office:value="0.1466797" calcext:value-type="float">
            <text:p>0.1466797</text:p>
          </table:table-cell>
          <table:table-cell office:value-type="float" office:value="0.1514659" calcext:value-type="float">
            <text:p>0.1514659</text:p>
          </table:table-cell>
          <table:table-cell office:value-type="float" office:value="0.1546675" calcext:value-type="float">
            <text:p>0.1546675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1683148" calcext:value-type="float">
            <text:p>0.1683148</text:p>
          </table:table-cell>
          <table:table-cell office:value-type="float" office:value="0.1734777" calcext:value-type="float">
            <text:p>0.1734777</text:p>
          </table:table-cell>
          <table:table-cell office:value-type="float" office:value="0" calcext:value-type="float">
            <text:p>0</text:p>
          </table:table-cell>
          <table:table-cell office:value-type="float" office:value="32.78027" calcext:value-type="float">
            <text:p>32.78027</text:p>
          </table:table-cell>
          <table:table-cell office:value-type="float" office:value="30.74481" calcext:value-type="float">
            <text:p>30.74481</text:p>
          </table:table-cell>
          <table:table-cell office:value-type="float" office:value="21.25779" calcext:value-type="float">
            <text:p>21.25779</text:p>
          </table:table-cell>
          <table:table-cell office:value-type="float" office:value="6.781821" calcext:value-type="float">
            <text:p>6.781821</text:p>
          </table:table-cell>
          <table:table-cell office:value-type="float" office:value="5.324598" calcext:value-type="float">
            <text:p>5.324598</text:p>
          </table:table-cell>
          <table:table-cell office:value-type="float" office:value="2.250057" calcext:value-type="float">
            <text:p>2.250057</text:p>
          </table:table-cell>
          <table:table-cell office:value-type="float" office:value="2.16363" calcext:value-type="float">
            <text:p>2.16363</text:p>
          </table:table-cell>
          <table:table-cell office:value-type="float" office:value="4.864872" calcext:value-type="float">
            <text:p>4.864872</text:p>
          </table:table-cell>
          <table:table-cell office:value-type="float" office:value="8.095952" calcext:value-type="float">
            <text:p>8.095952</text:p>
          </table:table-cell>
          <table:table-cell office:value-type="float" office:value="8.592815" calcext:value-type="float">
            <text:p>8.592815</text:p>
          </table:table-cell>
          <table:table-cell office:value-type="float" office:value="8.92028" calcext:value-type="float">
            <text:p>8.92028</text:p>
          </table:table-cell>
          <table:table-cell office:value-type="float" office:value="9.323865" calcext:value-type="float">
            <text:p>9.323865</text:p>
          </table:table-cell>
          <table:table-cell office:value-type="float" office:value="10.19448" calcext:value-type="float">
            <text:p>10.19448</text:p>
          </table:table-cell>
          <table:table-cell office:value-type="float" office:value="10.69796" calcext:value-type="float">
            <text:p>10.69796</text:p>
          </table:table-cell>
          <table:table-cell office:value-type="float" office:value="0" calcext:value-type="float">
            <text:p>0</text:p>
          </table:table-cell>
          <table:table-cell office:value-type="float" office:value="5.355038" calcext:value-type="float">
            <text:p>5.355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2.997725" calcext:value-type="float">
            <text:p>2.997725</text:p>
          </table:table-cell>
          <table:table-cell office:value-type="float" office:value="135.4516" calcext:value-type="float">
            <text:p>135.4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5881" calcext:value-type="float">
            <text:p>35.15881</text:p>
          </table:table-cell>
          <table:table-cell office:value-type="float" office:value="0" calcext:value-type="float">
            <text:p>0</text:p>
          </table:table-cell>
          <table:table-cell office:value-type="float" office:value="0.000005434808" calcext:value-type="float">
            <text:p>5.434808E-06</text:p>
          </table:table-cell>
          <table:table-cell office:value-type="float" office:value="0" calcext:value-type="float">
            <text:p>0</text:p>
          </table:table-cell>
          <table:table-cell office:value-type="float" office:value="-0.002795116" calcext:value-type="float">
            <text:p>-0.002795116</text:p>
          </table:table-cell>
          <table:table-cell office:value-type="float" office:value="1171.214" calcext:value-type="float">
            <text:p>1171.214</text:p>
          </table:table-cell>
          <table:table-cell office:value-type="float" office:value="1.397863" calcext:value-type="float">
            <text:p>1.397863</text:p>
          </table:table-cell>
          <table:table-cell office:value-type="float" office:value="0" calcext:value-type="float">
            <text:p>0</text:p>
          </table:table-cell>
          <table:table-cell office:value-type="float" office:value="0.108106" calcext:value-type="float">
            <text:p>0.108106</text:p>
          </table:table-cell>
          <table:table-cell office:value-type="float" office:value="0.2919681" calcext:value-type="float">
            <text:p>0.2919681</text:p>
          </table:table-cell>
          <table:table-cell office:value-type="float" office:value="0.1941653" calcext:value-type="float">
            <text:p>0.1941653</text:p>
          </table:table-cell>
          <table:table-cell office:value-type="float" office:value="0.06585448" calcext:value-type="float">
            <text:p>0.06585448</text:p>
          </table:table-cell>
          <table:table-cell office:value-type="float" office:value="0.05335739" calcext:value-type="float">
            <text:p>0.05335739</text:p>
          </table:table-cell>
          <table:table-cell office:value-type="float" office:value="0.02539033" calcext:value-type="float">
            <text:p>0.02539033</text:p>
          </table:table-cell>
          <table:table-cell office:value-type="float" office:value="0.03033307" calcext:value-type="float">
            <text:p>0.03033307</text:p>
          </table:table-cell>
          <table:table-cell office:value-type="float" office:value="0.076276" calcext:value-type="float">
            <text:p>0.076276</text:p>
          </table:table-cell>
          <table:table-cell office:value-type="float" office:value="0.146798" calcext:value-type="float">
            <text:p>0.146798</text:p>
          </table:table-cell>
          <table:table-cell office:value-type="float" office:value="0.1515419" calcext:value-type="float">
            <text:p>0.1515419</text:p>
          </table:table-cell>
          <table:table-cell office:value-type="float" office:value="0.1547274" calcext:value-type="float">
            <text:p>0.1547274</text:p>
          </table:table-cell>
          <table:table-cell office:value-type="float" office:value="0.1591381" calcext:value-type="float">
            <text:p>0.1591381</text:p>
          </table:table-cell>
          <table:table-cell office:value-type="float" office:value="0.1683256" calcext:value-type="float">
            <text:p>0.1683256</text:p>
          </table:table-cell>
          <table:table-cell office:value-type="float" office:value="0.1735264" calcext:value-type="float">
            <text:p>0.1735264</text:p>
          </table:table-cell>
          <table:table-cell office:value-type="float" office:value="0" calcext:value-type="float">
            <text:p>0</text:p>
          </table:table-cell>
          <table:table-cell office:value-type="float" office:value="32.78702" calcext:value-type="float">
            <text:p>32.78702</text:p>
          </table:table-cell>
          <table:table-cell office:value-type="float" office:value="30.74331" calcext:value-type="float">
            <text:p>30.74331</text:p>
          </table:table-cell>
          <table:table-cell office:value-type="float" office:value="21.25972" calcext:value-type="float">
            <text:p>21.25972</text:p>
          </table:table-cell>
          <table:table-cell office:value-type="float" office:value="6.784385" calcext:value-type="float">
            <text:p>6.784385</text:p>
          </table:table-cell>
          <table:table-cell office:value-type="float" office:value="5.327262" calcext:value-type="float">
            <text:p>5.327262</text:p>
          </table:table-cell>
          <table:table-cell office:value-type="float" office:value="2.251315" calcext:value-type="float">
            <text:p>2.251315</text:p>
          </table:table-cell>
          <table:table-cell office:value-type="float" office:value="2.165416" calcext:value-type="float">
            <text:p>2.165416</text:p>
          </table:table-cell>
          <table:table-cell office:value-type="float" office:value="4.86906" calcext:value-type="float">
            <text:p>4.86906</text:p>
          </table:table-cell>
          <table:table-cell office:value-type="float" office:value="8.101529" calcext:value-type="float">
            <text:p>8.101529</text:p>
          </table:table-cell>
          <table:table-cell office:value-type="float" office:value="8.597979" calcext:value-type="float">
            <text:p>8.597979</text:p>
          </table:table-cell>
          <table:table-cell office:value-type="float" office:value="8.925371" calcext:value-type="float">
            <text:p>8.925371</text:p>
          </table:table-cell>
          <table:table-cell office:value-type="float" office:value="9.328591" calcext:value-type="float">
            <text:p>9.328591</text:p>
          </table:table-cell>
          <table:table-cell office:value-type="float" office:value="10.19844" calcext:value-type="float">
            <text:p>10.19844</text:p>
          </table:table-cell>
          <table:table-cell office:value-type="float" office:value="10.7018" calcext:value-type="float">
            <text:p>10.7018</text:p>
          </table:table-cell>
          <table:table-cell office:value-type="float" office:value="0" calcext:value-type="float">
            <text:p>0</text:p>
          </table:table-cell>
          <table:table-cell office:value-type="float" office:value="0.03396139" calcext:value-type="float">
            <text:p>0.03396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2.990693" calcext:value-type="float">
            <text:p>2.990693</text:p>
          </table:table-cell>
          <table:table-cell office:value-type="float" office:value="135.4523" calcext:value-type="float">
            <text:p>135.4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754" calcext:value-type="float">
            <text:p>35.1754</text:p>
          </table:table-cell>
          <table:table-cell office:value-type="float" office:value="0" calcext:value-type="float">
            <text:p>0</text:p>
          </table:table-cell>
          <table:table-cell office:value-type="float" office:value="0.000005434808" calcext:value-type="float">
            <text:p>5.434808E-06</text:p>
          </table:table-cell>
          <table:table-cell office:value-type="float" office:value="0" calcext:value-type="float">
            <text:p>0</text:p>
          </table:table-cell>
          <table:table-cell office:value-type="float" office:value="-0.002833081" calcext:value-type="float">
            <text:p>-0.002833081</text:p>
          </table:table-cell>
          <table:table-cell office:value-type="float" office:value="1171.202" calcext:value-type="float">
            <text:p>1171.202</text:p>
          </table:table-cell>
          <table:table-cell office:value-type="float" office:value="1.41119" calcext:value-type="float">
            <text:p>1.41119</text:p>
          </table:table-cell>
          <table:table-cell office:value-type="float" office:value="0" calcext:value-type="float">
            <text:p>0</text:p>
          </table:table-cell>
          <table:table-cell office:value-type="float" office:value="0.2118546" calcext:value-type="float">
            <text:p>0.2118546</text:p>
          </table:table-cell>
          <table:table-cell office:value-type="float" office:value="0.2852656" calcext:value-type="float">
            <text:p>0.2852656</text:p>
          </table:table-cell>
          <table:table-cell office:value-type="float" office:value="0.1933043" calcext:value-type="float">
            <text:p>0.1933043</text:p>
          </table:table-cell>
          <table:table-cell office:value-type="float" office:value="0.06616926" calcext:value-type="float">
            <text:p>0.06616926</text:p>
          </table:table-cell>
          <table:table-cell office:value-type="float" office:value="0.05362701" calcext:value-type="float">
            <text:p>0.05362701</text:p>
          </table:table-cell>
          <table:table-cell office:value-type="float" office:value="0.02540737" calcext:value-type="float">
            <text:p>0.02540737</text:p>
          </table:table-cell>
          <table:table-cell office:value-type="float" office:value="0.0303321" calcext:value-type="float">
            <text:p>0.0303321</text:p>
          </table:table-cell>
          <table:table-cell office:value-type="float" office:value="0.07631458" calcext:value-type="float">
            <text:p>0.07631458</text:p>
          </table:table-cell>
          <table:table-cell office:value-type="float" office:value="0.1468966" calcext:value-type="float">
            <text:p>0.1468966</text:p>
          </table:table-cell>
          <table:table-cell office:value-type="float" office:value="0.1516169" calcext:value-type="float">
            <text:p>0.1516169</text:p>
          </table:table-cell>
          <table:table-cell office:value-type="float" office:value="0.1547876" calcext:value-type="float">
            <text:p>0.1547876</text:p>
          </table:table-cell>
          <table:table-cell office:value-type="float" office:value="0.1591853" calcext:value-type="float">
            <text:p>0.1591853</text:p>
          </table:table-cell>
          <table:table-cell office:value-type="float" office:value="0.168359" calcext:value-type="float">
            <text:p>0.168359</text:p>
          </table:table-cell>
          <table:table-cell office:value-type="float" office:value="0.1735689" calcext:value-type="float">
            <text:p>0.1735689</text:p>
          </table:table-cell>
          <table:table-cell office:value-type="float" office:value="0" calcext:value-type="float">
            <text:p>0</text:p>
          </table:table-cell>
          <table:table-cell office:value-type="float" office:value="32.75467" calcext:value-type="float">
            <text:p>32.75467</text:p>
          </table:table-cell>
          <table:table-cell office:value-type="float" office:value="30.74043" calcext:value-type="float">
            <text:p>30.74043</text:p>
          </table:table-cell>
          <table:table-cell office:value-type="float" office:value="21.26153" calcext:value-type="float">
            <text:p>21.26153</text:p>
          </table:table-cell>
          <table:table-cell office:value-type="float" office:value="6.787069" calcext:value-type="float">
            <text:p>6.787069</text:p>
          </table:table-cell>
          <table:table-cell office:value-type="float" office:value="5.330044" calcext:value-type="float">
            <text:p>5.330044</text:p>
          </table:table-cell>
          <table:table-cell office:value-type="float" office:value="2.25256" calcext:value-type="float">
            <text:p>2.25256</text:p>
          </table:table-cell>
          <table:table-cell office:value-type="float" office:value="2.167191" calcext:value-type="float">
            <text:p>2.167191</text:p>
          </table:table-cell>
          <table:table-cell office:value-type="float" office:value="4.873248" calcext:value-type="float">
            <text:p>4.873248</text:p>
          </table:table-cell>
          <table:table-cell office:value-type="float" office:value="8.107105" calcext:value-type="float">
            <text:p>8.107105</text:p>
          </table:table-cell>
          <table:table-cell office:value-type="float" office:value="8.60314" calcext:value-type="float">
            <text:p>8.60314</text:p>
          </table:table-cell>
          <table:table-cell office:value-type="float" office:value="8.930462" calcext:value-type="float">
            <text:p>8.930462</text:p>
          </table:table-cell>
          <table:table-cell office:value-type="float" office:value="9.333323" calcext:value-type="float">
            <text:p>9.333323</text:p>
          </table:table-cell>
          <table:table-cell office:value-type="float" office:value="10.20238" calcext:value-type="float">
            <text:p>10.20238</text:p>
          </table:table-cell>
          <table:table-cell office:value-type="float" office:value="10.70564" calcext:value-type="float">
            <text:p>10.70564</text:p>
          </table:table-cell>
          <table:table-cell office:value-type="float" office:value="0" calcext:value-type="float">
            <text:p>0</text:p>
          </table:table-cell>
          <table:table-cell office:value-type="float" office:value="1.767804" calcext:value-type="float">
            <text:p>1.767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2.982598" calcext:value-type="float">
            <text:p>2.982598</text:p>
          </table:table-cell>
          <table:table-cell office:value-type="float" office:value="135.452" calcext:value-type="float">
            <text:p>135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9223" calcext:value-type="float">
            <text:p>35.19223</text:p>
          </table:table-cell>
          <table:table-cell office:value-type="float" office:value="0" calcext:value-type="float">
            <text:p>0</text:p>
          </table:table-cell>
          <table:table-cell office:value-type="float" office:value="0.000005434808" calcext:value-type="float">
            <text:p>5.434808E-06</text:p>
          </table:table-cell>
          <table:table-cell office:value-type="float" office:value="0" calcext:value-type="float">
            <text:p>0</text:p>
          </table:table-cell>
          <table:table-cell office:value-type="float" office:value="-0.002833081" calcext:value-type="float">
            <text:p>-0.002833081</text:p>
          </table:table-cell>
          <table:table-cell office:value-type="float" office:value="1171.191" calcext:value-type="float">
            <text:p>1171.191</text:p>
          </table:table-cell>
          <table:table-cell office:value-type="float" office:value="1.407867" calcext:value-type="float">
            <text:p>1.407867</text:p>
          </table:table-cell>
          <table:table-cell office:value-type="float" office:value="0" calcext:value-type="float">
            <text:p>0</text:p>
          </table:table-cell>
          <table:table-cell office:value-type="float" office:value="0.3100147" calcext:value-type="float">
            <text:p>0.3100147</text:p>
          </table:table-cell>
          <table:table-cell office:value-type="float" office:value="0.2771489" calcext:value-type="float">
            <text:p>0.2771489</text:p>
          </table:table-cell>
          <table:table-cell office:value-type="float" office:value="0.1885918" calcext:value-type="float">
            <text:p>0.1885918</text:p>
          </table:table-cell>
          <table:table-cell office:value-type="float" office:value="0.06521133" calcext:value-type="float">
            <text:p>0.06521133</text:p>
          </table:table-cell>
          <table:table-cell office:value-type="float" office:value="0.05318975" calcext:value-type="float">
            <text:p>0.05318975</text:p>
          </table:table-cell>
          <table:table-cell office:value-type="float" office:value="0.02535288" calcext:value-type="float">
            <text:p>0.02535288</text:p>
          </table:table-cell>
          <table:table-cell office:value-type="float" office:value="0.03032663" calcext:value-type="float">
            <text:p>0.03032663</text:p>
          </table:table-cell>
          <table:table-cell office:value-type="float" office:value="0.07635579" calcext:value-type="float">
            <text:p>0.07635579</text:p>
          </table:table-cell>
          <table:table-cell office:value-type="float" office:value="0.1469854" calcext:value-type="float">
            <text:p>0.1469854</text:p>
          </table:table-cell>
          <table:table-cell office:value-type="float" office:value="0.1516898" calcext:value-type="float">
            <text:p>0.1516898</text:p>
          </table:table-cell>
          <table:table-cell office:value-type="float" office:value="0.1548477" calcext:value-type="float">
            <text:p>0.1548477</text:p>
          </table:table-cell>
          <table:table-cell office:value-type="float" office:value="0.159239" calcext:value-type="float">
            <text:p>0.159239</text:p>
          </table:table-cell>
          <table:table-cell office:value-type="float" office:value="0.1683995" calcext:value-type="float">
            <text:p>0.1683995</text:p>
          </table:table-cell>
          <table:table-cell office:value-type="float" office:value="0.1736138" calcext:value-type="float">
            <text:p>0.1736138</text:p>
          </table:table-cell>
          <table:table-cell office:value-type="float" office:value="0" calcext:value-type="float">
            <text:p>0</text:p>
          </table:table-cell>
          <table:table-cell office:value-type="float" office:value="32.75747" calcext:value-type="float">
            <text:p>32.75747</text:p>
          </table:table-cell>
          <table:table-cell office:value-type="float" office:value="30.73677" calcext:value-type="float">
            <text:p>30.73677</text:p>
          </table:table-cell>
          <table:table-cell office:value-type="float" office:value="21.26286" calcext:value-type="float">
            <text:p>21.26286</text:p>
          </table:table-cell>
          <table:table-cell office:value-type="float" office:value="6.789775" calcext:value-type="float">
            <text:p>6.789775</text:p>
          </table:table-cell>
          <table:table-cell office:value-type="float" office:value="5.33288" calcext:value-type="float">
            <text:p>5.33288</text:p>
          </table:table-cell>
          <table:table-cell office:value-type="float" office:value="2.253803" calcext:value-type="float">
            <text:p>2.253803</text:p>
          </table:table-cell>
          <table:table-cell office:value-type="float" office:value="2.168957" calcext:value-type="float">
            <text:p>2.168957</text:p>
          </table:table-cell>
          <table:table-cell office:value-type="float" office:value="4.877437" calcext:value-type="float">
            <text:p>4.877437</text:p>
          </table:table-cell>
          <table:table-cell office:value-type="float" office:value="8.112681" calcext:value-type="float">
            <text:p>8.112681</text:p>
          </table:table-cell>
          <table:table-cell office:value-type="float" office:value="8.608306" calcext:value-type="float">
            <text:p>8.608306</text:p>
          </table:table-cell>
          <table:table-cell office:value-type="float" office:value="8.935553" calcext:value-type="float">
            <text:p>8.935553</text:p>
          </table:table-cell>
          <table:table-cell office:value-type="float" office:value="9.338047" calcext:value-type="float">
            <text:p>9.338047</text:p>
          </table:table-cell>
          <table:table-cell office:value-type="float" office:value="10.20626" calcext:value-type="float">
            <text:p>10.20626</text:p>
          </table:table-cell>
          <table:table-cell office:value-type="float" office:value="10.70948" calcext:value-type="float">
            <text:p>10.70948</text:p>
          </table:table-cell>
          <table:table-cell office:value-type="float" office:value="0" calcext:value-type="float">
            <text:p>0</text:p>
          </table:table-cell>
          <table:table-cell office:value-type="float" office:value="4.635479" calcext:value-type="float">
            <text:p>4.635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2.966636" calcext:value-type="float">
            <text:p>2.966636</text:p>
          </table:table-cell>
          <table:table-cell office:value-type="float" office:value="135.4529" calcext:value-type="float">
            <text:p>135.4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0922" calcext:value-type="float">
            <text:p>35.20922</text:p>
          </table:table-cell>
          <table:table-cell office:value-type="float" office:value="0" calcext:value-type="float">
            <text:p>0</text:p>
          </table:table-cell>
          <table:table-cell office:value-type="float" office:value="0.000005434808" calcext:value-type="float">
            <text:p>5.434808E-06</text:p>
          </table:table-cell>
          <table:table-cell office:value-type="float" office:value="0" calcext:value-type="float">
            <text:p>0</text:p>
          </table:table-cell>
          <table:table-cell office:value-type="float" office:value="-0.002833081" calcext:value-type="float">
            <text:p>-0.002833081</text:p>
          </table:table-cell>
          <table:table-cell office:value-type="float" office:value="1171.183" calcext:value-type="float">
            <text:p>1171.183</text:p>
          </table:table-cell>
          <table:table-cell office:value-type="float" office:value="1.389274" calcext:value-type="float">
            <text:p>1.389274</text:p>
          </table:table-cell>
          <table:table-cell office:value-type="float" office:value="0" calcext:value-type="float">
            <text:p>0</text:p>
          </table:table-cell>
          <table:table-cell office:value-type="float" office:value="0.4534265" calcext:value-type="float">
            <text:p>0.4534265</text:p>
          </table:table-cell>
          <table:table-cell office:value-type="float" office:value="0.2888131" calcext:value-type="float">
            <text:p>0.2888131</text:p>
          </table:table-cell>
          <table:table-cell office:value-type="float" office:value="0.1938086" calcext:value-type="float">
            <text:p>0.1938086</text:p>
          </table:table-cell>
          <table:table-cell office:value-type="float" office:value="0.06682459" calcext:value-type="float">
            <text:p>0.06682459</text:p>
          </table:table-cell>
          <table:table-cell office:value-type="float" office:value="0.05428403" calcext:value-type="float">
            <text:p>0.05428403</text:p>
          </table:table-cell>
          <table:table-cell office:value-type="float" office:value="0.02541285" calcext:value-type="float">
            <text:p>0.02541285</text:p>
          </table:table-cell>
          <table:table-cell office:value-type="float" office:value="0.03033808" calcext:value-type="float">
            <text:p>0.03033808</text:p>
          </table:table-cell>
          <table:table-cell office:value-type="float" office:value="0.07637002" calcext:value-type="float">
            <text:p>0.07637002</text:p>
          </table:table-cell>
          <table:table-cell office:value-type="float" office:value="0.1470658" calcext:value-type="float">
            <text:p>0.1470658</text:p>
          </table:table-cell>
          <table:table-cell office:value-type="float" office:value="0.1517604" calcext:value-type="float">
            <text:p>0.1517604</text:p>
          </table:table-cell>
          <table:table-cell office:value-type="float" office:value="0.1549075" calcext:value-type="float">
            <text:p>0.1549075</text:p>
          </table:table-cell>
          <table:table-cell office:value-type="float" office:value="0.1592968" calcext:value-type="float">
            <text:p>0.1592968</text:p>
          </table:table-cell>
          <table:table-cell office:value-type="float" office:value="0.1684411" calcext:value-type="float">
            <text:p>0.1684411</text:p>
          </table:table-cell>
          <table:table-cell office:value-type="float" office:value="0.1736566" calcext:value-type="float">
            <text:p>0.1736566</text:p>
          </table:table-cell>
          <table:table-cell office:value-type="float" office:value="0" calcext:value-type="float">
            <text:p>0</text:p>
          </table:table-cell>
          <table:table-cell office:value-type="float" office:value="32.77937" calcext:value-type="float">
            <text:p>32.77937</text:p>
          </table:table-cell>
          <table:table-cell office:value-type="float" office:value="30.73298" calcext:value-type="float">
            <text:p>30.73298</text:p>
          </table:table-cell>
          <table:table-cell office:value-type="float" office:value="21.26365" calcext:value-type="float">
            <text:p>21.26365</text:p>
          </table:table-cell>
          <table:table-cell office:value-type="float" office:value="6.792325" calcext:value-type="float">
            <text:p>6.792325</text:p>
          </table:table-cell>
          <table:table-cell office:value-type="float" office:value="5.335638" calcext:value-type="float">
            <text:p>5.335638</text:p>
          </table:table-cell>
          <table:table-cell office:value-type="float" office:value="2.255016" calcext:value-type="float">
            <text:p>2.255016</text:p>
          </table:table-cell>
          <table:table-cell office:value-type="float" office:value="2.170711" calcext:value-type="float">
            <text:p>2.170711</text:p>
          </table:table-cell>
          <table:table-cell office:value-type="float" office:value="4.881624" calcext:value-type="float">
            <text:p>4.881624</text:p>
          </table:table-cell>
          <table:table-cell office:value-type="float" office:value="8.118258" calcext:value-type="float">
            <text:p>8.118258</text:p>
          </table:table-cell>
          <table:table-cell office:value-type="float" office:value="8.61347" calcext:value-type="float">
            <text:p>8.61347</text:p>
          </table:table-cell>
          <table:table-cell office:value-type="float" office:value="8.940643" calcext:value-type="float">
            <text:p>8.940643</text:p>
          </table:table-cell>
          <table:table-cell office:value-type="float" office:value="9.342781" calcext:value-type="float">
            <text:p>9.342781</text:p>
          </table:table-cell>
          <table:table-cell office:value-type="float" office:value="10.21014" calcext:value-type="float">
            <text:p>10.21014</text:p>
          </table:table-cell>
          <table:table-cell office:value-type="float" office:value="10.71332" calcext:value-type="float">
            <text:p>10.71332</text:p>
          </table:table-cell>
          <table:table-cell office:value-type="float" office:value="0" calcext:value-type="float">
            <text:p>0</text:p>
          </table:table-cell>
          <table:table-cell office:value-type="float" office:value="12.25849" calcext:value-type="float">
            <text:p>12.25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2.964115" calcext:value-type="float">
            <text:p>2.964115</text:p>
          </table:table-cell>
          <table:table-cell office:value-type="float" office:value="135.4536" calcext:value-type="float">
            <text:p>135.4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2715" calcext:value-type="float">
            <text:p>35.22715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31" calcext:value-type="float">
            <text:p>6.627031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73" calcext:value-type="float">
            <text:p>1171.173</text:p>
          </table:table-cell>
          <table:table-cell office:value-type="float" office:value="1.407772" calcext:value-type="float">
            <text:p>1.407772</text:p>
          </table:table-cell>
          <table:table-cell office:value-type="float" office:value="0" calcext:value-type="float">
            <text:p>0</text:p>
          </table:table-cell>
          <table:table-cell office:value-type="float" office:value="0.04712882" calcext:value-type="float">
            <text:p>0.04712882</text:p>
          </table:table-cell>
          <table:table-cell office:value-type="float" office:value="0.238805" calcext:value-type="float">
            <text:p>0.238805</text:p>
          </table:table-cell>
          <table:table-cell office:value-type="float" office:value="0.2003763" calcext:value-type="float">
            <text:p>0.2003763</text:p>
          </table:table-cell>
          <table:table-cell office:value-type="float" office:value="0.1001383" calcext:value-type="float">
            <text:p>0.1001383</text:p>
          </table:table-cell>
          <table:table-cell office:value-type="float" office:value="0.06056904" calcext:value-type="float">
            <text:p>0.06056904</text:p>
          </table:table-cell>
          <table:table-cell office:value-type="float" office:value="0.02567808" calcext:value-type="float">
            <text:p>0.02567808</text:p>
          </table:table-cell>
          <table:table-cell office:value-type="float" office:value="0.02882553" calcext:value-type="float">
            <text:p>0.02882553</text:p>
          </table:table-cell>
          <table:table-cell office:value-type="float" office:value="0.07610381" calcext:value-type="float">
            <text:p>0.07610381</text:p>
          </table:table-cell>
          <table:table-cell office:value-type="float" office:value="0.1471152" calcext:value-type="float">
            <text:p>0.1471152</text:p>
          </table:table-cell>
          <table:table-cell office:value-type="float" office:value="0.1518289" calcext:value-type="float">
            <text:p>0.1518289</text:p>
          </table:table-cell>
          <table:table-cell office:value-type="float" office:value="0.154967" calcext:value-type="float">
            <text:p>0.154967</text:p>
          </table:table-cell>
          <table:table-cell office:value-type="float" office:value="0.1593479" calcext:value-type="float">
            <text:p>0.1593479</text:p>
          </table:table-cell>
          <table:table-cell office:value-type="float" office:value="0.1684836" calcext:value-type="float">
            <text:p>0.1684836</text:p>
          </table:table-cell>
          <table:table-cell office:value-type="float" office:value="0.1736985" calcext:value-type="float">
            <text:p>0.1736985</text:p>
          </table:table-cell>
          <table:table-cell office:value-type="float" office:value="0" calcext:value-type="float">
            <text:p>0</text:p>
          </table:table-cell>
          <table:table-cell office:value-type="float" office:value="32.79509" calcext:value-type="float">
            <text:p>32.79509</text:p>
          </table:table-cell>
          <table:table-cell office:value-type="float" office:value="30.73791" calcext:value-type="float">
            <text:p>30.73791</text:p>
          </table:table-cell>
          <table:table-cell office:value-type="float" office:value="21.2723" calcext:value-type="float">
            <text:p>21.2723</text:p>
          </table:table-cell>
          <table:table-cell office:value-type="float" office:value="6.799868" calcext:value-type="float">
            <text:p>6.799868</text:p>
          </table:table-cell>
          <table:table-cell office:value-type="float" office:value="5.339254" calcext:value-type="float">
            <text:p>5.339254</text:p>
          </table:table-cell>
          <table:table-cell office:value-type="float" office:value="2.256269" calcext:value-type="float">
            <text:p>2.256269</text:p>
          </table:table-cell>
          <table:table-cell office:value-type="float" office:value="2.172277" calcext:value-type="float">
            <text:p>2.172277</text:p>
          </table:table-cell>
          <table:table-cell office:value-type="float" office:value="4.885785" calcext:value-type="float">
            <text:p>4.885785</text:p>
          </table:table-cell>
          <table:table-cell office:value-type="float" office:value="8.123834" calcext:value-type="float">
            <text:p>8.123834</text:p>
          </table:table-cell>
          <table:table-cell office:value-type="float" office:value="8.61863" calcext:value-type="float">
            <text:p>8.61863</text:p>
          </table:table-cell>
          <table:table-cell office:value-type="float" office:value="8.945734" calcext:value-type="float">
            <text:p>8.945734</text:p>
          </table:table-cell>
          <table:table-cell office:value-type="float" office:value="9.34751" calcext:value-type="float">
            <text:p>9.34751</text:p>
          </table:table-cell>
          <table:table-cell office:value-type="float" office:value="10.21401" calcext:value-type="float">
            <text:p>10.21401</text:p>
          </table:table-cell>
          <table:table-cell office:value-type="float" office:value="10.71714" calcext:value-type="float">
            <text:p>10.71714</text:p>
          </table:table-cell>
          <table:table-cell office:value-type="float" office:value="0" calcext:value-type="float">
            <text:p>0</text:p>
          </table:table-cell>
          <table:table-cell office:value-type="float" office:value="0.0181323" calcext:value-type="float">
            <text:p>0.0181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2.956917" calcext:value-type="float">
            <text:p>2.956917</text:p>
          </table:table-cell>
          <table:table-cell office:value-type="float" office:value="135.4575" calcext:value-type="float">
            <text:p>135.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4276" calcext:value-type="float">
            <text:p>35.24276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31" calcext:value-type="float">
            <text:p>6.627031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62" calcext:value-type="float">
            <text:p>1171.162</text:p>
          </table:table-cell>
          <table:table-cell office:value-type="float" office:value="1.465442" calcext:value-type="float">
            <text:p>1.465442</text:p>
          </table:table-cell>
          <table:table-cell office:value-type="float" office:value="0" calcext:value-type="float">
            <text:p>0</text:p>
          </table:table-cell>
          <table:table-cell office:value-type="float" office:value="0.08620687" calcext:value-type="float">
            <text:p>0.08620687</text:p>
          </table:table-cell>
          <table:table-cell office:value-type="float" office:value="0.2575902" calcext:value-type="float">
            <text:p>0.2575902</text:p>
          </table:table-cell>
          <table:table-cell office:value-type="float" office:value="0.1796417" calcext:value-type="float">
            <text:p>0.1796417</text:p>
          </table:table-cell>
          <table:table-cell office:value-type="float" office:value="0.06938052" calcext:value-type="float">
            <text:p>0.06938052</text:p>
          </table:table-cell>
          <table:table-cell office:value-type="float" office:value="0.05307176" calcext:value-type="float">
            <text:p>0.05307176</text:p>
          </table:table-cell>
          <table:table-cell office:value-type="float" office:value="0.02608161" calcext:value-type="float">
            <text:p>0.02608161</text:p>
          </table:table-cell>
          <table:table-cell office:value-type="float" office:value="0.029722" calcext:value-type="float">
            <text:p>0.029722</text:p>
          </table:table-cell>
          <table:table-cell office:value-type="float" office:value="0.07607799" calcext:value-type="float">
            <text:p>0.07607799</text:p>
          </table:table-cell>
          <table:table-cell office:value-type="float" office:value="0.1471132" calcext:value-type="float">
            <text:p>0.1471132</text:p>
          </table:table-cell>
          <table:table-cell office:value-type="float" office:value="0.1518948" calcext:value-type="float">
            <text:p>0.1518948</text:p>
          </table:table-cell>
          <table:table-cell office:value-type="float" office:value="0.1550263" calcext:value-type="float">
            <text:p>0.1550263</text:p>
          </table:table-cell>
          <table:table-cell office:value-type="float" office:value="0.1594144" calcext:value-type="float">
            <text:p>0.1594144</text:p>
          </table:table-cell>
          <table:table-cell office:value-type="float" office:value="0.1685265" calcext:value-type="float">
            <text:p>0.1685265</text:p>
          </table:table-cell>
          <table:table-cell office:value-type="float" office:value="0.1737403" calcext:value-type="float">
            <text:p>0.1737403</text:p>
          </table:table-cell>
          <table:table-cell office:value-type="float" office:value="0" calcext:value-type="float">
            <text:p>0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0.7175" calcext:value-type="float">
            <text:p>30.7175</text:p>
          </table:table-cell>
          <table:table-cell office:value-type="float" office:value="21.27145" calcext:value-type="float">
            <text:p>21.27145</text:p>
          </table:table-cell>
          <table:table-cell office:value-type="float" office:value="6.810689" calcext:value-type="float">
            <text:p>6.810689</text:p>
          </table:table-cell>
          <table:table-cell office:value-type="float" office:value="5.344025" calcext:value-type="float">
            <text:p>5.344025</text:p>
          </table:table-cell>
          <table:table-cell office:value-type="float" office:value="2.257797" calcext:value-type="float">
            <text:p>2.257797</text:p>
          </table:table-cell>
          <table:table-cell office:value-type="float" office:value="2.173935" calcext:value-type="float">
            <text:p>2.173935</text:p>
          </table:table-cell>
          <table:table-cell office:value-type="float" office:value="4.889911" calcext:value-type="float">
            <text:p>4.889911</text:p>
          </table:table-cell>
          <table:table-cell office:value-type="float" office:value="8.129411" calcext:value-type="float">
            <text:p>8.129411</text:p>
          </table:table-cell>
          <table:table-cell office:value-type="float" office:value="8.623796" calcext:value-type="float">
            <text:p>8.623796</text:p>
          </table:table-cell>
          <table:table-cell office:value-type="float" office:value="8.950825" calcext:value-type="float">
            <text:p>8.950825</text:p>
          </table:table-cell>
          <table:table-cell office:value-type="float" office:value="9.35224" calcext:value-type="float">
            <text:p>9.35224</text:p>
          </table:table-cell>
          <table:table-cell office:value-type="float" office:value="10.21789" calcext:value-type="float">
            <text:p>10.21789</text:p>
          </table:table-cell>
          <table:table-cell office:value-type="float" office:value="10.72095" calcext:value-type="float">
            <text:p>10.72095</text:p>
          </table:table-cell>
          <table:table-cell office:value-type="float" office:value="0" calcext:value-type="float">
            <text:p>0</text:p>
          </table:table-cell>
          <table:table-cell office:value-type="float" office:value="0.01271575" calcext:value-type="float">
            <text:p>0.012715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2.947713" calcext:value-type="float">
            <text:p>2.947713</text:p>
          </table:table-cell>
          <table:table-cell office:value-type="float" office:value="135.4626" calcext:value-type="float">
            <text:p>135.4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5835" calcext:value-type="float">
            <text:p>35.25835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31" calcext:value-type="float">
            <text:p>6.627031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5" calcext:value-type="float">
            <text:p>1171.15</text:p>
          </table:table-cell>
          <table:table-cell office:value-type="float" office:value="1.522381" calcext:value-type="float">
            <text:p>1.522381</text:p>
          </table:table-cell>
          <table:table-cell office:value-type="float" office:value="0" calcext:value-type="float">
            <text:p>0</text:p>
          </table:table-cell>
          <table:table-cell office:value-type="float" office:value="0.1045357" calcext:value-type="float">
            <text:p>0.1045357</text:p>
          </table:table-cell>
          <table:table-cell office:value-type="float" office:value="0.2733994" calcext:value-type="float">
            <text:p>0.2733994</text:p>
          </table:table-cell>
          <table:table-cell office:value-type="float" office:value="0.1826217" calcext:value-type="float">
            <text:p>0.1826217</text:p>
          </table:table-cell>
          <table:table-cell office:value-type="float" office:value="0.06547982" calcext:value-type="float">
            <text:p>0.06547982</text:p>
          </table:table-cell>
          <table:table-cell office:value-type="float" office:value="0.05248862" calcext:value-type="float">
            <text:p>0.05248862</text:p>
          </table:table-cell>
          <table:table-cell office:value-type="float" office:value="0.02528722" calcext:value-type="float">
            <text:p>0.02528722</text:p>
          </table:table-cell>
          <table:table-cell office:value-type="float" office:value="0.0301345" calcext:value-type="float">
            <text:p>0.0301345</text:p>
          </table:table-cell>
          <table:table-cell office:value-type="float" office:value="0.07608173" calcext:value-type="float">
            <text:p>0.07608173</text:p>
          </table:table-cell>
          <table:table-cell office:value-type="float" office:value="0.1471188" calcext:value-type="float">
            <text:p>0.1471188</text:p>
          </table:table-cell>
          <table:table-cell office:value-type="float" office:value="0.1519578" calcext:value-type="float">
            <text:p>0.1519578</text:p>
          </table:table-cell>
          <table:table-cell office:value-type="float" office:value="0.1550849" calcext:value-type="float">
            <text:p>0.1550849</text:p>
          </table:table-cell>
          <table:table-cell office:value-type="float" office:value="0.159472" calcext:value-type="float">
            <text:p>0.159472</text:p>
          </table:table-cell>
          <table:table-cell office:value-type="float" office:value="0.1685689" calcext:value-type="float">
            <text:p>0.1685689</text:p>
          </table:table-cell>
          <table:table-cell office:value-type="float" office:value="0.173782" calcext:value-type="float">
            <text:p>0.173782</text:p>
          </table:table-cell>
          <table:table-cell office:value-type="float" office:value="0" calcext:value-type="float">
            <text:p>0</text:p>
          </table:table-cell>
          <table:table-cell office:value-type="float" office:value="32.64316" calcext:value-type="float">
            <text:p>32.64316</text:p>
          </table:table-cell>
          <table:table-cell office:value-type="float" office:value="30.70443" calcext:value-type="float">
            <text:p>30.70443</text:p>
          </table:table-cell>
          <table:table-cell office:value-type="float" office:value="21.26838" calcext:value-type="float">
            <text:p>21.26838</text:p>
          </table:table-cell>
          <table:table-cell office:value-type="float" office:value="6.813918" calcext:value-type="float">
            <text:p>6.813918</text:p>
          </table:table-cell>
          <table:table-cell office:value-type="float" office:value="5.346731" calcext:value-type="float">
            <text:p>5.346731</text:p>
          </table:table-cell>
          <table:table-cell office:value-type="float" office:value="2.259227" calcext:value-type="float">
            <text:p>2.259227</text:p>
          </table:table-cell>
          <table:table-cell office:value-type="float" office:value="2.175709" calcext:value-type="float">
            <text:p>2.175709</text:p>
          </table:table-cell>
          <table:table-cell office:value-type="float" office:value="4.894036" calcext:value-type="float">
            <text:p>4.894036</text:p>
          </table:table-cell>
          <table:table-cell office:value-type="float" office:value="8.134987" calcext:value-type="float">
            <text:p>8.134987</text:p>
          </table:table-cell>
          <table:table-cell office:value-type="float" office:value="8.628959" calcext:value-type="float">
            <text:p>8.628959</text:p>
          </table:table-cell>
          <table:table-cell office:value-type="float" office:value="8.955915" calcext:value-type="float">
            <text:p>8.955915</text:p>
          </table:table-cell>
          <table:table-cell office:value-type="float" office:value="9.356964" calcext:value-type="float">
            <text:p>9.356964</text:p>
          </table:table-cell>
          <table:table-cell office:value-type="float" office:value="10.22177" calcext:value-type="float">
            <text:p>10.22177</text:p>
          </table:table-cell>
          <table:table-cell office:value-type="float" office:value="10.72476" calcext:value-type="float">
            <text:p>10.72476</text:p>
          </table:table-cell>
          <table:table-cell office:value-type="float" office:value="0" calcext:value-type="float">
            <text:p>0</text:p>
          </table:table-cell>
          <table:table-cell office:value-type="float" office:value="0.02211649" calcext:value-type="float">
            <text:p>0.02211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2.937371" calcext:value-type="float">
            <text:p>2.937371</text:p>
          </table:table-cell>
          <table:table-cell office:value-type="float" office:value="135.4666" calcext:value-type="float">
            <text:p>135.4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7434" calcext:value-type="float">
            <text:p>35.27434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31" calcext:value-type="float">
            <text:p>6.627031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38" calcext:value-type="float">
            <text:p>1171.138</text:p>
          </table:table-cell>
          <table:table-cell office:value-type="float" office:value="1.552069" calcext:value-type="float">
            <text:p>1.552069</text:p>
          </table:table-cell>
          <table:table-cell office:value-type="float" office:value="0" calcext:value-type="float">
            <text:p>0</text:p>
          </table:table-cell>
          <table:table-cell office:value-type="float" office:value="0.2103861" calcext:value-type="float">
            <text:p>0.2103861</text:p>
          </table:table-cell>
          <table:table-cell office:value-type="float" office:value="0.2782393" calcext:value-type="float">
            <text:p>0.2782393</text:p>
          </table:table-cell>
          <table:table-cell office:value-type="float" office:value="0.1879487" calcext:value-type="float">
            <text:p>0.1879487</text:p>
          </table:table-cell>
          <table:table-cell office:value-type="float" office:value="0.06668844" calcext:value-type="float">
            <text:p>0.06668844</text:p>
          </table:table-cell>
          <table:table-cell office:value-type="float" office:value="0.05354831" calcext:value-type="float">
            <text:p>0.05354831</text:p>
          </table:table-cell>
          <table:table-cell office:value-type="float" office:value="0.02520658" calcext:value-type="float">
            <text:p>0.02520658</text:p>
          </table:table-cell>
          <table:table-cell office:value-type="float" office:value="0.03039878" calcext:value-type="float">
            <text:p>0.03039878</text:p>
          </table:table-cell>
          <table:table-cell office:value-type="float" office:value="0.07619231" calcext:value-type="float">
            <text:p>0.07619231</text:p>
          </table:table-cell>
          <table:table-cell office:value-type="float" office:value="0.1471365" calcext:value-type="float">
            <text:p>0.1471365</text:p>
          </table:table-cell>
          <table:table-cell office:value-type="float" office:value="0.1520192" calcext:value-type="float">
            <text:p>0.1520192</text:p>
          </table:table-cell>
          <table:table-cell office:value-type="float" office:value="0.155143" calcext:value-type="float">
            <text:p>0.155143</text:p>
          </table:table-cell>
          <table:table-cell office:value-type="float" office:value="0.1595166" calcext:value-type="float">
            <text:p>0.1595166</text:p>
          </table:table-cell>
          <table:table-cell office:value-type="float" office:value="0.1686113" calcext:value-type="float">
            <text:p>0.1686113</text:p>
          </table:table-cell>
          <table:table-cell office:value-type="float" office:value="0.1738238" calcext:value-type="float">
            <text:p>0.1738238</text:p>
          </table:table-cell>
          <table:table-cell office:value-type="float" office:value="0" calcext:value-type="float">
            <text:p>0</text:p>
          </table:table-cell>
          <table:table-cell office:value-type="float" office:value="32.60122" calcext:value-type="float">
            <text:p>32.60122</text:p>
          </table:table-cell>
          <table:table-cell office:value-type="float" office:value="30.69559" calcext:value-type="float">
            <text:p>30.69559</text:p>
          </table:table-cell>
          <table:table-cell office:value-type="float" office:value="21.26622" calcext:value-type="float">
            <text:p>21.26622</text:p>
          </table:table-cell>
          <table:table-cell office:value-type="float" office:value="6.816566" calcext:value-type="float">
            <text:p>6.816566</text:p>
          </table:table-cell>
          <table:table-cell office:value-type="float" office:value="5.349424" calcext:value-type="float">
            <text:p>5.349424</text:p>
          </table:table-cell>
          <table:table-cell office:value-type="float" office:value="2.26051" calcext:value-type="float">
            <text:p>2.26051</text:p>
          </table:table-cell>
          <table:table-cell office:value-type="float" office:value="2.177533" calcext:value-type="float">
            <text:p>2.177533</text:p>
          </table:table-cell>
          <table:table-cell office:value-type="float" office:value="4.898183" calcext:value-type="float">
            <text:p>4.898183</text:p>
          </table:table-cell>
          <table:table-cell office:value-type="float" office:value="8.140563" calcext:value-type="float">
            <text:p>8.140563</text:p>
          </table:table-cell>
          <table:table-cell office:value-type="float" office:value="8.634125" calcext:value-type="float">
            <text:p>8.634125</text:p>
          </table:table-cell>
          <table:table-cell office:value-type="float" office:value="8.961006" calcext:value-type="float">
            <text:p>8.961006</text:p>
          </table:table-cell>
          <table:table-cell office:value-type="float" office:value="9.361693" calcext:value-type="float">
            <text:p>9.361693</text:p>
          </table:table-cell>
          <table:table-cell office:value-type="float" office:value="10.22564" calcext:value-type="float">
            <text:p>10.22564</text:p>
          </table:table-cell>
          <table:table-cell office:value-type="float" office:value="10.72857" calcext:value-type="float">
            <text:p>10.72857</text:p>
          </table:table-cell>
          <table:table-cell office:value-type="float" office:value="0" calcext:value-type="float">
            <text:p>0</text:p>
          </table:table-cell>
          <table:table-cell office:value-type="float" office:value="1.781558" calcext:value-type="float">
            <text:p>1.781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2.862834" calcext:value-type="float">
            <text:p>2.862834</text:p>
          </table:table-cell>
          <table:table-cell office:value-type="float" office:value="135.48" calcext:value-type="float">
            <text:p>135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9194" calcext:value-type="float">
            <text:p>35.29194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31" calcext:value-type="float">
            <text:p>6.627031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42" calcext:value-type="float">
            <text:p>1171.142</text:p>
          </table:table-cell>
          <table:table-cell office:value-type="float" office:value="1.435632" calcext:value-type="float">
            <text:p>1.435632</text:p>
          </table:table-cell>
          <table:table-cell office:value-type="float" office:value="0" calcext:value-type="float">
            <text:p>0</text:p>
          </table:table-cell>
          <table:table-cell office:value-type="float" office:value="1.03067" calcext:value-type="float">
            <text:p>1.03067</text:p>
          </table:table-cell>
          <table:table-cell office:value-type="float" office:value="0.3178571" calcext:value-type="float">
            <text:p>0.3178571</text:p>
          </table:table-cell>
          <table:table-cell office:value-type="float" office:value="0.2038547" calcext:value-type="float">
            <text:p>0.2038547</text:p>
          </table:table-cell>
          <table:table-cell office:value-type="float" office:value="0.07166819" calcext:value-type="float">
            <text:p>0.07166819</text:p>
          </table:table-cell>
          <table:table-cell office:value-type="float" office:value="0.0576661" calcext:value-type="float">
            <text:p>0.0576661</text:p>
          </table:table-cell>
          <table:table-cell office:value-type="float" office:value="0.02592815" calcext:value-type="float">
            <text:p>0.02592815</text:p>
          </table:table-cell>
          <table:table-cell office:value-type="float" office:value="0.03068232" calcext:value-type="float">
            <text:p>0.03068232</text:p>
          </table:table-cell>
          <table:table-cell office:value-type="float" office:value="0.07641184" calcext:value-type="float">
            <text:p>0.07641184</text:p>
          </table:table-cell>
          <table:table-cell office:value-type="float" office:value="0.1472009" calcext:value-type="float">
            <text:p>0.1472009</text:p>
          </table:table-cell>
          <table:table-cell office:value-type="float" office:value="0.1520811" calcext:value-type="float">
            <text:p>0.1520811</text:p>
          </table:table-cell>
          <table:table-cell office:value-type="float" office:value="0.1552007" calcext:value-type="float">
            <text:p>0.1552007</text:p>
          </table:table-cell>
          <table:table-cell office:value-type="float" office:value="0.1595886" calcext:value-type="float">
            <text:p>0.1595886</text:p>
          </table:table-cell>
          <table:table-cell office:value-type="float" office:value="0.1686538" calcext:value-type="float">
            <text:p>0.1686538</text:p>
          </table:table-cell>
          <table:table-cell office:value-type="float" office:value="0.1738649" calcext:value-type="float">
            <text:p>0.1738649</text:p>
          </table:table-cell>
          <table:table-cell office:value-type="float" office:value="0" calcext:value-type="float">
            <text:p>0</text:p>
          </table:table-cell>
          <table:table-cell office:value-type="float" office:value="32.65261" calcext:value-type="float">
            <text:p>32.65261</text:p>
          </table:table-cell>
          <table:table-cell office:value-type="float" office:value="30.69515" calcext:value-type="float">
            <text:p>30.69515</text:p>
          </table:table-cell>
          <table:table-cell office:value-type="float" office:value="21.26879" calcext:value-type="float">
            <text:p>21.26879</text:p>
          </table:table-cell>
          <table:table-cell office:value-type="float" office:value="6.820515" calcext:value-type="float">
            <text:p>6.820515</text:p>
          </table:table-cell>
          <table:table-cell office:value-type="float" office:value="5.353134" calcext:value-type="float">
            <text:p>5.353134</text:p>
          </table:table-cell>
          <table:table-cell office:value-type="float" office:value="2.261859" calcext:value-type="float">
            <text:p>2.261859</text:p>
          </table:table-cell>
          <table:table-cell office:value-type="float" office:value="2.179386" calcext:value-type="float">
            <text:p>2.179386</text:p>
          </table:table-cell>
          <table:table-cell office:value-type="float" office:value="4.902361" calcext:value-type="float">
            <text:p>4.902361</text:p>
          </table:table-cell>
          <table:table-cell office:value-type="float" office:value="8.146139" calcext:value-type="float">
            <text:p>8.146139</text:p>
          </table:table-cell>
          <table:table-cell office:value-type="float" office:value="8.639288" calcext:value-type="float">
            <text:p>8.639288</text:p>
          </table:table-cell>
          <table:table-cell office:value-type="float" office:value="8.966097" calcext:value-type="float">
            <text:p>8.966097</text:p>
          </table:table-cell>
          <table:table-cell office:value-type="float" office:value="9.366423" calcext:value-type="float">
            <text:p>9.366423</text:p>
          </table:table-cell>
          <table:table-cell office:value-type="float" office:value="10.22952" calcext:value-type="float">
            <text:p>10.22952</text:p>
          </table:table-cell>
          <table:table-cell office:value-type="float" office:value="10.73228" calcext:value-type="float">
            <text:p>10.73228</text:p>
          </table:table-cell>
          <table:table-cell office:value-type="float" office:value="0" calcext:value-type="float">
            <text:p>0</text:p>
          </table:table-cell>
          <table:table-cell office:value-type="float" office:value="58.26111" calcext:value-type="float">
            <text:p>58.26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2.855349" calcext:value-type="float">
            <text:p>2.855349</text:p>
          </table:table-cell>
          <table:table-cell office:value-type="float" office:value="135.4783" calcext:value-type="float">
            <text:p>135.4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1063" calcext:value-type="float">
            <text:p>35.31063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33" calcext:value-type="float">
            <text:p>6.627033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49" calcext:value-type="float">
            <text:p>1171.149</text:p>
          </table:table-cell>
          <table:table-cell office:value-type="float" office:value="1.430879" calcext:value-type="float">
            <text:p>1.430879</text:p>
          </table:table-cell>
          <table:table-cell office:value-type="float" office:value="0" calcext:value-type="float">
            <text:p>0</text:p>
          </table:table-cell>
          <table:table-cell office:value-type="float" office:value="1.207712" calcext:value-type="float">
            <text:p>1.207712</text:p>
          </table:table-cell>
          <table:table-cell office:value-type="float" office:value="0.2981865" calcext:value-type="float">
            <text:p>0.2981865</text:p>
          </table:table-cell>
          <table:table-cell office:value-type="float" office:value="0.1927113" calcext:value-type="float">
            <text:p>0.1927113</text:p>
          </table:table-cell>
          <table:table-cell office:value-type="float" office:value="0.06909889" calcext:value-type="float">
            <text:p>0.06909889</text:p>
          </table:table-cell>
          <table:table-cell office:value-type="float" office:value="0.05724226" calcext:value-type="float">
            <text:p>0.05724226</text:p>
          </table:table-cell>
          <table:table-cell office:value-type="float" office:value="0.02621685" calcext:value-type="float">
            <text:p>0.02621685</text:p>
          </table:table-cell>
          <table:table-cell office:value-type="float" office:value="0.03088224" calcext:value-type="float">
            <text:p>0.03088224</text:p>
          </table:table-cell>
          <table:table-cell office:value-type="float" office:value="0.07665187" calcext:value-type="float">
            <text:p>0.07665187</text:p>
          </table:table-cell>
          <table:table-cell office:value-type="float" office:value="0.1473068" calcext:value-type="float">
            <text:p>0.1473068</text:p>
          </table:table-cell>
          <table:table-cell office:value-type="float" office:value="0.1521452" calcext:value-type="float">
            <text:p>0.1521452</text:p>
          </table:table-cell>
          <table:table-cell office:value-type="float" office:value="0.1552585" calcext:value-type="float">
            <text:p>0.1552585</text:p>
          </table:table-cell>
          <table:table-cell office:value-type="float" office:value="0.1596475" calcext:value-type="float">
            <text:p>0.1596475</text:p>
          </table:table-cell>
          <table:table-cell office:value-type="float" office:value="0.1686963" calcext:value-type="float">
            <text:p>0.1686963</text:p>
          </table:table-cell>
          <table:table-cell office:value-type="float" office:value="0.1739059" calcext:value-type="float">
            <text:p>0.1739059</text:p>
          </table:table-cell>
          <table:table-cell office:value-type="float" office:value="0" calcext:value-type="float">
            <text:p>0</text:p>
          </table:table-cell>
          <table:table-cell office:value-type="float" office:value="32.77406" calcext:value-type="float">
            <text:p>32.77406</text:p>
          </table:table-cell>
          <table:table-cell office:value-type="float" office:value="30.69762" calcext:value-type="float">
            <text:p>30.69762</text:p>
          </table:table-cell>
          <table:table-cell office:value-type="float" office:value="21.27411" calcext:value-type="float">
            <text:p>21.27411</text:p>
          </table:table-cell>
          <table:table-cell office:value-type="float" office:value="6.825646" calcext:value-type="float">
            <text:p>6.825646</text:p>
          </table:table-cell>
          <table:table-cell office:value-type="float" office:value="5.358089" calcext:value-type="float">
            <text:p>5.358089</text:p>
          </table:table-cell>
          <table:table-cell office:value-type="float" office:value="2.263378" calcext:value-type="float">
            <text:p>2.263378</text:p>
          </table:table-cell>
          <table:table-cell office:value-type="float" office:value="2.181284" calcext:value-type="float">
            <text:p>2.181284</text:p>
          </table:table-cell>
          <table:table-cell office:value-type="float" office:value="4.906587" calcext:value-type="float">
            <text:p>4.906587</text:p>
          </table:table-cell>
          <table:table-cell office:value-type="float" office:value="8.151716" calcext:value-type="float">
            <text:p>8.151716</text:p>
          </table:table-cell>
          <table:table-cell office:value-type="float" office:value="8.644452" calcext:value-type="float">
            <text:p>8.644452</text:p>
          </table:table-cell>
          <table:table-cell office:value-type="float" office:value="8.971188" calcext:value-type="float">
            <text:p>8.971188</text:p>
          </table:table-cell>
          <table:table-cell office:value-type="float" office:value="9.371158" calcext:value-type="float">
            <text:p>9.371158</text:p>
          </table:table-cell>
          <table:table-cell office:value-type="float" office:value="10.2334" calcext:value-type="float">
            <text:p>10.2334</text:p>
          </table:table-cell>
          <table:table-cell office:value-type="float" office:value="10.73605" calcext:value-type="float">
            <text:p>10.73605</text:p>
          </table:table-cell>
          <table:table-cell office:value-type="float" office:value="0" calcext:value-type="float">
            <text:p>0</text:p>
          </table:table-cell>
          <table:table-cell office:value-type="float" office:value="29.97241" calcext:value-type="float">
            <text:p>29.97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2.850504" calcext:value-type="float">
            <text:p>2.850504</text:p>
          </table:table-cell>
          <table:table-cell office:value-type="float" office:value="135.4768" calcext:value-type="float">
            <text:p>135.4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2882" calcext:value-type="float">
            <text:p>35.32882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4" calcext:value-type="float">
            <text:p>6.62704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47" calcext:value-type="float">
            <text:p>1171.147</text:p>
          </table:table-cell>
          <table:table-cell office:value-type="float" office:value="1.430255" calcext:value-type="float">
            <text:p>1.430255</text:p>
          </table:table-cell>
          <table:table-cell office:value-type="float" office:value="0" calcext:value-type="float">
            <text:p>0</text:p>
          </table:table-cell>
          <table:table-cell office:value-type="float" office:value="0.8118811" calcext:value-type="float">
            <text:p>0.8118811</text:p>
          </table:table-cell>
          <table:table-cell office:value-type="float" office:value="0.2755057" calcext:value-type="float">
            <text:p>0.2755057</text:p>
          </table:table-cell>
          <table:table-cell office:value-type="float" office:value="0.1797354" calcext:value-type="float">
            <text:p>0.1797354</text:p>
          </table:table-cell>
          <table:table-cell office:value-type="float" office:value="0.06428608" calcext:value-type="float">
            <text:p>0.06428608</text:p>
          </table:table-cell>
          <table:table-cell office:value-type="float" office:value="0.05397398" calcext:value-type="float">
            <text:p>0.05397398</text:p>
          </table:table-cell>
          <table:table-cell office:value-type="float" office:value="0.02554193" calcext:value-type="float">
            <text:p>0.02554193</text:p>
          </table:table-cell>
          <table:table-cell office:value-type="float" office:value="0.03072207" calcext:value-type="float">
            <text:p>0.03072207</text:p>
          </table:table-cell>
          <table:table-cell office:value-type="float" office:value="0.07673071" calcext:value-type="float">
            <text:p>0.07673071</text:p>
          </table:table-cell>
          <table:table-cell office:value-type="float" office:value="0.1474227" calcext:value-type="float">
            <text:p>0.1474227</text:p>
          </table:table-cell>
          <table:table-cell office:value-type="float" office:value="0.1522119" calcext:value-type="float">
            <text:p>0.1522119</text:p>
          </table:table-cell>
          <table:table-cell office:value-type="float" office:value="0.1553169" calcext:value-type="float">
            <text:p>0.1553169</text:p>
          </table:table-cell>
          <table:table-cell office:value-type="float" office:value="0.1596937" calcext:value-type="float">
            <text:p>0.1596937</text:p>
          </table:table-cell>
          <table:table-cell office:value-type="float" office:value="0.1687388" calcext:value-type="float">
            <text:p>0.1687388</text:p>
          </table:table-cell>
          <table:table-cell office:value-type="float" office:value="0.1739468" calcext:value-type="float">
            <text:p>0.1739468</text:p>
          </table:table-cell>
          <table:table-cell office:value-type="float" office:value="0" calcext:value-type="float">
            <text:p>0</text:p>
          </table:table-cell>
          <table:table-cell office:value-type="float" office:value="32.92098" calcext:value-type="float">
            <text:p>32.92098</text:p>
          </table:table-cell>
          <table:table-cell office:value-type="float" office:value="30.6918" calcext:value-type="float">
            <text:p>30.6918</text:p>
          </table:table-cell>
          <table:table-cell office:value-type="float" office:value="21.27358" calcext:value-type="float">
            <text:p>21.27358</text:p>
          </table:table-cell>
          <table:table-cell office:value-type="float" office:value="6.828835" calcext:value-type="float">
            <text:p>6.828835</text:p>
          </table:table-cell>
          <table:table-cell office:value-type="float" office:value="5.361948" calcext:value-type="float">
            <text:p>5.361948</text:p>
          </table:table-cell>
          <table:table-cell office:value-type="float" office:value="2.264801" calcext:value-type="float">
            <text:p>2.264801</text:p>
          </table:table-cell>
          <table:table-cell office:value-type="float" office:value="2.183164" calcext:value-type="float">
            <text:p>2.183164</text:p>
          </table:table-cell>
          <table:table-cell office:value-type="float" office:value="4.910838" calcext:value-type="float">
            <text:p>4.910838</text:p>
          </table:table-cell>
          <table:table-cell office:value-type="float" office:value="8.157292" calcext:value-type="float">
            <text:p>8.157292</text:p>
          </table:table-cell>
          <table:table-cell office:value-type="float" office:value="8.649615" calcext:value-type="float">
            <text:p>8.649615</text:p>
          </table:table-cell>
          <table:table-cell office:value-type="float" office:value="8.976278" calcext:value-type="float">
            <text:p>8.976278</text:p>
          </table:table-cell>
          <table:table-cell office:value-type="float" office:value="9.375882" calcext:value-type="float">
            <text:p>9.375882</text:p>
          </table:table-cell>
          <table:table-cell office:value-type="float" office:value="10.23727" calcext:value-type="float">
            <text:p>10.23727</text:p>
          </table:table-cell>
          <table:table-cell office:value-type="float" office:value="10.73982" calcext:value-type="float">
            <text:p>10.73982</text:p>
          </table:table-cell>
          <table:table-cell office:value-type="float" office:value="0" calcext:value-type="float">
            <text:p>0</text:p>
          </table:table-cell>
          <table:table-cell office:value-type="float" office:value="15.49473" calcext:value-type="float">
            <text:p>15.49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2.837776" calcext:value-type="float">
            <text:p>2.837776</text:p>
          </table:table-cell>
          <table:table-cell office:value-type="float" office:value="135.4768" calcext:value-type="float">
            <text:p>135.4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4594" calcext:value-type="float">
            <text:p>35.34594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4" calcext:value-type="float">
            <text:p>6.62704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41" calcext:value-type="float">
            <text:p>1171.141</text:p>
          </table:table-cell>
          <table:table-cell office:value-type="float" office:value="1.414869" calcext:value-type="float">
            <text:p>1.414869</text:p>
          </table:table-cell>
          <table:table-cell office:value-type="float" office:value="0" calcext:value-type="float">
            <text:p>0</text:p>
          </table:table-cell>
          <table:table-cell office:value-type="float" office:value="0.688008" calcext:value-type="float">
            <text:p>0.688008</text:p>
          </table:table-cell>
          <table:table-cell office:value-type="float" office:value="0.2772744" calcext:value-type="float">
            <text:p>0.2772744</text:p>
          </table:table-cell>
          <table:table-cell office:value-type="float" office:value="0.1841249" calcext:value-type="float">
            <text:p>0.1841249</text:p>
          </table:table-cell>
          <table:table-cell office:value-type="float" office:value="0.06517736" calcext:value-type="float">
            <text:p>0.06517736</text:p>
          </table:table-cell>
          <table:table-cell office:value-type="float" office:value="0.05425675" calcext:value-type="float">
            <text:p>0.05425675</text:p>
          </table:table-cell>
          <table:table-cell office:value-type="float" office:value="0.02534384" calcext:value-type="float">
            <text:p>0.02534384</text:p>
          </table:table-cell>
          <table:table-cell office:value-type="float" office:value="0.03061238" calcext:value-type="float">
            <text:p>0.03061238</text:p>
          </table:table-cell>
          <table:table-cell office:value-type="float" office:value="0.07669339" calcext:value-type="float">
            <text:p>0.07669339</text:p>
          </table:table-cell>
          <table:table-cell office:value-type="float" office:value="0.1475131" calcext:value-type="float">
            <text:p>0.1475131</text:p>
          </table:table-cell>
          <table:table-cell office:value-type="float" office:value="0.152279" calcext:value-type="float">
            <text:p>0.152279</text:p>
          </table:table-cell>
          <table:table-cell office:value-type="float" office:value="0.1553752" calcext:value-type="float">
            <text:p>0.1553752</text:p>
          </table:table-cell>
          <table:table-cell office:value-type="float" office:value="0.1597429" calcext:value-type="float">
            <text:p>0.1597429</text:p>
          </table:table-cell>
          <table:table-cell office:value-type="float" office:value="0.1687811" calcext:value-type="float">
            <text:p>0.1687811</text:p>
          </table:table-cell>
          <table:table-cell office:value-type="float" office:value="0.1739876" calcext:value-type="float">
            <text:p>0.1739876</text:p>
          </table:table-cell>
          <table:table-cell office:value-type="float" office:value="0" calcext:value-type="float">
            <text:p>0</text:p>
          </table:table-cell>
          <table:table-cell office:value-type="float" office:value="32.99292" calcext:value-type="float">
            <text:p>32.99292</text:p>
          </table:table-cell>
          <table:table-cell office:value-type="float" office:value="30.68355" calcext:value-type="float">
            <text:p>30.68355</text:p>
          </table:table-cell>
          <table:table-cell office:value-type="float" office:value="21.27089" calcext:value-type="float">
            <text:p>21.27089</text:p>
          </table:table-cell>
          <table:table-cell office:value-type="float" office:value="6.830991" calcext:value-type="float">
            <text:p>6.830991</text:p>
          </table:table-cell>
          <table:table-cell office:value-type="float" office:value="5.364954" calcext:value-type="float">
            <text:p>5.364954</text:p>
          </table:table-cell>
          <table:table-cell office:value-type="float" office:value="2.266071" calcext:value-type="float">
            <text:p>2.266071</text:p>
          </table:table-cell>
          <table:table-cell office:value-type="float" office:value="2.184988" calcext:value-type="float">
            <text:p>2.184988</text:p>
          </table:table-cell>
          <table:table-cell office:value-type="float" office:value="4.915068" calcext:value-type="float">
            <text:p>4.915068</text:p>
          </table:table-cell>
          <table:table-cell office:value-type="float" office:value="8.162908" calcext:value-type="float">
            <text:p>8.162908</text:p>
          </table:table-cell>
          <table:table-cell office:value-type="float" office:value="8.654777" calcext:value-type="float">
            <text:p>8.654777</text:p>
          </table:table-cell>
          <table:table-cell office:value-type="float" office:value="8.981369" calcext:value-type="float">
            <text:p>8.981369</text:p>
          </table:table-cell>
          <table:table-cell office:value-type="float" office:value="9.380616" calcext:value-type="float">
            <text:p>9.380616</text:p>
          </table:table-cell>
          <table:table-cell office:value-type="float" office:value="10.24115" calcext:value-type="float">
            <text:p>10.24115</text:p>
          </table:table-cell>
          <table:table-cell office:value-type="float" office:value="10.74358" calcext:value-type="float">
            <text:p>10.74358</text:p>
          </table:table-cell>
          <table:table-cell office:value-type="float" office:value="0" calcext:value-type="float">
            <text:p>0</text:p>
          </table:table-cell>
          <table:table-cell office:value-type="float" office:value="15.61706" calcext:value-type="float">
            <text:p>15.61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2.831039" calcext:value-type="float">
            <text:p>2.831039</text:p>
          </table:table-cell>
          <table:table-cell office:value-type="float" office:value="135.476" calcext:value-type="float">
            <text:p>135.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6333" calcext:value-type="float">
            <text:p>35.36333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61" calcext:value-type="float">
            <text:p>6.627061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34" calcext:value-type="float">
            <text:p>1171.134</text:p>
          </table:table-cell>
          <table:table-cell office:value-type="float" office:value="1.41446" calcext:value-type="float">
            <text:p>1.41446</text:p>
          </table:table-cell>
          <table:table-cell office:value-type="float" office:value="0" calcext:value-type="float">
            <text:p>0</text:p>
          </table:table-cell>
          <table:table-cell office:value-type="float" office:value="0.577511" calcext:value-type="float">
            <text:p>0.577511</text:p>
          </table:table-cell>
          <table:table-cell office:value-type="float" office:value="0.2749746" calcext:value-type="float">
            <text:p>0.2749746</text:p>
          </table:table-cell>
          <table:table-cell office:value-type="float" office:value="0.1830764" calcext:value-type="float">
            <text:p>0.1830764</text:p>
          </table:table-cell>
          <table:table-cell office:value-type="float" office:value="0.06516128" calcext:value-type="float">
            <text:p>0.06516128</text:p>
          </table:table-cell>
          <table:table-cell office:value-type="float" office:value="0.05447857" calcext:value-type="float">
            <text:p>0.05447857</text:p>
          </table:table-cell>
          <table:table-cell office:value-type="float" office:value="0.02541549" calcext:value-type="float">
            <text:p>0.02541549</text:p>
          </table:table-cell>
          <table:table-cell office:value-type="float" office:value="0.03063368" calcext:value-type="float">
            <text:p>0.03063368</text:p>
          </table:table-cell>
          <table:table-cell office:value-type="float" office:value="0.07670608" calcext:value-type="float">
            <text:p>0.07670608</text:p>
          </table:table-cell>
          <table:table-cell office:value-type="float" office:value="0.1475909" calcext:value-type="float">
            <text:p>0.1475909</text:p>
          </table:table-cell>
          <table:table-cell office:value-type="float" office:value="0.152343" calcext:value-type="float">
            <text:p>0.152343</text:p>
          </table:table-cell>
          <table:table-cell office:value-type="float" office:value="0.1554336" calcext:value-type="float">
            <text:p>0.1554336</text:p>
          </table:table-cell>
          <table:table-cell office:value-type="float" office:value="0.1597987" calcext:value-type="float">
            <text:p>0.1597987</text:p>
          </table:table-cell>
          <table:table-cell office:value-type="float" office:value="0.1688235" calcext:value-type="float">
            <text:p>0.1688235</text:p>
          </table:table-cell>
          <table:table-cell office:value-type="float" office:value="0.1740284" calcext:value-type="float">
            <text:p>0.1740284</text:p>
          </table:table-cell>
          <table:table-cell office:value-type="float" office:value="0" calcext:value-type="float">
            <text:p>0</text:p>
          </table:table-cell>
          <table:table-cell office:value-type="float" office:value="33.07589" calcext:value-type="float">
            <text:p>33.07589</text:p>
          </table:table-cell>
          <table:table-cell office:value-type="float" office:value="30.67656" calcext:value-type="float">
            <text:p>30.67656</text:p>
          </table:table-cell>
          <table:table-cell office:value-type="float" office:value="21.26928" calcext:value-type="float">
            <text:p>21.26928</text:p>
          </table:table-cell>
          <table:table-cell office:value-type="float" office:value="6.833499" calcext:value-type="float">
            <text:p>6.833499</text:p>
          </table:table-cell>
          <table:table-cell office:value-type="float" office:value="5.368243" calcext:value-type="float">
            <text:p>5.368243</text:p>
          </table:table-cell>
          <table:table-cell office:value-type="float" office:value="2.267345" calcext:value-type="float">
            <text:p>2.267345</text:p>
          </table:table-cell>
          <table:table-cell office:value-type="float" office:value="2.186799" calcext:value-type="float">
            <text:p>2.186799</text:p>
          </table:table-cell>
          <table:table-cell office:value-type="float" office:value="4.919284" calcext:value-type="float">
            <text:p>4.919284</text:p>
          </table:table-cell>
          <table:table-cell office:value-type="float" office:value="8.168576" calcext:value-type="float">
            <text:p>8.168576</text:p>
          </table:table-cell>
          <table:table-cell office:value-type="float" office:value="8.65994" calcext:value-type="float">
            <text:p>8.65994</text:p>
          </table:table-cell>
          <table:table-cell office:value-type="float" office:value="8.98646" calcext:value-type="float">
            <text:p>8.98646</text:p>
          </table:table-cell>
          <table:table-cell office:value-type="float" office:value="9.38534" calcext:value-type="float">
            <text:p>9.38534</text:p>
          </table:table-cell>
          <table:table-cell office:value-type="float" office:value="10.24503" calcext:value-type="float">
            <text:p>10.24503</text:p>
          </table:table-cell>
          <table:table-cell office:value-type="float" office:value="10.74734" calcext:value-type="float">
            <text:p>10.74734</text:p>
          </table:table-cell>
          <table:table-cell office:value-type="float" office:value="0" calcext:value-type="float">
            <text:p>0</text:p>
          </table:table-cell>
          <table:table-cell office:value-type="float" office:value="10.63017" calcext:value-type="float">
            <text:p>10.63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2.815798" calcext:value-type="float">
            <text:p>2.815798</text:p>
          </table:table-cell>
          <table:table-cell office:value-type="float" office:value="135.4763" calcext:value-type="float">
            <text:p>135.4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8039" calcext:value-type="float">
            <text:p>35.38039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61" calcext:value-type="float">
            <text:p>6.627061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28" calcext:value-type="float">
            <text:p>1171.128</text:p>
          </table:table-cell>
          <table:table-cell office:value-type="float" office:value="1.395085" calcext:value-type="float">
            <text:p>1.395085</text:p>
          </table:table-cell>
          <table:table-cell office:value-type="float" office:value="0" calcext:value-type="float">
            <text:p>0</text:p>
          </table:table-cell>
          <table:table-cell office:value-type="float" office:value="0.6418378" calcext:value-type="float">
            <text:p>0.6418378</text:p>
          </table:table-cell>
          <table:table-cell office:value-type="float" office:value="0.2839548" calcext:value-type="float">
            <text:p>0.2839548</text:p>
          </table:table-cell>
          <table:table-cell office:value-type="float" office:value="0.1886381" calcext:value-type="float">
            <text:p>0.1886381</text:p>
          </table:table-cell>
          <table:table-cell office:value-type="float" office:value="0.06691501" calcext:value-type="float">
            <text:p>0.06691501</text:p>
          </table:table-cell>
          <table:table-cell office:value-type="float" office:value="0.05547982" calcext:value-type="float">
            <text:p>0.05547982</text:p>
          </table:table-cell>
          <table:table-cell office:value-type="float" office:value="0.02548566" calcext:value-type="float">
            <text:p>0.02548566</text:p>
          </table:table-cell>
          <table:table-cell office:value-type="float" office:value="0.03064132" calcext:value-type="float">
            <text:p>0.03064132</text:p>
          </table:table-cell>
          <table:table-cell office:value-type="float" office:value="0.07672412" calcext:value-type="float">
            <text:p>0.07672412</text:p>
          </table:table-cell>
          <table:table-cell office:value-type="float" office:value="0.1476659" calcext:value-type="float">
            <text:p>0.1476659</text:p>
          </table:table-cell>
          <table:table-cell office:value-type="float" office:value="0.1524048" calcext:value-type="float">
            <text:p>0.1524048</text:p>
          </table:table-cell>
          <table:table-cell office:value-type="float" office:value="0.1554918" calcext:value-type="float">
            <text:p>0.1554918</text:p>
          </table:table-cell>
          <table:table-cell office:value-type="float" office:value="0.1598527" calcext:value-type="float">
            <text:p>0.1598527</text:p>
          </table:table-cell>
          <table:table-cell office:value-type="float" office:value="0.1688658" calcext:value-type="float">
            <text:p>0.1688658</text:p>
          </table:table-cell>
          <table:table-cell office:value-type="float" office:value="0.1740691" calcext:value-type="float">
            <text:p>0.1740691</text:p>
          </table:table-cell>
          <table:table-cell office:value-type="float" office:value="0" calcext:value-type="float">
            <text:p>0</text:p>
          </table:table-cell>
          <table:table-cell office:value-type="float" office:value="33.12835" calcext:value-type="float">
            <text:p>33.12835</text:p>
          </table:table-cell>
          <table:table-cell office:value-type="float" office:value="30.66946" calcext:value-type="float">
            <text:p>30.66946</text:p>
          </table:table-cell>
          <table:table-cell office:value-type="float" office:value="21.26756" calcext:value-type="float">
            <text:p>21.26756</text:p>
          </table:table-cell>
          <table:table-cell office:value-type="float" office:value="6.83597" calcext:value-type="float">
            <text:p>6.83597</text:p>
          </table:table-cell>
          <table:table-cell office:value-type="float" office:value="5.371504" calcext:value-type="float">
            <text:p>5.371504</text:p>
          </table:table-cell>
          <table:table-cell office:value-type="float" office:value="2.268607" calcext:value-type="float">
            <text:p>2.268607</text:p>
          </table:table-cell>
          <table:table-cell office:value-type="float" office:value="2.188601" calcext:value-type="float">
            <text:p>2.188601</text:p>
          </table:table-cell>
          <table:table-cell office:value-type="float" office:value="4.923472" calcext:value-type="float">
            <text:p>4.923472</text:p>
          </table:table-cell>
          <table:table-cell office:value-type="float" office:value="8.174244" calcext:value-type="float">
            <text:p>8.174244</text:p>
          </table:table-cell>
          <table:table-cell office:value-type="float" office:value="8.665104" calcext:value-type="float">
            <text:p>8.665104</text:p>
          </table:table-cell>
          <table:table-cell office:value-type="float" office:value="8.99155" calcext:value-type="float">
            <text:p>8.99155</text:p>
          </table:table-cell>
          <table:table-cell office:value-type="float" office:value="9.390069" calcext:value-type="float">
            <text:p>9.390069</text:p>
          </table:table-cell>
          <table:table-cell office:value-type="float" office:value="10.2489" calcext:value-type="float">
            <text:p>10.2489</text:p>
          </table:table-cell>
          <table:table-cell office:value-type="float" office:value="10.7511" calcext:value-type="float">
            <text:p>10.7511</text:p>
          </table:table-cell>
          <table:table-cell office:value-type="float" office:value="0" calcext:value-type="float">
            <text:p>0</text:p>
          </table:table-cell>
          <table:table-cell office:value-type="float" office:value="15.43222" calcext:value-type="float">
            <text:p>15.43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2.800593" calcext:value-type="float">
            <text:p>2.800593</text:p>
          </table:table-cell>
          <table:table-cell office:value-type="float" office:value="135.4761" calcext:value-type="float">
            <text:p>135.4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9829" calcext:value-type="float">
            <text:p>35.39829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68" calcext:value-type="float">
            <text:p>6.627068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23" calcext:value-type="float">
            <text:p>1171.123</text:p>
          </table:table-cell>
          <table:table-cell office:value-type="float" office:value="1.378426" calcext:value-type="float">
            <text:p>1.378426</text:p>
          </table:table-cell>
          <table:table-cell office:value-type="float" office:value="0" calcext:value-type="float">
            <text:p>0</text:p>
          </table:table-cell>
          <table:table-cell office:value-type="float" office:value="0.9798368" calcext:value-type="float">
            <text:p>0.9798368</text:p>
          </table:table-cell>
          <table:table-cell office:value-type="float" office:value="0.3061895" calcext:value-type="float">
            <text:p>0.3061895</text:p>
          </table:table-cell>
          <table:table-cell office:value-type="float" office:value="0.2005919" calcext:value-type="float">
            <text:p>0.2005919</text:p>
          </table:table-cell>
          <table:table-cell office:value-type="float" office:value="0.07158596" calcext:value-type="float">
            <text:p>0.07158596</text:p>
          </table:table-cell>
          <table:table-cell office:value-type="float" office:value="0.0591097" calcext:value-type="float">
            <text:p>0.0591097</text:p>
          </table:table-cell>
          <table:table-cell office:value-type="float" office:value="0.02615882" calcext:value-type="float">
            <text:p>0.02615882</text:p>
          </table:table-cell>
          <table:table-cell office:value-type="float" office:value="0.03083863" calcext:value-type="float">
            <text:p>0.03083863</text:p>
          </table:table-cell>
          <table:table-cell office:value-type="float" office:value="0.07680359" calcext:value-type="float">
            <text:p>0.07680359</text:p>
          </table:table-cell>
          <table:table-cell office:value-type="float" office:value="0.1477392" calcext:value-type="float">
            <text:p>0.1477392</text:p>
          </table:table-cell>
          <table:table-cell office:value-type="float" office:value="0.1524653" calcext:value-type="float">
            <text:p>0.1524653</text:p>
          </table:table-cell>
          <table:table-cell office:value-type="float" office:value="0.1555495" calcext:value-type="float">
            <text:p>0.1555495</text:p>
          </table:table-cell>
          <table:table-cell office:value-type="float" office:value="0.1599128" calcext:value-type="float">
            <text:p>0.1599128</text:p>
          </table:table-cell>
          <table:table-cell office:value-type="float" office:value="0.1689082" calcext:value-type="float">
            <text:p>0.1689082</text:p>
          </table:table-cell>
          <table:table-cell office:value-type="float" office:value="0.1741099" calcext:value-type="float">
            <text:p>0.1741099</text:p>
          </table:table-cell>
          <table:table-cell office:value-type="float" office:value="0" calcext:value-type="float">
            <text:p>0</text:p>
          </table:table-cell>
          <table:table-cell office:value-type="float" office:value="33.21356" calcext:value-type="float">
            <text:p>33.21356</text:p>
          </table:table-cell>
          <table:table-cell office:value-type="float" office:value="30.66826" calcext:value-type="float">
            <text:p>30.66826</text:p>
          </table:table-cell>
          <table:table-cell office:value-type="float" office:value="21.26972" calcext:value-type="float">
            <text:p>21.26972</text:p>
          </table:table-cell>
          <table:table-cell office:value-type="float" office:value="6.839823" calcext:value-type="float">
            <text:p>6.839823</text:p>
          </table:table-cell>
          <table:table-cell office:value-type="float" office:value="5.375735" calcext:value-type="float">
            <text:p>5.375735</text:p>
          </table:table-cell>
          <table:table-cell office:value-type="float" office:value="2.269968" calcext:value-type="float">
            <text:p>2.269968</text:p>
          </table:table-cell>
          <table:table-cell office:value-type="float" office:value="2.190415" calcext:value-type="float">
            <text:p>2.190415</text:p>
          </table:table-cell>
          <table:table-cell office:value-type="float" office:value="4.927662" calcext:value-type="float">
            <text:p>4.927662</text:p>
          </table:table-cell>
          <table:table-cell office:value-type="float" office:value="8.179843" calcext:value-type="float">
            <text:p>8.179843</text:p>
          </table:table-cell>
          <table:table-cell office:value-type="float" office:value="8.67027" calcext:value-type="float">
            <text:p>8.67027</text:p>
          </table:table-cell>
          <table:table-cell office:value-type="float" office:value="8.996641" calcext:value-type="float">
            <text:p>8.996641</text:p>
          </table:table-cell>
          <table:table-cell office:value-type="float" office:value="9.394803" calcext:value-type="float">
            <text:p>9.394803</text:p>
          </table:table-cell>
          <table:table-cell office:value-type="float" office:value="10.25278" calcext:value-type="float">
            <text:p>10.25278</text:p>
          </table:table-cell>
          <table:table-cell office:value-type="float" office:value="10.75486" calcext:value-type="float">
            <text:p>10.75486</text:p>
          </table:table-cell>
          <table:table-cell office:value-type="float" office:value="0" calcext:value-type="float">
            <text:p>0</text:p>
          </table:table-cell>
          <table:table-cell office:value-type="float" office:value="16.2634" calcext:value-type="float">
            <text:p>16.2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2.78545" calcext:value-type="float">
            <text:p>2.78545</text:p>
          </table:table-cell>
          <table:table-cell office:value-type="float" office:value="135.4751" calcext:value-type="float">
            <text:p>135.4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1735" calcext:value-type="float">
            <text:p>35.41735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68" calcext:value-type="float">
            <text:p>6.627068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18" calcext:value-type="float">
            <text:p>1171.118</text:p>
          </table:table-cell>
          <table:table-cell office:value-type="float" office:value="1.361391" calcext:value-type="float">
            <text:p>1.361391</text:p>
          </table:table-cell>
          <table:table-cell office:value-type="float" office:value="0" calcext:value-type="float">
            <text:p>0</text:p>
          </table:table-cell>
          <table:table-cell office:value-type="float" office:value="1.425262" calcext:value-type="float">
            <text:p>1.425262</text:p>
          </table:table-cell>
          <table:table-cell office:value-type="float" office:value="0.3372166" calcext:value-type="float">
            <text:p>0.3372166</text:p>
          </table:table-cell>
          <table:table-cell office:value-type="float" office:value="0.2165068" calcext:value-type="float">
            <text:p>0.2165068</text:p>
          </table:table-cell>
          <table:table-cell office:value-type="float" office:value="0.07781992" calcext:value-type="float">
            <text:p>0.07781992</text:p>
          </table:table-cell>
          <table:table-cell office:value-type="float" office:value="0.06389949" calcext:value-type="float">
            <text:p>0.06389949</text:p>
          </table:table-cell>
          <table:table-cell office:value-type="float" office:value="0.02705773" calcext:value-type="float">
            <text:p>0.02705773</text:p>
          </table:table-cell>
          <table:table-cell office:value-type="float" office:value="0.03113048" calcext:value-type="float">
            <text:p>0.03113048</text:p>
          </table:table-cell>
          <table:table-cell office:value-type="float" office:value="0.07696356" calcext:value-type="float">
            <text:p>0.07696356</text:p>
          </table:table-cell>
          <table:table-cell office:value-type="float" office:value="0.1478219" calcext:value-type="float">
            <text:p>0.1478219</text:p>
          </table:table-cell>
          <table:table-cell office:value-type="float" office:value="0.1525259" calcext:value-type="float">
            <text:p>0.1525259</text:p>
          </table:table-cell>
          <table:table-cell office:value-type="float" office:value="0.1556071" calcext:value-type="float">
            <text:p>0.1556071</text:p>
          </table:table-cell>
          <table:table-cell office:value-type="float" office:value="0.1599735" calcext:value-type="float">
            <text:p>0.1599735</text:p>
          </table:table-cell>
          <table:table-cell office:value-type="float" office:value="0.1689507" calcext:value-type="float">
            <text:p>0.1689507</text:p>
          </table:table-cell>
          <table:table-cell office:value-type="float" office:value="0.1741507" calcext:value-type="float">
            <text:p>0.1741507</text:p>
          </table:table-cell>
          <table:table-cell office:value-type="float" office:value="0" calcext:value-type="float">
            <text:p>0</text:p>
          </table:table-cell>
          <table:table-cell office:value-type="float" office:value="33.34539" calcext:value-type="float">
            <text:p>33.34539</text:p>
          </table:table-cell>
          <table:table-cell office:value-type="float" office:value="30.67445" calcext:value-type="float">
            <text:p>30.67445</text:p>
          </table:table-cell>
          <table:table-cell office:value-type="float" office:value="21.27664" calcext:value-type="float">
            <text:p>21.27664</text:p>
          </table:table-cell>
          <table:table-cell office:value-type="float" office:value="6.845634" calcext:value-type="float">
            <text:p>6.845634</text:p>
          </table:table-cell>
          <table:table-cell office:value-type="float" office:value="5.381479" calcext:value-type="float">
            <text:p>5.381479</text:p>
          </table:table-cell>
          <table:table-cell office:value-type="float" office:value="2.271515" calcext:value-type="float">
            <text:p>2.271515</text:p>
          </table:table-cell>
          <table:table-cell office:value-type="float" office:value="2.192276" calcext:value-type="float">
            <text:p>2.192276</text:p>
          </table:table-cell>
          <table:table-cell office:value-type="float" office:value="4.93187" calcext:value-type="float">
            <text:p>4.93187</text:p>
          </table:table-cell>
          <table:table-cell office:value-type="float" office:value="8.185419" calcext:value-type="float">
            <text:p>8.185419</text:p>
          </table:table-cell>
          <table:table-cell office:value-type="float" office:value="8.675388" calcext:value-type="float">
            <text:p>8.675388</text:p>
          </table:table-cell>
          <table:table-cell office:value-type="float" office:value="9.001732" calcext:value-type="float">
            <text:p>9.001732</text:p>
          </table:table-cell>
          <table:table-cell office:value-type="float" office:value="9.399532" calcext:value-type="float">
            <text:p>9.399532</text:p>
          </table:table-cell>
          <table:table-cell office:value-type="float" office:value="10.25665" calcext:value-type="float">
            <text:p>10.25665</text:p>
          </table:table-cell>
          <table:table-cell office:value-type="float" office:value="10.75864" calcext:value-type="float">
            <text:p>10.75864</text:p>
          </table:table-cell>
          <table:table-cell office:value-type="float" office:value="0" calcext:value-type="float">
            <text:p>0</text:p>
          </table:table-cell>
          <table:table-cell office:value-type="float" office:value="15.04094" calcext:value-type="float">
            <text:p>15.04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2.775198" calcext:value-type="float">
            <text:p>2.775198</text:p>
          </table:table-cell>
          <table:table-cell office:value-type="float" office:value="135.4724" calcext:value-type="float">
            <text:p>135.4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3758" calcext:value-type="float">
            <text:p>35.43758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68" calcext:value-type="float">
            <text:p>6.627068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13" calcext:value-type="float">
            <text:p>1171.113</text:p>
          </table:table-cell>
          <table:table-cell office:value-type="float" office:value="1.354569" calcext:value-type="float">
            <text:p>1.354569</text:p>
          </table:table-cell>
          <table:table-cell office:value-type="float" office:value="0" calcext:value-type="float">
            <text:p>0</text:p>
          </table:table-cell>
          <table:table-cell office:value-type="float" office:value="1.31386" calcext:value-type="float">
            <text:p>1.31386</text:p>
          </table:table-cell>
          <table:table-cell office:value-type="float" office:value="0.3531613" calcext:value-type="float">
            <text:p>0.3531613</text:p>
          </table:table-cell>
          <table:table-cell office:value-type="float" office:value="0.2323855" calcext:value-type="float">
            <text:p>0.2323855</text:p>
          </table:table-cell>
          <table:table-cell office:value-type="float" office:value="0.0851934" calcext:value-type="float">
            <text:p>0.0851934</text:p>
          </table:table-cell>
          <table:table-cell office:value-type="float" office:value="0.07021705" calcext:value-type="float">
            <text:p>0.07021705</text:p>
          </table:table-cell>
          <table:table-cell office:value-type="float" office:value="0.02836119" calcext:value-type="float">
            <text:p>0.02836119</text:p>
          </table:table-cell>
          <table:table-cell office:value-type="float" office:value="0.03157549" calcext:value-type="float">
            <text:p>0.03157549</text:p>
          </table:table-cell>
          <table:table-cell office:value-type="float" office:value="0.07720547" calcext:value-type="float">
            <text:p>0.07720547</text:p>
          </table:table-cell>
          <table:table-cell office:value-type="float" office:value="0.1479287" calcext:value-type="float">
            <text:p>0.1479287</text:p>
          </table:table-cell>
          <table:table-cell office:value-type="float" office:value="0.1525891" calcext:value-type="float">
            <text:p>0.1525891</text:p>
          </table:table-cell>
          <table:table-cell office:value-type="float" office:value="0.155665" calcext:value-type="float">
            <text:p>0.155665</text:p>
          </table:table-cell>
          <table:table-cell office:value-type="float" office:value="0.1600246" calcext:value-type="float">
            <text:p>0.1600246</text:p>
          </table:table-cell>
          <table:table-cell office:value-type="float" office:value="0.1689931" calcext:value-type="float">
            <text:p>0.1689931</text:p>
          </table:table-cell>
          <table:table-cell office:value-type="float" office:value="0.1741915" calcext:value-type="float">
            <text:p>0.1741915</text:p>
          </table:table-cell>
          <table:table-cell office:value-type="float" office:value="0" calcext:value-type="float">
            <text:p>0</text:p>
          </table:table-cell>
          <table:table-cell office:value-type="float" office:value="33.48642" calcext:value-type="float">
            <text:p>33.48642</text:p>
          </table:table-cell>
          <table:table-cell office:value-type="float" office:value="30.69096" calcext:value-type="float">
            <text:p>30.69096</text:p>
          </table:table-cell>
          <table:table-cell office:value-type="float" office:value="21.29062" calcext:value-type="float">
            <text:p>21.29062</text:p>
          </table:table-cell>
          <table:table-cell office:value-type="float" office:value="6.85439" calcext:value-type="float">
            <text:p>6.85439</text:p>
          </table:table-cell>
          <table:table-cell office:value-type="float" office:value="5.389612" calcext:value-type="float">
            <text:p>5.389612</text:p>
          </table:table-cell>
          <table:table-cell office:value-type="float" office:value="2.273341" calcext:value-type="float">
            <text:p>2.273341</text:p>
          </table:table-cell>
          <table:table-cell office:value-type="float" office:value="2.194213" calcext:value-type="float">
            <text:p>2.194213</text:p>
          </table:table-cell>
          <table:table-cell office:value-type="float" office:value="4.936108" calcext:value-type="float">
            <text:p>4.936108</text:p>
          </table:table-cell>
          <table:table-cell office:value-type="float" office:value="8.191086" calcext:value-type="float">
            <text:p>8.191086</text:p>
          </table:table-cell>
          <table:table-cell office:value-type="float" office:value="8.680476" calcext:value-type="float">
            <text:p>8.680476</text:p>
          </table:table-cell>
          <table:table-cell office:value-type="float" office:value="9.006823" calcext:value-type="float">
            <text:p>9.006823</text:p>
          </table:table-cell>
          <table:table-cell office:value-type="float" office:value="9.404257" calcext:value-type="float">
            <text:p>9.404257</text:p>
          </table:table-cell>
          <table:table-cell office:value-type="float" office:value="10.26053" calcext:value-type="float">
            <text:p>10.26053</text:p>
          </table:table-cell>
          <table:table-cell office:value-type="float" office:value="10.76245" calcext:value-type="float">
            <text:p>10.76245</text:p>
          </table:table-cell>
          <table:table-cell office:value-type="float" office:value="0" calcext:value-type="float">
            <text:p>0</text:p>
          </table:table-cell>
          <table:table-cell office:value-type="float" office:value="9.542437" calcext:value-type="float">
            <text:p>9.542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2.767579" calcext:value-type="float">
            <text:p>2.767579</text:p>
          </table:table-cell>
          <table:table-cell office:value-type="float" office:value="135.4694" calcext:value-type="float">
            <text:p>135.4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5769" calcext:value-type="float">
            <text:p>35.45769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68" calcext:value-type="float">
            <text:p>6.627068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105" calcext:value-type="float">
            <text:p>1171.105</text:p>
          </table:table-cell>
          <table:table-cell office:value-type="float" office:value="1.351673" calcext:value-type="float">
            <text:p>1.351673</text:p>
          </table:table-cell>
          <table:table-cell office:value-type="float" office:value="0" calcext:value-type="float">
            <text:p>0</text:p>
          </table:table-cell>
          <table:table-cell office:value-type="float" office:value="0.954771" calcext:value-type="float">
            <text:p>0.954771</text:p>
          </table:table-cell>
          <table:table-cell office:value-type="float" office:value="0.3387353" calcext:value-type="float">
            <text:p>0.3387353</text:p>
          </table:table-cell>
          <table:table-cell office:value-type="float" office:value="0.2298377" calcext:value-type="float">
            <text:p>0.2298377</text:p>
          </table:table-cell>
          <table:table-cell office:value-type="float" office:value="0.08591938" calcext:value-type="float">
            <text:p>0.08591938</text:p>
          </table:table-cell>
          <table:table-cell office:value-type="float" office:value="0.07183264" calcext:value-type="float">
            <text:p>0.07183264</text:p>
          </table:table-cell>
          <table:table-cell office:value-type="float" office:value="0.02898506" calcext:value-type="float">
            <text:p>0.02898506</text:p>
          </table:table-cell>
          <table:table-cell office:value-type="float" office:value="0.03187845" calcext:value-type="float">
            <text:p>0.03187845</text:p>
          </table:table-cell>
          <table:table-cell office:value-type="float" office:value="0.07747181" calcext:value-type="float">
            <text:p>0.07747181</text:p>
          </table:table-cell>
          <table:table-cell office:value-type="float" office:value="0.1480691" calcext:value-type="float">
            <text:p>0.1480691</text:p>
          </table:table-cell>
          <table:table-cell office:value-type="float" office:value="0.1526577" calcext:value-type="float">
            <text:p>0.1526577</text:p>
          </table:table-cell>
          <table:table-cell office:value-type="float" office:value="0.155723" calcext:value-type="float">
            <text:p>0.155723</text:p>
          </table:table-cell>
          <table:table-cell office:value-type="float" office:value="0.1600731" calcext:value-type="float">
            <text:p>0.1600731</text:p>
          </table:table-cell>
          <table:table-cell office:value-type="float" office:value="0.1690352" calcext:value-type="float">
            <text:p>0.1690352</text:p>
          </table:table-cell>
          <table:table-cell office:value-type="float" office:value="0.1742322" calcext:value-type="float">
            <text:p>0.1742322</text:p>
          </table:table-cell>
          <table:table-cell office:value-type="float" office:value="0" calcext:value-type="float">
            <text:p>0</text:p>
          </table:table-cell>
          <table:table-cell office:value-type="float" office:value="33.59027" calcext:value-type="float">
            <text:p>33.59027</text:p>
          </table:table-cell>
          <table:table-cell office:value-type="float" office:value="30.7081" calcext:value-type="float">
            <text:p>30.7081</text:p>
          </table:table-cell>
          <table:table-cell office:value-type="float" office:value="21.30679" calcext:value-type="float">
            <text:p>21.30679</text:p>
          </table:table-cell>
          <table:table-cell office:value-type="float" office:value="6.864703" calcext:value-type="float">
            <text:p>6.864703</text:p>
          </table:table-cell>
          <table:table-cell office:value-type="float" office:value="5.399337" calcext:value-type="float">
            <text:p>5.399337</text:p>
          </table:table-cell>
          <table:table-cell office:value-type="float" office:value="2.275416" calcext:value-type="float">
            <text:p>2.275416</text:p>
          </table:table-cell>
          <table:table-cell office:value-type="float" office:value="2.196231" calcext:value-type="float">
            <text:p>2.196231</text:p>
          </table:table-cell>
          <table:table-cell office:value-type="float" office:value="4.940399" calcext:value-type="float">
            <text:p>4.940399</text:p>
          </table:table-cell>
          <table:table-cell office:value-type="float" office:value="8.196754" calcext:value-type="float">
            <text:p>8.196754</text:p>
          </table:table-cell>
          <table:table-cell office:value-type="float" office:value="8.685599" calcext:value-type="float">
            <text:p>8.685599</text:p>
          </table:table-cell>
          <table:table-cell office:value-type="float" office:value="9.011913" calcext:value-type="float">
            <text:p>9.011913</text:p>
          </table:table-cell>
          <table:table-cell office:value-type="float" office:value="9.408917" calcext:value-type="float">
            <text:p>9.408917</text:p>
          </table:table-cell>
          <table:table-cell office:value-type="float" office:value="10.26433" calcext:value-type="float">
            <text:p>10.26433</text:p>
          </table:table-cell>
          <table:table-cell office:value-type="float" office:value="10.76624" calcext:value-type="float">
            <text:p>10.76624</text:p>
          </table:table-cell>
          <table:table-cell office:value-type="float" office:value="0" calcext:value-type="float">
            <text:p>0</text:p>
          </table:table-cell>
          <table:table-cell office:value-type="float" office:value="5.660465" calcext:value-type="float">
            <text:p>5.660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2.758654" calcext:value-type="float">
            <text:p>2.758654</text:p>
          </table:table-cell>
          <table:table-cell office:value-type="float" office:value="135.466" calcext:value-type="float">
            <text:p>135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7797" calcext:value-type="float">
            <text:p>35.47797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75" calcext:value-type="float">
            <text:p>6.627075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096" calcext:value-type="float">
            <text:p>1171.096</text:p>
          </table:table-cell>
          <table:table-cell office:value-type="float" office:value="1.347999" calcext:value-type="float">
            <text:p>1.347999</text:p>
          </table:table-cell>
          <table:table-cell office:value-type="float" office:value="0" calcext:value-type="float">
            <text:p>0</text:p>
          </table:table-cell>
          <table:table-cell office:value-type="float" office:value="0.8805214" calcext:value-type="float">
            <text:p>0.8805214</text:p>
          </table:table-cell>
          <table:table-cell office:value-type="float" office:value="0.3583868" calcext:value-type="float">
            <text:p>0.3583868</text:p>
          </table:table-cell>
          <table:table-cell office:value-type="float" office:value="0.2437107" calcext:value-type="float">
            <text:p>0.2437107</text:p>
          </table:table-cell>
          <table:table-cell office:value-type="float" office:value="0.09156107" calcext:value-type="float">
            <text:p>0.09156107</text:p>
          </table:table-cell>
          <table:table-cell office:value-type="float" office:value="0.07628954" calcext:value-type="float">
            <text:p>0.07628954</text:p>
          </table:table-cell>
          <table:table-cell office:value-type="float" office:value="0.02980676" calcext:value-type="float">
            <text:p>0.02980676</text:p>
          </table:table-cell>
          <table:table-cell office:value-type="float" office:value="0.03215937" calcext:value-type="float">
            <text:p>0.03215937</text:p>
          </table:table-cell>
          <table:table-cell office:value-type="float" office:value="0.07768651" calcext:value-type="float">
            <text:p>0.07768651</text:p>
          </table:table-cell>
          <table:table-cell office:value-type="float" office:value="0.1482188" calcext:value-type="float">
            <text:p>0.1482188</text:p>
          </table:table-cell>
          <table:table-cell office:value-type="float" office:value="0.1527319" calcext:value-type="float">
            <text:p>0.1527319</text:p>
          </table:table-cell>
          <table:table-cell office:value-type="float" office:value="0.1557821" calcext:value-type="float">
            <text:p>0.1557821</text:p>
          </table:table-cell>
          <table:table-cell office:value-type="float" office:value="0.1601272" calcext:value-type="float">
            <text:p>0.1601272</text:p>
          </table:table-cell>
          <table:table-cell office:value-type="float" office:value="0.1690768" calcext:value-type="float">
            <text:p>0.1690768</text:p>
          </table:table-cell>
          <table:table-cell office:value-type="float" office:value="0.174273" calcext:value-type="float">
            <text:p>0.174273</text:p>
          </table:table-cell>
          <table:table-cell office:value-type="float" office:value="0" calcext:value-type="float">
            <text:p>0</text:p>
          </table:table-cell>
          <table:table-cell office:value-type="float" office:value="33.6806" calcext:value-type="float">
            <text:p>33.6806</text:p>
          </table:table-cell>
          <table:table-cell office:value-type="float" office:value="30.72751" calcext:value-type="float">
            <text:p>30.72751</text:p>
          </table:table-cell>
          <table:table-cell office:value-type="float" office:value="21.32461" calcext:value-type="float">
            <text:p>21.32461</text:p>
          </table:table-cell>
          <table:table-cell office:value-type="float" office:value="6.87591" calcext:value-type="float">
            <text:p>6.87591</text:p>
          </table:table-cell>
          <table:table-cell office:value-type="float" office:value="5.409966" calcext:value-type="float">
            <text:p>5.409966</text:p>
          </table:table-cell>
          <table:table-cell office:value-type="float" office:value="2.277626" calcext:value-type="float">
            <text:p>2.277626</text:p>
          </table:table-cell>
          <table:table-cell office:value-type="float" office:value="2.198295" calcext:value-type="float">
            <text:p>2.198295</text:p>
          </table:table-cell>
          <table:table-cell office:value-type="float" office:value="4.94473" calcext:value-type="float">
            <text:p>4.94473</text:p>
          </table:table-cell>
          <table:table-cell office:value-type="float" office:value="8.202421" calcext:value-type="float">
            <text:p>8.202421</text:p>
          </table:table-cell>
          <table:table-cell office:value-type="float" office:value="8.690763" calcext:value-type="float">
            <text:p>8.690763</text:p>
          </table:table-cell>
          <table:table-cell office:value-type="float" office:value="9.017004" calcext:value-type="float">
            <text:p>9.017004</text:p>
          </table:table-cell>
          <table:table-cell office:value-type="float" office:value="9.413574" calcext:value-type="float">
            <text:p>9.413574</text:p>
          </table:table-cell>
          <table:table-cell office:value-type="float" office:value="10.26813" calcext:value-type="float">
            <text:p>10.26813</text:p>
          </table:table-cell>
          <table:table-cell office:value-type="float" office:value="10.77004" calcext:value-type="float">
            <text:p>10.77004</text:p>
          </table:table-cell>
          <table:table-cell office:value-type="float" office:value="0" calcext:value-type="float">
            <text:p>0</text:p>
          </table:table-cell>
          <table:table-cell office:value-type="float" office:value="4.111357" calcext:value-type="float">
            <text:p>4.111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2.748033" calcext:value-type="float">
            <text:p>2.748033</text:p>
          </table:table-cell>
          <table:table-cell office:value-type="float" office:value="135.4628" calcext:value-type="float">
            <text:p>135.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9859" calcext:value-type="float">
            <text:p>35.49859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27099" calcext:value-type="float">
            <text:p>6.627099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877" calcext:value-type="float">
            <text:p>-0.002825877</text:p>
          </table:table-cell>
          <table:table-cell office:value-type="float" office:value="1171.086" calcext:value-type="float">
            <text:p>1171.086</text:p>
          </table:table-cell>
          <table:table-cell office:value-type="float" office:value="1.343342" calcext:value-type="float">
            <text:p>1.343342</text:p>
          </table:table-cell>
          <table:table-cell office:value-type="float" office:value="0" calcext:value-type="float">
            <text:p>0</text:p>
          </table:table-cell>
          <table:table-cell office:value-type="float" office:value="0.6380015" calcext:value-type="float">
            <text:p>0.6380015</text:p>
          </table:table-cell>
          <table:table-cell office:value-type="float" office:value="0.3589056" calcext:value-type="float">
            <text:p>0.3589056</text:p>
          </table:table-cell>
          <table:table-cell office:value-type="float" office:value="0.2477496" calcext:value-type="float">
            <text:p>0.2477496</text:p>
          </table:table-cell>
          <table:table-cell office:value-type="float" office:value="0.09460881" calcext:value-type="float">
            <text:p>0.09460881</text:p>
          </table:table-cell>
          <table:table-cell office:value-type="float" office:value="0.07945972" calcext:value-type="float">
            <text:p>0.07945972</text:p>
          </table:table-cell>
          <table:table-cell office:value-type="float" office:value="0.03062751" calcext:value-type="float">
            <text:p>0.03062751</text:p>
          </table:table-cell>
          <table:table-cell office:value-type="float" office:value="0.03248031" calcext:value-type="float">
            <text:p>0.03248031</text:p>
          </table:table-cell>
          <table:table-cell office:value-type="float" office:value="0.07792572" calcext:value-type="float">
            <text:p>0.07792572</text:p>
          </table:table-cell>
          <table:table-cell office:value-type="float" office:value="0.1483723" calcext:value-type="float">
            <text:p>0.1483723</text:p>
          </table:table-cell>
          <table:table-cell office:value-type="float" office:value="0.1528102" calcext:value-type="float">
            <text:p>0.1528102</text:p>
          </table:table-cell>
          <table:table-cell office:value-type="float" office:value="0.155842" calcext:value-type="float">
            <text:p>0.155842</text:p>
          </table:table-cell>
          <table:table-cell office:value-type="float" office:value="0.1601844" calcext:value-type="float">
            <text:p>0.1601844</text:p>
          </table:table-cell>
          <table:table-cell office:value-type="float" office:value="0.1691184" calcext:value-type="float">
            <text:p>0.1691184</text:p>
          </table:table-cell>
          <table:table-cell office:value-type="float" office:value="0.1743138" calcext:value-type="float">
            <text:p>0.1743138</text:p>
          </table:table-cell>
          <table:table-cell office:value-type="float" office:value="0" calcext:value-type="float">
            <text:p>0</text:p>
          </table:table-cell>
          <table:table-cell office:value-type="float" office:value="33.75412" calcext:value-type="float">
            <text:p>33.75412</text:p>
          </table:table-cell>
          <table:table-cell office:value-type="float" office:value="30.75049" calcext:value-type="float">
            <text:p>30.75049</text:p>
          </table:table-cell>
          <table:table-cell office:value-type="float" office:value="21.34587" calcext:value-type="float">
            <text:p>21.34587</text:p>
          </table:table-cell>
          <table:table-cell office:value-type="float" office:value="6.888921" calcext:value-type="float">
            <text:p>6.888921</text:p>
          </table:table-cell>
          <table:table-cell office:value-type="float" office:value="5.422252" calcext:value-type="float">
            <text:p>5.422252</text:p>
          </table:table-cell>
          <table:table-cell office:value-type="float" office:value="2.280059" calcext:value-type="float">
            <text:p>2.280059</text:p>
          </table:table-cell>
          <table:table-cell office:value-type="float" office:value="2.200424" calcext:value-type="float">
            <text:p>2.200424</text:p>
          </table:table-cell>
          <table:table-cell office:value-type="float" office:value="4.949101" calcext:value-type="float">
            <text:p>4.949101</text:p>
          </table:table-cell>
          <table:table-cell office:value-type="float" office:value="8.208089" calcext:value-type="float">
            <text:p>8.208089</text:p>
          </table:table-cell>
          <table:table-cell office:value-type="float" office:value="8.69593" calcext:value-type="float">
            <text:p>8.69593</text:p>
          </table:table-cell>
          <table:table-cell office:value-type="float" office:value="9.022095" calcext:value-type="float">
            <text:p>9.022095</text:p>
          </table:table-cell>
          <table:table-cell office:value-type="float" office:value="9.418221" calcext:value-type="float">
            <text:p>9.418221</text:p>
          </table:table-cell>
          <table:table-cell office:value-type="float" office:value="10.27193" calcext:value-type="float">
            <text:p>10.27193</text:p>
          </table:table-cell>
          <table:table-cell office:value-type="float" office:value="10.77385" calcext:value-type="float">
            <text:p>10.77385</text:p>
          </table:table-cell>
          <table:table-cell office:value-type="float" office:value="0" calcext:value-type="float">
            <text:p>0</text:p>
          </table:table-cell>
          <table:table-cell office:value-type="float" office:value="5.482866" calcext:value-type="float">
            <text:p>5.482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2.742183" calcext:value-type="float">
            <text:p>2.742183</text:p>
          </table:table-cell>
          <table:table-cell office:value-type="float" office:value="135.4622" calcext:value-type="float">
            <text:p>135.4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1944" calcext:value-type="float">
            <text:p>35.51944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166" calcext:value-type="float">
            <text:p>6.633166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91" calcext:value-type="float">
            <text:p>-0.002825791</text:p>
          </table:table-cell>
          <table:table-cell office:value-type="float" office:value="1171.072" calcext:value-type="float">
            <text:p>1171.072</text:p>
          </table:table-cell>
          <table:table-cell office:value-type="float" office:value="1.368512" calcext:value-type="float">
            <text:p>1.368512</text:p>
          </table:table-cell>
          <table:table-cell office:value-type="float" office:value="0" calcext:value-type="float">
            <text:p>0</text:p>
          </table:table-cell>
          <table:table-cell office:value-type="float" office:value="0.2794836" calcext:value-type="float">
            <text:p>0.2794836</text:p>
          </table:table-cell>
          <table:table-cell office:value-type="float" office:value="0.3367487" calcext:value-type="float">
            <text:p>0.3367487</text:p>
          </table:table-cell>
          <table:table-cell office:value-type="float" office:value="0.234287" calcext:value-type="float">
            <text:p>0.234287</text:p>
          </table:table-cell>
          <table:table-cell office:value-type="float" office:value="0.0987206" calcext:value-type="float">
            <text:p>0.0987206</text:p>
          </table:table-cell>
          <table:table-cell office:value-type="float" office:value="0.07788283" calcext:value-type="float">
            <text:p>0.07788283</text:p>
          </table:table-cell>
          <table:table-cell office:value-type="float" office:value="0.03158925" calcext:value-type="float">
            <text:p>0.03158925</text:p>
          </table:table-cell>
          <table:table-cell office:value-type="float" office:value="0.0324438" calcext:value-type="float">
            <text:p>0.0324438</text:p>
          </table:table-cell>
          <table:table-cell office:value-type="float" office:value="0.07807864" calcext:value-type="float">
            <text:p>0.07807864</text:p>
          </table:table-cell>
          <table:table-cell office:value-type="float" office:value="0.1485187" calcext:value-type="float">
            <text:p>0.1485187</text:p>
          </table:table-cell>
          <table:table-cell office:value-type="float" office:value="0.1528917" calcext:value-type="float">
            <text:p>0.1528917</text:p>
          </table:table-cell>
          <table:table-cell office:value-type="float" office:value="0.1559028" calcext:value-type="float">
            <text:p>0.1559028</text:p>
          </table:table-cell>
          <table:table-cell office:value-type="float" office:value="0.160248" calcext:value-type="float">
            <text:p>0.160248</text:p>
          </table:table-cell>
          <table:table-cell office:value-type="float" office:value="0.1691599" calcext:value-type="float">
            <text:p>0.1691599</text:p>
          </table:table-cell>
          <table:table-cell office:value-type="float" office:value="0.1743546" calcext:value-type="float">
            <text:p>0.1743546</text:p>
          </table:table-cell>
          <table:table-cell office:value-type="float" office:value="0" calcext:value-type="float">
            <text:p>0</text:p>
          </table:table-cell>
          <table:table-cell office:value-type="float" office:value="33.78267" calcext:value-type="float">
            <text:p>33.78267</text:p>
          </table:table-cell>
          <table:table-cell office:value-type="float" office:value="30.77549" calcext:value-type="float">
            <text:p>30.77549</text:p>
          </table:table-cell>
          <table:table-cell office:value-type="float" office:value="21.37136" calcext:value-type="float">
            <text:p>21.37136</text:p>
          </table:table-cell>
          <table:table-cell office:value-type="float" office:value="6.907664" calcext:value-type="float">
            <text:p>6.907664</text:p>
          </table:table-cell>
          <table:table-cell office:value-type="float" office:value="5.435987" calcext:value-type="float">
            <text:p>5.435987</text:p>
          </table:table-cell>
          <table:table-cell office:value-type="float" office:value="2.282742" calcext:value-type="float">
            <text:p>2.282742</text:p>
          </table:table-cell>
          <table:table-cell office:value-type="float" office:value="2.202555" calcext:value-type="float">
            <text:p>2.202555</text:p>
          </table:table-cell>
          <table:table-cell office:value-type="float" office:value="4.953509" calcext:value-type="float">
            <text:p>4.953509</text:p>
          </table:table-cell>
          <table:table-cell office:value-type="float" office:value="8.213757" calcext:value-type="float">
            <text:p>8.213757</text:p>
          </table:table-cell>
          <table:table-cell office:value-type="float" office:value="8.701093" calcext:value-type="float">
            <text:p>8.701093</text:p>
          </table:table-cell>
          <table:table-cell office:value-type="float" office:value="9.027185" calcext:value-type="float">
            <text:p>9.027185</text:p>
          </table:table-cell>
          <table:table-cell office:value-type="float" office:value="9.422877" calcext:value-type="float">
            <text:p>9.422877</text:p>
          </table:table-cell>
          <table:table-cell office:value-type="float" office:value="10.27573" calcext:value-type="float">
            <text:p>10.27573</text:p>
          </table:table-cell>
          <table:table-cell office:value-type="float" office:value="10.77763" calcext:value-type="float">
            <text:p>10.77763</text:p>
          </table:table-cell>
          <table:table-cell office:value-type="float" office:value="0" calcext:value-type="float">
            <text:p>0</text:p>
          </table:table-cell>
          <table:table-cell office:value-type="float" office:value="4.304549" calcext:value-type="float">
            <text:p>4.304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2.734401" calcext:value-type="float">
            <text:p>2.734401</text:p>
          </table:table-cell>
          <table:table-cell office:value-type="float" office:value="135.464" calcext:value-type="float">
            <text:p>135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3845" calcext:value-type="float">
            <text:p>35.53845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166" calcext:value-type="float">
            <text:p>6.633166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91" calcext:value-type="float">
            <text:p>-0.002825791</text:p>
          </table:table-cell>
          <table:table-cell office:value-type="float" office:value="1171.062" calcext:value-type="float">
            <text:p>1171.062</text:p>
          </table:table-cell>
          <table:table-cell office:value-type="float" office:value="1.417989" calcext:value-type="float">
            <text:p>1.417989</text:p>
          </table:table-cell>
          <table:table-cell office:value-type="float" office:value="0" calcext:value-type="float">
            <text:p>0</text:p>
          </table:table-cell>
          <table:table-cell office:value-type="float" office:value="0.1061611" calcext:value-type="float">
            <text:p>0.1061611</text:p>
          </table:table-cell>
          <table:table-cell office:value-type="float" office:value="0.3272874" calcext:value-type="float">
            <text:p>0.3272874</text:p>
          </table:table-cell>
          <table:table-cell office:value-type="float" office:value="0.2287371" calcext:value-type="float">
            <text:p>0.2287371</text:p>
          </table:table-cell>
          <table:table-cell office:value-type="float" office:value="0.09104616" calcext:value-type="float">
            <text:p>0.09104616</text:p>
          </table:table-cell>
          <table:table-cell office:value-type="float" office:value="0.07625671" calcext:value-type="float">
            <text:p>0.07625671</text:p>
          </table:table-cell>
          <table:table-cell office:value-type="float" office:value="0.03092019" calcext:value-type="float">
            <text:p>0.03092019</text:p>
          </table:table-cell>
          <table:table-cell office:value-type="float" office:value="0.03261495" calcext:value-type="float">
            <text:p>0.03261495</text:p>
          </table:table-cell>
          <table:table-cell office:value-type="float" office:value="0.07815961" calcext:value-type="float">
            <text:p>0.07815961</text:p>
          </table:table-cell>
          <table:table-cell office:value-type="float" office:value="0.1486455" calcext:value-type="float">
            <text:p>0.1486455</text:p>
          </table:table-cell>
          <table:table-cell office:value-type="float" office:value="0.1529748" calcext:value-type="float">
            <text:p>0.1529748</text:p>
          </table:table-cell>
          <table:table-cell office:value-type="float" office:value="0.1559645" calcext:value-type="float">
            <text:p>0.1559645</text:p>
          </table:table-cell>
          <table:table-cell office:value-type="float" office:value="0.1602926" calcext:value-type="float">
            <text:p>0.1602926</text:p>
          </table:table-cell>
          <table:table-cell office:value-type="float" office:value="0.1692013" calcext:value-type="float">
            <text:p>0.1692013</text:p>
          </table:table-cell>
          <table:table-cell office:value-type="float" office:value="0.1743954" calcext:value-type="float">
            <text:p>0.1743954</text:p>
          </table:table-cell>
          <table:table-cell office:value-type="float" office:value="0" calcext:value-type="float">
            <text:p>0</text:p>
          </table:table-cell>
          <table:table-cell office:value-type="float" office:value="33.7566" calcext:value-type="float">
            <text:p>33.7566</text:p>
          </table:table-cell>
          <table:table-cell office:value-type="float" office:value="30.78667" calcext:value-type="float">
            <text:p>30.78667</text:p>
          </table:table-cell>
          <table:table-cell office:value-type="float" office:value="21.38776" calcext:value-type="float">
            <text:p>21.38776</text:p>
          </table:table-cell>
          <table:table-cell office:value-type="float" office:value="6.921529" calcext:value-type="float">
            <text:p>6.921529</text:p>
          </table:table-cell>
          <table:table-cell office:value-type="float" office:value="5.448306" calcext:value-type="float">
            <text:p>5.448306</text:p>
          </table:table-cell>
          <table:table-cell office:value-type="float" office:value="2.285501" calcext:value-type="float">
            <text:p>2.285501</text:p>
          </table:table-cell>
          <table:table-cell office:value-type="float" office:value="2.204745" calcext:value-type="float">
            <text:p>2.204745</text:p>
          </table:table-cell>
          <table:table-cell office:value-type="float" office:value="4.957944" calcext:value-type="float">
            <text:p>4.957944</text:p>
          </table:table-cell>
          <table:table-cell office:value-type="float" office:value="8.219425" calcext:value-type="float">
            <text:p>8.219425</text:p>
          </table:table-cell>
          <table:table-cell office:value-type="float" office:value="8.706256" calcext:value-type="float">
            <text:p>8.706256</text:p>
          </table:table-cell>
          <table:table-cell office:value-type="float" office:value="9.032276" calcext:value-type="float">
            <text:p>9.032276</text:p>
          </table:table-cell>
          <table:table-cell office:value-type="float" office:value="9.427525" calcext:value-type="float">
            <text:p>9.427525</text:p>
          </table:table-cell>
          <table:table-cell office:value-type="float" office:value="10.27953" calcext:value-type="float">
            <text:p>10.27953</text:p>
          </table:table-cell>
          <table:table-cell office:value-type="float" office:value="10.7814" calcext:value-type="float">
            <text:p>10.7814</text:p>
          </table:table-cell>
          <table:table-cell office:value-type="float" office:value="0" calcext:value-type="float">
            <text:p>0</text:p>
          </table:table-cell>
          <table:table-cell office:value-type="float" office:value="0.07357123" calcext:value-type="float">
            <text:p>0.07357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2.725732" calcext:value-type="float">
            <text:p>2.725732</text:p>
          </table:table-cell>
          <table:table-cell office:value-type="float" office:value="135.4655" calcext:value-type="float">
            <text:p>135.4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5665" calcext:value-type="float">
            <text:p>35.55665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428" calcext:value-type="float">
            <text:p>6.633428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88" calcext:value-type="float">
            <text:p>-0.002825788</text:p>
          </table:table-cell>
          <table:table-cell office:value-type="float" office:value="1171.051" calcext:value-type="float">
            <text:p>1171.051</text:p>
          </table:table-cell>
          <table:table-cell office:value-type="float" office:value="1.451699" calcext:value-type="float">
            <text:p>1.451699</text:p>
          </table:table-cell>
          <table:table-cell office:value-type="float" office:value="0" calcext:value-type="float">
            <text:p>0</text:p>
          </table:table-cell>
          <table:table-cell office:value-type="float" office:value="0.09607778" calcext:value-type="float">
            <text:p>0.09607778</text:p>
          </table:table-cell>
          <table:table-cell office:value-type="float" office:value="0.3031563" calcext:value-type="float">
            <text:p>0.3031563</text:p>
          </table:table-cell>
          <table:table-cell office:value-type="float" office:value="0.2118296" calcext:value-type="float">
            <text:p>0.2118296</text:p>
          </table:table-cell>
          <table:table-cell office:value-type="float" office:value="0.08498898" calcext:value-type="float">
            <text:p>0.08498898</text:p>
          </table:table-cell>
          <table:table-cell office:value-type="float" office:value="0.07281825" calcext:value-type="float">
            <text:p>0.07281825</text:p>
          </table:table-cell>
          <table:table-cell office:value-type="float" office:value="0.03020006" calcext:value-type="float">
            <text:p>0.03020006</text:p>
          </table:table-cell>
          <table:table-cell office:value-type="float" office:value="0.03264521" calcext:value-type="float">
            <text:p>0.03264521</text:p>
          </table:table-cell>
          <table:table-cell office:value-type="float" office:value="0.07824594" calcext:value-type="float">
            <text:p>0.07824594</text:p>
          </table:table-cell>
          <table:table-cell office:value-type="float" office:value="0.1487549" calcext:value-type="float">
            <text:p>0.1487549</text:p>
          </table:table-cell>
          <table:table-cell office:value-type="float" office:value="0.1530572" calcext:value-type="float">
            <text:p>0.1530572</text:p>
          </table:table-cell>
          <table:table-cell office:value-type="float" office:value="0.1560267" calcext:value-type="float">
            <text:p>0.1560267</text:p>
          </table:table-cell>
          <table:table-cell office:value-type="float" office:value="0.1603488" calcext:value-type="float">
            <text:p>0.1603488</text:p>
          </table:table-cell>
          <table:table-cell office:value-type="float" office:value="0.1692425" calcext:value-type="float">
            <text:p>0.1692425</text:p>
          </table:table-cell>
          <table:table-cell office:value-type="float" office:value="0.1744362" calcext:value-type="float">
            <text:p>0.1744362</text:p>
          </table:table-cell>
          <table:table-cell office:value-type="float" office:value="0" calcext:value-type="float">
            <text:p>0</text:p>
          </table:table-cell>
          <table:table-cell office:value-type="float" office:value="33.70098" calcext:value-type="float">
            <text:p>33.70098</text:p>
          </table:table-cell>
          <table:table-cell office:value-type="float" office:value="30.79362" calcext:value-type="float">
            <text:p>30.79362</text:p>
          </table:table-cell>
          <table:table-cell office:value-type="float" office:value="21.40073" calcext:value-type="float">
            <text:p>21.40073</text:p>
          </table:table-cell>
          <table:table-cell office:value-type="float" office:value="6.93324" calcext:value-type="float">
            <text:p>6.93324</text:p>
          </table:table-cell>
          <table:table-cell office:value-type="float" office:value="5.459838" calcext:value-type="float">
            <text:p>5.459838</text:p>
          </table:table-cell>
          <table:table-cell office:value-type="float" office:value="2.288087" calcext:value-type="float">
            <text:p>2.288087</text:p>
          </table:table-cell>
          <table:table-cell office:value-type="float" office:value="2.206955" calcext:value-type="float">
            <text:p>2.206955</text:p>
          </table:table-cell>
          <table:table-cell office:value-type="float" office:value="4.962378" calcext:value-type="float">
            <text:p>4.962378</text:p>
          </table:table-cell>
          <table:table-cell office:value-type="float" office:value="8.225094" calcext:value-type="float">
            <text:p>8.225094</text:p>
          </table:table-cell>
          <table:table-cell office:value-type="float" office:value="8.71142" calcext:value-type="float">
            <text:p>8.71142</text:p>
          </table:table-cell>
          <table:table-cell office:value-type="float" office:value="9.037335" calcext:value-type="float">
            <text:p>9.037335</text:p>
          </table:table-cell>
          <table:table-cell office:value-type="float" office:value="9.432176" calcext:value-type="float">
            <text:p>9.432176</text:p>
          </table:table-cell>
          <table:table-cell office:value-type="float" office:value="10.28333" calcext:value-type="float">
            <text:p>10.28333</text:p>
          </table:table-cell>
          <table:table-cell office:value-type="float" office:value="10.78516" calcext:value-type="float">
            <text:p>10.78516</text:p>
          </table:table-cell>
          <table:table-cell office:value-type="float" office:value="0" calcext:value-type="float">
            <text:p>0</text:p>
          </table:table-cell>
          <table:table-cell office:value-type="float" office:value="0.0266784" calcext:value-type="float">
            <text:p>0.0266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2.720975" calcext:value-type="float">
            <text:p>2.720975</text:p>
          </table:table-cell>
          <table:table-cell office:value-type="float" office:value="135.4653" calcext:value-type="float">
            <text:p>135.4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7337" calcext:value-type="float">
            <text:p>35.57337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48" calcext:value-type="float">
            <text:p>6.63348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88" calcext:value-type="float">
            <text:p>-0.002825788</text:p>
          </table:table-cell>
          <table:table-cell office:value-type="float" office:value="1171.04" calcext:value-type="float">
            <text:p>1171.04</text:p>
          </table:table-cell>
          <table:table-cell office:value-type="float" office:value="1.464775" calcext:value-type="float">
            <text:p>1.464775</text:p>
          </table:table-cell>
          <table:table-cell office:value-type="float" office:value="0" calcext:value-type="float">
            <text:p>0</text:p>
          </table:table-cell>
          <table:table-cell office:value-type="float" office:value="0.05741055" calcext:value-type="float">
            <text:p>0.05741055</text:p>
          </table:table-cell>
          <table:table-cell office:value-type="float" office:value="0.2526002" calcext:value-type="float">
            <text:p>0.2526002</text:p>
          </table:table-cell>
          <table:table-cell office:value-type="float" office:value="0.1869493" calcext:value-type="float">
            <text:p>0.1869493</text:p>
          </table:table-cell>
          <table:table-cell office:value-type="float" office:value="0.07353508" calcext:value-type="float">
            <text:p>0.07353508</text:p>
          </table:table-cell>
          <table:table-cell office:value-type="float" office:value="0.06399558" calcext:value-type="float">
            <text:p>0.06399558</text:p>
          </table:table-cell>
          <table:table-cell office:value-type="float" office:value="0.02856083" calcext:value-type="float">
            <text:p>0.02856083</text:p>
          </table:table-cell>
          <table:table-cell office:value-type="float" office:value="0.03222157" calcext:value-type="float">
            <text:p>0.03222157</text:p>
          </table:table-cell>
          <table:table-cell office:value-type="float" office:value="0.07819966" calcext:value-type="float">
            <text:p>0.07819966</text:p>
          </table:table-cell>
          <table:table-cell office:value-type="float" office:value="0.1488459" calcext:value-type="float">
            <text:p>0.1488459</text:p>
          </table:table-cell>
          <table:table-cell office:value-type="float" office:value="0.1531375" calcext:value-type="float">
            <text:p>0.1531375</text:p>
          </table:table-cell>
          <table:table-cell office:value-type="float" office:value="0.1560885" calcext:value-type="float">
            <text:p>0.1560885</text:p>
          </table:table-cell>
          <table:table-cell office:value-type="float" office:value="0.1604018" calcext:value-type="float">
            <text:p>0.1604018</text:p>
          </table:table-cell>
          <table:table-cell office:value-type="float" office:value="0.1692837" calcext:value-type="float">
            <text:p>0.1692837</text:p>
          </table:table-cell>
          <table:table-cell office:value-type="float" office:value="0.1744769" calcext:value-type="float">
            <text:p>0.1744769</text:p>
          </table:table-cell>
          <table:table-cell office:value-type="float" office:value="0" calcext:value-type="float">
            <text:p>0</text:p>
          </table:table-cell>
          <table:table-cell office:value-type="float" office:value="33.62674" calcext:value-type="float">
            <text:p>33.62674</text:p>
          </table:table-cell>
          <table:table-cell office:value-type="float" office:value="30.78828" calcext:value-type="float">
            <text:p>30.78828</text:p>
          </table:table-cell>
          <table:table-cell office:value-type="float" office:value="21.40485" calcext:value-type="float">
            <text:p>21.40485</text:p>
          </table:table-cell>
          <table:table-cell office:value-type="float" office:value="6.941024" calcext:value-type="float">
            <text:p>6.941024</text:p>
          </table:table-cell>
          <table:table-cell office:value-type="float" office:value="5.468478" calcext:value-type="float">
            <text:p>5.468478</text:p>
          </table:table-cell>
          <table:table-cell office:value-type="float" office:value="2.290338" calcext:value-type="float">
            <text:p>2.290338</text:p>
          </table:table-cell>
          <table:table-cell office:value-type="float" office:value="2.209098" calcext:value-type="float">
            <text:p>2.209098</text:p>
          </table:table-cell>
          <table:table-cell office:value-type="float" office:value="4.966813" calcext:value-type="float">
            <text:p>4.966813</text:p>
          </table:table-cell>
          <table:table-cell office:value-type="float" office:value="8.230762" calcext:value-type="float">
            <text:p>8.230762</text:p>
          </table:table-cell>
          <table:table-cell office:value-type="float" office:value="8.716582" calcext:value-type="float">
            <text:p>8.716582</text:p>
          </table:table-cell>
          <table:table-cell office:value-type="float" office:value="9.04237" calcext:value-type="float">
            <text:p>9.04237</text:p>
          </table:table-cell>
          <table:table-cell office:value-type="float" office:value="9.43683" calcext:value-type="float">
            <text:p>9.43683</text:p>
          </table:table-cell>
          <table:table-cell office:value-type="float" office:value="10.28713" calcext:value-type="float">
            <text:p>10.28713</text:p>
          </table:table-cell>
          <table:table-cell office:value-type="float" office:value="10.78891" calcext:value-type="float">
            <text:p>10.78891</text:p>
          </table:table-cell>
          <table:table-cell office:value-type="float" office:value="0" calcext:value-type="float">
            <text:p>0</text:p>
          </table:table-cell>
          <table:table-cell office:value-type="float" office:value="0.07000984" calcext:value-type="float">
            <text:p>0.0700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2.712697" calcext:value-type="float">
            <text:p>2.712697</text:p>
          </table:table-cell>
          <table:table-cell office:value-type="float" office:value="135.4684" calcext:value-type="float">
            <text:p>135.4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893" calcext:value-type="float">
            <text:p>35.5893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483" calcext:value-type="float">
            <text:p>6.633483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88" calcext:value-type="float">
            <text:p>-0.002825788</text:p>
          </table:table-cell>
          <table:table-cell office:value-type="float" office:value="1171.029" calcext:value-type="float">
            <text:p>1171.029</text:p>
          </table:table-cell>
          <table:table-cell office:value-type="float" office:value="1.49564" calcext:value-type="float">
            <text:p>1.49564</text:p>
          </table:table-cell>
          <table:table-cell office:value-type="float" office:value="0" calcext:value-type="float">
            <text:p>0</text:p>
          </table:table-cell>
          <table:table-cell office:value-type="float" office:value="0.08836788" calcext:value-type="float">
            <text:p>0.08836788</text:p>
          </table:table-cell>
          <table:table-cell office:value-type="float" office:value="0.2726845" calcext:value-type="float">
            <text:p>0.2726845</text:p>
          </table:table-cell>
          <table:table-cell office:value-type="float" office:value="0.1943979" calcext:value-type="float">
            <text:p>0.1943979</text:p>
          </table:table-cell>
          <table:table-cell office:value-type="float" office:value="0.07401829" calcext:value-type="float">
            <text:p>0.07401829</text:p>
          </table:table-cell>
          <table:table-cell office:value-type="float" office:value="0.06307323" calcext:value-type="float">
            <text:p>0.06307323</text:p>
          </table:table-cell>
          <table:table-cell office:value-type="float" office:value="0.02774081" calcext:value-type="float">
            <text:p>0.02774081</text:p>
          </table:table-cell>
          <table:table-cell office:value-type="float" office:value="0.03182949" calcext:value-type="float">
            <text:p>0.03182949</text:p>
          </table:table-cell>
          <table:table-cell office:value-type="float" office:value="0.07799626" calcext:value-type="float">
            <text:p>0.07799626</text:p>
          </table:table-cell>
          <table:table-cell office:value-type="float" office:value="0.1488943" calcext:value-type="float">
            <text:p>0.1488943</text:p>
          </table:table-cell>
          <table:table-cell office:value-type="float" office:value="0.1532119" calcext:value-type="float">
            <text:p>0.1532119</text:p>
          </table:table-cell>
          <table:table-cell office:value-type="float" office:value="0.1561499" calcext:value-type="float">
            <text:p>0.1561499</text:p>
          </table:table-cell>
          <table:table-cell office:value-type="float" office:value="0.1604535" calcext:value-type="float">
            <text:p>0.1604535</text:p>
          </table:table-cell>
          <table:table-cell office:value-type="float" office:value="0.1693251" calcext:value-type="float">
            <text:p>0.1693251</text:p>
          </table:table-cell>
          <table:table-cell office:value-type="float" office:value="0.1745176" calcext:value-type="float">
            <text:p>0.1745176</text:p>
          </table:table-cell>
          <table:table-cell office:value-type="float" office:value="0" calcext:value-type="float">
            <text:p>0</text:p>
          </table:table-cell>
          <table:table-cell office:value-type="float" office:value="33.55977" calcext:value-type="float">
            <text:p>33.55977</text:p>
          </table:table-cell>
          <table:table-cell office:value-type="float" office:value="30.7753" calcext:value-type="float">
            <text:p>30.7753</text:p>
          </table:table-cell>
          <table:table-cell office:value-type="float" office:value="21.40448" calcext:value-type="float">
            <text:p>21.40448</text:p>
          </table:table-cell>
          <table:table-cell office:value-type="float" office:value="6.945879" calcext:value-type="float">
            <text:p>6.945879</text:p>
          </table:table-cell>
          <table:table-cell office:value-type="float" office:value="5.47439" calcext:value-type="float">
            <text:p>5.47439</text:p>
          </table:table-cell>
          <table:table-cell office:value-type="float" office:value="2.292171" calcext:value-type="float">
            <text:p>2.292171</text:p>
          </table:table-cell>
          <table:table-cell office:value-type="float" office:value="2.211109" calcext:value-type="float">
            <text:p>2.211109</text:p>
          </table:table-cell>
          <table:table-cell office:value-type="float" office:value="4.971197" calcext:value-type="float">
            <text:p>4.971197</text:p>
          </table:table-cell>
          <table:table-cell office:value-type="float" office:value="8.236429" calcext:value-type="float">
            <text:p>8.236429</text:p>
          </table:table-cell>
          <table:table-cell office:value-type="float" office:value="8.721746" calcext:value-type="float">
            <text:p>8.721746</text:p>
          </table:table-cell>
          <table:table-cell office:value-type="float" office:value="9.047404" calcext:value-type="float">
            <text:p>9.047404</text:p>
          </table:table-cell>
          <table:table-cell office:value-type="float" office:value="9.441482" calcext:value-type="float">
            <text:p>9.441482</text:p>
          </table:table-cell>
          <table:table-cell office:value-type="float" office:value="10.29093" calcext:value-type="float">
            <text:p>10.29093</text:p>
          </table:table-cell>
          <table:table-cell office:value-type="float" office:value="10.79261" calcext:value-type="float">
            <text:p>10.79261</text:p>
          </table:table-cell>
          <table:table-cell office:value-type="float" office:value="0" calcext:value-type="float">
            <text:p>0</text:p>
          </table:table-cell>
          <table:table-cell office:value-type="float" office:value="0.06044956" calcext:value-type="float">
            <text:p>0.06044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2.705668" calcext:value-type="float">
            <text:p>2.705668</text:p>
          </table:table-cell>
          <table:table-cell office:value-type="float" office:value="135.4687" calcext:value-type="float">
            <text:p>135.4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059" calcext:value-type="float">
            <text:p>35.6059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497" calcext:value-type="float">
            <text:p>6.633497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88" calcext:value-type="float">
            <text:p>-0.002825788</text:p>
          </table:table-cell>
          <table:table-cell office:value-type="float" office:value="1171.018" calcext:value-type="float">
            <text:p>1171.018</text:p>
          </table:table-cell>
          <table:table-cell office:value-type="float" office:value="1.502163" calcext:value-type="float">
            <text:p>1.502163</text:p>
          </table:table-cell>
          <table:table-cell office:value-type="float" office:value="0" calcext:value-type="float">
            <text:p>0</text:p>
          </table:table-cell>
          <table:table-cell office:value-type="float" office:value="0.205643" calcext:value-type="float">
            <text:p>0.205643</text:p>
          </table:table-cell>
          <table:table-cell office:value-type="float" office:value="0.2757614" calcext:value-type="float">
            <text:p>0.2757614</text:p>
          </table:table-cell>
          <table:table-cell office:value-type="float" office:value="0.1930351" calcext:value-type="float">
            <text:p>0.1930351</text:p>
          </table:table-cell>
          <table:table-cell office:value-type="float" office:value="0.07374576" calcext:value-type="float">
            <text:p>0.07374576</text:p>
          </table:table-cell>
          <table:table-cell office:value-type="float" office:value="0.06306472" calcext:value-type="float">
            <text:p>0.06306472</text:p>
          </table:table-cell>
          <table:table-cell office:value-type="float" office:value="0.02775188" calcext:value-type="float">
            <text:p>0.02775188</text:p>
          </table:table-cell>
          <table:table-cell office:value-type="float" office:value="0.03178311" calcext:value-type="float">
            <text:p>0.03178311</text:p>
          </table:table-cell>
          <table:table-cell office:value-type="float" office:value="0.07791153" calcext:value-type="float">
            <text:p>0.07791153</text:p>
          </table:table-cell>
          <table:table-cell office:value-type="float" office:value="0.1489211" calcext:value-type="float">
            <text:p>0.1489211</text:p>
          </table:table-cell>
          <table:table-cell office:value-type="float" office:value="0.1532777" calcext:value-type="float">
            <text:p>0.1532777</text:p>
          </table:table-cell>
          <table:table-cell office:value-type="float" office:value="0.1562102" calcext:value-type="float">
            <text:p>0.1562102</text:p>
          </table:table-cell>
          <table:table-cell office:value-type="float" office:value="0.1605098" calcext:value-type="float">
            <text:p>0.1605098</text:p>
          </table:table-cell>
          <table:table-cell office:value-type="float" office:value="0.1693665" calcext:value-type="float">
            <text:p>0.1693665</text:p>
          </table:table-cell>
          <table:table-cell office:value-type="float" office:value="0.1745581" calcext:value-type="float">
            <text:p>0.1745581</text:p>
          </table:table-cell>
          <table:table-cell office:value-type="float" office:value="0" calcext:value-type="float">
            <text:p>0</text:p>
          </table:table-cell>
          <table:table-cell office:value-type="float" office:value="33.52708" calcext:value-type="float">
            <text:p>33.52708</text:p>
          </table:table-cell>
          <table:table-cell office:value-type="float" office:value="30.76879" calcext:value-type="float">
            <text:p>30.76879</text:p>
          </table:table-cell>
          <table:table-cell office:value-type="float" office:value="21.40585" calcext:value-type="float">
            <text:p>21.40585</text:p>
          </table:table-cell>
          <table:table-cell office:value-type="float" office:value="6.9512" calcext:value-type="float">
            <text:p>6.9512</text:p>
          </table:table-cell>
          <table:table-cell office:value-type="float" office:value="5.480597" calcext:value-type="float">
            <text:p>5.480597</text:p>
          </table:table-cell>
          <table:table-cell office:value-type="float" office:value="2.293963" calcext:value-type="float">
            <text:p>2.293963</text:p>
          </table:table-cell>
          <table:table-cell office:value-type="float" office:value="2.213075" calcext:value-type="float">
            <text:p>2.213075</text:p>
          </table:table-cell>
          <table:table-cell office:value-type="float" office:value="4.975529" calcext:value-type="float">
            <text:p>4.975529</text:p>
          </table:table-cell>
          <table:table-cell office:value-type="float" office:value="8.242097" calcext:value-type="float">
            <text:p>8.242097</text:p>
          </table:table-cell>
          <table:table-cell office:value-type="float" office:value="8.726908" calcext:value-type="float">
            <text:p>8.726908</text:p>
          </table:table-cell>
          <table:table-cell office:value-type="float" office:value="9.052438" calcext:value-type="float">
            <text:p>9.052438</text:p>
          </table:table-cell>
          <table:table-cell office:value-type="float" office:value="9.446136" calcext:value-type="float">
            <text:p>9.446136</text:p>
          </table:table-cell>
          <table:table-cell office:value-type="float" office:value="10.29473" calcext:value-type="float">
            <text:p>10.29473</text:p>
          </table:table-cell>
          <table:table-cell office:value-type="float" office:value="10.79628" calcext:value-type="float">
            <text:p>10.79628</text:p>
          </table:table-cell>
          <table:table-cell office:value-type="float" office:value="0" calcext:value-type="float">
            <text:p>0</text:p>
          </table:table-cell>
          <table:table-cell office:value-type="float" office:value="1.237435" calcext:value-type="float">
            <text:p>1.237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2.668885" calcext:value-type="float">
            <text:p>2.668885</text:p>
          </table:table-cell>
          <table:table-cell office:value-type="float" office:value="135.4739" calcext:value-type="float">
            <text:p>135.4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2335" calcext:value-type="float">
            <text:p>35.62335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528" calcext:value-type="float">
            <text:p>6.633528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88" calcext:value-type="float">
            <text:p>-0.002825788</text:p>
          </table:table-cell>
          <table:table-cell office:value-type="float" office:value="1171.013" calcext:value-type="float">
            <text:p>1171.013</text:p>
          </table:table-cell>
          <table:table-cell office:value-type="float" office:value="1.452824" calcext:value-type="float">
            <text:p>1.452824</text:p>
          </table:table-cell>
          <table:table-cell office:value-type="float" office:value="0" calcext:value-type="float">
            <text:p>0</text:p>
          </table:table-cell>
          <table:table-cell office:value-type="float" office:value="0.7596143" calcext:value-type="float">
            <text:p>0.7596143</text:p>
          </table:table-cell>
          <table:table-cell office:value-type="float" office:value="0.3166295" calcext:value-type="float">
            <text:p>0.3166295</text:p>
          </table:table-cell>
          <table:table-cell office:value-type="float" office:value="0.2051448" calcext:value-type="float">
            <text:p>0.2051448</text:p>
          </table:table-cell>
          <table:table-cell office:value-type="float" office:value="0.07836702" calcext:value-type="float">
            <text:p>0.07836702</text:p>
          </table:table-cell>
          <table:table-cell office:value-type="float" office:value="0.06634367" calcext:value-type="float">
            <text:p>0.06634367</text:p>
          </table:table-cell>
          <table:table-cell office:value-type="float" office:value="0.02820555" calcext:value-type="float">
            <text:p>0.02820555</text:p>
          </table:table-cell>
          <table:table-cell office:value-type="float" office:value="0.03185403" calcext:value-type="float">
            <text:p>0.03185403</text:p>
          </table:table-cell>
          <table:table-cell office:value-type="float" office:value="0.07789938" calcext:value-type="float">
            <text:p>0.07789938</text:p>
          </table:table-cell>
          <table:table-cell office:value-type="float" office:value="0.1489545" calcext:value-type="float">
            <text:p>0.1489545</text:p>
          </table:table-cell>
          <table:table-cell office:value-type="float" office:value="0.1533373" calcext:value-type="float">
            <text:p>0.1533373</text:p>
          </table:table-cell>
          <table:table-cell office:value-type="float" office:value="0.1562692" calcext:value-type="float">
            <text:p>0.1562692</text:p>
          </table:table-cell>
          <table:table-cell office:value-type="float" office:value="0.1605887" calcext:value-type="float">
            <text:p>0.1605887</text:p>
          </table:table-cell>
          <table:table-cell office:value-type="float" office:value="0.169408" calcext:value-type="float">
            <text:p>0.169408</text:p>
          </table:table-cell>
          <table:table-cell office:value-type="float" office:value="0.1745982" calcext:value-type="float">
            <text:p>0.1745982</text:p>
          </table:table-cell>
          <table:table-cell office:value-type="float" office:value="0" calcext:value-type="float">
            <text:p>0</text:p>
          </table:table-cell>
          <table:table-cell office:value-type="float" office:value="33.54958" calcext:value-type="float">
            <text:p>33.54958</text:p>
          </table:table-cell>
          <table:table-cell office:value-type="float" office:value="30.76667" calcext:value-type="float">
            <text:p>30.76667</text:p>
          </table:table-cell>
          <table:table-cell office:value-type="float" office:value="21.40899" calcext:value-type="float">
            <text:p>21.40899</text:p>
          </table:table-cell>
          <table:table-cell office:value-type="float" office:value="6.957105" calcext:value-type="float">
            <text:p>6.957105</text:p>
          </table:table-cell>
          <table:table-cell office:value-type="float" office:value="5.487176" calcext:value-type="float">
            <text:p>5.487176</text:p>
          </table:table-cell>
          <table:table-cell office:value-type="float" office:value="2.295768" calcext:value-type="float">
            <text:p>2.295768</text:p>
          </table:table-cell>
          <table:table-cell office:value-type="float" office:value="2.215025" calcext:value-type="float">
            <text:p>2.215025</text:p>
          </table:table-cell>
          <table:table-cell office:value-type="float" office:value="4.979835" calcext:value-type="float">
            <text:p>4.979835</text:p>
          </table:table-cell>
          <table:table-cell office:value-type="float" office:value="8.247766" calcext:value-type="float">
            <text:p>8.247766</text:p>
          </table:table-cell>
          <table:table-cell office:value-type="float" office:value="8.732073" calcext:value-type="float">
            <text:p>8.732073</text:p>
          </table:table-cell>
          <table:table-cell office:value-type="float" office:value="9.057472" calcext:value-type="float">
            <text:p>9.057472</text:p>
          </table:table-cell>
          <table:table-cell office:value-type="float" office:value="9.450785" calcext:value-type="float">
            <text:p>9.450785</text:p>
          </table:table-cell>
          <table:table-cell office:value-type="float" office:value="10.29852" calcext:value-type="float">
            <text:p>10.29852</text:p>
          </table:table-cell>
          <table:table-cell office:value-type="float" office:value="10.79994" calcext:value-type="float">
            <text:p>10.79994</text:p>
          </table:table-cell>
          <table:table-cell office:value-type="float" office:value="0" calcext:value-type="float">
            <text:p>0</text:p>
          </table:table-cell>
          <table:table-cell office:value-type="float" office:value="29.04579" calcext:value-type="float">
            <text:p>29.04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2.66425" calcext:value-type="float">
            <text:p>2.66425</text:p>
          </table:table-cell>
          <table:table-cell office:value-type="float" office:value="135.4766" calcext:value-type="float">
            <text:p>135.4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4276" calcext:value-type="float">
            <text:p>35.64276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554" calcext:value-type="float">
            <text:p>6.633554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88" calcext:value-type="float">
            <text:p>-0.002825788</text:p>
          </table:table-cell>
          <table:table-cell office:value-type="float" office:value="1171.009" calcext:value-type="float">
            <text:p>1171.009</text:p>
          </table:table-cell>
          <table:table-cell office:value-type="float" office:value="1.489066" calcext:value-type="float">
            <text:p>1.489066</text:p>
          </table:table-cell>
          <table:table-cell office:value-type="float" office:value="0" calcext:value-type="float">
            <text:p>0</text:p>
          </table:table-cell>
          <table:table-cell office:value-type="float" office:value="0.5811175" calcext:value-type="float">
            <text:p>0.5811175</text:p>
          </table:table-cell>
          <table:table-cell office:value-type="float" office:value="0.3278067" calcext:value-type="float">
            <text:p>0.3278067</text:p>
          </table:table-cell>
          <table:table-cell office:value-type="float" office:value="0.2055255" calcext:value-type="float">
            <text:p>0.2055255</text:p>
          </table:table-cell>
          <table:table-cell office:value-type="float" office:value="0.07995594" calcext:value-type="float">
            <text:p>0.07995594</text:p>
          </table:table-cell>
          <table:table-cell office:value-type="float" office:value="0.06835634" calcext:value-type="float">
            <text:p>0.06835634</text:p>
          </table:table-cell>
          <table:table-cell office:value-type="float" office:value="0.02883288" calcext:value-type="float">
            <text:p>0.02883288</text:p>
          </table:table-cell>
          <table:table-cell office:value-type="float" office:value="0.0320631" calcext:value-type="float">
            <text:p>0.0320631</text:p>
          </table:table-cell>
          <table:table-cell office:value-type="float" office:value="0.07799672" calcext:value-type="float">
            <text:p>0.07799672</text:p>
          </table:table-cell>
          <table:table-cell office:value-type="float" office:value="0.1490091" calcext:value-type="float">
            <text:p>0.1490091</text:p>
          </table:table-cell>
          <table:table-cell office:value-type="float" office:value="0.153394" calcext:value-type="float">
            <text:p>0.153394</text:p>
          </table:table-cell>
          <table:table-cell office:value-type="float" office:value="0.1563271" calcext:value-type="float">
            <text:p>0.1563271</text:p>
          </table:table-cell>
          <table:table-cell office:value-type="float" office:value="0.1606537" calcext:value-type="float">
            <text:p>0.1606537</text:p>
          </table:table-cell>
          <table:table-cell office:value-type="float" office:value="0.1694495" calcext:value-type="float">
            <text:p>0.1694495</text:p>
          </table:table-cell>
          <table:table-cell office:value-type="float" office:value="0.1746381" calcext:value-type="float">
            <text:p>0.1746381</text:p>
          </table:table-cell>
          <table:table-cell office:value-type="float" office:value="0" calcext:value-type="float">
            <text:p>0</text:p>
          </table:table-cell>
          <table:table-cell office:value-type="float" office:value="33.70898" calcext:value-type="float">
            <text:p>33.70898</text:p>
          </table:table-cell>
          <table:table-cell office:value-type="float" office:value="30.77065" calcext:value-type="float">
            <text:p>30.77065</text:p>
          </table:table-cell>
          <table:table-cell office:value-type="float" office:value="21.41579" calcext:value-type="float">
            <text:p>21.41579</text:p>
          </table:table-cell>
          <table:table-cell office:value-type="float" office:value="6.964719" calcext:value-type="float">
            <text:p>6.964719</text:p>
          </table:table-cell>
          <table:table-cell office:value-type="float" office:value="5.495175" calcext:value-type="float">
            <text:p>5.495175</text:p>
          </table:table-cell>
          <table:table-cell office:value-type="float" office:value="2.297737" calcext:value-type="float">
            <text:p>2.297737</text:p>
          </table:table-cell>
          <table:table-cell office:value-type="float" office:value="2.217004" calcext:value-type="float">
            <text:p>2.217004</text:p>
          </table:table-cell>
          <table:table-cell office:value-type="float" office:value="4.984137" calcext:value-type="float">
            <text:p>4.984137</text:p>
          </table:table-cell>
          <table:table-cell office:value-type="float" office:value="8.253433" calcext:value-type="float">
            <text:p>8.253433</text:p>
          </table:table-cell>
          <table:table-cell office:value-type="float" office:value="8.737236" calcext:value-type="float">
            <text:p>8.737236</text:p>
          </table:table-cell>
          <table:table-cell office:value-type="float" office:value="9.062507" calcext:value-type="float">
            <text:p>9.062507</text:p>
          </table:table-cell>
          <table:table-cell office:value-type="float" office:value="9.45544" calcext:value-type="float">
            <text:p>9.45544</text:p>
          </table:table-cell>
          <table:table-cell office:value-type="float" office:value="10.30232" calcext:value-type="float">
            <text:p>10.30232</text:p>
          </table:table-cell>
          <table:table-cell office:value-type="float" office:value="10.80361" calcext:value-type="float">
            <text:p>10.80361</text:p>
          </table:table-cell>
          <table:table-cell office:value-type="float" office:value="0" calcext:value-type="float">
            <text:p>0</text:p>
          </table:table-cell>
          <table:table-cell office:value-type="float" office:value="6.733388" calcext:value-type="float">
            <text:p>6.733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2.655091" calcext:value-type="float">
            <text:p>2.655091</text:p>
          </table:table-cell>
          <table:table-cell office:value-type="float" office:value="135.4824" calcext:value-type="float">
            <text:p>135.4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6084" calcext:value-type="float">
            <text:p>35.66084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846" calcext:value-type="float">
            <text:p>6.633846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84" calcext:value-type="float">
            <text:p>-0.002825784</text:p>
          </table:table-cell>
          <table:table-cell office:value-type="float" office:value="1170.999" calcext:value-type="float">
            <text:p>1170.999</text:p>
          </table:table-cell>
          <table:table-cell office:value-type="float" office:value="1.535455" calcext:value-type="float">
            <text:p>1.535455</text:p>
          </table:table-cell>
          <table:table-cell office:value-type="float" office:value="0" calcext:value-type="float">
            <text:p>0</text:p>
          </table:table-cell>
          <table:table-cell office:value-type="float" office:value="0.1118069" calcext:value-type="float">
            <text:p>0.1118069</text:p>
          </table:table-cell>
          <table:table-cell office:value-type="float" office:value="0.3153332" calcext:value-type="float">
            <text:p>0.3153332</text:p>
          </table:table-cell>
          <table:table-cell office:value-type="float" office:value="0.2137988" calcext:value-type="float">
            <text:p>0.2137988</text:p>
          </table:table-cell>
          <table:table-cell office:value-type="float" office:value="0.08254486" calcext:value-type="float">
            <text:p>0.08254486</text:p>
          </table:table-cell>
          <table:table-cell office:value-type="float" office:value="0.07002991" calcext:value-type="float">
            <text:p>0.07002991</text:p>
          </table:table-cell>
          <table:table-cell office:value-type="float" office:value="0.02907002" calcext:value-type="float">
            <text:p>0.02907002</text:p>
          </table:table-cell>
          <table:table-cell office:value-type="float" office:value="0.03212865" calcext:value-type="float">
            <text:p>0.03212865</text:p>
          </table:table-cell>
          <table:table-cell office:value-type="float" office:value="0.07808233" calcext:value-type="float">
            <text:p>0.07808233</text:p>
          </table:table-cell>
          <table:table-cell office:value-type="float" office:value="0.1490838" calcext:value-type="float">
            <text:p>0.1490838</text:p>
          </table:table-cell>
          <table:table-cell office:value-type="float" office:value="0.1534518" calcext:value-type="float">
            <text:p>0.1534518</text:p>
          </table:table-cell>
          <table:table-cell office:value-type="float" office:value="0.1563842" calcext:value-type="float">
            <text:p>0.1563842</text:p>
          </table:table-cell>
          <table:table-cell office:value-type="float" office:value="0.1606835" calcext:value-type="float">
            <text:p>0.1606835</text:p>
          </table:table-cell>
          <table:table-cell office:value-type="float" office:value="0.169491" calcext:value-type="float">
            <text:p>0.169491</text:p>
          </table:table-cell>
          <table:table-cell office:value-type="float" office:value="0.1746781" calcext:value-type="float">
            <text:p>0.1746781</text:p>
          </table:table-cell>
          <table:table-cell office:value-type="float" office:value="0" calcext:value-type="float">
            <text:p>0</text:p>
          </table:table-cell>
          <table:table-cell office:value-type="float" office:value="33.72095" calcext:value-type="float">
            <text:p>33.72095</text:p>
          </table:table-cell>
          <table:table-cell office:value-type="float" office:value="30.77733" calcext:value-type="float">
            <text:p>30.77733</text:p>
          </table:table-cell>
          <table:table-cell office:value-type="float" office:value="21.42287" calcext:value-type="float">
            <text:p>21.42287</text:p>
          </table:table-cell>
          <table:table-cell office:value-type="float" office:value="6.972433" calcext:value-type="float">
            <text:p>6.972433</text:p>
          </table:table-cell>
          <table:table-cell office:value-type="float" office:value="5.503292" calcext:value-type="float">
            <text:p>5.503292</text:p>
          </table:table-cell>
          <table:table-cell office:value-type="float" office:value="2.299757" calcext:value-type="float">
            <text:p>2.299757</text:p>
          </table:table-cell>
          <table:table-cell office:value-type="float" office:value="2.218996" calcext:value-type="float">
            <text:p>2.218996</text:p>
          </table:table-cell>
          <table:table-cell office:value-type="float" office:value="4.98845" calcext:value-type="float">
            <text:p>4.98845</text:p>
          </table:table-cell>
          <table:table-cell office:value-type="float" office:value="8.259101" calcext:value-type="float">
            <text:p>8.259101</text:p>
          </table:table-cell>
          <table:table-cell office:value-type="float" office:value="8.742399" calcext:value-type="float">
            <text:p>8.742399</text:p>
          </table:table-cell>
          <table:table-cell office:value-type="float" office:value="9.06754" calcext:value-type="float">
            <text:p>9.06754</text:p>
          </table:table-cell>
          <table:table-cell office:value-type="float" office:value="9.460086" calcext:value-type="float">
            <text:p>9.460086</text:p>
          </table:table-cell>
          <table:table-cell office:value-type="float" office:value="10.30612" calcext:value-type="float">
            <text:p>10.30612</text:p>
          </table:table-cell>
          <table:table-cell office:value-type="float" office:value="10.80725" calcext:value-type="float">
            <text:p>10.80725</text:p>
          </table:table-cell>
          <table:table-cell office:value-type="float" office:value="0" calcext:value-type="float">
            <text:p>0</text:p>
          </table:table-cell>
          <table:table-cell office:value-type="float" office:value="0.09609871" calcext:value-type="float">
            <text:p>0.09609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2.643805" calcext:value-type="float">
            <text:p>2.643805</text:p>
          </table:table-cell>
          <table:table-cell office:value-type="float" office:value="135.4866" calcext:value-type="float">
            <text:p>135.4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7845" calcext:value-type="float">
            <text:p>35.67845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846" calcext:value-type="float">
            <text:p>6.633846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84" calcext:value-type="float">
            <text:p>-0.002825784</text:p>
          </table:table-cell>
          <table:table-cell office:value-type="float" office:value="1170.989" calcext:value-type="float">
            <text:p>1170.989</text:p>
          </table:table-cell>
          <table:table-cell office:value-type="float" office:value="1.56009" calcext:value-type="float">
            <text:p>1.56009</text:p>
          </table:table-cell>
          <table:table-cell office:value-type="float" office:value="0" calcext:value-type="float">
            <text:p>0</text:p>
          </table:table-cell>
          <table:table-cell office:value-type="float" office:value="0.1075135" calcext:value-type="float">
            <text:p>0.1075135</text:p>
          </table:table-cell>
          <table:table-cell office:value-type="float" office:value="0.309389" calcext:value-type="float">
            <text:p>0.309389</text:p>
          </table:table-cell>
          <table:table-cell office:value-type="float" office:value="0.2126014" calcext:value-type="float">
            <text:p>0.2126014</text:p>
          </table:table-cell>
          <table:table-cell office:value-type="float" office:value="0.08336084" calcext:value-type="float">
            <text:p>0.08336084</text:p>
          </table:table-cell>
          <table:table-cell office:value-type="float" office:value="0.07118447" calcext:value-type="float">
            <text:p>0.07118447</text:p>
          </table:table-cell>
          <table:table-cell office:value-type="float" office:value="0.0294856" calcext:value-type="float">
            <text:p>0.0294856</text:p>
          </table:table-cell>
          <table:table-cell office:value-type="float" office:value="0.03229236" calcext:value-type="float">
            <text:p>0.03229236</text:p>
          </table:table-cell>
          <table:table-cell office:value-type="float" office:value="0.0781962" calcext:value-type="float">
            <text:p>0.0781962</text:p>
          </table:table-cell>
          <table:table-cell office:value-type="float" office:value="0.1491686" calcext:value-type="float">
            <text:p>0.1491686</text:p>
          </table:table-cell>
          <table:table-cell office:value-type="float" office:value="0.1535109" calcext:value-type="float">
            <text:p>0.1535109</text:p>
          </table:table-cell>
          <table:table-cell office:value-type="float" office:value="0.1564411" calcext:value-type="float">
            <text:p>0.1564411</text:p>
          </table:table-cell>
          <table:table-cell office:value-type="float" office:value="0.1607367" calcext:value-type="float">
            <text:p>0.1607367</text:p>
          </table:table-cell>
          <table:table-cell office:value-type="float" office:value="0.1695326" calcext:value-type="float">
            <text:p>0.1695326</text:p>
          </table:table-cell>
          <table:table-cell office:value-type="float" office:value="0.174718" calcext:value-type="float">
            <text:p>0.174718</text:p>
          </table:table-cell>
          <table:table-cell office:value-type="float" office:value="0" calcext:value-type="float">
            <text:p>0</text:p>
          </table:table-cell>
          <table:table-cell office:value-type="float" office:value="33.67754" calcext:value-type="float">
            <text:p>33.67754</text:p>
          </table:table-cell>
          <table:table-cell office:value-type="float" office:value="30.78196" calcext:value-type="float">
            <text:p>30.78196</text:p>
          </table:table-cell>
          <table:table-cell office:value-type="float" office:value="21.43162" calcext:value-type="float">
            <text:p>21.43162</text:p>
          </table:table-cell>
          <table:table-cell office:value-type="float" office:value="6.981155" calcext:value-type="float">
            <text:p>6.981155</text:p>
          </table:table-cell>
          <table:table-cell office:value-type="float" office:value="5.5123" calcext:value-type="float">
            <text:p>5.5123</text:p>
          </table:table-cell>
          <table:table-cell office:value-type="float" office:value="2.301889" calcext:value-type="float">
            <text:p>2.301889</text:p>
          </table:table-cell>
          <table:table-cell office:value-type="float" office:value="2.22101" calcext:value-type="float">
            <text:p>2.22101</text:p>
          </table:table-cell>
          <table:table-cell office:value-type="float" office:value="4.99276" calcext:value-type="float">
            <text:p>4.99276</text:p>
          </table:table-cell>
          <table:table-cell office:value-type="float" office:value="8.264769" calcext:value-type="float">
            <text:p>8.264769</text:p>
          </table:table-cell>
          <table:table-cell office:value-type="float" office:value="8.747562" calcext:value-type="float">
            <text:p>8.747562</text:p>
          </table:table-cell>
          <table:table-cell office:value-type="float" office:value="9.072575" calcext:value-type="float">
            <text:p>9.072575</text:p>
          </table:table-cell>
          <table:table-cell office:value-type="float" office:value="9.464738" calcext:value-type="float">
            <text:p>9.464738</text:p>
          </table:table-cell>
          <table:table-cell office:value-type="float" office:value="10.30992" calcext:value-type="float">
            <text:p>10.30992</text:p>
          </table:table-cell>
          <table:table-cell office:value-type="float" office:value="10.8109" calcext:value-type="float">
            <text:p>10.8109</text:p>
          </table:table-cell>
          <table:table-cell office:value-type="float" office:value="0" calcext:value-type="float">
            <text:p>0</text:p>
          </table:table-cell>
          <table:table-cell office:value-type="float" office:value="0.1354215" calcext:value-type="float">
            <text:p>0.1354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2.631609" calcext:value-type="float">
            <text:p>2.631609</text:p>
          </table:table-cell>
          <table:table-cell office:value-type="float" office:value="135.4898" calcext:value-type="float">
            <text:p>135.4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9629" calcext:value-type="float">
            <text:p>35.69629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861" calcext:value-type="float">
            <text:p>6.633861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84" calcext:value-type="float">
            <text:p>-0.002825784</text:p>
          </table:table-cell>
          <table:table-cell office:value-type="float" office:value="1170.979" calcext:value-type="float">
            <text:p>1170.979</text:p>
          </table:table-cell>
          <table:table-cell office:value-type="float" office:value="1.577" calcext:value-type="float">
            <text:p>1.577</text:p>
          </table:table-cell>
          <table:table-cell office:value-type="float" office:value="0" calcext:value-type="float">
            <text:p>0</text:p>
          </table:table-cell>
          <table:table-cell office:value-type="float" office:value="0.2147692" calcext:value-type="float">
            <text:p>0.2147692</text:p>
          </table:table-cell>
          <table:table-cell office:value-type="float" office:value="0.3139938" calcext:value-type="float">
            <text:p>0.3139938</text:p>
          </table:table-cell>
          <table:table-cell office:value-type="float" office:value="0.2175665" calcext:value-type="float">
            <text:p>0.2175665</text:p>
          </table:table-cell>
          <table:table-cell office:value-type="float" office:value="0.08607458" calcext:value-type="float">
            <text:p>0.08607458</text:p>
          </table:table-cell>
          <table:table-cell office:value-type="float" office:value="0.07329095" calcext:value-type="float">
            <text:p>0.07329095</text:p>
          </table:table-cell>
          <table:table-cell office:value-type="float" office:value="0.02995732" calcext:value-type="float">
            <text:p>0.02995732</text:p>
          </table:table-cell>
          <table:table-cell office:value-type="float" office:value="0.0324592" calcext:value-type="float">
            <text:p>0.0324592</text:p>
          </table:table-cell>
          <table:table-cell office:value-type="float" office:value="0.07830475" calcext:value-type="float">
            <text:p>0.07830475</text:p>
          </table:table-cell>
          <table:table-cell office:value-type="float" office:value="0.1492613" calcext:value-type="float">
            <text:p>0.1492613</text:p>
          </table:table-cell>
          <table:table-cell office:value-type="float" office:value="0.1535722" calcext:value-type="float">
            <text:p>0.1535722</text:p>
          </table:table-cell>
          <table:table-cell office:value-type="float" office:value="0.156498" calcext:value-type="float">
            <text:p>0.156498</text:p>
          </table:table-cell>
          <table:table-cell office:value-type="float" office:value="0.160789" calcext:value-type="float">
            <text:p>0.160789</text:p>
          </table:table-cell>
          <table:table-cell office:value-type="float" office:value="0.169574" calcext:value-type="float">
            <text:p>0.169574</text:p>
          </table:table-cell>
          <table:table-cell office:value-type="float" office:value="0.174758" calcext:value-type="float">
            <text:p>0.174758</text:p>
          </table:table-cell>
          <table:table-cell office:value-type="float" office:value="0" calcext:value-type="float">
            <text:p>0</text:p>
          </table:table-cell>
          <table:table-cell office:value-type="float" office:value="33.6432" calcext:value-type="float">
            <text:p>33.6432</text:p>
          </table:table-cell>
          <table:table-cell office:value-type="float" office:value="30.78771" calcext:value-type="float">
            <text:p>30.78771</text:p>
          </table:table-cell>
          <table:table-cell office:value-type="float" office:value="21.44111" calcext:value-type="float">
            <text:p>21.44111</text:p>
          </table:table-cell>
          <table:table-cell office:value-type="float" office:value="6.990375" calcext:value-type="float">
            <text:p>6.990375</text:p>
          </table:table-cell>
          <table:table-cell office:value-type="float" office:value="5.521733" calcext:value-type="float">
            <text:p>5.521733</text:p>
          </table:table-cell>
          <table:table-cell office:value-type="float" office:value="2.304094" calcext:value-type="float">
            <text:p>2.304094</text:p>
          </table:table-cell>
          <table:table-cell office:value-type="float" office:value="2.223048" calcext:value-type="float">
            <text:p>2.223048</text:p>
          </table:table-cell>
          <table:table-cell office:value-type="float" office:value="4.997076" calcext:value-type="float">
            <text:p>4.997076</text:p>
          </table:table-cell>
          <table:table-cell office:value-type="float" office:value="8.270436" calcext:value-type="float">
            <text:p>8.270436</text:p>
          </table:table-cell>
          <table:table-cell office:value-type="float" office:value="8.752723" calcext:value-type="float">
            <text:p>8.752723</text:p>
          </table:table-cell>
          <table:table-cell office:value-type="float" office:value="9.077609" calcext:value-type="float">
            <text:p>9.077609</text:p>
          </table:table-cell>
          <table:table-cell office:value-type="float" office:value="9.469395" calcext:value-type="float">
            <text:p>9.469395</text:p>
          </table:table-cell>
          <table:table-cell office:value-type="float" office:value="10.31372" calcext:value-type="float">
            <text:p>10.31372</text:p>
          </table:table-cell>
          <table:table-cell office:value-type="float" office:value="10.81455" calcext:value-type="float">
            <text:p>10.81455</text:p>
          </table:table-cell>
          <table:table-cell office:value-type="float" office:value="0" calcext:value-type="float">
            <text:p>0</text:p>
          </table:table-cell>
          <table:table-cell office:value-type="float" office:value="1.862709" calcext:value-type="float">
            <text:p>1.862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2.563301" calcext:value-type="float">
            <text:p>2.563301</text:p>
          </table:table-cell>
          <table:table-cell office:value-type="float" office:value="135.5006" calcext:value-type="float">
            <text:p>135.5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1555" calcext:value-type="float">
            <text:p>35.71555</text:p>
          </table:table-cell>
          <table:table-cell office:value-type="float" office:value="0.0000240484" calcext:value-type="float">
            <text:p>2.40484E-05</text:p>
          </table:table-cell>
          <table:table-cell office:value-type="float" office:value="0.000006633861" calcext:value-type="float">
            <text:p>6.633861E-06</text:p>
          </table:table-cell>
          <table:table-cell office:value-type="float" office:value="0.00004649563" calcext:value-type="float">
            <text:p>4.649563E-05</text:p>
          </table:table-cell>
          <table:table-cell office:value-type="float" office:value="-0.002825784" calcext:value-type="float">
            <text:p>-0.002825784</text:p>
          </table:table-cell>
          <table:table-cell office:value-type="float" office:value="1170.982" calcext:value-type="float">
            <text:p>1170.982</text:p>
          </table:table-cell>
          <table:table-cell office:value-type="float" office:value="1.472746" calcext:value-type="float">
            <text:p>1.472746</text:p>
          </table:table-cell>
          <table:table-cell office:value-type="float" office:value="0" calcext:value-type="float">
            <text:p>0</text:p>
          </table:table-cell>
          <table:table-cell office:value-type="float" office:value="1.251153" calcext:value-type="float">
            <text:p>1.251153</text:p>
          </table:table-cell>
          <table:table-cell office:value-type="float" office:value="0.3636587" calcext:value-type="float">
            <text:p>0.3636587</text:p>
          </table:table-cell>
          <table:table-cell office:value-type="float" office:value="0.2355846" calcext:value-type="float">
            <text:p>0.2355846</text:p>
          </table:table-cell>
          <table:table-cell office:value-type="float" office:value="0.09316248" calcext:value-type="float">
            <text:p>0.09316248</text:p>
          </table:table-cell>
          <table:table-cell office:value-type="float" office:value="0.07836168" calcext:value-type="float">
            <text:p>0.07836168</text:p>
          </table:table-cell>
          <table:table-cell office:value-type="float" office:value="0.03084591" calcext:value-type="float">
            <text:p>0.03084591</text:p>
          </table:table-cell>
          <table:table-cell office:value-type="float" office:value="0.03272777" calcext:value-type="float">
            <text:p>0.03272777</text:p>
          </table:table-cell>
          <table:table-cell office:value-type="float" office:value="0.0784311" calcext:value-type="float">
            <text:p>0.0784311</text:p>
          </table:table-cell>
          <table:table-cell office:value-type="float" office:value="0.149361" calcext:value-type="float">
            <text:p>0.149361</text:p>
          </table:table-cell>
          <table:table-cell office:value-type="float" office:value="0.1536353" calcext:value-type="float">
            <text:p>0.1536353</text:p>
          </table:table-cell>
          <table:table-cell office:value-type="float" office:value="0.1565552" calcext:value-type="float">
            <text:p>0.1565552</text:p>
          </table:table-cell>
          <table:table-cell office:value-type="float" office:value="0.1608625" calcext:value-type="float">
            <text:p>0.1608625</text:p>
          </table:table-cell>
          <table:table-cell office:value-type="float" office:value="0.1696156" calcext:value-type="float">
            <text:p>0.1696156</text:p>
          </table:table-cell>
          <table:table-cell office:value-type="float" office:value="0.1747979" calcext:value-type="float">
            <text:p>0.1747979</text:p>
          </table:table-cell>
          <table:table-cell office:value-type="float" office:value="0" calcext:value-type="float">
            <text:p>0</text:p>
          </table:table-cell>
          <table:table-cell office:value-type="float" office:value="33.70403" calcext:value-type="float">
            <text:p>33.70403</text:p>
          </table:table-cell>
          <table:table-cell office:value-type="float" office:value="30.79926" calcext:value-type="float">
            <text:p>30.79926</text:p>
          </table:table-cell>
          <table:table-cell office:value-type="float" office:value="21.45365" calcext:value-type="float">
            <text:p>21.45365</text:p>
          </table:table-cell>
          <table:table-cell office:value-type="float" office:value="7.000881" calcext:value-type="float">
            <text:p>7.000881</text:p>
          </table:table-cell>
          <table:table-cell office:value-type="float" office:value="5.532078" calcext:value-type="float">
            <text:p>5.532078</text:p>
          </table:table-cell>
          <table:table-cell office:value-type="float" office:value="2.30642" calcext:value-type="float">
            <text:p>2.30642</text:p>
          </table:table-cell>
          <table:table-cell office:value-type="float" office:value="2.225117" calcext:value-type="float">
            <text:p>2.225117</text:p>
          </table:table-cell>
          <table:table-cell office:value-type="float" office:value="5.001418" calcext:value-type="float">
            <text:p>5.001418</text:p>
          </table:table-cell>
          <table:table-cell office:value-type="float" office:value="8.276104" calcext:value-type="float">
            <text:p>8.276104</text:p>
          </table:table-cell>
          <table:table-cell office:value-type="float" office:value="8.757812" calcext:value-type="float">
            <text:p>8.757812</text:p>
          </table:table-cell>
          <table:table-cell office:value-type="float" office:value="9.082644" calcext:value-type="float">
            <text:p>9.082644</text:p>
          </table:table-cell>
          <table:table-cell office:value-type="float" office:value="9.474043" calcext:value-type="float">
            <text:p>9.474043</text:p>
          </table:table-cell>
          <table:table-cell office:value-type="float" office:value="10.31752" calcext:value-type="float">
            <text:p>10.31752</text:p>
          </table:table-cell>
          <table:table-cell office:value-type="float" office:value="10.81819" calcext:value-type="float">
            <text:p>10.81819</text:p>
          </table:table-cell>
          <table:table-cell office:value-type="float" office:value="0" calcext:value-type="float">
            <text:p>0</text:p>
          </table:table-cell>
          <table:table-cell office:value-type="float" office:value="59.06815" calcext:value-type="float">
            <text:p>59.06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.54411" calcext:value-type="float">
            <text:p>2.54411</text:p>
          </table:table-cell>
          <table:table-cell office:value-type="float" office:value="135.477" calcext:value-type="float">
            <text:p>135.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4202" calcext:value-type="float">
            <text:p>35.74202</text:p>
          </table:table-cell>
          <table:table-cell office:value-type="float" office:value="0.03069814" calcext:value-type="float">
            <text:p>0.03069814</text:p>
          </table:table-cell>
          <table:table-cell office:value-type="float" office:value="0.00001024677" calcext:value-type="float">
            <text:p>1.024677E-05</text:p>
          </table:table-cell>
          <table:table-cell office:value-type="float" office:value="0.03858932" calcext:value-type="float">
            <text:p>0.03858932</text:p>
          </table:table-cell>
          <table:table-cell office:value-type="float" office:value="-0.002798656" calcext:value-type="float">
            <text:p>-0.002798656</text:p>
          </table:table-cell>
          <table:table-cell office:value-type="float" office:value="1170.953" calcext:value-type="float">
            <text:p>1170.953</text:p>
          </table:table-cell>
          <table:table-cell office:value-type="float" office:value="1.500251" calcext:value-type="float">
            <text:p>1.500251</text:p>
          </table:table-cell>
          <table:table-cell office:value-type="float" office:value="0" calcext:value-type="float">
            <text:p>0</text:p>
          </table:table-cell>
          <table:table-cell office:value-type="float" office:value="0.5062582" calcext:value-type="float">
            <text:p>0.5062582</text:p>
          </table:table-cell>
          <table:table-cell office:value-type="float" office:value="0.6472554" calcext:value-type="float">
            <text:p>0.6472554</text:p>
          </table:table-cell>
          <table:table-cell office:value-type="float" office:value="0.3002159" calcext:value-type="float">
            <text:p>0.3002159</text:p>
          </table:table-cell>
          <table:table-cell office:value-type="float" office:value="0.09735223" calcext:value-type="float">
            <text:p>0.09735223</text:p>
          </table:table-cell>
          <table:table-cell office:value-type="float" office:value="0.08274972" calcext:value-type="float">
            <text:p>0.08274972</text:p>
          </table:table-cell>
          <table:table-cell office:value-type="float" office:value="0.0320076" calcext:value-type="float">
            <text:p>0.0320076</text:p>
          </table:table-cell>
          <table:table-cell office:value-type="float" office:value="0.03126365" calcext:value-type="float">
            <text:p>0.03126365</text:p>
          </table:table-cell>
          <table:table-cell office:value-type="float" office:value="0.07854182" calcext:value-type="float">
            <text:p>0.07854182</text:p>
          </table:table-cell>
          <table:table-cell office:value-type="float" office:value="0.1494783" calcext:value-type="float">
            <text:p>0.1494783</text:p>
          </table:table-cell>
          <table:table-cell office:value-type="float" office:value="0.1537023" calcext:value-type="float">
            <text:p>0.1537023</text:p>
          </table:table-cell>
          <table:table-cell office:value-type="float" office:value="0.1566152" calcext:value-type="float">
            <text:p>0.1566152</text:p>
          </table:table-cell>
          <table:table-cell office:value-type="float" office:value="0.1609392" calcext:value-type="float">
            <text:p>0.1609392</text:p>
          </table:table-cell>
          <table:table-cell office:value-type="float" office:value="0.1696588" calcext:value-type="float">
            <text:p>0.1696588</text:p>
          </table:table-cell>
          <table:table-cell office:value-type="float" office:value="0.1748364" calcext:value-type="float">
            <text:p>0.1748364</text:p>
          </table:table-cell>
          <table:table-cell office:value-type="float" office:value="0" calcext:value-type="float">
            <text:p>0</text:p>
          </table:table-cell>
          <table:table-cell office:value-type="float" office:value="34.54237" calcext:value-type="float">
            <text:p>34.54237</text:p>
          </table:table-cell>
          <table:table-cell office:value-type="float" office:value="30.86043" calcext:value-type="float">
            <text:p>30.86043</text:p>
          </table:table-cell>
          <table:table-cell office:value-type="float" office:value="21.43038" calcext:value-type="float">
            <text:p>21.43038</text:p>
          </table:table-cell>
          <table:table-cell office:value-type="float" office:value="7.009355" calcext:value-type="float">
            <text:p>7.009355</text:p>
          </table:table-cell>
          <table:table-cell office:value-type="float" office:value="5.532389" calcext:value-type="float">
            <text:p>5.532389</text:p>
          </table:table-cell>
          <table:table-cell office:value-type="float" office:value="2.309082" calcext:value-type="float">
            <text:p>2.309082</text:p>
          </table:table-cell>
          <table:table-cell office:value-type="float" office:value="2.233556" calcext:value-type="float">
            <text:p>2.233556</text:p>
          </table:table-cell>
          <table:table-cell office:value-type="float" office:value="5.00774" calcext:value-type="float">
            <text:p>5.00774</text:p>
          </table:table-cell>
          <table:table-cell office:value-type="float" office:value="8.281964" calcext:value-type="float">
            <text:p>8.281964</text:p>
          </table:table-cell>
          <table:table-cell office:value-type="float" office:value="8.762878" calcext:value-type="float">
            <text:p>8.762878</text:p>
          </table:table-cell>
          <table:table-cell office:value-type="float" office:value="9.087998" calcext:value-type="float">
            <text:p>9.087998</text:p>
          </table:table-cell>
          <table:table-cell office:value-type="float" office:value="9.479005" calcext:value-type="float">
            <text:p>9.479005</text:p>
          </table:table-cell>
          <table:table-cell office:value-type="float" office:value="10.32151" calcext:value-type="float">
            <text:p>10.32151</text:p>
          </table:table-cell>
          <table:table-cell office:value-type="float" office:value="10.81364" calcext:value-type="float">
            <text:p>10.81364</text:p>
          </table:table-cell>
          <table:table-cell office:value-type="float" office:value="0" calcext:value-type="float">
            <text:p>0</text:p>
          </table:table-cell>
          <table:table-cell office:value-type="float" office:value="0.7207844" calcext:value-type="float">
            <text:p>0.7207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.531882" calcext:value-type="float">
            <text:p>2.531882</text:p>
          </table:table-cell>
          <table:table-cell office:value-type="float" office:value="135.4839" calcext:value-type="float">
            <text:p>135.4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6493" calcext:value-type="float">
            <text:p>35.76493</text:p>
          </table:table-cell>
          <table:table-cell office:value-type="float" office:value="0.03069814" calcext:value-type="float">
            <text:p>0.03069814</text:p>
          </table:table-cell>
          <table:table-cell office:value-type="float" office:value="0.00001024677" calcext:value-type="float">
            <text:p>1.024677E-05</text:p>
          </table:table-cell>
          <table:table-cell office:value-type="float" office:value="0.03858932" calcext:value-type="float">
            <text:p>0.03858932</text:p>
          </table:table-cell>
          <table:table-cell office:value-type="float" office:value="-0.002798656" calcext:value-type="float">
            <text:p>-0.002798656</text:p>
          </table:table-cell>
          <table:table-cell office:value-type="float" office:value="1170.946" calcext:value-type="float">
            <text:p>1170.946</text:p>
          </table:table-cell>
          <table:table-cell office:value-type="float" office:value="1.557687" calcext:value-type="float">
            <text:p>1.557687</text:p>
          </table:table-cell>
          <table:table-cell office:value-type="float" office:value="0" calcext:value-type="float">
            <text:p>0</text:p>
          </table:table-cell>
          <table:table-cell office:value-type="float" office:value="0.1152801" calcext:value-type="float">
            <text:p>0.1152801</text:p>
          </table:table-cell>
          <table:table-cell office:value-type="float" office:value="0.3602856" calcext:value-type="float">
            <text:p>0.3602856</text:p>
          </table:table-cell>
          <table:table-cell office:value-type="float" office:value="0.2429434" calcext:value-type="float">
            <text:p>0.2429434</text:p>
          </table:table-cell>
          <table:table-cell office:value-type="float" office:value="0.1022897" calcext:value-type="float">
            <text:p>0.1022897</text:p>
          </table:table-cell>
          <table:table-cell office:value-type="float" office:value="0.07944363" calcext:value-type="float">
            <text:p>0.07944363</text:p>
          </table:table-cell>
          <table:table-cell office:value-type="float" office:value="0.03259894" calcext:value-type="float">
            <text:p>0.03259894</text:p>
          </table:table-cell>
          <table:table-cell office:value-type="float" office:value="0.03259619" calcext:value-type="float">
            <text:p>0.03259619</text:p>
          </table:table-cell>
          <table:table-cell office:value-type="float" office:value="0.07863349" calcext:value-type="float">
            <text:p>0.07863349</text:p>
          </table:table-cell>
          <table:table-cell office:value-type="float" office:value="0.1495571" calcext:value-type="float">
            <text:p>0.1495571</text:p>
          </table:table-cell>
          <table:table-cell office:value-type="float" office:value="0.1537711" calcext:value-type="float">
            <text:p>0.1537711</text:p>
          </table:table-cell>
          <table:table-cell office:value-type="float" office:value="0.1566732" calcext:value-type="float">
            <text:p>0.1566732</text:p>
          </table:table-cell>
          <table:table-cell office:value-type="float" office:value="0.1609703" calcext:value-type="float">
            <text:p>0.1609703</text:p>
          </table:table-cell>
          <table:table-cell office:value-type="float" office:value="0.1696999" calcext:value-type="float">
            <text:p>0.1696999</text:p>
          </table:table-cell>
          <table:table-cell office:value-type="float" office:value="0.1748763" calcext:value-type="float">
            <text:p>0.1748763</text:p>
          </table:table-cell>
          <table:table-cell office:value-type="float" office:value="0" calcext:value-type="float">
            <text:p>0</text:p>
          </table:table-cell>
          <table:table-cell office:value-type="float" office:value="34.5117" calcext:value-type="float">
            <text:p>34.5117</text:p>
          </table:table-cell>
          <table:table-cell office:value-type="float" office:value="30.92992" calcext:value-type="float">
            <text:p>30.92992</text:p>
          </table:table-cell>
          <table:table-cell office:value-type="float" office:value="21.47122" calcext:value-type="float">
            <text:p>21.47122</text:p>
          </table:table-cell>
          <table:table-cell office:value-type="float" office:value="7.031643" calcext:value-type="float">
            <text:p>7.031643</text:p>
          </table:table-cell>
          <table:table-cell office:value-type="float" office:value="5.546836" calcext:value-type="float">
            <text:p>5.546836</text:p>
          </table:table-cell>
          <table:table-cell office:value-type="float" office:value="2.311983" calcext:value-type="float">
            <text:p>2.311983</text:p>
          </table:table-cell>
          <table:table-cell office:value-type="float" office:value="2.235643" calcext:value-type="float">
            <text:p>2.235643</text:p>
          </table:table-cell>
          <table:table-cell office:value-type="float" office:value="5.012105" calcext:value-type="float">
            <text:p>5.012105</text:p>
          </table:table-cell>
          <table:table-cell office:value-type="float" office:value="8.287632" calcext:value-type="float">
            <text:p>8.287632</text:p>
          </table:table-cell>
          <table:table-cell office:value-type="float" office:value="8.767968" calcext:value-type="float">
            <text:p>8.767968</text:p>
          </table:table-cell>
          <table:table-cell office:value-type="float" office:value="9.093033" calcext:value-type="float">
            <text:p>9.093033</text:p>
          </table:table-cell>
          <table:table-cell office:value-type="float" office:value="9.483662" calcext:value-type="float">
            <text:p>9.483662</text:p>
          </table:table-cell>
          <table:table-cell office:value-type="float" office:value="10.32531" calcext:value-type="float">
            <text:p>10.32531</text:p>
          </table:table-cell>
          <table:table-cell office:value-type="float" office:value="10.81726" calcext:value-type="float">
            <text:p>10.81726</text:p>
          </table:table-cell>
          <table:table-cell office:value-type="float" office:value="0" calcext:value-type="float">
            <text:p>0</text:p>
          </table:table-cell>
          <table:table-cell office:value-type="float" office:value="0.01657547" calcext:value-type="float">
            <text:p>0.01657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2.519832" calcext:value-type="float">
            <text:p>2.519832</text:p>
          </table:table-cell>
          <table:table-cell office:value-type="float" office:value="135.4904" calcext:value-type="float">
            <text:p>135.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8255" calcext:value-type="float">
            <text:p>35.78255</text:p>
          </table:table-cell>
          <table:table-cell office:value-type="float" office:value="0.03069814" calcext:value-type="float">
            <text:p>0.03069814</text:p>
          </table:table-cell>
          <table:table-cell office:value-type="float" office:value="0.00001025025" calcext:value-type="float">
            <text:p>1.025025E-05</text:p>
          </table:table-cell>
          <table:table-cell office:value-type="float" office:value="0.03858932" calcext:value-type="float">
            <text:p>0.03858932</text:p>
          </table:table-cell>
          <table:table-cell office:value-type="float" office:value="-0.002798614" calcext:value-type="float">
            <text:p>-0.002798614</text:p>
          </table:table-cell>
          <table:table-cell office:value-type="float" office:value="1170.936" calcext:value-type="float">
            <text:p>1170.936</text:p>
          </table:table-cell>
          <table:table-cell office:value-type="float" office:value="1.595339" calcext:value-type="float">
            <text:p>1.595339</text:p>
          </table:table-cell>
          <table:table-cell office:value-type="float" office:value="0" calcext:value-type="float">
            <text:p>0</text:p>
          </table:table-cell>
          <table:table-cell office:value-type="float" office:value="0.02584046" calcext:value-type="float">
            <text:p>0.02584046</text:p>
          </table:table-cell>
          <table:table-cell office:value-type="float" office:value="0.2232925" calcext:value-type="float">
            <text:p>0.2232925</text:p>
          </table:table-cell>
          <table:table-cell office:value-type="float" office:value="0.2078067" calcext:value-type="float">
            <text:p>0.2078067</text:p>
          </table:table-cell>
          <table:table-cell office:value-type="float" office:value="0.09267893" calcext:value-type="float">
            <text:p>0.09267893</text:p>
          </table:table-cell>
          <table:table-cell office:value-type="float" office:value="0.07377179" calcext:value-type="float">
            <text:p>0.07377179</text:p>
          </table:table-cell>
          <table:table-cell office:value-type="float" office:value="0.03128253" calcext:value-type="float">
            <text:p>0.03128253</text:p>
          </table:table-cell>
          <table:table-cell office:value-type="float" office:value="0.03246867" calcext:value-type="float">
            <text:p>0.03246867</text:p>
          </table:table-cell>
          <table:table-cell office:value-type="float" office:value="0.07871393" calcext:value-type="float">
            <text:p>0.07871393</text:p>
          </table:table-cell>
          <table:table-cell office:value-type="float" office:value="0.1496208" calcext:value-type="float">
            <text:p>0.1496208</text:p>
          </table:table-cell>
          <table:table-cell office:value-type="float" office:value="0.1538421" calcext:value-type="float">
            <text:p>0.1538421</text:p>
          </table:table-cell>
          <table:table-cell office:value-type="float" office:value="0.1567318" calcext:value-type="float">
            <text:p>0.1567318</text:p>
          </table:table-cell>
          <table:table-cell office:value-type="float" office:value="0.1609986" calcext:value-type="float">
            <text:p>0.1609986</text:p>
          </table:table-cell>
          <table:table-cell office:value-type="float" office:value="0.1697412" calcext:value-type="float">
            <text:p>0.1697412</text:p>
          </table:table-cell>
          <table:table-cell office:value-type="float" office:value="0.1749169" calcext:value-type="float">
            <text:p>0.1749169</text:p>
          </table:table-cell>
          <table:table-cell office:value-type="float" office:value="0" calcext:value-type="float">
            <text:p>0</text:p>
          </table:table-cell>
          <table:table-cell office:value-type="float" office:value="34.42635" calcext:value-type="float">
            <text:p>34.42635</text:p>
          </table:table-cell>
          <table:table-cell office:value-type="float" office:value="30.92733" calcext:value-type="float">
            <text:p>30.92733</text:p>
          </table:table-cell>
          <table:table-cell office:value-type="float" office:value="21.48532" calcext:value-type="float">
            <text:p>21.48532</text:p>
          </table:table-cell>
          <table:table-cell office:value-type="float" office:value="7.045561" calcext:value-type="float">
            <text:p>7.045561</text:p>
          </table:table-cell>
          <table:table-cell office:value-type="float" office:value="5.558776" calcext:value-type="float">
            <text:p>5.558776</text:p>
          </table:table-cell>
          <table:table-cell office:value-type="float" office:value="2.314857" calcext:value-type="float">
            <text:p>2.314857</text:p>
          </table:table-cell>
          <table:table-cell office:value-type="float" office:value="2.237806" calcext:value-type="float">
            <text:p>2.237806</text:p>
          </table:table-cell>
          <table:table-cell office:value-type="float" office:value="5.016509" calcext:value-type="float">
            <text:p>5.016509</text:p>
          </table:table-cell>
          <table:table-cell office:value-type="float" office:value="8.2933" calcext:value-type="float">
            <text:p>8.2933</text:p>
          </table:table-cell>
          <table:table-cell office:value-type="float" office:value="8.773056" calcext:value-type="float">
            <text:p>8.773056</text:p>
          </table:table-cell>
          <table:table-cell office:value-type="float" office:value="9.098066" calcext:value-type="float">
            <text:p>9.098066</text:p>
          </table:table-cell>
          <table:table-cell office:value-type="float" office:value="9.488314" calcext:value-type="float">
            <text:p>9.488314</text:p>
          </table:table-cell>
          <table:table-cell office:value-type="float" office:value="10.32911" calcext:value-type="float">
            <text:p>10.32911</text:p>
          </table:table-cell>
          <table:table-cell office:value-type="float" office:value="10.82088" calcext:value-type="float">
            <text:p>10.82088</text:p>
          </table:table-cell>
          <table:table-cell office:value-type="float" office:value="0" calcext:value-type="float">
            <text:p>0</text:p>
          </table:table-cell>
          <table:table-cell office:value-type="float" office:value="0.01084208" calcext:value-type="float">
            <text:p>0.01084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.505477" calcext:value-type="float">
            <text:p>2.505477</text:p>
          </table:table-cell>
          <table:table-cell office:value-type="float" office:value="135.4981" calcext:value-type="float">
            <text:p>135.4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9914" calcext:value-type="float">
            <text:p>35.79914</text:p>
          </table:table-cell>
          <table:table-cell office:value-type="float" office:value="0.03069814" calcext:value-type="float">
            <text:p>0.03069814</text:p>
          </table:table-cell>
          <table:table-cell office:value-type="float" office:value="0.00001025025" calcext:value-type="float">
            <text:p>1.025025E-05</text:p>
          </table:table-cell>
          <table:table-cell office:value-type="float" office:value="0.03858932" calcext:value-type="float">
            <text:p>0.03858932</text:p>
          </table:table-cell>
          <table:table-cell office:value-type="float" office:value="-0.002798614" calcext:value-type="float">
            <text:p>-0.002798614</text:p>
          </table:table-cell>
          <table:table-cell office:value-type="float" office:value="1170.925" calcext:value-type="float">
            <text:p>1170.925</text:p>
          </table:table-cell>
          <table:table-cell office:value-type="float" office:value="1.634433" calcext:value-type="float">
            <text:p>1.634433</text:p>
          </table:table-cell>
          <table:table-cell office:value-type="float" office:value="0" calcext:value-type="float">
            <text:p>0</text:p>
          </table:table-cell>
          <table:table-cell office:value-type="float" office:value="0.1070383" calcext:value-type="float">
            <text:p>0.1070383</text:p>
          </table:table-cell>
          <table:table-cell office:value-type="float" office:value="0.2898207" calcext:value-type="float">
            <text:p>0.2898207</text:p>
          </table:table-cell>
          <table:table-cell office:value-type="float" office:value="0.205205" calcext:value-type="float">
            <text:p>0.205205</text:p>
          </table:table-cell>
          <table:table-cell office:value-type="float" office:value="0.08480111" calcext:value-type="float">
            <text:p>0.08480111</text:p>
          </table:table-cell>
          <table:table-cell office:value-type="float" office:value="0.07104243" calcext:value-type="float">
            <text:p>0.07104243</text:p>
          </table:table-cell>
          <table:table-cell office:value-type="float" office:value="0.0306265" calcext:value-type="float">
            <text:p>0.0306265</text:p>
          </table:table-cell>
          <table:table-cell office:value-type="float" office:value="0.03263822" calcext:value-type="float">
            <text:p>0.03263822</text:p>
          </table:table-cell>
          <table:table-cell office:value-type="float" office:value="0.07869313" calcext:value-type="float">
            <text:p>0.07869313</text:p>
          </table:table-cell>
          <table:table-cell office:value-type="float" office:value="0.1496701" calcext:value-type="float">
            <text:p>0.1496701</text:p>
          </table:table-cell>
          <table:table-cell office:value-type="float" office:value="0.1539128" calcext:value-type="float">
            <text:p>0.1539128</text:p>
          </table:table-cell>
          <table:table-cell office:value-type="float" office:value="0.1567909" calcext:value-type="float">
            <text:p>0.1567909</text:p>
          </table:table-cell>
          <table:table-cell office:value-type="float" office:value="0.1610733" calcext:value-type="float">
            <text:p>0.1610733</text:p>
          </table:table-cell>
          <table:table-cell office:value-type="float" office:value="0.1697828" calcext:value-type="float">
            <text:p>0.1697828</text:p>
          </table:table-cell>
          <table:table-cell office:value-type="float" office:value="0.1749573" calcext:value-type="float">
            <text:p>0.1749573</text:p>
          </table:table-cell>
          <table:table-cell office:value-type="float" office:value="0" calcext:value-type="float">
            <text:p>0</text:p>
          </table:table-cell>
          <table:table-cell office:value-type="float" office:value="34.34584" calcext:value-type="float">
            <text:p>34.34584</text:p>
          </table:table-cell>
          <table:table-cell office:value-type="float" office:value="30.91319" calcext:value-type="float">
            <text:p>30.91319</text:p>
          </table:table-cell>
          <table:table-cell office:value-type="float" office:value="21.49136" calcext:value-type="float">
            <text:p>21.49136</text:p>
          </table:table-cell>
          <table:table-cell office:value-type="float" office:value="7.056971" calcext:value-type="float">
            <text:p>7.056971</text:p>
          </table:table-cell>
          <table:table-cell office:value-type="float" office:value="5.568931" calcext:value-type="float">
            <text:p>5.568931</text:p>
          </table:table-cell>
          <table:table-cell office:value-type="float" office:value="2.31751" calcext:value-type="float">
            <text:p>2.31751</text:p>
          </table:table-cell>
          <table:table-cell office:value-type="float" office:value="2.239963" calcext:value-type="float">
            <text:p>2.239963</text:p>
          </table:table-cell>
          <table:table-cell office:value-type="float" office:value="5.020913" calcext:value-type="float">
            <text:p>5.020913</text:p>
          </table:table-cell>
          <table:table-cell office:value-type="float" office:value="8.298967" calcext:value-type="float">
            <text:p>8.298967</text:p>
          </table:table-cell>
          <table:table-cell office:value-type="float" office:value="8.778141" calcext:value-type="float">
            <text:p>8.778141</text:p>
          </table:table-cell>
          <table:table-cell office:value-type="float" office:value="9.103101" calcext:value-type="float">
            <text:p>9.103101</text:p>
          </table:table-cell>
          <table:table-cell office:value-type="float" office:value="9.49296" calcext:value-type="float">
            <text:p>9.49296</text:p>
          </table:table-cell>
          <table:table-cell office:value-type="float" office:value="10.33291" calcext:value-type="float">
            <text:p>10.33291</text:p>
          </table:table-cell>
          <table:table-cell office:value-type="float" office:value="10.8245" calcext:value-type="float">
            <text:p>10.8245</text:p>
          </table:table-cell>
          <table:table-cell office:value-type="float" office:value="0" calcext:value-type="float">
            <text:p>0</text:p>
          </table:table-cell>
          <table:table-cell office:value-type="float" office:value="0.02339245" calcext:value-type="float">
            <text:p>0.02339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.488998" calcext:value-type="float">
            <text:p>2.488998</text:p>
          </table:table-cell>
          <table:table-cell office:value-type="float" office:value="135.506" calcext:value-type="float">
            <text:p>135.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1609" calcext:value-type="float">
            <text:p>35.81609</text:p>
          </table:table-cell>
          <table:table-cell office:value-type="float" office:value="0.03069814" calcext:value-type="float">
            <text:p>0.03069814</text:p>
          </table:table-cell>
          <table:table-cell office:value-type="float" office:value="0.00001027248" calcext:value-type="float">
            <text:p>1.027248E-05</text:p>
          </table:table-cell>
          <table:table-cell office:value-type="float" office:value="0.03858932" calcext:value-type="float">
            <text:p>0.03858932</text:p>
          </table:table-cell>
          <table:table-cell office:value-type="float" office:value="-0.002798596" calcext:value-type="float">
            <text:p>-0.002798596</text:p>
          </table:table-cell>
          <table:table-cell office:value-type="float" office:value="1170.915" calcext:value-type="float">
            <text:p>1170.915</text:p>
          </table:table-cell>
          <table:table-cell office:value-type="float" office:value="1.664504" calcext:value-type="float">
            <text:p>1.664504</text:p>
          </table:table-cell>
          <table:table-cell office:value-type="float" office:value="0" calcext:value-type="float">
            <text:p>0</text:p>
          </table:table-cell>
          <table:table-cell office:value-type="float" office:value="0.2043639" calcext:value-type="float">
            <text:p>0.2043639</text:p>
          </table:table-cell>
          <table:table-cell office:value-type="float" office:value="0.2987251" calcext:value-type="float">
            <text:p>0.2987251</text:p>
          </table:table-cell>
          <table:table-cell office:value-type="float" office:value="0.2165765" calcext:value-type="float">
            <text:p>0.2165765</text:p>
          </table:table-cell>
          <table:table-cell office:value-type="float" office:value="0.08751344" calcext:value-type="float">
            <text:p>0.08751344</text:p>
          </table:table-cell>
          <table:table-cell office:value-type="float" office:value="0.07362344" calcext:value-type="float">
            <text:p>0.07362344</text:p>
          </table:table-cell>
          <table:table-cell office:value-type="float" office:value="0.0306243" calcext:value-type="float">
            <text:p>0.0306243</text:p>
          </table:table-cell>
          <table:table-cell office:value-type="float" office:value="0.03281193" calcext:value-type="float">
            <text:p>0.03281193</text:p>
          </table:table-cell>
          <table:table-cell office:value-type="float" office:value="0.07872152" calcext:value-type="float">
            <text:p>0.07872152</text:p>
          </table:table-cell>
          <table:table-cell office:value-type="float" office:value="0.1497211" calcext:value-type="float">
            <text:p>0.1497211</text:p>
          </table:table-cell>
          <table:table-cell office:value-type="float" office:value="0.153981" calcext:value-type="float">
            <text:p>0.153981</text:p>
          </table:table-cell>
          <table:table-cell office:value-type="float" office:value="0.1568498" calcext:value-type="float">
            <text:p>0.1568498</text:p>
          </table:table-cell>
          <table:table-cell office:value-type="float" office:value="0.1611194" calcext:value-type="float">
            <text:p>0.1611194</text:p>
          </table:table-cell>
          <table:table-cell office:value-type="float" office:value="0.1698242" calcext:value-type="float">
            <text:p>0.1698242</text:p>
          </table:table-cell>
          <table:table-cell office:value-type="float" office:value="0.1749974" calcext:value-type="float">
            <text:p>0.1749974</text:p>
          </table:table-cell>
          <table:table-cell office:value-type="float" office:value="0" calcext:value-type="float">
            <text:p>0</text:p>
          </table:table-cell>
          <table:table-cell office:value-type="float" office:value="34.28008" calcext:value-type="float">
            <text:p>34.28008</text:p>
          </table:table-cell>
          <table:table-cell office:value-type="float" office:value="30.90487" calcext:value-type="float">
            <text:p>30.90487</text:p>
          </table:table-cell>
          <table:table-cell office:value-type="float" office:value="21.49889" calcext:value-type="float">
            <text:p>21.49889</text:p>
          </table:table-cell>
          <table:table-cell office:value-type="float" office:value="7.066961" calcext:value-type="float">
            <text:p>7.066961</text:p>
          </table:table-cell>
          <table:table-cell office:value-type="float" office:value="5.578774" calcext:value-type="float">
            <text:p>5.578774</text:p>
          </table:table-cell>
          <table:table-cell office:value-type="float" office:value="2.320018" calcext:value-type="float">
            <text:p>2.320018</text:p>
          </table:table-cell>
          <table:table-cell office:value-type="float" office:value="2.242135" calcext:value-type="float">
            <text:p>2.242135</text:p>
          </table:table-cell>
          <table:table-cell office:value-type="float" office:value="5.025315" calcext:value-type="float">
            <text:p>5.025315</text:p>
          </table:table-cell>
          <table:table-cell office:value-type="float" office:value="8.304636" calcext:value-type="float">
            <text:p>8.304636</text:p>
          </table:table-cell>
          <table:table-cell office:value-type="float" office:value="8.783229" calcext:value-type="float">
            <text:p>8.783229</text:p>
          </table:table-cell>
          <table:table-cell office:value-type="float" office:value="9.108135" calcext:value-type="float">
            <text:p>9.108135</text:p>
          </table:table-cell>
          <table:table-cell office:value-type="float" office:value="9.497617" calcext:value-type="float">
            <text:p>9.497617</text:p>
          </table:table-cell>
          <table:table-cell office:value-type="float" office:value="10.33671" calcext:value-type="float">
            <text:p>10.33671</text:p>
          </table:table-cell>
          <table:table-cell office:value-type="float" office:value="10.82812" calcext:value-type="float">
            <text:p>10.82812</text:p>
          </table:table-cell>
          <table:table-cell office:value-type="float" office:value="0" calcext:value-type="float">
            <text:p>0</text:p>
          </table:table-cell>
          <table:table-cell office:value-type="float" office:value="1.80404" calcext:value-type="float">
            <text:p>1.80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.41506" calcext:value-type="float">
            <text:p>2.41506</text:p>
          </table:table-cell>
          <table:table-cell office:value-type="float" office:value="135.5178" calcext:value-type="float">
            <text:p>135.5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3549" calcext:value-type="float">
            <text:p>35.83549</text:p>
          </table:table-cell>
          <table:table-cell office:value-type="float" office:value="0.03069814" calcext:value-type="float">
            <text:p>0.03069814</text:p>
          </table:table-cell>
          <table:table-cell office:value-type="float" office:value="0.00001027248" calcext:value-type="float">
            <text:p>1.027248E-05</text:p>
          </table:table-cell>
          <table:table-cell office:value-type="float" office:value="0.03858932" calcext:value-type="float">
            <text:p>0.03858932</text:p>
          </table:table-cell>
          <table:table-cell office:value-type="float" office:value="-0.002798596" calcext:value-type="float">
            <text:p>-0.002798596</text:p>
          </table:table-cell>
          <table:table-cell office:value-type="float" office:value="1170.919" calcext:value-type="float">
            <text:p>1170.919</text:p>
          </table:table-cell>
          <table:table-cell office:value-type="float" office:value="1.550392" calcext:value-type="float">
            <text:p>1.550392</text:p>
          </table:table-cell>
          <table:table-cell office:value-type="float" office:value="0" calcext:value-type="float">
            <text:p>0</text:p>
          </table:table-cell>
          <table:table-cell office:value-type="float" office:value="2.182317" calcext:value-type="float">
            <text:p>2.182317</text:p>
          </table:table-cell>
          <table:table-cell office:value-type="float" office:value="0.3575826" calcext:value-type="float">
            <text:p>0.3575826</text:p>
          </table:table-cell>
          <table:table-cell office:value-type="float" office:value="0.2270401" calcext:value-type="float">
            <text:p>0.2270401</text:p>
          </table:table-cell>
          <table:table-cell office:value-type="float" office:value="0.09132352" calcext:value-type="float">
            <text:p>0.09132352</text:p>
          </table:table-cell>
          <table:table-cell office:value-type="float" office:value="0.07770064" calcext:value-type="float">
            <text:p>0.07770064</text:p>
          </table:table-cell>
          <table:table-cell office:value-type="float" office:value="0.03133519" calcext:value-type="float">
            <text:p>0.03133519</text:p>
          </table:table-cell>
          <table:table-cell office:value-type="float" office:value="0.03311978" calcext:value-type="float">
            <text:p>0.03311978</text:p>
          </table:table-cell>
          <table:table-cell office:value-type="float" office:value="0.07886612" calcext:value-type="float">
            <text:p>0.07886612</text:p>
          </table:table-cell>
          <table:table-cell office:value-type="float" office:value="0.149791" calcext:value-type="float">
            <text:p>0.149791</text:p>
          </table:table-cell>
          <table:table-cell office:value-type="float" office:value="0.1540468" calcext:value-type="float">
            <text:p>0.1540468</text:p>
          </table:table-cell>
          <table:table-cell office:value-type="float" office:value="0.1569085" calcext:value-type="float">
            <text:p>0.1569085</text:p>
          </table:table-cell>
          <table:table-cell office:value-type="float" office:value="0.1612054" calcext:value-type="float">
            <text:p>0.1612054</text:p>
          </table:table-cell>
          <table:table-cell office:value-type="float" office:value="0.1698654" calcext:value-type="float">
            <text:p>0.1698654</text:p>
          </table:table-cell>
          <table:table-cell office:value-type="float" office:value="0.1750374" calcext:value-type="float">
            <text:p>0.1750374</text:p>
          </table:table-cell>
          <table:table-cell office:value-type="float" office:value="0" calcext:value-type="float">
            <text:p>0</text:p>
          </table:table-cell>
          <table:table-cell office:value-type="float" office:value="34.36343" calcext:value-type="float">
            <text:p>34.36343</text:p>
          </table:table-cell>
          <table:table-cell office:value-type="float" office:value="30.91208" calcext:value-type="float">
            <text:p>30.91208</text:p>
          </table:table-cell>
          <table:table-cell office:value-type="float" office:value="21.51085" calcext:value-type="float">
            <text:p>21.51085</text:p>
          </table:table-cell>
          <table:table-cell office:value-type="float" office:value="7.078222" calcext:value-type="float">
            <text:p>7.078222</text:p>
          </table:table-cell>
          <table:table-cell office:value-type="float" office:value="5.590044" calcext:value-type="float">
            <text:p>5.590044</text:p>
          </table:table-cell>
          <table:table-cell office:value-type="float" office:value="2.322631" calcext:value-type="float">
            <text:p>2.322631</text:p>
          </table:table-cell>
          <table:table-cell office:value-type="float" office:value="2.244344" calcext:value-type="float">
            <text:p>2.244344</text:p>
          </table:table-cell>
          <table:table-cell office:value-type="float" office:value="5.02972" calcext:value-type="float">
            <text:p>5.02972</text:p>
          </table:table-cell>
          <table:table-cell office:value-type="float" office:value="8.310304" calcext:value-type="float">
            <text:p>8.310304</text:p>
          </table:table-cell>
          <table:table-cell office:value-type="float" office:value="8.788318" calcext:value-type="float">
            <text:p>8.788318</text:p>
          </table:table-cell>
          <table:table-cell office:value-type="float" office:value="9.113169" calcext:value-type="float">
            <text:p>9.113169</text:p>
          </table:table-cell>
          <table:table-cell office:value-type="float" office:value="9.502266" calcext:value-type="float">
            <text:p>9.502266</text:p>
          </table:table-cell>
          <table:table-cell office:value-type="float" office:value="10.34047" calcext:value-type="float">
            <text:p>10.34047</text:p>
          </table:table-cell>
          <table:table-cell office:value-type="float" office:value="10.83174" calcext:value-type="float">
            <text:p>10.83174</text:p>
          </table:table-cell>
          <table:table-cell office:value-type="float" office:value="0" calcext:value-type="float">
            <text:p>0</text:p>
          </table:table-cell>
          <table:table-cell office:value-type="float" office:value="73.99149" calcext:value-type="float">
            <text:p>73.99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2.366754" calcext:value-type="float">
            <text:p>2.366754</text:p>
          </table:table-cell>
          <table:table-cell office:value-type="float" office:value="135.5213" calcext:value-type="float">
            <text:p>135.5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5867" calcext:value-type="float">
            <text:p>35.85867</text:p>
          </table:table-cell>
          <table:table-cell office:value-type="float" office:value="0.03069814" calcext:value-type="float">
            <text:p>0.03069814</text:p>
          </table:table-cell>
          <table:table-cell office:value-type="float" office:value="0.00001027248" calcext:value-type="float">
            <text:p>1.027248E-05</text:p>
          </table:table-cell>
          <table:table-cell office:value-type="float" office:value="0.03858932" calcext:value-type="float">
            <text:p>0.03858932</text:p>
          </table:table-cell>
          <table:table-cell office:value-type="float" office:value="-0.002798596" calcext:value-type="float">
            <text:p>-0.002798596</text:p>
          </table:table-cell>
          <table:table-cell office:value-type="float" office:value="1170.937" calcext:value-type="float">
            <text:p>1170.937</text:p>
          </table:table-cell>
          <table:table-cell office:value-type="float" office:value="1.476753" calcext:value-type="float">
            <text:p>1.476753</text:p>
          </table:table-cell>
          <table:table-cell office:value-type="float" office:value="0" calcext:value-type="float">
            <text:p>0</text:p>
          </table:table-cell>
          <table:table-cell office:value-type="float" office:value="3.540015" calcext:value-type="float">
            <text:p>3.540015</text:p>
          </table:table-cell>
          <table:table-cell office:value-type="float" office:value="0.4199113" calcext:value-type="float">
            <text:p>0.4199113</text:p>
          </table:table-cell>
          <table:table-cell office:value-type="float" office:value="0.2458465" calcext:value-type="float">
            <text:p>0.2458465</text:p>
          </table:table-cell>
          <table:table-cell office:value-type="float" office:value="0.09904406" calcext:value-type="float">
            <text:p>0.09904406</text:p>
          </table:table-cell>
          <table:table-cell office:value-type="float" office:value="0.08399209" calcext:value-type="float">
            <text:p>0.08399209</text:p>
          </table:table-cell>
          <table:table-cell office:value-type="float" office:value="0.03261605" calcext:value-type="float">
            <text:p>0.03261605</text:p>
          </table:table-cell>
          <table:table-cell office:value-type="float" office:value="0.03351995" calcext:value-type="float">
            <text:p>0.03351995</text:p>
          </table:table-cell>
          <table:table-cell office:value-type="float" office:value="0.07908025" calcext:value-type="float">
            <text:p>0.07908025</text:p>
          </table:table-cell>
          <table:table-cell office:value-type="float" office:value="0.1498901" calcext:value-type="float">
            <text:p>0.1498901</text:p>
          </table:table-cell>
          <table:table-cell office:value-type="float" office:value="0.154113" calcext:value-type="float">
            <text:p>0.154113</text:p>
          </table:table-cell>
          <table:table-cell office:value-type="float" office:value="0.156967" calcext:value-type="float">
            <text:p>0.156967</text:p>
          </table:table-cell>
          <table:table-cell office:value-type="float" office:value="0.1612846" calcext:value-type="float">
            <text:p>0.1612846</text:p>
          </table:table-cell>
          <table:table-cell office:value-type="float" office:value="0.1699068" calcext:value-type="float">
            <text:p>0.1699068</text:p>
          </table:table-cell>
          <table:table-cell office:value-type="float" office:value="0.1750774" calcext:value-type="float">
            <text:p>0.1750774</text:p>
          </table:table-cell>
          <table:table-cell office:value-type="float" office:value="0" calcext:value-type="float">
            <text:p>0</text:p>
          </table:table-cell>
          <table:table-cell office:value-type="float" office:value="34.71485" calcext:value-type="float">
            <text:p>34.71485</text:p>
          </table:table-cell>
          <table:table-cell office:value-type="float" office:value="30.93425" calcext:value-type="float">
            <text:p>30.93425</text:p>
          </table:table-cell>
          <table:table-cell office:value-type="float" office:value="21.52812" calcext:value-type="float">
            <text:p>21.52812</text:p>
          </table:table-cell>
          <table:table-cell office:value-type="float" office:value="7.091548" calcext:value-type="float">
            <text:p>7.091548</text:p>
          </table:table-cell>
          <table:table-cell office:value-type="float" office:value="5.603146" calcext:value-type="float">
            <text:p>5.603146</text:p>
          </table:table-cell>
          <table:table-cell office:value-type="float" office:value="2.32546" calcext:value-type="float">
            <text:p>2.32546</text:p>
          </table:table-cell>
          <table:table-cell office:value-type="float" office:value="2.246612" calcext:value-type="float">
            <text:p>2.246612</text:p>
          </table:table-cell>
          <table:table-cell office:value-type="float" office:value="5.034154" calcext:value-type="float">
            <text:p>5.034154</text:p>
          </table:table-cell>
          <table:table-cell office:value-type="float" office:value="8.315971" calcext:value-type="float">
            <text:p>8.315971</text:p>
          </table:table-cell>
          <table:table-cell office:value-type="float" office:value="8.793404" calcext:value-type="float">
            <text:p>8.793404</text:p>
          </table:table-cell>
          <table:table-cell office:value-type="float" office:value="9.118204" calcext:value-type="float">
            <text:p>9.118204</text:p>
          </table:table-cell>
          <table:table-cell office:value-type="float" office:value="9.506921" calcext:value-type="float">
            <text:p>9.506921</text:p>
          </table:table-cell>
          <table:table-cell office:value-type="float" office:value="10.34419" calcext:value-type="float">
            <text:p>10.34419</text:p>
          </table:table-cell>
          <table:table-cell office:value-type="float" office:value="10.83542" calcext:value-type="float">
            <text:p>10.83542</text:p>
          </table:table-cell>
          <table:table-cell office:value-type="float" office:value="0" calcext:value-type="float">
            <text:p>0</text:p>
          </table:table-cell>
          <table:table-cell office:value-type="float" office:value="75.43203" calcext:value-type="float">
            <text:p>75.43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.339395" calcext:value-type="float">
            <text:p>2.339395</text:p>
          </table:table-cell>
          <table:table-cell office:value-type="float" office:value="135.5051" calcext:value-type="float">
            <text:p>135.5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8396" calcext:value-type="float">
            <text:p>35.88396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1687" calcext:value-type="float">
            <text:p>1.141687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1218" calcext:value-type="float">
            <text:p>-0.002771218</text:p>
          </table:table-cell>
          <table:table-cell office:value-type="float" office:value="1170.932" calcext:value-type="float">
            <text:p>1170.932</text:p>
          </table:table-cell>
          <table:table-cell office:value-type="float" office:value="1.448524" calcext:value-type="float">
            <text:p>1.448524</text:p>
          </table:table-cell>
          <table:table-cell office:value-type="float" office:value="0" calcext:value-type="float">
            <text:p>0</text:p>
          </table:table-cell>
          <table:table-cell office:value-type="float" office:value="0.6343567" calcext:value-type="float">
            <text:p>0.6343567</text:p>
          </table:table-cell>
          <table:table-cell office:value-type="float" office:value="0.9843854" calcext:value-type="float">
            <text:p>0.9843854</text:p>
          </table:table-cell>
          <table:table-cell office:value-type="float" office:value="0.4652438" calcext:value-type="float">
            <text:p>0.4652438</text:p>
          </table:table-cell>
          <table:table-cell office:value-type="float" office:value="0.1121044" calcext:value-type="float">
            <text:p>0.1121044</text:p>
          </table:table-cell>
          <table:table-cell office:value-type="float" office:value="0.09078038" calcext:value-type="float">
            <text:p>0.09078038</text:p>
          </table:table-cell>
          <table:table-cell office:value-type="float" office:value="0.03439283" calcext:value-type="float">
            <text:p>0.03439283</text:p>
          </table:table-cell>
          <table:table-cell office:value-type="float" office:value="0.0323974" calcext:value-type="float">
            <text:p>0.0323974</text:p>
          </table:table-cell>
          <table:table-cell office:value-type="float" office:value="0.0793547" calcext:value-type="float">
            <text:p>0.0793547</text:p>
          </table:table-cell>
          <table:table-cell office:value-type="float" office:value="0.1500212" calcext:value-type="float">
            <text:p>0.1500212</text:p>
          </table:table-cell>
          <table:table-cell office:value-type="float" office:value="0.1541826" calcext:value-type="float">
            <text:p>0.1541826</text:p>
          </table:table-cell>
          <table:table-cell office:value-type="float" office:value="0.1570269" calcext:value-type="float">
            <text:p>0.1570269</text:p>
          </table:table-cell>
          <table:table-cell office:value-type="float" office:value="0.1613519" calcext:value-type="float">
            <text:p>0.1613519</text:p>
          </table:table-cell>
          <table:table-cell office:value-type="float" office:value="0.1699487" calcext:value-type="float">
            <text:p>0.1699487</text:p>
          </table:table-cell>
          <table:table-cell office:value-type="float" office:value="0.1751167" calcext:value-type="float">
            <text:p>0.1751167</text:p>
          </table:table-cell>
          <table:table-cell office:value-type="float" office:value="0" calcext:value-type="float">
            <text:p>0</text:p>
          </table:table-cell>
          <table:table-cell office:value-type="float" office:value="35.26376" calcext:value-type="float">
            <text:p>35.26376</text:p>
          </table:table-cell>
          <table:table-cell office:value-type="float" office:value="30.98229" calcext:value-type="float">
            <text:p>30.98229</text:p>
          </table:table-cell>
          <table:table-cell office:value-type="float" office:value="21.53156" calcext:value-type="float">
            <text:p>21.53156</text:p>
          </table:table-cell>
          <table:table-cell office:value-type="float" office:value="7.10604" calcext:value-type="float">
            <text:p>7.10604</text:p>
          </table:table-cell>
          <table:table-cell office:value-type="float" office:value="5.612721" calcext:value-type="float">
            <text:p>5.612721</text:p>
          </table:table-cell>
          <table:table-cell office:value-type="float" office:value="2.328738" calcext:value-type="float">
            <text:p>2.328738</text:p>
          </table:table-cell>
          <table:table-cell office:value-type="float" office:value="2.252331" calcext:value-type="float">
            <text:p>2.252331</text:p>
          </table:table-cell>
          <table:table-cell office:value-type="float" office:value="5.039676" calcext:value-type="float">
            <text:p>5.039676</text:p>
          </table:table-cell>
          <table:table-cell office:value-type="float" office:value="8.321742" calcext:value-type="float">
            <text:p>8.321742</text:p>
          </table:table-cell>
          <table:table-cell office:value-type="float" office:value="8.798476" calcext:value-type="float">
            <text:p>8.798476</text:p>
          </table:table-cell>
          <table:table-cell office:value-type="float" office:value="9.123416" calcext:value-type="float">
            <text:p>9.123416</text:p>
          </table:table-cell>
          <table:table-cell office:value-type="float" office:value="9.511735" calcext:value-type="float">
            <text:p>9.511735</text:p>
          </table:table-cell>
          <table:table-cell office:value-type="float" office:value="10.34801" calcext:value-type="float">
            <text:p>10.34801</text:p>
          </table:table-cell>
          <table:table-cell office:value-type="float" office:value="10.83479" calcext:value-type="float">
            <text:p>10.83479</text:p>
          </table:table-cell>
          <table:table-cell office:value-type="float" office:value="0" calcext:value-type="float">
            <text:p>0</text:p>
          </table:table-cell>
          <table:table-cell office:value-type="float" office:value="1.798102" calcext:value-type="float">
            <text:p>1.798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2.330327" calcext:value-type="float">
            <text:p>2.330327</text:p>
          </table:table-cell>
          <table:table-cell office:value-type="float" office:value="135.5072" calcext:value-type="float">
            <text:p>135.5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1591" calcext:value-type="float">
            <text:p>35.91591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85" calcext:value-type="float">
            <text:p>1.144785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925" calcext:value-type="float">
            <text:p>1170.925</text:p>
          </table:table-cell>
          <table:table-cell office:value-type="float" office:value="1.488653" calcext:value-type="float">
            <text:p>1.488653</text:p>
          </table:table-cell>
          <table:table-cell office:value-type="float" office:value="0" calcext:value-type="float">
            <text:p>0</text:p>
          </table:table-cell>
          <table:table-cell office:value-type="float" office:value="0.4682871" calcext:value-type="float">
            <text:p>0.4682871</text:p>
          </table:table-cell>
          <table:table-cell office:value-type="float" office:value="0.4260195" calcext:value-type="float">
            <text:p>0.4260195</text:p>
          </table:table-cell>
          <table:table-cell office:value-type="float" office:value="0.2776203" calcext:value-type="float">
            <text:p>0.2776203</text:p>
          </table:table-cell>
          <table:table-cell office:value-type="float" office:value="0.1197721" calcext:value-type="float">
            <text:p>0.1197721</text:p>
          </table:table-cell>
          <table:table-cell office:value-type="float" office:value="0.08903824" calcext:value-type="float">
            <text:p>0.08903824</text:p>
          </table:table-cell>
          <table:table-cell office:value-type="float" office:value="0.0366968" calcext:value-type="float">
            <text:p>0.0366968</text:p>
          </table:table-cell>
          <table:table-cell office:value-type="float" office:value="0.03389941" calcext:value-type="float">
            <text:p>0.03389941</text:p>
          </table:table-cell>
          <table:table-cell office:value-type="float" office:value="0.07928105" calcext:value-type="float">
            <text:p>0.07928105</text:p>
          </table:table-cell>
          <table:table-cell office:value-type="float" office:value="0.1501176" calcext:value-type="float">
            <text:p>0.1501176</text:p>
          </table:table-cell>
          <table:table-cell office:value-type="float" office:value="0.1542557" calcext:value-type="float">
            <text:p>0.1542557</text:p>
          </table:table-cell>
          <table:table-cell office:value-type="float" office:value="0.1570862" calcext:value-type="float">
            <text:p>0.1570862</text:p>
          </table:table-cell>
          <table:table-cell office:value-type="float" office:value="0.1613722" calcext:value-type="float">
            <text:p>0.1613722</text:p>
          </table:table-cell>
          <table:table-cell office:value-type="float" office:value="0.1699894" calcext:value-type="float">
            <text:p>0.1699894</text:p>
          </table:table-cell>
          <table:table-cell office:value-type="float" office:value="0.1751564" calcext:value-type="float">
            <text:p>0.1751564</text:p>
          </table:table-cell>
          <table:table-cell office:value-type="float" office:value="0" calcext:value-type="float">
            <text:p>0</text:p>
          </table:table-cell>
          <table:table-cell office:value-type="float" office:value="35.3692" calcext:value-type="float">
            <text:p>35.3692</text:p>
          </table:table-cell>
          <table:table-cell office:value-type="float" office:value="31.13535" calcext:value-type="float">
            <text:p>31.13535</text:p>
          </table:table-cell>
          <table:table-cell office:value-type="float" office:value="21.62302" calcext:value-type="float">
            <text:p>21.62302</text:p>
          </table:table-cell>
          <table:table-cell office:value-type="float" office:value="7.151962" calcext:value-type="float">
            <text:p>7.151962</text:p>
          </table:table-cell>
          <table:table-cell office:value-type="float" office:value="5.636884" calcext:value-type="float">
            <text:p>5.636884</text:p>
          </table:table-cell>
          <table:table-cell office:value-type="float" office:value="2.333128" calcext:value-type="float">
            <text:p>2.333128</text:p>
          </table:table-cell>
          <table:table-cell office:value-type="float" office:value="2.254725" calcext:value-type="float">
            <text:p>2.254725</text:p>
          </table:table-cell>
          <table:table-cell office:value-type="float" office:value="5.04419" calcext:value-type="float">
            <text:p>5.04419</text:p>
          </table:table-cell>
          <table:table-cell office:value-type="float" office:value="8.32741" calcext:value-type="float">
            <text:p>8.32741</text:p>
          </table:table-cell>
          <table:table-cell office:value-type="float" office:value="8.803564" calcext:value-type="float">
            <text:p>8.803564</text:p>
          </table:table-cell>
          <table:table-cell office:value-type="float" office:value="9.128449" calcext:value-type="float">
            <text:p>9.128449</text:p>
          </table:table-cell>
          <table:table-cell office:value-type="float" office:value="9.516382" calcext:value-type="float">
            <text:p>9.516382</text:p>
          </table:table-cell>
          <table:table-cell office:value-type="float" office:value="10.35173" calcext:value-type="float">
            <text:p>10.35173</text:p>
          </table:table-cell>
          <table:table-cell office:value-type="float" office:value="10.83846" calcext:value-type="float">
            <text:p>10.83846</text:p>
          </table:table-cell>
          <table:table-cell office:value-type="float" office:value="0" calcext:value-type="float">
            <text:p>0</text:p>
          </table:table-cell>
          <table:table-cell office:value-type="float" office:value="5.025442" calcext:value-type="float">
            <text:p>5.025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.320961" calcext:value-type="float">
            <text:p>2.320961</text:p>
          </table:table-cell>
          <table:table-cell office:value-type="float" office:value="135.5119" calcext:value-type="float">
            <text:p>135.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3673" calcext:value-type="float">
            <text:p>35.93673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85" calcext:value-type="float">
            <text:p>1.144785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916" calcext:value-type="float">
            <text:p>1170.916</text:p>
          </table:table-cell>
          <table:table-cell office:value-type="float" office:value="1.538325" calcext:value-type="float">
            <text:p>1.538325</text:p>
          </table:table-cell>
          <table:table-cell office:value-type="float" office:value="0" calcext:value-type="float">
            <text:p>0</text:p>
          </table:table-cell>
          <table:table-cell office:value-type="float" office:value="0.1220426" calcext:value-type="float">
            <text:p>0.1220426</text:p>
          </table:table-cell>
          <table:table-cell office:value-type="float" office:value="0.3339503" calcext:value-type="float">
            <text:p>0.3339503</text:p>
          </table:table-cell>
          <table:table-cell office:value-type="float" office:value="0.2246778" calcext:value-type="float">
            <text:p>0.2246778</text:p>
          </table:table-cell>
          <table:table-cell office:value-type="float" office:value="0.09603343" calcext:value-type="float">
            <text:p>0.09603343</text:p>
          </table:table-cell>
          <table:table-cell office:value-type="float" office:value="0.07881735" calcext:value-type="float">
            <text:p>0.07881735</text:p>
          </table:table-cell>
          <table:table-cell office:value-type="float" office:value="0.03319344" calcext:value-type="float">
            <text:p>0.03319344</text:p>
          </table:table-cell>
          <table:table-cell office:value-type="float" office:value="0.03411652" calcext:value-type="float">
            <text:p>0.03411652</text:p>
          </table:table-cell>
          <table:table-cell office:value-type="float" office:value="0.07923665" calcext:value-type="float">
            <text:p>0.07923665</text:p>
          </table:table-cell>
          <table:table-cell office:value-type="float" office:value="0.1501593" calcext:value-type="float">
            <text:p>0.1501593</text:p>
          </table:table-cell>
          <table:table-cell office:value-type="float" office:value="0.154332" calcext:value-type="float">
            <text:p>0.154332</text:p>
          </table:table-cell>
          <table:table-cell office:value-type="float" office:value="0.1571458" calcext:value-type="float">
            <text:p>0.1571458</text:p>
          </table:table-cell>
          <table:table-cell office:value-type="float" office:value="0.1614112" calcext:value-type="float">
            <text:p>0.1614112</text:p>
          </table:table-cell>
          <table:table-cell office:value-type="float" office:value="0.1700301" calcext:value-type="float">
            <text:p>0.1700301</text:p>
          </table:table-cell>
          <table:table-cell office:value-type="float" office:value="0.1751969" calcext:value-type="float">
            <text:p>0.1751969</text:p>
          </table:table-cell>
          <table:table-cell office:value-type="float" office:value="0" calcext:value-type="float">
            <text:p>0</text:p>
          </table:table-cell>
          <table:table-cell office:value-type="float" office:value="35.38425" calcext:value-type="float">
            <text:p>35.38425</text:p>
          </table:table-cell>
          <table:table-cell office:value-type="float" office:value="31.16032" calcext:value-type="float">
            <text:p>31.16032</text:p>
          </table:table-cell>
          <table:table-cell office:value-type="float" office:value="21.64688" calcext:value-type="float">
            <text:p>21.64688</text:p>
          </table:table-cell>
          <table:table-cell office:value-type="float" office:value="7.171519" calcext:value-type="float">
            <text:p>7.171519</text:p>
          </table:table-cell>
          <table:table-cell office:value-type="float" office:value="5.652456" calcext:value-type="float">
            <text:p>5.652456</text:p>
          </table:table-cell>
          <table:table-cell office:value-type="float" office:value="2.337003" calcext:value-type="float">
            <text:p>2.337003</text:p>
          </table:table-cell>
          <table:table-cell office:value-type="float" office:value="2.257244" calcext:value-type="float">
            <text:p>2.257244</text:p>
          </table:table-cell>
          <table:table-cell office:value-type="float" office:value="5.048717" calcext:value-type="float">
            <text:p>5.048717</text:p>
          </table:table-cell>
          <table:table-cell office:value-type="float" office:value="8.333077" calcext:value-type="float">
            <text:p>8.333077</text:p>
          </table:table-cell>
          <table:table-cell office:value-type="float" office:value="8.808652" calcext:value-type="float">
            <text:p>8.808652</text:p>
          </table:table-cell>
          <table:table-cell office:value-type="float" office:value="9.133484" calcext:value-type="float">
            <text:p>9.133484</text:p>
          </table:table-cell>
          <table:table-cell office:value-type="float" office:value="9.521039" calcext:value-type="float">
            <text:p>9.521039</text:p>
          </table:table-cell>
          <table:table-cell office:value-type="float" office:value="10.35545" calcext:value-type="float">
            <text:p>10.35545</text:p>
          </table:table-cell>
          <table:table-cell office:value-type="float" office:value="10.8421" calcext:value-type="float">
            <text:p>10.8421</text:p>
          </table:table-cell>
          <table:table-cell office:value-type="float" office:value="0" calcext:value-type="float">
            <text:p>0</text:p>
          </table:table-cell>
          <table:table-cell office:value-type="float" office:value="0.02172989" calcext:value-type="float">
            <text:p>0.0217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2.307938" calcext:value-type="float">
            <text:p>2.307938</text:p>
          </table:table-cell>
          <table:table-cell office:value-type="float" office:value="135.5156" calcext:value-type="float">
            <text:p>135.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5496" calcext:value-type="float">
            <text:p>35.95496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85" calcext:value-type="float">
            <text:p>1.144785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906" calcext:value-type="float">
            <text:p>1170.906</text:p>
          </table:table-cell>
          <table:table-cell office:value-type="float" office:value="1.565985" calcext:value-type="float">
            <text:p>1.565985</text:p>
          </table:table-cell>
          <table:table-cell office:value-type="float" office:value="0" calcext:value-type="float">
            <text:p>0</text:p>
          </table:table-cell>
          <table:table-cell office:value-type="float" office:value="0.2128793" calcext:value-type="float">
            <text:p>0.2128793</text:p>
          </table:table-cell>
          <table:table-cell office:value-type="float" office:value="0.3147393" calcext:value-type="float">
            <text:p>0.3147393</text:p>
          </table:table-cell>
          <table:table-cell office:value-type="float" office:value="0.2197855" calcext:value-type="float">
            <text:p>0.2197855</text:p>
          </table:table-cell>
          <table:table-cell office:value-type="float" office:value="0.09237198" calcext:value-type="float">
            <text:p>0.09237198</text:p>
          </table:table-cell>
          <table:table-cell office:value-type="float" office:value="0.07755334" calcext:value-type="float">
            <text:p>0.07755334</text:p>
          </table:table-cell>
          <table:table-cell office:value-type="float" office:value="0.032399" calcext:value-type="float">
            <text:p>0.032399</text:p>
          </table:table-cell>
          <table:table-cell office:value-type="float" office:value="0.0341896" calcext:value-type="float">
            <text:p>0.0341896</text:p>
          </table:table-cell>
          <table:table-cell office:value-type="float" office:value="0.07940388" calcext:value-type="float">
            <text:p>0.07940388</text:p>
          </table:table-cell>
          <table:table-cell office:value-type="float" office:value="0.1501517" calcext:value-type="float">
            <text:p>0.1501517</text:p>
          </table:table-cell>
          <table:table-cell office:value-type="float" office:value="0.1544069" calcext:value-type="float">
            <text:p>0.1544069</text:p>
          </table:table-cell>
          <table:table-cell office:value-type="float" office:value="0.157206" calcext:value-type="float">
            <text:p>0.157206</text:p>
          </table:table-cell>
          <table:table-cell office:value-type="float" office:value="0.1614493" calcext:value-type="float">
            <text:p>0.1614493</text:p>
          </table:table-cell>
          <table:table-cell office:value-type="float" office:value="0.1700708" calcext:value-type="float">
            <text:p>0.1700708</text:p>
          </table:table-cell>
          <table:table-cell office:value-type="float" office:value="0.1752365" calcext:value-type="float">
            <text:p>0.1752365</text:p>
          </table:table-cell>
          <table:table-cell office:value-type="float" office:value="0" calcext:value-type="float">
            <text:p>0</text:p>
          </table:table-cell>
          <table:table-cell office:value-type="float" office:value="35.33814" calcext:value-type="float">
            <text:p>35.33814</text:p>
          </table:table-cell>
          <table:table-cell office:value-type="float" office:value="31.16727" calcext:value-type="float">
            <text:p>31.16727</text:p>
          </table:table-cell>
          <table:table-cell office:value-type="float" office:value="21.65827" calcext:value-type="float">
            <text:p>21.65827</text:p>
          </table:table-cell>
          <table:table-cell office:value-type="float" office:value="7.184704" calcext:value-type="float">
            <text:p>7.184704</text:p>
          </table:table-cell>
          <table:table-cell office:value-type="float" office:value="5.664946" calcext:value-type="float">
            <text:p>5.664946</text:p>
          </table:table-cell>
          <table:table-cell office:value-type="float" office:value="2.340183" calcext:value-type="float">
            <text:p>2.340183</text:p>
          </table:table-cell>
          <table:table-cell office:value-type="float" office:value="2.259718" calcext:value-type="float">
            <text:p>2.259718</text:p>
          </table:table-cell>
          <table:table-cell office:value-type="float" office:value="5.053259" calcext:value-type="float">
            <text:p>5.053259</text:p>
          </table:table-cell>
          <table:table-cell office:value-type="float" office:value="8.338746" calcext:value-type="float">
            <text:p>8.338746</text:p>
          </table:table-cell>
          <table:table-cell office:value-type="float" office:value="8.81374" calcext:value-type="float">
            <text:p>8.81374</text:p>
          </table:table-cell>
          <table:table-cell office:value-type="float" office:value="9.138503" calcext:value-type="float">
            <text:p>9.138503</text:p>
          </table:table-cell>
          <table:table-cell office:value-type="float" office:value="9.525615" calcext:value-type="float">
            <text:p>9.525615</text:p>
          </table:table-cell>
          <table:table-cell office:value-type="float" office:value="10.35917" calcext:value-type="float">
            <text:p>10.35917</text:p>
          </table:table-cell>
          <table:table-cell office:value-type="float" office:value="10.84568" calcext:value-type="float">
            <text:p>10.84568</text:p>
          </table:table-cell>
          <table:table-cell office:value-type="float" office:value="0" calcext:value-type="float">
            <text:p>0</text:p>
          </table:table-cell>
          <table:table-cell office:value-type="float" office:value="1.09811" calcext:value-type="float">
            <text:p>1.09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.27587" calcext:value-type="float">
            <text:p>2.27587</text:p>
          </table:table-cell>
          <table:table-cell office:value-type="float" office:value="135.5168" calcext:value-type="float">
            <text:p>135.5168</text:p>
          </table:table-cell>
          <table:table-cell office:value-type="float" office:value="0" calcext:value-type="float">
            <text:p>0</text:p>
          </table:table-cell>
          <table:table-cell office:value-type="float" office:value="-0.00009643452" calcext:value-type="float">
            <text:p>-9.643452E-05</text:p>
          </table:table-cell>
          <table:table-cell office:value-type="float" office:value="35.97413" calcext:value-type="float">
            <text:p>35.97413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85" calcext:value-type="float">
            <text:p>1.144785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901" calcext:value-type="float">
            <text:p>1170.901</text:p>
          </table:table-cell>
          <table:table-cell office:value-type="float" office:value="1.520738" calcext:value-type="float">
            <text:p>1.520738</text:p>
          </table:table-cell>
          <table:table-cell office:value-type="float" office:value="0" calcext:value-type="float">
            <text:p>0</text:p>
          </table:table-cell>
          <table:table-cell office:value-type="float" office:value="1.293539" calcext:value-type="float">
            <text:p>1.293539</text:p>
          </table:table-cell>
          <table:table-cell office:value-type="float" office:value="0.3246678" calcext:value-type="float">
            <text:p>0.3246678</text:p>
          </table:table-cell>
          <table:table-cell office:value-type="float" office:value="0.2203133" calcext:value-type="float">
            <text:p>0.2203133</text:p>
          </table:table-cell>
          <table:table-cell office:value-type="float" office:value="0.09123972" calcext:value-type="float">
            <text:p>0.09123972</text:p>
          </table:table-cell>
          <table:table-cell office:value-type="float" office:value="0.07813483" calcext:value-type="float">
            <text:p>0.07813483</text:p>
          </table:table-cell>
          <table:table-cell office:value-type="float" office:value="0.03241431" calcext:value-type="float">
            <text:p>0.03241431</text:p>
          </table:table-cell>
          <table:table-cell office:value-type="float" office:value="0.03424909" calcext:value-type="float">
            <text:p>0.03424909</text:p>
          </table:table-cell>
          <table:table-cell office:value-type="float" office:value="0.07961155" calcext:value-type="float">
            <text:p>0.07961155</text:p>
          </table:table-cell>
          <table:table-cell office:value-type="float" office:value="0.1502081" calcext:value-type="float">
            <text:p>0.1502081</text:p>
          </table:table-cell>
          <table:table-cell office:value-type="float" office:value="0.1544787" calcext:value-type="float">
            <text:p>0.1544787</text:p>
          </table:table-cell>
          <table:table-cell office:value-type="float" office:value="0.1572658" calcext:value-type="float">
            <text:p>0.1572658</text:p>
          </table:table-cell>
          <table:table-cell office:value-type="float" office:value="0.1615171" calcext:value-type="float">
            <text:p>0.1615171</text:p>
          </table:table-cell>
          <table:table-cell office:value-type="float" office:value="0.1701117" calcext:value-type="float">
            <text:p>0.1701117</text:p>
          </table:table-cell>
          <table:table-cell office:value-type="float" office:value="0.1752757" calcext:value-type="float">
            <text:p>0.1752757</text:p>
          </table:table-cell>
          <table:table-cell office:value-type="float" office:value="0" calcext:value-type="float">
            <text:p>0</text:p>
          </table:table-cell>
          <table:table-cell office:value-type="float" office:value="35.39136" calcext:value-type="float">
            <text:p>35.39136</text:p>
          </table:table-cell>
          <table:table-cell office:value-type="float" office:value="31.17355" calcext:value-type="float">
            <text:p>31.17355</text:p>
          </table:table-cell>
          <table:table-cell office:value-type="float" office:value="21.66936" calcext:value-type="float">
            <text:p>21.66936</text:p>
          </table:table-cell>
          <table:table-cell office:value-type="float" office:value="7.197015" calcext:value-type="float">
            <text:p>7.197015</text:p>
          </table:table-cell>
          <table:table-cell office:value-type="float" office:value="5.677266" calcext:value-type="float">
            <text:p>5.677266</text:p>
          </table:table-cell>
          <table:table-cell office:value-type="float" office:value="2.343234" calcext:value-type="float">
            <text:p>2.343234</text:p>
          </table:table-cell>
          <table:table-cell office:value-type="float" office:value="2.262154" calcext:value-type="float">
            <text:p>2.262154</text:p>
          </table:table-cell>
          <table:table-cell office:value-type="float" office:value="5.057837" calcext:value-type="float">
            <text:p>5.057837</text:p>
          </table:table-cell>
          <table:table-cell office:value-type="float" office:value="8.344475" calcext:value-type="float">
            <text:p>8.344475</text:p>
          </table:table-cell>
          <table:table-cell office:value-type="float" office:value="8.818868" calcext:value-type="float">
            <text:p>8.818868</text:p>
          </table:table-cell>
          <table:table-cell office:value-type="float" office:value="9.14348" calcext:value-type="float">
            <text:p>9.14348</text:p>
          </table:table-cell>
          <table:table-cell office:value-type="float" office:value="9.53019" calcext:value-type="float">
            <text:p>9.53019</text:p>
          </table:table-cell>
          <table:table-cell office:value-type="float" office:value="10.36289" calcext:value-type="float">
            <text:p>10.36289</text:p>
          </table:table-cell>
          <table:table-cell office:value-type="float" office:value="10.84928" calcext:value-type="float">
            <text:p>10.84928</text:p>
          </table:table-cell>
          <table:table-cell office:value-type="float" office:value="0" calcext:value-type="float">
            <text:p>0</text:p>
          </table:table-cell>
          <table:table-cell office:value-type="float" office:value="31.11829" calcext:value-type="float">
            <text:p>31.11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.246399" calcext:value-type="float">
            <text:p>2.246399</text:p>
          </table:table-cell>
          <table:table-cell office:value-type="float" office:value="135.5164" calcext:value-type="float">
            <text:p>135.5164</text:p>
          </table:table-cell>
          <table:table-cell office:value-type="float" office:value="0" calcext:value-type="float">
            <text:p>0</text:p>
          </table:table-cell>
          <table:table-cell office:value-type="float" office:value="-0.0004544258" calcext:value-type="float">
            <text:p>-0.0004544258</text:p>
          </table:table-cell>
          <table:table-cell office:value-type="float" office:value="35.99501" calcext:value-type="float">
            <text:p>35.99501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85" calcext:value-type="float">
            <text:p>1.144785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903" calcext:value-type="float">
            <text:p>1170.903</text:p>
          </table:table-cell>
          <table:table-cell office:value-type="float" office:value="1.479071" calcext:value-type="float">
            <text:p>1.479071</text:p>
          </table:table-cell>
          <table:table-cell office:value-type="float" office:value="0" calcext:value-type="float">
            <text:p>0</text:p>
          </table:table-cell>
          <table:table-cell office:value-type="float" office:value="2.021612" calcext:value-type="float">
            <text:p>2.021612</text:p>
          </table:table-cell>
          <table:table-cell office:value-type="float" office:value="0.3534712" calcext:value-type="float">
            <text:p>0.3534712</text:p>
          </table:table-cell>
          <table:table-cell office:value-type="float" office:value="0.2309975" calcext:value-type="float">
            <text:p>0.2309975</text:p>
          </table:table-cell>
          <table:table-cell office:value-type="float" office:value="0.09598558" calcext:value-type="float">
            <text:p>0.09598558</text:p>
          </table:table-cell>
          <table:table-cell office:value-type="float" office:value="0.08235531" calcext:value-type="float">
            <text:p>0.08235531</text:p>
          </table:table-cell>
          <table:table-cell office:value-type="float" office:value="0.03304221" calcext:value-type="float">
            <text:p>0.03304221</text:p>
          </table:table-cell>
          <table:table-cell office:value-type="float" office:value="0.03440568" calcext:value-type="float">
            <text:p>0.03440568</text:p>
          </table:table-cell>
          <table:table-cell office:value-type="float" office:value="0.07976312" calcext:value-type="float">
            <text:p>0.07976312</text:p>
          </table:table-cell>
          <table:table-cell office:value-type="float" office:value="0.1503497" calcext:value-type="float">
            <text:p>0.1503497</text:p>
          </table:table-cell>
          <table:table-cell office:value-type="float" office:value="0.154549" calcext:value-type="float">
            <text:p>0.154549</text:p>
          </table:table-cell>
          <table:table-cell office:value-type="float" office:value="0.1573252" calcext:value-type="float">
            <text:p>0.1573252</text:p>
          </table:table-cell>
          <table:table-cell office:value-type="float" office:value="0.1615832" calcext:value-type="float">
            <text:p>0.1615832</text:p>
          </table:table-cell>
          <table:table-cell office:value-type="float" office:value="0.1701524" calcext:value-type="float">
            <text:p>0.1701524</text:p>
          </table:table-cell>
          <table:table-cell office:value-type="float" office:value="0.175315" calcext:value-type="float">
            <text:p>0.175315</text:p>
          </table:table-cell>
          <table:table-cell office:value-type="float" office:value="0" calcext:value-type="float">
            <text:p>0</text:p>
          </table:table-cell>
          <table:table-cell office:value-type="float" office:value="35.57594" calcext:value-type="float">
            <text:p>35.57594</text:p>
          </table:table-cell>
          <table:table-cell office:value-type="float" office:value="31.1841" calcext:value-type="float">
            <text:p>31.1841</text:p>
          </table:table-cell>
          <table:table-cell office:value-type="float" office:value="21.68272" calcext:value-type="float">
            <text:p>21.68272</text:p>
          </table:table-cell>
          <table:table-cell office:value-type="float" office:value="7.209774" calcext:value-type="float">
            <text:p>7.209774</text:p>
          </table:table-cell>
          <table:table-cell office:value-type="float" office:value="5.690291" calcext:value-type="float">
            <text:p>5.690291</text:p>
          </table:table-cell>
          <table:table-cell office:value-type="float" office:value="2.346309" calcext:value-type="float">
            <text:p>2.346309</text:p>
          </table:table-cell>
          <table:table-cell office:value-type="float" office:value="2.264576" calcext:value-type="float">
            <text:p>2.264576</text:p>
          </table:table-cell>
          <table:table-cell office:value-type="float" office:value="5.062426" calcext:value-type="float">
            <text:p>5.062426</text:p>
          </table:table-cell>
          <table:table-cell office:value-type="float" office:value="8.350234" calcext:value-type="float">
            <text:p>8.350234</text:p>
          </table:table-cell>
          <table:table-cell office:value-type="float" office:value="8.824035" calcext:value-type="float">
            <text:p>8.824035</text:p>
          </table:table-cell>
          <table:table-cell office:value-type="float" office:value="9.148458" calcext:value-type="float">
            <text:p>9.148458</text:p>
          </table:table-cell>
          <table:table-cell office:value-type="float" office:value="9.534763" calcext:value-type="float">
            <text:p>9.534763</text:p>
          </table:table-cell>
          <table:table-cell office:value-type="float" office:value="10.36662" calcext:value-type="float">
            <text:p>10.36662</text:p>
          </table:table-cell>
          <table:table-cell office:value-type="float" office:value="10.85289" calcext:value-type="float">
            <text:p>10.85289</text:p>
          </table:table-cell>
          <table:table-cell office:value-type="float" office:value="0" calcext:value-type="float">
            <text:p>0</text:p>
          </table:table-cell>
          <table:table-cell office:value-type="float" office:value="40.42873" calcext:value-type="float">
            <text:p>40.4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2.216433" calcext:value-type="float">
            <text:p>2.216433</text:p>
          </table:table-cell>
          <table:table-cell office:value-type="float" office:value="135.515" calcext:value-type="float">
            <text:p>135.515</text:p>
          </table:table-cell>
          <table:table-cell office:value-type="float" office:value="0" calcext:value-type="float">
            <text:p>0</text:p>
          </table:table-cell>
          <table:table-cell office:value-type="float" office:value="-0.003781999" calcext:value-type="float">
            <text:p>-0.003781999</text:p>
          </table:table-cell>
          <table:table-cell office:value-type="float" office:value="36.01661" calcext:value-type="float">
            <text:p>36.01661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85" calcext:value-type="float">
            <text:p>1.144785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906" calcext:value-type="float">
            <text:p>1170.906</text:p>
          </table:table-cell>
          <table:table-cell office:value-type="float" office:value="1.437479" calcext:value-type="float">
            <text:p>1.437479</text:p>
          </table:table-cell>
          <table:table-cell office:value-type="float" office:value="0" calcext:value-type="float">
            <text:p>0</text:p>
          </table:table-cell>
          <table:table-cell office:value-type="float" office:value="2.256657" calcext:value-type="float">
            <text:p>2.256657</text:p>
          </table:table-cell>
          <table:table-cell office:value-type="float" office:value="0.3758455" calcext:value-type="float">
            <text:p>0.3758455</text:p>
          </table:table-cell>
          <table:table-cell office:value-type="float" office:value="0.1796373" calcext:value-type="float">
            <text:p>0.1796373</text:p>
          </table:table-cell>
          <table:table-cell office:value-type="float" office:value="0.08723222" calcext:value-type="float">
            <text:p>0.08723222</text:p>
          </table:table-cell>
          <table:table-cell office:value-type="float" office:value="0.08949769" calcext:value-type="float">
            <text:p>0.08949769</text:p>
          </table:table-cell>
          <table:table-cell office:value-type="float" office:value="0.03460452" calcext:value-type="float">
            <text:p>0.03460452</text:p>
          </table:table-cell>
          <table:table-cell office:value-type="float" office:value="0.03485135" calcext:value-type="float">
            <text:p>0.03485135</text:p>
          </table:table-cell>
          <table:table-cell office:value-type="float" office:value="0.0799586" calcext:value-type="float">
            <text:p>0.0799586</text:p>
          </table:table-cell>
          <table:table-cell office:value-type="float" office:value="0.1504913" calcext:value-type="float">
            <text:p>0.1504913</text:p>
          </table:table-cell>
          <table:table-cell office:value-type="float" office:value="0.1546189" calcext:value-type="float">
            <text:p>0.1546189</text:p>
          </table:table-cell>
          <table:table-cell office:value-type="float" office:value="0.1573843" calcext:value-type="float">
            <text:p>0.1573843</text:p>
          </table:table-cell>
          <table:table-cell office:value-type="float" office:value="0.1616418" calcext:value-type="float">
            <text:p>0.1616418</text:p>
          </table:table-cell>
          <table:table-cell office:value-type="float" office:value="0.1701931" calcext:value-type="float">
            <text:p>0.1701931</text:p>
          </table:table-cell>
          <table:table-cell office:value-type="float" office:value="0.1753543" calcext:value-type="float">
            <text:p>0.1753543</text:p>
          </table:table-cell>
          <table:table-cell office:value-type="float" office:value="0" calcext:value-type="float">
            <text:p>0</text:p>
          </table:table-cell>
          <table:table-cell office:value-type="float" office:value="35.80888" calcext:value-type="float">
            <text:p>35.80888</text:p>
          </table:table-cell>
          <table:table-cell office:value-type="float" office:value="31.20257" calcext:value-type="float">
            <text:p>31.20257</text:p>
          </table:table-cell>
          <table:table-cell office:value-type="float" office:value="21.69109" calcext:value-type="float">
            <text:p>21.69109</text:p>
          </table:table-cell>
          <table:table-cell office:value-type="float" office:value="7.223732" calcext:value-type="float">
            <text:p>7.223732</text:p>
          </table:table-cell>
          <table:table-cell office:value-type="float" office:value="5.705669" calcext:value-type="float">
            <text:p>5.705669</text:p>
          </table:table-cell>
          <table:table-cell office:value-type="float" office:value="2.349656" calcext:value-type="float">
            <text:p>2.349656</text:p>
          </table:table-cell>
          <table:table-cell office:value-type="float" office:value="2.26705" calcext:value-type="float">
            <text:p>2.26705</text:p>
          </table:table-cell>
          <table:table-cell office:value-type="float" office:value="5.067029" calcext:value-type="float">
            <text:p>5.067029</text:p>
          </table:table-cell>
          <table:table-cell office:value-type="float" office:value="8.355993" calcext:value-type="float">
            <text:p>8.355993</text:p>
          </table:table-cell>
          <table:table-cell office:value-type="float" office:value="8.829195" calcext:value-type="float">
            <text:p>8.829195</text:p>
          </table:table-cell>
          <table:table-cell office:value-type="float" office:value="9.153436" calcext:value-type="float">
            <text:p>9.153436</text:p>
          </table:table-cell>
          <table:table-cell office:value-type="float" office:value="9.539332" calcext:value-type="float">
            <text:p>9.539332</text:p>
          </table:table-cell>
          <table:table-cell office:value-type="float" office:value="10.37034" calcext:value-type="float">
            <text:p>10.37034</text:p>
          </table:table-cell>
          <table:table-cell office:value-type="float" office:value="10.85653" calcext:value-type="float">
            <text:p>10.85653</text:p>
          </table:table-cell>
          <table:table-cell office:value-type="float" office:value="0" calcext:value-type="float">
            <text:p>0</text:p>
          </table:table-cell>
          <table:table-cell office:value-type="float" office:value="43.29699" calcext:value-type="float">
            <text:p>43.29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2.206974" calcext:value-type="float">
            <text:p>2.206974</text:p>
          </table:table-cell>
          <table:table-cell office:value-type="float" office:value="135.515" calcext:value-type="float">
            <text:p>135.515</text:p>
          </table:table-cell>
          <table:table-cell office:value-type="float" office:value="0" calcext:value-type="float">
            <text:p>0</text:p>
          </table:table-cell>
          <table:table-cell office:value-type="float" office:value="-0.01511936" calcext:value-type="float">
            <text:p>-0.01511936</text:p>
          </table:table-cell>
          <table:table-cell office:value-type="float" office:value="36.03787" calcext:value-type="float">
            <text:p>36.03787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93" calcext:value-type="float">
            <text:p>1.144793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9" calcext:value-type="float">
            <text:p>1170.9</text:p>
          </table:table-cell>
          <table:table-cell office:value-type="float" office:value="1.462534" calcext:value-type="float">
            <text:p>1.462534</text:p>
          </table:table-cell>
          <table:table-cell office:value-type="float" office:value="0" calcext:value-type="float">
            <text:p>0</text:p>
          </table:table-cell>
          <table:table-cell office:value-type="float" office:value="0.8741717" calcext:value-type="float">
            <text:p>0.8741717</text:p>
          </table:table-cell>
          <table:table-cell office:value-type="float" office:value="0.3675501" calcext:value-type="float">
            <text:p>0.3675501</text:p>
          </table:table-cell>
          <table:table-cell office:value-type="float" office:value="0.0484893" calcext:value-type="float">
            <text:p>0.0484893</text:p>
          </table:table-cell>
          <table:table-cell office:value-type="float" office:value="0.02914669" calcext:value-type="float">
            <text:p>0.02914669</text:p>
          </table:table-cell>
          <table:table-cell office:value-type="float" office:value="0.05732466" calcext:value-type="float">
            <text:p>0.05732466</text:p>
          </table:table-cell>
          <table:table-cell office:value-type="float" office:value="0.02243745" calcext:value-type="float">
            <text:p>0.02243745</text:p>
          </table:table-cell>
          <table:table-cell office:value-type="float" office:value="0.0351748" calcext:value-type="float">
            <text:p>0.0351748</text:p>
          </table:table-cell>
          <table:table-cell office:value-type="float" office:value="0.08023729" calcext:value-type="float">
            <text:p>0.08023729</text:p>
          </table:table-cell>
          <table:table-cell office:value-type="float" office:value="0.1506488" calcext:value-type="float">
            <text:p>0.1506488</text:p>
          </table:table-cell>
          <table:table-cell office:value-type="float" office:value="0.1546903" calcext:value-type="float">
            <text:p>0.1546903</text:p>
          </table:table-cell>
          <table:table-cell office:value-type="float" office:value="0.1574432" calcext:value-type="float">
            <text:p>0.1574432</text:p>
          </table:table-cell>
          <table:table-cell office:value-type="float" office:value="0.1617208" calcext:value-type="float">
            <text:p>0.1617208</text:p>
          </table:table-cell>
          <table:table-cell office:value-type="float" office:value="0.1702338" calcext:value-type="float">
            <text:p>0.1702338</text:p>
          </table:table-cell>
          <table:table-cell office:value-type="float" office:value="0.1753935" calcext:value-type="float">
            <text:p>0.1753935</text:p>
          </table:table-cell>
          <table:table-cell office:value-type="float" office:value="0" calcext:value-type="float">
            <text:p>0</text:p>
          </table:table-cell>
          <table:table-cell office:value-type="float" office:value="36.2843" calcext:value-type="float">
            <text:p>36.2843</text:p>
          </table:table-cell>
          <table:table-cell office:value-type="float" office:value="31.23392" calcext:value-type="float">
            <text:p>31.23392</text:p>
          </table:table-cell>
          <table:table-cell office:value-type="float" office:value="21.65333" calcext:value-type="float">
            <text:p>21.65333</text:p>
          </table:table-cell>
          <table:table-cell office:value-type="float" office:value="7.220579" calcext:value-type="float">
            <text:p>7.220579</text:p>
          </table:table-cell>
          <table:table-cell office:value-type="float" office:value="5.719345" calcext:value-type="float">
            <text:p>5.719345</text:p>
          </table:table-cell>
          <table:table-cell office:value-type="float" office:value="2.352315" calcext:value-type="float">
            <text:p>2.352315</text:p>
          </table:table-cell>
          <table:table-cell office:value-type="float" office:value="2.269623" calcext:value-type="float">
            <text:p>2.269623</text:p>
          </table:table-cell>
          <table:table-cell office:value-type="float" office:value="5.071671" calcext:value-type="float">
            <text:p>5.071671</text:p>
          </table:table-cell>
          <table:table-cell office:value-type="float" office:value="8.361753" calcext:value-type="float">
            <text:p>8.361753</text:p>
          </table:table-cell>
          <table:table-cell office:value-type="float" office:value="8.83436" calcext:value-type="float">
            <text:p>8.83436</text:p>
          </table:table-cell>
          <table:table-cell office:value-type="float" office:value="9.158413" calcext:value-type="float">
            <text:p>9.158413</text:p>
          </table:table-cell>
          <table:table-cell office:value-type="float" office:value="9.543909" calcext:value-type="float">
            <text:p>9.543909</text:p>
          </table:table-cell>
          <table:table-cell office:value-type="float" office:value="10.37406" calcext:value-type="float">
            <text:p>10.37406</text:p>
          </table:table-cell>
          <table:table-cell office:value-type="float" office:value="10.86013" calcext:value-type="float">
            <text:p>10.86013</text:p>
          </table:table-cell>
          <table:table-cell office:value-type="float" office:value="0" calcext:value-type="float">
            <text:p>0</text:p>
          </table:table-cell>
          <table:table-cell office:value-type="float" office:value="12.58293" calcext:value-type="float">
            <text:p>12.58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2.197979" calcext:value-type="float">
            <text:p>2.197979</text:p>
          </table:table-cell>
          <table:table-cell office:value-type="float" office:value="135.5189" calcext:value-type="float">
            <text:p>135.5189</text:p>
          </table:table-cell>
          <table:table-cell office:value-type="float" office:value="0" calcext:value-type="float">
            <text:p>0</text:p>
          </table:table-cell>
          <table:table-cell office:value-type="float" office:value="-0.02755732" calcext:value-type="float">
            <text:p>-0.02755732</text:p>
          </table:table-cell>
          <table:table-cell office:value-type="float" office:value="36.05092" calcext:value-type="float">
            <text:p>36.05092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94" calcext:value-type="float">
            <text:p>1.144794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888" calcext:value-type="float">
            <text:p>1170.888</text:p>
          </table:table-cell>
          <table:table-cell office:value-type="float" office:value="1.503235" calcext:value-type="float">
            <text:p>1.503235</text:p>
          </table:table-cell>
          <table:table-cell office:value-type="float" office:value="0" calcext:value-type="float">
            <text:p>0</text:p>
          </table:table-cell>
          <table:table-cell office:value-type="float" office:value="0.3159595" calcext:value-type="float">
            <text:p>0.3159595</text:p>
          </table:table-cell>
          <table:table-cell office:value-type="float" office:value="0.275413" calcext:value-type="float">
            <text:p>0.275413</text:p>
          </table:table-cell>
          <table:table-cell office:value-type="float" office:value="0.02003314" calcext:value-type="float">
            <text:p>0.02003314</text:p>
          </table:table-cell>
          <table:table-cell office:value-type="float" office:value="0.01632237" calcext:value-type="float">
            <text:p>0.01632237</text:p>
          </table:table-cell>
          <table:table-cell office:value-type="float" office:value="0.02249645" calcext:value-type="float">
            <text:p>0.02249645</text:p>
          </table:table-cell>
          <table:table-cell office:value-type="float" office:value="0.01059409" calcext:value-type="float">
            <text:p>0.01059409</text:p>
          </table:table-cell>
          <table:table-cell office:value-type="float" office:value="0.0348975" calcext:value-type="float">
            <text:p>0.0348975</text:p>
          </table:table-cell>
          <table:table-cell office:value-type="float" office:value="0.08032871" calcext:value-type="float">
            <text:p>0.08032871</text:p>
          </table:table-cell>
          <table:table-cell office:value-type="float" office:value="0.1507999" calcext:value-type="float">
            <text:p>0.1507999</text:p>
          </table:table-cell>
          <table:table-cell office:value-type="float" office:value="0.1547649" calcext:value-type="float">
            <text:p>0.1547649</text:p>
          </table:table-cell>
          <table:table-cell office:value-type="float" office:value="0.1575023" calcext:value-type="float">
            <text:p>0.1575023</text:p>
          </table:table-cell>
          <table:table-cell office:value-type="float" office:value="0.161738" calcext:value-type="float">
            <text:p>0.161738</text:p>
          </table:table-cell>
          <table:table-cell office:value-type="float" office:value="0.1702744" calcext:value-type="float">
            <text:p>0.1702744</text:p>
          </table:table-cell>
          <table:table-cell office:value-type="float" office:value="0.1754327" calcext:value-type="float">
            <text:p>0.1754327</text:p>
          </table:table-cell>
          <table:table-cell office:value-type="float" office:value="0" calcext:value-type="float">
            <text:p>0</text:p>
          </table:table-cell>
          <table:table-cell office:value-type="float" office:value="36.40239" calcext:value-type="float">
            <text:p>36.40239</text:p>
          </table:table-cell>
          <table:table-cell office:value-type="float" office:value="31.22998" calcext:value-type="float">
            <text:p>31.22998</text:p>
          </table:table-cell>
          <table:table-cell office:value-type="float" office:value="21.58845" calcext:value-type="float">
            <text:p>21.58845</text:p>
          </table:table-cell>
          <table:table-cell office:value-type="float" office:value="7.203918" calcext:value-type="float">
            <text:p>7.203918</text:p>
          </table:table-cell>
          <table:table-cell office:value-type="float" office:value="5.713984" calcext:value-type="float">
            <text:p>5.713984</text:p>
          </table:table-cell>
          <table:table-cell office:value-type="float" office:value="2.350926" calcext:value-type="float">
            <text:p>2.350926</text:p>
          </table:table-cell>
          <table:table-cell office:value-type="float" office:value="2.272163" calcext:value-type="float">
            <text:p>2.272163</text:p>
          </table:table-cell>
          <table:table-cell office:value-type="float" office:value="5.076351" calcext:value-type="float">
            <text:p>5.076351</text:p>
          </table:table-cell>
          <table:table-cell office:value-type="float" office:value="8.367512" calcext:value-type="float">
            <text:p>8.367512</text:p>
          </table:table-cell>
          <table:table-cell office:value-type="float" office:value="8.839522" calcext:value-type="float">
            <text:p>8.839522</text:p>
          </table:table-cell>
          <table:table-cell office:value-type="float" office:value="9.163391" calcext:value-type="float">
            <text:p>9.163391</text:p>
          </table:table-cell>
          <table:table-cell office:value-type="float" office:value="9.548481" calcext:value-type="float">
            <text:p>9.548481</text:p>
          </table:table-cell>
          <table:table-cell office:value-type="float" office:value="10.37778" calcext:value-type="float">
            <text:p>10.37778</text:p>
          </table:table-cell>
          <table:table-cell office:value-type="float" office:value="10.8637" calcext:value-type="float">
            <text:p>10.8637</text:p>
          </table:table-cell>
          <table:table-cell office:value-type="float" office:value="0" calcext:value-type="float">
            <text:p>0</text:p>
          </table:table-cell>
          <table:table-cell office:value-type="float" office:value="0.6638734" calcext:value-type="float">
            <text:p>0.6638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.160515" calcext:value-type="float">
            <text:p>2.160515</text:p>
          </table:table-cell>
          <table:table-cell office:value-type="float" office:value="135.5247" calcext:value-type="float">
            <text:p>135.5247</text:p>
          </table:table-cell>
          <table:table-cell office:value-type="float" office:value="0" calcext:value-type="float">
            <text:p>0</text:p>
          </table:table-cell>
          <table:table-cell office:value-type="float" office:value="-0.04163234" calcext:value-type="float">
            <text:p>-0.04163234</text:p>
          </table:table-cell>
          <table:table-cell office:value-type="float" office:value="36.06153" calcext:value-type="float">
            <text:p>36.06153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94" calcext:value-type="float">
            <text:p>1.144794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879" calcext:value-type="float">
            <text:p>1170.879</text:p>
          </table:table-cell>
          <table:table-cell office:value-type="float" office:value="1.476129" calcext:value-type="float">
            <text:p>1.476129</text:p>
          </table:table-cell>
          <table:table-cell office:value-type="float" office:value="0" calcext:value-type="float">
            <text:p>0</text:p>
          </table:table-cell>
          <table:table-cell office:value-type="float" office:value="0.8096513" calcext:value-type="float">
            <text:p>0.8096513</text:p>
          </table:table-cell>
          <table:table-cell office:value-type="float" office:value="0.2739372" calcext:value-type="float">
            <text:p>0.2739372</text:p>
          </table:table-cell>
          <table:table-cell office:value-type="float" office:value="0.01816102" calcext:value-type="float">
            <text:p>0.01816102</text:p>
          </table:table-cell>
          <table:table-cell office:value-type="float" office:value="0.009971652" calcext:value-type="float">
            <text:p>0.009971652</text:p>
          </table:table-cell>
          <table:table-cell office:value-type="float" office:value="0.01380409" calcext:value-type="float">
            <text:p>0.01380409</text:p>
          </table:table-cell>
          <table:table-cell office:value-type="float" office:value="0.007864835" calcext:value-type="float">
            <text:p>0.007864835</text:p>
          </table:table-cell>
          <table:table-cell office:value-type="float" office:value="0.02499734" calcext:value-type="float">
            <text:p>0.02499734</text:p>
          </table:table-cell>
          <table:table-cell office:value-type="float" office:value="0.08039523" calcext:value-type="float">
            <text:p>0.08039523</text:p>
          </table:table-cell>
          <table:table-cell office:value-type="float" office:value="0.1509245" calcext:value-type="float">
            <text:p>0.1509245</text:p>
          </table:table-cell>
          <table:table-cell office:value-type="float" office:value="0.1548398" calcext:value-type="float">
            <text:p>0.1548398</text:p>
          </table:table-cell>
          <table:table-cell office:value-type="float" office:value="0.157562" calcext:value-type="float">
            <text:p>0.157562</text:p>
          </table:table-cell>
          <table:table-cell office:value-type="float" office:value="0.1617864" calcext:value-type="float">
            <text:p>0.1617864</text:p>
          </table:table-cell>
          <table:table-cell office:value-type="float" office:value="0.1703151" calcext:value-type="float">
            <text:p>0.1703151</text:p>
          </table:table-cell>
          <table:table-cell office:value-type="float" office:value="0.1754719" calcext:value-type="float">
            <text:p>0.1754719</text:p>
          </table:table-cell>
          <table:table-cell office:value-type="float" office:value="0" calcext:value-type="float">
            <text:p>0</text:p>
          </table:table-cell>
          <table:table-cell office:value-type="float" office:value="36.40098" calcext:value-type="float">
            <text:p>36.40098</text:p>
          </table:table-cell>
          <table:table-cell office:value-type="float" office:value="31.21618" calcext:value-type="float">
            <text:p>31.21618</text:p>
          </table:table-cell>
          <table:table-cell office:value-type="float" office:value="21.5213" calcext:value-type="float">
            <text:p>21.5213</text:p>
          </table:table-cell>
          <table:table-cell office:value-type="float" office:value="7.184305" calcext:value-type="float">
            <text:p>7.184305</text:p>
          </table:table-cell>
          <table:table-cell office:value-type="float" office:value="5.701173" calcext:value-type="float">
            <text:p>5.701173</text:p>
          </table:table-cell>
          <table:table-cell office:value-type="float" office:value="2.347823" calcext:value-type="float">
            <text:p>2.347823</text:p>
          </table:table-cell>
          <table:table-cell office:value-type="float" office:value="2.273625" calcext:value-type="float">
            <text:p>2.273625</text:p>
          </table:table-cell>
          <table:table-cell office:value-type="float" office:value="5.081008" calcext:value-type="float">
            <text:p>5.081008</text:p>
          </table:table-cell>
          <table:table-cell office:value-type="float" office:value="8.373281" calcext:value-type="float">
            <text:p>8.373281</text:p>
          </table:table-cell>
          <table:table-cell office:value-type="float" office:value="8.844687" calcext:value-type="float">
            <text:p>8.844687</text:p>
          </table:table-cell>
          <table:table-cell office:value-type="float" office:value="9.168368" calcext:value-type="float">
            <text:p>9.168368</text:p>
          </table:table-cell>
          <table:table-cell office:value-type="float" office:value="9.553057" calcext:value-type="float">
            <text:p>9.553057</text:p>
          </table:table-cell>
          <table:table-cell office:value-type="float" office:value="10.3815" calcext:value-type="float">
            <text:p>10.3815</text:p>
          </table:table-cell>
          <table:table-cell office:value-type="float" office:value="10.86727" calcext:value-type="float">
            <text:p>10.86727</text:p>
          </table:table-cell>
          <table:table-cell office:value-type="float" office:value="0" calcext:value-type="float">
            <text:p>0</text:p>
          </table:table-cell>
          <table:table-cell office:value-type="float" office:value="36.50012" calcext:value-type="float">
            <text:p>36.50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2.134053" calcext:value-type="float">
            <text:p>2.134053</text:p>
          </table:table-cell>
          <table:table-cell office:value-type="float" office:value="135.5225" calcext:value-type="float">
            <text:p>135.5225</text:p>
          </table:table-cell>
          <table:table-cell office:value-type="float" office:value="0" calcext:value-type="float">
            <text:p>0</text:p>
          </table:table-cell>
          <table:table-cell office:value-type="float" office:value="-0.05783046" calcext:value-type="float">
            <text:p>-0.05783046</text:p>
          </table:table-cell>
          <table:table-cell office:value-type="float" office:value="36.0732" calcext:value-type="float">
            <text:p>36.0732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94" calcext:value-type="float">
            <text:p>1.144794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876" calcext:value-type="float">
            <text:p>1170.876</text:p>
          </table:table-cell>
          <table:table-cell office:value-type="float" office:value="1.441464" calcext:value-type="float">
            <text:p>1.441464</text:p>
          </table:table-cell>
          <table:table-cell office:value-type="float" office:value="0" calcext:value-type="float">
            <text:p>0</text:p>
          </table:table-cell>
          <table:table-cell office:value-type="float" office:value="1.915817" calcext:value-type="float">
            <text:p>1.915817</text:p>
          </table:table-cell>
          <table:table-cell office:value-type="float" office:value="0.2776645" calcext:value-type="float">
            <text:p>0.2776645</text:p>
          </table:table-cell>
          <table:table-cell office:value-type="float" office:value="0.01894992" calcext:value-type="float">
            <text:p>0.01894992</text:p>
          </table:table-cell>
          <table:table-cell office:value-type="float" office:value="0.009772582" calcext:value-type="float">
            <text:p>0.009772582</text:p>
          </table:table-cell>
          <table:table-cell office:value-type="float" office:value="0.01022322" calcext:value-type="float">
            <text:p>0.01022322</text:p>
          </table:table-cell>
          <table:table-cell office:value-type="float" office:value="0.007542939" calcext:value-type="float">
            <text:p>0.007542939</text:p>
          </table:table-cell>
          <table:table-cell office:value-type="float" office:value="0.01807258" calcext:value-type="float">
            <text:p>0.01807258</text:p>
          </table:table-cell>
          <table:table-cell office:value-type="float" office:value="0.07579944" calcext:value-type="float">
            <text:p>0.07579944</text:p>
          </table:table-cell>
          <table:table-cell office:value-type="float" office:value="0.1510547" calcext:value-type="float">
            <text:p>0.1510547</text:p>
          </table:table-cell>
          <table:table-cell office:value-type="float" office:value="0.1549135" calcext:value-type="float">
            <text:p>0.1549135</text:p>
          </table:table-cell>
          <table:table-cell office:value-type="float" office:value="0.1576214" calcext:value-type="float">
            <text:p>0.1576214</text:p>
          </table:table-cell>
          <table:table-cell office:value-type="float" office:value="0.1618557" calcext:value-type="float">
            <text:p>0.1618557</text:p>
          </table:table-cell>
          <table:table-cell office:value-type="float" office:value="0.1703555" calcext:value-type="float">
            <text:p>0.1703555</text:p>
          </table:table-cell>
          <table:table-cell office:value-type="float" office:value="0.1755111" calcext:value-type="float">
            <text:p>0.1755111</text:p>
          </table:table-cell>
          <table:table-cell office:value-type="float" office:value="0" calcext:value-type="float">
            <text:p>0</text:p>
          </table:table-cell>
          <table:table-cell office:value-type="float" office:value="36.55566" calcext:value-type="float">
            <text:p>36.55566</text:p>
          </table:table-cell>
          <table:table-cell office:value-type="float" office:value="31.20113" calcext:value-type="float">
            <text:p>31.20113</text:p>
          </table:table-cell>
          <table:table-cell office:value-type="float" office:value="21.45432" calcext:value-type="float">
            <text:p>21.45432</text:p>
          </table:table-cell>
          <table:table-cell office:value-type="float" office:value="7.163671" calcext:value-type="float">
            <text:p>7.163671</text:p>
          </table:table-cell>
          <table:table-cell office:value-type="float" office:value="5.686441" calcext:value-type="float">
            <text:p>5.686441</text:p>
          </table:table-cell>
          <table:table-cell office:value-type="float" office:value="2.34446" calcext:value-type="float">
            <text:p>2.34446</text:p>
          </table:table-cell>
          <table:table-cell office:value-type="float" office:value="2.272874" calcext:value-type="float">
            <text:p>2.272874</text:p>
          </table:table-cell>
          <table:table-cell office:value-type="float" office:value="5.085263" calcext:value-type="float">
            <text:p>5.085263</text:p>
          </table:table-cell>
          <table:table-cell office:value-type="float" office:value="8.379131" calcext:value-type="float">
            <text:p>8.379131</text:p>
          </table:table-cell>
          <table:table-cell office:value-type="float" office:value="8.849853" calcext:value-type="float">
            <text:p>8.849853</text:p>
          </table:table-cell>
          <table:table-cell office:value-type="float" office:value="9.173347" calcext:value-type="float">
            <text:p>9.173347</text:p>
          </table:table-cell>
          <table:table-cell office:value-type="float" office:value="9.55763" calcext:value-type="float">
            <text:p>9.55763</text:p>
          </table:table-cell>
          <table:table-cell office:value-type="float" office:value="10.38522" calcext:value-type="float">
            <text:p>10.38522</text:p>
          </table:table-cell>
          <table:table-cell office:value-type="float" office:value="10.8709" calcext:value-type="float">
            <text:p>10.8709</text:p>
          </table:table-cell>
          <table:table-cell office:value-type="float" office:value="0" calcext:value-type="float">
            <text:p>0</text:p>
          </table:table-cell>
          <table:table-cell office:value-type="float" office:value="39.51246" calcext:value-type="float">
            <text:p>39.51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2.116567" calcext:value-type="float">
            <text:p>2.116567</text:p>
          </table:table-cell>
          <table:table-cell office:value-type="float" office:value="135.5179" calcext:value-type="float">
            <text:p>135.5179</text:p>
          </table:table-cell>
          <table:table-cell office:value-type="float" office:value="0" calcext:value-type="float">
            <text:p>0</text:p>
          </table:table-cell>
          <table:table-cell office:value-type="float" office:value="-0.07639516" calcext:value-type="float">
            <text:p>-0.07639516</text:p>
          </table:table-cell>
          <table:table-cell office:value-type="float" office:value="36.08458" calcext:value-type="float">
            <text:p>36.08458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94" calcext:value-type="float">
            <text:p>1.144794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873" calcext:value-type="float">
            <text:p>1170.873</text:p>
          </table:table-cell>
          <table:table-cell office:value-type="float" office:value="1.421963" calcext:value-type="float">
            <text:p>1.421963</text:p>
          </table:table-cell>
          <table:table-cell office:value-type="float" office:value="0" calcext:value-type="float">
            <text:p>0</text:p>
          </table:table-cell>
          <table:table-cell office:value-type="float" office:value="1.793717" calcext:value-type="float">
            <text:p>1.793717</text:p>
          </table:table-cell>
          <table:table-cell office:value-type="float" office:value="0.2543447" calcext:value-type="float">
            <text:p>0.2543447</text:p>
          </table:table-cell>
          <table:table-cell office:value-type="float" office:value="0.01918229" calcext:value-type="float">
            <text:p>0.01918229</text:p>
          </table:table-cell>
          <table:table-cell office:value-type="float" office:value="0.009985794" calcext:value-type="float">
            <text:p>0.009985794</text:p>
          </table:table-cell>
          <table:table-cell office:value-type="float" office:value="0.009367974" calcext:value-type="float">
            <text:p>0.009367974</text:p>
          </table:table-cell>
          <table:table-cell office:value-type="float" office:value="0.007130451" calcext:value-type="float">
            <text:p>0.007130451</text:p>
          </table:table-cell>
          <table:table-cell office:value-type="float" office:value="0.01595506" calcext:value-type="float">
            <text:p>0.01595506</text:p>
          </table:table-cell>
          <table:table-cell office:value-type="float" office:value="0.06969997" calcext:value-type="float">
            <text:p>0.06969997</text:p>
          </table:table-cell>
          <table:table-cell office:value-type="float" office:value="0.1512127" calcext:value-type="float">
            <text:p>0.1512127</text:p>
          </table:table-cell>
          <table:table-cell office:value-type="float" office:value="0.1549887" calcext:value-type="float">
            <text:p>0.1549887</text:p>
          </table:table-cell>
          <table:table-cell office:value-type="float" office:value="0.1576809" calcext:value-type="float">
            <text:p>0.1576809</text:p>
          </table:table-cell>
          <table:table-cell office:value-type="float" office:value="0.1619077" calcext:value-type="float">
            <text:p>0.1619077</text:p>
          </table:table-cell>
          <table:table-cell office:value-type="float" office:value="0.1703961" calcext:value-type="float">
            <text:p>0.1703961</text:p>
          </table:table-cell>
          <table:table-cell office:value-type="float" office:value="0.1755503" calcext:value-type="float">
            <text:p>0.1755503</text:p>
          </table:table-cell>
          <table:table-cell office:value-type="float" office:value="0" calcext:value-type="float">
            <text:p>0</text:p>
          </table:table-cell>
          <table:table-cell office:value-type="float" office:value="36.76538" calcext:value-type="float">
            <text:p>36.76538</text:p>
          </table:table-cell>
          <table:table-cell office:value-type="float" office:value="31.18128" calcext:value-type="float">
            <text:p>31.18128</text:p>
          </table:table-cell>
          <table:table-cell office:value-type="float" office:value="21.38765" calcext:value-type="float">
            <text:p>21.38765</text:p>
          </table:table-cell>
          <table:table-cell office:value-type="float" office:value="7.143427" calcext:value-type="float">
            <text:p>7.143427</text:p>
          </table:table-cell>
          <table:table-cell office:value-type="float" office:value="5.670838" calcext:value-type="float">
            <text:p>5.670838</text:p>
          </table:table-cell>
          <table:table-cell office:value-type="float" office:value="2.34111" calcext:value-type="float">
            <text:p>2.34111</text:p>
          </table:table-cell>
          <table:table-cell office:value-type="float" office:value="2.271211" calcext:value-type="float">
            <text:p>2.271211</text:p>
          </table:table-cell>
          <table:table-cell office:value-type="float" office:value="5.087944" calcext:value-type="float">
            <text:p>5.087944</text:p>
          </table:table-cell>
          <table:table-cell office:value-type="float" office:value="8.384982" calcext:value-type="float">
            <text:p>8.384982</text:p>
          </table:table-cell>
          <table:table-cell office:value-type="float" office:value="8.855017" calcext:value-type="float">
            <text:p>8.855017</text:p>
          </table:table-cell>
          <table:table-cell office:value-type="float" office:value="9.178324" calcext:value-type="float">
            <text:p>9.178324</text:p>
          </table:table-cell>
          <table:table-cell office:value-type="float" office:value="9.562208" calcext:value-type="float">
            <text:p>9.562208</text:p>
          </table:table-cell>
          <table:table-cell office:value-type="float" office:value="10.38894" calcext:value-type="float">
            <text:p>10.38894</text:p>
          </table:table-cell>
          <table:table-cell office:value-type="float" office:value="10.87454" calcext:value-type="float">
            <text:p>10.87454</text:p>
          </table:table-cell>
          <table:table-cell office:value-type="float" office:value="0" calcext:value-type="float">
            <text:p>0</text:p>
          </table:table-cell>
          <table:table-cell office:value-type="float" office:value="28.61288" calcext:value-type="float">
            <text:p>28.61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2.102674" calcext:value-type="float">
            <text:p>2.102674</text:p>
          </table:table-cell>
          <table:table-cell office:value-type="float" office:value="135.5124" calcext:value-type="float">
            <text:p>135.5124</text:p>
          </table:table-cell>
          <table:table-cell office:value-type="float" office:value="0" calcext:value-type="float">
            <text:p>0</text:p>
          </table:table-cell>
          <table:table-cell office:value-type="float" office:value="-0.09626229" calcext:value-type="float">
            <text:p>-0.09626229</text:p>
          </table:table-cell>
          <table:table-cell office:value-type="float" office:value="36.09473" calcext:value-type="float">
            <text:p>36.09473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94" calcext:value-type="float">
            <text:p>1.144794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865" calcext:value-type="float">
            <text:p>1170.865</text:p>
          </table:table-cell>
          <table:table-cell office:value-type="float" office:value="1.408915" calcext:value-type="float">
            <text:p>1.408915</text:p>
          </table:table-cell>
          <table:table-cell office:value-type="float" office:value="0" calcext:value-type="float">
            <text:p>0</text:p>
          </table:table-cell>
          <table:table-cell office:value-type="float" office:value="1.433879" calcext:value-type="float">
            <text:p>1.433879</text:p>
          </table:table-cell>
          <table:table-cell office:value-type="float" office:value="0.2193902" calcext:value-type="float">
            <text:p>0.2193902</text:p>
          </table:table-cell>
          <table:table-cell office:value-type="float" office:value="0.0196533" calcext:value-type="float">
            <text:p>0.0196533</text:p>
          </table:table-cell>
          <table:table-cell office:value-type="float" office:value="0.009819919" calcext:value-type="float">
            <text:p>0.009819919</text:p>
          </table:table-cell>
          <table:table-cell office:value-type="float" office:value="0.009609346" calcext:value-type="float">
            <text:p>0.009609346</text:p>
          </table:table-cell>
          <table:table-cell office:value-type="float" office:value="0.006494758" calcext:value-type="float">
            <text:p>0.006494758</text:p>
          </table:table-cell>
          <table:table-cell office:value-type="float" office:value="0.01523704" calcext:value-type="float">
            <text:p>0.01523704</text:p>
          </table:table-cell>
          <table:table-cell office:value-type="float" office:value="0.06637816" calcext:value-type="float">
            <text:p>0.06637816</text:p>
          </table:table-cell>
          <table:table-cell office:value-type="float" office:value="0.1513827" calcext:value-type="float">
            <text:p>0.1513827</text:p>
          </table:table-cell>
          <table:table-cell office:value-type="float" office:value="0.1550667" calcext:value-type="float">
            <text:p>0.1550667</text:p>
          </table:table-cell>
          <table:table-cell office:value-type="float" office:value="0.1577408" calcext:value-type="float">
            <text:p>0.1577408</text:p>
          </table:table-cell>
          <table:table-cell office:value-type="float" office:value="0.1619536" calcext:value-type="float">
            <text:p>0.1619536</text:p>
          </table:table-cell>
          <table:table-cell office:value-type="float" office:value="0.1704358" calcext:value-type="float">
            <text:p>0.1704358</text:p>
          </table:table-cell>
          <table:table-cell office:value-type="float" office:value="0.1755894" calcext:value-type="float">
            <text:p>0.1755894</text:p>
          </table:table-cell>
          <table:table-cell office:value-type="float" office:value="0" calcext:value-type="float">
            <text:p>0</text:p>
          </table:table-cell>
          <table:table-cell office:value-type="float" office:value="36.94065" calcext:value-type="float">
            <text:p>36.94065</text:p>
          </table:table-cell>
          <table:table-cell office:value-type="float" office:value="31.15026" calcext:value-type="float">
            <text:p>31.15026</text:p>
          </table:table-cell>
          <table:table-cell office:value-type="float" office:value="21.32137" calcext:value-type="float">
            <text:p>21.32137</text:p>
          </table:table-cell>
          <table:table-cell office:value-type="float" office:value="7.123261" calcext:value-type="float">
            <text:p>7.123261</text:p>
          </table:table-cell>
          <table:table-cell office:value-type="float" office:value="5.655488" calcext:value-type="float">
            <text:p>5.655488</text:p>
          </table:table-cell>
          <table:table-cell office:value-type="float" office:value="2.337625" calcext:value-type="float">
            <text:p>2.337625</text:p>
          </table:table-cell>
          <table:table-cell office:value-type="float" office:value="2.269274" calcext:value-type="float">
            <text:p>2.269274</text:p>
          </table:table-cell>
          <table:table-cell office:value-type="float" office:value="5.089476" calcext:value-type="float">
            <text:p>5.089476</text:p>
          </table:table-cell>
          <table:table-cell office:value-type="float" office:value="8.390833" calcext:value-type="float">
            <text:p>8.390833</text:p>
          </table:table-cell>
          <table:table-cell office:value-type="float" office:value="8.86018" calcext:value-type="float">
            <text:p>8.86018</text:p>
          </table:table-cell>
          <table:table-cell office:value-type="float" office:value="9.183301" calcext:value-type="float">
            <text:p>9.183301</text:p>
          </table:table-cell>
          <table:table-cell office:value-type="float" office:value="9.566782" calcext:value-type="float">
            <text:p>9.566782</text:p>
          </table:table-cell>
          <table:table-cell office:value-type="float" office:value="10.39267" calcext:value-type="float">
            <text:p>10.39267</text:p>
          </table:table-cell>
          <table:table-cell office:value-type="float" office:value="10.87819" calcext:value-type="float">
            <text:p>10.87819</text:p>
          </table:table-cell>
          <table:table-cell office:value-type="float" office:value="0" calcext:value-type="float">
            <text:p>0</text:p>
          </table:table-cell>
          <table:table-cell office:value-type="float" office:value="19.88999" calcext:value-type="float">
            <text:p>19.8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2.088916" calcext:value-type="float">
            <text:p>2.088916</text:p>
          </table:table-cell>
          <table:table-cell office:value-type="float" office:value="135.506" calcext:value-type="float">
            <text:p>135.506</text:p>
          </table:table-cell>
          <table:table-cell office:value-type="float" office:value="0" calcext:value-type="float">
            <text:p>0</text:p>
          </table:table-cell>
          <table:table-cell office:value-type="float" office:value="-0.1177628" calcext:value-type="float">
            <text:p>-0.1177628</text:p>
          </table:table-cell>
          <table:table-cell office:value-type="float" office:value="36.10419" calcext:value-type="float">
            <text:p>36.10419</text:p>
          </table:table-cell>
          <table:table-cell office:value-type="float" office:value="0.04713995" calcext:value-type="float">
            <text:p>0.04713995</text:p>
          </table:table-cell>
          <table:table-cell office:value-type="float" office:value="0.00001144794" calcext:value-type="float">
            <text:p>1.144794E-05</text:p>
          </table:table-cell>
          <table:table-cell office:value-type="float" office:value="0.05994926" calcext:value-type="float">
            <text:p>0.05994926</text:p>
          </table:table-cell>
          <table:table-cell office:value-type="float" office:value="-0.002770299" calcext:value-type="float">
            <text:p>-0.002770299</text:p>
          </table:table-cell>
          <table:table-cell office:value-type="float" office:value="1170.855" calcext:value-type="float">
            <text:p>1170.855</text:p>
          </table:table-cell>
          <table:table-cell office:value-type="float" office:value="1.395464" calcext:value-type="float">
            <text:p>1.395464</text:p>
          </table:table-cell>
          <table:table-cell office:value-type="float" office:value="0" calcext:value-type="float">
            <text:p>0</text:p>
          </table:table-cell>
          <table:table-cell office:value-type="float" office:value="1.201269" calcext:value-type="float">
            <text:p>1.201269</text:p>
          </table:table-cell>
          <table:table-cell office:value-type="float" office:value="0.1982047" calcext:value-type="float">
            <text:p>0.1982047</text:p>
          </table:table-cell>
          <table:table-cell office:value-type="float" office:value="0.0202061" calcext:value-type="float">
            <text:p>0.0202061</text:p>
          </table:table-cell>
          <table:table-cell office:value-type="float" office:value="0.01037276" calcext:value-type="float">
            <text:p>0.01037276</text:p>
          </table:table-cell>
          <table:table-cell office:value-type="float" office:value="0.009445643" calcext:value-type="float">
            <text:p>0.009445643</text:p>
          </table:table-cell>
          <table:table-cell office:value-type="float" office:value="0.006094273" calcext:value-type="float">
            <text:p>0.006094273</text:p>
          </table:table-cell>
          <table:table-cell office:value-type="float" office:value="0.01485032" calcext:value-type="float">
            <text:p>0.01485032</text:p>
          </table:table-cell>
          <table:table-cell office:value-type="float" office:value="0.06883322" calcext:value-type="float">
            <text:p>0.06883322</text:p>
          </table:table-cell>
          <table:table-cell office:value-type="float" office:value="0.1497686" calcext:value-type="float">
            <text:p>0.1497686</text:p>
          </table:table-cell>
          <table:table-cell office:value-type="float" office:value="0.1551472" calcext:value-type="float">
            <text:p>0.1551472</text:p>
          </table:table-cell>
          <table:table-cell office:value-type="float" office:value="0.1578011" calcext:value-type="float">
            <text:p>0.1578011</text:p>
          </table:table-cell>
          <table:table-cell office:value-type="float" office:value="0.162002" calcext:value-type="float">
            <text:p>0.162002</text:p>
          </table:table-cell>
          <table:table-cell office:value-type="float" office:value="0.1704758" calcext:value-type="float">
            <text:p>0.1704758</text:p>
          </table:table-cell>
          <table:table-cell office:value-type="float" office:value="0.1756286" calcext:value-type="float">
            <text:p>0.1756286</text:p>
          </table:table-cell>
          <table:table-cell office:value-type="float" office:value="0" calcext:value-type="float">
            <text:p>0</text:p>
          </table:table-cell>
          <table:table-cell office:value-type="float" office:value="37.07875" calcext:value-type="float">
            <text:p>37.07875</text:p>
          </table:table-cell>
          <table:table-cell office:value-type="float" office:value="31.11248" calcext:value-type="float">
            <text:p>31.11248</text:p>
          </table:table-cell>
          <table:table-cell office:value-type="float" office:value="21.25616" calcext:value-type="float">
            <text:p>21.25616</text:p>
          </table:table-cell>
          <table:table-cell office:value-type="float" office:value="7.103281" calcext:value-type="float">
            <text:p>7.103281</text:p>
          </table:table-cell>
          <table:table-cell office:value-type="float" office:value="5.640301" calcext:value-type="float">
            <text:p>5.640301</text:p>
          </table:table-cell>
          <table:table-cell office:value-type="float" office:value="2.334032" calcext:value-type="float">
            <text:p>2.334032</text:p>
          </table:table-cell>
          <table:table-cell office:value-type="float" office:value="2.267238" calcext:value-type="float">
            <text:p>2.267238</text:p>
          </table:table-cell>
          <table:table-cell office:value-type="float" office:value="5.090965" calcext:value-type="float">
            <text:p>5.090965</text:p>
          </table:table-cell>
          <table:table-cell office:value-type="float" office:value="8.396543" calcext:value-type="float">
            <text:p>8.396543</text:p>
          </table:table-cell>
          <table:table-cell office:value-type="float" office:value="8.865343" calcext:value-type="float">
            <text:p>8.865343</text:p>
          </table:table-cell>
          <table:table-cell office:value-type="float" office:value="9.188279" calcext:value-type="float">
            <text:p>9.188279</text:p>
          </table:table-cell>
          <table:table-cell office:value-type="float" office:value="9.571357" calcext:value-type="float">
            <text:p>9.571357</text:p>
          </table:table-cell>
          <table:table-cell office:value-type="float" office:value="10.39639" calcext:value-type="float">
            <text:p>10.39639</text:p>
          </table:table-cell>
          <table:table-cell office:value-type="float" office:value="10.88185" calcext:value-type="float">
            <text:p>10.88185</text:p>
          </table:table-cell>
          <table:table-cell office:value-type="float" office:value="0" calcext:value-type="float">
            <text:p>0</text:p>
          </table:table-cell>
          <table:table-cell office:value-type="float" office:value="14.52774" calcext:value-type="float">
            <text:p>14.52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2.080759" calcext:value-type="float">
            <text:p>2.080759</text:p>
          </table:table-cell>
          <table:table-cell office:value-type="float" office:value="135.4973" calcext:value-type="float">
            <text:p>135.4973</text:p>
          </table:table-cell>
          <table:table-cell office:value-type="float" office:value="0" calcext:value-type="float">
            <text:p>0</text:p>
          </table:table-cell>
          <table:table-cell office:value-type="float" office:value="-0.1423948" calcext:value-type="float">
            <text:p>-0.1423948</text:p>
          </table:table-cell>
          <table:table-cell office:value-type="float" office:value="36.11179" calcext:value-type="float">
            <text:p>36.11179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" calcext:value-type="float">
            <text:p>1.2546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6" calcext:value-type="float">
            <text:p>-0.002760276</text:p>
          </table:table-cell>
          <table:table-cell office:value-type="float" office:value="1170.835" calcext:value-type="float">
            <text:p>1170.835</text:p>
          </table:table-cell>
          <table:table-cell office:value-type="float" office:value="1.395865" calcext:value-type="float">
            <text:p>1.395865</text:p>
          </table:table-cell>
          <table:table-cell office:value-type="float" office:value="0" calcext:value-type="float">
            <text:p>0</text:p>
          </table:table-cell>
          <table:table-cell office:value-type="float" office:value="0.1783833" calcext:value-type="float">
            <text:p>0.1783833</text:p>
          </table:table-cell>
          <table:table-cell office:value-type="float" office:value="0.1638325" calcext:value-type="float">
            <text:p>0.1638325</text:p>
          </table:table-cell>
          <table:table-cell office:value-type="float" office:value="0.08993041" calcext:value-type="float">
            <text:p>0.08993041</text:p>
          </table:table-cell>
          <table:table-cell office:value-type="float" office:value="0.03345843" calcext:value-type="float">
            <text:p>0.03345843</text:p>
          </table:table-cell>
          <table:table-cell office:value-type="float" office:value="0.01145452" calcext:value-type="float">
            <text:p>0.01145452</text:p>
          </table:table-cell>
          <table:table-cell office:value-type="float" office:value="0.0060532" calcext:value-type="float">
            <text:p>0.0060532</text:p>
          </table:table-cell>
          <table:table-cell office:value-type="float" office:value="0.01386575" calcext:value-type="float">
            <text:p>0.01386575</text:p>
          </table:table-cell>
          <table:table-cell office:value-type="float" office:value="0.06531139" calcext:value-type="float">
            <text:p>0.06531139</text:p>
          </table:table-cell>
          <table:table-cell office:value-type="float" office:value="0.1451984" calcext:value-type="float">
            <text:p>0.1451984</text:p>
          </table:table-cell>
          <table:table-cell office:value-type="float" office:value="0.155226" calcext:value-type="float">
            <text:p>0.155226</text:p>
          </table:table-cell>
          <table:table-cell office:value-type="float" office:value="0.1578622" calcext:value-type="float">
            <text:p>0.1578622</text:p>
          </table:table-cell>
          <table:table-cell office:value-type="float" office:value="0.1620503" calcext:value-type="float">
            <text:p>0.1620503</text:p>
          </table:table-cell>
          <table:table-cell office:value-type="float" office:value="0.170517" calcext:value-type="float">
            <text:p>0.170517</text:p>
          </table:table-cell>
          <table:table-cell office:value-type="float" office:value="0.1756675" calcext:value-type="float">
            <text:p>0.1756675</text:p>
          </table:table-cell>
          <table:table-cell office:value-type="float" office:value="0" calcext:value-type="float">
            <text:p>0</text:p>
          </table:table-cell>
          <table:table-cell office:value-type="float" office:value="37.11564" calcext:value-type="float">
            <text:p>37.11564</text:p>
          </table:table-cell>
          <table:table-cell office:value-type="float" office:value="31.05594" calcext:value-type="float">
            <text:p>31.05594</text:p>
          </table:table-cell>
          <table:table-cell office:value-type="float" office:value="21.19465" calcext:value-type="float">
            <text:p>21.19465</text:p>
          </table:table-cell>
          <table:table-cell office:value-type="float" office:value="7.087278" calcext:value-type="float">
            <text:p>7.087278</text:p>
          </table:table-cell>
          <table:table-cell office:value-type="float" office:value="5.62219" calcext:value-type="float">
            <text:p>5.62219</text:p>
          </table:table-cell>
          <table:table-cell office:value-type="float" office:value="2.330033" calcext:value-type="float">
            <text:p>2.330033</text:p>
          </table:table-cell>
          <table:table-cell office:value-type="float" office:value="2.265683" calcext:value-type="float">
            <text:p>2.265683</text:p>
          </table:table-cell>
          <table:table-cell office:value-type="float" office:value="5.093108" calcext:value-type="float">
            <text:p>5.093108</text:p>
          </table:table-cell>
          <table:table-cell office:value-type="float" office:value="8.401546" calcext:value-type="float">
            <text:p>8.401546</text:p>
          </table:table-cell>
          <table:table-cell office:value-type="float" office:value="8.870502" calcext:value-type="float">
            <text:p>8.870502</text:p>
          </table:table-cell>
          <table:table-cell office:value-type="float" office:value="9.193311" calcext:value-type="float">
            <text:p>9.193311</text:p>
          </table:table-cell>
          <table:table-cell office:value-type="float" office:value="9.575982" calcext:value-type="float">
            <text:p>9.575982</text:p>
          </table:table-cell>
          <table:table-cell office:value-type="float" office:value="10.40012" calcext:value-type="float">
            <text:p>10.40012</text:p>
          </table:table-cell>
          <table:table-cell office:value-type="float" office:value="10.8843" calcext:value-type="float">
            <text:p>10.8843</text:p>
          </table:table-cell>
          <table:table-cell office:value-type="float" office:value="0" calcext:value-type="float">
            <text:p>0</text:p>
          </table:table-cell>
          <table:table-cell office:value-type="float" office:value="3.224152" calcext:value-type="float">
            <text:p>3.224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2.07268" calcext:value-type="float">
            <text:p>2.07268</text:p>
          </table:table-cell>
          <table:table-cell office:value-type="float" office:value="135.4974" calcext:value-type="float">
            <text:p>135.4974</text:p>
          </table:table-cell>
          <table:table-cell office:value-type="float" office:value="0" calcext:value-type="float">
            <text:p>0</text:p>
          </table:table-cell>
          <table:table-cell office:value-type="float" office:value="-0.1650746" calcext:value-type="float">
            <text:p>-0.1650746</text:p>
          </table:table-cell>
          <table:table-cell office:value-type="float" office:value="36.11535" calcext:value-type="float">
            <text:p>36.1153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05" calcext:value-type="float">
            <text:p>1.254605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6" calcext:value-type="float">
            <text:p>-0.002760276</text:p>
          </table:table-cell>
          <table:table-cell office:value-type="float" office:value="1170.819" calcext:value-type="float">
            <text:p>1170.819</text:p>
          </table:table-cell>
          <table:table-cell office:value-type="float" office:value="1.41818" calcext:value-type="float">
            <text:p>1.41818</text:p>
          </table:table-cell>
          <table:table-cell office:value-type="float" office:value="0" calcext:value-type="float">
            <text:p>0</text:p>
          </table:table-cell>
          <table:table-cell office:value-type="float" office:value="0.1727155" calcext:value-type="float">
            <text:p>0.1727155</text:p>
          </table:table-cell>
          <table:table-cell office:value-type="float" office:value="0.1192575" calcext:value-type="float">
            <text:p>0.1192575</text:p>
          </table:table-cell>
          <table:table-cell office:value-type="float" office:value="0.01538871" calcext:value-type="float">
            <text:p>0.01538871</text:p>
          </table:table-cell>
          <table:table-cell office:value-type="float" office:value="0.007633021" calcext:value-type="float">
            <text:p>0.007633021</text:p>
          </table:table-cell>
          <table:table-cell office:value-type="float" office:value="0.007011649" calcext:value-type="float">
            <text:p>0.007011649</text:p>
          </table:table-cell>
          <table:table-cell office:value-type="float" office:value="0.004605016" calcext:value-type="float">
            <text:p>0.004605016</text:p>
          </table:table-cell>
          <table:table-cell office:value-type="float" office:value="0.01349833" calcext:value-type="float">
            <text:p>0.01349833</text:p>
          </table:table-cell>
          <table:table-cell office:value-type="float" office:value="0.06825783" calcext:value-type="float">
            <text:p>0.06825783</text:p>
          </table:table-cell>
          <table:table-cell office:value-type="float" office:value="0.138459" calcext:value-type="float">
            <text:p>0.138459</text:p>
          </table:table-cell>
          <table:table-cell office:value-type="float" office:value="0.1552234" calcext:value-type="float">
            <text:p>0.1552234</text:p>
          </table:table-cell>
          <table:table-cell office:value-type="float" office:value="0.1579232" calcext:value-type="float">
            <text:p>0.1579232</text:p>
          </table:table-cell>
          <table:table-cell office:value-type="float" office:value="0.1621126" calcext:value-type="float">
            <text:p>0.1621126</text:p>
          </table:table-cell>
          <table:table-cell office:value-type="float" office:value="0.1705576" calcext:value-type="float">
            <text:p>0.1705576</text:p>
          </table:table-cell>
          <table:table-cell office:value-type="float" office:value="0.1757067" calcext:value-type="float">
            <text:p>0.1757067</text:p>
          </table:table-cell>
          <table:table-cell office:value-type="float" office:value="0" calcext:value-type="float">
            <text:p>0</text:p>
          </table:table-cell>
          <table:table-cell office:value-type="float" office:value="37.06981" calcext:value-type="float">
            <text:p>37.06981</text:p>
          </table:table-cell>
          <table:table-cell office:value-type="float" office:value="30.98164" calcext:value-type="float">
            <text:p>30.98164</text:p>
          </table:table-cell>
          <table:table-cell office:value-type="float" office:value="21.1146" calcext:value-type="float">
            <text:p>21.1146</text:p>
          </table:table-cell>
          <table:table-cell office:value-type="float" office:value="7.061304" calcext:value-type="float">
            <text:p>7.061304</text:p>
          </table:table-cell>
          <table:table-cell office:value-type="float" office:value="5.600925" calcext:value-type="float">
            <text:p>5.600925</text:p>
          </table:table-cell>
          <table:table-cell office:value-type="float" office:value="2.325096" calcext:value-type="float">
            <text:p>2.325096</text:p>
          </table:table-cell>
          <table:table-cell office:value-type="float" office:value="2.263003" calcext:value-type="float">
            <text:p>2.263003</text:p>
          </table:table-cell>
          <table:table-cell office:value-type="float" office:value="5.094409" calcext:value-type="float">
            <text:p>5.094409</text:p>
          </table:table-cell>
          <table:table-cell office:value-type="float" office:value="8.405169" calcext:value-type="float">
            <text:p>8.405169</text:p>
          </table:table-cell>
          <table:table-cell office:value-type="float" office:value="8.875666" calcext:value-type="float">
            <text:p>8.875666</text:p>
          </table:table-cell>
          <table:table-cell office:value-type="float" office:value="9.198288" calcext:value-type="float">
            <text:p>9.198288</text:p>
          </table:table-cell>
          <table:table-cell office:value-type="float" office:value="9.580557" calcext:value-type="float">
            <text:p>9.580557</text:p>
          </table:table-cell>
          <table:table-cell office:value-type="float" office:value="10.40384" calcext:value-type="float">
            <text:p>10.40384</text:p>
          </table:table-cell>
          <table:table-cell office:value-type="float" office:value="10.8879" calcext:value-type="float">
            <text:p>10.8879</text:p>
          </table:table-cell>
          <table:table-cell office:value-type="float" office:value="0" calcext:value-type="float">
            <text:p>0</text:p>
          </table:table-cell>
          <table:table-cell office:value-type="float" office:value="0.5578516" calcext:value-type="float">
            <text:p>0.5578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2.060822" calcext:value-type="float">
            <text:p>2.060822</text:p>
          </table:table-cell>
          <table:table-cell office:value-type="float" office:value="135.4998" calcext:value-type="float">
            <text:p>135.4998</text:p>
          </table:table-cell>
          <table:table-cell office:value-type="float" office:value="0" calcext:value-type="float">
            <text:p>0</text:p>
          </table:table-cell>
          <table:table-cell office:value-type="float" office:value="-0.1880968" calcext:value-type="float">
            <text:p>-0.1880968</text:p>
          </table:table-cell>
          <table:table-cell office:value-type="float" office:value="36.11807" calcext:value-type="float">
            <text:p>36.1180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05" calcext:value-type="float">
            <text:p>1.254605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6" calcext:value-type="float">
            <text:p>-0.002760276</text:p>
          </table:table-cell>
          <table:table-cell office:value-type="float" office:value="1170.802" calcext:value-type="float">
            <text:p>1170.802</text:p>
          </table:table-cell>
          <table:table-cell office:value-type="float" office:value="1.450667" calcext:value-type="float">
            <text:p>1.450667</text:p>
          </table:table-cell>
          <table:table-cell office:value-type="float" office:value="0" calcext:value-type="float">
            <text:p>0</text:p>
          </table:table-cell>
          <table:table-cell office:value-type="float" office:value="0.05949094" calcext:value-type="float">
            <text:p>0.05949094</text:p>
          </table:table-cell>
          <table:table-cell office:value-type="float" office:value="0.07994515" calcext:value-type="float">
            <text:p>0.07994515</text:p>
          </table:table-cell>
          <table:table-cell office:value-type="float" office:value="0.0159521" calcext:value-type="float">
            <text:p>0.0159521</text:p>
          </table:table-cell>
          <table:table-cell office:value-type="float" office:value="0.008006128" calcext:value-type="float">
            <text:p>0.008006128</text:p>
          </table:table-cell>
          <table:table-cell office:value-type="float" office:value="0.007352147" calcext:value-type="float">
            <text:p>0.007352147</text:p>
          </table:table-cell>
          <table:table-cell office:value-type="float" office:value="0.004243919" calcext:value-type="float">
            <text:p>0.004243919</text:p>
          </table:table-cell>
          <table:table-cell office:value-type="float" office:value="0.01273519" calcext:value-type="float">
            <text:p>0.01273519</text:p>
          </table:table-cell>
          <table:table-cell office:value-type="float" office:value="0.06916106" calcext:value-type="float">
            <text:p>0.06916106</text:p>
          </table:table-cell>
          <table:table-cell office:value-type="float" office:value="0.1359296" calcext:value-type="float">
            <text:p>0.1359296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1579833" calcext:value-type="float">
            <text:p>0.1579833</text:p>
          </table:table-cell>
          <table:table-cell office:value-type="float" office:value="0.1621546" calcext:value-type="float">
            <text:p>0.1621546</text:p>
          </table:table-cell>
          <table:table-cell office:value-type="float" office:value="0.1705984" calcext:value-type="float">
            <text:p>0.1705984</text:p>
          </table:table-cell>
          <table:table-cell office:value-type="float" office:value="0.175746" calcext:value-type="float">
            <text:p>0.175746</text:p>
          </table:table-cell>
          <table:table-cell office:value-type="float" office:value="0" calcext:value-type="float">
            <text:p>0</text:p>
          </table:table-cell>
          <table:table-cell office:value-type="float" office:value="36.99273" calcext:value-type="float">
            <text:p>36.99273</text:p>
          </table:table-cell>
          <table:table-cell office:value-type="float" office:value="30.89298" calcext:value-type="float">
            <text:p>30.89298</text:p>
          </table:table-cell>
          <table:table-cell office:value-type="float" office:value="21.03595" calcext:value-type="float">
            <text:p>21.03595</text:p>
          </table:table-cell>
          <table:table-cell office:value-type="float" office:value="7.036272" calcext:value-type="float">
            <text:p>7.036272</text:p>
          </table:table-cell>
          <table:table-cell office:value-type="float" office:value="5.58123" calcext:value-type="float">
            <text:p>5.58123</text:p>
          </table:table-cell>
          <table:table-cell office:value-type="float" office:value="2.320277" calcext:value-type="float">
            <text:p>2.320277</text:p>
          </table:table-cell>
          <table:table-cell office:value-type="float" office:value="2.260263" calcext:value-type="float">
            <text:p>2.260263</text:p>
          </table:table-cell>
          <table:table-cell office:value-type="float" office:value="5.096254" calcext:value-type="float">
            <text:p>5.096254</text:p>
          </table:table-cell>
          <table:table-cell office:value-type="float" office:value="8.408134" calcext:value-type="float">
            <text:p>8.408134</text:p>
          </table:table-cell>
          <table:table-cell office:value-type="float" office:value="8.880838" calcext:value-type="float">
            <text:p>8.880838</text:p>
          </table:table-cell>
          <table:table-cell office:value-type="float" office:value="9.203266" calcext:value-type="float">
            <text:p>9.203266</text:p>
          </table:table-cell>
          <table:table-cell office:value-type="float" office:value="9.585126" calcext:value-type="float">
            <text:p>9.585126</text:p>
          </table:table-cell>
          <table:table-cell office:value-type="float" office:value="10.40756" calcext:value-type="float">
            <text:p>10.40756</text:p>
          </table:table-cell>
          <table:table-cell office:value-type="float" office:value="10.89149" calcext:value-type="float">
            <text:p>10.89149</text:p>
          </table:table-cell>
          <table:table-cell office:value-type="float" office:value="0" calcext:value-type="float">
            <text:p>0</text:p>
          </table:table-cell>
          <table:table-cell office:value-type="float" office:value="0.02630017" calcext:value-type="float">
            <text:p>0.02630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2.046906" calcext:value-type="float">
            <text:p>2.046906</text:p>
          </table:table-cell>
          <table:table-cell office:value-type="float" office:value="135.5036" calcext:value-type="float">
            <text:p>135.5036</text:p>
          </table:table-cell>
          <table:table-cell office:value-type="float" office:value="0" calcext:value-type="float">
            <text:p>0</text:p>
          </table:table-cell>
          <table:table-cell office:value-type="float" office:value="-0.2119402" calcext:value-type="float">
            <text:p>-0.2119402</text:p>
          </table:table-cell>
          <table:table-cell office:value-type="float" office:value="36.12052" calcext:value-type="float">
            <text:p>36.1205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08" calcext:value-type="float">
            <text:p>1.254608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6" calcext:value-type="float">
            <text:p>-0.002760276</text:p>
          </table:table-cell>
          <table:table-cell office:value-type="float" office:value="1170.785" calcext:value-type="float">
            <text:p>1170.785</text:p>
          </table:table-cell>
          <table:table-cell office:value-type="float" office:value="1.480298" calcext:value-type="float">
            <text:p>1.480298</text:p>
          </table:table-cell>
          <table:table-cell office:value-type="float" office:value="0" calcext:value-type="float">
            <text:p>0</text:p>
          </table:table-cell>
          <table:table-cell office:value-type="float" office:value="0.05762" calcext:value-type="float">
            <text:p>0.05762</text:p>
          </table:table-cell>
          <table:table-cell office:value-type="float" office:value="0.0619946" calcext:value-type="float">
            <text:p>0.0619946</text:p>
          </table:table-cell>
          <table:table-cell office:value-type="float" office:value="0.0163061" calcext:value-type="float">
            <text:p>0.0163061</text:p>
          </table:table-cell>
          <table:table-cell office:value-type="float" office:value="0.008178602" calcext:value-type="float">
            <text:p>0.008178602</text:p>
          </table:table-cell>
          <table:table-cell office:value-type="float" office:value="0.007497042" calcext:value-type="float">
            <text:p>0.007497042</text:p>
          </table:table-cell>
          <table:table-cell office:value-type="float" office:value="0.004274989" calcext:value-type="float">
            <text:p>0.004274989</text:p>
          </table:table-cell>
          <table:table-cell office:value-type="float" office:value="0.01216142" calcext:value-type="float">
            <text:p>0.01216142</text:p>
          </table:table-cell>
          <table:table-cell office:value-type="float" office:value="0.06939033" calcext:value-type="float">
            <text:p>0.06939033</text:p>
          </table:table-cell>
          <table:table-cell office:value-type="float" office:value="0.1324682" calcext:value-type="float">
            <text:p>0.1324682</text:p>
          </table:table-cell>
          <table:table-cell office:value-type="float" office:value="0.1551623" calcext:value-type="float">
            <text:p>0.1551623</text:p>
          </table:table-cell>
          <table:table-cell office:value-type="float" office:value="0.1580409" calcext:value-type="float">
            <text:p>0.1580409</text:p>
          </table:table-cell>
          <table:table-cell office:value-type="float" office:value="0.1622059" calcext:value-type="float">
            <text:p>0.1622059</text:p>
          </table:table-cell>
          <table:table-cell office:value-type="float" office:value="0.170639" calcext:value-type="float">
            <text:p>0.170639</text:p>
          </table:table-cell>
          <table:table-cell office:value-type="float" office:value="0.1757852" calcext:value-type="float">
            <text:p>0.1757852</text:p>
          </table:table-cell>
          <table:table-cell office:value-type="float" office:value="0" calcext:value-type="float">
            <text:p>0</text:p>
          </table:table-cell>
          <table:table-cell office:value-type="float" office:value="36.90364" calcext:value-type="float">
            <text:p>36.90364</text:p>
          </table:table-cell>
          <table:table-cell office:value-type="float" office:value="30.79899" calcext:value-type="float">
            <text:p>30.79899</text:p>
          </table:table-cell>
          <table:table-cell office:value-type="float" office:value="20.96119" calcext:value-type="float">
            <text:p>20.96119</text:p>
          </table:table-cell>
          <table:table-cell office:value-type="float" office:value="7.012597" calcext:value-type="float">
            <text:p>7.012597</text:p>
          </table:table-cell>
          <table:table-cell office:value-type="float" office:value="5.562636" calcext:value-type="float">
            <text:p>5.562636</text:p>
          </table:table-cell>
          <table:table-cell office:value-type="float" office:value="2.315615" calcext:value-type="float">
            <text:p>2.315615</text:p>
          </table:table-cell>
          <table:table-cell office:value-type="float" office:value="2.257474" calcext:value-type="float">
            <text:p>2.257474</text:p>
          </table:table-cell>
          <table:table-cell office:value-type="float" office:value="5.098174" calcext:value-type="float">
            <text:p>5.098174</text:p>
          </table:table-cell>
          <table:table-cell office:value-type="float" office:value="8.41042" calcext:value-type="float">
            <text:p>8.41042</text:p>
          </table:table-cell>
          <table:table-cell office:value-type="float" office:value="8.886075" calcext:value-type="float">
            <text:p>8.886075</text:p>
          </table:table-cell>
          <table:table-cell office:value-type="float" office:value="9.208262" calcext:value-type="float">
            <text:p>9.208262</text:p>
          </table:table-cell>
          <table:table-cell office:value-type="float" office:value="9.589705" calcext:value-type="float">
            <text:p>9.589705</text:p>
          </table:table-cell>
          <table:table-cell office:value-type="float" office:value="10.41129" calcext:value-type="float">
            <text:p>10.41129</text:p>
          </table:table-cell>
          <table:table-cell office:value-type="float" office:value="10.89505" calcext:value-type="float">
            <text:p>10.89505</text:p>
          </table:table-cell>
          <table:table-cell office:value-type="float" office:value="0" calcext:value-type="float">
            <text:p>0</text:p>
          </table:table-cell>
          <table:table-cell office:value-type="float" office:value="0.1704174" calcext:value-type="float">
            <text:p>0.1704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2.023339" calcext:value-type="float">
            <text:p>2.023339</text:p>
          </table:table-cell>
          <table:table-cell office:value-type="float" office:value="135.5035" calcext:value-type="float">
            <text:p>135.5035</text:p>
          </table:table-cell>
          <table:table-cell office:value-type="float" office:value="0" calcext:value-type="float">
            <text:p>0</text:p>
          </table:table-cell>
          <table:table-cell office:value-type="float" office:value="-0.2372696" calcext:value-type="float">
            <text:p>-0.2372696</text:p>
          </table:table-cell>
          <table:table-cell office:value-type="float" office:value="36.12314" calcext:value-type="float">
            <text:p>36.12314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08" calcext:value-type="float">
            <text:p>1.254608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6" calcext:value-type="float">
            <text:p>-0.002760276</text:p>
          </table:table-cell>
          <table:table-cell office:value-type="float" office:value="1170.77" calcext:value-type="float">
            <text:p>1170.77</text:p>
          </table:table-cell>
          <table:table-cell office:value-type="float" office:value="1.457853" calcext:value-type="float">
            <text:p>1.457853</text:p>
          </table:table-cell>
          <table:table-cell office:value-type="float" office:value="0" calcext:value-type="float">
            <text:p>0</text:p>
          </table:table-cell>
          <table:table-cell office:value-type="float" office:value="0.6325313" calcext:value-type="float">
            <text:p>0.6325313</text:p>
          </table:table-cell>
          <table:table-cell office:value-type="float" office:value="0.05924613" calcext:value-type="float">
            <text:p>0.05924613</text:p>
          </table:table-cell>
          <table:table-cell office:value-type="float" office:value="0.01580135" calcext:value-type="float">
            <text:p>0.01580135</text:p>
          </table:table-cell>
          <table:table-cell office:value-type="float" office:value="0.007989527" calcext:value-type="float">
            <text:p>0.007989527</text:p>
          </table:table-cell>
          <table:table-cell office:value-type="float" office:value="0.007398795" calcext:value-type="float">
            <text:p>0.007398795</text:p>
          </table:table-cell>
          <table:table-cell office:value-type="float" office:value="0.004277544" calcext:value-type="float">
            <text:p>0.004277544</text:p>
          </table:table-cell>
          <table:table-cell office:value-type="float" office:value="0.01161132" calcext:value-type="float">
            <text:p>0.01161132</text:p>
          </table:table-cell>
          <table:table-cell office:value-type="float" office:value="0.06937034" calcext:value-type="float">
            <text:p>0.06937034</text:p>
          </table:table-cell>
          <table:table-cell office:value-type="float" office:value="0.1264523" calcext:value-type="float">
            <text:p>0.1264523</text:p>
          </table:table-cell>
          <table:table-cell office:value-type="float" office:value="0.1550856" calcext:value-type="float">
            <text:p>0.1550856</text:p>
          </table:table-cell>
          <table:table-cell office:value-type="float" office:value="0.1580951" calcext:value-type="float">
            <text:p>0.1580951</text:p>
          </table:table-cell>
          <table:table-cell office:value-type="float" office:value="0.1622692" calcext:value-type="float">
            <text:p>0.1622692</text:p>
          </table:table-cell>
          <table:table-cell office:value-type="float" office:value="0.1706789" calcext:value-type="float">
            <text:p>0.1706789</text:p>
          </table:table-cell>
          <table:table-cell office:value-type="float" office:value="0.1758244" calcext:value-type="float">
            <text:p>0.1758244</text:p>
          </table:table-cell>
          <table:table-cell office:value-type="float" office:value="0" calcext:value-type="float">
            <text:p>0</text:p>
          </table:table-cell>
          <table:table-cell office:value-type="float" office:value="36.8926" calcext:value-type="float">
            <text:p>36.8926</text:p>
          </table:table-cell>
          <table:table-cell office:value-type="float" office:value="30.70072" calcext:value-type="float">
            <text:p>30.70072</text:p>
          </table:table-cell>
          <table:table-cell office:value-type="float" office:value="20.88792" calcext:value-type="float">
            <text:p>20.88792</text:p>
          </table:table-cell>
          <table:table-cell office:value-type="float" office:value="6.989601" calcext:value-type="float">
            <text:p>6.989601</text:p>
          </table:table-cell>
          <table:table-cell office:value-type="float" office:value="5.544656" calcext:value-type="float">
            <text:p>5.544656</text:p>
          </table:table-cell>
          <table:table-cell office:value-type="float" office:value="2.311088" calcext:value-type="float">
            <text:p>2.311088</text:p>
          </table:table-cell>
          <table:table-cell office:value-type="float" office:value="2.254611" calcext:value-type="float">
            <text:p>2.254611</text:p>
          </table:table-cell>
          <table:table-cell office:value-type="float" office:value="5.100081" calcext:value-type="float">
            <text:p>5.100081</text:p>
          </table:table-cell>
          <table:table-cell office:value-type="float" office:value="8.411468" calcext:value-type="float">
            <text:p>8.411468</text:p>
          </table:table-cell>
          <table:table-cell office:value-type="float" office:value="8.891315" calcext:value-type="float">
            <text:p>8.891315</text:p>
          </table:table-cell>
          <table:table-cell office:value-type="float" office:value="9.213298" calcext:value-type="float">
            <text:p>9.213298</text:p>
          </table:table-cell>
          <table:table-cell office:value-type="float" office:value="9.594274" calcext:value-type="float">
            <text:p>9.594274</text:p>
          </table:table-cell>
          <table:table-cell office:value-type="float" office:value="10.41501" calcext:value-type="float">
            <text:p>10.41501</text:p>
          </table:table-cell>
          <table:table-cell office:value-type="float" office:value="10.89866" calcext:value-type="float">
            <text:p>10.89866</text:p>
          </table:table-cell>
          <table:table-cell office:value-type="float" office:value="0" calcext:value-type="float">
            <text:p>0</text:p>
          </table:table-cell>
          <table:table-cell office:value-type="float" office:value="22.85396" calcext:value-type="float">
            <text:p>22.85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2.002343" calcext:value-type="float">
            <text:p>2.002343</text:p>
          </table:table-cell>
          <table:table-cell office:value-type="float" office:value="135.5007" calcext:value-type="float">
            <text:p>135.5007</text:p>
          </table:table-cell>
          <table:table-cell office:value-type="float" office:value="0" calcext:value-type="float">
            <text:p>0</text:p>
          </table:table-cell>
          <table:table-cell office:value-type="float" office:value="-0.264587" calcext:value-type="float">
            <text:p>-0.264587</text:p>
          </table:table-cell>
          <table:table-cell office:value-type="float" office:value="36.12598" calcext:value-type="float">
            <text:p>36.12598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08" calcext:value-type="float">
            <text:p>1.254608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6" calcext:value-type="float">
            <text:p>-0.002760276</text:p>
          </table:table-cell>
          <table:table-cell office:value-type="float" office:value="1170.76" calcext:value-type="float">
            <text:p>1170.76</text:p>
          </table:table-cell>
          <table:table-cell office:value-type="float" office:value="1.430391" calcext:value-type="float">
            <text:p>1.430391</text:p>
          </table:table-cell>
          <table:table-cell office:value-type="float" office:value="0" calcext:value-type="float">
            <text:p>0</text:p>
          </table:table-cell>
          <table:table-cell office:value-type="float" office:value="1.34032" calcext:value-type="float">
            <text:p>1.34032</text:p>
          </table:table-cell>
          <table:table-cell office:value-type="float" office:value="0.05866851" calcext:value-type="float">
            <text:p>0.05866851</text:p>
          </table:table-cell>
          <table:table-cell office:value-type="float" office:value="0.01654796" calcext:value-type="float">
            <text:p>0.01654796</text:p>
          </table:table-cell>
          <table:table-cell office:value-type="float" office:value="0.008312254" calcext:value-type="float">
            <text:p>0.008312254</text:p>
          </table:table-cell>
          <table:table-cell office:value-type="float" office:value="0.007620846" calcext:value-type="float">
            <text:p>0.007620846</text:p>
          </table:table-cell>
          <table:table-cell office:value-type="float" office:value="0.004312166" calcext:value-type="float">
            <text:p>0.004312166</text:p>
          </table:table-cell>
          <table:table-cell office:value-type="float" office:value="0.01100269" calcext:value-type="float">
            <text:p>0.01100269</text:p>
          </table:table-cell>
          <table:table-cell office:value-type="float" office:value="0.06894696" calcext:value-type="float">
            <text:p>0.06894696</text:p>
          </table:table-cell>
          <table:table-cell office:value-type="float" office:value="0.1182007" calcext:value-type="float">
            <text:p>0.1182007</text:p>
          </table:table-cell>
          <table:table-cell office:value-type="float" office:value="0.1549966" calcext:value-type="float">
            <text:p>0.1549966</text:p>
          </table:table-cell>
          <table:table-cell office:value-type="float" office:value="0.1581464" calcext:value-type="float">
            <text:p>0.1581464</text:p>
          </table:table-cell>
          <table:table-cell office:value-type="float" office:value="0.1623338" calcext:value-type="float">
            <text:p>0.1623338</text:p>
          </table:table-cell>
          <table:table-cell office:value-type="float" office:value="0.1707183" calcext:value-type="float">
            <text:p>0.1707183</text:p>
          </table:table-cell>
          <table:table-cell office:value-type="float" office:value="0.1758636" calcext:value-type="float">
            <text:p>0.1758636</text:p>
          </table:table-cell>
          <table:table-cell office:value-type="float" office:value="0" calcext:value-type="float">
            <text:p>0</text:p>
          </table:table-cell>
          <table:table-cell office:value-type="float" office:value="36.99619" calcext:value-type="float">
            <text:p>36.99619</text:p>
          </table:table-cell>
          <table:table-cell office:value-type="float" office:value="30.59901" calcext:value-type="float">
            <text:p>30.59901</text:p>
          </table:table-cell>
          <table:table-cell office:value-type="float" office:value="20.81529" calcext:value-type="float">
            <text:p>20.81529</text:p>
          </table:table-cell>
          <table:table-cell office:value-type="float" office:value="6.966842" calcext:value-type="float">
            <text:p>6.966842</text:p>
          </table:table-cell>
          <table:table-cell office:value-type="float" office:value="5.526904" calcext:value-type="float">
            <text:p>5.526904</text:p>
          </table:table-cell>
          <table:table-cell office:value-type="float" office:value="2.30662" calcext:value-type="float">
            <text:p>2.30662</text:p>
          </table:table-cell>
          <table:table-cell office:value-type="float" office:value="2.251647" calcext:value-type="float">
            <text:p>2.251647</text:p>
          </table:table-cell>
          <table:table-cell office:value-type="float" office:value="5.101923" calcext:value-type="float">
            <text:p>5.101923</text:p>
          </table:table-cell>
          <table:table-cell office:value-type="float" office:value="8.410755" calcext:value-type="float">
            <text:p>8.410755</text:p>
          </table:table-cell>
          <table:table-cell office:value-type="float" office:value="8.896621" calcext:value-type="float">
            <text:p>8.896621</text:p>
          </table:table-cell>
          <table:table-cell office:value-type="float" office:value="9.218341" calcext:value-type="float">
            <text:p>9.218341</text:p>
          </table:table-cell>
          <table:table-cell office:value-type="float" office:value="9.598853" calcext:value-type="float">
            <text:p>9.598853</text:p>
          </table:table-cell>
          <table:table-cell office:value-type="float" office:value="10.41873" calcext:value-type="float">
            <text:p>10.41873</text:p>
          </table:table-cell>
          <table:table-cell office:value-type="float" office:value="10.90227" calcext:value-type="float">
            <text:p>10.90227</text:p>
          </table:table-cell>
          <table:table-cell office:value-type="float" office:value="0" calcext:value-type="float">
            <text:p>0</text:p>
          </table:table-cell>
          <table:table-cell office:value-type="float" office:value="30.31044" calcext:value-type="float">
            <text:p>30.31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1.994775" calcext:value-type="float">
            <text:p>1.994775</text:p>
          </table:table-cell>
          <table:table-cell office:value-type="float" office:value="135.5002" calcext:value-type="float">
            <text:p>135.5002</text:p>
          </table:table-cell>
          <table:table-cell office:value-type="float" office:value="0" calcext:value-type="float">
            <text:p>0</text:p>
          </table:table-cell>
          <table:table-cell office:value-type="float" office:value="-0.293338" calcext:value-type="float">
            <text:p>-0.293338</text:p>
          </table:table-cell>
          <table:table-cell office:value-type="float" office:value="36.12917" calcext:value-type="float">
            <text:p>36.1291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2" calcext:value-type="float">
            <text:p>1.25462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6" calcext:value-type="float">
            <text:p>-0.002760276</text:p>
          </table:table-cell>
          <table:table-cell office:value-type="float" office:value="1170.745" calcext:value-type="float">
            <text:p>1170.745</text:p>
          </table:table-cell>
          <table:table-cell office:value-type="float" office:value="1.44715" calcext:value-type="float">
            <text:p>1.44715</text:p>
          </table:table-cell>
          <table:table-cell office:value-type="float" office:value="0" calcext:value-type="float">
            <text:p>0</text:p>
          </table:table-cell>
          <table:table-cell office:value-type="float" office:value="0.5602511" calcext:value-type="float">
            <text:p>0.5602511</text:p>
          </table:table-cell>
          <table:table-cell office:value-type="float" office:value="0.07276323" calcext:value-type="float">
            <text:p>0.07276323</text:p>
          </table:table-cell>
          <table:table-cell office:value-type="float" office:value="0.01439502" calcext:value-type="float">
            <text:p>0.01439502</text:p>
          </table:table-cell>
          <table:table-cell office:value-type="float" office:value="0.007269701" calcext:value-type="float">
            <text:p>0.007269701</text:p>
          </table:table-cell>
          <table:table-cell office:value-type="float" office:value="0.006829546" calcext:value-type="float">
            <text:p>0.006829546</text:p>
          </table:table-cell>
          <table:table-cell office:value-type="float" office:value="0.004163809" calcext:value-type="float">
            <text:p>0.004163809</text:p>
          </table:table-cell>
          <table:table-cell office:value-type="float" office:value="0.01061367" calcext:value-type="float">
            <text:p>0.01061367</text:p>
          </table:table-cell>
          <table:table-cell office:value-type="float" office:value="0.06861869" calcext:value-type="float">
            <text:p>0.06861869</text:p>
          </table:table-cell>
          <table:table-cell office:value-type="float" office:value="0.1094008" calcext:value-type="float">
            <text:p>0.1094008</text:p>
          </table:table-cell>
          <table:table-cell office:value-type="float" office:value="0.1550399" calcext:value-type="float">
            <text:p>0.1550399</text:p>
          </table:table-cell>
          <table:table-cell office:value-type="float" office:value="0.1581981" calcext:value-type="float">
            <text:p>0.1581981</text:p>
          </table:table-cell>
          <table:table-cell office:value-type="float" office:value="0.1624039" calcext:value-type="float">
            <text:p>0.1624039</text:p>
          </table:table-cell>
          <table:table-cell office:value-type="float" office:value="0.1707571" calcext:value-type="float">
            <text:p>0.1707571</text:p>
          </table:table-cell>
          <table:table-cell office:value-type="float" office:value="0.1759028" calcext:value-type="float">
            <text:p>0.1759028</text:p>
          </table:table-cell>
          <table:table-cell office:value-type="float" office:value="0" calcext:value-type="float">
            <text:p>0</text:p>
          </table:table-cell>
          <table:table-cell office:value-type="float" office:value="37.23502" calcext:value-type="float">
            <text:p>37.23502</text:p>
          </table:table-cell>
          <table:table-cell office:value-type="float" office:value="30.49713" calcext:value-type="float">
            <text:p>30.49713</text:p>
          </table:table-cell>
          <table:table-cell office:value-type="float" office:value="20.74301" calcext:value-type="float">
            <text:p>20.74301</text:p>
          </table:table-cell>
          <table:table-cell office:value-type="float" office:value="6.944184" calcext:value-type="float">
            <text:p>6.944184</text:p>
          </table:table-cell>
          <table:table-cell office:value-type="float" office:value="5.509261" calcext:value-type="float">
            <text:p>5.509261</text:p>
          </table:table-cell>
          <table:table-cell office:value-type="float" office:value="2.302196" calcext:value-type="float">
            <text:p>2.302196</text:p>
          </table:table-cell>
          <table:table-cell office:value-type="float" office:value="2.248583" calcext:value-type="float">
            <text:p>2.248583</text:p>
          </table:table-cell>
          <table:table-cell office:value-type="float" office:value="5.10364" calcext:value-type="float">
            <text:p>5.10364</text:p>
          </table:table-cell>
          <table:table-cell office:value-type="float" office:value="8.408001" calcext:value-type="float">
            <text:p>8.408001</text:p>
          </table:table-cell>
          <table:table-cell office:value-type="float" office:value="8.901933" calcext:value-type="float">
            <text:p>8.901933</text:p>
          </table:table-cell>
          <table:table-cell office:value-type="float" office:value="9.223432" calcext:value-type="float">
            <text:p>9.223432</text:p>
          </table:table-cell>
          <table:table-cell office:value-type="float" office:value="9.603422" calcext:value-type="float">
            <text:p>9.603422</text:p>
          </table:table-cell>
          <table:table-cell office:value-type="float" office:value="10.42245" calcext:value-type="float">
            <text:p>10.42245</text:p>
          </table:table-cell>
          <table:table-cell office:value-type="float" office:value="10.90582" calcext:value-type="float">
            <text:p>10.90582</text:p>
          </table:table-cell>
          <table:table-cell office:value-type="float" office:value="0" calcext:value-type="float">
            <text:p>0</text:p>
          </table:table-cell>
          <table:table-cell office:value-type="float" office:value="4.650343" calcext:value-type="float">
            <text:p>4.650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1.987583" calcext:value-type="float">
            <text:p>1.987583</text:p>
          </table:table-cell>
          <table:table-cell office:value-type="float" office:value="135.5014" calcext:value-type="float">
            <text:p>135.5014</text:p>
          </table:table-cell>
          <table:table-cell office:value-type="float" office:value="0" calcext:value-type="float">
            <text:p>0</text:p>
          </table:table-cell>
          <table:table-cell office:value-type="float" office:value="-0.3206401" calcext:value-type="float">
            <text:p>-0.3206401</text:p>
          </table:table-cell>
          <table:table-cell office:value-type="float" office:value="36.12905" calcext:value-type="float">
            <text:p>36.1290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2" calcext:value-type="float">
            <text:p>1.25462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6" calcext:value-type="float">
            <text:p>-0.002760276</text:p>
          </table:table-cell>
          <table:table-cell office:value-type="float" office:value="1170.728" calcext:value-type="float">
            <text:p>1170.728</text:p>
          </table:table-cell>
          <table:table-cell office:value-type="float" office:value="1.46748" calcext:value-type="float">
            <text:p>1.46748</text:p>
          </table:table-cell>
          <table:table-cell office:value-type="float" office:value="0" calcext:value-type="float">
            <text:p>0</text:p>
          </table:table-cell>
          <table:table-cell office:value-type="float" office:value="0.06649144" calcext:value-type="float">
            <text:p>0.06649144</text:p>
          </table:table-cell>
          <table:table-cell office:value-type="float" office:value="0.03678586" calcext:value-type="float">
            <text:p>0.03678586</text:p>
          </table:table-cell>
          <table:table-cell office:value-type="float" office:value="0.0144788" calcext:value-type="float">
            <text:p>0.0144788</text:p>
          </table:table-cell>
          <table:table-cell office:value-type="float" office:value="0.007266096" calcext:value-type="float">
            <text:p>0.007266096</text:p>
          </table:table-cell>
          <table:table-cell office:value-type="float" office:value="0.006744348" calcext:value-type="float">
            <text:p>0.006744348</text:p>
          </table:table-cell>
          <table:table-cell office:value-type="float" office:value="0.004109339" calcext:value-type="float">
            <text:p>0.004109339</text:p>
          </table:table-cell>
          <table:table-cell office:value-type="float" office:value="0.01026639" calcext:value-type="float">
            <text:p>0.01026639</text:p>
          </table:table-cell>
          <table:table-cell office:value-type="float" office:value="0.06847886" calcext:value-type="float">
            <text:p>0.06847886</text:p>
          </table:table-cell>
          <table:table-cell office:value-type="float" office:value="0.1021904" calcext:value-type="float">
            <text:p>0.1021904</text:p>
          </table:table-cell>
          <table:table-cell office:value-type="float" office:value="0.1551428" calcext:value-type="float">
            <text:p>0.1551428</text:p>
          </table:table-cell>
          <table:table-cell office:value-type="float" office:value="0.1582511" calcext:value-type="float">
            <text:p>0.1582511</text:p>
          </table:table-cell>
          <table:table-cell office:value-type="float" office:value="0.1624203" calcext:value-type="float">
            <text:p>0.1624203</text:p>
          </table:table-cell>
          <table:table-cell office:value-type="float" office:value="0.1707947" calcext:value-type="float">
            <text:p>0.1707947</text:p>
          </table:table-cell>
          <table:table-cell office:value-type="float" office:value="0.1759414" calcext:value-type="float">
            <text:p>0.1759414</text:p>
          </table:table-cell>
          <table:table-cell office:value-type="float" office:value="0" calcext:value-type="float">
            <text:p>0</text:p>
          </table:table-cell>
          <table:table-cell office:value-type="float" office:value="37.23219" calcext:value-type="float">
            <text:p>37.23219</text:p>
          </table:table-cell>
          <table:table-cell office:value-type="float" office:value="30.39512" calcext:value-type="float">
            <text:p>30.39512</text:p>
          </table:table-cell>
          <table:table-cell office:value-type="float" office:value="20.67185" calcext:value-type="float">
            <text:p>20.67185</text:p>
          </table:table-cell>
          <table:table-cell office:value-type="float" office:value="6.921583" calcext:value-type="float">
            <text:p>6.921583</text:p>
          </table:table-cell>
          <table:table-cell office:value-type="float" office:value="5.491584" calcext:value-type="float">
            <text:p>5.491584</text:p>
          </table:table-cell>
          <table:table-cell office:value-type="float" office:value="2.297767" calcext:value-type="float">
            <text:p>2.297767</text:p>
          </table:table-cell>
          <table:table-cell office:value-type="float" office:value="2.245476" calcext:value-type="float">
            <text:p>2.245476</text:p>
          </table:table-cell>
          <table:table-cell office:value-type="float" office:value="5.105297" calcext:value-type="float">
            <text:p>5.105297</text:p>
          </table:table-cell>
          <table:table-cell office:value-type="float" office:value="8.403426" calcext:value-type="float">
            <text:p>8.403426</text:p>
          </table:table-cell>
          <table:table-cell office:value-type="float" office:value="8.90725" calcext:value-type="float">
            <text:p>8.90725</text:p>
          </table:table-cell>
          <table:table-cell office:value-type="float" office:value="9.22856" calcext:value-type="float">
            <text:p>9.22856</text:p>
          </table:table-cell>
          <table:table-cell office:value-type="float" office:value="9.607998" calcext:value-type="float">
            <text:p>9.607998</text:p>
          </table:table-cell>
          <table:table-cell office:value-type="float" office:value="10.42617" calcext:value-type="float">
            <text:p>10.42617</text:p>
          </table:table-cell>
          <table:table-cell office:value-type="float" office:value="10.90932" calcext:value-type="float">
            <text:p>10.90932</text:p>
          </table:table-cell>
          <table:table-cell office:value-type="float" office:value="0" calcext:value-type="float">
            <text:p>0</text:p>
          </table:table-cell>
          <table:table-cell office:value-type="float" office:value="0.05429239" calcext:value-type="float">
            <text:p>0.0542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1.978407" calcext:value-type="float">
            <text:p>1.978407</text:p>
          </table:table-cell>
          <table:table-cell office:value-type="float" office:value="135.5033" calcext:value-type="float">
            <text:p>135.5033</text:p>
          </table:table-cell>
          <table:table-cell office:value-type="float" office:value="0" calcext:value-type="float">
            <text:p>0</text:p>
          </table:table-cell>
          <table:table-cell office:value-type="float" office:value="-0.3476045" calcext:value-type="float">
            <text:p>-0.3476045</text:p>
          </table:table-cell>
          <table:table-cell office:value-type="float" office:value="36.12788" calcext:value-type="float">
            <text:p>36.12788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22" calcext:value-type="float">
            <text:p>1.254622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6" calcext:value-type="float">
            <text:p>-0.002760276</text:p>
          </table:table-cell>
          <table:table-cell office:value-type="float" office:value="1170.71" calcext:value-type="float">
            <text:p>1170.71</text:p>
          </table:table-cell>
          <table:table-cell office:value-type="float" office:value="1.484895" calcext:value-type="float">
            <text:p>1.484895</text:p>
          </table:table-cell>
          <table:table-cell office:value-type="float" office:value="0" calcext:value-type="float">
            <text:p>0</text:p>
          </table:table-cell>
          <table:table-cell office:value-type="float" office:value="0.04790415" calcext:value-type="float">
            <text:p>0.04790415</text:p>
          </table:table-cell>
          <table:table-cell office:value-type="float" office:value="0.03116047" calcext:value-type="float">
            <text:p>0.03116047</text:p>
          </table:table-cell>
          <table:table-cell office:value-type="float" office:value="0.01471721" calcext:value-type="float">
            <text:p>0.01471721</text:p>
          </table:table-cell>
          <table:table-cell office:value-type="float" office:value="0.007306288" calcext:value-type="float">
            <text:p>0.007306288</text:p>
          </table:table-cell>
          <table:table-cell office:value-type="float" office:value="0.006723074" calcext:value-type="float">
            <text:p>0.006723074</text:p>
          </table:table-cell>
          <table:table-cell office:value-type="float" office:value="0.004082683" calcext:value-type="float">
            <text:p>0.004082683</text:p>
          </table:table-cell>
          <table:table-cell office:value-type="float" office:value="0.008747268" calcext:value-type="float">
            <text:p>0.008747268</text:p>
          </table:table-cell>
          <table:table-cell office:value-type="float" office:value="0.06826959" calcext:value-type="float">
            <text:p>0.06826959</text:p>
          </table:table-cell>
          <table:table-cell office:value-type="float" office:value="0.0969478" calcext:value-type="float">
            <text:p>0.0969478</text:p>
          </table:table-cell>
          <table:table-cell office:value-type="float" office:value="0.1552714" calcext:value-type="float">
            <text:p>0.1552714</text:p>
          </table:table-cell>
          <table:table-cell office:value-type="float" office:value="0.158308" calcext:value-type="float">
            <text:p>0.158308</text:p>
          </table:table-cell>
          <table:table-cell office:value-type="float" office:value="0.1624747" calcext:value-type="float">
            <text:p>0.1624747</text:p>
          </table:table-cell>
          <table:table-cell office:value-type="float" office:value="0.1708285" calcext:value-type="float">
            <text:p>0.1708285</text:p>
          </table:table-cell>
          <table:table-cell office:value-type="float" office:value="0.1759797" calcext:value-type="float">
            <text:p>0.1759797</text:p>
          </table:table-cell>
          <table:table-cell office:value-type="float" office:value="0" calcext:value-type="float">
            <text:p>0</text:p>
          </table:table-cell>
          <table:table-cell office:value-type="float" office:value="37.15179" calcext:value-type="float">
            <text:p>37.15179</text:p>
          </table:table-cell>
          <table:table-cell office:value-type="float" office:value="30.29749" calcext:value-type="float">
            <text:p>30.29749</text:p>
          </table:table-cell>
          <table:table-cell office:value-type="float" office:value="20.60394" calcext:value-type="float">
            <text:p>20.60394</text:p>
          </table:table-cell>
          <table:table-cell office:value-type="float" office:value="6.899775" calcext:value-type="float">
            <text:p>6.899775</text:p>
          </table:table-cell>
          <table:table-cell office:value-type="float" office:value="5.474422" calcext:value-type="float">
            <text:p>5.474422</text:p>
          </table:table-cell>
          <table:table-cell office:value-type="float" office:value="2.293409" calcext:value-type="float">
            <text:p>2.293409</text:p>
          </table:table-cell>
          <table:table-cell office:value-type="float" office:value="2.242172" calcext:value-type="float">
            <text:p>2.242172</text:p>
          </table:table-cell>
          <table:table-cell office:value-type="float" office:value="5.106892" calcext:value-type="float">
            <text:p>5.106892</text:p>
          </table:table-cell>
          <table:table-cell office:value-type="float" office:value="8.397471" calcext:value-type="float">
            <text:p>8.397471</text:p>
          </table:table-cell>
          <table:table-cell office:value-type="float" office:value="8.912567" calcext:value-type="float">
            <text:p>8.912567</text:p>
          </table:table-cell>
          <table:table-cell office:value-type="float" office:value="9.233708" calcext:value-type="float">
            <text:p>9.233708</text:p>
          </table:table-cell>
          <table:table-cell office:value-type="float" office:value="9.612601" calcext:value-type="float">
            <text:p>9.612601</text:p>
          </table:table-cell>
          <table:table-cell office:value-type="float" office:value="10.42989" calcext:value-type="float">
            <text:p>10.42989</text:p>
          </table:table-cell>
          <table:table-cell office:value-type="float" office:value="10.91282" calcext:value-type="float">
            <text:p>10.91282</text:p>
          </table:table-cell>
          <table:table-cell office:value-type="float" office:value="0" calcext:value-type="float">
            <text:p>0</text:p>
          </table:table-cell>
          <table:table-cell office:value-type="float" office:value="0.06777705" calcext:value-type="float">
            <text:p>0.06777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1.965818" calcext:value-type="float">
            <text:p>1.965818</text:p>
          </table:table-cell>
          <table:table-cell office:value-type="float" office:value="135.5088" calcext:value-type="float">
            <text:p>135.5088</text:p>
          </table:table-cell>
          <table:table-cell office:value-type="float" office:value="0" calcext:value-type="float">
            <text:p>0</text:p>
          </table:table-cell>
          <table:table-cell office:value-type="float" office:value="-0.3759691" calcext:value-type="float">
            <text:p>-0.3759691</text:p>
          </table:table-cell>
          <table:table-cell office:value-type="float" office:value="36.12542" calcext:value-type="float">
            <text:p>36.1254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83" calcext:value-type="float">
            <text:p>1.25468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5" calcext:value-type="float">
            <text:p>-0.002760275</text:p>
          </table:table-cell>
          <table:table-cell office:value-type="float" office:value="1170.691" calcext:value-type="float">
            <text:p>1170.691</text:p>
          </table:table-cell>
          <table:table-cell office:value-type="float" office:value="1.515361" calcext:value-type="float">
            <text:p>1.515361</text:p>
          </table:table-cell>
          <table:table-cell office:value-type="float" office:value="0" calcext:value-type="float">
            <text:p>0</text:p>
          </table:table-cell>
          <table:table-cell office:value-type="float" office:value="0.0374477" calcext:value-type="float">
            <text:p>0.0374477</text:p>
          </table:table-cell>
          <table:table-cell office:value-type="float" office:value="0.02754273" calcext:value-type="float">
            <text:p>0.02754273</text:p>
          </table:table-cell>
          <table:table-cell office:value-type="float" office:value="0.01472726" calcext:value-type="float">
            <text:p>0.01472726</text:p>
          </table:table-cell>
          <table:table-cell office:value-type="float" office:value="0.007433322" calcext:value-type="float">
            <text:p>0.007433322</text:p>
          </table:table-cell>
          <table:table-cell office:value-type="float" office:value="0.006888409" calcext:value-type="float">
            <text:p>0.006888409</text:p>
          </table:table-cell>
          <table:table-cell office:value-type="float" office:value="0.004139196" calcext:value-type="float">
            <text:p>0.004139196</text:p>
          </table:table-cell>
          <table:table-cell office:value-type="float" office:value="0.007426167" calcext:value-type="float">
            <text:p>0.007426167</text:p>
          </table:table-cell>
          <table:table-cell office:value-type="float" office:value="0.06803573" calcext:value-type="float">
            <text:p>0.06803573</text:p>
          </table:table-cell>
          <table:table-cell office:value-type="float" office:value="0.09338093" calcext:value-type="float">
            <text:p>0.09338093</text:p>
          </table:table-cell>
          <table:table-cell office:value-type="float" office:value="0.1553642" calcext:value-type="float">
            <text:p>0.1553642</text:p>
          </table:table-cell>
          <table:table-cell office:value-type="float" office:value="0.158364" calcext:value-type="float">
            <text:p>0.158364</text:p>
          </table:table-cell>
          <table:table-cell office:value-type="float" office:value="0.1625155" calcext:value-type="float">
            <text:p>0.1625155</text:p>
          </table:table-cell>
          <table:table-cell office:value-type="float" office:value="0.1708646" calcext:value-type="float">
            <text:p>0.1708646</text:p>
          </table:table-cell>
          <table:table-cell office:value-type="float" office:value="0.1760181" calcext:value-type="float">
            <text:p>0.1760181</text:p>
          </table:table-cell>
          <table:table-cell office:value-type="float" office:value="0" calcext:value-type="float">
            <text:p>0</text:p>
          </table:table-cell>
          <table:table-cell office:value-type="float" office:value="37.03831" calcext:value-type="float">
            <text:p>37.03831</text:p>
          </table:table-cell>
          <table:table-cell office:value-type="float" office:value="30.19057" calcext:value-type="float">
            <text:p>30.19057</text:p>
          </table:table-cell>
          <table:table-cell office:value-type="float" office:value="20.53371" calcext:value-type="float">
            <text:p>20.53371</text:p>
          </table:table-cell>
          <table:table-cell office:value-type="float" office:value="6.877882" calcext:value-type="float">
            <text:p>6.877882</text:p>
          </table:table-cell>
          <table:table-cell office:value-type="float" office:value="5.457321" calcext:value-type="float">
            <text:p>5.457321</text:p>
          </table:table-cell>
          <table:table-cell office:value-type="float" office:value="2.289108" calcext:value-type="float">
            <text:p>2.289108</text:p>
          </table:table-cell>
          <table:table-cell office:value-type="float" office:value="2.23857" calcext:value-type="float">
            <text:p>2.23857</text:p>
          </table:table-cell>
          <table:table-cell office:value-type="float" office:value="5.108426" calcext:value-type="float">
            <text:p>5.108426</text:p>
          </table:table-cell>
          <table:table-cell office:value-type="float" office:value="8.390618" calcext:value-type="float">
            <text:p>8.390618</text:p>
          </table:table-cell>
          <table:table-cell office:value-type="float" office:value="8.917879" calcext:value-type="float">
            <text:p>8.917879</text:p>
          </table:table-cell>
          <table:table-cell office:value-type="float" office:value="9.238858" calcext:value-type="float">
            <text:p>9.238858</text:p>
          </table:table-cell>
          <table:table-cell office:value-type="float" office:value="9.617258" calcext:value-type="float">
            <text:p>9.617258</text:p>
          </table:table-cell>
          <table:table-cell office:value-type="float" office:value="10.43361" calcext:value-type="float">
            <text:p>10.43361</text:p>
          </table:table-cell>
          <table:table-cell office:value-type="float" office:value="10.91627" calcext:value-type="float">
            <text:p>10.91627</text:p>
          </table:table-cell>
          <table:table-cell office:value-type="float" office:value="0" calcext:value-type="float">
            <text:p>0</text:p>
          </table:table-cell>
          <table:table-cell office:value-type="float" office:value="0.01385037" calcext:value-type="float">
            <text:p>0.01385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1.950359" calcext:value-type="float">
            <text:p>1.950359</text:p>
          </table:table-cell>
          <table:table-cell office:value-type="float" office:value="135.5105" calcext:value-type="float">
            <text:p>135.5105</text:p>
          </table:table-cell>
          <table:table-cell office:value-type="float" office:value="0" calcext:value-type="float">
            <text:p>0</text:p>
          </table:table-cell>
          <table:table-cell office:value-type="float" office:value="-0.4050373" calcext:value-type="float">
            <text:p>-0.4050373</text:p>
          </table:table-cell>
          <table:table-cell office:value-type="float" office:value="36.12357" calcext:value-type="float">
            <text:p>36.1235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83" calcext:value-type="float">
            <text:p>1.25468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5" calcext:value-type="float">
            <text:p>-0.002760275</text:p>
          </table:table-cell>
          <table:table-cell office:value-type="float" office:value="1170.674" calcext:value-type="float">
            <text:p>1170.674</text:p>
          </table:table-cell>
          <table:table-cell office:value-type="float" office:value="1.51563" calcext:value-type="float">
            <text:p>1.51563</text:p>
          </table:table-cell>
          <table:table-cell office:value-type="float" office:value="0" calcext:value-type="float">
            <text:p>0</text:p>
          </table:table-cell>
          <table:table-cell office:value-type="float" office:value="0.285579" calcext:value-type="float">
            <text:p>0.285579</text:p>
          </table:table-cell>
          <table:table-cell office:value-type="float" office:value="0.03101048" calcext:value-type="float">
            <text:p>0.03101048</text:p>
          </table:table-cell>
          <table:table-cell office:value-type="float" office:value="0.01519676" calcext:value-type="float">
            <text:p>0.01519676</text:p>
          </table:table-cell>
          <table:table-cell office:value-type="float" office:value="0.00762911" calcext:value-type="float">
            <text:p>0.00762911</text:p>
          </table:table-cell>
          <table:table-cell office:value-type="float" office:value="0.007015707" calcext:value-type="float">
            <text:p>0.007015707</text:p>
          </table:table-cell>
          <table:table-cell office:value-type="float" office:value="0.004150855" calcext:value-type="float">
            <text:p>0.004150855</text:p>
          </table:table-cell>
          <table:table-cell office:value-type="float" office:value="0.006904279" calcext:value-type="float">
            <text:p>0.006904279</text:p>
          </table:table-cell>
          <table:table-cell office:value-type="float" office:value="0.06212114" calcext:value-type="float">
            <text:p>0.06212114</text:p>
          </table:table-cell>
          <table:table-cell office:value-type="float" office:value="0.09059463" calcext:value-type="float">
            <text:p>0.09059463</text:p>
          </table:table-cell>
          <table:table-cell office:value-type="float" office:value="0.1554908" calcext:value-type="float">
            <text:p>0.1554908</text:p>
          </table:table-cell>
          <table:table-cell office:value-type="float" office:value="0.1584233" calcext:value-type="float">
            <text:p>0.1584233</text:p>
          </table:table-cell>
          <table:table-cell office:value-type="float" office:value="0.1625709" calcext:value-type="float">
            <text:p>0.1625709</text:p>
          </table:table-cell>
          <table:table-cell office:value-type="float" office:value="0.1709017" calcext:value-type="float">
            <text:p>0.1709017</text:p>
          </table:table-cell>
          <table:table-cell office:value-type="float" office:value="0.1760564" calcext:value-type="float">
            <text:p>0.1760564</text:p>
          </table:table-cell>
          <table:table-cell office:value-type="float" office:value="0" calcext:value-type="float">
            <text:p>0</text:p>
          </table:table-cell>
          <table:table-cell office:value-type="float" office:value="36.97799" calcext:value-type="float">
            <text:p>36.97799</text:p>
          </table:table-cell>
          <table:table-cell office:value-type="float" office:value="30.09338" calcext:value-type="float">
            <text:p>30.09338</text:p>
          </table:table-cell>
          <table:table-cell office:value-type="float" office:value="20.46742" calcext:value-type="float">
            <text:p>20.46742</text:p>
          </table:table-cell>
          <table:table-cell office:value-type="float" office:value="6.856658" calcext:value-type="float">
            <text:p>6.856658</text:p>
          </table:table-cell>
          <table:table-cell office:value-type="float" office:value="5.440624" calcext:value-type="float">
            <text:p>5.440624</text:p>
          </table:table-cell>
          <table:table-cell office:value-type="float" office:value="2.284845" calcext:value-type="float">
            <text:p>2.284845</text:p>
          </table:table-cell>
          <table:table-cell office:value-type="float" office:value="2.234761" calcext:value-type="float">
            <text:p>2.234761</text:p>
          </table:table-cell>
          <table:table-cell office:value-type="float" office:value="5.109246" calcext:value-type="float">
            <text:p>5.109246</text:p>
          </table:table-cell>
          <table:table-cell office:value-type="float" office:value="8.383111" calcext:value-type="float">
            <text:p>8.383111</text:p>
          </table:table-cell>
          <table:table-cell office:value-type="float" office:value="8.923198" calcext:value-type="float">
            <text:p>8.923198</text:p>
          </table:table-cell>
          <table:table-cell office:value-type="float" office:value="9.244062" calcext:value-type="float">
            <text:p>9.244062</text:p>
          </table:table-cell>
          <table:table-cell office:value-type="float" office:value="9.62191" calcext:value-type="float">
            <text:p>9.62191</text:p>
          </table:table-cell>
          <table:table-cell office:value-type="float" office:value="10.43734" calcext:value-type="float">
            <text:p>10.43734</text:p>
          </table:table-cell>
          <table:table-cell office:value-type="float" office:value="10.91977" calcext:value-type="float">
            <text:p>10.91977</text:p>
          </table:table-cell>
          <table:table-cell office:value-type="float" office:value="0" calcext:value-type="float">
            <text:p>0</text:p>
          </table:table-cell>
          <table:table-cell office:value-type="float" office:value="12.39079" calcext:value-type="float">
            <text:p>12.3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1.918743" calcext:value-type="float">
            <text:p>1.918743</text:p>
          </table:table-cell>
          <table:table-cell office:value-type="float" office:value="135.5106" calcext:value-type="float">
            <text:p>135.5106</text:p>
          </table:table-cell>
          <table:table-cell office:value-type="float" office:value="0" calcext:value-type="float">
            <text:p>0</text:p>
          </table:table-cell>
          <table:table-cell office:value-type="float" office:value="-0.435904" calcext:value-type="float">
            <text:p>-0.435904</text:p>
          </table:table-cell>
          <table:table-cell office:value-type="float" office:value="36.12265" calcext:value-type="float">
            <text:p>36.1226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83" calcext:value-type="float">
            <text:p>1.25468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5" calcext:value-type="float">
            <text:p>-0.002760275</text:p>
          </table:table-cell>
          <table:table-cell office:value-type="float" office:value="1170.663" calcext:value-type="float">
            <text:p>1170.663</text:p>
          </table:table-cell>
          <table:table-cell office:value-type="float" office:value="1.467928" calcext:value-type="float">
            <text:p>1.467928</text:p>
          </table:table-cell>
          <table:table-cell office:value-type="float" office:value="0" calcext:value-type="float">
            <text:p>0</text:p>
          </table:table-cell>
          <table:table-cell office:value-type="float" office:value="1.56153" calcext:value-type="float">
            <text:p>1.56153</text:p>
          </table:table-cell>
          <table:table-cell office:value-type="float" office:value="0.0532218" calcext:value-type="float">
            <text:p>0.0532218</text:p>
          </table:table-cell>
          <table:table-cell office:value-type="float" office:value="0.01663555" calcext:value-type="float">
            <text:p>0.01663555</text:p>
          </table:table-cell>
          <table:table-cell office:value-type="float" office:value="0.008306069" calcext:value-type="float">
            <text:p>0.008306069</text:p>
          </table:table-cell>
          <table:table-cell office:value-type="float" office:value="0.007536126" calcext:value-type="float">
            <text:p>0.007536126</text:p>
          </table:table-cell>
          <table:table-cell office:value-type="float" office:value="0.00425554" calcext:value-type="float">
            <text:p>0.00425554</text:p>
          </table:table-cell>
          <table:table-cell office:value-type="float" office:value="0.006781024" calcext:value-type="float">
            <text:p>0.006781024</text:p>
          </table:table-cell>
          <table:table-cell office:value-type="float" office:value="0.05779751" calcext:value-type="float">
            <text:p>0.05779751</text:p>
          </table:table-cell>
          <table:table-cell office:value-type="float" office:value="0.0877495" calcext:value-type="float">
            <text:p>0.0877495</text:p>
          </table:table-cell>
          <table:table-cell office:value-type="float" office:value="0.1556119" calcext:value-type="float">
            <text:p>0.1556119</text:p>
          </table:table-cell>
          <table:table-cell office:value-type="float" office:value="0.1584847" calcext:value-type="float">
            <text:p>0.1584847</text:p>
          </table:table-cell>
          <table:table-cell office:value-type="float" office:value="0.1626431" calcext:value-type="float">
            <text:p>0.1626431</text:p>
          </table:table-cell>
          <table:table-cell office:value-type="float" office:value="0.1709331" calcext:value-type="float">
            <text:p>0.1709331</text:p>
          </table:table-cell>
          <table:table-cell office:value-type="float" office:value="0.1760948" calcext:value-type="float">
            <text:p>0.1760948</text:p>
          </table:table-cell>
          <table:table-cell office:value-type="float" office:value="0" calcext:value-type="float">
            <text:p>0</text:p>
          </table:table-cell>
          <table:table-cell office:value-type="float" office:value="37.06031" calcext:value-type="float">
            <text:p>37.06031</text:p>
          </table:table-cell>
          <table:table-cell office:value-type="float" office:value="29.99851" calcext:value-type="float">
            <text:p>29.99851</text:p>
          </table:table-cell>
          <table:table-cell office:value-type="float" office:value="20.40331" calcext:value-type="float">
            <text:p>20.40331</text:p>
          </table:table-cell>
          <table:table-cell office:value-type="float" office:value="6.836263" calcext:value-type="float">
            <text:p>6.836263</text:p>
          </table:table-cell>
          <table:table-cell office:value-type="float" office:value="5.424547" calcext:value-type="float">
            <text:p>5.424547</text:p>
          </table:table-cell>
          <table:table-cell office:value-type="float" office:value="2.280682" calcext:value-type="float">
            <text:p>2.280682</text:p>
          </table:table-cell>
          <table:table-cell office:value-type="float" office:value="2.230953" calcext:value-type="float">
            <text:p>2.230953</text:p>
          </table:table-cell>
          <table:table-cell office:value-type="float" office:value="5.108678" calcext:value-type="float">
            <text:p>5.108678</text:p>
          </table:table-cell>
          <table:table-cell office:value-type="float" office:value="8.375032" calcext:value-type="float">
            <text:p>8.375032</text:p>
          </table:table-cell>
          <table:table-cell office:value-type="float" office:value="8.928507" calcext:value-type="float">
            <text:p>8.928507</text:p>
          </table:table-cell>
          <table:table-cell office:value-type="float" office:value="9.249242" calcext:value-type="float">
            <text:p>9.249242</text:p>
          </table:table-cell>
          <table:table-cell office:value-type="float" office:value="9.626561" calcext:value-type="float">
            <text:p>9.626561</text:p>
          </table:table-cell>
          <table:table-cell office:value-type="float" office:value="10.44106" calcext:value-type="float">
            <text:p>10.44106</text:p>
          </table:table-cell>
          <table:table-cell office:value-type="float" office:value="10.92329" calcext:value-type="float">
            <text:p>10.92329</text:p>
          </table:table-cell>
          <table:table-cell office:value-type="float" office:value="0" calcext:value-type="float">
            <text:p>0</text:p>
          </table:table-cell>
          <table:table-cell office:value-type="float" office:value="45.6948" calcext:value-type="float">
            <text:p>45.6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1.910287" calcext:value-type="float">
            <text:p>1.910287</text:p>
          </table:table-cell>
          <table:table-cell office:value-type="float" office:value="135.5073" calcext:value-type="float">
            <text:p>135.5073</text:p>
          </table:table-cell>
          <table:table-cell office:value-type="float" office:value="0" calcext:value-type="float">
            <text:p>0</text:p>
          </table:table-cell>
          <table:table-cell office:value-type="float" office:value="-0.4679567" calcext:value-type="float">
            <text:p>-0.4679567</text:p>
          </table:table-cell>
          <table:table-cell office:value-type="float" office:value="36.12172" calcext:value-type="float">
            <text:p>36.1217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87" calcext:value-type="float">
            <text:p>1.254687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0275" calcext:value-type="float">
            <text:p>-0.002760275</text:p>
          </table:table-cell>
          <table:table-cell office:value-type="float" office:value="1170.653" calcext:value-type="float">
            <text:p>1170.653</text:p>
          </table:table-cell>
          <table:table-cell office:value-type="float" office:value="1.464825" calcext:value-type="float">
            <text:p>1.464825</text:p>
          </table:table-cell>
          <table:table-cell office:value-type="float" office:value="0" calcext:value-type="float">
            <text:p>0</text:p>
          </table:table-cell>
          <table:table-cell office:value-type="float" office:value="1.046113" calcext:value-type="float">
            <text:p>1.046113</text:p>
          </table:table-cell>
          <table:table-cell office:value-type="float" office:value="0.04402936" calcext:value-type="float">
            <text:p>0.04402936</text:p>
          </table:table-cell>
          <table:table-cell office:value-type="float" office:value="0.01448516" calcext:value-type="float">
            <text:p>0.01448516</text:p>
          </table:table-cell>
          <table:table-cell office:value-type="float" office:value="0.007391238" calcext:value-type="float">
            <text:p>0.007391238</text:p>
          </table:table-cell>
          <table:table-cell office:value-type="float" office:value="0.006916032" calcext:value-type="float">
            <text:p>0.006916032</text:p>
          </table:table-cell>
          <table:table-cell office:value-type="float" office:value="0.004166209" calcext:value-type="float">
            <text:p>0.004166209</text:p>
          </table:table-cell>
          <table:table-cell office:value-type="float" office:value="0.006689304" calcext:value-type="float">
            <text:p>0.006689304</text:p>
          </table:table-cell>
          <table:table-cell office:value-type="float" office:value="0.05641863" calcext:value-type="float">
            <text:p>0.05641863</text:p>
          </table:table-cell>
          <table:table-cell office:value-type="float" office:value="0.07928273" calcext:value-type="float">
            <text:p>0.07928273</text:p>
          </table:table-cell>
          <table:table-cell office:value-type="float" office:value="0.1556983" calcext:value-type="float">
            <text:p>0.1556983</text:p>
          </table:table-cell>
          <table:table-cell office:value-type="float" office:value="0.1585448" calcext:value-type="float">
            <text:p>0.1585448</text:p>
          </table:table-cell>
          <table:table-cell office:value-type="float" office:value="0.16269" calcext:value-type="float">
            <text:p>0.16269</text:p>
          </table:table-cell>
          <table:table-cell office:value-type="float" office:value="0.1709705" calcext:value-type="float">
            <text:p>0.1709705</text:p>
          </table:table-cell>
          <table:table-cell office:value-type="float" office:value="0.1761331" calcext:value-type="float">
            <text:p>0.1761331</text:p>
          </table:table-cell>
          <table:table-cell office:value-type="float" office:value="0" calcext:value-type="float">
            <text:p>0</text:p>
          </table:table-cell>
          <table:table-cell office:value-type="float" office:value="37.20436" calcext:value-type="float">
            <text:p>37.20436</text:p>
          </table:table-cell>
          <table:table-cell office:value-type="float" office:value="29.90338" calcext:value-type="float">
            <text:p>29.90338</text:p>
          </table:table-cell>
          <table:table-cell office:value-type="float" office:value="20.33982" calcext:value-type="float">
            <text:p>20.33982</text:p>
          </table:table-cell>
          <table:table-cell office:value-type="float" office:value="6.816215" calcext:value-type="float">
            <text:p>6.816215</text:p>
          </table:table-cell>
          <table:table-cell office:value-type="float" office:value="5.408844" calcext:value-type="float">
            <text:p>5.408844</text:p>
          </table:table-cell>
          <table:table-cell office:value-type="float" office:value="2.276605" calcext:value-type="float">
            <text:p>2.276605</text:p>
          </table:table-cell>
          <table:table-cell office:value-type="float" office:value="2.227165" calcext:value-type="float">
            <text:p>2.227165</text:p>
          </table:table-cell>
          <table:table-cell office:value-type="float" office:value="5.107271" calcext:value-type="float">
            <text:p>5.107271</text:p>
          </table:table-cell>
          <table:table-cell office:value-type="float" office:value="8.366253" calcext:value-type="float">
            <text:p>8.366253</text:p>
          </table:table-cell>
          <table:table-cell office:value-type="float" office:value="8.933746" calcext:value-type="float">
            <text:p>8.933746</text:p>
          </table:table-cell>
          <table:table-cell office:value-type="float" office:value="9.254389" calcext:value-type="float">
            <text:p>9.254389</text:p>
          </table:table-cell>
          <table:table-cell office:value-type="float" office:value="9.631213" calcext:value-type="float">
            <text:p>9.631213</text:p>
          </table:table-cell>
          <table:table-cell office:value-type="float" office:value="10.44478" calcext:value-type="float">
            <text:p>10.44478</text:p>
          </table:table-cell>
          <table:table-cell office:value-type="float" office:value="10.92682" calcext:value-type="float">
            <text:p>10.92682</text:p>
          </table:table-cell>
          <table:table-cell office:value-type="float" office:value="0" calcext:value-type="float">
            <text:p>0</text:p>
          </table:table-cell>
          <table:table-cell office:value-type="float" office:value="23.99972" calcext:value-type="float">
            <text:p>23.99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1.895249" calcext:value-type="float">
            <text:p>1.895249</text:p>
          </table:table-cell>
          <table:table-cell office:value-type="float" office:value="135.5046" calcext:value-type="float">
            <text:p>135.5046</text:p>
          </table:table-cell>
          <table:table-cell office:value-type="float" office:value="0" calcext:value-type="float">
            <text:p>0</text:p>
          </table:table-cell>
          <table:table-cell office:value-type="float" office:value="-0.5022078" calcext:value-type="float">
            <text:p>-0.5022078</text:p>
          </table:table-cell>
          <table:table-cell office:value-type="float" office:value="36.1189" calcext:value-type="float">
            <text:p>36.1189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87" calcext:value-type="float">
            <text:p>1.254687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64316" calcext:value-type="float">
            <text:p>-0.002764316</text:p>
          </table:table-cell>
          <table:table-cell office:value-type="float" office:value="1170.639" calcext:value-type="float">
            <text:p>1170.639</text:p>
          </table:table-cell>
          <table:table-cell office:value-type="float" office:value="1.444208" calcext:value-type="float">
            <text:p>1.444208</text:p>
          </table:table-cell>
          <table:table-cell office:value-type="float" office:value="0" calcext:value-type="float">
            <text:p>0</text:p>
          </table:table-cell>
          <table:table-cell office:value-type="float" office:value="1.175601" calcext:value-type="float">
            <text:p>1.175601</text:p>
          </table:table-cell>
          <table:table-cell office:value-type="float" office:value="0.04467878" calcext:value-type="float">
            <text:p>0.04467878</text:p>
          </table:table-cell>
          <table:table-cell office:value-type="float" office:value="0.01552445" calcext:value-type="float">
            <text:p>0.01552445</text:p>
          </table:table-cell>
          <table:table-cell office:value-type="float" office:value="0.007806885" calcext:value-type="float">
            <text:p>0.007806885</text:p>
          </table:table-cell>
          <table:table-cell office:value-type="float" office:value="0.007168082" calcext:value-type="float">
            <text:p>0.007168082</text:p>
          </table:table-cell>
          <table:table-cell office:value-type="float" office:value="0.004182443" calcext:value-type="float">
            <text:p>0.004182443</text:p>
          </table:table-cell>
          <table:table-cell office:value-type="float" office:value="0.006454336" calcext:value-type="float">
            <text:p>0.006454336</text:p>
          </table:table-cell>
          <table:table-cell office:value-type="float" office:value="0.05802112" calcext:value-type="float">
            <text:p>0.05802112</text:p>
          </table:table-cell>
          <table:table-cell office:value-type="float" office:value="0.06102615" calcext:value-type="float">
            <text:p>0.06102615</text:p>
          </table:table-cell>
          <table:table-cell office:value-type="float" office:value="0.1557693" calcext:value-type="float">
            <text:p>0.1557693</text:p>
          </table:table-cell>
          <table:table-cell office:value-type="float" office:value="0.1586044" calcext:value-type="float">
            <text:p>0.1586044</text:p>
          </table:table-cell>
          <table:table-cell office:value-type="float" office:value="0.1627411" calcext:value-type="float">
            <text:p>0.1627411</text:p>
          </table:table-cell>
          <table:table-cell office:value-type="float" office:value="0.171011" calcext:value-type="float">
            <text:p>0.171011</text:p>
          </table:table-cell>
          <table:table-cell office:value-type="float" office:value="0.1761715" calcext:value-type="float">
            <text:p>0.1761715</text:p>
          </table:table-cell>
          <table:table-cell office:value-type="float" office:value="0" calcext:value-type="float">
            <text:p>0</text:p>
          </table:table-cell>
          <table:table-cell office:value-type="float" office:value="37.31604" calcext:value-type="float">
            <text:p>37.31604</text:p>
          </table:table-cell>
          <table:table-cell office:value-type="float" office:value="29.80989" calcext:value-type="float">
            <text:p>29.80989</text:p>
          </table:table-cell>
          <table:table-cell office:value-type="float" office:value="20.27696" calcext:value-type="float">
            <text:p>20.27696</text:p>
          </table:table-cell>
          <table:table-cell office:value-type="float" office:value="6.796234" calcext:value-type="float">
            <text:p>6.796234</text:p>
          </table:table-cell>
          <table:table-cell office:value-type="float" office:value="5.393192" calcext:value-type="float">
            <text:p>5.393192</text:p>
          </table:table-cell>
          <table:table-cell office:value-type="float" office:value="2.272543" calcext:value-type="float">
            <text:p>2.272543</text:p>
          </table:table-cell>
          <table:table-cell office:value-type="float" office:value="2.223392" calcext:value-type="float">
            <text:p>2.223392</text:p>
          </table:table-cell>
          <table:table-cell office:value-type="float" office:value="5.106161" calcext:value-type="float">
            <text:p>5.106161</text:p>
          </table:table-cell>
          <table:table-cell office:value-type="float" office:value="8.353724" calcext:value-type="float">
            <text:p>8.353724</text:p>
          </table:table-cell>
          <table:table-cell office:value-type="float" office:value="8.938985" calcext:value-type="float">
            <text:p>8.938985</text:p>
          </table:table-cell>
          <table:table-cell office:value-type="float" office:value="9.259537" calcext:value-type="float">
            <text:p>9.259537</text:p>
          </table:table-cell>
          <table:table-cell office:value-type="float" office:value="9.635862" calcext:value-type="float">
            <text:p>9.635862</text:p>
          </table:table-cell>
          <table:table-cell office:value-type="float" office:value="10.44858" calcext:value-type="float">
            <text:p>10.44858</text:p>
          </table:table-cell>
          <table:table-cell office:value-type="float" office:value="10.93036" calcext:value-type="float">
            <text:p>10.93036</text:p>
          </table:table-cell>
          <table:table-cell office:value-type="float" office:value="0" calcext:value-type="float">
            <text:p>0</text:p>
          </table:table-cell>
          <table:table-cell office:value-type="float" office:value="27.5094" calcext:value-type="float">
            <text:p>27.5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1.887533" calcext:value-type="float">
            <text:p>1.887533</text:p>
          </table:table-cell>
          <table:table-cell office:value-type="float" office:value="135.5007" calcext:value-type="float">
            <text:p>135.5007</text:p>
          </table:table-cell>
          <table:table-cell office:value-type="float" office:value="0" calcext:value-type="float">
            <text:p>0</text:p>
          </table:table-cell>
          <table:table-cell office:value-type="float" office:value="-0.5377813" calcext:value-type="float">
            <text:p>-0.5377813</text:p>
          </table:table-cell>
          <table:table-cell office:value-type="float" office:value="36.11437" calcext:value-type="float">
            <text:p>36.1143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4695" calcext:value-type="float">
            <text:p>1.254695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73396" calcext:value-type="float">
            <text:p>-0.002773396</text:p>
          </table:table-cell>
          <table:table-cell office:value-type="float" office:value="1170.624" calcext:value-type="float">
            <text:p>1170.624</text:p>
          </table:table-cell>
          <table:table-cell office:value-type="float" office:value="1.435829" calcext:value-type="float">
            <text:p>1.435829</text:p>
          </table:table-cell>
          <table:table-cell office:value-type="float" office:value="0" calcext:value-type="float">
            <text:p>0</text:p>
          </table:table-cell>
          <table:table-cell office:value-type="float" office:value="0.7871559" calcext:value-type="float">
            <text:p>0.7871559</text:p>
          </table:table-cell>
          <table:table-cell office:value-type="float" office:value="0.03747568" calcext:value-type="float">
            <text:p>0.03747568</text:p>
          </table:table-cell>
          <table:table-cell office:value-type="float" office:value="0.01473587" calcext:value-type="float">
            <text:p>0.01473587</text:p>
          </table:table-cell>
          <table:table-cell office:value-type="float" office:value="0.007394537" calcext:value-type="float">
            <text:p>0.007394537</text:p>
          </table:table-cell>
          <table:table-cell office:value-type="float" office:value="0.006838598" calcext:value-type="float">
            <text:p>0.006838598</text:p>
          </table:table-cell>
          <table:table-cell office:value-type="float" office:value="0.004119057" calcext:value-type="float">
            <text:p>0.004119057</text:p>
          </table:table-cell>
          <table:table-cell office:value-type="float" office:value="0.006012974" calcext:value-type="float">
            <text:p>0.006012974</text:p>
          </table:table-cell>
          <table:table-cell office:value-type="float" office:value="0.05775155" calcext:value-type="float">
            <text:p>0.05775155</text:p>
          </table:table-cell>
          <table:table-cell office:value-type="float" office:value="0.0482487" calcext:value-type="float">
            <text:p>0.0482487</text:p>
          </table:table-cell>
          <table:table-cell office:value-type="float" office:value="0.1558198" calcext:value-type="float">
            <text:p>0.1558198</text:p>
          </table:table-cell>
          <table:table-cell office:value-type="float" office:value="0.1586653" calcext:value-type="float">
            <text:p>0.1586653</text:p>
          </table:table-cell>
          <table:table-cell office:value-type="float" office:value="0.1627886" calcext:value-type="float">
            <text:p>0.1627886</text:p>
          </table:table-cell>
          <table:table-cell office:value-type="float" office:value="0.1710536" calcext:value-type="float">
            <text:p>0.1710536</text:p>
          </table:table-cell>
          <table:table-cell office:value-type="float" office:value="0.1762098" calcext:value-type="float">
            <text:p>0.1762098</text:p>
          </table:table-cell>
          <table:table-cell office:value-type="float" office:value="0" calcext:value-type="float">
            <text:p>0</text:p>
          </table:table-cell>
          <table:table-cell office:value-type="float" office:value="37.40299" calcext:value-type="float">
            <text:p>37.40299</text:p>
          </table:table-cell>
          <table:table-cell office:value-type="float" office:value="29.71793" calcext:value-type="float">
            <text:p>29.71793</text:p>
          </table:table-cell>
          <table:table-cell office:value-type="float" office:value="20.21521" calcext:value-type="float">
            <text:p>20.21521</text:p>
          </table:table-cell>
          <table:table-cell office:value-type="float" office:value="6.77665" calcext:value-type="float">
            <text:p>6.77665</text:p>
          </table:table-cell>
          <table:table-cell office:value-type="float" office:value="5.377799" calcext:value-type="float">
            <text:p>5.377799</text:p>
          </table:table-cell>
          <table:table-cell office:value-type="float" office:value="2.268534" calcext:value-type="float">
            <text:p>2.268534</text:p>
          </table:table-cell>
          <table:table-cell office:value-type="float" office:value="2.219558" calcext:value-type="float">
            <text:p>2.219558</text:p>
          </table:table-cell>
          <table:table-cell office:value-type="float" office:value="5.105141" calcext:value-type="float">
            <text:p>5.105141</text:p>
          </table:table-cell>
          <table:table-cell office:value-type="float" office:value="8.337815" calcext:value-type="float">
            <text:p>8.337815</text:p>
          </table:table-cell>
          <table:table-cell office:value-type="float" office:value="8.944222" calcext:value-type="float">
            <text:p>8.944222</text:p>
          </table:table-cell>
          <table:table-cell office:value-type="float" office:value="9.264684" calcext:value-type="float">
            <text:p>9.264684</text:p>
          </table:table-cell>
          <table:table-cell office:value-type="float" office:value="9.640517" calcext:value-type="float">
            <text:p>9.640517</text:p>
          </table:table-cell>
          <table:table-cell office:value-type="float" office:value="10.45238" calcext:value-type="float">
            <text:p>10.45238</text:p>
          </table:table-cell>
          <table:table-cell office:value-type="float" office:value="10.93389" calcext:value-type="float">
            <text:p>10.93389</text:p>
          </table:table-cell>
          <table:table-cell office:value-type="float" office:value="0" calcext:value-type="float">
            <text:p>0</text:p>
          </table:table-cell>
          <table:table-cell office:value-type="float" office:value="18.74715" calcext:value-type="float">
            <text:p>18.74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1.876094" calcext:value-type="float">
            <text:p>1.876094</text:p>
          </table:table-cell>
          <table:table-cell office:value-type="float" office:value="135.4976" calcext:value-type="float">
            <text:p>135.4976</text:p>
          </table:table-cell>
          <table:table-cell office:value-type="float" office:value="0" calcext:value-type="float">
            <text:p>0</text:p>
          </table:table-cell>
          <table:table-cell office:value-type="float" office:value="-0.5746733" calcext:value-type="float">
            <text:p>-0.5746733</text:p>
          </table:table-cell>
          <table:table-cell office:value-type="float" office:value="36.10872" calcext:value-type="float">
            <text:p>36.1087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5361" calcext:value-type="float">
            <text:p>1.255361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72455" calcext:value-type="float">
            <text:p>-0.002772455</text:p>
          </table:table-cell>
          <table:table-cell office:value-type="float" office:value="1170.608" calcext:value-type="float">
            <text:p>1170.608</text:p>
          </table:table-cell>
          <table:table-cell office:value-type="float" office:value="1.423781" calcext:value-type="float">
            <text:p>1.423781</text:p>
          </table:table-cell>
          <table:table-cell office:value-type="float" office:value="0" calcext:value-type="float">
            <text:p>0</text:p>
          </table:table-cell>
          <table:table-cell office:value-type="float" office:value="0.7540349" calcext:value-type="float">
            <text:p>0.7540349</text:p>
          </table:table-cell>
          <table:table-cell office:value-type="float" office:value="0.0421207" calcext:value-type="float">
            <text:p>0.0421207</text:p>
          </table:table-cell>
          <table:table-cell office:value-type="float" office:value="0.01546941" calcext:value-type="float">
            <text:p>0.01546941</text:p>
          </table:table-cell>
          <table:table-cell office:value-type="float" office:value="0.007817931" calcext:value-type="float">
            <text:p>0.007817931</text:p>
          </table:table-cell>
          <table:table-cell office:value-type="float" office:value="0.007193359" calcext:value-type="float">
            <text:p>0.007193359</text:p>
          </table:table-cell>
          <table:table-cell office:value-type="float" office:value="0.004196131" calcext:value-type="float">
            <text:p>0.004196131</text:p>
          </table:table-cell>
          <table:table-cell office:value-type="float" office:value="0.005793216" calcext:value-type="float">
            <text:p>0.005793216</text:p>
          </table:table-cell>
          <table:table-cell office:value-type="float" office:value="0.05324467" calcext:value-type="float">
            <text:p>0.05324467</text:p>
          </table:table-cell>
          <table:table-cell office:value-type="float" office:value="0.04157576" calcext:value-type="float">
            <text:p>0.04157576</text:p>
          </table:table-cell>
          <table:table-cell office:value-type="float" office:value="0.1558534" calcext:value-type="float">
            <text:p>0.1558534</text:p>
          </table:table-cell>
          <table:table-cell office:value-type="float" office:value="0.1587267" calcext:value-type="float">
            <text:p>0.1587267</text:p>
          </table:table-cell>
          <table:table-cell office:value-type="float" office:value="0.1628464" calcext:value-type="float">
            <text:p>0.1628464</text:p>
          </table:table-cell>
          <table:table-cell office:value-type="float" office:value="0.1710974" calcext:value-type="float">
            <text:p>0.1710974</text:p>
          </table:table-cell>
          <table:table-cell office:value-type="float" office:value="0.1762482" calcext:value-type="float">
            <text:p>0.1762482</text:p>
          </table:table-cell>
          <table:table-cell office:value-type="float" office:value="0" calcext:value-type="float">
            <text:p>0</text:p>
          </table:table-cell>
          <table:table-cell office:value-type="float" office:value="37.47621" calcext:value-type="float">
            <text:p>37.47621</text:p>
          </table:table-cell>
          <table:table-cell office:value-type="float" office:value="29.62896" calcext:value-type="float">
            <text:p>29.62896</text:p>
          </table:table-cell>
          <table:table-cell office:value-type="float" office:value="20.15494" calcext:value-type="float">
            <text:p>20.15494</text:p>
          </table:table-cell>
          <table:table-cell office:value-type="float" office:value="6.757433" calcext:value-type="float">
            <text:p>6.757433</text:p>
          </table:table-cell>
          <table:table-cell office:value-type="float" office:value="5.362685" calcext:value-type="float">
            <text:p>5.362685</text:p>
          </table:table-cell>
          <table:table-cell office:value-type="float" office:value="2.264567" calcext:value-type="float">
            <text:p>2.264567</text:p>
          </table:table-cell>
          <table:table-cell office:value-type="float" office:value="2.215693" calcext:value-type="float">
            <text:p>2.215693</text:p>
          </table:table-cell>
          <table:table-cell office:value-type="float" office:value="5.10366" calcext:value-type="float">
            <text:p>5.10366</text:p>
          </table:table-cell>
          <table:table-cell office:value-type="float" office:value="8.319776" calcext:value-type="float">
            <text:p>8.319776</text:p>
          </table:table-cell>
          <table:table-cell office:value-type="float" office:value="8.949462" calcext:value-type="float">
            <text:p>8.949462</text:p>
          </table:table-cell>
          <table:table-cell office:value-type="float" office:value="9.269812" calcext:value-type="float">
            <text:p>9.269812</text:p>
          </table:table-cell>
          <table:table-cell office:value-type="float" office:value="9.645164" calcext:value-type="float">
            <text:p>9.645164</text:p>
          </table:table-cell>
          <table:table-cell office:value-type="float" office:value="10.45618" calcext:value-type="float">
            <text:p>10.45618</text:p>
          </table:table-cell>
          <table:table-cell office:value-type="float" office:value="10.93743" calcext:value-type="float">
            <text:p>10.93743</text:p>
          </table:table-cell>
          <table:table-cell office:value-type="float" office:value="0" calcext:value-type="float">
            <text:p>0</text:p>
          </table:table-cell>
          <table:table-cell office:value-type="float" office:value="19.5783" calcext:value-type="float">
            <text:p>19.5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1.865583" calcext:value-type="float">
            <text:p>1.865583</text:p>
          </table:table-cell>
          <table:table-cell office:value-type="float" office:value="135.4946" calcext:value-type="float">
            <text:p>135.4946</text:p>
          </table:table-cell>
          <table:table-cell office:value-type="float" office:value="0" calcext:value-type="float">
            <text:p>0</text:p>
          </table:table-cell>
          <table:table-cell office:value-type="float" office:value="-0.61134" calcext:value-type="float">
            <text:p>-0.61134</text:p>
          </table:table-cell>
          <table:table-cell office:value-type="float" office:value="36.10278" calcext:value-type="float">
            <text:p>36.10278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1258478" calcext:value-type="float">
            <text:p>1.258478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758898" calcext:value-type="float">
            <text:p>-0.002758898</text:p>
          </table:table-cell>
          <table:table-cell office:value-type="float" office:value="1170.591" calcext:value-type="float">
            <text:p>1170.591</text:p>
          </table:table-cell>
          <table:table-cell office:value-type="float" office:value="1.414476" calcext:value-type="float">
            <text:p>1.414476</text:p>
          </table:table-cell>
          <table:table-cell office:value-type="float" office:value="0" calcext:value-type="float">
            <text:p>0</text:p>
          </table:table-cell>
          <table:table-cell office:value-type="float" office:value="0.8369411" calcext:value-type="float">
            <text:p>0.8369411</text:p>
          </table:table-cell>
          <table:table-cell office:value-type="float" office:value="0.04111207" calcext:value-type="float">
            <text:p>0.04111207</text:p>
          </table:table-cell>
          <table:table-cell office:value-type="float" office:value="0.01584607" calcext:value-type="float">
            <text:p>0.01584607</text:p>
          </table:table-cell>
          <table:table-cell office:value-type="float" office:value="0.007968275" calcext:value-type="float">
            <text:p>0.007968275</text:p>
          </table:table-cell>
          <table:table-cell office:value-type="float" office:value="0.007303658" calcext:value-type="float">
            <text:p>0.007303658</text:p>
          </table:table-cell>
          <table:table-cell office:value-type="float" office:value="0.004218637" calcext:value-type="float">
            <text:p>0.004218637</text:p>
          </table:table-cell>
          <table:table-cell office:value-type="float" office:value="0.005689723" calcext:value-type="float">
            <text:p>0.005689723</text:p>
          </table:table-cell>
          <table:table-cell office:value-type="float" office:value="0.0492508" calcext:value-type="float">
            <text:p>0.0492508</text:p>
          </table:table-cell>
          <table:table-cell office:value-type="float" office:value="0.04387498" calcext:value-type="float">
            <text:p>0.04387498</text:p>
          </table:table-cell>
          <table:table-cell office:value-type="float" office:value="0.1535272" calcext:value-type="float">
            <text:p>0.1535272</text:p>
          </table:table-cell>
          <table:table-cell office:value-type="float" office:value="0.1587816" calcext:value-type="float">
            <text:p>0.1587816</text:p>
          </table:table-cell>
          <table:table-cell office:value-type="float" office:value="0.1628969" calcext:value-type="float">
            <text:p>0.1628969</text:p>
          </table:table-cell>
          <table:table-cell office:value-type="float" office:value="0.1711411" calcext:value-type="float">
            <text:p>0.1711411</text:p>
          </table:table-cell>
          <table:table-cell office:value-type="float" office:value="0.1762865" calcext:value-type="float">
            <text:p>0.1762865</text:p>
          </table:table-cell>
          <table:table-cell office:value-type="float" office:value="0" calcext:value-type="float">
            <text:p>0</text:p>
          </table:table-cell>
          <table:table-cell office:value-type="float" office:value="37.55661" calcext:value-type="float">
            <text:p>37.55661</text:p>
          </table:table-cell>
          <table:table-cell office:value-type="float" office:value="29.5448" calcext:value-type="float">
            <text:p>29.5448</text:p>
          </table:table-cell>
          <table:table-cell office:value-type="float" office:value="20.09677" calcext:value-type="float">
            <text:p>20.09677</text:p>
          </table:table-cell>
          <table:table-cell office:value-type="float" office:value="6.738739" calcext:value-type="float">
            <text:p>6.738739</text:p>
          </table:table-cell>
          <table:table-cell office:value-type="float" office:value="5.347946" calcext:value-type="float">
            <text:p>5.347946</text:p>
          </table:table-cell>
          <table:table-cell office:value-type="float" office:value="2.26066" calcext:value-type="float">
            <text:p>2.26066</text:p>
          </table:table-cell>
          <table:table-cell office:value-type="float" office:value="2.211837" calcext:value-type="float">
            <text:p>2.211837</text:p>
          </table:table-cell>
          <table:table-cell office:value-type="float" office:value="5.100995" calcext:value-type="float">
            <text:p>5.100995</text:p>
          </table:table-cell>
          <table:table-cell office:value-type="float" office:value="8.301495" calcext:value-type="float">
            <text:p>8.301495</text:p>
          </table:table-cell>
          <table:table-cell office:value-type="float" office:value="8.954438" calcext:value-type="float">
            <text:p>8.954438</text:p>
          </table:table-cell>
          <table:table-cell office:value-type="float" office:value="9.274902" calcext:value-type="float">
            <text:p>9.274902</text:p>
          </table:table-cell>
          <table:table-cell office:value-type="float" office:value="9.64982" calcext:value-type="float">
            <text:p>9.64982</text:p>
          </table:table-cell>
          <table:table-cell office:value-type="float" office:value="10.45998" calcext:value-type="float">
            <text:p>10.45998</text:p>
          </table:table-cell>
          <table:table-cell office:value-type="float" office:value="10.94095" calcext:value-type="float">
            <text:p>10.94095</text:p>
          </table:table-cell>
          <table:table-cell office:value-type="float" office:value="0" calcext:value-type="float">
            <text:p>0</text:p>
          </table:table-cell>
          <table:table-cell office:value-type="float" office:value="18.76668" calcext:value-type="float">
            <text:p>18.76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1.855298" calcext:value-type="float">
            <text:p>1.855298</text:p>
          </table:table-cell>
          <table:table-cell office:value-type="float" office:value="135.4906" calcext:value-type="float">
            <text:p>135.4906</text:p>
          </table:table-cell>
          <table:table-cell office:value-type="float" office:value="0" calcext:value-type="float">
            <text:p>0</text:p>
          </table:table-cell>
          <table:table-cell office:value-type="float" office:value="-0.6503024" calcext:value-type="float">
            <text:p>-0.6503024</text:p>
          </table:table-cell>
          <table:table-cell office:value-type="float" office:value="36.09637" calcext:value-type="float">
            <text:p>36.0963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2546867" calcext:value-type="float">
            <text:p>2.546867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216475" calcext:value-type="float">
            <text:p>-0.00216475</text:p>
          </table:table-cell>
          <table:table-cell office:value-type="float" office:value="1170.573" calcext:value-type="float">
            <text:p>1170.573</text:p>
          </table:table-cell>
          <table:table-cell office:value-type="float" office:value="1.401202" calcext:value-type="float">
            <text:p>1.401202</text:p>
          </table:table-cell>
          <table:table-cell office:value-type="float" office:value="0" calcext:value-type="float">
            <text:p>0</text:p>
          </table:table-cell>
          <table:table-cell office:value-type="float" office:value="0.7931003" calcext:value-type="float">
            <text:p>0.7931003</text:p>
          </table:table-cell>
          <table:table-cell office:value-type="float" office:value="0.04231107" calcext:value-type="float">
            <text:p>0.04231107</text:p>
          </table:table-cell>
          <table:table-cell office:value-type="float" office:value="0.01642122" calcext:value-type="float">
            <text:p>0.01642122</text:p>
          </table:table-cell>
          <table:table-cell office:value-type="float" office:value="0.008253967" calcext:value-type="float">
            <text:p>0.008253967</text:p>
          </table:table-cell>
          <table:table-cell office:value-type="float" office:value="0.007555553" calcext:value-type="float">
            <text:p>0.007555553</text:p>
          </table:table-cell>
          <table:table-cell office:value-type="float" office:value="0.004291479" calcext:value-type="float">
            <text:p>0.004291479</text:p>
          </table:table-cell>
          <table:table-cell office:value-type="float" office:value="0.00558509" calcext:value-type="float">
            <text:p>0.00558509</text:p>
          </table:table-cell>
          <table:table-cell office:value-type="float" office:value="0.04815487" calcext:value-type="float">
            <text:p>0.04815487</text:p>
          </table:table-cell>
          <table:table-cell office:value-type="float" office:value="0.03664275" calcext:value-type="float">
            <text:p>0.03664275</text:p>
          </table:table-cell>
          <table:table-cell office:value-type="float" office:value="0.1475627" calcext:value-type="float">
            <text:p>0.1475627</text:p>
          </table:table-cell>
          <table:table-cell office:value-type="float" office:value="0.1588233" calcext:value-type="float">
            <text:p>0.1588233</text:p>
          </table:table-cell>
          <table:table-cell office:value-type="float" office:value="0.1629475" calcext:value-type="float">
            <text:p>0.1629475</text:p>
          </table:table-cell>
          <table:table-cell office:value-type="float" office:value="0.1711857" calcext:value-type="float">
            <text:p>0.1711857</text:p>
          </table:table-cell>
          <table:table-cell office:value-type="float" office:value="0.1763248" calcext:value-type="float">
            <text:p>0.1763248</text:p>
          </table:table-cell>
          <table:table-cell office:value-type="float" office:value="0" calcext:value-type="float">
            <text:p>0</text:p>
          </table:table-cell>
          <table:table-cell office:value-type="float" office:value="37.62543" calcext:value-type="float">
            <text:p>37.62543</text:p>
          </table:table-cell>
          <table:table-cell office:value-type="float" office:value="29.46649" calcext:value-type="float">
            <text:p>29.46649</text:p>
          </table:table-cell>
          <table:table-cell office:value-type="float" office:value="20.04127" calcext:value-type="float">
            <text:p>20.04127</text:p>
          </table:table-cell>
          <table:table-cell office:value-type="float" office:value="6.720746" calcext:value-type="float">
            <text:p>6.720746</text:p>
          </table:table-cell>
          <table:table-cell office:value-type="float" office:value="5.333729" calcext:value-type="float">
            <text:p>5.333729</text:p>
          </table:table-cell>
          <table:table-cell office:value-type="float" office:value="2.256863" calcext:value-type="float">
            <text:p>2.256863</text:p>
          </table:table-cell>
          <table:table-cell office:value-type="float" office:value="2.208048" calcext:value-type="float">
            <text:p>2.208048</text:p>
          </table:table-cell>
          <table:table-cell office:value-type="float" office:value="5.097616" calcext:value-type="float">
            <text:p>5.097616</text:p>
          </table:table-cell>
          <table:table-cell office:value-type="float" office:value="8.283434" calcext:value-type="float">
            <text:p>8.283434</text:p>
          </table:table-cell>
          <table:table-cell office:value-type="float" office:value="8.958313" calcext:value-type="float">
            <text:p>8.958313</text:p>
          </table:table-cell>
          <table:table-cell office:value-type="float" office:value="9.279982" calcext:value-type="float">
            <text:p>9.279982</text:p>
          </table:table-cell>
          <table:table-cell office:value-type="float" office:value="9.654468" calcext:value-type="float">
            <text:p>9.654468</text:p>
          </table:table-cell>
          <table:table-cell office:value-type="float" office:value="10.46378" calcext:value-type="float">
            <text:p>10.46378</text:p>
          </table:table-cell>
          <table:table-cell office:value-type="float" office:value="10.9445" calcext:value-type="float">
            <text:p>10.9445</text:p>
          </table:table-cell>
          <table:table-cell office:value-type="float" office:value="0" calcext:value-type="float">
            <text:p>0</text:p>
          </table:table-cell>
          <table:table-cell office:value-type="float" office:value="18.5582" calcext:value-type="float">
            <text:p>18.5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1.844903" calcext:value-type="float">
            <text:p>1.844903</text:p>
          </table:table-cell>
          <table:table-cell office:value-type="float" office:value="135.4862" calcext:value-type="float">
            <text:p>135.4862</text:p>
          </table:table-cell>
          <table:table-cell office:value-type="float" office:value="0" calcext:value-type="float">
            <text:p>0</text:p>
          </table:table-cell>
          <table:table-cell office:value-type="float" office:value="-0.6910347" calcext:value-type="float">
            <text:p>-0.6910347</text:p>
          </table:table-cell>
          <table:table-cell office:value-type="float" office:value="36.08888" calcext:value-type="float">
            <text:p>36.08888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3370368" calcext:value-type="float">
            <text:p>3.370368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1668416" calcext:value-type="float">
            <text:p>-0.001668416</text:p>
          </table:table-cell>
          <table:table-cell office:value-type="float" office:value="1170.555" calcext:value-type="float">
            <text:p>1170.555</text:p>
          </table:table-cell>
          <table:table-cell office:value-type="float" office:value="1.387105" calcext:value-type="float">
            <text:p>1.387105</text:p>
          </table:table-cell>
          <table:table-cell office:value-type="float" office:value="0" calcext:value-type="float">
            <text:p>0</text:p>
          </table:table-cell>
          <table:table-cell office:value-type="float" office:value="0.7933932" calcext:value-type="float">
            <text:p>0.7933932</text:p>
          </table:table-cell>
          <table:table-cell office:value-type="float" office:value="0.04715251" calcext:value-type="float">
            <text:p>0.04715251</text:p>
          </table:table-cell>
          <table:table-cell office:value-type="float" office:value="0.01758907" calcext:value-type="float">
            <text:p>0.01758907</text:p>
          </table:table-cell>
          <table:table-cell office:value-type="float" office:value="0.008871183" calcext:value-type="float">
            <text:p>0.008871183</text:p>
          </table:table-cell>
          <table:table-cell office:value-type="float" office:value="0.008031614" calcext:value-type="float">
            <text:p>0.008031614</text:p>
          </table:table-cell>
          <table:table-cell office:value-type="float" office:value="0.004404824" calcext:value-type="float">
            <text:p>0.004404824</text:p>
          </table:table-cell>
          <table:table-cell office:value-type="float" office:value="0.00556577" calcext:value-type="float">
            <text:p>0.00556577</text:p>
          </table:table-cell>
          <table:table-cell office:value-type="float" office:value="0.04773467" calcext:value-type="float">
            <text:p>0.04773467</text:p>
          </table:table-cell>
          <table:table-cell office:value-type="float" office:value="0.03251816" calcext:value-type="float">
            <text:p>0.03251816</text:p>
          </table:table-cell>
          <table:table-cell office:value-type="float" office:value="0.1413275" calcext:value-type="float">
            <text:p>0.1413275</text:p>
          </table:table-cell>
          <table:table-cell office:value-type="float" office:value="0.158882" calcext:value-type="float">
            <text:p>0.158882</text:p>
          </table:table-cell>
          <table:table-cell office:value-type="float" office:value="0.1630039" calcext:value-type="float">
            <text:p>0.1630039</text:p>
          </table:table-cell>
          <table:table-cell office:value-type="float" office:value="0.1712334" calcext:value-type="float">
            <text:p>0.1712334</text:p>
          </table:table-cell>
          <table:table-cell office:value-type="float" office:value="0.1763632" calcext:value-type="float">
            <text:p>0.1763632</text:p>
          </table:table-cell>
          <table:table-cell office:value-type="float" office:value="0" calcext:value-type="float">
            <text:p>0</text:p>
          </table:table-cell>
          <table:table-cell office:value-type="float" office:value="37.6916" calcext:value-type="float">
            <text:p>37.6916</text:p>
          </table:table-cell>
          <table:table-cell office:value-type="float" office:value="29.39584" calcext:value-type="float">
            <text:p>29.39584</text:p>
          </table:table-cell>
          <table:table-cell office:value-type="float" office:value="19.98859" calcext:value-type="float">
            <text:p>19.98859</text:p>
          </table:table-cell>
          <table:table-cell office:value-type="float" office:value="6.703626" calcext:value-type="float">
            <text:p>6.703626</text:p>
          </table:table-cell>
          <table:table-cell office:value-type="float" office:value="5.320143" calcext:value-type="float">
            <text:p>5.320143</text:p>
          </table:table-cell>
          <table:table-cell office:value-type="float" office:value="2.253172" calcext:value-type="float">
            <text:p>2.253172</text:p>
          </table:table-cell>
          <table:table-cell office:value-type="float" office:value="2.204325" calcext:value-type="float">
            <text:p>2.204325</text:p>
          </table:table-cell>
          <table:table-cell office:value-type="float" office:value="5.094348" calcext:value-type="float">
            <text:p>5.094348</text:p>
          </table:table-cell>
          <table:table-cell office:value-type="float" office:value="8.263879" calcext:value-type="float">
            <text:p>8.263879</text:p>
          </table:table-cell>
          <table:table-cell office:value-type="float" office:value="8.960689" calcext:value-type="float">
            <text:p>8.960689</text:p>
          </table:table-cell>
          <table:table-cell office:value-type="float" office:value="9.285016" calcext:value-type="float">
            <text:p>9.285016</text:p>
          </table:table-cell>
          <table:table-cell office:value-type="float" office:value="9.659121" calcext:value-type="float">
            <text:p>9.659121</text:p>
          </table:table-cell>
          <table:table-cell office:value-type="float" office:value="10.46758" calcext:value-type="float">
            <text:p>10.46758</text:p>
          </table:table-cell>
          <table:table-cell office:value-type="float" office:value="10.94804" calcext:value-type="float">
            <text:p>10.94804</text:p>
          </table:table-cell>
          <table:table-cell office:value-type="float" office:value="0" calcext:value-type="float">
            <text:p>0</text:p>
          </table:table-cell>
          <table:table-cell office:value-type="float" office:value="18.18076" calcext:value-type="float">
            <text:p>18.18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1.837224" calcext:value-type="float">
            <text:p>1.837224</text:p>
          </table:table-cell>
          <table:table-cell office:value-type="float" office:value="135.4808" calcext:value-type="float">
            <text:p>135.4808</text:p>
          </table:table-cell>
          <table:table-cell office:value-type="float" office:value="0" calcext:value-type="float">
            <text:p>0</text:p>
          </table:table-cell>
          <table:table-cell office:value-type="float" office:value="-0.7329212" calcext:value-type="float">
            <text:p>-0.7329212</text:p>
          </table:table-cell>
          <table:table-cell office:value-type="float" office:value="36.08065" calcext:value-type="float">
            <text:p>36.0806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3840652" calcext:value-type="float">
            <text:p>3.840652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1328597" calcext:value-type="float">
            <text:p>-0.001328597</text:p>
          </table:table-cell>
          <table:table-cell office:value-type="float" office:value="1170.536" calcext:value-type="float">
            <text:p>1170.536</text:p>
          </table:table-cell>
          <table:table-cell office:value-type="float" office:value="1.377072" calcext:value-type="float">
            <text:p>1.377072</text:p>
          </table:table-cell>
          <table:table-cell office:value-type="float" office:value="0" calcext:value-type="float">
            <text:p>0</text:p>
          </table:table-cell>
          <table:table-cell office:value-type="float" office:value="0.6142041" calcext:value-type="float">
            <text:p>0.6142041</text:p>
          </table:table-cell>
          <table:table-cell office:value-type="float" office:value="0.04640606" calcext:value-type="float">
            <text:p>0.04640606</text:p>
          </table:table-cell>
          <table:table-cell office:value-type="float" office:value="0.01779963" calcext:value-type="float">
            <text:p>0.01779963</text:p>
          </table:table-cell>
          <table:table-cell office:value-type="float" office:value="0.009015801" calcext:value-type="float">
            <text:p>0.009015801</text:p>
          </table:table-cell>
          <table:table-cell office:value-type="float" office:value="0.008168615" calcext:value-type="float">
            <text:p>0.008168615</text:p>
          </table:table-cell>
          <table:table-cell office:value-type="float" office:value="0.004464212" calcext:value-type="float">
            <text:p>0.004464212</text:p>
          </table:table-cell>
          <table:table-cell office:value-type="float" office:value="0.005586614" calcext:value-type="float">
            <text:p>0.005586614</text:p>
          </table:table-cell>
          <table:table-cell office:value-type="float" office:value="0.04337621" calcext:value-type="float">
            <text:p>0.04337621</text:p>
          </table:table-cell>
          <table:table-cell office:value-type="float" office:value="0.03073233" calcext:value-type="float">
            <text:p>0.03073233</text:p>
          </table:table-cell>
          <table:table-cell office:value-type="float" office:value="0.1366562" calcext:value-type="float">
            <text:p>0.1366562</text:p>
          </table:table-cell>
          <table:table-cell office:value-type="float" office:value="0.1589491" calcext:value-type="float">
            <text:p>0.1589491</text:p>
          </table:table-cell>
          <table:table-cell office:value-type="float" office:value="0.1630573" calcext:value-type="float">
            <text:p>0.1630573</text:p>
          </table:table-cell>
          <table:table-cell office:value-type="float" office:value="0.1712829" calcext:value-type="float">
            <text:p>0.1712829</text:p>
          </table:table-cell>
          <table:table-cell office:value-type="float" office:value="0.1764016" calcext:value-type="float">
            <text:p>0.1764016</text:p>
          </table:table-cell>
          <table:table-cell office:value-type="float" office:value="0" calcext:value-type="float">
            <text:p>0</text:p>
          </table:table-cell>
          <table:table-cell office:value-type="float" office:value="37.74726" calcext:value-type="float">
            <text:p>37.74726</text:p>
          </table:table-cell>
          <table:table-cell office:value-type="float" office:value="29.33331" calcext:value-type="float">
            <text:p>29.33331</text:p>
          </table:table-cell>
          <table:table-cell office:value-type="float" office:value="19.93833" calcext:value-type="float">
            <text:p>19.93833</text:p>
          </table:table-cell>
          <table:table-cell office:value-type="float" office:value="6.687245" calcext:value-type="float">
            <text:p>6.687245</text:p>
          </table:table-cell>
          <table:table-cell office:value-type="float" office:value="5.307083" calcext:value-type="float">
            <text:p>5.307083</text:p>
          </table:table-cell>
          <table:table-cell office:value-type="float" office:value="2.24957" calcext:value-type="float">
            <text:p>2.24957</text:p>
          </table:table-cell>
          <table:table-cell office:value-type="float" office:value="2.20065" calcext:value-type="float">
            <text:p>2.20065</text:p>
          </table:table-cell>
          <table:table-cell office:value-type="float" office:value="5.090389" calcext:value-type="float">
            <text:p>5.090389</text:p>
          </table:table-cell>
          <table:table-cell office:value-type="float" office:value="8.244034" calcext:value-type="float">
            <text:p>8.244034</text:p>
          </table:table-cell>
          <table:table-cell office:value-type="float" office:value="8.961828" calcext:value-type="float">
            <text:p>8.961828</text:p>
          </table:table-cell>
          <table:table-cell office:value-type="float" office:value="9.289993" calcext:value-type="float">
            <text:p>9.289993</text:p>
          </table:table-cell>
          <table:table-cell office:value-type="float" office:value="9.663712" calcext:value-type="float">
            <text:p>9.663712</text:p>
          </table:table-cell>
          <table:table-cell office:value-type="float" office:value="10.47137" calcext:value-type="float">
            <text:p>10.47137</text:p>
          </table:table-cell>
          <table:table-cell office:value-type="float" office:value="10.95158" calcext:value-type="float">
            <text:p>10.95158</text:p>
          </table:table-cell>
          <table:table-cell office:value-type="float" office:value="0" calcext:value-type="float">
            <text:p>0</text:p>
          </table:table-cell>
          <table:table-cell office:value-type="float" office:value="13.74393" calcext:value-type="float">
            <text:p>13.74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1.831537" calcext:value-type="float">
            <text:p>1.831537</text:p>
          </table:table-cell>
          <table:table-cell office:value-type="float" office:value="135.4766" calcext:value-type="float">
            <text:p>135.4766</text:p>
          </table:table-cell>
          <table:table-cell office:value-type="float" office:value="0" calcext:value-type="float">
            <text:p>0</text:p>
          </table:table-cell>
          <table:table-cell office:value-type="float" office:value="-0.7751747" calcext:value-type="float">
            <text:p>-0.7751747</text:p>
          </table:table-cell>
          <table:table-cell office:value-type="float" office:value="36.07206" calcext:value-type="float">
            <text:p>36.07206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121925" calcext:value-type="float">
            <text:p>4.121925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1091383" calcext:value-type="float">
            <text:p>-0.001091383</text:p>
          </table:table-cell>
          <table:table-cell office:value-type="float" office:value="1170.515" calcext:value-type="float">
            <text:p>1170.515</text:p>
          </table:table-cell>
          <table:table-cell office:value-type="float" office:value="1.377308" calcext:value-type="float">
            <text:p>1.377308</text:p>
          </table:table-cell>
          <table:table-cell office:value-type="float" office:value="0" calcext:value-type="float">
            <text:p>0</text:p>
          </table:table-cell>
          <table:table-cell office:value-type="float" office:value="0.3156336" calcext:value-type="float">
            <text:p>0.3156336</text:p>
          </table:table-cell>
          <table:table-cell office:value-type="float" office:value="0.06329514" calcext:value-type="float">
            <text:p>0.06329514</text:p>
          </table:table-cell>
          <table:table-cell office:value-type="float" office:value="0.01605886" calcext:value-type="float">
            <text:p>0.01605886</text:p>
          </table:table-cell>
          <table:table-cell office:value-type="float" office:value="0.008295172" calcext:value-type="float">
            <text:p>0.008295172</text:p>
          </table:table-cell>
          <table:table-cell office:value-type="float" office:value="0.00771181" calcext:value-type="float">
            <text:p>0.00771181</text:p>
          </table:table-cell>
          <table:table-cell office:value-type="float" office:value="0.004397183" calcext:value-type="float">
            <text:p>0.004397183</text:p>
          </table:table-cell>
          <table:table-cell office:value-type="float" office:value="0.005579346" calcext:value-type="float">
            <text:p>0.005579346</text:p>
          </table:table-cell>
          <table:table-cell office:value-type="float" office:value="0.04102817" calcext:value-type="float">
            <text:p>0.04102817</text:p>
          </table:table-cell>
          <table:table-cell office:value-type="float" office:value="0.0293575" calcext:value-type="float">
            <text:p>0.0293575</text:p>
          </table:table-cell>
          <table:table-cell office:value-type="float" office:value="0.1408359" calcext:value-type="float">
            <text:p>0.1408359</text:p>
          </table:table-cell>
          <table:table-cell office:value-type="float" office:value="0.155986" calcext:value-type="float">
            <text:p>0.155986</text:p>
          </table:table-cell>
          <table:table-cell office:value-type="float" office:value="0.1631342" calcext:value-type="float">
            <text:p>0.1631342</text:p>
          </table:table-cell>
          <table:table-cell office:value-type="float" office:value="0.1713305" calcext:value-type="float">
            <text:p>0.1713305</text:p>
          </table:table-cell>
          <table:table-cell office:value-type="float" office:value="0.1764399" calcext:value-type="float">
            <text:p>0.1764399</text:p>
          </table:table-cell>
          <table:table-cell office:value-type="float" office:value="0" calcext:value-type="float">
            <text:p>0</text:p>
          </table:table-cell>
          <table:table-cell office:value-type="float" office:value="37.79395" calcext:value-type="float">
            <text:p>37.79395</text:p>
          </table:table-cell>
          <table:table-cell office:value-type="float" office:value="29.27213" calcext:value-type="float">
            <text:p>29.27213</text:p>
          </table:table-cell>
          <table:table-cell office:value-type="float" office:value="19.88909" calcext:value-type="float">
            <text:p>19.88909</text:p>
          </table:table-cell>
          <table:table-cell office:value-type="float" office:value="6.671195" calcext:value-type="float">
            <text:p>6.671195</text:p>
          </table:table-cell>
          <table:table-cell office:value-type="float" office:value="5.294302" calcext:value-type="float">
            <text:p>5.294302</text:p>
          </table:table-cell>
          <table:table-cell office:value-type="float" office:value="2.246042" calcext:value-type="float">
            <text:p>2.246042</text:p>
          </table:table-cell>
          <table:table-cell office:value-type="float" office:value="2.197013" calcext:value-type="float">
            <text:p>2.197013</text:p>
          </table:table-cell>
          <table:table-cell office:value-type="float" office:value="5.085663" calcext:value-type="float">
            <text:p>5.085663</text:p>
          </table:table-cell>
          <table:table-cell office:value-type="float" office:value="8.224108" calcext:value-type="float">
            <text:p>8.224108</text:p>
          </table:table-cell>
          <table:table-cell office:value-type="float" office:value="8.962989" calcext:value-type="float">
            <text:p>8.962989</text:p>
          </table:table-cell>
          <table:table-cell office:value-type="float" office:value="9.294709" calcext:value-type="float">
            <text:p>9.294709</text:p>
          </table:table-cell>
          <table:table-cell office:value-type="float" office:value="9.66829" calcext:value-type="float">
            <text:p>9.66829</text:p>
          </table:table-cell>
          <table:table-cell office:value-type="float" office:value="10.47517" calcext:value-type="float">
            <text:p>10.47517</text:p>
          </table:table-cell>
          <table:table-cell office:value-type="float" office:value="10.9551" calcext:value-type="float">
            <text:p>10.9551</text:p>
          </table:table-cell>
          <table:table-cell office:value-type="float" office:value="0" calcext:value-type="float">
            <text:p>0</text:p>
          </table:table-cell>
          <table:table-cell office:value-type="float" office:value="3.082953" calcext:value-type="float">
            <text:p>3.082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1.824724" calcext:value-type="float">
            <text:p>1.824724</text:p>
          </table:table-cell>
          <table:table-cell office:value-type="float" office:value="135.4771" calcext:value-type="float">
            <text:p>135.4771</text:p>
          </table:table-cell>
          <table:table-cell office:value-type="float" office:value="0" calcext:value-type="float">
            <text:p>0</text:p>
          </table:table-cell>
          <table:table-cell office:value-type="float" office:value="-0.8192776" calcext:value-type="float">
            <text:p>-0.8192776</text:p>
          </table:table-cell>
          <table:table-cell office:value-type="float" office:value="36.06117" calcext:value-type="float">
            <text:p>36.0611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413222" calcext:value-type="float">
            <text:p>4.413222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8126027" calcext:value-type="float">
            <text:p>-0.0008126027</text:p>
          </table:table-cell>
          <table:table-cell office:value-type="float" office:value="1170.491" calcext:value-type="float">
            <text:p>1170.491</text:p>
          </table:table-cell>
          <table:table-cell office:value-type="float" office:value="1.402559" calcext:value-type="float">
            <text:p>1.402559</text:p>
          </table:table-cell>
          <table:table-cell office:value-type="float" office:value="0" calcext:value-type="float">
            <text:p>0</text:p>
          </table:table-cell>
          <table:table-cell office:value-type="float" office:value="0.1552931" calcext:value-type="float">
            <text:p>0.1552931</text:p>
          </table:table-cell>
          <table:table-cell office:value-type="float" office:value="0.04924083" calcext:value-type="float">
            <text:p>0.04924083</text:p>
          </table:table-cell>
          <table:table-cell office:value-type="float" office:value="0.01680952" calcext:value-type="float">
            <text:p>0.01680952</text:p>
          </table:table-cell>
          <table:table-cell office:value-type="float" office:value="0.008657953" calcext:value-type="float">
            <text:p>0.008657953</text:p>
          </table:table-cell>
          <table:table-cell office:value-type="float" office:value="0.00797911" calcext:value-type="float">
            <text:p>0.00797911</text:p>
          </table:table-cell>
          <table:table-cell office:value-type="float" office:value="0.004436395" calcext:value-type="float">
            <text:p>0.004436395</text:p>
          </table:table-cell>
          <table:table-cell office:value-type="float" office:value="0.00547115" calcext:value-type="float">
            <text:p>0.00547115</text:p>
          </table:table-cell>
          <table:table-cell office:value-type="float" office:value="0.03953367" calcext:value-type="float">
            <text:p>0.03953367</text:p>
          </table:table-cell>
          <table:table-cell office:value-type="float" office:value="0.02330793" calcext:value-type="float">
            <text:p>0.02330793</text:p>
          </table:table-cell>
          <table:table-cell office:value-type="float" office:value="0.14414" calcext:value-type="float">
            <text:p>0.14414</text:p>
          </table:table-cell>
          <table:table-cell office:value-type="float" office:value="0.1478738" calcext:value-type="float">
            <text:p>0.1478738</text:p>
          </table:table-cell>
          <table:table-cell office:value-type="float" office:value="0.1631801" calcext:value-type="float">
            <text:p>0.1631801</text:p>
          </table:table-cell>
          <table:table-cell office:value-type="float" office:value="0.1713731" calcext:value-type="float">
            <text:p>0.1713731</text:p>
          </table:table-cell>
          <table:table-cell office:value-type="float" office:value="0.1764783" calcext:value-type="float">
            <text:p>0.1764783</text:p>
          </table:table-cell>
          <table:table-cell office:value-type="float" office:value="0" calcext:value-type="float">
            <text:p>0</text:p>
          </table:table-cell>
          <table:table-cell office:value-type="float" office:value="37.75386" calcext:value-type="float">
            <text:p>37.75386</text:p>
          </table:table-cell>
          <table:table-cell office:value-type="float" office:value="29.19218" calcext:value-type="float">
            <text:p>29.19218</text:p>
          </table:table-cell>
          <table:table-cell office:value-type="float" office:value="19.83962" calcext:value-type="float">
            <text:p>19.83962</text:p>
          </table:table-cell>
          <table:table-cell office:value-type="float" office:value="6.655307" calcext:value-type="float">
            <text:p>6.655307</text:p>
          </table:table-cell>
          <table:table-cell office:value-type="float" office:value="5.281569" calcext:value-type="float">
            <text:p>5.281569</text:p>
          </table:table-cell>
          <table:table-cell office:value-type="float" office:value="2.242532" calcext:value-type="float">
            <text:p>2.242532</text:p>
          </table:table-cell>
          <table:table-cell office:value-type="float" office:value="2.193397" calcext:value-type="float">
            <text:p>2.193397</text:p>
          </table:table-cell>
          <table:table-cell office:value-type="float" office:value="5.080684" calcext:value-type="float">
            <text:p>5.080684</text:p>
          </table:table-cell>
          <table:table-cell office:value-type="float" office:value="8.20315" calcext:value-type="float">
            <text:p>8.20315</text:p>
          </table:table-cell>
          <table:table-cell office:value-type="float" office:value="8.965099" calcext:value-type="float">
            <text:p>8.965099</text:p>
          </table:table-cell>
          <table:table-cell office:value-type="float" office:value="9.297851" calcext:value-type="float">
            <text:p>9.297851</text:p>
          </table:table-cell>
          <table:table-cell office:value-type="float" office:value="9.672859" calcext:value-type="float">
            <text:p>9.672859</text:p>
          </table:table-cell>
          <table:table-cell office:value-type="float" office:value="10.47898" calcext:value-type="float">
            <text:p>10.47898</text:p>
          </table:table-cell>
          <table:table-cell office:value-type="float" office:value="10.9586" calcext:value-type="float">
            <text:p>10.9586</text:p>
          </table:table-cell>
          <table:table-cell office:value-type="float" office:value="0" calcext:value-type="float">
            <text:p>0</text:p>
          </table:table-cell>
          <table:table-cell office:value-type="float" office:value="1.43225" calcext:value-type="float">
            <text:p>1.43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1.814998" calcext:value-type="float">
            <text:p>1.814998</text:p>
          </table:table-cell>
          <table:table-cell office:value-type="float" office:value="135.4795" calcext:value-type="float">
            <text:p>135.4795</text:p>
          </table:table-cell>
          <table:table-cell office:value-type="float" office:value="0" calcext:value-type="float">
            <text:p>0</text:p>
          </table:table-cell>
          <table:table-cell office:value-type="float" office:value="-0.8647807" calcext:value-type="float">
            <text:p>-0.8647807</text:p>
          </table:table-cell>
          <table:table-cell office:value-type="float" office:value="36.04808" calcext:value-type="float">
            <text:p>36.04808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496392" calcext:value-type="float">
            <text:p>4.496392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713456" calcext:value-type="float">
            <text:p>-0.000713456</text:p>
          </table:table-cell>
          <table:table-cell office:value-type="float" office:value="1170.468" calcext:value-type="float">
            <text:p>1170.468</text:p>
          </table:table-cell>
          <table:table-cell office:value-type="float" office:value="1.431611" calcext:value-type="float">
            <text:p>1.431611</text:p>
          </table:table-cell>
          <table:table-cell office:value-type="float" office:value="0" calcext:value-type="float">
            <text:p>0</text:p>
          </table:table-cell>
          <table:table-cell office:value-type="float" office:value="0.0314572" calcext:value-type="float">
            <text:p>0.0314572</text:p>
          </table:table-cell>
          <table:table-cell office:value-type="float" office:value="0.02698658" calcext:value-type="float">
            <text:p>0.02698658</text:p>
          </table:table-cell>
          <table:table-cell office:value-type="float" office:value="0.01670943" calcext:value-type="float">
            <text:p>0.01670943</text:p>
          </table:table-cell>
          <table:table-cell office:value-type="float" office:value="0.008814286" calcext:value-type="float">
            <text:p>0.008814286</text:p>
          </table:table-cell>
          <table:table-cell office:value-type="float" office:value="0.008091722" calcext:value-type="float">
            <text:p>0.008091722</text:p>
          </table:table-cell>
          <table:table-cell office:value-type="float" office:value="0.004477649" calcext:value-type="float">
            <text:p>0.004477649</text:p>
          </table:table-cell>
          <table:table-cell office:value-type="float" office:value="0.005532138" calcext:value-type="float">
            <text:p>0.005532138</text:p>
          </table:table-cell>
          <table:table-cell office:value-type="float" office:value="0.03514411" calcext:value-type="float">
            <text:p>0.03514411</text:p>
          </table:table-cell>
          <table:table-cell office:value-type="float" office:value="0.02058798" calcext:value-type="float">
            <text:p>0.02058798</text:p>
          </table:table-cell>
          <table:table-cell office:value-type="float" office:value="0.1452017" calcext:value-type="float">
            <text:p>0.1452017</text:p>
          </table:table-cell>
          <table:table-cell office:value-type="float" office:value="0.1397327" calcext:value-type="float">
            <text:p>0.1397327</text:p>
          </table:table-cell>
          <table:table-cell office:value-type="float" office:value="0.1632048" calcext:value-type="float">
            <text:p>0.1632048</text:p>
          </table:table-cell>
          <table:table-cell office:value-type="float" office:value="0.1714199" calcext:value-type="float">
            <text:p>0.1714199</text:p>
          </table:table-cell>
          <table:table-cell office:value-type="float" office:value="0.1765167" calcext:value-type="float">
            <text:p>0.1765167</text:p>
          </table:table-cell>
          <table:table-cell office:value-type="float" office:value="0" calcext:value-type="float">
            <text:p>0</text:p>
          </table:table-cell>
          <table:table-cell office:value-type="float" office:value="37.66558" calcext:value-type="float">
            <text:p>37.66558</text:p>
          </table:table-cell>
          <table:table-cell office:value-type="float" office:value="29.09917" calcext:value-type="float">
            <text:p>29.09917</text:p>
          </table:table-cell>
          <table:table-cell office:value-type="float" office:value="19.78873" calcext:value-type="float">
            <text:p>19.78873</text:p>
          </table:table-cell>
          <table:table-cell office:value-type="float" office:value="6.639588" calcext:value-type="float">
            <text:p>6.639588</text:p>
          </table:table-cell>
          <table:table-cell office:value-type="float" office:value="5.269104" calcext:value-type="float">
            <text:p>5.269104</text:p>
          </table:table-cell>
          <table:table-cell office:value-type="float" office:value="2.239064" calcext:value-type="float">
            <text:p>2.239064</text:p>
          </table:table-cell>
          <table:table-cell office:value-type="float" office:value="2.189747" calcext:value-type="float">
            <text:p>2.189747</text:p>
          </table:table-cell>
          <table:table-cell office:value-type="float" office:value="5.074909" calcext:value-type="float">
            <text:p>5.074909</text:p>
          </table:table-cell>
          <table:table-cell office:value-type="float" office:value="8.181577" calcext:value-type="float">
            <text:p>8.181577</text:p>
          </table:table-cell>
          <table:table-cell office:value-type="float" office:value="8.967628" calcext:value-type="float">
            <text:p>8.967628</text:p>
          </table:table-cell>
          <table:table-cell office:value-type="float" office:value="9.298934" calcext:value-type="float">
            <text:p>9.298934</text:p>
          </table:table-cell>
          <table:table-cell office:value-type="float" office:value="9.677439" calcext:value-type="float">
            <text:p>9.677439</text:p>
          </table:table-cell>
          <table:table-cell office:value-type="float" office:value="10.48277" calcext:value-type="float">
            <text:p>10.48277</text:p>
          </table:table-cell>
          <table:table-cell office:value-type="float" office:value="10.96208" calcext:value-type="float">
            <text:p>10.96208</text:p>
          </table:table-cell>
          <table:table-cell office:value-type="float" office:value="0" calcext:value-type="float">
            <text:p>0</text:p>
          </table:table-cell>
          <table:table-cell office:value-type="float" office:value="0.007738987" calcext:value-type="float">
            <text:p>0.00773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1.806262" calcext:value-type="float">
            <text:p>1.806262</text:p>
          </table:table-cell>
          <table:table-cell office:value-type="float" office:value="135.4811" calcext:value-type="float">
            <text:p>135.4811</text:p>
          </table:table-cell>
          <table:table-cell office:value-type="float" office:value="0" calcext:value-type="float">
            <text:p>0</text:p>
          </table:table-cell>
          <table:table-cell office:value-type="float" office:value="-0.9096034" calcext:value-type="float">
            <text:p>-0.9096034</text:p>
          </table:table-cell>
          <table:table-cell office:value-type="float" office:value="36.03447" calcext:value-type="float">
            <text:p>36.0344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1624" calcext:value-type="float">
            <text:p>4.61624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6400899" calcext:value-type="float">
            <text:p>-0.0006400899</text:p>
          </table:table-cell>
          <table:table-cell office:value-type="float" office:value="1170.444" calcext:value-type="float">
            <text:p>1170.444</text:p>
          </table:table-cell>
          <table:table-cell office:value-type="float" office:value="1.450876" calcext:value-type="float">
            <text:p>1.450876</text:p>
          </table:table-cell>
          <table:table-cell office:value-type="float" office:value="0" calcext:value-type="float">
            <text:p>0</text:p>
          </table:table-cell>
          <table:table-cell office:value-type="float" office:value="0.02777804" calcext:value-type="float">
            <text:p>0.02777804</text:p>
          </table:table-cell>
          <table:table-cell office:value-type="float" office:value="0.02613655" calcext:value-type="float">
            <text:p>0.02613655</text:p>
          </table:table-cell>
          <table:table-cell office:value-type="float" office:value="0.01550269" calcext:value-type="float">
            <text:p>0.01550269</text:p>
          </table:table-cell>
          <table:table-cell office:value-type="float" office:value="0.008076243" calcext:value-type="float">
            <text:p>0.008076243</text:p>
          </table:table-cell>
          <table:table-cell office:value-type="float" office:value="0.007541856" calcext:value-type="float">
            <text:p>0.007541856</text:p>
          </table:table-cell>
          <table:table-cell office:value-type="float" office:value="0.004363803" calcext:value-type="float">
            <text:p>0.004363803</text:p>
          </table:table-cell>
          <table:table-cell office:value-type="float" office:value="0.005510469" calcext:value-type="float">
            <text:p>0.005510469</text:p>
          </table:table-cell>
          <table:table-cell office:value-type="float" office:value="0.03018604" calcext:value-type="float">
            <text:p>0.03018604</text:p>
          </table:table-cell>
          <table:table-cell office:value-type="float" office:value="0.01828561" calcext:value-type="float">
            <text:p>0.01828561</text:p>
          </table:table-cell>
          <table:table-cell office:value-type="float" office:value="0.1453499" calcext:value-type="float">
            <text:p>0.1453499</text:p>
          </table:table-cell>
          <table:table-cell office:value-type="float" office:value="0.1398265" calcext:value-type="float">
            <text:p>0.1398265</text:p>
          </table:table-cell>
          <table:table-cell office:value-type="float" office:value="0.1615908" calcext:value-type="float">
            <text:p>0.1615908</text:p>
          </table:table-cell>
          <table:table-cell office:value-type="float" office:value="0.1714637" calcext:value-type="float">
            <text:p>0.1714637</text:p>
          </table:table-cell>
          <table:table-cell office:value-type="float" office:value="0.176555" calcext:value-type="float">
            <text:p>0.176555</text:p>
          </table:table-cell>
          <table:table-cell office:value-type="float" office:value="0" calcext:value-type="float">
            <text:p>0</text:p>
          </table:table-cell>
          <table:table-cell office:value-type="float" office:value="37.57579" calcext:value-type="float">
            <text:p>37.57579</text:p>
          </table:table-cell>
          <table:table-cell office:value-type="float" office:value="29.02036" calcext:value-type="float">
            <text:p>29.02036</text:p>
          </table:table-cell>
          <table:table-cell office:value-type="float" office:value="19.73757" calcext:value-type="float">
            <text:p>19.73757</text:p>
          </table:table-cell>
          <table:table-cell office:value-type="float" office:value="6.623764" calcext:value-type="float">
            <text:p>6.623764</text:p>
          </table:table-cell>
          <table:table-cell office:value-type="float" office:value="5.25667" calcext:value-type="float">
            <text:p>5.25667</text:p>
          </table:table-cell>
          <table:table-cell office:value-type="float" office:value="2.235627" calcext:value-type="float">
            <text:p>2.235627</text:p>
          </table:table-cell>
          <table:table-cell office:value-type="float" office:value="2.186161" calcext:value-type="float">
            <text:p>2.186161</text:p>
          </table:table-cell>
          <table:table-cell office:value-type="float" office:value="5.068006" calcext:value-type="float">
            <text:p>5.068006</text:p>
          </table:table-cell>
          <table:table-cell office:value-type="float" office:value="8.159601" calcext:value-type="float">
            <text:p>8.159601</text:p>
          </table:table-cell>
          <table:table-cell office:value-type="float" office:value="8.970209" calcext:value-type="float">
            <text:p>8.970209</text:p>
          </table:table-cell>
          <table:table-cell office:value-type="float" office:value="9.298939" calcext:value-type="float">
            <text:p>9.298939</text:p>
          </table:table-cell>
          <table:table-cell office:value-type="float" office:value="9.68189" calcext:value-type="float">
            <text:p>9.68189</text:p>
          </table:table-cell>
          <table:table-cell office:value-type="float" office:value="10.48657" calcext:value-type="float">
            <text:p>10.48657</text:p>
          </table:table-cell>
          <table:table-cell office:value-type="float" office:value="10.96557" calcext:value-type="float">
            <text:p>10.96557</text:p>
          </table:table-cell>
          <table:table-cell office:value-type="float" office:value="0" calcext:value-type="float">
            <text:p>0</text:p>
          </table:table-cell>
          <table:table-cell office:value-type="float" office:value="0.03550079" calcext:value-type="float">
            <text:p>0.03550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1.798513" calcext:value-type="float">
            <text:p>1.798513</text:p>
          </table:table-cell>
          <table:table-cell office:value-type="float" office:value="135.4822" calcext:value-type="float">
            <text:p>135.4822</text:p>
          </table:table-cell>
          <table:table-cell office:value-type="float" office:value="0" calcext:value-type="float">
            <text:p>0</text:p>
          </table:table-cell>
          <table:table-cell office:value-type="float" office:value="-0.9554067" calcext:value-type="float">
            <text:p>-0.9554067</text:p>
          </table:table-cell>
          <table:table-cell office:value-type="float" office:value="36.01995" calcext:value-type="float">
            <text:p>36.0199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49725" calcext:value-type="float">
            <text:p>4.649725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5882315" calcext:value-type="float">
            <text:p>-0.0005882315</text:p>
          </table:table-cell>
          <table:table-cell office:value-type="float" office:value="1170.419" calcext:value-type="float">
            <text:p>1170.419</text:p>
          </table:table-cell>
          <table:table-cell office:value-type="float" office:value="1.465497" calcext:value-type="float">
            <text:p>1.465497</text:p>
          </table:table-cell>
          <table:table-cell office:value-type="float" office:value="0" calcext:value-type="float">
            <text:p>0</text:p>
          </table:table-cell>
          <table:table-cell office:value-type="float" office:value="0.03167294" calcext:value-type="float">
            <text:p>0.03167294</text:p>
          </table:table-cell>
          <table:table-cell office:value-type="float" office:value="0.02437834" calcext:value-type="float">
            <text:p>0.02437834</text:p>
          </table:table-cell>
          <table:table-cell office:value-type="float" office:value="0.01481519" calcext:value-type="float">
            <text:p>0.01481519</text:p>
          </table:table-cell>
          <table:table-cell office:value-type="float" office:value="0.007705386" calcext:value-type="float">
            <text:p>0.007705386</text:p>
          </table:table-cell>
          <table:table-cell office:value-type="float" office:value="0.007225371" calcext:value-type="float">
            <text:p>0.007225371</text:p>
          </table:table-cell>
          <table:table-cell office:value-type="float" office:value="0.004287329" calcext:value-type="float">
            <text:p>0.004287329</text:p>
          </table:table-cell>
          <table:table-cell office:value-type="float" office:value="0.005485774" calcext:value-type="float">
            <text:p>0.005485774</text:p>
          </table:table-cell>
          <table:table-cell office:value-type="float" office:value="0.02641446" calcext:value-type="float">
            <text:p>0.02641446</text:p>
          </table:table-cell>
          <table:table-cell office:value-type="float" office:value="0.01507708" calcext:value-type="float">
            <text:p>0.01507708</text:p>
          </table:table-cell>
          <table:table-cell office:value-type="float" office:value="0.1450765" calcext:value-type="float">
            <text:p>0.1450765</text:p>
          </table:table-cell>
          <table:table-cell office:value-type="float" office:value="0.1432375" calcext:value-type="float">
            <text:p>0.1432375</text:p>
          </table:table-cell>
          <table:table-cell office:value-type="float" office:value="0.1555016" calcext:value-type="float">
            <text:p>0.1555016</text:p>
          </table:table-cell>
          <table:table-cell office:value-type="float" office:value="0.1715062" calcext:value-type="float">
            <text:p>0.1715062</text:p>
          </table:table-cell>
          <table:table-cell office:value-type="float" office:value="0.1765929" calcext:value-type="float">
            <text:p>0.1765929</text:p>
          </table:table-cell>
          <table:table-cell office:value-type="float" office:value="0" calcext:value-type="float">
            <text:p>0</text:p>
          </table:table-cell>
          <table:table-cell office:value-type="float" office:value="37.48548" calcext:value-type="float">
            <text:p>37.48548</text:p>
          </table:table-cell>
          <table:table-cell office:value-type="float" office:value="28.94353" calcext:value-type="float">
            <text:p>28.94353</text:p>
          </table:table-cell>
          <table:table-cell office:value-type="float" office:value="19.68695" calcext:value-type="float">
            <text:p>19.68695</text:p>
          </table:table-cell>
          <table:table-cell office:value-type="float" office:value="6.607822" calcext:value-type="float">
            <text:p>6.607822</text:p>
          </table:table-cell>
          <table:table-cell office:value-type="float" office:value="5.244115" calcext:value-type="float">
            <text:p>5.244115</text:p>
          </table:table-cell>
          <table:table-cell office:value-type="float" office:value="2.232189" calcext:value-type="float">
            <text:p>2.232189</text:p>
          </table:table-cell>
          <table:table-cell office:value-type="float" office:value="2.182605" calcext:value-type="float">
            <text:p>2.182605</text:p>
          </table:table-cell>
          <table:table-cell office:value-type="float" office:value="5.060075" calcext:value-type="float">
            <text:p>5.060075</text:p>
          </table:table-cell>
          <table:table-cell office:value-type="float" office:value="8.137063" calcext:value-type="float">
            <text:p>8.137063</text:p>
          </table:table-cell>
          <table:table-cell office:value-type="float" office:value="8.972788" calcext:value-type="float">
            <text:p>8.972788</text:p>
          </table:table-cell>
          <table:table-cell office:value-type="float" office:value="9.299724" calcext:value-type="float">
            <text:p>9.299724</text:p>
          </table:table-cell>
          <table:table-cell office:value-type="float" office:value="9.685255" calcext:value-type="float">
            <text:p>9.685255</text:p>
          </table:table-cell>
          <table:table-cell office:value-type="float" office:value="10.49037" calcext:value-type="float">
            <text:p>10.49037</text:p>
          </table:table-cell>
          <table:table-cell office:value-type="float" office:value="10.96897" calcext:value-type="float">
            <text:p>10.96897</text:p>
          </table:table-cell>
          <table:table-cell office:value-type="float" office:value="0" calcext:value-type="float">
            <text:p>0</text:p>
          </table:table-cell>
          <table:table-cell office:value-type="float" office:value="0.1141017" calcext:value-type="float">
            <text:p>0.1141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1.792037" calcext:value-type="float">
            <text:p>1.792037</text:p>
          </table:table-cell>
          <table:table-cell office:value-type="float" office:value="135.4836" calcext:value-type="float">
            <text:p>135.4836</text:p>
          </table:table-cell>
          <table:table-cell office:value-type="float" office:value="0" calcext:value-type="float">
            <text:p>0</text:p>
          </table:table-cell>
          <table:table-cell office:value-type="float" office:value="-1.003364" calcext:value-type="float">
            <text:p>-1.003364</text:p>
          </table:table-cell>
          <table:table-cell office:value-type="float" office:value="36.0034" calcext:value-type="float">
            <text:p>36.0034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54918" calcext:value-type="float">
            <text:p>4.654918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5664828" calcext:value-type="float">
            <text:p>-0.0005664828</text:p>
          </table:table-cell>
          <table:table-cell office:value-type="float" office:value="1170.393" calcext:value-type="float">
            <text:p>1170.393</text:p>
          </table:table-cell>
          <table:table-cell office:value-type="float" office:value="1.476981" calcext:value-type="float">
            <text:p>1.476981</text:p>
          </table:table-cell>
          <table:table-cell office:value-type="float" office:value="0" calcext:value-type="float">
            <text:p>0</text:p>
          </table:table-cell>
          <table:table-cell office:value-type="float" office:value="0.01022112" calcext:value-type="float">
            <text:p>0.01022112</text:p>
          </table:table-cell>
          <table:table-cell office:value-type="float" office:value="0.01797207" calcext:value-type="float">
            <text:p>0.01797207</text:p>
          </table:table-cell>
          <table:table-cell office:value-type="float" office:value="0.01404831" calcext:value-type="float">
            <text:p>0.01404831</text:p>
          </table:table-cell>
          <table:table-cell office:value-type="float" office:value="0.007275738" calcext:value-type="float">
            <text:p>0.007275738</text:p>
          </table:table-cell>
          <table:table-cell office:value-type="float" office:value="0.006806148" calcext:value-type="float">
            <text:p>0.006806148</text:p>
          </table:table-cell>
          <table:table-cell office:value-type="float" office:value="0.004168498" calcext:value-type="float">
            <text:p>0.004168498</text:p>
          </table:table-cell>
          <table:table-cell office:value-type="float" office:value="0.005433782" calcext:value-type="float">
            <text:p>0.005433782</text:p>
          </table:table-cell>
          <table:table-cell office:value-type="float" office:value="0.02462099" calcext:value-type="float">
            <text:p>0.02462099</text:p>
          </table:table-cell>
          <table:table-cell office:value-type="float" office:value="0.01192482" calcext:value-type="float">
            <text:p>0.01192482</text:p>
          </table:table-cell>
          <table:table-cell office:value-type="float" office:value="0.1443643" calcext:value-type="float">
            <text:p>0.1443643</text:p>
          </table:table-cell>
          <table:table-cell office:value-type="float" office:value="0.1448565" calcext:value-type="float">
            <text:p>0.1448565</text:p>
          </table:table-cell>
          <table:table-cell office:value-type="float" office:value="0.1482273" calcext:value-type="float">
            <text:p>0.1482273</text:p>
          </table:table-cell>
          <table:table-cell office:value-type="float" office:value="0.1715477" calcext:value-type="float">
            <text:p>0.1715477</text:p>
          </table:table-cell>
          <table:table-cell office:value-type="float" office:value="0.1766307" calcext:value-type="float">
            <text:p>0.1766307</text:p>
          </table:table-cell>
          <table:table-cell office:value-type="float" office:value="0" calcext:value-type="float">
            <text:p>0</text:p>
          </table:table-cell>
          <table:table-cell office:value-type="float" office:value="37.38171" calcext:value-type="float">
            <text:p>37.38171</text:p>
          </table:table-cell>
          <table:table-cell office:value-type="float" office:value="28.8541" calcext:value-type="float">
            <text:p>28.8541</text:p>
          </table:table-cell>
          <table:table-cell office:value-type="float" office:value="19.6366" calcext:value-type="float">
            <text:p>19.6366</text:p>
          </table:table-cell>
          <table:table-cell office:value-type="float" office:value="6.591852" calcext:value-type="float">
            <text:p>6.591852</text:p>
          </table:table-cell>
          <table:table-cell office:value-type="float" office:value="5.231483" calcext:value-type="float">
            <text:p>5.231483</text:p>
          </table:table-cell>
          <table:table-cell office:value-type="float" office:value="2.22875" calcext:value-type="float">
            <text:p>2.22875</text:p>
          </table:table-cell>
          <table:table-cell office:value-type="float" office:value="2.179062" calcext:value-type="float">
            <text:p>2.179062</text:p>
          </table:table-cell>
          <table:table-cell office:value-type="float" office:value="5.051477" calcext:value-type="float">
            <text:p>5.051477</text:p>
          </table:table-cell>
          <table:table-cell office:value-type="float" office:value="8.113852" calcext:value-type="float">
            <text:p>8.113852</text:p>
          </table:table-cell>
          <table:table-cell office:value-type="float" office:value="8.975225" calcext:value-type="float">
            <text:p>8.975225</text:p>
          </table:table-cell>
          <table:table-cell office:value-type="float" office:value="9.301094" calcext:value-type="float">
            <text:p>9.301094</text:p>
          </table:table-cell>
          <table:table-cell office:value-type="float" office:value="9.686903" calcext:value-type="float">
            <text:p>9.686903</text:p>
          </table:table-cell>
          <table:table-cell office:value-type="float" office:value="10.49417" calcext:value-type="float">
            <text:p>10.49417</text:p>
          </table:table-cell>
          <table:table-cell office:value-type="float" office:value="10.97238" calcext:value-type="float">
            <text:p>10.97238</text:p>
          </table:table-cell>
          <table:table-cell office:value-type="float" office:value="0" calcext:value-type="float">
            <text:p>0</text:p>
          </table:table-cell>
          <table:table-cell office:value-type="float" office:value="0.01058986" calcext:value-type="float">
            <text:p>0.0105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1.782949" calcext:value-type="float">
            <text:p>1.782949</text:p>
          </table:table-cell>
          <table:table-cell office:value-type="float" office:value="135.4872" calcext:value-type="float">
            <text:p>135.4872</text:p>
          </table:table-cell>
          <table:table-cell office:value-type="float" office:value="0" calcext:value-type="float">
            <text:p>0</text:p>
          </table:table-cell>
          <table:table-cell office:value-type="float" office:value="-1.052603" calcext:value-type="float">
            <text:p>-1.052603</text:p>
          </table:table-cell>
          <table:table-cell office:value-type="float" office:value="35.98487" calcext:value-type="float">
            <text:p>35.9848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59328" calcext:value-type="float">
            <text:p>4.659328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5471599" calcext:value-type="float">
            <text:p>-0.0005471599</text:p>
          </table:table-cell>
          <table:table-cell office:value-type="float" office:value="1170.366" calcext:value-type="float">
            <text:p>1170.366</text:p>
          </table:table-cell>
          <table:table-cell office:value-type="float" office:value="1.500799" calcext:value-type="float">
            <text:p>1.500799</text:p>
          </table:table-cell>
          <table:table-cell office:value-type="float" office:value="0" calcext:value-type="float">
            <text:p>0</text:p>
          </table:table-cell>
          <table:table-cell office:value-type="float" office:value="0.02486339" calcext:value-type="float">
            <text:p>0.02486339</text:p>
          </table:table-cell>
          <table:table-cell office:value-type="float" office:value="0.02406358" calcext:value-type="float">
            <text:p>0.02406358</text:p>
          </table:table-cell>
          <table:table-cell office:value-type="float" office:value="0.01427993" calcext:value-type="float">
            <text:p>0.01427993</text:p>
          </table:table-cell>
          <table:table-cell office:value-type="float" office:value="0.007456746" calcext:value-type="float">
            <text:p>0.007456746</text:p>
          </table:table-cell>
          <table:table-cell office:value-type="float" office:value="0.006949432" calcext:value-type="float">
            <text:p>0.006949432</text:p>
          </table:table-cell>
          <table:table-cell office:value-type="float" office:value="0.004191098" calcext:value-type="float">
            <text:p>0.004191098</text:p>
          </table:table-cell>
          <table:table-cell office:value-type="float" office:value="0.005427441" calcext:value-type="float">
            <text:p>0.005427441</text:p>
          </table:table-cell>
          <table:table-cell office:value-type="float" office:value="0.02531358" calcext:value-type="float">
            <text:p>0.02531358</text:p>
          </table:table-cell>
          <table:table-cell office:value-type="float" office:value="0.01163199" calcext:value-type="float">
            <text:p>0.01163199</text:p>
          </table:table-cell>
          <table:table-cell office:value-type="float" office:value="0.1440426" calcext:value-type="float">
            <text:p>0.1440426</text:p>
          </table:table-cell>
          <table:table-cell office:value-type="float" office:value="0.1455488" calcext:value-type="float">
            <text:p>0.1455488</text:p>
          </table:table-cell>
          <table:table-cell office:value-type="float" office:value="0.1418386" calcext:value-type="float">
            <text:p>0.1418386</text:p>
          </table:table-cell>
          <table:table-cell office:value-type="float" office:value="0.1715882" calcext:value-type="float">
            <text:p>0.1715882</text:p>
          </table:table-cell>
          <table:table-cell office:value-type="float" office:value="0.1766683" calcext:value-type="float">
            <text:p>0.1766683</text:p>
          </table:table-cell>
          <table:table-cell office:value-type="float" office:value="0" calcext:value-type="float">
            <text:p>0</text:p>
          </table:table-cell>
          <table:table-cell office:value-type="float" office:value="37.26223" calcext:value-type="float">
            <text:p>37.26223</text:p>
          </table:table-cell>
          <table:table-cell office:value-type="float" office:value="28.75257" calcext:value-type="float">
            <text:p>28.75257</text:p>
          </table:table-cell>
          <table:table-cell office:value-type="float" office:value="19.5812" calcext:value-type="float">
            <text:p>19.5812</text:p>
          </table:table-cell>
          <table:table-cell office:value-type="float" office:value="6.575573" calcext:value-type="float">
            <text:p>6.575573</text:p>
          </table:table-cell>
          <table:table-cell office:value-type="float" office:value="5.218805" calcext:value-type="float">
            <text:p>5.218805</text:p>
          </table:table-cell>
          <table:table-cell office:value-type="float" office:value="2.225317" calcext:value-type="float">
            <text:p>2.225317</text:p>
          </table:table-cell>
          <table:table-cell office:value-type="float" office:value="2.17553" calcext:value-type="float">
            <text:p>2.17553</text:p>
          </table:table-cell>
          <table:table-cell office:value-type="float" office:value="5.042878" calcext:value-type="float">
            <text:p>5.042878</text:p>
          </table:table-cell>
          <table:table-cell office:value-type="float" office:value="8.090356" calcext:value-type="float">
            <text:p>8.090356</text:p>
          </table:table-cell>
          <table:table-cell office:value-type="float" office:value="8.977559" calcext:value-type="float">
            <text:p>8.977559</text:p>
          </table:table-cell>
          <table:table-cell office:value-type="float" office:value="9.302699" calcext:value-type="float">
            <text:p>9.302699</text:p>
          </table:table-cell>
          <table:table-cell office:value-type="float" office:value="9.686886" calcext:value-type="float">
            <text:p>9.686886</text:p>
          </table:table-cell>
          <table:table-cell office:value-type="float" office:value="10.49797" calcext:value-type="float">
            <text:p>10.49797</text:p>
          </table:table-cell>
          <table:table-cell office:value-type="float" office:value="10.97575" calcext:value-type="float">
            <text:p>10.97575</text:p>
          </table:table-cell>
          <table:table-cell office:value-type="float" office:value="0" calcext:value-type="float">
            <text:p>0</text:p>
          </table:table-cell>
          <table:table-cell office:value-type="float" office:value="0.01015776" calcext:value-type="float">
            <text:p>0.01015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1.772461" calcext:value-type="float">
            <text:p>1.772461</text:p>
          </table:table-cell>
          <table:table-cell office:value-type="float" office:value="135.4914" calcext:value-type="float">
            <text:p>135.4914</text:p>
          </table:table-cell>
          <table:table-cell office:value-type="float" office:value="0" calcext:value-type="float">
            <text:p>0</text:p>
          </table:table-cell>
          <table:table-cell office:value-type="float" office:value="-1.102348" calcext:value-type="float">
            <text:p>-1.102348</text:p>
          </table:table-cell>
          <table:table-cell office:value-type="float" office:value="35.96666" calcext:value-type="float">
            <text:p>35.96666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63268" calcext:value-type="float">
            <text:p>4.663268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5299018" calcext:value-type="float">
            <text:p>-0.0005299018</text:p>
          </table:table-cell>
          <table:table-cell office:value-type="float" office:value="1170.339" calcext:value-type="float">
            <text:p>1170.339</text:p>
          </table:table-cell>
          <table:table-cell office:value-type="float" office:value="1.522889" calcext:value-type="float">
            <text:p>1.522889</text:p>
          </table:table-cell>
          <table:table-cell office:value-type="float" office:value="0" calcext:value-type="float">
            <text:p>0</text:p>
          </table:table-cell>
          <table:table-cell office:value-type="float" office:value="0.03337383" calcext:value-type="float">
            <text:p>0.03337383</text:p>
          </table:table-cell>
          <table:table-cell office:value-type="float" office:value="0.02617845" calcext:value-type="float">
            <text:p>0.02617845</text:p>
          </table:table-cell>
          <table:table-cell office:value-type="float" office:value="0.01529391" calcext:value-type="float">
            <text:p>0.01529391</text:p>
          </table:table-cell>
          <table:table-cell office:value-type="float" office:value="0.007888909" calcext:value-type="float">
            <text:p>0.007888909</text:p>
          </table:table-cell>
          <table:table-cell office:value-type="float" office:value="0.007332076" calcext:value-type="float">
            <text:p>0.007332076</text:p>
          </table:table-cell>
          <table:table-cell office:value-type="float" office:value="0.004297899" calcext:value-type="float">
            <text:p>0.004297899</text:p>
          </table:table-cell>
          <table:table-cell office:value-type="float" office:value="0.00545774" calcext:value-type="float">
            <text:p>0.00545774</text:p>
          </table:table-cell>
          <table:table-cell office:value-type="float" office:value="0.02478616" calcext:value-type="float">
            <text:p>0.02478616</text:p>
          </table:table-cell>
          <table:table-cell office:value-type="float" office:value="0.01153072" calcext:value-type="float">
            <text:p>0.01153072</text:p>
          </table:table-cell>
          <table:table-cell office:value-type="float" office:value="0.1438785" calcext:value-type="float">
            <text:p>0.1438785</text:p>
          </table:table-cell>
          <table:table-cell office:value-type="float" office:value="0.1457903" calcext:value-type="float">
            <text:p>0.1457903</text:p>
          </table:table-cell>
          <table:table-cell office:value-type="float" office:value="0.138564" calcext:value-type="float">
            <text:p>0.138564</text:p>
          </table:table-cell>
          <table:table-cell office:value-type="float" office:value="0.1716286" calcext:value-type="float">
            <text:p>0.1716286</text:p>
          </table:table-cell>
          <table:table-cell office:value-type="float" office:value="0.1767059" calcext:value-type="float">
            <text:p>0.1767059</text:p>
          </table:table-cell>
          <table:table-cell office:value-type="float" office:value="0" calcext:value-type="float">
            <text:p>0</text:p>
          </table:table-cell>
          <table:table-cell office:value-type="float" office:value="37.16842" calcext:value-type="float">
            <text:p>37.16842</text:p>
          </table:table-cell>
          <table:table-cell office:value-type="float" office:value="28.66829" calcext:value-type="float">
            <text:p>28.66829</text:p>
          </table:table-cell>
          <table:table-cell office:value-type="float" office:value="19.52565" calcext:value-type="float">
            <text:p>19.52565</text:p>
          </table:table-cell>
          <table:table-cell office:value-type="float" office:value="6.559042" calcext:value-type="float">
            <text:p>6.559042</text:p>
          </table:table-cell>
          <table:table-cell office:value-type="float" office:value="5.206166" calcext:value-type="float">
            <text:p>5.206166</text:p>
          </table:table-cell>
          <table:table-cell office:value-type="float" office:value="2.221914" calcext:value-type="float">
            <text:p>2.221914</text:p>
          </table:table-cell>
          <table:table-cell office:value-type="float" office:value="2.172027" calcext:value-type="float">
            <text:p>2.172027</text:p>
          </table:table-cell>
          <table:table-cell office:value-type="float" office:value="5.034346" calcext:value-type="float">
            <text:p>5.034346</text:p>
          </table:table-cell>
          <table:table-cell office:value-type="float" office:value="8.066935" calcext:value-type="float">
            <text:p>8.066935</text:p>
          </table:table-cell>
          <table:table-cell office:value-type="float" office:value="8.979835" calcext:value-type="float">
            <text:p>8.979835</text:p>
          </table:table-cell>
          <table:table-cell office:value-type="float" office:value="9.30442" calcext:value-type="float">
            <text:p>9.30442</text:p>
          </table:table-cell>
          <table:table-cell office:value-type="float" office:value="9.685647" calcext:value-type="float">
            <text:p>9.685647</text:p>
          </table:table-cell>
          <table:table-cell office:value-type="float" office:value="10.50177" calcext:value-type="float">
            <text:p>10.50177</text:p>
          </table:table-cell>
          <table:table-cell office:value-type="float" office:value="10.97915" calcext:value-type="float">
            <text:p>10.97915</text:p>
          </table:table-cell>
          <table:table-cell office:value-type="float" office:value="0" calcext:value-type="float">
            <text:p>0</text:p>
          </table:table-cell>
          <table:table-cell office:value-type="float" office:value="0.05721659" calcext:value-type="float">
            <text:p>0.05721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1.762154" calcext:value-type="float">
            <text:p>1.762154</text:p>
          </table:table-cell>
          <table:table-cell office:value-type="float" office:value="135.4918" calcext:value-type="float">
            <text:p>135.4918</text:p>
          </table:table-cell>
          <table:table-cell office:value-type="float" office:value="0" calcext:value-type="float">
            <text:p>0</text:p>
          </table:table-cell>
          <table:table-cell office:value-type="float" office:value="-1.151204" calcext:value-type="float">
            <text:p>-1.151204</text:p>
          </table:table-cell>
          <table:table-cell office:value-type="float" office:value="35.94949" calcext:value-type="float">
            <text:p>35.94949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66794" calcext:value-type="float">
            <text:p>4.666794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5144448" calcext:value-type="float">
            <text:p>-0.0005144448</text:p>
          </table:table-cell>
          <table:table-cell office:value-type="float" office:value="1170.313" calcext:value-type="float">
            <text:p>1170.313</text:p>
          </table:table-cell>
          <table:table-cell office:value-type="float" office:value="1.52309" calcext:value-type="float">
            <text:p>1.52309</text:p>
          </table:table-cell>
          <table:table-cell office:value-type="float" office:value="0" calcext:value-type="float">
            <text:p>0</text:p>
          </table:table-cell>
          <table:table-cell office:value-type="float" office:value="0.1502529" calcext:value-type="float">
            <text:p>0.1502529</text:p>
          </table:table-cell>
          <table:table-cell office:value-type="float" office:value="0.02958262" calcext:value-type="float">
            <text:p>0.02958262</text:p>
          </table:table-cell>
          <table:table-cell office:value-type="float" office:value="0.01575114" calcext:value-type="float">
            <text:p>0.01575114</text:p>
          </table:table-cell>
          <table:table-cell office:value-type="float" office:value="0.008031178" calcext:value-type="float">
            <text:p>0.008031178</text:p>
          </table:table-cell>
          <table:table-cell office:value-type="float" office:value="0.007408386" calcext:value-type="float">
            <text:p>0.007408386</text:p>
          </table:table-cell>
          <table:table-cell office:value-type="float" office:value="0.004322304" calcext:value-type="float">
            <text:p>0.004322304</text:p>
          </table:table-cell>
          <table:table-cell office:value-type="float" office:value="0.00546992" calcext:value-type="float">
            <text:p>0.00546992</text:p>
          </table:table-cell>
          <table:table-cell office:value-type="float" office:value="0.02374176" calcext:value-type="float">
            <text:p>0.02374176</text:p>
          </table:table-cell>
          <table:table-cell office:value-type="float" office:value="0.01145049" calcext:value-type="float">
            <text:p>0.01145049</text:p>
          </table:table-cell>
          <table:table-cell office:value-type="float" office:value="0.1434222" calcext:value-type="float">
            <text:p>0.1434222</text:p>
          </table:table-cell>
          <table:table-cell office:value-type="float" office:value="0.1454987" calcext:value-type="float">
            <text:p>0.1454987</text:p>
          </table:table-cell>
          <table:table-cell office:value-type="float" office:value="0.140266" calcext:value-type="float">
            <text:p>0.140266</text:p>
          </table:table-cell>
          <table:table-cell office:value-type="float" office:value="0.1716699" calcext:value-type="float">
            <text:p>0.1716699</text:p>
          </table:table-cell>
          <table:table-cell office:value-type="float" office:value="0.1767434" calcext:value-type="float">
            <text:p>0.1767434</text:p>
          </table:table-cell>
          <table:table-cell office:value-type="float" office:value="0" calcext:value-type="float">
            <text:p>0</text:p>
          </table:table-cell>
          <table:table-cell office:value-type="float" office:value="37.11317" calcext:value-type="float">
            <text:p>37.11317</text:p>
          </table:table-cell>
          <table:table-cell office:value-type="float" office:value="28.59661" calcext:value-type="float">
            <text:p>28.59661</text:p>
          </table:table-cell>
          <table:table-cell office:value-type="float" office:value="19.47468" calcext:value-type="float">
            <text:p>19.47468</text:p>
          </table:table-cell>
          <table:table-cell office:value-type="float" office:value="6.543017" calcext:value-type="float">
            <text:p>6.543017</text:p>
          </table:table-cell>
          <table:table-cell office:value-type="float" office:value="5.193747" calcext:value-type="float">
            <text:p>5.193747</text:p>
          </table:table-cell>
          <table:table-cell office:value-type="float" office:value="2.218547" calcext:value-type="float">
            <text:p>2.218547</text:p>
          </table:table-cell>
          <table:table-cell office:value-type="float" office:value="2.168559" calcext:value-type="float">
            <text:p>2.168559</text:p>
          </table:table-cell>
          <table:table-cell office:value-type="float" office:value="5.025632" calcext:value-type="float">
            <text:p>5.025632</text:p>
          </table:table-cell>
          <table:table-cell office:value-type="float" office:value="8.043612" calcext:value-type="float">
            <text:p>8.043612</text:p>
          </table:table-cell>
          <table:table-cell office:value-type="float" office:value="8.982024" calcext:value-type="float">
            <text:p>8.982024</text:p>
          </table:table-cell>
          <table:table-cell office:value-type="float" office:value="9.3061" calcext:value-type="float">
            <text:p>9.3061</text:p>
          </table:table-cell>
          <table:table-cell office:value-type="float" office:value="9.684344" calcext:value-type="float">
            <text:p>9.684344</text:p>
          </table:table-cell>
          <table:table-cell office:value-type="float" office:value="10.50557" calcext:value-type="float">
            <text:p>10.50557</text:p>
          </table:table-cell>
          <table:table-cell office:value-type="float" office:value="10.98256" calcext:value-type="float">
            <text:p>10.98256</text:p>
          </table:table-cell>
          <table:table-cell office:value-type="float" office:value="0" calcext:value-type="float">
            <text:p>0</text:p>
          </table:table-cell>
          <table:table-cell office:value-type="float" office:value="8.035449" calcext:value-type="float">
            <text:p>8.035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1.750704" calcext:value-type="float">
            <text:p>1.750704</text:p>
          </table:table-cell>
          <table:table-cell office:value-type="float" office:value="135.4904" calcext:value-type="float">
            <text:p>135.4904</text:p>
          </table:table-cell>
          <table:table-cell office:value-type="float" office:value="0" calcext:value-type="float">
            <text:p>0</text:p>
          </table:table-cell>
          <table:table-cell office:value-type="float" office:value="-1.199817" calcext:value-type="float">
            <text:p>-1.199817</text:p>
          </table:table-cell>
          <table:table-cell office:value-type="float" office:value="35.93362" calcext:value-type="float">
            <text:p>35.9336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69959" calcext:value-type="float">
            <text:p>4.669959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5005769" calcext:value-type="float">
            <text:p>-0.0005005769</text:p>
          </table:table-cell>
          <table:table-cell office:value-type="float" office:value="1170.289" calcext:value-type="float">
            <text:p>1170.289</text:p>
          </table:table-cell>
          <table:table-cell office:value-type="float" office:value="1.515903" calcext:value-type="float">
            <text:p>1.515903</text:p>
          </table:table-cell>
          <table:table-cell office:value-type="float" office:value="0" calcext:value-type="float">
            <text:p>0</text:p>
          </table:table-cell>
          <table:table-cell office:value-type="float" office:value="0.2057226" calcext:value-type="float">
            <text:p>0.2057226</text:p>
          </table:table-cell>
          <table:table-cell office:value-type="float" office:value="0.03266904" calcext:value-type="float">
            <text:p>0.03266904</text:p>
          </table:table-cell>
          <table:table-cell office:value-type="float" office:value="0.01666826" calcext:value-type="float">
            <text:p>0.01666826</text:p>
          </table:table-cell>
          <table:table-cell office:value-type="float" office:value="0.008520903" calcext:value-type="float">
            <text:p>0.008520903</text:p>
          </table:table-cell>
          <table:table-cell office:value-type="float" office:value="0.007772282" calcext:value-type="float">
            <text:p>0.007772282</text:p>
          </table:table-cell>
          <table:table-cell office:value-type="float" office:value="0.004410197" calcext:value-type="float">
            <text:p>0.004410197</text:p>
          </table:table-cell>
          <table:table-cell office:value-type="float" office:value="0.005495061" calcext:value-type="float">
            <text:p>0.005495061</text:p>
          </table:table-cell>
          <table:table-cell office:value-type="float" office:value="0.02290248" calcext:value-type="float">
            <text:p>0.02290248</text:p>
          </table:table-cell>
          <table:table-cell office:value-type="float" office:value="0.01139819" calcext:value-type="float">
            <text:p>0.01139819</text:p>
          </table:table-cell>
          <table:table-cell office:value-type="float" office:value="0.1431641" calcext:value-type="float">
            <text:p>0.1431641</text:p>
          </table:table-cell>
          <table:table-cell office:value-type="float" office:value="0.1452524" calcext:value-type="float">
            <text:p>0.1452524</text:p>
          </table:table-cell>
          <table:table-cell office:value-type="float" office:value="0.1439822" calcext:value-type="float">
            <text:p>0.1439822</text:p>
          </table:table-cell>
          <table:table-cell office:value-type="float" office:value="0.1717116" calcext:value-type="float">
            <text:p>0.1717116</text:p>
          </table:table-cell>
          <table:table-cell office:value-type="float" office:value="0.1767809" calcext:value-type="float">
            <text:p>0.1767809</text:p>
          </table:table-cell>
          <table:table-cell office:value-type="float" office:value="0" calcext:value-type="float">
            <text:p>0</text:p>
          </table:table-cell>
          <table:table-cell office:value-type="float" office:value="37.09216" calcext:value-type="float">
            <text:p>37.09216</text:p>
          </table:table-cell>
          <table:table-cell office:value-type="float" office:value="28.53315" calcext:value-type="float">
            <text:p>28.53315</text:p>
          </table:table-cell>
          <table:table-cell office:value-type="float" office:value="19.42711" calcext:value-type="float">
            <text:p>19.42711</text:p>
          </table:table-cell>
          <table:table-cell office:value-type="float" office:value="6.52771" calcext:value-type="float">
            <text:p>6.52771</text:p>
          </table:table-cell>
          <table:table-cell office:value-type="float" office:value="5.181712" calcext:value-type="float">
            <text:p>5.181712</text:p>
          </table:table-cell>
          <table:table-cell office:value-type="float" office:value="2.215224" calcext:value-type="float">
            <text:p>2.215224</text:p>
          </table:table-cell>
          <table:table-cell office:value-type="float" office:value="2.165124" calcext:value-type="float">
            <text:p>2.165124</text:p>
          </table:table-cell>
          <table:table-cell office:value-type="float" office:value="5.016757" calcext:value-type="float">
            <text:p>5.016757</text:p>
          </table:table-cell>
          <table:table-cell office:value-type="float" office:value="8.020411" calcext:value-type="float">
            <text:p>8.020411</text:p>
          </table:table-cell>
          <table:table-cell office:value-type="float" office:value="8.984143" calcext:value-type="float">
            <text:p>8.984143</text:p>
          </table:table-cell>
          <table:table-cell office:value-type="float" office:value="9.307724" calcext:value-type="float">
            <text:p>9.307724</text:p>
          </table:table-cell>
          <table:table-cell office:value-type="float" office:value="9.68382" calcext:value-type="float">
            <text:p>9.68382</text:p>
          </table:table-cell>
          <table:table-cell office:value-type="float" office:value="10.50937" calcext:value-type="float">
            <text:p>10.50937</text:p>
          </table:table-cell>
          <table:table-cell office:value-type="float" office:value="10.98598" calcext:value-type="float">
            <text:p>10.98598</text:p>
          </table:table-cell>
          <table:table-cell office:value-type="float" office:value="0" calcext:value-type="float">
            <text:p>0</text:p>
          </table:table-cell>
          <table:table-cell office:value-type="float" office:value="15.82609" calcext:value-type="float">
            <text:p>15.82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1.722044" calcext:value-type="float">
            <text:p>1.722044</text:p>
          </table:table-cell>
          <table:table-cell office:value-type="float" office:value="135.4902" calcext:value-type="float">
            <text:p>135.4902</text:p>
          </table:table-cell>
          <table:table-cell office:value-type="float" office:value="0" calcext:value-type="float">
            <text:p>0</text:p>
          </table:table-cell>
          <table:table-cell office:value-type="float" office:value="-1.248573" calcext:value-type="float">
            <text:p>-1.248573</text:p>
          </table:table-cell>
          <table:table-cell office:value-type="float" office:value="35.91925" calcext:value-type="float">
            <text:p>35.9192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72796" calcext:value-type="float">
            <text:p>4.672796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881454" calcext:value-type="float">
            <text:p>-0.0004881454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.468677" calcext:value-type="float">
            <text:p>1.468677</text:p>
          </table:table-cell>
          <table:table-cell office:value-type="float" office:value="0" calcext:value-type="float">
            <text:p>0</text:p>
          </table:table-cell>
          <table:table-cell office:value-type="float" office:value="0.8180373" calcext:value-type="float">
            <text:p>0.8180373</text:p>
          </table:table-cell>
          <table:table-cell office:value-type="float" office:value="0.05552892" calcext:value-type="float">
            <text:p>0.05552892</text:p>
          </table:table-cell>
          <table:table-cell office:value-type="float" office:value="0.01839498" calcext:value-type="float">
            <text:p>0.01839498</text:p>
          </table:table-cell>
          <table:table-cell office:value-type="float" office:value="0.009313397" calcext:value-type="float">
            <text:p>0.009313397</text:p>
          </table:table-cell>
          <table:table-cell office:value-type="float" office:value="0.008374954" calcext:value-type="float">
            <text:p>0.008374954</text:p>
          </table:table-cell>
          <table:table-cell office:value-type="float" office:value="0.004534681" calcext:value-type="float">
            <text:p>0.004534681</text:p>
          </table:table-cell>
          <table:table-cell office:value-type="float" office:value="0.005536675" calcext:value-type="float">
            <text:p>0.005536675</text:p>
          </table:table-cell>
          <table:table-cell office:value-type="float" office:value="0.02190595" calcext:value-type="float">
            <text:p>0.02190595</text:p>
          </table:table-cell>
          <table:table-cell office:value-type="float" office:value="0.01135407" calcext:value-type="float">
            <text:p>0.01135407</text:p>
          </table:table-cell>
          <table:table-cell office:value-type="float" office:value="0.1427932" calcext:value-type="float">
            <text:p>0.1427932</text:p>
          </table:table-cell>
          <table:table-cell office:value-type="float" office:value="0.1448373" calcext:value-type="float">
            <text:p>0.1448373</text:p>
          </table:table-cell>
          <table:table-cell office:value-type="float" office:value="0.146879" calcext:value-type="float">
            <text:p>0.146879</text:p>
          </table:table-cell>
          <table:table-cell office:value-type="float" office:value="0.1717539" calcext:value-type="float">
            <text:p>0.1717539</text:p>
          </table:table-cell>
          <table:table-cell office:value-type="float" office:value="0.1768185" calcext:value-type="float">
            <text:p>0.1768185</text:p>
          </table:table-cell>
          <table:table-cell office:value-type="float" office:value="0" calcext:value-type="float">
            <text:p>0</text:p>
          </table:table-cell>
          <table:table-cell office:value-type="float" office:value="37.11752" calcext:value-type="float">
            <text:p>37.11752</text:p>
          </table:table-cell>
          <table:table-cell office:value-type="float" office:value="28.47897" calcext:value-type="float">
            <text:p>28.47897</text:p>
          </table:table-cell>
          <table:table-cell office:value-type="float" office:value="19.38357" calcext:value-type="float">
            <text:p>19.38357</text:p>
          </table:table-cell>
          <table:table-cell office:value-type="float" office:value="6.51338" calcext:value-type="float">
            <text:p>6.51338</text:p>
          </table:table-cell>
          <table:table-cell office:value-type="float" office:value="5.170282" calcext:value-type="float">
            <text:p>5.170282</text:p>
          </table:table-cell>
          <table:table-cell office:value-type="float" office:value="2.211973" calcext:value-type="float">
            <text:p>2.211973</text:p>
          </table:table-cell>
          <table:table-cell office:value-type="float" office:value="2.161737" calcext:value-type="float">
            <text:p>2.161737</text:p>
          </table:table-cell>
          <table:table-cell office:value-type="float" office:value="5.007714" calcext:value-type="float">
            <text:p>5.007714</text:p>
          </table:table-cell>
          <table:table-cell office:value-type="float" office:value="7.997321" calcext:value-type="float">
            <text:p>7.997321</text:p>
          </table:table-cell>
          <table:table-cell office:value-type="float" office:value="8.986176" calcext:value-type="float">
            <text:p>8.986176</text:p>
          </table:table-cell>
          <table:table-cell office:value-type="float" office:value="9.309242" calcext:value-type="float">
            <text:p>9.309242</text:p>
          </table:table-cell>
          <table:table-cell office:value-type="float" office:value="9.68412" calcext:value-type="float">
            <text:p>9.68412</text:p>
          </table:table-cell>
          <table:table-cell office:value-type="float" office:value="10.51316" calcext:value-type="float">
            <text:p>10.51316</text:p>
          </table:table-cell>
          <table:table-cell office:value-type="float" office:value="10.98942" calcext:value-type="float">
            <text:p>10.98942</text:p>
          </table:table-cell>
          <table:table-cell office:value-type="float" office:value="0" calcext:value-type="float">
            <text:p>0</text:p>
          </table:table-cell>
          <table:table-cell office:value-type="float" office:value="56.31803" calcext:value-type="float">
            <text:p>56.31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1.705287" calcext:value-type="float">
            <text:p>1.705287</text:p>
          </table:table-cell>
          <table:table-cell office:value-type="float" office:value="135.4865" calcext:value-type="float">
            <text:p>135.4865</text:p>
          </table:table-cell>
          <table:table-cell office:value-type="float" office:value="0" calcext:value-type="float">
            <text:p>0</text:p>
          </table:table-cell>
          <table:table-cell office:value-type="float" office:value="-1.297997" calcext:value-type="float">
            <text:p>-1.297997</text:p>
          </table:table-cell>
          <table:table-cell office:value-type="float" office:value="35.90612" calcext:value-type="float">
            <text:p>35.9061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75326" calcext:value-type="float">
            <text:p>4.675326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770507" calcext:value-type="float">
            <text:p>-0.0004770507</text:p>
          </table:table-cell>
          <table:table-cell office:value-type="float" office:value="1170.254" calcext:value-type="float">
            <text:p>1170.254</text:p>
          </table:table-cell>
          <table:table-cell office:value-type="float" office:value="1.439457" calcext:value-type="float">
            <text:p>1.439457</text:p>
          </table:table-cell>
          <table:table-cell office:value-type="float" office:value="0" calcext:value-type="float">
            <text:p>0</text:p>
          </table:table-cell>
          <table:table-cell office:value-type="float" office:value="0.8091002" calcext:value-type="float">
            <text:p>0.8091002</text:p>
          </table:table-cell>
          <table:table-cell office:value-type="float" office:value="0.05540054" calcext:value-type="float">
            <text:p>0.05540054</text:p>
          </table:table-cell>
          <table:table-cell office:value-type="float" office:value="0.01828515" calcext:value-type="float">
            <text:p>0.01828515</text:p>
          </table:table-cell>
          <table:table-cell office:value-type="float" office:value="0.009412867" calcext:value-type="float">
            <text:p>0.009412867</text:p>
          </table:table-cell>
          <table:table-cell office:value-type="float" office:value="0.008515295" calcext:value-type="float">
            <text:p>0.008515295</text:p>
          </table:table-cell>
          <table:table-cell office:value-type="float" office:value="0.004616386" calcext:value-type="float">
            <text:p>0.004616386</text:p>
          </table:table-cell>
          <table:table-cell office:value-type="float" office:value="0.00557882" calcext:value-type="float">
            <text:p>0.00557882</text:p>
          </table:table-cell>
          <table:table-cell office:value-type="float" office:value="0.02111719" calcext:value-type="float">
            <text:p>0.02111719</text:p>
          </table:table-cell>
          <table:table-cell office:value-type="float" office:value="0.01132653" calcext:value-type="float">
            <text:p>0.01132653</text:p>
          </table:table-cell>
          <table:table-cell office:value-type="float" office:value="0.1426197" calcext:value-type="float">
            <text:p>0.1426197</text:p>
          </table:table-cell>
          <table:table-cell office:value-type="float" office:value="0.1446123" calcext:value-type="float">
            <text:p>0.1446123</text:p>
          </table:table-cell>
          <table:table-cell office:value-type="float" office:value="0.1485721" calcext:value-type="float">
            <text:p>0.1485721</text:p>
          </table:table-cell>
          <table:table-cell office:value-type="float" office:value="0.1717963" calcext:value-type="float">
            <text:p>0.1717963</text:p>
          </table:table-cell>
          <table:table-cell office:value-type="float" office:value="0.176856" calcext:value-type="float">
            <text:p>0.176856</text:p>
          </table:table-cell>
          <table:table-cell office:value-type="float" office:value="0" calcext:value-type="float">
            <text:p>0</text:p>
          </table:table-cell>
          <table:table-cell office:value-type="float" office:value="37.19586" calcext:value-type="float">
            <text:p>37.19586</text:p>
          </table:table-cell>
          <table:table-cell office:value-type="float" office:value="28.42965" calcext:value-type="float">
            <text:p>28.42965</text:p>
          </table:table-cell>
          <table:table-cell office:value-type="float" office:value="19.34431" calcext:value-type="float">
            <text:p>19.34431</text:p>
          </table:table-cell>
          <table:table-cell office:value-type="float" office:value="6.500176" calcext:value-type="float">
            <text:p>6.500176</text:p>
          </table:table-cell>
          <table:table-cell office:value-type="float" office:value="5.159553" calcext:value-type="float">
            <text:p>5.159553</text:p>
          </table:table-cell>
          <table:table-cell office:value-type="float" office:value="2.208824" calcext:value-type="float">
            <text:p>2.208824</text:p>
          </table:table-cell>
          <table:table-cell office:value-type="float" office:value="2.158415" calcext:value-type="float">
            <text:p>2.158415</text:p>
          </table:table-cell>
          <table:table-cell office:value-type="float" office:value="4.998521" calcext:value-type="float">
            <text:p>4.998521</text:p>
          </table:table-cell>
          <table:table-cell office:value-type="float" office:value="7.97435" calcext:value-type="float">
            <text:p>7.97435</text:p>
          </table:table-cell>
          <table:table-cell office:value-type="float" office:value="8.988151" calcext:value-type="float">
            <text:p>8.988151</text:p>
          </table:table-cell>
          <table:table-cell office:value-type="float" office:value="9.310663" calcext:value-type="float">
            <text:p>9.310663</text:p>
          </table:table-cell>
          <table:table-cell office:value-type="float" office:value="9.684954" calcext:value-type="float">
            <text:p>9.684954</text:p>
          </table:table-cell>
          <table:table-cell office:value-type="float" office:value="10.51689" calcext:value-type="float">
            <text:p>10.51689</text:p>
          </table:table-cell>
          <table:table-cell office:value-type="float" office:value="10.99285" calcext:value-type="float">
            <text:p>10.99285</text:p>
          </table:table-cell>
          <table:table-cell office:value-type="float" office:value="0" calcext:value-type="float">
            <text:p>0</text:p>
          </table:table-cell>
          <table:table-cell office:value-type="float" office:value="46.94866" calcext:value-type="float">
            <text:p>46.94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1.700997" calcext:value-type="float">
            <text:p>1.700997</text:p>
          </table:table-cell>
          <table:table-cell office:value-type="float" office:value="135.4878" calcext:value-type="float">
            <text:p>135.4878</text:p>
          </table:table-cell>
          <table:table-cell office:value-type="float" office:value="0" calcext:value-type="float">
            <text:p>0</text:p>
          </table:table-cell>
          <table:table-cell office:value-type="float" office:value="-1.351236" calcext:value-type="float">
            <text:p>-1.351236</text:p>
          </table:table-cell>
          <table:table-cell office:value-type="float" office:value="35.8932" calcext:value-type="float">
            <text:p>35.893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77665" calcext:value-type="float">
            <text:p>4.677665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672071" calcext:value-type="float">
            <text:p>-0.0004672071</text:p>
          </table:table-cell>
          <table:table-cell office:value-type="float" office:value="1170.229" calcext:value-type="float">
            <text:p>1170.229</text:p>
          </table:table-cell>
          <table:table-cell office:value-type="float" office:value="1.468253" calcext:value-type="float">
            <text:p>1.468253</text:p>
          </table:table-cell>
          <table:table-cell office:value-type="float" office:value="0" calcext:value-type="float">
            <text:p>0</text:p>
          </table:table-cell>
          <table:table-cell office:value-type="float" office:value="0.02235452" calcext:value-type="float">
            <text:p>0.02235452</text:p>
          </table:table-cell>
          <table:table-cell office:value-type="float" office:value="0.02997282" calcext:value-type="float">
            <text:p>0.02997282</text:p>
          </table:table-cell>
          <table:table-cell office:value-type="float" office:value="0.01703224" calcext:value-type="float">
            <text:p>0.01703224</text:p>
          </table:table-cell>
          <table:table-cell office:value-type="float" office:value="0.00887413" calcext:value-type="float">
            <text:p>0.00887413</text:p>
          </table:table-cell>
          <table:table-cell office:value-type="float" office:value="0.008075138" calcext:value-type="float">
            <text:p>0.008075138</text:p>
          </table:table-cell>
          <table:table-cell office:value-type="float" office:value="0.004525667" calcext:value-type="float">
            <text:p>0.004525667</text:p>
          </table:table-cell>
          <table:table-cell office:value-type="float" office:value="0.005565509" calcext:value-type="float">
            <text:p>0.005565509</text:p>
          </table:table-cell>
          <table:table-cell office:value-type="float" office:value="0.02034475" calcext:value-type="float">
            <text:p>0.02034475</text:p>
          </table:table-cell>
          <table:table-cell office:value-type="float" office:value="0.01128878" calcext:value-type="float">
            <text:p>0.01128878</text:p>
          </table:table-cell>
          <table:table-cell office:value-type="float" office:value="0.1424256" calcext:value-type="float">
            <text:p>0.1424256</text:p>
          </table:table-cell>
          <table:table-cell office:value-type="float" office:value="0.1443765" calcext:value-type="float">
            <text:p>0.1443765</text:p>
          </table:table-cell>
          <table:table-cell office:value-type="float" office:value="0.1492632" calcext:value-type="float">
            <text:p>0.1492632</text:p>
          </table:table-cell>
          <table:table-cell office:value-type="float" office:value="0.1718377" calcext:value-type="float">
            <text:p>0.1718377</text:p>
          </table:table-cell>
          <table:table-cell office:value-type="float" office:value="0.1768935" calcext:value-type="float">
            <text:p>0.1768935</text:p>
          </table:table-cell>
          <table:table-cell office:value-type="float" office:value="0" calcext:value-type="float">
            <text:p>0</text:p>
          </table:table-cell>
          <table:table-cell office:value-type="float" office:value="37.28025" calcext:value-type="float">
            <text:p>37.28025</text:p>
          </table:table-cell>
          <table:table-cell office:value-type="float" office:value="28.37787" calcext:value-type="float">
            <text:p>28.37787</text:p>
          </table:table-cell>
          <table:table-cell office:value-type="float" office:value="19.30658" calcext:value-type="float">
            <text:p>19.30658</text:p>
          </table:table-cell>
          <table:table-cell office:value-type="float" office:value="6.487346" calcext:value-type="float">
            <text:p>6.487346</text:p>
          </table:table-cell>
          <table:table-cell office:value-type="float" office:value="5.148924" calcext:value-type="float">
            <text:p>5.148924</text:p>
          </table:table-cell>
          <table:table-cell office:value-type="float" office:value="2.205722" calcext:value-type="float">
            <text:p>2.205722</text:p>
          </table:table-cell>
          <table:table-cell office:value-type="float" office:value="2.155131" calcext:value-type="float">
            <text:p>2.155131</text:p>
          </table:table-cell>
          <table:table-cell office:value-type="float" office:value="4.989202" calcext:value-type="float">
            <text:p>4.989202</text:p>
          </table:table-cell>
          <table:table-cell office:value-type="float" office:value="7.951509" calcext:value-type="float">
            <text:p>7.951509</text:p>
          </table:table-cell>
          <table:table-cell office:value-type="float" office:value="8.990072" calcext:value-type="float">
            <text:p>8.990072</text:p>
          </table:table-cell>
          <table:table-cell office:value-type="float" office:value="9.312064" calcext:value-type="float">
            <text:p>9.312064</text:p>
          </table:table-cell>
          <table:table-cell office:value-type="float" office:value="9.686062" calcext:value-type="float">
            <text:p>9.686062</text:p>
          </table:table-cell>
          <table:table-cell office:value-type="float" office:value="10.52061" calcext:value-type="float">
            <text:p>10.52061</text:p>
          </table:table-cell>
          <table:table-cell office:value-type="float" office:value="10.99625" calcext:value-type="float">
            <text:p>10.99625</text:p>
          </table:table-cell>
          <table:table-cell office:value-type="float" office:value="0" calcext:value-type="float">
            <text:p>0</text:p>
          </table:table-cell>
          <table:table-cell office:value-type="float" office:value="0.3199922" calcext:value-type="float">
            <text:p>0.3199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1.693052" calcext:value-type="float">
            <text:p>1.693052</text:p>
          </table:table-cell>
          <table:table-cell office:value-type="float" office:value="135.49" calcext:value-type="float">
            <text:p>135.49</text:p>
          </table:table-cell>
          <table:table-cell office:value-type="float" office:value="0" calcext:value-type="float">
            <text:p>0</text:p>
          </table:table-cell>
          <table:table-cell office:value-type="float" office:value="-1.396215" calcext:value-type="float">
            <text:p>-1.396215</text:p>
          </table:table-cell>
          <table:table-cell office:value-type="float" office:value="35.87836" calcext:value-type="float">
            <text:p>35.87836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79643" calcext:value-type="float">
            <text:p>4.67964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585352" calcext:value-type="float">
            <text:p>-0.0004585352</text:p>
          </table:table-cell>
          <table:table-cell office:value-type="float" office:value="1170.203" calcext:value-type="float">
            <text:p>1170.203</text:p>
          </table:table-cell>
          <table:table-cell office:value-type="float" office:value="1.489825" calcext:value-type="float">
            <text:p>1.489825</text:p>
          </table:table-cell>
          <table:table-cell office:value-type="float" office:value="0" calcext:value-type="float">
            <text:p>0</text:p>
          </table:table-cell>
          <table:table-cell office:value-type="float" office:value="0.009029537" calcext:value-type="float">
            <text:p>0.009029537</text:p>
          </table:table-cell>
          <table:table-cell office:value-type="float" office:value="0.0252601" calcext:value-type="float">
            <text:p>0.0252601</text:p>
          </table:table-cell>
          <table:table-cell office:value-type="float" office:value="0.01754177" calcext:value-type="float">
            <text:p>0.01754177</text:p>
          </table:table-cell>
          <table:table-cell office:value-type="float" office:value="0.008991962" calcext:value-type="float">
            <text:p>0.008991962</text:p>
          </table:table-cell>
          <table:table-cell office:value-type="float" office:value="0.008087142" calcext:value-type="float">
            <text:p>0.008087142</text:p>
          </table:table-cell>
          <table:table-cell office:value-type="float" office:value="0.004477246" calcext:value-type="float">
            <text:p>0.004477246</text:p>
          </table:table-cell>
          <table:table-cell office:value-type="float" office:value="0.005561108" calcext:value-type="float">
            <text:p>0.005561108</text:p>
          </table:table-cell>
          <table:table-cell office:value-type="float" office:value="0.01952221" calcext:value-type="float">
            <text:p>0.01952221</text:p>
          </table:table-cell>
          <table:table-cell office:value-type="float" office:value="0.01122993" calcext:value-type="float">
            <text:p>0.01122993</text:p>
          </table:table-cell>
          <table:table-cell office:value-type="float" office:value="0.1418834" calcext:value-type="float">
            <text:p>0.1418834</text:p>
          </table:table-cell>
          <table:table-cell office:value-type="float" office:value="0.1437768" calcext:value-type="float">
            <text:p>0.1437768</text:p>
          </table:table-cell>
          <table:table-cell office:value-type="float" office:value="0.1491109" calcext:value-type="float">
            <text:p>0.1491109</text:p>
          </table:table-cell>
          <table:table-cell office:value-type="float" office:value="0.171879" calcext:value-type="float">
            <text:p>0.171879</text:p>
          </table:table-cell>
          <table:table-cell office:value-type="float" office:value="0.1769311" calcext:value-type="float">
            <text:p>0.1769311</text:p>
          </table:table-cell>
          <table:table-cell office:value-type="float" office:value="0" calcext:value-type="float">
            <text:p>0</text:p>
          </table:table-cell>
          <table:table-cell office:value-type="float" office:value="37.17775" calcext:value-type="float">
            <text:p>37.17775</text:p>
          </table:table-cell>
          <table:table-cell office:value-type="float" office:value="28.32504" calcext:value-type="float">
            <text:p>28.32504</text:p>
          </table:table-cell>
          <table:table-cell office:value-type="float" office:value="19.27015" calcext:value-type="float">
            <text:p>19.27015</text:p>
          </table:table-cell>
          <table:table-cell office:value-type="float" office:value="6.47491" calcext:value-type="float">
            <text:p>6.47491</text:p>
          </table:table-cell>
          <table:table-cell office:value-type="float" office:value="5.138478" calcext:value-type="float">
            <text:p>5.138478</text:p>
          </table:table-cell>
          <table:table-cell office:value-type="float" office:value="2.202648" calcext:value-type="float">
            <text:p>2.202648</text:p>
          </table:table-cell>
          <table:table-cell office:value-type="float" office:value="2.151881" calcext:value-type="float">
            <text:p>2.151881</text:p>
          </table:table-cell>
          <table:table-cell office:value-type="float" office:value="4.979735" calcext:value-type="float">
            <text:p>4.979735</text:p>
          </table:table-cell>
          <table:table-cell office:value-type="float" office:value="7.928791" calcext:value-type="float">
            <text:p>7.928791</text:p>
          </table:table-cell>
          <table:table-cell office:value-type="float" office:value="8.991903" calcext:value-type="float">
            <text:p>8.991903</text:p>
          </table:table-cell>
          <table:table-cell office:value-type="float" office:value="9.313336" calcext:value-type="float">
            <text:p>9.313336</text:p>
          </table:table-cell>
          <table:table-cell office:value-type="float" office:value="9.687217" calcext:value-type="float">
            <text:p>9.687217</text:p>
          </table:table-cell>
          <table:table-cell office:value-type="float" office:value="10.52433" calcext:value-type="float">
            <text:p>10.52433</text:p>
          </table:table-cell>
          <table:table-cell office:value-type="float" office:value="10.99963" calcext:value-type="float">
            <text:p>10.99963</text:p>
          </table:table-cell>
          <table:table-cell office:value-type="float" office:value="0" calcext:value-type="float">
            <text:p>0</text:p>
          </table:table-cell>
          <table:table-cell office:value-type="float" office:value="0.00527007" calcext:value-type="float">
            <text:p>0.0052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1.679957" calcext:value-type="float">
            <text:p>1.679957</text:p>
          </table:table-cell>
          <table:table-cell office:value-type="float" office:value="135.489" calcext:value-type="float">
            <text:p>135.489</text:p>
          </table:table-cell>
          <table:table-cell office:value-type="float" office:value="0" calcext:value-type="float">
            <text:p>0</text:p>
          </table:table-cell>
          <table:table-cell office:value-type="float" office:value="-1.442238" calcext:value-type="float">
            <text:p>-1.442238</text:p>
          </table:table-cell>
          <table:table-cell office:value-type="float" office:value="35.86419" calcext:value-type="float">
            <text:p>35.86419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81367" calcext:value-type="float">
            <text:p>4.681367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50973" calcext:value-type="float">
            <text:p>-0.000450973</text:p>
          </table:table-cell>
          <table:table-cell office:value-type="float" office:value="1170.178" calcext:value-type="float">
            <text:p>1170.178</text:p>
          </table:table-cell>
          <table:table-cell office:value-type="float" office:value="1.476897" calcext:value-type="float">
            <text:p>1.476897</text:p>
          </table:table-cell>
          <table:table-cell office:value-type="float" office:value="0" calcext:value-type="float">
            <text:p>0</text:p>
          </table:table-cell>
          <table:table-cell office:value-type="float" office:value="0.1474088" calcext:value-type="float">
            <text:p>0.1474088</text:p>
          </table:table-cell>
          <table:table-cell office:value-type="float" office:value="0.02854975" calcext:value-type="float">
            <text:p>0.02854975</text:p>
          </table:table-cell>
          <table:table-cell office:value-type="float" office:value="0.0179539" calcext:value-type="float">
            <text:p>0.0179539</text:p>
          </table:table-cell>
          <table:table-cell office:value-type="float" office:value="0.009384449" calcext:value-type="float">
            <text:p>0.009384449</text:p>
          </table:table-cell>
          <table:table-cell office:value-type="float" office:value="0.0084659" calcext:value-type="float">
            <text:p>0.0084659</text:p>
          </table:table-cell>
          <table:table-cell office:value-type="float" office:value="0.004539893" calcext:value-type="float">
            <text:p>0.004539893</text:p>
          </table:table-cell>
          <table:table-cell office:value-type="float" office:value="0.005599419" calcext:value-type="float">
            <text:p>0.005599419</text:p>
          </table:table-cell>
          <table:table-cell office:value-type="float" office:value="0.01883207" calcext:value-type="float">
            <text:p>0.01883207</text:p>
          </table:table-cell>
          <table:table-cell office:value-type="float" office:value="0.01118477" calcext:value-type="float">
            <text:p>0.01118477</text:p>
          </table:table-cell>
          <table:table-cell office:value-type="float" office:value="0.1414933" calcext:value-type="float">
            <text:p>0.1414933</text:p>
          </table:table-cell>
          <table:table-cell office:value-type="float" office:value="0.1433207" calcext:value-type="float">
            <text:p>0.1433207</text:p>
          </table:table-cell>
          <table:table-cell office:value-type="float" office:value="0.1489106" calcext:value-type="float">
            <text:p>0.1489106</text:p>
          </table:table-cell>
          <table:table-cell office:value-type="float" office:value="0.1719199" calcext:value-type="float">
            <text:p>0.1719199</text:p>
          </table:table-cell>
          <table:table-cell office:value-type="float" office:value="0.1769686" calcext:value-type="float">
            <text:p>0.1769686</text:p>
          </table:table-cell>
          <table:table-cell office:value-type="float" office:value="0" calcext:value-type="float">
            <text:p>0</text:p>
          </table:table-cell>
          <table:table-cell office:value-type="float" office:value="37.12505" calcext:value-type="float">
            <text:p>37.12505</text:p>
          </table:table-cell>
          <table:table-cell office:value-type="float" office:value="28.27479" calcext:value-type="float">
            <text:p>28.27479</text:p>
          </table:table-cell>
          <table:table-cell office:value-type="float" office:value="19.23578" calcext:value-type="float">
            <text:p>19.23578</text:p>
          </table:table-cell>
          <table:table-cell office:value-type="float" office:value="6.463251" calcext:value-type="float">
            <text:p>6.463251</text:p>
          </table:table-cell>
          <table:table-cell office:value-type="float" office:value="5.128606" calcext:value-type="float">
            <text:p>5.128606</text:p>
          </table:table-cell>
          <table:table-cell office:value-type="float" office:value="2.199642" calcext:value-type="float">
            <text:p>2.199642</text:p>
          </table:table-cell>
          <table:table-cell office:value-type="float" office:value="2.148684" calcext:value-type="float">
            <text:p>2.148684</text:p>
          </table:table-cell>
          <table:table-cell office:value-type="float" office:value="4.970168" calcext:value-type="float">
            <text:p>4.970168</text:p>
          </table:table-cell>
          <table:table-cell office:value-type="float" office:value="7.906201" calcext:value-type="float">
            <text:p>7.906201</text:p>
          </table:table-cell>
          <table:table-cell office:value-type="float" office:value="8.993627" calcext:value-type="float">
            <text:p>8.993627</text:p>
          </table:table-cell>
          <table:table-cell office:value-type="float" office:value="9.314469" calcext:value-type="float">
            <text:p>9.314469</text:p>
          </table:table-cell>
          <table:table-cell office:value-type="float" office:value="9.688303" calcext:value-type="float">
            <text:p>9.688303</text:p>
          </table:table-cell>
          <table:table-cell office:value-type="float" office:value="10.52805" calcext:value-type="float">
            <text:p>10.52805</text:p>
          </table:table-cell>
          <table:table-cell office:value-type="float" office:value="11.00305" calcext:value-type="float">
            <text:p>11.00305</text:p>
          </table:table-cell>
          <table:table-cell office:value-type="float" office:value="0" calcext:value-type="float">
            <text:p>0</text:p>
          </table:table-cell>
          <table:table-cell office:value-type="float" office:value="20.45741" calcext:value-type="float">
            <text:p>20.45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1.664365" calcext:value-type="float">
            <text:p>1.664365</text:p>
          </table:table-cell>
          <table:table-cell office:value-type="float" office:value="135.486" calcext:value-type="float">
            <text:p>135.486</text:p>
          </table:table-cell>
          <table:table-cell office:value-type="float" office:value="0" calcext:value-type="float">
            <text:p>0</text:p>
          </table:table-cell>
          <table:table-cell office:value-type="float" office:value="-1.489635" calcext:value-type="float">
            <text:p>-1.489635</text:p>
          </table:table-cell>
          <table:table-cell office:value-type="float" office:value="35.85062" calcext:value-type="float">
            <text:p>35.8506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82844" calcext:value-type="float">
            <text:p>4.682844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44496" calcext:value-type="float">
            <text:p>-0.000444496</text:p>
          </table:table-cell>
          <table:table-cell office:value-type="float" office:value="1170.156" calcext:value-type="float">
            <text:p>1170.156</text:p>
          </table:table-cell>
          <table:table-cell office:value-type="float" office:value="1.448605" calcext:value-type="float">
            <text:p>1.448605</text:p>
          </table:table-cell>
          <table:table-cell office:value-type="float" office:value="0" calcext:value-type="float">
            <text:p>0</text:p>
          </table:table-cell>
          <table:table-cell office:value-type="float" office:value="0.2950427" calcext:value-type="float">
            <text:p>0.2950427</text:p>
          </table:table-cell>
          <table:table-cell office:value-type="float" office:value="0.03385956" calcext:value-type="float">
            <text:p>0.03385956</text:p>
          </table:table-cell>
          <table:table-cell office:value-type="float" office:value="0.01850187" calcext:value-type="float">
            <text:p>0.01850187</text:p>
          </table:table-cell>
          <table:table-cell office:value-type="float" office:value="0.009839357" calcext:value-type="float">
            <text:p>0.009839357</text:p>
          </table:table-cell>
          <table:table-cell office:value-type="float" office:value="0.008896393" calcext:value-type="float">
            <text:p>0.008896393</text:p>
          </table:table-cell>
          <table:table-cell office:value-type="float" office:value="0.004573919" calcext:value-type="float">
            <text:p>0.004573919</text:p>
          </table:table-cell>
          <table:table-cell office:value-type="float" office:value="0.005632867" calcext:value-type="float">
            <text:p>0.005632867</text:p>
          </table:table-cell>
          <table:table-cell office:value-type="float" office:value="0.01811832" calcext:value-type="float">
            <text:p>0.01811832</text:p>
          </table:table-cell>
          <table:table-cell office:value-type="float" office:value="0.01113645" calcext:value-type="float">
            <text:p>0.01113645</text:p>
          </table:table-cell>
          <table:table-cell office:value-type="float" office:value="0.1411154" calcext:value-type="float">
            <text:p>0.1411154</text:p>
          </table:table-cell>
          <table:table-cell office:value-type="float" office:value="0.1428836" calcext:value-type="float">
            <text:p>0.1428836</text:p>
          </table:table-cell>
          <table:table-cell office:value-type="float" office:value="0.1487081" calcext:value-type="float">
            <text:p>0.1487081</text:p>
          </table:table-cell>
          <table:table-cell office:value-type="float" office:value="0.1719606" calcext:value-type="float">
            <text:p>0.1719606</text:p>
          </table:table-cell>
          <table:table-cell office:value-type="float" office:value="0.1770061" calcext:value-type="float">
            <text:p>0.1770061</text:p>
          </table:table-cell>
          <table:table-cell office:value-type="float" office:value="0" calcext:value-type="float">
            <text:p>0</text:p>
          </table:table-cell>
          <table:table-cell office:value-type="float" office:value="37.11663" calcext:value-type="float">
            <text:p>37.11663</text:p>
          </table:table-cell>
          <table:table-cell office:value-type="float" office:value="28.22655" calcext:value-type="float">
            <text:p>28.22655</text:p>
          </table:table-cell>
          <table:table-cell office:value-type="float" office:value="19.20316" calcext:value-type="float">
            <text:p>19.20316</text:p>
          </table:table-cell>
          <table:table-cell office:value-type="float" office:value="6.4524" calcext:value-type="float">
            <text:p>6.4524</text:p>
          </table:table-cell>
          <table:table-cell office:value-type="float" office:value="5.119422" calcext:value-type="float">
            <text:p>5.119422</text:p>
          </table:table-cell>
          <table:table-cell office:value-type="float" office:value="2.196712" calcext:value-type="float">
            <text:p>2.196712</text:p>
          </table:table-cell>
          <table:table-cell office:value-type="float" office:value="2.145556" calcext:value-type="float">
            <text:p>2.145556</text:p>
          </table:table-cell>
          <table:table-cell office:value-type="float" office:value="4.960524" calcext:value-type="float">
            <text:p>4.960524</text:p>
          </table:table-cell>
          <table:table-cell office:value-type="float" office:value="7.883745" calcext:value-type="float">
            <text:p>7.883745</text:p>
          </table:table-cell>
          <table:table-cell office:value-type="float" office:value="8.995268" calcext:value-type="float">
            <text:p>8.995268</text:p>
          </table:table-cell>
          <table:table-cell office:value-type="float" office:value="9.315497" calcext:value-type="float">
            <text:p>9.315497</text:p>
          </table:table-cell>
          <table:table-cell office:value-type="float" office:value="9.689315" calcext:value-type="float">
            <text:p>9.689315</text:p>
          </table:table-cell>
          <table:table-cell office:value-type="float" office:value="10.53177" calcext:value-type="float">
            <text:p>10.53177</text:p>
          </table:table-cell>
          <table:table-cell office:value-type="float" office:value="11.00648" calcext:value-type="float">
            <text:p>11.00648</text:p>
          </table:table-cell>
          <table:table-cell office:value-type="float" office:value="0" calcext:value-type="float">
            <text:p>0</text:p>
          </table:table-cell>
          <table:table-cell office:value-type="float" office:value="36.48336" calcext:value-type="float">
            <text:p>36.48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1.648491" calcext:value-type="float">
            <text:p>1.648491</text:p>
          </table:table-cell>
          <table:table-cell office:value-type="float" office:value="135.4828" calcext:value-type="float">
            <text:p>135.4828</text:p>
          </table:table-cell>
          <table:table-cell office:value-type="float" office:value="0" calcext:value-type="float">
            <text:p>0</text:p>
          </table:table-cell>
          <table:table-cell office:value-type="float" office:value="-1.53849" calcext:value-type="float">
            <text:p>-1.53849</text:p>
          </table:table-cell>
          <table:table-cell office:value-type="float" office:value="35.83712" calcext:value-type="float">
            <text:p>35.8371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84071" calcext:value-type="float">
            <text:p>4.684071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391102" calcext:value-type="float">
            <text:p>-0.0004391102</text:p>
          </table:table-cell>
          <table:table-cell office:value-type="float" office:value="1170.137" calcext:value-type="float">
            <text:p>1170.137</text:p>
          </table:table-cell>
          <table:table-cell office:value-type="float" office:value="1.419007" calcext:value-type="float">
            <text:p>1.419007</text:p>
          </table:table-cell>
          <table:table-cell office:value-type="float" office:value="0" calcext:value-type="float">
            <text:p>0</text:p>
          </table:table-cell>
          <table:table-cell office:value-type="float" office:value="0.2847865" calcext:value-type="float">
            <text:p>0.2847865</text:p>
          </table:table-cell>
          <table:table-cell office:value-type="float" office:value="0.03428558" calcext:value-type="float">
            <text:p>0.03428558</text:p>
          </table:table-cell>
          <table:table-cell office:value-type="float" office:value="0.01956239" calcext:value-type="float">
            <text:p>0.01956239</text:p>
          </table:table-cell>
          <table:table-cell office:value-type="float" office:value="0.01075677" calcext:value-type="float">
            <text:p>0.01075677</text:p>
          </table:table-cell>
          <table:table-cell office:value-type="float" office:value="0.009602121" calcext:value-type="float">
            <text:p>0.009602121</text:p>
          </table:table-cell>
          <table:table-cell office:value-type="float" office:value="0.00466161" calcext:value-type="float">
            <text:p>0.00466161</text:p>
          </table:table-cell>
          <table:table-cell office:value-type="float" office:value="0.005686479" calcext:value-type="float">
            <text:p>0.005686479</text:p>
          </table:table-cell>
          <table:table-cell office:value-type="float" office:value="0.0174886" calcext:value-type="float">
            <text:p>0.0174886</text:p>
          </table:table-cell>
          <table:table-cell office:value-type="float" office:value="0.01110653" calcext:value-type="float">
            <text:p>0.01110653</text:p>
          </table:table-cell>
          <table:table-cell office:value-type="float" office:value="0.1375821" calcext:value-type="float">
            <text:p>0.1375821</text:p>
          </table:table-cell>
          <table:table-cell office:value-type="float" office:value="0.1424994" calcext:value-type="float">
            <text:p>0.1424994</text:p>
          </table:table-cell>
          <table:table-cell office:value-type="float" office:value="0.1485732" calcext:value-type="float">
            <text:p>0.1485732</text:p>
          </table:table-cell>
          <table:table-cell office:value-type="float" office:value="0.1720012" calcext:value-type="float">
            <text:p>0.1720012</text:p>
          </table:table-cell>
          <table:table-cell office:value-type="float" office:value="0.1770437" calcext:value-type="float">
            <text:p>0.1770437</text:p>
          </table:table-cell>
          <table:table-cell office:value-type="float" office:value="0" calcext:value-type="float">
            <text:p>0</text:p>
          </table:table-cell>
          <table:table-cell office:value-type="float" office:value="37.11538" calcext:value-type="float">
            <text:p>37.11538</text:p>
          </table:table-cell>
          <table:table-cell office:value-type="float" office:value="28.17913" calcext:value-type="float">
            <text:p>28.17913</text:p>
          </table:table-cell>
          <table:table-cell office:value-type="float" office:value="19.17169" calcext:value-type="float">
            <text:p>19.17169</text:p>
          </table:table-cell>
          <table:table-cell office:value-type="float" office:value="6.442321" calcext:value-type="float">
            <text:p>6.442321</text:p>
          </table:table-cell>
          <table:table-cell office:value-type="float" office:value="5.110967" calcext:value-type="float">
            <text:p>5.110967</text:p>
          </table:table-cell>
          <table:table-cell office:value-type="float" office:value="2.193861" calcext:value-type="float">
            <text:p>2.193861</text:p>
          </table:table-cell>
          <table:table-cell office:value-type="float" office:value="2.142501" calcext:value-type="float">
            <text:p>2.142501</text:p>
          </table:table-cell>
          <table:table-cell office:value-type="float" office:value="4.950822" calcext:value-type="float">
            <text:p>4.950822</text:p>
          </table:table-cell>
          <table:table-cell office:value-type="float" office:value="7.86143" calcext:value-type="float">
            <text:p>7.86143</text:p>
          </table:table-cell>
          <table:table-cell office:value-type="float" office:value="8.996627" calcext:value-type="float">
            <text:p>8.996627</text:p>
          </table:table-cell>
          <table:table-cell office:value-type="float" office:value="9.316424" calcext:value-type="float">
            <text:p>9.316424</text:p>
          </table:table-cell>
          <table:table-cell office:value-type="float" office:value="9.690309" calcext:value-type="float">
            <text:p>9.690309</text:p>
          </table:table-cell>
          <table:table-cell office:value-type="float" office:value="10.5355" calcext:value-type="float">
            <text:p>10.5355</text:p>
          </table:table-cell>
          <table:table-cell office:value-type="float" office:value="11.00991" calcext:value-type="float">
            <text:p>11.00991</text:p>
          </table:table-cell>
          <table:table-cell office:value-type="float" office:value="0" calcext:value-type="float">
            <text:p>0</text:p>
          </table:table-cell>
          <table:table-cell office:value-type="float" office:value="43.6735" calcext:value-type="float">
            <text:p>43.6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1.632426" calcext:value-type="float">
            <text:p>1.632426</text:p>
          </table:table-cell>
          <table:table-cell office:value-type="float" office:value="135.4789" calcext:value-type="float">
            <text:p>135.4789</text:p>
          </table:table-cell>
          <table:table-cell office:value-type="float" office:value="0" calcext:value-type="float">
            <text:p>0</text:p>
          </table:table-cell>
          <table:table-cell office:value-type="float" office:value="-1.589651" calcext:value-type="float">
            <text:p>-1.589651</text:p>
          </table:table-cell>
          <table:table-cell office:value-type="float" office:value="35.8231" calcext:value-type="float">
            <text:p>35.8231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85147" calcext:value-type="float">
            <text:p>4.685147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345113" calcext:value-type="float">
            <text:p>-0.0004345113</text:p>
          </table:table-cell>
          <table:table-cell office:value-type="float" office:value="1170.119" calcext:value-type="float">
            <text:p>1170.119</text:p>
          </table:table-cell>
          <table:table-cell office:value-type="float" office:value="1.38744" calcext:value-type="float">
            <text:p>1.38744</text:p>
          </table:table-cell>
          <table:table-cell office:value-type="float" office:value="0" calcext:value-type="float">
            <text:p>0</text:p>
          </table:table-cell>
          <table:table-cell office:value-type="float" office:value="0.3030141" calcext:value-type="float">
            <text:p>0.3030141</text:p>
          </table:table-cell>
          <table:table-cell office:value-type="float" office:value="0.03784613" calcext:value-type="float">
            <text:p>0.03784613</text:p>
          </table:table-cell>
          <table:table-cell office:value-type="float" office:value="0.02175073" calcext:value-type="float">
            <text:p>0.02175073</text:p>
          </table:table-cell>
          <table:table-cell office:value-type="float" office:value="0.01236271" calcext:value-type="float">
            <text:p>0.01236271</text:p>
          </table:table-cell>
          <table:table-cell office:value-type="float" office:value="0.01086728" calcext:value-type="float">
            <text:p>0.01086728</text:p>
          </table:table-cell>
          <table:table-cell office:value-type="float" office:value="0.004859937" calcext:value-type="float">
            <text:p>0.004859937</text:p>
          </table:table-cell>
          <table:table-cell office:value-type="float" office:value="0.005778635" calcext:value-type="float">
            <text:p>0.005778635</text:p>
          </table:table-cell>
          <table:table-cell office:value-type="float" office:value="0.01698653" calcext:value-type="float">
            <text:p>0.01698653</text:p>
          </table:table-cell>
          <table:table-cell office:value-type="float" office:value="0.01109731" calcext:value-type="float">
            <text:p>0.01109731</text:p>
          </table:table-cell>
          <table:table-cell office:value-type="float" office:value="0.1305416" calcext:value-type="float">
            <text:p>0.1305416</text:p>
          </table:table-cell>
          <table:table-cell office:value-type="float" office:value="0.1424323" calcext:value-type="float">
            <text:p>0.1424323</text:p>
          </table:table-cell>
          <table:table-cell office:value-type="float" office:value="0.1487608" calcext:value-type="float">
            <text:p>0.1487608</text:p>
          </table:table-cell>
          <table:table-cell office:value-type="float" office:value="0.1720418" calcext:value-type="float">
            <text:p>0.1720418</text:p>
          </table:table-cell>
          <table:table-cell office:value-type="float" office:value="0.1770812" calcext:value-type="float">
            <text:p>0.1770812</text:p>
          </table:table-cell>
          <table:table-cell office:value-type="float" office:value="0" calcext:value-type="float">
            <text:p>0</text:p>
          </table:table-cell>
          <table:table-cell office:value-type="float" office:value="37.12108" calcext:value-type="float">
            <text:p>37.12108</text:p>
          </table:table-cell>
          <table:table-cell office:value-type="float" office:value="28.13288" calcext:value-type="float">
            <text:p>28.13288</text:p>
          </table:table-cell>
          <table:table-cell office:value-type="float" office:value="19.14136" calcext:value-type="float">
            <text:p>19.14136</text:p>
          </table:table-cell>
          <table:table-cell office:value-type="float" office:value="6.433038" calcext:value-type="float">
            <text:p>6.433038</text:p>
          </table:table-cell>
          <table:table-cell office:value-type="float" office:value="5.103306" calcext:value-type="float">
            <text:p>5.103306</text:p>
          </table:table-cell>
          <table:table-cell office:value-type="float" office:value="2.191117" calcext:value-type="float">
            <text:p>2.191117</text:p>
          </table:table-cell>
          <table:table-cell office:value-type="float" office:value="2.139534" calcext:value-type="float">
            <text:p>2.139534</text:p>
          </table:table-cell>
          <table:table-cell office:value-type="float" office:value="4.941107" calcext:value-type="float">
            <text:p>4.941107</text:p>
          </table:table-cell>
          <table:table-cell office:value-type="float" office:value="7.839268" calcext:value-type="float">
            <text:p>7.839268</text:p>
          </table:table-cell>
          <table:table-cell office:value-type="float" office:value="8.996592" calcext:value-type="float">
            <text:p>8.996592</text:p>
          </table:table-cell>
          <table:table-cell office:value-type="float" office:value="9.317272" calcext:value-type="float">
            <text:p>9.317272</text:p>
          </table:table-cell>
          <table:table-cell office:value-type="float" office:value="9.691297" calcext:value-type="float">
            <text:p>9.691297</text:p>
          </table:table-cell>
          <table:table-cell office:value-type="float" office:value="10.53922" calcext:value-type="float">
            <text:p>10.53922</text:p>
          </table:table-cell>
          <table:table-cell office:value-type="float" office:value="11.01334" calcext:value-type="float">
            <text:p>11.01334</text:p>
          </table:table-cell>
          <table:table-cell office:value-type="float" office:value="0" calcext:value-type="float">
            <text:p>0</text:p>
          </table:table-cell>
          <table:table-cell office:value-type="float" office:value="46.03412" calcext:value-type="float">
            <text:p>46.03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1.621185" calcext:value-type="float">
            <text:p>1.621185</text:p>
          </table:table-cell>
          <table:table-cell office:value-type="float" office:value="135.4739" calcext:value-type="float">
            <text:p>135.4739</text:p>
          </table:table-cell>
          <table:table-cell office:value-type="float" office:value="0" calcext:value-type="float">
            <text:p>0</text:p>
          </table:table-cell>
          <table:table-cell office:value-type="float" office:value="-1.639916" calcext:value-type="float">
            <text:p>-1.639916</text:p>
          </table:table-cell>
          <table:table-cell office:value-type="float" office:value="35.80844" calcext:value-type="float">
            <text:p>35.80844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86161" calcext:value-type="float">
            <text:p>4.686161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304633" calcext:value-type="float">
            <text:p>-0.0004304633</text:p>
          </table:table-cell>
          <table:table-cell office:value-type="float" office:value="1170.1" calcext:value-type="float">
            <text:p>1170.1</text:p>
          </table:table-cell>
          <table:table-cell office:value-type="float" office:value="1.360053" calcext:value-type="float">
            <text:p>1.360053</text:p>
          </table:table-cell>
          <table:table-cell office:value-type="float" office:value="0" calcext:value-type="float">
            <text:p>0</text:p>
          </table:table-cell>
          <table:table-cell office:value-type="float" office:value="0.2555565" calcext:value-type="float">
            <text:p>0.2555565</text:p>
          </table:table-cell>
          <table:table-cell office:value-type="float" office:value="0.0353996" calcext:value-type="float">
            <text:p>0.0353996</text:p>
          </table:table-cell>
          <table:table-cell office:value-type="float" office:value="0.02175151" calcext:value-type="float">
            <text:p>0.02175151</text:p>
          </table:table-cell>
          <table:table-cell office:value-type="float" office:value="0.01280676" calcext:value-type="float">
            <text:p>0.01280676</text:p>
          </table:table-cell>
          <table:table-cell office:value-type="float" office:value="0.01164323" calcext:value-type="float">
            <text:p>0.01164323</text:p>
          </table:table-cell>
          <table:table-cell office:value-type="float" office:value="0.005052466" calcext:value-type="float">
            <text:p>0.005052466</text:p>
          </table:table-cell>
          <table:table-cell office:value-type="float" office:value="0.005882934" calcext:value-type="float">
            <text:p>0.005882934</text:p>
          </table:table-cell>
          <table:table-cell office:value-type="float" office:value="0.01664975" calcext:value-type="float">
            <text:p>0.01664975</text:p>
          </table:table-cell>
          <table:table-cell office:value-type="float" office:value="0.01110929" calcext:value-type="float">
            <text:p>0.01110929</text:p>
          </table:table-cell>
          <table:table-cell office:value-type="float" office:value="0.123405" calcext:value-type="float">
            <text:p>0.123405</text:p>
          </table:table-cell>
          <table:table-cell office:value-type="float" office:value="0.1427743" calcext:value-type="float">
            <text:p>0.1427743</text:p>
          </table:table-cell>
          <table:table-cell office:value-type="float" office:value="0.1493405" calcext:value-type="float">
            <text:p>0.1493405</text:p>
          </table:table-cell>
          <table:table-cell office:value-type="float" office:value="0.1720822" calcext:value-type="float">
            <text:p>0.1720822</text:p>
          </table:table-cell>
          <table:table-cell office:value-type="float" office:value="0.1771187" calcext:value-type="float">
            <text:p>0.1771187</text:p>
          </table:table-cell>
          <table:table-cell office:value-type="float" office:value="0" calcext:value-type="float">
            <text:p>0</text:p>
          </table:table-cell>
          <table:table-cell office:value-type="float" office:value="37.12291" calcext:value-type="float">
            <text:p>37.12291</text:p>
          </table:table-cell>
          <table:table-cell office:value-type="float" office:value="28.0872" calcext:value-type="float">
            <text:p>28.0872</text:p>
          </table:table-cell>
          <table:table-cell office:value-type="float" office:value="19.11172" calcext:value-type="float">
            <text:p>19.11172</text:p>
          </table:table-cell>
          <table:table-cell office:value-type="float" office:value="6.424331" calcext:value-type="float">
            <text:p>6.424331</text:p>
          </table:table-cell>
          <table:table-cell office:value-type="float" office:value="5.096312" calcext:value-type="float">
            <text:p>5.096312</text:p>
          </table:table-cell>
          <table:table-cell office:value-type="float" office:value="2.1885" calcext:value-type="float">
            <text:p>2.1885</text:p>
          </table:table-cell>
          <table:table-cell office:value-type="float" office:value="2.136668" calcext:value-type="float">
            <text:p>2.136668</text:p>
          </table:table-cell>
          <table:table-cell office:value-type="float" office:value="4.931436" calcext:value-type="float">
            <text:p>4.931436</text:p>
          </table:table-cell>
          <table:table-cell office:value-type="float" office:value="7.817261" calcext:value-type="float">
            <text:p>7.817261</text:p>
          </table:table-cell>
          <table:table-cell office:value-type="float" office:value="8.995006" calcext:value-type="float">
            <text:p>8.995006</text:p>
          </table:table-cell>
          <table:table-cell office:value-type="float" office:value="9.318177" calcext:value-type="float">
            <text:p>9.318177</text:p>
          </table:table-cell>
          <table:table-cell office:value-type="float" office:value="9.692372" calcext:value-type="float">
            <text:p>9.692372</text:p>
          </table:table-cell>
          <table:table-cell office:value-type="float" office:value="10.54294" calcext:value-type="float">
            <text:p>10.54294</text:p>
          </table:table-cell>
          <table:table-cell office:value-type="float" office:value="11.01679" calcext:value-type="float">
            <text:p>11.01679</text:p>
          </table:table-cell>
          <table:table-cell office:value-type="float" office:value="0" calcext:value-type="float">
            <text:p>0</text:p>
          </table:table-cell>
          <table:table-cell office:value-type="float" office:value="41.20507" calcext:value-type="float">
            <text:p>41.20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1.61209" calcext:value-type="float">
            <text:p>1.61209</text:p>
          </table:table-cell>
          <table:table-cell office:value-type="float" office:value="135.4679" calcext:value-type="float">
            <text:p>135.4679</text:p>
          </table:table-cell>
          <table:table-cell office:value-type="float" office:value="0" calcext:value-type="float">
            <text:p>0</text:p>
          </table:table-cell>
          <table:table-cell office:value-type="float" office:value="-1.692231" calcext:value-type="float">
            <text:p>-1.692231</text:p>
          </table:table-cell>
          <table:table-cell office:value-type="float" office:value="35.79311" calcext:value-type="float">
            <text:p>35.79311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87105" calcext:value-type="float">
            <text:p>4.687105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270235" calcext:value-type="float">
            <text:p>-0.0004270235</text:p>
          </table:table-cell>
          <table:table-cell office:value-type="float" office:value="1170.079" calcext:value-type="float">
            <text:p>1170.079</text:p>
          </table:table-cell>
          <table:table-cell office:value-type="float" office:value="1.339117" calcext:value-type="float">
            <text:p>1.339117</text:p>
          </table:table-cell>
          <table:table-cell office:value-type="float" office:value="0" calcext:value-type="float">
            <text:p>0</text:p>
          </table:table-cell>
          <table:table-cell office:value-type="float" office:value="0.2018506" calcext:value-type="float">
            <text:p>0.2018506</text:p>
          </table:table-cell>
          <table:table-cell office:value-type="float" office:value="0.03311906" calcext:value-type="float">
            <text:p>0.03311906</text:p>
          </table:table-cell>
          <table:table-cell office:value-type="float" office:value="0.02108305" calcext:value-type="float">
            <text:p>0.02108305</text:p>
          </table:table-cell>
          <table:table-cell office:value-type="float" office:value="0.01255149" calcext:value-type="float">
            <text:p>0.01255149</text:p>
          </table:table-cell>
          <table:table-cell office:value-type="float" office:value="0.01174664" calcext:value-type="float">
            <text:p>0.01174664</text:p>
          </table:table-cell>
          <table:table-cell office:value-type="float" office:value="0.0051666" calcext:value-type="float">
            <text:p>0.0051666</text:p>
          </table:table-cell>
          <table:table-cell office:value-type="float" office:value="0.005980172" calcext:value-type="float">
            <text:p>0.005980172</text:p>
          </table:table-cell>
          <table:table-cell office:value-type="float" office:value="0.01649297" calcext:value-type="float">
            <text:p>0.01649297</text:p>
          </table:table-cell>
          <table:table-cell office:value-type="float" office:value="0.01112781" calcext:value-type="float">
            <text:p>0.01112781</text:p>
          </table:table-cell>
          <table:table-cell office:value-type="float" office:value="0.1165395" calcext:value-type="float">
            <text:p>0.1165395</text:p>
          </table:table-cell>
          <table:table-cell office:value-type="float" office:value="0.1433673" calcext:value-type="float">
            <text:p>0.1433673</text:p>
          </table:table-cell>
          <table:table-cell office:value-type="float" office:value="0.1501423" calcext:value-type="float">
            <text:p>0.1501423</text:p>
          </table:table-cell>
          <table:table-cell office:value-type="float" office:value="0.1721226" calcext:value-type="float">
            <text:p>0.1721226</text:p>
          </table:table-cell>
          <table:table-cell office:value-type="float" office:value="0.1771563" calcext:value-type="float">
            <text:p>0.1771563</text:p>
          </table:table-cell>
          <table:table-cell office:value-type="float" office:value="0" calcext:value-type="float">
            <text:p>0</text:p>
          </table:table-cell>
          <table:table-cell office:value-type="float" office:value="37.11741" calcext:value-type="float">
            <text:p>37.11741</text:p>
          </table:table-cell>
          <table:table-cell office:value-type="float" office:value="28.04139" calcext:value-type="float">
            <text:p>28.04139</text:p>
          </table:table-cell>
          <table:table-cell office:value-type="float" office:value="19.08214" calcext:value-type="float">
            <text:p>19.08214</text:p>
          </table:table-cell>
          <table:table-cell office:value-type="float" office:value="6.4158" calcext:value-type="float">
            <text:p>6.4158</text:p>
          </table:table-cell>
          <table:table-cell office:value-type="float" office:value="5.089629" calcext:value-type="float">
            <text:p>5.089629</text:p>
          </table:table-cell>
          <table:table-cell office:value-type="float" office:value="2.185997" calcext:value-type="float">
            <text:p>2.185997</text:p>
          </table:table-cell>
          <table:table-cell office:value-type="float" office:value="2.133907" calcext:value-type="float">
            <text:p>2.133907</text:p>
          </table:table-cell>
          <table:table-cell office:value-type="float" office:value="4.921838" calcext:value-type="float">
            <text:p>4.921838</text:p>
          </table:table-cell>
          <table:table-cell office:value-type="float" office:value="7.795413" calcext:value-type="float">
            <text:p>7.795413</text:p>
          </table:table-cell>
          <table:table-cell office:value-type="float" office:value="8.991881" calcext:value-type="float">
            <text:p>8.991881</text:p>
          </table:table-cell>
          <table:table-cell office:value-type="float" office:value="9.319201" calcext:value-type="float">
            <text:p>9.319201</text:p>
          </table:table-cell>
          <table:table-cell office:value-type="float" office:value="9.693625" calcext:value-type="float">
            <text:p>9.693625</text:p>
          </table:table-cell>
          <table:table-cell office:value-type="float" office:value="10.54666" calcext:value-type="float">
            <text:p>10.54666</text:p>
          </table:table-cell>
          <table:table-cell office:value-type="float" office:value="11.02023" calcext:value-type="float">
            <text:p>11.02023</text:p>
          </table:table-cell>
          <table:table-cell office:value-type="float" office:value="0" calcext:value-type="float">
            <text:p>0</text:p>
          </table:table-cell>
          <table:table-cell office:value-type="float" office:value="30.40691" calcext:value-type="float">
            <text:p>30.40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1.608376" calcext:value-type="float">
            <text:p>1.608376</text:p>
          </table:table-cell>
          <table:table-cell office:value-type="float" office:value="135.4663" calcext:value-type="float">
            <text:p>135.4663</text:p>
          </table:table-cell>
          <table:table-cell office:value-type="float" office:value="0" calcext:value-type="float">
            <text:p>0</text:p>
          </table:table-cell>
          <table:table-cell office:value-type="float" office:value="-1.748437" calcext:value-type="float">
            <text:p>-1.748437</text:p>
          </table:table-cell>
          <table:table-cell office:value-type="float" office:value="35.77645" calcext:value-type="float">
            <text:p>35.7764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88064" calcext:value-type="float">
            <text:p>4.688064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242497" calcext:value-type="float">
            <text:p>-0.0004242497</text:p>
          </table:table-cell>
          <table:table-cell office:value-type="float" office:value="1170.052" calcext:value-type="float">
            <text:p>1170.052</text:p>
          </table:table-cell>
          <table:table-cell office:value-type="float" office:value="1.357795" calcext:value-type="float">
            <text:p>1.357795</text:p>
          </table:table-cell>
          <table:table-cell office:value-type="float" office:value="0" calcext:value-type="float">
            <text:p>0</text:p>
          </table:table-cell>
          <table:table-cell office:value-type="float" office:value="0.0303186" calcext:value-type="float">
            <text:p>0.0303186</text:p>
          </table:table-cell>
          <table:table-cell office:value-type="float" office:value="0.02739012" calcext:value-type="float">
            <text:p>0.02739012</text:p>
          </table:table-cell>
          <table:table-cell office:value-type="float" office:value="0.01693776" calcext:value-type="float">
            <text:p>0.01693776</text:p>
          </table:table-cell>
          <table:table-cell office:value-type="float" office:value="0.0100027" calcext:value-type="float">
            <text:p>0.0100027</text:p>
          </table:table-cell>
          <table:table-cell office:value-type="float" office:value="0.009733289" calcext:value-type="float">
            <text:p>0.009733289</text:p>
          </table:table-cell>
          <table:table-cell office:value-type="float" office:value="0.00493781" calcext:value-type="float">
            <text:p>0.00493781</text:p>
          </table:table-cell>
          <table:table-cell office:value-type="float" office:value="0.005953272" calcext:value-type="float">
            <text:p>0.005953272</text:p>
          </table:table-cell>
          <table:table-cell office:value-type="float" office:value="0.01634986" calcext:value-type="float">
            <text:p>0.01634986</text:p>
          </table:table-cell>
          <table:table-cell office:value-type="float" office:value="0.01128442" calcext:value-type="float">
            <text:p>0.01128442</text:p>
          </table:table-cell>
          <table:table-cell office:value-type="float" office:value="0.1091363" calcext:value-type="float">
            <text:p>0.1091363</text:p>
          </table:table-cell>
          <table:table-cell office:value-type="float" office:value="0.1438846" calcext:value-type="float">
            <text:p>0.1438846</text:p>
          </table:table-cell>
          <table:table-cell office:value-type="float" office:value="0.1508599" calcext:value-type="float">
            <text:p>0.1508599</text:p>
          </table:table-cell>
          <table:table-cell office:value-type="float" office:value="0.1721631" calcext:value-type="float">
            <text:p>0.1721631</text:p>
          </table:table-cell>
          <table:table-cell office:value-type="float" office:value="0.1771938" calcext:value-type="float">
            <text:p>0.1771938</text:p>
          </table:table-cell>
          <table:table-cell office:value-type="float" office:value="0" calcext:value-type="float">
            <text:p>0</text:p>
          </table:table-cell>
          <table:table-cell office:value-type="float" office:value="37.06316" calcext:value-type="float">
            <text:p>37.06316</text:p>
          </table:table-cell>
          <table:table-cell office:value-type="float" office:value="27.99194" calcext:value-type="float">
            <text:p>27.99194</text:p>
          </table:table-cell>
          <table:table-cell office:value-type="float" office:value="19.05153" calcext:value-type="float">
            <text:p>19.05153</text:p>
          </table:table-cell>
          <table:table-cell office:value-type="float" office:value="6.406865" calcext:value-type="float">
            <text:p>6.406865</text:p>
          </table:table-cell>
          <table:table-cell office:value-type="float" office:value="5.082688" calcext:value-type="float">
            <text:p>5.082688</text:p>
          </table:table-cell>
          <table:table-cell office:value-type="float" office:value="2.183549" calcext:value-type="float">
            <text:p>2.183549</text:p>
          </table:table-cell>
          <table:table-cell office:value-type="float" office:value="2.131211" calcext:value-type="float">
            <text:p>2.131211</text:p>
          </table:table-cell>
          <table:table-cell office:value-type="float" office:value="4.912305" calcext:value-type="float">
            <text:p>4.912305</text:p>
          </table:table-cell>
          <table:table-cell office:value-type="float" office:value="7.773704" calcext:value-type="float">
            <text:p>7.773704</text:p>
          </table:table-cell>
          <table:table-cell office:value-type="float" office:value="8.987284" calcext:value-type="float">
            <text:p>8.987284</text:p>
          </table:table-cell>
          <table:table-cell office:value-type="float" office:value="9.320352" calcext:value-type="float">
            <text:p>9.320352</text:p>
          </table:table-cell>
          <table:table-cell office:value-type="float" office:value="9.695063" calcext:value-type="float">
            <text:p>9.695063</text:p>
          </table:table-cell>
          <table:table-cell office:value-type="float" office:value="10.55038" calcext:value-type="float">
            <text:p>10.55038</text:p>
          </table:table-cell>
          <table:table-cell office:value-type="float" office:value="11.02364" calcext:value-type="float">
            <text:p>11.02364</text:p>
          </table:table-cell>
          <table:table-cell office:value-type="float" office:value="0" calcext:value-type="float">
            <text:p>0</text:p>
          </table:table-cell>
          <table:table-cell office:value-type="float" office:value="0.525101" calcext:value-type="float">
            <text:p>0.525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1.60578" calcext:value-type="float">
            <text:p>1.60578</text:p>
          </table:table-cell>
          <table:table-cell office:value-type="float" office:value="135.4656" calcext:value-type="float">
            <text:p>135.4656</text:p>
          </table:table-cell>
          <table:table-cell office:value-type="float" office:value="0" calcext:value-type="float">
            <text:p>0</text:p>
          </table:table-cell>
          <table:table-cell office:value-type="float" office:value="-1.800129" calcext:value-type="float">
            <text:p>-1.800129</text:p>
          </table:table-cell>
          <table:table-cell office:value-type="float" office:value="35.75792" calcext:value-type="float">
            <text:p>35.7579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88855" calcext:value-type="float">
            <text:p>4.688855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221637" calcext:value-type="float">
            <text:p>-0.0004221637</text:p>
          </table:table-cell>
          <table:table-cell office:value-type="float" office:value="1170.022" calcext:value-type="float">
            <text:p>1170.022</text:p>
          </table:table-cell>
          <table:table-cell office:value-type="float" office:value="1.374483" calcext:value-type="float">
            <text:p>1.374483</text:p>
          </table:table-cell>
          <table:table-cell office:value-type="float" office:value="0" calcext:value-type="float">
            <text:p>0</text:p>
          </table:table-cell>
          <table:table-cell office:value-type="float" office:value="0.01082483" calcext:value-type="float">
            <text:p>0.01082483</text:p>
          </table:table-cell>
          <table:table-cell office:value-type="float" office:value="0.02060246" calcext:value-type="float">
            <text:p>0.02060246</text:p>
          </table:table-cell>
          <table:table-cell office:value-type="float" office:value="0.0151965" calcext:value-type="float">
            <text:p>0.0151965</text:p>
          </table:table-cell>
          <table:table-cell office:value-type="float" office:value="0.008708952" calcext:value-type="float">
            <text:p>0.008708952</text:p>
          </table:table-cell>
          <table:table-cell office:value-type="float" office:value="0.008501546" calcext:value-type="float">
            <text:p>0.008501546</text:p>
          </table:table-cell>
          <table:table-cell office:value-type="float" office:value="0.004674009" calcext:value-type="float">
            <text:p>0.004674009</text:p>
          </table:table-cell>
          <table:table-cell office:value-type="float" office:value="0.005917688" calcext:value-type="float">
            <text:p>0.005917688</text:p>
          </table:table-cell>
          <table:table-cell office:value-type="float" office:value="0.01592228" calcext:value-type="float">
            <text:p>0.01592228</text:p>
          </table:table-cell>
          <table:table-cell office:value-type="float" office:value="0.01138693" calcext:value-type="float">
            <text:p>0.01138693</text:p>
          </table:table-cell>
          <table:table-cell office:value-type="float" office:value="0.09568747" calcext:value-type="float">
            <text:p>0.09568747</text:p>
          </table:table-cell>
          <table:table-cell office:value-type="float" office:value="0.1436204" calcext:value-type="float">
            <text:p>0.1436204</text:p>
          </table:table-cell>
          <table:table-cell office:value-type="float" office:value="0.1508629" calcext:value-type="float">
            <text:p>0.1508629</text:p>
          </table:table-cell>
          <table:table-cell office:value-type="float" office:value="0.1722038" calcext:value-type="float">
            <text:p>0.1722038</text:p>
          </table:table-cell>
          <table:table-cell office:value-type="float" office:value="0.1772314" calcext:value-type="float">
            <text:p>0.1772314</text:p>
          </table:table-cell>
          <table:table-cell office:value-type="float" office:value="0" calcext:value-type="float">
            <text:p>0</text:p>
          </table:table-cell>
          <table:table-cell office:value-type="float" office:value="36.95896" calcext:value-type="float">
            <text:p>36.95896</text:p>
          </table:table-cell>
          <table:table-cell office:value-type="float" office:value="27.94083" calcext:value-type="float">
            <text:p>27.94083</text:p>
          </table:table-cell>
          <table:table-cell office:value-type="float" office:value="19.01967" calcext:value-type="float">
            <text:p>19.01967</text:p>
          </table:table-cell>
          <table:table-cell office:value-type="float" office:value="6.397399" calcext:value-type="float">
            <text:p>6.397399</text:p>
          </table:table-cell>
          <table:table-cell office:value-type="float" office:value="5.075202" calcext:value-type="float">
            <text:p>5.075202</text:p>
          </table:table-cell>
          <table:table-cell office:value-type="float" office:value="2.181086" calcext:value-type="float">
            <text:p>2.181086</text:p>
          </table:table-cell>
          <table:table-cell office:value-type="float" office:value="2.128537" calcext:value-type="float">
            <text:p>2.128537</text:p>
          </table:table-cell>
          <table:table-cell office:value-type="float" office:value="4.902781" calcext:value-type="float">
            <text:p>4.902781</text:p>
          </table:table-cell>
          <table:table-cell office:value-type="float" office:value="7.752127" calcext:value-type="float">
            <text:p>7.752127</text:p>
          </table:table-cell>
          <table:table-cell office:value-type="float" office:value="8.980419" calcext:value-type="float">
            <text:p>8.980419</text:p>
          </table:table-cell>
          <table:table-cell office:value-type="float" office:value="9.321531" calcext:value-type="float">
            <text:p>9.321531</text:p>
          </table:table-cell>
          <table:table-cell office:value-type="float" office:value="9.696594" calcext:value-type="float">
            <text:p>9.696594</text:p>
          </table:table-cell>
          <table:table-cell office:value-type="float" office:value="10.5541" calcext:value-type="float">
            <text:p>10.5541</text:p>
          </table:table-cell>
          <table:table-cell office:value-type="float" office:value="11.02706" calcext:value-type="float">
            <text:p>11.02706</text:p>
          </table:table-cell>
          <table:table-cell office:value-type="float" office:value="0" calcext:value-type="float">
            <text:p>0</text:p>
          </table:table-cell>
          <table:table-cell office:value-type="float" office:value="0.06371027" calcext:value-type="float">
            <text:p>0.06371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1.602055" calcext:value-type="float">
            <text:p>1.602055</text:p>
          </table:table-cell>
          <table:table-cell office:value-type="float" office:value="135.4654" calcext:value-type="float">
            <text:p>135.4654</text:p>
          </table:table-cell>
          <table:table-cell office:value-type="float" office:value="0" calcext:value-type="float">
            <text:p>0</text:p>
          </table:table-cell>
          <table:table-cell office:value-type="float" office:value="-1.853709" calcext:value-type="float">
            <text:p>-1.853709</text:p>
          </table:table-cell>
          <table:table-cell office:value-type="float" office:value="35.73709" calcext:value-type="float">
            <text:p>35.73709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89601" calcext:value-type="float">
            <text:p>4.689601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207922" calcext:value-type="float">
            <text:p>-0.0004207922</text:p>
          </table:table-cell>
          <table:table-cell office:value-type="float" office:value="1169.994" calcext:value-type="float">
            <text:p>1169.994</text:p>
          </table:table-cell>
          <table:table-cell office:value-type="float" office:value="1.38673" calcext:value-type="float">
            <text:p>1.38673</text:p>
          </table:table-cell>
          <table:table-cell office:value-type="float" office:value="0" calcext:value-type="float">
            <text:p>0</text:p>
          </table:table-cell>
          <table:table-cell office:value-type="float" office:value="0.01213073" calcext:value-type="float">
            <text:p>0.01213073</text:p>
          </table:table-cell>
          <table:table-cell office:value-type="float" office:value="0.02263679" calcext:value-type="float">
            <text:p>0.02263679</text:p>
          </table:table-cell>
          <table:table-cell office:value-type="float" office:value="0.01423729" calcext:value-type="float">
            <text:p>0.01423729</text:p>
          </table:table-cell>
          <table:table-cell office:value-type="float" office:value="0.007945885" calcext:value-type="float">
            <text:p>0.007945885</text:p>
          </table:table-cell>
          <table:table-cell office:value-type="float" office:value="0.007639134" calcext:value-type="float">
            <text:p>0.007639134</text:p>
          </table:table-cell>
          <table:table-cell office:value-type="float" office:value="0.004460769" calcext:value-type="float">
            <text:p>0.004460769</text:p>
          </table:table-cell>
          <table:table-cell office:value-type="float" office:value="0.005847391" calcext:value-type="float">
            <text:p>0.005847391</text:p>
          </table:table-cell>
          <table:table-cell office:value-type="float" office:value="0.0156506" calcext:value-type="float">
            <text:p>0.0156506</text:p>
          </table:table-cell>
          <table:table-cell office:value-type="float" office:value="0.01140763" calcext:value-type="float">
            <text:p>0.01140763</text:p>
          </table:table-cell>
          <table:table-cell office:value-type="float" office:value="0.08236939" calcext:value-type="float">
            <text:p>0.08236939</text:p>
          </table:table-cell>
          <table:table-cell office:value-type="float" office:value="0.1429797" calcext:value-type="float">
            <text:p>0.1429797</text:p>
          </table:table-cell>
          <table:table-cell office:value-type="float" office:value="0.1504996" calcext:value-type="float">
            <text:p>0.1504996</text:p>
          </table:table-cell>
          <table:table-cell office:value-type="float" office:value="0.1722446" calcext:value-type="float">
            <text:p>0.1722446</text:p>
          </table:table-cell>
          <table:table-cell office:value-type="float" office:value="0.1772685" calcext:value-type="float">
            <text:p>0.1772685</text:p>
          </table:table-cell>
          <table:table-cell office:value-type="float" office:value="0" calcext:value-type="float">
            <text:p>0</text:p>
          </table:table-cell>
          <table:table-cell office:value-type="float" office:value="36.82424" calcext:value-type="float">
            <text:p>36.82424</text:p>
          </table:table-cell>
          <table:table-cell office:value-type="float" office:value="27.88868" calcext:value-type="float">
            <text:p>27.88868</text:p>
          </table:table-cell>
          <table:table-cell office:value-type="float" office:value="18.9869" calcext:value-type="float">
            <text:p>18.9869</text:p>
          </table:table-cell>
          <table:table-cell office:value-type="float" office:value="6.387576" calcext:value-type="float">
            <text:p>6.387576</text:p>
          </table:table-cell>
          <table:table-cell office:value-type="float" office:value="5.067355" calcext:value-type="float">
            <text:p>5.067355</text:p>
          </table:table-cell>
          <table:table-cell office:value-type="float" office:value="2.178606" calcext:value-type="float">
            <text:p>2.178606</text:p>
          </table:table-cell>
          <table:table-cell office:value-type="float" office:value="2.125877" calcext:value-type="float">
            <text:p>2.125877</text:p>
          </table:table-cell>
          <table:table-cell office:value-type="float" office:value="4.893234" calcext:value-type="float">
            <text:p>4.893234</text:p>
          </table:table-cell>
          <table:table-cell office:value-type="float" office:value="7.730663" calcext:value-type="float">
            <text:p>7.730663</text:p>
          </table:table-cell>
          <table:table-cell office:value-type="float" office:value="8.970508" calcext:value-type="float">
            <text:p>8.970508</text:p>
          </table:table-cell>
          <table:table-cell office:value-type="float" office:value="9.322576" calcext:value-type="float">
            <text:p>9.322576</text:p>
          </table:table-cell>
          <table:table-cell office:value-type="float" office:value="9.698047" calcext:value-type="float">
            <text:p>9.698047</text:p>
          </table:table-cell>
          <table:table-cell office:value-type="float" office:value="10.55782" calcext:value-type="float">
            <text:p>10.55782</text:p>
          </table:table-cell>
          <table:table-cell office:value-type="float" office:value="11.03039" calcext:value-type="float">
            <text:p>11.03039</text:p>
          </table:table-cell>
          <table:table-cell office:value-type="float" office:value="0" calcext:value-type="float">
            <text:p>0</text:p>
          </table:table-cell>
          <table:table-cell office:value-type="float" office:value="0.01149372" calcext:value-type="float">
            <text:p>0.01149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1.597097" calcext:value-type="float">
            <text:p>1.597097</text:p>
          </table:table-cell>
          <table:table-cell office:value-type="float" office:value="135.4663" calcext:value-type="float">
            <text:p>135.4663</text:p>
          </table:table-cell>
          <table:table-cell office:value-type="float" office:value="0" calcext:value-type="float">
            <text:p>0</text:p>
          </table:table-cell>
          <table:table-cell office:value-type="float" office:value="-1.908827" calcext:value-type="float">
            <text:p>-1.908827</text:p>
          </table:table-cell>
          <table:table-cell office:value-type="float" office:value="35.71496" calcext:value-type="float">
            <text:p>35.71496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90227" calcext:value-type="float">
            <text:p>4.690227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201512" calcext:value-type="float">
            <text:p>-0.0004201512</text:p>
          </table:table-cell>
          <table:table-cell office:value-type="float" office:value="1169.966" calcext:value-type="float">
            <text:p>1169.966</text:p>
          </table:table-cell>
          <table:table-cell office:value-type="float" office:value="1.401148" calcext:value-type="float">
            <text:p>1.401148</text:p>
          </table:table-cell>
          <table:table-cell office:value-type="float" office:value="0" calcext:value-type="float">
            <text:p>0</text:p>
          </table:table-cell>
          <table:table-cell office:value-type="float" office:value="0.008417421" calcext:value-type="float">
            <text:p>0.008417421</text:p>
          </table:table-cell>
          <table:table-cell office:value-type="float" office:value="0.01995841" calcext:value-type="float">
            <text:p>0.01995841</text:p>
          </table:table-cell>
          <table:table-cell office:value-type="float" office:value="0.01438518" calcext:value-type="float">
            <text:p>0.01438518</text:p>
          </table:table-cell>
          <table:table-cell office:value-type="float" office:value="0.008012489" calcext:value-type="float">
            <text:p>0.008012489</text:p>
          </table:table-cell>
          <table:table-cell office:value-type="float" office:value="0.00775756" calcext:value-type="float">
            <text:p>0.00775756</text:p>
          </table:table-cell>
          <table:table-cell office:value-type="float" office:value="0.004470999" calcext:value-type="float">
            <text:p>0.004470999</text:p>
          </table:table-cell>
          <table:table-cell office:value-type="float" office:value="0.005875392" calcext:value-type="float">
            <text:p>0.005875392</text:p>
          </table:table-cell>
          <table:table-cell office:value-type="float" office:value="0.01521001" calcext:value-type="float">
            <text:p>0.01521001</text:p>
          </table:table-cell>
          <table:table-cell office:value-type="float" office:value="0.01137132" calcext:value-type="float">
            <text:p>0.01137132</text:p>
          </table:table-cell>
          <table:table-cell office:value-type="float" office:value="0.0723733" calcext:value-type="float">
            <text:p>0.0723733</text:p>
          </table:table-cell>
          <table:table-cell office:value-type="float" office:value="0.1421691" calcext:value-type="float">
            <text:p>0.1421691</text:p>
          </table:table-cell>
          <table:table-cell office:value-type="float" office:value="0.1499805" calcext:value-type="float">
            <text:p>0.1499805</text:p>
          </table:table-cell>
          <table:table-cell office:value-type="float" office:value="0.1722853" calcext:value-type="float">
            <text:p>0.1722853</text:p>
          </table:table-cell>
          <table:table-cell office:value-type="float" office:value="0.1773054" calcext:value-type="float">
            <text:p>0.1773054</text:p>
          </table:table-cell>
          <table:table-cell office:value-type="float" office:value="0" calcext:value-type="float">
            <text:p>0</text:p>
          </table:table-cell>
          <table:table-cell office:value-type="float" office:value="36.70723" calcext:value-type="float">
            <text:p>36.70723</text:p>
          </table:table-cell>
          <table:table-cell office:value-type="float" office:value="27.8371" calcext:value-type="float">
            <text:p>27.8371</text:p>
          </table:table-cell>
          <table:table-cell office:value-type="float" office:value="18.95406" calcext:value-type="float">
            <text:p>18.95406</text:p>
          </table:table-cell>
          <table:table-cell office:value-type="float" office:value="6.377635" calcext:value-type="float">
            <text:p>6.377635</text:p>
          </table:table-cell>
          <table:table-cell office:value-type="float" office:value="5.059388" calcext:value-type="float">
            <text:p>5.059388</text:p>
          </table:table-cell>
          <table:table-cell office:value-type="float" office:value="2.176131" calcext:value-type="float">
            <text:p>2.176131</text:p>
          </table:table-cell>
          <table:table-cell office:value-type="float" office:value="2.123235" calcext:value-type="float">
            <text:p>2.123235</text:p>
          </table:table-cell>
          <table:table-cell office:value-type="float" office:value="4.883673" calcext:value-type="float">
            <text:p>4.883673</text:p>
          </table:table-cell>
          <table:table-cell office:value-type="float" office:value="7.709302" calcext:value-type="float">
            <text:p>7.709302</text:p>
          </table:table-cell>
          <table:table-cell office:value-type="float" office:value="8.958164" calcext:value-type="float">
            <text:p>8.958164</text:p>
          </table:table-cell>
          <table:table-cell office:value-type="float" office:value="9.32346" calcext:value-type="float">
            <text:p>9.32346</text:p>
          </table:table-cell>
          <table:table-cell office:value-type="float" office:value="9.699405" calcext:value-type="float">
            <text:p>9.699405</text:p>
          </table:table-cell>
          <table:table-cell office:value-type="float" office:value="10.56154" calcext:value-type="float">
            <text:p>10.56154</text:p>
          </table:table-cell>
          <table:table-cell office:value-type="float" office:value="11.0337" calcext:value-type="float">
            <text:p>11.0337</text:p>
          </table:table-cell>
          <table:table-cell office:value-type="float" office:value="0" calcext:value-type="float">
            <text:p>0</text:p>
          </table:table-cell>
          <table:table-cell office:value-type="float" office:value="0.005617918" calcext:value-type="float">
            <text:p>0.005617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1.59261" calcext:value-type="float">
            <text:p>1.59261</text:p>
          </table:table-cell>
          <table:table-cell office:value-type="float" office:value="135.4647" calcext:value-type="float">
            <text:p>135.4647</text:p>
          </table:table-cell>
          <table:table-cell office:value-type="float" office:value="0" calcext:value-type="float">
            <text:p>0</text:p>
          </table:table-cell>
          <table:table-cell office:value-type="float" office:value="-1.965663" calcext:value-type="float">
            <text:p>-1.965663</text:p>
          </table:table-cell>
          <table:table-cell office:value-type="float" office:value="35.69225" calcext:value-type="float">
            <text:p>35.6922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90764" calcext:value-type="float">
            <text:p>4.690764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20285" calcext:value-type="float">
            <text:p>-0.000420285</text:p>
          </table:table-cell>
          <table:table-cell office:value-type="float" office:value="1169.937" calcext:value-type="float">
            <text:p>1169.937</text:p>
          </table:table-cell>
          <table:table-cell office:value-type="float" office:value="1.399405" calcext:value-type="float">
            <text:p>1.399405</text:p>
          </table:table-cell>
          <table:table-cell office:value-type="float" office:value="0" calcext:value-type="float">
            <text:p>0</text:p>
          </table:table-cell>
          <table:table-cell office:value-type="float" office:value="0.03390443" calcext:value-type="float">
            <text:p>0.03390443</text:p>
          </table:table-cell>
          <table:table-cell office:value-type="float" office:value="0.01996088" calcext:value-type="float">
            <text:p>0.01996088</text:p>
          </table:table-cell>
          <table:table-cell office:value-type="float" office:value="0.01452885" calcext:value-type="float">
            <text:p>0.01452885</text:p>
          </table:table-cell>
          <table:table-cell office:value-type="float" office:value="0.008015694" calcext:value-type="float">
            <text:p>0.008015694</text:p>
          </table:table-cell>
          <table:table-cell office:value-type="float" office:value="0.007784491" calcext:value-type="float">
            <text:p>0.007784491</text:p>
          </table:table-cell>
          <table:table-cell office:value-type="float" office:value="0.004456604" calcext:value-type="float">
            <text:p>0.004456604</text:p>
          </table:table-cell>
          <table:table-cell office:value-type="float" office:value="0.005922401" calcext:value-type="float">
            <text:p>0.005922401</text:p>
          </table:table-cell>
          <table:table-cell office:value-type="float" office:value="0.01470821" calcext:value-type="float">
            <text:p>0.01470821</text:p>
          </table:table-cell>
          <table:table-cell office:value-type="float" office:value="0.01133244" calcext:value-type="float">
            <text:p>0.01133244</text:p>
          </table:table-cell>
          <table:table-cell office:value-type="float" office:value="0.06456047" calcext:value-type="float">
            <text:p>0.06456047</text:p>
          </table:table-cell>
          <table:table-cell office:value-type="float" office:value="0.1392163" calcext:value-type="float">
            <text:p>0.1392163</text:p>
          </table:table-cell>
          <table:table-cell office:value-type="float" office:value="0.1492228" calcext:value-type="float">
            <text:p>0.1492228</text:p>
          </table:table-cell>
          <table:table-cell office:value-type="float" office:value="0.1723255" calcext:value-type="float">
            <text:p>0.1723255</text:p>
          </table:table-cell>
          <table:table-cell office:value-type="float" office:value="0.1773421" calcext:value-type="float">
            <text:p>0.1773421</text:p>
          </table:table-cell>
          <table:table-cell office:value-type="float" office:value="0" calcext:value-type="float">
            <text:p>0</text:p>
          </table:table-cell>
          <table:table-cell office:value-type="float" office:value="36.64509" calcext:value-type="float">
            <text:p>36.64509</text:p>
          </table:table-cell>
          <table:table-cell office:value-type="float" office:value="27.78784" calcext:value-type="float">
            <text:p>27.78784</text:p>
          </table:table-cell>
          <table:table-cell office:value-type="float" office:value="18.92176" calcext:value-type="float">
            <text:p>18.92176</text:p>
          </table:table-cell>
          <table:table-cell office:value-type="float" office:value="6.36773" calcext:value-type="float">
            <text:p>6.36773</text:p>
          </table:table-cell>
          <table:table-cell office:value-type="float" office:value="5.0516" calcext:value-type="float">
            <text:p>5.0516</text:p>
          </table:table-cell>
          <table:table-cell office:value-type="float" office:value="2.173704" calcext:value-type="float">
            <text:p>2.173704</text:p>
          </table:table-cell>
          <table:table-cell office:value-type="float" office:value="2.120658" calcext:value-type="float">
            <text:p>2.120658</text:p>
          </table:table-cell>
          <table:table-cell office:value-type="float" office:value="4.874098" calcext:value-type="float">
            <text:p>4.874098</text:p>
          </table:table-cell>
          <table:table-cell office:value-type="float" office:value="7.688066" calcext:value-type="float">
            <text:p>7.688066</text:p>
          </table:table-cell>
          <table:table-cell office:value-type="float" office:value="8.943934" calcext:value-type="float">
            <text:p>8.943934</text:p>
          </table:table-cell>
          <table:table-cell office:value-type="float" office:value="9.324055" calcext:value-type="float">
            <text:p>9.324055</text:p>
          </table:table-cell>
          <table:table-cell office:value-type="float" office:value="9.700574" calcext:value-type="float">
            <text:p>9.700574</text:p>
          </table:table-cell>
          <table:table-cell office:value-type="float" office:value="10.56525" calcext:value-type="float">
            <text:p>10.56525</text:p>
          </table:table-cell>
          <table:table-cell office:value-type="float" office:value="11.03704" calcext:value-type="float">
            <text:p>11.03704</text:p>
          </table:table-cell>
          <table:table-cell office:value-type="float" office:value="0" calcext:value-type="float">
            <text:p>0</text:p>
          </table:table-cell>
          <table:table-cell office:value-type="float" office:value="5.368611" calcext:value-type="float">
            <text:p>5.368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1.58053" calcext:value-type="float">
            <text:p>1.58053</text:p>
          </table:table-cell>
          <table:table-cell office:value-type="float" office:value="135.4627" calcext:value-type="float">
            <text:p>135.4627</text:p>
          </table:table-cell>
          <table:table-cell office:value-type="float" office:value="0" calcext:value-type="float">
            <text:p>0</text:p>
          </table:table-cell>
          <table:table-cell office:value-type="float" office:value="-2.026082" calcext:value-type="float">
            <text:p>-2.026082</text:p>
          </table:table-cell>
          <table:table-cell office:value-type="float" office:value="35.66848" calcext:value-type="float">
            <text:p>35.66848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91211" calcext:value-type="float">
            <text:p>4.691211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212406" calcext:value-type="float">
            <text:p>-0.0004212406</text:p>
          </table:table-cell>
          <table:table-cell office:value-type="float" office:value="1169.909" calcext:value-type="float">
            <text:p>1169.909</text:p>
          </table:table-cell>
          <table:table-cell office:value-type="float" office:value="1.378504" calcext:value-type="float">
            <text:p>1.378504</text:p>
          </table:table-cell>
          <table:table-cell office:value-type="float" office:value="0" calcext:value-type="float">
            <text:p>0</text:p>
          </table:table-cell>
          <table:table-cell office:value-type="float" office:value="0.0919579" calcext:value-type="float">
            <text:p>0.0919579</text:p>
          </table:table-cell>
          <table:table-cell office:value-type="float" office:value="0.02306909" calcext:value-type="float">
            <text:p>0.02306909</text:p>
          </table:table-cell>
          <table:table-cell office:value-type="float" office:value="0.01569661" calcext:value-type="float">
            <text:p>0.01569661</text:p>
          </table:table-cell>
          <table:table-cell office:value-type="float" office:value="0.008665022" calcext:value-type="float">
            <text:p>0.008665022</text:p>
          </table:table-cell>
          <table:table-cell office:value-type="float" office:value="0.008366249" calcext:value-type="float">
            <text:p>0.008366249</text:p>
          </table:table-cell>
          <table:table-cell office:value-type="float" office:value="0.004581144" calcext:value-type="float">
            <text:p>0.004581144</text:p>
          </table:table-cell>
          <table:table-cell office:value-type="float" office:value="0.006017976" calcext:value-type="float">
            <text:p>0.006017976</text:p>
          </table:table-cell>
          <table:table-cell office:value-type="float" office:value="0.01428407" calcext:value-type="float">
            <text:p>0.01428407</text:p>
          </table:table-cell>
          <table:table-cell office:value-type="float" office:value="0.0113149" calcext:value-type="float">
            <text:p>0.0113149</text:p>
          </table:table-cell>
          <table:table-cell office:value-type="float" office:value="0.06061792" calcext:value-type="float">
            <text:p>0.06061792</text:p>
          </table:table-cell>
          <table:table-cell office:value-type="float" office:value="0.1285651" calcext:value-type="float">
            <text:p>0.1285651</text:p>
          </table:table-cell>
          <table:table-cell office:value-type="float" office:value="0.148767" calcext:value-type="float">
            <text:p>0.148767</text:p>
          </table:table-cell>
          <table:table-cell office:value-type="float" office:value="0.1723656" calcext:value-type="float">
            <text:p>0.1723656</text:p>
          </table:table-cell>
          <table:table-cell office:value-type="float" office:value="0.1773788" calcext:value-type="float">
            <text:p>0.1773788</text:p>
          </table:table-cell>
          <table:table-cell office:value-type="float" office:value="0" calcext:value-type="float">
            <text:p>0</text:p>
          </table:table-cell>
          <table:table-cell office:value-type="float" office:value="36.61361" calcext:value-type="float">
            <text:p>36.61361</text:p>
          </table:table-cell>
          <table:table-cell office:value-type="float" office:value="27.74037" calcext:value-type="float">
            <text:p>27.74037</text:p>
          </table:table-cell>
          <table:table-cell office:value-type="float" office:value="18.8903" calcext:value-type="float">
            <text:p>18.8903</text:p>
          </table:table-cell>
          <table:table-cell office:value-type="float" office:value="6.358086" calcext:value-type="float">
            <text:p>6.358086</text:p>
          </table:table-cell>
          <table:table-cell office:value-type="float" office:value="5.044054" calcext:value-type="float">
            <text:p>5.044054</text:p>
          </table:table-cell>
          <table:table-cell office:value-type="float" office:value="2.171349" calcext:value-type="float">
            <text:p>2.171349</text:p>
          </table:table-cell>
          <table:table-cell office:value-type="float" office:value="2.118173" calcext:value-type="float">
            <text:p>2.118173</text:p>
          </table:table-cell>
          <table:table-cell office:value-type="float" office:value="4.864536" calcext:value-type="float">
            <text:p>4.864536</text:p>
          </table:table-cell>
          <table:table-cell office:value-type="float" office:value="7.666973" calcext:value-type="float">
            <text:p>7.666973</text:p>
          </table:table-cell>
          <table:table-cell office:value-type="float" office:value="8.928495" calcext:value-type="float">
            <text:p>8.928495</text:p>
          </table:table-cell>
          <table:table-cell office:value-type="float" office:value="9.322695" calcext:value-type="float">
            <text:p>9.322695</text:p>
          </table:table-cell>
          <table:table-cell office:value-type="float" office:value="9.701587" calcext:value-type="float">
            <text:p>9.701587</text:p>
          </table:table-cell>
          <table:table-cell office:value-type="float" office:value="10.56889" calcext:value-type="float">
            <text:p>10.56889</text:p>
          </table:table-cell>
          <table:table-cell office:value-type="float" office:value="11.04039" calcext:value-type="float">
            <text:p>11.04039</text:p>
          </table:table-cell>
          <table:table-cell office:value-type="float" office:value="0" calcext:value-type="float">
            <text:p>0</text:p>
          </table:table-cell>
          <table:table-cell office:value-type="float" office:value="28.68751" calcext:value-type="float">
            <text:p>28.68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1.571814" calcext:value-type="float">
            <text:p>1.571814</text:p>
          </table:table-cell>
          <table:table-cell office:value-type="float" office:value="135.4601" calcext:value-type="float">
            <text:p>135.4601</text:p>
          </table:table-cell>
          <table:table-cell office:value-type="float" office:value="0" calcext:value-type="float">
            <text:p>0</text:p>
          </table:table-cell>
          <table:table-cell office:value-type="float" office:value="-2.089614" calcext:value-type="float">
            <text:p>-2.089614</text:p>
          </table:table-cell>
          <table:table-cell office:value-type="float" office:value="35.64375" calcext:value-type="float">
            <text:p>35.6437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91583" calcext:value-type="float">
            <text:p>4.69158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228734" calcext:value-type="float">
            <text:p>-0.0004228734</text:p>
          </table:table-cell>
          <table:table-cell office:value-type="float" office:value="1169.883" calcext:value-type="float">
            <text:p>1169.883</text:p>
          </table:table-cell>
          <table:table-cell office:value-type="float" office:value="1.364388" calcext:value-type="float">
            <text:p>1.364388</text:p>
          </table:table-cell>
          <table:table-cell office:value-type="float" office:value="0" calcext:value-type="float">
            <text:p>0</text:p>
          </table:table-cell>
          <table:table-cell office:value-type="float" office:value="0.4563754" calcext:value-type="float">
            <text:p>0.4563754</text:p>
          </table:table-cell>
          <table:table-cell office:value-type="float" office:value="0.06434546" calcext:value-type="float">
            <text:p>0.06434546</text:p>
          </table:table-cell>
          <table:table-cell office:value-type="float" office:value="0.01570895" calcext:value-type="float">
            <text:p>0.01570895</text:p>
          </table:table-cell>
          <table:table-cell office:value-type="float" office:value="0.008730956" calcext:value-type="float">
            <text:p>0.008730956</text:p>
          </table:table-cell>
          <table:table-cell office:value-type="float" office:value="0.008454227" calcext:value-type="float">
            <text:p>0.008454227</text:p>
          </table:table-cell>
          <table:table-cell office:value-type="float" office:value="0.004676551" calcext:value-type="float">
            <text:p>0.004676551</text:p>
          </table:table-cell>
          <table:table-cell office:value-type="float" office:value="0.00611027" calcext:value-type="float">
            <text:p>0.00611027</text:p>
          </table:table-cell>
          <table:table-cell office:value-type="float" office:value="0.01389416" calcext:value-type="float">
            <text:p>0.01389416</text:p>
          </table:table-cell>
          <table:table-cell office:value-type="float" office:value="0.01131118" calcext:value-type="float">
            <text:p>0.01131118</text:p>
          </table:table-cell>
          <table:table-cell office:value-type="float" office:value="0.05998003" calcext:value-type="float">
            <text:p>0.05998003</text:p>
          </table:table-cell>
          <table:table-cell office:value-type="float" office:value="0.1178618" calcext:value-type="float">
            <text:p>0.1178618</text:p>
          </table:table-cell>
          <table:table-cell office:value-type="float" office:value="0.1488516" calcext:value-type="float">
            <text:p>0.1488516</text:p>
          </table:table-cell>
          <table:table-cell office:value-type="float" office:value="0.1724056" calcext:value-type="float">
            <text:p>0.1724056</text:p>
          </table:table-cell>
          <table:table-cell office:value-type="float" office:value="0.1774155" calcext:value-type="float">
            <text:p>0.1774155</text:p>
          </table:table-cell>
          <table:table-cell office:value-type="float" office:value="0" calcext:value-type="float">
            <text:p>0</text:p>
          </table:table-cell>
          <table:table-cell office:value-type="float" office:value="36.59274" calcext:value-type="float">
            <text:p>36.59274</text:p>
          </table:table-cell>
          <table:table-cell office:value-type="float" office:value="27.6931" calcext:value-type="float">
            <text:p>27.6931</text:p>
          </table:table-cell>
          <table:table-cell office:value-type="float" office:value="18.85921" calcext:value-type="float">
            <text:p>18.85921</text:p>
          </table:table-cell>
          <table:table-cell office:value-type="float" office:value="6.348626" calcext:value-type="float">
            <text:p>6.348626</text:p>
          </table:table-cell>
          <table:table-cell office:value-type="float" office:value="5.036737" calcext:value-type="float">
            <text:p>5.036737</text:p>
          </table:table-cell>
          <table:table-cell office:value-type="float" office:value="2.169079" calcext:value-type="float">
            <text:p>2.169079</text:p>
          </table:table-cell>
          <table:table-cell office:value-type="float" office:value="2.115788" calcext:value-type="float">
            <text:p>2.115788</text:p>
          </table:table-cell>
          <table:table-cell office:value-type="float" office:value="4.855008" calcext:value-type="float">
            <text:p>4.855008</text:p>
          </table:table-cell>
          <table:table-cell office:value-type="float" office:value="7.646033" calcext:value-type="float">
            <text:p>7.646033</text:p>
          </table:table-cell>
          <table:table-cell office:value-type="float" office:value="8.91268" calcext:value-type="float">
            <text:p>8.91268</text:p>
          </table:table-cell>
          <table:table-cell office:value-type="float" office:value="9.318837" calcext:value-type="float">
            <text:p>9.318837</text:p>
          </table:table-cell>
          <table:table-cell office:value-type="float" office:value="9.702564" calcext:value-type="float">
            <text:p>9.702564</text:p>
          </table:table-cell>
          <table:table-cell office:value-type="float" office:value="10.57253" calcext:value-type="float">
            <text:p>10.57253</text:p>
          </table:table-cell>
          <table:table-cell office:value-type="float" office:value="11.04373" calcext:value-type="float">
            <text:p>11.04373</text:p>
          </table:table-cell>
          <table:table-cell office:value-type="float" office:value="0" calcext:value-type="float">
            <text:p>0</text:p>
          </table:table-cell>
          <table:table-cell office:value-type="float" office:value="17.1465" calcext:value-type="float">
            <text:p>17.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1.568538" calcext:value-type="float">
            <text:p>1.568538</text:p>
          </table:table-cell>
          <table:table-cell office:value-type="float" office:value="135.4609" calcext:value-type="float">
            <text:p>135.4609</text:p>
          </table:table-cell>
          <table:table-cell office:value-type="float" office:value="0" calcext:value-type="float">
            <text:p>0</text:p>
          </table:table-cell>
          <table:table-cell office:value-type="float" office:value="-2.15308" calcext:value-type="float">
            <text:p>-2.15308</text:p>
          </table:table-cell>
          <table:table-cell office:value-type="float" office:value="35.6176" calcext:value-type="float">
            <text:p>35.6176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691873" calcext:value-type="float">
            <text:p>4.69187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251727" calcext:value-type="float">
            <text:p>-0.0004251727</text:p>
          </table:table-cell>
          <table:table-cell office:value-type="float" office:value="1169.852" calcext:value-type="float">
            <text:p>1169.852</text:p>
          </table:table-cell>
          <table:table-cell office:value-type="float" office:value="1.381447" calcext:value-type="float">
            <text:p>1.381447</text:p>
          </table:table-cell>
          <table:table-cell office:value-type="float" office:value="0" calcext:value-type="float">
            <text:p>0</text:p>
          </table:table-cell>
          <table:table-cell office:value-type="float" office:value="0.01879008" calcext:value-type="float">
            <text:p>0.01879008</text:p>
          </table:table-cell>
          <table:table-cell office:value-type="float" office:value="0.02053219" calcext:value-type="float">
            <text:p>0.02053219</text:p>
          </table:table-cell>
          <table:table-cell office:value-type="float" office:value="0.01531151" calcext:value-type="float">
            <text:p>0.01531151</text:p>
          </table:table-cell>
          <table:table-cell office:value-type="float" office:value="0.008600909" calcext:value-type="float">
            <text:p>0.008600909</text:p>
          </table:table-cell>
          <table:table-cell office:value-type="float" office:value="0.008410662" calcext:value-type="float">
            <text:p>0.008410662</text:p>
          </table:table-cell>
          <table:table-cell office:value-type="float" office:value="0.004770766" calcext:value-type="float">
            <text:p>0.004770766</text:p>
          </table:table-cell>
          <table:table-cell office:value-type="float" office:value="0.006183323" calcext:value-type="float">
            <text:p>0.006183323</text:p>
          </table:table-cell>
          <table:table-cell office:value-type="float" office:value="0.01352904" calcext:value-type="float">
            <text:p>0.01352904</text:p>
          </table:table-cell>
          <table:table-cell office:value-type="float" office:value="0.01129919" calcext:value-type="float">
            <text:p>0.01129919</text:p>
          </table:table-cell>
          <table:table-cell office:value-type="float" office:value="0.06042591" calcext:value-type="float">
            <text:p>0.06042591</text:p>
          </table:table-cell>
          <table:table-cell office:value-type="float" office:value="0.1064402" calcext:value-type="float">
            <text:p>0.1064402</text:p>
          </table:table-cell>
          <table:table-cell office:value-type="float" office:value="0.1490816" calcext:value-type="float">
            <text:p>0.1490816</text:p>
          </table:table-cell>
          <table:table-cell office:value-type="float" office:value="0.1724455" calcext:value-type="float">
            <text:p>0.1724455</text:p>
          </table:table-cell>
          <table:table-cell office:value-type="float" office:value="0.1774522" calcext:value-type="float">
            <text:p>0.1774522</text:p>
          </table:table-cell>
          <table:table-cell office:value-type="float" office:value="0" calcext:value-type="float">
            <text:p>0</text:p>
          </table:table-cell>
          <table:table-cell office:value-type="float" office:value="36.52014" calcext:value-type="float">
            <text:p>36.52014</text:p>
          </table:table-cell>
          <table:table-cell office:value-type="float" office:value="27.64501" calcext:value-type="float">
            <text:p>27.64501</text:p>
          </table:table-cell>
          <table:table-cell office:value-type="float" office:value="18.82802" calcext:value-type="float">
            <text:p>18.82802</text:p>
          </table:table-cell>
          <table:table-cell office:value-type="float" office:value="6.339184" calcext:value-type="float">
            <text:p>6.339184</text:p>
          </table:table-cell>
          <table:table-cell office:value-type="float" office:value="5.029464" calcext:value-type="float">
            <text:p>5.029464</text:p>
          </table:table-cell>
          <table:table-cell office:value-type="float" office:value="2.166867" calcext:value-type="float">
            <text:p>2.166867</text:p>
          </table:table-cell>
          <table:table-cell office:value-type="float" office:value="2.113469" calcext:value-type="float">
            <text:p>2.113469</text:p>
          </table:table-cell>
          <table:table-cell office:value-type="float" office:value="4.845507" calcext:value-type="float">
            <text:p>4.845507</text:p>
          </table:table-cell>
          <table:table-cell office:value-type="float" office:value="7.625237" calcext:value-type="float">
            <text:p>7.625237</text:p>
          </table:table-cell>
          <table:table-cell office:value-type="float" office:value="8.896963" calcext:value-type="float">
            <text:p>8.896963</text:p>
          </table:table-cell>
          <table:table-cell office:value-type="float" office:value="9.312346" calcext:value-type="float">
            <text:p>9.312346</text:p>
          </table:table-cell>
          <table:table-cell office:value-type="float" office:value="9.703581" calcext:value-type="float">
            <text:p>9.703581</text:p>
          </table:table-cell>
          <table:table-cell office:value-type="float" office:value="10.57618" calcext:value-type="float">
            <text:p>10.57618</text:p>
          </table:table-cell>
          <table:table-cell office:value-type="float" office:value="11.04706" calcext:value-type="float">
            <text:p>11.04706</text:p>
          </table:table-cell>
          <table:table-cell office:value-type="float" office:value="0" calcext:value-type="float">
            <text:p>0</text:p>
          </table:table-cell>
          <table:table-cell office:value-type="float" office:value="0.3144549" calcext:value-type="float">
            <text:p>0.3144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1.561911" calcext:value-type="float">
            <text:p>1.561911</text:p>
          </table:table-cell>
          <table:table-cell office:value-type="float" office:value="135.463" calcext:value-type="float">
            <text:p>135.463</text:p>
          </table:table-cell>
          <table:table-cell office:value-type="float" office:value="0" calcext:value-type="float">
            <text:p>0</text:p>
          </table:table-cell>
          <table:table-cell office:value-type="float" office:value="-2.213362" calcext:value-type="float">
            <text:p>-2.213362</text:p>
          </table:table-cell>
          <table:table-cell office:value-type="float" office:value="35.59063" calcext:value-type="float">
            <text:p>35.59063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795539" calcext:value-type="float">
            <text:p>4.795539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147992" calcext:value-type="float">
            <text:p>-0.0004147992</text:p>
          </table:table-cell>
          <table:table-cell office:value-type="float" office:value="1169.821" calcext:value-type="float">
            <text:p>1169.821</text:p>
          </table:table-cell>
          <table:table-cell office:value-type="float" office:value="1.396828" calcext:value-type="float">
            <text:p>1.396828</text:p>
          </table:table-cell>
          <table:table-cell office:value-type="float" office:value="0" calcext:value-type="float">
            <text:p>0</text:p>
          </table:table-cell>
          <table:table-cell office:value-type="float" office:value="0.008595511" calcext:value-type="float">
            <text:p>0.008595511</text:p>
          </table:table-cell>
          <table:table-cell office:value-type="float" office:value="0.02119674" calcext:value-type="float">
            <text:p>0.02119674</text:p>
          </table:table-cell>
          <table:table-cell office:value-type="float" office:value="0.01529453" calcext:value-type="float">
            <text:p>0.01529453</text:p>
          </table:table-cell>
          <table:table-cell office:value-type="float" office:value="0.00851051" calcext:value-type="float">
            <text:p>0.00851051</text:p>
          </table:table-cell>
          <table:table-cell office:value-type="float" office:value="0.008214683" calcext:value-type="float">
            <text:p>0.008214683</text:p>
          </table:table-cell>
          <table:table-cell office:value-type="float" office:value="0.004758989" calcext:value-type="float">
            <text:p>0.004758989</text:p>
          </table:table-cell>
          <table:table-cell office:value-type="float" office:value="0.006124959" calcext:value-type="float">
            <text:p>0.006124959</text:p>
          </table:table-cell>
          <table:table-cell office:value-type="float" office:value="0.01314891" calcext:value-type="float">
            <text:p>0.01314891</text:p>
          </table:table-cell>
          <table:table-cell office:value-type="float" office:value="0.01127501" calcext:value-type="float">
            <text:p>0.01127501</text:p>
          </table:table-cell>
          <table:table-cell office:value-type="float" office:value="0.07731929" calcext:value-type="float">
            <text:p>0.07731929</text:p>
          </table:table-cell>
          <table:table-cell office:value-type="float" office:value="0.0913736" calcext:value-type="float">
            <text:p>0.0913736</text:p>
          </table:table-cell>
          <table:table-cell office:value-type="float" office:value="0.1491356" calcext:value-type="float">
            <text:p>0.1491356</text:p>
          </table:table-cell>
          <table:table-cell office:value-type="float" office:value="0.1724849" calcext:value-type="float">
            <text:p>0.1724849</text:p>
          </table:table-cell>
          <table:table-cell office:value-type="float" office:value="0.1774889" calcext:value-type="float">
            <text:p>0.1774889</text:p>
          </table:table-cell>
          <table:table-cell office:value-type="float" office:value="0" calcext:value-type="float">
            <text:p>0</text:p>
          </table:table-cell>
          <table:table-cell office:value-type="float" office:value="36.40216" calcext:value-type="float">
            <text:p>36.40216</text:p>
          </table:table-cell>
          <table:table-cell office:value-type="float" office:value="27.58946" calcext:value-type="float">
            <text:p>27.58946</text:p>
          </table:table-cell>
          <table:table-cell office:value-type="float" office:value="18.79631" calcext:value-type="float">
            <text:p>18.79631</text:p>
          </table:table-cell>
          <table:table-cell office:value-type="float" office:value="6.329592" calcext:value-type="float">
            <text:p>6.329592</text:p>
          </table:table-cell>
          <table:table-cell office:value-type="float" office:value="5.022011" calcext:value-type="float">
            <text:p>5.022011</text:p>
          </table:table-cell>
          <table:table-cell office:value-type="float" office:value="2.16468" calcext:value-type="float">
            <text:p>2.16468</text:p>
          </table:table-cell>
          <table:table-cell office:value-type="float" office:value="2.111147" calcext:value-type="float">
            <text:p>2.111147</text:p>
          </table:table-cell>
          <table:table-cell office:value-type="float" office:value="4.836019" calcext:value-type="float">
            <text:p>4.836019</text:p>
          </table:table-cell>
          <table:table-cell office:value-type="float" office:value="7.604572" calcext:value-type="float">
            <text:p>7.604572</text:p>
          </table:table-cell>
          <table:table-cell office:value-type="float" office:value="8.883026" calcext:value-type="float">
            <text:p>8.883026</text:p>
          </table:table-cell>
          <table:table-cell office:value-type="float" office:value="9.302866" calcext:value-type="float">
            <text:p>9.302866</text:p>
          </table:table-cell>
          <table:table-cell office:value-type="float" office:value="9.704651" calcext:value-type="float">
            <text:p>9.704651</text:p>
          </table:table-cell>
          <table:table-cell office:value-type="float" office:value="10.57982" calcext:value-type="float">
            <text:p>10.57982</text:p>
          </table:table-cell>
          <table:table-cell office:value-type="float" office:value="11.05036" calcext:value-type="float">
            <text:p>11.05036</text:p>
          </table:table-cell>
          <table:table-cell office:value-type="float" office:value="0" calcext:value-type="float">
            <text:p>0</text:p>
          </table:table-cell>
          <table:table-cell office:value-type="float" office:value="0.01026669" calcext:value-type="float">
            <text:p>0.01026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1.555594" calcext:value-type="float">
            <text:p>1.555594</text:p>
          </table:table-cell>
          <table:table-cell office:value-type="float" office:value="135.4641" calcext:value-type="float">
            <text:p>135.4641</text:p>
          </table:table-cell>
          <table:table-cell office:value-type="float" office:value="0" calcext:value-type="float">
            <text:p>0</text:p>
          </table:table-cell>
          <table:table-cell office:value-type="float" office:value="-2.274039" calcext:value-type="float">
            <text:p>-2.274039</text:p>
          </table:table-cell>
          <table:table-cell office:value-type="float" office:value="35.56436" calcext:value-type="float">
            <text:p>35.56436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4947174" calcext:value-type="float">
            <text:p>4.947174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194459" calcext:value-type="float">
            <text:p>-0.0004194459</text:p>
          </table:table-cell>
          <table:table-cell office:value-type="float" office:value="1169.791" calcext:value-type="float">
            <text:p>1169.791</text:p>
          </table:table-cell>
          <table:table-cell office:value-type="float" office:value="1.405229" calcext:value-type="float">
            <text:p>1.405229</text:p>
          </table:table-cell>
          <table:table-cell office:value-type="float" office:value="0" calcext:value-type="float">
            <text:p>0</text:p>
          </table:table-cell>
          <table:table-cell office:value-type="float" office:value="0.02751551" calcext:value-type="float">
            <text:p>0.02751551</text:p>
          </table:table-cell>
          <table:table-cell office:value-type="float" office:value="0.02154502" calcext:value-type="float">
            <text:p>0.02154502</text:p>
          </table:table-cell>
          <table:table-cell office:value-type="float" office:value="0.01545994" calcext:value-type="float">
            <text:p>0.01545994</text:p>
          </table:table-cell>
          <table:table-cell office:value-type="float" office:value="0.00848596" calcext:value-type="float">
            <text:p>0.00848596</text:p>
          </table:table-cell>
          <table:table-cell office:value-type="float" office:value="0.008198723" calcext:value-type="float">
            <text:p>0.008198723</text:p>
          </table:table-cell>
          <table:table-cell office:value-type="float" office:value="0.004746803" calcext:value-type="float">
            <text:p>0.004746803</text:p>
          </table:table-cell>
          <table:table-cell office:value-type="float" office:value="0.006184112" calcext:value-type="float">
            <text:p>0.006184112</text:p>
          </table:table-cell>
          <table:table-cell office:value-type="float" office:value="0.01277015" calcext:value-type="float">
            <text:p>0.01277015</text:p>
          </table:table-cell>
          <table:table-cell office:value-type="float" office:value="0.01125401" calcext:value-type="float">
            <text:p>0.01125401</text:p>
          </table:table-cell>
          <table:table-cell office:value-type="float" office:value="0.0867091" calcext:value-type="float">
            <text:p>0.0867091</text:p>
          </table:table-cell>
          <table:table-cell office:value-type="float" office:value="0.07200862" calcext:value-type="float">
            <text:p>0.07200862</text:p>
          </table:table-cell>
          <table:table-cell office:value-type="float" office:value="0.1477323" calcext:value-type="float">
            <text:p>0.1477323</text:p>
          </table:table-cell>
          <table:table-cell office:value-type="float" office:value="0.1725248" calcext:value-type="float">
            <text:p>0.1725248</text:p>
          </table:table-cell>
          <table:table-cell office:value-type="float" office:value="0.1775256" calcext:value-type="float">
            <text:p>0.1775256</text:p>
          </table:table-cell>
          <table:table-cell office:value-type="float" office:value="0" calcext:value-type="float">
            <text:p>0</text:p>
          </table:table-cell>
          <table:table-cell office:value-type="float" office:value="36.31008" calcext:value-type="float">
            <text:p>36.31008</text:p>
          </table:table-cell>
          <table:table-cell office:value-type="float" office:value="27.5371" calcext:value-type="float">
            <text:p>27.5371</text:p>
          </table:table-cell>
          <table:table-cell office:value-type="float" office:value="18.76432" calcext:value-type="float">
            <text:p>18.76432</text:p>
          </table:table-cell>
          <table:table-cell office:value-type="float" office:value="6.319944" calcext:value-type="float">
            <text:p>6.319944</text:p>
          </table:table-cell>
          <table:table-cell office:value-type="float" office:value="5.014496" calcext:value-type="float">
            <text:p>5.014496</text:p>
          </table:table-cell>
          <table:table-cell office:value-type="float" office:value="2.162518" calcext:value-type="float">
            <text:p>2.162518</text:p>
          </table:table-cell>
          <table:table-cell office:value-type="float" office:value="2.108844" calcext:value-type="float">
            <text:p>2.108844</text:p>
          </table:table-cell>
          <table:table-cell office:value-type="float" office:value="4.826518" calcext:value-type="float">
            <text:p>4.826518</text:p>
          </table:table-cell>
          <table:table-cell office:value-type="float" office:value="7.584024" calcext:value-type="float">
            <text:p>7.584024</text:p>
          </table:table-cell>
          <table:table-cell office:value-type="float" office:value="8.87257" calcext:value-type="float">
            <text:p>8.87257</text:p>
          </table:table-cell>
          <table:table-cell office:value-type="float" office:value="9.28902" calcext:value-type="float">
            <text:p>9.28902</text:p>
          </table:table-cell>
          <table:table-cell office:value-type="float" office:value="9.705661" calcext:value-type="float">
            <text:p>9.705661</text:p>
          </table:table-cell>
          <table:table-cell office:value-type="float" office:value="10.58346" calcext:value-type="float">
            <text:p>10.58346</text:p>
          </table:table-cell>
          <table:table-cell office:value-type="float" office:value="11.05368" calcext:value-type="float">
            <text:p>11.05368</text:p>
          </table:table-cell>
          <table:table-cell office:value-type="float" office:value="0" calcext:value-type="float">
            <text:p>0</text:p>
          </table:table-cell>
          <table:table-cell office:value-type="float" office:value="2.971881" calcext:value-type="float">
            <text:p>2.971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1.541183" calcext:value-type="float">
            <text:p>1.541183</text:p>
          </table:table-cell>
          <table:table-cell office:value-type="float" office:value="135.4627" calcext:value-type="float">
            <text:p>135.4627</text:p>
          </table:table-cell>
          <table:table-cell office:value-type="float" office:value="0" calcext:value-type="float">
            <text:p>0</text:p>
          </table:table-cell>
          <table:table-cell office:value-type="float" office:value="-2.339306" calcext:value-type="float">
            <text:p>-2.339306</text:p>
          </table:table-cell>
          <table:table-cell office:value-type="float" office:value="35.53754" calcext:value-type="float">
            <text:p>35.53754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5098782" calcext:value-type="float">
            <text:p>5.098782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249602" calcext:value-type="float">
            <text:p>-0.0004249602</text:p>
          </table:table-cell>
          <table:table-cell office:value-type="float" office:value="1169.762" calcext:value-type="float">
            <text:p>1169.762</text:p>
          </table:table-cell>
          <table:table-cell office:value-type="float" office:value="1.38216" calcext:value-type="float">
            <text:p>1.38216</text:p>
          </table:table-cell>
          <table:table-cell office:value-type="float" office:value="0" calcext:value-type="float">
            <text:p>0</text:p>
          </table:table-cell>
          <table:table-cell office:value-type="float" office:value="0.1013661" calcext:value-type="float">
            <text:p>0.1013661</text:p>
          </table:table-cell>
          <table:table-cell office:value-type="float" office:value="0.02548235" calcext:value-type="float">
            <text:p>0.02548235</text:p>
          </table:table-cell>
          <table:table-cell office:value-type="float" office:value="0.01671205" calcext:value-type="float">
            <text:p>0.01671205</text:p>
          </table:table-cell>
          <table:table-cell office:value-type="float" office:value="0.009153034" calcext:value-type="float">
            <text:p>0.009153034</text:p>
          </table:table-cell>
          <table:table-cell office:value-type="float" office:value="0.008784268" calcext:value-type="float">
            <text:p>0.008784268</text:p>
          </table:table-cell>
          <table:table-cell office:value-type="float" office:value="0.004901906" calcext:value-type="float">
            <text:p>0.004901906</text:p>
          </table:table-cell>
          <table:table-cell office:value-type="float" office:value="0.006298257" calcext:value-type="float">
            <text:p>0.006298257</text:p>
          </table:table-cell>
          <table:table-cell office:value-type="float" office:value="0.01239261" calcext:value-type="float">
            <text:p>0.01239261</text:p>
          </table:table-cell>
          <table:table-cell office:value-type="float" office:value="0.01125702" calcext:value-type="float">
            <text:p>0.01125702</text:p>
          </table:table-cell>
          <table:table-cell office:value-type="float" office:value="0.08979531" calcext:value-type="float">
            <text:p>0.08979531</text:p>
          </table:table-cell>
          <table:table-cell office:value-type="float" office:value="0.06124215" calcext:value-type="float">
            <text:p>0.06124215</text:p>
          </table:table-cell>
          <table:table-cell office:value-type="float" office:value="0.1403188" calcext:value-type="float">
            <text:p>0.1403188</text:p>
          </table:table-cell>
          <table:table-cell office:value-type="float" office:value="0.1725636" calcext:value-type="float">
            <text:p>0.1725636</text:p>
          </table:table-cell>
          <table:table-cell office:value-type="float" office:value="0.1775624" calcext:value-type="float">
            <text:p>0.1775624</text:p>
          </table:table-cell>
          <table:table-cell office:value-type="float" office:value="0" calcext:value-type="float">
            <text:p>0</text:p>
          </table:table-cell>
          <table:table-cell office:value-type="float" office:value="36.27149" calcext:value-type="float">
            <text:p>36.27149</text:p>
          </table:table-cell>
          <table:table-cell office:value-type="float" office:value="27.48977" calcext:value-type="float">
            <text:p>27.48977</text:p>
          </table:table-cell>
          <table:table-cell office:value-type="float" office:value="18.73318" calcext:value-type="float">
            <text:p>18.73318</text:p>
          </table:table-cell>
          <table:table-cell office:value-type="float" office:value="6.310507" calcext:value-type="float">
            <text:p>6.310507</text:p>
          </table:table-cell>
          <table:table-cell office:value-type="float" office:value="5.007228" calcext:value-type="float">
            <text:p>5.007228</text:p>
          </table:table-cell>
          <table:table-cell office:value-type="float" office:value="2.160411" calcext:value-type="float">
            <text:p>2.160411</text:p>
          </table:table-cell>
          <table:table-cell office:value-type="float" office:value="2.106618" calcext:value-type="float">
            <text:p>2.106618</text:p>
          </table:table-cell>
          <table:table-cell office:value-type="float" office:value="4.81706" calcext:value-type="float">
            <text:p>4.81706</text:p>
          </table:table-cell>
          <table:table-cell office:value-type="float" office:value="7.563624" calcext:value-type="float">
            <text:p>7.563624</text:p>
          </table:table-cell>
          <table:table-cell office:value-type="float" office:value="8.86329" calcext:value-type="float">
            <text:p>8.86329</text:p>
          </table:table-cell>
          <table:table-cell office:value-type="float" office:value="9.271587" calcext:value-type="float">
            <text:p>9.271587</text:p>
          </table:table-cell>
          <table:table-cell office:value-type="float" office:value="9.705357" calcext:value-type="float">
            <text:p>9.705357</text:p>
          </table:table-cell>
          <table:table-cell office:value-type="float" office:value="10.58711" calcext:value-type="float">
            <text:p>10.58711</text:p>
          </table:table-cell>
          <table:table-cell office:value-type="float" office:value="11.05702" calcext:value-type="float">
            <text:p>11.05702</text:p>
          </table:table-cell>
          <table:table-cell office:value-type="float" office:value="0" calcext:value-type="float">
            <text:p>0</text:p>
          </table:table-cell>
          <table:table-cell office:value-type="float" office:value="35.52142" calcext:value-type="float">
            <text:p>35.52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1.527511" calcext:value-type="float">
            <text:p>1.527511</text:p>
          </table:table-cell>
          <table:table-cell office:value-type="float" office:value="135.4598" calcext:value-type="float">
            <text:p>135.4598</text:p>
          </table:table-cell>
          <table:table-cell office:value-type="float" office:value="0" calcext:value-type="float">
            <text:p>0</text:p>
          </table:table-cell>
          <table:table-cell office:value-type="float" office:value="-2.406551" calcext:value-type="float">
            <text:p>-2.406551</text:p>
          </table:table-cell>
          <table:table-cell office:value-type="float" office:value="35.50998" calcext:value-type="float">
            <text:p>35.50998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5250389" calcext:value-type="float">
            <text:p>5.250389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315667" calcext:value-type="float">
            <text:p>-0.0004315667</text:p>
          </table:table-cell>
          <table:table-cell office:value-type="float" office:value="1169.737" calcext:value-type="float">
            <text:p>1169.737</text:p>
          </table:table-cell>
          <table:table-cell office:value-type="float" office:value="1.357417" calcext:value-type="float">
            <text:p>1.357417</text:p>
          </table:table-cell>
          <table:table-cell office:value-type="float" office:value="0" calcext:value-type="float">
            <text:p>0</text:p>
          </table:table-cell>
          <table:table-cell office:value-type="float" office:value="0.1438837" calcext:value-type="float">
            <text:p>0.1438837</text:p>
          </table:table-cell>
          <table:table-cell office:value-type="float" office:value="0.02750392" calcext:value-type="float">
            <text:p>0.02750392</text:p>
          </table:table-cell>
          <table:table-cell office:value-type="float" office:value="0.01726938" calcext:value-type="float">
            <text:p>0.01726938</text:p>
          </table:table-cell>
          <table:table-cell office:value-type="float" office:value="0.009538156" calcext:value-type="float">
            <text:p>0.009538156</text:p>
          </table:table-cell>
          <table:table-cell office:value-type="float" office:value="0.009164056" calcext:value-type="float">
            <text:p>0.009164056</text:p>
          </table:table-cell>
          <table:table-cell office:value-type="float" office:value="0.005056957" calcext:value-type="float">
            <text:p>0.005056957</text:p>
          </table:table-cell>
          <table:table-cell office:value-type="float" office:value="0.006426577" calcext:value-type="float">
            <text:p>0.006426577</text:p>
          </table:table-cell>
          <table:table-cell office:value-type="float" office:value="0.01204595" calcext:value-type="float">
            <text:p>0.01204595</text:p>
          </table:table-cell>
          <table:table-cell office:value-type="float" office:value="0.01127608" calcext:value-type="float">
            <text:p>0.01127608</text:p>
          </table:table-cell>
          <table:table-cell office:value-type="float" office:value="0.09226028" calcext:value-type="float">
            <text:p>0.09226028</text:p>
          </table:table-cell>
          <table:table-cell office:value-type="float" office:value="0.05864521" calcext:value-type="float">
            <text:p>0.05864521</text:p>
          </table:table-cell>
          <table:table-cell office:value-type="float" office:value="0.1338691" calcext:value-type="float">
            <text:p>0.1338691</text:p>
          </table:table-cell>
          <table:table-cell office:value-type="float" office:value="0.1726013" calcext:value-type="float">
            <text:p>0.1726013</text:p>
          </table:table-cell>
          <table:table-cell office:value-type="float" office:value="0.1775991" calcext:value-type="float">
            <text:p>0.1775991</text:p>
          </table:table-cell>
          <table:table-cell office:value-type="float" office:value="0" calcext:value-type="float">
            <text:p>0</text:p>
          </table:table-cell>
          <table:table-cell office:value-type="float" office:value="36.24973" calcext:value-type="float">
            <text:p>36.24973</text:p>
          </table:table-cell>
          <table:table-cell office:value-type="float" office:value="27.44351" calcext:value-type="float">
            <text:p>27.44351</text:p>
          </table:table-cell>
          <table:table-cell office:value-type="float" office:value="18.70271" calcext:value-type="float">
            <text:p>18.70271</text:p>
          </table:table-cell>
          <table:table-cell office:value-type="float" office:value="6.301337" calcext:value-type="float">
            <text:p>6.301337</text:p>
          </table:table-cell>
          <table:table-cell office:value-type="float" office:value="5.000194" calcext:value-type="float">
            <text:p>5.000194</text:p>
          </table:table-cell>
          <table:table-cell office:value-type="float" office:value="2.158376" calcext:value-type="float">
            <text:p>2.158376</text:p>
          </table:table-cell>
          <table:table-cell office:value-type="float" office:value="2.104476" calcext:value-type="float">
            <text:p>2.104476</text:p>
          </table:table-cell>
          <table:table-cell office:value-type="float" office:value="4.807663" calcext:value-type="float">
            <text:p>4.807663</text:p>
          </table:table-cell>
          <table:table-cell office:value-type="float" office:value="7.543389" calcext:value-type="float">
            <text:p>7.543389</text:p>
          </table:table-cell>
          <table:table-cell office:value-type="float" office:value="8.854619" calcext:value-type="float">
            <text:p>8.854619</text:p>
          </table:table-cell>
          <table:table-cell office:value-type="float" office:value="9.252789" calcext:value-type="float">
            <text:p>9.252789</text:p>
          </table:table-cell>
          <table:table-cell office:value-type="float" office:value="9.703398" calcext:value-type="float">
            <text:p>9.703398</text:p>
          </table:table-cell>
          <table:table-cell office:value-type="float" office:value="10.59075" calcext:value-type="float">
            <text:p>10.59075</text:p>
          </table:table-cell>
          <table:table-cell office:value-type="float" office:value="11.06037" calcext:value-type="float">
            <text:p>11.06037</text:p>
          </table:table-cell>
          <table:table-cell office:value-type="float" office:value="0" calcext:value-type="float">
            <text:p>0</text:p>
          </table:table-cell>
          <table:table-cell office:value-type="float" office:value="46.92812" calcext:value-type="float">
            <text:p>46.92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1.516554" calcext:value-type="float">
            <text:p>1.516554</text:p>
          </table:table-cell>
          <table:table-cell office:value-type="float" office:value="135.4563" calcext:value-type="float">
            <text:p>135.4563</text:p>
          </table:table-cell>
          <table:table-cell office:value-type="float" office:value="0" calcext:value-type="float">
            <text:p>0</text:p>
          </table:table-cell>
          <table:table-cell office:value-type="float" office:value="-2.473332" calcext:value-type="float">
            <text:p>-2.473332</text:p>
          </table:table-cell>
          <table:table-cell office:value-type="float" office:value="35.48215" calcext:value-type="float">
            <text:p>35.4821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5408489" calcext:value-type="float">
            <text:p>5.408489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394661" calcext:value-type="float">
            <text:p>-0.0004394661</text:p>
          </table:table-cell>
          <table:table-cell office:value-type="float" office:value="1169.711" calcext:value-type="float">
            <text:p>1169.711</text:p>
          </table:table-cell>
          <table:table-cell office:value-type="float" office:value="1.334937" calcext:value-type="float">
            <text:p>1.334937</text:p>
          </table:table-cell>
          <table:table-cell office:value-type="float" office:value="0" calcext:value-type="float">
            <text:p>0</text:p>
          </table:table-cell>
          <table:table-cell office:value-type="float" office:value="0.1404239" calcext:value-type="float">
            <text:p>0.1404239</text:p>
          </table:table-cell>
          <table:table-cell office:value-type="float" office:value="0.02655826" calcext:value-type="float">
            <text:p>0.02655826</text:p>
          </table:table-cell>
          <table:table-cell office:value-type="float" office:value="0.01709366" calcext:value-type="float">
            <text:p>0.01709366</text:p>
          </table:table-cell>
          <table:table-cell office:value-type="float" office:value="0.009646855" calcext:value-type="float">
            <text:p>0.009646855</text:p>
          </table:table-cell>
          <table:table-cell office:value-type="float" office:value="0.009379683" calcext:value-type="float">
            <text:p>0.009379683</text:p>
          </table:table-cell>
          <table:table-cell office:value-type="float" office:value="0.005190626" calcext:value-type="float">
            <text:p>0.005190626</text:p>
          </table:table-cell>
          <table:table-cell office:value-type="float" office:value="0.006548244" calcext:value-type="float">
            <text:p>0.006548244</text:p>
          </table:table-cell>
          <table:table-cell office:value-type="float" office:value="0.01176528" calcext:value-type="float">
            <text:p>0.01176528</text:p>
          </table:table-cell>
          <table:table-cell office:value-type="float" office:value="0.01129749" calcext:value-type="float">
            <text:p>0.01129749</text:p>
          </table:table-cell>
          <table:table-cell office:value-type="float" office:value="0.09456629" calcext:value-type="float">
            <text:p>0.09456629</text:p>
          </table:table-cell>
          <table:table-cell office:value-type="float" office:value="0.05914276" calcext:value-type="float">
            <text:p>0.05914276</text:p>
          </table:table-cell>
          <table:table-cell office:value-type="float" office:value="0.128363" calcext:value-type="float">
            <text:p>0.128363</text:p>
          </table:table-cell>
          <table:table-cell office:value-type="float" office:value="0.1726388" calcext:value-type="float">
            <text:p>0.1726388</text:p>
          </table:table-cell>
          <table:table-cell office:value-type="float" office:value="0.1776358" calcext:value-type="float">
            <text:p>0.1776358</text:p>
          </table:table-cell>
          <table:table-cell office:value-type="float" office:value="0" calcext:value-type="float">
            <text:p>0</text:p>
          </table:table-cell>
          <table:table-cell office:value-type="float" office:value="36.23204" calcext:value-type="float">
            <text:p>36.23204</text:p>
          </table:table-cell>
          <table:table-cell office:value-type="float" office:value="27.3977" calcext:value-type="float">
            <text:p>27.3977</text:p>
          </table:table-cell>
          <table:table-cell office:value-type="float" office:value="18.67267" calcext:value-type="float">
            <text:p>18.67267</text:p>
          </table:table-cell>
          <table:table-cell office:value-type="float" office:value="6.292315" calcext:value-type="float">
            <text:p>6.292315</text:p>
          </table:table-cell>
          <table:table-cell office:value-type="float" office:value="4.99336" calcext:value-type="float">
            <text:p>4.99336</text:p>
          </table:table-cell>
          <table:table-cell office:value-type="float" office:value="2.156403" calcext:value-type="float">
            <text:p>2.156403</text:p>
          </table:table-cell>
          <table:table-cell office:value-type="float" office:value="2.102411" calcext:value-type="float">
            <text:p>2.102411</text:p>
          </table:table-cell>
          <table:table-cell office:value-type="float" office:value="4.798347" calcext:value-type="float">
            <text:p>4.798347</text:p>
          </table:table-cell>
          <table:table-cell office:value-type="float" office:value="7.523321" calcext:value-type="float">
            <text:p>7.523321</text:p>
          </table:table-cell>
          <table:table-cell office:value-type="float" office:value="8.846519" calcext:value-type="float">
            <text:p>8.846519</text:p>
          </table:table-cell>
          <table:table-cell office:value-type="float" office:value="9.234013" calcext:value-type="float">
            <text:p>9.234013</text:p>
          </table:table-cell>
          <table:table-cell office:value-type="float" office:value="9.699993" calcext:value-type="float">
            <text:p>9.699993</text:p>
          </table:table-cell>
          <table:table-cell office:value-type="float" office:value="10.5944" calcext:value-type="float">
            <text:p>10.5944</text:p>
          </table:table-cell>
          <table:table-cell office:value-type="float" office:value="11.06373" calcext:value-type="float">
            <text:p>11.06373</text:p>
          </table:table-cell>
          <table:table-cell office:value-type="float" office:value="0" calcext:value-type="float">
            <text:p>0</text:p>
          </table:table-cell>
          <table:table-cell office:value-type="float" office:value="44.9557" calcext:value-type="float">
            <text:p>44.9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1.511436" calcext:value-type="float">
            <text:p>1.511436</text:p>
          </table:table-cell>
          <table:table-cell office:value-type="float" office:value="135.452" calcext:value-type="float">
            <text:p>135.452</text:p>
          </table:table-cell>
          <table:table-cell office:value-type="float" office:value="0" calcext:value-type="float">
            <text:p>0</text:p>
          </table:table-cell>
          <table:table-cell office:value-type="float" office:value="-2.539577" calcext:value-type="float">
            <text:p>-2.539577</text:p>
          </table:table-cell>
          <table:table-cell office:value-type="float" office:value="35.45409" calcext:value-type="float">
            <text:p>35.45409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5560096" calcext:value-type="float">
            <text:p>5.560096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489426" calcext:value-type="float">
            <text:p>-0.0004489426</text:p>
          </table:table-cell>
          <table:table-cell office:value-type="float" office:value="1169.683" calcext:value-type="float">
            <text:p>1169.683</text:p>
          </table:table-cell>
          <table:table-cell office:value-type="float" office:value="1.325022" calcext:value-type="float">
            <text:p>1.325022</text:p>
          </table:table-cell>
          <table:table-cell office:value-type="float" office:value="0" calcext:value-type="float">
            <text:p>0</text:p>
          </table:table-cell>
          <table:table-cell office:value-type="float" office:value="0.0906211" calcext:value-type="float">
            <text:p>0.0906211</text:p>
          </table:table-cell>
          <table:table-cell office:value-type="float" office:value="0.02310747" calcext:value-type="float">
            <text:p>0.02310747</text:p>
          </table:table-cell>
          <table:table-cell office:value-type="float" office:value="0.01565837" calcext:value-type="float">
            <text:p>0.01565837</text:p>
          </table:table-cell>
          <table:table-cell office:value-type="float" office:value="0.008772195" calcext:value-type="float">
            <text:p>0.008772195</text:p>
          </table:table-cell>
          <table:table-cell office:value-type="float" office:value="0.008553611" calcext:value-type="float">
            <text:p>0.008553611</text:p>
          </table:table-cell>
          <table:table-cell office:value-type="float" office:value="0.005000128" calcext:value-type="float">
            <text:p>0.005000128</text:p>
          </table:table-cell>
          <table:table-cell office:value-type="float" office:value="0.006547641" calcext:value-type="float">
            <text:p>0.006547641</text:p>
          </table:table-cell>
          <table:table-cell office:value-type="float" office:value="0.01156051" calcext:value-type="float">
            <text:p>0.01156051</text:p>
          </table:table-cell>
          <table:table-cell office:value-type="float" office:value="0.01130661" calcext:value-type="float">
            <text:p>0.01130661</text:p>
          </table:table-cell>
          <table:table-cell office:value-type="float" office:value="0.09587999" calcext:value-type="float">
            <text:p>0.09587999</text:p>
          </table:table-cell>
          <table:table-cell office:value-type="float" office:value="0.06041761" calcext:value-type="float">
            <text:p>0.06041761</text:p>
          </table:table-cell>
          <table:table-cell office:value-type="float" office:value="0.1244531" calcext:value-type="float">
            <text:p>0.1244531</text:p>
          </table:table-cell>
          <table:table-cell office:value-type="float" office:value="0.1726761" calcext:value-type="float">
            <text:p>0.1726761</text:p>
          </table:table-cell>
          <table:table-cell office:value-type="float" office:value="0.1776725" calcext:value-type="float">
            <text:p>0.1776725</text:p>
          </table:table-cell>
          <table:table-cell office:value-type="float" office:value="0" calcext:value-type="float">
            <text:p>0</text:p>
          </table:table-cell>
          <table:table-cell office:value-type="float" office:value="36.20771" calcext:value-type="float">
            <text:p>36.20771</text:p>
          </table:table-cell>
          <table:table-cell office:value-type="float" office:value="27.35107" calcext:value-type="float">
            <text:p>27.35107</text:p>
          </table:table-cell>
          <table:table-cell office:value-type="float" office:value="18.64224" calcext:value-type="float">
            <text:p>18.64224</text:p>
          </table:table-cell>
          <table:table-cell office:value-type="float" office:value="6.28318" calcext:value-type="float">
            <text:p>6.28318</text:p>
          </table:table-cell>
          <table:table-cell office:value-type="float" office:value="4.986406" calcext:value-type="float">
            <text:p>4.986406</text:p>
          </table:table-cell>
          <table:table-cell office:value-type="float" office:value="2.154452" calcext:value-type="float">
            <text:p>2.154452</text:p>
          </table:table-cell>
          <table:table-cell office:value-type="float" office:value="2.100389" calcext:value-type="float">
            <text:p>2.100389</text:p>
          </table:table-cell>
          <table:table-cell office:value-type="float" office:value="4.789118" calcext:value-type="float">
            <text:p>4.789118</text:p>
          </table:table-cell>
          <table:table-cell office:value-type="float" office:value="7.503412" calcext:value-type="float">
            <text:p>7.503412</text:p>
          </table:table-cell>
          <table:table-cell office:value-type="float" office:value="8.838868" calcext:value-type="float">
            <text:p>8.838868</text:p>
          </table:table-cell>
          <table:table-cell office:value-type="float" office:value="9.215542" calcext:value-type="float">
            <text:p>9.215542</text:p>
          </table:table-cell>
          <table:table-cell office:value-type="float" office:value="9.695531" calcext:value-type="float">
            <text:p>9.695531</text:p>
          </table:table-cell>
          <table:table-cell office:value-type="float" office:value="10.59804" calcext:value-type="float">
            <text:p>10.59804</text:p>
          </table:table-cell>
          <table:table-cell office:value-type="float" office:value="11.06708" calcext:value-type="float">
            <text:p>11.06708</text:p>
          </table:table-cell>
          <table:table-cell office:value-type="float" office:value="0" calcext:value-type="float">
            <text:p>0</text:p>
          </table:table-cell>
          <table:table-cell office:value-type="float" office:value="28.4626" calcext:value-type="float">
            <text:p>28.4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1.505757" calcext:value-type="float">
            <text:p>1.505757</text:p>
          </table:table-cell>
          <table:table-cell office:value-type="float" office:value="135.4482" calcext:value-type="float">
            <text:p>135.4482</text:p>
          </table:table-cell>
          <table:table-cell office:value-type="float" office:value="0" calcext:value-type="float">
            <text:p>0</text:p>
          </table:table-cell>
          <table:table-cell office:value-type="float" office:value="-2.605079" calcext:value-type="float">
            <text:p>-2.605079</text:p>
          </table:table-cell>
          <table:table-cell office:value-type="float" office:value="35.42584" calcext:value-type="float">
            <text:p>35.42584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5711704" calcext:value-type="float">
            <text:p>5.711704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601768" calcext:value-type="float">
            <text:p>-0.0004601768</text:p>
          </table:table-cell>
          <table:table-cell office:value-type="float" office:value="1169.655" calcext:value-type="float">
            <text:p>1169.655</text:p>
          </table:table-cell>
          <table:table-cell office:value-type="float" office:value="1.31381" calcext:value-type="float">
            <text:p>1.31381</text:p>
          </table:table-cell>
          <table:table-cell office:value-type="float" office:value="0" calcext:value-type="float">
            <text:p>0</text:p>
          </table:table-cell>
          <table:table-cell office:value-type="float" office:value="0.08338547" calcext:value-type="float">
            <text:p>0.08338547</text:p>
          </table:table-cell>
          <table:table-cell office:value-type="float" office:value="0.02242026" calcext:value-type="float">
            <text:p>0.02242026</text:p>
          </table:table-cell>
          <table:table-cell office:value-type="float" office:value="0.01544719" calcext:value-type="float">
            <text:p>0.01544719</text:p>
          </table:table-cell>
          <table:table-cell office:value-type="float" office:value="0.008636832" calcext:value-type="float">
            <text:p>0.008636832</text:p>
          </table:table-cell>
          <table:table-cell office:value-type="float" office:value="0.008419997" calcext:value-type="float">
            <text:p>0.008419997</text:p>
          </table:table-cell>
          <table:table-cell office:value-type="float" office:value="0.004956951" calcext:value-type="float">
            <text:p>0.004956951</text:p>
          </table:table-cell>
          <table:table-cell office:value-type="float" office:value="0.006581573" calcext:value-type="float">
            <text:p>0.006581573</text:p>
          </table:table-cell>
          <table:table-cell office:value-type="float" office:value="0.01138944" calcext:value-type="float">
            <text:p>0.01138944</text:p>
          </table:table-cell>
          <table:table-cell office:value-type="float" office:value="0.01129905" calcext:value-type="float">
            <text:p>0.01129905</text:p>
          </table:table-cell>
          <table:table-cell office:value-type="float" office:value="0.09556906" calcext:value-type="float">
            <text:p>0.09556906</text:p>
          </table:table-cell>
          <table:table-cell office:value-type="float" office:value="0.06506752" calcext:value-type="float">
            <text:p>0.06506752</text:p>
          </table:table-cell>
          <table:table-cell office:value-type="float" office:value="0.1197373" calcext:value-type="float">
            <text:p>0.1197373</text:p>
          </table:table-cell>
          <table:table-cell office:value-type="float" office:value="0.1727131" calcext:value-type="float">
            <text:p>0.1727131</text:p>
          </table:table-cell>
          <table:table-cell office:value-type="float" office:value="0.1777092" calcext:value-type="float">
            <text:p>0.1777092</text:p>
          </table:table-cell>
          <table:table-cell office:value-type="float" office:value="0" calcext:value-type="float">
            <text:p>0</text:p>
          </table:table-cell>
          <table:table-cell office:value-type="float" office:value="36.1816" calcext:value-type="float">
            <text:p>36.1816</text:p>
          </table:table-cell>
          <table:table-cell office:value-type="float" office:value="27.30453" calcext:value-type="float">
            <text:p>27.30453</text:p>
          </table:table-cell>
          <table:table-cell office:value-type="float" office:value="18.61168" calcext:value-type="float">
            <text:p>18.61168</text:p>
          </table:table-cell>
          <table:table-cell office:value-type="float" office:value="6.273945" calcext:value-type="float">
            <text:p>6.273945</text:p>
          </table:table-cell>
          <table:table-cell office:value-type="float" office:value="4.97934" calcext:value-type="float">
            <text:p>4.97934</text:p>
          </table:table-cell>
          <table:table-cell office:value-type="float" office:value="2.1525" calcext:value-type="float">
            <text:p>2.1525</text:p>
          </table:table-cell>
          <table:table-cell office:value-type="float" office:value="2.098397" calcext:value-type="float">
            <text:p>2.098397</text:p>
          </table:table-cell>
          <table:table-cell office:value-type="float" office:value="4.779985" calcext:value-type="float">
            <text:p>4.779985</text:p>
          </table:table-cell>
          <table:table-cell office:value-type="float" office:value="7.48366" calcext:value-type="float">
            <text:p>7.48366</text:p>
          </table:table-cell>
          <table:table-cell office:value-type="float" office:value="8.831323" calcext:value-type="float">
            <text:p>8.831323</text:p>
          </table:table-cell>
          <table:table-cell office:value-type="float" office:value="9.197659" calcext:value-type="float">
            <text:p>9.197659</text:p>
          </table:table-cell>
          <table:table-cell office:value-type="float" office:value="9.690084" calcext:value-type="float">
            <text:p>9.690084</text:p>
          </table:table-cell>
          <table:table-cell office:value-type="float" office:value="10.60168" calcext:value-type="float">
            <text:p>10.60168</text:p>
          </table:table-cell>
          <table:table-cell office:value-type="float" office:value="11.07043" calcext:value-type="float">
            <text:p>11.07043</text:p>
          </table:table-cell>
          <table:table-cell office:value-type="float" office:value="0" calcext:value-type="float">
            <text:p>0</text:p>
          </table:table-cell>
          <table:table-cell office:value-type="float" office:value="24.30447" calcext:value-type="float">
            <text:p>24.30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1.501334" calcext:value-type="float">
            <text:p>1.501334</text:p>
          </table:table-cell>
          <table:table-cell office:value-type="float" office:value="135.4444" calcext:value-type="float">
            <text:p>135.4444</text:p>
          </table:table-cell>
          <table:table-cell office:value-type="float" office:value="0" calcext:value-type="float">
            <text:p>0</text:p>
          </table:table-cell>
          <table:table-cell office:value-type="float" office:value="-2.668083" calcext:value-type="float">
            <text:p>-2.668083</text:p>
          </table:table-cell>
          <table:table-cell office:value-type="float" office:value="35.39823" calcext:value-type="float">
            <text:p>35.39823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5863312" calcext:value-type="float">
            <text:p>5.863312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735004" calcext:value-type="float">
            <text:p>-0.0004735004</text:p>
          </table:table-cell>
          <table:table-cell office:value-type="float" office:value="1169.626" calcext:value-type="float">
            <text:p>1169.626</text:p>
          </table:table-cell>
          <table:table-cell office:value-type="float" office:value="1.304608" calcext:value-type="float">
            <text:p>1.304608</text:p>
          </table:table-cell>
          <table:table-cell office:value-type="float" office:value="0" calcext:value-type="float">
            <text:p>0</text:p>
          </table:table-cell>
          <table:table-cell office:value-type="float" office:value="0.06548869" calcext:value-type="float">
            <text:p>0.06548869</text:p>
          </table:table-cell>
          <table:table-cell office:value-type="float" office:value="0.02141124" calcext:value-type="float">
            <text:p>0.02141124</text:p>
          </table:table-cell>
          <table:table-cell office:value-type="float" office:value="0.01508392" calcext:value-type="float">
            <text:p>0.01508392</text:p>
          </table:table-cell>
          <table:table-cell office:value-type="float" office:value="0.008372353" calcext:value-type="float">
            <text:p>0.008372353</text:p>
          </table:table-cell>
          <table:table-cell office:value-type="float" office:value="0.008142683" calcext:value-type="float">
            <text:p>0.008142683</text:p>
          </table:table-cell>
          <table:table-cell office:value-type="float" office:value="0.004870759" calcext:value-type="float">
            <text:p>0.004870759</text:p>
          </table:table-cell>
          <table:table-cell office:value-type="float" office:value="0.006588055" calcext:value-type="float">
            <text:p>0.006588055</text:p>
          </table:table-cell>
          <table:table-cell office:value-type="float" office:value="0.01119398" calcext:value-type="float">
            <text:p>0.01119398</text:p>
          </table:table-cell>
          <table:table-cell office:value-type="float" office:value="0.01128107" calcext:value-type="float">
            <text:p>0.01128107</text:p>
          </table:table-cell>
          <table:table-cell office:value-type="float" office:value="0.09448106" calcext:value-type="float">
            <text:p>0.09448106</text:p>
          </table:table-cell>
          <table:table-cell office:value-type="float" office:value="0.08482052" calcext:value-type="float">
            <text:p>0.08482052</text:p>
          </table:table-cell>
          <table:table-cell office:value-type="float" office:value="0.1118646" calcext:value-type="float">
            <text:p>0.1118646</text:p>
          </table:table-cell>
          <table:table-cell office:value-type="float" office:value="0.1727489" calcext:value-type="float">
            <text:p>0.1727489</text:p>
          </table:table-cell>
          <table:table-cell office:value-type="float" office:value="0.1777459" calcext:value-type="float">
            <text:p>0.1777459</text:p>
          </table:table-cell>
          <table:table-cell office:value-type="float" office:value="0" calcext:value-type="float">
            <text:p>0</text:p>
          </table:table-cell>
          <table:table-cell office:value-type="float" office:value="36.15411" calcext:value-type="float">
            <text:p>36.15411</text:p>
          </table:table-cell>
          <table:table-cell office:value-type="float" office:value="27.25801" calcext:value-type="float">
            <text:p>27.25801</text:p>
          </table:table-cell>
          <table:table-cell office:value-type="float" office:value="18.5811" calcext:value-type="float">
            <text:p>18.5811</text:p>
          </table:table-cell>
          <table:table-cell office:value-type="float" office:value="6.264664" calcext:value-type="float">
            <text:p>6.264664</text:p>
          </table:table-cell>
          <table:table-cell office:value-type="float" office:value="4.972236" calcext:value-type="float">
            <text:p>4.972236</text:p>
          </table:table-cell>
          <table:table-cell office:value-type="float" office:value="2.150558" calcext:value-type="float">
            <text:p>2.150558</text:p>
          </table:table-cell>
          <table:table-cell office:value-type="float" office:value="2.096436" calcext:value-type="float">
            <text:p>2.096436</text:p>
          </table:table-cell>
          <table:table-cell office:value-type="float" office:value="4.770956" calcext:value-type="float">
            <text:p>4.770956</text:p>
          </table:table-cell>
          <table:table-cell office:value-type="float" office:value="7.464069" calcext:value-type="float">
            <text:p>7.464069</text:p>
          </table:table-cell>
          <table:table-cell office:value-type="float" office:value="8.823691" calcext:value-type="float">
            <text:p>8.823691</text:p>
          </table:table-cell>
          <table:table-cell office:value-type="float" office:value="9.183446" calcext:value-type="float">
            <text:p>9.183446</text:p>
          </table:table-cell>
          <table:table-cell office:value-type="float" office:value="9.683144" calcext:value-type="float">
            <text:p>9.683144</text:p>
          </table:table-cell>
          <table:table-cell office:value-type="float" office:value="10.60532" calcext:value-type="float">
            <text:p>10.60532</text:p>
          </table:table-cell>
          <table:table-cell office:value-type="float" office:value="11.0738" calcext:value-type="float">
            <text:p>11.0738</text:p>
          </table:table-cell>
          <table:table-cell office:value-type="float" office:value="0" calcext:value-type="float">
            <text:p>0</text:p>
          </table:table-cell>
          <table:table-cell office:value-type="float" office:value="20.20629" calcext:value-type="float">
            <text:p>20.20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1.496653" calcext:value-type="float">
            <text:p>1.496653</text:p>
          </table:table-cell>
          <table:table-cell office:value-type="float" office:value="135.4406" calcext:value-type="float">
            <text:p>135.4406</text:p>
          </table:table-cell>
          <table:table-cell office:value-type="float" office:value="0" calcext:value-type="float">
            <text:p>0</text:p>
          </table:table-cell>
          <table:table-cell office:value-type="float" office:value="-2.732432" calcext:value-type="float">
            <text:p>-2.732432</text:p>
          </table:table-cell>
          <table:table-cell office:value-type="float" office:value="35.37059" calcext:value-type="float">
            <text:p>35.37059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14919" calcext:value-type="float">
            <text:p>6.014919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893267" calcext:value-type="float">
            <text:p>-0.0004893267</text:p>
          </table:table-cell>
          <table:table-cell office:value-type="float" office:value="1169.596" calcext:value-type="float">
            <text:p>1169.596</text:p>
          </table:table-cell>
          <table:table-cell office:value-type="float" office:value="1.29465" calcext:value-type="float">
            <text:p>1.29465</text:p>
          </table:table-cell>
          <table:table-cell office:value-type="float" office:value="0" calcext:value-type="float">
            <text:p>0</text:p>
          </table:table-cell>
          <table:table-cell office:value-type="float" office:value="0.06650893" calcext:value-type="float">
            <text:p>0.06650893</text:p>
          </table:table-cell>
          <table:table-cell office:value-type="float" office:value="0.02201633" calcext:value-type="float">
            <text:p>0.02201633</text:p>
          </table:table-cell>
          <table:table-cell office:value-type="float" office:value="0.01557324" calcext:value-type="float">
            <text:p>0.01557324</text:p>
          </table:table-cell>
          <table:table-cell office:value-type="float" office:value="0.008624511" calcext:value-type="float">
            <text:p>0.008624511</text:p>
          </table:table-cell>
          <table:table-cell office:value-type="float" office:value="0.008332907" calcext:value-type="float">
            <text:p>0.008332907</text:p>
          </table:table-cell>
          <table:table-cell office:value-type="float" office:value="0.004905789" calcext:value-type="float">
            <text:p>0.004905789</text:p>
          </table:table-cell>
          <table:table-cell office:value-type="float" office:value="0.006630052" calcext:value-type="float">
            <text:p>0.006630052</text:p>
          </table:table-cell>
          <table:table-cell office:value-type="float" office:value="0.01099986" calcext:value-type="float">
            <text:p>0.01099986</text:p>
          </table:table-cell>
          <table:table-cell office:value-type="float" office:value="0.01126301" calcext:value-type="float">
            <text:p>0.01126301</text:p>
          </table:table-cell>
          <table:table-cell office:value-type="float" office:value="0.09314474" calcext:value-type="float">
            <text:p>0.09314474</text:p>
          </table:table-cell>
          <table:table-cell office:value-type="float" office:value="0.091824" calcext:value-type="float">
            <text:p>0.091824</text:p>
          </table:table-cell>
          <table:table-cell office:value-type="float" office:value="0.1030638" calcext:value-type="float">
            <text:p>0.1030638</text:p>
          </table:table-cell>
          <table:table-cell office:value-type="float" office:value="0.1727827" calcext:value-type="float">
            <text:p>0.1727827</text:p>
          </table:table-cell>
          <table:table-cell office:value-type="float" office:value="0.1777827" calcext:value-type="float">
            <text:p>0.1777827</text:p>
          </table:table-cell>
          <table:table-cell office:value-type="float" office:value="0" calcext:value-type="float">
            <text:p>0</text:p>
          </table:table-cell>
          <table:table-cell office:value-type="float" office:value="36.127" calcext:value-type="float">
            <text:p>36.127</text:p>
          </table:table-cell>
          <table:table-cell office:value-type="float" office:value="27.2118" calcext:value-type="float">
            <text:p>27.2118</text:p>
          </table:table-cell>
          <table:table-cell office:value-type="float" office:value="18.55069" calcext:value-type="float">
            <text:p>18.55069</text:p>
          </table:table-cell>
          <table:table-cell office:value-type="float" office:value="6.255421" calcext:value-type="float">
            <text:p>6.255421</text:p>
          </table:table-cell>
          <table:table-cell office:value-type="float" office:value="4.965152" calcext:value-type="float">
            <text:p>4.965152</text:p>
          </table:table-cell>
          <table:table-cell office:value-type="float" office:value="2.148629" calcext:value-type="float">
            <text:p>2.148629</text:p>
          </table:table-cell>
          <table:table-cell office:value-type="float" office:value="2.094502" calcext:value-type="float">
            <text:p>2.094502</text:p>
          </table:table-cell>
          <table:table-cell office:value-type="float" office:value="4.762037" calcext:value-type="float">
            <text:p>4.762037</text:p>
          </table:table-cell>
          <table:table-cell office:value-type="float" office:value="7.444633" calcext:value-type="float">
            <text:p>7.444633</text:p>
          </table:table-cell>
          <table:table-cell office:value-type="float" office:value="8.815794" calcext:value-type="float">
            <text:p>8.815794</text:p>
          </table:table-cell>
          <table:table-cell office:value-type="float" office:value="9.172369" calcext:value-type="float">
            <text:p>9.172369</text:p>
          </table:table-cell>
          <table:table-cell office:value-type="float" office:value="9.674097" calcext:value-type="float">
            <text:p>9.674097</text:p>
          </table:table-cell>
          <table:table-cell office:value-type="float" office:value="10.60889" calcext:value-type="float">
            <text:p>10.60889</text:p>
          </table:table-cell>
          <table:table-cell office:value-type="float" office:value="11.07715" calcext:value-type="float">
            <text:p>11.07715</text:p>
          </table:table-cell>
          <table:table-cell office:value-type="float" office:value="0" calcext:value-type="float">
            <text:p>0</text:p>
          </table:table-cell>
          <table:table-cell office:value-type="float" office:value="19.64032" calcext:value-type="float">
            <text:p>19.64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1.493925" calcext:value-type="float">
            <text:p>1.493925</text:p>
          </table:table-cell>
          <table:table-cell office:value-type="float" office:value="135.438" calcext:value-type="float">
            <text:p>135.438</text:p>
          </table:table-cell>
          <table:table-cell office:value-type="float" office:value="0" calcext:value-type="float">
            <text:p>0</text:p>
          </table:table-cell>
          <table:table-cell office:value-type="float" office:value="-2.797837" calcext:value-type="float">
            <text:p>-2.797837</text:p>
          </table:table-cell>
          <table:table-cell office:value-type="float" office:value="35.34218" calcext:value-type="float">
            <text:p>35.34218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566" calcext:value-type="float">
            <text:p>1169.566</text:p>
          </table:table-cell>
          <table:table-cell office:value-type="float" office:value="1.297182" calcext:value-type="float">
            <text:p>1.297182</text:p>
          </table:table-cell>
          <table:table-cell office:value-type="float" office:value="0" calcext:value-type="float">
            <text:p>0</text:p>
          </table:table-cell>
          <table:table-cell office:value-type="float" office:value="0.03752592" calcext:value-type="float">
            <text:p>0.03752592</text:p>
          </table:table-cell>
          <table:table-cell office:value-type="float" office:value="0.0207186" calcext:value-type="float">
            <text:p>0.0207186</text:p>
          </table:table-cell>
          <table:table-cell office:value-type="float" office:value="0.01495016" calcext:value-type="float">
            <text:p>0.01495016</text:p>
          </table:table-cell>
          <table:table-cell office:value-type="float" office:value="0.008290912" calcext:value-type="float">
            <text:p>0.008290912</text:p>
          </table:table-cell>
          <table:table-cell office:value-type="float" office:value="0.008054706" calcext:value-type="float">
            <text:p>0.008054706</text:p>
          </table:table-cell>
          <table:table-cell office:value-type="float" office:value="0.004853949" calcext:value-type="float">
            <text:p>0.004853949</text:p>
          </table:table-cell>
          <table:table-cell office:value-type="float" office:value="0.006636001" calcext:value-type="float">
            <text:p>0.006636001</text:p>
          </table:table-cell>
          <table:table-cell office:value-type="float" office:value="0.01079286" calcext:value-type="float">
            <text:p>0.01079286</text:p>
          </table:table-cell>
          <table:table-cell office:value-type="float" office:value="0.0112476" calcext:value-type="float">
            <text:p>0.0112476</text:p>
          </table:table-cell>
          <table:table-cell office:value-type="float" office:value="0.09240725" calcext:value-type="float">
            <text:p>0.09240725</text:p>
          </table:table-cell>
          <table:table-cell office:value-type="float" office:value="0.09328541" calcext:value-type="float">
            <text:p>0.09328541</text:p>
          </table:table-cell>
          <table:table-cell office:value-type="float" office:value="0.09687067" calcext:value-type="float">
            <text:p>0.09687067</text:p>
          </table:table-cell>
          <table:table-cell office:value-type="float" office:value="0.1728163" calcext:value-type="float">
            <text:p>0.1728163</text:p>
          </table:table-cell>
          <table:table-cell office:value-type="float" office:value="0.1778194" calcext:value-type="float">
            <text:p>0.1778194</text:p>
          </table:table-cell>
          <table:table-cell office:value-type="float" office:value="0" calcext:value-type="float">
            <text:p>0</text:p>
          </table:table-cell>
          <table:table-cell office:value-type="float" office:value="36.0868" calcext:value-type="float">
            <text:p>36.0868</text:p>
          </table:table-cell>
          <table:table-cell office:value-type="float" office:value="27.16545" calcext:value-type="float">
            <text:p>27.16545</text:p>
          </table:table-cell>
          <table:table-cell office:value-type="float" office:value="18.52028" calcext:value-type="float">
            <text:p>18.52028</text:p>
          </table:table-cell>
          <table:table-cell office:value-type="float" office:value="6.246204" calcext:value-type="float">
            <text:p>6.246204</text:p>
          </table:table-cell>
          <table:table-cell office:value-type="float" office:value="4.958085" calcext:value-type="float">
            <text:p>4.958085</text:p>
          </table:table-cell>
          <table:table-cell office:value-type="float" office:value="2.146722" calcext:value-type="float">
            <text:p>2.146722</text:p>
          </table:table-cell>
          <table:table-cell office:value-type="float" office:value="2.092589" calcext:value-type="float">
            <text:p>2.092589</text:p>
          </table:table-cell>
          <table:table-cell office:value-type="float" office:value="4.753209" calcext:value-type="float">
            <text:p>4.753209</text:p>
          </table:table-cell>
          <table:table-cell office:value-type="float" office:value="7.42535" calcext:value-type="float">
            <text:p>7.42535</text:p>
          </table:table-cell>
          <table:table-cell office:value-type="float" office:value="8.807744" calcext:value-type="float">
            <text:p>8.807744</text:p>
          </table:table-cell>
          <table:table-cell office:value-type="float" office:value="9.162184" calcext:value-type="float">
            <text:p>9.162184</text:p>
          </table:table-cell>
          <table:table-cell office:value-type="float" office:value="9.663305" calcext:value-type="float">
            <text:p>9.663305</text:p>
          </table:table-cell>
          <table:table-cell office:value-type="float" office:value="10.61245" calcext:value-type="float">
            <text:p>10.61245</text:p>
          </table:table-cell>
          <table:table-cell office:value-type="float" office:value="11.08049" calcext:value-type="float">
            <text:p>11.08049</text:p>
          </table:table-cell>
          <table:table-cell office:value-type="float" office:value="0" calcext:value-type="float">
            <text:p>0</text:p>
          </table:table-cell>
          <table:table-cell office:value-type="float" office:value="9.95506" calcext:value-type="float">
            <text:p>9.95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1.489412" calcext:value-type="float">
            <text:p>1.489412</text:p>
          </table:table-cell>
          <table:table-cell office:value-type="float" office:value="135.4346" calcext:value-type="float">
            <text:p>135.4346</text:p>
          </table:table-cell>
          <table:table-cell office:value-type="float" office:value="0" calcext:value-type="float">
            <text:p>0</text:p>
          </table:table-cell>
          <table:table-cell office:value-type="float" office:value="-2.863245" calcext:value-type="float">
            <text:p>-2.863245</text:p>
          </table:table-cell>
          <table:table-cell office:value-type="float" office:value="35.31327" calcext:value-type="float">
            <text:p>35.3132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535" calcext:value-type="float">
            <text:p>1169.535</text:p>
          </table:table-cell>
          <table:table-cell office:value-type="float" office:value="1.288503" calcext:value-type="float">
            <text:p>1.288503</text:p>
          </table:table-cell>
          <table:table-cell office:value-type="float" office:value="0" calcext:value-type="float">
            <text:p>0</text:p>
          </table:table-cell>
          <table:table-cell office:value-type="float" office:value="0.05510143" calcext:value-type="float">
            <text:p>0.05510143</text:p>
          </table:table-cell>
          <table:table-cell office:value-type="float" office:value="0.02091559" calcext:value-type="float">
            <text:p>0.02091559</text:p>
          </table:table-cell>
          <table:table-cell office:value-type="float" office:value="0.01502907" calcext:value-type="float">
            <text:p>0.01502907</text:p>
          </table:table-cell>
          <table:table-cell office:value-type="float" office:value="0.008331383" calcext:value-type="float">
            <text:p>0.008331383</text:p>
          </table:table-cell>
          <table:table-cell office:value-type="float" office:value="0.008072814" calcext:value-type="float">
            <text:p>0.008072814</text:p>
          </table:table-cell>
          <table:table-cell office:value-type="float" office:value="0.004834044" calcext:value-type="float">
            <text:p>0.004834044</text:p>
          </table:table-cell>
          <table:table-cell office:value-type="float" office:value="0.00665711" calcext:value-type="float">
            <text:p>0.00665711</text:p>
          </table:table-cell>
          <table:table-cell office:value-type="float" office:value="0.01063928" calcext:value-type="float">
            <text:p>0.01063928</text:p>
          </table:table-cell>
          <table:table-cell office:value-type="float" office:value="0.0112326" calcext:value-type="float">
            <text:p>0.0112326</text:p>
          </table:table-cell>
          <table:table-cell office:value-type="float" office:value="0.09160303" calcext:value-type="float">
            <text:p>0.09160303</text:p>
          </table:table-cell>
          <table:table-cell office:value-type="float" office:value="0.09279378" calcext:value-type="float">
            <text:p>0.09279378</text:p>
          </table:table-cell>
          <table:table-cell office:value-type="float" office:value="0.09246439" calcext:value-type="float">
            <text:p>0.09246439</text:p>
          </table:table-cell>
          <table:table-cell office:value-type="float" office:value="0.1728551" calcext:value-type="float">
            <text:p>0.1728551</text:p>
          </table:table-cell>
          <table:table-cell office:value-type="float" office:value="0.1778561" calcext:value-type="float">
            <text:p>0.1778561</text:p>
          </table:table-cell>
          <table:table-cell office:value-type="float" office:value="0" calcext:value-type="float">
            <text:p>0</text:p>
          </table:table-cell>
          <table:table-cell office:value-type="float" office:value="36.05351" calcext:value-type="float">
            <text:p>36.05351</text:p>
          </table:table-cell>
          <table:table-cell office:value-type="float" office:value="27.1195" calcext:value-type="float">
            <text:p>27.1195</text:p>
          </table:table-cell>
          <table:table-cell office:value-type="float" office:value="18.48996" calcext:value-type="float">
            <text:p>18.48996</text:p>
          </table:table-cell>
          <table:table-cell office:value-type="float" office:value="6.236962" calcext:value-type="float">
            <text:p>6.236962</text:p>
          </table:table-cell>
          <table:table-cell office:value-type="float" office:value="4.951003" calcext:value-type="float">
            <text:p>4.951003</text:p>
          </table:table-cell>
          <table:table-cell office:value-type="float" office:value="2.144818" calcext:value-type="float">
            <text:p>2.144818</text:p>
          </table:table-cell>
          <table:table-cell office:value-type="float" office:value="2.090693" calcext:value-type="float">
            <text:p>2.090693</text:p>
          </table:table-cell>
          <table:table-cell office:value-type="float" office:value="4.744489" calcext:value-type="float">
            <text:p>4.744489</text:p>
          </table:table-cell>
          <table:table-cell office:value-type="float" office:value="7.40622" calcext:value-type="float">
            <text:p>7.40622</text:p>
          </table:table-cell>
          <table:table-cell office:value-type="float" office:value="8.799581" calcext:value-type="float">
            <text:p>8.799581</text:p>
          </table:table-cell>
          <table:table-cell office:value-type="float" office:value="9.15209" calcext:value-type="float">
            <text:p>9.15209</text:p>
          </table:table-cell>
          <table:table-cell office:value-type="float" office:value="9.651325" calcext:value-type="float">
            <text:p>9.651325</text:p>
          </table:table-cell>
          <table:table-cell office:value-type="float" office:value="10.61602" calcext:value-type="float">
            <text:p>10.61602</text:p>
          </table:table-cell>
          <table:table-cell office:value-type="float" office:value="11.08385" calcext:value-type="float">
            <text:p>11.08385</text:p>
          </table:table-cell>
          <table:table-cell office:value-type="float" office:value="0" calcext:value-type="float">
            <text:p>0</text:p>
          </table:table-cell>
          <table:table-cell office:value-type="float" office:value="15.24672" calcext:value-type="float">
            <text:p>15.24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1.487429" calcext:value-type="float">
            <text:p>1.487429</text:p>
          </table:table-cell>
          <table:table-cell office:value-type="float" office:value="135.4319" calcext:value-type="float">
            <text:p>135.4319</text:p>
          </table:table-cell>
          <table:table-cell office:value-type="float" office:value="0" calcext:value-type="float">
            <text:p>0</text:p>
          </table:table-cell>
          <table:table-cell office:value-type="float" office:value="-2.929124" calcext:value-type="float">
            <text:p>-2.929124</text:p>
          </table:table-cell>
          <table:table-cell office:value-type="float" office:value="35.28369" calcext:value-type="float">
            <text:p>35.28369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504" calcext:value-type="float">
            <text:p>1169.504</text:p>
          </table:table-cell>
          <table:table-cell office:value-type="float" office:value="1.287769" calcext:value-type="float">
            <text:p>1.287769</text:p>
          </table:table-cell>
          <table:table-cell office:value-type="float" office:value="0" calcext:value-type="float">
            <text:p>0</text:p>
          </table:table-cell>
          <table:table-cell office:value-type="float" office:value="0.03802007" calcext:value-type="float">
            <text:p>0.03802007</text:p>
          </table:table-cell>
          <table:table-cell office:value-type="float" office:value="0.01914875" calcext:value-type="float">
            <text:p>0.01914875</text:p>
          </table:table-cell>
          <table:table-cell office:value-type="float" office:value="0.01316841" calcext:value-type="float">
            <text:p>0.01316841</text:p>
          </table:table-cell>
          <table:table-cell office:value-type="float" office:value="0.007213064" calcext:value-type="float">
            <text:p>0.007213064</text:p>
          </table:table-cell>
          <table:table-cell office:value-type="float" office:value="0.00705089" calcext:value-type="float">
            <text:p>0.00705089</text:p>
          </table:table-cell>
          <table:table-cell office:value-type="float" office:value="0.004539313" calcext:value-type="float">
            <text:p>0.004539313</text:p>
          </table:table-cell>
          <table:table-cell office:value-type="float" office:value="0.006582032" calcext:value-type="float">
            <text:p>0.006582032</text:p>
          </table:table-cell>
          <table:table-cell office:value-type="float" office:value="0.01047985" calcext:value-type="float">
            <text:p>0.01047985</text:p>
          </table:table-cell>
          <table:table-cell office:value-type="float" office:value="0.01120712" calcext:value-type="float">
            <text:p>0.01120712</text:p>
          </table:table-cell>
          <table:table-cell office:value-type="float" office:value="0.09030559" calcext:value-type="float">
            <text:p>0.09030559</text:p>
          </table:table-cell>
          <table:table-cell office:value-type="float" office:value="0.09122051" calcext:value-type="float">
            <text:p>0.09122051</text:p>
          </table:table-cell>
          <table:table-cell office:value-type="float" office:value="0.08858567" calcext:value-type="float">
            <text:p>0.08858567</text:p>
          </table:table-cell>
          <table:table-cell office:value-type="float" office:value="0.1728926" calcext:value-type="float">
            <text:p>0.1728926</text:p>
          </table:table-cell>
          <table:table-cell office:value-type="float" office:value="0.1778928" calcext:value-type="float">
            <text:p>0.1778928</text:p>
          </table:table-cell>
          <table:table-cell office:value-type="float" office:value="0" calcext:value-type="float">
            <text:p>0</text:p>
          </table:table-cell>
          <table:table-cell office:value-type="float" office:value="36.01389" calcext:value-type="float">
            <text:p>36.01389</text:p>
          </table:table-cell>
          <table:table-cell office:value-type="float" office:value="27.07263" calcext:value-type="float">
            <text:p>27.07263</text:p>
          </table:table-cell>
          <table:table-cell office:value-type="float" office:value="18.45936" calcext:value-type="float">
            <text:p>18.45936</text:p>
          </table:table-cell>
          <table:table-cell office:value-type="float" office:value="6.227594" calcext:value-type="float">
            <text:p>6.227594</text:p>
          </table:table-cell>
          <table:table-cell office:value-type="float" office:value="4.943816" calcext:value-type="float">
            <text:p>4.943816</text:p>
          </table:table-cell>
          <table:table-cell office:value-type="float" office:value="2.142907" calcext:value-type="float">
            <text:p>2.142907</text:p>
          </table:table-cell>
          <table:table-cell office:value-type="float" office:value="2.088804" calcext:value-type="float">
            <text:p>2.088804</text:p>
          </table:table-cell>
          <table:table-cell office:value-type="float" office:value="4.735877" calcext:value-type="float">
            <text:p>4.735877</text:p>
          </table:table-cell>
          <table:table-cell office:value-type="float" office:value="7.387247" calcext:value-type="float">
            <text:p>7.387247</text:p>
          </table:table-cell>
          <table:table-cell office:value-type="float" office:value="8.791262" calcext:value-type="float">
            <text:p>8.791262</text:p>
          </table:table-cell>
          <table:table-cell office:value-type="float" office:value="9.141827" calcext:value-type="float">
            <text:p>9.141827</text:p>
          </table:table-cell>
          <table:table-cell office:value-type="float" office:value="9.638453" calcext:value-type="float">
            <text:p>9.638453</text:p>
          </table:table-cell>
          <table:table-cell office:value-type="float" office:value="10.61959" calcext:value-type="float">
            <text:p>10.61959</text:p>
          </table:table-cell>
          <table:table-cell office:value-type="float" office:value="11.0872" calcext:value-type="float">
            <text:p>11.0872</text:p>
          </table:table-cell>
          <table:table-cell office:value-type="float" office:value="0" calcext:value-type="float">
            <text:p>0</text:p>
          </table:table-cell>
          <table:table-cell office:value-type="float" office:value="10.37896" calcext:value-type="float">
            <text:p>10.37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1.486083" calcext:value-type="float">
            <text:p>1.486083</text:p>
          </table:table-cell>
          <table:table-cell office:value-type="float" office:value="135.4301" calcext:value-type="float">
            <text:p>135.4301</text:p>
          </table:table-cell>
          <table:table-cell office:value-type="float" office:value="0" calcext:value-type="float">
            <text:p>0</text:p>
          </table:table-cell>
          <table:table-cell office:value-type="float" office:value="-2.995765" calcext:value-type="float">
            <text:p>-2.995765</text:p>
          </table:table-cell>
          <table:table-cell office:value-type="float" office:value="35.25303" calcext:value-type="float">
            <text:p>35.25303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471" calcext:value-type="float">
            <text:p>1169.471</text:p>
          </table:table-cell>
          <table:table-cell office:value-type="float" office:value="1.290642" calcext:value-type="float">
            <text:p>1.290642</text:p>
          </table:table-cell>
          <table:table-cell office:value-type="float" office:value="0" calcext:value-type="float">
            <text:p>0</text:p>
          </table:table-cell>
          <table:table-cell office:value-type="float" office:value="0.02547747" calcext:value-type="float">
            <text:p>0.02547747</text:p>
          </table:table-cell>
          <table:table-cell office:value-type="float" office:value="0.01756924" calcext:value-type="float">
            <text:p>0.01756924</text:p>
          </table:table-cell>
          <table:table-cell office:value-type="float" office:value="0.01272548" calcext:value-type="float">
            <text:p>0.01272548</text:p>
          </table:table-cell>
          <table:table-cell office:value-type="float" office:value="0.00686529" calcext:value-type="float">
            <text:p>0.00686529</text:p>
          </table:table-cell>
          <table:table-cell office:value-type="float" office:value="0.006626401" calcext:value-type="float">
            <text:p>0.006626401</text:p>
          </table:table-cell>
          <table:table-cell office:value-type="float" office:value="0.004363254" calcext:value-type="float">
            <text:p>0.004363254</text:p>
          </table:table-cell>
          <table:table-cell office:value-type="float" office:value="0.006497884" calcext:value-type="float">
            <text:p>0.006497884</text:p>
          </table:table-cell>
          <table:table-cell office:value-type="float" office:value="0.0103642" calcext:value-type="float">
            <text:p>0.0103642</text:p>
          </table:table-cell>
          <table:table-cell office:value-type="float" office:value="0.01116214" calcext:value-type="float">
            <text:p>0.01116214</text:p>
          </table:table-cell>
          <table:table-cell office:value-type="float" office:value="0.08777808" calcext:value-type="float">
            <text:p>0.08777808</text:p>
          </table:table-cell>
          <table:table-cell office:value-type="float" office:value="0.08810669" calcext:value-type="float">
            <text:p>0.08810669</text:p>
          </table:table-cell>
          <table:table-cell office:value-type="float" office:value="0.08392609" calcext:value-type="float">
            <text:p>0.08392609</text:p>
          </table:table-cell>
          <table:table-cell office:value-type="float" office:value="0.172929" calcext:value-type="float">
            <text:p>0.172929</text:p>
          </table:table-cell>
          <table:table-cell office:value-type="float" office:value="0.1779294" calcext:value-type="float">
            <text:p>0.1779294</text:p>
          </table:table-cell>
          <table:table-cell office:value-type="float" office:value="0" calcext:value-type="float">
            <text:p>0</text:p>
          </table:table-cell>
          <table:table-cell office:value-type="float" office:value="35.96503" calcext:value-type="float">
            <text:p>35.96503</text:p>
          </table:table-cell>
          <table:table-cell office:value-type="float" office:value="27.02465" calcext:value-type="float">
            <text:p>27.02465</text:p>
          </table:table-cell>
          <table:table-cell office:value-type="float" office:value="18.42811" calcext:value-type="float">
            <text:p>18.42811</text:p>
          </table:table-cell>
          <table:table-cell office:value-type="float" office:value="6.217939" calcext:value-type="float">
            <text:p>6.217939</text:p>
          </table:table-cell>
          <table:table-cell office:value-type="float" office:value="4.936381" calcext:value-type="float">
            <text:p>4.936381</text:p>
          </table:table-cell>
          <table:table-cell office:value-type="float" office:value="2.140956" calcext:value-type="float">
            <text:p>2.140956</text:p>
          </table:table-cell>
          <table:table-cell office:value-type="float" office:value="2.086901" calcext:value-type="float">
            <text:p>2.086901</text:p>
          </table:table-cell>
          <table:table-cell office:value-type="float" office:value="4.727341" calcext:value-type="float">
            <text:p>4.727341</text:p>
          </table:table-cell>
          <table:table-cell office:value-type="float" office:value="7.368398" calcext:value-type="float">
            <text:p>7.368398</text:p>
          </table:table-cell>
          <table:table-cell office:value-type="float" office:value="8.782594" calcext:value-type="float">
            <text:p>8.782594</text:p>
          </table:table-cell>
          <table:table-cell office:value-type="float" office:value="9.131078" calcext:value-type="float">
            <text:p>9.131078</text:p>
          </table:table-cell>
          <table:table-cell office:value-type="float" office:value="9.624636" calcext:value-type="float">
            <text:p>9.624636</text:p>
          </table:table-cell>
          <table:table-cell office:value-type="float" office:value="10.62315" calcext:value-type="float">
            <text:p>10.62315</text:p>
          </table:table-cell>
          <table:table-cell office:value-type="float" office:value="11.0905" calcext:value-type="float">
            <text:p>11.0905</text:p>
          </table:table-cell>
          <table:table-cell office:value-type="float" office:value="0" calcext:value-type="float">
            <text:p>0</text:p>
          </table:table-cell>
          <table:table-cell office:value-type="float" office:value="6.014483" calcext:value-type="float">
            <text:p>6.014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1.484727" calcext:value-type="float">
            <text:p>1.484727</text:p>
          </table:table-cell>
          <table:table-cell office:value-type="float" office:value="135.4296" calcext:value-type="float">
            <text:p>135.4296</text:p>
          </table:table-cell>
          <table:table-cell office:value-type="float" office:value="0" calcext:value-type="float">
            <text:p>0</text:p>
          </table:table-cell>
          <table:table-cell office:value-type="float" office:value="-3.064948" calcext:value-type="float">
            <text:p>-3.064948</text:p>
          </table:table-cell>
          <table:table-cell office:value-type="float" office:value="35.22072" calcext:value-type="float">
            <text:p>35.2207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437" calcext:value-type="float">
            <text:p>1169.437</text:p>
          </table:table-cell>
          <table:table-cell office:value-type="float" office:value="1.298785" calcext:value-type="float">
            <text:p>1.298785</text:p>
          </table:table-cell>
          <table:table-cell office:value-type="float" office:value="0" calcext:value-type="float">
            <text:p>0</text:p>
          </table:table-cell>
          <table:table-cell office:value-type="float" office:value="0.01966273" calcext:value-type="float">
            <text:p>0.01966273</text:p>
          </table:table-cell>
          <table:table-cell office:value-type="float" office:value="0.01839154" calcext:value-type="float">
            <text:p>0.01839154</text:p>
          </table:table-cell>
          <table:table-cell office:value-type="float" office:value="0.01298734" calcext:value-type="float">
            <text:p>0.01298734</text:p>
          </table:table-cell>
          <table:table-cell office:value-type="float" office:value="0.006941022" calcext:value-type="float">
            <text:p>0.006941022</text:p>
          </table:table-cell>
          <table:table-cell office:value-type="float" office:value="0.006622343" calcext:value-type="float">
            <text:p>0.006622343</text:p>
          </table:table-cell>
          <table:table-cell office:value-type="float" office:value="0.004325755" calcext:value-type="float">
            <text:p>0.004325755</text:p>
          </table:table-cell>
          <table:table-cell office:value-type="float" office:value="0.006456717" calcext:value-type="float">
            <text:p>0.006456717</text:p>
          </table:table-cell>
          <table:table-cell office:value-type="float" office:value="0.01019197" calcext:value-type="float">
            <text:p>0.01019197</text:p>
          </table:table-cell>
          <table:table-cell office:value-type="float" office:value="0.01111248" calcext:value-type="float">
            <text:p>0.01111248</text:p>
          </table:table-cell>
          <table:table-cell office:value-type="float" office:value="0.084266" calcext:value-type="float">
            <text:p>0.084266</text:p>
          </table:table-cell>
          <table:table-cell office:value-type="float" office:value="0.08377028" calcext:value-type="float">
            <text:p>0.08377028</text:p>
          </table:table-cell>
          <table:table-cell office:value-type="float" office:value="0.07840337" calcext:value-type="float">
            <text:p>0.07840337</text:p>
          </table:table-cell>
          <table:table-cell office:value-type="float" office:value="0.1729643" calcext:value-type="float">
            <text:p>0.1729643</text:p>
          </table:table-cell>
          <table:table-cell office:value-type="float" office:value="0.1779657" calcext:value-type="float">
            <text:p>0.1779657</text:p>
          </table:table-cell>
          <table:table-cell office:value-type="float" office:value="0" calcext:value-type="float">
            <text:p>0</text:p>
          </table:table-cell>
          <table:table-cell office:value-type="float" office:value="35.89074" calcext:value-type="float">
            <text:p>35.89074</text:p>
          </table:table-cell>
          <table:table-cell office:value-type="float" office:value="26.97634" calcext:value-type="float">
            <text:p>26.97634</text:p>
          </table:table-cell>
          <table:table-cell office:value-type="float" office:value="18.39654" calcext:value-type="float">
            <text:p>18.39654</text:p>
          </table:table-cell>
          <table:table-cell office:value-type="float" office:value="6.208166" calcext:value-type="float">
            <text:p>6.208166</text:p>
          </table:table-cell>
          <table:table-cell office:value-type="float" office:value="4.928821" calcext:value-type="float">
            <text:p>4.928821</text:p>
          </table:table-cell>
          <table:table-cell office:value-type="float" office:value="2.138988" calcext:value-type="float">
            <text:p>2.138988</text:p>
          </table:table-cell>
          <table:table-cell office:value-type="float" office:value="2.084985" calcext:value-type="float">
            <text:p>2.084985</text:p>
          </table:table-cell>
          <table:table-cell office:value-type="float" office:value="4.718867" calcext:value-type="float">
            <text:p>4.718867</text:p>
          </table:table-cell>
          <table:table-cell office:value-type="float" office:value="7.349671" calcext:value-type="float">
            <text:p>7.349671</text:p>
          </table:table-cell>
          <table:table-cell office:value-type="float" office:value="8.773277" calcext:value-type="float">
            <text:p>8.773277</text:p>
          </table:table-cell>
          <table:table-cell office:value-type="float" office:value="9.119448" calcext:value-type="float">
            <text:p>9.119448</text:p>
          </table:table-cell>
          <table:table-cell office:value-type="float" office:value="9.609605" calcext:value-type="float">
            <text:p>9.609605</text:p>
          </table:table-cell>
          <table:table-cell office:value-type="float" office:value="10.62672" calcext:value-type="float">
            <text:p>10.62672</text:p>
          </table:table-cell>
          <table:table-cell office:value-type="float" office:value="11.09376" calcext:value-type="float">
            <text:p>11.09376</text:p>
          </table:table-cell>
          <table:table-cell office:value-type="float" office:value="0" calcext:value-type="float">
            <text:p>0</text:p>
          </table:table-cell>
          <table:table-cell office:value-type="float" office:value="1.232967" calcext:value-type="float">
            <text:p>1.232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1.483254" calcext:value-type="float">
            <text:p>1.483254</text:p>
          </table:table-cell>
          <table:table-cell office:value-type="float" office:value="135.4276" calcext:value-type="float">
            <text:p>135.4276</text:p>
          </table:table-cell>
          <table:table-cell office:value-type="float" office:value="0" calcext:value-type="float">
            <text:p>0</text:p>
          </table:table-cell>
          <table:table-cell office:value-type="float" office:value="-3.134597" calcext:value-type="float">
            <text:p>-3.134597</text:p>
          </table:table-cell>
          <table:table-cell office:value-type="float" office:value="35.18737" calcext:value-type="float">
            <text:p>35.1873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403" calcext:value-type="float">
            <text:p>1169.403</text:p>
          </table:table-cell>
          <table:table-cell office:value-type="float" office:value="1.298228" calcext:value-type="float">
            <text:p>1.298228</text:p>
          </table:table-cell>
          <table:table-cell office:value-type="float" office:value="0" calcext:value-type="float">
            <text:p>0</text:p>
          </table:table-cell>
          <table:table-cell office:value-type="float" office:value="0.02504709" calcext:value-type="float">
            <text:p>0.02504709</text:p>
          </table:table-cell>
          <table:table-cell office:value-type="float" office:value="0.01783399" calcext:value-type="float">
            <text:p>0.01783399</text:p>
          </table:table-cell>
          <table:table-cell office:value-type="float" office:value="0.01286337" calcext:value-type="float">
            <text:p>0.01286337</text:p>
          </table:table-cell>
          <table:table-cell office:value-type="float" office:value="0.006854187" calcext:value-type="float">
            <text:p>0.006854187</text:p>
          </table:table-cell>
          <table:table-cell office:value-type="float" office:value="0.006538734" calcext:value-type="float">
            <text:p>0.006538734</text:p>
          </table:table-cell>
          <table:table-cell office:value-type="float" office:value="0.004280227" calcext:value-type="float">
            <text:p>0.004280227</text:p>
          </table:table-cell>
          <table:table-cell office:value-type="float" office:value="0.006445442" calcext:value-type="float">
            <text:p>0.006445442</text:p>
          </table:table-cell>
          <table:table-cell office:value-type="float" office:value="0.01002586" calcext:value-type="float">
            <text:p>0.01002586</text:p>
          </table:table-cell>
          <table:table-cell office:value-type="float" office:value="0.01107663" calcext:value-type="float">
            <text:p>0.01107663</text:p>
          </table:table-cell>
          <table:table-cell office:value-type="float" office:value="0.08177032" calcext:value-type="float">
            <text:p>0.08177032</text:p>
          </table:table-cell>
          <table:table-cell office:value-type="float" office:value="0.08037195" calcext:value-type="float">
            <text:p>0.08037195</text:p>
          </table:table-cell>
          <table:table-cell office:value-type="float" office:value="0.07377008" calcext:value-type="float">
            <text:p>0.07377008</text:p>
          </table:table-cell>
          <table:table-cell office:value-type="float" office:value="0.1729992" calcext:value-type="float">
            <text:p>0.1729992</text:p>
          </table:table-cell>
          <table:table-cell office:value-type="float" office:value="0.1780016" calcext:value-type="float">
            <text:p>0.1780016</text:p>
          </table:table-cell>
          <table:table-cell office:value-type="float" office:value="0" calcext:value-type="float">
            <text:p>0</text:p>
          </table:table-cell>
          <table:table-cell office:value-type="float" office:value="35.83764" calcext:value-type="float">
            <text:p>35.83764</text:p>
          </table:table-cell>
          <table:table-cell office:value-type="float" office:value="26.92835" calcext:value-type="float">
            <text:p>26.92835</text:p>
          </table:table-cell>
          <table:table-cell office:value-type="float" office:value="18.36504" calcext:value-type="float">
            <text:p>18.36504</text:p>
          </table:table-cell>
          <table:table-cell office:value-type="float" office:value="6.198345" calcext:value-type="float">
            <text:p>6.198345</text:p>
          </table:table-cell>
          <table:table-cell office:value-type="float" office:value="4.921291" calcext:value-type="float">
            <text:p>4.921291</text:p>
          </table:table-cell>
          <table:table-cell office:value-type="float" office:value="2.137016" calcext:value-type="float">
            <text:p>2.137016</text:p>
          </table:table-cell>
          <table:table-cell office:value-type="float" office:value="2.083064" calcext:value-type="float">
            <text:p>2.083064</text:p>
          </table:table-cell>
          <table:table-cell office:value-type="float" office:value="4.710459" calcext:value-type="float">
            <text:p>4.710459</text:p>
          </table:table-cell>
          <table:table-cell office:value-type="float" office:value="7.33107" calcext:value-type="float">
            <text:p>7.33107</text:p>
          </table:table-cell>
          <table:table-cell office:value-type="float" office:value="8.763372" calcext:value-type="float">
            <text:p>8.763372</text:p>
          </table:table-cell>
          <table:table-cell office:value-type="float" office:value="9.106958" calcext:value-type="float">
            <text:p>9.106958</text:p>
          </table:table-cell>
          <table:table-cell office:value-type="float" office:value="9.593419" calcext:value-type="float">
            <text:p>9.593419</text:p>
          </table:table-cell>
          <table:table-cell office:value-type="float" office:value="10.63028" calcext:value-type="float">
            <text:p>10.63028</text:p>
          </table:table-cell>
          <table:table-cell office:value-type="float" office:value="11.09702" calcext:value-type="float">
            <text:p>11.09702</text:p>
          </table:table-cell>
          <table:table-cell office:value-type="float" office:value="0" calcext:value-type="float">
            <text:p>0</text:p>
          </table:table-cell>
          <table:table-cell office:value-type="float" office:value="4.381874" calcext:value-type="float">
            <text:p>4.381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1.479859" calcext:value-type="float">
            <text:p>1.479859</text:p>
          </table:table-cell>
          <table:table-cell office:value-type="float" office:value="135.4253" calcext:value-type="float">
            <text:p>135.4253</text:p>
          </table:table-cell>
          <table:table-cell office:value-type="float" office:value="0" calcext:value-type="float">
            <text:p>0</text:p>
          </table:table-cell>
          <table:table-cell office:value-type="float" office:value="-3.204901" calcext:value-type="float">
            <text:p>-3.204901</text:p>
          </table:table-cell>
          <table:table-cell office:value-type="float" office:value="35.1534" calcext:value-type="float">
            <text:p>35.1534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371" calcext:value-type="float">
            <text:p>1169.371</text:p>
          </table:table-cell>
          <table:table-cell office:value-type="float" office:value="1.290975" calcext:value-type="float">
            <text:p>1.290975</text:p>
          </table:table-cell>
          <table:table-cell office:value-type="float" office:value="0" calcext:value-type="float">
            <text:p>0</text:p>
          </table:table-cell>
          <table:table-cell office:value-type="float" office:value="0.04817269" calcext:value-type="float">
            <text:p>0.04817269</text:p>
          </table:table-cell>
          <table:table-cell office:value-type="float" office:value="0.01895605" calcext:value-type="float">
            <text:p>0.01895605</text:p>
          </table:table-cell>
          <table:table-cell office:value-type="float" office:value="0.01324873" calcext:value-type="float">
            <text:p>0.01324873</text:p>
          </table:table-cell>
          <table:table-cell office:value-type="float" office:value="0.007045418" calcext:value-type="float">
            <text:p>0.007045418</text:p>
          </table:table-cell>
          <table:table-cell office:value-type="float" office:value="0.00667634" calcext:value-type="float">
            <text:p>0.00667634</text:p>
          </table:table-cell>
          <table:table-cell office:value-type="float" office:value="0.004291845" calcext:value-type="float">
            <text:p>0.004291845</text:p>
          </table:table-cell>
          <table:table-cell office:value-type="float" office:value="0.006455491" calcext:value-type="float">
            <text:p>0.006455491</text:p>
          </table:table-cell>
          <table:table-cell office:value-type="float" office:value="0.009887252" calcext:value-type="float">
            <text:p>0.009887252</text:p>
          </table:table-cell>
          <table:table-cell office:value-type="float" office:value="0.01105003" calcext:value-type="float">
            <text:p>0.01105003</text:p>
          </table:table-cell>
          <table:table-cell office:value-type="float" office:value="0.08022574" calcext:value-type="float">
            <text:p>0.08022574</text:p>
          </table:table-cell>
          <table:table-cell office:value-type="float" office:value="0.07790285" calcext:value-type="float">
            <text:p>0.07790285</text:p>
          </table:table-cell>
          <table:table-cell office:value-type="float" office:value="0.0708005" calcext:value-type="float">
            <text:p>0.0708005</text:p>
          </table:table-cell>
          <table:table-cell office:value-type="float" office:value="0.1730337" calcext:value-type="float">
            <text:p>0.1730337</text:p>
          </table:table-cell>
          <table:table-cell office:value-type="float" office:value="0.1780375" calcext:value-type="float">
            <text:p>0.1780375</text:p>
          </table:table-cell>
          <table:table-cell office:value-type="float" office:value="0" calcext:value-type="float">
            <text:p>0</text:p>
          </table:table-cell>
          <table:table-cell office:value-type="float" office:value="35.80126" calcext:value-type="float">
            <text:p>35.80126</text:p>
          </table:table-cell>
          <table:table-cell office:value-type="float" office:value="26.8817" calcext:value-type="float">
            <text:p>26.8817</text:p>
          </table:table-cell>
          <table:table-cell office:value-type="float" office:value="18.33404" calcext:value-type="float">
            <text:p>18.33404</text:p>
          </table:table-cell>
          <table:table-cell office:value-type="float" office:value="6.188625" calcext:value-type="float">
            <text:p>6.188625</text:p>
          </table:table-cell>
          <table:table-cell office:value-type="float" office:value="4.913869" calcext:value-type="float">
            <text:p>4.913869</text:p>
          </table:table-cell>
          <table:table-cell office:value-type="float" office:value="2.135045" calcext:value-type="float">
            <text:p>2.135045</text:p>
          </table:table-cell>
          <table:table-cell office:value-type="float" office:value="2.081152" calcext:value-type="float">
            <text:p>2.081152</text:p>
          </table:table-cell>
          <table:table-cell office:value-type="float" office:value="4.702151" calcext:value-type="float">
            <text:p>4.702151</text:p>
          </table:table-cell>
          <table:table-cell office:value-type="float" office:value="7.312616" calcext:value-type="float">
            <text:p>7.312616</text:p>
          </table:table-cell>
          <table:table-cell office:value-type="float" office:value="8.753108" calcext:value-type="float">
            <text:p>8.753108</text:p>
          </table:table-cell>
          <table:table-cell office:value-type="float" office:value="9.093863" calcext:value-type="float">
            <text:p>9.093863</text:p>
          </table:table-cell>
          <table:table-cell office:value-type="float" office:value="9.576369" calcext:value-type="float">
            <text:p>9.576369</text:p>
          </table:table-cell>
          <table:table-cell office:value-type="float" office:value="10.63377" calcext:value-type="float">
            <text:p>10.63377</text:p>
          </table:table-cell>
          <table:table-cell office:value-type="float" office:value="11.10029" calcext:value-type="float">
            <text:p>11.10029</text:p>
          </table:table-cell>
          <table:table-cell office:value-type="float" office:value="0" calcext:value-type="float">
            <text:p>0</text:p>
          </table:table-cell>
          <table:table-cell office:value-type="float" office:value="12.85073" calcext:value-type="float">
            <text:p>12.85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1.477167" calcext:value-type="float">
            <text:p>1.477167</text:p>
          </table:table-cell>
          <table:table-cell office:value-type="float" office:value="135.4226" calcext:value-type="float">
            <text:p>135.4226</text:p>
          </table:table-cell>
          <table:table-cell office:value-type="float" office:value="0" calcext:value-type="float">
            <text:p>0</text:p>
          </table:table-cell>
          <table:table-cell office:value-type="float" office:value="-3.275267" calcext:value-type="float">
            <text:p>-3.275267</text:p>
          </table:table-cell>
          <table:table-cell office:value-type="float" office:value="35.1192" calcext:value-type="float">
            <text:p>35.119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339" calcext:value-type="float">
            <text:p>1169.339</text:p>
          </table:table-cell>
          <table:table-cell office:value-type="float" office:value="1.284463" calcext:value-type="float">
            <text:p>1.284463</text:p>
          </table:table-cell>
          <table:table-cell office:value-type="float" office:value="0" calcext:value-type="float">
            <text:p>0</text:p>
          </table:table-cell>
          <table:table-cell office:value-type="float" office:value="0.05193715" calcext:value-type="float">
            <text:p>0.05193715</text:p>
          </table:table-cell>
          <table:table-cell office:value-type="float" office:value="0.01942136" calcext:value-type="float">
            <text:p>0.01942136</text:p>
          </table:table-cell>
          <table:table-cell office:value-type="float" office:value="0.01348587" calcext:value-type="float">
            <text:p>0.01348587</text:p>
          </table:table-cell>
          <table:table-cell office:value-type="float" office:value="0.007175188" calcext:value-type="float">
            <text:p>0.007175188</text:p>
          </table:table-cell>
          <table:table-cell office:value-type="float" office:value="0.00678613" calcext:value-type="float">
            <text:p>0.00678613</text:p>
          </table:table-cell>
          <table:table-cell office:value-type="float" office:value="0.004320612" calcext:value-type="float">
            <text:p>0.004320612</text:p>
          </table:table-cell>
          <table:table-cell office:value-type="float" office:value="0.006471307" calcext:value-type="float">
            <text:p>0.006471307</text:p>
          </table:table-cell>
          <table:table-cell office:value-type="float" office:value="0.009729462" calcext:value-type="float">
            <text:p>0.009729462</text:p>
          </table:table-cell>
          <table:table-cell office:value-type="float" office:value="0.01103475" calcext:value-type="float">
            <text:p>0.01103475</text:p>
          </table:table-cell>
          <table:table-cell office:value-type="float" office:value="0.07979345" calcext:value-type="float">
            <text:p>0.07979345</text:p>
          </table:table-cell>
          <table:table-cell office:value-type="float" office:value="0.07662204" calcext:value-type="float">
            <text:p>0.07662204</text:p>
          </table:table-cell>
          <table:table-cell office:value-type="float" office:value="0.06962811" calcext:value-type="float">
            <text:p>0.06962811</text:p>
          </table:table-cell>
          <table:table-cell office:value-type="float" office:value="0.1730684" calcext:value-type="float">
            <text:p>0.1730684</text:p>
          </table:table-cell>
          <table:table-cell office:value-type="float" office:value="0.1780734" calcext:value-type="float">
            <text:p>0.1780734</text:p>
          </table:table-cell>
          <table:table-cell office:value-type="float" office:value="0" calcext:value-type="float">
            <text:p>0</text:p>
          </table:table-cell>
          <table:table-cell office:value-type="float" office:value="35.7688" calcext:value-type="float">
            <text:p>35.7688</text:p>
          </table:table-cell>
          <table:table-cell office:value-type="float" office:value="26.83517" calcext:value-type="float">
            <text:p>26.83517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6.179022" calcext:value-type="float">
            <text:p>6.179022</text:p>
          </table:table-cell>
          <table:table-cell office:value-type="float" office:value="4.906542" calcext:value-type="float">
            <text:p>4.906542</text:p>
          </table:table-cell>
          <table:table-cell office:value-type="float" office:value="2.133088" calcext:value-type="float">
            <text:p>2.133088</text:p>
          </table:table-cell>
          <table:table-cell office:value-type="float" office:value="2.079252" calcext:value-type="float">
            <text:p>2.079252</text:p>
          </table:table-cell>
          <table:table-cell office:value-type="float" office:value="4.693932" calcext:value-type="float">
            <text:p>4.693932</text:p>
          </table:table-cell>
          <table:table-cell office:value-type="float" office:value="7.29431" calcext:value-type="float">
            <text:p>7.29431</text:p>
          </table:table-cell>
          <table:table-cell office:value-type="float" office:value="8.742722" calcext:value-type="float">
            <text:p>8.742722</text:p>
          </table:table-cell>
          <table:table-cell office:value-type="float" office:value="9.080439" calcext:value-type="float">
            <text:p>9.080439</text:p>
          </table:table-cell>
          <table:table-cell office:value-type="float" office:value="9.558935" calcext:value-type="float">
            <text:p>9.558935</text:p>
          </table:table-cell>
          <table:table-cell office:value-type="float" office:value="10.63726" calcext:value-type="float">
            <text:p>10.63726</text:p>
          </table:table-cell>
          <table:table-cell office:value-type="float" office:value="11.10356" calcext:value-type="float">
            <text:p>11.10356</text:p>
          </table:table-cell>
          <table:table-cell office:value-type="float" office:value="0" calcext:value-type="float">
            <text:p>0</text:p>
          </table:table-cell>
          <table:table-cell office:value-type="float" office:value="14.63147" calcext:value-type="float">
            <text:p>14.63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1.473507" calcext:value-type="float">
            <text:p>1.473507</text:p>
          </table:table-cell>
          <table:table-cell office:value-type="float" office:value="135.4196" calcext:value-type="float">
            <text:p>135.4196</text:p>
          </table:table-cell>
          <table:table-cell office:value-type="float" office:value="0" calcext:value-type="float">
            <text:p>0</text:p>
          </table:table-cell>
          <table:table-cell office:value-type="float" office:value="-3.345721" calcext:value-type="float">
            <text:p>-3.345721</text:p>
          </table:table-cell>
          <table:table-cell office:value-type="float" office:value="35.0851" calcext:value-type="float">
            <text:p>35.0851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307" calcext:value-type="float">
            <text:p>1169.307</text:p>
          </table:table-cell>
          <table:table-cell office:value-type="float" office:value="1.275936" calcext:value-type="float">
            <text:p>1.275936</text:p>
          </table:table-cell>
          <table:table-cell office:value-type="float" office:value="0" calcext:value-type="float">
            <text:p>0</text:p>
          </table:table-cell>
          <table:table-cell office:value-type="float" office:value="0.06079727" calcext:value-type="float">
            <text:p>0.06079727</text:p>
          </table:table-cell>
          <table:table-cell office:value-type="float" office:value="0.02095629" calcext:value-type="float">
            <text:p>0.02095629</text:p>
          </table:table-cell>
          <table:table-cell office:value-type="float" office:value="0.01444564" calcext:value-type="float">
            <text:p>0.01444564</text:p>
          </table:table-cell>
          <table:table-cell office:value-type="float" office:value="0.007753786" calcext:value-type="float">
            <text:p>0.007753786</text:p>
          </table:table-cell>
          <table:table-cell office:value-type="float" office:value="0.007311498" calcext:value-type="float">
            <text:p>0.007311498</text:p>
          </table:table-cell>
          <table:table-cell office:value-type="float" office:value="0.004464915" calcext:value-type="float">
            <text:p>0.004464915</text:p>
          </table:table-cell>
          <table:table-cell office:value-type="float" office:value="0.006533099" calcext:value-type="float">
            <text:p>0.006533099</text:p>
          </table:table-cell>
          <table:table-cell office:value-type="float" office:value="0.009571406" calcext:value-type="float">
            <text:p>0.009571406</text:p>
          </table:table-cell>
          <table:table-cell office:value-type="float" office:value="0.01102499" calcext:value-type="float">
            <text:p>0.01102499</text:p>
          </table:table-cell>
          <table:table-cell office:value-type="float" office:value="0.07981708" calcext:value-type="float">
            <text:p>0.07981708</text:p>
          </table:table-cell>
          <table:table-cell office:value-type="float" office:value="0.07591581" calcext:value-type="float">
            <text:p>0.07591581</text:p>
          </table:table-cell>
          <table:table-cell office:value-type="float" office:value="0.06952903" calcext:value-type="float">
            <text:p>0.06952903</text:p>
          </table:table-cell>
          <table:table-cell office:value-type="float" office:value="0.1731039" calcext:value-type="float">
            <text:p>0.1731039</text:p>
          </table:table-cell>
          <table:table-cell office:value-type="float" office:value="0.1781093" calcext:value-type="float">
            <text:p>0.1781093</text:p>
          </table:table-cell>
          <table:table-cell office:value-type="float" office:value="0" calcext:value-type="float">
            <text:p>0</text:p>
          </table:table-cell>
          <table:table-cell office:value-type="float" office:value="35.73812" calcext:value-type="float">
            <text:p>35.73812</text:p>
          </table:table-cell>
          <table:table-cell office:value-type="float" office:value="26.78915" calcext:value-type="float">
            <text:p>26.78915</text:p>
          </table:table-cell>
          <table:table-cell office:value-type="float" office:value="18.27297" calcext:value-type="float">
            <text:p>18.27297</text:p>
          </table:table-cell>
          <table:table-cell office:value-type="float" office:value="6.169572" calcext:value-type="float">
            <text:p>6.169572</text:p>
          </table:table-cell>
          <table:table-cell office:value-type="float" office:value="4.899344" calcext:value-type="float">
            <text:p>4.899344</text:p>
          </table:table-cell>
          <table:table-cell office:value-type="float" office:value="2.131152" calcext:value-type="float">
            <text:p>2.131152</text:p>
          </table:table-cell>
          <table:table-cell office:value-type="float" office:value="2.07737" calcext:value-type="float">
            <text:p>2.07737</text:p>
          </table:table-cell>
          <table:table-cell office:value-type="float" office:value="4.685809" calcext:value-type="float">
            <text:p>4.685809</text:p>
          </table:table-cell>
          <table:table-cell office:value-type="float" office:value="7.27616" calcext:value-type="float">
            <text:p>7.27616</text:p>
          </table:table-cell>
          <table:table-cell office:value-type="float" office:value="8.732359" calcext:value-type="float">
            <text:p>8.732359</text:p>
          </table:table-cell>
          <table:table-cell office:value-type="float" office:value="9.066858" calcext:value-type="float">
            <text:p>9.066858</text:p>
          </table:table-cell>
          <table:table-cell office:value-type="float" office:value="9.541451" calcext:value-type="float">
            <text:p>9.541451</text:p>
          </table:table-cell>
          <table:table-cell office:value-type="float" office:value="10.64074" calcext:value-type="float">
            <text:p>10.64074</text:p>
          </table:table-cell>
          <table:table-cell office:value-type="float" office:value="11.10684" calcext:value-type="float">
            <text:p>11.10684</text:p>
          </table:table-cell>
          <table:table-cell office:value-type="float" office:value="0" calcext:value-type="float">
            <text:p>0</text:p>
          </table:table-cell>
          <table:table-cell office:value-type="float" office:value="17.58722" calcext:value-type="float">
            <text:p>17.58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1.470757" calcext:value-type="float">
            <text:p>1.470757</text:p>
          </table:table-cell>
          <table:table-cell office:value-type="float" office:value="135.4164" calcext:value-type="float">
            <text:p>135.4164</text:p>
          </table:table-cell>
          <table:table-cell office:value-type="float" office:value="0" calcext:value-type="float">
            <text:p>0</text:p>
          </table:table-cell>
          <table:table-cell office:value-type="float" office:value="-3.415486" calcext:value-type="float">
            <text:p>-3.415486</text:p>
          </table:table-cell>
          <table:table-cell office:value-type="float" office:value="35.05137" calcext:value-type="float">
            <text:p>35.0513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276" calcext:value-type="float">
            <text:p>1169.276</text:p>
          </table:table-cell>
          <table:table-cell office:value-type="float" office:value="1.269143" calcext:value-type="float">
            <text:p>1.269143</text:p>
          </table:table-cell>
          <table:table-cell office:value-type="float" office:value="0" calcext:value-type="float">
            <text:p>0</text:p>
          </table:table-cell>
          <table:table-cell office:value-type="float" office:value="0.05704366" calcext:value-type="float">
            <text:p>0.05704366</text:p>
          </table:table-cell>
          <table:table-cell office:value-type="float" office:value="0.0204454" calcext:value-type="float">
            <text:p>0.0204454</text:p>
          </table:table-cell>
          <table:table-cell office:value-type="float" office:value="0.01425251" calcext:value-type="float">
            <text:p>0.01425251</text:p>
          </table:table-cell>
          <table:table-cell office:value-type="float" office:value="0.007718812" calcext:value-type="float">
            <text:p>0.007718812</text:p>
          </table:table-cell>
          <table:table-cell office:value-type="float" office:value="0.007331044" calcext:value-type="float">
            <text:p>0.007331044</text:p>
          </table:table-cell>
          <table:table-cell office:value-type="float" office:value="0.004499511" calcext:value-type="float">
            <text:p>0.004499511</text:p>
          </table:table-cell>
          <table:table-cell office:value-type="float" office:value="0.006566992" calcext:value-type="float">
            <text:p>0.006566992</text:p>
          </table:table-cell>
          <table:table-cell office:value-type="float" office:value="0.009420131" calcext:value-type="float">
            <text:p>0.009420131</text:p>
          </table:table-cell>
          <table:table-cell office:value-type="float" office:value="0.01102152" calcext:value-type="float">
            <text:p>0.01102152</text:p>
          </table:table-cell>
          <table:table-cell office:value-type="float" office:value="0.08040137" calcext:value-type="float">
            <text:p>0.08040137</text:p>
          </table:table-cell>
          <table:table-cell office:value-type="float" office:value="0.07594866" calcext:value-type="float">
            <text:p>0.07594866</text:p>
          </table:table-cell>
          <table:table-cell office:value-type="float" office:value="0.07033785" calcext:value-type="float">
            <text:p>0.07033785</text:p>
          </table:table-cell>
          <table:table-cell office:value-type="float" office:value="0.173147" calcext:value-type="float">
            <text:p>0.173147</text:p>
          </table:table-cell>
          <table:table-cell office:value-type="float" office:value="0.1781452" calcext:value-type="float">
            <text:p>0.1781452</text:p>
          </table:table-cell>
          <table:table-cell office:value-type="float" office:value="0" calcext:value-type="float">
            <text:p>0</text:p>
          </table:table-cell>
          <table:table-cell office:value-type="float" office:value="35.7068" calcext:value-type="float">
            <text:p>35.7068</text:p>
          </table:table-cell>
          <table:table-cell office:value-type="float" office:value="26.74333" calcext:value-type="float">
            <text:p>26.74333</text:p>
          </table:table-cell>
          <table:table-cell office:value-type="float" office:value="18.24287" calcext:value-type="float">
            <text:p>18.24287</text:p>
          </table:table-cell>
          <table:table-cell office:value-type="float" office:value="6.160246" calcext:value-type="float">
            <text:p>6.160246</text:p>
          </table:table-cell>
          <table:table-cell office:value-type="float" office:value="4.892251" calcext:value-type="float">
            <text:p>4.892251</text:p>
          </table:table-cell>
          <table:table-cell office:value-type="float" office:value="2.129243" calcext:value-type="float">
            <text:p>2.129243</text:p>
          </table:table-cell>
          <table:table-cell office:value-type="float" office:value="2.075505" calcext:value-type="float">
            <text:p>2.075505</text:p>
          </table:table-cell>
          <table:table-cell office:value-type="float" office:value="4.677776" calcext:value-type="float">
            <text:p>4.677776</text:p>
          </table:table-cell>
          <table:table-cell office:value-type="float" office:value="7.25817" calcext:value-type="float">
            <text:p>7.25817</text:p>
          </table:table-cell>
          <table:table-cell office:value-type="float" office:value="8.722151" calcext:value-type="float">
            <text:p>8.722151</text:p>
          </table:table-cell>
          <table:table-cell office:value-type="float" office:value="9.053298" calcext:value-type="float">
            <text:p>9.053298</text:p>
          </table:table-cell>
          <table:table-cell office:value-type="float" office:value="9.524215" calcext:value-type="float">
            <text:p>9.524215</text:p>
          </table:table-cell>
          <table:table-cell office:value-type="float" office:value="10.64423" calcext:value-type="float">
            <text:p>10.64423</text:p>
          </table:table-cell>
          <table:table-cell office:value-type="float" office:value="11.1101" calcext:value-type="float">
            <text:p>11.1101</text:p>
          </table:table-cell>
          <table:table-cell office:value-type="float" office:value="0" calcext:value-type="float">
            <text:p>0</text:p>
          </table:table-cell>
          <table:table-cell office:value-type="float" office:value="15.87733" calcext:value-type="float">
            <text:p>15.87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1.468125" calcext:value-type="float">
            <text:p>1.468125</text:p>
          </table:table-cell>
          <table:table-cell office:value-type="float" office:value="135.4131" calcext:value-type="float">
            <text:p>135.4131</text:p>
          </table:table-cell>
          <table:table-cell office:value-type="float" office:value="0" calcext:value-type="float">
            <text:p>0</text:p>
          </table:table-cell>
          <table:table-cell office:value-type="float" office:value="-3.484734" calcext:value-type="float">
            <text:p>-3.484734</text:p>
          </table:table-cell>
          <table:table-cell office:value-type="float" office:value="35.01805" calcext:value-type="float">
            <text:p>35.0180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245" calcext:value-type="float">
            <text:p>1169.245</text:p>
          </table:table-cell>
          <table:table-cell office:value-type="float" office:value="1.262351" calcext:value-type="float">
            <text:p>1.262351</text:p>
          </table:table-cell>
          <table:table-cell office:value-type="float" office:value="0" calcext:value-type="float">
            <text:p>0</text:p>
          </table:table-cell>
          <table:table-cell office:value-type="float" office:value="0.05047493" calcext:value-type="float">
            <text:p>0.05047493</text:p>
          </table:table-cell>
          <table:table-cell office:value-type="float" office:value="0.0197736" calcext:value-type="float">
            <text:p>0.0197736</text:p>
          </table:table-cell>
          <table:table-cell office:value-type="float" office:value="0.01414703" calcext:value-type="float">
            <text:p>0.01414703</text:p>
          </table:table-cell>
          <table:table-cell office:value-type="float" office:value="0.007735761" calcext:value-type="float">
            <text:p>0.007735761</text:p>
          </table:table-cell>
          <table:table-cell office:value-type="float" office:value="0.007386514" calcext:value-type="float">
            <text:p>0.007386514</text:p>
          </table:table-cell>
          <table:table-cell office:value-type="float" office:value="0.004536842" calcext:value-type="float">
            <text:p>0.004536842</text:p>
          </table:table-cell>
          <table:table-cell office:value-type="float" office:value="0.006596259" calcext:value-type="float">
            <text:p>0.006596259</text:p>
          </table:table-cell>
          <table:table-cell office:value-type="float" office:value="0.00930476" calcext:value-type="float">
            <text:p>0.00930476</text:p>
          </table:table-cell>
          <table:table-cell office:value-type="float" office:value="0.01101651" calcext:value-type="float">
            <text:p>0.01101651</text:p>
          </table:table-cell>
          <table:table-cell office:value-type="float" office:value="0.08072979" calcext:value-type="float">
            <text:p>0.08072979</text:p>
          </table:table-cell>
          <table:table-cell office:value-type="float" office:value="0.07584858" calcext:value-type="float">
            <text:p>0.07584858</text:p>
          </table:table-cell>
          <table:table-cell office:value-type="float" office:value="0.07094564" calcext:value-type="float">
            <text:p>0.07094564</text:p>
          </table:table-cell>
          <table:table-cell office:value-type="float" office:value="0.1731864" calcext:value-type="float">
            <text:p>0.1731864</text:p>
          </table:table-cell>
          <table:table-cell office:value-type="float" office:value="0.1781811" calcext:value-type="float">
            <text:p>0.1781811</text:p>
          </table:table-cell>
          <table:table-cell office:value-type="float" office:value="0" calcext:value-type="float">
            <text:p>0</text:p>
          </table:table-cell>
          <table:table-cell office:value-type="float" office:value="35.67538" calcext:value-type="float">
            <text:p>35.67538</text:p>
          </table:table-cell>
          <table:table-cell office:value-type="float" office:value="26.69769" calcext:value-type="float">
            <text:p>26.69769</text:p>
          </table:table-cell>
          <table:table-cell office:value-type="float" office:value="18.2129" calcext:value-type="float">
            <text:p>18.2129</text:p>
          </table:table-cell>
          <table:table-cell office:value-type="float" office:value="6.150987" calcext:value-type="float">
            <text:p>6.150987</text:p>
          </table:table-cell>
          <table:table-cell office:value-type="float" office:value="4.885205" calcext:value-type="float">
            <text:p>4.885205</text:p>
          </table:table-cell>
          <table:table-cell office:value-type="float" office:value="2.127348" calcext:value-type="float">
            <text:p>2.127348</text:p>
          </table:table-cell>
          <table:table-cell office:value-type="float" office:value="2.073647" calcext:value-type="float">
            <text:p>2.073647</text:p>
          </table:table-cell>
          <table:table-cell office:value-type="float" office:value="4.669839" calcext:value-type="float">
            <text:p>4.669839</text:p>
          </table:table-cell>
          <table:table-cell office:value-type="float" office:value="7.240344" calcext:value-type="float">
            <text:p>7.240344</text:p>
          </table:table-cell>
          <table:table-cell office:value-type="float" office:value="8.712111" calcext:value-type="float">
            <text:p>8.712111</text:p>
          </table:table-cell>
          <table:table-cell office:value-type="float" office:value="9.039832" calcext:value-type="float">
            <text:p>9.039832</text:p>
          </table:table-cell>
          <table:table-cell office:value-type="float" office:value="9.507199" calcext:value-type="float">
            <text:p>9.507199</text:p>
          </table:table-cell>
          <table:table-cell office:value-type="float" office:value="10.64772" calcext:value-type="float">
            <text:p>10.64772</text:p>
          </table:table-cell>
          <table:table-cell office:value-type="float" office:value="11.11338" calcext:value-type="float">
            <text:p>11.11338</text:p>
          </table:table-cell>
          <table:table-cell office:value-type="float" office:value="0" calcext:value-type="float">
            <text:p>0</text:p>
          </table:table-cell>
          <table:table-cell office:value-type="float" office:value="15.09068" calcext:value-type="float">
            <text:p>15.09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1.467215" calcext:value-type="float">
            <text:p>1.467215</text:p>
          </table:table-cell>
          <table:table-cell office:value-type="float" office:value="135.4099" calcext:value-type="float">
            <text:p>135.4099</text:p>
          </table:table-cell>
          <table:table-cell office:value-type="float" office:value="0" calcext:value-type="float">
            <text:p>0</text:p>
          </table:table-cell>
          <table:table-cell office:value-type="float" office:value="-3.552073" calcext:value-type="float">
            <text:p>-3.552073</text:p>
          </table:table-cell>
          <table:table-cell office:value-type="float" office:value="34.98516" calcext:value-type="float">
            <text:p>34.98516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214" calcext:value-type="float">
            <text:p>1169.214</text:p>
          </table:table-cell>
          <table:table-cell office:value-type="float" office:value="1.258302" calcext:value-type="float">
            <text:p>1.258302</text:p>
          </table:table-cell>
          <table:table-cell office:value-type="float" office:value="0" calcext:value-type="float">
            <text:p>0</text:p>
          </table:table-cell>
          <table:table-cell office:value-type="float" office:value="0.04272127" calcext:value-type="float">
            <text:p>0.04272127</text:p>
          </table:table-cell>
          <table:table-cell office:value-type="float" office:value="0.01832236" calcext:value-type="float">
            <text:p>0.01832236</text:p>
          </table:table-cell>
          <table:table-cell office:value-type="float" office:value="0.01310646" calcext:value-type="float">
            <text:p>0.01310646</text:p>
          </table:table-cell>
          <table:table-cell office:value-type="float" office:value="0.007098578" calcext:value-type="float">
            <text:p>0.007098578</text:p>
          </table:table-cell>
          <table:table-cell office:value-type="float" office:value="0.006800568" calcext:value-type="float">
            <text:p>0.006800568</text:p>
          </table:table-cell>
          <table:table-cell office:value-type="float" office:value="0.004365096" calcext:value-type="float">
            <text:p>0.004365096</text:p>
          </table:table-cell>
          <table:table-cell office:value-type="float" office:value="0.006544688" calcext:value-type="float">
            <text:p>0.006544688</text:p>
          </table:table-cell>
          <table:table-cell office:value-type="float" office:value="0.009214086" calcext:value-type="float">
            <text:p>0.009214086</text:p>
          </table:table-cell>
          <table:table-cell office:value-type="float" office:value="0.01099222" calcext:value-type="float">
            <text:p>0.01099222</text:p>
          </table:table-cell>
          <table:table-cell office:value-type="float" office:value="0.07975788" calcext:value-type="float">
            <text:p>0.07975788</text:p>
          </table:table-cell>
          <table:table-cell office:value-type="float" office:value="0.07450961" calcext:value-type="float">
            <text:p>0.07450961</text:p>
          </table:table-cell>
          <table:table-cell office:value-type="float" office:value="0.07687978" calcext:value-type="float">
            <text:p>0.07687978</text:p>
          </table:table-cell>
          <table:table-cell office:value-type="float" office:value="0.1732242" calcext:value-type="float">
            <text:p>0.1732242</text:p>
          </table:table-cell>
          <table:table-cell office:value-type="float" office:value="0.178217" calcext:value-type="float">
            <text:p>0.178217</text:p>
          </table:table-cell>
          <table:table-cell office:value-type="float" office:value="0" calcext:value-type="float">
            <text:p>0</text:p>
          </table:table-cell>
          <table:table-cell office:value-type="float" office:value="35.64446" calcext:value-type="float">
            <text:p>35.64446</text:p>
          </table:table-cell>
          <table:table-cell office:value-type="float" office:value="26.65162" calcext:value-type="float">
            <text:p>26.65162</text:p>
          </table:table-cell>
          <table:table-cell office:value-type="float" office:value="18.18265" calcext:value-type="float">
            <text:p>18.18265</text:p>
          </table:table-cell>
          <table:table-cell office:value-type="float" office:value="6.141608" calcext:value-type="float">
            <text:p>6.141608</text:p>
          </table:table-cell>
          <table:table-cell office:value-type="float" office:value="4.87806" calcext:value-type="float">
            <text:p>4.87806</text:p>
          </table:table-cell>
          <table:table-cell office:value-type="float" office:value="2.125446" calcext:value-type="float">
            <text:p>2.125446</text:p>
          </table:table-cell>
          <table:table-cell office:value-type="float" office:value="2.071797" calcext:value-type="float">
            <text:p>2.071797</text:p>
          </table:table-cell>
          <table:table-cell office:value-type="float" office:value="4.661984" calcext:value-type="float">
            <text:p>4.661984</text:p>
          </table:table-cell>
          <table:table-cell office:value-type="float" office:value="7.222677" calcext:value-type="float">
            <text:p>7.222677</text:p>
          </table:table-cell>
          <table:table-cell office:value-type="float" office:value="8.702097" calcext:value-type="float">
            <text:p>8.702097</text:p>
          </table:table-cell>
          <table:table-cell office:value-type="float" office:value="9.026321" calcext:value-type="float">
            <text:p>9.026321</text:p>
          </table:table-cell>
          <table:table-cell office:value-type="float" office:value="9.490822" calcext:value-type="float">
            <text:p>9.490822</text:p>
          </table:table-cell>
          <table:table-cell office:value-type="float" office:value="10.65121" calcext:value-type="float">
            <text:p>10.65121</text:p>
          </table:table-cell>
          <table:table-cell office:value-type="float" office:value="11.11665" calcext:value-type="float">
            <text:p>11.11665</text:p>
          </table:table-cell>
          <table:table-cell office:value-type="float" office:value="0" calcext:value-type="float">
            <text:p>0</text:p>
          </table:table-cell>
          <table:table-cell office:value-type="float" office:value="10.44797" calcext:value-type="float">
            <text:p>10.44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1.465552" calcext:value-type="float">
            <text:p>1.465552</text:p>
          </table:table-cell>
          <table:table-cell office:value-type="float" office:value="135.407" calcext:value-type="float">
            <text:p>135.407</text:p>
          </table:table-cell>
          <table:table-cell office:value-type="float" office:value="0" calcext:value-type="float">
            <text:p>0</text:p>
          </table:table-cell>
          <table:table-cell office:value-type="float" office:value="-3.617817" calcext:value-type="float">
            <text:p>-3.617817</text:p>
          </table:table-cell>
          <table:table-cell office:value-type="float" office:value="34.95325" calcext:value-type="float">
            <text:p>34.9532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183" calcext:value-type="float">
            <text:p>1169.183</text:p>
          </table:table-cell>
          <table:table-cell office:value-type="float" office:value="1.253133" calcext:value-type="float">
            <text:p>1.253133</text:p>
          </table:table-cell>
          <table:table-cell office:value-type="float" office:value="0" calcext:value-type="float">
            <text:p>0</text:p>
          </table:table-cell>
          <table:table-cell office:value-type="float" office:value="0.0452994" calcext:value-type="float">
            <text:p>0.0452994</text:p>
          </table:table-cell>
          <table:table-cell office:value-type="float" office:value="0.01932739" calcext:value-type="float">
            <text:p>0.01932739</text:p>
          </table:table-cell>
          <table:table-cell office:value-type="float" office:value="0.0137174" calcext:value-type="float">
            <text:p>0.0137174</text:p>
          </table:table-cell>
          <table:table-cell office:value-type="float" office:value="0.007391599" calcext:value-type="float">
            <text:p>0.007391599</text:p>
          </table:table-cell>
          <table:table-cell office:value-type="float" office:value="0.007002477" calcext:value-type="float">
            <text:p>0.007002477</text:p>
          </table:table-cell>
          <table:table-cell office:value-type="float" office:value="0.00437831" calcext:value-type="float">
            <text:p>0.00437831</text:p>
          </table:table-cell>
          <table:table-cell office:value-type="float" office:value="0.006548123" calcext:value-type="float">
            <text:p>0.006548123</text:p>
          </table:table-cell>
          <table:table-cell office:value-type="float" office:value="0.009141774" calcext:value-type="float">
            <text:p>0.009141774</text:p>
          </table:table-cell>
          <table:table-cell office:value-type="float" office:value="0.01096242" calcext:value-type="float">
            <text:p>0.01096242</text:p>
          </table:table-cell>
          <table:table-cell office:value-type="float" office:value="0.07761861" calcext:value-type="float">
            <text:p>0.07761861</text:p>
          </table:table-cell>
          <table:table-cell office:value-type="float" office:value="0.07196209" calcext:value-type="float">
            <text:p>0.07196209</text:p>
          </table:table-cell>
          <table:table-cell office:value-type="float" office:value="0.08483488" calcext:value-type="float">
            <text:p>0.08483488</text:p>
          </table:table-cell>
          <table:table-cell office:value-type="float" office:value="0.1732629" calcext:value-type="float">
            <text:p>0.1732629</text:p>
          </table:table-cell>
          <table:table-cell office:value-type="float" office:value="0.1782529" calcext:value-type="float">
            <text:p>0.1782529</text:p>
          </table:table-cell>
          <table:table-cell office:value-type="float" office:value="0" calcext:value-type="float">
            <text:p>0</text:p>
          </table:table-cell>
          <table:table-cell office:value-type="float" office:value="35.61234" calcext:value-type="float">
            <text:p>35.61234</text:p>
          </table:table-cell>
          <table:table-cell office:value-type="float" office:value="26.60584" calcext:value-type="float">
            <text:p>26.60584</text:p>
          </table:table-cell>
          <table:table-cell office:value-type="float" office:value="18.15246" calcext:value-type="float">
            <text:p>18.15246</text:p>
          </table:table-cell>
          <table:table-cell office:value-type="float" office:value="6.132202" calcext:value-type="float">
            <text:p>6.132202</text:p>
          </table:table-cell>
          <table:table-cell office:value-type="float" office:value="4.870882" calcext:value-type="float">
            <text:p>4.870882</text:p>
          </table:table-cell>
          <table:table-cell office:value-type="float" office:value="2.123531" calcext:value-type="float">
            <text:p>2.123531</text:p>
          </table:table-cell>
          <table:table-cell office:value-type="float" office:value="2.069948" calcext:value-type="float">
            <text:p>2.069948</text:p>
          </table:table-cell>
          <table:table-cell office:value-type="float" office:value="4.654204" calcext:value-type="float">
            <text:p>4.654204</text:p>
          </table:table-cell>
          <table:table-cell office:value-type="float" office:value="7.205169" calcext:value-type="float">
            <text:p>7.205169</text:p>
          </table:table-cell>
          <table:table-cell office:value-type="float" office:value="8.691771" calcext:value-type="float">
            <text:p>8.691771</text:p>
          </table:table-cell>
          <table:table-cell office:value-type="float" office:value="9.012378" calcext:value-type="float">
            <text:p>9.012378</text:p>
          </table:table-cell>
          <table:table-cell office:value-type="float" office:value="9.476639" calcext:value-type="float">
            <text:p>9.476639</text:p>
          </table:table-cell>
          <table:table-cell office:value-type="float" office:value="10.65466" calcext:value-type="float">
            <text:p>10.65466</text:p>
          </table:table-cell>
          <table:table-cell office:value-type="float" office:value="11.11993" calcext:value-type="float">
            <text:p>11.11993</text:p>
          </table:table-cell>
          <table:table-cell office:value-type="float" office:value="0" calcext:value-type="float">
            <text:p>0</text:p>
          </table:table-cell>
          <table:table-cell office:value-type="float" office:value="10.84425" calcext:value-type="float">
            <text:p>10.84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1.463959" calcext:value-type="float">
            <text:p>1.463959</text:p>
          </table:table-cell>
          <table:table-cell office:value-type="float" office:value="135.4038" calcext:value-type="float">
            <text:p>135.4038</text:p>
          </table:table-cell>
          <table:table-cell office:value-type="float" office:value="0" calcext:value-type="float">
            <text:p>0</text:p>
          </table:table-cell>
          <table:table-cell office:value-type="float" office:value="-3.683722" calcext:value-type="float">
            <text:p>-3.683722</text:p>
          </table:table-cell>
          <table:table-cell office:value-type="float" office:value="34.92187" calcext:value-type="float">
            <text:p>34.92187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152" calcext:value-type="float">
            <text:p>1169.152</text:p>
          </table:table-cell>
          <table:table-cell office:value-type="float" office:value="1.248137" calcext:value-type="float">
            <text:p>1.248137</text:p>
          </table:table-cell>
          <table:table-cell office:value-type="float" office:value="0" calcext:value-type="float">
            <text:p>0</text:p>
          </table:table-cell>
          <table:table-cell office:value-type="float" office:value="0.04525017" calcext:value-type="float">
            <text:p>0.04525017</text:p>
          </table:table-cell>
          <table:table-cell office:value-type="float" office:value="0.0197184" calcext:value-type="float">
            <text:p>0.0197184</text:p>
          </table:table-cell>
          <table:table-cell office:value-type="float" office:value="0.01399156" calcext:value-type="float">
            <text:p>0.01399156</text:p>
          </table:table-cell>
          <table:table-cell office:value-type="float" office:value="0.007554977" calcext:value-type="float">
            <text:p>0.007554977</text:p>
          </table:table-cell>
          <table:table-cell office:value-type="float" office:value="0.007152941" calcext:value-type="float">
            <text:p>0.007152941</text:p>
          </table:table-cell>
          <table:table-cell office:value-type="float" office:value="0.004419066" calcext:value-type="float">
            <text:p>0.004419066</text:p>
          </table:table-cell>
          <table:table-cell office:value-type="float" office:value="0.006573276" calcext:value-type="float">
            <text:p>0.006573276</text:p>
          </table:table-cell>
          <table:table-cell office:value-type="float" office:value="0.009031207" calcext:value-type="float">
            <text:p>0.009031207</text:p>
          </table:table-cell>
          <table:table-cell office:value-type="float" office:value="0.01093693" calcext:value-type="float">
            <text:p>0.01093693</text:p>
          </table:table-cell>
          <table:table-cell office:value-type="float" office:value="0.07610869" calcext:value-type="float">
            <text:p>0.07610869</text:p>
          </table:table-cell>
          <table:table-cell office:value-type="float" office:value="0.07005418" calcext:value-type="float">
            <text:p>0.07005418</text:p>
          </table:table-cell>
          <table:table-cell office:value-type="float" office:value="0.08776339" calcext:value-type="float">
            <text:p>0.08776339</text:p>
          </table:table-cell>
          <table:table-cell office:value-type="float" office:value="0.1733007" calcext:value-type="float">
            <text:p>0.1733007</text:p>
          </table:table-cell>
          <table:table-cell office:value-type="float" office:value="0.1782888" calcext:value-type="float">
            <text:p>0.1782888</text:p>
          </table:table-cell>
          <table:table-cell office:value-type="float" office:value="0" calcext:value-type="float">
            <text:p>0</text:p>
          </table:table-cell>
          <table:table-cell office:value-type="float" office:value="35.58091" calcext:value-type="float">
            <text:p>35.58091</text:p>
          </table:table-cell>
          <table:table-cell office:value-type="float" office:value="26.56049" calcext:value-type="float">
            <text:p>26.56049</text:p>
          </table:table-cell>
          <table:table-cell office:value-type="float" office:value="18.12261" calcext:value-type="float">
            <text:p>18.12261</text:p>
          </table:table-cell>
          <table:table-cell office:value-type="float" office:value="6.122921" calcext:value-type="float">
            <text:p>6.122921</text:p>
          </table:table-cell>
          <table:table-cell office:value-type="float" office:value="4.863792" calcext:value-type="float">
            <text:p>4.863792</text:p>
          </table:table-cell>
          <table:table-cell office:value-type="float" office:value="2.121632" calcext:value-type="float">
            <text:p>2.121632</text:p>
          </table:table-cell>
          <table:table-cell office:value-type="float" office:value="2.068111" calcext:value-type="float">
            <text:p>2.068111</text:p>
          </table:table-cell>
          <table:table-cell office:value-type="float" office:value="4.64651" calcext:value-type="float">
            <text:p>4.64651</text:p>
          </table:table-cell>
          <table:table-cell office:value-type="float" office:value="7.187826" calcext:value-type="float">
            <text:p>7.187826</text:p>
          </table:table-cell>
          <table:table-cell office:value-type="float" office:value="8.681145" calcext:value-type="float">
            <text:p>8.681145</text:p>
          </table:table-cell>
          <table:table-cell office:value-type="float" office:value="8.99801" calcext:value-type="float">
            <text:p>8.99801</text:p>
          </table:table-cell>
          <table:table-cell office:value-type="float" office:value="9.463737" calcext:value-type="float">
            <text:p>9.463737</text:p>
          </table:table-cell>
          <table:table-cell office:value-type="float" office:value="10.65807" calcext:value-type="float">
            <text:p>10.65807</text:p>
          </table:table-cell>
          <table:table-cell office:value-type="float" office:value="11.12319" calcext:value-type="float">
            <text:p>11.12319</text:p>
          </table:table-cell>
          <table:table-cell office:value-type="float" office:value="0" calcext:value-type="float">
            <text:p>0</text:p>
          </table:table-cell>
          <table:table-cell office:value-type="float" office:value="10.2164" calcext:value-type="float">
            <text:p>10.2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1.462354" calcext:value-type="float">
            <text:p>1.462354</text:p>
          </table:table-cell>
          <table:table-cell office:value-type="float" office:value="135.4003" calcext:value-type="float">
            <text:p>135.4003</text:p>
          </table:table-cell>
          <table:table-cell office:value-type="float" office:value="0" calcext:value-type="float">
            <text:p>0</text:p>
          </table:table-cell>
          <table:table-cell office:value-type="float" office:value="-3.74941" calcext:value-type="float">
            <text:p>-3.74941</text:p>
          </table:table-cell>
          <table:table-cell office:value-type="float" office:value="34.89072" calcext:value-type="float">
            <text:p>34.89072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121" calcext:value-type="float">
            <text:p>1169.121</text:p>
          </table:table-cell>
          <table:table-cell office:value-type="float" office:value="1.242203" calcext:value-type="float">
            <text:p>1.242203</text:p>
          </table:table-cell>
          <table:table-cell office:value-type="float" office:value="0" calcext:value-type="float">
            <text:p>0</text:p>
          </table:table-cell>
          <table:table-cell office:value-type="float" office:value="0.04549167" calcext:value-type="float">
            <text:p>0.04549167</text:p>
          </table:table-cell>
          <table:table-cell office:value-type="float" office:value="0.02099175" calcext:value-type="float">
            <text:p>0.02099175</text:p>
          </table:table-cell>
          <table:table-cell office:value-type="float" office:value="0.01500094" calcext:value-type="float">
            <text:p>0.01500094</text:p>
          </table:table-cell>
          <table:table-cell office:value-type="float" office:value="0.008144154" calcext:value-type="float">
            <text:p>0.008144154</text:p>
          </table:table-cell>
          <table:table-cell office:value-type="float" office:value="0.007679815" calcext:value-type="float">
            <text:p>0.007679815</text:p>
          </table:table-cell>
          <table:table-cell office:value-type="float" office:value="0.00455846" calcext:value-type="float">
            <text:p>0.00455846</text:p>
          </table:table-cell>
          <table:table-cell office:value-type="float" office:value="0.006632129" calcext:value-type="float">
            <text:p>0.006632129</text:p>
          </table:table-cell>
          <table:table-cell office:value-type="float" office:value="0.008910633" calcext:value-type="float">
            <text:p>0.008910633</text:p>
          </table:table-cell>
          <table:table-cell office:value-type="float" office:value="0.0109176" calcext:value-type="float">
            <text:p>0.0109176</text:p>
          </table:table-cell>
          <table:table-cell office:value-type="float" office:value="0.07512845" calcext:value-type="float">
            <text:p>0.07512845</text:p>
          </table:table-cell>
          <table:table-cell office:value-type="float" office:value="0.068745" calcext:value-type="float">
            <text:p>0.068745</text:p>
          </table:table-cell>
          <table:table-cell office:value-type="float" office:value="0.08894448" calcext:value-type="float">
            <text:p>0.08894448</text:p>
          </table:table-cell>
          <table:table-cell office:value-type="float" office:value="0.1733377" calcext:value-type="float">
            <text:p>0.1733377</text:p>
          </table:table-cell>
          <table:table-cell office:value-type="float" office:value="0.1783247" calcext:value-type="float">
            <text:p>0.1783247</text:p>
          </table:table-cell>
          <table:table-cell office:value-type="float" office:value="0" calcext:value-type="float">
            <text:p>0</text:p>
          </table:table-cell>
          <table:table-cell office:value-type="float" office:value="35.54928" calcext:value-type="float">
            <text:p>35.54928</text:p>
          </table:table-cell>
          <table:table-cell office:value-type="float" office:value="26.51567" calcext:value-type="float">
            <text:p>26.51567</text:p>
          </table:table-cell>
          <table:table-cell office:value-type="float" office:value="18.09314" calcext:value-type="float">
            <text:p>18.09314</text:p>
          </table:table-cell>
          <table:table-cell office:value-type="float" office:value="6.113808" calcext:value-type="float">
            <text:p>6.113808</text:p>
          </table:table-cell>
          <table:table-cell office:value-type="float" office:value="4.856826" calcext:value-type="float">
            <text:p>4.856826</text:p>
          </table:table-cell>
          <table:table-cell office:value-type="float" office:value="2.119754" calcext:value-type="float">
            <text:p>2.119754</text:p>
          </table:table-cell>
          <table:table-cell office:value-type="float" office:value="2.066288" calcext:value-type="float">
            <text:p>2.066288</text:p>
          </table:table-cell>
          <table:table-cell office:value-type="float" office:value="4.638887" calcext:value-type="float">
            <text:p>4.638887</text:p>
          </table:table-cell>
          <table:table-cell office:value-type="float" office:value="7.170658" calcext:value-type="float">
            <text:p>7.170658</text:p>
          </table:table-cell>
          <table:table-cell office:value-type="float" office:value="8.670349" calcext:value-type="float">
            <text:p>8.670349</text:p>
          </table:table-cell>
          <table:table-cell office:value-type="float" office:value="8.983363" calcext:value-type="float">
            <text:p>8.983363</text:p>
          </table:table-cell>
          <table:table-cell office:value-type="float" office:value="9.451309" calcext:value-type="float">
            <text:p>9.451309</text:p>
          </table:table-cell>
          <table:table-cell office:value-type="float" office:value="10.66148" calcext:value-type="float">
            <text:p>10.66148</text:p>
          </table:table-cell>
          <table:table-cell office:value-type="float" office:value="11.12647" calcext:value-type="float">
            <text:p>11.12647</text:p>
          </table:table-cell>
          <table:table-cell office:value-type="float" office:value="0" calcext:value-type="float">
            <text:p>0</text:p>
          </table:table-cell>
          <table:table-cell office:value-type="float" office:value="10.82108" calcext:value-type="float">
            <text:p>10.82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1.460879" calcext:value-type="float">
            <text:p>1.460879</text:p>
          </table:table-cell>
          <table:table-cell office:value-type="float" office:value="135.3965" calcext:value-type="float">
            <text:p>135.3965</text:p>
          </table:table-cell>
          <table:table-cell office:value-type="float" office:value="0" calcext:value-type="float">
            <text:p>0</text:p>
          </table:table-cell>
          <table:table-cell office:value-type="float" office:value="-3.815376" calcext:value-type="float">
            <text:p>-3.815376</text:p>
          </table:table-cell>
          <table:table-cell office:value-type="float" office:value="34.85981" calcext:value-type="float">
            <text:p>34.85981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092" calcext:value-type="float">
            <text:p>1169.092</text:p>
          </table:table-cell>
          <table:table-cell office:value-type="float" office:value="1.237816" calcext:value-type="float">
            <text:p>1.237816</text:p>
          </table:table-cell>
          <table:table-cell office:value-type="float" office:value="0" calcext:value-type="float">
            <text:p>0</text:p>
          </table:table-cell>
          <table:table-cell office:value-type="float" office:value="0.03856631" calcext:value-type="float">
            <text:p>0.03856631</text:p>
          </table:table-cell>
          <table:table-cell office:value-type="float" office:value="0.02043527" calcext:value-type="float">
            <text:p>0.02043527</text:p>
          </table:table-cell>
          <table:table-cell office:value-type="float" office:value="0.01470536" calcext:value-type="float">
            <text:p>0.01470536</text:p>
          </table:table-cell>
          <table:table-cell office:value-type="float" office:value="0.008018996" calcext:value-type="float">
            <text:p>0.008018996</text:p>
          </table:table-cell>
          <table:table-cell office:value-type="float" office:value="0.007613557" calcext:value-type="float">
            <text:p>0.007613557</text:p>
          </table:table-cell>
          <table:table-cell office:value-type="float" office:value="0.004593635" calcext:value-type="float">
            <text:p>0.004593635</text:p>
          </table:table-cell>
          <table:table-cell office:value-type="float" office:value="0.00665486" calcext:value-type="float">
            <text:p>0.00665486</text:p>
          </table:table-cell>
          <table:table-cell office:value-type="float" office:value="0.008779346" calcext:value-type="float">
            <text:p>0.008779346</text:p>
          </table:table-cell>
          <table:table-cell office:value-type="float" office:value="0.01090202" calcext:value-type="float">
            <text:p>0.01090202</text:p>
          </table:table-cell>
          <table:table-cell office:value-type="float" office:value="0.07463867" calcext:value-type="float">
            <text:p>0.07463867</text:p>
          </table:table-cell>
          <table:table-cell office:value-type="float" office:value="0.06801833" calcext:value-type="float">
            <text:p>0.06801833</text:p>
          </table:table-cell>
          <table:table-cell office:value-type="float" office:value="0.0899977" calcext:value-type="float">
            <text:p>0.0899977</text:p>
          </table:table-cell>
          <table:table-cell office:value-type="float" office:value="0.1733795" calcext:value-type="float">
            <text:p>0.1733795</text:p>
          </table:table-cell>
          <table:table-cell office:value-type="float" office:value="0.1783606" calcext:value-type="float">
            <text:p>0.1783606</text:p>
          </table:table-cell>
          <table:table-cell office:value-type="float" office:value="0" calcext:value-type="float">
            <text:p>0</text:p>
          </table:table-cell>
          <table:table-cell office:value-type="float" office:value="35.51556" calcext:value-type="float">
            <text:p>35.51556</text:p>
          </table:table-cell>
          <table:table-cell office:value-type="float" office:value="26.47082" calcext:value-type="float">
            <text:p>26.47082</text:p>
          </table:table-cell>
          <table:table-cell office:value-type="float" office:value="18.06375" calcext:value-type="float">
            <text:p>18.06375</text:p>
          </table:table-cell>
          <table:table-cell office:value-type="float" office:value="6.104807" calcext:value-type="float">
            <text:p>6.104807</text:p>
          </table:table-cell>
          <table:table-cell office:value-type="float" office:value="4.849908" calcext:value-type="float">
            <text:p>4.849908</text:p>
          </table:table-cell>
          <table:table-cell office:value-type="float" office:value="2.117903" calcext:value-type="float">
            <text:p>2.117903</text:p>
          </table:table-cell>
          <table:table-cell office:value-type="float" office:value="2.064479" calcext:value-type="float">
            <text:p>2.064479</text:p>
          </table:table-cell>
          <table:table-cell office:value-type="float" office:value="4.631336" calcext:value-type="float">
            <text:p>4.631336</text:p>
          </table:table-cell>
          <table:table-cell office:value-type="float" office:value="7.153668" calcext:value-type="float">
            <text:p>7.153668</text:p>
          </table:table-cell>
          <table:table-cell office:value-type="float" office:value="8.659508" calcext:value-type="float">
            <text:p>8.659508</text:p>
          </table:table-cell>
          <table:table-cell office:value-type="float" office:value="8.968603" calcext:value-type="float">
            <text:p>8.968603</text:p>
          </table:table-cell>
          <table:table-cell office:value-type="float" office:value="9.439226" calcext:value-type="float">
            <text:p>9.439226</text:p>
          </table:table-cell>
          <table:table-cell office:value-type="float" office:value="10.66489" calcext:value-type="float">
            <text:p>10.66489</text:p>
          </table:table-cell>
          <table:table-cell office:value-type="float" office:value="11.12975" calcext:value-type="float">
            <text:p>11.12975</text:p>
          </table:table-cell>
          <table:table-cell office:value-type="float" office:value="0" calcext:value-type="float">
            <text:p>0</text:p>
          </table:table-cell>
          <table:table-cell office:value-type="float" office:value="8.692455" calcext:value-type="float">
            <text:p>8.692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1.459202" calcext:value-type="float">
            <text:p>1.459202</text:p>
          </table:table-cell>
          <table:table-cell office:value-type="float" office:value="135.3936" calcext:value-type="float">
            <text:p>135.3936</text:p>
          </table:table-cell>
          <table:table-cell office:value-type="float" office:value="0" calcext:value-type="float">
            <text:p>0</text:p>
          </table:table-cell>
          <table:table-cell office:value-type="float" office:value="-3.881444" calcext:value-type="float">
            <text:p>-3.881444</text:p>
          </table:table-cell>
          <table:table-cell office:value-type="float" office:value="34.82895" calcext:value-type="float">
            <text:p>34.82895</text:p>
          </table:table-cell>
          <table:table-cell office:value-type="float" office:value="0.0516738" calcext:value-type="float">
            <text:p>0.0516738</text:p>
          </table:table-cell>
          <table:table-cell office:value-type="float" office:value="0.00006065323" calcext:value-type="float">
            <text:p>6.065323E-05</text:p>
          </table:table-cell>
          <table:table-cell office:value-type="float" office:value="0.06539395" calcext:value-type="float">
            <text:p>0.06539395</text:p>
          </table:table-cell>
          <table:table-cell office:value-type="float" office:value="-0.0004952099" calcext:value-type="float">
            <text:p>-0.0004952099</text:p>
          </table:table-cell>
          <table:table-cell office:value-type="float" office:value="1169.062" calcext:value-type="float">
            <text:p>1169.062</text:p>
          </table:table-cell>
          <table:table-cell office:value-type="float" office:value="1.237532" calcext:value-type="float">
            <text:p>1.237532</text:p>
          </table:table-cell>
          <table:table-cell office:value-type="float" office:value="0" calcext:value-type="float">
            <text:p>0</text:p>
          </table:table-cell>
          <table:table-cell office:value-type="float" office:value="0.02867059" calcext:value-type="float">
            <text:p>0.02867059</text:p>
          </table:table-cell>
          <table:table-cell office:value-type="float" office:value="0.01967595" calcext:value-type="float">
            <text:p>0.01967595</text:p>
          </table:table-cell>
          <table:table-cell office:value-type="float" office:value="0.01428885" calcext:value-type="float">
            <text:p>0.01428885</text:p>
          </table:table-cell>
          <table:table-cell office:value-type="float" office:value="0.007808101" calcext:value-type="float">
            <text:p>0.007808101</text:p>
          </table:table-cell>
          <table:table-cell office:value-type="float" office:value="0.007440296" calcext:value-type="float">
            <text:p>0.007440296</text:p>
          </table:table-cell>
          <table:table-cell office:value-type="float" office:value="0.004556059" calcext:value-type="float">
            <text:p>0.004556059</text:p>
          </table:table-cell>
          <table:table-cell office:value-type="float" office:value="0.006646748" calcext:value-type="float">
            <text:p>0.006646748</text:p>
          </table:table-cell>
          <table:table-cell office:value-type="float" office:value="0.008659177" calcext:value-type="float">
            <text:p>0.008659177</text:p>
          </table:table-cell>
          <table:table-cell office:value-type="float" office:value="0.01088123" calcext:value-type="float">
            <text:p>0.01088123</text:p>
          </table:table-cell>
          <table:table-cell office:value-type="float" office:value="0.07365921" calcext:value-type="float">
            <text:p>0.07365921</text:p>
          </table:table-cell>
          <table:table-cell office:value-type="float" office:value="0.06692348" calcext:value-type="float">
            <text:p>0.06692348</text:p>
          </table:table-cell>
          <table:table-cell office:value-type="float" office:value="0.09031744" calcext:value-type="float">
            <text:p>0.09031744</text:p>
          </table:table-cell>
          <table:table-cell office:value-type="float" office:value="0.1734193" calcext:value-type="float">
            <text:p>0.1734193</text:p>
          </table:table-cell>
          <table:table-cell office:value-type="float" office:value="0.1783965" calcext:value-type="float">
            <text:p>0.1783965</text:p>
          </table:table-cell>
          <table:table-cell office:value-type="float" office:value="0" calcext:value-type="float">
            <text:p>0</text:p>
          </table:table-cell>
          <table:table-cell office:value-type="float" office:value="35.47344" calcext:value-type="float">
            <text:p>35.47344</text:p>
          </table:table-cell>
          <table:table-cell office:value-type="float" office:value="26.42564" calcext:value-type="float">
            <text:p>26.42564</text:p>
          </table:table-cell>
          <table:table-cell office:value-type="float" office:value="18.03413" calcext:value-type="float">
            <text:p>18.03413</text:p>
          </table:table-cell>
          <table:table-cell office:value-type="float" office:value="6.095738" calcext:value-type="float">
            <text:p>6.095738</text:p>
          </table:table-cell>
          <table:table-cell office:value-type="float" office:value="4.842938" calcext:value-type="float">
            <text:p>4.842938</text:p>
          </table:table-cell>
          <table:table-cell office:value-type="float" office:value="2.116052" calcext:value-type="float">
            <text:p>2.116052</text:p>
          </table:table-cell>
          <table:table-cell office:value-type="float" office:value="2.062669" calcext:value-type="float">
            <text:p>2.062669</text:p>
          </table:table-cell>
          <table:table-cell office:value-type="float" office:value="4.623823" calcext:value-type="float">
            <text:p>4.623823</text:p>
          </table:table-cell>
          <table:table-cell office:value-type="float" office:value="7.136836" calcext:value-type="float">
            <text:p>7.136836</text:p>
          </table:table-cell>
          <table:table-cell office:value-type="float" office:value="8.648626" calcext:value-type="float">
            <text:p>8.648626</text:p>
          </table:table-cell>
          <table:table-cell office:value-type="float" office:value="8.95376" calcext:value-type="float">
            <text:p>8.95376</text:p>
          </table:table-cell>
          <table:table-cell office:value-type="float" office:value="9.427382" calcext:value-type="float">
            <text:p>9.427382</text:p>
          </table:table-cell>
          <table:table-cell office:value-type="float" office:value="10.6683" calcext:value-type="float">
            <text:p>10.6683</text:p>
          </table:table-cell>
          <table:table-cell office:value-type="float" office:value="11.13302" calcext:value-type="float">
            <text:p>11.13302</text:p>
          </table:table-cell>
          <table:table-cell office:value-type="float" office:value="0" calcext:value-type="float">
            <text:p>0</text:p>
          </table:table-cell>
          <table:table-cell office:value-type="float" office:value="6.436675" calcext:value-type="float">
            <text:p>6.436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1.461133" calcext:value-type="float">
            <text:p>1.461133</text:p>
          </table:table-cell>
          <table:table-cell office:value-type="float" office:value="135.3937" calcext:value-type="float">
            <text:p>135.3937</text:p>
          </table:table-cell>
          <table:table-cell office:value-type="float" office:value="0" calcext:value-type="float">
            <text:p>0</text:p>
          </table:table-cell>
          <table:table-cell office:value-type="float" office:value="-3.948875" calcext:value-type="float">
            <text:p>-3.948875</text:p>
          </table:table-cell>
          <table:table-cell office:value-type="float" office:value="34.79366" calcext:value-type="float">
            <text:p>34.79366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474" calcext:value-type="float">
            <text:p>6.480474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04917153" calcext:value-type="float">
            <text:p>-0.0004917153</text:p>
          </table:table-cell>
          <table:table-cell office:value-type="float" office:value="1169.03" calcext:value-type="float">
            <text:p>1169.03</text:p>
          </table:table-cell>
          <table:table-cell office:value-type="float" office:value="1.249518" calcext:value-type="float">
            <text:p>1.249518</text:p>
          </table:table-cell>
          <table:table-cell office:value-type="float" office:value="0" calcext:value-type="float">
            <text:p>0</text:p>
          </table:table-cell>
          <table:table-cell office:value-type="float" office:value="0.01027902" calcext:value-type="float">
            <text:p>0.01027902</text:p>
          </table:table-cell>
          <table:table-cell office:value-type="float" office:value="0.01660427" calcext:value-type="float">
            <text:p>0.01660427</text:p>
          </table:table-cell>
          <table:table-cell office:value-type="float" office:value="0.01169254" calcext:value-type="float">
            <text:p>0.01169254</text:p>
          </table:table-cell>
          <table:table-cell office:value-type="float" office:value="0.007186824" calcext:value-type="float">
            <text:p>0.007186824</text:p>
          </table:table-cell>
          <table:table-cell office:value-type="float" office:value="0.007114815" calcext:value-type="float">
            <text:p>0.007114815</text:p>
          </table:table-cell>
          <table:table-cell office:value-type="float" office:value="0.00446275" calcext:value-type="float">
            <text:p>0.00446275</text:p>
          </table:table-cell>
          <table:table-cell office:value-type="float" office:value="0.005706874" calcext:value-type="float">
            <text:p>0.005706874</text:p>
          </table:table-cell>
          <table:table-cell office:value-type="float" office:value="0.00851569" calcext:value-type="float">
            <text:p>0.00851569</text:p>
          </table:table-cell>
          <table:table-cell office:value-type="float" office:value="0.0108556" calcext:value-type="float">
            <text:p>0.0108556</text:p>
          </table:table-cell>
          <table:table-cell office:value-type="float" office:value="0.07208442" calcext:value-type="float">
            <text:p>0.07208442</text:p>
          </table:table-cell>
          <table:table-cell office:value-type="float" office:value="0.06526479" calcext:value-type="float">
            <text:p>0.06526479</text:p>
          </table:table-cell>
          <table:table-cell office:value-type="float" office:value="0.08989841" calcext:value-type="float">
            <text:p>0.08989841</text:p>
          </table:table-cell>
          <table:table-cell office:value-type="float" office:value="0.173457" calcext:value-type="float">
            <text:p>0.173457</text:p>
          </table:table-cell>
          <table:table-cell office:value-type="float" office:value="0.1784324" calcext:value-type="float">
            <text:p>0.1784324</text:p>
          </table:table-cell>
          <table:table-cell office:value-type="float" office:value="0" calcext:value-type="float">
            <text:p>0</text:p>
          </table:table-cell>
          <table:table-cell office:value-type="float" office:value="35.33736" calcext:value-type="float">
            <text:p>35.33736</text:p>
          </table:table-cell>
          <table:table-cell office:value-type="float" office:value="26.3226" calcext:value-type="float">
            <text:p>26.3226</text:p>
          </table:table-cell>
          <table:table-cell office:value-type="float" office:value="17.98795" calcext:value-type="float">
            <text:p>17.98795</text:p>
          </table:table-cell>
          <table:table-cell office:value-type="float" office:value="6.085425" calcext:value-type="float">
            <text:p>6.085425</text:p>
          </table:table-cell>
          <table:table-cell office:value-type="float" office:value="4.835756" calcext:value-type="float">
            <text:p>4.835756</text:p>
          </table:table-cell>
          <table:table-cell office:value-type="float" office:value="2.114187" calcext:value-type="float">
            <text:p>2.114187</text:p>
          </table:table-cell>
          <table:table-cell office:value-type="float" office:value="2.060211" calcext:value-type="float">
            <text:p>2.060211</text:p>
          </table:table-cell>
          <table:table-cell office:value-type="float" office:value="4.616314" calcext:value-type="float">
            <text:p>4.616314</text:p>
          </table:table-cell>
          <table:table-cell office:value-type="float" office:value="7.120122" calcext:value-type="float">
            <text:p>7.120122</text:p>
          </table:table-cell>
          <table:table-cell office:value-type="float" office:value="8.637516" calcext:value-type="float">
            <text:p>8.637516</text:p>
          </table:table-cell>
          <table:table-cell office:value-type="float" office:value="8.938642" calcext:value-type="float">
            <text:p>8.938642</text:p>
          </table:table-cell>
          <table:table-cell office:value-type="float" office:value="9.415548" calcext:value-type="float">
            <text:p>9.415548</text:p>
          </table:table-cell>
          <table:table-cell office:value-type="float" office:value="10.67171" calcext:value-type="float">
            <text:p>10.67171</text:p>
          </table:table-cell>
          <table:table-cell office:value-type="float" office:value="11.13626" calcext:value-type="float">
            <text:p>11.13626</text:p>
          </table:table-cell>
          <table:table-cell office:value-type="float" office:value="0" calcext:value-type="float">
            <text:p>0</text:p>
          </table:table-cell>
          <table:table-cell office:value-type="float" office:value="0.01113552" calcext:value-type="float">
            <text:p>0.01113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1.463592" calcext:value-type="float">
            <text:p>1.463592</text:p>
          </table:table-cell>
          <table:table-cell office:value-type="float" office:value="135.3946" calcext:value-type="float">
            <text:p>135.3946</text:p>
          </table:table-cell>
          <table:table-cell office:value-type="float" office:value="0" calcext:value-type="float">
            <text:p>0</text:p>
          </table:table-cell>
          <table:table-cell office:value-type="float" office:value="-4.012728" calcext:value-type="float">
            <text:p>-4.012728</text:p>
          </table:table-cell>
          <table:table-cell office:value-type="float" office:value="34.75783" calcext:value-type="float">
            <text:p>34.75783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474" calcext:value-type="float">
            <text:p>6.480474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04917153" calcext:value-type="float">
            <text:p>-0.0004917153</text:p>
          </table:table-cell>
          <table:table-cell office:value-type="float" office:value="1168.998" calcext:value-type="float">
            <text:p>1168.998</text:p>
          </table:table-cell>
          <table:table-cell office:value-type="float" office:value="1.26831" calcext:value-type="float">
            <text:p>1.26831</text:p>
          </table:table-cell>
          <table:table-cell office:value-type="float" office:value="0" calcext:value-type="float">
            <text:p>0</text:p>
          </table:table-cell>
          <table:table-cell office:value-type="float" office:value="0.01008773" calcext:value-type="float">
            <text:p>0.01008773</text:p>
          </table:table-cell>
          <table:table-cell office:value-type="float" office:value="0.01760836" calcext:value-type="float">
            <text:p>0.01760836</text:p>
          </table:table-cell>
          <table:table-cell office:value-type="float" office:value="0.01239396" calcext:value-type="float">
            <text:p>0.01239396</text:p>
          </table:table-cell>
          <table:table-cell office:value-type="float" office:value="0.007378457" calcext:value-type="float">
            <text:p>0.007378457</text:p>
          </table:table-cell>
          <table:table-cell office:value-type="float" office:value="0.00716683" calcext:value-type="float">
            <text:p>0.00716683</text:p>
          </table:table-cell>
          <table:table-cell office:value-type="float" office:value="0.004480683" calcext:value-type="float">
            <text:p>0.004480683</text:p>
          </table:table-cell>
          <table:table-cell office:value-type="float" office:value="0.005749143" calcext:value-type="float">
            <text:p>0.005749143</text:p>
          </table:table-cell>
          <table:table-cell office:value-type="float" office:value="0.008364549" calcext:value-type="float">
            <text:p>0.008364549</text:p>
          </table:table-cell>
          <table:table-cell office:value-type="float" office:value="0.01080639" calcext:value-type="float">
            <text:p>0.01080639</text:p>
          </table:table-cell>
          <table:table-cell office:value-type="float" office:value="0.07021116" calcext:value-type="float">
            <text:p>0.07021116</text:p>
          </table:table-cell>
          <table:table-cell office:value-type="float" office:value="0.06291141" calcext:value-type="float">
            <text:p>0.06291141</text:p>
          </table:table-cell>
          <table:table-cell office:value-type="float" office:value="0.0881776" calcext:value-type="float">
            <text:p>0.0881776</text:p>
          </table:table-cell>
          <table:table-cell office:value-type="float" office:value="0.1734958" calcext:value-type="float">
            <text:p>0.1734958</text:p>
          </table:table-cell>
          <table:table-cell office:value-type="float" office:value="0.1784683" calcext:value-type="float">
            <text:p>0.1784683</text:p>
          </table:table-cell>
          <table:table-cell office:value-type="float" office:value="0" calcext:value-type="float">
            <text:p>0</text:p>
          </table:table-cell>
          <table:table-cell office:value-type="float" office:value="35.22478" calcext:value-type="float">
            <text:p>35.22478</text:p>
          </table:table-cell>
          <table:table-cell office:value-type="float" office:value="26.23154" calcext:value-type="float">
            <text:p>26.23154</text:p>
          </table:table-cell>
          <table:table-cell office:value-type="float" office:value="17.92607" calcext:value-type="float">
            <text:p>17.92607</text:p>
          </table:table-cell>
          <table:table-cell office:value-type="float" office:value="6.074682" calcext:value-type="float">
            <text:p>6.074682</text:p>
          </table:table-cell>
          <table:table-cell office:value-type="float" office:value="4.82826" calcext:value-type="float">
            <text:p>4.82826</text:p>
          </table:table-cell>
          <table:table-cell office:value-type="float" office:value="2.112297" calcext:value-type="float">
            <text:p>2.112297</text:p>
          </table:table-cell>
          <table:table-cell office:value-type="float" office:value="2.057607" calcext:value-type="float">
            <text:p>2.057607</text:p>
          </table:table-cell>
          <table:table-cell office:value-type="float" office:value="4.608761" calcext:value-type="float">
            <text:p>4.608761</text:p>
          </table:table-cell>
          <table:table-cell office:value-type="float" office:value="7.103463" calcext:value-type="float">
            <text:p>7.103463</text:p>
          </table:table-cell>
          <table:table-cell office:value-type="float" office:value="8.626088" calcext:value-type="float">
            <text:p>8.626088</text:p>
          </table:table-cell>
          <table:table-cell office:value-type="float" office:value="8.923136" calcext:value-type="float">
            <text:p>8.923136</text:p>
          </table:table-cell>
          <table:table-cell office:value-type="float" office:value="9.403571" calcext:value-type="float">
            <text:p>9.403571</text:p>
          </table:table-cell>
          <table:table-cell office:value-type="float" office:value="10.67513" calcext:value-type="float">
            <text:p>10.67513</text:p>
          </table:table-cell>
          <table:table-cell office:value-type="float" office:value="11.13951" calcext:value-type="float">
            <text:p>11.13951</text:p>
          </table:table-cell>
          <table:table-cell office:value-type="float" office:value="0" calcext:value-type="float">
            <text:p>0</text:p>
          </table:table-cell>
          <table:table-cell office:value-type="float" office:value="0.009765813" calcext:value-type="float">
            <text:p>0.009765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1.459717" calcext:value-type="float">
            <text:p>1.459717</text:p>
          </table:table-cell>
          <table:table-cell office:value-type="float" office:value="135.3951" calcext:value-type="float">
            <text:p>135.3951</text:p>
          </table:table-cell>
          <table:table-cell office:value-type="float" office:value="0" calcext:value-type="float">
            <text:p>0</text:p>
          </table:table-cell>
          <table:table-cell office:value-type="float" office:value="-4.083" calcext:value-type="float">
            <text:p>-4.083</text:p>
          </table:table-cell>
          <table:table-cell office:value-type="float" office:value="34.72261" calcext:value-type="float">
            <text:p>34.72261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474" calcext:value-type="float">
            <text:p>6.480474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04917153" calcext:value-type="float">
            <text:p>-0.0004917153</text:p>
          </table:table-cell>
          <table:table-cell office:value-type="float" office:value="1168.965" calcext:value-type="float">
            <text:p>1168.965</text:p>
          </table:table-cell>
          <table:table-cell office:value-type="float" office:value="1.280041" calcext:value-type="float">
            <text:p>1.280041</text:p>
          </table:table-cell>
          <table:table-cell office:value-type="float" office:value="0" calcext:value-type="float">
            <text:p>0</text:p>
          </table:table-cell>
          <table:table-cell office:value-type="float" office:value="0.01817044" calcext:value-type="float">
            <text:p>0.01817044</text:p>
          </table:table-cell>
          <table:table-cell office:value-type="float" office:value="0.01755947" calcext:value-type="float">
            <text:p>0.01755947</text:p>
          </table:table-cell>
          <table:table-cell office:value-type="float" office:value="0.01241271" calcext:value-type="float">
            <text:p>0.01241271</text:p>
          </table:table-cell>
          <table:table-cell office:value-type="float" office:value="0.007094383" calcext:value-type="float">
            <text:p>0.007094383</text:p>
          </table:table-cell>
          <table:table-cell office:value-type="float" office:value="0.006858532" calcext:value-type="float">
            <text:p>0.006858532</text:p>
          </table:table-cell>
          <table:table-cell office:value-type="float" office:value="0.004399023" calcext:value-type="float">
            <text:p>0.004399023</text:p>
          </table:table-cell>
          <table:table-cell office:value-type="float" office:value="0.005782675" calcext:value-type="float">
            <text:p>0.005782675</text:p>
          </table:table-cell>
          <table:table-cell office:value-type="float" office:value="0.008279869" calcext:value-type="float">
            <text:p>0.008279869</text:p>
          </table:table-cell>
          <table:table-cell office:value-type="float" office:value="0.01074638" calcext:value-type="float">
            <text:p>0.01074638</text:p>
          </table:table-cell>
          <table:table-cell office:value-type="float" office:value="0.06988581" calcext:value-type="float">
            <text:p>0.06988581</text:p>
          </table:table-cell>
          <table:table-cell office:value-type="float" office:value="0.0603772" calcext:value-type="float">
            <text:p>0.0603772</text:p>
          </table:table-cell>
          <table:table-cell office:value-type="float" office:value="0.08542626" calcext:value-type="float">
            <text:p>0.08542626</text:p>
          </table:table-cell>
          <table:table-cell office:value-type="float" office:value="0.1735334" calcext:value-type="float">
            <text:p>0.1735334</text:p>
          </table:table-cell>
          <table:table-cell office:value-type="float" office:value="0.1785042" calcext:value-type="float">
            <text:p>0.1785042</text:p>
          </table:table-cell>
          <table:table-cell office:value-type="float" office:value="0" calcext:value-type="float">
            <text:p>0</text:p>
          </table:table-cell>
          <table:table-cell office:value-type="float" office:value="35.1349" calcext:value-type="float">
            <text:p>35.1349</text:p>
          </table:table-cell>
          <table:table-cell office:value-type="float" office:value="26.15627" calcext:value-type="float">
            <text:p>26.15627</text:p>
          </table:table-cell>
          <table:table-cell office:value-type="float" office:value="17.87338" calcext:value-type="float">
            <text:p>17.87338</text:p>
          </table:table-cell>
          <table:table-cell office:value-type="float" office:value="6.063947" calcext:value-type="float">
            <text:p>6.063947</text:p>
          </table:table-cell>
          <table:table-cell office:value-type="float" office:value="4.820573" calcext:value-type="float">
            <text:p>4.820573</text:p>
          </table:table-cell>
          <table:table-cell office:value-type="float" office:value="2.110389" calcext:value-type="float">
            <text:p>2.110389</text:p>
          </table:table-cell>
          <table:table-cell office:value-type="float" office:value="2.055073" calcext:value-type="float">
            <text:p>2.055073</text:p>
          </table:table-cell>
          <table:table-cell office:value-type="float" office:value="4.601178" calcext:value-type="float">
            <text:p>4.601178</text:p>
          </table:table-cell>
          <table:table-cell office:value-type="float" office:value="7.086854" calcext:value-type="float">
            <text:p>7.086854</text:p>
          </table:table-cell>
          <table:table-cell office:value-type="float" office:value="8.614487" calcext:value-type="float">
            <text:p>8.614487</text:p>
          </table:table-cell>
          <table:table-cell office:value-type="float" office:value="8.90704" calcext:value-type="float">
            <text:p>8.90704</text:p>
          </table:table-cell>
          <table:table-cell office:value-type="float" office:value="9.390944" calcext:value-type="float">
            <text:p>9.390944</text:p>
          </table:table-cell>
          <table:table-cell office:value-type="float" office:value="10.67847" calcext:value-type="float">
            <text:p>10.67847</text:p>
          </table:table-cell>
          <table:table-cell office:value-type="float" office:value="11.14277" calcext:value-type="float">
            <text:p>11.14277</text:p>
          </table:table-cell>
          <table:table-cell office:value-type="float" office:value="0" calcext:value-type="float">
            <text:p>0</text:p>
          </table:table-cell>
          <table:table-cell office:value-type="float" office:value="0.3242382" calcext:value-type="float">
            <text:p>0.3242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1.456152" calcext:value-type="float">
            <text:p>1.456152</text:p>
          </table:table-cell>
          <table:table-cell office:value-type="float" office:value="135.3941" calcext:value-type="float">
            <text:p>135.3941</text:p>
          </table:table-cell>
          <table:table-cell office:value-type="float" office:value="0" calcext:value-type="float">
            <text:p>0</text:p>
          </table:table-cell>
          <table:table-cell office:value-type="float" office:value="-4.152314" calcext:value-type="float">
            <text:p>-4.152314</text:p>
          </table:table-cell>
          <table:table-cell office:value-type="float" office:value="34.68829" calcext:value-type="float">
            <text:p>34.68829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474" calcext:value-type="float">
            <text:p>6.480474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04917153" calcext:value-type="float">
            <text:p>-0.0004917153</text:p>
          </table:table-cell>
          <table:table-cell office:value-type="float" office:value="1168.933" calcext:value-type="float">
            <text:p>1168.933</text:p>
          </table:table-cell>
          <table:table-cell office:value-type="float" office:value="1.280821" calcext:value-type="float">
            <text:p>1.280821</text:p>
          </table:table-cell>
          <table:table-cell office:value-type="float" office:value="0" calcext:value-type="float">
            <text:p>0</text:p>
          </table:table-cell>
          <table:table-cell office:value-type="float" office:value="0.02496079" calcext:value-type="float">
            <text:p>0.02496079</text:p>
          </table:table-cell>
          <table:table-cell office:value-type="float" office:value="0.01710074" calcext:value-type="float">
            <text:p>0.01710074</text:p>
          </table:table-cell>
          <table:table-cell office:value-type="float" office:value="0.01208132" calcext:value-type="float">
            <text:p>0.01208132</text:p>
          </table:table-cell>
          <table:table-cell office:value-type="float" office:value="0.006673614" calcext:value-type="float">
            <text:p>0.006673614</text:p>
          </table:table-cell>
          <table:table-cell office:value-type="float" office:value="0.006446019" calcext:value-type="float">
            <text:p>0.006446019</text:p>
          </table:table-cell>
          <table:table-cell office:value-type="float" office:value="0.004264821" calcext:value-type="float">
            <text:p>0.004264821</text:p>
          </table:table-cell>
          <table:table-cell office:value-type="float" office:value="0.005783247" calcext:value-type="float">
            <text:p>0.005783247</text:p>
          </table:table-cell>
          <table:table-cell office:value-type="float" office:value="0.008213327" calcext:value-type="float">
            <text:p>0.008213327</text:p>
          </table:table-cell>
          <table:table-cell office:value-type="float" office:value="0.01070644" calcext:value-type="float">
            <text:p>0.01070644</text:p>
          </table:table-cell>
          <table:table-cell office:value-type="float" office:value="0.06908366" calcext:value-type="float">
            <text:p>0.06908366</text:p>
          </table:table-cell>
          <table:table-cell office:value-type="float" office:value="0.05898454" calcext:value-type="float">
            <text:p>0.05898454</text:p>
          </table:table-cell>
          <table:table-cell office:value-type="float" office:value="0.08518855" calcext:value-type="float">
            <text:p>0.08518855</text:p>
          </table:table-cell>
          <table:table-cell office:value-type="float" office:value="0.1735704" calcext:value-type="float">
            <text:p>0.1735704</text:p>
          </table:table-cell>
          <table:table-cell office:value-type="float" office:value="0.1785401" calcext:value-type="float">
            <text:p>0.1785401</text:p>
          </table:table-cell>
          <table:table-cell office:value-type="float" office:value="0" calcext:value-type="float">
            <text:p>0</text:p>
          </table:table-cell>
          <table:table-cell office:value-type="float" office:value="35.07069" calcext:value-type="float">
            <text:p>35.07069</text:p>
          </table:table-cell>
          <table:table-cell office:value-type="float" office:value="26.09333" calcext:value-type="float">
            <text:p>26.09333</text:p>
          </table:table-cell>
          <table:table-cell office:value-type="float" office:value="17.82745" calcext:value-type="float">
            <text:p>17.82745</text:p>
          </table:table-cell>
          <table:table-cell office:value-type="float" office:value="6.053041" calcext:value-type="float">
            <text:p>6.053041</text:p>
          </table:table-cell>
          <table:table-cell office:value-type="float" office:value="4.812732" calcext:value-type="float">
            <text:p>4.812732</text:p>
          </table:table-cell>
          <table:table-cell office:value-type="float" office:value="2.108452" calcext:value-type="float">
            <text:p>2.108452</text:p>
          </table:table-cell>
          <table:table-cell office:value-type="float" office:value="2.052598" calcext:value-type="float">
            <text:p>2.052598</text:p>
          </table:table-cell>
          <table:table-cell office:value-type="float" office:value="4.593571" calcext:value-type="float">
            <text:p>4.593571</text:p>
          </table:table-cell>
          <table:table-cell office:value-type="float" office:value="7.070323" calcext:value-type="float">
            <text:p>7.070323</text:p>
          </table:table-cell>
          <table:table-cell office:value-type="float" office:value="8.602883" calcext:value-type="float">
            <text:p>8.602883</text:p>
          </table:table-cell>
          <table:table-cell office:value-type="float" office:value="8.890649" calcext:value-type="float">
            <text:p>8.890649</text:p>
          </table:table-cell>
          <table:table-cell office:value-type="float" office:value="9.378147" calcext:value-type="float">
            <text:p>9.378147</text:p>
          </table:table-cell>
          <table:table-cell office:value-type="float" office:value="10.68181" calcext:value-type="float">
            <text:p>10.68181</text:p>
          </table:table-cell>
          <table:table-cell office:value-type="float" office:value="11.14603" calcext:value-type="float">
            <text:p>11.14603</text:p>
          </table:table-cell>
          <table:table-cell office:value-type="float" office:value="0" calcext:value-type="float">
            <text:p>0</text:p>
          </table:table-cell>
          <table:table-cell office:value-type="float" office:value="5.008063" calcext:value-type="float">
            <text:p>5.008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1.463419" calcext:value-type="float">
            <text:p>1.463419</text:p>
          </table:table-cell>
          <table:table-cell office:value-type="float" office:value="135.3921" calcext:value-type="float">
            <text:p>135.3921</text:p>
          </table:table-cell>
          <table:table-cell office:value-type="float" office:value="0" calcext:value-type="float">
            <text:p>0</text:p>
          </table:table-cell>
          <table:table-cell office:value-type="float" office:value="-4.210793" calcext:value-type="float">
            <text:p>-4.210793</text:p>
          </table:table-cell>
          <table:table-cell office:value-type="float" office:value="34.65445" calcext:value-type="float">
            <text:p>34.65445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631" calcext:value-type="float">
            <text:p>6.480631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0491706" calcext:value-type="float">
            <text:p>-0.000491706</text:p>
          </table:table-cell>
          <table:table-cell office:value-type="float" office:value="1168.901" calcext:value-type="float">
            <text:p>1168.901</text:p>
          </table:table-cell>
          <table:table-cell office:value-type="float" office:value="1.276263" calcext:value-type="float">
            <text:p>1.276263</text:p>
          </table:table-cell>
          <table:table-cell office:value-type="float" office:value="0" calcext:value-type="float">
            <text:p>0</text:p>
          </table:table-cell>
          <table:table-cell office:value-type="float" office:value="0.04272765" calcext:value-type="float">
            <text:p>0.04272765</text:p>
          </table:table-cell>
          <table:table-cell office:value-type="float" office:value="0.01852752" calcext:value-type="float">
            <text:p>0.01852752</text:p>
          </table:table-cell>
          <table:table-cell office:value-type="float" office:value="0.01268696" calcext:value-type="float">
            <text:p>0.01268696</text:p>
          </table:table-cell>
          <table:table-cell office:value-type="float" office:value="0.006786061" calcext:value-type="float">
            <text:p>0.006786061</text:p>
          </table:table-cell>
          <table:table-cell office:value-type="float" office:value="0.006445127" calcext:value-type="float">
            <text:p>0.006445127</text:p>
          </table:table-cell>
          <table:table-cell office:value-type="float" office:value="0.004203105" calcext:value-type="float">
            <text:p>0.004203105</text:p>
          </table:table-cell>
          <table:table-cell office:value-type="float" office:value="0.005829247" calcext:value-type="float">
            <text:p>0.005829247</text:p>
          </table:table-cell>
          <table:table-cell office:value-type="float" office:value="0.008167966" calcext:value-type="float">
            <text:p>0.008167966</text:p>
          </table:table-cell>
          <table:table-cell office:value-type="float" office:value="0.01068987" calcext:value-type="float">
            <text:p>0.01068987</text:p>
          </table:table-cell>
          <table:table-cell office:value-type="float" office:value="0.06671232" calcext:value-type="float">
            <text:p>0.06671232</text:p>
          </table:table-cell>
          <table:table-cell office:value-type="float" office:value="0.05678633" calcext:value-type="float">
            <text:p>0.05678633</text:p>
          </table:table-cell>
          <table:table-cell office:value-type="float" office:value="0.08434889" calcext:value-type="float">
            <text:p>0.08434889</text:p>
          </table:table-cell>
          <table:table-cell office:value-type="float" office:value="0.1736073" calcext:value-type="float">
            <text:p>0.1736073</text:p>
          </table:table-cell>
          <table:table-cell office:value-type="float" office:value="0.178576" calcext:value-type="float">
            <text:p>0.178576</text:p>
          </table:table-cell>
          <table:table-cell office:value-type="float" office:value="0" calcext:value-type="float">
            <text:p>0</text:p>
          </table:table-cell>
          <table:table-cell office:value-type="float" office:value="35.02481" calcext:value-type="float">
            <text:p>35.02481</text:p>
          </table:table-cell>
          <table:table-cell office:value-type="float" office:value="26.03958" calcext:value-type="float">
            <text:p>26.03958</text:p>
          </table:table-cell>
          <table:table-cell office:value-type="float" office:value="17.78722" calcext:value-type="float">
            <text:p>17.78722</text:p>
          </table:table-cell>
          <table:table-cell office:value-type="float" office:value="6.042183" calcext:value-type="float">
            <text:p>6.042183</text:p>
          </table:table-cell>
          <table:table-cell office:value-type="float" office:value="4.804798" calcext:value-type="float">
            <text:p>4.804798</text:p>
          </table:table-cell>
          <table:table-cell office:value-type="float" office:value="2.106477" calcext:value-type="float">
            <text:p>2.106477</text:p>
          </table:table-cell>
          <table:table-cell office:value-type="float" office:value="2.050186" calcext:value-type="float">
            <text:p>2.050186</text:p>
          </table:table-cell>
          <table:table-cell office:value-type="float" office:value="4.585934" calcext:value-type="float">
            <text:p>4.585934</text:p>
          </table:table-cell>
          <table:table-cell office:value-type="float" office:value="7.053855" calcext:value-type="float">
            <text:p>7.053855</text:p>
          </table:table-cell>
          <table:table-cell office:value-type="float" office:value="8.590971" calcext:value-type="float">
            <text:p>8.590971</text:p>
          </table:table-cell>
          <table:table-cell office:value-type="float" office:value="8.873874" calcext:value-type="float">
            <text:p>8.873874</text:p>
          </table:table-cell>
          <table:table-cell office:value-type="float" office:value="9.365262" calcext:value-type="float">
            <text:p>9.365262</text:p>
          </table:table-cell>
          <table:table-cell office:value-type="float" office:value="10.68514" calcext:value-type="float">
            <text:p>10.68514</text:p>
          </table:table-cell>
          <table:table-cell office:value-type="float" office:value="11.1493" calcext:value-type="float">
            <text:p>11.1493</text:p>
          </table:table-cell>
          <table:table-cell office:value-type="float" office:value="0" calcext:value-type="float">
            <text:p>0</text:p>
          </table:table-cell>
          <table:table-cell office:value-type="float" office:value="12.31236" calcext:value-type="float">
            <text:p>12.31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1.457482" calcext:value-type="float">
            <text:p>1.457482</text:p>
          </table:table-cell>
          <table:table-cell office:value-type="float" office:value="135.3899" calcext:value-type="float">
            <text:p>135.3899</text:p>
          </table:table-cell>
          <table:table-cell office:value-type="float" office:value="0" calcext:value-type="float">
            <text:p>0</text:p>
          </table:table-cell>
          <table:table-cell office:value-type="float" office:value="-4.280855" calcext:value-type="float">
            <text:p>-4.280855</text:p>
          </table:table-cell>
          <table:table-cell office:value-type="float" office:value="34.6209" calcext:value-type="float">
            <text:p>34.6209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631" calcext:value-type="float">
            <text:p>6.480631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05804996" calcext:value-type="float">
            <text:p>-0.0005804996</text:p>
          </table:table-cell>
          <table:table-cell office:value-type="float" office:value="1168.869" calcext:value-type="float">
            <text:p>1168.869</text:p>
          </table:table-cell>
          <table:table-cell office:value-type="float" office:value="1.266005" calcext:value-type="float">
            <text:p>1.266005</text:p>
          </table:table-cell>
          <table:table-cell office:value-type="float" office:value="0" calcext:value-type="float">
            <text:p>0</text:p>
          </table:table-cell>
          <table:table-cell office:value-type="float" office:value="0.06959792" calcext:value-type="float">
            <text:p>0.06959792</text:p>
          </table:table-cell>
          <table:table-cell office:value-type="float" office:value="0.02028682" calcext:value-type="float">
            <text:p>0.02028682</text:p>
          </table:table-cell>
          <table:table-cell office:value-type="float" office:value="0.01362811" calcext:value-type="float">
            <text:p>0.01362811</text:p>
          </table:table-cell>
          <table:table-cell office:value-type="float" office:value="0.007233333" calcext:value-type="float">
            <text:p>0.007233333</text:p>
          </table:table-cell>
          <table:table-cell office:value-type="float" office:value="0.006833432" calcext:value-type="float">
            <text:p>0.006833432</text:p>
          </table:table-cell>
          <table:table-cell office:value-type="float" office:value="0.004275281" calcext:value-type="float">
            <text:p>0.004275281</text:p>
          </table:table-cell>
          <table:table-cell office:value-type="float" office:value="0.005963479" calcext:value-type="float">
            <text:p>0.005963479</text:p>
          </table:table-cell>
          <table:table-cell office:value-type="float" office:value="0.008125843" calcext:value-type="float">
            <text:p>0.008125843</text:p>
          </table:table-cell>
          <table:table-cell office:value-type="float" office:value="0.0106797" calcext:value-type="float">
            <text:p>0.0106797</text:p>
          </table:table-cell>
          <table:table-cell office:value-type="float" office:value="0.06433994" calcext:value-type="float">
            <text:p>0.06433994</text:p>
          </table:table-cell>
          <table:table-cell office:value-type="float" office:value="0.05495256" calcext:value-type="float">
            <text:p>0.05495256</text:p>
          </table:table-cell>
          <table:table-cell office:value-type="float" office:value="0.08369037" calcext:value-type="float">
            <text:p>0.08369037</text:p>
          </table:table-cell>
          <table:table-cell office:value-type="float" office:value="0.1736702" calcext:value-type="float">
            <text:p>0.1736702</text:p>
          </table:table-cell>
          <table:table-cell office:value-type="float" office:value="0.1786064" calcext:value-type="float">
            <text:p>0.1786064</text:p>
          </table:table-cell>
          <table:table-cell office:value-type="float" office:value="0" calcext:value-type="float">
            <text:p>0</text:p>
          </table:table-cell>
          <table:table-cell office:value-type="float" office:value="34.99094" calcext:value-type="float">
            <text:p>34.99094</text:p>
          </table:table-cell>
          <table:table-cell office:value-type="float" office:value="25.99223" calcext:value-type="float">
            <text:p>25.99223</text:p>
          </table:table-cell>
          <table:table-cell office:value-type="float" office:value="17.75293" calcext:value-type="float">
            <text:p>17.75293</text:p>
          </table:table-cell>
          <table:table-cell office:value-type="float" office:value="6.031917" calcext:value-type="float">
            <text:p>6.031917</text:p>
          </table:table-cell>
          <table:table-cell office:value-type="float" office:value="4.797155" calcext:value-type="float">
            <text:p>4.797155</text:p>
          </table:table-cell>
          <table:table-cell office:value-type="float" office:value="2.1045" calcext:value-type="float">
            <text:p>2.1045</text:p>
          </table:table-cell>
          <table:table-cell office:value-type="float" office:value="2.047891" calcext:value-type="float">
            <text:p>2.047891</text:p>
          </table:table-cell>
          <table:table-cell office:value-type="float" office:value="4.578311" calcext:value-type="float">
            <text:p>4.578311</text:p>
          </table:table-cell>
          <table:table-cell office:value-type="float" office:value="7.03749" calcext:value-type="float">
            <text:p>7.03749</text:p>
          </table:table-cell>
          <table:table-cell office:value-type="float" office:value="8.578623" calcext:value-type="float">
            <text:p>8.578623</text:p>
          </table:table-cell>
          <table:table-cell office:value-type="float" office:value="8.856713" calcext:value-type="float">
            <text:p>8.856713</text:p>
          </table:table-cell>
          <table:table-cell office:value-type="float" office:value="9.352258" calcext:value-type="float">
            <text:p>9.352258</text:p>
          </table:table-cell>
          <table:table-cell office:value-type="float" office:value="10.68851" calcext:value-type="float">
            <text:p>10.68851</text:p>
          </table:table-cell>
          <table:table-cell office:value-type="float" office:value="11.15251" calcext:value-type="float">
            <text:p>11.15251</text:p>
          </table:table-cell>
          <table:table-cell office:value-type="float" office:value="0" calcext:value-type="float">
            <text:p>0</text:p>
          </table:table-cell>
          <table:table-cell office:value-type="float" office:value="23.13319" calcext:value-type="float">
            <text:p>23.13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1.451587" calcext:value-type="float">
            <text:p>1.451587</text:p>
          </table:table-cell>
          <table:table-cell office:value-type="float" office:value="135.3871" calcext:value-type="float">
            <text:p>135.3871</text:p>
          </table:table-cell>
          <table:table-cell office:value-type="float" office:value="0" calcext:value-type="float">
            <text:p>0</text:p>
          </table:table-cell>
          <table:table-cell office:value-type="float" office:value="-4.351594" calcext:value-type="float">
            <text:p>-4.351594</text:p>
          </table:table-cell>
          <table:table-cell office:value-type="float" office:value="34.5874" calcext:value-type="float">
            <text:p>34.5874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631" calcext:value-type="float">
            <text:p>6.480631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06886413" calcext:value-type="float">
            <text:p>-0.0006886413</text:p>
          </table:table-cell>
          <table:table-cell office:value-type="float" office:value="1168.838" calcext:value-type="float">
            <text:p>1168.838</text:p>
          </table:table-cell>
          <table:table-cell office:value-type="float" office:value="1.254553" calcext:value-type="float">
            <text:p>1.254553</text:p>
          </table:table-cell>
          <table:table-cell office:value-type="float" office:value="0" calcext:value-type="float">
            <text:p>0</text:p>
          </table:table-cell>
          <table:table-cell office:value-type="float" office:value="0.08477205" calcext:value-type="float">
            <text:p>0.08477205</text:p>
          </table:table-cell>
          <table:table-cell office:value-type="float" office:value="0.02151619" calcext:value-type="float">
            <text:p>0.02151619</text:p>
          </table:table-cell>
          <table:table-cell office:value-type="float" office:value="0.01446512" calcext:value-type="float">
            <text:p>0.01446512</text:p>
          </table:table-cell>
          <table:table-cell office:value-type="float" office:value="0.007685547" calcext:value-type="float">
            <text:p>0.007685547</text:p>
          </table:table-cell>
          <table:table-cell office:value-type="float" office:value="0.007210289" calcext:value-type="float">
            <text:p>0.007210289</text:p>
          </table:table-cell>
          <table:table-cell office:value-type="float" office:value="0.004362068" calcext:value-type="float">
            <text:p>0.004362068</text:p>
          </table:table-cell>
          <table:table-cell office:value-type="float" office:value="0.006124268" calcext:value-type="float">
            <text:p>0.006124268</text:p>
          </table:table-cell>
          <table:table-cell office:value-type="float" office:value="0.008136904" calcext:value-type="float">
            <text:p>0.008136904</text:p>
          </table:table-cell>
          <table:table-cell office:value-type="float" office:value="0.01067189" calcext:value-type="float">
            <text:p>0.01067189</text:p>
          </table:table-cell>
          <table:table-cell office:value-type="float" office:value="0.06181102" calcext:value-type="float">
            <text:p>0.06181102</text:p>
          </table:table-cell>
          <table:table-cell office:value-type="float" office:value="0.05407786" calcext:value-type="float">
            <text:p>0.05407786</text:p>
          </table:table-cell>
          <table:table-cell office:value-type="float" office:value="0.08301579" calcext:value-type="float">
            <text:p>0.08301579</text:p>
          </table:table-cell>
          <table:table-cell office:value-type="float" office:value="0.173684" calcext:value-type="float">
            <text:p>0.173684</text:p>
          </table:table-cell>
          <table:table-cell office:value-type="float" office:value="0.1786463" calcext:value-type="float">
            <text:p>0.1786463</text:p>
          </table:table-cell>
          <table:table-cell office:value-type="float" office:value="0" calcext:value-type="float">
            <text:p>0</text:p>
          </table:table-cell>
          <table:table-cell office:value-type="float" office:value="34.96344" calcext:value-type="float">
            <text:p>34.96344</text:p>
          </table:table-cell>
          <table:table-cell office:value-type="float" office:value="25.94718" calcext:value-type="float">
            <text:p>25.94718</text:p>
          </table:table-cell>
          <table:table-cell office:value-type="float" office:value="17.72215" calcext:value-type="float">
            <text:p>17.72215</text:p>
          </table:table-cell>
          <table:table-cell office:value-type="float" office:value="6.022305" calcext:value-type="float">
            <text:p>6.022305</text:p>
          </table:table-cell>
          <table:table-cell office:value-type="float" office:value="4.789892" calcext:value-type="float">
            <text:p>4.789892</text:p>
          </table:table-cell>
          <table:table-cell office:value-type="float" office:value="2.102544" calcext:value-type="float">
            <text:p>2.102544</text:p>
          </table:table-cell>
          <table:table-cell office:value-type="float" office:value="2.04574" calcext:value-type="float">
            <text:p>2.04574</text:p>
          </table:table-cell>
          <table:table-cell office:value-type="float" office:value="4.57073" calcext:value-type="float">
            <text:p>4.57073</text:p>
          </table:table-cell>
          <table:table-cell office:value-type="float" office:value="7.021265" calcext:value-type="float">
            <text:p>7.021265</text:p>
          </table:table-cell>
          <table:table-cell office:value-type="float" office:value="8.565868" calcext:value-type="float">
            <text:p>8.565868</text:p>
          </table:table-cell>
          <table:table-cell office:value-type="float" office:value="8.839273" calcext:value-type="float">
            <text:p>8.839273</text:p>
          </table:table-cell>
          <table:table-cell office:value-type="float" office:value="9.339156" calcext:value-type="float">
            <text:p>9.339156</text:p>
          </table:table-cell>
          <table:table-cell office:value-type="float" office:value="10.69184" calcext:value-type="float">
            <text:p>10.69184</text:p>
          </table:table-cell>
          <table:table-cell office:value-type="float" office:value="11.15569" calcext:value-type="float">
            <text:p>11.15569</text:p>
          </table:table-cell>
          <table:table-cell office:value-type="float" office:value="0" calcext:value-type="float">
            <text:p>0</text:p>
          </table:table-cell>
          <table:table-cell office:value-type="float" office:value="27.19824" calcext:value-type="float">
            <text:p>27.19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1.453676" calcext:value-type="float">
            <text:p>1.453676</text:p>
          </table:table-cell>
          <table:table-cell office:value-type="float" office:value="135.3841" calcext:value-type="float">
            <text:p>135.3841</text:p>
          </table:table-cell>
          <table:table-cell office:value-type="float" office:value="0" calcext:value-type="float">
            <text:p>0</text:p>
          </table:table-cell>
          <table:table-cell office:value-type="float" office:value="-4.414661" calcext:value-type="float">
            <text:p>-4.414661</text:p>
          </table:table-cell>
          <table:table-cell office:value-type="float" office:value="34.55402" calcext:value-type="float">
            <text:p>34.55402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631" calcext:value-type="float">
            <text:p>6.480631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06886413" calcext:value-type="float">
            <text:p>-0.0006886413</text:p>
          </table:table-cell>
          <table:table-cell office:value-type="float" office:value="1168.807" calcext:value-type="float">
            <text:p>1168.807</text:p>
          </table:table-cell>
          <table:table-cell office:value-type="float" office:value="1.243302" calcext:value-type="float">
            <text:p>1.243302</text:p>
          </table:table-cell>
          <table:table-cell office:value-type="float" office:value="0" calcext:value-type="float">
            <text:p>0</text:p>
          </table:table-cell>
          <table:table-cell office:value-type="float" office:value="0.08055718" calcext:value-type="float">
            <text:p>0.08055718</text:p>
          </table:table-cell>
          <table:table-cell office:value-type="float" office:value="0.0216327" calcext:value-type="float">
            <text:p>0.0216327</text:p>
          </table:table-cell>
          <table:table-cell office:value-type="float" office:value="0.01485664" calcext:value-type="float">
            <text:p>0.01485664</text:p>
          </table:table-cell>
          <table:table-cell office:value-type="float" office:value="0.007966914" calcext:value-type="float">
            <text:p>0.007966914</text:p>
          </table:table-cell>
          <table:table-cell office:value-type="float" office:value="0.007487904" calcext:value-type="float">
            <text:p>0.007487904</text:p>
          </table:table-cell>
          <table:table-cell office:value-type="float" office:value="0.004442297" calcext:value-type="float">
            <text:p>0.004442297</text:p>
          </table:table-cell>
          <table:table-cell office:value-type="float" office:value="0.006276903" calcext:value-type="float">
            <text:p>0.006276903</text:p>
          </table:table-cell>
          <table:table-cell office:value-type="float" office:value="0.008153188" calcext:value-type="float">
            <text:p>0.008153188</text:p>
          </table:table-cell>
          <table:table-cell office:value-type="float" office:value="0.01066734" calcext:value-type="float">
            <text:p>0.01066734</text:p>
          </table:table-cell>
          <table:table-cell office:value-type="float" office:value="0.05939209" calcext:value-type="float">
            <text:p>0.05939209</text:p>
          </table:table-cell>
          <table:table-cell office:value-type="float" office:value="0.05501113" calcext:value-type="float">
            <text:p>0.05501113</text:p>
          </table:table-cell>
          <table:table-cell office:value-type="float" office:value="0.08334816" calcext:value-type="float">
            <text:p>0.08334816</text:p>
          </table:table-cell>
          <table:table-cell office:value-type="float" office:value="0.1737116" calcext:value-type="float">
            <text:p>0.1737116</text:p>
          </table:table-cell>
          <table:table-cell office:value-type="float" office:value="0.1786808" calcext:value-type="float">
            <text:p>0.1786808</text:p>
          </table:table-cell>
          <table:table-cell office:value-type="float" office:value="0" calcext:value-type="float">
            <text:p>0</text:p>
          </table:table-cell>
          <table:table-cell office:value-type="float" office:value="34.93742" calcext:value-type="float">
            <text:p>34.93742</text:p>
          </table:table-cell>
          <table:table-cell office:value-type="float" office:value="25.90322" calcext:value-type="float">
            <text:p>25.90322</text:p>
          </table:table-cell>
          <table:table-cell office:value-type="float" office:value="17.69289" calcext:value-type="float">
            <text:p>17.69289</text:p>
          </table:table-cell>
          <table:table-cell office:value-type="float" office:value="6.01314" calcext:value-type="float">
            <text:p>6.01314</text:p>
          </table:table-cell>
          <table:table-cell office:value-type="float" office:value="4.782918" calcext:value-type="float">
            <text:p>4.782918</text:p>
          </table:table-cell>
          <table:table-cell office:value-type="float" office:value="2.100615" calcext:value-type="float">
            <text:p>2.100615</text:p>
          </table:table-cell>
          <table:table-cell office:value-type="float" office:value="2.043719" calcext:value-type="float">
            <text:p>2.043719</text:p>
          </table:table-cell>
          <table:table-cell office:value-type="float" office:value="4.563215" calcext:value-type="float">
            <text:p>4.563215</text:p>
          </table:table-cell>
          <table:table-cell office:value-type="float" office:value="7.005194" calcext:value-type="float">
            <text:p>7.005194</text:p>
          </table:table-cell>
          <table:table-cell office:value-type="float" office:value="8.5527" calcext:value-type="float">
            <text:p>8.5527</text:p>
          </table:table-cell>
          <table:table-cell office:value-type="float" office:value="8.822006" calcext:value-type="float">
            <text:p>8.822006</text:p>
          </table:table-cell>
          <table:table-cell office:value-type="float" office:value="9.326077" calcext:value-type="float">
            <text:p>9.326077</text:p>
          </table:table-cell>
          <table:table-cell office:value-type="float" office:value="10.69517" calcext:value-type="float">
            <text:p>10.69517</text:p>
          </table:table-cell>
          <table:table-cell office:value-type="float" office:value="11.15887" calcext:value-type="float">
            <text:p>11.15887</text:p>
          </table:table-cell>
          <table:table-cell office:value-type="float" office:value="0" calcext:value-type="float">
            <text:p>0</text:p>
          </table:table-cell>
          <table:table-cell office:value-type="float" office:value="26.75247" calcext:value-type="float">
            <text:p>26.75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1.453706" calcext:value-type="float">
            <text:p>1.453706</text:p>
          </table:table-cell>
          <table:table-cell office:value-type="float" office:value="135.3806" calcext:value-type="float">
            <text:p>135.3806</text:p>
          </table:table-cell>
          <table:table-cell office:value-type="float" office:value="0" calcext:value-type="float">
            <text:p>0</text:p>
          </table:table-cell>
          <table:table-cell office:value-type="float" office:value="-4.480353" calcext:value-type="float">
            <text:p>-4.480353</text:p>
          </table:table-cell>
          <table:table-cell office:value-type="float" office:value="34.52098" calcext:value-type="float">
            <text:p>34.52098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631" calcext:value-type="float">
            <text:p>6.480631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08223103" calcext:value-type="float">
            <text:p>-0.0008223103</text:p>
          </table:table-cell>
          <table:table-cell office:value-type="float" office:value="1168.777" calcext:value-type="float">
            <text:p>1168.777</text:p>
          </table:table-cell>
          <table:table-cell office:value-type="float" office:value="1.234058" calcext:value-type="float">
            <text:p>1.234058</text:p>
          </table:table-cell>
          <table:table-cell office:value-type="float" office:value="0" calcext:value-type="float">
            <text:p>0</text:p>
          </table:table-cell>
          <table:table-cell office:value-type="float" office:value="0.07110934" calcext:value-type="float">
            <text:p>0.07110934</text:p>
          </table:table-cell>
          <table:table-cell office:value-type="float" office:value="0.02139089" calcext:value-type="float">
            <text:p>0.02139089</text:p>
          </table:table-cell>
          <table:table-cell office:value-type="float" office:value="0.01495442" calcext:value-type="float">
            <text:p>0.01495442</text:p>
          </table:table-cell>
          <table:table-cell office:value-type="float" office:value="0.008063716" calcext:value-type="float">
            <text:p>0.008063716</text:p>
          </table:table-cell>
          <table:table-cell office:value-type="float" office:value="0.007591589" calcext:value-type="float">
            <text:p>0.007591589</text:p>
          </table:table-cell>
          <table:table-cell office:value-type="float" office:value="0.004485986" calcext:value-type="float">
            <text:p>0.004485986</text:p>
          </table:table-cell>
          <table:table-cell office:value-type="float" office:value="0.006390906" calcext:value-type="float">
            <text:p>0.006390906</text:p>
          </table:table-cell>
          <table:table-cell office:value-type="float" office:value="0.008168723" calcext:value-type="float">
            <text:p>0.008168723</text:p>
          </table:table-cell>
          <table:table-cell office:value-type="float" office:value="0.01066398" calcext:value-type="float">
            <text:p>0.01066398</text:p>
          </table:table-cell>
          <table:table-cell office:value-type="float" office:value="0.05755672" calcext:value-type="float">
            <text:p>0.05755672</text:p>
          </table:table-cell>
          <table:table-cell office:value-type="float" office:value="0.05587948" calcext:value-type="float">
            <text:p>0.05587948</text:p>
          </table:table-cell>
          <table:table-cell office:value-type="float" office:value="0.08498016" calcext:value-type="float">
            <text:p>0.08498016</text:p>
          </table:table-cell>
          <table:table-cell office:value-type="float" office:value="0.1737889" calcext:value-type="float">
            <text:p>0.1737889</text:p>
          </table:table-cell>
          <table:table-cell office:value-type="float" office:value="0.1787004" calcext:value-type="float">
            <text:p>0.1787004</text:p>
          </table:table-cell>
          <table:table-cell office:value-type="float" office:value="0" calcext:value-type="float">
            <text:p>0</text:p>
          </table:table-cell>
          <table:table-cell office:value-type="float" office:value="34.91092" calcext:value-type="float">
            <text:p>34.91092</text:p>
          </table:table-cell>
          <table:table-cell office:value-type="float" office:value="25.85978" calcext:value-type="float">
            <text:p>25.85978</text:p>
          </table:table-cell>
          <table:table-cell office:value-type="float" office:value="17.66424" calcext:value-type="float">
            <text:p>17.66424</text:p>
          </table:table-cell>
          <table:table-cell office:value-type="float" office:value="6.004213" calcext:value-type="float">
            <text:p>6.004213</text:p>
          </table:table-cell>
          <table:table-cell office:value-type="float" office:value="4.776108" calcext:value-type="float">
            <text:p>4.776108</text:p>
          </table:table-cell>
          <table:table-cell office:value-type="float" office:value="2.098716" calcext:value-type="float">
            <text:p>2.098716</text:p>
          </table:table-cell>
          <table:table-cell office:value-type="float" office:value="2.041795" calcext:value-type="float">
            <text:p>2.041795</text:p>
          </table:table-cell>
          <table:table-cell office:value-type="float" office:value="4.555773" calcext:value-type="float">
            <text:p>4.555773</text:p>
          </table:table-cell>
          <table:table-cell office:value-type="float" office:value="6.989295" calcext:value-type="float">
            <text:p>6.989295</text:p>
          </table:table-cell>
          <table:table-cell office:value-type="float" office:value="8.539199" calcext:value-type="float">
            <text:p>8.539199</text:p>
          </table:table-cell>
          <table:table-cell office:value-type="float" office:value="8.80506" calcext:value-type="float">
            <text:p>8.80506</text:p>
          </table:table-cell>
          <table:table-cell office:value-type="float" office:value="9.313323" calcext:value-type="float">
            <text:p>9.313323</text:p>
          </table:table-cell>
          <table:table-cell office:value-type="float" office:value="10.69857" calcext:value-type="float">
            <text:p>10.69857</text:p>
          </table:table-cell>
          <table:table-cell office:value-type="float" office:value="11.16204" calcext:value-type="float">
            <text:p>11.16204</text:p>
          </table:table-cell>
          <table:table-cell office:value-type="float" office:value="0" calcext:value-type="float">
            <text:p>0</text:p>
          </table:table-cell>
          <table:table-cell office:value-type="float" office:value="22.68434" calcext:value-type="float">
            <text:p>22.68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1.456765" calcext:value-type="float">
            <text:p>1.456765</text:p>
          </table:table-cell>
          <table:table-cell office:value-type="float" office:value="135.377" calcext:value-type="float">
            <text:p>135.377</text:p>
          </table:table-cell>
          <table:table-cell office:value-type="float" office:value="0" calcext:value-type="float">
            <text:p>0</text:p>
          </table:table-cell>
          <table:table-cell office:value-type="float" office:value="-4.542623" calcext:value-type="float">
            <text:p>-4.542623</text:p>
          </table:table-cell>
          <table:table-cell office:value-type="float" office:value="34.48841" calcext:value-type="float">
            <text:p>34.48841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631" calcext:value-type="float">
            <text:p>6.480631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09682289" calcext:value-type="float">
            <text:p>-0.0009682289</text:p>
          </table:table-cell>
          <table:table-cell office:value-type="float" office:value="1168.746" calcext:value-type="float">
            <text:p>1168.746</text:p>
          </table:table-cell>
          <table:table-cell office:value-type="float" office:value="1.225744" calcext:value-type="float">
            <text:p>1.225744</text:p>
          </table:table-cell>
          <table:table-cell office:value-type="float" office:value="0" calcext:value-type="float">
            <text:p>0</text:p>
          </table:table-cell>
          <table:table-cell office:value-type="float" office:value="0.06377167" calcext:value-type="float">
            <text:p>0.06377167</text:p>
          </table:table-cell>
          <table:table-cell office:value-type="float" office:value="0.02141273" calcext:value-type="float">
            <text:p>0.02141273</text:p>
          </table:table-cell>
          <table:table-cell office:value-type="float" office:value="0.01515346" calcext:value-type="float">
            <text:p>0.01515346</text:p>
          </table:table-cell>
          <table:table-cell office:value-type="float" office:value="0.008200263" calcext:value-type="float">
            <text:p>0.008200263</text:p>
          </table:table-cell>
          <table:table-cell office:value-type="float" office:value="0.007721066" calcext:value-type="float">
            <text:p>0.007721066</text:p>
          </table:table-cell>
          <table:table-cell office:value-type="float" office:value="0.004539988" calcext:value-type="float">
            <text:p>0.004539988</text:p>
          </table:table-cell>
          <table:table-cell office:value-type="float" office:value="0.006471746" calcext:value-type="float">
            <text:p>0.006471746</text:p>
          </table:table-cell>
          <table:table-cell office:value-type="float" office:value="0.008181404" calcext:value-type="float">
            <text:p>0.008181404</text:p>
          </table:table-cell>
          <table:table-cell office:value-type="float" office:value="0.01066149" calcext:value-type="float">
            <text:p>0.01066149</text:p>
          </table:table-cell>
          <table:table-cell office:value-type="float" office:value="0.05656783" calcext:value-type="float">
            <text:p>0.05656783</text:p>
          </table:table-cell>
          <table:table-cell office:value-type="float" office:value="0.05679798" calcext:value-type="float">
            <text:p>0.05679798</text:p>
          </table:table-cell>
          <table:table-cell office:value-type="float" office:value="0.08727492" calcext:value-type="float">
            <text:p>0.08727492</text:p>
          </table:table-cell>
          <table:table-cell office:value-type="float" office:value="0.1737932" calcext:value-type="float">
            <text:p>0.1737932</text:p>
          </table:table-cell>
          <table:table-cell office:value-type="float" office:value="0.1787456" calcext:value-type="float">
            <text:p>0.1787456</text:p>
          </table:table-cell>
          <table:table-cell office:value-type="float" office:value="0" calcext:value-type="float">
            <text:p>0</text:p>
          </table:table-cell>
          <table:table-cell office:value-type="float" office:value="34.88396" calcext:value-type="float">
            <text:p>34.88396</text:p>
          </table:table-cell>
          <table:table-cell office:value-type="float" office:value="25.81662" calcext:value-type="float">
            <text:p>25.81662</text:p>
          </table:table-cell>
          <table:table-cell office:value-type="float" office:value="17.63586" calcext:value-type="float">
            <text:p>17.63586</text:p>
          </table:table-cell>
          <table:table-cell office:value-type="float" office:value="5.995399" calcext:value-type="float">
            <text:p>5.995399</text:p>
          </table:table-cell>
          <table:table-cell office:value-type="float" office:value="4.769382" calcext:value-type="float">
            <text:p>4.769382</text:p>
          </table:table-cell>
          <table:table-cell office:value-type="float" office:value="2.096844" calcext:value-type="float">
            <text:p>2.096844</text:p>
          </table:table-cell>
          <table:table-cell office:value-type="float" office:value="2.039936" calcext:value-type="float">
            <text:p>2.039936</text:p>
          </table:table-cell>
          <table:table-cell office:value-type="float" office:value="4.548407" calcext:value-type="float">
            <text:p>4.548407</text:p>
          </table:table-cell>
          <table:table-cell office:value-type="float" office:value="6.973569" calcext:value-type="float">
            <text:p>6.973569</text:p>
          </table:table-cell>
          <table:table-cell office:value-type="float" office:value="8.525535" calcext:value-type="float">
            <text:p>8.525535</text:p>
          </table:table-cell>
          <table:table-cell office:value-type="float" office:value="8.788439" calcext:value-type="float">
            <text:p>8.788439</text:p>
          </table:table-cell>
          <table:table-cell office:value-type="float" office:value="9.301105" calcext:value-type="float">
            <text:p>9.301105</text:p>
          </table:table-cell>
          <table:table-cell office:value-type="float" office:value="10.70193" calcext:value-type="float">
            <text:p>10.70193</text:p>
          </table:table-cell>
          <table:table-cell office:value-type="float" office:value="11.16522" calcext:value-type="float">
            <text:p>11.16522</text:p>
          </table:table-cell>
          <table:table-cell office:value-type="float" office:value="0" calcext:value-type="float">
            <text:p>0</text:p>
          </table:table-cell>
          <table:table-cell office:value-type="float" office:value="19.06367" calcext:value-type="float">
            <text:p>19.06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1.459962" calcext:value-type="float">
            <text:p>1.459962</text:p>
          </table:table-cell>
          <table:table-cell office:value-type="float" office:value="135.3731" calcext:value-type="float">
            <text:p>135.3731</text:p>
          </table:table-cell>
          <table:table-cell office:value-type="float" office:value="0" calcext:value-type="float">
            <text:p>0</text:p>
          </table:table-cell>
          <table:table-cell office:value-type="float" office:value="-4.604279" calcext:value-type="float">
            <text:p>-4.604279</text:p>
          </table:table-cell>
          <table:table-cell office:value-type="float" office:value="34.45645" calcext:value-type="float">
            <text:p>34.45645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480631" calcext:value-type="float">
            <text:p>6.480631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071747" calcext:value-type="float">
            <text:p>-0.001071747</text:p>
          </table:table-cell>
          <table:table-cell office:value-type="float" office:value="1168.715" calcext:value-type="float">
            <text:p>1168.715</text:p>
          </table:table-cell>
          <table:table-cell office:value-type="float" office:value="1.218555" calcext:value-type="float">
            <text:p>1.218555</text:p>
          </table:table-cell>
          <table:table-cell office:value-type="float" office:value="0" calcext:value-type="float">
            <text:p>0</text:p>
          </table:table-cell>
          <table:table-cell office:value-type="float" office:value="0.05640253" calcext:value-type="float">
            <text:p>0.05640253</text:p>
          </table:table-cell>
          <table:table-cell office:value-type="float" office:value="0.02146053" calcext:value-type="float">
            <text:p>0.02146053</text:p>
          </table:table-cell>
          <table:table-cell office:value-type="float" office:value="0.01534323" calcext:value-type="float">
            <text:p>0.01534323</text:p>
          </table:table-cell>
          <table:table-cell office:value-type="float" office:value="0.008308318" calcext:value-type="float">
            <text:p>0.008308318</text:p>
          </table:table-cell>
          <table:table-cell office:value-type="float" office:value="0.007815314" calcext:value-type="float">
            <text:p>0.007815314</text:p>
          </table:table-cell>
          <table:table-cell office:value-type="float" office:value="0.004585586" calcext:value-type="float">
            <text:p>0.004585586</text:p>
          </table:table-cell>
          <table:table-cell office:value-type="float" office:value="0.006529261" calcext:value-type="float">
            <text:p>0.006529261</text:p>
          </table:table-cell>
          <table:table-cell office:value-type="float" office:value="0.008193689" calcext:value-type="float">
            <text:p>0.008193689</text:p>
          </table:table-cell>
          <table:table-cell office:value-type="float" office:value="0.01065909" calcext:value-type="float">
            <text:p>0.01065909</text:p>
          </table:table-cell>
          <table:table-cell office:value-type="float" office:value="0.05643651" calcext:value-type="float">
            <text:p>0.05643651</text:p>
          </table:table-cell>
          <table:table-cell office:value-type="float" office:value="0.05754836" calcext:value-type="float">
            <text:p>0.05754836</text:p>
          </table:table-cell>
          <table:table-cell office:value-type="float" office:value="0.0898857" calcext:value-type="float">
            <text:p>0.0898857</text:p>
          </table:table-cell>
          <table:table-cell office:value-type="float" office:value="0.1738237" calcext:value-type="float">
            <text:p>0.1738237</text:p>
          </table:table-cell>
          <table:table-cell office:value-type="float" office:value="0.1787837" calcext:value-type="float">
            <text:p>0.1787837</text:p>
          </table:table-cell>
          <table:table-cell office:value-type="float" office:value="0" calcext:value-type="float">
            <text:p>0</text:p>
          </table:table-cell>
          <table:table-cell office:value-type="float" office:value="34.85514" calcext:value-type="float">
            <text:p>34.85514</text:p>
          </table:table-cell>
          <table:table-cell office:value-type="float" office:value="25.77368" calcext:value-type="float">
            <text:p>25.77368</text:p>
          </table:table-cell>
          <table:table-cell office:value-type="float" office:value="17.60764" calcext:value-type="float">
            <text:p>17.60764</text:p>
          </table:table-cell>
          <table:table-cell office:value-type="float" office:value="5.986658" calcext:value-type="float">
            <text:p>5.986658</text:p>
          </table:table-cell>
          <table:table-cell office:value-type="float" office:value="4.762715" calcext:value-type="float">
            <text:p>4.762715</text:p>
          </table:table-cell>
          <table:table-cell office:value-type="float" office:value="2.094997" calcext:value-type="float">
            <text:p>2.094997</text:p>
          </table:table-cell>
          <table:table-cell office:value-type="float" office:value="2.038119" calcext:value-type="float">
            <text:p>2.038119</text:p>
          </table:table-cell>
          <table:table-cell office:value-type="float" office:value="4.541106" calcext:value-type="float">
            <text:p>4.541106</text:p>
          </table:table-cell>
          <table:table-cell office:value-type="float" office:value="6.958017" calcext:value-type="float">
            <text:p>6.958017</text:p>
          </table:table-cell>
          <table:table-cell office:value-type="float" office:value="8.511875" calcext:value-type="float">
            <text:p>8.511875</text:p>
          </table:table-cell>
          <table:table-cell office:value-type="float" office:value="8.772126" calcext:value-type="float">
            <text:p>8.772126</text:p>
          </table:table-cell>
          <table:table-cell office:value-type="float" office:value="9.289541" calcext:value-type="float">
            <text:p>9.289541</text:p>
          </table:table-cell>
          <table:table-cell office:value-type="float" office:value="10.70527" calcext:value-type="float">
            <text:p>10.70527</text:p>
          </table:table-cell>
          <table:table-cell office:value-type="float" office:value="11.16841" calcext:value-type="float">
            <text:p>11.16841</text:p>
          </table:table-cell>
          <table:table-cell office:value-type="float" office:value="0" calcext:value-type="float">
            <text:p>0</text:p>
          </table:table-cell>
          <table:table-cell office:value-type="float" office:value="15.66421" calcext:value-type="float">
            <text:p>15.66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1.458534" calcext:value-type="float">
            <text:p>1.458534</text:p>
          </table:table-cell>
          <table:table-cell office:value-type="float" office:value="135.3708" calcext:value-type="float">
            <text:p>135.3708</text:p>
          </table:table-cell>
          <table:table-cell office:value-type="float" office:value="0" calcext:value-type="float">
            <text:p>0</text:p>
          </table:table-cell>
          <table:table-cell office:value-type="float" office:value="-4.674329" calcext:value-type="float">
            <text:p>-4.674329</text:p>
          </table:table-cell>
          <table:table-cell office:value-type="float" office:value="34.42365" calcext:value-type="float">
            <text:p>34.42365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158" calcext:value-type="float">
            <text:p>6.639158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069098" calcext:value-type="float">
            <text:p>-0.001069098</text:p>
          </table:table-cell>
          <table:table-cell office:value-type="float" office:value="1168.682" calcext:value-type="float">
            <text:p>1168.682</text:p>
          </table:table-cell>
          <table:table-cell office:value-type="float" office:value="1.222051" calcext:value-type="float">
            <text:p>1.222051</text:p>
          </table:table-cell>
          <table:table-cell office:value-type="float" office:value="0" calcext:value-type="float">
            <text:p>0</text:p>
          </table:table-cell>
          <table:table-cell office:value-type="float" office:value="0.02136722" calcext:value-type="float">
            <text:p>0.02136722</text:p>
          </table:table-cell>
          <table:table-cell office:value-type="float" office:value="0.01628833" calcext:value-type="float">
            <text:p>0.01628833</text:p>
          </table:table-cell>
          <table:table-cell office:value-type="float" office:value="0.01341707" calcext:value-type="float">
            <text:p>0.01341707</text:p>
          </table:table-cell>
          <table:table-cell office:value-type="float" office:value="0.007287902" calcext:value-type="float">
            <text:p>0.007287902</text:p>
          </table:table-cell>
          <table:table-cell office:value-type="float" office:value="0.007083312" calcext:value-type="float">
            <text:p>0.007083312</text:p>
          </table:table-cell>
          <table:table-cell office:value-type="float" office:value="0.004433104" calcext:value-type="float">
            <text:p>0.004433104</text:p>
          </table:table-cell>
          <table:table-cell office:value-type="float" office:value="0.006052885" calcext:value-type="float">
            <text:p>0.006052885</text:p>
          </table:table-cell>
          <table:table-cell office:value-type="float" office:value="0.008193607" calcext:value-type="float">
            <text:p>0.008193607</text:p>
          </table:table-cell>
          <table:table-cell office:value-type="float" office:value="0.01065334" calcext:value-type="float">
            <text:p>0.01065334</text:p>
          </table:table-cell>
          <table:table-cell office:value-type="float" office:value="0.05669416" calcext:value-type="float">
            <text:p>0.05669416</text:p>
          </table:table-cell>
          <table:table-cell office:value-type="float" office:value="0.05781689" calcext:value-type="float">
            <text:p>0.05781689</text:p>
          </table:table-cell>
          <table:table-cell office:value-type="float" office:value="0.09248476" calcext:value-type="float">
            <text:p>0.09248476</text:p>
          </table:table-cell>
          <table:table-cell office:value-type="float" office:value="0.1738593" calcext:value-type="float">
            <text:p>0.1738593</text:p>
          </table:table-cell>
          <table:table-cell office:value-type="float" office:value="0.1788197" calcext:value-type="float">
            <text:p>0.1788197</text:p>
          </table:table-cell>
          <table:table-cell office:value-type="float" office:value="0" calcext:value-type="float">
            <text:p>0</text:p>
          </table:table-cell>
          <table:table-cell office:value-type="float" office:value="34.77388" calcext:value-type="float">
            <text:p>34.77388</text:p>
          </table:table-cell>
          <table:table-cell office:value-type="float" office:value="25.70909" calcext:value-type="float">
            <text:p>25.70909</text:p>
          </table:table-cell>
          <table:table-cell office:value-type="float" office:value="17.57887" calcext:value-type="float">
            <text:p>17.57887</text:p>
          </table:table-cell>
          <table:table-cell office:value-type="float" office:value="5.9776" calcext:value-type="float">
            <text:p>5.9776</text:p>
          </table:table-cell>
          <table:table-cell office:value-type="float" office:value="4.755958" calcext:value-type="float">
            <text:p>4.755958</text:p>
          </table:table-cell>
          <table:table-cell office:value-type="float" office:value="2.093157" calcext:value-type="float">
            <text:p>2.093157</text:p>
          </table:table-cell>
          <table:table-cell office:value-type="float" office:value="2.036169" calcext:value-type="float">
            <text:p>2.036169</text:p>
          </table:table-cell>
          <table:table-cell office:value-type="float" office:value="4.533848" calcext:value-type="float">
            <text:p>4.533848</text:p>
          </table:table-cell>
          <table:table-cell office:value-type="float" office:value="6.94262" calcext:value-type="float">
            <text:p>6.94262</text:p>
          </table:table-cell>
          <table:table-cell office:value-type="float" office:value="8.498328" calcext:value-type="float">
            <text:p>8.498328</text:p>
          </table:table-cell>
          <table:table-cell office:value-type="float" office:value="8.756033" calcext:value-type="float">
            <text:p>8.756033</text:p>
          </table:table-cell>
          <table:table-cell office:value-type="float" office:value="9.278663" calcext:value-type="float">
            <text:p>9.278663</text:p>
          </table:table-cell>
          <table:table-cell office:value-type="float" office:value="10.7086" calcext:value-type="float">
            <text:p>10.7086</text:p>
          </table:table-cell>
          <table:table-cell office:value-type="float" office:value="11.17157" calcext:value-type="float">
            <text:p>11.17157</text:p>
          </table:table-cell>
          <table:table-cell office:value-type="float" office:value="0" calcext:value-type="float">
            <text:p>0</text:p>
          </table:table-cell>
          <table:table-cell office:value-type="float" office:value="3.934272" calcext:value-type="float">
            <text:p>3.934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1.457081" calcext:value-type="float">
            <text:p>1.457081</text:p>
          </table:table-cell>
          <table:table-cell office:value-type="float" office:value="135.3699" calcext:value-type="float">
            <text:p>135.3699</text:p>
          </table:table-cell>
          <table:table-cell office:value-type="float" office:value="0" calcext:value-type="float">
            <text:p>0</text:p>
          </table:table-cell>
          <table:table-cell office:value-type="float" office:value="-4.740908" calcext:value-type="float">
            <text:p>-4.740908</text:p>
          </table:table-cell>
          <table:table-cell office:value-type="float" office:value="34.39018" calcext:value-type="float">
            <text:p>34.39018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158" calcext:value-type="float">
            <text:p>6.639158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102221" calcext:value-type="float">
            <text:p>-0.001102221</text:p>
          </table:table-cell>
          <table:table-cell office:value-type="float" office:value="1168.651" calcext:value-type="float">
            <text:p>1168.651</text:p>
          </table:table-cell>
          <table:table-cell office:value-type="float" office:value="1.231471" calcext:value-type="float">
            <text:p>1.231471</text:p>
          </table:table-cell>
          <table:table-cell office:value-type="float" office:value="0" calcext:value-type="float">
            <text:p>0</text:p>
          </table:table-cell>
          <table:table-cell office:value-type="float" office:value="0.01864073" calcext:value-type="float">
            <text:p>0.01864073</text:p>
          </table:table-cell>
          <table:table-cell office:value-type="float" office:value="0.01641826" calcext:value-type="float">
            <text:p>0.01641826</text:p>
          </table:table-cell>
          <table:table-cell office:value-type="float" office:value="0.01258197" calcext:value-type="float">
            <text:p>0.01258197</text:p>
          </table:table-cell>
          <table:table-cell office:value-type="float" office:value="0.006811918" calcext:value-type="float">
            <text:p>0.006811918</text:p>
          </table:table-cell>
          <table:table-cell office:value-type="float" office:value="0.006565855" calcext:value-type="float">
            <text:p>0.006565855</text:p>
          </table:table-cell>
          <table:table-cell office:value-type="float" office:value="0.004248123" calcext:value-type="float">
            <text:p>0.004248123</text:p>
          </table:table-cell>
          <table:table-cell office:value-type="float" office:value="0.006024175" calcext:value-type="float">
            <text:p>0.006024175</text:p>
          </table:table-cell>
          <table:table-cell office:value-type="float" office:value="0.008159488" calcext:value-type="float">
            <text:p>0.008159488</text:p>
          </table:table-cell>
          <table:table-cell office:value-type="float" office:value="0.01064528" calcext:value-type="float">
            <text:p>0.01064528</text:p>
          </table:table-cell>
          <table:table-cell office:value-type="float" office:value="0.05602528" calcext:value-type="float">
            <text:p>0.05602528</text:p>
          </table:table-cell>
          <table:table-cell office:value-type="float" office:value="0.05834198" calcext:value-type="float">
            <text:p>0.05834198</text:p>
          </table:table-cell>
          <table:table-cell office:value-type="float" office:value="0.09383528" calcext:value-type="float">
            <text:p>0.09383528</text:p>
          </table:table-cell>
          <table:table-cell office:value-type="float" office:value="0.1739893" calcext:value-type="float">
            <text:p>0.1739893</text:p>
          </table:table-cell>
          <table:table-cell office:value-type="float" office:value="0.1788282" calcext:value-type="float">
            <text:p>0.1788282</text:p>
          </table:table-cell>
          <table:table-cell office:value-type="float" office:value="0" calcext:value-type="float">
            <text:p>0</text:p>
          </table:table-cell>
          <table:table-cell office:value-type="float" office:value="34.67335" calcext:value-type="float">
            <text:p>34.67335</text:p>
          </table:table-cell>
          <table:table-cell office:value-type="float" office:value="25.62605" calcext:value-type="float">
            <text:p>25.62605</text:p>
          </table:table-cell>
          <table:table-cell office:value-type="float" office:value="17.54839" calcext:value-type="float">
            <text:p>17.54839</text:p>
          </table:table-cell>
          <table:table-cell office:value-type="float" office:value="5.967926" calcext:value-type="float">
            <text:p>5.967926</text:p>
          </table:table-cell>
          <table:table-cell office:value-type="float" office:value="4.748785" calcext:value-type="float">
            <text:p>4.748785</text:p>
          </table:table-cell>
          <table:table-cell office:value-type="float" office:value="2.091269" calcext:value-type="float">
            <text:p>2.091269</text:p>
          </table:table-cell>
          <table:table-cell office:value-type="float" office:value="2.03404" calcext:value-type="float">
            <text:p>2.03404</text:p>
          </table:table-cell>
          <table:table-cell office:value-type="float" office:value="4.526581" calcext:value-type="float">
            <text:p>4.526581</text:p>
          </table:table-cell>
          <table:table-cell office:value-type="float" office:value="6.927285" calcext:value-type="float">
            <text:p>6.927285</text:p>
          </table:table-cell>
          <table:table-cell office:value-type="float" office:value="8.484852" calcext:value-type="float">
            <text:p>8.484852</text:p>
          </table:table-cell>
          <table:table-cell office:value-type="float" office:value="8.740053" calcext:value-type="float">
            <text:p>8.740053</text:p>
          </table:table-cell>
          <table:table-cell office:value-type="float" office:value="9.268328" calcext:value-type="float">
            <text:p>9.268328</text:p>
          </table:table-cell>
          <table:table-cell office:value-type="float" office:value="10.71195" calcext:value-type="float">
            <text:p>10.71195</text:p>
          </table:table-cell>
          <table:table-cell office:value-type="float" office:value="11.17472" calcext:value-type="float">
            <text:p>11.17472</text:p>
          </table:table-cell>
          <table:table-cell office:value-type="float" office:value="0" calcext:value-type="float">
            <text:p>0</text:p>
          </table:table-cell>
          <table:table-cell office:value-type="float" office:value="1.244715" calcext:value-type="float">
            <text:p>1.244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1.455662" calcext:value-type="float">
            <text:p>1.455662</text:p>
          </table:table-cell>
          <table:table-cell office:value-type="float" office:value="135.3685" calcext:value-type="float">
            <text:p>135.3685</text:p>
          </table:table-cell>
          <table:table-cell office:value-type="float" office:value="0" calcext:value-type="float">
            <text:p>0</text:p>
          </table:table-cell>
          <table:table-cell office:value-type="float" office:value="-4.806114" calcext:value-type="float">
            <text:p>-4.806114</text:p>
          </table:table-cell>
          <table:table-cell office:value-type="float" office:value="34.35799" calcext:value-type="float">
            <text:p>34.35799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158" calcext:value-type="float">
            <text:p>6.639158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249326" calcext:value-type="float">
            <text:p>-0.001249326</text:p>
          </table:table-cell>
          <table:table-cell office:value-type="float" office:value="1168.62" calcext:value-type="float">
            <text:p>1168.62</text:p>
          </table:table-cell>
          <table:table-cell office:value-type="float" office:value="1.233693" calcext:value-type="float">
            <text:p>1.233693</text:p>
          </table:table-cell>
          <table:table-cell office:value-type="float" office:value="0" calcext:value-type="float">
            <text:p>0</text:p>
          </table:table-cell>
          <table:table-cell office:value-type="float" office:value="0.02327364" calcext:value-type="float">
            <text:p>0.02327364</text:p>
          </table:table-cell>
          <table:table-cell office:value-type="float" office:value="0.01717499" calcext:value-type="float">
            <text:p>0.01717499</text:p>
          </table:table-cell>
          <table:table-cell office:value-type="float" office:value="0.01246617" calcext:value-type="float">
            <text:p>0.01246617</text:p>
          </table:table-cell>
          <table:table-cell office:value-type="float" office:value="0.006675879" calcext:value-type="float">
            <text:p>0.006675879</text:p>
          </table:table-cell>
          <table:table-cell office:value-type="float" office:value="0.006339896" calcext:value-type="float">
            <text:p>0.006339896</text:p>
          </table:table-cell>
          <table:table-cell office:value-type="float" office:value="0.004156351" calcext:value-type="float">
            <text:p>0.004156351</text:p>
          </table:table-cell>
          <table:table-cell office:value-type="float" office:value="0.006029183" calcext:value-type="float">
            <text:p>0.006029183</text:p>
          </table:table-cell>
          <table:table-cell office:value-type="float" office:value="0.008125097" calcext:value-type="float">
            <text:p>0.008125097</text:p>
          </table:table-cell>
          <table:table-cell office:value-type="float" office:value="0.01063391" calcext:value-type="float">
            <text:p>0.01063391</text:p>
          </table:table-cell>
          <table:table-cell office:value-type="float" office:value="0.05377323" calcext:value-type="float">
            <text:p>0.05377323</text:p>
          </table:table-cell>
          <table:table-cell office:value-type="float" office:value="0.05922079" calcext:value-type="float">
            <text:p>0.05922079</text:p>
          </table:table-cell>
          <table:table-cell office:value-type="float" office:value="0.09339384" calcext:value-type="float">
            <text:p>0.09339384</text:p>
          </table:table-cell>
          <table:table-cell office:value-type="float" office:value="0.1739599" calcext:value-type="float">
            <text:p>0.1739599</text:p>
          </table:table-cell>
          <table:table-cell office:value-type="float" office:value="0.1788834" calcext:value-type="float">
            <text:p>0.1788834</text:p>
          </table:table-cell>
          <table:table-cell office:value-type="float" office:value="0" calcext:value-type="float">
            <text:p>0</text:p>
          </table:table-cell>
          <table:table-cell office:value-type="float" office:value="34.60519" calcext:value-type="float">
            <text:p>34.60519</text:p>
          </table:table-cell>
          <table:table-cell office:value-type="float" office:value="25.56789" calcext:value-type="float">
            <text:p>25.56789</text:p>
          </table:table-cell>
          <table:table-cell office:value-type="float" office:value="17.51717" calcext:value-type="float">
            <text:p>17.51717</text:p>
          </table:table-cell>
          <table:table-cell office:value-type="float" office:value="5.95818" calcext:value-type="float">
            <text:p>5.95818</text:p>
          </table:table-cell>
          <table:table-cell office:value-type="float" office:value="4.741399" calcext:value-type="float">
            <text:p>4.741399</text:p>
          </table:table-cell>
          <table:table-cell office:value-type="float" office:value="2.089345" calcext:value-type="float">
            <text:p>2.089345</text:p>
          </table:table-cell>
          <table:table-cell office:value-type="float" office:value="2.031947" calcext:value-type="float">
            <text:p>2.031947</text:p>
          </table:table-cell>
          <table:table-cell office:value-type="float" office:value="4.519293" calcext:value-type="float">
            <text:p>4.519293</text:p>
          </table:table-cell>
          <table:table-cell office:value-type="float" office:value="6.912021" calcext:value-type="float">
            <text:p>6.912021</text:p>
          </table:table-cell>
          <table:table-cell office:value-type="float" office:value="8.471082" calcext:value-type="float">
            <text:p>8.471082</text:p>
          </table:table-cell>
          <table:table-cell office:value-type="float" office:value="8.724326" calcext:value-type="float">
            <text:p>8.724326</text:p>
          </table:table-cell>
          <table:table-cell office:value-type="float" office:value="9.258067" calcext:value-type="float">
            <text:p>9.258067</text:p>
          </table:table-cell>
          <table:table-cell office:value-type="float" office:value="10.7153" calcext:value-type="float">
            <text:p>10.7153</text:p>
          </table:table-cell>
          <table:table-cell office:value-type="float" office:value="11.17785" calcext:value-type="float">
            <text:p>11.17785</text:p>
          </table:table-cell>
          <table:table-cell office:value-type="float" office:value="0" calcext:value-type="float">
            <text:p>0</text:p>
          </table:table-cell>
          <table:table-cell office:value-type="float" office:value="4.013388" calcext:value-type="float">
            <text:p>4.013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1.454188" calcext:value-type="float">
            <text:p>1.454188</text:p>
          </table:table-cell>
          <table:table-cell office:value-type="float" office:value="135.3661" calcext:value-type="float">
            <text:p>135.3661</text:p>
          </table:table-cell>
          <table:table-cell office:value-type="float" office:value="0" calcext:value-type="float">
            <text:p>0</text:p>
          </table:table-cell>
          <table:table-cell office:value-type="float" office:value="-4.870268" calcext:value-type="float">
            <text:p>-4.870268</text:p>
          </table:table-cell>
          <table:table-cell office:value-type="float" office:value="34.32661" calcext:value-type="float">
            <text:p>34.32661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158" calcext:value-type="float">
            <text:p>6.639158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392397" calcext:value-type="float">
            <text:p>-0.001392397</text:p>
          </table:table-cell>
          <table:table-cell office:value-type="float" office:value="1168.59" calcext:value-type="float">
            <text:p>1168.59</text:p>
          </table:table-cell>
          <table:table-cell office:value-type="float" office:value="1.229514" calcext:value-type="float">
            <text:p>1.229514</text:p>
          </table:table-cell>
          <table:table-cell office:value-type="float" office:value="0" calcext:value-type="float">
            <text:p>0</text:p>
          </table:table-cell>
          <table:table-cell office:value-type="float" office:value="0.03783986" calcext:value-type="float">
            <text:p>0.03783986</text:p>
          </table:table-cell>
          <table:table-cell office:value-type="float" office:value="0.0179609" calcext:value-type="float">
            <text:p>0.0179609</text:p>
          </table:table-cell>
          <table:table-cell office:value-type="float" office:value="0.01265009" calcext:value-type="float">
            <text:p>0.01265009</text:p>
          </table:table-cell>
          <table:table-cell office:value-type="float" office:value="0.006737707" calcext:value-type="float">
            <text:p>0.006737707</text:p>
          </table:table-cell>
          <table:table-cell office:value-type="float" office:value="0.006360387" calcext:value-type="float">
            <text:p>0.006360387</text:p>
          </table:table-cell>
          <table:table-cell office:value-type="float" office:value="0.004124419" calcext:value-type="float">
            <text:p>0.004124419</text:p>
          </table:table-cell>
          <table:table-cell office:value-type="float" office:value="0.006094552" calcext:value-type="float">
            <text:p>0.006094552</text:p>
          </table:table-cell>
          <table:table-cell office:value-type="float" office:value="0.008106187" calcext:value-type="float">
            <text:p>0.008106187</text:p>
          </table:table-cell>
          <table:table-cell office:value-type="float" office:value="0.01062196" calcext:value-type="float">
            <text:p>0.01062196</text:p>
          </table:table-cell>
          <table:table-cell office:value-type="float" office:value="0.05338913" calcext:value-type="float">
            <text:p>0.05338913</text:p>
          </table:table-cell>
          <table:table-cell office:value-type="float" office:value="0.06004116" calcext:value-type="float">
            <text:p>0.06004116</text:p>
          </table:table-cell>
          <table:table-cell office:value-type="float" office:value="0.09377634" calcext:value-type="float">
            <text:p>0.09377634</text:p>
          </table:table-cell>
          <table:table-cell office:value-type="float" office:value="0.1739762" calcext:value-type="float">
            <text:p>0.1739762</text:p>
          </table:table-cell>
          <table:table-cell office:value-type="float" office:value="0.1789248" calcext:value-type="float">
            <text:p>0.1789248</text:p>
          </table:table-cell>
          <table:table-cell office:value-type="float" office:value="0" calcext:value-type="float">
            <text:p>0</text:p>
          </table:table-cell>
          <table:table-cell office:value-type="float" office:value="34.56003" calcext:value-type="float">
            <text:p>34.56003</text:p>
          </table:table-cell>
          <table:table-cell office:value-type="float" office:value="25.5216" calcext:value-type="float">
            <text:p>25.5216</text:p>
          </table:table-cell>
          <table:table-cell office:value-type="float" office:value="17.48664" calcext:value-type="float">
            <text:p>17.48664</text:p>
          </table:table-cell>
          <table:table-cell office:value-type="float" office:value="5.948585" calcext:value-type="float">
            <text:p>5.948585</text:p>
          </table:table-cell>
          <table:table-cell office:value-type="float" office:value="4.734113" calcext:value-type="float">
            <text:p>4.734113</text:p>
          </table:table-cell>
          <table:table-cell office:value-type="float" office:value="2.087408" calcext:value-type="float">
            <text:p>2.087408</text:p>
          </table:table-cell>
          <table:table-cell office:value-type="float" office:value="2.029909" calcext:value-type="float">
            <text:p>2.029909</text:p>
          </table:table-cell>
          <table:table-cell office:value-type="float" office:value="4.512009" calcext:value-type="float">
            <text:p>4.512009</text:p>
          </table:table-cell>
          <table:table-cell office:value-type="float" office:value="6.896857" calcext:value-type="float">
            <text:p>6.896857</text:p>
          </table:table-cell>
          <table:table-cell office:value-type="float" office:value="8.457113" calcext:value-type="float">
            <text:p>8.457113</text:p>
          </table:table-cell>
          <table:table-cell office:value-type="float" office:value="8.708852" calcext:value-type="float">
            <text:p>8.708852</text:p>
          </table:table-cell>
          <table:table-cell office:value-type="float" office:value="9.247807" calcext:value-type="float">
            <text:p>9.247807</text:p>
          </table:table-cell>
          <table:table-cell office:value-type="float" office:value="10.71864" calcext:value-type="float">
            <text:p>10.71864</text:p>
          </table:table-cell>
          <table:table-cell office:value-type="float" office:value="11.18101" calcext:value-type="float">
            <text:p>11.18101</text:p>
          </table:table-cell>
          <table:table-cell office:value-type="float" office:value="0" calcext:value-type="float">
            <text:p>0</text:p>
          </table:table-cell>
          <table:table-cell office:value-type="float" office:value="9.660416" calcext:value-type="float">
            <text:p>9.660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1.452759" calcext:value-type="float">
            <text:p>1.452759</text:p>
          </table:table-cell>
          <table:table-cell office:value-type="float" office:value="135.3635" calcext:value-type="float">
            <text:p>135.3635</text:p>
          </table:table-cell>
          <table:table-cell office:value-type="float" office:value="0" calcext:value-type="float">
            <text:p>0</text:p>
          </table:table-cell>
          <table:table-cell office:value-type="float" office:value="-4.932666" calcext:value-type="float">
            <text:p>-4.932666</text:p>
          </table:table-cell>
          <table:table-cell office:value-type="float" office:value="34.296" calcext:value-type="float">
            <text:p>34.296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158" calcext:value-type="float">
            <text:p>6.639158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396139" calcext:value-type="float">
            <text:p>-0.001396139</text:p>
          </table:table-cell>
          <table:table-cell office:value-type="float" office:value="1168.561" calcext:value-type="float">
            <text:p>1168.561</text:p>
          </table:table-cell>
          <table:table-cell office:value-type="float" office:value="1.222513" calcext:value-type="float">
            <text:p>1.222513</text:p>
          </table:table-cell>
          <table:table-cell office:value-type="float" office:value="0" calcext:value-type="float">
            <text:p>0</text:p>
          </table:table-cell>
          <table:table-cell office:value-type="float" office:value="0.05245176" calcext:value-type="float">
            <text:p>0.05245176</text:p>
          </table:table-cell>
          <table:table-cell office:value-type="float" office:value="0.01922229" calcext:value-type="float">
            <text:p>0.01922229</text:p>
          </table:table-cell>
          <table:table-cell office:value-type="float" office:value="0.01330583" calcext:value-type="float">
            <text:p>0.01330583</text:p>
          </table:table-cell>
          <table:table-cell office:value-type="float" office:value="0.007088399" calcext:value-type="float">
            <text:p>0.007088399</text:p>
          </table:table-cell>
          <table:table-cell office:value-type="float" office:value="0.006628096" calcext:value-type="float">
            <text:p>0.006628096</text:p>
          </table:table-cell>
          <table:table-cell office:value-type="float" office:value="0.004172073" calcext:value-type="float">
            <text:p>0.004172073</text:p>
          </table:table-cell>
          <table:table-cell office:value-type="float" office:value="0.006190019" calcext:value-type="float">
            <text:p>0.006190019</text:p>
          </table:table-cell>
          <table:table-cell office:value-type="float" office:value="0.008100009" calcext:value-type="float">
            <text:p>0.008100009</text:p>
          </table:table-cell>
          <table:table-cell office:value-type="float" office:value="0.01061165" calcext:value-type="float">
            <text:p>0.01061165</text:p>
          </table:table-cell>
          <table:table-cell office:value-type="float" office:value="0.05373331" calcext:value-type="float">
            <text:p>0.05373331</text:p>
          </table:table-cell>
          <table:table-cell office:value-type="float" office:value="0.06089157" calcext:value-type="float">
            <text:p>0.06089157</text:p>
          </table:table-cell>
          <table:table-cell office:value-type="float" office:value="0.09613121" calcext:value-type="float">
            <text:p>0.09613121</text:p>
          </table:table-cell>
          <table:table-cell office:value-type="float" office:value="0.1740073" calcext:value-type="float">
            <text:p>0.1740073</text:p>
          </table:table-cell>
          <table:table-cell office:value-type="float" office:value="0.178959" calcext:value-type="float">
            <text:p>0.178959</text:p>
          </table:table-cell>
          <table:table-cell office:value-type="float" office:value="0" calcext:value-type="float">
            <text:p>0</text:p>
          </table:table-cell>
          <table:table-cell office:value-type="float" office:value="34.52446" calcext:value-type="float">
            <text:p>34.52446</text:p>
          </table:table-cell>
          <table:table-cell office:value-type="float" office:value="25.47797" calcext:value-type="float">
            <text:p>25.47797</text:p>
          </table:table-cell>
          <table:table-cell office:value-type="float" office:value="17.45742" calcext:value-type="float">
            <text:p>17.45742</text:p>
          </table:table-cell>
          <table:table-cell office:value-type="float" office:value="5.939317" calcext:value-type="float">
            <text:p>5.939317</text:p>
          </table:table-cell>
          <table:table-cell office:value-type="float" office:value="4.727056" calcext:value-type="float">
            <text:p>4.727056</text:p>
          </table:table-cell>
          <table:table-cell office:value-type="float" office:value="2.085475" calcext:value-type="float">
            <text:p>2.085475</text:p>
          </table:table-cell>
          <table:table-cell office:value-type="float" office:value="2.027948" calcext:value-type="float">
            <text:p>2.027948</text:p>
          </table:table-cell>
          <table:table-cell office:value-type="float" office:value="4.504755" calcext:value-type="float">
            <text:p>4.504755</text:p>
          </table:table-cell>
          <table:table-cell office:value-type="float" office:value="6.881827" calcext:value-type="float">
            <text:p>6.881827</text:p>
          </table:table-cell>
          <table:table-cell office:value-type="float" office:value="8.443274" calcext:value-type="float">
            <text:p>8.443274</text:p>
          </table:table-cell>
          <table:table-cell office:value-type="float" office:value="8.693665" calcext:value-type="float">
            <text:p>8.693665</text:p>
          </table:table-cell>
          <table:table-cell office:value-type="float" office:value="9.237926" calcext:value-type="float">
            <text:p>9.237926</text:p>
          </table:table-cell>
          <table:table-cell office:value-type="float" office:value="10.72197" calcext:value-type="float">
            <text:p>10.72197</text:p>
          </table:table-cell>
          <table:table-cell office:value-type="float" office:value="11.18417" calcext:value-type="float">
            <text:p>11.18417</text:p>
          </table:table-cell>
          <table:table-cell office:value-type="float" office:value="0" calcext:value-type="float">
            <text:p>0</text:p>
          </table:table-cell>
          <table:table-cell office:value-type="float" office:value="15.05102" calcext:value-type="float">
            <text:p>15.05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1.45703" calcext:value-type="float">
            <text:p>1.45703</text:p>
          </table:table-cell>
          <table:table-cell office:value-type="float" office:value="135.3606" calcext:value-type="float">
            <text:p>135.3606</text:p>
          </table:table-cell>
          <table:table-cell office:value-type="float" office:value="0" calcext:value-type="float">
            <text:p>0</text:p>
          </table:table-cell>
          <table:table-cell office:value-type="float" office:value="-4.988577" calcext:value-type="float">
            <text:p>-4.988577</text:p>
          </table:table-cell>
          <table:table-cell office:value-type="float" office:value="34.26626" calcext:value-type="float">
            <text:p>34.26626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158" calcext:value-type="float">
            <text:p>6.639158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433055" calcext:value-type="float">
            <text:p>-0.001433055</text:p>
          </table:table-cell>
          <table:table-cell office:value-type="float" office:value="1168.532" calcext:value-type="float">
            <text:p>1168.532</text:p>
          </table:table-cell>
          <table:table-cell office:value-type="float" office:value="1.214966" calcext:value-type="float">
            <text:p>1.214966</text:p>
          </table:table-cell>
          <table:table-cell office:value-type="float" office:value="0" calcext:value-type="float">
            <text:p>0</text:p>
          </table:table-cell>
          <table:table-cell office:value-type="float" office:value="0.05701538" calcext:value-type="float">
            <text:p>0.05701538</text:p>
          </table:table-cell>
          <table:table-cell office:value-type="float" office:value="0.01980365" calcext:value-type="float">
            <text:p>0.01980365</text:p>
          </table:table-cell>
          <table:table-cell office:value-type="float" office:value="0.01374341" calcext:value-type="float">
            <text:p>0.01374341</text:p>
          </table:table-cell>
          <table:table-cell office:value-type="float" office:value="0.00738189" calcext:value-type="float">
            <text:p>0.00738189</text:p>
          </table:table-cell>
          <table:table-cell office:value-type="float" office:value="0.006907123" calcext:value-type="float">
            <text:p>0.006907123</text:p>
          </table:table-cell>
          <table:table-cell office:value-type="float" office:value="0.004255895" calcext:value-type="float">
            <text:p>0.004255895</text:p>
          </table:table-cell>
          <table:table-cell office:value-type="float" office:value="0.006289297" calcext:value-type="float">
            <text:p>0.006289297</text:p>
          </table:table-cell>
          <table:table-cell office:value-type="float" office:value="0.008109081" calcext:value-type="float">
            <text:p>0.008109081</text:p>
          </table:table-cell>
          <table:table-cell office:value-type="float" office:value="0.01060401" calcext:value-type="float">
            <text:p>0.01060401</text:p>
          </table:table-cell>
          <table:table-cell office:value-type="float" office:value="0.05404281" calcext:value-type="float">
            <text:p>0.05404281</text:p>
          </table:table-cell>
          <table:table-cell office:value-type="float" office:value="0.06152082" calcext:value-type="float">
            <text:p>0.06152082</text:p>
          </table:table-cell>
          <table:table-cell office:value-type="float" office:value="0.09918068" calcext:value-type="float">
            <text:p>0.09918068</text:p>
          </table:table-cell>
          <table:table-cell office:value-type="float" office:value="0.1741513" calcext:value-type="float">
            <text:p>0.1741513</text:p>
          </table:table-cell>
          <table:table-cell office:value-type="float" office:value="0.1789613" calcext:value-type="float">
            <text:p>0.1789613</text:p>
          </table:table-cell>
          <table:table-cell office:value-type="float" office:value="0" calcext:value-type="float">
            <text:p>0</text:p>
          </table:table-cell>
          <table:table-cell office:value-type="float" office:value="34.49448" calcext:value-type="float">
            <text:p>34.49448</text:p>
          </table:table-cell>
          <table:table-cell office:value-type="float" office:value="25.43542" calcext:value-type="float">
            <text:p>25.43542</text:p>
          </table:table-cell>
          <table:table-cell office:value-type="float" office:value="17.42895" calcext:value-type="float">
            <text:p>17.42895</text:p>
          </table:table-cell>
          <table:table-cell office:value-type="float" office:value="5.930429" calcext:value-type="float">
            <text:p>5.930429</text:p>
          </table:table-cell>
          <table:table-cell office:value-type="float" office:value="4.72021" calcext:value-type="float">
            <text:p>4.72021</text:p>
          </table:table-cell>
          <table:table-cell office:value-type="float" office:value="2.083568" calcext:value-type="float">
            <text:p>2.083568</text:p>
          </table:table-cell>
          <table:table-cell office:value-type="float" office:value="2.026059" calcext:value-type="float">
            <text:p>2.026059</text:p>
          </table:table-cell>
          <table:table-cell office:value-type="float" office:value="4.497549" calcext:value-type="float">
            <text:p>4.497549</text:p>
          </table:table-cell>
          <table:table-cell office:value-type="float" office:value="6.866943" calcext:value-type="float">
            <text:p>6.866943</text:p>
          </table:table-cell>
          <table:table-cell office:value-type="float" office:value="8.4296" calcext:value-type="float">
            <text:p>8.4296</text:p>
          </table:table-cell>
          <table:table-cell office:value-type="float" office:value="8.678745" calcext:value-type="float">
            <text:p>8.678745</text:p>
          </table:table-cell>
          <table:table-cell office:value-type="float" office:value="9.228761" calcext:value-type="float">
            <text:p>9.228761</text:p>
          </table:table-cell>
          <table:table-cell office:value-type="float" office:value="10.72532" calcext:value-type="float">
            <text:p>10.72532</text:p>
          </table:table-cell>
          <table:table-cell office:value-type="float" office:value="11.1873" calcext:value-type="float">
            <text:p>11.1873</text:p>
          </table:table-cell>
          <table:table-cell office:value-type="float" office:value="0" calcext:value-type="float">
            <text:p>0</text:p>
          </table:table-cell>
          <table:table-cell office:value-type="float" office:value="16.67266" calcext:value-type="float">
            <text:p>16.67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1.463262" calcext:value-type="float">
            <text:p>1.463262</text:p>
          </table:table-cell>
          <table:table-cell office:value-type="float" office:value="135.3573" calcext:value-type="float">
            <text:p>135.3573</text:p>
          </table:table-cell>
          <table:table-cell office:value-type="float" office:value="0" calcext:value-type="float">
            <text:p>0</text:p>
          </table:table-cell>
          <table:table-cell office:value-type="float" office:value="-5.042279" calcext:value-type="float">
            <text:p>-5.042279</text:p>
          </table:table-cell>
          <table:table-cell office:value-type="float" office:value="34.23724" calcext:value-type="float">
            <text:p>34.23724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158" calcext:value-type="float">
            <text:p>6.639158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582043" calcext:value-type="float">
            <text:p>-0.001582043</text:p>
          </table:table-cell>
          <table:table-cell office:value-type="float" office:value="1168.503" calcext:value-type="float">
            <text:p>1168.503</text:p>
          </table:table-cell>
          <table:table-cell office:value-type="float" office:value="1.208643" calcext:value-type="float">
            <text:p>1.208643</text:p>
          </table:table-cell>
          <table:table-cell office:value-type="float" office:value="0" calcext:value-type="float">
            <text:p>0</text:p>
          </table:table-cell>
          <table:table-cell office:value-type="float" office:value="0.05166416" calcext:value-type="float">
            <text:p>0.05166416</text:p>
          </table:table-cell>
          <table:table-cell office:value-type="float" office:value="0.01953827" calcext:value-type="float">
            <text:p>0.01953827</text:p>
          </table:table-cell>
          <table:table-cell office:value-type="float" office:value="0.01374413" calcext:value-type="float">
            <text:p>0.01374413</text:p>
          </table:table-cell>
          <table:table-cell office:value-type="float" office:value="0.007433409" calcext:value-type="float">
            <text:p>0.007433409</text:p>
          </table:table-cell>
          <table:table-cell office:value-type="float" office:value="0.00697565" calcext:value-type="float">
            <text:p>0.00697565</text:p>
          </table:table-cell>
          <table:table-cell office:value-type="float" office:value="0.004293753" calcext:value-type="float">
            <text:p>0.004293753</text:p>
          </table:table-cell>
          <table:table-cell office:value-type="float" office:value="0.006353114" calcext:value-type="float">
            <text:p>0.006353114</text:p>
          </table:table-cell>
          <table:table-cell office:value-type="float" office:value="0.008127401" calcext:value-type="float">
            <text:p>0.008127401</text:p>
          </table:table-cell>
          <table:table-cell office:value-type="float" office:value="0.01059924" calcext:value-type="float">
            <text:p>0.01059924</text:p>
          </table:table-cell>
          <table:table-cell office:value-type="float" office:value="0.0543037" calcext:value-type="float">
            <text:p>0.0543037</text:p>
          </table:table-cell>
          <table:table-cell office:value-type="float" office:value="0.06211692" calcext:value-type="float">
            <text:p>0.06211692</text:p>
          </table:table-cell>
          <table:table-cell office:value-type="float" office:value="0.1024343" calcext:value-type="float">
            <text:p>0.1024343</text:p>
          </table:table-cell>
          <table:table-cell office:value-type="float" office:value="0.1741098" calcext:value-type="float">
            <text:p>0.1741098</text:p>
          </table:table-cell>
          <table:table-cell office:value-type="float" office:value="0.1790199" calcext:value-type="float">
            <text:p>0.1790199</text:p>
          </table:table-cell>
          <table:table-cell office:value-type="float" office:value="0" calcext:value-type="float">
            <text:p>0</text:p>
          </table:table-cell>
          <table:table-cell office:value-type="float" office:value="34.4613" calcext:value-type="float">
            <text:p>34.4613</text:p>
          </table:table-cell>
          <table:table-cell office:value-type="float" office:value="25.39323" calcext:value-type="float">
            <text:p>25.39323</text:p>
          </table:table-cell>
          <table:table-cell office:value-type="float" office:value="17.40076" calcext:value-type="float">
            <text:p>17.40076</text:p>
          </table:table-cell>
          <table:table-cell office:value-type="float" office:value="5.921717" calcext:value-type="float">
            <text:p>5.921717</text:p>
          </table:table-cell>
          <table:table-cell office:value-type="float" office:value="4.713505" calcext:value-type="float">
            <text:p>4.713505</text:p>
          </table:table-cell>
          <table:table-cell office:value-type="float" office:value="2.081686" calcext:value-type="float">
            <text:p>2.081686</text:p>
          </table:table-cell>
          <table:table-cell office:value-type="float" office:value="2.024226" calcext:value-type="float">
            <text:p>2.024226</text:p>
          </table:table-cell>
          <table:table-cell office:value-type="float" office:value="4.490399" calcext:value-type="float">
            <text:p>4.490399</text:p>
          </table:table-cell>
          <table:table-cell office:value-type="float" office:value="6.85221" calcext:value-type="float">
            <text:p>6.85221</text:p>
          </table:table-cell>
          <table:table-cell office:value-type="float" office:value="8.416084" calcext:value-type="float">
            <text:p>8.416084</text:p>
          </table:table-cell>
          <table:table-cell office:value-type="float" office:value="8.664063" calcext:value-type="float">
            <text:p>8.664063</text:p>
          </table:table-cell>
          <table:table-cell office:value-type="float" office:value="9.220379" calcext:value-type="float">
            <text:p>9.220379</text:p>
          </table:table-cell>
          <table:table-cell office:value-type="float" office:value="10.72867" calcext:value-type="float">
            <text:p>10.72867</text:p>
          </table:table-cell>
          <table:table-cell office:value-type="float" office:value="11.19037" calcext:value-type="float">
            <text:p>11.19037</text:p>
          </table:table-cell>
          <table:table-cell office:value-type="float" office:value="0" calcext:value-type="float">
            <text:p>0</text:p>
          </table:table-cell>
          <table:table-cell office:value-type="float" office:value="14.79187" calcext:value-type="float">
            <text:p>14.79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1.474631" calcext:value-type="float">
            <text:p>1.474631</text:p>
          </table:table-cell>
          <table:table-cell office:value-type="float" office:value="135.3538" calcext:value-type="float">
            <text:p>135.3538</text:p>
          </table:table-cell>
          <table:table-cell office:value-type="float" office:value="0" calcext:value-type="float">
            <text:p>0</text:p>
          </table:table-cell>
          <table:table-cell office:value-type="float" office:value="-5.089795" calcext:value-type="float">
            <text:p>-5.089795</text:p>
          </table:table-cell>
          <table:table-cell office:value-type="float" office:value="34.209" calcext:value-type="float">
            <text:p>34.209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158" calcext:value-type="float">
            <text:p>6.639158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726499" calcext:value-type="float">
            <text:p>-0.001726499</text:p>
          </table:table-cell>
          <table:table-cell office:value-type="float" office:value="1168.475" calcext:value-type="float">
            <text:p>1168.475</text:p>
          </table:table-cell>
          <table:table-cell office:value-type="float" office:value="1.202283" calcext:value-type="float">
            <text:p>1.202283</text:p>
          </table:table-cell>
          <table:table-cell office:value-type="float" office:value="0" calcext:value-type="float">
            <text:p>0</text:p>
          </table:table-cell>
          <table:table-cell office:value-type="float" office:value="0.05039142" calcext:value-type="float">
            <text:p>0.05039142</text:p>
          </table:table-cell>
          <table:table-cell office:value-type="float" office:value="0.02036561" calcext:value-type="float">
            <text:p>0.02036561</text:p>
          </table:table-cell>
          <table:table-cell office:value-type="float" office:value="0.01436949" calcext:value-type="float">
            <text:p>0.01436949</text:p>
          </table:table-cell>
          <table:table-cell office:value-type="float" office:value="0.007721906" calcext:value-type="float">
            <text:p>0.007721906</text:p>
          </table:table-cell>
          <table:table-cell office:value-type="float" office:value="0.007194409" calcext:value-type="float">
            <text:p>0.007194409</text:p>
          </table:table-cell>
          <table:table-cell office:value-type="float" office:value="0.004351252" calcext:value-type="float">
            <text:p>0.004351252</text:p>
          </table:table-cell>
          <table:table-cell office:value-type="float" office:value="0.006403676" calcext:value-type="float">
            <text:p>0.006403676</text:p>
          </table:table-cell>
          <table:table-cell office:value-type="float" office:value="0.008161094" calcext:value-type="float">
            <text:p>0.008161094</text:p>
          </table:table-cell>
          <table:table-cell office:value-type="float" office:value="0.01059548" calcext:value-type="float">
            <text:p>0.01059548</text:p>
          </table:table-cell>
          <table:table-cell office:value-type="float" office:value="0.05450826" calcext:value-type="float">
            <text:p>0.05450826</text:p>
          </table:table-cell>
          <table:table-cell office:value-type="float" office:value="0.06267992" calcext:value-type="float">
            <text:p>0.06267992</text:p>
          </table:table-cell>
          <table:table-cell office:value-type="float" office:value="0.1059376" calcext:value-type="float">
            <text:p>0.1059376</text:p>
          </table:table-cell>
          <table:table-cell office:value-type="float" office:value="0.1741231" calcext:value-type="float">
            <text:p>0.1741231</text:p>
          </table:table-cell>
          <table:table-cell office:value-type="float" office:value="0.1790622" calcext:value-type="float">
            <text:p>0.1790622</text:p>
          </table:table-cell>
          <table:table-cell office:value-type="float" office:value="0" calcext:value-type="float">
            <text:p>0</text:p>
          </table:table-cell>
          <table:table-cell office:value-type="float" office:value="34.42771" calcext:value-type="float">
            <text:p>34.42771</text:p>
          </table:table-cell>
          <table:table-cell office:value-type="float" office:value="25.35137" calcext:value-type="float">
            <text:p>25.35137</text:p>
          </table:table-cell>
          <table:table-cell office:value-type="float" office:value="17.37277" calcext:value-type="float">
            <text:p>17.37277</text:p>
          </table:table-cell>
          <table:table-cell office:value-type="float" office:value="5.913117" calcext:value-type="float">
            <text:p>5.913117</text:p>
          </table:table-cell>
          <table:table-cell office:value-type="float" office:value="4.706857" calcext:value-type="float">
            <text:p>4.706857</text:p>
          </table:table-cell>
          <table:table-cell office:value-type="float" office:value="2.07982" calcext:value-type="float">
            <text:p>2.07982</text:p>
          </table:table-cell>
          <table:table-cell office:value-type="float" office:value="2.022427" calcext:value-type="float">
            <text:p>2.022427</text:p>
          </table:table-cell>
          <table:table-cell office:value-type="float" office:value="4.4833" calcext:value-type="float">
            <text:p>4.4833</text:p>
          </table:table-cell>
          <table:table-cell office:value-type="float" office:value="6.837631" calcext:value-type="float">
            <text:p>6.837631</text:p>
          </table:table-cell>
          <table:table-cell office:value-type="float" office:value="8.402729" calcext:value-type="float">
            <text:p>8.402729</text:p>
          </table:table-cell>
          <table:table-cell office:value-type="float" office:value="8.649616" calcext:value-type="float">
            <text:p>8.649616</text:p>
          </table:table-cell>
          <table:table-cell office:value-type="float" office:value="9.212811" calcext:value-type="float">
            <text:p>9.212811</text:p>
          </table:table-cell>
          <table:table-cell office:value-type="float" office:value="10.732" calcext:value-type="float">
            <text:p>10.732</text:p>
          </table:table-cell>
          <table:table-cell office:value-type="float" office:value="11.19348" calcext:value-type="float">
            <text:p>11.19348</text:p>
          </table:table-cell>
          <table:table-cell office:value-type="float" office:value="0" calcext:value-type="float">
            <text:p>0</text:p>
          </table:table-cell>
          <table:table-cell office:value-type="float" office:value="13.84241" calcext:value-type="float">
            <text:p>13.84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1.493479" calcext:value-type="float">
            <text:p>1.493479</text:p>
          </table:table-cell>
          <table:table-cell office:value-type="float" office:value="135.3499" calcext:value-type="float">
            <text:p>135.3499</text:p>
          </table:table-cell>
          <table:table-cell office:value-type="float" office:value="0" calcext:value-type="float">
            <text:p>0</text:p>
          </table:table-cell>
          <table:table-cell office:value-type="float" office:value="-5.128822" calcext:value-type="float">
            <text:p>-5.128822</text:p>
          </table:table-cell>
          <table:table-cell office:value-type="float" office:value="34.18168" calcext:value-type="float">
            <text:p>34.18168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158" calcext:value-type="float">
            <text:p>6.639158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775405" calcext:value-type="float">
            <text:p>-0.001775405</text:p>
          </table:table-cell>
          <table:table-cell office:value-type="float" office:value="1168.447" calcext:value-type="float">
            <text:p>1168.447</text:p>
          </table:table-cell>
          <table:table-cell office:value-type="float" office:value="1.195483" calcext:value-type="float">
            <text:p>1.195483</text:p>
          </table:table-cell>
          <table:table-cell office:value-type="float" office:value="0" calcext:value-type="float">
            <text:p>0</text:p>
          </table:table-cell>
          <table:table-cell office:value-type="float" office:value="0.04920899" calcext:value-type="float">
            <text:p>0.04920899</text:p>
          </table:table-cell>
          <table:table-cell office:value-type="float" office:value="0.02103702" calcext:value-type="float">
            <text:p>0.02103702</text:p>
          </table:table-cell>
          <table:table-cell office:value-type="float" office:value="0.01502172" calcext:value-type="float">
            <text:p>0.01502172</text:p>
          </table:table-cell>
          <table:table-cell office:value-type="float" office:value="0.008126043" calcext:value-type="float">
            <text:p>0.008126043</text:p>
          </table:table-cell>
          <table:table-cell office:value-type="float" office:value="0.00756629" calcext:value-type="float">
            <text:p>0.00756629</text:p>
          </table:table-cell>
          <table:table-cell office:value-type="float" office:value="0.004486094" calcext:value-type="float">
            <text:p>0.004486094</text:p>
          </table:table-cell>
          <table:table-cell office:value-type="float" office:value="0.006479778" calcext:value-type="float">
            <text:p>0.006479778</text:p>
          </table:table-cell>
          <table:table-cell office:value-type="float" office:value="0.008187899" calcext:value-type="float">
            <text:p>0.008187899</text:p>
          </table:table-cell>
          <table:table-cell office:value-type="float" office:value="0.01059344" calcext:value-type="float">
            <text:p>0.01059344</text:p>
          </table:table-cell>
          <table:table-cell office:value-type="float" office:value="0.05476788" calcext:value-type="float">
            <text:p>0.05476788</text:p>
          </table:table-cell>
          <table:table-cell office:value-type="float" office:value="0.06328772" calcext:value-type="float">
            <text:p>0.06328772</text:p>
          </table:table-cell>
          <table:table-cell office:value-type="float" office:value="0.1098863" calcext:value-type="float">
            <text:p>0.1098863</text:p>
          </table:table-cell>
          <table:table-cell office:value-type="float" office:value="0.1741549" calcext:value-type="float">
            <text:p>0.1741549</text:p>
          </table:table-cell>
          <table:table-cell office:value-type="float" office:value="0.179098" calcext:value-type="float">
            <text:p>0.179098</text:p>
          </table:table-cell>
          <table:table-cell office:value-type="float" office:value="0" calcext:value-type="float">
            <text:p>0</text:p>
          </table:table-cell>
          <table:table-cell office:value-type="float" office:value="34.39852" calcext:value-type="float">
            <text:p>34.39852</text:p>
          </table:table-cell>
          <table:table-cell office:value-type="float" office:value="25.30997" calcext:value-type="float">
            <text:p>25.30997</text:p>
          </table:table-cell>
          <table:table-cell office:value-type="float" office:value="17.34505" calcext:value-type="float">
            <text:p>17.34505</text:p>
          </table:table-cell>
          <table:table-cell office:value-type="float" office:value="5.904732" calcext:value-type="float">
            <text:p>5.904732</text:p>
          </table:table-cell>
          <table:table-cell office:value-type="float" office:value="4.70036" calcext:value-type="float">
            <text:p>4.70036</text:p>
          </table:table-cell>
          <table:table-cell office:value-type="float" office:value="2.077984" calcext:value-type="float">
            <text:p>2.077984</text:p>
          </table:table-cell>
          <table:table-cell office:value-type="float" office:value="2.020657" calcext:value-type="float">
            <text:p>2.020657</text:p>
          </table:table-cell>
          <table:table-cell office:value-type="float" office:value="4.476254" calcext:value-type="float">
            <text:p>4.476254</text:p>
          </table:table-cell>
          <table:table-cell office:value-type="float" office:value="6.823205" calcext:value-type="float">
            <text:p>6.823205</text:p>
          </table:table-cell>
          <table:table-cell office:value-type="float" office:value="8.389527" calcext:value-type="float">
            <text:p>8.389527</text:p>
          </table:table-cell>
          <table:table-cell office:value-type="float" office:value="8.635406" calcext:value-type="float">
            <text:p>8.635406</text:p>
          </table:table-cell>
          <table:table-cell office:value-type="float" office:value="9.206144" calcext:value-type="float">
            <text:p>9.206144</text:p>
          </table:table-cell>
          <table:table-cell office:value-type="float" office:value="10.73534" calcext:value-type="float">
            <text:p>10.73534</text:p>
          </table:table-cell>
          <table:table-cell office:value-type="float" office:value="11.19663" calcext:value-type="float">
            <text:p>11.19663</text:p>
          </table:table-cell>
          <table:table-cell office:value-type="float" office:value="0" calcext:value-type="float">
            <text:p>0</text:p>
          </table:table-cell>
          <table:table-cell office:value-type="float" office:value="12.75322" calcext:value-type="float">
            <text:p>12.75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1.506899" calcext:value-type="float">
            <text:p>1.506899</text:p>
          </table:table-cell>
          <table:table-cell office:value-type="float" office:value="135.3458" calcext:value-type="float">
            <text:p>135.3458</text:p>
          </table:table-cell>
          <table:table-cell office:value-type="float" office:value="0" calcext:value-type="float">
            <text:p>0</text:p>
          </table:table-cell>
          <table:table-cell office:value-type="float" office:value="-5.172877" calcext:value-type="float">
            <text:p>-5.172877</text:p>
          </table:table-cell>
          <table:table-cell office:value-type="float" office:value="34.15516" calcext:value-type="float">
            <text:p>34.15516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158" calcext:value-type="float">
            <text:p>6.639158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812361" calcext:value-type="float">
            <text:p>-0.001812361</text:p>
          </table:table-cell>
          <table:table-cell office:value-type="float" office:value="1168.418" calcext:value-type="float">
            <text:p>1168.418</text:p>
          </table:table-cell>
          <table:table-cell office:value-type="float" office:value="1.190617" calcext:value-type="float">
            <text:p>1.190617</text:p>
          </table:table-cell>
          <table:table-cell office:value-type="float" office:value="0" calcext:value-type="float">
            <text:p>0</text:p>
          </table:table-cell>
          <table:table-cell office:value-type="float" office:value="0.04215286" calcext:value-type="float">
            <text:p>0.04215286</text:p>
          </table:table-cell>
          <table:table-cell office:value-type="float" office:value="0.02060612" calcext:value-type="float">
            <text:p>0.02060612</text:p>
          </table:table-cell>
          <table:table-cell office:value-type="float" office:value="0.01474812" calcext:value-type="float">
            <text:p>0.01474812</text:p>
          </table:table-cell>
          <table:table-cell office:value-type="float" office:value="0.007983909" calcext:value-type="float">
            <text:p>0.007983909</text:p>
          </table:table-cell>
          <table:table-cell office:value-type="float" office:value="0.007462832" calcext:value-type="float">
            <text:p>0.007462832</text:p>
          </table:table-cell>
          <table:table-cell office:value-type="float" office:value="0.004492453" calcext:value-type="float">
            <text:p>0.004492453</text:p>
          </table:table-cell>
          <table:table-cell office:value-type="float" office:value="0.006501966" calcext:value-type="float">
            <text:p>0.006501966</text:p>
          </table:table-cell>
          <table:table-cell office:value-type="float" office:value="0.008211695" calcext:value-type="float">
            <text:p>0.008211695</text:p>
          </table:table-cell>
          <table:table-cell office:value-type="float" office:value="0.01059302" calcext:value-type="float">
            <text:p>0.01059302</text:p>
          </table:table-cell>
          <table:table-cell office:value-type="float" office:value="0.0549478" calcext:value-type="float">
            <text:p>0.0549478</text:p>
          </table:table-cell>
          <table:table-cell office:value-type="float" office:value="0.06386198" calcext:value-type="float">
            <text:p>0.06386198</text:p>
          </table:table-cell>
          <table:table-cell office:value-type="float" office:value="0.1146678" calcext:value-type="float">
            <text:p>0.1146678</text:p>
          </table:table-cell>
          <table:table-cell office:value-type="float" office:value="0.1743005" calcext:value-type="float">
            <text:p>0.1743005</text:p>
          </table:table-cell>
          <table:table-cell office:value-type="float" office:value="0.1790999" calcext:value-type="float">
            <text:p>0.1790999</text:p>
          </table:table-cell>
          <table:table-cell office:value-type="float" office:value="0" calcext:value-type="float">
            <text:p>0</text:p>
          </table:table-cell>
          <table:table-cell office:value-type="float" office:value="34.3649" calcext:value-type="float">
            <text:p>34.3649</text:p>
          </table:table-cell>
          <table:table-cell office:value-type="float" office:value="25.26847" calcext:value-type="float">
            <text:p>25.26847</text:p>
          </table:table-cell>
          <table:table-cell office:value-type="float" office:value="17.31744" calcext:value-type="float">
            <text:p>17.31744</text:p>
          </table:table-cell>
          <table:table-cell office:value-type="float" office:value="5.896299" calcext:value-type="float">
            <text:p>5.896299</text:p>
          </table:table-cell>
          <table:table-cell office:value-type="float" office:value="4.693878" calcext:value-type="float">
            <text:p>4.693878</text:p>
          </table:table-cell>
          <table:table-cell office:value-type="float" office:value="2.076171" calcext:value-type="float">
            <text:p>2.076171</text:p>
          </table:table-cell>
          <table:table-cell office:value-type="float" office:value="2.018908" calcext:value-type="float">
            <text:p>2.018908</text:p>
          </table:table-cell>
          <table:table-cell office:value-type="float" office:value="4.469259" calcext:value-type="float">
            <text:p>4.469259</text:p>
          </table:table-cell>
          <table:table-cell office:value-type="float" office:value="6.80893" calcext:value-type="float">
            <text:p>6.80893</text:p>
          </table:table-cell>
          <table:table-cell office:value-type="float" office:value="8.376477" calcext:value-type="float">
            <text:p>8.376477</text:p>
          </table:table-cell>
          <table:table-cell office:value-type="float" office:value="8.621428" calcext:value-type="float">
            <text:p>8.621428</text:p>
          </table:table-cell>
          <table:table-cell office:value-type="float" office:value="9.200529" calcext:value-type="float">
            <text:p>9.200529</text:p>
          </table:table-cell>
          <table:table-cell office:value-type="float" office:value="10.73862" calcext:value-type="float">
            <text:p>10.73862</text:p>
          </table:table-cell>
          <table:table-cell office:value-type="float" office:value="11.19976" calcext:value-type="float">
            <text:p>11.19976</text:p>
          </table:table-cell>
          <table:table-cell office:value-type="float" office:value="0" calcext:value-type="float">
            <text:p>0</text:p>
          </table:table-cell>
          <table:table-cell office:value-type="float" office:value="9.73226" calcext:value-type="float">
            <text:p>9.73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1.509712" calcext:value-type="float">
            <text:p>1.509712</text:p>
          </table:table-cell>
          <table:table-cell office:value-type="float" office:value="135.3439" calcext:value-type="float">
            <text:p>135.3439</text:p>
          </table:table-cell>
          <table:table-cell office:value-type="float" office:value="0" calcext:value-type="float">
            <text:p>0</text:p>
          </table:table-cell>
          <table:table-cell office:value-type="float" office:value="-5.2282" calcext:value-type="float">
            <text:p>-5.2282</text:p>
          </table:table-cell>
          <table:table-cell office:value-type="float" office:value="34.12829" calcext:value-type="float">
            <text:p>34.12829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366" calcext:value-type="float">
            <text:p>6.639366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1961526" calcext:value-type="float">
            <text:p>-0.001961526</text:p>
          </table:table-cell>
          <table:table-cell office:value-type="float" office:value="1168.39" calcext:value-type="float">
            <text:p>1168.39</text:p>
          </table:table-cell>
          <table:table-cell office:value-type="float" office:value="1.196365" calcext:value-type="float">
            <text:p>1.196365</text:p>
          </table:table-cell>
          <table:table-cell office:value-type="float" office:value="0" calcext:value-type="float">
            <text:p>0</text:p>
          </table:table-cell>
          <table:table-cell office:value-type="float" office:value="0.02289618" calcext:value-type="float">
            <text:p>0.02289618</text:p>
          </table:table-cell>
          <table:table-cell office:value-type="float" office:value="0.01752353" calcext:value-type="float">
            <text:p>0.01752353</text:p>
          </table:table-cell>
          <table:table-cell office:value-type="float" office:value="0.01239735" calcext:value-type="float">
            <text:p>0.01239735</text:p>
          </table:table-cell>
          <table:table-cell office:value-type="float" office:value="0.006828818" calcext:value-type="float">
            <text:p>0.006828818</text:p>
          </table:table-cell>
          <table:table-cell office:value-type="float" office:value="0.006548409" calcext:value-type="float">
            <text:p>0.006548409</text:p>
          </table:table-cell>
          <table:table-cell office:value-type="float" office:value="0.004266648" calcext:value-type="float">
            <text:p>0.004266648</text:p>
          </table:table-cell>
          <table:table-cell office:value-type="float" office:value="0.006406031" calcext:value-type="float">
            <text:p>0.006406031</text:p>
          </table:table-cell>
          <table:table-cell office:value-type="float" office:value="0.008254604" calcext:value-type="float">
            <text:p>0.008254604</text:p>
          </table:table-cell>
          <table:table-cell office:value-type="float" office:value="0.0105878" calcext:value-type="float">
            <text:p>0.0105878</text:p>
          </table:table-cell>
          <table:table-cell office:value-type="float" office:value="0.05503534" calcext:value-type="float">
            <text:p>0.05503534</text:p>
          </table:table-cell>
          <table:table-cell office:value-type="float" office:value="0.0644054" calcext:value-type="float">
            <text:p>0.0644054</text:p>
          </table:table-cell>
          <table:table-cell office:value-type="float" office:value="0.1195876" calcext:value-type="float">
            <text:p>0.1195876</text:p>
          </table:table-cell>
          <table:table-cell office:value-type="float" office:value="0.1742622" calcext:value-type="float">
            <text:p>0.1742622</text:p>
          </table:table-cell>
          <table:table-cell office:value-type="float" office:value="0.1791589" calcext:value-type="float">
            <text:p>0.1791589</text:p>
          </table:table-cell>
          <table:table-cell office:value-type="float" office:value="0" calcext:value-type="float">
            <text:p>0</text:p>
          </table:table-cell>
          <table:table-cell office:value-type="float" office:value="34.25864" calcext:value-type="float">
            <text:p>34.25864</text:p>
          </table:table-cell>
          <table:table-cell office:value-type="float" office:value="25.21683" calcext:value-type="float">
            <text:p>25.21683</text:p>
          </table:table-cell>
          <table:table-cell office:value-type="float" office:value="17.28895" calcext:value-type="float">
            <text:p>17.28895</text:p>
          </table:table-cell>
          <table:table-cell office:value-type="float" office:value="5.88764" calcext:value-type="float">
            <text:p>5.88764</text:p>
          </table:table-cell>
          <table:table-cell office:value-type="float" office:value="4.687214" calcext:value-type="float">
            <text:p>4.687214</text:p>
          </table:table-cell>
          <table:table-cell office:value-type="float" office:value="2.074346" calcext:value-type="float">
            <text:p>2.074346</text:p>
          </table:table-cell>
          <table:table-cell office:value-type="float" office:value="2.017147" calcext:value-type="float">
            <text:p>2.017147</text:p>
          </table:table-cell>
          <table:table-cell office:value-type="float" office:value="4.462299" calcext:value-type="float">
            <text:p>4.462299</text:p>
          </table:table-cell>
          <table:table-cell office:value-type="float" office:value="6.794771" calcext:value-type="float">
            <text:p>6.794771</text:p>
          </table:table-cell>
          <table:table-cell office:value-type="float" office:value="8.363537" calcext:value-type="float">
            <text:p>8.363537</text:p>
          </table:table-cell>
          <table:table-cell office:value-type="float" office:value="8.607649" calcext:value-type="float">
            <text:p>8.607649</text:p>
          </table:table-cell>
          <table:table-cell office:value-type="float" office:value="9.196071" calcext:value-type="float">
            <text:p>9.196071</text:p>
          </table:table-cell>
          <table:table-cell office:value-type="float" office:value="10.74196" calcext:value-type="float">
            <text:p>10.74196</text:p>
          </table:table-cell>
          <table:table-cell office:value-type="float" office:value="11.20281" calcext:value-type="float">
            <text:p>11.20281</text:p>
          </table:table-cell>
          <table:table-cell office:value-type="float" office:value="0" calcext:value-type="float">
            <text:p>0</text:p>
          </table:table-cell>
          <table:table-cell office:value-type="float" office:value="2.447449" calcext:value-type="float">
            <text:p>2.447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1.512218" calcext:value-type="float">
            <text:p>1.512218</text:p>
          </table:table-cell>
          <table:table-cell office:value-type="float" office:value="135.3419" calcext:value-type="float">
            <text:p>135.3419</text:p>
          </table:table-cell>
          <table:table-cell office:value-type="float" office:value="0" calcext:value-type="float">
            <text:p>0</text:p>
          </table:table-cell>
          <table:table-cell office:value-type="float" office:value="-5.279902" calcext:value-type="float">
            <text:p>-5.279902</text:p>
          </table:table-cell>
          <table:table-cell office:value-type="float" office:value="34.10271" calcext:value-type="float">
            <text:p>34.10271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366" calcext:value-type="float">
            <text:p>6.639366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2106195" calcext:value-type="float">
            <text:p>-0.002106195</text:p>
          </table:table-cell>
          <table:table-cell office:value-type="float" office:value="1168.362" calcext:value-type="float">
            <text:p>1168.362</text:p>
          </table:table-cell>
          <table:table-cell office:value-type="float" office:value="1.198004" calcext:value-type="float">
            <text:p>1.198004</text:p>
          </table:table-cell>
          <table:table-cell office:value-type="float" office:value="0" calcext:value-type="float">
            <text:p>0</text:p>
          </table:table-cell>
          <table:table-cell office:value-type="float" office:value="0.02248088" calcext:value-type="float">
            <text:p>0.02248088</text:p>
          </table:table-cell>
          <table:table-cell office:value-type="float" office:value="0.01705384" calcext:value-type="float">
            <text:p>0.01705384</text:p>
          </table:table-cell>
          <table:table-cell office:value-type="float" office:value="0.01225992" calcext:value-type="float">
            <text:p>0.01225992</text:p>
          </table:table-cell>
          <table:table-cell office:value-type="float" office:value="0.006582038" calcext:value-type="float">
            <text:p>0.006582038</text:p>
          </table:table-cell>
          <table:table-cell office:value-type="float" office:value="0.006223452" calcext:value-type="float">
            <text:p>0.006223452</text:p>
          </table:table-cell>
          <table:table-cell office:value-type="float" office:value="0.004118018" calcext:value-type="float">
            <text:p>0.004118018</text:p>
          </table:table-cell>
          <table:table-cell office:value-type="float" office:value="0.00632367" calcext:value-type="float">
            <text:p>0.00632367</text:p>
          </table:table-cell>
          <table:table-cell office:value-type="float" office:value="0.008387591" calcext:value-type="float">
            <text:p>0.008387591</text:p>
          </table:table-cell>
          <table:table-cell office:value-type="float" office:value="0.01058034" calcext:value-type="float">
            <text:p>0.01058034</text:p>
          </table:table-cell>
          <table:table-cell office:value-type="float" office:value="0.05505666" calcext:value-type="float">
            <text:p>0.05505666</text:p>
          </table:table-cell>
          <table:table-cell office:value-type="float" office:value="0.06477547" calcext:value-type="float">
            <text:p>0.06477547</text:p>
          </table:table-cell>
          <table:table-cell office:value-type="float" office:value="0.1241771" calcext:value-type="float">
            <text:p>0.1241771</text:p>
          </table:table-cell>
          <table:table-cell office:value-type="float" office:value="0.1742784" calcext:value-type="float">
            <text:p>0.1742784</text:p>
          </table:table-cell>
          <table:table-cell office:value-type="float" office:value="0.1792012" calcext:value-type="float">
            <text:p>0.1792012</text:p>
          </table:table-cell>
          <table:table-cell office:value-type="float" office:value="0" calcext:value-type="float">
            <text:p>0</text:p>
          </table:table-cell>
          <table:table-cell office:value-type="float" office:value="34.19146" calcext:value-type="float">
            <text:p>34.19146</text:p>
          </table:table-cell>
          <table:table-cell office:value-type="float" office:value="25.17023" calcext:value-type="float">
            <text:p>25.17023</text:p>
          </table:table-cell>
          <table:table-cell office:value-type="float" office:value="17.2598" calcext:value-type="float">
            <text:p>17.2598</text:p>
          </table:table-cell>
          <table:table-cell office:value-type="float" office:value="5.878635" calcext:value-type="float">
            <text:p>5.878635</text:p>
          </table:table-cell>
          <table:table-cell office:value-type="float" office:value="4.68026" calcext:value-type="float">
            <text:p>4.68026</text:p>
          </table:table-cell>
          <table:table-cell office:value-type="float" office:value="2.072475" calcext:value-type="float">
            <text:p>2.072475</text:p>
          </table:table-cell>
          <table:table-cell office:value-type="float" office:value="2.015361" calcext:value-type="float">
            <text:p>2.015361</text:p>
          </table:table-cell>
          <table:table-cell office:value-type="float" office:value="4.455346" calcext:value-type="float">
            <text:p>4.455346</text:p>
          </table:table-cell>
          <table:table-cell office:value-type="float" office:value="6.780679" calcext:value-type="float">
            <text:p>6.780679</text:p>
          </table:table-cell>
          <table:table-cell office:value-type="float" office:value="8.350668" calcext:value-type="float">
            <text:p>8.350668</text:p>
          </table:table-cell>
          <table:table-cell office:value-type="float" office:value="8.594028" calcext:value-type="float">
            <text:p>8.594028</text:p>
          </table:table-cell>
          <table:table-cell office:value-type="float" office:value="9.192705" calcext:value-type="float">
            <text:p>9.192705</text:p>
          </table:table-cell>
          <table:table-cell office:value-type="float" office:value="10.74529" calcext:value-type="float">
            <text:p>10.74529</text:p>
          </table:table-cell>
          <table:table-cell office:value-type="float" office:value="11.20588" calcext:value-type="float">
            <text:p>11.20588</text:p>
          </table:table-cell>
          <table:table-cell office:value-type="float" office:value="0" calcext:value-type="float">
            <text:p>0</text:p>
          </table:table-cell>
          <table:table-cell office:value-type="float" office:value="3.79765" calcext:value-type="float">
            <text:p>3.79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1.516548" calcext:value-type="float">
            <text:p>1.516548</text:p>
          </table:table-cell>
          <table:table-cell office:value-type="float" office:value="135.3394" calcext:value-type="float">
            <text:p>135.3394</text:p>
          </table:table-cell>
          <table:table-cell office:value-type="float" office:value="0" calcext:value-type="float">
            <text:p>0</text:p>
          </table:table-cell>
          <table:table-cell office:value-type="float" office:value="-5.327884" calcext:value-type="float">
            <text:p>-5.327884</text:p>
          </table:table-cell>
          <table:table-cell office:value-type="float" office:value="34.07842" calcext:value-type="float">
            <text:p>34.07842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366" calcext:value-type="float">
            <text:p>6.639366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2160896" calcext:value-type="float">
            <text:p>-0.002160896</text:p>
          </table:table-cell>
          <table:table-cell office:value-type="float" office:value="1168.334" calcext:value-type="float">
            <text:p>1168.334</text:p>
          </table:table-cell>
          <table:table-cell office:value-type="float" office:value="1.194003" calcext:value-type="float">
            <text:p>1.194003</text:p>
          </table:table-cell>
          <table:table-cell office:value-type="float" office:value="0" calcext:value-type="float">
            <text:p>0</text:p>
          </table:table-cell>
          <table:table-cell office:value-type="float" office:value="0.0377933" calcext:value-type="float">
            <text:p>0.0377933</text:p>
          </table:table-cell>
          <table:table-cell office:value-type="float" office:value="0.01801093" calcext:value-type="float">
            <text:p>0.01801093</text:p>
          </table:table-cell>
          <table:table-cell office:value-type="float" office:value="0.01272813" calcext:value-type="float">
            <text:p>0.01272813</text:p>
          </table:table-cell>
          <table:table-cell office:value-type="float" office:value="0.006788101" calcext:value-type="float">
            <text:p>0.006788101</text:p>
          </table:table-cell>
          <table:table-cell office:value-type="float" office:value="0.006353501" calcext:value-type="float">
            <text:p>0.006353501</text:p>
          </table:table-cell>
          <table:table-cell office:value-type="float" office:value="0.004120888" calcext:value-type="float">
            <text:p>0.004120888</text:p>
          </table:table-cell>
          <table:table-cell office:value-type="float" office:value="0.006322503" calcext:value-type="float">
            <text:p>0.006322503</text:p>
          </table:table-cell>
          <table:table-cell office:value-type="float" office:value="0.008502829" calcext:value-type="float">
            <text:p>0.008502829</text:p>
          </table:table-cell>
          <table:table-cell office:value-type="float" office:value="0.01056907" calcext:value-type="float">
            <text:p>0.01056907</text:p>
          </table:table-cell>
          <table:table-cell office:value-type="float" office:value="0.05522521" calcext:value-type="float">
            <text:p>0.05522521</text:p>
          </table:table-cell>
          <table:table-cell office:value-type="float" office:value="0.06518296" calcext:value-type="float">
            <text:p>0.06518296</text:p>
          </table:table-cell>
          <table:table-cell office:value-type="float" office:value="0.1291991" calcext:value-type="float">
            <text:p>0.1291991</text:p>
          </table:table-cell>
          <table:table-cell office:value-type="float" office:value="0.1743116" calcext:value-type="float">
            <text:p>0.1743116</text:p>
          </table:table-cell>
          <table:table-cell office:value-type="float" office:value="0.179237" calcext:value-type="float">
            <text:p>0.179237</text:p>
          </table:table-cell>
          <table:table-cell office:value-type="float" office:value="0" calcext:value-type="float">
            <text:p>0</text:p>
          </table:table-cell>
          <table:table-cell office:value-type="float" office:value="34.14816" calcext:value-type="float">
            <text:p>34.14816</text:p>
          </table:table-cell>
          <table:table-cell office:value-type="float" office:value="25.12772" calcext:value-type="float">
            <text:p>25.12772</text:p>
          </table:table-cell>
          <table:table-cell office:value-type="float" office:value="17.23129" calcext:value-type="float">
            <text:p>17.23129</text:p>
          </table:table-cell>
          <table:table-cell office:value-type="float" office:value="5.869719" calcext:value-type="float">
            <text:p>5.869719</text:p>
          </table:table-cell>
          <table:table-cell office:value-type="float" office:value="4.673355" calcext:value-type="float">
            <text:p>4.673355</text:p>
          </table:table-cell>
          <table:table-cell office:value-type="float" office:value="2.070597" calcext:value-type="float">
            <text:p>2.070597</text:p>
          </table:table-cell>
          <table:table-cell office:value-type="float" office:value="2.013571" calcext:value-type="float">
            <text:p>2.013571</text:p>
          </table:table-cell>
          <table:table-cell office:value-type="float" office:value="4.448429" calcext:value-type="float">
            <text:p>4.448429</text:p>
          </table:table-cell>
          <table:table-cell office:value-type="float" office:value="6.766693" calcext:value-type="float">
            <text:p>6.766693</text:p>
          </table:table-cell>
          <table:table-cell office:value-type="float" office:value="8.337921" calcext:value-type="float">
            <text:p>8.337921</text:p>
          </table:table-cell>
          <table:table-cell office:value-type="float" office:value="8.580575" calcext:value-type="float">
            <text:p>8.580575</text:p>
          </table:table-cell>
          <table:table-cell office:value-type="float" office:value="9.190454" calcext:value-type="float">
            <text:p>9.190454</text:p>
          </table:table-cell>
          <table:table-cell office:value-type="float" office:value="10.74857" calcext:value-type="float">
            <text:p>10.74857</text:p>
          </table:table-cell>
          <table:table-cell office:value-type="float" office:value="11.20898" calcext:value-type="float">
            <text:p>11.20898</text:p>
          </table:table-cell>
          <table:table-cell office:value-type="float" office:value="0" calcext:value-type="float">
            <text:p>0</text:p>
          </table:table-cell>
          <table:table-cell office:value-type="float" office:value="7.809845" calcext:value-type="float">
            <text:p>7.809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1.531182" calcext:value-type="float">
            <text:p>1.531182</text:p>
          </table:table-cell>
          <table:table-cell office:value-type="float" office:value="135.3363" calcext:value-type="float">
            <text:p>135.3363</text:p>
          </table:table-cell>
          <table:table-cell office:value-type="float" office:value="0" calcext:value-type="float">
            <text:p>0</text:p>
          </table:table-cell>
          <table:table-cell office:value-type="float" office:value="-5.363906" calcext:value-type="float">
            <text:p>-5.363906</text:p>
          </table:table-cell>
          <table:table-cell office:value-type="float" office:value="34.05526" calcext:value-type="float">
            <text:p>34.05526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366" calcext:value-type="float">
            <text:p>6.639366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2202711" calcext:value-type="float">
            <text:p>-0.002202711</text:p>
          </table:table-cell>
          <table:table-cell office:value-type="float" office:value="1168.307" calcext:value-type="float">
            <text:p>1168.307</text:p>
          </table:table-cell>
          <table:table-cell office:value-type="float" office:value="1.187774" calcext:value-type="float">
            <text:p>1.187774</text:p>
          </table:table-cell>
          <table:table-cell office:value-type="float" office:value="0" calcext:value-type="float">
            <text:p>0</text:p>
          </table:table-cell>
          <table:table-cell office:value-type="float" office:value="0.04724105" calcext:value-type="float">
            <text:p>0.04724105</text:p>
          </table:table-cell>
          <table:table-cell office:value-type="float" office:value="0.02005071" calcext:value-type="float">
            <text:p>0.02005071</text:p>
          </table:table-cell>
          <table:table-cell office:value-type="float" office:value="0.01401111" calcext:value-type="float">
            <text:p>0.01401111</text:p>
          </table:table-cell>
          <table:table-cell office:value-type="float" office:value="0.007486254" calcext:value-type="float">
            <text:p>0.007486254</text:p>
          </table:table-cell>
          <table:table-cell office:value-type="float" office:value="0.006940674" calcext:value-type="float">
            <text:p>0.006940674</text:p>
          </table:table-cell>
          <table:table-cell office:value-type="float" office:value="0.004272526" calcext:value-type="float">
            <text:p>0.004272526</text:p>
          </table:table-cell>
          <table:table-cell office:value-type="float" office:value="0.00638952" calcext:value-type="float">
            <text:p>0.00638952</text:p>
          </table:table-cell>
          <table:table-cell office:value-type="float" office:value="0.008557563" calcext:value-type="float">
            <text:p>0.008557563</text:p>
          </table:table-cell>
          <table:table-cell office:value-type="float" office:value="0.01056031" calcext:value-type="float">
            <text:p>0.01056031</text:p>
          </table:table-cell>
          <table:table-cell office:value-type="float" office:value="0.05550851" calcext:value-type="float">
            <text:p>0.05550851</text:p>
          </table:table-cell>
          <table:table-cell office:value-type="float" office:value="0.06578309" calcext:value-type="float">
            <text:p>0.06578309</text:p>
          </table:table-cell>
          <table:table-cell office:value-type="float" office:value="0.1349769" calcext:value-type="float">
            <text:p>0.1349769</text:p>
          </table:table-cell>
          <table:table-cell office:value-type="float" office:value="0.1744145" calcext:value-type="float">
            <text:p>0.1744145</text:p>
          </table:table-cell>
          <table:table-cell office:value-type="float" office:value="0.1792549" calcext:value-type="float">
            <text:p>0.1792549</text:p>
          </table:table-cell>
          <table:table-cell office:value-type="float" office:value="0" calcext:value-type="float">
            <text:p>0</text:p>
          </table:table-cell>
          <table:table-cell office:value-type="float" office:value="34.11271" calcext:value-type="float">
            <text:p>34.11271</text:p>
          </table:table-cell>
          <table:table-cell office:value-type="float" office:value="25.08624" calcext:value-type="float">
            <text:p>25.08624</text:p>
          </table:table-cell>
          <table:table-cell office:value-type="float" office:value="17.20343" calcext:value-type="float">
            <text:p>17.20343</text:p>
          </table:table-cell>
          <table:table-cell office:value-type="float" office:value="5.861111" calcext:value-type="float">
            <text:p>5.861111</text:p>
          </table:table-cell>
          <table:table-cell office:value-type="float" office:value="4.666673" calcext:value-type="float">
            <text:p>4.666673</text:p>
          </table:table-cell>
          <table:table-cell office:value-type="float" office:value="2.068738" calcext:value-type="float">
            <text:p>2.068738</text:p>
          </table:table-cell>
          <table:table-cell office:value-type="float" office:value="2.0118" calcext:value-type="float">
            <text:p>2.0118</text:p>
          </table:table-cell>
          <table:table-cell office:value-type="float" office:value="4.441556" calcext:value-type="float">
            <text:p>4.441556</text:p>
          </table:table-cell>
          <table:table-cell office:value-type="float" office:value="6.752839" calcext:value-type="float">
            <text:p>6.752839</text:p>
          </table:table-cell>
          <table:table-cell office:value-type="float" office:value="8.325323" calcext:value-type="float">
            <text:p>8.325323</text:p>
          </table:table-cell>
          <table:table-cell office:value-type="float" office:value="8.567326" calcext:value-type="float">
            <text:p>8.567326</text:p>
          </table:table-cell>
          <table:table-cell office:value-type="float" office:value="9.189472" calcext:value-type="float">
            <text:p>9.189472</text:p>
          </table:table-cell>
          <table:table-cell office:value-type="float" office:value="10.75185" calcext:value-type="float">
            <text:p>10.75185</text:p>
          </table:table-cell>
          <table:table-cell office:value-type="float" office:value="11.21208" calcext:value-type="float">
            <text:p>11.21208</text:p>
          </table:table-cell>
          <table:table-cell office:value-type="float" office:value="0" calcext:value-type="float">
            <text:p>0</text:p>
          </table:table-cell>
          <table:table-cell office:value-type="float" office:value="11.04036" calcext:value-type="float">
            <text:p>11.04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1.553107" calcext:value-type="float">
            <text:p>1.553107</text:p>
          </table:table-cell>
          <table:table-cell office:value-type="float" office:value="135.3327" calcext:value-type="float">
            <text:p>135.3327</text:p>
          </table:table-cell>
          <table:table-cell office:value-type="float" office:value="0" calcext:value-type="float">
            <text:p>0</text:p>
          </table:table-cell>
          <table:table-cell office:value-type="float" office:value="-5.392349" calcext:value-type="float">
            <text:p>-5.392349</text:p>
          </table:table-cell>
          <table:table-cell office:value-type="float" office:value="34.03316" calcext:value-type="float">
            <text:p>34.03316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366" calcext:value-type="float">
            <text:p>6.639366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2348145" calcext:value-type="float">
            <text:p>-0.002348145</text:p>
          </table:table-cell>
          <table:table-cell office:value-type="float" office:value="1168.281" calcext:value-type="float">
            <text:p>1168.281</text:p>
          </table:table-cell>
          <table:table-cell office:value-type="float" office:value="1.182083" calcext:value-type="float">
            <text:p>1.182083</text:p>
          </table:table-cell>
          <table:table-cell office:value-type="float" office:value="0" calcext:value-type="float">
            <text:p>0</text:p>
          </table:table-cell>
          <table:table-cell office:value-type="float" office:value="0.04491716" calcext:value-type="float">
            <text:p>0.04491716</text:p>
          </table:table-cell>
          <table:table-cell office:value-type="float" office:value="0.01993807" calcext:value-type="float">
            <text:p>0.01993807</text:p>
          </table:table-cell>
          <table:table-cell office:value-type="float" office:value="0.01428018" calcext:value-type="float">
            <text:p>0.01428018</text:p>
          </table:table-cell>
          <table:table-cell office:value-type="float" office:value="0.007747626" calcext:value-type="float">
            <text:p>0.007747626</text:p>
          </table:table-cell>
          <table:table-cell office:value-type="float" office:value="0.007233994" calcext:value-type="float">
            <text:p>0.007233994</text:p>
          </table:table-cell>
          <table:table-cell office:value-type="float" office:value="0.004384056" calcext:value-type="float">
            <text:p>0.004384056</text:p>
          </table:table-cell>
          <table:table-cell office:value-type="float" office:value="0.006458202" calcext:value-type="float">
            <text:p>0.006458202</text:p>
          </table:table-cell>
          <table:table-cell office:value-type="float" office:value="0.008564241" calcext:value-type="float">
            <text:p>0.008564241</text:p>
          </table:table-cell>
          <table:table-cell office:value-type="float" office:value="0.01055701" calcext:value-type="float">
            <text:p>0.01055701</text:p>
          </table:table-cell>
          <table:table-cell office:value-type="float" office:value="0.05578424" calcext:value-type="float">
            <text:p>0.05578424</text:p>
          </table:table-cell>
          <table:table-cell office:value-type="float" office:value="0.06723695" calcext:value-type="float">
            <text:p>0.06723695</text:p>
          </table:table-cell>
          <table:table-cell office:value-type="float" office:value="0.1382605" calcext:value-type="float">
            <text:p>0.1382605</text:p>
          </table:table-cell>
          <table:table-cell office:value-type="float" office:value="0.1744078" calcext:value-type="float">
            <text:p>0.1744078</text:p>
          </table:table-cell>
          <table:table-cell office:value-type="float" office:value="0.1793044" calcext:value-type="float">
            <text:p>0.1793044</text:p>
          </table:table-cell>
          <table:table-cell office:value-type="float" office:value="0" calcext:value-type="float">
            <text:p>0</text:p>
          </table:table-cell>
          <table:table-cell office:value-type="float" office:value="34.08322" calcext:value-type="float">
            <text:p>34.08322</text:p>
          </table:table-cell>
          <table:table-cell office:value-type="float" office:value="25.04526" calcext:value-type="float">
            <text:p>25.04526</text:p>
          </table:table-cell>
          <table:table-cell office:value-type="float" office:value="17.17601" calcext:value-type="float">
            <text:p>17.17601</text:p>
          </table:table-cell>
          <table:table-cell office:value-type="float" office:value="5.852687" calcext:value-type="float">
            <text:p>5.852687</text:p>
          </table:table-cell>
          <table:table-cell office:value-type="float" office:value="4.660178" calcext:value-type="float">
            <text:p>4.660178</text:p>
          </table:table-cell>
          <table:table-cell office:value-type="float" office:value="2.066913" calcext:value-type="float">
            <text:p>2.066913</text:p>
          </table:table-cell>
          <table:table-cell office:value-type="float" office:value="2.010051" calcext:value-type="float">
            <text:p>2.010051</text:p>
          </table:table-cell>
          <table:table-cell office:value-type="float" office:value="4.434731" calcext:value-type="float">
            <text:p>4.434731</text:p>
          </table:table-cell>
          <table:table-cell office:value-type="float" office:value="6.739115" calcext:value-type="float">
            <text:p>6.739115</text:p>
          </table:table-cell>
          <table:table-cell office:value-type="float" office:value="8.31288" calcext:value-type="float">
            <text:p>8.31288</text:p>
          </table:table-cell>
          <table:table-cell office:value-type="float" office:value="8.554391" calcext:value-type="float">
            <text:p>8.554391</text:p>
          </table:table-cell>
          <table:table-cell office:value-type="float" office:value="9.189569" calcext:value-type="float">
            <text:p>9.189569</text:p>
          </table:table-cell>
          <table:table-cell office:value-type="float" office:value="10.75518" calcext:value-type="float">
            <text:p>10.75518</text:p>
          </table:table-cell>
          <table:table-cell office:value-type="float" office:value="11.21514" calcext:value-type="float">
            <text:p>11.21514</text:p>
          </table:table-cell>
          <table:table-cell office:value-type="float" office:value="0" calcext:value-type="float">
            <text:p>0</text:p>
          </table:table-cell>
          <table:table-cell office:value-type="float" office:value="10.7659" calcext:value-type="float">
            <text:p>10.7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1.572529" calcext:value-type="float">
            <text:p>1.572529</text:p>
          </table:table-cell>
          <table:table-cell office:value-type="float" office:value="135.3288" calcext:value-type="float">
            <text:p>135.3288</text:p>
          </table:table-cell>
          <table:table-cell office:value-type="float" office:value="0" calcext:value-type="float">
            <text:p>0</text:p>
          </table:table-cell>
          <table:table-cell office:value-type="float" office:value="-5.422998" calcext:value-type="float">
            <text:p>-5.422998</text:p>
          </table:table-cell>
          <table:table-cell office:value-type="float" office:value="34.01171" calcext:value-type="float">
            <text:p>34.01171</text:p>
          </table:table-cell>
          <table:table-cell office:value-type="float" office:value="0.0518908" calcext:value-type="float">
            <text:p>0.0518908</text:p>
          </table:table-cell>
          <table:table-cell office:value-type="float" office:value="0.00006639366" calcext:value-type="float">
            <text:p>6.639366E-05</text:p>
          </table:table-cell>
          <table:table-cell office:value-type="float" office:value="0.06557687" calcext:value-type="float">
            <text:p>0.06557687</text:p>
          </table:table-cell>
          <table:table-cell office:value-type="float" office:value="-0.002443874" calcext:value-type="float">
            <text:p>-0.002443874</text:p>
          </table:table-cell>
          <table:table-cell office:value-type="float" office:value="1168.255" calcext:value-type="float">
            <text:p>1168.255</text:p>
          </table:table-cell>
          <table:table-cell office:value-type="float" office:value="1.177185" calcext:value-type="float">
            <text:p>1.177185</text:p>
          </table:table-cell>
          <table:table-cell office:value-type="float" office:value="0" calcext:value-type="float">
            <text:p>0</text:p>
          </table:table-cell>
          <table:table-cell office:value-type="float" office:value="0.03992512" calcext:value-type="float">
            <text:p>0.03992512</text:p>
          </table:table-cell>
          <table:table-cell office:value-type="float" office:value="0.01943993" calcext:value-type="float">
            <text:p>0.01943993</text:p>
          </table:table-cell>
          <table:table-cell office:value-type="float" office:value="0.01411389" calcext:value-type="float">
            <text:p>0.01411389</text:p>
          </table:table-cell>
          <table:table-cell office:value-type="float" office:value="0.007712099" calcext:value-type="float">
            <text:p>0.007712099</text:p>
          </table:table-cell>
          <table:table-cell office:value-type="float" office:value="0.007243069" calcext:value-type="float">
            <text:p>0.007243069</text:p>
          </table:table-cell>
          <table:table-cell office:value-type="float" office:value="0.004417805" calcext:value-type="float">
            <text:p>0.004417805</text:p>
          </table:table-cell>
          <table:table-cell office:value-type="float" office:value="0.006488285" calcext:value-type="float">
            <text:p>0.006488285</text:p>
          </table:table-cell>
          <table:table-cell office:value-type="float" office:value="0.008594566" calcext:value-type="float">
            <text:p>0.008594566</text:p>
          </table:table-cell>
          <table:table-cell office:value-type="float" office:value="0.01055607" calcext:value-type="float">
            <text:p>0.01055607</text:p>
          </table:table-cell>
          <table:table-cell office:value-type="float" office:value="0.05618947" calcext:value-type="float">
            <text:p>0.05618947</text:p>
          </table:table-cell>
          <table:table-cell office:value-type="float" office:value="0.06920211" calcext:value-type="float">
            <text:p>0.06920211</text:p>
          </table:table-cell>
          <table:table-cell office:value-type="float" office:value="0.1399734" calcext:value-type="float">
            <text:p>0.1399734</text:p>
          </table:table-cell>
          <table:table-cell office:value-type="float" office:value="0.1744319" calcext:value-type="float">
            <text:p>0.1744319</text:p>
          </table:table-cell>
          <table:table-cell office:value-type="float" office:value="0.1793421" calcext:value-type="float">
            <text:p>0.1793421</text:p>
          </table:table-cell>
          <table:table-cell office:value-type="float" office:value="0" calcext:value-type="float">
            <text:p>0</text:p>
          </table:table-cell>
          <table:table-cell office:value-type="float" office:value="34.05787" calcext:value-type="float">
            <text:p>34.05787</text:p>
          </table:table-cell>
          <table:table-cell office:value-type="float" office:value="25.00427" calcext:value-type="float">
            <text:p>25.00427</text:p>
          </table:table-cell>
          <table:table-cell office:value-type="float" office:value="17.1488" calcext:value-type="float">
            <text:p>17.1488</text:p>
          </table:table-cell>
          <table:table-cell office:value-type="float" office:value="5.844237" calcext:value-type="float">
            <text:p>5.844237</text:p>
          </table:table-cell>
          <table:table-cell office:value-type="float" office:value="4.65376" calcext:value-type="float">
            <text:p>4.65376</text:p>
          </table:table-cell>
          <table:table-cell office:value-type="float" office:value="2.065109" calcext:value-type="float">
            <text:p>2.065109</text:p>
          </table:table-cell>
          <table:table-cell office:value-type="float" office:value="2.008317" calcext:value-type="float">
            <text:p>2.008317</text:p>
          </table:table-cell>
          <table:table-cell office:value-type="float" office:value="4.42794" calcext:value-type="float">
            <text:p>4.42794</text:p>
          </table:table-cell>
          <table:table-cell office:value-type="float" office:value="6.725523" calcext:value-type="float">
            <text:p>6.725523</text:p>
          </table:table-cell>
          <table:table-cell office:value-type="float" office:value="8.300598" calcext:value-type="float">
            <text:p>8.300598</text:p>
          </table:table-cell>
          <table:table-cell office:value-type="float" office:value="8.541928" calcext:value-type="float">
            <text:p>8.541928</text:p>
          </table:table-cell>
          <table:table-cell office:value-type="float" office:value="9.190173" calcext:value-type="float">
            <text:p>9.190173</text:p>
          </table:table-cell>
          <table:table-cell office:value-type="float" office:value="10.75843" calcext:value-type="float">
            <text:p>10.75843</text:p>
          </table:table-cell>
          <table:table-cell office:value-type="float" office:value="11.21821" calcext:value-type="float">
            <text:p>11.21821</text:p>
          </table:table-cell>
          <table:table-cell office:value-type="float" office:value="0" calcext:value-type="float">
            <text:p>0</text:p>
          </table:table-cell>
          <table:table-cell office:value-type="float" office:value="9.036654" calcext:value-type="float">
            <text:p>9.036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1.578167" calcext:value-type="float">
            <text:p>1.578167</text:p>
          </table:table-cell>
          <table:table-cell office:value-type="float" office:value="135.3244" calcext:value-type="float">
            <text:p>135.3244</text:p>
          </table:table-cell>
          <table:table-cell office:value-type="float" office:value="0" calcext:value-type="float">
            <text:p>0</text:p>
          </table:table-cell>
          <table:table-cell office:value-type="float" office:value="-5.474128" calcext:value-type="float">
            <text:p>-5.474128</text:p>
          </table:table-cell>
          <table:table-cell office:value-type="float" office:value="33.98566" calcext:value-type="float">
            <text:p>33.9856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255" calcext:value-type="float">
            <text:p>6.82925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2485279" calcext:value-type="float">
            <text:p>-0.002485279</text:p>
          </table:table-cell>
          <table:table-cell office:value-type="float" office:value="1168.226" calcext:value-type="float">
            <text:p>1168.226</text:p>
          </table:table-cell>
          <table:table-cell office:value-type="float" office:value="1.181253" calcext:value-type="float">
            <text:p>1.181253</text:p>
          </table:table-cell>
          <table:table-cell office:value-type="float" office:value="0" calcext:value-type="float">
            <text:p>0</text:p>
          </table:table-cell>
          <table:table-cell office:value-type="float" office:value="0.02539962" calcext:value-type="float">
            <text:p>0.02539962</text:p>
          </table:table-cell>
          <table:table-cell office:value-type="float" office:value="0.01572792" calcext:value-type="float">
            <text:p>0.01572792</text:p>
          </table:table-cell>
          <table:table-cell office:value-type="float" office:value="0.01014166" calcext:value-type="float">
            <text:p>0.01014166</text:p>
          </table:table-cell>
          <table:table-cell office:value-type="float" office:value="0.00530672" calcext:value-type="float">
            <text:p>0.00530672</text:p>
          </table:table-cell>
          <table:table-cell office:value-type="float" office:value="0.006286765" calcext:value-type="float">
            <text:p>0.006286765</text:p>
          </table:table-cell>
          <table:table-cell office:value-type="float" office:value="0.004174581" calcext:value-type="float">
            <text:p>0.004174581</text:p>
          </table:table-cell>
          <table:table-cell office:value-type="float" office:value="0.005482911" calcext:value-type="float">
            <text:p>0.005482911</text:p>
          </table:table-cell>
          <table:table-cell office:value-type="float" office:value="0.008683531" calcext:value-type="float">
            <text:p>0.008683531</text:p>
          </table:table-cell>
          <table:table-cell office:value-type="float" office:value="0.01055065" calcext:value-type="float">
            <text:p>0.01055065</text:p>
          </table:table-cell>
          <table:table-cell office:value-type="float" office:value="0.05807696" calcext:value-type="float">
            <text:p>0.05807696</text:p>
          </table:table-cell>
          <table:table-cell office:value-type="float" office:value="0.07113978" calcext:value-type="float">
            <text:p>0.07113978</text:p>
          </table:table-cell>
          <table:table-cell office:value-type="float" office:value="0.1411421" calcext:value-type="float">
            <text:p>0.1411421</text:p>
          </table:table-cell>
          <table:table-cell office:value-type="float" office:value="0.1744841" calcext:value-type="float">
            <text:p>0.1744841</text:p>
          </table:table-cell>
          <table:table-cell office:value-type="float" office:value="0.1793761" calcext:value-type="float">
            <text:p>0.1793761</text:p>
          </table:table-cell>
          <table:table-cell office:value-type="float" office:value="0" calcext:value-type="float">
            <text:p>0</text:p>
          </table:table-cell>
          <table:table-cell office:value-type="float" office:value="33.9402" calcext:value-type="float">
            <text:p>33.9402</text:p>
          </table:table-cell>
          <table:table-cell office:value-type="float" office:value="24.90747" calcext:value-type="float">
            <text:p>24.90747</text:p>
          </table:table-cell>
          <table:table-cell office:value-type="float" office:value="17.09044" calcext:value-type="float">
            <text:p>17.09044</text:p>
          </table:table-cell>
          <table:table-cell office:value-type="float" office:value="5.829981" calcext:value-type="float">
            <text:p>5.829981</text:p>
          </table:table-cell>
          <table:table-cell office:value-type="float" office:value="4.646263" calcext:value-type="float">
            <text:p>4.646263</text:p>
          </table:table-cell>
          <table:table-cell office:value-type="float" office:value="2.0633" calcext:value-type="float">
            <text:p>2.0633</text:p>
          </table:table-cell>
          <table:table-cell office:value-type="float" office:value="2.0065" calcext:value-type="float">
            <text:p>2.0065</text:p>
          </table:table-cell>
          <table:table-cell office:value-type="float" office:value="4.42129" calcext:value-type="float">
            <text:p>4.42129</text:p>
          </table:table-cell>
          <table:table-cell office:value-type="float" office:value="6.71209" calcext:value-type="float">
            <text:p>6.71209</text:p>
          </table:table-cell>
          <table:table-cell office:value-type="float" office:value="8.288583" calcext:value-type="float">
            <text:p>8.288583</text:p>
          </table:table-cell>
          <table:table-cell office:value-type="float" office:value="8.530016" calcext:value-type="float">
            <text:p>8.530016</text:p>
          </table:table-cell>
          <table:table-cell office:value-type="float" office:value="9.191139" calcext:value-type="float">
            <text:p>9.191139</text:p>
          </table:table-cell>
          <table:table-cell office:value-type="float" office:value="10.76171" calcext:value-type="float">
            <text:p>10.76171</text:p>
          </table:table-cell>
          <table:table-cell office:value-type="float" office:value="11.22047" calcext:value-type="float">
            <text:p>11.22047</text:p>
          </table:table-cell>
          <table:table-cell office:value-type="float" office:value="0" calcext:value-type="float">
            <text:p>0</text:p>
          </table:table-cell>
          <table:table-cell office:value-type="float" office:value="1.007203" calcext:value-type="float">
            <text:p>1.007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1.585508" calcext:value-type="float">
            <text:p>1.585508</text:p>
          </table:table-cell>
          <table:table-cell office:value-type="float" office:value="135.3242" calcext:value-type="float">
            <text:p>135.3242</text:p>
          </table:table-cell>
          <table:table-cell office:value-type="float" office:value="0" calcext:value-type="float">
            <text:p>0</text:p>
          </table:table-cell>
          <table:table-cell office:value-type="float" office:value="-5.519332" calcext:value-type="float">
            <text:p>-5.519332</text:p>
          </table:table-cell>
          <table:table-cell office:value-type="float" office:value="33.95807" calcext:value-type="float">
            <text:p>33.9580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255" calcext:value-type="float">
            <text:p>6.82925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2583746" calcext:value-type="float">
            <text:p>-0.002583746</text:p>
          </table:table-cell>
          <table:table-cell office:value-type="float" office:value="1168.199" calcext:value-type="float">
            <text:p>1168.199</text:p>
          </table:table-cell>
          <table:table-cell office:value-type="float" office:value="1.194008" calcext:value-type="float">
            <text:p>1.194008</text:p>
          </table:table-cell>
          <table:table-cell office:value-type="float" office:value="0" calcext:value-type="float">
            <text:p>0</text:p>
          </table:table-cell>
          <table:table-cell office:value-type="float" office:value="0.02189878" calcext:value-type="float">
            <text:p>0.02189878</text:p>
          </table:table-cell>
          <table:table-cell office:value-type="float" office:value="0.01537216" calcext:value-type="float">
            <text:p>0.01537216</text:p>
          </table:table-cell>
          <table:table-cell office:value-type="float" office:value="0.01033523" calcext:value-type="float">
            <text:p>0.01033523</text:p>
          </table:table-cell>
          <table:table-cell office:value-type="float" office:value="0.005176244" calcext:value-type="float">
            <text:p>0.005176244</text:p>
          </table:table-cell>
          <table:table-cell office:value-type="float" office:value="0.006116887" calcext:value-type="float">
            <text:p>0.006116887</text:p>
          </table:table-cell>
          <table:table-cell office:value-type="float" office:value="0.004156552" calcext:value-type="float">
            <text:p>0.004156552</text:p>
          </table:table-cell>
          <table:table-cell office:value-type="float" office:value="0.005491577" calcext:value-type="float">
            <text:p>0.005491577</text:p>
          </table:table-cell>
          <table:table-cell office:value-type="float" office:value="0.008793789" calcext:value-type="float">
            <text:p>0.008793789</text:p>
          </table:table-cell>
          <table:table-cell office:value-type="float" office:value="0.01054188" calcext:value-type="float">
            <text:p>0.01054188</text:p>
          </table:table-cell>
          <table:table-cell office:value-type="float" office:value="0.06049703" calcext:value-type="float">
            <text:p>0.06049703</text:p>
          </table:table-cell>
          <table:table-cell office:value-type="float" office:value="0.07337527" calcext:value-type="float">
            <text:p>0.07337527</text:p>
          </table:table-cell>
          <table:table-cell office:value-type="float" office:value="0.1422302" calcext:value-type="float">
            <text:p>0.1422302</text:p>
          </table:table-cell>
          <table:table-cell office:value-type="float" office:value="0.1746074" calcext:value-type="float">
            <text:p>0.1746074</text:p>
          </table:table-cell>
          <table:table-cell office:value-type="float" office:value="0.1793819" calcext:value-type="float">
            <text:p>0.1793819</text:p>
          </table:table-cell>
          <table:table-cell office:value-type="float" office:value="0" calcext:value-type="float">
            <text:p>0</text:p>
          </table:table-cell>
          <table:table-cell office:value-type="float" office:value="33.80291" calcext:value-type="float">
            <text:p>33.80291</text:p>
          </table:table-cell>
          <table:table-cell office:value-type="float" office:value="24.79741" calcext:value-type="float">
            <text:p>24.79741</text:p>
          </table:table-cell>
          <table:table-cell office:value-type="float" office:value="17.01426" calcext:value-type="float">
            <text:p>17.01426</text:p>
          </table:table-cell>
          <table:table-cell office:value-type="float" office:value="5.80437" calcext:value-type="float">
            <text:p>5.80437</text:p>
          </table:table-cell>
          <table:table-cell office:value-type="float" office:value="4.63904" calcext:value-type="float">
            <text:p>4.63904</text:p>
          </table:table-cell>
          <table:table-cell office:value-type="float" office:value="2.061444" calcext:value-type="float">
            <text:p>2.061444</text:p>
          </table:table-cell>
          <table:table-cell office:value-type="float" office:value="2.003884" calcext:value-type="float">
            <text:p>2.003884</text:p>
          </table:table-cell>
          <table:table-cell office:value-type="float" office:value="4.414515" calcext:value-type="float">
            <text:p>4.414515</text:p>
          </table:table-cell>
          <table:table-cell office:value-type="float" office:value="6.698607" calcext:value-type="float">
            <text:p>6.698607</text:p>
          </table:table-cell>
          <table:table-cell office:value-type="float" office:value="8.277107" calcext:value-type="float">
            <text:p>8.277107</text:p>
          </table:table-cell>
          <table:table-cell office:value-type="float" office:value="8.518506" calcext:value-type="float">
            <text:p>8.518506</text:p>
          </table:table-cell>
          <table:table-cell office:value-type="float" office:value="9.192306" calcext:value-type="float">
            <text:p>9.192306</text:p>
          </table:table-cell>
          <table:table-cell office:value-type="float" office:value="10.76497" calcext:value-type="float">
            <text:p>10.76497</text:p>
          </table:table-cell>
          <table:table-cell office:value-type="float" office:value="11.22354" calcext:value-type="float">
            <text:p>11.22354</text:p>
          </table:table-cell>
          <table:table-cell office:value-type="float" office:value="0" calcext:value-type="float">
            <text:p>0</text:p>
          </table:table-cell>
          <table:table-cell office:value-type="float" office:value="2.146609" calcext:value-type="float">
            <text:p>2.146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1.587297" calcext:value-type="float">
            <text:p>1.587297</text:p>
          </table:table-cell>
          <table:table-cell office:value-type="float" office:value="135.3242" calcext:value-type="float">
            <text:p>135.3242</text:p>
          </table:table-cell>
          <table:table-cell office:value-type="float" office:value="0" calcext:value-type="float">
            <text:p>0</text:p>
          </table:table-cell>
          <table:table-cell office:value-type="float" office:value="-5.570006" calcext:value-type="float">
            <text:p>-5.570006</text:p>
          </table:table-cell>
          <table:table-cell office:value-type="float" office:value="33.93134" calcext:value-type="float">
            <text:p>33.93134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2732085" calcext:value-type="float">
            <text:p>-0.002732085</text:p>
          </table:table-cell>
          <table:table-cell office:value-type="float" office:value="1168.172" calcext:value-type="float">
            <text:p>1168.172</text:p>
          </table:table-cell>
          <table:table-cell office:value-type="float" office:value="1.206303" calcext:value-type="float">
            <text:p>1.206303</text:p>
          </table:table-cell>
          <table:table-cell office:value-type="float" office:value="0" calcext:value-type="float">
            <text:p>0</text:p>
          </table:table-cell>
          <table:table-cell office:value-type="float" office:value="0.01784589" calcext:value-type="float">
            <text:p>0.01784589</text:p>
          </table:table-cell>
          <table:table-cell office:value-type="float" office:value="0.01477152" calcext:value-type="float">
            <text:p>0.01477152</text:p>
          </table:table-cell>
          <table:table-cell office:value-type="float" office:value="0.01007857" calcext:value-type="float">
            <text:p>0.01007857</text:p>
          </table:table-cell>
          <table:table-cell office:value-type="float" office:value="0.005080981" calcext:value-type="float">
            <text:p>0.005080981</text:p>
          </table:table-cell>
          <table:table-cell office:value-type="float" office:value="0.005724807" calcext:value-type="float">
            <text:p>0.005724807</text:p>
          </table:table-cell>
          <table:table-cell office:value-type="float" office:value="0.004073568" calcext:value-type="float">
            <text:p>0.004073568</text:p>
          </table:table-cell>
          <table:table-cell office:value-type="float" office:value="0.00548703" calcext:value-type="float">
            <text:p>0.00548703</text:p>
          </table:table-cell>
          <table:table-cell office:value-type="float" office:value="0.008838545" calcext:value-type="float">
            <text:p>0.008838545</text:p>
          </table:table-cell>
          <table:table-cell office:value-type="float" office:value="0.01053132" calcext:value-type="float">
            <text:p>0.01053132</text:p>
          </table:table-cell>
          <table:table-cell office:value-type="float" office:value="0.06003475" calcext:value-type="float">
            <text:p>0.06003475</text:p>
          </table:table-cell>
          <table:table-cell office:value-type="float" office:value="0.07552944" calcext:value-type="float">
            <text:p>0.07552944</text:p>
          </table:table-cell>
          <table:table-cell office:value-type="float" office:value="0.1430487" calcext:value-type="float">
            <text:p>0.1430487</text:p>
          </table:table-cell>
          <table:table-cell office:value-type="float" office:value="0.1745712" calcext:value-type="float">
            <text:p>0.1745712</text:p>
          </table:table-cell>
          <table:table-cell office:value-type="float" office:value="0.1794372" calcext:value-type="float">
            <text:p>0.1794372</text:p>
          </table:table-cell>
          <table:table-cell office:value-type="float" office:value="0" calcext:value-type="float">
            <text:p>0</text:p>
          </table:table-cell>
          <table:table-cell office:value-type="float" office:value="33.67143" calcext:value-type="float">
            <text:p>33.67143</text:p>
          </table:table-cell>
          <table:table-cell office:value-type="float" office:value="24.69083" calcext:value-type="float">
            <text:p>24.69083</text:p>
          </table:table-cell>
          <table:table-cell office:value-type="float" office:value="16.94106" calcext:value-type="float">
            <text:p>16.94106</text:p>
          </table:table-cell>
          <table:table-cell office:value-type="float" office:value="5.779834" calcext:value-type="float">
            <text:p>5.779834</text:p>
          </table:table-cell>
          <table:table-cell office:value-type="float" office:value="4.631368" calcext:value-type="float">
            <text:p>4.631368</text:p>
          </table:table-cell>
          <table:table-cell office:value-type="float" office:value="2.059565" calcext:value-type="float">
            <text:p>2.059565</text:p>
          </table:table-cell>
          <table:table-cell office:value-type="float" office:value="2.001311" calcext:value-type="float">
            <text:p>2.001311</text:p>
          </table:table-cell>
          <table:table-cell office:value-type="float" office:value="4.407735" calcext:value-type="float">
            <text:p>4.407735</text:p>
          </table:table-cell>
          <table:table-cell office:value-type="float" office:value="6.685169" calcext:value-type="float">
            <text:p>6.685169</text:p>
          </table:table-cell>
          <table:table-cell office:value-type="float" office:value="8.2658" calcext:value-type="float">
            <text:p>8.2658</text:p>
          </table:table-cell>
          <table:table-cell office:value-type="float" office:value="8.507515" calcext:value-type="float">
            <text:p>8.507515</text:p>
          </table:table-cell>
          <table:table-cell office:value-type="float" office:value="9.193688" calcext:value-type="float">
            <text:p>9.193688</text:p>
          </table:table-cell>
          <table:table-cell office:value-type="float" office:value="10.7683" calcext:value-type="float">
            <text:p>10.7683</text:p>
          </table:table-cell>
          <table:table-cell office:value-type="float" office:value="11.22661" calcext:value-type="float">
            <text:p>11.22661</text:p>
          </table:table-cell>
          <table:table-cell office:value-type="float" office:value="0" calcext:value-type="float">
            <text:p>0</text:p>
          </table:table-cell>
          <table:table-cell office:value-type="float" office:value="1.618572" calcext:value-type="float">
            <text:p>1.618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1.587207" calcext:value-type="float">
            <text:p>1.587207</text:p>
          </table:table-cell>
          <table:table-cell office:value-type="float" office:value="135.3247" calcext:value-type="float">
            <text:p>135.3247</text:p>
          </table:table-cell>
          <table:table-cell office:value-type="float" office:value="0" calcext:value-type="float">
            <text:p>0</text:p>
          </table:table-cell>
          <table:table-cell office:value-type="float" office:value="-5.62109" calcext:value-type="float">
            <text:p>-5.62109</text:p>
          </table:table-cell>
          <table:table-cell office:value-type="float" office:value="33.90538" calcext:value-type="float">
            <text:p>33.90538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2876221" calcext:value-type="float">
            <text:p>-0.002876221</text:p>
          </table:table-cell>
          <table:table-cell office:value-type="float" office:value="1168.146" calcext:value-type="float">
            <text:p>1168.146</text:p>
          </table:table-cell>
          <table:table-cell office:value-type="float" office:value="1.218673" calcext:value-type="float">
            <text:p>1.218673</text:p>
          </table:table-cell>
          <table:table-cell office:value-type="float" office:value="0" calcext:value-type="float">
            <text:p>0</text:p>
          </table:table-cell>
          <table:table-cell office:value-type="float" office:value="0.01804904" calcext:value-type="float">
            <text:p>0.01804904</text:p>
          </table:table-cell>
          <table:table-cell office:value-type="float" office:value="0.01488465" calcext:value-type="float">
            <text:p>0.01488465</text:p>
          </table:table-cell>
          <table:table-cell office:value-type="float" office:value="0.01016726" calcext:value-type="float">
            <text:p>0.01016726</text:p>
          </table:table-cell>
          <table:table-cell office:value-type="float" office:value="0.005123527" calcext:value-type="float">
            <text:p>0.005123527</text:p>
          </table:table-cell>
          <table:table-cell office:value-type="float" office:value="0.005516639" calcext:value-type="float">
            <text:p>0.005516639</text:p>
          </table:table-cell>
          <table:table-cell office:value-type="float" office:value="0.003995602" calcext:value-type="float">
            <text:p>0.003995602</text:p>
          </table:table-cell>
          <table:table-cell office:value-type="float" office:value="0.005476808" calcext:value-type="float">
            <text:p>0.005476808</text:p>
          </table:table-cell>
          <table:table-cell office:value-type="float" office:value="0.008908787" calcext:value-type="float">
            <text:p>0.008908787</text:p>
          </table:table-cell>
          <table:table-cell office:value-type="float" office:value="0.01051847" calcext:value-type="float">
            <text:p>0.01051847</text:p>
          </table:table-cell>
          <table:table-cell office:value-type="float" office:value="0.05853828" calcext:value-type="float">
            <text:p>0.05853828</text:p>
          </table:table-cell>
          <table:table-cell office:value-type="float" office:value="0.07729825" calcext:value-type="float">
            <text:p>0.07729825</text:p>
          </table:table-cell>
          <table:table-cell office:value-type="float" office:value="0.1438027" calcext:value-type="float">
            <text:p>0.1438027</text:p>
          </table:table-cell>
          <table:table-cell office:value-type="float" office:value="0.1745861" calcext:value-type="float">
            <text:p>0.1745861</text:p>
          </table:table-cell>
          <table:table-cell office:value-type="float" office:value="0.1794777" calcext:value-type="float">
            <text:p>0.1794777</text:p>
          </table:table-cell>
          <table:table-cell office:value-type="float" office:value="0" calcext:value-type="float">
            <text:p>0</text:p>
          </table:table-cell>
          <table:table-cell office:value-type="float" office:value="33.54567" calcext:value-type="float">
            <text:p>33.54567</text:p>
          </table:table-cell>
          <table:table-cell office:value-type="float" office:value="24.5908" calcext:value-type="float">
            <text:p>24.5908</text:p>
          </table:table-cell>
          <table:table-cell office:value-type="float" office:value="16.87256" calcext:value-type="float">
            <text:p>16.87256</text:p>
          </table:table-cell>
          <table:table-cell office:value-type="float" office:value="5.757063" calcext:value-type="float">
            <text:p>5.757063</text:p>
          </table:table-cell>
          <table:table-cell office:value-type="float" office:value="4.623218" calcext:value-type="float">
            <text:p>4.623218</text:p>
          </table:table-cell>
          <table:table-cell office:value-type="float" office:value="2.05765" calcext:value-type="float">
            <text:p>2.05765</text:p>
          </table:table-cell>
          <table:table-cell office:value-type="float" office:value="1.998773" calcext:value-type="float">
            <text:p>1.998773</text:p>
          </table:table-cell>
          <table:table-cell office:value-type="float" office:value="4.400928" calcext:value-type="float">
            <text:p>4.400928</text:p>
          </table:table-cell>
          <table:table-cell office:value-type="float" office:value="6.67174" calcext:value-type="float">
            <text:p>6.67174</text:p>
          </table:table-cell>
          <table:table-cell office:value-type="float" office:value="8.254314" calcext:value-type="float">
            <text:p>8.254314</text:p>
          </table:table-cell>
          <table:table-cell office:value-type="float" office:value="8.496956" calcext:value-type="float">
            <text:p>8.496956</text:p>
          </table:table-cell>
          <table:table-cell office:value-type="float" office:value="9.19524" calcext:value-type="float">
            <text:p>9.19524</text:p>
          </table:table-cell>
          <table:table-cell office:value-type="float" office:value="10.77157" calcext:value-type="float">
            <text:p>10.77157</text:p>
          </table:table-cell>
          <table:table-cell office:value-type="float" office:value="11.22968" calcext:value-type="float">
            <text:p>11.22968</text:p>
          </table:table-cell>
          <table:table-cell office:value-type="float" office:value="0" calcext:value-type="float">
            <text:p>0</text:p>
          </table:table-cell>
          <table:table-cell office:value-type="float" office:value="1.664348" calcext:value-type="float">
            <text:p>1.664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1.58646" calcext:value-type="float">
            <text:p>1.58646</text:p>
          </table:table-cell>
          <table:table-cell office:value-type="float" office:value="135.3255" calcext:value-type="float">
            <text:p>135.3255</text:p>
          </table:table-cell>
          <table:table-cell office:value-type="float" office:value="0" calcext:value-type="float">
            <text:p>0</text:p>
          </table:table-cell>
          <table:table-cell office:value-type="float" office:value="-5.671509" calcext:value-type="float">
            <text:p>-5.671509</text:p>
          </table:table-cell>
          <table:table-cell office:value-type="float" office:value="33.88033" calcext:value-type="float">
            <text:p>33.8803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2902349" calcext:value-type="float">
            <text:p>-0.002902349</text:p>
          </table:table-cell>
          <table:table-cell office:value-type="float" office:value="1168.12" calcext:value-type="float">
            <text:p>1168.12</text:p>
          </table:table-cell>
          <table:table-cell office:value-type="float" office:value="1.231216" calcext:value-type="float">
            <text:p>1.231216</text:p>
          </table:table-cell>
          <table:table-cell office:value-type="float" office:value="0" calcext:value-type="float">
            <text:p>0</text:p>
          </table:table-cell>
          <table:table-cell office:value-type="float" office:value="0.0176952" calcext:value-type="float">
            <text:p>0.0176952</text:p>
          </table:table-cell>
          <table:table-cell office:value-type="float" office:value="0.01480498" calcext:value-type="float">
            <text:p>0.01480498</text:p>
          </table:table-cell>
          <table:table-cell office:value-type="float" office:value="0.01017256" calcext:value-type="float">
            <text:p>0.01017256</text:p>
          </table:table-cell>
          <table:table-cell office:value-type="float" office:value="0.005156273" calcext:value-type="float">
            <text:p>0.005156273</text:p>
          </table:table-cell>
          <table:table-cell office:value-type="float" office:value="0.005368072" calcext:value-type="float">
            <text:p>0.005368072</text:p>
          </table:table-cell>
          <table:table-cell office:value-type="float" office:value="0.003958807" calcext:value-type="float">
            <text:p>0.003958807</text:p>
          </table:table-cell>
          <table:table-cell office:value-type="float" office:value="0.005482297" calcext:value-type="float">
            <text:p>0.005482297</text:p>
          </table:table-cell>
          <table:table-cell office:value-type="float" office:value="0.008962639" calcext:value-type="float">
            <text:p>0.008962639</text:p>
          </table:table-cell>
          <table:table-cell office:value-type="float" office:value="0.01050504" calcext:value-type="float">
            <text:p>0.01050504</text:p>
          </table:table-cell>
          <table:table-cell office:value-type="float" office:value="0.0574779" calcext:value-type="float">
            <text:p>0.0574779</text:p>
          </table:table-cell>
          <table:table-cell office:value-type="float" office:value="0.07920578" calcext:value-type="float">
            <text:p>0.07920578</text:p>
          </table:table-cell>
          <table:table-cell office:value-type="float" office:value="0.1445977" calcext:value-type="float">
            <text:p>0.1445977</text:p>
          </table:table-cell>
          <table:table-cell office:value-type="float" office:value="0.1746165" calcext:value-type="float">
            <text:p>0.1746165</text:p>
          </table:table-cell>
          <table:table-cell office:value-type="float" office:value="0.1795115" calcext:value-type="float">
            <text:p>0.1795115</text:p>
          </table:table-cell>
          <table:table-cell office:value-type="float" office:value="0" calcext:value-type="float">
            <text:p>0</text:p>
          </table:table-cell>
          <table:table-cell office:value-type="float" office:value="33.4292" calcext:value-type="float">
            <text:p>33.4292</text:p>
          </table:table-cell>
          <table:table-cell office:value-type="float" office:value="24.49853" calcext:value-type="float">
            <text:p>24.49853</text:p>
          </table:table-cell>
          <table:table-cell office:value-type="float" office:value="16.80952" calcext:value-type="float">
            <text:p>16.80952</text:p>
          </table:table-cell>
          <table:table-cell office:value-type="float" office:value="5.736331" calcext:value-type="float">
            <text:p>5.736331</text:p>
          </table:table-cell>
          <table:table-cell office:value-type="float" office:value="4.614663" calcext:value-type="float">
            <text:p>4.614663</text:p>
          </table:table-cell>
          <table:table-cell office:value-type="float" office:value="2.055712" calcext:value-type="float">
            <text:p>2.055712</text:p>
          </table:table-cell>
          <table:table-cell office:value-type="float" office:value="1.996278" calcext:value-type="float">
            <text:p>1.996278</text:p>
          </table:table-cell>
          <table:table-cell office:value-type="float" office:value="4.394124" calcext:value-type="float">
            <text:p>4.394124</text:p>
          </table:table-cell>
          <table:table-cell office:value-type="float" office:value="6.658348" calcext:value-type="float">
            <text:p>6.658348</text:p>
          </table:table-cell>
          <table:table-cell office:value-type="float" office:value="8.242615" calcext:value-type="float">
            <text:p>8.242615</text:p>
          </table:table-cell>
          <table:table-cell office:value-type="float" office:value="8.486799" calcext:value-type="float">
            <text:p>8.486799</text:p>
          </table:table-cell>
          <table:table-cell office:value-type="float" office:value="9.196968" calcext:value-type="float">
            <text:p>9.196968</text:p>
          </table:table-cell>
          <table:table-cell office:value-type="float" office:value="10.77483" calcext:value-type="float">
            <text:p>10.77483</text:p>
          </table:table-cell>
          <table:table-cell office:value-type="float" office:value="11.23273" calcext:value-type="float">
            <text:p>11.23273</text:p>
          </table:table-cell>
          <table:table-cell office:value-type="float" office:value="0" calcext:value-type="float">
            <text:p>0</text:p>
          </table:table-cell>
          <table:table-cell office:value-type="float" office:value="1.536741" calcext:value-type="float">
            <text:p>1.536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1.585204" calcext:value-type="float">
            <text:p>1.585204</text:p>
          </table:table-cell>
          <table:table-cell office:value-type="float" office:value="135.3268" calcext:value-type="float">
            <text:p>135.3268</text:p>
          </table:table-cell>
          <table:table-cell office:value-type="float" office:value="0" calcext:value-type="float">
            <text:p>0</text:p>
          </table:table-cell>
          <table:table-cell office:value-type="float" office:value="-5.720684" calcext:value-type="float">
            <text:p>-5.720684</text:p>
          </table:table-cell>
          <table:table-cell office:value-type="float" office:value="33.85631" calcext:value-type="float">
            <text:p>33.8563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2902349" calcext:value-type="float">
            <text:p>-0.002902349</text:p>
          </table:table-cell>
          <table:table-cell office:value-type="float" office:value="1168.094" calcext:value-type="float">
            <text:p>1168.094</text:p>
          </table:table-cell>
          <table:table-cell office:value-type="float" office:value="1.244282" calcext:value-type="float">
            <text:p>1.244282</text:p>
          </table:table-cell>
          <table:table-cell office:value-type="float" office:value="0" calcext:value-type="float">
            <text:p>0</text:p>
          </table:table-cell>
          <table:table-cell office:value-type="float" office:value="0.01804849" calcext:value-type="float">
            <text:p>0.01804849</text:p>
          </table:table-cell>
          <table:table-cell office:value-type="float" office:value="0.01505772" calcext:value-type="float">
            <text:p>0.01505772</text:p>
          </table:table-cell>
          <table:table-cell office:value-type="float" office:value="0.01035731" calcext:value-type="float">
            <text:p>0.01035731</text:p>
          </table:table-cell>
          <table:table-cell office:value-type="float" office:value="0.005249443" calcext:value-type="float">
            <text:p>0.005249443</text:p>
          </table:table-cell>
          <table:table-cell office:value-type="float" office:value="0.005279398" calcext:value-type="float">
            <text:p>0.005279398</text:p>
          </table:table-cell>
          <table:table-cell office:value-type="float" office:value="0.00393176" calcext:value-type="float">
            <text:p>0.00393176</text:p>
          </table:table-cell>
          <table:table-cell office:value-type="float" office:value="0.005488801" calcext:value-type="float">
            <text:p>0.005488801</text:p>
          </table:table-cell>
          <table:table-cell office:value-type="float" office:value="0.009033136" calcext:value-type="float">
            <text:p>0.009033136</text:p>
          </table:table-cell>
          <table:table-cell office:value-type="float" office:value="0.01049244" calcext:value-type="float">
            <text:p>0.01049244</text:p>
          </table:table-cell>
          <table:table-cell office:value-type="float" office:value="0.05719073" calcext:value-type="float">
            <text:p>0.05719073</text:p>
          </table:table-cell>
          <table:table-cell office:value-type="float" office:value="0.08109643" calcext:value-type="float">
            <text:p>0.08109643</text:p>
          </table:table-cell>
          <table:table-cell office:value-type="float" office:value="0.1455871" calcext:value-type="float">
            <text:p>0.1455871</text:p>
          </table:table-cell>
          <table:table-cell office:value-type="float" office:value="0.1746521" calcext:value-type="float">
            <text:p>0.1746521</text:p>
          </table:table-cell>
          <table:table-cell office:value-type="float" office:value="0.1795475" calcext:value-type="float">
            <text:p>0.1795475</text:p>
          </table:table-cell>
          <table:table-cell office:value-type="float" office:value="0" calcext:value-type="float">
            <text:p>0</text:p>
          </table:table-cell>
          <table:table-cell office:value-type="float" office:value="33.32259" calcext:value-type="float">
            <text:p>33.32259</text:p>
          </table:table-cell>
          <table:table-cell office:value-type="float" office:value="24.41416" calcext:value-type="float">
            <text:p>24.41416</text:p>
          </table:table-cell>
          <table:table-cell office:value-type="float" office:value="16.75188" calcext:value-type="float">
            <text:p>16.75188</text:p>
          </table:table-cell>
          <table:table-cell office:value-type="float" office:value="5.717381" calcext:value-type="float">
            <text:p>5.717381</text:p>
          </table:table-cell>
          <table:table-cell office:value-type="float" office:value="4.605698" calcext:value-type="float">
            <text:p>4.605698</text:p>
          </table:table-cell>
          <table:table-cell office:value-type="float" office:value="2.053751" calcext:value-type="float">
            <text:p>2.053751</text:p>
          </table:table-cell>
          <table:table-cell office:value-type="float" office:value="1.993822" calcext:value-type="float">
            <text:p>1.993822</text:p>
          </table:table-cell>
          <table:table-cell office:value-type="float" office:value="4.387318" calcext:value-type="float">
            <text:p>4.387318</text:p>
          </table:table-cell>
          <table:table-cell office:value-type="float" office:value="6.64497" calcext:value-type="float">
            <text:p>6.64497</text:p>
          </table:table-cell>
          <table:table-cell office:value-type="float" office:value="8.230844" calcext:value-type="float">
            <text:p>8.230844</text:p>
          </table:table-cell>
          <table:table-cell office:value-type="float" office:value="8.477112" calcext:value-type="float">
            <text:p>8.477112</text:p>
          </table:table-cell>
          <table:table-cell office:value-type="float" office:value="9.198894" calcext:value-type="float">
            <text:p>9.198894</text:p>
          </table:table-cell>
          <table:table-cell office:value-type="float" office:value="10.77808" calcext:value-type="float">
            <text:p>10.77808</text:p>
          </table:table-cell>
          <table:table-cell office:value-type="float" office:value="11.23578" calcext:value-type="float">
            <text:p>11.23578</text:p>
          </table:table-cell>
          <table:table-cell office:value-type="float" office:value="0" calcext:value-type="float">
            <text:p>0</text:p>
          </table:table-cell>
          <table:table-cell office:value-type="float" office:value="1.509354" calcext:value-type="float">
            <text:p>1.509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1.584006" calcext:value-type="float">
            <text:p>1.584006</text:p>
          </table:table-cell>
          <table:table-cell office:value-type="float" office:value="135.3284" calcext:value-type="float">
            <text:p>135.3284</text:p>
          </table:table-cell>
          <table:table-cell office:value-type="float" office:value="0" calcext:value-type="float">
            <text:p>0</text:p>
          </table:table-cell>
          <table:table-cell office:value-type="float" office:value="-5.769262" calcext:value-type="float">
            <text:p>-5.769262</text:p>
          </table:table-cell>
          <table:table-cell office:value-type="float" office:value="33.83306" calcext:value-type="float">
            <text:p>33.8330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033729" calcext:value-type="float">
            <text:p>-0.003033729</text:p>
          </table:table-cell>
          <table:table-cell office:value-type="float" office:value="1168.068" calcext:value-type="float">
            <text:p>1168.068</text:p>
          </table:table-cell>
          <table:table-cell office:value-type="float" office:value="1.25707" calcext:value-type="float">
            <text:p>1.25707</text:p>
          </table:table-cell>
          <table:table-cell office:value-type="float" office:value="0" calcext:value-type="float">
            <text:p>0</text:p>
          </table:table-cell>
          <table:table-cell office:value-type="float" office:value="0.01910325" calcext:value-type="float">
            <text:p>0.01910325</text:p>
          </table:table-cell>
          <table:table-cell office:value-type="float" office:value="0.0153477" calcext:value-type="float">
            <text:p>0.0153477</text:p>
          </table:table-cell>
          <table:table-cell office:value-type="float" office:value="0.01051125" calcext:value-type="float">
            <text:p>0.01051125</text:p>
          </table:table-cell>
          <table:table-cell office:value-type="float" office:value="0.005332879" calcext:value-type="float">
            <text:p>0.005332879</text:p>
          </table:table-cell>
          <table:table-cell office:value-type="float" office:value="0.005139755" calcext:value-type="float">
            <text:p>0.005139755</text:p>
          </table:table-cell>
          <table:table-cell office:value-type="float" office:value="0.003905868" calcext:value-type="float">
            <text:p>0.003905868</text:p>
          </table:table-cell>
          <table:table-cell office:value-type="float" office:value="0.005493138" calcext:value-type="float">
            <text:p>0.005493138</text:p>
          </table:table-cell>
          <table:table-cell office:value-type="float" office:value="0.009032113" calcext:value-type="float">
            <text:p>0.009032113</text:p>
          </table:table-cell>
          <table:table-cell office:value-type="float" office:value="0.01048058" calcext:value-type="float">
            <text:p>0.01048058</text:p>
          </table:table-cell>
          <table:table-cell office:value-type="float" office:value="0.05576368" calcext:value-type="float">
            <text:p>0.05576368</text:p>
          </table:table-cell>
          <table:table-cell office:value-type="float" office:value="0.07895111" calcext:value-type="float">
            <text:p>0.07895111</text:p>
          </table:table-cell>
          <table:table-cell office:value-type="float" office:value="0.1466186" calcext:value-type="float">
            <text:p>0.1466186</text:p>
          </table:table-cell>
          <table:table-cell office:value-type="float" office:value="0.1747647" calcext:value-type="float">
            <text:p>0.1747647</text:p>
          </table:table-cell>
          <table:table-cell office:value-type="float" office:value="0.1795526" calcext:value-type="float">
            <text:p>0.1795526</text:p>
          </table:table-cell>
          <table:table-cell office:value-type="float" office:value="0" calcext:value-type="float">
            <text:p>0</text:p>
          </table:table-cell>
          <table:table-cell office:value-type="float" office:value="33.22597" calcext:value-type="float">
            <text:p>33.22597</text:p>
          </table:table-cell>
          <table:table-cell office:value-type="float" office:value="24.3373" calcext:value-type="float">
            <text:p>24.3373</text:p>
          </table:table-cell>
          <table:table-cell office:value-type="float" office:value="16.69904" calcext:value-type="float">
            <text:p>16.69904</text:p>
          </table:table-cell>
          <table:table-cell office:value-type="float" office:value="5.7001" calcext:value-type="float">
            <text:p>5.7001</text:p>
          </table:table-cell>
          <table:table-cell office:value-type="float" office:value="4.596174" calcext:value-type="float">
            <text:p>4.596174</text:p>
          </table:table-cell>
          <table:table-cell office:value-type="float" office:value="2.051772" calcext:value-type="float">
            <text:p>2.051772</text:p>
          </table:table-cell>
          <table:table-cell office:value-type="float" office:value="1.991402" calcext:value-type="float">
            <text:p>1.991402</text:p>
          </table:table-cell>
          <table:table-cell office:value-type="float" office:value="4.380482" calcext:value-type="float">
            <text:p>4.380482</text:p>
          </table:table-cell>
          <table:table-cell office:value-type="float" office:value="6.631623" calcext:value-type="float">
            <text:p>6.631623</text:p>
          </table:table-cell>
          <table:table-cell office:value-type="float" office:value="8.218934" calcext:value-type="float">
            <text:p>8.218934</text:p>
          </table:table-cell>
          <table:table-cell office:value-type="float" office:value="8.467387" calcext:value-type="float">
            <text:p>8.467387</text:p>
          </table:table-cell>
          <table:table-cell office:value-type="float" office:value="9.201053" calcext:value-type="float">
            <text:p>9.201053</text:p>
          </table:table-cell>
          <table:table-cell office:value-type="float" office:value="10.78141" calcext:value-type="float">
            <text:p>10.78141</text:p>
          </table:table-cell>
          <table:table-cell office:value-type="float" office:value="11.23878" calcext:value-type="float">
            <text:p>11.23878</text:p>
          </table:table-cell>
          <table:table-cell office:value-type="float" office:value="0" calcext:value-type="float">
            <text:p>0</text:p>
          </table:table-cell>
          <table:table-cell office:value-type="float" office:value="1.788616" calcext:value-type="float">
            <text:p>1.788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1.584426" calcext:value-type="float">
            <text:p>1.584426</text:p>
          </table:table-cell>
          <table:table-cell office:value-type="float" office:value="135.3289" calcext:value-type="float">
            <text:p>135.3289</text:p>
          </table:table-cell>
          <table:table-cell office:value-type="float" office:value="0" calcext:value-type="float">
            <text:p>0</text:p>
          </table:table-cell>
          <table:table-cell office:value-type="float" office:value="-5.816089" calcext:value-type="float">
            <text:p>-5.816089</text:p>
          </table:table-cell>
          <table:table-cell office:value-type="float" office:value="33.81045" calcext:value-type="float">
            <text:p>33.8104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183514" calcext:value-type="float">
            <text:p>-0.003183514</text:p>
          </table:table-cell>
          <table:table-cell office:value-type="float" office:value="1168.042" calcext:value-type="float">
            <text:p>1168.042</text:p>
          </table:table-cell>
          <table:table-cell office:value-type="float" office:value="1.264666" calcext:value-type="float">
            <text:p>1.264666</text:p>
          </table:table-cell>
          <table:table-cell office:value-type="float" office:value="0" calcext:value-type="float">
            <text:p>0</text:p>
          </table:table-cell>
          <table:table-cell office:value-type="float" office:value="0.02079722" calcext:value-type="float">
            <text:p>0.02079722</text:p>
          </table:table-cell>
          <table:table-cell office:value-type="float" office:value="0.01474481" calcext:value-type="float">
            <text:p>0.01474481</text:p>
          </table:table-cell>
          <table:table-cell office:value-type="float" office:value="0.01023949" calcext:value-type="float">
            <text:p>0.01023949</text:p>
          </table:table-cell>
          <table:table-cell office:value-type="float" office:value="0.005271068" calcext:value-type="float">
            <text:p>0.005271068</text:p>
          </table:table-cell>
          <table:table-cell office:value-type="float" office:value="0.004861543" calcext:value-type="float">
            <text:p>0.004861543</text:p>
          </table:table-cell>
          <table:table-cell office:value-type="float" office:value="0.00385131" calcext:value-type="float">
            <text:p>0.00385131</text:p>
          </table:table-cell>
          <table:table-cell office:value-type="float" office:value="0.005494191" calcext:value-type="float">
            <text:p>0.005494191</text:p>
          </table:table-cell>
          <table:table-cell office:value-type="float" office:value="0.009051875" calcext:value-type="float">
            <text:p>0.009051875</text:p>
          </table:table-cell>
          <table:table-cell office:value-type="float" office:value="0.01046976" calcext:value-type="float">
            <text:p>0.01046976</text:p>
          </table:table-cell>
          <table:table-cell office:value-type="float" office:value="0.05513757" calcext:value-type="float">
            <text:p>0.05513757</text:p>
          </table:table-cell>
          <table:table-cell office:value-type="float" office:value="0.07830622" calcext:value-type="float">
            <text:p>0.07830622</text:p>
          </table:table-cell>
          <table:table-cell office:value-type="float" office:value="0.1474455" calcext:value-type="float">
            <text:p>0.1474455</text:p>
          </table:table-cell>
          <table:table-cell office:value-type="float" office:value="0.1747475" calcext:value-type="float">
            <text:p>0.1747475</text:p>
          </table:table-cell>
          <table:table-cell office:value-type="float" office:value="0.1795994" calcext:value-type="float">
            <text:p>0.1795994</text:p>
          </table:table-cell>
          <table:table-cell office:value-type="float" office:value="0" calcext:value-type="float">
            <text:p>0</text:p>
          </table:table-cell>
          <table:table-cell office:value-type="float" office:value="33.14301" calcext:value-type="float">
            <text:p>33.14301</text:p>
          </table:table-cell>
          <table:table-cell office:value-type="float" office:value="24.26817" calcext:value-type="float">
            <text:p>24.26817</text:p>
          </table:table-cell>
          <table:table-cell office:value-type="float" office:value="16.6506" calcext:value-type="float">
            <text:p>16.6506</text:p>
          </table:table-cell>
          <table:table-cell office:value-type="float" office:value="5.684473" calcext:value-type="float">
            <text:p>5.684473</text:p>
          </table:table-cell>
          <table:table-cell office:value-type="float" office:value="4.585646" calcext:value-type="float">
            <text:p>4.585646</text:p>
          </table:table-cell>
          <table:table-cell office:value-type="float" office:value="2.049772" calcext:value-type="float">
            <text:p>2.049772</text:p>
          </table:table-cell>
          <table:table-cell office:value-type="float" office:value="1.989017" calcext:value-type="float">
            <text:p>1.989017</text:p>
          </table:table-cell>
          <table:table-cell office:value-type="float" office:value="4.373645" calcext:value-type="float">
            <text:p>4.373645</text:p>
          </table:table-cell>
          <table:table-cell office:value-type="float" office:value="6.618295" calcext:value-type="float">
            <text:p>6.618295</text:p>
          </table:table-cell>
          <table:table-cell office:value-type="float" office:value="8.206873" calcext:value-type="float">
            <text:p>8.206873</text:p>
          </table:table-cell>
          <table:table-cell office:value-type="float" office:value="8.457334" calcext:value-type="float">
            <text:p>8.457334</text:p>
          </table:table-cell>
          <table:table-cell office:value-type="float" office:value="9.203439" calcext:value-type="float">
            <text:p>9.203439</text:p>
          </table:table-cell>
          <table:table-cell office:value-type="float" office:value="10.78473" calcext:value-type="float">
            <text:p>10.78473</text:p>
          </table:table-cell>
          <table:table-cell office:value-type="float" office:value="11.24177" calcext:value-type="float">
            <text:p>11.24177</text:p>
          </table:table-cell>
          <table:table-cell office:value-type="float" office:value="0" calcext:value-type="float">
            <text:p>0</text:p>
          </table:table-cell>
          <table:table-cell office:value-type="float" office:value="3.705489" calcext:value-type="float">
            <text:p>3.705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1.586781" calcext:value-type="float">
            <text:p>1.586781</text:p>
          </table:table-cell>
          <table:table-cell office:value-type="float" office:value="135.3284" calcext:value-type="float">
            <text:p>135.3284</text:p>
          </table:table-cell>
          <table:table-cell office:value-type="float" office:value="0" calcext:value-type="float">
            <text:p>0</text:p>
          </table:table-cell>
          <table:table-cell office:value-type="float" office:value="-5.860628" calcext:value-type="float">
            <text:p>-5.860628</text:p>
          </table:table-cell>
          <table:table-cell office:value-type="float" office:value="33.7886" calcext:value-type="float">
            <text:p>33.788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327462" calcext:value-type="float">
            <text:p>-0.003327462</text:p>
          </table:table-cell>
          <table:table-cell office:value-type="float" office:value="1168.016" calcext:value-type="float">
            <text:p>1168.016</text:p>
          </table:table-cell>
          <table:table-cell office:value-type="float" office:value="1.265051" calcext:value-type="float">
            <text:p>1.265051</text:p>
          </table:table-cell>
          <table:table-cell office:value-type="float" office:value="0" calcext:value-type="float">
            <text:p>0</text:p>
          </table:table-cell>
          <table:table-cell office:value-type="float" office:value="0.0288389" calcext:value-type="float">
            <text:p>0.0288389</text:p>
          </table:table-cell>
          <table:table-cell office:value-type="float" office:value="0.01503981" calcext:value-type="float">
            <text:p>0.01503981</text:p>
          </table:table-cell>
          <table:table-cell office:value-type="float" office:value="0.01033191" calcext:value-type="float">
            <text:p>0.01033191</text:p>
          </table:table-cell>
          <table:table-cell office:value-type="float" office:value="0.005273211" calcext:value-type="float">
            <text:p>0.005273211</text:p>
          </table:table-cell>
          <table:table-cell office:value-type="float" office:value="0.004765383" calcext:value-type="float">
            <text:p>0.004765383</text:p>
          </table:table-cell>
          <table:table-cell office:value-type="float" office:value="0.003771991" calcext:value-type="float">
            <text:p>0.003771991</text:p>
          </table:table-cell>
          <table:table-cell office:value-type="float" office:value="0.005481048" calcext:value-type="float">
            <text:p>0.005481048</text:p>
          </table:table-cell>
          <table:table-cell office:value-type="float" office:value="0.009123497" calcext:value-type="float">
            <text:p>0.009123497</text:p>
          </table:table-cell>
          <table:table-cell office:value-type="float" office:value="0.0104575" calcext:value-type="float">
            <text:p>0.0104575</text:p>
          </table:table-cell>
          <table:table-cell office:value-type="float" office:value="0.05423934" calcext:value-type="float">
            <text:p>0.05423934</text:p>
          </table:table-cell>
          <table:table-cell office:value-type="float" office:value="0.07794613" calcext:value-type="float">
            <text:p>0.07794613</text:p>
          </table:table-cell>
          <table:table-cell office:value-type="float" office:value="0.1479716" calcext:value-type="float">
            <text:p>0.1479716</text:p>
          </table:table-cell>
          <table:table-cell office:value-type="float" office:value="0.1747668" calcext:value-type="float">
            <text:p>0.1747668</text:p>
          </table:table-cell>
          <table:table-cell office:value-type="float" office:value="0.1796425" calcext:value-type="float">
            <text:p>0.1796425</text:p>
          </table:table-cell>
          <table:table-cell office:value-type="float" office:value="0" calcext:value-type="float">
            <text:p>0</text:p>
          </table:table-cell>
          <table:table-cell office:value-type="float" office:value="33.07846" calcext:value-type="float">
            <text:p>33.07846</text:p>
          </table:table-cell>
          <table:table-cell office:value-type="float" office:value="24.20648" calcext:value-type="float">
            <text:p>24.20648</text:p>
          </table:table-cell>
          <table:table-cell office:value-type="float" office:value="16.60623" calcext:value-type="float">
            <text:p>16.60623</text:p>
          </table:table-cell>
          <table:table-cell office:value-type="float" office:value="5.670029" calcext:value-type="float">
            <text:p>5.670029</text:p>
          </table:table-cell>
          <table:table-cell office:value-type="float" office:value="4.574535" calcext:value-type="float">
            <text:p>4.574535</text:p>
          </table:table-cell>
          <table:table-cell office:value-type="float" office:value="2.047741" calcext:value-type="float">
            <text:p>2.047741</text:p>
          </table:table-cell>
          <table:table-cell office:value-type="float" office:value="1.986663" calcext:value-type="float">
            <text:p>1.986663</text:p>
          </table:table-cell>
          <table:table-cell office:value-type="float" office:value="4.366809" calcext:value-type="float">
            <text:p>4.366809</text:p>
          </table:table-cell>
          <table:table-cell office:value-type="float" office:value="6.604994" calcext:value-type="float">
            <text:p>6.604994</text:p>
          </table:table-cell>
          <table:table-cell office:value-type="float" office:value="8.194728" calcext:value-type="float">
            <text:p>8.194728</text:p>
          </table:table-cell>
          <table:table-cell office:value-type="float" office:value="8.447252" calcext:value-type="float">
            <text:p>8.447252</text:p>
          </table:table-cell>
          <table:table-cell office:value-type="float" office:value="9.20596" calcext:value-type="float">
            <text:p>9.20596</text:p>
          </table:table-cell>
          <table:table-cell office:value-type="float" office:value="10.78799" calcext:value-type="float">
            <text:p>10.78799</text:p>
          </table:table-cell>
          <table:table-cell office:value-type="float" office:value="11.24484" calcext:value-type="float">
            <text:p>11.24484</text:p>
          </table:table-cell>
          <table:table-cell office:value-type="float" office:value="0" calcext:value-type="float">
            <text:p>0</text:p>
          </table:table-cell>
          <table:table-cell office:value-type="float" office:value="8.0439" calcext:value-type="float">
            <text:p>8.0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1.591685" calcext:value-type="float">
            <text:p>1.591685</text:p>
          </table:table-cell>
          <table:table-cell office:value-type="float" office:value="135.3274" calcext:value-type="float">
            <text:p>135.3274</text:p>
          </table:table-cell>
          <table:table-cell office:value-type="float" office:value="0" calcext:value-type="float">
            <text:p>0</text:p>
          </table:table-cell>
          <table:table-cell office:value-type="float" office:value="-5.899334" calcext:value-type="float">
            <text:p>-5.899334</text:p>
          </table:table-cell>
          <table:table-cell office:value-type="float" office:value="33.76745" calcext:value-type="float">
            <text:p>33.7674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330294" calcext:value-type="float">
            <text:p>-0.003330294</text:p>
          </table:table-cell>
          <table:table-cell office:value-type="float" office:value="1167.991" calcext:value-type="float">
            <text:p>1167.991</text:p>
          </table:table-cell>
          <table:table-cell office:value-type="float" office:value="1.255816" calcext:value-type="float">
            <text:p>1.255816</text:p>
          </table:table-cell>
          <table:table-cell office:value-type="float" office:value="0" calcext:value-type="float">
            <text:p>0</text:p>
          </table:table-cell>
          <table:table-cell office:value-type="float" office:value="0.06233369" calcext:value-type="float">
            <text:p>0.06233369</text:p>
          </table:table-cell>
          <table:table-cell office:value-type="float" office:value="0.0167409" calcext:value-type="float">
            <text:p>0.0167409</text:p>
          </table:table-cell>
          <table:table-cell office:value-type="float" office:value="0.01100541" calcext:value-type="float">
            <text:p>0.01100541</text:p>
          </table:table-cell>
          <table:table-cell office:value-type="float" office:value="0.005578875" calcext:value-type="float">
            <text:p>0.005578875</text:p>
          </table:table-cell>
          <table:table-cell office:value-type="float" office:value="0.004992078" calcext:value-type="float">
            <text:p>0.004992078</text:p>
          </table:table-cell>
          <table:table-cell office:value-type="float" office:value="0.003808408" calcext:value-type="float">
            <text:p>0.003808408</text:p>
          </table:table-cell>
          <table:table-cell office:value-type="float" office:value="0.00550949" calcext:value-type="float">
            <text:p>0.00550949</text:p>
          </table:table-cell>
          <table:table-cell office:value-type="float" office:value="0.009135654" calcext:value-type="float">
            <text:p>0.009135654</text:p>
          </table:table-cell>
          <table:table-cell office:value-type="float" office:value="0.0104449" calcext:value-type="float">
            <text:p>0.0104449</text:p>
          </table:table-cell>
          <table:table-cell office:value-type="float" office:value="0.05346007" calcext:value-type="float">
            <text:p>0.05346007</text:p>
          </table:table-cell>
          <table:table-cell office:value-type="float" office:value="0.07765277" calcext:value-type="float">
            <text:p>0.07765277</text:p>
          </table:table-cell>
          <table:table-cell office:value-type="float" office:value="0.1482684" calcext:value-type="float">
            <text:p>0.1482684</text:p>
          </table:table-cell>
          <table:table-cell office:value-type="float" office:value="0.1747972" calcext:value-type="float">
            <text:p>0.1747972</text:p>
          </table:table-cell>
          <table:table-cell office:value-type="float" office:value="0.1796797" calcext:value-type="float">
            <text:p>0.1796797</text:p>
          </table:table-cell>
          <table:table-cell office:value-type="float" office:value="0" calcext:value-type="float">
            <text:p>0</text:p>
          </table:table-cell>
          <table:table-cell office:value-type="float" office:value="33.03664" calcext:value-type="float">
            <text:p>33.03664</text:p>
          </table:table-cell>
          <table:table-cell office:value-type="float" office:value="24.1515" calcext:value-type="float">
            <text:p>24.1515</text:p>
          </table:table-cell>
          <table:table-cell office:value-type="float" office:value="16.5655" calcext:value-type="float">
            <text:p>16.5655</text:p>
          </table:table-cell>
          <table:table-cell office:value-type="float" office:value="5.656476" calcext:value-type="float">
            <text:p>5.656476</text:p>
          </table:table-cell>
          <table:table-cell office:value-type="float" office:value="4.563946" calcext:value-type="float">
            <text:p>4.563946</text:p>
          </table:table-cell>
          <table:table-cell office:value-type="float" office:value="2.045694" calcext:value-type="float">
            <text:p>2.045694</text:p>
          </table:table-cell>
          <table:table-cell office:value-type="float" office:value="1.98435" calcext:value-type="float">
            <text:p>1.98435</text:p>
          </table:table-cell>
          <table:table-cell office:value-type="float" office:value="4.359945" calcext:value-type="float">
            <text:p>4.359945</text:p>
          </table:table-cell>
          <table:table-cell office:value-type="float" office:value="6.591718" calcext:value-type="float">
            <text:p>6.591718</text:p>
          </table:table-cell>
          <table:table-cell office:value-type="float" office:value="8.182453" calcext:value-type="float">
            <text:p>8.182453</text:p>
          </table:table-cell>
          <table:table-cell office:value-type="float" office:value="8.437102" calcext:value-type="float">
            <text:p>8.437102</text:p>
          </table:table-cell>
          <table:table-cell office:value-type="float" office:value="9.208576" calcext:value-type="float">
            <text:p>9.208576</text:p>
          </table:table-cell>
          <table:table-cell office:value-type="float" office:value="10.79124" calcext:value-type="float">
            <text:p>10.79124</text:p>
          </table:table-cell>
          <table:table-cell office:value-type="float" office:value="11.2479" calcext:value-type="float">
            <text:p>11.2479</text:p>
          </table:table-cell>
          <table:table-cell office:value-type="float" office:value="0" calcext:value-type="float">
            <text:p>0</text:p>
          </table:table-cell>
          <table:table-cell office:value-type="float" office:value="21.88867" calcext:value-type="float">
            <text:p>21.88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1.597151" calcext:value-type="float">
            <text:p>1.597151</text:p>
          </table:table-cell>
          <table:table-cell office:value-type="float" office:value="135.3259" calcext:value-type="float">
            <text:p>135.3259</text:p>
          </table:table-cell>
          <table:table-cell office:value-type="float" office:value="0" calcext:value-type="float">
            <text:p>0</text:p>
          </table:table-cell>
          <table:table-cell office:value-type="float" office:value="-5.941791" calcext:value-type="float">
            <text:p>-5.941791</text:p>
          </table:table-cell>
          <table:table-cell office:value-type="float" office:value="33.74663" calcext:value-type="float">
            <text:p>33.7466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330294" calcext:value-type="float">
            <text:p>-0.003330294</text:p>
          </table:table-cell>
          <table:table-cell office:value-type="float" office:value="1167.967" calcext:value-type="float">
            <text:p>1167.967</text:p>
          </table:table-cell>
          <table:table-cell office:value-type="float" office:value="1.255464" calcext:value-type="float">
            <text:p>1.255464</text:p>
          </table:table-cell>
          <table:table-cell office:value-type="float" office:value="0" calcext:value-type="float">
            <text:p>0</text:p>
          </table:table-cell>
          <table:table-cell office:value-type="float" office:value="0.03189903" calcext:value-type="float">
            <text:p>0.03189903</text:p>
          </table:table-cell>
          <table:table-cell office:value-type="float" office:value="0.01425973" calcext:value-type="float">
            <text:p>0.01425973</text:p>
          </table:table-cell>
          <table:table-cell office:value-type="float" office:value="0.009998793" calcext:value-type="float">
            <text:p>0.009998793</text:p>
          </table:table-cell>
          <table:table-cell office:value-type="float" office:value="0.005222479" calcext:value-type="float">
            <text:p>0.005222479</text:p>
          </table:table-cell>
          <table:table-cell office:value-type="float" office:value="0.004802126" calcext:value-type="float">
            <text:p>0.004802126</text:p>
          </table:table-cell>
          <table:table-cell office:value-type="float" office:value="0.003758647" calcext:value-type="float">
            <text:p>0.003758647</text:p>
          </table:table-cell>
          <table:table-cell office:value-type="float" office:value="0.005508631" calcext:value-type="float">
            <text:p>0.005508631</text:p>
          </table:table-cell>
          <table:table-cell office:value-type="float" office:value="0.009101219" calcext:value-type="float">
            <text:p>0.009101219</text:p>
          </table:table-cell>
          <table:table-cell office:value-type="float" office:value="0.0104353" calcext:value-type="float">
            <text:p>0.0104353</text:p>
          </table:table-cell>
          <table:table-cell office:value-type="float" office:value="0.05308016" calcext:value-type="float">
            <text:p>0.05308016</text:p>
          </table:table-cell>
          <table:table-cell office:value-type="float" office:value="0.07795357" calcext:value-type="float">
            <text:p>0.07795357</text:p>
          </table:table-cell>
          <table:table-cell office:value-type="float" office:value="0.1484159" calcext:value-type="float">
            <text:p>0.1484159</text:p>
          </table:table-cell>
          <table:table-cell office:value-type="float" office:value="0.1748325" calcext:value-type="float">
            <text:p>0.1748325</text:p>
          </table:table-cell>
          <table:table-cell office:value-type="float" office:value="0.1797172" calcext:value-type="float">
            <text:p>0.1797172</text:p>
          </table:table-cell>
          <table:table-cell office:value-type="float" office:value="0" calcext:value-type="float">
            <text:p>0</text:p>
          </table:table-cell>
          <table:table-cell office:value-type="float" office:value="32.9976" calcext:value-type="float">
            <text:p>32.9976</text:p>
          </table:table-cell>
          <table:table-cell office:value-type="float" office:value="24.09965" calcext:value-type="float">
            <text:p>24.09965</text:p>
          </table:table-cell>
          <table:table-cell office:value-type="float" office:value="16.52716" calcext:value-type="float">
            <text:p>16.52716</text:p>
          </table:table-cell>
          <table:table-cell office:value-type="float" office:value="5.643701" calcext:value-type="float">
            <text:p>5.643701</text:p>
          </table:table-cell>
          <table:table-cell office:value-type="float" office:value="4.553917" calcext:value-type="float">
            <text:p>4.553917</text:p>
          </table:table-cell>
          <table:table-cell office:value-type="float" office:value="2.043643" calcext:value-type="float">
            <text:p>2.043643</text:p>
          </table:table-cell>
          <table:table-cell office:value-type="float" office:value="1.982072" calcext:value-type="float">
            <text:p>1.982072</text:p>
          </table:table-cell>
          <table:table-cell office:value-type="float" office:value="4.353079" calcext:value-type="float">
            <text:p>4.353079</text:p>
          </table:table-cell>
          <table:table-cell office:value-type="float" office:value="6.578462" calcext:value-type="float">
            <text:p>6.578462</text:p>
          </table:table-cell>
          <table:table-cell office:value-type="float" office:value="8.170126" calcext:value-type="float">
            <text:p>8.170126</text:p>
          </table:table-cell>
          <table:table-cell office:value-type="float" office:value="8.426963" calcext:value-type="float">
            <text:p>8.426963</text:p>
          </table:table-cell>
          <table:table-cell office:value-type="float" office:value="9.211213" calcext:value-type="float">
            <text:p>9.211213</text:p>
          </table:table-cell>
          <table:table-cell office:value-type="float" office:value="10.7945" calcext:value-type="float">
            <text:p>10.7945</text:p>
          </table:table-cell>
          <table:table-cell office:value-type="float" office:value="11.25097" calcext:value-type="float">
            <text:p>11.25097</text:p>
          </table:table-cell>
          <table:table-cell office:value-type="float" office:value="0" calcext:value-type="float">
            <text:p>0</text:p>
          </table:table-cell>
          <table:table-cell office:value-type="float" office:value="12.88038" calcext:value-type="float">
            <text:p>12.8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1.603717" calcext:value-type="float">
            <text:p>1.603717</text:p>
          </table:table-cell>
          <table:table-cell office:value-type="float" office:value="135.3244" calcext:value-type="float">
            <text:p>135.3244</text:p>
          </table:table-cell>
          <table:table-cell office:value-type="float" office:value="0" calcext:value-type="float">
            <text:p>0</text:p>
          </table:table-cell>
          <table:table-cell office:value-type="float" office:value="-5.981896" calcext:value-type="float">
            <text:p>-5.981896</text:p>
          </table:table-cell>
          <table:table-cell office:value-type="float" office:value="33.72599" calcext:value-type="float">
            <text:p>33.7259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406371" calcext:value-type="float">
            <text:p>-0.003406371</text:p>
          </table:table-cell>
          <table:table-cell office:value-type="float" office:value="1167.942" calcext:value-type="float">
            <text:p>1167.942</text:p>
          </table:table-cell>
          <table:table-cell office:value-type="float" office:value="1.252092" calcext:value-type="float">
            <text:p>1.252092</text:p>
          </table:table-cell>
          <table:table-cell office:value-type="float" office:value="0" calcext:value-type="float">
            <text:p>0</text:p>
          </table:table-cell>
          <table:table-cell office:value-type="float" office:value="0.03889342" calcext:value-type="float">
            <text:p>0.03889342</text:p>
          </table:table-cell>
          <table:table-cell office:value-type="float" office:value="0.01459209" calcext:value-type="float">
            <text:p>0.01459209</text:p>
          </table:table-cell>
          <table:table-cell office:value-type="float" office:value="0.0100306" calcext:value-type="float">
            <text:p>0.0100306</text:p>
          </table:table-cell>
          <table:table-cell office:value-type="float" office:value="0.005144045" calcext:value-type="float">
            <text:p>0.005144045</text:p>
          </table:table-cell>
          <table:table-cell office:value-type="float" office:value="0.004684668" calcext:value-type="float">
            <text:p>0.004684668</text:p>
          </table:table-cell>
          <table:table-cell office:value-type="float" office:value="0.00364548" calcext:value-type="float">
            <text:p>0.00364548</text:p>
          </table:table-cell>
          <table:table-cell office:value-type="float" office:value="0.005474824" calcext:value-type="float">
            <text:p>0.005474824</text:p>
          </table:table-cell>
          <table:table-cell office:value-type="float" office:value="0.00922248" calcext:value-type="float">
            <text:p>0.00922248</text:p>
          </table:table-cell>
          <table:table-cell office:value-type="float" office:value="0.01042341" calcext:value-type="float">
            <text:p>0.01042341</text:p>
          </table:table-cell>
          <table:table-cell office:value-type="float" office:value="0.05283664" calcext:value-type="float">
            <text:p>0.05283664</text:p>
          </table:table-cell>
          <table:table-cell office:value-type="float" office:value="0.07870737" calcext:value-type="float">
            <text:p>0.07870737</text:p>
          </table:table-cell>
          <table:table-cell office:value-type="float" office:value="0.1485457" calcext:value-type="float">
            <text:p>0.1485457</text:p>
          </table:table-cell>
          <table:table-cell office:value-type="float" office:value="0.1749611" calcext:value-type="float">
            <text:p>0.1749611</text:p>
          </table:table-cell>
          <table:table-cell office:value-type="float" office:value="0.1797222" calcext:value-type="float">
            <text:p>0.1797222</text:p>
          </table:table-cell>
          <table:table-cell office:value-type="float" office:value="0" calcext:value-type="float">
            <text:p>0</text:p>
          </table:table-cell>
          <table:table-cell office:value-type="float" office:value="32.95816" calcext:value-type="float">
            <text:p>32.95816</text:p>
          </table:table-cell>
          <table:table-cell office:value-type="float" office:value="24.04867" calcext:value-type="float">
            <text:p>24.04867</text:p>
          </table:table-cell>
          <table:table-cell office:value-type="float" office:value="16.49006" calcext:value-type="float">
            <text:p>16.49006</text:p>
          </table:table-cell>
          <table:table-cell office:value-type="float" office:value="5.631249" calcext:value-type="float">
            <text:p>5.631249</text:p>
          </table:table-cell>
          <table:table-cell office:value-type="float" office:value="4.544156" calcext:value-type="float">
            <text:p>4.544156</text:p>
          </table:table-cell>
          <table:table-cell office:value-type="float" office:value="2.041553" calcext:value-type="float">
            <text:p>2.041553</text:p>
          </table:table-cell>
          <table:table-cell office:value-type="float" office:value="1.979809" calcext:value-type="float">
            <text:p>1.979809</text:p>
          </table:table-cell>
          <table:table-cell office:value-type="float" office:value="4.346211" calcext:value-type="float">
            <text:p>4.346211</text:p>
          </table:table-cell>
          <table:table-cell office:value-type="float" office:value="6.565242" calcext:value-type="float">
            <text:p>6.565242</text:p>
          </table:table-cell>
          <table:table-cell office:value-type="float" office:value="8.157747" calcext:value-type="float">
            <text:p>8.157747</text:p>
          </table:table-cell>
          <table:table-cell office:value-type="float" office:value="8.41698" calcext:value-type="float">
            <text:p>8.41698</text:p>
          </table:table-cell>
          <table:table-cell office:value-type="float" office:value="9.213868" calcext:value-type="float">
            <text:p>9.213868</text:p>
          </table:table-cell>
          <table:table-cell office:value-type="float" office:value="10.79778" calcext:value-type="float">
            <text:p>10.79778</text:p>
          </table:table-cell>
          <table:table-cell office:value-type="float" office:value="11.25401" calcext:value-type="float">
            <text:p>11.25401</text:p>
          </table:table-cell>
          <table:table-cell office:value-type="float" office:value="0" calcext:value-type="float">
            <text:p>0</text:p>
          </table:table-cell>
          <table:table-cell office:value-type="float" office:value="12.10028" calcext:value-type="float">
            <text:p>12.10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1.615393" calcext:value-type="float">
            <text:p>1.615393</text:p>
          </table:table-cell>
          <table:table-cell office:value-type="float" office:value="135.3232" calcext:value-type="float">
            <text:p>135.3232</text:p>
          </table:table-cell>
          <table:table-cell office:value-type="float" office:value="0" calcext:value-type="float">
            <text:p>0</text:p>
          </table:table-cell>
          <table:table-cell office:value-type="float" office:value="-6.01435" calcext:value-type="float">
            <text:p>-6.01435</text:p>
          </table:table-cell>
          <table:table-cell office:value-type="float" office:value="33.70576" calcext:value-type="float">
            <text:p>33.7057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556196" calcext:value-type="float">
            <text:p>-0.003556196</text:p>
          </table:table-cell>
          <table:table-cell office:value-type="float" office:value="1167.917" calcext:value-type="float">
            <text:p>1167.917</text:p>
          </table:table-cell>
          <table:table-cell office:value-type="float" office:value="1.244277" calcext:value-type="float">
            <text:p>1.244277</text:p>
          </table:table-cell>
          <table:table-cell office:value-type="float" office:value="0" calcext:value-type="float">
            <text:p>0</text:p>
          </table:table-cell>
          <table:table-cell office:value-type="float" office:value="0.05675544" calcext:value-type="float">
            <text:p>0.05675544</text:p>
          </table:table-cell>
          <table:table-cell office:value-type="float" office:value="0.01599251" calcext:value-type="float">
            <text:p>0.01599251</text:p>
          </table:table-cell>
          <table:table-cell office:value-type="float" office:value="0.0107431" calcext:value-type="float">
            <text:p>0.0107431</text:p>
          </table:table-cell>
          <table:table-cell office:value-type="float" office:value="0.00551057" calcext:value-type="float">
            <text:p>0.00551057</text:p>
          </table:table-cell>
          <table:table-cell office:value-type="float" office:value="0.004974256" calcext:value-type="float">
            <text:p>0.004974256</text:p>
          </table:table-cell>
          <table:table-cell office:value-type="float" office:value="0.003692117" calcext:value-type="float">
            <text:p>0.003692117</text:p>
          </table:table-cell>
          <table:table-cell office:value-type="float" office:value="0.00550674" calcext:value-type="float">
            <text:p>0.00550674</text:p>
          </table:table-cell>
          <table:table-cell office:value-type="float" office:value="0.009285254" calcext:value-type="float">
            <text:p>0.009285254</text:p>
          </table:table-cell>
          <table:table-cell office:value-type="float" office:value="0.01040946" calcext:value-type="float">
            <text:p>0.01040946</text:p>
          </table:table-cell>
          <table:table-cell office:value-type="float" office:value="0.05264522" calcext:value-type="float">
            <text:p>0.05264522</text:p>
          </table:table-cell>
          <table:table-cell office:value-type="float" office:value="0.07967537" calcext:value-type="float">
            <text:p>0.07967537</text:p>
          </table:table-cell>
          <table:table-cell office:value-type="float" office:value="0.148659" calcext:value-type="float">
            <text:p>0.148659</text:p>
          </table:table-cell>
          <table:table-cell office:value-type="float" office:value="0.1749324" calcext:value-type="float">
            <text:p>0.1749324</text:p>
          </table:table-cell>
          <table:table-cell office:value-type="float" office:value="0.1797726" calcext:value-type="float">
            <text:p>0.1797726</text:p>
          </table:table-cell>
          <table:table-cell office:value-type="float" office:value="0" calcext:value-type="float">
            <text:p>0</text:p>
          </table:table-cell>
          <table:table-cell office:value-type="float" office:value="32.92446" calcext:value-type="float">
            <text:p>32.92446</text:p>
          </table:table-cell>
          <table:table-cell office:value-type="float" office:value="24.00022" calcext:value-type="float">
            <text:p>24.00022</text:p>
          </table:table-cell>
          <table:table-cell office:value-type="float" office:value="16.45508" calcext:value-type="float">
            <text:p>16.45508</text:p>
          </table:table-cell>
          <table:table-cell office:value-type="float" office:value="5.619474" calcext:value-type="float">
            <text:p>5.619474</text:p>
          </table:table-cell>
          <table:table-cell office:value-type="float" office:value="4.534953" calcext:value-type="float">
            <text:p>4.534953</text:p>
          </table:table-cell>
          <table:table-cell office:value-type="float" office:value="2.039451" calcext:value-type="float">
            <text:p>2.039451</text:p>
          </table:table-cell>
          <table:table-cell office:value-type="float" office:value="1.977582" calcext:value-type="float">
            <text:p>1.977582</text:p>
          </table:table-cell>
          <table:table-cell office:value-type="float" office:value="4.339344" calcext:value-type="float">
            <text:p>4.339344</text:p>
          </table:table-cell>
          <table:table-cell office:value-type="float" office:value="6.552042" calcext:value-type="float">
            <text:p>6.552042</text:p>
          </table:table-cell>
          <table:table-cell office:value-type="float" office:value="8.145386" calcext:value-type="float">
            <text:p>8.145386</text:p>
          </table:table-cell>
          <table:table-cell office:value-type="float" office:value="8.407207" calcext:value-type="float">
            <text:p>8.407207</text:p>
          </table:table-cell>
          <table:table-cell office:value-type="float" office:value="9.21658" calcext:value-type="float">
            <text:p>9.21658</text:p>
          </table:table-cell>
          <table:table-cell office:value-type="float" office:value="10.80106" calcext:value-type="float">
            <text:p>10.80106</text:p>
          </table:table-cell>
          <table:table-cell office:value-type="float" office:value="11.25701" calcext:value-type="float">
            <text:p>11.25701</text:p>
          </table:table-cell>
          <table:table-cell office:value-type="float" office:value="0" calcext:value-type="float">
            <text:p>0</text:p>
          </table:table-cell>
          <table:table-cell office:value-type="float" office:value="17.89647" calcext:value-type="float">
            <text:p>17.89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1.620164" calcext:value-type="float">
            <text:p>1.620164</text:p>
          </table:table-cell>
          <table:table-cell office:value-type="float" office:value="135.3215" calcext:value-type="float">
            <text:p>135.3215</text:p>
          </table:table-cell>
          <table:table-cell office:value-type="float" office:value="0" calcext:value-type="float">
            <text:p>0</text:p>
          </table:table-cell>
          <table:table-cell office:value-type="float" office:value="-6.055851" calcext:value-type="float">
            <text:p>-6.055851</text:p>
          </table:table-cell>
          <table:table-cell office:value-type="float" office:value="33.68592" calcext:value-type="float">
            <text:p>33.68592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700896" calcext:value-type="float">
            <text:p>-0.003700896</text:p>
          </table:table-cell>
          <table:table-cell office:value-type="float" office:value="1167.893" calcext:value-type="float">
            <text:p>1167.893</text:p>
          </table:table-cell>
          <table:table-cell office:value-type="float" office:value="1.240623" calcext:value-type="float">
            <text:p>1.240623</text:p>
          </table:table-cell>
          <table:table-cell office:value-type="float" office:value="0" calcext:value-type="float">
            <text:p>0</text:p>
          </table:table-cell>
          <table:table-cell office:value-type="float" office:value="0.0469787" calcext:value-type="float">
            <text:p>0.0469787</text:p>
          </table:table-cell>
          <table:table-cell office:value-type="float" office:value="0.01505547" calcext:value-type="float">
            <text:p>0.01505547</text:p>
          </table:table-cell>
          <table:table-cell office:value-type="float" office:value="0.01034291" calcext:value-type="float">
            <text:p>0.01034291</text:p>
          </table:table-cell>
          <table:table-cell office:value-type="float" office:value="0.005369544" calcext:value-type="float">
            <text:p>0.005369544</text:p>
          </table:table-cell>
          <table:table-cell office:value-type="float" office:value="0.004911542" calcext:value-type="float">
            <text:p>0.004911542</text:p>
          </table:table-cell>
          <table:table-cell office:value-type="float" office:value="0.003672602" calcext:value-type="float">
            <text:p>0.003672602</text:p>
          </table:table-cell>
          <table:table-cell office:value-type="float" office:value="0.005521548" calcext:value-type="float">
            <text:p>0.005521548</text:p>
          </table:table-cell>
          <table:table-cell office:value-type="float" office:value="0.009287189" calcext:value-type="float">
            <text:p>0.009287189</text:p>
          </table:table-cell>
          <table:table-cell office:value-type="float" office:value="0.01039862" calcext:value-type="float">
            <text:p>0.01039862</text:p>
          </table:table-cell>
          <table:table-cell office:value-type="float" office:value="0.05258655" calcext:value-type="float">
            <text:p>0.05258655</text:p>
          </table:table-cell>
          <table:table-cell office:value-type="float" office:value="0.08111105" calcext:value-type="float">
            <text:p>0.08111105</text:p>
          </table:table-cell>
          <table:table-cell office:value-type="float" office:value="0.1487333" calcext:value-type="float">
            <text:p>0.1487333</text:p>
          </table:table-cell>
          <table:table-cell office:value-type="float" office:value="0.1749488" calcext:value-type="float">
            <text:p>0.1749488</text:p>
          </table:table-cell>
          <table:table-cell office:value-type="float" office:value="0.179815" calcext:value-type="float">
            <text:p>0.179815</text:p>
          </table:table-cell>
          <table:table-cell office:value-type="float" office:value="0" calcext:value-type="float">
            <text:p>0</text:p>
          </table:table-cell>
          <table:table-cell office:value-type="float" office:value="32.8923" calcext:value-type="float">
            <text:p>32.8923</text:p>
          </table:table-cell>
          <table:table-cell office:value-type="float" office:value="23.95334" calcext:value-type="float">
            <text:p>23.95334</text:p>
          </table:table-cell>
          <table:table-cell office:value-type="float" office:value="16.42184" calcext:value-type="float">
            <text:p>16.42184</text:p>
          </table:table-cell>
          <table:table-cell office:value-type="float" office:value="5.608368" calcext:value-type="float">
            <text:p>5.608368</text:p>
          </table:table-cell>
          <table:table-cell office:value-type="float" office:value="4.526273" calcext:value-type="float">
            <text:p>4.526273</text:p>
          </table:table-cell>
          <table:table-cell office:value-type="float" office:value="2.037345" calcext:value-type="float">
            <text:p>2.037345</text:p>
          </table:table-cell>
          <table:table-cell office:value-type="float" office:value="1.975394" calcext:value-type="float">
            <text:p>1.975394</text:p>
          </table:table-cell>
          <table:table-cell office:value-type="float" office:value="4.332477" calcext:value-type="float">
            <text:p>4.332477</text:p>
          </table:table-cell>
          <table:table-cell office:value-type="float" office:value="6.538878" calcext:value-type="float">
            <text:p>6.538878</text:p>
          </table:table-cell>
          <table:table-cell office:value-type="float" office:value="8.133073" calcext:value-type="float">
            <text:p>8.133073</text:p>
          </table:table-cell>
          <table:table-cell office:value-type="float" office:value="8.397715" calcext:value-type="float">
            <text:p>8.397715</text:p>
          </table:table-cell>
          <table:table-cell office:value-type="float" office:value="9.219295" calcext:value-type="float">
            <text:p>9.219295</text:p>
          </table:table-cell>
          <table:table-cell office:value-type="float" office:value="10.80432" calcext:value-type="float">
            <text:p>10.80432</text:p>
          </table:table-cell>
          <table:table-cell office:value-type="float" office:value="11.26002" calcext:value-type="float">
            <text:p>11.26002</text:p>
          </table:table-cell>
          <table:table-cell office:value-type="float" office:value="0" calcext:value-type="float">
            <text:p>0</text:p>
          </table:table-cell>
          <table:table-cell office:value-type="float" office:value="13.28088" calcext:value-type="float">
            <text:p>13.2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1.619458" calcext:value-type="float">
            <text:p>1.619458</text:p>
          </table:table-cell>
          <table:table-cell office:value-type="float" office:value="135.3201" calcext:value-type="float">
            <text:p>135.3201</text:p>
          </table:table-cell>
          <table:table-cell office:value-type="float" office:value="0" calcext:value-type="float">
            <text:p>0</text:p>
          </table:table-cell>
          <table:table-cell office:value-type="float" office:value="-6.101564" calcext:value-type="float">
            <text:p>-6.101564</text:p>
          </table:table-cell>
          <table:table-cell office:value-type="float" office:value="33.66632" calcext:value-type="float">
            <text:p>33.66632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2" calcext:value-type="float">
            <text:p>6.82937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732154" calcext:value-type="float">
            <text:p>-0.003732154</text:p>
          </table:table-cell>
          <table:table-cell office:value-type="float" office:value="1167.868" calcext:value-type="float">
            <text:p>1167.868</text:p>
          </table:table-cell>
          <table:table-cell office:value-type="float" office:value="1.234795" calcext:value-type="float">
            <text:p>1.234795</text:p>
          </table:table-cell>
          <table:table-cell office:value-type="float" office:value="0" calcext:value-type="float">
            <text:p>0</text:p>
          </table:table-cell>
          <table:table-cell office:value-type="float" office:value="0.04973558" calcext:value-type="float">
            <text:p>0.04973558</text:p>
          </table:table-cell>
          <table:table-cell office:value-type="float" office:value="0.01581608" calcext:value-type="float">
            <text:p>0.01581608</text:p>
          </table:table-cell>
          <table:table-cell office:value-type="float" office:value="0.01083388" calcext:value-type="float">
            <text:p>0.01083388</text:p>
          </table:table-cell>
          <table:table-cell office:value-type="float" office:value="0.005603094" calcext:value-type="float">
            <text:p>0.005603094</text:p>
          </table:table-cell>
          <table:table-cell office:value-type="float" office:value="0.005077586" calcext:value-type="float">
            <text:p>0.005077586</text:p>
          </table:table-cell>
          <table:table-cell office:value-type="float" office:value="0.003682612" calcext:value-type="float">
            <text:p>0.003682612</text:p>
          </table:table-cell>
          <table:table-cell office:value-type="float" office:value="0.005545822" calcext:value-type="float">
            <text:p>0.005545822</text:p>
          </table:table-cell>
          <table:table-cell office:value-type="float" office:value="0.009325265" calcext:value-type="float">
            <text:p>0.009325265</text:p>
          </table:table-cell>
          <table:table-cell office:value-type="float" office:value="0.01038839" calcext:value-type="float">
            <text:p>0.01038839</text:p>
          </table:table-cell>
          <table:table-cell office:value-type="float" office:value="0.05176726" calcext:value-type="float">
            <text:p>0.05176726</text:p>
          </table:table-cell>
          <table:table-cell office:value-type="float" office:value="0.08089504" calcext:value-type="float">
            <text:p>0.08089504</text:p>
          </table:table-cell>
          <table:table-cell office:value-type="float" office:value="0.1487353" calcext:value-type="float">
            <text:p>0.1487353</text:p>
          </table:table-cell>
          <table:table-cell office:value-type="float" office:value="0.1749794" calcext:value-type="float">
            <text:p>0.1749794</text:p>
          </table:table-cell>
          <table:table-cell office:value-type="float" office:value="0.1798496" calcext:value-type="float">
            <text:p>0.1798496</text:p>
          </table:table-cell>
          <table:table-cell office:value-type="float" office:value="0" calcext:value-type="float">
            <text:p>0</text:p>
          </table:table-cell>
          <table:table-cell office:value-type="float" office:value="32.86017" calcext:value-type="float">
            <text:p>32.86017</text:p>
          </table:table-cell>
          <table:table-cell office:value-type="float" office:value="23.90725" calcext:value-type="float">
            <text:p>23.90725</text:p>
          </table:table-cell>
          <table:table-cell office:value-type="float" office:value="16.38972" calcext:value-type="float">
            <text:p>16.38972</text:p>
          </table:table-cell>
          <table:table-cell office:value-type="float" office:value="5.597679" calcext:value-type="float">
            <text:p>5.597679</text:p>
          </table:table-cell>
          <table:table-cell office:value-type="float" office:value="4.517941" calcext:value-type="float">
            <text:p>4.517941</text:p>
          </table:table-cell>
          <table:table-cell office:value-type="float" office:value="2.035232" calcext:value-type="float">
            <text:p>2.035232</text:p>
          </table:table-cell>
          <table:table-cell office:value-type="float" office:value="1.973244" calcext:value-type="float">
            <text:p>1.973244</text:p>
          </table:table-cell>
          <table:table-cell office:value-type="float" office:value="4.325609" calcext:value-type="float">
            <text:p>4.325609</text:p>
          </table:table-cell>
          <table:table-cell office:value-type="float" office:value="6.525738" calcext:value-type="float">
            <text:p>6.525738</text:p>
          </table:table-cell>
          <table:table-cell office:value-type="float" office:value="8.120741" calcext:value-type="float">
            <text:p>8.120741</text:p>
          </table:table-cell>
          <table:table-cell office:value-type="float" office:value="8.388455" calcext:value-type="float">
            <text:p>8.388455</text:p>
          </table:table-cell>
          <table:table-cell office:value-type="float" office:value="9.222013" calcext:value-type="float">
            <text:p>9.222013</text:p>
          </table:table-cell>
          <table:table-cell office:value-type="float" office:value="10.80758" calcext:value-type="float">
            <text:p>10.80758</text:p>
          </table:table-cell>
          <table:table-cell office:value-type="float" office:value="11.26308" calcext:value-type="float">
            <text:p>11.26308</text:p>
          </table:table-cell>
          <table:table-cell office:value-type="float" office:value="0" calcext:value-type="float">
            <text:p>0</text:p>
          </table:table-cell>
          <table:table-cell office:value-type="float" office:value="15.0031" calcext:value-type="float">
            <text:p>15.0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1.619025" calcext:value-type="float">
            <text:p>1.619025</text:p>
          </table:table-cell>
          <table:table-cell office:value-type="float" office:value="135.3186" calcext:value-type="float">
            <text:p>135.3186</text:p>
          </table:table-cell>
          <table:table-cell office:value-type="float" office:value="0" calcext:value-type="float">
            <text:p>0</text:p>
          </table:table-cell>
          <table:table-cell office:value-type="float" office:value="-6.148003" calcext:value-type="float">
            <text:p>-6.148003</text:p>
          </table:table-cell>
          <table:table-cell office:value-type="float" office:value="33.64665" calcext:value-type="float">
            <text:p>33.6466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378" calcext:value-type="float">
            <text:p>6.829378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732154" calcext:value-type="float">
            <text:p>-0.003732154</text:p>
          </table:table-cell>
          <table:table-cell office:value-type="float" office:value="1167.843" calcext:value-type="float">
            <text:p>1167.843</text:p>
          </table:table-cell>
          <table:table-cell office:value-type="float" office:value="1.231839" calcext:value-type="float">
            <text:p>1.231839</text:p>
          </table:table-cell>
          <table:table-cell office:value-type="float" office:value="0" calcext:value-type="float">
            <text:p>0</text:p>
          </table:table-cell>
          <table:table-cell office:value-type="float" office:value="0.0487663" calcext:value-type="float">
            <text:p>0.0487663</text:p>
          </table:table-cell>
          <table:table-cell office:value-type="float" office:value="0.01746119" calcext:value-type="float">
            <text:p>0.01746119</text:p>
          </table:table-cell>
          <table:table-cell office:value-type="float" office:value="0.01081818" calcext:value-type="float">
            <text:p>0.01081818</text:p>
          </table:table-cell>
          <table:table-cell office:value-type="float" office:value="0.005639509" calcext:value-type="float">
            <text:p>0.005639509</text:p>
          </table:table-cell>
          <table:table-cell office:value-type="float" office:value="0.005130091" calcext:value-type="float">
            <text:p>0.005130091</text:p>
          </table:table-cell>
          <table:table-cell office:value-type="float" office:value="0.003694198" calcext:value-type="float">
            <text:p>0.003694198</text:p>
          </table:table-cell>
          <table:table-cell office:value-type="float" office:value="0.005569957" calcext:value-type="float">
            <text:p>0.005569957</text:p>
          </table:table-cell>
          <table:table-cell office:value-type="float" office:value="0.009359209" calcext:value-type="float">
            <text:p>0.009359209</text:p>
          </table:table-cell>
          <table:table-cell office:value-type="float" office:value="0.0103794" calcext:value-type="float">
            <text:p>0.0103794</text:p>
          </table:table-cell>
          <table:table-cell office:value-type="float" office:value="0.05138566" calcext:value-type="float">
            <text:p>0.05138566</text:p>
          </table:table-cell>
          <table:table-cell office:value-type="float" office:value="0.07989938" calcext:value-type="float">
            <text:p>0.07989938</text:p>
          </table:table-cell>
          <table:table-cell office:value-type="float" office:value="0.1487431" calcext:value-type="float">
            <text:p>0.1487431</text:p>
          </table:table-cell>
          <table:table-cell office:value-type="float" office:value="0.1750144" calcext:value-type="float">
            <text:p>0.1750144</text:p>
          </table:table-cell>
          <table:table-cell office:value-type="float" office:value="0.1798869" calcext:value-type="float">
            <text:p>0.1798869</text:p>
          </table:table-cell>
          <table:table-cell office:value-type="float" office:value="0" calcext:value-type="float">
            <text:p>0</text:p>
          </table:table-cell>
          <table:table-cell office:value-type="float" office:value="32.82426" calcext:value-type="float">
            <text:p>32.82426</text:p>
          </table:table-cell>
          <table:table-cell office:value-type="float" office:value="23.86185" calcext:value-type="float">
            <text:p>23.86185</text:p>
          </table:table-cell>
          <table:table-cell office:value-type="float" office:value="16.35857" calcext:value-type="float">
            <text:p>16.35857</text:p>
          </table:table-cell>
          <table:table-cell office:value-type="float" office:value="5.587405" calcext:value-type="float">
            <text:p>5.587405</text:p>
          </table:table-cell>
          <table:table-cell office:value-type="float" office:value="4.509923" calcext:value-type="float">
            <text:p>4.509923</text:p>
          </table:table-cell>
          <table:table-cell office:value-type="float" office:value="2.033122" calcext:value-type="float">
            <text:p>2.033122</text:p>
          </table:table-cell>
          <table:table-cell office:value-type="float" office:value="1.971134" calcext:value-type="float">
            <text:p>1.971134</text:p>
          </table:table-cell>
          <table:table-cell office:value-type="float" office:value="4.318752" calcext:value-type="float">
            <text:p>4.318752</text:p>
          </table:table-cell>
          <table:table-cell office:value-type="float" office:value="6.512631" calcext:value-type="float">
            <text:p>6.512631</text:p>
          </table:table-cell>
          <table:table-cell office:value-type="float" office:value="8.108301" calcext:value-type="float">
            <text:p>8.108301</text:p>
          </table:table-cell>
          <table:table-cell office:value-type="float" office:value="8.378989" calcext:value-type="float">
            <text:p>8.378989</text:p>
          </table:table-cell>
          <table:table-cell office:value-type="float" office:value="9.224721" calcext:value-type="float">
            <text:p>9.224721</text:p>
          </table:table-cell>
          <table:table-cell office:value-type="float" office:value="10.8108" calcext:value-type="float">
            <text:p>10.8108</text:p>
          </table:table-cell>
          <table:table-cell office:value-type="float" office:value="11.26616" calcext:value-type="float">
            <text:p>11.26616</text:p>
          </table:table-cell>
          <table:table-cell office:value-type="float" office:value="0" calcext:value-type="float">
            <text:p>0</text:p>
          </table:table-cell>
          <table:table-cell office:value-type="float" office:value="14.08335" calcext:value-type="float">
            <text:p>14.08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1.618251" calcext:value-type="float">
            <text:p>1.618251</text:p>
          </table:table-cell>
          <table:table-cell office:value-type="float" office:value="135.3195" calcext:value-type="float">
            <text:p>135.3195</text:p>
          </table:table-cell>
          <table:table-cell office:value-type="float" office:value="0" calcext:value-type="float">
            <text:p>0</text:p>
          </table:table-cell>
          <table:table-cell office:value-type="float" office:value="-6.196615" calcext:value-type="float">
            <text:p>-6.196615</text:p>
          </table:table-cell>
          <table:table-cell office:value-type="float" office:value="33.62619" calcext:value-type="float">
            <text:p>33.6261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29" calcext:value-type="float">
            <text:p>6.82942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789802" calcext:value-type="float">
            <text:p>-0.003789802</text:p>
          </table:table-cell>
          <table:table-cell office:value-type="float" office:value="1167.817" calcext:value-type="float">
            <text:p>1167.817</text:p>
          </table:table-cell>
          <table:table-cell office:value-type="float" office:value="1.247047" calcext:value-type="float">
            <text:p>1.247047</text:p>
          </table:table-cell>
          <table:table-cell office:value-type="float" office:value="0" calcext:value-type="float">
            <text:p>0</text:p>
          </table:table-cell>
          <table:table-cell office:value-type="float" office:value="0.01707098" calcext:value-type="float">
            <text:p>0.01707098</text:p>
          </table:table-cell>
          <table:table-cell office:value-type="float" office:value="0.01740566" calcext:value-type="float">
            <text:p>0.01740566</text:p>
          </table:table-cell>
          <table:table-cell office:value-type="float" office:value="0.01099626" calcext:value-type="float">
            <text:p>0.01099626</text:p>
          </table:table-cell>
          <table:table-cell office:value-type="float" office:value="0.005720757" calcext:value-type="float">
            <text:p>0.005720757</text:p>
          </table:table-cell>
          <table:table-cell office:value-type="float" office:value="0.005176945" calcext:value-type="float">
            <text:p>0.005176945</text:p>
          </table:table-cell>
          <table:table-cell office:value-type="float" office:value="0.003702536" calcext:value-type="float">
            <text:p>0.003702536</text:p>
          </table:table-cell>
          <table:table-cell office:value-type="float" office:value="0.005569989" calcext:value-type="float">
            <text:p>0.005569989</text:p>
          </table:table-cell>
          <table:table-cell office:value-type="float" office:value="0.009415386" calcext:value-type="float">
            <text:p>0.009415386</text:p>
          </table:table-cell>
          <table:table-cell office:value-type="float" office:value="0.01037129" calcext:value-type="float">
            <text:p>0.01037129</text:p>
          </table:table-cell>
          <table:table-cell office:value-type="float" office:value="0.05158977" calcext:value-type="float">
            <text:p>0.05158977</text:p>
          </table:table-cell>
          <table:table-cell office:value-type="float" office:value="0.0797491" calcext:value-type="float">
            <text:p>0.0797491</text:p>
          </table:table-cell>
          <table:table-cell office:value-type="float" office:value="0.148745" calcext:value-type="float">
            <text:p>0.148745</text:p>
          </table:table-cell>
          <table:table-cell office:value-type="float" office:value="0.1752178" calcext:value-type="float">
            <text:p>0.1752178</text:p>
          </table:table-cell>
          <table:table-cell office:value-type="float" office:value="0.1798626" calcext:value-type="float">
            <text:p>0.1798626</text:p>
          </table:table-cell>
          <table:table-cell office:value-type="float" office:value="0" calcext:value-type="float">
            <text:p>0</text:p>
          </table:table-cell>
          <table:table-cell office:value-type="float" office:value="32.71572" calcext:value-type="float">
            <text:p>32.71572</text:p>
          </table:table-cell>
          <table:table-cell office:value-type="float" office:value="23.81495" calcext:value-type="float">
            <text:p>23.81495</text:p>
          </table:table-cell>
          <table:table-cell office:value-type="float" office:value="16.32754" calcext:value-type="float">
            <text:p>16.32754</text:p>
          </table:table-cell>
          <table:table-cell office:value-type="float" office:value="5.577256" calcext:value-type="float">
            <text:p>5.577256</text:p>
          </table:table-cell>
          <table:table-cell office:value-type="float" office:value="4.501994" calcext:value-type="float">
            <text:p>4.501994</text:p>
          </table:table-cell>
          <table:table-cell office:value-type="float" office:value="2.031011" calcext:value-type="float">
            <text:p>2.031011</text:p>
          </table:table-cell>
          <table:table-cell office:value-type="float" office:value="1.969039" calcext:value-type="float">
            <text:p>1.969039</text:p>
          </table:table-cell>
          <table:table-cell office:value-type="float" office:value="4.311915" calcext:value-type="float">
            <text:p>4.311915</text:p>
          </table:table-cell>
          <table:table-cell office:value-type="float" office:value="6.499559" calcext:value-type="float">
            <text:p>6.499559</text:p>
          </table:table-cell>
          <table:table-cell office:value-type="float" office:value="8.095928" calcext:value-type="float">
            <text:p>8.095928</text:p>
          </table:table-cell>
          <table:table-cell office:value-type="float" office:value="8.369431" calcext:value-type="float">
            <text:p>8.369431</text:p>
          </table:table-cell>
          <table:table-cell office:value-type="float" office:value="9.227411" calcext:value-type="float">
            <text:p>9.227411</text:p>
          </table:table-cell>
          <table:table-cell office:value-type="float" office:value="10.81403" calcext:value-type="float">
            <text:p>10.81403</text:p>
          </table:table-cell>
          <table:table-cell office:value-type="float" office:value="11.26916" calcext:value-type="float">
            <text:p>11.26916</text:p>
          </table:table-cell>
          <table:table-cell office:value-type="float" office:value="0" calcext:value-type="float">
            <text:p>0</text:p>
          </table:table-cell>
          <table:table-cell office:value-type="float" office:value="1.272927" calcext:value-type="float">
            <text:p>1.272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1.617386" calcext:value-type="float">
            <text:p>1.617386</text:p>
          </table:table-cell>
          <table:table-cell office:value-type="float" office:value="135.3205" calcext:value-type="float">
            <text:p>135.3205</text:p>
          </table:table-cell>
          <table:table-cell office:value-type="float" office:value="0" calcext:value-type="float">
            <text:p>0</text:p>
          </table:table-cell>
          <table:table-cell office:value-type="float" office:value="-6.242889" calcext:value-type="float">
            <text:p>-6.242889</text:p>
          </table:table-cell>
          <table:table-cell office:value-type="float" office:value="33.60571" calcext:value-type="float">
            <text:p>33.6057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29" calcext:value-type="float">
            <text:p>6.82942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3947453" calcext:value-type="float">
            <text:p>-0.003947453</text:p>
          </table:table-cell>
          <table:table-cell office:value-type="float" office:value="1167.791" calcext:value-type="float">
            <text:p>1167.791</text:p>
          </table:table-cell>
          <table:table-cell office:value-type="float" office:value="1.262452" calcext:value-type="float">
            <text:p>1.262452</text:p>
          </table:table-cell>
          <table:table-cell office:value-type="float" office:value="0" calcext:value-type="float">
            <text:p>0</text:p>
          </table:table-cell>
          <table:table-cell office:value-type="float" office:value="0.01499488" calcext:value-type="float">
            <text:p>0.01499488</text:p>
          </table:table-cell>
          <table:table-cell office:value-type="float" office:value="0.01525219" calcext:value-type="float">
            <text:p>0.01525219</text:p>
          </table:table-cell>
          <table:table-cell office:value-type="float" office:value="0.01060312" calcext:value-type="float">
            <text:p>0.01060312</text:p>
          </table:table-cell>
          <table:table-cell office:value-type="float" office:value="0.005634797" calcext:value-type="float">
            <text:p>0.005634797</text:p>
          </table:table-cell>
          <table:table-cell office:value-type="float" office:value="0.005159501" calcext:value-type="float">
            <text:p>0.005159501</text:p>
          </table:table-cell>
          <table:table-cell office:value-type="float" office:value="0.003714976" calcext:value-type="float">
            <text:p>0.003714976</text:p>
          </table:table-cell>
          <table:table-cell office:value-type="float" office:value="0.005581748" calcext:value-type="float">
            <text:p>0.005581748</text:p>
          </table:table-cell>
          <table:table-cell office:value-type="float" office:value="0.009465541" calcext:value-type="float">
            <text:p>0.009465541</text:p>
          </table:table-cell>
          <table:table-cell office:value-type="float" office:value="0.01036404" calcext:value-type="float">
            <text:p>0.01036404</text:p>
          </table:table-cell>
          <table:table-cell office:value-type="float" office:value="0.05201074" calcext:value-type="float">
            <text:p>0.05201074</text:p>
          </table:table-cell>
          <table:table-cell office:value-type="float" office:value="0.08009092" calcext:value-type="float">
            <text:p>0.08009092</text:p>
          </table:table-cell>
          <table:table-cell office:value-type="float" office:value="0.1487907" calcext:value-type="float">
            <text:p>0.1487907</text:p>
          </table:table-cell>
          <table:table-cell office:value-type="float" office:value="0.1751346" calcext:value-type="float">
            <text:p>0.1751346</text:p>
          </table:table-cell>
          <table:table-cell office:value-type="float" office:value="0.1799272" calcext:value-type="float">
            <text:p>0.1799272</text:p>
          </table:table-cell>
          <table:table-cell office:value-type="float" office:value="0" calcext:value-type="float">
            <text:p>0</text:p>
          </table:table-cell>
          <table:table-cell office:value-type="float" office:value="32.60329" calcext:value-type="float">
            <text:p>32.60329</text:p>
          </table:table-cell>
          <table:table-cell office:value-type="float" office:value="23.76647" calcext:value-type="float">
            <text:p>23.76647</text:p>
          </table:table-cell>
          <table:table-cell office:value-type="float" office:value="16.29628" calcext:value-type="float">
            <text:p>16.29628</text:p>
          </table:table-cell>
          <table:table-cell office:value-type="float" office:value="5.567148" calcext:value-type="float">
            <text:p>5.567148</text:p>
          </table:table-cell>
          <table:table-cell office:value-type="float" office:value="4.494081" calcext:value-type="float">
            <text:p>4.494081</text:p>
          </table:table-cell>
          <table:table-cell office:value-type="float" office:value="2.028901" calcext:value-type="float">
            <text:p>2.028901</text:p>
          </table:table-cell>
          <table:table-cell office:value-type="float" office:value="1.966959" calcext:value-type="float">
            <text:p>1.966959</text:p>
          </table:table-cell>
          <table:table-cell office:value-type="float" office:value="4.305079" calcext:value-type="float">
            <text:p>4.305079</text:p>
          </table:table-cell>
          <table:table-cell office:value-type="float" office:value="6.486506" calcext:value-type="float">
            <text:p>6.486506</text:p>
          </table:table-cell>
          <table:table-cell office:value-type="float" office:value="8.083657" calcext:value-type="float">
            <text:p>8.083657</text:p>
          </table:table-cell>
          <table:table-cell office:value-type="float" office:value="8.359921" calcext:value-type="float">
            <text:p>8.359921</text:p>
          </table:table-cell>
          <table:table-cell office:value-type="float" office:value="9.230094" calcext:value-type="float">
            <text:p>9.230094</text:p>
          </table:table-cell>
          <table:table-cell office:value-type="float" office:value="10.81734" calcext:value-type="float">
            <text:p>10.81734</text:p>
          </table:table-cell>
          <table:table-cell office:value-type="float" office:value="11.27209" calcext:value-type="float">
            <text:p>11.27209</text:p>
          </table:table-cell>
          <table:table-cell office:value-type="float" office:value="0" calcext:value-type="float">
            <text:p>0</text:p>
          </table:table-cell>
          <table:table-cell office:value-type="float" office:value="0.2507217" calcext:value-type="float">
            <text:p>0.250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1.616632" calcext:value-type="float">
            <text:p>1.616632</text:p>
          </table:table-cell>
          <table:table-cell office:value-type="float" office:value="135.32" calcext:value-type="float">
            <text:p>135.32</text:p>
          </table:table-cell>
          <table:table-cell office:value-type="float" office:value="0" calcext:value-type="float">
            <text:p>0</text:p>
          </table:table-cell>
          <table:table-cell office:value-type="float" office:value="-6.288548" calcext:value-type="float">
            <text:p>-6.288548</text:p>
          </table:table-cell>
          <table:table-cell office:value-type="float" office:value="33.58584" calcext:value-type="float">
            <text:p>33.58584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29" calcext:value-type="float">
            <text:p>6.82942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096658" calcext:value-type="float">
            <text:p>-0.004096658</text:p>
          </table:table-cell>
          <table:table-cell office:value-type="float" office:value="1167.765" calcext:value-type="float">
            <text:p>1167.765</text:p>
          </table:table-cell>
          <table:table-cell office:value-type="float" office:value="1.264581" calcext:value-type="float">
            <text:p>1.264581</text:p>
          </table:table-cell>
          <table:table-cell office:value-type="float" office:value="0" calcext:value-type="float">
            <text:p>0</text:p>
          </table:table-cell>
          <table:table-cell office:value-type="float" office:value="0.02334395" calcext:value-type="float">
            <text:p>0.02334395</text:p>
          </table:table-cell>
          <table:table-cell office:value-type="float" office:value="0.01473777" calcext:value-type="float">
            <text:p>0.01473777</text:p>
          </table:table-cell>
          <table:table-cell office:value-type="float" office:value="0.01036522" calcext:value-type="float">
            <text:p>0.01036522</text:p>
          </table:table-cell>
          <table:table-cell office:value-type="float" office:value="0.005472184" calcext:value-type="float">
            <text:p>0.005472184</text:p>
          </table:table-cell>
          <table:table-cell office:value-type="float" office:value="0.005007213" calcext:value-type="float">
            <text:p>0.005007213</text:p>
          </table:table-cell>
          <table:table-cell office:value-type="float" office:value="0.003658786" calcext:value-type="float">
            <text:p>0.003658786</text:p>
          </table:table-cell>
          <table:table-cell office:value-type="float" office:value="0.005565548" calcext:value-type="float">
            <text:p>0.005565548</text:p>
          </table:table-cell>
          <table:table-cell office:value-type="float" office:value="0.009581882" calcext:value-type="float">
            <text:p>0.009581882</text:p>
          </table:table-cell>
          <table:table-cell office:value-type="float" office:value="0.01035622" calcext:value-type="float">
            <text:p>0.01035622</text:p>
          </table:table-cell>
          <table:table-cell office:value-type="float" office:value="0.05244342" calcext:value-type="float">
            <text:p>0.05244342</text:p>
          </table:table-cell>
          <table:table-cell office:value-type="float" office:value="0.08051882" calcext:value-type="float">
            <text:p>0.08051882</text:p>
          </table:table-cell>
          <table:table-cell office:value-type="float" office:value="0.1488319" calcext:value-type="float">
            <text:p>0.1488319</text:p>
          </table:table-cell>
          <table:table-cell office:value-type="float" office:value="0.1751337" calcext:value-type="float">
            <text:p>0.1751337</text:p>
          </table:table-cell>
          <table:table-cell office:value-type="float" office:value="0.1799718" calcext:value-type="float">
            <text:p>0.1799718</text:p>
          </table:table-cell>
          <table:table-cell office:value-type="float" office:value="0" calcext:value-type="float">
            <text:p>0</text:p>
          </table:table-cell>
          <table:table-cell office:value-type="float" office:value="32.53647" calcext:value-type="float">
            <text:p>32.53647</text:p>
          </table:table-cell>
          <table:table-cell office:value-type="float" office:value="23.71843" calcext:value-type="float">
            <text:p>23.71843</text:p>
          </table:table-cell>
          <table:table-cell office:value-type="float" office:value="16.26492" calcext:value-type="float">
            <text:p>16.26492</text:p>
          </table:table-cell>
          <table:table-cell office:value-type="float" office:value="5.557019" calcext:value-type="float">
            <text:p>5.557019</text:p>
          </table:table-cell>
          <table:table-cell office:value-type="float" office:value="4.486157" calcext:value-type="float">
            <text:p>4.486157</text:p>
          </table:table-cell>
          <table:table-cell office:value-type="float" office:value="2.02678" calcext:value-type="float">
            <text:p>2.02678</text:p>
          </table:table-cell>
          <table:table-cell office:value-type="float" office:value="1.964888" calcext:value-type="float">
            <text:p>1.964888</text:p>
          </table:table-cell>
          <table:table-cell office:value-type="float" office:value="4.29825" calcext:value-type="float">
            <text:p>4.29825</text:p>
          </table:table-cell>
          <table:table-cell office:value-type="float" office:value="6.473479" calcext:value-type="float">
            <text:p>6.473479</text:p>
          </table:table-cell>
          <table:table-cell office:value-type="float" office:value="8.071496" calcext:value-type="float">
            <text:p>8.071496</text:p>
          </table:table-cell>
          <table:table-cell office:value-type="float" office:value="8.35052" calcext:value-type="float">
            <text:p>8.35052</text:p>
          </table:table-cell>
          <table:table-cell office:value-type="float" office:value="9.232807" calcext:value-type="float">
            <text:p>9.232807</text:p>
          </table:table-cell>
          <table:table-cell office:value-type="float" office:value="10.8206" calcext:value-type="float">
            <text:p>10.8206</text:p>
          </table:table-cell>
          <table:table-cell office:value-type="float" office:value="11.27508" calcext:value-type="float">
            <text:p>11.27508</text:p>
          </table:table-cell>
          <table:table-cell office:value-type="float" office:value="0" calcext:value-type="float">
            <text:p>0</text:p>
          </table:table-cell>
          <table:table-cell office:value-type="float" office:value="5.078824" calcext:value-type="float">
            <text:p>5.078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1.6153" calcext:value-type="float">
            <text:p>1.6153</text:p>
          </table:table-cell>
          <table:table-cell office:value-type="float" office:value="135.3188" calcext:value-type="float">
            <text:p>135.3188</text:p>
          </table:table-cell>
          <table:table-cell office:value-type="float" office:value="0" calcext:value-type="float">
            <text:p>0</text:p>
          </table:table-cell>
          <table:table-cell office:value-type="float" office:value="-6.33422" calcext:value-type="float">
            <text:p>-6.33422</text:p>
          </table:table-cell>
          <table:table-cell office:value-type="float" office:value="33.56641" calcext:value-type="float">
            <text:p>33.5664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29" calcext:value-type="float">
            <text:p>6.82942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215" calcext:value-type="float">
            <text:p>-0.004215</text:p>
          </table:table-cell>
          <table:table-cell office:value-type="float" office:value="1167.739" calcext:value-type="float">
            <text:p>1167.739</text:p>
          </table:table-cell>
          <table:table-cell office:value-type="float" office:value="1.260678" calcext:value-type="float">
            <text:p>1.260678</text:p>
          </table:table-cell>
          <table:table-cell office:value-type="float" office:value="0" calcext:value-type="float">
            <text:p>0</text:p>
          </table:table-cell>
          <table:table-cell office:value-type="float" office:value="0.03482992" calcext:value-type="float">
            <text:p>0.03482992</text:p>
          </table:table-cell>
          <table:table-cell office:value-type="float" office:value="0.01505774" calcext:value-type="float">
            <text:p>0.01505774</text:p>
          </table:table-cell>
          <table:table-cell office:value-type="float" office:value="0.01046331" calcext:value-type="float">
            <text:p>0.01046331</text:p>
          </table:table-cell>
          <table:table-cell office:value-type="float" office:value="0.005505321" calcext:value-type="float">
            <text:p>0.005505321</text:p>
          </table:table-cell>
          <table:table-cell office:value-type="float" office:value="0.005014392" calcext:value-type="float">
            <text:p>0.005014392</text:p>
          </table:table-cell>
          <table:table-cell office:value-type="float" office:value="0.003647492" calcext:value-type="float">
            <text:p>0.003647492</text:p>
          </table:table-cell>
          <table:table-cell office:value-type="float" office:value="0.005562587" calcext:value-type="float">
            <text:p>0.005562587</text:p>
          </table:table-cell>
          <table:table-cell office:value-type="float" office:value="0.009699018" calcext:value-type="float">
            <text:p>0.009699018</text:p>
          </table:table-cell>
          <table:table-cell office:value-type="float" office:value="0.01034683" calcext:value-type="float">
            <text:p>0.01034683</text:p>
          </table:table-cell>
          <table:table-cell office:value-type="float" office:value="0.05292376" calcext:value-type="float">
            <text:p>0.05292376</text:p>
          </table:table-cell>
          <table:table-cell office:value-type="float" office:value="0.08100025" calcext:value-type="float">
            <text:p>0.08100025</text:p>
          </table:table-cell>
          <table:table-cell office:value-type="float" office:value="0.1488742" calcext:value-type="float">
            <text:p>0.1488742</text:p>
          </table:table-cell>
          <table:table-cell office:value-type="float" office:value="0.1751596" calcext:value-type="float">
            <text:p>0.1751596</text:p>
          </table:table-cell>
          <table:table-cell office:value-type="float" office:value="0.1800136" calcext:value-type="float">
            <text:p>0.1800136</text:p>
          </table:table-cell>
          <table:table-cell office:value-type="float" office:value="0" calcext:value-type="float">
            <text:p>0</text:p>
          </table:table-cell>
          <table:table-cell office:value-type="float" office:value="32.49173" calcext:value-type="float">
            <text:p>32.49173</text:p>
          </table:table-cell>
          <table:table-cell office:value-type="float" office:value="23.67186" calcext:value-type="float">
            <text:p>23.67186</text:p>
          </table:table-cell>
          <table:table-cell office:value-type="float" office:value="16.23365" calcext:value-type="float">
            <text:p>16.23365</text:p>
          </table:table-cell>
          <table:table-cell office:value-type="float" office:value="5.546953" calcext:value-type="float">
            <text:p>5.546953</text:p>
          </table:table-cell>
          <table:table-cell office:value-type="float" office:value="4.478257" calcext:value-type="float">
            <text:p>4.478257</text:p>
          </table:table-cell>
          <table:table-cell office:value-type="float" office:value="2.024652" calcext:value-type="float">
            <text:p>2.024652</text:p>
          </table:table-cell>
          <table:table-cell office:value-type="float" office:value="1.962826" calcext:value-type="float">
            <text:p>1.962826</text:p>
          </table:table-cell>
          <table:table-cell office:value-type="float" office:value="4.291445" calcext:value-type="float">
            <text:p>4.291445</text:p>
          </table:table-cell>
          <table:table-cell office:value-type="float" office:value="6.460485" calcext:value-type="float">
            <text:p>6.460485</text:p>
          </table:table-cell>
          <table:table-cell office:value-type="float" office:value="8.059464" calcext:value-type="float">
            <text:p>8.059464</text:p>
          </table:table-cell>
          <table:table-cell office:value-type="float" office:value="8.341242" calcext:value-type="float">
            <text:p>8.341242</text:p>
          </table:table-cell>
          <table:table-cell office:value-type="float" office:value="9.235516" calcext:value-type="float">
            <text:p>9.235516</text:p>
          </table:table-cell>
          <table:table-cell office:value-type="float" office:value="10.82386" calcext:value-type="float">
            <text:p>10.82386</text:p>
          </table:table-cell>
          <table:table-cell office:value-type="float" office:value="11.27808" calcext:value-type="float">
            <text:p>11.27808</text:p>
          </table:table-cell>
          <table:table-cell office:value-type="float" office:value="0" calcext:value-type="float">
            <text:p>0</text:p>
          </table:table-cell>
          <table:table-cell office:value-type="float" office:value="10.79011" calcext:value-type="float">
            <text:p>10.79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5.048398" calcext:value-type="float">
            <text:p>5.048398</text:p>
          </table:table-cell>
          <table:table-cell office:value-type="float" office:value="135.3174" calcext:value-type="float">
            <text:p>135.3174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5526" calcext:value-type="float">
            <text:p>33.552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29" calcext:value-type="float">
            <text:p>6.82942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215" calcext:value-type="float">
            <text:p>-0.004215</text:p>
          </table:table-cell>
          <table:table-cell office:value-type="float" office:value="1167.716" calcext:value-type="float">
            <text:p>1167.716</text:p>
          </table:table-cell>
          <table:table-cell office:value-type="float" office:value="1.254979" calcext:value-type="float">
            <text:p>1.254979</text:p>
          </table:table-cell>
          <table:table-cell office:value-type="float" office:value="0" calcext:value-type="float">
            <text:p>0</text:p>
          </table:table-cell>
          <table:table-cell office:value-type="float" office:value="0.2145422" calcext:value-type="float">
            <text:p>0.2145422</text:p>
          </table:table-cell>
          <table:table-cell office:value-type="float" office:value="0.1364677" calcext:value-type="float">
            <text:p>0.1364677</text:p>
          </table:table-cell>
          <table:table-cell office:value-type="float" office:value="0.09169439" calcext:value-type="float">
            <text:p>0.09169439</text:p>
          </table:table-cell>
          <table:table-cell office:value-type="float" office:value="0.04181251" calcext:value-type="float">
            <text:p>0.04181251</text:p>
          </table:table-cell>
          <table:table-cell office:value-type="float" office:value="0.03833103" calcext:value-type="float">
            <text:p>0.03833103</text:p>
          </table:table-cell>
          <table:table-cell office:value-type="float" office:value="0.01764633" calcext:value-type="float">
            <text:p>0.01764633</text:p>
          </table:table-cell>
          <table:table-cell office:value-type="float" office:value="0.02098404" calcext:value-type="float">
            <text:p>0.02098404</text:p>
          </table:table-cell>
          <table:table-cell office:value-type="float" office:value="0.04288487" calcext:value-type="float">
            <text:p>0.04288487</text:p>
          </table:table-cell>
          <table:table-cell office:value-type="float" office:value="0.06750248" calcext:value-type="float">
            <text:p>0.06750248</text:p>
          </table:table-cell>
          <table:table-cell office:value-type="float" office:value="0.09678427" calcext:value-type="float">
            <text:p>0.09678427</text:p>
          </table:table-cell>
          <table:table-cell office:value-type="float" office:value="0.1125376" calcext:value-type="float">
            <text:p>0.1125376</text:p>
          </table:table-cell>
          <table:table-cell office:value-type="float" office:value="0.1533367" calcext:value-type="float">
            <text:p>0.1533367</text:p>
          </table:table-cell>
          <table:table-cell office:value-type="float" office:value="0.1751942" calcext:value-type="float">
            <text:p>0.1751942</text:p>
          </table:table-cell>
          <table:table-cell office:value-type="float" office:value="0.1800503" calcext:value-type="float">
            <text:p>0.1800503</text:p>
          </table:table-cell>
          <table:table-cell office:value-type="float" office:value="0" calcext:value-type="float">
            <text:p>0</text:p>
          </table:table-cell>
          <table:table-cell office:value-type="float" office:value="31.88111" calcext:value-type="float">
            <text:p>31.88111</text:p>
          </table:table-cell>
          <table:table-cell office:value-type="float" office:value="23.70429" calcext:value-type="float">
            <text:p>23.70429</text:p>
          </table:table-cell>
          <table:table-cell office:value-type="float" office:value="16.23993" calcext:value-type="float">
            <text:p>16.23993</text:p>
          </table:table-cell>
          <table:table-cell office:value-type="float" office:value="5.561218" calcext:value-type="float">
            <text:p>5.561218</text:p>
          </table:table-cell>
          <table:table-cell office:value-type="float" office:value="4.477614" calcext:value-type="float">
            <text:p>4.477614</text:p>
          </table:table-cell>
          <table:table-cell office:value-type="float" office:value="2.023845" calcext:value-type="float">
            <text:p>2.023845</text:p>
          </table:table-cell>
          <table:table-cell office:value-type="float" office:value="1.961578" calcext:value-type="float">
            <text:p>1.961578</text:p>
          </table:table-cell>
          <table:table-cell office:value-type="float" office:value="4.286196" calcext:value-type="float">
            <text:p>4.286196</text:p>
          </table:table-cell>
          <table:table-cell office:value-type="float" office:value="6.450254" calcext:value-type="float">
            <text:p>6.450254</text:p>
          </table:table-cell>
          <table:table-cell office:value-type="float" office:value="8.050097" calcext:value-type="float">
            <text:p>8.050097</text:p>
          </table:table-cell>
          <table:table-cell office:value-type="float" office:value="8.33431" calcext:value-type="float">
            <text:p>8.33431</text:p>
          </table:table-cell>
          <table:table-cell office:value-type="float" office:value="9.238603" calcext:value-type="float">
            <text:p>9.238603</text:p>
          </table:table-cell>
          <table:table-cell office:value-type="float" office:value="10.82703" calcext:value-type="float">
            <text:p>10.82703</text:p>
          </table:table-cell>
          <table:table-cell office:value-type="float" office:value="11.2757" calcext:value-type="float">
            <text:p>11.2757</text:p>
          </table:table-cell>
          <table:table-cell office:value-type="float" office:value="0" calcext:value-type="float">
            <text:p>0</text:p>
          </table:table-cell>
          <table:table-cell office:value-type="float" office:value="3.784379" calcext:value-type="float">
            <text:p>3.784379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5.042371" calcext:value-type="float">
            <text:p>5.042371</text:p>
          </table:table-cell>
          <table:table-cell office:value-type="float" office:value="135.3158" calcext:value-type="float">
            <text:p>135.315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55896" calcext:value-type="float">
            <text:p>33.5589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29" calcext:value-type="float">
            <text:p>6.82942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215" calcext:value-type="float">
            <text:p>-0.004215</text:p>
          </table:table-cell>
          <table:table-cell office:value-type="float" office:value="1167.702" calcext:value-type="float">
            <text:p>1167.702</text:p>
          </table:table-cell>
          <table:table-cell office:value-type="float" office:value="1.24928" calcext:value-type="float">
            <text:p>1.24928</text:p>
          </table:table-cell>
          <table:table-cell office:value-type="float" office:value="0" calcext:value-type="float">
            <text:p>0</text:p>
          </table:table-cell>
          <table:table-cell office:value-type="float" office:value="0.3296137" calcext:value-type="float">
            <text:p>0.3296137</text:p>
          </table:table-cell>
          <table:table-cell office:value-type="float" office:value="0.2088289" calcext:value-type="float">
            <text:p>0.2088289</text:p>
          </table:table-cell>
          <table:table-cell office:value-type="float" office:value="0.1390938" calcext:value-type="float">
            <text:p>0.1390938</text:p>
          </table:table-cell>
          <table:table-cell office:value-type="float" office:value="0.06384166" calcext:value-type="float">
            <text:p>0.06384166</text:p>
          </table:table-cell>
          <table:table-cell office:value-type="float" office:value="0.05904339" calcext:value-type="float">
            <text:p>0.05904339</text:p>
          </table:table-cell>
          <table:table-cell office:value-type="float" office:value="0.02624876" calcext:value-type="float">
            <text:p>0.02624876</text:p>
          </table:table-cell>
          <table:table-cell office:value-type="float" office:value="0.03107001" calcext:value-type="float">
            <text:p>0.03107001</text:p>
          </table:table-cell>
          <table:table-cell office:value-type="float" office:value="0.0660467" calcext:value-type="float">
            <text:p>0.0660467</text:p>
          </table:table-cell>
          <table:table-cell office:value-type="float" office:value="0.1113247" calcext:value-type="float">
            <text:p>0.1113247</text:p>
          </table:table-cell>
          <table:table-cell office:value-type="float" office:value="0.1306743" calcext:value-type="float">
            <text:p>0.1306743</text:p>
          </table:table-cell>
          <table:table-cell office:value-type="float" office:value="0.137018" calcext:value-type="float">
            <text:p>0.137018</text:p>
          </table:table-cell>
          <table:table-cell office:value-type="float" office:value="0.1569714" calcext:value-type="float">
            <text:p>0.1569714</text:p>
          </table:table-cell>
          <table:table-cell office:value-type="float" office:value="0.1752315" calcext:value-type="float">
            <text:p>0.1752315</text:p>
          </table:table-cell>
          <table:table-cell office:value-type="float" office:value="0.1800875" calcext:value-type="float">
            <text:p>0.1800875</text:p>
          </table:table-cell>
          <table:table-cell office:value-type="float" office:value="0" calcext:value-type="float">
            <text:p>0</text:p>
          </table:table-cell>
          <table:table-cell office:value-type="float" office:value="31.88737" calcext:value-type="float">
            <text:p>31.88737</text:p>
          </table:table-cell>
          <table:table-cell office:value-type="float" office:value="23.69419" calcext:value-type="float">
            <text:p>23.69419</text:p>
          </table:table-cell>
          <table:table-cell office:value-type="float" office:value="16.23483" calcext:value-type="float">
            <text:p>16.23483</text:p>
          </table:table-cell>
          <table:table-cell office:value-type="float" office:value="5.563065" calcext:value-type="float">
            <text:p>5.563065</text:p>
          </table:table-cell>
          <table:table-cell office:value-type="float" office:value="4.480646" calcext:value-type="float">
            <text:p>4.480646</text:p>
          </table:table-cell>
          <table:table-cell office:value-type="float" office:value="2.024586" calcext:value-type="float">
            <text:p>2.024586</text:p>
          </table:table-cell>
          <table:table-cell office:value-type="float" office:value="1.962441" calcext:value-type="float">
            <text:p>1.962441</text:p>
          </table:table-cell>
          <table:table-cell office:value-type="float" office:value="4.286963" calcext:value-type="float">
            <text:p>4.286963</text:p>
          </table:table-cell>
          <table:table-cell office:value-type="float" office:value="6.450285" calcext:value-type="float">
            <text:p>6.450285</text:p>
          </table:table-cell>
          <table:table-cell office:value-type="float" office:value="8.049992" calcext:value-type="float">
            <text:p>8.049992</text:p>
          </table:table-cell>
          <table:table-cell office:value-type="float" office:value="8.335345" calcext:value-type="float">
            <text:p>8.335345</text:p>
          </table:table-cell>
          <table:table-cell office:value-type="float" office:value="9.242803" calcext:value-type="float">
            <text:p>9.242803</text:p>
          </table:table-cell>
          <table:table-cell office:value-type="float" office:value="10.83021" calcext:value-type="float">
            <text:p>10.83021</text:p>
          </table:table-cell>
          <table:table-cell office:value-type="float" office:value="11.27875" calcext:value-type="float">
            <text:p>11.27875</text:p>
          </table:table-cell>
          <table:table-cell office:value-type="float" office:value="0" calcext:value-type="float">
            <text:p>0</text:p>
          </table:table-cell>
          <table:table-cell office:value-type="float" office:value="4.715871" calcext:value-type="float">
            <text:p>4.715871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5.037421" calcext:value-type="float">
            <text:p>5.037421</text:p>
          </table:table-cell>
          <table:table-cell office:value-type="float" office:value="135.314" calcext:value-type="float">
            <text:p>135.314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57228" calcext:value-type="float">
            <text:p>33.57228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29" calcext:value-type="float">
            <text:p>6.82942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223004" calcext:value-type="float">
            <text:p>-0.004223004</text:p>
          </table:table-cell>
          <table:table-cell office:value-type="float" office:value="1167.69" calcext:value-type="float">
            <text:p>1167.69</text:p>
          </table:table-cell>
          <table:table-cell office:value-type="float" office:value="1.245823" calcext:value-type="float">
            <text:p>1.245823</text:p>
          </table:table-cell>
          <table:table-cell office:value-type="float" office:value="0" calcext:value-type="float">
            <text:p>0</text:p>
          </table:table-cell>
          <table:table-cell office:value-type="float" office:value="0.3338257" calcext:value-type="float">
            <text:p>0.3338257</text:p>
          </table:table-cell>
          <table:table-cell office:value-type="float" office:value="0.2205754" calcext:value-type="float">
            <text:p>0.2205754</text:p>
          </table:table-cell>
          <table:table-cell office:value-type="float" office:value="0.1473029" calcext:value-type="float">
            <text:p>0.1473029</text:p>
          </table:table-cell>
          <table:table-cell office:value-type="float" office:value="0.06807822" calcext:value-type="float">
            <text:p>0.06807822</text:p>
          </table:table-cell>
          <table:table-cell office:value-type="float" office:value="0.06332712" calcext:value-type="float">
            <text:p>0.06332712</text:p>
          </table:table-cell>
          <table:table-cell office:value-type="float" office:value="0.02802143" calcext:value-type="float">
            <text:p>0.02802143</text:p>
          </table:table-cell>
          <table:table-cell office:value-type="float" office:value="0.03331798" calcext:value-type="float">
            <text:p>0.03331798</text:p>
          </table:table-cell>
          <table:table-cell office:value-type="float" office:value="0.07204512" calcext:value-type="float">
            <text:p>0.07204512</text:p>
          </table:table-cell>
          <table:table-cell office:value-type="float" office:value="0.1249917" calcext:value-type="float">
            <text:p>0.1249917</text:p>
          </table:table-cell>
          <table:table-cell office:value-type="float" office:value="0.1414998" calcext:value-type="float">
            <text:p>0.1414998</text:p>
          </table:table-cell>
          <table:table-cell office:value-type="float" office:value="0.144946" calcext:value-type="float">
            <text:p>0.144946</text:p>
          </table:table-cell>
          <table:table-cell office:value-type="float" office:value="0.1582411" calcext:value-type="float">
            <text:p>0.1582411</text:p>
          </table:table-cell>
          <table:table-cell office:value-type="float" office:value="0.1755024" calcext:value-type="float">
            <text:p>0.1755024</text:p>
          </table:table-cell>
          <table:table-cell office:value-type="float" office:value="0.1800382" calcext:value-type="float">
            <text:p>0.1800382</text:p>
          </table:table-cell>
          <table:table-cell office:value-type="float" office:value="0" calcext:value-type="float">
            <text:p>0</text:p>
          </table:table-cell>
          <table:table-cell office:value-type="float" office:value="31.90243" calcext:value-type="float">
            <text:p>31.90243</text:p>
          </table:table-cell>
          <table:table-cell office:value-type="float" office:value="23.69193" calcext:value-type="float">
            <text:p>23.69193</text:p>
          </table:table-cell>
          <table:table-cell office:value-type="float" office:value="16.23547" calcext:value-type="float">
            <text:p>16.23547</text:p>
          </table:table-cell>
          <table:table-cell office:value-type="float" office:value="5.567653" calcext:value-type="float">
            <text:p>5.567653</text:p>
          </table:table-cell>
          <table:table-cell office:value-type="float" office:value="4.486267" calcext:value-type="float">
            <text:p>4.486267</text:p>
          </table:table-cell>
          <table:table-cell office:value-type="float" office:value="2.025977" calcext:value-type="float">
            <text:p>2.025977</text:p>
          </table:table-cell>
          <table:table-cell office:value-type="float" office:value="1.963999" calcext:value-type="float">
            <text:p>1.963999</text:p>
          </table:table-cell>
          <table:table-cell office:value-type="float" office:value="4.28971" calcext:value-type="float">
            <text:p>4.28971</text:p>
          </table:table-cell>
          <table:table-cell office:value-type="float" office:value="6.454026" calcext:value-type="float">
            <text:p>6.454026</text:p>
          </table:table-cell>
          <table:table-cell office:value-type="float" office:value="8.053266" calcext:value-type="float">
            <text:p>8.053266</text:p>
          </table:table-cell>
          <table:table-cell office:value-type="float" office:value="8.339313" calcext:value-type="float">
            <text:p>8.339313</text:p>
          </table:table-cell>
          <table:table-cell office:value-type="float" office:value="9.24746" calcext:value-type="float">
            <text:p>9.24746</text:p>
          </table:table-cell>
          <table:table-cell office:value-type="float" office:value="10.83339" calcext:value-type="float">
            <text:p>10.83339</text:p>
          </table:table-cell>
          <table:table-cell office:value-type="float" office:value="11.2818" calcext:value-type="float">
            <text:p>11.2818</text:p>
          </table:table-cell>
          <table:table-cell office:value-type="float" office:value="0" calcext:value-type="float">
            <text:p>0</text:p>
          </table:table-cell>
          <table:table-cell office:value-type="float" office:value="4.364962" calcext:value-type="float">
            <text:p>4.36496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5.032041" calcext:value-type="float">
            <text:p>5.032041</text:p>
          </table:table-cell>
          <table:table-cell office:value-type="float" office:value="135.3125" calcext:value-type="float">
            <text:p>135.3125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58753" calcext:value-type="float">
            <text:p>33.5875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382235" calcext:value-type="float">
            <text:p>-0.004382235</text:p>
          </table:table-cell>
          <table:table-cell office:value-type="float" office:value="1167.68" calcext:value-type="float">
            <text:p>1167.68</text:p>
          </table:table-cell>
          <table:table-cell office:value-type="float" office:value="1.241227" calcext:value-type="float">
            <text:p>1.241227</text:p>
          </table:table-cell>
          <table:table-cell office:value-type="float" office:value="0" calcext:value-type="float">
            <text:p>0</text:p>
          </table:table-cell>
          <table:table-cell office:value-type="float" office:value="0.3386076" calcext:value-type="float">
            <text:p>0.3386076</text:p>
          </table:table-cell>
          <table:table-cell office:value-type="float" office:value="0.2231132" calcext:value-type="float">
            <text:p>0.2231132</text:p>
          </table:table-cell>
          <table:table-cell office:value-type="float" office:value="0.1478352" calcext:value-type="float">
            <text:p>0.1478352</text:p>
          </table:table-cell>
          <table:table-cell office:value-type="float" office:value="0.06807297" calcext:value-type="float">
            <text:p>0.06807297</text:p>
          </table:table-cell>
          <table:table-cell office:value-type="float" office:value="0.06331675" calcext:value-type="float">
            <text:p>0.06331675</text:p>
          </table:table-cell>
          <table:table-cell office:value-type="float" office:value="0.02806957" calcext:value-type="float">
            <text:p>0.02806957</text:p>
          </table:table-cell>
          <table:table-cell office:value-type="float" office:value="0.03367949" calcext:value-type="float">
            <text:p>0.03367949</text:p>
          </table:table-cell>
          <table:table-cell office:value-type="float" office:value="0.07359089" calcext:value-type="float">
            <text:p>0.07359089</text:p>
          </table:table-cell>
          <table:table-cell office:value-type="float" office:value="0.1294647" calcext:value-type="float">
            <text:p>0.1294647</text:p>
          </table:table-cell>
          <table:table-cell office:value-type="float" office:value="0.1451161" calcext:value-type="float">
            <text:p>0.1451161</text:p>
          </table:table-cell>
          <table:table-cell office:value-type="float" office:value="0.1476279" calcext:value-type="float">
            <text:p>0.1476279</text:p>
          </table:table-cell>
          <table:table-cell office:value-type="float" office:value="0.1587303" calcext:value-type="float">
            <text:p>0.1587303</text:p>
          </table:table-cell>
          <table:table-cell office:value-type="float" office:value="0.1753728" calcext:value-type="float">
            <text:p>0.1753728</text:p>
          </table:table-cell>
          <table:table-cell office:value-type="float" office:value="0.1801244" calcext:value-type="float">
            <text:p>0.1801244</text:p>
          </table:table-cell>
          <table:table-cell office:value-type="float" office:value="0" calcext:value-type="float">
            <text:p>0</text:p>
          </table:table-cell>
          <table:table-cell office:value-type="float" office:value="31.91625" calcext:value-type="float">
            <text:p>31.91625</text:p>
          </table:table-cell>
          <table:table-cell office:value-type="float" office:value="23.69035" calcext:value-type="float">
            <text:p>23.69035</text:p>
          </table:table-cell>
          <table:table-cell office:value-type="float" office:value="16.2366" calcext:value-type="float">
            <text:p>16.2366</text:p>
          </table:table-cell>
          <table:table-cell office:value-type="float" office:value="5.572452" calcext:value-type="float">
            <text:p>5.572452</text:p>
          </table:table-cell>
          <table:table-cell office:value-type="float" office:value="4.492153" calcext:value-type="float">
            <text:p>4.492153</text:p>
          </table:table-cell>
          <table:table-cell office:value-type="float" office:value="2.027465" calcext:value-type="float">
            <text:p>2.027465</text:p>
          </table:table-cell>
          <table:table-cell office:value-type="float" office:value="1.965696" calcext:value-type="float">
            <text:p>1.965696</text:p>
          </table:table-cell>
          <table:table-cell office:value-type="float" office:value="4.292965" calcext:value-type="float">
            <text:p>4.292965</text:p>
          </table:table-cell>
          <table:table-cell office:value-type="float" office:value="6.458896" calcext:value-type="float">
            <text:p>6.458896</text:p>
          </table:table-cell>
          <table:table-cell office:value-type="float" office:value="8.057597" calcext:value-type="float">
            <text:p>8.057597</text:p>
          </table:table-cell>
          <table:table-cell office:value-type="float" office:value="8.344218" calcext:value-type="float">
            <text:p>8.344218</text:p>
          </table:table-cell>
          <table:table-cell office:value-type="float" office:value="9.252259" calcext:value-type="float">
            <text:p>9.252259</text:p>
          </table:table-cell>
          <table:table-cell office:value-type="float" office:value="10.83669" calcext:value-type="float">
            <text:p>10.83669</text:p>
          </table:table-cell>
          <table:table-cell office:value-type="float" office:value="11.28478" calcext:value-type="float">
            <text:p>11.28478</text:p>
          </table:table-cell>
          <table:table-cell office:value-type="float" office:value="0" calcext:value-type="float">
            <text:p>0</text:p>
          </table:table-cell>
          <table:table-cell office:value-type="float" office:value="4.573801" calcext:value-type="float">
            <text:p>4.573801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5.027631" calcext:value-type="float">
            <text:p>5.027631</text:p>
          </table:table-cell>
          <table:table-cell office:value-type="float" office:value="135.3108" calcext:value-type="float">
            <text:p>135.310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60335" calcext:value-type="float">
            <text:p>33.6033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532961" calcext:value-type="float">
            <text:p>-0.004532961</text:p>
          </table:table-cell>
          <table:table-cell office:value-type="float" office:value="1167.67" calcext:value-type="float">
            <text:p>1167.67</text:p>
          </table:table-cell>
          <table:table-cell office:value-type="float" office:value="1.238527" calcext:value-type="float">
            <text:p>1.238527</text:p>
          </table:table-cell>
          <table:table-cell office:value-type="float" office:value="0" calcext:value-type="float">
            <text:p>0</text:p>
          </table:table-cell>
          <table:table-cell office:value-type="float" office:value="0.3108813" calcext:value-type="float">
            <text:p>0.3108813</text:p>
          </table:table-cell>
          <table:table-cell office:value-type="float" office:value="0.2203105" calcext:value-type="float">
            <text:p>0.2203105</text:p>
          </table:table-cell>
          <table:table-cell office:value-type="float" office:value="0.1463479" calcext:value-type="float">
            <text:p>0.1463479</text:p>
          </table:table-cell>
          <table:table-cell office:value-type="float" office:value="0.06735346" calcext:value-type="float">
            <text:p>0.06735346</text:p>
          </table:table-cell>
          <table:table-cell office:value-type="float" office:value="0.06283329" calcext:value-type="float">
            <text:p>0.06283329</text:p>
          </table:table-cell>
          <table:table-cell office:value-type="float" office:value="0.02791748" calcext:value-type="float">
            <text:p>0.02791748</text:p>
          </table:table-cell>
          <table:table-cell office:value-type="float" office:value="0.03370915" calcext:value-type="float">
            <text:p>0.03370915</text:p>
          </table:table-cell>
          <table:table-cell office:value-type="float" office:value="0.07397802" calcext:value-type="float">
            <text:p>0.07397802</text:p>
          </table:table-cell>
          <table:table-cell office:value-type="float" office:value="0.1309712" calcext:value-type="float">
            <text:p>0.1309712</text:p>
          </table:table-cell>
          <table:table-cell office:value-type="float" office:value="0.1463665" calcext:value-type="float">
            <text:p>0.1463665</text:p>
          </table:table-cell>
          <table:table-cell office:value-type="float" office:value="0.1485696" calcext:value-type="float">
            <text:p>0.1485696</text:p>
          </table:table-cell>
          <table:table-cell office:value-type="float" office:value="0.1589342" calcext:value-type="float">
            <text:p>0.1589342</text:p>
          </table:table-cell>
          <table:table-cell office:value-type="float" office:value="0.1753593" calcext:value-type="float">
            <text:p>0.1753593</text:p>
          </table:table-cell>
          <table:table-cell office:value-type="float" office:value="0.18017" calcext:value-type="float">
            <text:p>0.18017</text:p>
          </table:table-cell>
          <table:table-cell office:value-type="float" office:value="0" calcext:value-type="float">
            <text:p>0</text:p>
          </table:table-cell>
          <table:table-cell office:value-type="float" office:value="31.92978" calcext:value-type="float">
            <text:p>31.92978</text:p>
          </table:table-cell>
          <table:table-cell office:value-type="float" office:value="23.68885" calcext:value-type="float">
            <text:p>23.68885</text:p>
          </table:table-cell>
          <table:table-cell office:value-type="float" office:value="16.2377" calcext:value-type="float">
            <text:p>16.2377</text:p>
          </table:table-cell>
          <table:table-cell office:value-type="float" office:value="5.577214" calcext:value-type="float">
            <text:p>5.577214</text:p>
          </table:table-cell>
          <table:table-cell office:value-type="float" office:value="4.498007" calcext:value-type="float">
            <text:p>4.498007</text:p>
          </table:table-cell>
          <table:table-cell office:value-type="float" office:value="2.028945" calcext:value-type="float">
            <text:p>2.028945</text:p>
          </table:table-cell>
          <table:table-cell office:value-type="float" office:value="1.967407" calcext:value-type="float">
            <text:p>1.967407</text:p>
          </table:table-cell>
          <table:table-cell office:value-type="float" office:value="4.296345" calcext:value-type="float">
            <text:p>4.296345</text:p>
          </table:table-cell>
          <table:table-cell office:value-type="float" office:value="6.464126" calcext:value-type="float">
            <text:p>6.464126</text:p>
          </table:table-cell>
          <table:table-cell office:value-type="float" office:value="8.062263" calcext:value-type="float">
            <text:p>8.062263</text:p>
          </table:table-cell>
          <table:table-cell office:value-type="float" office:value="8.349442" calcext:value-type="float">
            <text:p>8.349442</text:p>
          </table:table-cell>
          <table:table-cell office:value-type="float" office:value="9.257149" calcext:value-type="float">
            <text:p>9.257149</text:p>
          </table:table-cell>
          <table:table-cell office:value-type="float" office:value="10.83995" calcext:value-type="float">
            <text:p>10.83995</text:p>
          </table:table-cell>
          <table:table-cell office:value-type="float" office:value="11.28779" calcext:value-type="float">
            <text:p>11.28779</text:p>
          </table:table-cell>
          <table:table-cell office:value-type="float" office:value="0" calcext:value-type="float">
            <text:p>0</text:p>
          </table:table-cell>
          <table:table-cell office:value-type="float" office:value="3.990764" calcext:value-type="float">
            <text:p>3.990764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5.02285" calcext:value-type="float">
            <text:p>5.02285</text:p>
          </table:table-cell>
          <table:table-cell office:value-type="float" office:value="135.3092" calcext:value-type="float">
            <text:p>135.3092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61922" calcext:value-type="float">
            <text:p>33.61922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673868" calcext:value-type="float">
            <text:p>-0.004673868</text:p>
          </table:table-cell>
          <table:table-cell office:value-type="float" office:value="1167.659" calcext:value-type="float">
            <text:p>1167.659</text:p>
          </table:table-cell>
          <table:table-cell office:value-type="float" office:value="1.23493" calcext:value-type="float">
            <text:p>1.23493</text:p>
          </table:table-cell>
          <table:table-cell office:value-type="float" office:value="0" calcext:value-type="float">
            <text:p>0</text:p>
          </table:table-cell>
          <table:table-cell office:value-type="float" office:value="0.3004687" calcext:value-type="float">
            <text:p>0.3004687</text:p>
          </table:table-cell>
          <table:table-cell office:value-type="float" office:value="0.2201403" calcext:value-type="float">
            <text:p>0.2201403</text:p>
          </table:table-cell>
          <table:table-cell office:value-type="float" office:value="0.1456604" calcext:value-type="float">
            <text:p>0.1456604</text:p>
          </table:table-cell>
          <table:table-cell office:value-type="float" office:value="0.06668855" calcext:value-type="float">
            <text:p>0.06668855</text:p>
          </table:table-cell>
          <table:table-cell office:value-type="float" office:value="0.06208668" calcext:value-type="float">
            <text:p>0.06208668</text:p>
          </table:table-cell>
          <table:table-cell office:value-type="float" office:value="0.02760347" calcext:value-type="float">
            <text:p>0.02760347</text:p>
          </table:table-cell>
          <table:table-cell office:value-type="float" office:value="0.03358167" calcext:value-type="float">
            <text:p>0.03358167</text:p>
          </table:table-cell>
          <table:table-cell office:value-type="float" office:value="0.07404276" calcext:value-type="float">
            <text:p>0.07404276</text:p>
          </table:table-cell>
          <table:table-cell office:value-type="float" office:value="0.1314948" calcext:value-type="float">
            <text:p>0.1314948</text:p>
          </table:table-cell>
          <table:table-cell office:value-type="float" office:value="0.1468238" calcext:value-type="float">
            <text:p>0.1468238</text:p>
          </table:table-cell>
          <table:table-cell office:value-type="float" office:value="0.1489268" calcext:value-type="float">
            <text:p>0.1489268</text:p>
          </table:table-cell>
          <table:table-cell office:value-type="float" office:value="0.1590433" calcext:value-type="float">
            <text:p>0.1590433</text:p>
          </table:table-cell>
          <table:table-cell office:value-type="float" office:value="0.1753803" calcext:value-type="float">
            <text:p>0.1753803</text:p>
          </table:table-cell>
          <table:table-cell office:value-type="float" office:value="0.1802122" calcext:value-type="float">
            <text:p>0.1802122</text:p>
          </table:table-cell>
          <table:table-cell office:value-type="float" office:value="0" calcext:value-type="float">
            <text:p>0</text:p>
          </table:table-cell>
          <table:table-cell office:value-type="float" office:value="31.93815" calcext:value-type="float">
            <text:p>31.93815</text:p>
          </table:table-cell>
          <table:table-cell office:value-type="float" office:value="23.68681" calcext:value-type="float">
            <text:p>23.68681</text:p>
          </table:table-cell>
          <table:table-cell office:value-type="float" office:value="16.23834" calcext:value-type="float">
            <text:p>16.23834</text:p>
          </table:table-cell>
          <table:table-cell office:value-type="float" office:value="5.581687" calcext:value-type="float">
            <text:p>5.581687</text:p>
          </table:table-cell>
          <table:table-cell office:value-type="float" office:value="4.503626" calcext:value-type="float">
            <text:p>4.503626</text:p>
          </table:table-cell>
          <table:table-cell office:value-type="float" office:value="2.030381" calcext:value-type="float">
            <text:p>2.030381</text:p>
          </table:table-cell>
          <table:table-cell office:value-type="float" office:value="1.969104" calcext:value-type="float">
            <text:p>1.969104</text:p>
          </table:table-cell>
          <table:table-cell office:value-type="float" office:value="4.29976" calcext:value-type="float">
            <text:p>4.29976</text:p>
          </table:table-cell>
          <table:table-cell office:value-type="float" office:value="6.469466" calcext:value-type="float">
            <text:p>6.469466</text:p>
          </table:table-cell>
          <table:table-cell office:value-type="float" office:value="8.067053" calcext:value-type="float">
            <text:p>8.067053</text:p>
          </table:table-cell>
          <table:table-cell office:value-type="float" office:value="8.354779" calcext:value-type="float">
            <text:p>8.354779</text:p>
          </table:table-cell>
          <table:table-cell office:value-type="float" office:value="9.262033" calcext:value-type="float">
            <text:p>9.262033</text:p>
          </table:table-cell>
          <table:table-cell office:value-type="float" office:value="10.84315" calcext:value-type="float">
            <text:p>10.84315</text:p>
          </table:table-cell>
          <table:table-cell office:value-type="float" office:value="11.29083" calcext:value-type="float">
            <text:p>11.29083</text:p>
          </table:table-cell>
          <table:table-cell office:value-type="float" office:value="0" calcext:value-type="float">
            <text:p>0</text:p>
          </table:table-cell>
          <table:table-cell office:value-type="float" office:value="4.040438" calcext:value-type="float">
            <text:p>4.040438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5.015816" calcext:value-type="float">
            <text:p>5.015816</text:p>
          </table:table-cell>
          <table:table-cell office:value-type="float" office:value="135.308" calcext:value-type="float">
            <text:p>135.30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63521" calcext:value-type="float">
            <text:p>33.6352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673868" calcext:value-type="float">
            <text:p>-0.004673868</text:p>
          </table:table-cell>
          <table:table-cell office:value-type="float" office:value="1167.648" calcext:value-type="float">
            <text:p>1167.648</text:p>
          </table:table-cell>
          <table:table-cell office:value-type="float" office:value="1.228368" calcext:value-type="float">
            <text:p>1.228368</text:p>
          </table:table-cell>
          <table:table-cell office:value-type="float" office:value="0" calcext:value-type="float">
            <text:p>0</text:p>
          </table:table-cell>
          <table:table-cell office:value-type="float" office:value="0.3326331" calcext:value-type="float">
            <text:p>0.3326331</text:p>
          </table:table-cell>
          <table:table-cell office:value-type="float" office:value="0.2324421" calcext:value-type="float">
            <text:p>0.2324421</text:p>
          </table:table-cell>
          <table:table-cell office:value-type="float" office:value="0.1520997" calcext:value-type="float">
            <text:p>0.1520997</text:p>
          </table:table-cell>
          <table:table-cell office:value-type="float" office:value="0.06994641" calcext:value-type="float">
            <text:p>0.06994641</text:p>
          </table:table-cell>
          <table:table-cell office:value-type="float" office:value="0.06459145" calcext:value-type="float">
            <text:p>0.06459145</text:p>
          </table:table-cell>
          <table:table-cell office:value-type="float" office:value="0.02784597" calcext:value-type="float">
            <text:p>0.02784597</text:p>
          </table:table-cell>
          <table:table-cell office:value-type="float" office:value="0.03367478" calcext:value-type="float">
            <text:p>0.03367478</text:p>
          </table:table-cell>
          <table:table-cell office:value-type="float" office:value="0.07405739" calcext:value-type="float">
            <text:p>0.07405739</text:p>
          </table:table-cell>
          <table:table-cell office:value-type="float" office:value="0.1316885" calcext:value-type="float">
            <text:p>0.1316885</text:p>
          </table:table-cell>
          <table:table-cell office:value-type="float" office:value="0.1470105" calcext:value-type="float">
            <text:p>0.1470105</text:p>
          </table:table-cell>
          <table:table-cell office:value-type="float" office:value="0.1490864" calcext:value-type="float">
            <text:p>0.1490864</text:p>
          </table:table-cell>
          <table:table-cell office:value-type="float" office:value="0.1591235" calcext:value-type="float">
            <text:p>0.1591235</text:p>
          </table:table-cell>
          <table:table-cell office:value-type="float" office:value="0.1754129" calcext:value-type="float">
            <text:p>0.1754129</text:p>
          </table:table-cell>
          <table:table-cell office:value-type="float" office:value="0.1802502" calcext:value-type="float">
            <text:p>0.1802502</text:p>
          </table:table-cell>
          <table:table-cell office:value-type="float" office:value="0" calcext:value-type="float">
            <text:p>0</text:p>
          </table:table-cell>
          <table:table-cell office:value-type="float" office:value="31.94788" calcext:value-type="float">
            <text:p>31.94788</text:p>
          </table:table-cell>
          <table:table-cell office:value-type="float" office:value="23.68586" calcext:value-type="float">
            <text:p>23.68586</text:p>
          </table:table-cell>
          <table:table-cell office:value-type="float" office:value="16.23953" calcext:value-type="float">
            <text:p>16.23953</text:p>
          </table:table-cell>
          <table:table-cell office:value-type="float" office:value="5.586381" calcext:value-type="float">
            <text:p>5.586381</text:p>
          </table:table-cell>
          <table:table-cell office:value-type="float" office:value="4.509378" calcext:value-type="float">
            <text:p>4.509378</text:p>
          </table:table-cell>
          <table:table-cell office:value-type="float" office:value="2.031803" calcext:value-type="float">
            <text:p>2.031803</text:p>
          </table:table-cell>
          <table:table-cell office:value-type="float" office:value="1.970788" calcext:value-type="float">
            <text:p>1.970788</text:p>
          </table:table-cell>
          <table:table-cell office:value-type="float" office:value="4.30317" calcext:value-type="float">
            <text:p>4.30317</text:p>
          </table:table-cell>
          <table:table-cell office:value-type="float" office:value="6.474842" calcext:value-type="float">
            <text:p>6.474842</text:p>
          </table:table-cell>
          <table:table-cell office:value-type="float" office:value="8.071866" calcext:value-type="float">
            <text:p>8.071866</text:p>
          </table:table-cell>
          <table:table-cell office:value-type="float" office:value="8.360156" calcext:value-type="float">
            <text:p>8.360156</text:p>
          </table:table-cell>
          <table:table-cell office:value-type="float" office:value="9.266913" calcext:value-type="float">
            <text:p>9.266913</text:p>
          </table:table-cell>
          <table:table-cell office:value-type="float" office:value="10.84633" calcext:value-type="float">
            <text:p>10.84633</text:p>
          </table:table-cell>
          <table:table-cell office:value-type="float" office:value="11.29388" calcext:value-type="float">
            <text:p>11.29388</text:p>
          </table:table-cell>
          <table:table-cell office:value-type="float" office:value="0" calcext:value-type="float">
            <text:p>0</text:p>
          </table:table-cell>
          <table:table-cell office:value-type="float" office:value="5.52138" calcext:value-type="float">
            <text:p>5.52138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5.01165" calcext:value-type="float">
            <text:p>5.01165</text:p>
          </table:table-cell>
          <table:table-cell office:value-type="float" office:value="135.3062" calcext:value-type="float">
            <text:p>135.3062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65147" calcext:value-type="float">
            <text:p>33.6514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673868" calcext:value-type="float">
            <text:p>-0.004673868</text:p>
          </table:table-cell>
          <table:table-cell office:value-type="float" office:value="1167.637" calcext:value-type="float">
            <text:p>1167.637</text:p>
          </table:table-cell>
          <table:table-cell office:value-type="float" office:value="1.22721" calcext:value-type="float">
            <text:p>1.22721</text:p>
          </table:table-cell>
          <table:table-cell office:value-type="float" office:value="0" calcext:value-type="float">
            <text:p>0</text:p>
          </table:table-cell>
          <table:table-cell office:value-type="float" office:value="0.313145" calcext:value-type="float">
            <text:p>0.313145</text:p>
          </table:table-cell>
          <table:table-cell office:value-type="float" office:value="0.2288848" calcext:value-type="float">
            <text:p>0.2288848</text:p>
          </table:table-cell>
          <table:table-cell office:value-type="float" office:value="0.1517265" calcext:value-type="float">
            <text:p>0.1517265</text:p>
          </table:table-cell>
          <table:table-cell office:value-type="float" office:value="0.07082974" calcext:value-type="float">
            <text:p>0.07082974</text:p>
          </table:table-cell>
          <table:table-cell office:value-type="float" office:value="0.06612428" calcext:value-type="float">
            <text:p>0.06612428</text:p>
          </table:table-cell>
          <table:table-cell office:value-type="float" office:value="0.02823927" calcext:value-type="float">
            <text:p>0.02823927</text:p>
          </table:table-cell>
          <table:table-cell office:value-type="float" office:value="0.03397489" calcext:value-type="float">
            <text:p>0.03397489</text:p>
          </table:table-cell>
          <table:table-cell office:value-type="float" office:value="0.07416444" calcext:value-type="float">
            <text:p>0.07416444</text:p>
          </table:table-cell>
          <table:table-cell office:value-type="float" office:value="0.1317919" calcext:value-type="float">
            <text:p>0.1317919</text:p>
          </table:table-cell>
          <table:table-cell office:value-type="float" office:value="0.1471056" calcext:value-type="float">
            <text:p>0.1471056</text:p>
          </table:table-cell>
          <table:table-cell office:value-type="float" office:value="0.1491787" calcext:value-type="float">
            <text:p>0.1491787</text:p>
          </table:table-cell>
          <table:table-cell office:value-type="float" office:value="0.1591944" calcext:value-type="float">
            <text:p>0.1591944</text:p>
          </table:table-cell>
          <table:table-cell office:value-type="float" office:value="0.1754475" calcext:value-type="float">
            <text:p>0.1754475</text:p>
          </table:table-cell>
          <table:table-cell office:value-type="float" office:value="0.1802872" calcext:value-type="float">
            <text:p>0.1802872</text:p>
          </table:table-cell>
          <table:table-cell office:value-type="float" office:value="0" calcext:value-type="float">
            <text:p>0</text:p>
          </table:table-cell>
          <table:table-cell office:value-type="float" office:value="31.95908" calcext:value-type="float">
            <text:p>31.95908</text:p>
          </table:table-cell>
          <table:table-cell office:value-type="float" office:value="23.68646" calcext:value-type="float">
            <text:p>23.68646</text:p>
          </table:table-cell>
          <table:table-cell office:value-type="float" office:value="16.24201" calcext:value-type="float">
            <text:p>16.24201</text:p>
          </table:table-cell>
          <table:table-cell office:value-type="float" office:value="5.591928" calcext:value-type="float">
            <text:p>5.591928</text:p>
          </table:table-cell>
          <table:table-cell office:value-type="float" office:value="4.515892" calcext:value-type="float">
            <text:p>4.515892</text:p>
          </table:table-cell>
          <table:table-cell office:value-type="float" office:value="2.033301" calcext:value-type="float">
            <text:p>2.033301</text:p>
          </table:table-cell>
          <table:table-cell office:value-type="float" office:value="1.972504" calcext:value-type="float">
            <text:p>1.972504</text:p>
          </table:table-cell>
          <table:table-cell office:value-type="float" office:value="4.306589" calcext:value-type="float">
            <text:p>4.306589</text:p>
          </table:table-cell>
          <table:table-cell office:value-type="float" office:value="6.480239" calcext:value-type="float">
            <text:p>6.480239</text:p>
          </table:table-cell>
          <table:table-cell office:value-type="float" office:value="8.076727" calcext:value-type="float">
            <text:p>8.076727</text:p>
          </table:table-cell>
          <table:table-cell office:value-type="float" office:value="8.365532" calcext:value-type="float">
            <text:p>8.365532</text:p>
          </table:table-cell>
          <table:table-cell office:value-type="float" office:value="9.271798" calcext:value-type="float">
            <text:p>9.271798</text:p>
          </table:table-cell>
          <table:table-cell office:value-type="float" office:value="10.84951" calcext:value-type="float">
            <text:p>10.84951</text:p>
          </table:table-cell>
          <table:table-cell office:value-type="float" office:value="11.29694" calcext:value-type="float">
            <text:p>11.29694</text:p>
          </table:table-cell>
          <table:table-cell office:value-type="float" office:value="0" calcext:value-type="float">
            <text:p>0</text:p>
          </table:table-cell>
          <table:table-cell office:value-type="float" office:value="4.16173" calcext:value-type="float">
            <text:p>4.16173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5.006924" calcext:value-type="float">
            <text:p>5.006924</text:p>
          </table:table-cell>
          <table:table-cell office:value-type="float" office:value="135.3045" calcext:value-type="float">
            <text:p>135.3045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66771" calcext:value-type="float">
            <text:p>33.6677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673868" calcext:value-type="float">
            <text:p>-0.004673868</text:p>
          </table:table-cell>
          <table:table-cell office:value-type="float" office:value="1167.627" calcext:value-type="float">
            <text:p>1167.627</text:p>
          </table:table-cell>
          <table:table-cell office:value-type="float" office:value="1.225467" calcext:value-type="float">
            <text:p>1.225467</text:p>
          </table:table-cell>
          <table:table-cell office:value-type="float" office:value="0" calcext:value-type="float">
            <text:p>0</text:p>
          </table:table-cell>
          <table:table-cell office:value-type="float" office:value="0.3164987" calcext:value-type="float">
            <text:p>0.3164987</text:p>
          </table:table-cell>
          <table:table-cell office:value-type="float" office:value="0.2305629" calcext:value-type="float">
            <text:p>0.2305629</text:p>
          </table:table-cell>
          <table:table-cell office:value-type="float" office:value="0.1520745" calcext:value-type="float">
            <text:p>0.1520745</text:p>
          </table:table-cell>
          <table:table-cell office:value-type="float" office:value="0.07095761" calcext:value-type="float">
            <text:p>0.07095761</text:p>
          </table:table-cell>
          <table:table-cell office:value-type="float" office:value="0.06625772" calcext:value-type="float">
            <text:p>0.06625772</text:p>
          </table:table-cell>
          <table:table-cell office:value-type="float" office:value="0.02816908" calcext:value-type="float">
            <text:p>0.02816908</text:p>
          </table:table-cell>
          <table:table-cell office:value-type="float" office:value="0.03400435" calcext:value-type="float">
            <text:p>0.03400435</text:p>
          </table:table-cell>
          <table:table-cell office:value-type="float" office:value="0.07422626" calcext:value-type="float">
            <text:p>0.07422626</text:p>
          </table:table-cell>
          <table:table-cell office:value-type="float" office:value="0.1318752" calcext:value-type="float">
            <text:p>0.1318752</text:p>
          </table:table-cell>
          <table:table-cell office:value-type="float" office:value="0.1471731" calcext:value-type="float">
            <text:p>0.1471731</text:p>
          </table:table-cell>
          <table:table-cell office:value-type="float" office:value="0.1492513" calcext:value-type="float">
            <text:p>0.1492513</text:p>
          </table:table-cell>
          <table:table-cell office:value-type="float" office:value="0.1592632" calcext:value-type="float">
            <text:p>0.1592632</text:p>
          </table:table-cell>
          <table:table-cell office:value-type="float" office:value="0.1754824" calcext:value-type="float">
            <text:p>0.1754824</text:p>
          </table:table-cell>
          <table:table-cell office:value-type="float" office:value="0.1803217" calcext:value-type="float">
            <text:p>0.1803217</text:p>
          </table:table-cell>
          <table:table-cell office:value-type="float" office:value="0" calcext:value-type="float">
            <text:p>0</text:p>
          </table:table-cell>
          <table:table-cell office:value-type="float" office:value="31.97131" calcext:value-type="float">
            <text:p>31.97131</text:p>
          </table:table-cell>
          <table:table-cell office:value-type="float" office:value="23.68648" calcext:value-type="float">
            <text:p>23.68648</text:p>
          </table:table-cell>
          <table:table-cell office:value-type="float" office:value="16.24414" calcext:value-type="float">
            <text:p>16.24414</text:p>
          </table:table-cell>
          <table:table-cell office:value-type="float" office:value="5.597341" calcext:value-type="float">
            <text:p>5.597341</text:p>
          </table:table-cell>
          <table:table-cell office:value-type="float" office:value="4.522404" calcext:value-type="float">
            <text:p>4.522404</text:p>
          </table:table-cell>
          <table:table-cell office:value-type="float" office:value="2.034805" calcext:value-type="float">
            <text:p>2.034805</text:p>
          </table:table-cell>
          <table:table-cell office:value-type="float" office:value="1.974232" calcext:value-type="float">
            <text:p>1.974232</text:p>
          </table:table-cell>
          <table:table-cell office:value-type="float" office:value="4.310009" calcext:value-type="float">
            <text:p>4.310009</text:p>
          </table:table-cell>
          <table:table-cell office:value-type="float" office:value="6.485636" calcext:value-type="float">
            <text:p>6.485636</text:p>
          </table:table-cell>
          <table:table-cell office:value-type="float" office:value="8.081588" calcext:value-type="float">
            <text:p>8.081588</text:p>
          </table:table-cell>
          <table:table-cell office:value-type="float" office:value="8.370936" calcext:value-type="float">
            <text:p>8.370936</text:p>
          </table:table-cell>
          <table:table-cell office:value-type="float" office:value="9.276688" calcext:value-type="float">
            <text:p>9.276688</text:p>
          </table:table-cell>
          <table:table-cell office:value-type="float" office:value="10.85269" calcext:value-type="float">
            <text:p>10.85269</text:p>
          </table:table-cell>
          <table:table-cell office:value-type="float" office:value="11.29998" calcext:value-type="float">
            <text:p>11.29998</text:p>
          </table:table-cell>
          <table:table-cell office:value-type="float" office:value="0" calcext:value-type="float">
            <text:p>0</text:p>
          </table:table-cell>
          <table:table-cell office:value-type="float" office:value="3.783317" calcext:value-type="float">
            <text:p>3.783317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5.002461" calcext:value-type="float">
            <text:p>5.002461</text:p>
          </table:table-cell>
          <table:table-cell office:value-type="float" office:value="135.3028" calcext:value-type="float">
            <text:p>135.302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68393" calcext:value-type="float">
            <text:p>33.6839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673868" calcext:value-type="float">
            <text:p>-0.004673868</text:p>
          </table:table-cell>
          <table:table-cell office:value-type="float" office:value="1167.616" calcext:value-type="float">
            <text:p>1167.616</text:p>
          </table:table-cell>
          <table:table-cell office:value-type="float" office:value="1.226056" calcext:value-type="float">
            <text:p>1.226056</text:p>
          </table:table-cell>
          <table:table-cell office:value-type="float" office:value="0" calcext:value-type="float">
            <text:p>0</text:p>
          </table:table-cell>
          <table:table-cell office:value-type="float" office:value="0.3291883" calcext:value-type="float">
            <text:p>0.3291883</text:p>
          </table:table-cell>
          <table:table-cell office:value-type="float" office:value="0.2278134" calcext:value-type="float">
            <text:p>0.2278134</text:p>
          </table:table-cell>
          <table:table-cell office:value-type="float" office:value="0.1488668" calcext:value-type="float">
            <text:p>0.1488668</text:p>
          </table:table-cell>
          <table:table-cell office:value-type="float" office:value="0.06954458" calcext:value-type="float">
            <text:p>0.06954458</text:p>
          </table:table-cell>
          <table:table-cell office:value-type="float" office:value="0.06543494" calcext:value-type="float">
            <text:p>0.06543494</text:p>
          </table:table-cell>
          <table:table-cell office:value-type="float" office:value="0.02803303" calcext:value-type="float">
            <text:p>0.02803303</text:p>
          </table:table-cell>
          <table:table-cell office:value-type="float" office:value="0.03401982" calcext:value-type="float">
            <text:p>0.03401982</text:p>
          </table:table-cell>
          <table:table-cell office:value-type="float" office:value="0.07427106" calcext:value-type="float">
            <text:p>0.07427106</text:p>
          </table:table-cell>
          <table:table-cell office:value-type="float" office:value="0.1319461" calcext:value-type="float">
            <text:p>0.1319461</text:p>
          </table:table-cell>
          <table:table-cell office:value-type="float" office:value="0.1472342" calcext:value-type="float">
            <text:p>0.1472342</text:p>
          </table:table-cell>
          <table:table-cell office:value-type="float" office:value="0.1493197" calcext:value-type="float">
            <text:p>0.1493197</text:p>
          </table:table-cell>
          <table:table-cell office:value-type="float" office:value="0.1593331" calcext:value-type="float">
            <text:p>0.1593331</text:p>
          </table:table-cell>
          <table:table-cell office:value-type="float" office:value="0.1755176" calcext:value-type="float">
            <text:p>0.1755176</text:p>
          </table:table-cell>
          <table:table-cell office:value-type="float" office:value="0.1803557" calcext:value-type="float">
            <text:p>0.1803557</text:p>
          </table:table-cell>
          <table:table-cell office:value-type="float" office:value="0" calcext:value-type="float">
            <text:p>0</text:p>
          </table:table-cell>
          <table:table-cell office:value-type="float" office:value="31.98214" calcext:value-type="float">
            <text:p>31.98214</text:p>
          </table:table-cell>
          <table:table-cell office:value-type="float" office:value="23.68635" calcext:value-type="float">
            <text:p>23.68635</text:p>
          </table:table-cell>
          <table:table-cell office:value-type="float" office:value="16.24622" calcext:value-type="float">
            <text:p>16.24622</text:p>
          </table:table-cell>
          <table:table-cell office:value-type="float" office:value="5.602786" calcext:value-type="float">
            <text:p>5.602786</text:p>
          </table:table-cell>
          <table:table-cell office:value-type="float" office:value="4.528967" calcext:value-type="float">
            <text:p>4.528967</text:p>
          </table:table-cell>
          <table:table-cell office:value-type="float" office:value="2.036306" calcext:value-type="float">
            <text:p>2.036306</text:p>
          </table:table-cell>
          <table:table-cell office:value-type="float" office:value="1.97596" calcext:value-type="float">
            <text:p>1.97596</text:p>
          </table:table-cell>
          <table:table-cell office:value-type="float" office:value="4.313427" calcext:value-type="float">
            <text:p>4.313427</text:p>
          </table:table-cell>
          <table:table-cell office:value-type="float" office:value="6.491032" calcext:value-type="float">
            <text:p>6.491032</text:p>
          </table:table-cell>
          <table:table-cell office:value-type="float" office:value="8.086452" calcext:value-type="float">
            <text:p>8.086452</text:p>
          </table:table-cell>
          <table:table-cell office:value-type="float" office:value="8.376368" calcext:value-type="float">
            <text:p>8.376368</text:p>
          </table:table-cell>
          <table:table-cell office:value-type="float" office:value="9.281568" calcext:value-type="float">
            <text:p>9.281568</text:p>
          </table:table-cell>
          <table:table-cell office:value-type="float" office:value="10.85587" calcext:value-type="float">
            <text:p>10.85587</text:p>
          </table:table-cell>
          <table:table-cell office:value-type="float" office:value="11.30303" calcext:value-type="float">
            <text:p>11.30303</text:p>
          </table:table-cell>
          <table:table-cell office:value-type="float" office:value="0" calcext:value-type="float">
            <text:p>0</text:p>
          </table:table-cell>
          <table:table-cell office:value-type="float" office:value="3.406286" calcext:value-type="float">
            <text:p>3.40628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4.995121" calcext:value-type="float">
            <text:p>4.995121</text:p>
          </table:table-cell>
          <table:table-cell office:value-type="float" office:value="135.3018" calcext:value-type="float">
            <text:p>135.301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70017" calcext:value-type="float">
            <text:p>33.7001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773279" calcext:value-type="float">
            <text:p>-0.004773279</text:p>
          </table:table-cell>
          <table:table-cell office:value-type="float" office:value="1167.605" calcext:value-type="float">
            <text:p>1167.605</text:p>
          </table:table-cell>
          <table:table-cell office:value-type="float" office:value="1.228856" calcext:value-type="float">
            <text:p>1.228856</text:p>
          </table:table-cell>
          <table:table-cell office:value-type="float" office:value="0" calcext:value-type="float">
            <text:p>0</text:p>
          </table:table-cell>
          <table:table-cell office:value-type="float" office:value="0.3840421" calcext:value-type="float">
            <text:p>0.3840421</text:p>
          </table:table-cell>
          <table:table-cell office:value-type="float" office:value="0.2332124" calcext:value-type="float">
            <text:p>0.2332124</text:p>
          </table:table-cell>
          <table:table-cell office:value-type="float" office:value="0.1475734" calcext:value-type="float">
            <text:p>0.1475734</text:p>
          </table:table-cell>
          <table:table-cell office:value-type="float" office:value="0.06852906" calcext:value-type="float">
            <text:p>0.06852906</text:p>
          </table:table-cell>
          <table:table-cell office:value-type="float" office:value="0.06443059" calcext:value-type="float">
            <text:p>0.06443059</text:p>
          </table:table-cell>
          <table:table-cell office:value-type="float" office:value="0.02772081" calcext:value-type="float">
            <text:p>0.02772081</text:p>
          </table:table-cell>
          <table:table-cell office:value-type="float" office:value="0.03389033" calcext:value-type="float">
            <text:p>0.03389033</text:p>
          </table:table-cell>
          <table:table-cell office:value-type="float" office:value="0.07426" calcext:value-type="float">
            <text:p>0.07426</text:p>
          </table:table-cell>
          <table:table-cell office:value-type="float" office:value="0.1320083" calcext:value-type="float">
            <text:p>0.1320083</text:p>
          </table:table-cell>
          <table:table-cell office:value-type="float" office:value="0.1472933" calcext:value-type="float">
            <text:p>0.1472933</text:p>
          </table:table-cell>
          <table:table-cell office:value-type="float" office:value="0.1493822" calcext:value-type="float">
            <text:p>0.1493822</text:p>
          </table:table-cell>
          <table:table-cell office:value-type="float" office:value="0.1594077" calcext:value-type="float">
            <text:p>0.1594077</text:p>
          </table:table-cell>
          <table:table-cell office:value-type="float" office:value="0.1755631" calcext:value-type="float">
            <text:p>0.1755631</text:p>
          </table:table-cell>
          <table:table-cell office:value-type="float" office:value="0.1803905" calcext:value-type="float">
            <text:p>0.1803905</text:p>
          </table:table-cell>
          <table:table-cell office:value-type="float" office:value="0" calcext:value-type="float">
            <text:p>0</text:p>
          </table:table-cell>
          <table:table-cell office:value-type="float" office:value="32.00524" calcext:value-type="float">
            <text:p>32.00524</text:p>
          </table:table-cell>
          <table:table-cell office:value-type="float" office:value="23.68536" calcext:value-type="float">
            <text:p>23.68536</text:p>
          </table:table-cell>
          <table:table-cell office:value-type="float" office:value="16.24763" calcext:value-type="float">
            <text:p>16.24763</text:p>
          </table:table-cell>
          <table:table-cell office:value-type="float" office:value="5.607831" calcext:value-type="float">
            <text:p>5.607831</text:p>
          </table:table-cell>
          <table:table-cell office:value-type="float" office:value="4.535207" calcext:value-type="float">
            <text:p>4.535207</text:p>
          </table:table-cell>
          <table:table-cell office:value-type="float" office:value="2.037759" calcext:value-type="float">
            <text:p>2.037759</text:p>
          </table:table-cell>
          <table:table-cell office:value-type="float" office:value="1.977674" calcext:value-type="float">
            <text:p>1.977674</text:p>
          </table:table-cell>
          <table:table-cell office:value-type="float" office:value="4.316846" calcext:value-type="float">
            <text:p>4.316846</text:p>
          </table:table-cell>
          <table:table-cell office:value-type="float" office:value="6.496428" calcext:value-type="float">
            <text:p>6.496428</text:p>
          </table:table-cell>
          <table:table-cell office:value-type="float" office:value="8.091311" calcext:value-type="float">
            <text:p>8.091311</text:p>
          </table:table-cell>
          <table:table-cell office:value-type="float" office:value="8.381799" calcext:value-type="float">
            <text:p>8.381799</text:p>
          </table:table-cell>
          <table:table-cell office:value-type="float" office:value="9.286456" calcext:value-type="float">
            <text:p>9.286456</text:p>
          </table:table-cell>
          <table:table-cell office:value-type="float" office:value="10.85905" calcext:value-type="float">
            <text:p>10.85905</text:p>
          </table:table-cell>
          <table:table-cell office:value-type="float" office:value="11.30608" calcext:value-type="float">
            <text:p>11.30608</text:p>
          </table:table-cell>
          <table:table-cell office:value-type="float" office:value="0" calcext:value-type="float">
            <text:p>0</text:p>
          </table:table-cell>
          <table:table-cell office:value-type="float" office:value="5.158896" calcext:value-type="float">
            <text:p>5.15889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4.984847" calcext:value-type="float">
            <text:p>4.984847</text:p>
          </table:table-cell>
          <table:table-cell office:value-type="float" office:value="135.3009" calcext:value-type="float">
            <text:p>135.3009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7167" calcext:value-type="float">
            <text:p>33.716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773279" calcext:value-type="float">
            <text:p>-0.004773279</text:p>
          </table:table-cell>
          <table:table-cell office:value-type="float" office:value="1167.596" calcext:value-type="float">
            <text:p>1167.596</text:p>
          </table:table-cell>
          <table:table-cell office:value-type="float" office:value="1.231666" calcext:value-type="float">
            <text:p>1.231666</text:p>
          </table:table-cell>
          <table:table-cell office:value-type="float" office:value="0" calcext:value-type="float">
            <text:p>0</text:p>
          </table:table-cell>
          <table:table-cell office:value-type="float" office:value="0.3953143" calcext:value-type="float">
            <text:p>0.3953143</text:p>
          </table:table-cell>
          <table:table-cell office:value-type="float" office:value="0.251739" calcext:value-type="float">
            <text:p>0.251739</text:p>
          </table:table-cell>
          <table:table-cell office:value-type="float" office:value="0.1616782" calcext:value-type="float">
            <text:p>0.1616782</text:p>
          </table:table-cell>
          <table:table-cell office:value-type="float" office:value="0.07598986" calcext:value-type="float">
            <text:p>0.07598986</text:p>
          </table:table-cell>
          <table:table-cell office:value-type="float" office:value="0.07033444" calcext:value-type="float">
            <text:p>0.07033444</text:p>
          </table:table-cell>
          <table:table-cell office:value-type="float" office:value="0.02848576" calcext:value-type="float">
            <text:p>0.02848576</text:p>
          </table:table-cell>
          <table:table-cell office:value-type="float" office:value="0.03420939" calcext:value-type="float">
            <text:p>0.03420939</text:p>
          </table:table-cell>
          <table:table-cell office:value-type="float" office:value="0.07429121" calcext:value-type="float">
            <text:p>0.07429121</text:p>
          </table:table-cell>
          <table:table-cell office:value-type="float" office:value="0.1320622" calcext:value-type="float">
            <text:p>0.1320622</text:p>
          </table:table-cell>
          <table:table-cell office:value-type="float" office:value="0.1473501" calcext:value-type="float">
            <text:p>0.1473501</text:p>
          </table:table-cell>
          <table:table-cell office:value-type="float" office:value="0.1494428" calcext:value-type="float">
            <text:p>0.1494428</text:p>
          </table:table-cell>
          <table:table-cell office:value-type="float" office:value="0.1594744" calcext:value-type="float">
            <text:p>0.1594744</text:p>
          </table:table-cell>
          <table:table-cell office:value-type="float" office:value="0.1755912" calcext:value-type="float">
            <text:p>0.1755912</text:p>
          </table:table-cell>
          <table:table-cell office:value-type="float" office:value="0.1804225" calcext:value-type="float">
            <text:p>0.1804225</text:p>
          </table:table-cell>
          <table:table-cell office:value-type="float" office:value="0" calcext:value-type="float">
            <text:p>0</text:p>
          </table:table-cell>
          <table:table-cell office:value-type="float" office:value="32.0367" calcext:value-type="float">
            <text:p>32.0367</text:p>
          </table:table-cell>
          <table:table-cell office:value-type="float" office:value="23.68663" calcext:value-type="float">
            <text:p>23.68663</text:p>
          </table:table-cell>
          <table:table-cell office:value-type="float" office:value="16.25039" calcext:value-type="float">
            <text:p>16.25039</text:p>
          </table:table-cell>
          <table:table-cell office:value-type="float" office:value="5.613469" calcext:value-type="float">
            <text:p>5.613469</text:p>
          </table:table-cell>
          <table:table-cell office:value-type="float" office:value="4.541862" calcext:value-type="float">
            <text:p>4.541862</text:p>
          </table:table-cell>
          <table:table-cell office:value-type="float" office:value="2.039223" calcext:value-type="float">
            <text:p>2.039223</text:p>
          </table:table-cell>
          <table:table-cell office:value-type="float" office:value="1.979384" calcext:value-type="float">
            <text:p>1.979384</text:p>
          </table:table-cell>
          <table:table-cell office:value-type="float" office:value="4.320265" calcext:value-type="float">
            <text:p>4.320265</text:p>
          </table:table-cell>
          <table:table-cell office:value-type="float" office:value="6.501824" calcext:value-type="float">
            <text:p>6.501824</text:p>
          </table:table-cell>
          <table:table-cell office:value-type="float" office:value="8.096172" calcext:value-type="float">
            <text:p>8.096172</text:p>
          </table:table-cell>
          <table:table-cell office:value-type="float" office:value="8.38723" calcext:value-type="float">
            <text:p>8.38723</text:p>
          </table:table-cell>
          <table:table-cell office:value-type="float" office:value="9.291336" calcext:value-type="float">
            <text:p>9.291336</text:p>
          </table:table-cell>
          <table:table-cell office:value-type="float" office:value="10.86223" calcext:value-type="float">
            <text:p>10.86223</text:p>
          </table:table-cell>
          <table:table-cell office:value-type="float" office:value="11.30913" calcext:value-type="float">
            <text:p>11.30913</text:p>
          </table:table-cell>
          <table:table-cell office:value-type="float" office:value="0" calcext:value-type="float">
            <text:p>0</text:p>
          </table:table-cell>
          <table:table-cell office:value-type="float" office:value="7.793861" calcext:value-type="float">
            <text:p>7.793861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4.976774" calcext:value-type="float">
            <text:p>4.976774</text:p>
          </table:table-cell>
          <table:table-cell office:value-type="float" office:value="135.2995" calcext:value-type="float">
            <text:p>135.2995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73355" calcext:value-type="float">
            <text:p>33.7335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4902394" calcext:value-type="float">
            <text:p>-0.004902394</text:p>
          </table:table-cell>
          <table:table-cell office:value-type="float" office:value="1167.587" calcext:value-type="float">
            <text:p>1167.587</text:p>
          </table:table-cell>
          <table:table-cell office:value-type="float" office:value="1.226746" calcext:value-type="float">
            <text:p>1.226746</text:p>
          </table:table-cell>
          <table:table-cell office:value-type="float" office:value="0" calcext:value-type="float">
            <text:p>0</text:p>
          </table:table-cell>
          <table:table-cell office:value-type="float" office:value="0.375471" calcext:value-type="float">
            <text:p>0.375471</text:p>
          </table:table-cell>
          <table:table-cell office:value-type="float" office:value="0.2560804" calcext:value-type="float">
            <text:p>0.2560804</text:p>
          </table:table-cell>
          <table:table-cell office:value-type="float" office:value="0.1679836" calcext:value-type="float">
            <text:p>0.1679836</text:p>
          </table:table-cell>
          <table:table-cell office:value-type="float" office:value="0.08098898" calcext:value-type="float">
            <text:p>0.08098898</text:p>
          </table:table-cell>
          <table:table-cell office:value-type="float" office:value="0.07549161" calcext:value-type="float">
            <text:p>0.07549161</text:p>
          </table:table-cell>
          <table:table-cell office:value-type="float" office:value="0.02951725" calcext:value-type="float">
            <text:p>0.02951725</text:p>
          </table:table-cell>
          <table:table-cell office:value-type="float" office:value="0.03485347" calcext:value-type="float">
            <text:p>0.03485347</text:p>
          </table:table-cell>
          <table:table-cell office:value-type="float" office:value="0.07450075" calcext:value-type="float">
            <text:p>0.07450075</text:p>
          </table:table-cell>
          <table:table-cell office:value-type="float" office:value="0.132149" calcext:value-type="float">
            <text:p>0.132149</text:p>
          </table:table-cell>
          <table:table-cell office:value-type="float" office:value="0.1474071" calcext:value-type="float">
            <text:p>0.1474071</text:p>
          </table:table-cell>
          <table:table-cell office:value-type="float" office:value="0.1495029" calcext:value-type="float">
            <text:p>0.1495029</text:p>
          </table:table-cell>
          <table:table-cell office:value-type="float" office:value="0.1595531" calcext:value-type="float">
            <text:p>0.1595531</text:p>
          </table:table-cell>
          <table:table-cell office:value-type="float" office:value="0.1756924" calcext:value-type="float">
            <text:p>0.1756924</text:p>
          </table:table-cell>
          <table:table-cell office:value-type="float" office:value="0.1804301" calcext:value-type="float">
            <text:p>0.1804301</text:p>
          </table:table-cell>
          <table:table-cell office:value-type="float" office:value="0" calcext:value-type="float">
            <text:p>0</text:p>
          </table:table-cell>
          <table:table-cell office:value-type="float" office:value="32.05953" calcext:value-type="float">
            <text:p>32.05953</text:p>
          </table:table-cell>
          <table:table-cell office:value-type="float" office:value="23.69107" calcext:value-type="float">
            <text:p>23.69107</text:p>
          </table:table-cell>
          <table:table-cell office:value-type="float" office:value="16.25569" calcext:value-type="float">
            <text:p>16.25569</text:p>
          </table:table-cell>
          <table:table-cell office:value-type="float" office:value="5.620739" calcext:value-type="float">
            <text:p>5.620739</text:p>
          </table:table-cell>
          <table:table-cell office:value-type="float" office:value="4.550022" calcext:value-type="float">
            <text:p>4.550022</text:p>
          </table:table-cell>
          <table:table-cell office:value-type="float" office:value="2.040848" calcext:value-type="float">
            <text:p>2.040848</text:p>
          </table:table-cell>
          <table:table-cell office:value-type="float" office:value="1.981168" calcext:value-type="float">
            <text:p>1.981168</text:p>
          </table:table-cell>
          <table:table-cell office:value-type="float" office:value="4.323696" calcext:value-type="float">
            <text:p>4.323696</text:p>
          </table:table-cell>
          <table:table-cell office:value-type="float" office:value="6.507218" calcext:value-type="float">
            <text:p>6.507218</text:p>
          </table:table-cell>
          <table:table-cell office:value-type="float" office:value="8.101033" calcext:value-type="float">
            <text:p>8.101033</text:p>
          </table:table-cell>
          <table:table-cell office:value-type="float" office:value="8.39266" calcext:value-type="float">
            <text:p>8.39266</text:p>
          </table:table-cell>
          <table:table-cell office:value-type="float" office:value="9.29622" calcext:value-type="float">
            <text:p>9.29622</text:p>
          </table:table-cell>
          <table:table-cell office:value-type="float" office:value="10.86546" calcext:value-type="float">
            <text:p>10.86546</text:p>
          </table:table-cell>
          <table:table-cell office:value-type="float" office:value="11.31213" calcext:value-type="float">
            <text:p>11.31213</text:p>
          </table:table-cell>
          <table:table-cell office:value-type="float" office:value="0" calcext:value-type="float">
            <text:p>0</text:p>
          </table:table-cell>
          <table:table-cell office:value-type="float" office:value="7.587496" calcext:value-type="float">
            <text:p>7.58749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4.96879" calcext:value-type="float">
            <text:p>4.96879</text:p>
          </table:table-cell>
          <table:table-cell office:value-type="float" office:value="135.2982" calcext:value-type="float">
            <text:p>135.2982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7504" calcext:value-type="float">
            <text:p>33.7504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052094" calcext:value-type="float">
            <text:p>-0.005052094</text:p>
          </table:table-cell>
          <table:table-cell office:value-type="float" office:value="1167.578" calcext:value-type="float">
            <text:p>1167.578</text:p>
          </table:table-cell>
          <table:table-cell office:value-type="float" office:value="1.220793" calcext:value-type="float">
            <text:p>1.220793</text:p>
          </table:table-cell>
          <table:table-cell office:value-type="float" office:value="0" calcext:value-type="float">
            <text:p>0</text:p>
          </table:table-cell>
          <table:table-cell office:value-type="float" office:value="0.3862604" calcext:value-type="float">
            <text:p>0.3862604</text:p>
          </table:table-cell>
          <table:table-cell office:value-type="float" office:value="0.2572653" calcext:value-type="float">
            <text:p>0.2572653</text:p>
          </table:table-cell>
          <table:table-cell office:value-type="float" office:value="0.1681217" calcext:value-type="float">
            <text:p>0.1681217</text:p>
          </table:table-cell>
          <table:table-cell office:value-type="float" office:value="0.08116866" calcext:value-type="float">
            <text:p>0.08116866</text:p>
          </table:table-cell>
          <table:table-cell office:value-type="float" office:value="0.07596984" calcext:value-type="float">
            <text:p>0.07596984</text:p>
          </table:table-cell>
          <table:table-cell office:value-type="float" office:value="0.0296354" calcext:value-type="float">
            <text:p>0.0296354</text:p>
          </table:table-cell>
          <table:table-cell office:value-type="float" office:value="0.03507261" calcext:value-type="float">
            <text:p>0.03507261</text:p>
          </table:table-cell>
          <table:table-cell office:value-type="float" office:value="0.07468542" calcext:value-type="float">
            <text:p>0.07468542</text:p>
          </table:table-cell>
          <table:table-cell office:value-type="float" office:value="0.1322703" calcext:value-type="float">
            <text:p>0.1322703</text:p>
          </table:table-cell>
          <table:table-cell office:value-type="float" office:value="0.1474688" calcext:value-type="float">
            <text:p>0.1474688</text:p>
          </table:table-cell>
          <table:table-cell office:value-type="float" office:value="0.1495621" calcext:value-type="float">
            <text:p>0.1495621</text:p>
          </table:table-cell>
          <table:table-cell office:value-type="float" office:value="0.159622" calcext:value-type="float">
            <text:p>0.159622</text:p>
          </table:table-cell>
          <table:table-cell office:value-type="float" office:value="0.175678" calcext:value-type="float">
            <text:p>0.175678</text:p>
          </table:table-cell>
          <table:table-cell office:value-type="float" office:value="0.1804743" calcext:value-type="float">
            <text:p>0.1804743</text:p>
          </table:table-cell>
          <table:table-cell office:value-type="float" office:value="0" calcext:value-type="float">
            <text:p>0</text:p>
          </table:table-cell>
          <table:table-cell office:value-type="float" office:value="32.07983" calcext:value-type="float">
            <text:p>32.07983</text:p>
          </table:table-cell>
          <table:table-cell office:value-type="float" office:value="23.69523" calcext:value-type="float">
            <text:p>23.69523</text:p>
          </table:table-cell>
          <table:table-cell office:value-type="float" office:value="16.261" calcext:value-type="float">
            <text:p>16.261</text:p>
          </table:table-cell>
          <table:table-cell office:value-type="float" office:value="5.628258" calcext:value-type="float">
            <text:p>5.628258</text:p>
          </table:table-cell>
          <table:table-cell office:value-type="float" office:value="4.558609" calcext:value-type="float">
            <text:p>4.558609</text:p>
          </table:table-cell>
          <table:table-cell office:value-type="float" office:value="2.042547" calcext:value-type="float">
            <text:p>2.042547</text:p>
          </table:table-cell>
          <table:table-cell office:value-type="float" office:value="1.983005" calcext:value-type="float">
            <text:p>1.983005</text:p>
          </table:table-cell>
          <table:table-cell office:value-type="float" office:value="4.327157" calcext:value-type="float">
            <text:p>4.327157</text:p>
          </table:table-cell>
          <table:table-cell office:value-type="float" office:value="6.512613" calcext:value-type="float">
            <text:p>6.512613</text:p>
          </table:table-cell>
          <table:table-cell office:value-type="float" office:value="8.105894" calcext:value-type="float">
            <text:p>8.105894</text:p>
          </table:table-cell>
          <table:table-cell office:value-type="float" office:value="8.39809" calcext:value-type="float">
            <text:p>8.39809</text:p>
          </table:table-cell>
          <table:table-cell office:value-type="float" office:value="9.301109" calcext:value-type="float">
            <text:p>9.301109</text:p>
          </table:table-cell>
          <table:table-cell office:value-type="float" office:value="10.86866" calcext:value-type="float">
            <text:p>10.86866</text:p>
          </table:table-cell>
          <table:table-cell office:value-type="float" office:value="11.31509" calcext:value-type="float">
            <text:p>11.31509</text:p>
          </table:table-cell>
          <table:table-cell office:value-type="float" office:value="0" calcext:value-type="float">
            <text:p>0</text:p>
          </table:table-cell>
          <table:table-cell office:value-type="float" office:value="7.535315" calcext:value-type="float">
            <text:p>7.535315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4.963033" calcext:value-type="float">
            <text:p>4.963033</text:p>
          </table:table-cell>
          <table:table-cell office:value-type="float" office:value="135.2964" calcext:value-type="float">
            <text:p>135.2964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76734" calcext:value-type="float">
            <text:p>33.76734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186304" calcext:value-type="float">
            <text:p>-0.005186304</text:p>
          </table:table-cell>
          <table:table-cell office:value-type="float" office:value="1167.569" calcext:value-type="float">
            <text:p>1167.569</text:p>
          </table:table-cell>
          <table:table-cell office:value-type="float" office:value="1.218781" calcext:value-type="float">
            <text:p>1.218781</text:p>
          </table:table-cell>
          <table:table-cell office:value-type="float" office:value="0" calcext:value-type="float">
            <text:p>0</text:p>
          </table:table-cell>
          <table:table-cell office:value-type="float" office:value="0.3793395" calcext:value-type="float">
            <text:p>0.3793395</text:p>
          </table:table-cell>
          <table:table-cell office:value-type="float" office:value="0.2542472" calcext:value-type="float">
            <text:p>0.2542472</text:p>
          </table:table-cell>
          <table:table-cell office:value-type="float" office:value="0.1676452" calcext:value-type="float">
            <text:p>0.1676452</text:p>
          </table:table-cell>
          <table:table-cell office:value-type="float" office:value="0.08159346" calcext:value-type="float">
            <text:p>0.08159346</text:p>
          </table:table-cell>
          <table:table-cell office:value-type="float" office:value="0.07689901" calcext:value-type="float">
            <text:p>0.07689901</text:p>
          </table:table-cell>
          <table:table-cell office:value-type="float" office:value="0.02984563" calcext:value-type="float">
            <text:p>0.02984563</text:p>
          </table:table-cell>
          <table:table-cell office:value-type="float" office:value="0.03530302" calcext:value-type="float">
            <text:p>0.03530302</text:p>
          </table:table-cell>
          <table:table-cell office:value-type="float" office:value="0.07482889" calcext:value-type="float">
            <text:p>0.07482889</text:p>
          </table:table-cell>
          <table:table-cell office:value-type="float" office:value="0.1323943" calcext:value-type="float">
            <text:p>0.1323943</text:p>
          </table:table-cell>
          <table:table-cell office:value-type="float" office:value="0.1475348" calcext:value-type="float">
            <text:p>0.1475348</text:p>
          </table:table-cell>
          <table:table-cell office:value-type="float" office:value="0.1496225" calcext:value-type="float">
            <text:p>0.1496225</text:p>
          </table:table-cell>
          <table:table-cell office:value-type="float" office:value="0.159687" calcext:value-type="float">
            <text:p>0.159687</text:p>
          </table:table-cell>
          <table:table-cell office:value-type="float" office:value="0.1756981" calcext:value-type="float">
            <text:p>0.1756981</text:p>
          </table:table-cell>
          <table:table-cell office:value-type="float" office:value="0.1805148" calcext:value-type="float">
            <text:p>0.1805148</text:p>
          </table:table-cell>
          <table:table-cell office:value-type="float" office:value="0" calcext:value-type="float">
            <text:p>0</text:p>
          </table:table-cell>
          <table:table-cell office:value-type="float" office:value="32.10292" calcext:value-type="float">
            <text:p>32.10292</text:p>
          </table:table-cell>
          <table:table-cell office:value-type="float" office:value="23.69967" calcext:value-type="float">
            <text:p>23.69967</text:p>
          </table:table-cell>
          <table:table-cell office:value-type="float" office:value="16.26664" calcext:value-type="float">
            <text:p>16.26664</text:p>
          </table:table-cell>
          <table:table-cell office:value-type="float" office:value="5.636036" calcext:value-type="float">
            <text:p>5.636036</text:p>
          </table:table-cell>
          <table:table-cell office:value-type="float" office:value="4.567497" calcext:value-type="float">
            <text:p>4.567497</text:p>
          </table:table-cell>
          <table:table-cell office:value-type="float" office:value="2.044278" calcext:value-type="float">
            <text:p>2.044278</text:p>
          </table:table-cell>
          <table:table-cell office:value-type="float" office:value="1.984868" calcext:value-type="float">
            <text:p>1.984868</text:p>
          </table:table-cell>
          <table:table-cell office:value-type="float" office:value="4.330637" calcext:value-type="float">
            <text:p>4.330637</text:p>
          </table:table-cell>
          <table:table-cell office:value-type="float" office:value="6.518007" calcext:value-type="float">
            <text:p>6.518007</text:p>
          </table:table-cell>
          <table:table-cell office:value-type="float" office:value="8.110755" calcext:value-type="float">
            <text:p>8.110755</text:p>
          </table:table-cell>
          <table:table-cell office:value-type="float" office:value="8.403521" calcext:value-type="float">
            <text:p>8.403521</text:p>
          </table:table-cell>
          <table:table-cell office:value-type="float" office:value="9.305993" calcext:value-type="float">
            <text:p>9.305993</text:p>
          </table:table-cell>
          <table:table-cell office:value-type="float" office:value="10.87184" calcext:value-type="float">
            <text:p>10.87184</text:p>
          </table:table-cell>
          <table:table-cell office:value-type="float" office:value="11.3181" calcext:value-type="float">
            <text:p>11.3181</text:p>
          </table:table-cell>
          <table:table-cell office:value-type="float" office:value="0" calcext:value-type="float">
            <text:p>0</text:p>
          </table:table-cell>
          <table:table-cell office:value-type="float" office:value="5.766262" calcext:value-type="float">
            <text:p>5.76626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4.951153" calcext:value-type="float">
            <text:p>4.951153</text:p>
          </table:table-cell>
          <table:table-cell office:value-type="float" office:value="135.296" calcext:value-type="float">
            <text:p>135.296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78483" calcext:value-type="float">
            <text:p>33.7848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186304" calcext:value-type="float">
            <text:p>-0.005186304</text:p>
          </table:table-cell>
          <table:table-cell office:value-type="float" office:value="1167.56" calcext:value-type="float">
            <text:p>1167.56</text:p>
          </table:table-cell>
          <table:table-cell office:value-type="float" office:value="1.2311" calcext:value-type="float">
            <text:p>1.2311</text:p>
          </table:table-cell>
          <table:table-cell office:value-type="float" office:value="0" calcext:value-type="float">
            <text:p>0</text:p>
          </table:table-cell>
          <table:table-cell office:value-type="float" office:value="0.4361466" calcext:value-type="float">
            <text:p>0.4361466</text:p>
          </table:table-cell>
          <table:table-cell office:value-type="float" office:value="0.2782885" calcext:value-type="float">
            <text:p>0.2782885</text:p>
          </table:table-cell>
          <table:table-cell office:value-type="float" office:value="0.1626869" calcext:value-type="float">
            <text:p>0.1626869</text:p>
          </table:table-cell>
          <table:table-cell office:value-type="float" office:value="0.07920519" calcext:value-type="float">
            <text:p>0.07920519</text:p>
          </table:table-cell>
          <table:table-cell office:value-type="float" office:value="0.07533067" calcext:value-type="float">
            <text:p>0.07533067</text:p>
          </table:table-cell>
          <table:table-cell office:value-type="float" office:value="0.02962513" calcext:value-type="float">
            <text:p>0.02962513</text:p>
          </table:table-cell>
          <table:table-cell office:value-type="float" office:value="0.03532174" calcext:value-type="float">
            <text:p>0.03532174</text:p>
          </table:table-cell>
          <table:table-cell office:value-type="float" office:value="0.07492627" calcext:value-type="float">
            <text:p>0.07492627</text:p>
          </table:table-cell>
          <table:table-cell office:value-type="float" office:value="0.1325136" calcext:value-type="float">
            <text:p>0.1325136</text:p>
          </table:table-cell>
          <table:table-cell office:value-type="float" office:value="0.1475957" calcext:value-type="float">
            <text:p>0.1475957</text:p>
          </table:table-cell>
          <table:table-cell office:value-type="float" office:value="0.14968" calcext:value-type="float">
            <text:p>0.14968</text:p>
          </table:table-cell>
          <table:table-cell office:value-type="float" office:value="0.1597727" calcext:value-type="float">
            <text:p>0.1597727</text:p>
          </table:table-cell>
          <table:table-cell office:value-type="float" office:value="0.1757297" calcext:value-type="float">
            <text:p>0.1757297</text:p>
          </table:table-cell>
          <table:table-cell office:value-type="float" office:value="0.1805508" calcext:value-type="float">
            <text:p>0.1805508</text:p>
          </table:table-cell>
          <table:table-cell office:value-type="float" office:value="0" calcext:value-type="float">
            <text:p>0</text:p>
          </table:table-cell>
          <table:table-cell office:value-type="float" office:value="32.18179" calcext:value-type="float">
            <text:p>32.18179</text:p>
          </table:table-cell>
          <table:table-cell office:value-type="float" office:value="23.70347" calcext:value-type="float">
            <text:p>23.70347</text:p>
          </table:table-cell>
          <table:table-cell office:value-type="float" office:value="16.27185" calcext:value-type="float">
            <text:p>16.27185</text:p>
          </table:table-cell>
          <table:table-cell office:value-type="float" office:value="5.643659" calcext:value-type="float">
            <text:p>5.643659</text:p>
          </table:table-cell>
          <table:table-cell office:value-type="float" office:value="4.576351" calcext:value-type="float">
            <text:p>4.576351</text:p>
          </table:table-cell>
          <table:table-cell office:value-type="float" office:value="2.046011" calcext:value-type="float">
            <text:p>2.046011</text:p>
          </table:table-cell>
          <table:table-cell office:value-type="float" office:value="1.986745" calcext:value-type="float">
            <text:p>1.986745</text:p>
          </table:table-cell>
          <table:table-cell office:value-type="float" office:value="4.334135" calcext:value-type="float">
            <text:p>4.334135</text:p>
          </table:table-cell>
          <table:table-cell office:value-type="float" office:value="6.523402" calcext:value-type="float">
            <text:p>6.523402</text:p>
          </table:table-cell>
          <table:table-cell office:value-type="float" office:value="8.115614" calcext:value-type="float">
            <text:p>8.115614</text:p>
          </table:table-cell>
          <table:table-cell office:value-type="float" office:value="8.408985" calcext:value-type="float">
            <text:p>8.408985</text:p>
          </table:table-cell>
          <table:table-cell office:value-type="float" office:value="9.310873" calcext:value-type="float">
            <text:p>9.310873</text:p>
          </table:table-cell>
          <table:table-cell office:value-type="float" office:value="10.87502" calcext:value-type="float">
            <text:p>10.87502</text:p>
          </table:table-cell>
          <table:table-cell office:value-type="float" office:value="11.32116" calcext:value-type="float">
            <text:p>11.32116</text:p>
          </table:table-cell>
          <table:table-cell office:value-type="float" office:value="0" calcext:value-type="float">
            <text:p>0</text:p>
          </table:table-cell>
          <table:table-cell office:value-type="float" office:value="8.49583" calcext:value-type="float">
            <text:p>8.49583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4.937577" calcext:value-type="float">
            <text:p>4.937577</text:p>
          </table:table-cell>
          <table:table-cell office:value-type="float" office:value="135.296" calcext:value-type="float">
            <text:p>135.296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80198" calcext:value-type="float">
            <text:p>33.80198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435" calcext:value-type="float">
            <text:p>6.82943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186304" calcext:value-type="float">
            <text:p>-0.005186304</text:p>
          </table:table-cell>
          <table:table-cell office:value-type="float" office:value="1167.552" calcext:value-type="float">
            <text:p>1167.552</text:p>
          </table:table-cell>
          <table:table-cell office:value-type="float" office:value="1.245107" calcext:value-type="float">
            <text:p>1.245107</text:p>
          </table:table-cell>
          <table:table-cell office:value-type="float" office:value="0" calcext:value-type="float">
            <text:p>0</text:p>
          </table:table-cell>
          <table:table-cell office:value-type="float" office:value="0.4611374" calcext:value-type="float">
            <text:p>0.4611374</text:p>
          </table:table-cell>
          <table:table-cell office:value-type="float" office:value="0.2735423" calcext:value-type="float">
            <text:p>0.2735423</text:p>
          </table:table-cell>
          <table:table-cell office:value-type="float" office:value="0.1604065" calcext:value-type="float">
            <text:p>0.1604065</text:p>
          </table:table-cell>
          <table:table-cell office:value-type="float" office:value="0.07778086" calcext:value-type="float">
            <text:p>0.07778086</text:p>
          </table:table-cell>
          <table:table-cell office:value-type="float" office:value="0.07408595" calcext:value-type="float">
            <text:p>0.07408595</text:p>
          </table:table-cell>
          <table:table-cell office:value-type="float" office:value="0.02931645" calcext:value-type="float">
            <text:p>0.02931645</text:p>
          </table:table-cell>
          <table:table-cell office:value-type="float" office:value="0.03521321" calcext:value-type="float">
            <text:p>0.03521321</text:p>
          </table:table-cell>
          <table:table-cell office:value-type="float" office:value="0.07494656" calcext:value-type="float">
            <text:p>0.07494656</text:p>
          </table:table-cell>
          <table:table-cell office:value-type="float" office:value="0.1326133" calcext:value-type="float">
            <text:p>0.1326133</text:p>
          </table:table-cell>
          <table:table-cell office:value-type="float" office:value="0.1476516" calcext:value-type="float">
            <text:p>0.1476516</text:p>
          </table:table-cell>
          <table:table-cell office:value-type="float" office:value="0.149736" calcext:value-type="float">
            <text:p>0.149736</text:p>
          </table:table-cell>
          <table:table-cell office:value-type="float" office:value="0.1598426" calcext:value-type="float">
            <text:p>0.1598426</text:p>
          </table:table-cell>
          <table:table-cell office:value-type="float" office:value="0.1757643" calcext:value-type="float">
            <text:p>0.1757643</text:p>
          </table:table-cell>
          <table:table-cell office:value-type="float" office:value="0.1805868" calcext:value-type="float">
            <text:p>0.1805868</text:p>
          </table:table-cell>
          <table:table-cell office:value-type="float" office:value="0" calcext:value-type="float">
            <text:p>0</text:p>
          </table:table-cell>
          <table:table-cell office:value-type="float" office:value="32.23702" calcext:value-type="float">
            <text:p>32.23702</text:p>
          </table:table-cell>
          <table:table-cell office:value-type="float" office:value="23.70632" calcext:value-type="float">
            <text:p>23.70632</text:p>
          </table:table-cell>
          <table:table-cell office:value-type="float" office:value="16.27625" calcext:value-type="float">
            <text:p>16.27625</text:p>
          </table:table-cell>
          <table:table-cell office:value-type="float" office:value="5.650792" calcext:value-type="float">
            <text:p>5.650792</text:p>
          </table:table-cell>
          <table:table-cell office:value-type="float" office:value="4.584823" calcext:value-type="float">
            <text:p>4.584823</text:p>
          </table:table-cell>
          <table:table-cell office:value-type="float" office:value="2.047695" calcext:value-type="float">
            <text:p>2.047695</text:p>
          </table:table-cell>
          <table:table-cell office:value-type="float" office:value="1.988609" calcext:value-type="float">
            <text:p>1.988609</text:p>
          </table:table-cell>
          <table:table-cell office:value-type="float" office:value="4.337646" calcext:value-type="float">
            <text:p>4.337646</text:p>
          </table:table-cell>
          <table:table-cell office:value-type="float" office:value="6.528796" calcext:value-type="float">
            <text:p>6.528796</text:p>
          </table:table-cell>
          <table:table-cell office:value-type="float" office:value="8.120476" calcext:value-type="float">
            <text:p>8.120476</text:p>
          </table:table-cell>
          <table:table-cell office:value-type="float" office:value="8.414472" calcext:value-type="float">
            <text:p>8.414472</text:p>
          </table:table-cell>
          <table:table-cell office:value-type="float" office:value="9.315758" calcext:value-type="float">
            <text:p>9.315758</text:p>
          </table:table-cell>
          <table:table-cell office:value-type="float" office:value="10.8782" calcext:value-type="float">
            <text:p>10.8782</text:p>
          </table:table-cell>
          <table:table-cell office:value-type="float" office:value="11.3242" calcext:value-type="float">
            <text:p>11.3242</text:p>
          </table:table-cell>
          <table:table-cell office:value-type="float" office:value="0" calcext:value-type="float">
            <text:p>0</text:p>
          </table:table-cell>
          <table:table-cell office:value-type="float" office:value="11.72144" calcext:value-type="float">
            <text:p>11.72144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4.912423" calcext:value-type="float">
            <text:p>4.912423</text:p>
          </table:table-cell>
          <table:table-cell office:value-type="float" office:value="135.2987" calcext:value-type="float">
            <text:p>135.298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82249" calcext:value-type="float">
            <text:p>33.8224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859" calcext:value-type="float">
            <text:p>6.82985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18625" calcext:value-type="float">
            <text:p>-0.00518625</text:p>
          </table:table-cell>
          <table:table-cell office:value-type="float" office:value="1167.547" calcext:value-type="float">
            <text:p>1167.547</text:p>
          </table:table-cell>
          <table:table-cell office:value-type="float" office:value="1.277144" calcext:value-type="float">
            <text:p>1.277144</text:p>
          </table:table-cell>
          <table:table-cell office:value-type="float" office:value="0" calcext:value-type="float">
            <text:p>0</text:p>
          </table:table-cell>
          <table:table-cell office:value-type="float" office:value="0.656086" calcext:value-type="float">
            <text:p>0.656086</text:p>
          </table:table-cell>
          <table:table-cell office:value-type="float" office:value="0.3548323" calcext:value-type="float">
            <text:p>0.3548323</text:p>
          </table:table-cell>
          <table:table-cell office:value-type="float" office:value="0.1773503" calcext:value-type="float">
            <text:p>0.1773503</text:p>
          </table:table-cell>
          <table:table-cell office:value-type="float" office:value="0.08572733" calcext:value-type="float">
            <text:p>0.08572733</text:p>
          </table:table-cell>
          <table:table-cell office:value-type="float" office:value="0.0800882" calcext:value-type="float">
            <text:p>0.0800882</text:p>
          </table:table-cell>
          <table:table-cell office:value-type="float" office:value="0.02999938" calcext:value-type="float">
            <text:p>0.02999938</text:p>
          </table:table-cell>
          <table:table-cell office:value-type="float" office:value="0.03536887" calcext:value-type="float">
            <text:p>0.03536887</text:p>
          </table:table-cell>
          <table:table-cell office:value-type="float" office:value="0.0749803" calcext:value-type="float">
            <text:p>0.0749803</text:p>
          </table:table-cell>
          <table:table-cell office:value-type="float" office:value="0.132694" calcext:value-type="float">
            <text:p>0.132694</text:p>
          </table:table-cell>
          <table:table-cell office:value-type="float" office:value="0.1477046" calcext:value-type="float">
            <text:p>0.1477046</text:p>
          </table:table-cell>
          <table:table-cell office:value-type="float" office:value="0.1497915" calcext:value-type="float">
            <text:p>0.1497915</text:p>
          </table:table-cell>
          <table:table-cell office:value-type="float" office:value="0.1599198" calcext:value-type="float">
            <text:p>0.1599198</text:p>
          </table:table-cell>
          <table:table-cell office:value-type="float" office:value="0.1757991" calcext:value-type="float">
            <text:p>0.1757991</text:p>
          </table:table-cell>
          <table:table-cell office:value-type="float" office:value="0.180621" calcext:value-type="float">
            <text:p>0.180621</text:p>
          </table:table-cell>
          <table:table-cell office:value-type="float" office:value="0" calcext:value-type="float">
            <text:p>0</text:p>
          </table:table-cell>
          <table:table-cell office:value-type="float" office:value="32.48178" calcext:value-type="float">
            <text:p>32.48178</text:p>
          </table:table-cell>
          <table:table-cell office:value-type="float" office:value="23.74399" calcext:value-type="float">
            <text:p>23.74399</text:p>
          </table:table-cell>
          <table:table-cell office:value-type="float" office:value="16.2818" calcext:value-type="float">
            <text:p>16.2818</text:p>
          </table:table-cell>
          <table:table-cell office:value-type="float" office:value="5.658328" calcext:value-type="float">
            <text:p>5.658328</text:p>
          </table:table-cell>
          <table:table-cell office:value-type="float" office:value="4.593536" calcext:value-type="float">
            <text:p>4.593536</text:p>
          </table:table-cell>
          <table:table-cell office:value-type="float" office:value="2.049375" calcext:value-type="float">
            <text:p>2.049375</text:p>
          </table:table-cell>
          <table:table-cell office:value-type="float" office:value="1.99046" calcext:value-type="float">
            <text:p>1.99046</text:p>
          </table:table-cell>
          <table:table-cell office:value-type="float" office:value="4.341137" calcext:value-type="float">
            <text:p>4.341137</text:p>
          </table:table-cell>
          <table:table-cell office:value-type="float" office:value="6.53419" calcext:value-type="float">
            <text:p>6.53419</text:p>
          </table:table-cell>
          <table:table-cell office:value-type="float" office:value="8.125338" calcext:value-type="float">
            <text:p>8.125338</text:p>
          </table:table-cell>
          <table:table-cell office:value-type="float" office:value="8.419959" calcext:value-type="float">
            <text:p>8.419959</text:p>
          </table:table-cell>
          <table:table-cell office:value-type="float" office:value="9.320642" calcext:value-type="float">
            <text:p>9.320642</text:p>
          </table:table-cell>
          <table:table-cell office:value-type="float" office:value="10.88133" calcext:value-type="float">
            <text:p>10.88133</text:p>
          </table:table-cell>
          <table:table-cell office:value-type="float" office:value="11.32723" calcext:value-type="float">
            <text:p>11.32723</text:p>
          </table:table-cell>
          <table:table-cell office:value-type="float" office:value="0" calcext:value-type="float">
            <text:p>0</text:p>
          </table:table-cell>
          <table:table-cell office:value-type="float" office:value="16.5316" calcext:value-type="float">
            <text:p>16.531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4.888699" calcext:value-type="float">
            <text:p>4.888699</text:p>
          </table:table-cell>
          <table:table-cell office:value-type="float" office:value="135.3009" calcext:value-type="float">
            <text:p>135.3009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8418" calcext:value-type="float">
            <text:p>33.8418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859" calcext:value-type="float">
            <text:p>6.82985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195277" calcext:value-type="float">
            <text:p>-0.005195277</text:p>
          </table:table-cell>
          <table:table-cell office:value-type="float" office:value="1167.545" calcext:value-type="float">
            <text:p>1167.545</text:p>
          </table:table-cell>
          <table:table-cell office:value-type="float" office:value="1.300596" calcext:value-type="float">
            <text:p>1.300596</text:p>
          </table:table-cell>
          <table:table-cell office:value-type="float" office:value="0" calcext:value-type="float">
            <text:p>0</text:p>
          </table:table-cell>
          <table:table-cell office:value-type="float" office:value="0.6514522" calcext:value-type="float">
            <text:p>0.6514522</text:p>
          </table:table-cell>
          <table:table-cell office:value-type="float" office:value="0.2941519" calcext:value-type="float">
            <text:p>0.2941519</text:p>
          </table:table-cell>
          <table:table-cell office:value-type="float" office:value="0.1878833" calcext:value-type="float">
            <text:p>0.1878833</text:p>
          </table:table-cell>
          <table:table-cell office:value-type="float" office:value="0.09419557" calcext:value-type="float">
            <text:p>0.09419557</text:p>
          </table:table-cell>
          <table:table-cell office:value-type="float" office:value="0.08864072" calcext:value-type="float">
            <text:p>0.08864072</text:p>
          </table:table-cell>
          <table:table-cell office:value-type="float" office:value="0.03161912" calcext:value-type="float">
            <text:p>0.03161912</text:p>
          </table:table-cell>
          <table:table-cell office:value-type="float" office:value="0.03638572" calcext:value-type="float">
            <text:p>0.03638572</text:p>
          </table:table-cell>
          <table:table-cell office:value-type="float" office:value="0.07525105" calcext:value-type="float">
            <text:p>0.07525105</text:p>
          </table:table-cell>
          <table:table-cell office:value-type="float" office:value="0.1327963" calcext:value-type="float">
            <text:p>0.1327963</text:p>
          </table:table-cell>
          <table:table-cell office:value-type="float" office:value="0.147756" calcext:value-type="float">
            <text:p>0.147756</text:p>
          </table:table-cell>
          <table:table-cell office:value-type="float" office:value="0.1498471" calcext:value-type="float">
            <text:p>0.1498471</text:p>
          </table:table-cell>
          <table:table-cell office:value-type="float" office:value="0.1599607" calcext:value-type="float">
            <text:p>0.1599607</text:p>
          </table:table-cell>
          <table:table-cell office:value-type="float" office:value="0.1758581" calcext:value-type="float">
            <text:p>0.1758581</text:p>
          </table:table-cell>
          <table:table-cell office:value-type="float" office:value="0.1806517" calcext:value-type="float">
            <text:p>0.1806517</text:p>
          </table:table-cell>
          <table:table-cell office:value-type="float" office:value="0" calcext:value-type="float">
            <text:p>0</text:p>
          </table:table-cell>
          <table:table-cell office:value-type="float" office:value="32.62572" calcext:value-type="float">
            <text:p>32.62572</text:p>
          </table:table-cell>
          <table:table-cell office:value-type="float" office:value="23.76721" calcext:value-type="float">
            <text:p>23.76721</text:p>
          </table:table-cell>
          <table:table-cell office:value-type="float" office:value="16.29145" calcext:value-type="float">
            <text:p>16.29145</text:p>
          </table:table-cell>
          <table:table-cell office:value-type="float" office:value="5.66829" calcext:value-type="float">
            <text:p>5.66829</text:p>
          </table:table-cell>
          <table:table-cell office:value-type="float" office:value="4.604348" calcext:value-type="float">
            <text:p>4.604348</text:p>
          </table:table-cell>
          <table:table-cell office:value-type="float" office:value="2.051261" calcext:value-type="float">
            <text:p>2.051261</text:p>
          </table:table-cell>
          <table:table-cell office:value-type="float" office:value="1.992413" calcext:value-type="float">
            <text:p>1.992413</text:p>
          </table:table-cell>
          <table:table-cell office:value-type="float" office:value="4.344655" calcext:value-type="float">
            <text:p>4.344655</text:p>
          </table:table-cell>
          <table:table-cell office:value-type="float" office:value="6.539584" calcext:value-type="float">
            <text:p>6.539584</text:p>
          </table:table-cell>
          <table:table-cell office:value-type="float" office:value="8.130195" calcext:value-type="float">
            <text:p>8.130195</text:p>
          </table:table-cell>
          <table:table-cell office:value-type="float" office:value="8.425446" calcext:value-type="float">
            <text:p>8.425446</text:p>
          </table:table-cell>
          <table:table-cell office:value-type="float" office:value="9.325531" calcext:value-type="float">
            <text:p>9.325531</text:p>
          </table:table-cell>
          <table:table-cell office:value-type="float" office:value="10.88443" calcext:value-type="float">
            <text:p>10.88443</text:p>
          </table:table-cell>
          <table:table-cell office:value-type="float" office:value="11.33022" calcext:value-type="float">
            <text:p>11.33022</text:p>
          </table:table-cell>
          <table:table-cell office:value-type="float" office:value="0" calcext:value-type="float">
            <text:p>0</text:p>
          </table:table-cell>
          <table:table-cell office:value-type="float" office:value="20.7176" calcext:value-type="float">
            <text:p>20.717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4.8774" calcext:value-type="float">
            <text:p>4.8774</text:p>
          </table:table-cell>
          <table:table-cell office:value-type="float" office:value="135.3003" calcext:value-type="float">
            <text:p>135.3003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85984" calcext:value-type="float">
            <text:p>33.85984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859" calcext:value-type="float">
            <text:p>6.82985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285572" calcext:value-type="float">
            <text:p>-0.005285572</text:p>
          </table:table-cell>
          <table:table-cell office:value-type="float" office:value="1167.542" calcext:value-type="float">
            <text:p>1167.542</text:p>
          </table:table-cell>
          <table:table-cell office:value-type="float" office:value="1.298543" calcext:value-type="float">
            <text:p>1.298543</text:p>
          </table:table-cell>
          <table:table-cell office:value-type="float" office:value="0" calcext:value-type="float">
            <text:p>0</text:p>
          </table:table-cell>
          <table:table-cell office:value-type="float" office:value="0.4918951" calcext:value-type="float">
            <text:p>0.4918951</text:p>
          </table:table-cell>
          <table:table-cell office:value-type="float" office:value="0.2549858" calcext:value-type="float">
            <text:p>0.2549858</text:p>
          </table:table-cell>
          <table:table-cell office:value-type="float" office:value="0.1760105" calcext:value-type="float">
            <text:p>0.1760105</text:p>
          </table:table-cell>
          <table:table-cell office:value-type="float" office:value="0.08879948" calcext:value-type="float">
            <text:p>0.08879948</text:p>
          </table:table-cell>
          <table:table-cell office:value-type="float" office:value="0.08519161" calcext:value-type="float">
            <text:p>0.08519161</text:p>
          </table:table-cell>
          <table:table-cell office:value-type="float" office:value="0.03128788" calcext:value-type="float">
            <text:p>0.03128788</text:p>
          </table:table-cell>
          <table:table-cell office:value-type="float" office:value="0.03652295" calcext:value-type="float">
            <text:p>0.03652295</text:p>
          </table:table-cell>
          <table:table-cell office:value-type="float" office:value="0.07549655" calcext:value-type="float">
            <text:p>0.07549655</text:p>
          </table:table-cell>
          <table:table-cell office:value-type="float" office:value="0.132925" calcext:value-type="float">
            <text:p>0.132925</text:p>
          </table:table-cell>
          <table:table-cell office:value-type="float" office:value="0.1478116" calcext:value-type="float">
            <text:p>0.1478116</text:p>
          </table:table-cell>
          <table:table-cell office:value-type="float" office:value="0.1499031" calcext:value-type="float">
            <text:p>0.1499031</text:p>
          </table:table-cell>
          <table:table-cell office:value-type="float" office:value="0.1600049" calcext:value-type="float">
            <text:p>0.1600049</text:p>
          </table:table-cell>
          <table:table-cell office:value-type="float" office:value="0.1758757" calcext:value-type="float">
            <text:p>0.1758757</text:p>
          </table:table-cell>
          <table:table-cell office:value-type="float" office:value="0.1806882" calcext:value-type="float">
            <text:p>0.1806882</text:p>
          </table:table-cell>
          <table:table-cell office:value-type="float" office:value="0" calcext:value-type="float">
            <text:p>0</text:p>
          </table:table-cell>
          <table:table-cell office:value-type="float" office:value="32.69624" calcext:value-type="float">
            <text:p>32.69624</text:p>
          </table:table-cell>
          <table:table-cell office:value-type="float" office:value="23.77693" calcext:value-type="float">
            <text:p>23.77693</text:p>
          </table:table-cell>
          <table:table-cell office:value-type="float" office:value="16.30026" calcext:value-type="float">
            <text:p>16.30026</text:p>
          </table:table-cell>
          <table:table-cell office:value-type="float" office:value="5.678288" calcext:value-type="float">
            <text:p>5.678288</text:p>
          </table:table-cell>
          <table:table-cell office:value-type="float" office:value="4.615609" calcext:value-type="float">
            <text:p>4.615609</text:p>
          </table:table-cell>
          <table:table-cell office:value-type="float" office:value="2.053249" calcext:value-type="float">
            <text:p>2.053249</text:p>
          </table:table-cell>
          <table:table-cell office:value-type="float" office:value="1.994447" calcext:value-type="float">
            <text:p>1.994447</text:p>
          </table:table-cell>
          <table:table-cell office:value-type="float" office:value="4.348214" calcext:value-type="float">
            <text:p>4.348214</text:p>
          </table:table-cell>
          <table:table-cell office:value-type="float" office:value="6.544978" calcext:value-type="float">
            <text:p>6.544978</text:p>
          </table:table-cell>
          <table:table-cell office:value-type="float" office:value="8.135055" calcext:value-type="float">
            <text:p>8.135055</text:p>
          </table:table-cell>
          <table:table-cell office:value-type="float" office:value="8.430932" calcext:value-type="float">
            <text:p>8.430932</text:p>
          </table:table-cell>
          <table:table-cell office:value-type="float" office:value="9.330411" calcext:value-type="float">
            <text:p>9.330411</text:p>
          </table:table-cell>
          <table:table-cell office:value-type="float" office:value="10.88757" calcext:value-type="float">
            <text:p>10.88757</text:p>
          </table:table-cell>
          <table:table-cell office:value-type="float" office:value="11.33321" calcext:value-type="float">
            <text:p>11.33321</text:p>
          </table:table-cell>
          <table:table-cell office:value-type="float" office:value="0" calcext:value-type="float">
            <text:p>0</text:p>
          </table:table-cell>
          <table:table-cell office:value-type="float" office:value="15.91546" calcext:value-type="float">
            <text:p>15.9154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4.868416" calcext:value-type="float">
            <text:p>4.868416</text:p>
          </table:table-cell>
          <table:table-cell office:value-type="float" office:value="135.2994" calcext:value-type="float">
            <text:p>135.2994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877" calcext:value-type="float">
            <text:p>33.87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829859" calcext:value-type="float">
            <text:p>6.82985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285572" calcext:value-type="float">
            <text:p>-0.005285572</text:p>
          </table:table-cell>
          <table:table-cell office:value-type="float" office:value="1167.538" calcext:value-type="float">
            <text:p>1167.538</text:p>
          </table:table-cell>
          <table:table-cell office:value-type="float" office:value="1.294493" calcext:value-type="float">
            <text:p>1.294493</text:p>
          </table:table-cell>
          <table:table-cell office:value-type="float" office:value="0" calcext:value-type="float">
            <text:p>0</text:p>
          </table:table-cell>
          <table:table-cell office:value-type="float" office:value="0.4255849" calcext:value-type="float">
            <text:p>0.4255849</text:p>
          </table:table-cell>
          <table:table-cell office:value-type="float" office:value="0.239885" calcext:value-type="float">
            <text:p>0.239885</text:p>
          </table:table-cell>
          <table:table-cell office:value-type="float" office:value="0.1660517" calcext:value-type="float">
            <text:p>0.1660517</text:p>
          </table:table-cell>
          <table:table-cell office:value-type="float" office:value="0.08277124" calcext:value-type="float">
            <text:p>0.08277124</text:p>
          </table:table-cell>
          <table:table-cell office:value-type="float" office:value="0.07987564" calcext:value-type="float">
            <text:p>0.07987564</text:p>
          </table:table-cell>
          <table:table-cell office:value-type="float" office:value="0.03027619" calcext:value-type="float">
            <text:p>0.03027619</text:p>
          </table:table-cell>
          <table:table-cell office:value-type="float" office:value="0.0360872" calcext:value-type="float">
            <text:p>0.0360872</text:p>
          </table:table-cell>
          <table:table-cell office:value-type="float" office:value="0.07550582" calcext:value-type="float">
            <text:p>0.07550582</text:p>
          </table:table-cell>
          <table:table-cell office:value-type="float" office:value="0.1330249" calcext:value-type="float">
            <text:p>0.1330249</text:p>
          </table:table-cell>
          <table:table-cell office:value-type="float" office:value="0.1478706" calcext:value-type="float">
            <text:p>0.1478706</text:p>
          </table:table-cell>
          <table:table-cell office:value-type="float" office:value="0.1499604" calcext:value-type="float">
            <text:p>0.1499604</text:p>
          </table:table-cell>
          <table:table-cell office:value-type="float" office:value="0.1600544" calcext:value-type="float">
            <text:p>0.1600544</text:p>
          </table:table-cell>
          <table:table-cell office:value-type="float" office:value="0.175905" calcext:value-type="float">
            <text:p>0.175905</text:p>
          </table:table-cell>
          <table:table-cell office:value-type="float" office:value="0.1807201" calcext:value-type="float">
            <text:p>0.1807201</text:p>
          </table:table-cell>
          <table:table-cell office:value-type="float" office:value="0" calcext:value-type="float">
            <text:p>0</text:p>
          </table:table-cell>
          <table:table-cell office:value-type="float" office:value="32.73272" calcext:value-type="float">
            <text:p>32.73272</text:p>
          </table:table-cell>
          <table:table-cell office:value-type="float" office:value="23.78023" calcext:value-type="float">
            <text:p>23.78023</text:p>
          </table:table-cell>
          <table:table-cell office:value-type="float" office:value="16.30636" calcext:value-type="float">
            <text:p>16.30636</text:p>
          </table:table-cell>
          <table:table-cell office:value-type="float" office:value="5.686803" calcext:value-type="float">
            <text:p>5.686803</text:p>
          </table:table-cell>
          <table:table-cell office:value-type="float" office:value="4.62566" calcext:value-type="float">
            <text:p>4.62566</text:p>
          </table:table-cell>
          <table:table-cell office:value-type="float" office:value="2.055118" calcext:value-type="float">
            <text:p>2.055118</text:p>
          </table:table-cell>
          <table:table-cell office:value-type="float" office:value="1.996451" calcext:value-type="float">
            <text:p>1.996451</text:p>
          </table:table-cell>
          <table:table-cell office:value-type="float" office:value="4.351786" calcext:value-type="float">
            <text:p>4.351786</text:p>
          </table:table-cell>
          <table:table-cell office:value-type="float" office:value="6.550408" calcext:value-type="float">
            <text:p>6.550408</text:p>
          </table:table-cell>
          <table:table-cell office:value-type="float" office:value="8.139916" calcext:value-type="float">
            <text:p>8.139916</text:p>
          </table:table-cell>
          <table:table-cell office:value-type="float" office:value="8.436419" calcext:value-type="float">
            <text:p>8.436419</text:p>
          </table:table-cell>
          <table:table-cell office:value-type="float" office:value="9.335295" calcext:value-type="float">
            <text:p>9.335295</text:p>
          </table:table-cell>
          <table:table-cell office:value-type="float" office:value="10.89067" calcext:value-type="float">
            <text:p>10.89067</text:p>
          </table:table-cell>
          <table:table-cell office:value-type="float" office:value="11.33619" calcext:value-type="float">
            <text:p>11.33619</text:p>
          </table:table-cell>
          <table:table-cell office:value-type="float" office:value="0" calcext:value-type="float">
            <text:p>0</text:p>
          </table:table-cell>
          <table:table-cell office:value-type="float" office:value="12.50562" calcext:value-type="float">
            <text:p>12.5056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4.857557" calcext:value-type="float">
            <text:p>4.857557</text:p>
          </table:table-cell>
          <table:table-cell office:value-type="float" office:value="135.3007" calcext:value-type="float">
            <text:p>135.300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94217" calcext:value-type="float">
            <text:p>33.9421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948029" calcext:value-type="float">
            <text:p>6.94802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388053" calcext:value-type="float">
            <text:p>-0.005388053</text:p>
          </table:table-cell>
          <table:table-cell office:value-type="float" office:value="1167.441" calcext:value-type="float">
            <text:p>1167.441</text:p>
          </table:table-cell>
          <table:table-cell office:value-type="float" office:value="1.303564" calcext:value-type="float">
            <text:p>1.303564</text:p>
          </table:table-cell>
          <table:table-cell office:value-type="float" office:value="0" calcext:value-type="float">
            <text:p>0</text:p>
          </table:table-cell>
          <table:table-cell office:value-type="float" office:value="1.034049" calcext:value-type="float">
            <text:p>1.034049</text:p>
          </table:table-cell>
          <table:table-cell office:value-type="float" office:value="1.259712" calcext:value-type="float">
            <text:p>1.259712</text:p>
          </table:table-cell>
          <table:table-cell office:value-type="float" office:value="1.375448" calcext:value-type="float">
            <text:p>1.375448</text:p>
          </table:table-cell>
          <table:table-cell office:value-type="float" office:value="0.09228855" calcext:value-type="float">
            <text:p>0.09228855</text:p>
          </table:table-cell>
          <table:table-cell office:value-type="float" office:value="0.07486846" calcext:value-type="float">
            <text:p>0.07486846</text:p>
          </table:table-cell>
          <table:table-cell office:value-type="float" office:value="0.02947242" calcext:value-type="float">
            <text:p>0.02947242</text:p>
          </table:table-cell>
          <table:table-cell office:value-type="float" office:value="0.03267523" calcext:value-type="float">
            <text:p>0.03267523</text:p>
          </table:table-cell>
          <table:table-cell office:value-type="float" office:value="0.07539979" calcext:value-type="float">
            <text:p>0.07539979</text:p>
          </table:table-cell>
          <table:table-cell office:value-type="float" office:value="0.1330726" calcext:value-type="float">
            <text:p>0.1330726</text:p>
          </table:table-cell>
          <table:table-cell office:value-type="float" office:value="0.1479276" calcext:value-type="float">
            <text:p>0.1479276</text:p>
          </table:table-cell>
          <table:table-cell office:value-type="float" office:value="0.1500224" calcext:value-type="float">
            <text:p>0.1500224</text:p>
          </table:table-cell>
          <table:table-cell office:value-type="float" office:value="0.1601339" calcext:value-type="float">
            <text:p>0.1601339</text:p>
          </table:table-cell>
          <table:table-cell office:value-type="float" office:value="0.1759466" calcext:value-type="float">
            <text:p>0.1759466</text:p>
          </table:table-cell>
          <table:table-cell office:value-type="float" office:value="0.1807548" calcext:value-type="float">
            <text:p>0.1807548</text:p>
          </table:table-cell>
          <table:table-cell office:value-type="float" office:value="0" calcext:value-type="float">
            <text:p>0</text:p>
          </table:table-cell>
          <table:table-cell office:value-type="float" office:value="24.87922" calcext:value-type="float">
            <text:p>24.87922</text:p>
          </table:table-cell>
          <table:table-cell office:value-type="float" office:value="22.25254" calcext:value-type="float">
            <text:p>22.25254</text:p>
          </table:table-cell>
          <table:table-cell office:value-type="float" office:value="20.06658" calcext:value-type="float">
            <text:p>20.06658</text:p>
          </table:table-cell>
          <table:table-cell office:value-type="float" office:value="5.695897" calcext:value-type="float">
            <text:p>5.695897</text:p>
          </table:table-cell>
          <table:table-cell office:value-type="float" office:value="4.634945" calcext:value-type="float">
            <text:p>4.634945</text:p>
          </table:table-cell>
          <table:table-cell office:value-type="float" office:value="2.056877" calcext:value-type="float">
            <text:p>2.056877</text:p>
          </table:table-cell>
          <table:table-cell office:value-type="float" office:value="1.998283" calcext:value-type="float">
            <text:p>1.998283</text:p>
          </table:table-cell>
          <table:table-cell office:value-type="float" office:value="4.355345" calcext:value-type="float">
            <text:p>4.355345</text:p>
          </table:table-cell>
          <table:table-cell office:value-type="float" office:value="6.555827" calcext:value-type="float">
            <text:p>6.555827</text:p>
          </table:table-cell>
          <table:table-cell office:value-type="float" office:value="8.144776" calcext:value-type="float">
            <text:p>8.144776</text:p>
          </table:table-cell>
          <table:table-cell office:value-type="float" office:value="8.441906" calcext:value-type="float">
            <text:p>8.441906</text:p>
          </table:table-cell>
          <table:table-cell office:value-type="float" office:value="9.340179" calcext:value-type="float">
            <text:p>9.340179</text:p>
          </table:table-cell>
          <table:table-cell office:value-type="float" office:value="10.89378" calcext:value-type="float">
            <text:p>10.89378</text:p>
          </table:table-cell>
          <table:table-cell office:value-type="float" office:value="11.33917" calcext:value-type="float">
            <text:p>11.33917</text:p>
          </table:table-cell>
          <table:table-cell office:value-type="float" office:value="0" calcext:value-type="float">
            <text:p>0</text:p>
          </table:table-cell>
          <table:table-cell office:value-type="float" office:value="5.74275" calcext:value-type="float">
            <text:p>5.74275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4.849715" calcext:value-type="float">
            <text:p>4.849715</text:p>
          </table:table-cell>
          <table:table-cell office:value-type="float" office:value="135.3009" calcext:value-type="float">
            <text:p>135.3009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3.98551" calcext:value-type="float">
            <text:p>33.9855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948122" calcext:value-type="float">
            <text:p>6.94812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388042" calcext:value-type="float">
            <text:p>-0.005388042</text:p>
          </table:table-cell>
          <table:table-cell office:value-type="float" office:value="1167.443" calcext:value-type="float">
            <text:p>1167.443</text:p>
          </table:table-cell>
          <table:table-cell office:value-type="float" office:value="1.311975" calcext:value-type="float">
            <text:p>1.311975</text:p>
          </table:table-cell>
          <table:table-cell office:value-type="float" office:value="0" calcext:value-type="float">
            <text:p>0</text:p>
          </table:table-cell>
          <table:table-cell office:value-type="float" office:value="0.4615348" calcext:value-type="float">
            <text:p>0.4615348</text:p>
          </table:table-cell>
          <table:table-cell office:value-type="float" office:value="0.4020367" calcext:value-type="float">
            <text:p>0.4020367</text:p>
          </table:table-cell>
          <table:table-cell office:value-type="float" office:value="0.3953344" calcext:value-type="float">
            <text:p>0.3953344</text:p>
          </table:table-cell>
          <table:table-cell office:value-type="float" office:value="0.08117112" calcext:value-type="float">
            <text:p>0.08117112</text:p>
          </table:table-cell>
          <table:table-cell office:value-type="float" office:value="0.06861736" calcext:value-type="float">
            <text:p>0.06861736</text:p>
          </table:table-cell>
          <table:table-cell office:value-type="float" office:value="0.02805356" calcext:value-type="float">
            <text:p>0.02805356</text:p>
          </table:table-cell>
          <table:table-cell office:value-type="float" office:value="0.03316841" calcext:value-type="float">
            <text:p>0.03316841</text:p>
          </table:table-cell>
          <table:table-cell office:value-type="float" office:value="0.07513407" calcext:value-type="float">
            <text:p>0.07513407</text:p>
          </table:table-cell>
          <table:table-cell office:value-type="float" office:value="0.133065" calcext:value-type="float">
            <text:p>0.133065</text:p>
          </table:table-cell>
          <table:table-cell office:value-type="float" office:value="0.1479783" calcext:value-type="float">
            <text:p>0.1479783</text:p>
          </table:table-cell>
          <table:table-cell office:value-type="float" office:value="0.1500805" calcext:value-type="float">
            <text:p>0.1500805</text:p>
          </table:table-cell>
          <table:table-cell office:value-type="float" office:value="0.1601791" calcext:value-type="float">
            <text:p>0.1601791</text:p>
          </table:table-cell>
          <table:table-cell office:value-type="float" office:value="0.1759742" calcext:value-type="float">
            <text:p>0.1759742</text:p>
          </table:table-cell>
          <table:table-cell office:value-type="float" office:value="0.1807856" calcext:value-type="float">
            <text:p>0.1807856</text:p>
          </table:table-cell>
          <table:table-cell office:value-type="float" office:value="0" calcext:value-type="float">
            <text:p>0</text:p>
          </table:table-cell>
          <table:table-cell office:value-type="float" office:value="25.10864" calcext:value-type="float">
            <text:p>25.10864</text:p>
          </table:table-cell>
          <table:table-cell office:value-type="float" office:value="22.49922" calcext:value-type="float">
            <text:p>22.49922</text:p>
          </table:table-cell>
          <table:table-cell office:value-type="float" office:value="20.35921" calcext:value-type="float">
            <text:p>20.35921</text:p>
          </table:table-cell>
          <table:table-cell office:value-type="float" office:value="5.705988" calcext:value-type="float">
            <text:p>5.705988</text:p>
          </table:table-cell>
          <table:table-cell office:value-type="float" office:value="4.642429" calcext:value-type="float">
            <text:p>4.642429</text:p>
          </table:table-cell>
          <table:table-cell office:value-type="float" office:value="2.058425" calcext:value-type="float">
            <text:p>2.058425</text:p>
          </table:table-cell>
          <table:table-cell office:value-type="float" office:value="2.000288" calcext:value-type="float">
            <text:p>2.000288</text:p>
          </table:table-cell>
          <table:table-cell office:value-type="float" office:value="4.35887" calcext:value-type="float">
            <text:p>4.35887</text:p>
          </table:table-cell>
          <table:table-cell office:value-type="float" office:value="6.561221" calcext:value-type="float">
            <text:p>6.561221</text:p>
          </table:table-cell>
          <table:table-cell office:value-type="float" office:value="8.149634" calcext:value-type="float">
            <text:p>8.149634</text:p>
          </table:table-cell>
          <table:table-cell office:value-type="float" office:value="8.447392" calcext:value-type="float">
            <text:p>8.447392</text:p>
          </table:table-cell>
          <table:table-cell office:value-type="float" office:value="9.345068" calcext:value-type="float">
            <text:p>9.345068</text:p>
          </table:table-cell>
          <table:table-cell office:value-type="float" office:value="10.89688" calcext:value-type="float">
            <text:p>10.89688</text:p>
          </table:table-cell>
          <table:table-cell office:value-type="float" office:value="11.34216" calcext:value-type="float">
            <text:p>11.34216</text:p>
          </table:table-cell>
          <table:table-cell office:value-type="float" office:value="0" calcext:value-type="float">
            <text:p>0</text:p>
          </table:table-cell>
          <table:table-cell office:value-type="float" office:value="8.486601" calcext:value-type="float">
            <text:p>8.486601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4.843001" calcext:value-type="float">
            <text:p>4.843001</text:p>
          </table:table-cell>
          <table:table-cell office:value-type="float" office:value="135.3009" calcext:value-type="float">
            <text:p>135.3009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00595" calcext:value-type="float">
            <text:p>34.0059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951467" calcext:value-type="float">
            <text:p>6.95146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473118" calcext:value-type="float">
            <text:p>-0.005473118</text:p>
          </table:table-cell>
          <table:table-cell office:value-type="float" office:value="1167.436" calcext:value-type="float">
            <text:p>1167.436</text:p>
          </table:table-cell>
          <table:table-cell office:value-type="float" office:value="1.319126" calcext:value-type="float">
            <text:p>1.319126</text:p>
          </table:table-cell>
          <table:table-cell office:value-type="float" office:value="0" calcext:value-type="float">
            <text:p>0</text:p>
          </table:table-cell>
          <table:table-cell office:value-type="float" office:value="0.3857794" calcext:value-type="float">
            <text:p>0.3857794</text:p>
          </table:table-cell>
          <table:table-cell office:value-type="float" office:value="0.2452008" calcext:value-type="float">
            <text:p>0.2452008</text:p>
          </table:table-cell>
          <table:table-cell office:value-type="float" office:value="0.2108539" calcext:value-type="float">
            <text:p>0.2108539</text:p>
          </table:table-cell>
          <table:table-cell office:value-type="float" office:value="0.06835706" calcext:value-type="float">
            <text:p>0.06835706</text:p>
          </table:table-cell>
          <table:table-cell office:value-type="float" office:value="0.06249834" calcext:value-type="float">
            <text:p>0.06249834</text:p>
          </table:table-cell>
          <table:table-cell office:value-type="float" office:value="0.02665406" calcext:value-type="float">
            <text:p>0.02665406</text:p>
          </table:table-cell>
          <table:table-cell office:value-type="float" office:value="0.02957748" calcext:value-type="float">
            <text:p>0.02957748</text:p>
          </table:table-cell>
          <table:table-cell office:value-type="float" office:value="0.07478806" calcext:value-type="float">
            <text:p>0.07478806</text:p>
          </table:table-cell>
          <table:table-cell office:value-type="float" office:value="0.1329968" calcext:value-type="float">
            <text:p>0.1329968</text:p>
          </table:table-cell>
          <table:table-cell office:value-type="float" office:value="0.1480186" calcext:value-type="float">
            <text:p>0.1480186</text:p>
          </table:table-cell>
          <table:table-cell office:value-type="float" office:value="0.150137" calcext:value-type="float">
            <text:p>0.150137</text:p>
          </table:table-cell>
          <table:table-cell office:value-type="float" office:value="0.1602359" calcext:value-type="float">
            <text:p>0.1602359</text:p>
          </table:table-cell>
          <table:table-cell office:value-type="float" office:value="0.1760512" calcext:value-type="float">
            <text:p>0.1760512</text:p>
          </table:table-cell>
          <table:table-cell office:value-type="float" office:value="0.1808066" calcext:value-type="float">
            <text:p>0.1808066</text:p>
          </table:table-cell>
          <table:table-cell office:value-type="float" office:value="0" calcext:value-type="float">
            <text:p>0</text:p>
          </table:table-cell>
          <table:table-cell office:value-type="float" office:value="25.19098" calcext:value-type="float">
            <text:p>25.19098</text:p>
          </table:table-cell>
          <table:table-cell office:value-type="float" office:value="22.53412" calcext:value-type="float">
            <text:p>22.53412</text:p>
          </table:table-cell>
          <table:table-cell office:value-type="float" office:value="20.40372" calcext:value-type="float">
            <text:p>20.40372</text:p>
          </table:table-cell>
          <table:table-cell office:value-type="float" office:value="5.712234" calcext:value-type="float">
            <text:p>5.712234</text:p>
          </table:table-cell>
          <table:table-cell office:value-type="float" office:value="4.648391" calcext:value-type="float">
            <text:p>4.648391</text:p>
          </table:table-cell>
          <table:table-cell office:value-type="float" office:value="2.059763" calcext:value-type="float">
            <text:p>2.059763</text:p>
          </table:table-cell>
          <table:table-cell office:value-type="float" office:value="2.001961" calcext:value-type="float">
            <text:p>2.001961</text:p>
          </table:table-cell>
          <table:table-cell office:value-type="float" office:value="4.362342" calcext:value-type="float">
            <text:p>4.362342</text:p>
          </table:table-cell>
          <table:table-cell office:value-type="float" office:value="6.566615" calcext:value-type="float">
            <text:p>6.566615</text:p>
          </table:table-cell>
          <table:table-cell office:value-type="float" office:value="8.154446" calcext:value-type="float">
            <text:p>8.154446</text:p>
          </table:table-cell>
          <table:table-cell office:value-type="float" office:value="8.452879" calcext:value-type="float">
            <text:p>8.452879</text:p>
          </table:table-cell>
          <table:table-cell office:value-type="float" office:value="9.349948" calcext:value-type="float">
            <text:p>9.349948</text:p>
          </table:table-cell>
          <table:table-cell office:value-type="float" office:value="10.90002" calcext:value-type="float">
            <text:p>10.90002</text:p>
          </table:table-cell>
          <table:table-cell office:value-type="float" office:value="11.34515" calcext:value-type="float">
            <text:p>11.34515</text:p>
          </table:table-cell>
          <table:table-cell office:value-type="float" office:value="0" calcext:value-type="float">
            <text:p>0</text:p>
          </table:table-cell>
          <table:table-cell office:value-type="float" office:value="11.99655" calcext:value-type="float">
            <text:p>11.99655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4.834028" calcext:value-type="float">
            <text:p>4.834028</text:p>
          </table:table-cell>
          <table:table-cell office:value-type="float" office:value="135.3012" calcext:value-type="float">
            <text:p>135.3012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02288" calcext:value-type="float">
            <text:p>34.02288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952977" calcext:value-type="float">
            <text:p>6.95297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618666" calcext:value-type="float">
            <text:p>-0.005618666</text:p>
          </table:table-cell>
          <table:table-cell office:value-type="float" office:value="1167.428" calcext:value-type="float">
            <text:p>1167.428</text:p>
          </table:table-cell>
          <table:table-cell office:value-type="float" office:value="1.328746" calcext:value-type="float">
            <text:p>1.328746</text:p>
          </table:table-cell>
          <table:table-cell office:value-type="float" office:value="0" calcext:value-type="float">
            <text:p>0</text:p>
          </table:table-cell>
          <table:table-cell office:value-type="float" office:value="0.4019049" calcext:value-type="float">
            <text:p>0.4019049</text:p>
          </table:table-cell>
          <table:table-cell office:value-type="float" office:value="0.2328063" calcext:value-type="float">
            <text:p>0.2328063</text:p>
          </table:table-cell>
          <table:table-cell office:value-type="float" office:value="0.1892616" calcext:value-type="float">
            <text:p>0.1892616</text:p>
          </table:table-cell>
          <table:table-cell office:value-type="float" office:value="0.0673425" calcext:value-type="float">
            <text:p>0.0673425</text:p>
          </table:table-cell>
          <table:table-cell office:value-type="float" office:value="0.06273185" calcext:value-type="float">
            <text:p>0.06273185</text:p>
          </table:table-cell>
          <table:table-cell office:value-type="float" office:value="0.02635243" calcext:value-type="float">
            <text:p>0.02635243</text:p>
          </table:table-cell>
          <table:table-cell office:value-type="float" office:value="0.0302718" calcext:value-type="float">
            <text:p>0.0302718</text:p>
          </table:table-cell>
          <table:table-cell office:value-type="float" office:value="0.0745028" calcext:value-type="float">
            <text:p>0.0745028</text:p>
          </table:table-cell>
          <table:table-cell office:value-type="float" office:value="0.1328897" calcext:value-type="float">
            <text:p>0.1328897</text:p>
          </table:table-cell>
          <table:table-cell office:value-type="float" office:value="0.1480466" calcext:value-type="float">
            <text:p>0.1480466</text:p>
          </table:table-cell>
          <table:table-cell office:value-type="float" office:value="0.1501916" calcext:value-type="float">
            <text:p>0.1501916</text:p>
          </table:table-cell>
          <table:table-cell office:value-type="float" office:value="0.1602904" calcext:value-type="float">
            <text:p>0.1602904</text:p>
          </table:table-cell>
          <table:table-cell office:value-type="float" office:value="0.1760539" calcext:value-type="float">
            <text:p>0.1760539</text:p>
          </table:table-cell>
          <table:table-cell office:value-type="float" office:value="0.1808482" calcext:value-type="float">
            <text:p>0.1808482</text:p>
          </table:table-cell>
          <table:table-cell office:value-type="float" office:value="0" calcext:value-type="float">
            <text:p>0</text:p>
          </table:table-cell>
          <table:table-cell office:value-type="float" office:value="25.26276" calcext:value-type="float">
            <text:p>25.26276</text:p>
          </table:table-cell>
          <table:table-cell office:value-type="float" office:value="22.53739" calcext:value-type="float">
            <text:p>22.53739</text:p>
          </table:table-cell>
          <table:table-cell office:value-type="float" office:value="20.40885" calcext:value-type="float">
            <text:p>20.40885</text:p>
          </table:table-cell>
          <table:table-cell office:value-type="float" office:value="5.716851" calcext:value-type="float">
            <text:p>5.716851</text:p>
          </table:table-cell>
          <table:table-cell office:value-type="float" office:value="4.653656" calcext:value-type="float">
            <text:p>4.653656</text:p>
          </table:table-cell>
          <table:table-cell office:value-type="float" office:value="2.060963" calcext:value-type="float">
            <text:p>2.060963</text:p>
          </table:table-cell>
          <table:table-cell office:value-type="float" office:value="2.003909" calcext:value-type="float">
            <text:p>2.003909</text:p>
          </table:table-cell>
          <table:table-cell office:value-type="float" office:value="4.36576" calcext:value-type="float">
            <text:p>4.36576</text:p>
          </table:table-cell>
          <table:table-cell office:value-type="float" office:value="6.571973" calcext:value-type="float">
            <text:p>6.571973</text:p>
          </table:table-cell>
          <table:table-cell office:value-type="float" office:value="8.159226" calcext:value-type="float">
            <text:p>8.159226</text:p>
          </table:table-cell>
          <table:table-cell office:value-type="float" office:value="8.458365" calcext:value-type="float">
            <text:p>8.458365</text:p>
          </table:table-cell>
          <table:table-cell office:value-type="float" office:value="9.354832" calcext:value-type="float">
            <text:p>9.354832</text:p>
          </table:table-cell>
          <table:table-cell office:value-type="float" office:value="10.90317" calcext:value-type="float">
            <text:p>10.90317</text:p>
          </table:table-cell>
          <table:table-cell office:value-type="float" office:value="11.34814" calcext:value-type="float">
            <text:p>11.34814</text:p>
          </table:table-cell>
          <table:table-cell office:value-type="float" office:value="0" calcext:value-type="float">
            <text:p>0</text:p>
          </table:table-cell>
          <table:table-cell office:value-type="float" office:value="14.46955" calcext:value-type="float">
            <text:p>14.46955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4.823562" calcext:value-type="float">
            <text:p>4.823562</text:p>
          </table:table-cell>
          <table:table-cell office:value-type="float" office:value="135.3017" calcext:value-type="float">
            <text:p>135.301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03968" calcext:value-type="float">
            <text:p>34.03968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954506" calcext:value-type="float">
            <text:p>6.954506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666385" calcext:value-type="float">
            <text:p>-0.005666385</text:p>
          </table:table-cell>
          <table:table-cell office:value-type="float" office:value="1167.42" calcext:value-type="float">
            <text:p>1167.42</text:p>
          </table:table-cell>
          <table:table-cell office:value-type="float" office:value="1.338888" calcext:value-type="float">
            <text:p>1.338888</text:p>
          </table:table-cell>
          <table:table-cell office:value-type="float" office:value="0" calcext:value-type="float">
            <text:p>0</text:p>
          </table:table-cell>
          <table:table-cell office:value-type="float" office:value="0.4934922" calcext:value-type="float">
            <text:p>0.4934922</text:p>
          </table:table-cell>
          <table:table-cell office:value-type="float" office:value="0.2595008" calcext:value-type="float">
            <text:p>0.2595008</text:p>
          </table:table-cell>
          <table:table-cell office:value-type="float" office:value="0.2008049" calcext:value-type="float">
            <text:p>0.2008049</text:p>
          </table:table-cell>
          <table:table-cell office:value-type="float" office:value="0.06888065" calcext:value-type="float">
            <text:p>0.06888065</text:p>
          </table:table-cell>
          <table:table-cell office:value-type="float" office:value="0.06372771" calcext:value-type="float">
            <text:p>0.06372771</text:p>
          </table:table-cell>
          <table:table-cell office:value-type="float" office:value="0.02628924" calcext:value-type="float">
            <text:p>0.02628924</text:p>
          </table:table-cell>
          <table:table-cell office:value-type="float" office:value="0.03038565" calcext:value-type="float">
            <text:p>0.03038565</text:p>
          </table:table-cell>
          <table:table-cell office:value-type="float" office:value="0.07435827" calcext:value-type="float">
            <text:p>0.07435827</text:p>
          </table:table-cell>
          <table:table-cell office:value-type="float" office:value="0.1327928" calcext:value-type="float">
            <text:p>0.1327928</text:p>
          </table:table-cell>
          <table:table-cell office:value-type="float" office:value="0.1480656" calcext:value-type="float">
            <text:p>0.1480656</text:p>
          </table:table-cell>
          <table:table-cell office:value-type="float" office:value="0.1502441" calcext:value-type="float">
            <text:p>0.1502441</text:p>
          </table:table-cell>
          <table:table-cell office:value-type="float" office:value="0.1603422" calcext:value-type="float">
            <text:p>0.1603422</text:p>
          </table:table-cell>
          <table:table-cell office:value-type="float" office:value="0.1760784" calcext:value-type="float">
            <text:p>0.1760784</text:p>
          </table:table-cell>
          <table:table-cell office:value-type="float" office:value="0.1808807" calcext:value-type="float">
            <text:p>0.1808807</text:p>
          </table:table-cell>
          <table:table-cell office:value-type="float" office:value="0" calcext:value-type="float">
            <text:p>0</text:p>
          </table:table-cell>
          <table:table-cell office:value-type="float" office:value="25.34492" calcext:value-type="float">
            <text:p>25.34492</text:p>
          </table:table-cell>
          <table:table-cell office:value-type="float" office:value="22.54004" calcext:value-type="float">
            <text:p>22.54004</text:p>
          </table:table-cell>
          <table:table-cell office:value-type="float" office:value="20.41118" calcext:value-type="float">
            <text:p>20.41118</text:p>
          </table:table-cell>
          <table:table-cell office:value-type="float" office:value="5.721351" calcext:value-type="float">
            <text:p>5.721351</text:p>
          </table:table-cell>
          <table:table-cell office:value-type="float" office:value="4.659009" calcext:value-type="float">
            <text:p>4.659009</text:p>
          </table:table-cell>
          <table:table-cell office:value-type="float" office:value="2.062139" calcext:value-type="float">
            <text:p>2.062139</text:p>
          </table:table-cell>
          <table:table-cell office:value-type="float" office:value="2.006018" calcext:value-type="float">
            <text:p>2.006018</text:p>
          </table:table-cell>
          <table:table-cell office:value-type="float" office:value="4.369145" calcext:value-type="float">
            <text:p>4.369145</text:p>
          </table:table-cell>
          <table:table-cell office:value-type="float" office:value="6.577318" calcext:value-type="float">
            <text:p>6.577318</text:p>
          </table:table-cell>
          <table:table-cell office:value-type="float" office:value="8.164012" calcext:value-type="float">
            <text:p>8.164012</text:p>
          </table:table-cell>
          <table:table-cell office:value-type="float" office:value="8.463853" calcext:value-type="float">
            <text:p>8.463853</text:p>
          </table:table-cell>
          <table:table-cell office:value-type="float" office:value="9.35967" calcext:value-type="float">
            <text:p>9.35967</text:p>
          </table:table-cell>
          <table:table-cell office:value-type="float" office:value="10.90627" calcext:value-type="float">
            <text:p>10.90627</text:p>
          </table:table-cell>
          <table:table-cell office:value-type="float" office:value="11.35114" calcext:value-type="float">
            <text:p>11.35114</text:p>
          </table:table-cell>
          <table:table-cell office:value-type="float" office:value="0" calcext:value-type="float">
            <text:p>0</text:p>
          </table:table-cell>
          <table:table-cell office:value-type="float" office:value="17.28002" calcext:value-type="float">
            <text:p>17.2800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4.811325" calcext:value-type="float">
            <text:p>4.811325</text:p>
          </table:table-cell>
          <table:table-cell office:value-type="float" office:value="135.3021" calcext:value-type="float">
            <text:p>135.3021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05759" calcext:value-type="float">
            <text:p>34.0575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954506" calcext:value-type="float">
            <text:p>6.954506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666385" calcext:value-type="float">
            <text:p>-0.005666385</text:p>
          </table:table-cell>
          <table:table-cell office:value-type="float" office:value="1167.412" calcext:value-type="float">
            <text:p>1167.412</text:p>
          </table:table-cell>
          <table:table-cell office:value-type="float" office:value="1.348725" calcext:value-type="float">
            <text:p>1.348725</text:p>
          </table:table-cell>
          <table:table-cell office:value-type="float" office:value="0" calcext:value-type="float">
            <text:p>0</text:p>
          </table:table-cell>
          <table:table-cell office:value-type="float" office:value="0.6578385" calcext:value-type="float">
            <text:p>0.6578385</text:p>
          </table:table-cell>
          <table:table-cell office:value-type="float" office:value="0.2871946" calcext:value-type="float">
            <text:p>0.2871946</text:p>
          </table:table-cell>
          <table:table-cell office:value-type="float" office:value="0.2293222" calcext:value-type="float">
            <text:p>0.2293222</text:p>
          </table:table-cell>
          <table:table-cell office:value-type="float" office:value="0.07495302" calcext:value-type="float">
            <text:p>0.07495302</text:p>
          </table:table-cell>
          <table:table-cell office:value-type="float" office:value="0.0693031" calcext:value-type="float">
            <text:p>0.0693031</text:p>
          </table:table-cell>
          <table:table-cell office:value-type="float" office:value="0.02715142" calcext:value-type="float">
            <text:p>0.02715142</text:p>
          </table:table-cell>
          <table:table-cell office:value-type="float" office:value="0.0310834" calcext:value-type="float">
            <text:p>0.0310834</text:p>
          </table:table-cell>
          <table:table-cell office:value-type="float" office:value="0.07437811" calcext:value-type="float">
            <text:p>0.07437811</text:p>
          </table:table-cell>
          <table:table-cell office:value-type="float" office:value="0.1327315" calcext:value-type="float">
            <text:p>0.1327315</text:p>
          </table:table-cell>
          <table:table-cell office:value-type="float" office:value="0.1480812" calcext:value-type="float">
            <text:p>0.1480812</text:p>
          </table:table-cell>
          <table:table-cell office:value-type="float" office:value="0.1502951" calcext:value-type="float">
            <text:p>0.1502951</text:p>
          </table:table-cell>
          <table:table-cell office:value-type="float" office:value="0.1603865" calcext:value-type="float">
            <text:p>0.1603865</text:p>
          </table:table-cell>
          <table:table-cell office:value-type="float" office:value="0.1761101" calcext:value-type="float">
            <text:p>0.1761101</text:p>
          </table:table-cell>
          <table:table-cell office:value-type="float" office:value="0.180915" calcext:value-type="float">
            <text:p>0.180915</text:p>
          </table:table-cell>
          <table:table-cell office:value-type="float" office:value="0" calcext:value-type="float">
            <text:p>0</text:p>
          </table:table-cell>
          <table:table-cell office:value-type="float" office:value="25.44997" calcext:value-type="float">
            <text:p>25.44997</text:p>
          </table:table-cell>
          <table:table-cell office:value-type="float" office:value="22.55252" calcext:value-type="float">
            <text:p>22.55252</text:p>
          </table:table-cell>
          <table:table-cell office:value-type="float" office:value="20.42142" calcext:value-type="float">
            <text:p>20.42142</text:p>
          </table:table-cell>
          <table:table-cell office:value-type="float" office:value="5.727248" calcext:value-type="float">
            <text:p>5.727248</text:p>
          </table:table-cell>
          <table:table-cell office:value-type="float" office:value="4.665467" calcext:value-type="float">
            <text:p>4.665467</text:p>
          </table:table-cell>
          <table:table-cell office:value-type="float" office:value="2.063391" calcext:value-type="float">
            <text:p>2.063391</text:p>
          </table:table-cell>
          <table:table-cell office:value-type="float" office:value="2.008276" calcext:value-type="float">
            <text:p>2.008276</text:p>
          </table:table-cell>
          <table:table-cell office:value-type="float" office:value="4.372508" calcext:value-type="float">
            <text:p>4.372508</text:p>
          </table:table-cell>
          <table:table-cell office:value-type="float" office:value="6.58262" calcext:value-type="float">
            <text:p>6.58262</text:p>
          </table:table-cell>
          <table:table-cell office:value-type="float" office:value="8.168797" calcext:value-type="float">
            <text:p>8.168797</text:p>
          </table:table-cell>
          <table:table-cell office:value-type="float" office:value="8.469339" calcext:value-type="float">
            <text:p>8.469339</text:p>
          </table:table-cell>
          <table:table-cell office:value-type="float" office:value="9.364481" calcext:value-type="float">
            <text:p>9.364481</text:p>
          </table:table-cell>
          <table:table-cell office:value-type="float" office:value="10.90938" calcext:value-type="float">
            <text:p>10.90938</text:p>
          </table:table-cell>
          <table:table-cell office:value-type="float" office:value="11.35413" calcext:value-type="float">
            <text:p>11.35413</text:p>
          </table:table-cell>
          <table:table-cell office:value-type="float" office:value="0" calcext:value-type="float">
            <text:p>0</text:p>
          </table:table-cell>
          <table:table-cell office:value-type="float" office:value="18.06506" calcext:value-type="float">
            <text:p>18.0650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4.801455" calcext:value-type="float">
            <text:p>4.801455</text:p>
          </table:table-cell>
          <table:table-cell office:value-type="float" office:value="135.302" calcext:value-type="float">
            <text:p>135.302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07615" calcext:value-type="float">
            <text:p>34.0761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954506" calcext:value-type="float">
            <text:p>6.954506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666385" calcext:value-type="float">
            <text:p>-0.005666385</text:p>
          </table:table-cell>
          <table:table-cell office:value-type="float" office:value="1167.404" calcext:value-type="float">
            <text:p>1167.404</text:p>
          </table:table-cell>
          <table:table-cell office:value-type="float" office:value="1.353387" calcext:value-type="float">
            <text:p>1.353387</text:p>
          </table:table-cell>
          <table:table-cell office:value-type="float" office:value="0" calcext:value-type="float">
            <text:p>0</text:p>
          </table:table-cell>
          <table:table-cell office:value-type="float" office:value="0.7313048" calcext:value-type="float">
            <text:p>0.7313048</text:p>
          </table:table-cell>
          <table:table-cell office:value-type="float" office:value="0.2788748" calcext:value-type="float">
            <text:p>0.2788748</text:p>
          </table:table-cell>
          <table:table-cell office:value-type="float" office:value="0.2353694" calcext:value-type="float">
            <text:p>0.2353694</text:p>
          </table:table-cell>
          <table:table-cell office:value-type="float" office:value="0.07677502" calcext:value-type="float">
            <text:p>0.07677502</text:p>
          </table:table-cell>
          <table:table-cell office:value-type="float" office:value="0.07159833" calcext:value-type="float">
            <text:p>0.07159833</text:p>
          </table:table-cell>
          <table:table-cell office:value-type="float" office:value="0.02775948" calcext:value-type="float">
            <text:p>0.02775948</text:p>
          </table:table-cell>
          <table:table-cell office:value-type="float" office:value="0.03155972" calcext:value-type="float">
            <text:p>0.03155972</text:p>
          </table:table-cell>
          <table:table-cell office:value-type="float" office:value="0.07454164" calcext:value-type="float">
            <text:p>0.07454164</text:p>
          </table:table-cell>
          <table:table-cell office:value-type="float" office:value="0.1327281" calcext:value-type="float">
            <text:p>0.1327281</text:p>
          </table:table-cell>
          <table:table-cell office:value-type="float" office:value="0.1480997" calcext:value-type="float">
            <text:p>0.1480997</text:p>
          </table:table-cell>
          <table:table-cell office:value-type="float" office:value="0.1503454" calcext:value-type="float">
            <text:p>0.1503454</text:p>
          </table:table-cell>
          <table:table-cell office:value-type="float" office:value="0.1604253" calcext:value-type="float">
            <text:p>0.1604253</text:p>
          </table:table-cell>
          <table:table-cell office:value-type="float" office:value="0.1761439" calcext:value-type="float">
            <text:p>0.1761439</text:p>
          </table:table-cell>
          <table:table-cell office:value-type="float" office:value="0.1809484" calcext:value-type="float">
            <text:p>0.1809484</text:p>
          </table:table-cell>
          <table:table-cell office:value-type="float" office:value="0" calcext:value-type="float">
            <text:p>0</text:p>
          </table:table-cell>
          <table:table-cell office:value-type="float" office:value="25.54652" calcext:value-type="float">
            <text:p>25.54652</text:p>
          </table:table-cell>
          <table:table-cell office:value-type="float" office:value="22.57093" calcext:value-type="float">
            <text:p>22.57093</text:p>
          </table:table-cell>
          <table:table-cell office:value-type="float" office:value="20.43827" calcext:value-type="float">
            <text:p>20.43827</text:p>
          </table:table-cell>
          <table:table-cell office:value-type="float" office:value="5.734662" calcext:value-type="float">
            <text:p>5.734662</text:p>
          </table:table-cell>
          <table:table-cell office:value-type="float" office:value="4.673232" calcext:value-type="float">
            <text:p>4.673232</text:p>
          </table:table-cell>
          <table:table-cell office:value-type="float" office:value="2.064779" calcext:value-type="float">
            <text:p>2.064779</text:p>
          </table:table-cell>
          <table:table-cell office:value-type="float" office:value="2.010644" calcext:value-type="float">
            <text:p>2.010644</text:p>
          </table:table-cell>
          <table:table-cell office:value-type="float" office:value="4.375895" calcext:value-type="float">
            <text:p>4.375895</text:p>
          </table:table-cell>
          <table:table-cell office:value-type="float" office:value="6.587922" calcext:value-type="float">
            <text:p>6.587922</text:p>
          </table:table-cell>
          <table:table-cell office:value-type="float" office:value="8.173578" calcext:value-type="float">
            <text:p>8.173578</text:p>
          </table:table-cell>
          <table:table-cell office:value-type="float" office:value="8.474827" calcext:value-type="float">
            <text:p>8.474827</text:p>
          </table:table-cell>
          <table:table-cell office:value-type="float" office:value="9.369287" calcext:value-type="float">
            <text:p>9.369287</text:p>
          </table:table-cell>
          <table:table-cell office:value-type="float" office:value="10.91248" calcext:value-type="float">
            <text:p>10.91248</text:p>
          </table:table-cell>
          <table:table-cell office:value-type="float" office:value="11.35713" calcext:value-type="float">
            <text:p>11.35713</text:p>
          </table:table-cell>
          <table:table-cell office:value-type="float" office:value="0" calcext:value-type="float">
            <text:p>0</text:p>
          </table:table-cell>
          <table:table-cell office:value-type="float" office:value="13.06139" calcext:value-type="float">
            <text:p>13.06139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4.79219" calcext:value-type="float">
            <text:p>4.79219</text:p>
          </table:table-cell>
          <table:table-cell office:value-type="float" office:value="135.3018" calcext:value-type="float">
            <text:p>135.301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09449" calcext:value-type="float">
            <text:p>34.0944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954506" calcext:value-type="float">
            <text:p>6.954506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709018" calcext:value-type="float">
            <text:p>-0.005709018</text:p>
          </table:table-cell>
          <table:table-cell office:value-type="float" office:value="1167.396" calcext:value-type="float">
            <text:p>1167.396</text:p>
          </table:table-cell>
          <table:table-cell office:value-type="float" office:value="1.354241" calcext:value-type="float">
            <text:p>1.354241</text:p>
          </table:table-cell>
          <table:table-cell office:value-type="float" office:value="0" calcext:value-type="float">
            <text:p>0</text:p>
          </table:table-cell>
          <table:table-cell office:value-type="float" office:value="0.8459462" calcext:value-type="float">
            <text:p>0.8459462</text:p>
          </table:table-cell>
          <table:table-cell office:value-type="float" office:value="0.2762992" calcext:value-type="float">
            <text:p>0.2762992</text:p>
          </table:table-cell>
          <table:table-cell office:value-type="float" office:value="0.2335767" calcext:value-type="float">
            <text:p>0.2335767</text:p>
          </table:table-cell>
          <table:table-cell office:value-type="float" office:value="0.07463238" calcext:value-type="float">
            <text:p>0.07463238</text:p>
          </table:table-cell>
          <table:table-cell office:value-type="float" office:value="0.06985383" calcext:value-type="float">
            <text:p>0.06985383</text:p>
          </table:table-cell>
          <table:table-cell office:value-type="float" office:value="0.0274817" calcext:value-type="float">
            <text:p>0.0274817</text:p>
          </table:table-cell>
          <table:table-cell office:value-type="float" office:value="0.03163916" calcext:value-type="float">
            <text:p>0.03163916</text:p>
          </table:table-cell>
          <table:table-cell office:value-type="float" office:value="0.07463378" calcext:value-type="float">
            <text:p>0.07463378</text:p>
          </table:table-cell>
          <table:table-cell office:value-type="float" office:value="0.1327584" calcext:value-type="float">
            <text:p>0.1327584</text:p>
          </table:table-cell>
          <table:table-cell office:value-type="float" office:value="0.148125" calcext:value-type="float">
            <text:p>0.148125</text:p>
          </table:table-cell>
          <table:table-cell office:value-type="float" office:value="0.1503958" calcext:value-type="float">
            <text:p>0.1503958</text:p>
          </table:table-cell>
          <table:table-cell office:value-type="float" office:value="0.1604764" calcext:value-type="float">
            <text:p>0.1604764</text:p>
          </table:table-cell>
          <table:table-cell office:value-type="float" office:value="0.176366" calcext:value-type="float">
            <text:p>0.176366</text:p>
          </table:table-cell>
          <table:table-cell office:value-type="float" office:value="0.1809146" calcext:value-type="float">
            <text:p>0.1809146</text:p>
          </table:table-cell>
          <table:table-cell office:value-type="float" office:value="0" calcext:value-type="float">
            <text:p>0</text:p>
          </table:table-cell>
          <table:table-cell office:value-type="float" office:value="25.64026" calcext:value-type="float">
            <text:p>25.64026</text:p>
          </table:table-cell>
          <table:table-cell office:value-type="float" office:value="22.5864" calcext:value-type="float">
            <text:p>22.5864</text:p>
          </table:table-cell>
          <table:table-cell office:value-type="float" office:value="20.45367" calcext:value-type="float">
            <text:p>20.45367</text:p>
          </table:table-cell>
          <table:table-cell office:value-type="float" office:value="5.741736" calcext:value-type="float">
            <text:p>5.741736</text:p>
          </table:table-cell>
          <table:table-cell office:value-type="float" office:value="4.680961" calcext:value-type="float">
            <text:p>4.680961</text:p>
          </table:table-cell>
          <table:table-cell office:value-type="float" office:value="2.066183" calcext:value-type="float">
            <text:p>2.066183</text:p>
          </table:table-cell>
          <table:table-cell office:value-type="float" office:value="2.013045" calcext:value-type="float">
            <text:p>2.013045</text:p>
          </table:table-cell>
          <table:table-cell office:value-type="float" office:value="4.379312" calcext:value-type="float">
            <text:p>4.379312</text:p>
          </table:table-cell>
          <table:table-cell office:value-type="float" office:value="6.593225" calcext:value-type="float">
            <text:p>6.593225</text:p>
          </table:table-cell>
          <table:table-cell office:value-type="float" office:value="8.178364" calcext:value-type="float">
            <text:p>8.178364</text:p>
          </table:table-cell>
          <table:table-cell office:value-type="float" office:value="8.480313" calcext:value-type="float">
            <text:p>8.480313</text:p>
          </table:table-cell>
          <table:table-cell office:value-type="float" office:value="9.374094" calcext:value-type="float">
            <text:p>9.374094</text:p>
          </table:table-cell>
          <table:table-cell office:value-type="float" office:value="10.9156" calcext:value-type="float">
            <text:p>10.9156</text:p>
          </table:table-cell>
          <table:table-cell office:value-type="float" office:value="11.36011" calcext:value-type="float">
            <text:p>11.36011</text:p>
          </table:table-cell>
          <table:table-cell office:value-type="float" office:value="0" calcext:value-type="float">
            <text:p>0</text:p>
          </table:table-cell>
          <table:table-cell office:value-type="float" office:value="9.997385" calcext:value-type="float">
            <text:p>9.997385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4.779837" calcext:value-type="float">
            <text:p>4.779837</text:p>
          </table:table-cell>
          <table:table-cell office:value-type="float" office:value="135.3018" calcext:value-type="float">
            <text:p>135.301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11331" calcext:value-type="float">
            <text:p>34.1133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6954506" calcext:value-type="float">
            <text:p>6.954506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5868454" calcext:value-type="float">
            <text:p>-0.005868454</text:p>
          </table:table-cell>
          <table:table-cell office:value-type="float" office:value="1167.387" calcext:value-type="float">
            <text:p>1167.387</text:p>
          </table:table-cell>
          <table:table-cell office:value-type="float" office:value="1.354102" calcext:value-type="float">
            <text:p>1.354102</text:p>
          </table:table-cell>
          <table:table-cell office:value-type="float" office:value="0" calcext:value-type="float">
            <text:p>0</text:p>
          </table:table-cell>
          <table:table-cell office:value-type="float" office:value="0.974842" calcext:value-type="float">
            <text:p>0.974842</text:p>
          </table:table-cell>
          <table:table-cell office:value-type="float" office:value="0.3167863" calcext:value-type="float">
            <text:p>0.3167863</text:p>
          </table:table-cell>
          <table:table-cell office:value-type="float" office:value="0.2618084" calcext:value-type="float">
            <text:p>0.2618084</text:p>
          </table:table-cell>
          <table:table-cell office:value-type="float" office:value="0.07921978" calcext:value-type="float">
            <text:p>0.07921978</text:p>
          </table:table-cell>
          <table:table-cell office:value-type="float" office:value="0.07398864" calcext:value-type="float">
            <text:p>0.07398864</text:p>
          </table:table-cell>
          <table:table-cell office:value-type="float" office:value="0.02798543" calcext:value-type="float">
            <text:p>0.02798543</text:p>
          </table:table-cell>
          <table:table-cell office:value-type="float" office:value="0.03192044" calcext:value-type="float">
            <text:p>0.03192044</text:p>
          </table:table-cell>
          <table:table-cell office:value-type="float" office:value="0.07469898" calcext:value-type="float">
            <text:p>0.07469898</text:p>
          </table:table-cell>
          <table:table-cell office:value-type="float" office:value="0.1327878" calcext:value-type="float">
            <text:p>0.1327878</text:p>
          </table:table-cell>
          <table:table-cell office:value-type="float" office:value="0.1481548" calcext:value-type="float">
            <text:p>0.1481548</text:p>
          </table:table-cell>
          <table:table-cell office:value-type="float" office:value="0.1504497" calcext:value-type="float">
            <text:p>0.1504497</text:p>
          </table:table-cell>
          <table:table-cell office:value-type="float" office:value="0.1605431" calcext:value-type="float">
            <text:p>0.1605431</text:p>
          </table:table-cell>
          <table:table-cell office:value-type="float" office:value="0.1762661" calcext:value-type="float">
            <text:p>0.1762661</text:p>
          </table:table-cell>
          <table:table-cell office:value-type="float" office:value="0.1809839" calcext:value-type="float">
            <text:p>0.1809839</text:p>
          </table:table-cell>
          <table:table-cell office:value-type="float" office:value="0" calcext:value-type="float">
            <text:p>0</text:p>
          </table:table-cell>
          <table:table-cell office:value-type="float" office:value="25.7386" calcext:value-type="float">
            <text:p>25.7386</text:p>
          </table:table-cell>
          <table:table-cell office:value-type="float" office:value="22.60717" calcext:value-type="float">
            <text:p>22.60717</text:p>
          </table:table-cell>
          <table:table-cell office:value-type="float" office:value="20.4726" calcext:value-type="float">
            <text:p>20.4726</text:p>
          </table:table-cell>
          <table:table-cell office:value-type="float" office:value="5.74922" calcext:value-type="float">
            <text:p>5.74922</text:p>
          </table:table-cell>
          <table:table-cell office:value-type="float" office:value="4.689023" calcext:value-type="float">
            <text:p>4.689023</text:p>
          </table:table-cell>
          <table:table-cell office:value-type="float" office:value="2.067594" calcext:value-type="float">
            <text:p>2.067594</text:p>
          </table:table-cell>
          <table:table-cell office:value-type="float" office:value="2.015451" calcext:value-type="float">
            <text:p>2.015451</text:p>
          </table:table-cell>
          <table:table-cell office:value-type="float" office:value="4.382731" calcext:value-type="float">
            <text:p>4.382731</text:p>
          </table:table-cell>
          <table:table-cell office:value-type="float" office:value="6.598526" calcext:value-type="float">
            <text:p>6.598526</text:p>
          </table:table-cell>
          <table:table-cell office:value-type="float" office:value="8.183148" calcext:value-type="float">
            <text:p>8.183148</text:p>
          </table:table-cell>
          <table:table-cell office:value-type="float" office:value="8.4858" calcext:value-type="float">
            <text:p>8.4858</text:p>
          </table:table-cell>
          <table:table-cell office:value-type="float" office:value="9.378901" calcext:value-type="float">
            <text:p>9.378901</text:p>
          </table:table-cell>
          <table:table-cell office:value-type="float" office:value="10.9188" calcext:value-type="float">
            <text:p>10.9188</text:p>
          </table:table-cell>
          <table:table-cell office:value-type="float" office:value="11.36303" calcext:value-type="float">
            <text:p>11.36303</text:p>
          </table:table-cell>
          <table:table-cell office:value-type="float" office:value="0" calcext:value-type="float">
            <text:p>0</text:p>
          </table:table-cell>
          <table:table-cell office:value-type="float" office:value="11.19617" calcext:value-type="float">
            <text:p>11.19617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4.770508" calcext:value-type="float">
            <text:p>4.770508</text:p>
          </table:table-cell>
          <table:table-cell office:value-type="float" office:value="135.3015" calcext:value-type="float">
            <text:p>135.3015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13256" calcext:value-type="float">
            <text:p>34.1325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07063" calcext:value-type="float">
            <text:p>7.007063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015463" calcext:value-type="float">
            <text:p>-0.006015463</text:p>
          </table:table-cell>
          <table:table-cell office:value-type="float" office:value="1167.379" calcext:value-type="float">
            <text:p>1167.379</text:p>
          </table:table-cell>
          <table:table-cell office:value-type="float" office:value="1.36003" calcext:value-type="float">
            <text:p>1.36003</text:p>
          </table:table-cell>
          <table:table-cell office:value-type="float" office:value="0" calcext:value-type="float">
            <text:p>0</text:p>
          </table:table-cell>
          <table:table-cell office:value-type="float" office:value="0.1985132" calcext:value-type="float">
            <text:p>0.1985132</text:p>
          </table:table-cell>
          <table:table-cell office:value-type="float" office:value="0.2354429" calcext:value-type="float">
            <text:p>0.2354429</text:p>
          </table:table-cell>
          <table:table-cell office:value-type="float" office:value="0.2343188" calcext:value-type="float">
            <text:p>0.2343188</text:p>
          </table:table-cell>
          <table:table-cell office:value-type="float" office:value="0.07442432" calcext:value-type="float">
            <text:p>0.07442432</text:p>
          </table:table-cell>
          <table:table-cell office:value-type="float" office:value="0.07198287" calcext:value-type="float">
            <text:p>0.07198287</text:p>
          </table:table-cell>
          <table:table-cell office:value-type="float" office:value="0.02826062" calcext:value-type="float">
            <text:p>0.02826062</text:p>
          </table:table-cell>
          <table:table-cell office:value-type="float" office:value="0.02957418" calcext:value-type="float">
            <text:p>0.02957418</text:p>
          </table:table-cell>
          <table:table-cell office:value-type="float" office:value="0.07488725" calcext:value-type="float">
            <text:p>0.07488725</text:p>
          </table:table-cell>
          <table:table-cell office:value-type="float" office:value="0.1328362" calcext:value-type="float">
            <text:p>0.1328362</text:p>
          </table:table-cell>
          <table:table-cell office:value-type="float" office:value="0.1481885" calcext:value-type="float">
            <text:p>0.1481885</text:p>
          </table:table-cell>
          <table:table-cell office:value-type="float" office:value="0.1505058" calcext:value-type="float">
            <text:p>0.1505058</text:p>
          </table:table-cell>
          <table:table-cell office:value-type="float" office:value="0.1605821" calcext:value-type="float">
            <text:p>0.1605821</text:p>
          </table:table-cell>
          <table:table-cell office:value-type="float" office:value="0.1762598" calcext:value-type="float">
            <text:p>0.1762598</text:p>
          </table:table-cell>
          <table:table-cell office:value-type="float" office:value="0.1810276" calcext:value-type="float">
            <text:p>0.1810276</text:p>
          </table:table-cell>
          <table:table-cell office:value-type="float" office:value="0" calcext:value-type="float">
            <text:p>0</text:p>
          </table:table-cell>
          <table:table-cell office:value-type="float" office:value="25.81082" calcext:value-type="float">
            <text:p>25.81082</text:p>
          </table:table-cell>
          <table:table-cell office:value-type="float" office:value="22.63541" calcext:value-type="float">
            <text:p>22.63541</text:p>
          </table:table-cell>
          <table:table-cell office:value-type="float" office:value="20.49814" calcext:value-type="float">
            <text:p>20.49814</text:p>
          </table:table-cell>
          <table:table-cell office:value-type="float" office:value="5.757666" calcext:value-type="float">
            <text:p>5.757666</text:p>
          </table:table-cell>
          <table:table-cell office:value-type="float" office:value="4.698343" calcext:value-type="float">
            <text:p>4.698343</text:p>
          </table:table-cell>
          <table:table-cell office:value-type="float" office:value="2.069133" calcext:value-type="float">
            <text:p>2.069133</text:p>
          </table:table-cell>
          <table:table-cell office:value-type="float" office:value="2.017809" calcext:value-type="float">
            <text:p>2.017809</text:p>
          </table:table-cell>
          <table:table-cell office:value-type="float" office:value="4.386172" calcext:value-type="float">
            <text:p>4.386172</text:p>
          </table:table-cell>
          <table:table-cell office:value-type="float" office:value="6.603782" calcext:value-type="float">
            <text:p>6.603782</text:p>
          </table:table-cell>
          <table:table-cell office:value-type="float" office:value="8.187933" calcext:value-type="float">
            <text:p>8.187933</text:p>
          </table:table-cell>
          <table:table-cell office:value-type="float" office:value="8.491286" calcext:value-type="float">
            <text:p>8.491286</text:p>
          </table:table-cell>
          <table:table-cell office:value-type="float" office:value="9.383708" calcext:value-type="float">
            <text:p>9.383708</text:p>
          </table:table-cell>
          <table:table-cell office:value-type="float" office:value="10.92197" calcext:value-type="float">
            <text:p>10.92197</text:p>
          </table:table-cell>
          <table:table-cell office:value-type="float" office:value="11.36596" calcext:value-type="float">
            <text:p>11.36596</text:p>
          </table:table-cell>
          <table:table-cell office:value-type="float" office:value="0" calcext:value-type="float">
            <text:p>0</text:p>
          </table:table-cell>
          <table:table-cell office:value-type="float" office:value="1.172138" calcext:value-type="float">
            <text:p>1.172138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4.762503" calcext:value-type="float">
            <text:p>4.762503</text:p>
          </table:table-cell>
          <table:table-cell office:value-type="float" office:value="135.3015" calcext:value-type="float">
            <text:p>135.3015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1493" calcext:value-type="float">
            <text:p>34.149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0531" calcext:value-type="float">
            <text:p>7.010531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140403" calcext:value-type="float">
            <text:p>-0.006140403</text:p>
          </table:table-cell>
          <table:table-cell office:value-type="float" office:value="1167.37" calcext:value-type="float">
            <text:p>1167.37</text:p>
          </table:table-cell>
          <table:table-cell office:value-type="float" office:value="1.368837" calcext:value-type="float">
            <text:p>1.368837</text:p>
          </table:table-cell>
          <table:table-cell office:value-type="float" office:value="0" calcext:value-type="float">
            <text:p>0</text:p>
          </table:table-cell>
          <table:table-cell office:value-type="float" office:value="0.2674928" calcext:value-type="float">
            <text:p>0.2674928</text:p>
          </table:table-cell>
          <table:table-cell office:value-type="float" office:value="0.21681" calcext:value-type="float">
            <text:p>0.21681</text:p>
          </table:table-cell>
          <table:table-cell office:value-type="float" office:value="0.1908465" calcext:value-type="float">
            <text:p>0.1908465</text:p>
          </table:table-cell>
          <table:table-cell office:value-type="float" office:value="0.07056255" calcext:value-type="float">
            <text:p>0.07056255</text:p>
          </table:table-cell>
          <table:table-cell office:value-type="float" office:value="0.06235882" calcext:value-type="float">
            <text:p>0.06235882</text:p>
          </table:table-cell>
          <table:table-cell office:value-type="float" office:value="0.02660139" calcext:value-type="float">
            <text:p>0.02660139</text:p>
          </table:table-cell>
          <table:table-cell office:value-type="float" office:value="0.02822064" calcext:value-type="float">
            <text:p>0.02822064</text:p>
          </table:table-cell>
          <table:table-cell office:value-type="float" office:value="0.074795" calcext:value-type="float">
            <text:p>0.074795</text:p>
          </table:table-cell>
          <table:table-cell office:value-type="float" office:value="0.132877" calcext:value-type="float">
            <text:p>0.132877</text:p>
          </table:table-cell>
          <table:table-cell office:value-type="float" office:value="0.1482262" calcext:value-type="float">
            <text:p>0.1482262</text:p>
          </table:table-cell>
          <table:table-cell office:value-type="float" office:value="0.1505589" calcext:value-type="float">
            <text:p>0.1505589</text:p>
          </table:table-cell>
          <table:table-cell office:value-type="float" office:value="0.1606234" calcext:value-type="float">
            <text:p>0.1606234</text:p>
          </table:table-cell>
          <table:table-cell office:value-type="float" office:value="0.176283" calcext:value-type="float">
            <text:p>0.176283</text:p>
          </table:table-cell>
          <table:table-cell office:value-type="float" office:value="0.1810679" calcext:value-type="float">
            <text:p>0.1810679</text:p>
          </table:table-cell>
          <table:table-cell office:value-type="float" office:value="0" calcext:value-type="float">
            <text:p>0</text:p>
          </table:table-cell>
          <table:table-cell office:value-type="float" office:value="25.82414" calcext:value-type="float">
            <text:p>25.82414</text:p>
          </table:table-cell>
          <table:table-cell office:value-type="float" office:value="22.63791" calcext:value-type="float">
            <text:p>22.63791</text:p>
          </table:table-cell>
          <table:table-cell office:value-type="float" office:value="20.5097" calcext:value-type="float">
            <text:p>20.5097</text:p>
          </table:table-cell>
          <table:table-cell office:value-type="float" office:value="5.76474" calcext:value-type="float">
            <text:p>5.76474</text:p>
          </table:table-cell>
          <table:table-cell office:value-type="float" office:value="4.705518" calcext:value-type="float">
            <text:p>4.705518</text:p>
          </table:table-cell>
          <table:table-cell office:value-type="float" office:value="2.070513" calcext:value-type="float">
            <text:p>2.070513</text:p>
          </table:table-cell>
          <table:table-cell office:value-type="float" office:value="2.019942" calcext:value-type="float">
            <text:p>2.019942</text:p>
          </table:table-cell>
          <table:table-cell office:value-type="float" office:value="4.389621" calcext:value-type="float">
            <text:p>4.389621</text:p>
          </table:table-cell>
          <table:table-cell office:value-type="float" office:value="6.609038" calcext:value-type="float">
            <text:p>6.609038</text:p>
          </table:table-cell>
          <table:table-cell office:value-type="float" office:value="8.192716" calcext:value-type="float">
            <text:p>8.192716</text:p>
          </table:table-cell>
          <table:table-cell office:value-type="float" office:value="8.496773" calcext:value-type="float">
            <text:p>8.496773</text:p>
          </table:table-cell>
          <table:table-cell office:value-type="float" office:value="9.388512" calcext:value-type="float">
            <text:p>9.388512</text:p>
          </table:table-cell>
          <table:table-cell office:value-type="float" office:value="10.92507" calcext:value-type="float">
            <text:p>10.92507</text:p>
          </table:table-cell>
          <table:table-cell office:value-type="float" office:value="11.36883" calcext:value-type="float">
            <text:p>11.36883</text:p>
          </table:table-cell>
          <table:table-cell office:value-type="float" office:value="0" calcext:value-type="float">
            <text:p>0</text:p>
          </table:table-cell>
          <table:table-cell office:value-type="float" office:value="9.553953" calcext:value-type="float">
            <text:p>9.553953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4.756145" calcext:value-type="float">
            <text:p>4.756145</text:p>
          </table:table-cell>
          <table:table-cell office:value-type="float" office:value="135.3012" calcext:value-type="float">
            <text:p>135.3012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16531" calcext:value-type="float">
            <text:p>34.1653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3127" calcext:value-type="float">
            <text:p>7.01312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140104" calcext:value-type="float">
            <text:p>-0.006140104</text:p>
          </table:table-cell>
          <table:table-cell office:value-type="float" office:value="1167.36" calcext:value-type="float">
            <text:p>1167.36</text:p>
          </table:table-cell>
          <table:table-cell office:value-type="float" office:value="1.375064" calcext:value-type="float">
            <text:p>1.375064</text:p>
          </table:table-cell>
          <table:table-cell office:value-type="float" office:value="0" calcext:value-type="float">
            <text:p>0</text:p>
          </table:table-cell>
          <table:table-cell office:value-type="float" office:value="0.3177109" calcext:value-type="float">
            <text:p>0.3177109</text:p>
          </table:table-cell>
          <table:table-cell office:value-type="float" office:value="0.2150199" calcext:value-type="float">
            <text:p>0.2150199</text:p>
          </table:table-cell>
          <table:table-cell office:value-type="float" office:value="0.1821317" calcext:value-type="float">
            <text:p>0.1821317</text:p>
          </table:table-cell>
          <table:table-cell office:value-type="float" office:value="0.06399518" calcext:value-type="float">
            <text:p>0.06399518</text:p>
          </table:table-cell>
          <table:table-cell office:value-type="float" office:value="0.05585612" calcext:value-type="float">
            <text:p>0.05585612</text:p>
          </table:table-cell>
          <table:table-cell office:value-type="float" office:value="0.02530214" calcext:value-type="float">
            <text:p>0.02530214</text:p>
          </table:table-cell>
          <table:table-cell office:value-type="float" office:value="0.0287669" calcext:value-type="float">
            <text:p>0.0287669</text:p>
          </table:table-cell>
          <table:table-cell office:value-type="float" office:value="0.07436845" calcext:value-type="float">
            <text:p>0.07436845</text:p>
          </table:table-cell>
          <table:table-cell office:value-type="float" office:value="0.1328541" calcext:value-type="float">
            <text:p>0.1328541</text:p>
          </table:table-cell>
          <table:table-cell office:value-type="float" office:value="0.1482614" calcext:value-type="float">
            <text:p>0.1482614</text:p>
          </table:table-cell>
          <table:table-cell office:value-type="float" office:value="0.1506113" calcext:value-type="float">
            <text:p>0.1506113</text:p>
          </table:table-cell>
          <table:table-cell office:value-type="float" office:value="0.1606626" calcext:value-type="float">
            <text:p>0.1606626</text:p>
          </table:table-cell>
          <table:table-cell office:value-type="float" office:value="0.1763161" calcext:value-type="float">
            <text:p>0.1763161</text:p>
          </table:table-cell>
          <table:table-cell office:value-type="float" office:value="0.1811053" calcext:value-type="float">
            <text:p>0.1811053</text:p>
          </table:table-cell>
          <table:table-cell office:value-type="float" office:value="0" calcext:value-type="float">
            <text:p>0</text:p>
          </table:table-cell>
          <table:table-cell office:value-type="float" office:value="25.857" calcext:value-type="float">
            <text:p>25.857</text:p>
          </table:table-cell>
          <table:table-cell office:value-type="float" office:value="22.63457" calcext:value-type="float">
            <text:p>22.63457</text:p>
          </table:table-cell>
          <table:table-cell office:value-type="float" office:value="20.51012" calcext:value-type="float">
            <text:p>20.51012</text:p>
          </table:table-cell>
          <table:table-cell office:value-type="float" office:value="5.770756" calcext:value-type="float">
            <text:p>5.770756</text:p>
          </table:table-cell>
          <table:table-cell office:value-type="float" office:value="4.710815" calcext:value-type="float">
            <text:p>4.710815</text:p>
          </table:table-cell>
          <table:table-cell office:value-type="float" office:value="2.071685" calcext:value-type="float">
            <text:p>2.071685</text:p>
          </table:table-cell>
          <table:table-cell office:value-type="float" office:value="2.022183" calcext:value-type="float">
            <text:p>2.022183</text:p>
          </table:table-cell>
          <table:table-cell office:value-type="float" office:value="4.393026" calcext:value-type="float">
            <text:p>4.393026</text:p>
          </table:table-cell>
          <table:table-cell office:value-type="float" office:value="6.614295" calcext:value-type="float">
            <text:p>6.614295</text:p>
          </table:table-cell>
          <table:table-cell office:value-type="float" office:value="8.197498" calcext:value-type="float">
            <text:p>8.197498</text:p>
          </table:table-cell>
          <table:table-cell office:value-type="float" office:value="8.50226" calcext:value-type="float">
            <text:p>8.50226</text:p>
          </table:table-cell>
          <table:table-cell office:value-type="float" office:value="9.393316" calcext:value-type="float">
            <text:p>9.393316</text:p>
          </table:table-cell>
          <table:table-cell office:value-type="float" office:value="10.92817" calcext:value-type="float">
            <text:p>10.92817</text:p>
          </table:table-cell>
          <table:table-cell office:value-type="float" office:value="11.37191" calcext:value-type="float">
            <text:p>11.37191</text:p>
          </table:table-cell>
          <table:table-cell office:value-type="float" office:value="0" calcext:value-type="float">
            <text:p>0</text:p>
          </table:table-cell>
          <table:table-cell office:value-type="float" office:value="9.705127" calcext:value-type="float">
            <text:p>9.705127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4.749125" calcext:value-type="float">
            <text:p>4.749125</text:p>
          </table:table-cell>
          <table:table-cell office:value-type="float" office:value="135.3011" calcext:value-type="float">
            <text:p>135.3011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18132" calcext:value-type="float">
            <text:p>34.18132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4297" calcext:value-type="float">
            <text:p>7.01429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139964" calcext:value-type="float">
            <text:p>-0.006139964</text:p>
          </table:table-cell>
          <table:table-cell office:value-type="float" office:value="1167.35" calcext:value-type="float">
            <text:p>1167.35</text:p>
          </table:table-cell>
          <table:table-cell office:value-type="float" office:value="1.382002" calcext:value-type="float">
            <text:p>1.382002</text:p>
          </table:table-cell>
          <table:table-cell office:value-type="float" office:value="0" calcext:value-type="float">
            <text:p>0</text:p>
          </table:table-cell>
          <table:table-cell office:value-type="float" office:value="0.3524015" calcext:value-type="float">
            <text:p>0.3524015</text:p>
          </table:table-cell>
          <table:table-cell office:value-type="float" office:value="0.2234571" calcext:value-type="float">
            <text:p>0.2234571</text:p>
          </table:table-cell>
          <table:table-cell office:value-type="float" office:value="0.1872044" calcext:value-type="float">
            <text:p>0.1872044</text:p>
          </table:table-cell>
          <table:table-cell office:value-type="float" office:value="0.05815733" calcext:value-type="float">
            <text:p>0.05815733</text:p>
          </table:table-cell>
          <table:table-cell office:value-type="float" office:value="0.0523507" calcext:value-type="float">
            <text:p>0.0523507</text:p>
          </table:table-cell>
          <table:table-cell office:value-type="float" office:value="0.02465432" calcext:value-type="float">
            <text:p>0.02465432</text:p>
          </table:table-cell>
          <table:table-cell office:value-type="float" office:value="0.02915605" calcext:value-type="float">
            <text:p>0.02915605</text:p>
          </table:table-cell>
          <table:table-cell office:value-type="float" office:value="0.07419552" calcext:value-type="float">
            <text:p>0.07419552</text:p>
          </table:table-cell>
          <table:table-cell office:value-type="float" office:value="0.1327858" calcext:value-type="float">
            <text:p>0.1327858</text:p>
          </table:table-cell>
          <table:table-cell office:value-type="float" office:value="0.1482894" calcext:value-type="float">
            <text:p>0.1482894</text:p>
          </table:table-cell>
          <table:table-cell office:value-type="float" office:value="0.1506629" calcext:value-type="float">
            <text:p>0.1506629</text:p>
          </table:table-cell>
          <table:table-cell office:value-type="float" office:value="0.1607049" calcext:value-type="float">
            <text:p>0.1607049</text:p>
          </table:table-cell>
          <table:table-cell office:value-type="float" office:value="0.1763509" calcext:value-type="float">
            <text:p>0.1763509</text:p>
          </table:table-cell>
          <table:table-cell office:value-type="float" office:value="0.1811406" calcext:value-type="float">
            <text:p>0.1811406</text:p>
          </table:table-cell>
          <table:table-cell office:value-type="float" office:value="0" calcext:value-type="float">
            <text:p>0</text:p>
          </table:table-cell>
          <table:table-cell office:value-type="float" office:value="25.90487" calcext:value-type="float">
            <text:p>25.90487</text:p>
          </table:table-cell>
          <table:table-cell office:value-type="float" office:value="22.63205" calcext:value-type="float">
            <text:p>22.63205</text:p>
          </table:table-cell>
          <table:table-cell office:value-type="float" office:value="20.51009" calcext:value-type="float">
            <text:p>20.51009</text:p>
          </table:table-cell>
          <table:table-cell office:value-type="float" office:value="5.774445" calcext:value-type="float">
            <text:p>5.774445</text:p>
          </table:table-cell>
          <table:table-cell office:value-type="float" office:value="4.715079" calcext:value-type="float">
            <text:p>4.715079</text:p>
          </table:table-cell>
          <table:table-cell office:value-type="float" office:value="2.072716" calcext:value-type="float">
            <text:p>2.072716</text:p>
          </table:table-cell>
          <table:table-cell office:value-type="float" office:value="2.024685" calcext:value-type="float">
            <text:p>2.024685</text:p>
          </table:table-cell>
          <table:table-cell office:value-type="float" office:value="4.396408" calcext:value-type="float">
            <text:p>4.396408</text:p>
          </table:table-cell>
          <table:table-cell office:value-type="float" office:value="6.619551" calcext:value-type="float">
            <text:p>6.619551</text:p>
          </table:table-cell>
          <table:table-cell office:value-type="float" office:value="8.202282" calcext:value-type="float">
            <text:p>8.202282</text:p>
          </table:table-cell>
          <table:table-cell office:value-type="float" office:value="8.507747" calcext:value-type="float">
            <text:p>8.507747</text:p>
          </table:table-cell>
          <table:table-cell office:value-type="float" office:value="9.398123" calcext:value-type="float">
            <text:p>9.398123</text:p>
          </table:table-cell>
          <table:table-cell office:value-type="float" office:value="10.93127" calcext:value-type="float">
            <text:p>10.93127</text:p>
          </table:table-cell>
          <table:table-cell office:value-type="float" office:value="11.37493" calcext:value-type="float">
            <text:p>11.37493</text:p>
          </table:table-cell>
          <table:table-cell office:value-type="float" office:value="0" calcext:value-type="float">
            <text:p>0</text:p>
          </table:table-cell>
          <table:table-cell office:value-type="float" office:value="9.883094" calcext:value-type="float">
            <text:p>9.883094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4.741255" calcext:value-type="float">
            <text:p>4.741255</text:p>
          </table:table-cell>
          <table:table-cell office:value-type="float" office:value="135.301" calcext:value-type="float">
            <text:p>135.301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1975" calcext:value-type="float">
            <text:p>34.197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4377" calcext:value-type="float">
            <text:p>7.01437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139953" calcext:value-type="float">
            <text:p>-0.006139953</text:p>
          </table:table-cell>
          <table:table-cell office:value-type="float" office:value="1167.341" calcext:value-type="float">
            <text:p>1167.341</text:p>
          </table:table-cell>
          <table:table-cell office:value-type="float" office:value="1.389793" calcext:value-type="float">
            <text:p>1.389793</text:p>
          </table:table-cell>
          <table:table-cell office:value-type="float" office:value="0" calcext:value-type="float">
            <text:p>0</text:p>
          </table:table-cell>
          <table:table-cell office:value-type="float" office:value="0.384152" calcext:value-type="float">
            <text:p>0.384152</text:p>
          </table:table-cell>
          <table:table-cell office:value-type="float" office:value="0.2350065" calcext:value-type="float">
            <text:p>0.2350065</text:p>
          </table:table-cell>
          <table:table-cell office:value-type="float" office:value="0.195399" calcext:value-type="float">
            <text:p>0.195399</text:p>
          </table:table-cell>
          <table:table-cell office:value-type="float" office:value="0.05572847" calcext:value-type="float">
            <text:p>0.05572847</text:p>
          </table:table-cell>
          <table:table-cell office:value-type="float" office:value="0.05120802" calcext:value-type="float">
            <text:p>0.05120802</text:p>
          </table:table-cell>
          <table:table-cell office:value-type="float" office:value="0.02444065" calcext:value-type="float">
            <text:p>0.02444065</text:p>
          </table:table-cell>
          <table:table-cell office:value-type="float" office:value="0.02932111" calcext:value-type="float">
            <text:p>0.02932111</text:p>
          </table:table-cell>
          <table:table-cell office:value-type="float" office:value="0.07407919" calcext:value-type="float">
            <text:p>0.07407919</text:p>
          </table:table-cell>
          <table:table-cell office:value-type="float" office:value="0.1327098" calcext:value-type="float">
            <text:p>0.1327098</text:p>
          </table:table-cell>
          <table:table-cell office:value-type="float" office:value="0.1483096" calcext:value-type="float">
            <text:p>0.1483096</text:p>
          </table:table-cell>
          <table:table-cell office:value-type="float" office:value="0.1507135" calcext:value-type="float">
            <text:p>0.1507135</text:p>
          </table:table-cell>
          <table:table-cell office:value-type="float" office:value="0.160749" calcext:value-type="float">
            <text:p>0.160749</text:p>
          </table:table-cell>
          <table:table-cell office:value-type="float" office:value="0.1763851" calcext:value-type="float">
            <text:p>0.1763851</text:p>
          </table:table-cell>
          <table:table-cell office:value-type="float" office:value="0.1811744" calcext:value-type="float">
            <text:p>0.1811744</text:p>
          </table:table-cell>
          <table:table-cell office:value-type="float" office:value="0" calcext:value-type="float">
            <text:p>0</text:p>
          </table:table-cell>
          <table:table-cell office:value-type="float" office:value="25.96072" calcext:value-type="float">
            <text:p>25.96072</text:p>
          </table:table-cell>
          <table:table-cell office:value-type="float" office:value="22.63206" calcext:value-type="float">
            <text:p>22.63206</text:p>
          </table:table-cell>
          <table:table-cell office:value-type="float" office:value="20.51221" calcext:value-type="float">
            <text:p>20.51221</text:p>
          </table:table-cell>
          <table:table-cell office:value-type="float" office:value="5.7767" calcext:value-type="float">
            <text:p>5.7767</text:p>
          </table:table-cell>
          <table:table-cell office:value-type="float" office:value="4.718736" calcext:value-type="float">
            <text:p>4.718736</text:p>
          </table:table-cell>
          <table:table-cell office:value-type="float" office:value="2.073688" calcext:value-type="float">
            <text:p>2.073688</text:p>
          </table:table-cell>
          <table:table-cell office:value-type="float" office:value="2.027257" calcext:value-type="float">
            <text:p>2.027257</text:p>
          </table:table-cell>
          <table:table-cell office:value-type="float" office:value="4.399765" calcext:value-type="float">
            <text:p>4.399765</text:p>
          </table:table-cell>
          <table:table-cell office:value-type="float" office:value="6.624763" calcext:value-type="float">
            <text:p>6.624763</text:p>
          </table:table-cell>
          <table:table-cell office:value-type="float" office:value="8.207068" calcext:value-type="float">
            <text:p>8.207068</text:p>
          </table:table-cell>
          <table:table-cell office:value-type="float" office:value="8.513233" calcext:value-type="float">
            <text:p>8.513233</text:p>
          </table:table-cell>
          <table:table-cell office:value-type="float" office:value="9.402929" calcext:value-type="float">
            <text:p>9.402929</text:p>
          </table:table-cell>
          <table:table-cell office:value-type="float" office:value="10.93437" calcext:value-type="float">
            <text:p>10.93437</text:p>
          </table:table-cell>
          <table:table-cell office:value-type="float" office:value="11.37791" calcext:value-type="float">
            <text:p>11.37791</text:p>
          </table:table-cell>
          <table:table-cell office:value-type="float" office:value="0" calcext:value-type="float">
            <text:p>0</text:p>
          </table:table-cell>
          <table:table-cell office:value-type="float" office:value="10.98644" calcext:value-type="float">
            <text:p>10.98644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4.731237" calcext:value-type="float">
            <text:p>4.731237</text:p>
          </table:table-cell>
          <table:table-cell office:value-type="float" office:value="135.3013" calcext:value-type="float">
            <text:p>135.3013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21412" calcext:value-type="float">
            <text:p>34.21412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4377" calcext:value-type="float">
            <text:p>7.01437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139953" calcext:value-type="float">
            <text:p>-0.006139953</text:p>
          </table:table-cell>
          <table:table-cell office:value-type="float" office:value="1167.332" calcext:value-type="float">
            <text:p>1167.332</text:p>
          </table:table-cell>
          <table:table-cell office:value-type="float" office:value="1.399528" calcext:value-type="float">
            <text:p>1.399528</text:p>
          </table:table-cell>
          <table:table-cell office:value-type="float" office:value="0" calcext:value-type="float">
            <text:p>0</text:p>
          </table:table-cell>
          <table:table-cell office:value-type="float" office:value="0.4221674" calcext:value-type="float">
            <text:p>0.4221674</text:p>
          </table:table-cell>
          <table:table-cell office:value-type="float" office:value="0.2553443" calcext:value-type="float">
            <text:p>0.2553443</text:p>
          </table:table-cell>
          <table:table-cell office:value-type="float" office:value="0.2100988" calcext:value-type="float">
            <text:p>0.2100988</text:p>
          </table:table-cell>
          <table:table-cell office:value-type="float" office:value="0.05676289" calcext:value-type="float">
            <text:p>0.05676289</text:p>
          </table:table-cell>
          <table:table-cell office:value-type="float" office:value="0.05238796" calcext:value-type="float">
            <text:p>0.05238796</text:p>
          </table:table-cell>
          <table:table-cell office:value-type="float" office:value="0.02464705" calcext:value-type="float">
            <text:p>0.02464705</text:p>
          </table:table-cell>
          <table:table-cell office:value-type="float" office:value="0.02946641" calcext:value-type="float">
            <text:p>0.02946641</text:p>
          </table:table-cell>
          <table:table-cell office:value-type="float" office:value="0.07403492" calcext:value-type="float">
            <text:p>0.07403492</text:p>
          </table:table-cell>
          <table:table-cell office:value-type="float" office:value="0.1326505" calcext:value-type="float">
            <text:p>0.1326505</text:p>
          </table:table-cell>
          <table:table-cell office:value-type="float" office:value="0.1483265" calcext:value-type="float">
            <text:p>0.1483265</text:p>
          </table:table-cell>
          <table:table-cell office:value-type="float" office:value="0.1507629" calcext:value-type="float">
            <text:p>0.1507629</text:p>
          </table:table-cell>
          <table:table-cell office:value-type="float" office:value="0.1607935" calcext:value-type="float">
            <text:p>0.1607935</text:p>
          </table:table-cell>
          <table:table-cell office:value-type="float" office:value="0.1764195" calcext:value-type="float">
            <text:p>0.1764195</text:p>
          </table:table-cell>
          <table:table-cell office:value-type="float" office:value="0.1812077" calcext:value-type="float">
            <text:p>0.1812077</text:p>
          </table:table-cell>
          <table:table-cell office:value-type="float" office:value="0" calcext:value-type="float">
            <text:p>0</text:p>
          </table:table-cell>
          <table:table-cell office:value-type="float" office:value="26.02355" calcext:value-type="float">
            <text:p>26.02355</text:p>
          </table:table-cell>
          <table:table-cell office:value-type="float" office:value="22.63666" calcext:value-type="float">
            <text:p>22.63666</text:p>
          </table:table-cell>
          <table:table-cell office:value-type="float" office:value="20.51823" calcext:value-type="float">
            <text:p>20.51823</text:p>
          </table:table-cell>
          <table:table-cell office:value-type="float" office:value="5.778742" calcext:value-type="float">
            <text:p>5.778742</text:p>
          </table:table-cell>
          <table:table-cell office:value-type="float" office:value="4.722458" calcext:value-type="float">
            <text:p>4.722458</text:p>
          </table:table-cell>
          <table:table-cell office:value-type="float" office:value="2.074668" calcext:value-type="float">
            <text:p>2.074668</text:p>
          </table:table-cell>
          <table:table-cell office:value-type="float" office:value="2.029843" calcext:value-type="float">
            <text:p>2.029843</text:p>
          </table:table-cell>
          <table:table-cell office:value-type="float" office:value="4.403108" calcext:value-type="float">
            <text:p>4.403108</text:p>
          </table:table-cell>
          <table:table-cell office:value-type="float" office:value="6.629973" calcext:value-type="float">
            <text:p>6.629973</text:p>
          </table:table-cell>
          <table:table-cell office:value-type="float" office:value="8.211838" calcext:value-type="float">
            <text:p>8.211838</text:p>
          </table:table-cell>
          <table:table-cell office:value-type="float" office:value="8.51872" calcext:value-type="float">
            <text:p>8.51872</text:p>
          </table:table-cell>
          <table:table-cell office:value-type="float" office:value="9.407737" calcext:value-type="float">
            <text:p>9.407737</text:p>
          </table:table-cell>
          <table:table-cell office:value-type="float" office:value="10.93747" calcext:value-type="float">
            <text:p>10.93747</text:p>
          </table:table-cell>
          <table:table-cell office:value-type="float" office:value="11.3809" calcext:value-type="float">
            <text:p>11.3809</text:p>
          </table:table-cell>
          <table:table-cell office:value-type="float" office:value="0" calcext:value-type="float">
            <text:p>0</text:p>
          </table:table-cell>
          <table:table-cell office:value-type="float" office:value="14.84007" calcext:value-type="float">
            <text:p>14.84007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4.71591" calcext:value-type="float">
            <text:p>4.71591</text:p>
          </table:table-cell>
          <table:table-cell office:value-type="float" office:value="135.3022" calcext:value-type="float">
            <text:p>135.3022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23202" calcext:value-type="float">
            <text:p>34.23202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4377" calcext:value-type="float">
            <text:p>7.01437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139953" calcext:value-type="float">
            <text:p>-0.006139953</text:p>
          </table:table-cell>
          <table:table-cell office:value-type="float" office:value="1167.324" calcext:value-type="float">
            <text:p>1167.324</text:p>
          </table:table-cell>
          <table:table-cell office:value-type="float" office:value="1.415067" calcext:value-type="float">
            <text:p>1.415067</text:p>
          </table:table-cell>
          <table:table-cell office:value-type="float" office:value="0" calcext:value-type="float">
            <text:p>0</text:p>
          </table:table-cell>
          <table:table-cell office:value-type="float" office:value="0.5764138" calcext:value-type="float">
            <text:p>0.5764138</text:p>
          </table:table-cell>
          <table:table-cell office:value-type="float" office:value="0.3069764" calcext:value-type="float">
            <text:p>0.3069764</text:p>
          </table:table-cell>
          <table:table-cell office:value-type="float" office:value="0.2443863" calcext:value-type="float">
            <text:p>0.2443863</text:p>
          </table:table-cell>
          <table:table-cell office:value-type="float" office:value="0.0620082" calcext:value-type="float">
            <text:p>0.0620082</text:p>
          </table:table-cell>
          <table:table-cell office:value-type="float" office:value="0.05703603" calcext:value-type="float">
            <text:p>0.05703603</text:p>
          </table:table-cell>
          <table:table-cell office:value-type="float" office:value="0.02549839" calcext:value-type="float">
            <text:p>0.02549839</text:p>
          </table:table-cell>
          <table:table-cell office:value-type="float" office:value="0.02982375" calcext:value-type="float">
            <text:p>0.02982375</text:p>
          </table:table-cell>
          <table:table-cell office:value-type="float" office:value="0.07411959" calcext:value-type="float">
            <text:p>0.07411959</text:p>
          </table:table-cell>
          <table:table-cell office:value-type="float" office:value="0.1326253" calcext:value-type="float">
            <text:p>0.1326253</text:p>
          </table:table-cell>
          <table:table-cell office:value-type="float" office:value="0.1483429" calcext:value-type="float">
            <text:p>0.1483429</text:p>
          </table:table-cell>
          <table:table-cell office:value-type="float" office:value="0.150812" calcext:value-type="float">
            <text:p>0.150812</text:p>
          </table:table-cell>
          <table:table-cell office:value-type="float" office:value="0.160844" calcext:value-type="float">
            <text:p>0.160844</text:p>
          </table:table-cell>
          <table:table-cell office:value-type="float" office:value="0.1764539" calcext:value-type="float">
            <text:p>0.1764539</text:p>
          </table:table-cell>
          <table:table-cell office:value-type="float" office:value="0.1812406" calcext:value-type="float">
            <text:p>0.1812406</text:p>
          </table:table-cell>
          <table:table-cell office:value-type="float" office:value="0" calcext:value-type="float">
            <text:p>0</text:p>
          </table:table-cell>
          <table:table-cell office:value-type="float" office:value="26.12131" calcext:value-type="float">
            <text:p>26.12131</text:p>
          </table:table-cell>
          <table:table-cell office:value-type="float" office:value="22.65227" calcext:value-type="float">
            <text:p>22.65227</text:p>
          </table:table-cell>
          <table:table-cell office:value-type="float" office:value="20.53294" calcext:value-type="float">
            <text:p>20.53294</text:p>
          </table:table-cell>
          <table:table-cell office:value-type="float" office:value="5.78194" calcext:value-type="float">
            <text:p>5.78194</text:p>
          </table:table-cell>
          <table:table-cell office:value-type="float" office:value="4.727188" calcext:value-type="float">
            <text:p>4.727188</text:p>
          </table:table-cell>
          <table:table-cell office:value-type="float" office:value="2.075742" calcext:value-type="float">
            <text:p>2.075742</text:p>
          </table:table-cell>
          <table:table-cell office:value-type="float" office:value="2.032471" calcext:value-type="float">
            <text:p>2.032471</text:p>
          </table:table-cell>
          <table:table-cell office:value-type="float" office:value="4.406455" calcext:value-type="float">
            <text:p>4.406455</text:p>
          </table:table-cell>
          <table:table-cell office:value-type="float" office:value="6.635149" calcext:value-type="float">
            <text:p>6.635149</text:p>
          </table:table-cell>
          <table:table-cell office:value-type="float" office:value="8.216546" calcext:value-type="float">
            <text:p>8.216546</text:p>
          </table:table-cell>
          <table:table-cell office:value-type="float" office:value="8.524206" calcext:value-type="float">
            <text:p>8.524206</text:p>
          </table:table-cell>
          <table:table-cell office:value-type="float" office:value="9.412543" calcext:value-type="float">
            <text:p>9.412543</text:p>
          </table:table-cell>
          <table:table-cell office:value-type="float" office:value="10.94057" calcext:value-type="float">
            <text:p>10.94057</text:p>
          </table:table-cell>
          <table:table-cell office:value-type="float" office:value="11.38391" calcext:value-type="float">
            <text:p>11.38391</text:p>
          </table:table-cell>
          <table:table-cell office:value-type="float" office:value="0" calcext:value-type="float">
            <text:p>0</text:p>
          </table:table-cell>
          <table:table-cell office:value-type="float" office:value="22.72496" calcext:value-type="float">
            <text:p>22.7249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4.696691" calcext:value-type="float">
            <text:p>4.696691</text:p>
          </table:table-cell>
          <table:table-cell office:value-type="float" office:value="135.3037" calcext:value-type="float">
            <text:p>135.303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25185" calcext:value-type="float">
            <text:p>34.2518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4377" calcext:value-type="float">
            <text:p>7.01437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295205" calcext:value-type="float">
            <text:p>-0.006295205</text:p>
          </table:table-cell>
          <table:table-cell office:value-type="float" office:value="1167.318" calcext:value-type="float">
            <text:p>1167.318</text:p>
          </table:table-cell>
          <table:table-cell office:value-type="float" office:value="1.434869" calcext:value-type="float">
            <text:p>1.434869</text:p>
          </table:table-cell>
          <table:table-cell office:value-type="float" office:value="0" calcext:value-type="float">
            <text:p>0</text:p>
          </table:table-cell>
          <table:table-cell office:value-type="float" office:value="0.7511165" calcext:value-type="float">
            <text:p>0.7511165</text:p>
          </table:table-cell>
          <table:table-cell office:value-type="float" office:value="0.3533605" calcext:value-type="float">
            <text:p>0.3533605</text:p>
          </table:table-cell>
          <table:table-cell office:value-type="float" office:value="0.2765134" calcext:value-type="float">
            <text:p>0.2765134</text:p>
          </table:table-cell>
          <table:table-cell office:value-type="float" office:value="0.06734755" calcext:value-type="float">
            <text:p>0.06734755</text:p>
          </table:table-cell>
          <table:table-cell office:value-type="float" office:value="0.06226242" calcext:value-type="float">
            <text:p>0.06226242</text:p>
          </table:table-cell>
          <table:table-cell office:value-type="float" office:value="0.0266553" calcext:value-type="float">
            <text:p>0.0266553</text:p>
          </table:table-cell>
          <table:table-cell office:value-type="float" office:value="0.03037905" calcext:value-type="float">
            <text:p>0.03037905</text:p>
          </table:table-cell>
          <table:table-cell office:value-type="float" office:value="0.07436837" calcext:value-type="float">
            <text:p>0.07436837</text:p>
          </table:table-cell>
          <table:table-cell office:value-type="float" office:value="0.1326515" calcext:value-type="float">
            <text:p>0.1326515</text:p>
          </table:table-cell>
          <table:table-cell office:value-type="float" office:value="0.1483635" calcext:value-type="float">
            <text:p>0.1483635</text:p>
          </table:table-cell>
          <table:table-cell office:value-type="float" office:value="0.1508619" calcext:value-type="float">
            <text:p>0.1508619</text:p>
          </table:table-cell>
          <table:table-cell office:value-type="float" office:value="0.1609157" calcext:value-type="float">
            <text:p>0.1609157</text:p>
          </table:table-cell>
          <table:table-cell office:value-type="float" office:value="0.1765621" calcext:value-type="float">
            <text:p>0.1765621</text:p>
          </table:table-cell>
          <table:table-cell office:value-type="float" office:value="0.1812401" calcext:value-type="float">
            <text:p>0.1812401</text:p>
          </table:table-cell>
          <table:table-cell office:value-type="float" office:value="0" calcext:value-type="float">
            <text:p>0</text:p>
          </table:table-cell>
          <table:table-cell office:value-type="float" office:value="26.27532" calcext:value-type="float">
            <text:p>26.27532</text:p>
          </table:table-cell>
          <table:table-cell office:value-type="float" office:value="22.682" calcext:value-type="float">
            <text:p>22.682</text:p>
          </table:table-cell>
          <table:table-cell office:value-type="float" office:value="20.55968" calcext:value-type="float">
            <text:p>20.55968</text:p>
          </table:table-cell>
          <table:table-cell office:value-type="float" office:value="5.787113" calcext:value-type="float">
            <text:p>5.787113</text:p>
          </table:table-cell>
          <table:table-cell office:value-type="float" office:value="4.733738" calcext:value-type="float">
            <text:p>4.733738</text:p>
          </table:table-cell>
          <table:table-cell office:value-type="float" office:value="2.077004" calcext:value-type="float">
            <text:p>2.077004</text:p>
          </table:table-cell>
          <table:table-cell office:value-type="float" office:value="2.035212" calcext:value-type="float">
            <text:p>2.035212</text:p>
          </table:table-cell>
          <table:table-cell office:value-type="float" office:value="4.409828" calcext:value-type="float">
            <text:p>4.409828</text:p>
          </table:table-cell>
          <table:table-cell office:value-type="float" office:value="6.640314" calcext:value-type="float">
            <text:p>6.640314</text:p>
          </table:table-cell>
          <table:table-cell office:value-type="float" office:value="8.221253" calcext:value-type="float">
            <text:p>8.221253</text:p>
          </table:table-cell>
          <table:table-cell office:value-type="float" office:value="8.529694" calcext:value-type="float">
            <text:p>8.529694</text:p>
          </table:table-cell>
          <table:table-cell office:value-type="float" office:value="9.41735" calcext:value-type="float">
            <text:p>9.41735</text:p>
          </table:table-cell>
          <table:table-cell office:value-type="float" office:value="10.94375" calcext:value-type="float">
            <text:p>10.94375</text:p>
          </table:table-cell>
          <table:table-cell office:value-type="float" office:value="11.38681" calcext:value-type="float">
            <text:p>11.38681</text:p>
          </table:table-cell>
          <table:table-cell office:value-type="float" office:value="0" calcext:value-type="float">
            <text:p>0</text:p>
          </table:table-cell>
          <table:table-cell office:value-type="float" office:value="28.79139" calcext:value-type="float">
            <text:p>28.79139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4.683006" calcext:value-type="float">
            <text:p>4.683006</text:p>
          </table:table-cell>
          <table:table-cell office:value-type="float" office:value="135.3047" calcext:value-type="float">
            <text:p>135.304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27393" calcext:value-type="float">
            <text:p>34.2739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6334" calcext:value-type="float">
            <text:p>7.01633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447231" calcext:value-type="float">
            <text:p>-0.006447231</text:p>
          </table:table-cell>
          <table:table-cell office:value-type="float" office:value="1167.312" calcext:value-type="float">
            <text:p>1167.312</text:p>
          </table:table-cell>
          <table:table-cell office:value-type="float" office:value="1.447745" calcext:value-type="float">
            <text:p>1.447745</text:p>
          </table:table-cell>
          <table:table-cell office:value-type="float" office:value="0" calcext:value-type="float">
            <text:p>0</text:p>
          </table:table-cell>
          <table:table-cell office:value-type="float" office:value="0.2777906" calcext:value-type="float">
            <text:p>0.2777906</text:p>
          </table:table-cell>
          <table:table-cell office:value-type="float" office:value="0.314212" calcext:value-type="float">
            <text:p>0.314212</text:p>
          </table:table-cell>
          <table:table-cell office:value-type="float" office:value="0.2699903" calcext:value-type="float">
            <text:p>0.2699903</text:p>
          </table:table-cell>
          <table:table-cell office:value-type="float" office:value="0.07262056" calcext:value-type="float">
            <text:p>0.07262056</text:p>
          </table:table-cell>
          <table:table-cell office:value-type="float" office:value="0.06060336" calcext:value-type="float">
            <text:p>0.06060336</text:p>
          </table:table-cell>
          <table:table-cell office:value-type="float" office:value="0.02674057" calcext:value-type="float">
            <text:p>0.02674057</text:p>
          </table:table-cell>
          <table:table-cell office:value-type="float" office:value="0.0299426" calcext:value-type="float">
            <text:p>0.0299426</text:p>
          </table:table-cell>
          <table:table-cell office:value-type="float" office:value="0.07455146" calcext:value-type="float">
            <text:p>0.07455146</text:p>
          </table:table-cell>
          <table:table-cell office:value-type="float" office:value="0.1327275" calcext:value-type="float">
            <text:p>0.1327275</text:p>
          </table:table-cell>
          <table:table-cell office:value-type="float" office:value="0.1483927" calcext:value-type="float">
            <text:p>0.1483927</text:p>
          </table:table-cell>
          <table:table-cell office:value-type="float" office:value="0.1509125" calcext:value-type="float">
            <text:p>0.1509125</text:p>
          </table:table-cell>
          <table:table-cell office:value-type="float" office:value="0.1609398" calcext:value-type="float">
            <text:p>0.1609398</text:p>
          </table:table-cell>
          <table:table-cell office:value-type="float" office:value="0.1765429" calcext:value-type="float">
            <text:p>0.1765429</text:p>
          </table:table-cell>
          <table:table-cell office:value-type="float" office:value="0.1812851" calcext:value-type="float">
            <text:p>0.1812851</text:p>
          </table:table-cell>
          <table:table-cell office:value-type="float" office:value="0" calcext:value-type="float">
            <text:p>0</text:p>
          </table:table-cell>
          <table:table-cell office:value-type="float" office:value="26.45932" calcext:value-type="float">
            <text:p>26.45932</text:p>
          </table:table-cell>
          <table:table-cell office:value-type="float" office:value="22.74908" calcext:value-type="float">
            <text:p>22.74908</text:p>
          </table:table-cell>
          <table:table-cell office:value-type="float" office:value="20.59312" calcext:value-type="float">
            <text:p>20.59312</text:p>
          </table:table-cell>
          <table:table-cell office:value-type="float" office:value="5.793318" calcext:value-type="float">
            <text:p>5.793318</text:p>
          </table:table-cell>
          <table:table-cell office:value-type="float" office:value="4.741203" calcext:value-type="float">
            <text:p>4.741203</text:p>
          </table:table-cell>
          <table:table-cell office:value-type="float" office:value="2.078423" calcext:value-type="float">
            <text:p>2.078423</text:p>
          </table:table-cell>
          <table:table-cell office:value-type="float" office:value="2.037977" calcext:value-type="float">
            <text:p>2.037977</text:p>
          </table:table-cell>
          <table:table-cell office:value-type="float" office:value="4.413242" calcext:value-type="float">
            <text:p>4.413242</text:p>
          </table:table-cell>
          <table:table-cell office:value-type="float" office:value="6.645479" calcext:value-type="float">
            <text:p>6.645479</text:p>
          </table:table-cell>
          <table:table-cell office:value-type="float" office:value="8.225962" calcext:value-type="float">
            <text:p>8.225962</text:p>
          </table:table-cell>
          <table:table-cell office:value-type="float" office:value="8.53518" calcext:value-type="float">
            <text:p>8.53518</text:p>
          </table:table-cell>
          <table:table-cell office:value-type="float" office:value="9.422161" calcext:value-type="float">
            <text:p>9.422161</text:p>
          </table:table-cell>
          <table:table-cell office:value-type="float" office:value="10.94687" calcext:value-type="float">
            <text:p>10.94687</text:p>
          </table:table-cell>
          <table:table-cell office:value-type="float" office:value="11.38973" calcext:value-type="float">
            <text:p>11.38973</text:p>
          </table:table-cell>
          <table:table-cell office:value-type="float" office:value="0" calcext:value-type="float">
            <text:p>0</text:p>
          </table:table-cell>
          <table:table-cell office:value-type="float" office:value="2.27506" calcext:value-type="float">
            <text:p>2.2750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4.670519" calcext:value-type="float">
            <text:p>4.670519</text:p>
          </table:table-cell>
          <table:table-cell office:value-type="float" office:value="135.3054" calcext:value-type="float">
            <text:p>135.3054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29326" calcext:value-type="float">
            <text:p>34.2932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6389" calcext:value-type="float">
            <text:p>7.01638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588635" calcext:value-type="float">
            <text:p>-0.006588635</text:p>
          </table:table-cell>
          <table:table-cell office:value-type="float" office:value="1167.305" calcext:value-type="float">
            <text:p>1167.305</text:p>
          </table:table-cell>
          <table:table-cell office:value-type="float" office:value="1.460881" calcext:value-type="float">
            <text:p>1.460881</text:p>
          </table:table-cell>
          <table:table-cell office:value-type="float" office:value="0" calcext:value-type="float">
            <text:p>0</text:p>
          </table:table-cell>
          <table:table-cell office:value-type="float" office:value="0.3623575" calcext:value-type="float">
            <text:p>0.3623575</text:p>
          </table:table-cell>
          <table:table-cell office:value-type="float" office:value="0.252168" calcext:value-type="float">
            <text:p>0.252168</text:p>
          </table:table-cell>
          <table:table-cell office:value-type="float" office:value="0.2140562" calcext:value-type="float">
            <text:p>0.2140562</text:p>
          </table:table-cell>
          <table:table-cell office:value-type="float" office:value="0.08729217" calcext:value-type="float">
            <text:p>0.08729217</text:p>
          </table:table-cell>
          <table:table-cell office:value-type="float" office:value="0.05998737" calcext:value-type="float">
            <text:p>0.05998737</text:p>
          </table:table-cell>
          <table:table-cell office:value-type="float" office:value="0.02599152" calcext:value-type="float">
            <text:p>0.02599152</text:p>
          </table:table-cell>
          <table:table-cell office:value-type="float" office:value="0.03029217" calcext:value-type="float">
            <text:p>0.03029217</text:p>
          </table:table-cell>
          <table:table-cell office:value-type="float" office:value="0.07461146" calcext:value-type="float">
            <text:p>0.07461146</text:p>
          </table:table-cell>
          <table:table-cell office:value-type="float" office:value="0.1328017" calcext:value-type="float">
            <text:p>0.1328017</text:p>
          </table:table-cell>
          <table:table-cell office:value-type="float" office:value="0.1484299" calcext:value-type="float">
            <text:p>0.1484299</text:p>
          </table:table-cell>
          <table:table-cell office:value-type="float" office:value="0.1509644" calcext:value-type="float">
            <text:p>0.1509644</text:p>
          </table:table-cell>
          <table:table-cell office:value-type="float" office:value="0.160974" calcext:value-type="float">
            <text:p>0.160974</text:p>
          </table:table-cell>
          <table:table-cell office:value-type="float" office:value="0.1765606" calcext:value-type="float">
            <text:p>0.1765606</text:p>
          </table:table-cell>
          <table:table-cell office:value-type="float" office:value="0.1813246" calcext:value-type="float">
            <text:p>0.1813246</text:p>
          </table:table-cell>
          <table:table-cell office:value-type="float" office:value="0" calcext:value-type="float">
            <text:p>0</text:p>
          </table:table-cell>
          <table:table-cell office:value-type="float" office:value="26.5042" calcext:value-type="float">
            <text:p>26.5042</text:p>
          </table:table-cell>
          <table:table-cell office:value-type="float" office:value="22.77583" calcext:value-type="float">
            <text:p>22.77583</text:p>
          </table:table-cell>
          <table:table-cell office:value-type="float" office:value="20.61976" calcext:value-type="float">
            <text:p>20.61976</text:p>
          </table:table-cell>
          <table:table-cell office:value-type="float" office:value="5.811396" calcext:value-type="float">
            <text:p>5.811396</text:p>
          </table:table-cell>
          <table:table-cell office:value-type="float" office:value="4.749726" calcext:value-type="float">
            <text:p>4.749726</text:p>
          </table:table-cell>
          <table:table-cell office:value-type="float" office:value="2.079756" calcext:value-type="float">
            <text:p>2.079756</text:p>
          </table:table-cell>
          <table:table-cell office:value-type="float" office:value="2.040791" calcext:value-type="float">
            <text:p>2.040791</text:p>
          </table:table-cell>
          <table:table-cell office:value-type="float" office:value="4.41669" calcext:value-type="float">
            <text:p>4.41669</text:p>
          </table:table-cell>
          <table:table-cell office:value-type="float" office:value="6.650644" calcext:value-type="float">
            <text:p>6.650644</text:p>
          </table:table-cell>
          <table:table-cell office:value-type="float" office:value="8.230669" calcext:value-type="float">
            <text:p>8.230669</text:p>
          </table:table-cell>
          <table:table-cell office:value-type="float" office:value="8.540667" calcext:value-type="float">
            <text:p>8.540667</text:p>
          </table:table-cell>
          <table:table-cell office:value-type="float" office:value="9.426969" calcext:value-type="float">
            <text:p>9.426969</text:p>
          </table:table-cell>
          <table:table-cell office:value-type="float" office:value="10.94998" calcext:value-type="float">
            <text:p>10.94998</text:p>
          </table:table-cell>
          <table:table-cell office:value-type="float" office:value="11.39265" calcext:value-type="float">
            <text:p>11.39265</text:p>
          </table:table-cell>
          <table:table-cell office:value-type="float" office:value="0" calcext:value-type="float">
            <text:p>0</text:p>
          </table:table-cell>
          <table:table-cell office:value-type="float" office:value="9.596296" calcext:value-type="float">
            <text:p>9.59629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4.658603" calcext:value-type="float">
            <text:p>4.658603</text:p>
          </table:table-cell>
          <table:table-cell office:value-type="float" office:value="135.306" calcext:value-type="float">
            <text:p>135.306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31098" calcext:value-type="float">
            <text:p>34.31098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6529" calcext:value-type="float">
            <text:p>7.01652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588618" calcext:value-type="float">
            <text:p>-0.006588618</text:p>
          </table:table-cell>
          <table:table-cell office:value-type="float" office:value="1167.298" calcext:value-type="float">
            <text:p>1167.298</text:p>
          </table:table-cell>
          <table:table-cell office:value-type="float" office:value="1.473872" calcext:value-type="float">
            <text:p>1.473872</text:p>
          </table:table-cell>
          <table:table-cell office:value-type="float" office:value="0" calcext:value-type="float">
            <text:p>0</text:p>
          </table:table-cell>
          <table:table-cell office:value-type="float" office:value="0.4155822" calcext:value-type="float">
            <text:p>0.4155822</text:p>
          </table:table-cell>
          <table:table-cell office:value-type="float" office:value="0.2459918" calcext:value-type="float">
            <text:p>0.2459918</text:p>
          </table:table-cell>
          <table:table-cell office:value-type="float" office:value="0.2045823" calcext:value-type="float">
            <text:p>0.2045823</text:p>
          </table:table-cell>
          <table:table-cell office:value-type="float" office:value="0.05979514" calcext:value-type="float">
            <text:p>0.05979514</text:p>
          </table:table-cell>
          <table:table-cell office:value-type="float" office:value="0.05042695" calcext:value-type="float">
            <text:p>0.05042695</text:p>
          </table:table-cell>
          <table:table-cell office:value-type="float" office:value="0.02539836" calcext:value-type="float">
            <text:p>0.02539836</text:p>
          </table:table-cell>
          <table:table-cell office:value-type="float" office:value="0.03027777" calcext:value-type="float">
            <text:p>0.03027777</text:p>
          </table:table-cell>
          <table:table-cell office:value-type="float" office:value="0.07452316" calcext:value-type="float">
            <text:p>0.07452316</text:p>
          </table:table-cell>
          <table:table-cell office:value-type="float" office:value="0.1328409" calcext:value-type="float">
            <text:p>0.1328409</text:p>
          </table:table-cell>
          <table:table-cell office:value-type="float" office:value="0.1484691" calcext:value-type="float">
            <text:p>0.1484691</text:p>
          </table:table-cell>
          <table:table-cell office:value-type="float" office:value="0.1510172" calcext:value-type="float">
            <text:p>0.1510172</text:p>
          </table:table-cell>
          <table:table-cell office:value-type="float" office:value="0.1610163" calcext:value-type="float">
            <text:p>0.1610163</text:p>
          </table:table-cell>
          <table:table-cell office:value-type="float" office:value="0.176592" calcext:value-type="float">
            <text:p>0.176592</text:p>
          </table:table-cell>
          <table:table-cell office:value-type="float" office:value="0.1813626" calcext:value-type="float">
            <text:p>0.1813626</text:p>
          </table:table-cell>
          <table:table-cell office:value-type="float" office:value="0" calcext:value-type="float">
            <text:p>0</text:p>
          </table:table-cell>
          <table:table-cell office:value-type="float" office:value="26.58395" calcext:value-type="float">
            <text:p>26.58395</text:p>
          </table:table-cell>
          <table:table-cell office:value-type="float" office:value="22.78577" calcext:value-type="float">
            <text:p>22.78577</text:p>
          </table:table-cell>
          <table:table-cell office:value-type="float" office:value="20.63145" calcext:value-type="float">
            <text:p>20.63145</text:p>
          </table:table-cell>
          <table:table-cell office:value-type="float" office:value="5.820774" calcext:value-type="float">
            <text:p>5.820774</text:p>
          </table:table-cell>
          <table:table-cell office:value-type="float" office:value="4.755947" calcext:value-type="float">
            <text:p>4.755947</text:p>
          </table:table-cell>
          <table:table-cell office:value-type="float" office:value="2.080983" calcext:value-type="float">
            <text:p>2.080983</text:p>
          </table:table-cell>
          <table:table-cell office:value-type="float" office:value="2.043605" calcext:value-type="float">
            <text:p>2.043605</text:p>
          </table:table-cell>
          <table:table-cell office:value-type="float" office:value="4.420128" calcext:value-type="float">
            <text:p>4.420128</text:p>
          </table:table-cell>
          <table:table-cell office:value-type="float" office:value="6.655809" calcext:value-type="float">
            <text:p>6.655809</text:p>
          </table:table-cell>
          <table:table-cell office:value-type="float" office:value="8.235378" calcext:value-type="float">
            <text:p>8.235378</text:p>
          </table:table-cell>
          <table:table-cell office:value-type="float" office:value="8.546153" calcext:value-type="float">
            <text:p>8.546153</text:p>
          </table:table-cell>
          <table:table-cell office:value-type="float" office:value="9.431775" calcext:value-type="float">
            <text:p>9.431775</text:p>
          </table:table-cell>
          <table:table-cell office:value-type="float" office:value="10.95308" calcext:value-type="float">
            <text:p>10.95308</text:p>
          </table:table-cell>
          <table:table-cell office:value-type="float" office:value="11.39557" calcext:value-type="float">
            <text:p>11.39557</text:p>
          </table:table-cell>
          <table:table-cell office:value-type="float" office:value="0" calcext:value-type="float">
            <text:p>0</text:p>
          </table:table-cell>
          <table:table-cell office:value-type="float" office:value="14.85745" calcext:value-type="float">
            <text:p>14.85745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4.648921" calcext:value-type="float">
            <text:p>4.648921</text:p>
          </table:table-cell>
          <table:table-cell office:value-type="float" office:value="135.3063" calcext:value-type="float">
            <text:p>135.3063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32769" calcext:value-type="float">
            <text:p>34.3276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8733" calcext:value-type="float">
            <text:p>7.018733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588356" calcext:value-type="float">
            <text:p>-0.006588356</text:p>
          </table:table-cell>
          <table:table-cell office:value-type="float" office:value="1167.291" calcext:value-type="float">
            <text:p>1167.291</text:p>
          </table:table-cell>
          <table:table-cell office:value-type="float" office:value="1.483586" calcext:value-type="float">
            <text:p>1.483586</text:p>
          </table:table-cell>
          <table:table-cell office:value-type="float" office:value="0" calcext:value-type="float">
            <text:p>0</text:p>
          </table:table-cell>
          <table:table-cell office:value-type="float" office:value="0.4369964" calcext:value-type="float">
            <text:p>0.4369964</text:p>
          </table:table-cell>
          <table:table-cell office:value-type="float" office:value="0.238186" calcext:value-type="float">
            <text:p>0.238186</text:p>
          </table:table-cell>
          <table:table-cell office:value-type="float" office:value="0.1922206" calcext:value-type="float">
            <text:p>0.1922206</text:p>
          </table:table-cell>
          <table:table-cell office:value-type="float" office:value="0.05314184" calcext:value-type="float">
            <text:p>0.05314184</text:p>
          </table:table-cell>
          <table:table-cell office:value-type="float" office:value="0.04702486" calcext:value-type="float">
            <text:p>0.04702486</text:p>
          </table:table-cell>
          <table:table-cell office:value-type="float" office:value="0.0246775" calcext:value-type="float">
            <text:p>0.0246775</text:p>
          </table:table-cell>
          <table:table-cell office:value-type="float" office:value="0.02949971" calcext:value-type="float">
            <text:p>0.02949971</text:p>
          </table:table-cell>
          <table:table-cell office:value-type="float" office:value="0.07420225" calcext:value-type="float">
            <text:p>0.07420225</text:p>
          </table:table-cell>
          <table:table-cell office:value-type="float" office:value="0.1328516" calcext:value-type="float">
            <text:p>0.1328516</text:p>
          </table:table-cell>
          <table:table-cell office:value-type="float" office:value="0.1485065" calcext:value-type="float">
            <text:p>0.1485065</text:p>
          </table:table-cell>
          <table:table-cell office:value-type="float" office:value="0.1510704" calcext:value-type="float">
            <text:p>0.1510704</text:p>
          </table:table-cell>
          <table:table-cell office:value-type="float" office:value="0.1610573" calcext:value-type="float">
            <text:p>0.1610573</text:p>
          </table:table-cell>
          <table:table-cell office:value-type="float" office:value="0.1766257" calcext:value-type="float">
            <text:p>0.1766257</text:p>
          </table:table-cell>
          <table:table-cell office:value-type="float" office:value="0.1813982" calcext:value-type="float">
            <text:p>0.1813982</text:p>
          </table:table-cell>
          <table:table-cell office:value-type="float" office:value="0" calcext:value-type="float">
            <text:p>0</text:p>
          </table:table-cell>
          <table:table-cell office:value-type="float" office:value="26.66323" calcext:value-type="float">
            <text:p>26.66323</text:p>
          </table:table-cell>
          <table:table-cell office:value-type="float" office:value="22.79028" calcext:value-type="float">
            <text:p>22.79028</text:p>
          </table:table-cell>
          <table:table-cell office:value-type="float" office:value="20.637" calcext:value-type="float">
            <text:p>20.637</text:p>
          </table:table-cell>
          <table:table-cell office:value-type="float" office:value="5.823294" calcext:value-type="float">
            <text:p>5.823294</text:p>
          </table:table-cell>
          <table:table-cell office:value-type="float" office:value="4.759327" calcext:value-type="float">
            <text:p>4.759327</text:p>
          </table:table-cell>
          <table:table-cell office:value-type="float" office:value="2.08214" calcext:value-type="float">
            <text:p>2.08214</text:p>
          </table:table-cell>
          <table:table-cell office:value-type="float" office:value="2.046185" calcext:value-type="float">
            <text:p>2.046185</text:p>
          </table:table-cell>
          <table:table-cell office:value-type="float" office:value="4.423525" calcext:value-type="float">
            <text:p>4.423525</text:p>
          </table:table-cell>
          <table:table-cell office:value-type="float" office:value="6.660974" calcext:value-type="float">
            <text:p>6.660974</text:p>
          </table:table-cell>
          <table:table-cell office:value-type="float" office:value="8.240086" calcext:value-type="float">
            <text:p>8.240086</text:p>
          </table:table-cell>
          <table:table-cell office:value-type="float" office:value="8.55164" calcext:value-type="float">
            <text:p>8.55164</text:p>
          </table:table-cell>
          <table:table-cell office:value-type="float" office:value="9.436582" calcext:value-type="float">
            <text:p>9.436582</text:p>
          </table:table-cell>
          <table:table-cell office:value-type="float" office:value="10.95618" calcext:value-type="float">
            <text:p>10.95618</text:p>
          </table:table-cell>
          <table:table-cell office:value-type="float" office:value="11.39848" calcext:value-type="float">
            <text:p>11.39848</text:p>
          </table:table-cell>
          <table:table-cell office:value-type="float" office:value="0" calcext:value-type="float">
            <text:p>0</text:p>
          </table:table-cell>
          <table:table-cell office:value-type="float" office:value="15.88114" calcext:value-type="float">
            <text:p>15.88114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4.637752" calcext:value-type="float">
            <text:p>4.637752</text:p>
          </table:table-cell>
          <table:table-cell office:value-type="float" office:value="135.3068" calcext:value-type="float">
            <text:p>135.306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34437" calcext:value-type="float">
            <text:p>34.3443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18733" calcext:value-type="float">
            <text:p>7.018733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588356" calcext:value-type="float">
            <text:p>-0.006588356</text:p>
          </table:table-cell>
          <table:table-cell office:value-type="float" office:value="1167.283" calcext:value-type="float">
            <text:p>1167.283</text:p>
          </table:table-cell>
          <table:table-cell office:value-type="float" office:value="1.495106" calcext:value-type="float">
            <text:p>1.495106</text:p>
          </table:table-cell>
          <table:table-cell office:value-type="float" office:value="0" calcext:value-type="float">
            <text:p>0</text:p>
          </table:table-cell>
          <table:table-cell office:value-type="float" office:value="0.4801582" calcext:value-type="float">
            <text:p>0.4801582</text:p>
          </table:table-cell>
          <table:table-cell office:value-type="float" office:value="0.2451546" calcext:value-type="float">
            <text:p>0.2451546</text:p>
          </table:table-cell>
          <table:table-cell office:value-type="float" office:value="0.198552" calcext:value-type="float">
            <text:p>0.198552</text:p>
          </table:table-cell>
          <table:table-cell office:value-type="float" office:value="0.05170211" calcext:value-type="float">
            <text:p>0.05170211</text:p>
          </table:table-cell>
          <table:table-cell office:value-type="float" office:value="0.04640843" calcext:value-type="float">
            <text:p>0.04640843</text:p>
          </table:table-cell>
          <table:table-cell office:value-type="float" office:value="0.02427073" calcext:value-type="float">
            <text:p>0.02427073</text:p>
          </table:table-cell>
          <table:table-cell office:value-type="float" office:value="0.02981703" calcext:value-type="float">
            <text:p>0.02981703</text:p>
          </table:table-cell>
          <table:table-cell office:value-type="float" office:value="0.07418855" calcext:value-type="float">
            <text:p>0.07418855</text:p>
          </table:table-cell>
          <table:table-cell office:value-type="float" office:value="0.1328401" calcext:value-type="float">
            <text:p>0.1328401</text:p>
          </table:table-cell>
          <table:table-cell office:value-type="float" office:value="0.1485403" calcext:value-type="float">
            <text:p>0.1485403</text:p>
          </table:table-cell>
          <table:table-cell office:value-type="float" office:value="0.1511263" calcext:value-type="float">
            <text:p>0.1511263</text:p>
          </table:table-cell>
          <table:table-cell office:value-type="float" office:value="0.1611003" calcext:value-type="float">
            <text:p>0.1611003</text:p>
          </table:table-cell>
          <table:table-cell office:value-type="float" office:value="0.1766597" calcext:value-type="float">
            <text:p>0.1766597</text:p>
          </table:table-cell>
          <table:table-cell office:value-type="float" office:value="0.1814312" calcext:value-type="float">
            <text:p>0.1814312</text:p>
          </table:table-cell>
          <table:table-cell office:value-type="float" office:value="0" calcext:value-type="float">
            <text:p>0</text:p>
          </table:table-cell>
          <table:table-cell office:value-type="float" office:value="26.7633" calcext:value-type="float">
            <text:p>26.7633</text:p>
          </table:table-cell>
          <table:table-cell office:value-type="float" office:value="22.79369" calcext:value-type="float">
            <text:p>22.79369</text:p>
          </table:table-cell>
          <table:table-cell office:value-type="float" office:value="20.64174" calcext:value-type="float">
            <text:p>20.64174</text:p>
          </table:table-cell>
          <table:table-cell office:value-type="float" office:value="5.824154" calcext:value-type="float">
            <text:p>5.824154</text:p>
          </table:table-cell>
          <table:table-cell office:value-type="float" office:value="4.761783" calcext:value-type="float">
            <text:p>4.761783</text:p>
          </table:table-cell>
          <table:table-cell office:value-type="float" office:value="2.083207" calcext:value-type="float">
            <text:p>2.083207</text:p>
          </table:table-cell>
          <table:table-cell office:value-type="float" office:value="2.048832" calcext:value-type="float">
            <text:p>2.048832</text:p>
          </table:table-cell>
          <table:table-cell office:value-type="float" office:value="4.426928" calcext:value-type="float">
            <text:p>4.426928</text:p>
          </table:table-cell>
          <table:table-cell office:value-type="float" office:value="6.666139" calcext:value-type="float">
            <text:p>6.666139</text:p>
          </table:table-cell>
          <table:table-cell office:value-type="float" office:value="8.244791" calcext:value-type="float">
            <text:p>8.244791</text:p>
          </table:table-cell>
          <table:table-cell office:value-type="float" office:value="8.557126" calcext:value-type="float">
            <text:p>8.557126</text:p>
          </table:table-cell>
          <table:table-cell office:value-type="float" office:value="9.441368" calcext:value-type="float">
            <text:p>9.441368</text:p>
          </table:table-cell>
          <table:table-cell office:value-type="float" office:value="10.95923" calcext:value-type="float">
            <text:p>10.95923</text:p>
          </table:table-cell>
          <table:table-cell office:value-type="float" office:value="11.40141" calcext:value-type="float">
            <text:p>11.40141</text:p>
          </table:table-cell>
          <table:table-cell office:value-type="float" office:value="0" calcext:value-type="float">
            <text:p>0</text:p>
          </table:table-cell>
          <table:table-cell office:value-type="float" office:value="17.62571" calcext:value-type="float">
            <text:p>17.62571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4.629174" calcext:value-type="float">
            <text:p>4.629174</text:p>
          </table:table-cell>
          <table:table-cell office:value-type="float" office:value="135.307" calcext:value-type="float">
            <text:p>135.30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36095" calcext:value-type="float">
            <text:p>34.3609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20064" calcext:value-type="float">
            <text:p>7.02006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588195" calcext:value-type="float">
            <text:p>-0.006588195</text:p>
          </table:table-cell>
          <table:table-cell office:value-type="float" office:value="1167.276" calcext:value-type="float">
            <text:p>1167.276</text:p>
          </table:table-cell>
          <table:table-cell office:value-type="float" office:value="1.503552" calcext:value-type="float">
            <text:p>1.503552</text:p>
          </table:table-cell>
          <table:table-cell office:value-type="float" office:value="0" calcext:value-type="float">
            <text:p>0</text:p>
          </table:table-cell>
          <table:table-cell office:value-type="float" office:value="0.3980123" calcext:value-type="float">
            <text:p>0.3980123</text:p>
          </table:table-cell>
          <table:table-cell office:value-type="float" office:value="0.2266172" calcext:value-type="float">
            <text:p>0.2266172</text:p>
          </table:table-cell>
          <table:table-cell office:value-type="float" office:value="0.188574" calcext:value-type="float">
            <text:p>0.188574</text:p>
          </table:table-cell>
          <table:table-cell office:value-type="float" office:value="0.05018311" calcext:value-type="float">
            <text:p>0.05018311</text:p>
          </table:table-cell>
          <table:table-cell office:value-type="float" office:value="0.04525891" calcext:value-type="float">
            <text:p>0.04525891</text:p>
          </table:table-cell>
          <table:table-cell office:value-type="float" office:value="0.02394261" calcext:value-type="float">
            <text:p>0.02394261</text:p>
          </table:table-cell>
          <table:table-cell office:value-type="float" office:value="0.02926938" calcext:value-type="float">
            <text:p>0.02926938</text:p>
          </table:table-cell>
          <table:table-cell office:value-type="float" office:value="0.07412069" calcext:value-type="float">
            <text:p>0.07412069</text:p>
          </table:table-cell>
          <table:table-cell office:value-type="float" office:value="0.1328238" calcext:value-type="float">
            <text:p>0.1328238</text:p>
          </table:table-cell>
          <table:table-cell office:value-type="float" office:value="0.1485704" calcext:value-type="float">
            <text:p>0.1485704</text:p>
          </table:table-cell>
          <table:table-cell office:value-type="float" office:value="0.1511797" calcext:value-type="float">
            <text:p>0.1511797</text:p>
          </table:table-cell>
          <table:table-cell office:value-type="float" office:value="0.161135" calcext:value-type="float">
            <text:p>0.161135</text:p>
          </table:table-cell>
          <table:table-cell office:value-type="float" office:value="0.1766935" calcext:value-type="float">
            <text:p>0.1766935</text:p>
          </table:table-cell>
          <table:table-cell office:value-type="float" office:value="0.1814636" calcext:value-type="float">
            <text:p>0.1814636</text:p>
          </table:table-cell>
          <table:table-cell office:value-type="float" office:value="0" calcext:value-type="float">
            <text:p>0</text:p>
          </table:table-cell>
          <table:table-cell office:value-type="float" office:value="26.86219" calcext:value-type="float">
            <text:p>26.86219</text:p>
          </table:table-cell>
          <table:table-cell office:value-type="float" office:value="22.79664" calcext:value-type="float">
            <text:p>22.79664</text:p>
          </table:table-cell>
          <table:table-cell office:value-type="float" office:value="20.64701" calcext:value-type="float">
            <text:p>20.64701</text:p>
          </table:table-cell>
          <table:table-cell office:value-type="float" office:value="5.824602" calcext:value-type="float">
            <text:p>5.824602</text:p>
          </table:table-cell>
          <table:table-cell office:value-type="float" office:value="4.764013" calcext:value-type="float">
            <text:p>4.764013</text:p>
          </table:table-cell>
          <table:table-cell office:value-type="float" office:value="2.084244" calcext:value-type="float">
            <text:p>2.084244</text:p>
          </table:table-cell>
          <table:table-cell office:value-type="float" office:value="2.051463" calcext:value-type="float">
            <text:p>2.051463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6.671282" calcext:value-type="float">
            <text:p>6.671282</text:p>
          </table:table-cell>
          <table:table-cell office:value-type="float" office:value="8.249502" calcext:value-type="float">
            <text:p>8.249502</text:p>
          </table:table-cell>
          <table:table-cell office:value-type="float" office:value="8.562613" calcext:value-type="float">
            <text:p>8.562613</text:p>
          </table:table-cell>
          <table:table-cell office:value-type="float" office:value="9.446098" calcext:value-type="float">
            <text:p>9.446098</text:p>
          </table:table-cell>
          <table:table-cell office:value-type="float" office:value="10.96225" calcext:value-type="float">
            <text:p>10.96225</text:p>
          </table:table-cell>
          <table:table-cell office:value-type="float" office:value="11.40419" calcext:value-type="float">
            <text:p>11.40419</text:p>
          </table:table-cell>
          <table:table-cell office:value-type="float" office:value="0" calcext:value-type="float">
            <text:p>0</text:p>
          </table:table-cell>
          <table:table-cell office:value-type="float" office:value="16.19262" calcext:value-type="float">
            <text:p>16.1926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4.620525" calcext:value-type="float">
            <text:p>4.620525</text:p>
          </table:table-cell>
          <table:table-cell office:value-type="float" office:value="135.3073" calcext:value-type="float">
            <text:p>135.3073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37674" calcext:value-type="float">
            <text:p>34.37674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22767" calcext:value-type="float">
            <text:p>7.02276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587868" calcext:value-type="float">
            <text:p>-0.006587868</text:p>
          </table:table-cell>
          <table:table-cell office:value-type="float" office:value="1167.268" calcext:value-type="float">
            <text:p>1167.268</text:p>
          </table:table-cell>
          <table:table-cell office:value-type="float" office:value="1.51231" calcext:value-type="float">
            <text:p>1.51231</text:p>
          </table:table-cell>
          <table:table-cell office:value-type="float" office:value="0" calcext:value-type="float">
            <text:p>0</text:p>
          </table:table-cell>
          <table:table-cell office:value-type="float" office:value="0.4661208" calcext:value-type="float">
            <text:p>0.4661208</text:p>
          </table:table-cell>
          <table:table-cell office:value-type="float" office:value="0.2311671" calcext:value-type="float">
            <text:p>0.2311671</text:p>
          </table:table-cell>
          <table:table-cell office:value-type="float" office:value="0.1840199" calcext:value-type="float">
            <text:p>0.1840199</text:p>
          </table:table-cell>
          <table:table-cell office:value-type="float" office:value="0.04957522" calcext:value-type="float">
            <text:p>0.04957522</text:p>
          </table:table-cell>
          <table:table-cell office:value-type="float" office:value="0.04413224" calcext:value-type="float">
            <text:p>0.04413224</text:p>
          </table:table-cell>
          <table:table-cell office:value-type="float" office:value="0.02343282" calcext:value-type="float">
            <text:p>0.02343282</text:p>
          </table:table-cell>
          <table:table-cell office:value-type="float" office:value="0.0288269" calcext:value-type="float">
            <text:p>0.0288269</text:p>
          </table:table-cell>
          <table:table-cell office:value-type="float" office:value="0.07378863" calcext:value-type="float">
            <text:p>0.07378863</text:p>
          </table:table-cell>
          <table:table-cell office:value-type="float" office:value="0.1328016" calcext:value-type="float">
            <text:p>0.1328016</text:p>
          </table:table-cell>
          <table:table-cell office:value-type="float" office:value="0.1485983" calcext:value-type="float">
            <text:p>0.1485983</text:p>
          </table:table-cell>
          <table:table-cell office:value-type="float" office:value="0.1512316" calcext:value-type="float">
            <text:p>0.1512316</text:p>
          </table:table-cell>
          <table:table-cell office:value-type="float" office:value="0.1611788" calcext:value-type="float">
            <text:p>0.1611788</text:p>
          </table:table-cell>
          <table:table-cell office:value-type="float" office:value="0.1767278" calcext:value-type="float">
            <text:p>0.1767278</text:p>
          </table:table-cell>
          <table:table-cell office:value-type="float" office:value="0.1814947" calcext:value-type="float">
            <text:p>0.1814947</text:p>
          </table:table-cell>
          <table:table-cell office:value-type="float" office:value="0" calcext:value-type="float">
            <text:p>0</text:p>
          </table:table-cell>
          <table:table-cell office:value-type="float" office:value="26.93297" calcext:value-type="float">
            <text:p>26.93297</text:p>
          </table:table-cell>
          <table:table-cell office:value-type="float" office:value="22.79626" calcext:value-type="float">
            <text:p>22.79626</text:p>
          </table:table-cell>
          <table:table-cell office:value-type="float" office:value="20.64727" calcext:value-type="float">
            <text:p>20.64727</text:p>
          </table:table-cell>
          <table:table-cell office:value-type="float" office:value="5.8244" calcext:value-type="float">
            <text:p>5.8244</text:p>
          </table:table-cell>
          <table:table-cell office:value-type="float" office:value="4.765404" calcext:value-type="float">
            <text:p>4.765404</text:p>
          </table:table-cell>
          <table:table-cell office:value-type="float" office:value="2.085227" calcext:value-type="float">
            <text:p>2.085227</text:p>
          </table:table-cell>
          <table:table-cell office:value-type="float" office:value="2.053832" calcext:value-type="float">
            <text:p>2.053832</text:p>
          </table:table-cell>
          <table:table-cell office:value-type="float" office:value="4.433674" calcext:value-type="float">
            <text:p>4.433674</text:p>
          </table:table-cell>
          <table:table-cell office:value-type="float" office:value="6.676402" calcext:value-type="float">
            <text:p>6.676402</text:p>
          </table:table-cell>
          <table:table-cell office:value-type="float" office:value="8.254208" calcext:value-type="float">
            <text:p>8.254208</text:p>
          </table:table-cell>
          <table:table-cell office:value-type="float" office:value="8.5681" calcext:value-type="float">
            <text:p>8.5681</text:p>
          </table:table-cell>
          <table:table-cell office:value-type="float" office:value="9.450832" calcext:value-type="float">
            <text:p>9.450832</text:p>
          </table:table-cell>
          <table:table-cell office:value-type="float" office:value="10.96527" calcext:value-type="float">
            <text:p>10.96527</text:p>
          </table:table-cell>
          <table:table-cell office:value-type="float" office:value="11.40609" calcext:value-type="float">
            <text:p>11.40609</text:p>
          </table:table-cell>
          <table:table-cell office:value-type="float" office:value="0" calcext:value-type="float">
            <text:p>0</text:p>
          </table:table-cell>
          <table:table-cell office:value-type="float" office:value="17.65698" calcext:value-type="float">
            <text:p>17.65698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4.6121" calcext:value-type="float">
            <text:p>4.6121</text:p>
          </table:table-cell>
          <table:table-cell office:value-type="float" office:value="135.3077" calcext:value-type="float">
            <text:p>135.307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39249" calcext:value-type="float">
            <text:p>34.3924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24019" calcext:value-type="float">
            <text:p>7.02401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587714" calcext:value-type="float">
            <text:p>-0.006587714</text:p>
          </table:table-cell>
          <table:table-cell office:value-type="float" office:value="1167.259" calcext:value-type="float">
            <text:p>1167.259</text:p>
          </table:table-cell>
          <table:table-cell office:value-type="float" office:value="1.520373" calcext:value-type="float">
            <text:p>1.520373</text:p>
          </table:table-cell>
          <table:table-cell office:value-type="float" office:value="0" calcext:value-type="float">
            <text:p>0</text:p>
          </table:table-cell>
          <table:table-cell office:value-type="float" office:value="0.4669978" calcext:value-type="float">
            <text:p>0.4669978</text:p>
          </table:table-cell>
          <table:table-cell office:value-type="float" office:value="0.2336092" calcext:value-type="float">
            <text:p>0.2336092</text:p>
          </table:table-cell>
          <table:table-cell office:value-type="float" office:value="0.1856197" calcext:value-type="float">
            <text:p>0.1856197</text:p>
          </table:table-cell>
          <table:table-cell office:value-type="float" office:value="0.04877144" calcext:value-type="float">
            <text:p>0.04877144</text:p>
          </table:table-cell>
          <table:table-cell office:value-type="float" office:value="0.04347438" calcext:value-type="float">
            <text:p>0.04347438</text:p>
          </table:table-cell>
          <table:table-cell office:value-type="float" office:value="0.02299699" calcext:value-type="float">
            <text:p>0.02299699</text:p>
          </table:table-cell>
          <table:table-cell office:value-type="float" office:value="0.02899755" calcext:value-type="float">
            <text:p>0.02899755</text:p>
          </table:table-cell>
          <table:table-cell office:value-type="float" office:value="0.0737721" calcext:value-type="float">
            <text:p>0.0737721</text:p>
          </table:table-cell>
          <table:table-cell office:value-type="float" office:value="0.1327707" calcext:value-type="float">
            <text:p>0.1327707</text:p>
          </table:table-cell>
          <table:table-cell office:value-type="float" office:value="0.1486235" calcext:value-type="float">
            <text:p>0.1486235</text:p>
          </table:table-cell>
          <table:table-cell office:value-type="float" office:value="0.1512829" calcext:value-type="float">
            <text:p>0.1512829</text:p>
          </table:table-cell>
          <table:table-cell office:value-type="float" office:value="0.1612219" calcext:value-type="float">
            <text:p>0.1612219</text:p>
          </table:table-cell>
          <table:table-cell office:value-type="float" office:value="0.1767624" calcext:value-type="float">
            <text:p>0.1767624</text:p>
          </table:table-cell>
          <table:table-cell office:value-type="float" office:value="0.1815262" calcext:value-type="float">
            <text:p>0.1815262</text:p>
          </table:table-cell>
          <table:table-cell office:value-type="float" office:value="0" calcext:value-type="float">
            <text:p>0</text:p>
          </table:table-cell>
          <table:table-cell office:value-type="float" office:value="27.0146" calcext:value-type="float">
            <text:p>27.0146</text:p>
          </table:table-cell>
          <table:table-cell office:value-type="float" office:value="22.79487" calcext:value-type="float">
            <text:p>22.79487</text:p>
          </table:table-cell>
          <table:table-cell office:value-type="float" office:value="20.64622" calcext:value-type="float">
            <text:p>20.64622</text:p>
          </table:table-cell>
          <table:table-cell office:value-type="float" office:value="5.823867" calcext:value-type="float">
            <text:p>5.823867</text:p>
          </table:table-cell>
          <table:table-cell office:value-type="float" office:value="4.766382" calcext:value-type="float">
            <text:p>4.766382</text:p>
          </table:table-cell>
          <table:table-cell office:value-type="float" office:value="2.086154" calcext:value-type="float">
            <text:p>2.086154</text:p>
          </table:table-cell>
          <table:table-cell office:value-type="float" office:value="2.056238" calcext:value-type="float">
            <text:p>2.056238</text:p>
          </table:table-cell>
          <table:table-cell office:value-type="float" office:value="4.437032" calcext:value-type="float">
            <text:p>4.437032</text:p>
          </table:table-cell>
          <table:table-cell office:value-type="float" office:value="6.681521" calcext:value-type="float">
            <text:p>6.681521</text:p>
          </table:table-cell>
          <table:table-cell office:value-type="float" office:value="8.258917" calcext:value-type="float">
            <text:p>8.258917</text:p>
          </table:table-cell>
          <table:table-cell office:value-type="float" office:value="8.573586" calcext:value-type="float">
            <text:p>8.573586</text:p>
          </table:table-cell>
          <table:table-cell office:value-type="float" office:value="9.455559" calcext:value-type="float">
            <text:p>9.455559</text:p>
          </table:table-cell>
          <table:table-cell office:value-type="float" office:value="10.9683" calcext:value-type="float">
            <text:p>10.9683</text:p>
          </table:table-cell>
          <table:table-cell office:value-type="float" office:value="11.41012" calcext:value-type="float">
            <text:p>11.41012</text:p>
          </table:table-cell>
          <table:table-cell office:value-type="float" office:value="0" calcext:value-type="float">
            <text:p>0</text:p>
          </table:table-cell>
          <table:table-cell office:value-type="float" office:value="16.69737" calcext:value-type="float">
            <text:p>16.69737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4.599906" calcext:value-type="float">
            <text:p>4.599906</text:p>
          </table:table-cell>
          <table:table-cell office:value-type="float" office:value="135.3088" calcext:value-type="float">
            <text:p>135.308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40967" calcext:value-type="float">
            <text:p>34.4096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24291" calcext:value-type="float">
            <text:p>7.024291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587682" calcext:value-type="float">
            <text:p>-0.006587682</text:p>
          </table:table-cell>
          <table:table-cell office:value-type="float" office:value="1167.251" calcext:value-type="float">
            <text:p>1167.251</text:p>
          </table:table-cell>
          <table:table-cell office:value-type="float" office:value="1.533726" calcext:value-type="float">
            <text:p>1.533726</text:p>
          </table:table-cell>
          <table:table-cell office:value-type="float" office:value="0" calcext:value-type="float">
            <text:p>0</text:p>
          </table:table-cell>
          <table:table-cell office:value-type="float" office:value="0.4134147" calcext:value-type="float">
            <text:p>0.4134147</text:p>
          </table:table-cell>
          <table:table-cell office:value-type="float" office:value="0.3722206" calcext:value-type="float">
            <text:p>0.3722206</text:p>
          </table:table-cell>
          <table:table-cell office:value-type="float" office:value="0.2197183" calcext:value-type="float">
            <text:p>0.2197183</text:p>
          </table:table-cell>
          <table:table-cell office:value-type="float" office:value="0.05402452" calcext:value-type="float">
            <text:p>0.05402452</text:p>
          </table:table-cell>
          <table:table-cell office:value-type="float" office:value="0.04538928" calcext:value-type="float">
            <text:p>0.04538928</text:p>
          </table:table-cell>
          <table:table-cell office:value-type="float" office:value="0.02314009" calcext:value-type="float">
            <text:p>0.02314009</text:p>
          </table:table-cell>
          <table:table-cell office:value-type="float" office:value="0.02926151" calcext:value-type="float">
            <text:p>0.02926151</text:p>
          </table:table-cell>
          <table:table-cell office:value-type="float" office:value="0.07372408" calcext:value-type="float">
            <text:p>0.07372408</text:p>
          </table:table-cell>
          <table:table-cell office:value-type="float" office:value="0.1327409" calcext:value-type="float">
            <text:p>0.1327409</text:p>
          </table:table-cell>
          <table:table-cell office:value-type="float" office:value="0.1486468" calcext:value-type="float">
            <text:p>0.1486468</text:p>
          </table:table-cell>
          <table:table-cell office:value-type="float" office:value="0.1513335" calcext:value-type="float">
            <text:p>0.1513335</text:p>
          </table:table-cell>
          <table:table-cell office:value-type="float" office:value="0.1612781" calcext:value-type="float">
            <text:p>0.1612781</text:p>
          </table:table-cell>
          <table:table-cell office:value-type="float" office:value="0.1767951" calcext:value-type="float">
            <text:p>0.1767951</text:p>
          </table:table-cell>
          <table:table-cell office:value-type="float" office:value="0.1815589" calcext:value-type="float">
            <text:p>0.1815589</text:p>
          </table:table-cell>
          <table:table-cell office:value-type="float" office:value="0" calcext:value-type="float">
            <text:p>0</text:p>
          </table:table-cell>
          <table:table-cell office:value-type="float" office:value="27.14851" calcext:value-type="float">
            <text:p>27.14851</text:p>
          </table:table-cell>
          <table:table-cell office:value-type="float" office:value="22.80819" calcext:value-type="float">
            <text:p>22.80819</text:p>
          </table:table-cell>
          <table:table-cell office:value-type="float" office:value="20.65077" calcext:value-type="float">
            <text:p>20.65077</text:p>
          </table:table-cell>
          <table:table-cell office:value-type="float" office:value="5.82373" calcext:value-type="float">
            <text:p>5.82373</text:p>
          </table:table-cell>
          <table:table-cell office:value-type="float" office:value="4.767654" calcext:value-type="float">
            <text:p>4.767654</text:p>
          </table:table-cell>
          <table:table-cell office:value-type="float" office:value="2.087101" calcext:value-type="float">
            <text:p>2.087101</text:p>
          </table:table-cell>
          <table:table-cell office:value-type="float" office:value="2.058648" calcext:value-type="float">
            <text:p>2.058648</text:p>
          </table:table-cell>
          <table:table-cell office:value-type="float" office:value="4.440389" calcext:value-type="float">
            <text:p>4.440389</text:p>
          </table:table-cell>
          <table:table-cell office:value-type="float" office:value="6.68663" calcext:value-type="float">
            <text:p>6.68663</text:p>
          </table:table-cell>
          <table:table-cell office:value-type="float" office:value="8.263623" calcext:value-type="float">
            <text:p>8.263623</text:p>
          </table:table-cell>
          <table:table-cell office:value-type="float" office:value="8.579042" calcext:value-type="float">
            <text:p>8.579042</text:p>
          </table:table-cell>
          <table:table-cell office:value-type="float" office:value="9.460286" calcext:value-type="float">
            <text:p>9.460286</text:p>
          </table:table-cell>
          <table:table-cell office:value-type="float" office:value="10.97132" calcext:value-type="float">
            <text:p>10.97132</text:p>
          </table:table-cell>
          <table:table-cell office:value-type="float" office:value="11.41304" calcext:value-type="float">
            <text:p>11.41304</text:p>
          </table:table-cell>
          <table:table-cell office:value-type="float" office:value="0" calcext:value-type="float">
            <text:p>0</text:p>
          </table:table-cell>
          <table:table-cell office:value-type="float" office:value="1.601962" calcext:value-type="float">
            <text:p>1.60196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4.592484" calcext:value-type="float">
            <text:p>4.592484</text:p>
          </table:table-cell>
          <table:table-cell office:value-type="float" office:value="135.3091" calcext:value-type="float">
            <text:p>135.3091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42742" calcext:value-type="float">
            <text:p>34.42742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25995" calcext:value-type="float">
            <text:p>7.02599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58883" calcext:value-type="float">
            <text:p>-0.00658883</text:p>
          </table:table-cell>
          <table:table-cell office:value-type="float" office:value="1167.243" calcext:value-type="float">
            <text:p>1167.243</text:p>
          </table:table-cell>
          <table:table-cell office:value-type="float" office:value="1.540837" calcext:value-type="float">
            <text:p>1.540837</text:p>
          </table:table-cell>
          <table:table-cell office:value-type="float" office:value="0" calcext:value-type="float">
            <text:p>0</text:p>
          </table:table-cell>
          <table:table-cell office:value-type="float" office:value="0.3179153" calcext:value-type="float">
            <text:p>0.3179153</text:p>
          </table:table-cell>
          <table:table-cell office:value-type="float" office:value="0.2356768" calcext:value-type="float">
            <text:p>0.2356768</text:p>
          </table:table-cell>
          <table:table-cell office:value-type="float" office:value="0.1896649" calcext:value-type="float">
            <text:p>0.1896649</text:p>
          </table:table-cell>
          <table:table-cell office:value-type="float" office:value="0.05904121" calcext:value-type="float">
            <text:p>0.05904121</text:p>
          </table:table-cell>
          <table:table-cell office:value-type="float" office:value="0.04519191" calcext:value-type="float">
            <text:p>0.04519191</text:p>
          </table:table-cell>
          <table:table-cell office:value-type="float" office:value="0.02323488" calcext:value-type="float">
            <text:p>0.02323488</text:p>
          </table:table-cell>
          <table:table-cell office:value-type="float" office:value="0.02849801" calcext:value-type="float">
            <text:p>0.02849801</text:p>
          </table:table-cell>
          <table:table-cell office:value-type="float" office:value="0.07372498" calcext:value-type="float">
            <text:p>0.07372498</text:p>
          </table:table-cell>
          <table:table-cell office:value-type="float" office:value="0.132731" calcext:value-type="float">
            <text:p>0.132731</text:p>
          </table:table-cell>
          <table:table-cell office:value-type="float" office:value="0.1486696" calcext:value-type="float">
            <text:p>0.1486696</text:p>
          </table:table-cell>
          <table:table-cell office:value-type="float" office:value="0.1513833" calcext:value-type="float">
            <text:p>0.1513833</text:p>
          </table:table-cell>
          <table:table-cell office:value-type="float" office:value="0.1612942" calcext:value-type="float">
            <text:p>0.1612942</text:p>
          </table:table-cell>
          <table:table-cell office:value-type="float" office:value="0.1770878" calcext:value-type="float">
            <text:p>0.1770878</text:p>
          </table:table-cell>
          <table:table-cell office:value-type="float" office:value="0.1814951" calcext:value-type="float">
            <text:p>0.1814951</text:p>
          </table:table-cell>
          <table:table-cell office:value-type="float" office:value="0" calcext:value-type="float">
            <text:p>0</text:p>
          </table:table-cell>
          <table:table-cell office:value-type="float" office:value="27.20061" calcext:value-type="float">
            <text:p>27.20061</text:p>
          </table:table-cell>
          <table:table-cell office:value-type="float" office:value="22.83842" calcext:value-type="float">
            <text:p>22.83842</text:p>
          </table:table-cell>
          <table:table-cell office:value-type="float" office:value="20.66267" calcext:value-type="float">
            <text:p>20.66267</text:p>
          </table:table-cell>
          <table:table-cell office:value-type="float" office:value="5.830196" calcext:value-type="float">
            <text:p>5.830196</text:p>
          </table:table-cell>
          <table:table-cell office:value-type="float" office:value="4.769913" calcext:value-type="float">
            <text:p>4.769913</text:p>
          </table:table-cell>
          <table:table-cell office:value-type="float" office:value="2.088185" calcext:value-type="float">
            <text:p>2.088185</text:p>
          </table:table-cell>
          <table:table-cell office:value-type="float" office:value="2.060937" calcext:value-type="float">
            <text:p>2.060937</text:p>
          </table:table-cell>
          <table:table-cell office:value-type="float" office:value="4.443745" calcext:value-type="float">
            <text:p>4.443745</text:p>
          </table:table-cell>
          <table:table-cell office:value-type="float" office:value="6.691704" calcext:value-type="float">
            <text:p>6.691704</text:p>
          </table:table-cell>
          <table:table-cell office:value-type="float" office:value="8.268332" calcext:value-type="float">
            <text:p>8.268332</text:p>
          </table:table-cell>
          <table:table-cell office:value-type="float" office:value="8.584473" calcext:value-type="float">
            <text:p>8.584473</text:p>
          </table:table-cell>
          <table:table-cell office:value-type="float" office:value="9.465015" calcext:value-type="float">
            <text:p>9.465015</text:p>
          </table:table-cell>
          <table:table-cell office:value-type="float" office:value="10.97433" calcext:value-type="float">
            <text:p>10.97433</text:p>
          </table:table-cell>
          <table:table-cell office:value-type="float" office:value="11.41479" calcext:value-type="float">
            <text:p>11.41479</text:p>
          </table:table-cell>
          <table:table-cell office:value-type="float" office:value="0" calcext:value-type="float">
            <text:p>0</text:p>
          </table:table-cell>
          <table:table-cell office:value-type="float" office:value="9.355036" calcext:value-type="float">
            <text:p>9.35503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4.589046" calcext:value-type="float">
            <text:p>4.589046</text:p>
          </table:table-cell>
          <table:table-cell office:value-type="float" office:value="135.3089" calcext:value-type="float">
            <text:p>135.3089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44251" calcext:value-type="float">
            <text:p>34.4425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2769" calcext:value-type="float">
            <text:p>7.0276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75114" calcext:value-type="float">
            <text:p>-0.00675114</text:p>
          </table:table-cell>
          <table:table-cell office:value-type="float" office:value="1167.234" calcext:value-type="float">
            <text:p>1167.234</text:p>
          </table:table-cell>
          <table:table-cell office:value-type="float" office:value="1.542809" calcext:value-type="float">
            <text:p>1.542809</text:p>
          </table:table-cell>
          <table:table-cell office:value-type="float" office:value="0" calcext:value-type="float">
            <text:p>0</text:p>
          </table:table-cell>
          <table:table-cell office:value-type="float" office:value="0.3479697" calcext:value-type="float">
            <text:p>0.3479697</text:p>
          </table:table-cell>
          <table:table-cell office:value-type="float" office:value="0.1902734" calcext:value-type="float">
            <text:p>0.1902734</text:p>
          </table:table-cell>
          <table:table-cell office:value-type="float" office:value="0.1613752" calcext:value-type="float">
            <text:p>0.1613752</text:p>
          </table:table-cell>
          <table:table-cell office:value-type="float" office:value="0.04709816" calcext:value-type="float">
            <text:p>0.04709816</text:p>
          </table:table-cell>
          <table:table-cell office:value-type="float" office:value="0.0395411" calcext:value-type="float">
            <text:p>0.0395411</text:p>
          </table:table-cell>
          <table:table-cell office:value-type="float" office:value="0.02185864" calcext:value-type="float">
            <text:p>0.02185864</text:p>
          </table:table-cell>
          <table:table-cell office:value-type="float" office:value="0.02890051" calcext:value-type="float">
            <text:p>0.02890051</text:p>
          </table:table-cell>
          <table:table-cell office:value-type="float" office:value="0.07361294" calcext:value-type="float">
            <text:p>0.07361294</text:p>
          </table:table-cell>
          <table:table-cell office:value-type="float" office:value="0.1327261" calcext:value-type="float">
            <text:p>0.1327261</text:p>
          </table:table-cell>
          <table:table-cell office:value-type="float" office:value="0.1486941" calcext:value-type="float">
            <text:p>0.1486941</text:p>
          </table:table-cell>
          <table:table-cell office:value-type="float" office:value="0.1514338" calcext:value-type="float">
            <text:p>0.1514338</text:p>
          </table:table-cell>
          <table:table-cell office:value-type="float" office:value="0.1613438" calcext:value-type="float">
            <text:p>0.1613438</text:p>
          </table:table-cell>
          <table:table-cell office:value-type="float" office:value="0.1769357" calcext:value-type="float">
            <text:p>0.1769357</text:p>
          </table:table-cell>
          <table:table-cell office:value-type="float" office:value="0.181588" calcext:value-type="float">
            <text:p>0.181588</text:p>
          </table:table-cell>
          <table:table-cell office:value-type="float" office:value="0" calcext:value-type="float">
            <text:p>0</text:p>
          </table:table-cell>
          <table:table-cell office:value-type="float" office:value="27.23556" calcext:value-type="float">
            <text:p>27.23556</text:p>
          </table:table-cell>
          <table:table-cell office:value-type="float" office:value="22.83478" calcext:value-type="float">
            <text:p>22.83478</text:p>
          </table:table-cell>
          <table:table-cell office:value-type="float" office:value="20.65955" calcext:value-type="float">
            <text:p>20.65955</text:p>
          </table:table-cell>
          <table:table-cell office:value-type="float" office:value="5.831007" calcext:value-type="float">
            <text:p>5.831007</text:p>
          </table:table-cell>
          <table:table-cell office:value-type="float" office:value="4.770472" calcext:value-type="float">
            <text:p>4.770472</text:p>
          </table:table-cell>
          <table:table-cell office:value-type="float" office:value="2.089201" calcext:value-type="float">
            <text:p>2.089201</text:p>
          </table:table-cell>
          <table:table-cell office:value-type="float" office:value="2.06292" calcext:value-type="float">
            <text:p>2.06292</text:p>
          </table:table-cell>
          <table:table-cell office:value-type="float" office:value="4.44708" calcext:value-type="float">
            <text:p>4.44708</text:p>
          </table:table-cell>
          <table:table-cell office:value-type="float" office:value="6.696777" calcext:value-type="float">
            <text:p>6.696777</text:p>
          </table:table-cell>
          <table:table-cell office:value-type="float" office:value="8.273042" calcext:value-type="float">
            <text:p>8.273042</text:p>
          </table:table-cell>
          <table:table-cell office:value-type="float" office:value="8.589902" calcext:value-type="float">
            <text:p>8.589902</text:p>
          </table:table-cell>
          <table:table-cell office:value-type="float" office:value="9.469745" calcext:value-type="float">
            <text:p>9.469745</text:p>
          </table:table-cell>
          <table:table-cell office:value-type="float" office:value="10.97749" calcext:value-type="float">
            <text:p>10.97749</text:p>
          </table:table-cell>
          <table:table-cell office:value-type="float" office:value="11.41406" calcext:value-type="float">
            <text:p>11.41406</text:p>
          </table:table-cell>
          <table:table-cell office:value-type="float" office:value="0" calcext:value-type="float">
            <text:p>0</text:p>
          </table:table-cell>
          <table:table-cell office:value-type="float" office:value="6.442891" calcext:value-type="float">
            <text:p>6.442891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4.584873" calcext:value-type="float">
            <text:p>4.584873</text:p>
          </table:table-cell>
          <table:table-cell office:value-type="float" office:value="135.3089" calcext:value-type="float">
            <text:p>135.3089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4565" calcext:value-type="float">
            <text:p>34.456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29501" calcext:value-type="float">
            <text:p>7.029501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6904116" calcext:value-type="float">
            <text:p>-0.006904116</text:p>
          </table:table-cell>
          <table:table-cell office:value-type="float" office:value="1167.223" calcext:value-type="float">
            <text:p>1167.223</text:p>
          </table:table-cell>
          <table:table-cell office:value-type="float" office:value="1.545675" calcext:value-type="float">
            <text:p>1.545675</text:p>
          </table:table-cell>
          <table:table-cell office:value-type="float" office:value="0" calcext:value-type="float">
            <text:p>0</text:p>
          </table:table-cell>
          <table:table-cell office:value-type="float" office:value="0.3784174" calcext:value-type="float">
            <text:p>0.3784174</text:p>
          </table:table-cell>
          <table:table-cell office:value-type="float" office:value="0.1886313" calcext:value-type="float">
            <text:p>0.1886313</text:p>
          </table:table-cell>
          <table:table-cell office:value-type="float" office:value="0.1547078" calcext:value-type="float">
            <text:p>0.1547078</text:p>
          </table:table-cell>
          <table:table-cell office:value-type="float" office:value="0.0444084" calcext:value-type="float">
            <text:p>0.0444084</text:p>
          </table:table-cell>
          <table:table-cell office:value-type="float" office:value="0.03772025" calcext:value-type="float">
            <text:p>0.03772025</text:p>
          </table:table-cell>
          <table:table-cell office:value-type="float" office:value="0.02122864" calcext:value-type="float">
            <text:p>0.02122864</text:p>
          </table:table-cell>
          <table:table-cell office:value-type="float" office:value="0.028147" calcext:value-type="float">
            <text:p>0.028147</text:p>
          </table:table-cell>
          <table:table-cell office:value-type="float" office:value="0.07342002" calcext:value-type="float">
            <text:p>0.07342002</text:p>
          </table:table-cell>
          <table:table-cell office:value-type="float" office:value="0.1326981" calcext:value-type="float">
            <text:p>0.1326981</text:p>
          </table:table-cell>
          <table:table-cell office:value-type="float" office:value="0.1487176" calcext:value-type="float">
            <text:p>0.1487176</text:p>
          </table:table-cell>
          <table:table-cell office:value-type="float" office:value="0.1514845" calcext:value-type="float">
            <text:p>0.1514845</text:p>
          </table:table-cell>
          <table:table-cell office:value-type="float" office:value="0.1613835" calcext:value-type="float">
            <text:p>0.1613835</text:p>
          </table:table-cell>
          <table:table-cell office:value-type="float" office:value="0.1769153" calcext:value-type="float">
            <text:p>0.1769153</text:p>
          </table:table-cell>
          <table:table-cell office:value-type="float" office:value="0.1816327" calcext:value-type="float">
            <text:p>0.1816327</text:p>
          </table:table-cell>
          <table:table-cell office:value-type="float" office:value="0" calcext:value-type="float">
            <text:p>0</text:p>
          </table:table-cell>
          <table:table-cell office:value-type="float" office:value="27.24755" calcext:value-type="float">
            <text:p>27.24755</text:p>
          </table:table-cell>
          <table:table-cell office:value-type="float" office:value="22.82403" calcext:value-type="float">
            <text:p>22.82403</text:p>
          </table:table-cell>
          <table:table-cell office:value-type="float" office:value="20.65007" calcext:value-type="float">
            <text:p>20.65007</text:p>
          </table:table-cell>
          <table:table-cell office:value-type="float" office:value="5.829144" calcext:value-type="float">
            <text:p>5.829144</text:p>
          </table:table-cell>
          <table:table-cell office:value-type="float" office:value="4.769441" calcext:value-type="float">
            <text:p>4.769441</text:p>
          </table:table-cell>
          <table:table-cell office:value-type="float" office:value="2.089936" calcext:value-type="float">
            <text:p>2.089936</text:p>
          </table:table-cell>
          <table:table-cell office:value-type="float" office:value="2.064849" calcext:value-type="float">
            <text:p>2.064849</text:p>
          </table:table-cell>
          <table:table-cell office:value-type="float" office:value="4.450387" calcext:value-type="float">
            <text:p>4.450387</text:p>
          </table:table-cell>
          <table:table-cell office:value-type="float" office:value="6.701851" calcext:value-type="float">
            <text:p>6.701851</text:p>
          </table:table-cell>
          <table:table-cell office:value-type="float" office:value="8.277749" calcext:value-type="float">
            <text:p>8.277749</text:p>
          </table:table-cell>
          <table:table-cell office:value-type="float" office:value="8.595332" calcext:value-type="float">
            <text:p>8.595332</text:p>
          </table:table-cell>
          <table:table-cell office:value-type="float" office:value="9.474479" calcext:value-type="float">
            <text:p>9.474479</text:p>
          </table:table-cell>
          <table:table-cell office:value-type="float" office:value="10.98059" calcext:value-type="float">
            <text:p>10.98059</text:p>
          </table:table-cell>
          <table:table-cell office:value-type="float" office:value="11.41626" calcext:value-type="float">
            <text:p>11.41626</text:p>
          </table:table-cell>
          <table:table-cell office:value-type="float" office:value="0" calcext:value-type="float">
            <text:p>0</text:p>
          </table:table-cell>
          <table:table-cell office:value-type="float" office:value="7.838769" calcext:value-type="float">
            <text:p>7.838769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4.581314" calcext:value-type="float">
            <text:p>4.581314</text:p>
          </table:table-cell>
          <table:table-cell office:value-type="float" office:value="135.3088" calcext:value-type="float">
            <text:p>135.308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47054" calcext:value-type="float">
            <text:p>34.47054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30249" calcext:value-type="float">
            <text:p>7.03024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50434" calcext:value-type="float">
            <text:p>-0.007050434</text:p>
          </table:table-cell>
          <table:table-cell office:value-type="float" office:value="1167.213" calcext:value-type="float">
            <text:p>1167.213</text:p>
          </table:table-cell>
          <table:table-cell office:value-type="float" office:value="1.547958" calcext:value-type="float">
            <text:p>1.547958</text:p>
          </table:table-cell>
          <table:table-cell office:value-type="float" office:value="0" calcext:value-type="float">
            <text:p>0</text:p>
          </table:table-cell>
          <table:table-cell office:value-type="float" office:value="0.3793372" calcext:value-type="float">
            <text:p>0.3793372</text:p>
          </table:table-cell>
          <table:table-cell office:value-type="float" office:value="0.194228" calcext:value-type="float">
            <text:p>0.194228</text:p>
          </table:table-cell>
          <table:table-cell office:value-type="float" office:value="0.1501249" calcext:value-type="float">
            <text:p>0.1501249</text:p>
          </table:table-cell>
          <table:table-cell office:value-type="float" office:value="0.04355381" calcext:value-type="float">
            <text:p>0.04355381</text:p>
          </table:table-cell>
          <table:table-cell office:value-type="float" office:value="0.0367403" calcext:value-type="float">
            <text:p>0.0367403</text:p>
          </table:table-cell>
          <table:table-cell office:value-type="float" office:value="0.02089284" calcext:value-type="float">
            <text:p>0.02089284</text:p>
          </table:table-cell>
          <table:table-cell office:value-type="float" office:value="0.02860171" calcext:value-type="float">
            <text:p>0.02860171</text:p>
          </table:table-cell>
          <table:table-cell office:value-type="float" office:value="0.07325107" calcext:value-type="float">
            <text:p>0.07325107</text:p>
          </table:table-cell>
          <table:table-cell office:value-type="float" office:value="0.1326557" calcext:value-type="float">
            <text:p>0.1326557</text:p>
          </table:table-cell>
          <table:table-cell office:value-type="float" office:value="0.1487387" calcext:value-type="float">
            <text:p>0.1487387</text:p>
          </table:table-cell>
          <table:table-cell office:value-type="float" office:value="0.1515344" calcext:value-type="float">
            <text:p>0.1515344</text:p>
          </table:table-cell>
          <table:table-cell office:value-type="float" office:value="0.1614154" calcext:value-type="float">
            <text:p>0.1614154</text:p>
          </table:table-cell>
          <table:table-cell office:value-type="float" office:value="0.1769328" calcext:value-type="float">
            <text:p>0.1769328</text:p>
          </table:table-cell>
          <table:table-cell office:value-type="float" office:value="0.1816719" calcext:value-type="float">
            <text:p>0.1816719</text:p>
          </table:table-cell>
          <table:table-cell office:value-type="float" office:value="0" calcext:value-type="float">
            <text:p>0</text:p>
          </table:table-cell>
          <table:table-cell office:value-type="float" office:value="27.26265" calcext:value-type="float">
            <text:p>27.26265</text:p>
          </table:table-cell>
          <table:table-cell office:value-type="float" office:value="22.8181" calcext:value-type="float">
            <text:p>22.8181</text:p>
          </table:table-cell>
          <table:table-cell office:value-type="float" office:value="20.63863" calcext:value-type="float">
            <text:p>20.63863</text:p>
          </table:table-cell>
          <table:table-cell office:value-type="float" office:value="5.826682" calcext:value-type="float">
            <text:p>5.826682</text:p>
          </table:table-cell>
          <table:table-cell office:value-type="float" office:value="4.767859" calcext:value-type="float">
            <text:p>4.767859</text:p>
          </table:table-cell>
          <table:table-cell office:value-type="float" office:value="2.090555" calcext:value-type="float">
            <text:p>2.090555</text:p>
          </table:table-cell>
          <table:table-cell office:value-type="float" office:value="2.066715" calcext:value-type="float">
            <text:p>2.066715</text:p>
          </table:table-cell>
          <table:table-cell office:value-type="float" office:value="4.453661" calcext:value-type="float">
            <text:p>4.453661</text:p>
          </table:table-cell>
          <table:table-cell office:value-type="float" office:value="6.706897" calcext:value-type="float">
            <text:p>6.706897</text:p>
          </table:table-cell>
          <table:table-cell office:value-type="float" office:value="8.282458" calcext:value-type="float">
            <text:p>8.282458</text:p>
          </table:table-cell>
          <table:table-cell office:value-type="float" office:value="8.600762" calcext:value-type="float">
            <text:p>8.600762</text:p>
          </table:table-cell>
          <table:table-cell office:value-type="float" office:value="9.479208" calcext:value-type="float">
            <text:p>9.479208</text:p>
          </table:table-cell>
          <table:table-cell office:value-type="float" office:value="10.98365" calcext:value-type="float">
            <text:p>10.98365</text:p>
          </table:table-cell>
          <table:table-cell office:value-type="float" office:value="11.41371" calcext:value-type="float">
            <text:p>11.41371</text:p>
          </table:table-cell>
          <table:table-cell office:value-type="float" office:value="0" calcext:value-type="float">
            <text:p>0</text:p>
          </table:table-cell>
          <table:table-cell office:value-type="float" office:value="7.007366" calcext:value-type="float">
            <text:p>7.00736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4.577331" calcext:value-type="float">
            <text:p>4.577331</text:p>
          </table:table-cell>
          <table:table-cell office:value-type="float" office:value="135.3087" calcext:value-type="float">
            <text:p>135.308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48452" calcext:value-type="float">
            <text:p>34.48452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30373" calcext:value-type="float">
            <text:p>7.030373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4386" calcext:value-type="float">
            <text:p>-0.007064386</text:p>
          </table:table-cell>
          <table:table-cell office:value-type="float" office:value="1167.202" calcext:value-type="float">
            <text:p>1167.202</text:p>
          </table:table-cell>
          <table:table-cell office:value-type="float" office:value="1.55066" calcext:value-type="float">
            <text:p>1.55066</text:p>
          </table:table-cell>
          <table:table-cell office:value-type="float" office:value="0" calcext:value-type="float">
            <text:p>0</text:p>
          </table:table-cell>
          <table:table-cell office:value-type="float" office:value="0.3808618" calcext:value-type="float">
            <text:p>0.3808618</text:p>
          </table:table-cell>
          <table:table-cell office:value-type="float" office:value="0.193289" calcext:value-type="float">
            <text:p>0.193289</text:p>
          </table:table-cell>
          <table:table-cell office:value-type="float" office:value="0.1506714" calcext:value-type="float">
            <text:p>0.1506714</text:p>
          </table:table-cell>
          <table:table-cell office:value-type="float" office:value="0.04315025" calcext:value-type="float">
            <text:p>0.04315025</text:p>
          </table:table-cell>
          <table:table-cell office:value-type="float" office:value="0.0365111" calcext:value-type="float">
            <text:p>0.0365111</text:p>
          </table:table-cell>
          <table:table-cell office:value-type="float" office:value="0.02072058" calcext:value-type="float">
            <text:p>0.02072058</text:p>
          </table:table-cell>
          <table:table-cell office:value-type="float" office:value="0.02867161" calcext:value-type="float">
            <text:p>0.02867161</text:p>
          </table:table-cell>
          <table:table-cell office:value-type="float" office:value="0.07311723" calcext:value-type="float">
            <text:p>0.07311723</text:p>
          </table:table-cell>
          <table:table-cell office:value-type="float" office:value="0.1326114" calcext:value-type="float">
            <text:p>0.1326114</text:p>
          </table:table-cell>
          <table:table-cell office:value-type="float" office:value="0.1487568" calcext:value-type="float">
            <text:p>0.1487568</text:p>
          </table:table-cell>
          <table:table-cell office:value-type="float" office:value="0.1515835" calcext:value-type="float">
            <text:p>0.1515835</text:p>
          </table:table-cell>
          <table:table-cell office:value-type="float" office:value="0.1614507" calcext:value-type="float">
            <text:p>0.1614507</text:p>
          </table:table-cell>
          <table:table-cell office:value-type="float" office:value="0.176965" calcext:value-type="float">
            <text:p>0.176965</text:p>
          </table:table-cell>
          <table:table-cell office:value-type="float" office:value="0.1817078" calcext:value-type="float">
            <text:p>0.1817078</text:p>
          </table:table-cell>
          <table:table-cell office:value-type="float" office:value="0" calcext:value-type="float">
            <text:p>0</text:p>
          </table:table-cell>
          <table:table-cell office:value-type="float" office:value="27.2796" calcext:value-type="float">
            <text:p>27.2796</text:p>
          </table:table-cell>
          <table:table-cell office:value-type="float" office:value="22.81334" calcext:value-type="float">
            <text:p>22.81334</text:p>
          </table:table-cell>
          <table:table-cell office:value-type="float" office:value="20.62674" calcext:value-type="float">
            <text:p>20.62674</text:p>
          </table:table-cell>
          <table:table-cell office:value-type="float" office:value="5.823998" calcext:value-type="float">
            <text:p>5.823998</text:p>
          </table:table-cell>
          <table:table-cell office:value-type="float" office:value="4.766112" calcext:value-type="float">
            <text:p>4.766112</text:p>
          </table:table-cell>
          <table:table-cell office:value-type="float" office:value="2.091097" calcext:value-type="float">
            <text:p>2.091097</text:p>
          </table:table-cell>
          <table:table-cell office:value-type="float" office:value="2.068581" calcext:value-type="float">
            <text:p>2.068581</text:p>
          </table:table-cell>
          <table:table-cell office:value-type="float" office:value="4.456907" calcext:value-type="float">
            <text:p>4.456907</text:p>
          </table:table-cell>
          <table:table-cell office:value-type="float" office:value="6.711925" calcext:value-type="float">
            <text:p>6.711925</text:p>
          </table:table-cell>
          <table:table-cell office:value-type="float" office:value="8.287104" calcext:value-type="float">
            <text:p>8.287104</text:p>
          </table:table-cell>
          <table:table-cell office:value-type="float" office:value="8.606193" calcext:value-type="float">
            <text:p>8.606193</text:p>
          </table:table-cell>
          <table:table-cell office:value-type="float" office:value="9.483937" calcext:value-type="float">
            <text:p>9.483937</text:p>
          </table:table-cell>
          <table:table-cell office:value-type="float" office:value="10.98667" calcext:value-type="float">
            <text:p>10.98667</text:p>
          </table:table-cell>
          <table:table-cell office:value-type="float" office:value="11.41308" calcext:value-type="float">
            <text:p>11.41308</text:p>
          </table:table-cell>
          <table:table-cell office:value-type="float" office:value="0" calcext:value-type="float">
            <text:p>0</text:p>
          </table:table-cell>
          <table:table-cell office:value-type="float" office:value="7.346552" calcext:value-type="float">
            <text:p>7.34655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4.571896" calcext:value-type="float">
            <text:p>4.571896</text:p>
          </table:table-cell>
          <table:table-cell office:value-type="float" office:value="135.3089" calcext:value-type="float">
            <text:p>135.3089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4985" calcext:value-type="float">
            <text:p>34.498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30406" calcext:value-type="float">
            <text:p>7.030406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4386" calcext:value-type="float">
            <text:p>-0.007064386</text:p>
          </table:table-cell>
          <table:table-cell office:value-type="float" office:value="1167.192" calcext:value-type="float">
            <text:p>1167.192</text:p>
          </table:table-cell>
          <table:table-cell office:value-type="float" office:value="1.555518" calcext:value-type="float">
            <text:p>1.555518</text:p>
          </table:table-cell>
          <table:table-cell office:value-type="float" office:value="0" calcext:value-type="float">
            <text:p>0</text:p>
          </table:table-cell>
          <table:table-cell office:value-type="float" office:value="0.3946863" calcext:value-type="float">
            <text:p>0.3946863</text:p>
          </table:table-cell>
          <table:table-cell office:value-type="float" office:value="0.1882311" calcext:value-type="float">
            <text:p>0.1882311</text:p>
          </table:table-cell>
          <table:table-cell office:value-type="float" office:value="0.1528412" calcext:value-type="float">
            <text:p>0.1528412</text:p>
          </table:table-cell>
          <table:table-cell office:value-type="float" office:value="0.04313123" calcext:value-type="float">
            <text:p>0.04313123</text:p>
          </table:table-cell>
          <table:table-cell office:value-type="float" office:value="0.03660676" calcext:value-type="float">
            <text:p>0.03660676</text:p>
          </table:table-cell>
          <table:table-cell office:value-type="float" office:value="0.02065309" calcext:value-type="float">
            <text:p>0.02065309</text:p>
          </table:table-cell>
          <table:table-cell office:value-type="float" office:value="0.02865581" calcext:value-type="float">
            <text:p>0.02865581</text:p>
          </table:table-cell>
          <table:table-cell office:value-type="float" office:value="0.07302426" calcext:value-type="float">
            <text:p>0.07302426</text:p>
          </table:table-cell>
          <table:table-cell office:value-type="float" office:value="0.1325731" calcext:value-type="float">
            <text:p>0.1325731</text:p>
          </table:table-cell>
          <table:table-cell office:value-type="float" office:value="0.1487734" calcext:value-type="float">
            <text:p>0.1487734</text:p>
          </table:table-cell>
          <table:table-cell office:value-type="float" office:value="0.151632" calcext:value-type="float">
            <text:p>0.151632</text:p>
          </table:table-cell>
          <table:table-cell office:value-type="float" office:value="0.1614949" calcext:value-type="float">
            <text:p>0.1614949</text:p>
          </table:table-cell>
          <table:table-cell office:value-type="float" office:value="0.1770013" calcext:value-type="float">
            <text:p>0.1770013</text:p>
          </table:table-cell>
          <table:table-cell office:value-type="float" office:value="0.1817422" calcext:value-type="float">
            <text:p>0.1817422</text:p>
          </table:table-cell>
          <table:table-cell office:value-type="float" office:value="0" calcext:value-type="float">
            <text:p>0</text:p>
          </table:table-cell>
          <table:table-cell office:value-type="float" office:value="27.31051" calcext:value-type="float">
            <text:p>27.31051</text:p>
          </table:table-cell>
          <table:table-cell office:value-type="float" office:value="22.80444" calcext:value-type="float">
            <text:p>22.80444</text:p>
          </table:table-cell>
          <table:table-cell office:value-type="float" office:value="20.61572" calcext:value-type="float">
            <text:p>20.61572</text:p>
          </table:table-cell>
          <table:table-cell office:value-type="float" office:value="5.82128" calcext:value-type="float">
            <text:p>5.82128</text:p>
          </table:table-cell>
          <table:table-cell office:value-type="float" office:value="4.764394" calcext:value-type="float">
            <text:p>4.764394</text:p>
          </table:table-cell>
          <table:table-cell office:value-type="float" office:value="2.091598" calcext:value-type="float">
            <text:p>2.091598</text:p>
          </table:table-cell>
          <table:table-cell office:value-type="float" office:value="2.070415" calcext:value-type="float">
            <text:p>2.070415</text:p>
          </table:table-cell>
          <table:table-cell office:value-type="float" office:value="4.460141" calcext:value-type="float">
            <text:p>4.460141</text:p>
          </table:table-cell>
          <table:table-cell office:value-type="float" office:value="6.716953" calcext:value-type="float">
            <text:p>6.716953</text:p>
          </table:table-cell>
          <table:table-cell office:value-type="float" office:value="8.291738" calcext:value-type="float">
            <text:p>8.291738</text:p>
          </table:table-cell>
          <table:table-cell office:value-type="float" office:value="8.611623" calcext:value-type="float">
            <text:p>8.611623</text:p>
          </table:table-cell>
          <table:table-cell office:value-type="float" office:value="9.488663" calcext:value-type="float">
            <text:p>9.488663</text:p>
          </table:table-cell>
          <table:table-cell office:value-type="float" office:value="10.9897" calcext:value-type="float">
            <text:p>10.9897</text:p>
          </table:table-cell>
          <table:table-cell office:value-type="float" office:value="11.41805" calcext:value-type="float">
            <text:p>11.41805</text:p>
          </table:table-cell>
          <table:table-cell office:value-type="float" office:value="0" calcext:value-type="float">
            <text:p>0</text:p>
          </table:table-cell>
          <table:table-cell office:value-type="float" office:value="10.23269" calcext:value-type="float">
            <text:p>10.23269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4.565834" calcext:value-type="float">
            <text:p>4.565834</text:p>
          </table:table-cell>
          <table:table-cell office:value-type="float" office:value="135.3093" calcext:value-type="float">
            <text:p>135.3093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51248" calcext:value-type="float">
            <text:p>34.51248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30542" calcext:value-type="float">
            <text:p>7.03054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4369" calcext:value-type="float">
            <text:p>-0.007064369</text:p>
          </table:table-cell>
          <table:table-cell office:value-type="float" office:value="1167.182" calcext:value-type="float">
            <text:p>1167.182</text:p>
          </table:table-cell>
          <table:table-cell office:value-type="float" office:value="1.561497" calcext:value-type="float">
            <text:p>1.561497</text:p>
          </table:table-cell>
          <table:table-cell office:value-type="float" office:value="0" calcext:value-type="float">
            <text:p>0</text:p>
          </table:table-cell>
          <table:table-cell office:value-type="float" office:value="0.3576843" calcext:value-type="float">
            <text:p>0.3576843</text:p>
          </table:table-cell>
          <table:table-cell office:value-type="float" office:value="0.1834695" calcext:value-type="float">
            <text:p>0.1834695</text:p>
          </table:table-cell>
          <table:table-cell office:value-type="float" office:value="0.1558108" calcext:value-type="float">
            <text:p>0.1558108</text:p>
          </table:table-cell>
          <table:table-cell office:value-type="float" office:value="0.04299277" calcext:value-type="float">
            <text:p>0.04299277</text:p>
          </table:table-cell>
          <table:table-cell office:value-type="float" office:value="0.03671186" calcext:value-type="float">
            <text:p>0.03671186</text:p>
          </table:table-cell>
          <table:table-cell office:value-type="float" office:value="0.02063198" calcext:value-type="float">
            <text:p>0.02063198</text:p>
          </table:table-cell>
          <table:table-cell office:value-type="float" office:value="0.02861379" calcext:value-type="float">
            <text:p>0.02861379</text:p>
          </table:table-cell>
          <table:table-cell office:value-type="float" office:value="0.07296748" calcext:value-type="float">
            <text:p>0.07296748</text:p>
          </table:table-cell>
          <table:table-cell office:value-type="float" office:value="0.1325468" calcext:value-type="float">
            <text:p>0.1325468</text:p>
          </table:table-cell>
          <table:table-cell office:value-type="float" office:value="0.14879" calcext:value-type="float">
            <text:p>0.14879</text:p>
          </table:table-cell>
          <table:table-cell office:value-type="float" office:value="0.1516802" calcext:value-type="float">
            <text:p>0.1516802</text:p>
          </table:table-cell>
          <table:table-cell office:value-type="float" office:value="0.1615345" calcext:value-type="float">
            <text:p>0.1615345</text:p>
          </table:table-cell>
          <table:table-cell office:value-type="float" office:value="0.1770362" calcext:value-type="float">
            <text:p>0.1770362</text:p>
          </table:table-cell>
          <table:table-cell office:value-type="float" office:value="0.1817751" calcext:value-type="float">
            <text:p>0.1817751</text:p>
          </table:table-cell>
          <table:table-cell office:value-type="float" office:value="0" calcext:value-type="float">
            <text:p>0</text:p>
          </table:table-cell>
          <table:table-cell office:value-type="float" office:value="27.35668" calcext:value-type="float">
            <text:p>27.35668</text:p>
          </table:table-cell>
          <table:table-cell office:value-type="float" office:value="22.7914" calcext:value-type="float">
            <text:p>22.7914</text:p>
          </table:table-cell>
          <table:table-cell office:value-type="float" office:value="20.60567" calcext:value-type="float">
            <text:p>20.60567</text:p>
          </table:table-cell>
          <table:table-cell office:value-type="float" office:value="5.818634" calcext:value-type="float">
            <text:p>5.818634</text:p>
          </table:table-cell>
          <table:table-cell office:value-type="float" office:value="4.762737" calcext:value-type="float">
            <text:p>4.762737</text:p>
          </table:table-cell>
          <table:table-cell office:value-type="float" office:value="2.092081" calcext:value-type="float">
            <text:p>2.092081</text:p>
          </table:table-cell>
          <table:table-cell office:value-type="float" office:value="2.072217" calcext:value-type="float">
            <text:p>2.072217</text:p>
          </table:table-cell>
          <table:table-cell office:value-type="float" office:value="4.463343" calcext:value-type="float">
            <text:p>4.463343</text:p>
          </table:table-cell>
          <table:table-cell office:value-type="float" office:value="6.721946" calcext:value-type="float">
            <text:p>6.721946</text:p>
          </table:table-cell>
          <table:table-cell office:value-type="float" office:value="8.296368" calcext:value-type="float">
            <text:p>8.296368</text:p>
          </table:table-cell>
          <table:table-cell office:value-type="float" office:value="8.617053" calcext:value-type="float">
            <text:p>8.617053</text:p>
          </table:table-cell>
          <table:table-cell office:value-type="float" office:value="9.49339" calcext:value-type="float">
            <text:p>9.49339</text:p>
          </table:table-cell>
          <table:table-cell office:value-type="float" office:value="10.99272" calcext:value-type="float">
            <text:p>10.99272</text:p>
          </table:table-cell>
          <table:table-cell office:value-type="float" office:value="11.42497" calcext:value-type="float">
            <text:p>11.42497</text:p>
          </table:table-cell>
          <table:table-cell office:value-type="float" office:value="0" calcext:value-type="float">
            <text:p>0</text:p>
          </table:table-cell>
          <table:table-cell office:value-type="float" office:value="13.40867" calcext:value-type="float">
            <text:p>13.40867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4.555068" calcext:value-type="float">
            <text:p>4.555068</text:p>
          </table:table-cell>
          <table:table-cell office:value-type="float" office:value="135.3105" calcext:value-type="float">
            <text:p>135.3105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5266" calcext:value-type="float">
            <text:p>34.526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31886" calcext:value-type="float">
            <text:p>7.031886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4203" calcext:value-type="float">
            <text:p>-0.007064203</text:p>
          </table:table-cell>
          <table:table-cell office:value-type="float" office:value="1167.173" calcext:value-type="float">
            <text:p>1167.173</text:p>
          </table:table-cell>
          <table:table-cell office:value-type="float" office:value="1.576337" calcext:value-type="float">
            <text:p>1.576337</text:p>
          </table:table-cell>
          <table:table-cell office:value-type="float" office:value="0" calcext:value-type="float">
            <text:p>0</text:p>
          </table:table-cell>
          <table:table-cell office:value-type="float" office:value="0.4739673" calcext:value-type="float">
            <text:p>0.4739673</text:p>
          </table:table-cell>
          <table:table-cell office:value-type="float" office:value="0.1993732" calcext:value-type="float">
            <text:p>0.1993732</text:p>
          </table:table-cell>
          <table:table-cell office:value-type="float" office:value="0.1668486" calcext:value-type="float">
            <text:p>0.1668486</text:p>
          </table:table-cell>
          <table:table-cell office:value-type="float" office:value="0.04617806" calcext:value-type="float">
            <text:p>0.04617806</text:p>
          </table:table-cell>
          <table:table-cell office:value-type="float" office:value="0.03759669" calcext:value-type="float">
            <text:p>0.03759669</text:p>
          </table:table-cell>
          <table:table-cell office:value-type="float" office:value="0.02072559" calcext:value-type="float">
            <text:p>0.02072559</text:p>
          </table:table-cell>
          <table:table-cell office:value-type="float" office:value="0.02839288" calcext:value-type="float">
            <text:p>0.02839288</text:p>
          </table:table-cell>
          <table:table-cell office:value-type="float" office:value="0.07293475" calcext:value-type="float">
            <text:p>0.07293475</text:p>
          </table:table-cell>
          <table:table-cell office:value-type="float" office:value="0.1325327" calcext:value-type="float">
            <text:p>0.1325327</text:p>
          </table:table-cell>
          <table:table-cell office:value-type="float" office:value="0.148808" calcext:value-type="float">
            <text:p>0.148808</text:p>
          </table:table-cell>
          <table:table-cell office:value-type="float" office:value="0.1517285" calcext:value-type="float">
            <text:p>0.1517285</text:p>
          </table:table-cell>
          <table:table-cell office:value-type="float" office:value="0.1615822" calcext:value-type="float">
            <text:p>0.1615822</text:p>
          </table:table-cell>
          <table:table-cell office:value-type="float" office:value="0.17707" calcext:value-type="float">
            <text:p>0.17707</text:p>
          </table:table-cell>
          <table:table-cell office:value-type="float" office:value="0.1818085" calcext:value-type="float">
            <text:p>0.1818085</text:p>
          </table:table-cell>
          <table:table-cell office:value-type="float" office:value="0" calcext:value-type="float">
            <text:p>0</text:p>
          </table:table-cell>
          <table:table-cell office:value-type="float" office:value="27.41901" calcext:value-type="float">
            <text:p>27.41901</text:p>
          </table:table-cell>
          <table:table-cell office:value-type="float" office:value="22.77604" calcext:value-type="float">
            <text:p>22.77604</text:p>
          </table:table-cell>
          <table:table-cell office:value-type="float" office:value="20.59751" calcext:value-type="float">
            <text:p>20.59751</text:p>
          </table:table-cell>
          <table:table-cell office:value-type="float" office:value="5.816211" calcext:value-type="float">
            <text:p>5.816211</text:p>
          </table:table-cell>
          <table:table-cell office:value-type="float" office:value="4.761209" calcext:value-type="float">
            <text:p>4.761209</text:p>
          </table:table-cell>
          <table:table-cell office:value-type="float" office:value="2.092566" calcext:value-type="float">
            <text:p>2.092566</text:p>
          </table:table-cell>
          <table:table-cell office:value-type="float" office:value="2.073936" calcext:value-type="float">
            <text:p>2.073936</text:p>
          </table:table-cell>
          <table:table-cell office:value-type="float" office:value="4.466546" calcext:value-type="float">
            <text:p>4.466546</text:p>
          </table:table-cell>
          <table:table-cell office:value-type="float" office:value="6.726928" calcext:value-type="float">
            <text:p>6.726928</text:p>
          </table:table-cell>
          <table:table-cell office:value-type="float" office:value="8.301003" calcext:value-type="float">
            <text:p>8.301003</text:p>
          </table:table-cell>
          <table:table-cell office:value-type="float" office:value="8.622483" calcext:value-type="float">
            <text:p>8.622483</text:p>
          </table:table-cell>
          <table:table-cell office:value-type="float" office:value="9.498071" calcext:value-type="float">
            <text:p>9.498071</text:p>
          </table:table-cell>
          <table:table-cell office:value-type="float" office:value="10.99574" calcext:value-type="float">
            <text:p>10.99574</text:p>
          </table:table-cell>
          <table:table-cell office:value-type="float" office:value="11.43591" calcext:value-type="float">
            <text:p>11.43591</text:p>
          </table:table-cell>
          <table:table-cell office:value-type="float" office:value="0" calcext:value-type="float">
            <text:p>0</text:p>
          </table:table-cell>
          <table:table-cell office:value-type="float" office:value="25.00246" calcext:value-type="float">
            <text:p>25.0024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4.549748" calcext:value-type="float">
            <text:p>4.549748</text:p>
          </table:table-cell>
          <table:table-cell office:value-type="float" office:value="135.3108" calcext:value-type="float">
            <text:p>135.310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54185" calcext:value-type="float">
            <text:p>34.5418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36329" calcext:value-type="float">
            <text:p>7.036329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3654" calcext:value-type="float">
            <text:p>-0.007063654</text:p>
          </table:table-cell>
          <table:table-cell office:value-type="float" office:value="1167.164" calcext:value-type="float">
            <text:p>1167.164</text:p>
          </table:table-cell>
          <table:table-cell office:value-type="float" office:value="1.580973" calcext:value-type="float">
            <text:p>1.580973</text:p>
          </table:table-cell>
          <table:table-cell office:value-type="float" office:value="0" calcext:value-type="float">
            <text:p>0</text:p>
          </table:table-cell>
          <table:table-cell office:value-type="float" office:value="0.3592633" calcext:value-type="float">
            <text:p>0.3592633</text:p>
          </table:table-cell>
          <table:table-cell office:value-type="float" office:value="0.2451913" calcext:value-type="float">
            <text:p>0.2451913</text:p>
          </table:table-cell>
          <table:table-cell office:value-type="float" office:value="0.1687762" calcext:value-type="float">
            <text:p>0.1687762</text:p>
          </table:table-cell>
          <table:table-cell office:value-type="float" office:value="0.04883917" calcext:value-type="float">
            <text:p>0.04883917</text:p>
          </table:table-cell>
          <table:table-cell office:value-type="float" office:value="0.03741089" calcext:value-type="float">
            <text:p>0.03741089</text:p>
          </table:table-cell>
          <table:table-cell office:value-type="float" office:value="0.02092448" calcext:value-type="float">
            <text:p>0.02092448</text:p>
          </table:table-cell>
          <table:table-cell office:value-type="float" office:value="0.02527075" calcext:value-type="float">
            <text:p>0.02527075</text:p>
          </table:table-cell>
          <table:table-cell office:value-type="float" office:value="0.07294874" calcext:value-type="float">
            <text:p>0.07294874</text:p>
          </table:table-cell>
          <table:table-cell office:value-type="float" office:value="0.1325348" calcext:value-type="float">
            <text:p>0.1325348</text:p>
          </table:table-cell>
          <table:table-cell office:value-type="float" office:value="0.1488279" calcext:value-type="float">
            <text:p>0.1488279</text:p>
          </table:table-cell>
          <table:table-cell office:value-type="float" office:value="0.1517767" calcext:value-type="float">
            <text:p>0.1517767</text:p>
          </table:table-cell>
          <table:table-cell office:value-type="float" office:value="0.1616104" calcext:value-type="float">
            <text:p>0.1616104</text:p>
          </table:table-cell>
          <table:table-cell office:value-type="float" office:value="0.1771003" calcext:value-type="float">
            <text:p>0.1771003</text:p>
          </table:table-cell>
          <table:table-cell office:value-type="float" office:value="0.181842" calcext:value-type="float">
            <text:p>0.181842</text:p>
          </table:table-cell>
          <table:table-cell office:value-type="float" office:value="0" calcext:value-type="float">
            <text:p>0</text:p>
          </table:table-cell>
          <table:table-cell office:value-type="float" office:value="27.5165" calcext:value-type="float">
            <text:p>27.5165</text:p>
          </table:table-cell>
          <table:table-cell office:value-type="float" office:value="22.77603" calcext:value-type="float">
            <text:p>22.77603</text:p>
          </table:table-cell>
          <table:table-cell office:value-type="float" office:value="20.59213" calcext:value-type="float">
            <text:p>20.59213</text:p>
          </table:table-cell>
          <table:table-cell office:value-type="float" office:value="5.814654" calcext:value-type="float">
            <text:p>5.814654</text:p>
          </table:table-cell>
          <table:table-cell office:value-type="float" office:value="4.759976" calcext:value-type="float">
            <text:p>4.759976</text:p>
          </table:table-cell>
          <table:table-cell office:value-type="float" office:value="2.093093" calcext:value-type="float">
            <text:p>2.093093</text:p>
          </table:table-cell>
          <table:table-cell office:value-type="float" office:value="2.075423" calcext:value-type="float">
            <text:p>2.075423</text:p>
          </table:table-cell>
          <table:table-cell office:value-type="float" office:value="4.469749" calcext:value-type="float">
            <text:p>4.469749</text:p>
          </table:table-cell>
          <table:table-cell office:value-type="float" office:value="6.73191" calcext:value-type="float">
            <text:p>6.73191</text:p>
          </table:table-cell>
          <table:table-cell office:value-type="float" office:value="8.305634" calcext:value-type="float">
            <text:p>8.305634</text:p>
          </table:table-cell>
          <table:table-cell office:value-type="float" office:value="8.627913" calcext:value-type="float">
            <text:p>8.627913</text:p>
          </table:table-cell>
          <table:table-cell office:value-type="float" office:value="9.502717" calcext:value-type="float">
            <text:p>9.502717</text:p>
          </table:table-cell>
          <table:table-cell office:value-type="float" office:value="10.99877" calcext:value-type="float">
            <text:p>10.99877</text:p>
          </table:table-cell>
          <table:table-cell office:value-type="float" office:value="11.43869" calcext:value-type="float">
            <text:p>11.43869</text:p>
          </table:table-cell>
          <table:table-cell office:value-type="float" office:value="0" calcext:value-type="float">
            <text:p>0</text:p>
          </table:table-cell>
          <table:table-cell office:value-type="float" office:value="11.53272" calcext:value-type="float">
            <text:p>11.5327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4.544004" calcext:value-type="float">
            <text:p>4.544004</text:p>
          </table:table-cell>
          <table:table-cell office:value-type="float" office:value="135.3113" calcext:value-type="float">
            <text:p>135.3113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55649" calcext:value-type="float">
            <text:p>34.5564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38822" calcext:value-type="float">
            <text:p>7.038822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3354" calcext:value-type="float">
            <text:p>-0.007063354</text:p>
          </table:table-cell>
          <table:table-cell office:value-type="float" office:value="1167.155" calcext:value-type="float">
            <text:p>1167.155</text:p>
          </table:table-cell>
          <table:table-cell office:value-type="float" office:value="1.586219" calcext:value-type="float">
            <text:p>1.586219</text:p>
          </table:table-cell>
          <table:table-cell office:value-type="float" office:value="0" calcext:value-type="float">
            <text:p>0</text:p>
          </table:table-cell>
          <table:table-cell office:value-type="float" office:value="0.3558138" calcext:value-type="float">
            <text:p>0.3558138</text:p>
          </table:table-cell>
          <table:table-cell office:value-type="float" office:value="0.2090187" calcext:value-type="float">
            <text:p>0.2090187</text:p>
          </table:table-cell>
          <table:table-cell office:value-type="float" office:value="0.1612985" calcext:value-type="float">
            <text:p>0.1612985</text:p>
          </table:table-cell>
          <table:table-cell office:value-type="float" office:value="0.04455876" calcext:value-type="float">
            <text:p>0.04455876</text:p>
          </table:table-cell>
          <table:table-cell office:value-type="float" office:value="0.03611723" calcext:value-type="float">
            <text:p>0.03611723</text:p>
          </table:table-cell>
          <table:table-cell office:value-type="float" office:value="0.02088519" calcext:value-type="float">
            <text:p>0.02088519</text:p>
          </table:table-cell>
          <table:table-cell office:value-type="float" office:value="0.02692566" calcext:value-type="float">
            <text:p>0.02692566</text:p>
          </table:table-cell>
          <table:table-cell office:value-type="float" office:value="0.07293393" calcext:value-type="float">
            <text:p>0.07293393</text:p>
          </table:table-cell>
          <table:table-cell office:value-type="float" office:value="0.132547" calcext:value-type="float">
            <text:p>0.132547</text:p>
          </table:table-cell>
          <table:table-cell office:value-type="float" office:value="0.1488517" calcext:value-type="float">
            <text:p>0.1488517</text:p>
          </table:table-cell>
          <table:table-cell office:value-type="float" office:value="0.151825" calcext:value-type="float">
            <text:p>0.151825</text:p>
          </table:table-cell>
          <table:table-cell office:value-type="float" office:value="0.1616468" calcext:value-type="float">
            <text:p>0.1616468</text:p>
          </table:table-cell>
          <table:table-cell office:value-type="float" office:value="0.1771323" calcext:value-type="float">
            <text:p>0.1771323</text:p>
          </table:table-cell>
          <table:table-cell office:value-type="float" office:value="0.1818745" calcext:value-type="float">
            <text:p>0.1818745</text:p>
          </table:table-cell>
          <table:table-cell office:value-type="float" office:value="0" calcext:value-type="float">
            <text:p>0</text:p>
          </table:table-cell>
          <table:table-cell office:value-type="float" office:value="27.56195" calcext:value-type="float">
            <text:p>27.56195</text:p>
          </table:table-cell>
          <table:table-cell office:value-type="float" office:value="22.77582" calcext:value-type="float">
            <text:p>22.77582</text:p>
          </table:table-cell>
          <table:table-cell office:value-type="float" office:value="20.58568" calcext:value-type="float">
            <text:p>20.58568</text:p>
          </table:table-cell>
          <table:table-cell office:value-type="float" office:value="5.81312" calcext:value-type="float">
            <text:p>5.81312</text:p>
          </table:table-cell>
          <table:table-cell office:value-type="float" office:value="4.758239" calcext:value-type="float">
            <text:p>4.758239</text:p>
          </table:table-cell>
          <table:table-cell office:value-type="float" office:value="2.093684" calcext:value-type="float">
            <text:p>2.093684</text:p>
          </table:table-cell>
          <table:table-cell office:value-type="float" office:value="2.076756" calcext:value-type="float">
            <text:p>2.076756</text:p>
          </table:table-cell>
          <table:table-cell office:value-type="float" office:value="4.472952" calcext:value-type="float">
            <text:p>4.472952</text:p>
          </table:table-cell>
          <table:table-cell office:value-type="float" office:value="6.736892" calcext:value-type="float">
            <text:p>6.736892</text:p>
          </table:table-cell>
          <table:table-cell office:value-type="float" office:value="8.310265" calcext:value-type="float">
            <text:p>8.310265</text:p>
          </table:table-cell>
          <table:table-cell office:value-type="float" office:value="8.633334" calcext:value-type="float">
            <text:p>8.633334</text:p>
          </table:table-cell>
          <table:table-cell office:value-type="float" office:value="9.507369" calcext:value-type="float">
            <text:p>9.507369</text:p>
          </table:table-cell>
          <table:table-cell office:value-type="float" office:value="11.00179" calcext:value-type="float">
            <text:p>11.00179</text:p>
          </table:table-cell>
          <table:table-cell office:value-type="float" office:value="11.44123" calcext:value-type="float">
            <text:p>11.44123</text:p>
          </table:table-cell>
          <table:table-cell office:value-type="float" office:value="0" calcext:value-type="float">
            <text:p>0</text:p>
          </table:table-cell>
          <table:table-cell office:value-type="float" office:value="12.64759" calcext:value-type="float">
            <text:p>12.64759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4.539263" calcext:value-type="float">
            <text:p>4.539263</text:p>
          </table:table-cell>
          <table:table-cell office:value-type="float" office:value="135.3116" calcext:value-type="float">
            <text:p>135.3116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57058" calcext:value-type="float">
            <text:p>34.57058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42271" calcext:value-type="float">
            <text:p>7.042271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292" calcext:value-type="float">
            <text:p>-0.00706292</text:p>
          </table:table-cell>
          <table:table-cell office:value-type="float" office:value="1167.146" calcext:value-type="float">
            <text:p>1167.146</text:p>
          </table:table-cell>
          <table:table-cell office:value-type="float" office:value="1.58993" calcext:value-type="float">
            <text:p>1.58993</text:p>
          </table:table-cell>
          <table:table-cell office:value-type="float" office:value="0" calcext:value-type="float">
            <text:p>0</text:p>
          </table:table-cell>
          <table:table-cell office:value-type="float" office:value="0.3572212" calcext:value-type="float">
            <text:p>0.3572212</text:p>
          </table:table-cell>
          <table:table-cell office:value-type="float" office:value="0.1971715" calcext:value-type="float">
            <text:p>0.1971715</text:p>
          </table:table-cell>
          <table:table-cell office:value-type="float" office:value="0.1548949" calcext:value-type="float">
            <text:p>0.1548949</text:p>
          </table:table-cell>
          <table:table-cell office:value-type="float" office:value="0.04349037" calcext:value-type="float">
            <text:p>0.04349037</text:p>
          </table:table-cell>
          <table:table-cell office:value-type="float" office:value="0.03555792" calcext:value-type="float">
            <text:p>0.03555792</text:p>
          </table:table-cell>
          <table:table-cell office:value-type="float" office:value="0.02081656" calcext:value-type="float">
            <text:p>0.02081656</text:p>
          </table:table-cell>
          <table:table-cell office:value-type="float" office:value="0.02683933" calcext:value-type="float">
            <text:p>0.02683933</text:p>
          </table:table-cell>
          <table:table-cell office:value-type="float" office:value="0.07292573" calcext:value-type="float">
            <text:p>0.07292573</text:p>
          </table:table-cell>
          <table:table-cell office:value-type="float" office:value="0.1325634" calcext:value-type="float">
            <text:p>0.1325634</text:p>
          </table:table-cell>
          <table:table-cell office:value-type="float" office:value="0.1488775" calcext:value-type="float">
            <text:p>0.1488775</text:p>
          </table:table-cell>
          <table:table-cell office:value-type="float" office:value="0.1518741" calcext:value-type="float">
            <text:p>0.1518741</text:p>
          </table:table-cell>
          <table:table-cell office:value-type="float" office:value="0.1616779" calcext:value-type="float">
            <text:p>0.1616779</text:p>
          </table:table-cell>
          <table:table-cell office:value-type="float" office:value="0.1771657" calcext:value-type="float">
            <text:p>0.1771657</text:p>
          </table:table-cell>
          <table:table-cell office:value-type="float" office:value="0.1819059" calcext:value-type="float">
            <text:p>0.1819059</text:p>
          </table:table-cell>
          <table:table-cell office:value-type="float" office:value="0" calcext:value-type="float">
            <text:p>0</text:p>
          </table:table-cell>
          <table:table-cell office:value-type="float" office:value="27.59923" calcext:value-type="float">
            <text:p>27.59923</text:p>
          </table:table-cell>
          <table:table-cell office:value-type="float" office:value="22.76838" calcext:value-type="float">
            <text:p>22.76838</text:p>
          </table:table-cell>
          <table:table-cell office:value-type="float" office:value="20.57669" calcext:value-type="float">
            <text:p>20.57669</text:p>
          </table:table-cell>
          <table:table-cell office:value-type="float" office:value="5.810652" calcext:value-type="float">
            <text:p>5.810652</text:p>
          </table:table-cell>
          <table:table-cell office:value-type="float" office:value="4.756176" calcext:value-type="float">
            <text:p>4.756176</text:p>
          </table:table-cell>
          <table:table-cell office:value-type="float" office:value="2.094249" calcext:value-type="float">
            <text:p>2.094249</text:p>
          </table:table-cell>
          <table:table-cell office:value-type="float" office:value="2.078296" calcext:value-type="float">
            <text:p>2.078296</text:p>
          </table:table-cell>
          <table:table-cell office:value-type="float" office:value="4.476155" calcext:value-type="float">
            <text:p>4.476155</text:p>
          </table:table-cell>
          <table:table-cell office:value-type="float" office:value="6.741875" calcext:value-type="float">
            <text:p>6.741875</text:p>
          </table:table-cell>
          <table:table-cell office:value-type="float" office:value="8.314898" calcext:value-type="float">
            <text:p>8.314898</text:p>
          </table:table-cell>
          <table:table-cell office:value-type="float" office:value="8.638707" calcext:value-type="float">
            <text:p>8.638707</text:p>
          </table:table-cell>
          <table:table-cell office:value-type="float" office:value="9.512025" calcext:value-type="float">
            <text:p>9.512025</text:p>
          </table:table-cell>
          <table:table-cell office:value-type="float" office:value="11.00482" calcext:value-type="float">
            <text:p>11.00482</text:p>
          </table:table-cell>
          <table:table-cell office:value-type="float" office:value="11.4421" calcext:value-type="float">
            <text:p>11.4421</text:p>
          </table:table-cell>
          <table:table-cell office:value-type="float" office:value="0" calcext:value-type="float">
            <text:p>0</text:p>
          </table:table-cell>
          <table:table-cell office:value-type="float" office:value="12.64214" calcext:value-type="float">
            <text:p>12.64214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4.534013" calcext:value-type="float">
            <text:p>4.534013</text:p>
          </table:table-cell>
          <table:table-cell office:value-type="float" office:value="135.3122" calcext:value-type="float">
            <text:p>135.3122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5844" calcext:value-type="float">
            <text:p>34.5844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44423" calcext:value-type="float">
            <text:p>7.044423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2652" calcext:value-type="float">
            <text:p>-0.007062652</text:p>
          </table:table-cell>
          <table:table-cell office:value-type="float" office:value="1167.136" calcext:value-type="float">
            <text:p>1167.136</text:p>
          </table:table-cell>
          <table:table-cell office:value-type="float" office:value="1.594246" calcext:value-type="float">
            <text:p>1.594246</text:p>
          </table:table-cell>
          <table:table-cell office:value-type="float" office:value="0" calcext:value-type="float">
            <text:p>0</text:p>
          </table:table-cell>
          <table:table-cell office:value-type="float" office:value="0.3049678" calcext:value-type="float">
            <text:p>0.3049678</text:p>
          </table:table-cell>
          <table:table-cell office:value-type="float" office:value="0.1938976" calcext:value-type="float">
            <text:p>0.1938976</text:p>
          </table:table-cell>
          <table:table-cell office:value-type="float" office:value="0.1557925" calcext:value-type="float">
            <text:p>0.1557925</text:p>
          </table:table-cell>
          <table:table-cell office:value-type="float" office:value="0.04313741" calcext:value-type="float">
            <text:p>0.04313741</text:p>
          </table:table-cell>
          <table:table-cell office:value-type="float" office:value="0.03552514" calcext:value-type="float">
            <text:p>0.03552514</text:p>
          </table:table-cell>
          <table:table-cell office:value-type="float" office:value="0.02072096" calcext:value-type="float">
            <text:p>0.02072096</text:p>
          </table:table-cell>
          <table:table-cell office:value-type="float" office:value="0.02700481" calcext:value-type="float">
            <text:p>0.02700481</text:p>
          </table:table-cell>
          <table:table-cell office:value-type="float" office:value="0.07290684" calcext:value-type="float">
            <text:p>0.07290684</text:p>
          </table:table-cell>
          <table:table-cell office:value-type="float" office:value="0.1325797" calcext:value-type="float">
            <text:p>0.1325797</text:p>
          </table:table-cell>
          <table:table-cell office:value-type="float" office:value="0.1489048" calcext:value-type="float">
            <text:p>0.1489048</text:p>
          </table:table-cell>
          <table:table-cell office:value-type="float" office:value="0.1519235" calcext:value-type="float">
            <text:p>0.1519235</text:p>
          </table:table-cell>
          <table:table-cell office:value-type="float" office:value="0.1617142" calcext:value-type="float">
            <text:p>0.1617142</text:p>
          </table:table-cell>
          <table:table-cell office:value-type="float" office:value="0.1772007" calcext:value-type="float">
            <text:p>0.1772007</text:p>
          </table:table-cell>
          <table:table-cell office:value-type="float" office:value="0.1819371" calcext:value-type="float">
            <text:p>0.1819371</text:p>
          </table:table-cell>
          <table:table-cell office:value-type="float" office:value="0" calcext:value-type="float">
            <text:p>0</text:p>
          </table:table-cell>
          <table:table-cell office:value-type="float" office:value="27.62826" calcext:value-type="float">
            <text:p>27.62826</text:p>
          </table:table-cell>
          <table:table-cell office:value-type="float" office:value="22.75906" calcext:value-type="float">
            <text:p>22.75906</text:p>
          </table:table-cell>
          <table:table-cell office:value-type="float" office:value="20.56651" calcext:value-type="float">
            <text:p>20.56651</text:p>
          </table:table-cell>
          <table:table-cell office:value-type="float" office:value="5.807929" calcext:value-type="float">
            <text:p>5.807929</text:p>
          </table:table-cell>
          <table:table-cell office:value-type="float" office:value="4.753954" calcext:value-type="float">
            <text:p>4.753954</text:p>
          </table:table-cell>
          <table:table-cell office:value-type="float" office:value="2.094786" calcext:value-type="float">
            <text:p>2.094786</text:p>
          </table:table-cell>
          <table:table-cell office:value-type="float" office:value="2.07992" calcext:value-type="float">
            <text:p>2.07992</text:p>
          </table:table-cell>
          <table:table-cell office:value-type="float" office:value="4.479357" calcext:value-type="float">
            <text:p>4.479357</text:p>
          </table:table-cell>
          <table:table-cell office:value-type="float" office:value="6.746814" calcext:value-type="float">
            <text:p>6.746814</text:p>
          </table:table-cell>
          <table:table-cell office:value-type="float" office:value="8.319529" calcext:value-type="float">
            <text:p>8.319529</text:p>
          </table:table-cell>
          <table:table-cell office:value-type="float" office:value="8.644081" calcext:value-type="float">
            <text:p>8.644081</text:p>
          </table:table-cell>
          <table:table-cell office:value-type="float" office:value="9.516672" calcext:value-type="float">
            <text:p>9.516672</text:p>
          </table:table-cell>
          <table:table-cell office:value-type="float" office:value="11.00784" calcext:value-type="float">
            <text:p>11.00784</text:p>
          </table:table-cell>
          <table:table-cell office:value-type="float" office:value="11.44658" calcext:value-type="float">
            <text:p>11.44658</text:p>
          </table:table-cell>
          <table:table-cell office:value-type="float" office:value="0" calcext:value-type="float">
            <text:p>0</text:p>
          </table:table-cell>
          <table:table-cell office:value-type="float" office:value="13.63161" calcext:value-type="float">
            <text:p>13.63161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4.52617" calcext:value-type="float">
            <text:p>4.52617</text:p>
          </table:table-cell>
          <table:table-cell office:value-type="float" office:value="135.313" calcext:value-type="float">
            <text:p>135.313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59859" calcext:value-type="float">
            <text:p>34.5985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45543" calcext:value-type="float">
            <text:p>7.045543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2515" calcext:value-type="float">
            <text:p>-0.007062515</text:p>
          </table:table-cell>
          <table:table-cell office:value-type="float" office:value="1167.127" calcext:value-type="float">
            <text:p>1167.127</text:p>
          </table:table-cell>
          <table:table-cell office:value-type="float" office:value="1.603223" calcext:value-type="float">
            <text:p>1.603223</text:p>
          </table:table-cell>
          <table:table-cell office:value-type="float" office:value="0" calcext:value-type="float">
            <text:p>0</text:p>
          </table:table-cell>
          <table:table-cell office:value-type="float" office:value="0.4167207" calcext:value-type="float">
            <text:p>0.4167207</text:p>
          </table:table-cell>
          <table:table-cell office:value-type="float" office:value="0.214545" calcext:value-type="float">
            <text:p>0.214545</text:p>
          </table:table-cell>
          <table:table-cell office:value-type="float" office:value="0.1666764" calcext:value-type="float">
            <text:p>0.1666764</text:p>
          </table:table-cell>
          <table:table-cell office:value-type="float" office:value="0.04376924" calcext:value-type="float">
            <text:p>0.04376924</text:p>
          </table:table-cell>
          <table:table-cell office:value-type="float" office:value="0.03615793" calcext:value-type="float">
            <text:p>0.03615793</text:p>
          </table:table-cell>
          <table:table-cell office:value-type="float" office:value="0.02070712" calcext:value-type="float">
            <text:p>0.02070712</text:p>
          </table:table-cell>
          <table:table-cell office:value-type="float" office:value="0.02782219" calcext:value-type="float">
            <text:p>0.02782219</text:p>
          </table:table-cell>
          <table:table-cell office:value-type="float" office:value="0.07289454" calcext:value-type="float">
            <text:p>0.07289454</text:p>
          </table:table-cell>
          <table:table-cell office:value-type="float" office:value="0.1325957" calcext:value-type="float">
            <text:p>0.1325957</text:p>
          </table:table-cell>
          <table:table-cell office:value-type="float" office:value="0.148933" calcext:value-type="float">
            <text:p>0.148933</text:p>
          </table:table-cell>
          <table:table-cell office:value-type="float" office:value="0.1519729" calcext:value-type="float">
            <text:p>0.1519729</text:p>
          </table:table-cell>
          <table:table-cell office:value-type="float" office:value="0.161761" calcext:value-type="float">
            <text:p>0.161761</text:p>
          </table:table-cell>
          <table:table-cell office:value-type="float" office:value="0.1772343" calcext:value-type="float">
            <text:p>0.1772343</text:p>
          </table:table-cell>
          <table:table-cell office:value-type="float" office:value="0.1819691" calcext:value-type="float">
            <text:p>0.1819691</text:p>
          </table:table-cell>
          <table:table-cell office:value-type="float" office:value="0" calcext:value-type="float">
            <text:p>0</text:p>
          </table:table-cell>
          <table:table-cell office:value-type="float" office:value="27.67856" calcext:value-type="float">
            <text:p>27.67856</text:p>
          </table:table-cell>
          <table:table-cell office:value-type="float" office:value="22.7513" calcext:value-type="float">
            <text:p>22.7513</text:p>
          </table:table-cell>
          <table:table-cell office:value-type="float" office:value="20.55782" calcext:value-type="float">
            <text:p>20.55782</text:p>
          </table:table-cell>
          <table:table-cell office:value-type="float" office:value="5.805209" calcext:value-type="float">
            <text:p>5.805209</text:p>
          </table:table-cell>
          <table:table-cell office:value-type="float" office:value="4.751816" calcext:value-type="float">
            <text:p>4.751816</text:p>
          </table:table-cell>
          <table:table-cell office:value-type="float" office:value="2.095306" calcext:value-type="float">
            <text:p>2.095306</text:p>
          </table:table-cell>
          <table:table-cell office:value-type="float" office:value="2.081568" calcext:value-type="float">
            <text:p>2.081568</text:p>
          </table:table-cell>
          <table:table-cell office:value-type="float" office:value="4.48256" calcext:value-type="float">
            <text:p>4.48256</text:p>
          </table:table-cell>
          <table:table-cell office:value-type="float" office:value="6.75175" calcext:value-type="float">
            <text:p>6.75175</text:p>
          </table:table-cell>
          <table:table-cell office:value-type="float" office:value="8.324161" calcext:value-type="float">
            <text:p>8.324161</text:p>
          </table:table-cell>
          <table:table-cell office:value-type="float" office:value="8.649455" calcext:value-type="float">
            <text:p>8.649455</text:p>
          </table:table-cell>
          <table:table-cell office:value-type="float" office:value="9.521324" calcext:value-type="float">
            <text:p>9.521324</text:p>
          </table:table-cell>
          <table:table-cell office:value-type="float" office:value="11.01086" calcext:value-type="float">
            <text:p>11.01086</text:p>
          </table:table-cell>
          <table:table-cell office:value-type="float" office:value="11.45042" calcext:value-type="float">
            <text:p>11.45042</text:p>
          </table:table-cell>
          <table:table-cell office:value-type="float" office:value="0" calcext:value-type="float">
            <text:p>0</text:p>
          </table:table-cell>
          <table:table-cell office:value-type="float" office:value="16.7525" calcext:value-type="float">
            <text:p>16.7525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4.519926" calcext:value-type="float">
            <text:p>4.519926</text:p>
          </table:table-cell>
          <table:table-cell office:value-type="float" office:value="135.3137" calcext:value-type="float">
            <text:p>135.313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61327" calcext:value-type="float">
            <text:p>34.6132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46993" calcext:value-type="float">
            <text:p>7.046993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2329" calcext:value-type="float">
            <text:p>-0.007062329</text:p>
          </table:table-cell>
          <table:table-cell office:value-type="float" office:value="1167.118" calcext:value-type="float">
            <text:p>1167.118</text:p>
          </table:table-cell>
          <table:table-cell office:value-type="float" office:value="1.609448" calcext:value-type="float">
            <text:p>1.609448</text:p>
          </table:table-cell>
          <table:table-cell office:value-type="float" office:value="0" calcext:value-type="float">
            <text:p>0</text:p>
          </table:table-cell>
          <table:table-cell office:value-type="float" office:value="0.4328671" calcext:value-type="float">
            <text:p>0.4328671</text:p>
          </table:table-cell>
          <table:table-cell office:value-type="float" office:value="0.2117294" calcext:value-type="float">
            <text:p>0.2117294</text:p>
          </table:table-cell>
          <table:table-cell office:value-type="float" office:value="0.1653305" calcext:value-type="float">
            <text:p>0.1653305</text:p>
          </table:table-cell>
          <table:table-cell office:value-type="float" office:value="0.04371008" calcext:value-type="float">
            <text:p>0.04371008</text:p>
          </table:table-cell>
          <table:table-cell office:value-type="float" office:value="0.03663626" calcext:value-type="float">
            <text:p>0.03663626</text:p>
          </table:table-cell>
          <table:table-cell office:value-type="float" office:value="0.02075619" calcext:value-type="float">
            <text:p>0.02075619</text:p>
          </table:table-cell>
          <table:table-cell office:value-type="float" office:value="0.02789475" calcext:value-type="float">
            <text:p>0.02789475</text:p>
          </table:table-cell>
          <table:table-cell office:value-type="float" office:value="0.0729257" calcext:value-type="float">
            <text:p>0.0729257</text:p>
          </table:table-cell>
          <table:table-cell office:value-type="float" office:value="0.1326187" calcext:value-type="float">
            <text:p>0.1326187</text:p>
          </table:table-cell>
          <table:table-cell office:value-type="float" office:value="0.1489624" calcext:value-type="float">
            <text:p>0.1489624</text:p>
          </table:table-cell>
          <table:table-cell office:value-type="float" office:value="0.1520233" calcext:value-type="float">
            <text:p>0.1520233</text:p>
          </table:table-cell>
          <table:table-cell office:value-type="float" office:value="0.1617977" calcext:value-type="float">
            <text:p>0.1617977</text:p>
          </table:table-cell>
          <table:table-cell office:value-type="float" office:value="0.1772663" calcext:value-type="float">
            <text:p>0.1772663</text:p>
          </table:table-cell>
          <table:table-cell office:value-type="float" office:value="0.1820014" calcext:value-type="float">
            <text:p>0.1820014</text:p>
          </table:table-cell>
          <table:table-cell office:value-type="float" office:value="0" calcext:value-type="float">
            <text:p>0</text:p>
          </table:table-cell>
          <table:table-cell office:value-type="float" office:value="27.75212" calcext:value-type="float">
            <text:p>27.75212</text:p>
          </table:table-cell>
          <table:table-cell office:value-type="float" office:value="22.74599" calcext:value-type="float">
            <text:p>22.74599</text:p>
          </table:table-cell>
          <table:table-cell office:value-type="float" office:value="20.55222" calcext:value-type="float">
            <text:p>20.55222</text:p>
          </table:table-cell>
          <table:table-cell office:value-type="float" office:value="5.802726" calcext:value-type="float">
            <text:p>5.802726</text:p>
          </table:table-cell>
          <table:table-cell office:value-type="float" office:value="4.750078" calcext:value-type="float">
            <text:p>4.750078</text:p>
          </table:table-cell>
          <table:table-cell office:value-type="float" office:value="2.095829" calcext:value-type="float">
            <text:p>2.095829</text:p>
          </table:table-cell>
          <table:table-cell office:value-type="float" office:value="2.083287" calcext:value-type="float">
            <text:p>2.083287</text:p>
          </table:table-cell>
          <table:table-cell office:value-type="float" office:value="4.485763" calcext:value-type="float">
            <text:p>4.485763</text:p>
          </table:table-cell>
          <table:table-cell office:value-type="float" office:value="6.756687" calcext:value-type="float">
            <text:p>6.756687</text:p>
          </table:table-cell>
          <table:table-cell office:value-type="float" office:value="8.328794" calcext:value-type="float">
            <text:p>8.328794</text:p>
          </table:table-cell>
          <table:table-cell office:value-type="float" office:value="8.654828" calcext:value-type="float">
            <text:p>8.654828</text:p>
          </table:table-cell>
          <table:table-cell office:value-type="float" office:value="9.525975" calcext:value-type="float">
            <text:p>9.525975</text:p>
          </table:table-cell>
          <table:table-cell office:value-type="float" office:value="11.01389" calcext:value-type="float">
            <text:p>11.01389</text:p>
          </table:table-cell>
          <table:table-cell office:value-type="float" office:value="11.45186" calcext:value-type="float">
            <text:p>11.45186</text:p>
          </table:table-cell>
          <table:table-cell office:value-type="float" office:value="0" calcext:value-type="float">
            <text:p>0</text:p>
          </table:table-cell>
          <table:table-cell office:value-type="float" office:value="14.63607" calcext:value-type="float">
            <text:p>14.63607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4.51338" calcext:value-type="float">
            <text:p>4.51338</text:p>
          </table:table-cell>
          <table:table-cell office:value-type="float" office:value="135.3144" calcext:value-type="float">
            <text:p>135.3144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62763" calcext:value-type="float">
            <text:p>34.6276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48507" calcext:value-type="float">
            <text:p>7.04850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2139" calcext:value-type="float">
            <text:p>-0.007062139</text:p>
          </table:table-cell>
          <table:table-cell office:value-type="float" office:value="1167.109" calcext:value-type="float">
            <text:p>1167.109</text:p>
          </table:table-cell>
          <table:table-cell office:value-type="float" office:value="1.616059" calcext:value-type="float">
            <text:p>1.616059</text:p>
          </table:table-cell>
          <table:table-cell office:value-type="float" office:value="0" calcext:value-type="float">
            <text:p>0</text:p>
          </table:table-cell>
          <table:table-cell office:value-type="float" office:value="0.3674377" calcext:value-type="float">
            <text:p>0.3674377</text:p>
          </table:table-cell>
          <table:table-cell office:value-type="float" office:value="0.2056363" calcext:value-type="float">
            <text:p>0.2056363</text:p>
          </table:table-cell>
          <table:table-cell office:value-type="float" office:value="0.1643471" calcext:value-type="float">
            <text:p>0.1643471</text:p>
          </table:table-cell>
          <table:table-cell office:value-type="float" office:value="0.04347797" calcext:value-type="float">
            <text:p>0.04347797</text:p>
          </table:table-cell>
          <table:table-cell office:value-type="float" office:value="0.03643626" calcext:value-type="float">
            <text:p>0.03643626</text:p>
          </table:table-cell>
          <table:table-cell office:value-type="float" office:value="0.02071445" calcext:value-type="float">
            <text:p>0.02071445</text:p>
          </table:table-cell>
          <table:table-cell office:value-type="float" office:value="0.02793471" calcext:value-type="float">
            <text:p>0.02793471</text:p>
          </table:table-cell>
          <table:table-cell office:value-type="float" office:value="0.07294071" calcext:value-type="float">
            <text:p>0.07294071</text:p>
          </table:table-cell>
          <table:table-cell office:value-type="float" office:value="0.1326486" calcext:value-type="float">
            <text:p>0.1326486</text:p>
          </table:table-cell>
          <table:table-cell office:value-type="float" office:value="0.1489938" calcext:value-type="float">
            <text:p>0.1489938</text:p>
          </table:table-cell>
          <table:table-cell office:value-type="float" office:value="0.1520737" calcext:value-type="float">
            <text:p>0.1520737</text:p>
          </table:table-cell>
          <table:table-cell office:value-type="float" office:value="0.1618318" calcext:value-type="float">
            <text:p>0.1618318</text:p>
          </table:table-cell>
          <table:table-cell office:value-type="float" office:value="0.1773003" calcext:value-type="float">
            <text:p>0.1773003</text:p>
          </table:table-cell>
          <table:table-cell office:value-type="float" office:value="0.1820327" calcext:value-type="float">
            <text:p>0.1820327</text:p>
          </table:table-cell>
          <table:table-cell office:value-type="float" office:value="0" calcext:value-type="float">
            <text:p>0</text:p>
          </table:table-cell>
          <table:table-cell office:value-type="float" office:value="27.80977" calcext:value-type="float">
            <text:p>27.80977</text:p>
          </table:table-cell>
          <table:table-cell office:value-type="float" office:value="22.7396" calcext:value-type="float">
            <text:p>22.7396</text:p>
          </table:table-cell>
          <table:table-cell office:value-type="float" office:value="20.54544" calcext:value-type="float">
            <text:p>20.54544</text:p>
          </table:table-cell>
          <table:table-cell office:value-type="float" office:value="5.800176" calcext:value-type="float">
            <text:p>5.800176</text:p>
          </table:table-cell>
          <table:table-cell office:value-type="float" office:value="4.748351" calcext:value-type="float">
            <text:p>4.748351</text:p>
          </table:table-cell>
          <table:table-cell office:value-type="float" office:value="2.096345" calcext:value-type="float">
            <text:p>2.096345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4.488966" calcext:value-type="float">
            <text:p>4.488966</text:p>
          </table:table-cell>
          <table:table-cell office:value-type="float" office:value="6.761623" calcext:value-type="float">
            <text:p>6.761623</text:p>
          </table:table-cell>
          <table:table-cell office:value-type="float" office:value="8.333425" calcext:value-type="float">
            <text:p>8.333425</text:p>
          </table:table-cell>
          <table:table-cell office:value-type="float" office:value="8.660202" calcext:value-type="float">
            <text:p>8.660202</text:p>
          </table:table-cell>
          <table:table-cell office:value-type="float" office:value="9.530627" calcext:value-type="float">
            <text:p>9.530627</text:p>
          </table:table-cell>
          <table:table-cell office:value-type="float" office:value="11.01685" calcext:value-type="float">
            <text:p>11.01685</text:p>
          </table:table-cell>
          <table:table-cell office:value-type="float" office:value="11.45615" calcext:value-type="float">
            <text:p>11.45615</text:p>
          </table:table-cell>
          <table:table-cell office:value-type="float" office:value="0" calcext:value-type="float">
            <text:p>0</text:p>
          </table:table-cell>
          <table:table-cell office:value-type="float" office:value="16.15469" calcext:value-type="float">
            <text:p>16.15469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4.501489" calcext:value-type="float">
            <text:p>4.501489</text:p>
          </table:table-cell>
          <table:table-cell office:value-type="float" office:value="135.3158" calcext:value-type="float">
            <text:p>135.315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64272" calcext:value-type="float">
            <text:p>34.64272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49357" calcext:value-type="float">
            <text:p>7.04935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062032" calcext:value-type="float">
            <text:p>-0.007062032</text:p>
          </table:table-cell>
          <table:table-cell office:value-type="float" office:value="1167.1" calcext:value-type="float">
            <text:p>1167.1</text:p>
          </table:table-cell>
          <table:table-cell office:value-type="float" office:value="1.63264" calcext:value-type="float">
            <text:p>1.63264</text:p>
          </table:table-cell>
          <table:table-cell office:value-type="float" office:value="0" calcext:value-type="float">
            <text:p>0</text:p>
          </table:table-cell>
          <table:table-cell office:value-type="float" office:value="0.5463317" calcext:value-type="float">
            <text:p>0.5463317</text:p>
          </table:table-cell>
          <table:table-cell office:value-type="float" office:value="0.2409337" calcext:value-type="float">
            <text:p>0.2409337</text:p>
          </table:table-cell>
          <table:table-cell office:value-type="float" office:value="0.1844036" calcext:value-type="float">
            <text:p>0.1844036</text:p>
          </table:table-cell>
          <table:table-cell office:value-type="float" office:value="0.0451352" calcext:value-type="float">
            <text:p>0.0451352</text:p>
          </table:table-cell>
          <table:table-cell office:value-type="float" office:value="0.03799433" calcext:value-type="float">
            <text:p>0.03799433</text:p>
          </table:table-cell>
          <table:table-cell office:value-type="float" office:value="0.0208734" calcext:value-type="float">
            <text:p>0.0208734</text:p>
          </table:table-cell>
          <table:table-cell office:value-type="float" office:value="0.02826061" calcext:value-type="float">
            <text:p>0.02826061</text:p>
          </table:table-cell>
          <table:table-cell office:value-type="float" office:value="0.0729611" calcext:value-type="float">
            <text:p>0.0729611</text:p>
          </table:table-cell>
          <table:table-cell office:value-type="float" office:value="0.132679" calcext:value-type="float">
            <text:p>0.132679</text:p>
          </table:table-cell>
          <table:table-cell office:value-type="float" office:value="0.1490267" calcext:value-type="float">
            <text:p>0.1490267</text:p>
          </table:table-cell>
          <table:table-cell office:value-type="float" office:value="0.1521244" calcext:value-type="float">
            <text:p>0.1521244</text:p>
          </table:table-cell>
          <table:table-cell office:value-type="float" office:value="0.1618813" calcext:value-type="float">
            <text:p>0.1618813</text:p>
          </table:table-cell>
          <table:table-cell office:value-type="float" office:value="0.177332" calcext:value-type="float">
            <text:p>0.177332</text:p>
          </table:table-cell>
          <table:table-cell office:value-type="float" office:value="0.1820646" calcext:value-type="float">
            <text:p>0.1820646</text:p>
          </table:table-cell>
          <table:table-cell office:value-type="float" office:value="0" calcext:value-type="float">
            <text:p>0</text:p>
          </table:table-cell>
          <table:table-cell office:value-type="float" office:value="27.9002" calcext:value-type="float">
            <text:p>27.9002</text:p>
          </table:table-cell>
          <table:table-cell office:value-type="float" office:value="22.73801" calcext:value-type="float">
            <text:p>22.73801</text:p>
          </table:table-cell>
          <table:table-cell office:value-type="float" office:value="20.54253" calcext:value-type="float">
            <text:p>20.54253</text:p>
          </table:table-cell>
          <table:table-cell office:value-type="float" office:value="5.797837" calcext:value-type="float">
            <text:p>5.797837</text:p>
          </table:table-cell>
          <table:table-cell office:value-type="float" office:value="4.746836" calcext:value-type="float">
            <text:p>4.746836</text:p>
          </table:table-cell>
          <table:table-cell office:value-type="float" office:value="2.096861" calcext:value-type="float">
            <text:p>2.096861</text:p>
          </table:table-cell>
          <table:table-cell office:value-type="float" office:value="2.08671" calcext:value-type="float">
            <text:p>2.08671</text:p>
          </table:table-cell>
          <table:table-cell office:value-type="float" office:value="4.492167" calcext:value-type="float">
            <text:p>4.492167</text:p>
          </table:table-cell>
          <table:table-cell office:value-type="float" office:value="6.76656" calcext:value-type="float">
            <text:p>6.76656</text:p>
          </table:table-cell>
          <table:table-cell office:value-type="float" office:value="8.338057" calcext:value-type="float">
            <text:p>8.338057</text:p>
          </table:table-cell>
          <table:table-cell office:value-type="float" office:value="8.665575" calcext:value-type="float">
            <text:p>8.665575</text:p>
          </table:table-cell>
          <table:table-cell office:value-type="float" office:value="9.535278" calcext:value-type="float">
            <text:p>9.535278</text:p>
          </table:table-cell>
          <table:table-cell office:value-type="float" office:value="11.0198" calcext:value-type="float">
            <text:p>11.0198</text:p>
          </table:table-cell>
          <table:table-cell office:value-type="float" office:value="11.45848" calcext:value-type="float">
            <text:p>11.45848</text:p>
          </table:table-cell>
          <table:table-cell office:value-type="float" office:value="0" calcext:value-type="float">
            <text:p>0</text:p>
          </table:table-cell>
          <table:table-cell office:value-type="float" office:value="25.16713" calcext:value-type="float">
            <text:p>25.16713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4.495004" calcext:value-type="float">
            <text:p>4.495004</text:p>
          </table:table-cell>
          <table:table-cell office:value-type="float" office:value="135.3165" calcext:value-type="float">
            <text:p>135.3165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65813" calcext:value-type="float">
            <text:p>34.6581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1104" calcext:value-type="float">
            <text:p>7.05110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165306" calcext:value-type="float">
            <text:p>-0.007165306</text:p>
          </table:table-cell>
          <table:table-cell office:value-type="float" office:value="1167.092" calcext:value-type="float">
            <text:p>1167.092</text:p>
          </table:table-cell>
          <table:table-cell office:value-type="float" office:value="1.638844" calcext:value-type="float">
            <text:p>1.638844</text:p>
          </table:table-cell>
          <table:table-cell office:value-type="float" office:value="0" calcext:value-type="float">
            <text:p>0</text:p>
          </table:table-cell>
          <table:table-cell office:value-type="float" office:value="0.7921818" calcext:value-type="float">
            <text:p>0.7921818</text:p>
          </table:table-cell>
          <table:table-cell office:value-type="float" office:value="0.2288327" calcext:value-type="float">
            <text:p>0.2288327</text:p>
          </table:table-cell>
          <table:table-cell office:value-type="float" office:value="0.1713031" calcext:value-type="float">
            <text:p>0.1713031</text:p>
          </table:table-cell>
          <table:table-cell office:value-type="float" office:value="0.04437897" calcext:value-type="float">
            <text:p>0.04437897</text:p>
          </table:table-cell>
          <table:table-cell office:value-type="float" office:value="0.03749207" calcext:value-type="float">
            <text:p>0.03749207</text:p>
          </table:table-cell>
          <table:table-cell office:value-type="float" office:value="0.02089947" calcext:value-type="float">
            <text:p>0.02089947</text:p>
          </table:table-cell>
          <table:table-cell office:value-type="float" office:value="0.02819628" calcext:value-type="float">
            <text:p>0.02819628</text:p>
          </table:table-cell>
          <table:table-cell office:value-type="float" office:value="0.07302589" calcext:value-type="float">
            <text:p>0.07302589</text:p>
          </table:table-cell>
          <table:table-cell office:value-type="float" office:value="0.13272" calcext:value-type="float">
            <text:p>0.13272</text:p>
          </table:table-cell>
          <table:table-cell office:value-type="float" office:value="0.149061" calcext:value-type="float">
            <text:p>0.149061</text:p>
          </table:table-cell>
          <table:table-cell office:value-type="float" office:value="0.1521761" calcext:value-type="float">
            <text:p>0.1521761</text:p>
          </table:table-cell>
          <table:table-cell office:value-type="float" office:value="0.1619273" calcext:value-type="float">
            <text:p>0.1619273</text:p>
          </table:table-cell>
          <table:table-cell office:value-type="float" office:value="0.1774651" calcext:value-type="float">
            <text:p>0.1774651</text:p>
          </table:table-cell>
          <table:table-cell office:value-type="float" office:value="0.1820579" calcext:value-type="float">
            <text:p>0.1820579</text:p>
          </table:table-cell>
          <table:table-cell office:value-type="float" office:value="0" calcext:value-type="float">
            <text:p>0</text:p>
          </table:table-cell>
          <table:table-cell office:value-type="float" office:value="28.00429" calcext:value-type="float">
            <text:p>28.00429</text:p>
          </table:table-cell>
          <table:table-cell office:value-type="float" office:value="22.73789" calcext:value-type="float">
            <text:p>22.73789</text:p>
          </table:table-cell>
          <table:table-cell office:value-type="float" office:value="20.54109" calcext:value-type="float">
            <text:p>20.54109</text:p>
          </table:table-cell>
          <table:table-cell office:value-type="float" office:value="5.795803" calcext:value-type="float">
            <text:p>5.795803</text:p>
          </table:table-cell>
          <table:table-cell office:value-type="float" office:value="4.745682" calcext:value-type="float">
            <text:p>4.745682</text:p>
          </table:table-cell>
          <table:table-cell office:value-type="float" office:value="2.097414" calcext:value-type="float">
            <text:p>2.097414</text:p>
          </table:table-cell>
          <table:table-cell office:value-type="float" office:value="2.088447" calcext:value-type="float">
            <text:p>2.088447</text:p>
          </table:table-cell>
          <table:table-cell office:value-type="float" office:value="4.495371" calcext:value-type="float">
            <text:p>4.495371</text:p>
          </table:table-cell>
          <table:table-cell office:value-type="float" office:value="6.771496" calcext:value-type="float">
            <text:p>6.771496</text:p>
          </table:table-cell>
          <table:table-cell office:value-type="float" office:value="8.34269" calcext:value-type="float">
            <text:p>8.34269</text:p>
          </table:table-cell>
          <table:table-cell office:value-type="float" office:value="8.670949" calcext:value-type="float">
            <text:p>8.670949</text:p>
          </table:table-cell>
          <table:table-cell office:value-type="float" office:value="9.539919" calcext:value-type="float">
            <text:p>9.539919</text:p>
          </table:table-cell>
          <table:table-cell office:value-type="float" office:value="11.02283" calcext:value-type="float">
            <text:p>11.02283</text:p>
          </table:table-cell>
          <table:table-cell office:value-type="float" office:value="11.45677" calcext:value-type="float">
            <text:p>11.45677</text:p>
          </table:table-cell>
          <table:table-cell office:value-type="float" office:value="0" calcext:value-type="float">
            <text:p>0</text:p>
          </table:table-cell>
          <table:table-cell office:value-type="float" office:value="19.30218" calcext:value-type="float">
            <text:p>19.30218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4.489936" calcext:value-type="float">
            <text:p>4.489936</text:p>
          </table:table-cell>
          <table:table-cell office:value-type="float" office:value="135.317" calcext:value-type="float">
            <text:p>135.31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67301" calcext:value-type="float">
            <text:p>34.6730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1304" calcext:value-type="float">
            <text:p>7.05130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320109" calcext:value-type="float">
            <text:p>-0.007320109</text:p>
          </table:table-cell>
          <table:table-cell office:value-type="float" office:value="1167.083" calcext:value-type="float">
            <text:p>1167.083</text:p>
          </table:table-cell>
          <table:table-cell office:value-type="float" office:value="1.643029" calcext:value-type="float">
            <text:p>1.643029</text:p>
          </table:table-cell>
          <table:table-cell office:value-type="float" office:value="0" calcext:value-type="float">
            <text:p>0</text:p>
          </table:table-cell>
          <table:table-cell office:value-type="float" office:value="0.5637916" calcext:value-type="float">
            <text:p>0.5637916</text:p>
          </table:table-cell>
          <table:table-cell office:value-type="float" office:value="0.2127172" calcext:value-type="float">
            <text:p>0.2127172</text:p>
          </table:table-cell>
          <table:table-cell office:value-type="float" office:value="0.159067" calcext:value-type="float">
            <text:p>0.159067</text:p>
          </table:table-cell>
          <table:table-cell office:value-type="float" office:value="0.04309176" calcext:value-type="float">
            <text:p>0.04309176</text:p>
          </table:table-cell>
          <table:table-cell office:value-type="float" office:value="0.03637015" calcext:value-type="float">
            <text:p>0.03637015</text:p>
          </table:table-cell>
          <table:table-cell office:value-type="float" office:value="0.02066979" calcext:value-type="float">
            <text:p>0.02066979</text:p>
          </table:table-cell>
          <table:table-cell office:value-type="float" office:value="0.02836711" calcext:value-type="float">
            <text:p>0.02836711</text:p>
          </table:table-cell>
          <table:table-cell office:value-type="float" office:value="0.07301445" calcext:value-type="float">
            <text:p>0.07301445</text:p>
          </table:table-cell>
          <table:table-cell office:value-type="float" office:value="0.1327612" calcext:value-type="float">
            <text:p>0.1327612</text:p>
          </table:table-cell>
          <table:table-cell office:value-type="float" office:value="0.1490976" calcext:value-type="float">
            <text:p>0.1490976</text:p>
          </table:table-cell>
          <table:table-cell office:value-type="float" office:value="0.1522284" calcext:value-type="float">
            <text:p>0.1522284</text:p>
          </table:table-cell>
          <table:table-cell office:value-type="float" office:value="0.1619628" calcext:value-type="float">
            <text:p>0.1619628</text:p>
          </table:table-cell>
          <table:table-cell office:value-type="float" office:value="0.1774258" calcext:value-type="float">
            <text:p>0.1774258</text:p>
          </table:table-cell>
          <table:table-cell office:value-type="float" office:value="0.1821058" calcext:value-type="float">
            <text:p>0.1821058</text:p>
          </table:table-cell>
          <table:table-cell office:value-type="float" office:value="0" calcext:value-type="float">
            <text:p>0</text:p>
          </table:table-cell>
          <table:table-cell office:value-type="float" office:value="28.08035" calcext:value-type="float">
            <text:p>28.08035</text:p>
          </table:table-cell>
          <table:table-cell office:value-type="float" office:value="22.73835" calcext:value-type="float">
            <text:p>22.73835</text:p>
          </table:table-cell>
          <table:table-cell office:value-type="float" office:value="20.53498" calcext:value-type="float">
            <text:p>20.53498</text:p>
          </table:table-cell>
          <table:table-cell office:value-type="float" office:value="5.793407" calcext:value-type="float">
            <text:p>5.793407</text:p>
          </table:table-cell>
          <table:table-cell office:value-type="float" office:value="4.744184" calcext:value-type="float">
            <text:p>4.744184</text:p>
          </table:table-cell>
          <table:table-cell office:value-type="float" office:value="2.097929" calcext:value-type="float">
            <text:p>2.097929</text:p>
          </table:table-cell>
          <table:table-cell office:value-type="float" office:value="2.090205" calcext:value-type="float">
            <text:p>2.090205</text:p>
          </table:table-cell>
          <table:table-cell office:value-type="float" office:value="4.498574" calcext:value-type="float">
            <text:p>4.498574</text:p>
          </table:table-cell>
          <table:table-cell office:value-type="float" office:value="6.776433" calcext:value-type="float">
            <text:p>6.776433</text:p>
          </table:table-cell>
          <table:table-cell office:value-type="float" office:value="8.347322" calcext:value-type="float">
            <text:p>8.347322</text:p>
          </table:table-cell>
          <table:table-cell office:value-type="float" office:value="8.676292" calcext:value-type="float">
            <text:p>8.676292</text:p>
          </table:table-cell>
          <table:table-cell office:value-type="float" office:value="9.544551" calcext:value-type="float">
            <text:p>9.544551</text:p>
          </table:table-cell>
          <table:table-cell office:value-type="float" office:value="11.02587" calcext:value-type="float">
            <text:p>11.02587</text:p>
          </table:table-cell>
          <table:table-cell office:value-type="float" office:value="11.45605" calcext:value-type="float">
            <text:p>11.45605</text:p>
          </table:table-cell>
          <table:table-cell office:value-type="float" office:value="0" calcext:value-type="float">
            <text:p>0</text:p>
          </table:table-cell>
          <table:table-cell office:value-type="float" office:value="15.09306" calcext:value-type="float">
            <text:p>15.0930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4.483869" calcext:value-type="float">
            <text:p>4.483869</text:p>
          </table:table-cell>
          <table:table-cell office:value-type="float" office:value="135.3177" calcext:value-type="float">
            <text:p>135.317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6873" calcext:value-type="float">
            <text:p>34.687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1707" calcext:value-type="float">
            <text:p>7.05170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467617" calcext:value-type="float">
            <text:p>-0.007467617</text:p>
          </table:table-cell>
          <table:table-cell office:value-type="float" office:value="1167.073" calcext:value-type="float">
            <text:p>1167.073</text:p>
          </table:table-cell>
          <table:table-cell office:value-type="float" office:value="1.648729" calcext:value-type="float">
            <text:p>1.648729</text:p>
          </table:table-cell>
          <table:table-cell office:value-type="float" office:value="0" calcext:value-type="float">
            <text:p>0</text:p>
          </table:table-cell>
          <table:table-cell office:value-type="float" office:value="0.4428245" calcext:value-type="float">
            <text:p>0.4428245</text:p>
          </table:table-cell>
          <table:table-cell office:value-type="float" office:value="0.1984862" calcext:value-type="float">
            <text:p>0.1984862</text:p>
          </table:table-cell>
          <table:table-cell office:value-type="float" office:value="0.1584607" calcext:value-type="float">
            <text:p>0.1584607</text:p>
          </table:table-cell>
          <table:table-cell office:value-type="float" office:value="0.04273157" calcext:value-type="float">
            <text:p>0.04273157</text:p>
          </table:table-cell>
          <table:table-cell office:value-type="float" office:value="0.03611665" calcext:value-type="float">
            <text:p>0.03611665</text:p>
          </table:table-cell>
          <table:table-cell office:value-type="float" office:value="0.02055926" calcext:value-type="float">
            <text:p>0.02055926</text:p>
          </table:table-cell>
          <table:table-cell office:value-type="float" office:value="0.02830857" calcext:value-type="float">
            <text:p>0.02830857</text:p>
          </table:table-cell>
          <table:table-cell office:value-type="float" office:value="0.07296699" calcext:value-type="float">
            <text:p>0.07296699</text:p>
          </table:table-cell>
          <table:table-cell office:value-type="float" office:value="0.1327891" calcext:value-type="float">
            <text:p>0.1327891</text:p>
          </table:table-cell>
          <table:table-cell office:value-type="float" office:value="0.1491342" calcext:value-type="float">
            <text:p>0.1491342</text:p>
          </table:table-cell>
          <table:table-cell office:value-type="float" office:value="0.1522805" calcext:value-type="float">
            <text:p>0.1522805</text:p>
          </table:table-cell>
          <table:table-cell office:value-type="float" office:value="0.1619992" calcext:value-type="float">
            <text:p>0.1619992</text:p>
          </table:table-cell>
          <table:table-cell office:value-type="float" office:value="0.1774364" calcext:value-type="float">
            <text:p>0.1774364</text:p>
          </table:table-cell>
          <table:table-cell office:value-type="float" office:value="0.1821446" calcext:value-type="float">
            <text:p>0.1821446</text:p>
          </table:table-cell>
          <table:table-cell office:value-type="float" office:value="0" calcext:value-type="float">
            <text:p>0</text:p>
          </table:table-cell>
          <table:table-cell office:value-type="float" office:value="28.14558" calcext:value-type="float">
            <text:p>28.14558</text:p>
          </table:table-cell>
          <table:table-cell office:value-type="float" office:value="22.73102" calcext:value-type="float">
            <text:p>22.73102</text:p>
          </table:table-cell>
          <table:table-cell office:value-type="float" office:value="20.52704" calcext:value-type="float">
            <text:p>20.52704</text:p>
          </table:table-cell>
          <table:table-cell office:value-type="float" office:value="5.790778" calcext:value-type="float">
            <text:p>5.790778</text:p>
          </table:table-cell>
          <table:table-cell office:value-type="float" office:value="4.742461" calcext:value-type="float">
            <text:p>4.742461</text:p>
          </table:table-cell>
          <table:table-cell office:value-type="float" office:value="2.098387" calcext:value-type="float">
            <text:p>2.098387</text:p>
          </table:table-cell>
          <table:table-cell office:value-type="float" office:value="2.091934" calcext:value-type="float">
            <text:p>2.091934</text:p>
          </table:table-cell>
          <table:table-cell office:value-type="float" office:value="4.501777" calcext:value-type="float">
            <text:p>4.501777</text:p>
          </table:table-cell>
          <table:table-cell office:value-type="float" office:value="6.781369" calcext:value-type="float">
            <text:p>6.781369</text:p>
          </table:table-cell>
          <table:table-cell office:value-type="float" office:value="8.351954" calcext:value-type="float">
            <text:p>8.351954</text:p>
          </table:table-cell>
          <table:table-cell office:value-type="float" office:value="8.681609" calcext:value-type="float">
            <text:p>8.681609</text:p>
          </table:table-cell>
          <table:table-cell office:value-type="float" office:value="9.549122" calcext:value-type="float">
            <text:p>9.549122</text:p>
          </table:table-cell>
          <table:table-cell office:value-type="float" office:value="11.0289" calcext:value-type="float">
            <text:p>11.0289</text:p>
          </table:table-cell>
          <table:table-cell office:value-type="float" office:value="11.46185" calcext:value-type="float">
            <text:p>11.46185</text:p>
          </table:table-cell>
          <table:table-cell office:value-type="float" office:value="0" calcext:value-type="float">
            <text:p>0</text:p>
          </table:table-cell>
          <table:table-cell office:value-type="float" office:value="15.18601" calcext:value-type="float">
            <text:p>15.18601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4.474381" calcext:value-type="float">
            <text:p>4.474381</text:p>
          </table:table-cell>
          <table:table-cell office:value-type="float" office:value="135.3189" calcext:value-type="float">
            <text:p>135.3189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70166" calcext:value-type="float">
            <text:p>34.7016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2815" calcext:value-type="float">
            <text:p>7.05281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494634" calcext:value-type="float">
            <text:p>-0.007494634</text:p>
          </table:table-cell>
          <table:table-cell office:value-type="float" office:value="1167.064" calcext:value-type="float">
            <text:p>1167.064</text:p>
          </table:table-cell>
          <table:table-cell office:value-type="float" office:value="1.66162" calcext:value-type="float">
            <text:p>1.66162</text:p>
          </table:table-cell>
          <table:table-cell office:value-type="float" office:value="0" calcext:value-type="float">
            <text:p>0</text:p>
          </table:table-cell>
          <table:table-cell office:value-type="float" office:value="0.5732393" calcext:value-type="float">
            <text:p>0.5732393</text:p>
          </table:table-cell>
          <table:table-cell office:value-type="float" office:value="0.2109343" calcext:value-type="float">
            <text:p>0.2109343</text:p>
          </table:table-cell>
          <table:table-cell office:value-type="float" office:value="0.1677106" calcext:value-type="float">
            <text:p>0.1677106</text:p>
          </table:table-cell>
          <table:table-cell office:value-type="float" office:value="0.04316693" calcext:value-type="float">
            <text:p>0.04316693</text:p>
          </table:table-cell>
          <table:table-cell office:value-type="float" office:value="0.03663194" calcext:value-type="float">
            <text:p>0.03663194</text:p>
          </table:table-cell>
          <table:table-cell office:value-type="float" office:value="0.02059689" calcext:value-type="float">
            <text:p>0.02059689</text:p>
          </table:table-cell>
          <table:table-cell office:value-type="float" office:value="0.02817687" calcext:value-type="float">
            <text:p>0.02817687</text:p>
          </table:table-cell>
          <table:table-cell office:value-type="float" office:value="0.07293899" calcext:value-type="float">
            <text:p>0.07293899</text:p>
          </table:table-cell>
          <table:table-cell office:value-type="float" office:value="0.1328099" calcext:value-type="float">
            <text:p>0.1328099</text:p>
          </table:table-cell>
          <table:table-cell office:value-type="float" office:value="0.1491702" calcext:value-type="float">
            <text:p>0.1491702</text:p>
          </table:table-cell>
          <table:table-cell office:value-type="float" office:value="0.1523323" calcext:value-type="float">
            <text:p>0.1523323</text:p>
          </table:table-cell>
          <table:table-cell office:value-type="float" office:value="0.1620391" calcext:value-type="float">
            <text:p>0.1620391</text:p>
          </table:table-cell>
          <table:table-cell office:value-type="float" office:value="0.1774671" calcext:value-type="float">
            <text:p>0.1774671</text:p>
          </table:table-cell>
          <table:table-cell office:value-type="float" office:value="0.1821802" calcext:value-type="float">
            <text:p>0.1821802</text:p>
          </table:table-cell>
          <table:table-cell office:value-type="float" office:value="0" calcext:value-type="float">
            <text:p>0</text:p>
          </table:table-cell>
          <table:table-cell office:value-type="float" office:value="28.22297" calcext:value-type="float">
            <text:p>28.22297</text:p>
          </table:table-cell>
          <table:table-cell office:value-type="float" office:value="22.72089" calcext:value-type="float">
            <text:p>22.72089</text:p>
          </table:table-cell>
          <table:table-cell office:value-type="float" office:value="20.52029" calcext:value-type="float">
            <text:p>20.52029</text:p>
          </table:table-cell>
          <table:table-cell office:value-type="float" office:value="5.788136" calcext:value-type="float">
            <text:p>5.788136</text:p>
          </table:table-cell>
          <table:table-cell office:value-type="float" office:value="4.740768" calcext:value-type="float">
            <text:p>4.740768</text:p>
          </table:table-cell>
          <table:table-cell office:value-type="float" office:value="2.098827" calcext:value-type="float">
            <text:p>2.098827</text:p>
          </table:table-cell>
          <table:table-cell office:value-type="float" office:value="2.093612" calcext:value-type="float">
            <text:p>2.093612</text:p>
          </table:table-cell>
          <table:table-cell office:value-type="float" office:value="4.504979" calcext:value-type="float">
            <text:p>4.504979</text:p>
          </table:table-cell>
          <table:table-cell office:value-type="float" office:value="6.786305" calcext:value-type="float">
            <text:p>6.786305</text:p>
          </table:table-cell>
          <table:table-cell office:value-type="float" office:value="8.356586" calcext:value-type="float">
            <text:p>8.356586</text:p>
          </table:table-cell>
          <table:table-cell office:value-type="float" office:value="8.686926" calcext:value-type="float">
            <text:p>8.686926</text:p>
          </table:table-cell>
          <table:table-cell office:value-type="float" office:value="9.553695" calcext:value-type="float">
            <text:p>9.553695</text:p>
          </table:table-cell>
          <table:table-cell office:value-type="float" office:value="11.03192" calcext:value-type="float">
            <text:p>11.03192</text:p>
          </table:table-cell>
          <table:table-cell office:value-type="float" office:value="11.46751" calcext:value-type="float">
            <text:p>11.46751</text:p>
          </table:table-cell>
          <table:table-cell office:value-type="float" office:value="0" calcext:value-type="float">
            <text:p>0</text:p>
          </table:table-cell>
          <table:table-cell office:value-type="float" office:value="23.78036" calcext:value-type="float">
            <text:p>23.7803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4.468127" calcext:value-type="float">
            <text:p>4.468127</text:p>
          </table:table-cell>
          <table:table-cell office:value-type="float" office:value="135.3196" calcext:value-type="float">
            <text:p>135.3196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71633" calcext:value-type="float">
            <text:p>34.71633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3488" calcext:value-type="float">
            <text:p>7.053488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49454" calcext:value-type="float">
            <text:p>-0.00749454</text:p>
          </table:table-cell>
          <table:table-cell office:value-type="float" office:value="1167.055" calcext:value-type="float">
            <text:p>1167.055</text:p>
          </table:table-cell>
          <table:table-cell office:value-type="float" office:value="1.66757" calcext:value-type="float">
            <text:p>1.66757</text:p>
          </table:table-cell>
          <table:table-cell office:value-type="float" office:value="0" calcext:value-type="float">
            <text:p>0</text:p>
          </table:table-cell>
          <table:table-cell office:value-type="float" office:value="0.472076" calcext:value-type="float">
            <text:p>0.472076</text:p>
          </table:table-cell>
          <table:table-cell office:value-type="float" office:value="0.2053266" calcext:value-type="float">
            <text:p>0.2053266</text:p>
          </table:table-cell>
          <table:table-cell office:value-type="float" office:value="0.1636627" calcext:value-type="float">
            <text:p>0.1636627</text:p>
          </table:table-cell>
          <table:table-cell office:value-type="float" office:value="0.0427564" calcext:value-type="float">
            <text:p>0.0427564</text:p>
          </table:table-cell>
          <table:table-cell office:value-type="float" office:value="0.03653666" calcext:value-type="float">
            <text:p>0.03653666</text:p>
          </table:table-cell>
          <table:table-cell office:value-type="float" office:value="0.02057755" calcext:value-type="float">
            <text:p>0.02057755</text:p>
          </table:table-cell>
          <table:table-cell office:value-type="float" office:value="0.02820805" calcext:value-type="float">
            <text:p>0.02820805</text:p>
          </table:table-cell>
          <table:table-cell office:value-type="float" office:value="0.07294673" calcext:value-type="float">
            <text:p>0.07294673</text:p>
          </table:table-cell>
          <table:table-cell office:value-type="float" office:value="0.1328342" calcext:value-type="float">
            <text:p>0.1328342</text:p>
          </table:table-cell>
          <table:table-cell office:value-type="float" office:value="0.1492057" calcext:value-type="float">
            <text:p>0.1492057</text:p>
          </table:table-cell>
          <table:table-cell office:value-type="float" office:value="0.1523841" calcext:value-type="float">
            <text:p>0.1523841</text:p>
          </table:table-cell>
          <table:table-cell office:value-type="float" office:value="0.1620732" calcext:value-type="float">
            <text:p>0.1620732</text:p>
          </table:table-cell>
          <table:table-cell office:value-type="float" office:value="0.1775014" calcext:value-type="float">
            <text:p>0.1775014</text:p>
          </table:table-cell>
          <table:table-cell office:value-type="float" office:value="0.1822143" calcext:value-type="float">
            <text:p>0.1822143</text:p>
          </table:table-cell>
          <table:table-cell office:value-type="float" office:value="0" calcext:value-type="float">
            <text:p>0</text:p>
          </table:table-cell>
          <table:table-cell office:value-type="float" office:value="28.31547" calcext:value-type="float">
            <text:p>28.31547</text:p>
          </table:table-cell>
          <table:table-cell office:value-type="float" office:value="22.71371" calcext:value-type="float">
            <text:p>22.71371</text:p>
          </table:table-cell>
          <table:table-cell office:value-type="float" office:value="20.51466" calcext:value-type="float">
            <text:p>20.51466</text:p>
          </table:table-cell>
          <table:table-cell office:value-type="float" office:value="5.785558" calcext:value-type="float">
            <text:p>5.785558</text:p>
          </table:table-cell>
          <table:table-cell office:value-type="float" office:value="4.73923" calcext:value-type="float">
            <text:p>4.73923</text:p>
          </table:table-cell>
          <table:table-cell office:value-type="float" office:value="2.099274" calcext:value-type="float">
            <text:p>2.099274</text:p>
          </table:table-cell>
          <table:table-cell office:value-type="float" office:value="2.09528" calcext:value-type="float">
            <text:p>2.09528</text:p>
          </table:table-cell>
          <table:table-cell office:value-type="float" office:value="4.508181" calcext:value-type="float">
            <text:p>4.508181</text:p>
          </table:table-cell>
          <table:table-cell office:value-type="float" office:value="6.791234" calcext:value-type="float">
            <text:p>6.791234</text:p>
          </table:table-cell>
          <table:table-cell office:value-type="float" office:value="8.361217" calcext:value-type="float">
            <text:p>8.361217</text:p>
          </table:table-cell>
          <table:table-cell office:value-type="float" office:value="8.692243" calcext:value-type="float">
            <text:p>8.692243</text:p>
          </table:table-cell>
          <table:table-cell office:value-type="float" office:value="9.558273" calcext:value-type="float">
            <text:p>9.558273</text:p>
          </table:table-cell>
          <table:table-cell office:value-type="float" office:value="11.03491" calcext:value-type="float">
            <text:p>11.03491</text:p>
          </table:table-cell>
          <table:table-cell office:value-type="float" office:value="11.47209" calcext:value-type="float">
            <text:p>11.47209</text:p>
          </table:table-cell>
          <table:table-cell office:value-type="float" office:value="0" calcext:value-type="float">
            <text:p>0</text:p>
          </table:table-cell>
          <table:table-cell office:value-type="float" office:value="18.86501" calcext:value-type="float">
            <text:p>18.86501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4.460759" calcext:value-type="float">
            <text:p>4.460759</text:p>
          </table:table-cell>
          <table:table-cell office:value-type="float" office:value="135.3206" calcext:value-type="float">
            <text:p>135.3206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731" calcext:value-type="float">
            <text:p>34.73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4715" calcext:value-type="float">
            <text:p>7.05471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494382" calcext:value-type="float">
            <text:p>-0.007494382</text:p>
          </table:table-cell>
          <table:table-cell office:value-type="float" office:value="1167.045" calcext:value-type="float">
            <text:p>1167.045</text:p>
          </table:table-cell>
          <table:table-cell office:value-type="float" office:value="1.67576" calcext:value-type="float">
            <text:p>1.67576</text:p>
          </table:table-cell>
          <table:table-cell office:value-type="float" office:value="0" calcext:value-type="float">
            <text:p>0</text:p>
          </table:table-cell>
          <table:table-cell office:value-type="float" office:value="0.6937668" calcext:value-type="float">
            <text:p>0.6937668</text:p>
          </table:table-cell>
          <table:table-cell office:value-type="float" office:value="0.2269593" calcext:value-type="float">
            <text:p>0.2269593</text:p>
          </table:table-cell>
          <table:table-cell office:value-type="float" office:value="0.1689795" calcext:value-type="float">
            <text:p>0.1689795</text:p>
          </table:table-cell>
          <table:table-cell office:value-type="float" office:value="0.04325411" calcext:value-type="float">
            <text:p>0.04325411</text:p>
          </table:table-cell>
          <table:table-cell office:value-type="float" office:value="0.03692771" calcext:value-type="float">
            <text:p>0.03692771</text:p>
          </table:table-cell>
          <table:table-cell office:value-type="float" office:value="0.02064065" calcext:value-type="float">
            <text:p>0.02064065</text:p>
          </table:table-cell>
          <table:table-cell office:value-type="float" office:value="0.02813952" calcext:value-type="float">
            <text:p>0.02813952</text:p>
          </table:table-cell>
          <table:table-cell office:value-type="float" office:value="0.07295106" calcext:value-type="float">
            <text:p>0.07295106</text:p>
          </table:table-cell>
          <table:table-cell office:value-type="float" office:value="0.1328616" calcext:value-type="float">
            <text:p>0.1328616</text:p>
          </table:table-cell>
          <table:table-cell office:value-type="float" office:value="0.1492406" calcext:value-type="float">
            <text:p>0.1492406</text:p>
          </table:table-cell>
          <table:table-cell office:value-type="float" office:value="0.1524357" calcext:value-type="float">
            <text:p>0.1524357</text:p>
          </table:table-cell>
          <table:table-cell office:value-type="float" office:value="0.1621105" calcext:value-type="float">
            <text:p>0.1621105</text:p>
          </table:table-cell>
          <table:table-cell office:value-type="float" office:value="0.1775321" calcext:value-type="float">
            <text:p>0.1775321</text:p>
          </table:table-cell>
          <table:table-cell office:value-type="float" office:value="0.1822468" calcext:value-type="float">
            <text:p>0.1822468</text:p>
          </table:table-cell>
          <table:table-cell office:value-type="float" office:value="0" calcext:value-type="float">
            <text:p>0</text:p>
          </table:table-cell>
          <table:table-cell office:value-type="float" office:value="28.40445" calcext:value-type="float">
            <text:p>28.40445</text:p>
          </table:table-cell>
          <table:table-cell office:value-type="float" office:value="22.70868" calcext:value-type="float">
            <text:p>22.70868</text:p>
          </table:table-cell>
          <table:table-cell office:value-type="float" office:value="20.50958" calcext:value-type="float">
            <text:p>20.50958</text:p>
          </table:table-cell>
          <table:table-cell office:value-type="float" office:value="5.782973" calcext:value-type="float">
            <text:p>5.782973</text:p>
          </table:table-cell>
          <table:table-cell office:value-type="float" office:value="4.737717" calcext:value-type="float">
            <text:p>4.737717</text:p>
          </table:table-cell>
          <table:table-cell office:value-type="float" office:value="2.099719" calcext:value-type="float">
            <text:p>2.099719</text:p>
          </table:table-cell>
          <table:table-cell office:value-type="float" office:value="2.096906" calcext:value-type="float">
            <text:p>2.096906</text:p>
          </table:table-cell>
          <table:table-cell office:value-type="float" office:value="4.511385" calcext:value-type="float">
            <text:p>4.511385</text:p>
          </table:table-cell>
          <table:table-cell office:value-type="float" office:value="6.796124" calcext:value-type="float">
            <text:p>6.796124</text:p>
          </table:table-cell>
          <table:table-cell office:value-type="float" office:value="8.365796" calcext:value-type="float">
            <text:p>8.365796</text:p>
          </table:table-cell>
          <table:table-cell office:value-type="float" office:value="8.69756" calcext:value-type="float">
            <text:p>8.69756</text:p>
          </table:table-cell>
          <table:table-cell office:value-type="float" office:value="9.562848" calcext:value-type="float">
            <text:p>9.562848</text:p>
          </table:table-cell>
          <table:table-cell office:value-type="float" office:value="11.03786" calcext:value-type="float">
            <text:p>11.03786</text:p>
          </table:table-cell>
          <table:table-cell office:value-type="float" office:value="11.47142" calcext:value-type="float">
            <text:p>11.47142</text:p>
          </table:table-cell>
          <table:table-cell office:value-type="float" office:value="0" calcext:value-type="float">
            <text:p>0</text:p>
          </table:table-cell>
          <table:table-cell office:value-type="float" office:value="17.78242" calcext:value-type="float">
            <text:p>17.7824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4.458317" calcext:value-type="float">
            <text:p>4.458317</text:p>
          </table:table-cell>
          <table:table-cell office:value-type="float" office:value="135.3206" calcext:value-type="float">
            <text:p>135.3206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74586" calcext:value-type="float">
            <text:p>34.7458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4877" calcext:value-type="float">
            <text:p>7.05487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494382" calcext:value-type="float">
            <text:p>-0.007494382</text:p>
          </table:table-cell>
          <table:table-cell office:value-type="float" office:value="1167.035" calcext:value-type="float">
            <text:p>1167.035</text:p>
          </table:table-cell>
          <table:table-cell office:value-type="float" office:value="1.676462" calcext:value-type="float">
            <text:p>1.676462</text:p>
          </table:table-cell>
          <table:table-cell office:value-type="float" office:value="0" calcext:value-type="float">
            <text:p>0</text:p>
          </table:table-cell>
          <table:table-cell office:value-type="float" office:value="0.4566201" calcext:value-type="float">
            <text:p>0.4566201</text:p>
          </table:table-cell>
          <table:table-cell office:value-type="float" office:value="0.2560737" calcext:value-type="float">
            <text:p>0.2560737</text:p>
          </table:table-cell>
          <table:table-cell office:value-type="float" office:value="0.1595686" calcext:value-type="float">
            <text:p>0.1595686</text:p>
          </table:table-cell>
          <table:table-cell office:value-type="float" office:value="0.04226267" calcext:value-type="float">
            <text:p>0.04226267</text:p>
          </table:table-cell>
          <table:table-cell office:value-type="float" office:value="0.03603295" calcext:value-type="float">
            <text:p>0.03603295</text:p>
          </table:table-cell>
          <table:table-cell office:value-type="float" office:value="0.02051173" calcext:value-type="float">
            <text:p>0.02051173</text:p>
          </table:table-cell>
          <table:table-cell office:value-type="float" office:value="0.02827545" calcext:value-type="float">
            <text:p>0.02827545</text:p>
          </table:table-cell>
          <table:table-cell office:value-type="float" office:value="0.07296398" calcext:value-type="float">
            <text:p>0.07296398</text:p>
          </table:table-cell>
          <table:table-cell office:value-type="float" office:value="0.1328931" calcext:value-type="float">
            <text:p>0.1328931</text:p>
          </table:table-cell>
          <table:table-cell office:value-type="float" office:value="0.1492762" calcext:value-type="float">
            <text:p>0.1492762</text:p>
          </table:table-cell>
          <table:table-cell office:value-type="float" office:value="0.1524873" calcext:value-type="float">
            <text:p>0.1524873</text:p>
          </table:table-cell>
          <table:table-cell office:value-type="float" office:value="0.1621306" calcext:value-type="float">
            <text:p>0.1621306</text:p>
          </table:table-cell>
          <table:table-cell office:value-type="float" office:value="0.1775629" calcext:value-type="float">
            <text:p>0.1775629</text:p>
          </table:table-cell>
          <table:table-cell office:value-type="float" office:value="0.1822768" calcext:value-type="float">
            <text:p>0.1822768</text:p>
          </table:table-cell>
          <table:table-cell office:value-type="float" office:value="0" calcext:value-type="float">
            <text:p>0</text:p>
          </table:table-cell>
          <table:table-cell office:value-type="float" office:value="28.47631" calcext:value-type="float">
            <text:p>28.47631</text:p>
          </table:table-cell>
          <table:table-cell office:value-type="float" office:value="22.71418" calcext:value-type="float">
            <text:p>22.71418</text:p>
          </table:table-cell>
          <table:table-cell office:value-type="float" office:value="20.50343" calcext:value-type="float">
            <text:p>20.50343</text:p>
          </table:table-cell>
          <table:table-cell office:value-type="float" office:value="5.780386" calcext:value-type="float">
            <text:p>5.780386</text:p>
          </table:table-cell>
          <table:table-cell office:value-type="float" office:value="4.736177" calcext:value-type="float">
            <text:p>4.736177</text:p>
          </table:table-cell>
          <table:table-cell office:value-type="float" office:value="2.10016" calcext:value-type="float">
            <text:p>2.10016</text:p>
          </table:table-cell>
          <table:table-cell office:value-type="float" office:value="2.098563" calcext:value-type="float">
            <text:p>2.098563</text:p>
          </table:table-cell>
          <table:table-cell office:value-type="float" office:value="4.514587" calcext:value-type="float">
            <text:p>4.514587</text:p>
          </table:table-cell>
          <table:table-cell office:value-type="float" office:value="6.801015" calcext:value-type="float">
            <text:p>6.801015</text:p>
          </table:table-cell>
          <table:table-cell office:value-type="float" office:value="8.370352" calcext:value-type="float">
            <text:p>8.370352</text:p>
          </table:table-cell>
          <table:table-cell office:value-type="float" office:value="8.702877" calcext:value-type="float">
            <text:p>8.702877</text:p>
          </table:table-cell>
          <table:table-cell office:value-type="float" office:value="9.567417" calcext:value-type="float">
            <text:p>9.567417</text:p>
          </table:table-cell>
          <table:table-cell office:value-type="float" office:value="11.04081" calcext:value-type="float">
            <text:p>11.04081</text:p>
          </table:table-cell>
          <table:table-cell office:value-type="float" office:value="11.45988" calcext:value-type="float">
            <text:p>11.45988</text:p>
          </table:table-cell>
          <table:table-cell office:value-type="float" office:value="0" calcext:value-type="float">
            <text:p>0</text:p>
          </table:table-cell>
          <table:table-cell office:value-type="float" office:value="9.13864" calcext:value-type="float">
            <text:p>9.13864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4.453301" calcext:value-type="float">
            <text:p>4.453301</text:p>
          </table:table-cell>
          <table:table-cell office:value-type="float" office:value="135.3212" calcext:value-type="float">
            <text:p>135.3212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75999" calcext:value-type="float">
            <text:p>34.7599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297" calcext:value-type="float">
            <text:p>7.055297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494341" calcext:value-type="float">
            <text:p>-0.007494341</text:p>
          </table:table-cell>
          <table:table-cell office:value-type="float" office:value="1167.024" calcext:value-type="float">
            <text:p>1167.024</text:p>
          </table:table-cell>
          <table:table-cell office:value-type="float" office:value="1.680292" calcext:value-type="float">
            <text:p>1.680292</text:p>
          </table:table-cell>
          <table:table-cell office:value-type="float" office:value="0" calcext:value-type="float">
            <text:p>0</text:p>
          </table:table-cell>
          <table:table-cell office:value-type="float" office:value="0.4413608" calcext:value-type="float">
            <text:p>0.4413608</text:p>
          </table:table-cell>
          <table:table-cell office:value-type="float" office:value="0.2074893" calcext:value-type="float">
            <text:p>0.2074893</text:p>
          </table:table-cell>
          <table:table-cell office:value-type="float" office:value="0.1570687" calcext:value-type="float">
            <text:p>0.1570687</text:p>
          </table:table-cell>
          <table:table-cell office:value-type="float" office:value="0.04200283" calcext:value-type="float">
            <text:p>0.04200283</text:p>
          </table:table-cell>
          <table:table-cell office:value-type="float" office:value="0.03559998" calcext:value-type="float">
            <text:p>0.03559998</text:p>
          </table:table-cell>
          <table:table-cell office:value-type="float" office:value="0.02039396" calcext:value-type="float">
            <text:p>0.02039396</text:p>
          </table:table-cell>
          <table:table-cell office:value-type="float" office:value="0.0281766" calcext:value-type="float">
            <text:p>0.0281766</text:p>
          </table:table-cell>
          <table:table-cell office:value-type="float" office:value="0.0729344" calcext:value-type="float">
            <text:p>0.0729344</text:p>
          </table:table-cell>
          <table:table-cell office:value-type="float" office:value="0.13292" calcext:value-type="float">
            <text:p>0.13292</text:p>
          </table:table-cell>
          <table:table-cell office:value-type="float" office:value="0.1493117" calcext:value-type="float">
            <text:p>0.1493117</text:p>
          </table:table-cell>
          <table:table-cell office:value-type="float" office:value="0.152539" calcext:value-type="float">
            <text:p>0.152539</text:p>
          </table:table-cell>
          <table:table-cell office:value-type="float" office:value="0.1621776" calcext:value-type="float">
            <text:p>0.1621776</text:p>
          </table:table-cell>
          <table:table-cell office:value-type="float" office:value="0.1775987" calcext:value-type="float">
            <text:p>0.1775987</text:p>
          </table:table-cell>
          <table:table-cell office:value-type="float" office:value="0.1823079" calcext:value-type="float">
            <text:p>0.1823079</text:p>
          </table:table-cell>
          <table:table-cell office:value-type="float" office:value="0" calcext:value-type="float">
            <text:p>0</text:p>
          </table:table-cell>
          <table:table-cell office:value-type="float" office:value="28.50724" calcext:value-type="float">
            <text:p>28.50724</text:p>
          </table:table-cell>
          <table:table-cell office:value-type="float" office:value="22.71304" calcext:value-type="float">
            <text:p>22.71304</text:p>
          </table:table-cell>
          <table:table-cell office:value-type="float" office:value="20.49682" calcext:value-type="float">
            <text:p>20.49682</text:p>
          </table:table-cell>
          <table:table-cell office:value-type="float" office:value="5.77762" calcext:value-type="float">
            <text:p>5.77762</text:p>
          </table:table-cell>
          <table:table-cell office:value-type="float" office:value="4.734379" calcext:value-type="float">
            <text:p>4.734379</text:p>
          </table:table-cell>
          <table:table-cell office:value-type="float" office:value="2.10056" calcext:value-type="float">
            <text:p>2.10056</text:p>
          </table:table-cell>
          <table:table-cell office:value-type="float" office:value="2.100196" calcext:value-type="float">
            <text:p>2.100196</text:p>
          </table:table-cell>
          <table:table-cell office:value-type="float" office:value="4.517791" calcext:value-type="float">
            <text:p>4.517791</text:p>
          </table:table-cell>
          <table:table-cell office:value-type="float" office:value="6.805906" calcext:value-type="float">
            <text:p>6.805906</text:p>
          </table:table-cell>
          <table:table-cell office:value-type="float" office:value="8.37491" calcext:value-type="float">
            <text:p>8.37491</text:p>
          </table:table-cell>
          <table:table-cell office:value-type="float" office:value="8.708195" calcext:value-type="float">
            <text:p>8.708195</text:p>
          </table:table-cell>
          <table:table-cell office:value-type="float" office:value="9.571991" calcext:value-type="float">
            <text:p>9.571991</text:p>
          </table:table-cell>
          <table:table-cell office:value-type="float" office:value="11.04375" calcext:value-type="float">
            <text:p>11.04375</text:p>
          </table:table-cell>
          <table:table-cell office:value-type="float" office:value="11.46519" calcext:value-type="float">
            <text:p>11.46519</text:p>
          </table:table-cell>
          <table:table-cell office:value-type="float" office:value="0" calcext:value-type="float">
            <text:p>0</text:p>
          </table:table-cell>
          <table:table-cell office:value-type="float" office:value="10.38362" calcext:value-type="float">
            <text:p>10.3836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4.449874" calcext:value-type="float">
            <text:p>4.449874</text:p>
          </table:table-cell>
          <table:table-cell office:value-type="float" office:value="135.3216" calcext:value-type="float">
            <text:p>135.3216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77415" calcext:value-type="float">
            <text:p>34.7741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385" calcext:value-type="float">
            <text:p>7.055385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494341" calcext:value-type="float">
            <text:p>-0.007494341</text:p>
          </table:table-cell>
          <table:table-cell office:value-type="float" office:value="1167.014" calcext:value-type="float">
            <text:p>1167.014</text:p>
          </table:table-cell>
          <table:table-cell office:value-type="float" office:value="1.680904" calcext:value-type="float">
            <text:p>1.680904</text:p>
          </table:table-cell>
          <table:table-cell office:value-type="float" office:value="0" calcext:value-type="float">
            <text:p>0</text:p>
          </table:table-cell>
          <table:table-cell office:value-type="float" office:value="0.4687968" calcext:value-type="float">
            <text:p>0.4687968</text:p>
          </table:table-cell>
          <table:table-cell office:value-type="float" office:value="0.2259621" calcext:value-type="float">
            <text:p>0.2259621</text:p>
          </table:table-cell>
          <table:table-cell office:value-type="float" office:value="0.1588246" calcext:value-type="float">
            <text:p>0.1588246</text:p>
          </table:table-cell>
          <table:table-cell office:value-type="float" office:value="0.04175989" calcext:value-type="float">
            <text:p>0.04175989</text:p>
          </table:table-cell>
          <table:table-cell office:value-type="float" office:value="0.03552903" calcext:value-type="float">
            <text:p>0.03552903</text:p>
          </table:table-cell>
          <table:table-cell office:value-type="float" office:value="0.02035682" calcext:value-type="float">
            <text:p>0.02035682</text:p>
          </table:table-cell>
          <table:table-cell office:value-type="float" office:value="0.02817396" calcext:value-type="float">
            <text:p>0.02817396</text:p>
          </table:table-cell>
          <table:table-cell office:value-type="float" office:value="0.07290501" calcext:value-type="float">
            <text:p>0.07290501</text:p>
          </table:table-cell>
          <table:table-cell office:value-type="float" office:value="0.1329408" calcext:value-type="float">
            <text:p>0.1329408</text:p>
          </table:table-cell>
          <table:table-cell office:value-type="float" office:value="0.1493467" calcext:value-type="float">
            <text:p>0.1493467</text:p>
          </table:table-cell>
          <table:table-cell office:value-type="float" office:value="0.1525905" calcext:value-type="float">
            <text:p>0.1525905</text:p>
          </table:table-cell>
          <table:table-cell office:value-type="float" office:value="0.1622075" calcext:value-type="float">
            <text:p>0.1622075</text:p>
          </table:table-cell>
          <table:table-cell office:value-type="float" office:value="0.1776305" calcext:value-type="float">
            <text:p>0.1776305</text:p>
          </table:table-cell>
          <table:table-cell office:value-type="float" office:value="0.1823387" calcext:value-type="float">
            <text:p>0.1823387</text:p>
          </table:table-cell>
          <table:table-cell office:value-type="float" office:value="0" calcext:value-type="float">
            <text:p>0</text:p>
          </table:table-cell>
          <table:table-cell office:value-type="float" office:value="28.56173" calcext:value-type="float">
            <text:p>28.56173</text:p>
          </table:table-cell>
          <table:table-cell office:value-type="float" office:value="22.709" calcext:value-type="float">
            <text:p>22.709</text:p>
          </table:table-cell>
          <table:table-cell office:value-type="float" office:value="20.4888" calcext:value-type="float">
            <text:p>20.4888</text:p>
          </table:table-cell>
          <table:table-cell office:value-type="float" office:value="5.774779" calcext:value-type="float">
            <text:p>5.774779</text:p>
          </table:table-cell>
          <table:table-cell office:value-type="float" office:value="4.732526" calcext:value-type="float">
            <text:p>4.732526</text:p>
          </table:table-cell>
          <table:table-cell office:value-type="float" office:value="2.100938" calcext:value-type="float">
            <text:p>2.100938</text:p>
          </table:table-cell>
          <table:table-cell office:value-type="float" office:value="2.101797" calcext:value-type="float">
            <text:p>2.101797</text:p>
          </table:table-cell>
          <table:table-cell office:value-type="float" office:value="4.520993" calcext:value-type="float">
            <text:p>4.520993</text:p>
          </table:table-cell>
          <table:table-cell office:value-type="float" office:value="6.810797" calcext:value-type="float">
            <text:p>6.810797</text:p>
          </table:table-cell>
          <table:table-cell office:value-type="float" office:value="8.379467" calcext:value-type="float">
            <text:p>8.379467</text:p>
          </table:table-cell>
          <table:table-cell office:value-type="float" office:value="8.713511" calcext:value-type="float">
            <text:p>8.713511</text:p>
          </table:table-cell>
          <table:table-cell office:value-type="float" office:value="9.576571" calcext:value-type="float">
            <text:p>9.576571</text:p>
          </table:table-cell>
          <table:table-cell office:value-type="float" office:value="11.0467" calcext:value-type="float">
            <text:p>11.0467</text:p>
          </table:table-cell>
          <table:table-cell office:value-type="float" office:value="11.46185" calcext:value-type="float">
            <text:p>11.46185</text:p>
          </table:table-cell>
          <table:table-cell office:value-type="float" office:value="0" calcext:value-type="float">
            <text:p>0</text:p>
          </table:table-cell>
          <table:table-cell office:value-type="float" office:value="7.85642" calcext:value-type="float">
            <text:p>7.8564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4.447593" calcext:value-type="float">
            <text:p>4.447593</text:p>
          </table:table-cell>
          <table:table-cell office:value-type="float" office:value="135.3217" calcext:value-type="float">
            <text:p>135.3217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78829" calcext:value-type="float">
            <text:p>34.78829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46" calcext:value-type="float">
            <text:p>7.05546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494341" calcext:value-type="float">
            <text:p>-0.007494341</text:p>
          </table:table-cell>
          <table:table-cell office:value-type="float" office:value="1167.002" calcext:value-type="float">
            <text:p>1167.002</text:p>
          </table:table-cell>
          <table:table-cell office:value-type="float" office:value="1.680953" calcext:value-type="float">
            <text:p>1.680953</text:p>
          </table:table-cell>
          <table:table-cell office:value-type="float" office:value="0" calcext:value-type="float">
            <text:p>0</text:p>
          </table:table-cell>
          <table:table-cell office:value-type="float" office:value="0.3258574" calcext:value-type="float">
            <text:p>0.3258574</text:p>
          </table:table-cell>
          <table:table-cell office:value-type="float" office:value="0.2069552" calcext:value-type="float">
            <text:p>0.2069552</text:p>
          </table:table-cell>
          <table:table-cell office:value-type="float" office:value="0.1753493" calcext:value-type="float">
            <text:p>0.1753493</text:p>
          </table:table-cell>
          <table:table-cell office:value-type="float" office:value="0.04178477" calcext:value-type="float">
            <text:p>0.04178477</text:p>
          </table:table-cell>
          <table:table-cell office:value-type="float" office:value="0.03531358" calcext:value-type="float">
            <text:p>0.03531358</text:p>
          </table:table-cell>
          <table:table-cell office:value-type="float" office:value="0.02030125" calcext:value-type="float">
            <text:p>0.02030125</text:p>
          </table:table-cell>
          <table:table-cell office:value-type="float" office:value="0.02814612" calcext:value-type="float">
            <text:p>0.02814612</text:p>
          </table:table-cell>
          <table:table-cell office:value-type="float" office:value="0.07287426" calcext:value-type="float">
            <text:p>0.07287426</text:p>
          </table:table-cell>
          <table:table-cell office:value-type="float" office:value="0.1329607" calcext:value-type="float">
            <text:p>0.1329607</text:p>
          </table:table-cell>
          <table:table-cell office:value-type="float" office:value="0.1493814" calcext:value-type="float">
            <text:p>0.1493814</text:p>
          </table:table-cell>
          <table:table-cell office:value-type="float" office:value="0.1526422" calcext:value-type="float">
            <text:p>0.1526422</text:p>
          </table:table-cell>
          <table:table-cell office:value-type="float" office:value="0.1622417" calcext:value-type="float">
            <text:p>0.1622417</text:p>
          </table:table-cell>
          <table:table-cell office:value-type="float" office:value="0.177661" calcext:value-type="float">
            <text:p>0.177661</text:p>
          </table:table-cell>
          <table:table-cell office:value-type="float" office:value="0.1823702" calcext:value-type="float">
            <text:p>0.1823702</text:p>
          </table:table-cell>
          <table:table-cell office:value-type="float" office:value="0" calcext:value-type="float">
            <text:p>0</text:p>
          </table:table-cell>
          <table:table-cell office:value-type="float" office:value="28.58231" calcext:value-type="float">
            <text:p>28.58231</text:p>
          </table:table-cell>
          <table:table-cell office:value-type="float" office:value="22.70696" calcext:value-type="float">
            <text:p>22.70696</text:p>
          </table:table-cell>
          <table:table-cell office:value-type="float" office:value="20.48558" calcext:value-type="float">
            <text:p>20.48558</text:p>
          </table:table-cell>
          <table:table-cell office:value-type="float" office:value="5.771967" calcext:value-type="float">
            <text:p>5.771967</text:p>
          </table:table-cell>
          <table:table-cell office:value-type="float" office:value="4.730649" calcext:value-type="float">
            <text:p>4.730649</text:p>
          </table:table-cell>
          <table:table-cell office:value-type="float" office:value="2.101301" calcext:value-type="float">
            <text:p>2.101301</text:p>
          </table:table-cell>
          <table:table-cell office:value-type="float" office:value="2.103378" calcext:value-type="float">
            <text:p>2.103378</text:p>
          </table:table-cell>
          <table:table-cell office:value-type="float" office:value="4.524177" calcext:value-type="float">
            <text:p>4.524177</text:p>
          </table:table-cell>
          <table:table-cell office:value-type="float" office:value="6.815688" calcext:value-type="float">
            <text:p>6.815688</text:p>
          </table:table-cell>
          <table:table-cell office:value-type="float" office:value="8.384023" calcext:value-type="float">
            <text:p>8.384023</text:p>
          </table:table-cell>
          <table:table-cell office:value-type="float" office:value="8.718828" calcext:value-type="float">
            <text:p>8.718828</text:p>
          </table:table-cell>
          <table:table-cell office:value-type="float" office:value="9.581141" calcext:value-type="float">
            <text:p>9.581141</text:p>
          </table:table-cell>
          <table:table-cell office:value-type="float" office:value="11.04965" calcext:value-type="float">
            <text:p>11.04965</text:p>
          </table:table-cell>
          <table:table-cell office:value-type="float" office:value="11.45419" calcext:value-type="float">
            <text:p>11.45419</text:p>
          </table:table-cell>
          <table:table-cell office:value-type="float" office:value="0" calcext:value-type="float">
            <text:p>0</text:p>
          </table:table-cell>
          <table:table-cell office:value-type="float" office:value="5.289477" calcext:value-type="float">
            <text:p>5.289477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4.446018" calcext:value-type="float">
            <text:p>4.446018</text:p>
          </table:table-cell>
          <table:table-cell office:value-type="float" office:value="135.3218" calcext:value-type="float">
            <text:p>135.3218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80245" calcext:value-type="float">
            <text:p>34.8024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494" calcext:value-type="float">
            <text:p>7.05549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49622" calcext:value-type="float">
            <text:p>-0.00749622</text:p>
          </table:table-cell>
          <table:table-cell office:value-type="float" office:value="1166.99" calcext:value-type="float">
            <text:p>1166.99</text:p>
          </table:table-cell>
          <table:table-cell office:value-type="float" office:value="1.680575" calcext:value-type="float">
            <text:p>1.680575</text:p>
          </table:table-cell>
          <table:table-cell office:value-type="float" office:value="0" calcext:value-type="float">
            <text:p>0</text:p>
          </table:table-cell>
          <table:table-cell office:value-type="float" office:value="0.2596931" calcext:value-type="float">
            <text:p>0.2596931</text:p>
          </table:table-cell>
          <table:table-cell office:value-type="float" office:value="0.1926151" calcext:value-type="float">
            <text:p>0.1926151</text:p>
          </table:table-cell>
          <table:table-cell office:value-type="float" office:value="0.1910417" calcext:value-type="float">
            <text:p>0.1910417</text:p>
          </table:table-cell>
          <table:table-cell office:value-type="float" office:value="0.04261324" calcext:value-type="float">
            <text:p>0.04261324</text:p>
          </table:table-cell>
          <table:table-cell office:value-type="float" office:value="0.03498366" calcext:value-type="float">
            <text:p>0.03498366</text:p>
          </table:table-cell>
          <table:table-cell office:value-type="float" office:value="0.02023712" calcext:value-type="float">
            <text:p>0.02023712</text:p>
          </table:table-cell>
          <table:table-cell office:value-type="float" office:value="0.02809229" calcext:value-type="float">
            <text:p>0.02809229</text:p>
          </table:table-cell>
          <table:table-cell office:value-type="float" office:value="0.07285178" calcext:value-type="float">
            <text:p>0.07285178</text:p>
          </table:table-cell>
          <table:table-cell office:value-type="float" office:value="0.1329799" calcext:value-type="float">
            <text:p>0.1329799</text:p>
          </table:table-cell>
          <table:table-cell office:value-type="float" office:value="0.1494151" calcext:value-type="float">
            <text:p>0.1494151</text:p>
          </table:table-cell>
          <table:table-cell office:value-type="float" office:value="0.1526937" calcext:value-type="float">
            <text:p>0.1526937</text:p>
          </table:table-cell>
          <table:table-cell office:value-type="float" office:value="0.1622784" calcext:value-type="float">
            <text:p>0.1622784</text:p>
          </table:table-cell>
          <table:table-cell office:value-type="float" office:value="0.177693" calcext:value-type="float">
            <text:p>0.177693</text:p>
          </table:table-cell>
          <table:table-cell office:value-type="float" office:value="0.1824018" calcext:value-type="float">
            <text:p>0.1824018</text:p>
          </table:table-cell>
          <table:table-cell office:value-type="float" office:value="0" calcext:value-type="float">
            <text:p>0</text:p>
          </table:table-cell>
          <table:table-cell office:value-type="float" office:value="28.58847" calcext:value-type="float">
            <text:p>28.58847</text:p>
          </table:table-cell>
          <table:table-cell office:value-type="float" office:value="22.70212" calcext:value-type="float">
            <text:p>22.70212</text:p>
          </table:table-cell>
          <table:table-cell office:value-type="float" office:value="20.48829" calcext:value-type="float">
            <text:p>20.48829</text:p>
          </table:table-cell>
          <table:table-cell office:value-type="float" office:value="5.769257" calcext:value-type="float">
            <text:p>5.769257</text:p>
          </table:table-cell>
          <table:table-cell office:value-type="float" office:value="4.728692" calcext:value-type="float">
            <text:p>4.728692</text:p>
          </table:table-cell>
          <table:table-cell office:value-type="float" office:value="2.101647" calcext:value-type="float">
            <text:p>2.101647</text:p>
          </table:table-cell>
          <table:table-cell office:value-type="float" office:value="2.10493" calcext:value-type="float">
            <text:p>2.10493</text:p>
          </table:table-cell>
          <table:table-cell office:value-type="float" office:value="4.527349" calcext:value-type="float">
            <text:p>4.527349</text:p>
          </table:table-cell>
          <table:table-cell office:value-type="float" office:value="6.820578" calcext:value-type="float">
            <text:p>6.820578</text:p>
          </table:table-cell>
          <table:table-cell office:value-type="float" office:value="8.388578" calcext:value-type="float">
            <text:p>8.388578</text:p>
          </table:table-cell>
          <table:table-cell office:value-type="float" office:value="8.724116" calcext:value-type="float">
            <text:p>8.724116</text:p>
          </table:table-cell>
          <table:table-cell office:value-type="float" office:value="9.585715" calcext:value-type="float">
            <text:p>9.585715</text:p>
          </table:table-cell>
          <table:table-cell office:value-type="float" office:value="11.05259" calcext:value-type="float">
            <text:p>11.05259</text:p>
          </table:table-cell>
          <table:table-cell office:value-type="float" office:value="11.44411" calcext:value-type="float">
            <text:p>11.44411</text:p>
          </table:table-cell>
          <table:table-cell office:value-type="float" office:value="0" calcext:value-type="float">
            <text:p>0</text:p>
          </table:table-cell>
          <table:table-cell office:value-type="float" office:value="3.225871" calcext:value-type="float">
            <text:p>3.225871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4.444205" calcext:value-type="float">
            <text:p>4.444205</text:p>
          </table:table-cell>
          <table:table-cell office:value-type="float" office:value="135.3219" calcext:value-type="float">
            <text:p>135.3219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81621" calcext:value-type="float">
            <text:p>34.81621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506" calcext:value-type="float">
            <text:p>7.055506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512744" calcext:value-type="float">
            <text:p>-0.007512744</text:p>
          </table:table-cell>
          <table:table-cell office:value-type="float" office:value="1166.977" calcext:value-type="float">
            <text:p>1166.977</text:p>
          </table:table-cell>
          <table:table-cell office:value-type="float" office:value="1.679881" calcext:value-type="float">
            <text:p>1.679881</text:p>
          </table:table-cell>
          <table:table-cell office:value-type="float" office:value="0" calcext:value-type="float">
            <text:p>0</text:p>
          </table:table-cell>
          <table:table-cell office:value-type="float" office:value="0.2348054" calcext:value-type="float">
            <text:p>0.2348054</text:p>
          </table:table-cell>
          <table:table-cell office:value-type="float" office:value="0.170199" calcext:value-type="float">
            <text:p>0.170199</text:p>
          </table:table-cell>
          <table:table-cell office:value-type="float" office:value="0.150272" calcext:value-type="float">
            <text:p>0.150272</text:p>
          </table:table-cell>
          <table:table-cell office:value-type="float" office:value="0.04610752" calcext:value-type="float">
            <text:p>0.04610752</text:p>
          </table:table-cell>
          <table:table-cell office:value-type="float" office:value="0.03467092" calcext:value-type="float">
            <text:p>0.03467092</text:p>
          </table:table-cell>
          <table:table-cell office:value-type="float" office:value="0.02017498" calcext:value-type="float">
            <text:p>0.02017498</text:p>
          </table:table-cell>
          <table:table-cell office:value-type="float" office:value="0.02802179" calcext:value-type="float">
            <text:p>0.02802179</text:p>
          </table:table-cell>
          <table:table-cell office:value-type="float" office:value="0.07282542" calcext:value-type="float">
            <text:p>0.07282542</text:p>
          </table:table-cell>
          <table:table-cell office:value-type="float" office:value="0.1329978" calcext:value-type="float">
            <text:p>0.1329978</text:p>
          </table:table-cell>
          <table:table-cell office:value-type="float" office:value="0.1494499" calcext:value-type="float">
            <text:p>0.1494499</text:p>
          </table:table-cell>
          <table:table-cell office:value-type="float" office:value="0.1527445" calcext:value-type="float">
            <text:p>0.1527445</text:p>
          </table:table-cell>
          <table:table-cell office:value-type="float" office:value="0.1623182" calcext:value-type="float">
            <text:p>0.1623182</text:p>
          </table:table-cell>
          <table:table-cell office:value-type="float" office:value="0.1777258" calcext:value-type="float">
            <text:p>0.1777258</text:p>
          </table:table-cell>
          <table:table-cell office:value-type="float" office:value="0.1824335" calcext:value-type="float">
            <text:p>0.1824335</text:p>
          </table:table-cell>
          <table:table-cell office:value-type="float" office:value="0" calcext:value-type="float">
            <text:p>0</text:p>
          </table:table-cell>
          <table:table-cell office:value-type="float" office:value="28.58597" calcext:value-type="float">
            <text:p>28.58597</text:p>
          </table:table-cell>
          <table:table-cell office:value-type="float" office:value="22.69457" calcext:value-type="float">
            <text:p>22.69457</text:p>
          </table:table-cell>
          <table:table-cell office:value-type="float" office:value="20.4863" calcext:value-type="float">
            <text:p>20.4863</text:p>
          </table:table-cell>
          <table:table-cell office:value-type="float" office:value="5.768126" calcext:value-type="float">
            <text:p>5.768126</text:p>
          </table:table-cell>
          <table:table-cell office:value-type="float" office:value="4.726669" calcext:value-type="float">
            <text:p>4.726669</text:p>
          </table:table-cell>
          <table:table-cell office:value-type="float" office:value="2.10197" calcext:value-type="float">
            <text:p>2.10197</text:p>
          </table:table-cell>
          <table:table-cell office:value-type="float" office:value="2.106451" calcext:value-type="float">
            <text:p>2.106451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6.825469" calcext:value-type="float">
            <text:p>6.825469</text:p>
          </table:table-cell>
          <table:table-cell office:value-type="float" office:value="8.393134" calcext:value-type="float">
            <text:p>8.393134</text:p>
          </table:table-cell>
          <table:table-cell office:value-type="float" office:value="8.729377" calcext:value-type="float">
            <text:p>8.729377</text:p>
          </table:table-cell>
          <table:table-cell office:value-type="float" office:value="9.590242" calcext:value-type="float">
            <text:p>9.590242</text:p>
          </table:table-cell>
          <table:table-cell office:value-type="float" office:value="11.05553" calcext:value-type="float">
            <text:p>11.05553</text:p>
          </table:table-cell>
          <table:table-cell office:value-type="float" office:value="11.44169" calcext:value-type="float">
            <text:p>11.44169</text:p>
          </table:table-cell>
          <table:table-cell office:value-type="float" office:value="0" calcext:value-type="float">
            <text:p>0</text:p>
          </table:table-cell>
          <table:table-cell office:value-type="float" office:value="3.669672" calcext:value-type="float">
            <text:p>3.669672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4.439257" calcext:value-type="float">
            <text:p>4.439257</text:p>
          </table:table-cell>
          <table:table-cell office:value-type="float" office:value="135.3226" calcext:value-type="float">
            <text:p>135.3226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82976" calcext:value-type="float">
            <text:p>34.82976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524" calcext:value-type="float">
            <text:p>7.05552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611345" calcext:value-type="float">
            <text:p>-0.007611345</text:p>
          </table:table-cell>
          <table:table-cell office:value-type="float" office:value="1166.966" calcext:value-type="float">
            <text:p>1166.966</text:p>
          </table:table-cell>
          <table:table-cell office:value-type="float" office:value="1.683309" calcext:value-type="float">
            <text:p>1.683309</text:p>
          </table:table-cell>
          <table:table-cell office:value-type="float" office:value="0" calcext:value-type="float">
            <text:p>0</text:p>
          </table:table-cell>
          <table:table-cell office:value-type="float" office:value="0.4701927" calcext:value-type="float">
            <text:p>0.4701927</text:p>
          </table:table-cell>
          <table:table-cell office:value-type="float" office:value="0.1854258" calcext:value-type="float">
            <text:p>0.1854258</text:p>
          </table:table-cell>
          <table:table-cell office:value-type="float" office:value="0.1477984" calcext:value-type="float">
            <text:p>0.1477984</text:p>
          </table:table-cell>
          <table:table-cell office:value-type="float" office:value="0.04336505" calcext:value-type="float">
            <text:p>0.04336505</text:p>
          </table:table-cell>
          <table:table-cell office:value-type="float" office:value="0.03476779" calcext:value-type="float">
            <text:p>0.03476779</text:p>
          </table:table-cell>
          <table:table-cell office:value-type="float" office:value="0.02016303" calcext:value-type="float">
            <text:p>0.02016303</text:p>
          </table:table-cell>
          <table:table-cell office:value-type="float" office:value="0.02800114" calcext:value-type="float">
            <text:p>0.02800114</text:p>
          </table:table-cell>
          <table:table-cell office:value-type="float" office:value="0.07280851" calcext:value-type="float">
            <text:p>0.07280851</text:p>
          </table:table-cell>
          <table:table-cell office:value-type="float" office:value="0.1330148" calcext:value-type="float">
            <text:p>0.1330148</text:p>
          </table:table-cell>
          <table:table-cell office:value-type="float" office:value="0.1494835" calcext:value-type="float">
            <text:p>0.1494835</text:p>
          </table:table-cell>
          <table:table-cell office:value-type="float" office:value="0.1527958" calcext:value-type="float">
            <text:p>0.1527958</text:p>
          </table:table-cell>
          <table:table-cell office:value-type="float" office:value="0.1623815" calcext:value-type="float">
            <text:p>0.1623815</text:p>
          </table:table-cell>
          <table:table-cell office:value-type="float" office:value="0.1778854" calcext:value-type="float">
            <text:p>0.1778854</text:p>
          </table:table-cell>
          <table:table-cell office:value-type="float" office:value="0.1824159" calcext:value-type="float">
            <text:p>0.1824159</text:p>
          </table:table-cell>
          <table:table-cell office:value-type="float" office:value="0" calcext:value-type="float">
            <text:p>0</text:p>
          </table:table-cell>
          <table:table-cell office:value-type="float" office:value="28.59803" calcext:value-type="float">
            <text:p>28.59803</text:p>
          </table:table-cell>
          <table:table-cell office:value-type="float" office:value="22.68404" calcext:value-type="float">
            <text:p>22.68404</text:p>
          </table:table-cell>
          <table:table-cell office:value-type="float" office:value="20.47974" calcext:value-type="float">
            <text:p>20.47974</text:p>
          </table:table-cell>
          <table:table-cell office:value-type="float" office:value="5.766955" calcext:value-type="float">
            <text:p>5.766955</text:p>
          </table:table-cell>
          <table:table-cell office:value-type="float" office:value="4.724638" calcext:value-type="float">
            <text:p>4.724638</text:p>
          </table:table-cell>
          <table:table-cell office:value-type="float" office:value="2.102282" calcext:value-type="float">
            <text:p>2.102282</text:p>
          </table:table-cell>
          <table:table-cell office:value-type="float" office:value="2.107942" calcext:value-type="float">
            <text:p>2.107942</text:p>
          </table:table-cell>
          <table:table-cell office:value-type="float" office:value="4.533692" calcext:value-type="float">
            <text:p>4.533692</text:p>
          </table:table-cell>
          <table:table-cell office:value-type="float" office:value="6.830359" calcext:value-type="float">
            <text:p>6.830359</text:p>
          </table:table-cell>
          <table:table-cell office:value-type="float" office:value="8.397689" calcext:value-type="float">
            <text:p>8.397689</text:p>
          </table:table-cell>
          <table:table-cell office:value-type="float" office:value="8.734637" calcext:value-type="float">
            <text:p>8.734637</text:p>
          </table:table-cell>
          <table:table-cell office:value-type="float" office:value="9.59474" calcext:value-type="float">
            <text:p>9.59474</text:p>
          </table:table-cell>
          <table:table-cell office:value-type="float" office:value="11.05855" calcext:value-type="float">
            <text:p>11.05855</text:p>
          </table:table-cell>
          <table:table-cell office:value-type="float" office:value="11.44832" calcext:value-type="float">
            <text:p>11.44832</text:p>
          </table:table-cell>
          <table:table-cell office:value-type="float" office:value="0" calcext:value-type="float">
            <text:p>0</text:p>
          </table:table-cell>
          <table:table-cell office:value-type="float" office:value="10.39489" calcext:value-type="float">
            <text:p>10.39489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4.435848" calcext:value-type="float">
            <text:p>4.435848</text:p>
          </table:table-cell>
          <table:table-cell office:value-type="float" office:value="135.323" calcext:value-type="float">
            <text:p>135.323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84377" calcext:value-type="float">
            <text:p>34.8437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524" calcext:value-type="float">
            <text:p>7.05552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769784" calcext:value-type="float">
            <text:p>-0.007769784</text:p>
          </table:table-cell>
          <table:table-cell office:value-type="float" office:value="1166.955" calcext:value-type="float">
            <text:p>1166.955</text:p>
          </table:table-cell>
          <table:table-cell office:value-type="float" office:value="1.683308" calcext:value-type="float">
            <text:p>1.683308</text:p>
          </table:table-cell>
          <table:table-cell office:value-type="float" office:value="0" calcext:value-type="float">
            <text:p>0</text:p>
          </table:table-cell>
          <table:table-cell office:value-type="float" office:value="0.4894106" calcext:value-type="float">
            <text:p>0.4894106</text:p>
          </table:table-cell>
          <table:table-cell office:value-type="float" office:value="0.2036996" calcext:value-type="float">
            <text:p>0.2036996</text:p>
          </table:table-cell>
          <table:table-cell office:value-type="float" office:value="0.1562183" calcext:value-type="float">
            <text:p>0.1562183</text:p>
          </table:table-cell>
          <table:table-cell office:value-type="float" office:value="0.04204829" calcext:value-type="float">
            <text:p>0.04204829</text:p>
          </table:table-cell>
          <table:table-cell office:value-type="float" office:value="0.03483517" calcext:value-type="float">
            <text:p>0.03483517</text:p>
          </table:table-cell>
          <table:table-cell office:value-type="float" office:value="0.02016641" calcext:value-type="float">
            <text:p>0.02016641</text:p>
          </table:table-cell>
          <table:table-cell office:value-type="float" office:value="0.02800589" calcext:value-type="float">
            <text:p>0.02800589</text:p>
          </table:table-cell>
          <table:table-cell office:value-type="float" office:value="0.07280751" calcext:value-type="float">
            <text:p>0.07280751</text:p>
          </table:table-cell>
          <table:table-cell office:value-type="float" office:value="0.1330353" calcext:value-type="float">
            <text:p>0.1330353</text:p>
          </table:table-cell>
          <table:table-cell office:value-type="float" office:value="0.1495167" calcext:value-type="float">
            <text:p>0.1495167</text:p>
          </table:table-cell>
          <table:table-cell office:value-type="float" office:value="0.1528475" calcext:value-type="float">
            <text:p>0.1528475</text:p>
          </table:table-cell>
          <table:table-cell office:value-type="float" office:value="0.1624245" calcext:value-type="float">
            <text:p>0.1624245</text:p>
          </table:table-cell>
          <table:table-cell office:value-type="float" office:value="0.1778273" calcext:value-type="float">
            <text:p>0.1778273</text:p>
          </table:table-cell>
          <table:table-cell office:value-type="float" office:value="0.1824691" calcext:value-type="float">
            <text:p>0.1824691</text:p>
          </table:table-cell>
          <table:table-cell office:value-type="float" office:value="0" calcext:value-type="float">
            <text:p>0</text:p>
          </table:table-cell>
          <table:table-cell office:value-type="float" office:value="28.64317" calcext:value-type="float">
            <text:p>28.64317</text:p>
          </table:table-cell>
          <table:table-cell office:value-type="float" office:value="22.67749" calcext:value-type="float">
            <text:p>22.67749</text:p>
          </table:table-cell>
          <table:table-cell office:value-type="float" office:value="20.47386" calcext:value-type="float">
            <text:p>20.47386</text:p>
          </table:table-cell>
          <table:table-cell office:value-type="float" office:value="5.765112" calcext:value-type="float">
            <text:p>5.765112</text:p>
          </table:table-cell>
          <table:table-cell office:value-type="float" office:value="4.722658" calcext:value-type="float">
            <text:p>4.722658</text:p>
          </table:table-cell>
          <table:table-cell office:value-type="float" office:value="2.102592" calcext:value-type="float">
            <text:p>2.102592</text:p>
          </table:table-cell>
          <table:table-cell office:value-type="float" office:value="2.109415" calcext:value-type="float">
            <text:p>2.109415</text:p>
          </table:table-cell>
          <table:table-cell office:value-type="float" office:value="4.536864" calcext:value-type="float">
            <text:p>4.536864</text:p>
          </table:table-cell>
          <table:table-cell office:value-type="float" office:value="6.835229" calcext:value-type="float">
            <text:p>6.835229</text:p>
          </table:table-cell>
          <table:table-cell office:value-type="float" office:value="8.402246" calcext:value-type="float">
            <text:p>8.402246</text:p>
          </table:table-cell>
          <table:table-cell office:value-type="float" office:value="8.739898" calcext:value-type="float">
            <text:p>8.739898</text:p>
          </table:table-cell>
          <table:table-cell office:value-type="float" office:value="9.599236" calcext:value-type="float">
            <text:p>9.599236</text:p>
          </table:table-cell>
          <table:table-cell office:value-type="float" office:value="11.06158" calcext:value-type="float">
            <text:p>11.06158</text:p>
          </table:table-cell>
          <table:table-cell office:value-type="float" office:value="11.44968" calcext:value-type="float">
            <text:p>11.44968</text:p>
          </table:table-cell>
          <table:table-cell office:value-type="float" office:value="0" calcext:value-type="float">
            <text:p>0</text:p>
          </table:table-cell>
          <table:table-cell office:value-type="float" office:value="8.450466" calcext:value-type="float">
            <text:p>8.45046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4.432038" calcext:value-type="float">
            <text:p>4.432038</text:p>
          </table:table-cell>
          <table:table-cell office:value-type="float" office:value="135.3235" calcext:value-type="float">
            <text:p>135.3235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85775" calcext:value-type="float">
            <text:p>34.85775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524" calcext:value-type="float">
            <text:p>7.05552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919605" calcext:value-type="float">
            <text:p>-0.007919605</text:p>
          </table:table-cell>
          <table:table-cell office:value-type="float" office:value="1166.943" calcext:value-type="float">
            <text:p>1166.943</text:p>
          </table:table-cell>
          <table:table-cell office:value-type="float" office:value="1.683609" calcext:value-type="float">
            <text:p>1.683609</text:p>
          </table:table-cell>
          <table:table-cell office:value-type="float" office:value="0" calcext:value-type="float">
            <text:p>0</text:p>
          </table:table-cell>
          <table:table-cell office:value-type="float" office:value="0.5232354" calcext:value-type="float">
            <text:p>0.5232354</text:p>
          </table:table-cell>
          <table:table-cell office:value-type="float" office:value="0.1981881" calcext:value-type="float">
            <text:p>0.1981881</text:p>
          </table:table-cell>
          <table:table-cell office:value-type="float" office:value="0.1561929" calcext:value-type="float">
            <text:p>0.1561929</text:p>
          </table:table-cell>
          <table:table-cell office:value-type="float" office:value="0.04192985" calcext:value-type="float">
            <text:p>0.04192985</text:p>
          </table:table-cell>
          <table:table-cell office:value-type="float" office:value="0.03489225" calcext:value-type="float">
            <text:p>0.03489225</text:p>
          </table:table-cell>
          <table:table-cell office:value-type="float" office:value="0.02016683" calcext:value-type="float">
            <text:p>0.02016683</text:p>
          </table:table-cell>
          <table:table-cell office:value-type="float" office:value="0.02801115" calcext:value-type="float">
            <text:p>0.02801115</text:p>
          </table:table-cell>
          <table:table-cell office:value-type="float" office:value="0.07281475" calcext:value-type="float">
            <text:p>0.07281475</text:p>
          </table:table-cell>
          <table:table-cell office:value-type="float" office:value="0.1330601" calcext:value-type="float">
            <text:p>0.1330601</text:p>
          </table:table-cell>
          <table:table-cell office:value-type="float" office:value="0.1495502" calcext:value-type="float">
            <text:p>0.1495502</text:p>
          </table:table-cell>
          <table:table-cell office:value-type="float" office:value="0.1528995" calcext:value-type="float">
            <text:p>0.1528995</text:p>
          </table:table-cell>
          <table:table-cell office:value-type="float" office:value="0.1624631" calcext:value-type="float">
            <text:p>0.1624631</text:p>
          </table:table-cell>
          <table:table-cell office:value-type="float" office:value="0.1778313" calcext:value-type="float">
            <text:p>0.1778313</text:p>
          </table:table-cell>
          <table:table-cell office:value-type="float" office:value="0.1825088" calcext:value-type="float">
            <text:p>0.1825088</text:p>
          </table:table-cell>
          <table:table-cell office:value-type="float" office:value="0" calcext:value-type="float">
            <text:p>0</text:p>
          </table:table-cell>
          <table:table-cell office:value-type="float" office:value="28.6802" calcext:value-type="float">
            <text:p>28.6802</text:p>
          </table:table-cell>
          <table:table-cell office:value-type="float" office:value="22.6714" calcext:value-type="float">
            <text:p>22.6714</text:p>
          </table:table-cell>
          <table:table-cell office:value-type="float" office:value="20.46924" calcext:value-type="float">
            <text:p>20.46924</text:p>
          </table:table-cell>
          <table:table-cell office:value-type="float" office:value="5.763137" calcext:value-type="float">
            <text:p>5.763137</text:p>
          </table:table-cell>
          <table:table-cell office:value-type="float" office:value="4.720726" calcext:value-type="float">
            <text:p>4.720726</text:p>
          </table:table-cell>
          <table:table-cell office:value-type="float" office:value="2.102894" calcext:value-type="float">
            <text:p>2.102894</text:p>
          </table:table-cell>
          <table:table-cell office:value-type="float" office:value="2.110873" calcext:value-type="float">
            <text:p>2.110873</text:p>
          </table:table-cell>
          <table:table-cell office:value-type="float" office:value="4.540036" calcext:value-type="float">
            <text:p>4.540036</text:p>
          </table:table-cell>
          <table:table-cell office:value-type="float" office:value="6.840074" calcext:value-type="float">
            <text:p>6.840074</text:p>
          </table:table-cell>
          <table:table-cell office:value-type="float" office:value="8.406801" calcext:value-type="float">
            <text:p>8.406801</text:p>
          </table:table-cell>
          <table:table-cell office:value-type="float" office:value="8.745158" calcext:value-type="float">
            <text:p>8.745158</text:p>
          </table:table-cell>
          <table:table-cell office:value-type="float" office:value="9.603733" calcext:value-type="float">
            <text:p>9.603733</text:p>
          </table:table-cell>
          <table:table-cell office:value-type="float" office:value="11.06456" calcext:value-type="float">
            <text:p>11.06456</text:p>
          </table:table-cell>
          <table:table-cell office:value-type="float" office:value="11.45329" calcext:value-type="float">
            <text:p>11.45329</text:p>
          </table:table-cell>
          <table:table-cell office:value-type="float" office:value="0" calcext:value-type="float">
            <text:p>0</text:p>
          </table:table-cell>
          <table:table-cell office:value-type="float" office:value="8.494493" calcext:value-type="float">
            <text:p>8.494493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4.427382" calcext:value-type="float">
            <text:p>4.427382</text:p>
          </table:table-cell>
          <table:table-cell office:value-type="float" office:value="135.3242" calcext:value-type="float">
            <text:p>135.3242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8717" calcext:value-type="float">
            <text:p>34.871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524" calcext:value-type="float">
            <text:p>7.05552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98728" calcext:value-type="float">
            <text:p>-0.00798728</text:p>
          </table:table-cell>
          <table:table-cell office:value-type="float" office:value="1166.931" calcext:value-type="float">
            <text:p>1166.931</text:p>
          </table:table-cell>
          <table:table-cell office:value-type="float" office:value="1.684373" calcext:value-type="float">
            <text:p>1.684373</text:p>
          </table:table-cell>
          <table:table-cell office:value-type="float" office:value="0" calcext:value-type="float">
            <text:p>0</text:p>
          </table:table-cell>
          <table:table-cell office:value-type="float" office:value="0.4888522" calcext:value-type="float">
            <text:p>0.4888522</text:p>
          </table:table-cell>
          <table:table-cell office:value-type="float" office:value="0.1961599" calcext:value-type="float">
            <text:p>0.1961599</text:p>
          </table:table-cell>
          <table:table-cell office:value-type="float" office:value="0.1559785" calcext:value-type="float">
            <text:p>0.1559785</text:p>
          </table:table-cell>
          <table:table-cell office:value-type="float" office:value="0.04143377" calcext:value-type="float">
            <text:p>0.04143377</text:p>
          </table:table-cell>
          <table:table-cell office:value-type="float" office:value="0.03492534" calcext:value-type="float">
            <text:p>0.03492534</text:p>
          </table:table-cell>
          <table:table-cell office:value-type="float" office:value="0.02017698" calcext:value-type="float">
            <text:p>0.02017698</text:p>
          </table:table-cell>
          <table:table-cell office:value-type="float" office:value="0.0280232" calcext:value-type="float">
            <text:p>0.0280232</text:p>
          </table:table-cell>
          <table:table-cell office:value-type="float" office:value="0.07282164" calcext:value-type="float">
            <text:p>0.07282164</text:p>
          </table:table-cell>
          <table:table-cell office:value-type="float" office:value="0.1330885" calcext:value-type="float">
            <text:p>0.1330885</text:p>
          </table:table-cell>
          <table:table-cell office:value-type="float" office:value="0.1495843" calcext:value-type="float">
            <text:p>0.1495843</text:p>
          </table:table-cell>
          <table:table-cell office:value-type="float" office:value="0.1529515" calcext:value-type="float">
            <text:p>0.1529515</text:p>
          </table:table-cell>
          <table:table-cell office:value-type="float" office:value="0.1624959" calcext:value-type="float">
            <text:p>0.1624959</text:p>
          </table:table-cell>
          <table:table-cell office:value-type="float" office:value="0.1778575" calcext:value-type="float">
            <text:p>0.1778575</text:p>
          </table:table-cell>
          <table:table-cell office:value-type="float" office:value="0.1825463" calcext:value-type="float">
            <text:p>0.1825463</text:p>
          </table:table-cell>
          <table:table-cell office:value-type="float" office:value="0" calcext:value-type="float">
            <text:p>0</text:p>
          </table:table-cell>
          <table:table-cell office:value-type="float" office:value="28.72323" calcext:value-type="float">
            <text:p>28.72323</text:p>
          </table:table-cell>
          <table:table-cell office:value-type="float" office:value="22.66364" calcext:value-type="float">
            <text:p>22.66364</text:p>
          </table:table-cell>
          <table:table-cell office:value-type="float" office:value="20.46394" calcext:value-type="float">
            <text:p>20.46394</text:p>
          </table:table-cell>
          <table:table-cell office:value-type="float" office:value="5.761025" calcext:value-type="float">
            <text:p>5.761025</text:p>
          </table:table-cell>
          <table:table-cell office:value-type="float" office:value="4.718832" calcext:value-type="float">
            <text:p>4.718832</text:p>
          </table:table-cell>
          <table:table-cell office:value-type="float" office:value="2.103196" calcext:value-type="float">
            <text:p>2.103196</text:p>
          </table:table-cell>
          <table:table-cell office:value-type="float" office:value="2.112319" calcext:value-type="float">
            <text:p>2.112319</text:p>
          </table:table-cell>
          <table:table-cell office:value-type="float" office:value="4.543208" calcext:value-type="float">
            <text:p>4.543208</text:p>
          </table:table-cell>
          <table:table-cell office:value-type="float" office:value="6.844919" calcext:value-type="float">
            <text:p>6.844919</text:p>
          </table:table-cell>
          <table:table-cell office:value-type="float" office:value="8.411357" calcext:value-type="float">
            <text:p>8.411357</text:p>
          </table:table-cell>
          <table:table-cell office:value-type="float" office:value="8.750419" calcext:value-type="float">
            <text:p>8.750419</text:p>
          </table:table-cell>
          <table:table-cell office:value-type="float" office:value="9.60823" calcext:value-type="float">
            <text:p>9.60823</text:p>
          </table:table-cell>
          <table:table-cell office:value-type="float" office:value="11.0675" calcext:value-type="float">
            <text:p>11.0675</text:p>
          </table:table-cell>
          <table:table-cell office:value-type="float" office:value="11.45888" calcext:value-type="float">
            <text:p>11.45888</text:p>
          </table:table-cell>
          <table:table-cell office:value-type="float" office:value="0" calcext:value-type="float">
            <text:p>0</text:p>
          </table:table-cell>
          <table:table-cell office:value-type="float" office:value="11.75055" calcext:value-type="float">
            <text:p>11.75055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4.422431" calcext:value-type="float">
            <text:p>4.422431</text:p>
          </table:table-cell>
          <table:table-cell office:value-type="float" office:value="135.3249" calcext:value-type="float">
            <text:p>135.3249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88564" calcext:value-type="float">
            <text:p>34.88564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524" calcext:value-type="float">
            <text:p>7.05552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98728" calcext:value-type="float">
            <text:p>-0.00798728</text:p>
          </table:table-cell>
          <table:table-cell office:value-type="float" office:value="1166.92" calcext:value-type="float">
            <text:p>1166.92</text:p>
          </table:table-cell>
          <table:table-cell office:value-type="float" office:value="1.684094" calcext:value-type="float">
            <text:p>1.684094</text:p>
          </table:table-cell>
          <table:table-cell office:value-type="float" office:value="0" calcext:value-type="float">
            <text:p>0</text:p>
          </table:table-cell>
          <table:table-cell office:value-type="float" office:value="0.4068446" calcext:value-type="float">
            <text:p>0.4068446</text:p>
          </table:table-cell>
          <table:table-cell office:value-type="float" office:value="0.1819059" calcext:value-type="float">
            <text:p>0.1819059</text:p>
          </table:table-cell>
          <table:table-cell office:value-type="float" office:value="0.1552692" calcext:value-type="float">
            <text:p>0.1552692</text:p>
          </table:table-cell>
          <table:table-cell office:value-type="float" office:value="0.04121938" calcext:value-type="float">
            <text:p>0.04121938</text:p>
          </table:table-cell>
          <table:table-cell office:value-type="float" office:value="0.03496167" calcext:value-type="float">
            <text:p>0.03496167</text:p>
          </table:table-cell>
          <table:table-cell office:value-type="float" office:value="0.02019187" calcext:value-type="float">
            <text:p>0.02019187</text:p>
          </table:table-cell>
          <table:table-cell office:value-type="float" office:value="0.02804509" calcext:value-type="float">
            <text:p>0.02804509</text:p>
          </table:table-cell>
          <table:table-cell office:value-type="float" office:value="0.07282229" calcext:value-type="float">
            <text:p>0.07282229</text:p>
          </table:table-cell>
          <table:table-cell office:value-type="float" office:value="0.1331196" calcext:value-type="float">
            <text:p>0.1331196</text:p>
          </table:table-cell>
          <table:table-cell office:value-type="float" office:value="0.1496193" calcext:value-type="float">
            <text:p>0.1496193</text:p>
          </table:table-cell>
          <table:table-cell office:value-type="float" office:value="0.1530025" calcext:value-type="float">
            <text:p>0.1530025</text:p>
          </table:table-cell>
          <table:table-cell office:value-type="float" office:value="0.1625324" calcext:value-type="float">
            <text:p>0.1625324</text:p>
          </table:table-cell>
          <table:table-cell office:value-type="float" office:value="0.1778931" calcext:value-type="float">
            <text:p>0.1778931</text:p>
          </table:table-cell>
          <table:table-cell office:value-type="float" office:value="0.1825815" calcext:value-type="float">
            <text:p>0.1825815</text:p>
          </table:table-cell>
          <table:table-cell office:value-type="float" office:value="0" calcext:value-type="float">
            <text:p>0</text:p>
          </table:table-cell>
          <table:table-cell office:value-type="float" office:value="28.75966" calcext:value-type="float">
            <text:p>28.75966</text:p>
          </table:table-cell>
          <table:table-cell office:value-type="float" office:value="22.65711" calcext:value-type="float">
            <text:p>22.65711</text:p>
          </table:table-cell>
          <table:table-cell office:value-type="float" office:value="20.45905" calcext:value-type="float">
            <text:p>20.45905</text:p>
          </table:table-cell>
          <table:table-cell office:value-type="float" office:value="5.758759" calcext:value-type="float">
            <text:p>5.758759</text:p>
          </table:table-cell>
          <table:table-cell office:value-type="float" office:value="4.71699" calcext:value-type="float">
            <text:p>4.71699</text:p>
          </table:table-cell>
          <table:table-cell office:value-type="float" office:value="2.103499" calcext:value-type="float">
            <text:p>2.103499</text:p>
          </table:table-cell>
          <table:table-cell office:value-type="float" office:value="2.113753" calcext:value-type="float">
            <text:p>2.113753</text:p>
          </table:table-cell>
          <table:table-cell office:value-type="float" office:value="4.546381" calcext:value-type="float">
            <text:p>4.546381</text:p>
          </table:table-cell>
          <table:table-cell office:value-type="float" office:value="6.849764" calcext:value-type="float">
            <text:p>6.849764</text:p>
          </table:table-cell>
          <table:table-cell office:value-type="float" office:value="8.415913" calcext:value-type="float">
            <text:p>8.415913</text:p>
          </table:table-cell>
          <table:table-cell office:value-type="float" office:value="8.755679" calcext:value-type="float">
            <text:p>8.755679</text:p>
          </table:table-cell>
          <table:table-cell office:value-type="float" office:value="9.612726" calcext:value-type="float">
            <text:p>9.612726</text:p>
          </table:table-cell>
          <table:table-cell office:value-type="float" office:value="11.07046" calcext:value-type="float">
            <text:p>11.07046</text:p>
          </table:table-cell>
          <table:table-cell office:value-type="float" office:value="11.46581" calcext:value-type="float">
            <text:p>11.46581</text:p>
          </table:table-cell>
          <table:table-cell office:value-type="float" office:value="0" calcext:value-type="float">
            <text:p>0</text:p>
          </table:table-cell>
          <table:table-cell office:value-type="float" office:value="14.659" calcext:value-type="float">
            <text:p>14.659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4.412446" calcext:value-type="float">
            <text:p>4.412446</text:p>
          </table:table-cell>
          <table:table-cell office:value-type="float" office:value="135.3266" calcext:value-type="float">
            <text:p>135.3266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89944" calcext:value-type="float">
            <text:p>34.89944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524" calcext:value-type="float">
            <text:p>7.05552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98728" calcext:value-type="float">
            <text:p>-0.00798728</text:p>
          </table:table-cell>
          <table:table-cell office:value-type="float" office:value="1166.91" calcext:value-type="float">
            <text:p>1166.91</text:p>
          </table:table-cell>
          <table:table-cell office:value-type="float" office:value="1.688848" calcext:value-type="float">
            <text:p>1.688848</text:p>
          </table:table-cell>
          <table:table-cell office:value-type="float" office:value="0" calcext:value-type="float">
            <text:p>0</text:p>
          </table:table-cell>
          <table:table-cell office:value-type="float" office:value="0.6143818" calcext:value-type="float">
            <text:p>0.6143818</text:p>
          </table:table-cell>
          <table:table-cell office:value-type="float" office:value="0.1918467" calcext:value-type="float">
            <text:p>0.1918467</text:p>
          </table:table-cell>
          <table:table-cell office:value-type="float" office:value="0.1479178" calcext:value-type="float">
            <text:p>0.1479178</text:p>
          </table:table-cell>
          <table:table-cell office:value-type="float" office:value="0.04018451" calcext:value-type="float">
            <text:p>0.04018451</text:p>
          </table:table-cell>
          <table:table-cell office:value-type="float" office:value="0.03505486" calcext:value-type="float">
            <text:p>0.03505486</text:p>
          </table:table-cell>
          <table:table-cell office:value-type="float" office:value="0.02021936" calcext:value-type="float">
            <text:p>0.02021936</text:p>
          </table:table-cell>
          <table:table-cell office:value-type="float" office:value="0.02807306" calcext:value-type="float">
            <text:p>0.02807306</text:p>
          </table:table-cell>
          <table:table-cell office:value-type="float" office:value="0.07283834" calcext:value-type="float">
            <text:p>0.07283834</text:p>
          </table:table-cell>
          <table:table-cell office:value-type="float" office:value="0.1331537" calcext:value-type="float">
            <text:p>0.1331537</text:p>
          </table:table-cell>
          <table:table-cell office:value-type="float" office:value="0.1496553" calcext:value-type="float">
            <text:p>0.1496553</text:p>
          </table:table-cell>
          <table:table-cell office:value-type="float" office:value="0.1530536" calcext:value-type="float">
            <text:p>0.1530536</text:p>
          </table:table-cell>
          <table:table-cell office:value-type="float" office:value="0.1625816" calcext:value-type="float">
            <text:p>0.1625816</text:p>
          </table:table-cell>
          <table:table-cell office:value-type="float" office:value="0.1779294" calcext:value-type="float">
            <text:p>0.1779294</text:p>
          </table:table-cell>
          <table:table-cell office:value-type="float" office:value="0.1826143" calcext:value-type="float">
            <text:p>0.1826143</text:p>
          </table:table-cell>
          <table:table-cell office:value-type="float" office:value="0" calcext:value-type="float">
            <text:p>0</text:p>
          </table:table-cell>
          <table:table-cell office:value-type="float" office:value="28.82932" calcext:value-type="float">
            <text:p>28.82932</text:p>
          </table:table-cell>
          <table:table-cell office:value-type="float" office:value="22.64288" calcext:value-type="float">
            <text:p>22.64288</text:p>
          </table:table-cell>
          <table:table-cell office:value-type="float" office:value="20.45099" calcext:value-type="float">
            <text:p>20.45099</text:p>
          </table:table-cell>
          <table:table-cell office:value-type="float" office:value="5.756114" calcext:value-type="float">
            <text:p>5.756114</text:p>
          </table:table-cell>
          <table:table-cell office:value-type="float" office:value="4.715206" calcext:value-type="float">
            <text:p>4.715206</text:p>
          </table:table-cell>
          <table:table-cell office:value-type="float" office:value="2.103801" calcext:value-type="float">
            <text:p>2.103801</text:p>
          </table:table-cell>
          <table:table-cell office:value-type="float" office:value="2.115175" calcext:value-type="float">
            <text:p>2.115175</text:p>
          </table:table-cell>
          <table:table-cell office:value-type="float" office:value="4.549552" calcext:value-type="float">
            <text:p>4.549552</text:p>
          </table:table-cell>
          <table:table-cell office:value-type="float" office:value="6.854609" calcext:value-type="float">
            <text:p>6.854609</text:p>
          </table:table-cell>
          <table:table-cell office:value-type="float" office:value="8.420471" calcext:value-type="float">
            <text:p>8.420471</text:p>
          </table:table-cell>
          <table:table-cell office:value-type="float" office:value="8.76094" calcext:value-type="float">
            <text:p>8.76094</text:p>
          </table:table-cell>
          <table:table-cell office:value-type="float" office:value="9.617226" calcext:value-type="float">
            <text:p>9.617226</text:p>
          </table:table-cell>
          <table:table-cell office:value-type="float" office:value="11.0734" calcext:value-type="float">
            <text:p>11.0734</text:p>
          </table:table-cell>
          <table:table-cell office:value-type="float" office:value="11.48504" calcext:value-type="float">
            <text:p>11.48504</text:p>
          </table:table-cell>
          <table:table-cell office:value-type="float" office:value="0" calcext:value-type="float">
            <text:p>0</text:p>
          </table:table-cell>
          <table:table-cell office:value-type="float" office:value="25.6648" calcext:value-type="float">
            <text:p>25.6648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4.407408" calcext:value-type="float">
            <text:p>4.407408</text:p>
          </table:table-cell>
          <table:table-cell office:value-type="float" office:value="135.3273" calcext:value-type="float">
            <text:p>135.3273</text:p>
          </table:table-cell>
          <table:table-cell office:value-type="float" office:value="0" calcext:value-type="float">
            <text:p>0</text:p>
          </table:table-cell>
          <table:table-cell office:value-type="float" office:value="-2.918545" calcext:value-type="float">
            <text:p>-2.918545</text:p>
          </table:table-cell>
          <table:table-cell office:value-type="float" office:value="34.91367" calcext:value-type="float">
            <text:p>34.91367</text:p>
          </table:table-cell>
          <table:table-cell office:value-type="float" office:value="0.0555353" calcext:value-type="float">
            <text:p>0.0555353</text:p>
          </table:table-cell>
          <table:table-cell office:value-type="float" office:value="0.00007055524" calcext:value-type="float">
            <text:p>7.055524E-05</text:p>
          </table:table-cell>
          <table:table-cell office:value-type="float" office:value="0.0692185" calcext:value-type="float">
            <text:p>0.0692185</text:p>
          </table:table-cell>
          <table:table-cell office:value-type="float" office:value="-0.00798728" calcext:value-type="float">
            <text:p>-0.00798728</text:p>
          </table:table-cell>
          <table:table-cell office:value-type="float" office:value="1166.901" calcext:value-type="float">
            <text:p>1166.901</text:p>
          </table:table-cell>
          <table:table-cell office:value-type="float" office:value="1.690289" calcext:value-type="float">
            <text:p>1.690289</text:p>
          </table:table-cell>
          <table:table-cell office:value-type="float" office:value="0" calcext:value-type="float">
            <text:p>0</text:p>
          </table:table-cell>
          <table:table-cell office:value-type="float" office:value="0.6997833" calcext:value-type="float">
            <text:p>0.6997833</text:p>
          </table:table-cell>
          <table:table-cell office:value-type="float" office:value="0.2156715" calcext:value-type="float">
            <text:p>0.2156715</text:p>
          </table:table-cell>
          <table:table-cell office:value-type="float" office:value="0.1543894" calcext:value-type="float">
            <text:p>0.1543894</text:p>
          </table:table-cell>
          <table:table-cell office:value-type="float" office:value="0.04016557" calcext:value-type="float">
            <text:p>0.04016557</text:p>
          </table:table-cell>
          <table:table-cell office:value-type="float" office:value="0.03516586" calcext:value-type="float">
            <text:p>0.03516586</text:p>
          </table:table-cell>
          <table:table-cell office:value-type="float" office:value="0.02023843" calcext:value-type="float">
            <text:p>0.02023843</text:p>
          </table:table-cell>
          <table:table-cell office:value-type="float" office:value="0.02809763" calcext:value-type="float">
            <text:p>0.02809763</text:p>
          </table:table-cell>
          <table:table-cell office:value-type="float" office:value="0.07286065" calcext:value-type="float">
            <text:p>0.07286065</text:p>
          </table:table-cell>
          <table:table-cell office:value-type="float" office:value="0.1331904" calcext:value-type="float">
            <text:p>0.1331904</text:p>
          </table:table-cell>
          <table:table-cell office:value-type="float" office:value="0.1496921" calcext:value-type="float">
            <text:p>0.1496921</text:p>
          </table:table-cell>
          <table:table-cell office:value-type="float" office:value="0.1531046" calcext:value-type="float">
            <text:p>0.1531046</text:p>
          </table:table-cell>
          <table:table-cell office:value-type="float" office:value="0.1626169" calcext:value-type="float">
            <text:p>0.1626169</text:p>
          </table:table-cell>
          <table:table-cell office:value-type="float" office:value="0.1779586" calcext:value-type="float">
            <text:p>0.1779586</text:p>
          </table:table-cell>
          <table:table-cell office:value-type="float" office:value="0.1826463" calcext:value-type="float">
            <text:p>0.1826463</text:p>
          </table:table-cell>
          <table:table-cell office:value-type="float" office:value="0" calcext:value-type="float">
            <text:p>0</text:p>
          </table:table-cell>
          <table:table-cell office:value-type="float" office:value="28.92105" calcext:value-type="float">
            <text:p>28.92105</text:p>
          </table:table-cell>
          <table:table-cell office:value-type="float" office:value="22.63559" calcext:value-type="float">
            <text:p>22.63559</text:p>
          </table:table-cell>
          <table:table-cell office:value-type="float" office:value="20.44232" calcext:value-type="float">
            <text:p>20.44232</text:p>
          </table:table-cell>
          <table:table-cell office:value-type="float" office:value="5.753107" calcext:value-type="float">
            <text:p>5.753107</text:p>
          </table:table-cell>
          <table:table-cell office:value-type="float" office:value="4.713461" calcext:value-type="float">
            <text:p>4.713461</text:p>
          </table:table-cell>
          <table:table-cell office:value-type="float" office:value="2.104103" calcext:value-type="float">
            <text:p>2.104103</text:p>
          </table:table-cell>
          <table:table-cell office:value-type="float" office:value="2.116586" calcext:value-type="float">
            <text:p>2.116586</text:p>
          </table:table-cell>
          <table:table-cell office:value-type="float" office:value="4.552724" calcext:value-type="float">
            <text:p>4.552724</text:p>
          </table:table-cell>
          <table:table-cell office:value-type="float" office:value="6.859454" calcext:value-type="float">
            <text:p>6.859454</text:p>
          </table:table-cell>
          <table:table-cell office:value-type="float" office:value="8.425027" calcext:value-type="float">
            <text:p>8.425027</text:p>
          </table:table-cell>
          <table:table-cell office:value-type="float" office:value="8.76619" calcext:value-type="float">
            <text:p>8.76619</text:p>
          </table:table-cell>
          <table:table-cell office:value-type="float" office:value="9.621719" calcext:value-type="float">
            <text:p>9.621719</text:p>
          </table:table-cell>
          <table:table-cell office:value-type="float" office:value="11.07635" calcext:value-type="float">
            <text:p>11.07635</text:p>
          </table:table-cell>
          <table:table-cell office:value-type="float" office:value="11.48772" calcext:value-type="float">
            <text:p>11.48772</text:p>
          </table:table-cell>
          <table:table-cell office:value-type="float" office:value="0" calcext:value-type="float">
            <text:p>0</text:p>
          </table:table-cell>
          <table:table-cell office:value-type="float" office:value="17.94606" calcext:value-type="float">
            <text:p>17.94606</text:p>
          </table:table-cell>
          <table:table-cell office:value-type="float" office:value="0" calcext:value-type="float">
            <text:p>0</text:p>
          </table:table-cell>
          <table:table-cell office:value-type="float" office:value="2.974194" calcext:value-type="float">
            <text:p>2.974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5:18.114800205</dc:date>
    <meta:editing-duration>PT6S</meta:editing-duration>
    <meta:editing-cycles>1</meta:editing-cycles>
    <meta:document-statistic meta:table-count="1" meta:cell-count="17249" meta:object-count="0"/>
    <meta:generator>LibreOffice/6.4.7.2$Linux_X86_64 LibreOffice_project/40$Build-2</meta:generator>
  </office:meta>
</office:document-meta>
</file>